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99pt"/>
    </style:style>
    <style:style style:name="co2" style:family="table-column">
      <style:table-column-properties fo:break-before="auto" style:column-width="177.11pt"/>
    </style:style>
    <style:style style:name="co3" style:family="table-column">
      <style:table-column-properties fo:break-before="auto" style:column-width="112.76pt"/>
    </style:style>
    <style:style style:name="co4" style:family="table-column">
      <style:table-column-properties fo:break-before="auto" style:column-width="106.7pt"/>
    </style:style>
    <style:style style:name="co5" style:family="table-column">
      <style:table-column-properties fo:break-before="auto" style:column-width="165pt"/>
    </style:style>
    <style:style style:name="co6" style:family="table-column">
      <style:table-column-properties fo:break-before="auto" style:column-width="135.84pt"/>
    </style:style>
    <style:style style:name="co7" style:family="table-column">
      <style:table-column-properties fo:break-before="auto" style:column-width="78.49pt"/>
    </style:style>
    <style:style style:name="co8" style:family="table-column">
      <style:table-column-properties fo:break-before="auto" style:column-width="63.2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49.01pt" fo:break-before="auto" style:use-optimal-row-height="false"/>
    </style:style>
    <style:style style:name="ro3" style:family="table-row">
      <style:table-row-properties style:row-height="15.99pt" fo:break-before="auto" style:use-optimal-row-height="false"/>
    </style:style>
    <style:style style:name="ro4" style:family="table-row">
      <style:table-row-properties style:row-height="32pt" fo:break-before="auto" style:use-optimal-row-height="false"/>
    </style:style>
    <style:style style:name="ro5" style:family="table-row">
      <style:table-row-properties style:row-height="65pt" fo:break-before="auto" style:use-optimal-row-height="false"/>
    </style:style>
    <style:style style:name="ro6" style:family="table-row">
      <style:table-row-properties style:row-height="39pt" fo:break-before="auto" style:use-optimal-row-height="false"/>
    </style:style>
    <style:style style:name="ro7" style:family="table-row">
      <style:table-row-properties style:row-height="25.99pt" fo:break-before="auto" style:use-optimal-row-height="false"/>
    </style:style>
    <style:style style:name="ro8" style:family="table-row">
      <style:table-row-properties style:row-height="69.1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PageStyle_5f_Gini_20_per_20_capita">
      <style:table-properties table:display="true" style:writing-mode="lr-tb"/>
    </style:style>
    <style:style style:name="ta2" style:family="table" style:master-page-name="PageStyle_5f_Gini_20_yearly">
      <style:table-properties table:display="true" style:writing-mode="lr-tb"/>
    </style:style>
    <style:style style:name="ta3" style:family="table" style:master-page-name="PageStyle_5f_Decile_20_ratio">
      <style:table-properties table:display="true" style:writing-mode="lr-tb"/>
    </style:style>
    <style:style style:name="ta4" style:family="table" style:master-page-name="PageStyle_5f_Decile_20_ratio_20_yearly">
      <style:table-properties table:display="true" style:writing-mode="lr-tb"/>
    </style:style>
    <style:style style:name="ta5" style:family="table" style:master-page-name="PageStyle_5f_Top_20_10_25__20_share">
      <style:table-properties table:display="true" style:writing-mode="lr-tb"/>
    </style:style>
    <style:style style:name="ta6" style:family="table" style:master-page-name="PageStyle_5f_Top_20_10_25__20_share_20_yearly">
      <style:table-properties table:display="true" style:writing-mode="lr-tb"/>
    </style:style>
    <style:style style:name="ta7" style:family="table" style:master-page-name="PageStyle_5f_Bottom_20_10_25__20_share">
      <style:table-properties table:display="true" style:writing-mode="lr-tb"/>
    </style:style>
    <style:style style:name="ta8" style:family="table" style:master-page-name="PageStyle_5f_Bottom_20_10_25__20_share_20_yearly">
      <style:table-properties table:display="true" style:writing-mode="lr-tb"/>
    </style:style>
    <style:style style:name="ta9" style:family="table" style:master-page-name="PageStyle_5f_redistribution_5f_low">
      <style:table-properties table:display="true" style:writing-mode="lr-tb"/>
    </style:style>
    <style:style style:name="ta10" style:family="table" style:master-page-name="PageStyle_5f_Redistribution_5f_central">
      <style:table-properties table:display="true" style:writing-mode="lr-tb"/>
    </style:style>
    <style:style style:name="ta11" style:family="table" style:master-page-name="PageStyle_5f_Redistribution_5f_high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Percent" style:data-style-name="N139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1">
      <style:table-cell-properties style:rotation-align="none"/>
    </style:style>
    <style:style style:name="ce24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ini per capi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3" table:default-cell-style-name="ce3"/>
        <table:table-column table:style-name="co3" table:default-cell-style-name="ce3"/>
        <table:table-column table:style-name="co4" table:number-columns-repeated="10" table:default-cell-style-name="ce3"/>
        <table:table-column table:style-name="co1" table:number-columns-repeated="48" table:default-cell-style-name="Default"/>
        <table:table-row table:style-name="ro1">
          <table:table-cell table:number-columns-repeated="2"/>
          <table:table-cell table:style-name="Default" table:number-columns-repeated="14"/>
          <table:table-cell table:number-columns-repeated="48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6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style-name="Default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number-columns-repeated="48"/>
        </table:table-row>
        <table:table-row table:style-name="ro2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Gini per capita, all income</text:p>
          </table:table-cell>
          <table:table-cell table:style-name="ce2" office:value-type="string" calcext:value-type="string">
            <text:p>Gini per capita, labour income</text:p>
          </table:table-cell>
          <table:table-cell table:style-name="ce2" office:value-type="string" calcext:value-type="string">
            <text:p>Gini per capita, labour and pension income</text:p>
          </table:table-cell>
          <table:table-cell table:style-name="ce2" office:value-type="string" calcext:value-type="string">
            <text:p>Gini per capita, labour and family benefits income</text:p>
          </table:table-cell>
          <table:table-cell/>
          <table:table-cell table:style-name="ce7" office:value-type="string" calcext:value-type="string">
            <text:p>Gini per capita, all income</text:p>
          </table:table-cell>
          <table:table-cell office:value-type="string" calcext:value-type="string">
            <text:p>Gini per capita, labour income</text:p>
          </table:table-cell>
          <table:table-cell office:value-type="string" calcext:value-type="string">
            <text:p>Gini per capita, labour and pension income</text:p>
          </table:table-cell>
          <table:table-cell office:value-type="string" calcext:value-type="string">
            <text:p>Gini per capita, labour and family benefits income</text:p>
          </table:table-cell>
          <table:table-cell/>
          <table:table-cell office:value-type="string" calcext:value-type="string">
            <text:p>Gini per capita, all income</text:p>
          </table:table-cell>
          <table:table-cell office:value-type="string" calcext:value-type="string">
            <text:p>Gini per capita, labour income</text:p>
          </table:table-cell>
          <table:table-cell office:value-type="string" calcext:value-type="string">
            <text:p>Gini per capita, labour and pension income</text:p>
          </table:table-cell>
          <table:table-cell office:value-type="string" calcext:value-type="string">
            <text:p>Gini per capita, labour and family benefits income</text:p>
          </table:table-cell>
          <table:table-cell table:number-columns-repeated="49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4" office:value-type="float" office:value="0.3863343567" calcext:value-type="float">
            <text:p>0.3863343567</text:p>
          </table:table-cell>
          <table:table-cell table:style-name="ce4" office:value-type="float" office:value="0.4249406777" calcext:value-type="float">
            <text:p>0.4249406777</text:p>
          </table:table-cell>
          <table:table-cell table:style-name="ce4" office:value-type="float" office:value="0.3906811662" calcext:value-type="float">
            <text:p>0.3906811662</text:p>
          </table:table-cell>
          <table:table-cell table:style-name="ce4" office:value-type="float" office:value="0.4222738609" calcext:value-type="float">
            <text:p>0.4222738609</text:p>
          </table:table-cell>
          <table:table-cell/>
          <table:table-cell table:style-name="ce7"/>
          <table:table-cell table:style-name="Default" table:number-columns-repeated="3"/>
          <table:table-cell/>
          <table:table-cell table:style-name="Default" table:number-columns-repeated="4"/>
          <table:table-cell table:number-columns-repeated="49"/>
        </table:table-row>
        <table:table-row table:style-name="ro3">
          <table:table-cell table:style-name="ce4" table:formula="of:=[.A4]+1" office:value-type="float" office:value="49" calcext:value-type="float">
            <text:p>49</text:p>
          </table:table-cell>
          <table:table-cell table:style-name="ce4" table:formula="of:=[$Redistribution_central.B2]" office:value-type="float" office:value="0.394829149499279" calcext:value-type="float">
            <text:p>0.394829149499279</text:p>
          </table:table-cell>
          <table:table-cell table:style-name="ce4" table:formula="of:=[$Redistribution_central.C2]" office:value-type="float" office:value="0.466282652786579" calcext:value-type="float">
            <text:p>0.466282652786579</text:p>
          </table:table-cell>
          <table:table-cell table:style-name="ce4" table:formula="of:=[$Redistribution_central.D2]" office:value-type="float" office:value="0.412046768215565" calcext:value-type="float">
            <text:p>0.412046768215565</text:p>
          </table:table-cell>
          <table:table-cell table:style-name="ce4" table:formula="of:=[$Redistribution_central.E2]" office:value-type="float" office:value="0.447665883522789" calcext:value-type="float">
            <text:p>0.447665883522789</text:p>
          </table:table-cell>
          <table:table-cell/>
          <table:table-cell table:style-name="ce4" table:formula="of:=[$redistribution_low.B2]" office:value-type="float" office:value="0.394829149499279" calcext:value-type="float">
            <text:p>0.394829149499279</text:p>
          </table:table-cell>
          <table:table-cell table:style-name="ce4" table:formula="of:=[$redistribution_low.C2]" office:value-type="float" office:value="0.466282652786579" calcext:value-type="float">
            <text:p>0.466282652786579</text:p>
          </table:table-cell>
          <table:table-cell table:style-name="ce4" table:formula="of:=[$redistribution_low.D2]" office:value-type="float" office:value="0.412046768215565" calcext:value-type="float">
            <text:p>0.412046768215565</text:p>
          </table:table-cell>
          <table:table-cell table:style-name="ce4" table:formula="of:=[$redistribution_low.E2]" office:value-type="float" office:value="0.447665883522789" calcext:value-type="float">
            <text:p>0.447665883522789</text:p>
          </table:table-cell>
          <table:table-cell/>
          <table:table-cell table:style-name="ce4" table:formula="of:=[$Redistribution_high.B2]" office:value-type="float" office:value="0.394829149499279" calcext:value-type="float">
            <text:p>0.394829149499279</text:p>
          </table:table-cell>
          <table:table-cell table:style-name="ce4" table:formula="of:=[$Redistribution_high.C2]" office:value-type="float" office:value="0.466282652786579" calcext:value-type="float">
            <text:p>0.466282652786579</text:p>
          </table:table-cell>
          <table:table-cell table:style-name="ce4" table:formula="of:=[$Redistribution_high.D2]" office:value-type="float" office:value="0.412046768215565" calcext:value-type="float">
            <text:p>0.412046768215565</text:p>
          </table:table-cell>
          <table:table-cell table:style-name="ce4" table:formula="of:=[$Redistribution_high.E2]" office:value-type="float" office:value="0.447665883522789" calcext:value-type="float">
            <text:p>0.447665883522789</text:p>
          </table:table-cell>
          <table:table-cell table:number-columns-repeated="49"/>
        </table:table-row>
        <table:table-row table:style-name="ro3">
          <table:table-cell table:style-name="ce4" table:formula="of:=[.A5]+1" office:value-type="float" office:value="50" calcext:value-type="float">
            <text:p>50</text:p>
          </table:table-cell>
          <table:table-cell table:style-name="ce4" table:formula="of:=[$Redistribution_central.B3]" office:value-type="float" office:value="0.393157569038148" calcext:value-type="float">
            <text:p>0.393157569038148</text:p>
          </table:table-cell>
          <table:table-cell table:style-name="ce4" table:formula="of:=[$Redistribution_central.C3]" office:value-type="float" office:value="0.439887321730189" calcext:value-type="float">
            <text:p>0.439887321730189</text:p>
          </table:table-cell>
          <table:table-cell table:style-name="ce4" table:formula="of:=[$Redistribution_central.D3]" office:value-type="float" office:value="0.405637610793011" calcext:value-type="float">
            <text:p>0.405637610793011</text:p>
          </table:table-cell>
          <table:table-cell table:style-name="ce4" table:formula="of:=[$Redistribution_central.E3]" office:value-type="float" office:value="0.432382476944565" calcext:value-type="float">
            <text:p>0.432382476944565</text:p>
          </table:table-cell>
          <table:table-cell/>
          <table:table-cell table:style-name="ce4" table:formula="of:=[$redistribution_low.B3]" office:value-type="float" office:value="0.393157569038148" calcext:value-type="float">
            <text:p>0.393157569038148</text:p>
          </table:table-cell>
          <table:table-cell table:style-name="ce4" table:formula="of:=[$redistribution_low.C3]" office:value-type="float" office:value="0.439887321730189" calcext:value-type="float">
            <text:p>0.439887321730189</text:p>
          </table:table-cell>
          <table:table-cell table:style-name="ce4" table:formula="of:=[$redistribution_low.D3]" office:value-type="float" office:value="0.405637610793011" calcext:value-type="float">
            <text:p>0.405637610793011</text:p>
          </table:table-cell>
          <table:table-cell table:style-name="ce4" table:formula="of:=[$redistribution_low.E3]" office:value-type="float" office:value="0.432382476944565" calcext:value-type="float">
            <text:p>0.432382476944565</text:p>
          </table:table-cell>
          <table:table-cell/>
          <table:table-cell table:style-name="ce4" table:formula="of:=[$Redistribution_high.B3]" office:value-type="float" office:value="0.393157569038148" calcext:value-type="float">
            <text:p>0.393157569038148</text:p>
          </table:table-cell>
          <table:table-cell table:style-name="ce4" table:formula="of:=[$Redistribution_high.C3]" office:value-type="float" office:value="0.439887321730189" calcext:value-type="float">
            <text:p>0.439887321730189</text:p>
          </table:table-cell>
          <table:table-cell table:style-name="ce4" table:formula="of:=[$Redistribution_high.D3]" office:value-type="float" office:value="0.405637610793011" calcext:value-type="float">
            <text:p>0.405637610793011</text:p>
          </table:table-cell>
          <table:table-cell table:style-name="ce4" table:formula="of:=[$Redistribution_high.E3]" office:value-type="float" office:value="0.432382476944565" calcext:value-type="float">
            <text:p>0.432382476944565</text:p>
          </table:table-cell>
          <table:table-cell table:number-columns-repeated="49"/>
        </table:table-row>
        <table:table-row table:style-name="ro3">
          <table:table-cell table:style-name="ce4" table:formula="of:=[.A6]+1" office:value-type="float" office:value="51" calcext:value-type="float">
            <text:p>51</text:p>
          </table:table-cell>
          <table:table-cell table:style-name="ce4" table:formula="of:=[$Redistribution_central.B4]" office:value-type="float" office:value="0.394529501220737" calcext:value-type="float">
            <text:p>0.394529501220737</text:p>
          </table:table-cell>
          <table:table-cell table:style-name="ce4" table:formula="of:=[$Redistribution_central.C4]" office:value-type="float" office:value="0.440790510485428" calcext:value-type="float">
            <text:p>0.440790510485428</text:p>
          </table:table-cell>
          <table:table-cell table:style-name="ce4" table:formula="of:=[$Redistribution_central.D4]" office:value-type="float" office:value="0.409770398483221" calcext:value-type="float">
            <text:p>0.409770398483221</text:p>
          </table:table-cell>
          <table:table-cell table:style-name="ce4" table:formula="of:=[$Redistribution_central.E4]" office:value-type="float" office:value="0.428339853189208" calcext:value-type="float">
            <text:p>0.428339853189208</text:p>
          </table:table-cell>
          <table:table-cell/>
          <table:table-cell table:style-name="ce4" table:formula="of:=[$redistribution_low.B4]" office:value-type="float" office:value="0.394529501220737" calcext:value-type="float">
            <text:p>0.394529501220737</text:p>
          </table:table-cell>
          <table:table-cell table:style-name="ce4" table:formula="of:=[$redistribution_low.C4]" office:value-type="float" office:value="0.440790510485428" calcext:value-type="float">
            <text:p>0.440790510485428</text:p>
          </table:table-cell>
          <table:table-cell table:style-name="ce4" table:formula="of:=[$redistribution_low.D4]" office:value-type="float" office:value="0.409770398483221" calcext:value-type="float">
            <text:p>0.409770398483221</text:p>
          </table:table-cell>
          <table:table-cell table:style-name="ce4" table:formula="of:=[$redistribution_low.E4]" office:value-type="float" office:value="0.428339853189208" calcext:value-type="float">
            <text:p>0.428339853189208</text:p>
          </table:table-cell>
          <table:table-cell/>
          <table:table-cell table:style-name="ce4" table:formula="of:=[$Redistribution_high.B4]" office:value-type="float" office:value="0.394529501220737" calcext:value-type="float">
            <text:p>0.394529501220737</text:p>
          </table:table-cell>
          <table:table-cell table:style-name="ce4" table:formula="of:=[$Redistribution_high.C4]" office:value-type="float" office:value="0.440790510485428" calcext:value-type="float">
            <text:p>0.440790510485428</text:p>
          </table:table-cell>
          <table:table-cell table:style-name="ce4" table:formula="of:=[$Redistribution_high.D4]" office:value-type="float" office:value="0.409770398483221" calcext:value-type="float">
            <text:p>0.409770398483221</text:p>
          </table:table-cell>
          <table:table-cell table:style-name="ce4" table:formula="of:=[$Redistribution_high.E4]" office:value-type="float" office:value="0.428339853189208" calcext:value-type="float">
            <text:p>0.428339853189208</text:p>
          </table:table-cell>
          <table:table-cell table:number-columns-repeated="49"/>
        </table:table-row>
        <table:table-row table:style-name="ro3">
          <table:table-cell table:style-name="ce4" table:formula="of:=[.A7]+1" office:value-type="float" office:value="52" calcext:value-type="float">
            <text:p>52</text:p>
          </table:table-cell>
          <table:table-cell table:style-name="ce4" table:formula="of:=[$Redistribution_central.B5]" office:value-type="float" office:value="0.397367420211989" calcext:value-type="float">
            <text:p>0.397367420211989</text:p>
          </table:table-cell>
          <table:table-cell table:style-name="ce4" table:formula="of:=[$Redistribution_central.C5]" office:value-type="float" office:value="0.444477793559299" calcext:value-type="float">
            <text:p>0.444477793559299</text:p>
          </table:table-cell>
          <table:table-cell table:style-name="ce4" table:formula="of:=[$Redistribution_central.D5]" office:value-type="float" office:value="0.411571910593428" calcext:value-type="float">
            <text:p>0.411571910593428</text:p>
          </table:table-cell>
          <table:table-cell table:style-name="ce4" table:formula="of:=[$Redistribution_central.E5]" office:value-type="float" office:value="0.430039259328648" calcext:value-type="float">
            <text:p>0.430039259328648</text:p>
          </table:table-cell>
          <table:table-cell/>
          <table:table-cell table:style-name="ce4" table:formula="of:=[$redistribution_low.B5]" office:value-type="float" office:value="0.397372693965062" calcext:value-type="float">
            <text:p>0.397372693965062</text:p>
          </table:table-cell>
          <table:table-cell table:style-name="ce4" table:formula="of:=[$redistribution_low.C5]" office:value-type="float" office:value="0.444477793559299" calcext:value-type="float">
            <text:p>0.444477793559299</text:p>
          </table:table-cell>
          <table:table-cell table:style-name="ce4" table:formula="of:=[$redistribution_low.D5]" office:value-type="float" office:value="0.411578390415805" calcext:value-type="float">
            <text:p>0.411578390415805</text:p>
          </table:table-cell>
          <table:table-cell table:style-name="ce4" table:formula="of:=[$redistribution_low.E5]" office:value-type="float" office:value="0.430039259328648" calcext:value-type="float">
            <text:p>0.430039259328648</text:p>
          </table:table-cell>
          <table:table-cell/>
          <table:table-cell table:style-name="ce4" table:formula="of:=[$Redistribution_high.B5]" office:value-type="float" office:value="0.397372693965062" calcext:value-type="float">
            <text:p>0.397372693965062</text:p>
          </table:table-cell>
          <table:table-cell table:style-name="ce4" table:formula="of:=[$Redistribution_high.C5]" office:value-type="float" office:value="0.444477793559299" calcext:value-type="float">
            <text:p>0.444477793559299</text:p>
          </table:table-cell>
          <table:table-cell table:style-name="ce4" table:formula="of:=[$Redistribution_high.D5]" office:value-type="float" office:value="0.411578390415805" calcext:value-type="float">
            <text:p>0.411578390415805</text:p>
          </table:table-cell>
          <table:table-cell table:style-name="ce4" table:formula="of:=[$Redistribution_high.E5]" office:value-type="float" office:value="0.430039259328648" calcext:value-type="float">
            <text:p>0.430039259328648</text:p>
          </table:table-cell>
          <table:table-cell table:number-columns-repeated="49"/>
        </table:table-row>
        <table:table-row table:style-name="ro3">
          <table:table-cell table:style-name="ce4" table:formula="of:=[.A8]+1" office:value-type="float" office:value="53" calcext:value-type="float">
            <text:p>53</text:p>
          </table:table-cell>
          <table:table-cell table:style-name="ce4" table:formula="of:=[$Redistribution_central.B6]" office:value-type="float" office:value="0.395846685031861" calcext:value-type="float">
            <text:p>0.395846685031861</text:p>
          </table:table-cell>
          <table:table-cell table:style-name="ce4" table:formula="of:=[$Redistribution_central.C6]" office:value-type="float" office:value="0.447780011039773" calcext:value-type="float">
            <text:p>0.447780011039773</text:p>
          </table:table-cell>
          <table:table-cell table:style-name="ce4" table:formula="of:=[$Redistribution_central.D6]" office:value-type="float" office:value="0.411230235193949" calcext:value-type="float">
            <text:p>0.411230235193949</text:p>
          </table:table-cell>
          <table:table-cell table:style-name="ce4" table:formula="of:=[$Redistribution_central.E6]" office:value-type="float" office:value="0.432106918255695" calcext:value-type="float">
            <text:p>0.432106918255695</text:p>
          </table:table-cell>
          <table:table-cell/>
          <table:table-cell table:style-name="ce4" table:formula="of:=[$redistribution_low.B6]" office:value-type="float" office:value="0.395848389476074" calcext:value-type="float">
            <text:p>0.395848389476074</text:p>
          </table:table-cell>
          <table:table-cell table:style-name="ce4" table:formula="of:=[$redistribution_low.C6]" office:value-type="float" office:value="0.447780011039773" calcext:value-type="float">
            <text:p>0.447780011039773</text:p>
          </table:table-cell>
          <table:table-cell table:style-name="ce4" table:formula="of:=[$redistribution_low.D6]" office:value-type="float" office:value="0.41123178112034" calcext:value-type="float">
            <text:p>0.41123178112034</text:p>
          </table:table-cell>
          <table:table-cell table:style-name="ce4" table:formula="of:=[$redistribution_low.E6]" office:value-type="float" office:value="0.432106918255695" calcext:value-type="float">
            <text:p>0.432106918255695</text:p>
          </table:table-cell>
          <table:table-cell/>
          <table:table-cell table:style-name="ce4" table:formula="of:=[$Redistribution_high.B6]" office:value-type="float" office:value="0.395848389476074" calcext:value-type="float">
            <text:p>0.395848389476074</text:p>
          </table:table-cell>
          <table:table-cell table:style-name="ce4" table:formula="of:=[$Redistribution_high.C6]" office:value-type="float" office:value="0.447780011039773" calcext:value-type="float">
            <text:p>0.447780011039773</text:p>
          </table:table-cell>
          <table:table-cell table:style-name="ce4" table:formula="of:=[$Redistribution_high.D6]" office:value-type="float" office:value="0.41123178112034" calcext:value-type="float">
            <text:p>0.41123178112034</text:p>
          </table:table-cell>
          <table:table-cell table:style-name="ce4" table:formula="of:=[$Redistribution_high.E6]" office:value-type="float" office:value="0.432106918255695" calcext:value-type="float">
            <text:p>0.432106918255695</text:p>
          </table:table-cell>
          <table:table-cell table:number-columns-repeated="49"/>
        </table:table-row>
        <table:table-row table:style-name="ro3">
          <table:table-cell table:style-name="ce4" table:formula="of:=[.A9]+1" office:value-type="float" office:value="54" calcext:value-type="float">
            <text:p>54</text:p>
          </table:table-cell>
          <table:table-cell table:style-name="ce4" table:formula="of:=[$Redistribution_central.B7]" office:value-type="float" office:value="0.396067902603136" calcext:value-type="float">
            <text:p>0.396067902603136</text:p>
          </table:table-cell>
          <table:table-cell table:style-name="ce4" table:formula="of:=[$Redistribution_central.C7]" office:value-type="float" office:value="0.447665534865733" calcext:value-type="float">
            <text:p>0.447665534865733</text:p>
          </table:table-cell>
          <table:table-cell table:style-name="ce4" table:formula="of:=[$Redistribution_central.D7]" office:value-type="float" office:value="0.41174186502998" calcext:value-type="float">
            <text:p>0.41174186502998</text:p>
          </table:table-cell>
          <table:table-cell table:style-name="ce4" table:formula="of:=[$Redistribution_central.E7]" office:value-type="float" office:value="0.432486802555759" calcext:value-type="float">
            <text:p>0.432486802555759</text:p>
          </table:table-cell>
          <table:table-cell/>
          <table:table-cell table:style-name="ce4" table:formula="of:=[$redistribution_low.B7]" office:value-type="float" office:value="0.396071614267121" calcext:value-type="float">
            <text:p>0.396071614267121</text:p>
          </table:table-cell>
          <table:table-cell table:style-name="ce4" table:formula="of:=[$redistribution_low.C7]" office:value-type="float" office:value="0.447665534865733" calcext:value-type="float">
            <text:p>0.447665534865733</text:p>
          </table:table-cell>
          <table:table-cell table:style-name="ce4" table:formula="of:=[$redistribution_low.D7]" office:value-type="float" office:value="0.411745796093998" calcext:value-type="float">
            <text:p>0.411745796093998</text:p>
          </table:table-cell>
          <table:table-cell table:style-name="ce4" table:formula="of:=[$redistribution_low.E7]" office:value-type="float" office:value="0.432486802555759" calcext:value-type="float">
            <text:p>0.432486802555759</text:p>
          </table:table-cell>
          <table:table-cell/>
          <table:table-cell table:style-name="ce4" table:formula="of:=[$Redistribution_high.B7]" office:value-type="float" office:value="0.396071614267121" calcext:value-type="float">
            <text:p>0.396071614267121</text:p>
          </table:table-cell>
          <table:table-cell table:style-name="ce4" table:formula="of:=[$Redistribution_high.C7]" office:value-type="float" office:value="0.447665534865733" calcext:value-type="float">
            <text:p>0.447665534865733</text:p>
          </table:table-cell>
          <table:table-cell table:style-name="ce4" table:formula="of:=[$Redistribution_high.D7]" office:value-type="float" office:value="0.411745796093998" calcext:value-type="float">
            <text:p>0.411745796093998</text:p>
          </table:table-cell>
          <table:table-cell table:style-name="ce4" table:formula="of:=[$Redistribution_high.E7]" office:value-type="float" office:value="0.432486802555759" calcext:value-type="float">
            <text:p>0.432486802555759</text:p>
          </table:table-cell>
          <table:table-cell table:number-columns-repeated="49"/>
        </table:table-row>
        <table:table-row table:style-name="ro3">
          <table:table-cell table:style-name="ce4" table:formula="of:=[.A10]+1" office:value-type="float" office:value="55" calcext:value-type="float">
            <text:p>55</text:p>
          </table:table-cell>
          <table:table-cell table:style-name="ce4" table:formula="of:=[$Redistribution_central.B8]" office:value-type="float" office:value="0.398081773715662" calcext:value-type="float">
            <text:p>0.398081773715662</text:p>
          </table:table-cell>
          <table:table-cell table:style-name="ce4" table:formula="of:=[$Redistribution_central.C8]" office:value-type="float" office:value="0.44576901458806" calcext:value-type="float">
            <text:p>0.44576901458806</text:p>
          </table:table-cell>
          <table:table-cell table:style-name="ce4" table:formula="of:=[$Redistribution_central.D8]" office:value-type="float" office:value="0.412509768903499" calcext:value-type="float">
            <text:p>0.412509768903499</text:p>
          </table:table-cell>
          <table:table-cell table:style-name="ce4" table:formula="of:=[$Redistribution_central.E8]" office:value-type="float" office:value="0.431384164642211" calcext:value-type="float">
            <text:p>0.431384164642211</text:p>
          </table:table-cell>
          <table:table-cell/>
          <table:table-cell table:style-name="ce4" table:formula="of:=[$redistribution_low.B8]" office:value-type="float" office:value="0.398082424360662" calcext:value-type="float">
            <text:p>0.398082424360662</text:p>
          </table:table-cell>
          <table:table-cell table:style-name="ce4" table:formula="of:=[$redistribution_low.C8]" office:value-type="float" office:value="0.44576901458806" calcext:value-type="float">
            <text:p>0.44576901458806</text:p>
          </table:table-cell>
          <table:table-cell table:style-name="ce4" table:formula="of:=[$redistribution_low.D8]" office:value-type="float" office:value="0.412510550207171" calcext:value-type="float">
            <text:p>0.412510550207171</text:p>
          </table:table-cell>
          <table:table-cell table:style-name="ce4" table:formula="of:=[$redistribution_low.E8]" office:value-type="float" office:value="0.431384164642211" calcext:value-type="float">
            <text:p>0.431384164642211</text:p>
          </table:table-cell>
          <table:table-cell/>
          <table:table-cell table:style-name="ce4" table:formula="of:=[$Redistribution_high.B8]" office:value-type="float" office:value="0.398082424360662" calcext:value-type="float">
            <text:p>0.398082424360662</text:p>
          </table:table-cell>
          <table:table-cell table:style-name="ce4" table:formula="of:=[$Redistribution_high.C8]" office:value-type="float" office:value="0.44576901458806" calcext:value-type="float">
            <text:p>0.44576901458806</text:p>
          </table:table-cell>
          <table:table-cell table:style-name="ce4" table:formula="of:=[$Redistribution_high.D8]" office:value-type="float" office:value="0.412510550207171" calcext:value-type="float">
            <text:p>0.412510550207171</text:p>
          </table:table-cell>
          <table:table-cell table:style-name="ce4" table:formula="of:=[$Redistribution_high.E8]" office:value-type="float" office:value="0.431384164642211" calcext:value-type="float">
            <text:p>0.431384164642211</text:p>
          </table:table-cell>
          <table:table-cell table:number-columns-repeated="49"/>
        </table:table-row>
        <table:table-row table:style-name="ro3">
          <table:table-cell table:style-name="ce4" table:formula="of:=[.A11]+1" office:value-type="float" office:value="56" calcext:value-type="float">
            <text:p>56</text:p>
          </table:table-cell>
          <table:table-cell table:style-name="ce4" table:formula="of:=[$Redistribution_central.B9]" office:value-type="float" office:value="0.389247915488912" calcext:value-type="float">
            <text:p>0.389247915488912</text:p>
          </table:table-cell>
          <table:table-cell table:style-name="ce4" table:formula="of:=[$Redistribution_central.C9]" office:value-type="float" office:value="0.444524072658265" calcext:value-type="float">
            <text:p>0.444524072658265</text:p>
          </table:table-cell>
          <table:table-cell table:style-name="ce4" table:formula="of:=[$Redistribution_central.D9]" office:value-type="float" office:value="0.407064790983859" calcext:value-type="float">
            <text:p>0.407064790983859</text:p>
          </table:table-cell>
          <table:table-cell table:style-name="ce4" table:formula="of:=[$Redistribution_central.E9]" office:value-type="float" office:value="0.425383338196076" calcext:value-type="float">
            <text:p>0.425383338196076</text:p>
          </table:table-cell>
          <table:table-cell/>
          <table:table-cell table:style-name="ce4" table:formula="of:=[$redistribution_low.B9]" office:value-type="float" office:value="0.389248623964416" calcext:value-type="float">
            <text:p>0.389248623964416</text:p>
          </table:table-cell>
          <table:table-cell table:style-name="ce4" table:formula="of:=[$redistribution_low.C9]" office:value-type="float" office:value="0.444524072658265" calcext:value-type="float">
            <text:p>0.444524072658265</text:p>
          </table:table-cell>
          <table:table-cell table:style-name="ce4" table:formula="of:=[$redistribution_low.D9]" office:value-type="float" office:value="0.407065680052525" calcext:value-type="float">
            <text:p>0.407065680052525</text:p>
          </table:table-cell>
          <table:table-cell table:style-name="ce4" table:formula="of:=[$redistribution_low.E9]" office:value-type="float" office:value="0.425383338196076" calcext:value-type="float">
            <text:p>0.425383338196076</text:p>
          </table:table-cell>
          <table:table-cell/>
          <table:table-cell table:style-name="ce4" table:formula="of:=[$Redistribution_high.B9]" office:value-type="float" office:value="0.389248623964416" calcext:value-type="float">
            <text:p>0.389248623964416</text:p>
          </table:table-cell>
          <table:table-cell table:style-name="ce4" table:formula="of:=[$Redistribution_high.C9]" office:value-type="float" office:value="0.444524072658265" calcext:value-type="float">
            <text:p>0.444524072658265</text:p>
          </table:table-cell>
          <table:table-cell table:style-name="ce4" table:formula="of:=[$Redistribution_high.D9]" office:value-type="float" office:value="0.407065680052525" calcext:value-type="float">
            <text:p>0.407065680052525</text:p>
          </table:table-cell>
          <table:table-cell table:style-name="ce4" table:formula="of:=[$Redistribution_high.E9]" office:value-type="float" office:value="0.425383338196076" calcext:value-type="float">
            <text:p>0.425383338196076</text:p>
          </table:table-cell>
          <table:table-cell table:number-columns-repeated="49"/>
        </table:table-row>
        <table:table-row table:style-name="ro3">
          <table:table-cell table:style-name="ce4" table:formula="of:=[.A12]+1" office:value-type="float" office:value="57" calcext:value-type="float">
            <text:p>57</text:p>
          </table:table-cell>
          <table:table-cell table:style-name="ce4" table:formula="of:=[$Redistribution_central.B10]" office:value-type="float" office:value="0.391644336337795" calcext:value-type="float">
            <text:p>0.391644336337795</text:p>
          </table:table-cell>
          <table:table-cell table:style-name="ce4" table:formula="of:=[$Redistribution_central.C10]" office:value-type="float" office:value="0.449107433628061" calcext:value-type="float">
            <text:p>0.449107433628061</text:p>
          </table:table-cell>
          <table:table-cell table:style-name="ce4" table:formula="of:=[$Redistribution_central.D10]" office:value-type="float" office:value="0.412213495382206" calcext:value-type="float">
            <text:p>0.412213495382206</text:p>
          </table:table-cell>
          <table:table-cell table:style-name="ce4" table:formula="of:=[$Redistribution_central.E10]" office:value-type="float" office:value="0.427111975429666" calcext:value-type="float">
            <text:p>0.427111975429666</text:p>
          </table:table-cell>
          <table:table-cell/>
          <table:table-cell table:style-name="ce4" table:formula="of:=[$redistribution_low.B10]" office:value-type="float" office:value="0.391646107378517" calcext:value-type="float">
            <text:p>0.391646107378517</text:p>
          </table:table-cell>
          <table:table-cell table:style-name="ce4" table:formula="of:=[$redistribution_low.C10]" office:value-type="float" office:value="0.449107433628061" calcext:value-type="float">
            <text:p>0.449107433628061</text:p>
          </table:table-cell>
          <table:table-cell table:style-name="ce4" table:formula="of:=[$redistribution_low.D10]" office:value-type="float" office:value="0.412215557928702" calcext:value-type="float">
            <text:p>0.412215557928702</text:p>
          </table:table-cell>
          <table:table-cell table:style-name="ce4" table:formula="of:=[$redistribution_low.E10]" office:value-type="float" office:value="0.427111975429666" calcext:value-type="float">
            <text:p>0.427111975429666</text:p>
          </table:table-cell>
          <table:table-cell/>
          <table:table-cell table:style-name="ce4" table:formula="of:=[$Redistribution_high.B10]" office:value-type="float" office:value="0.391646107378517" calcext:value-type="float">
            <text:p>0.391646107378517</text:p>
          </table:table-cell>
          <table:table-cell table:style-name="ce4" table:formula="of:=[$Redistribution_high.C10]" office:value-type="float" office:value="0.449107433628061" calcext:value-type="float">
            <text:p>0.449107433628061</text:p>
          </table:table-cell>
          <table:table-cell table:style-name="ce4" table:formula="of:=[$Redistribution_high.D10]" office:value-type="float" office:value="0.412215557928702" calcext:value-type="float">
            <text:p>0.412215557928702</text:p>
          </table:table-cell>
          <table:table-cell table:style-name="ce4" table:formula="of:=[$Redistribution_high.E10]" office:value-type="float" office:value="0.427111975429666" calcext:value-type="float">
            <text:p>0.427111975429666</text:p>
          </table:table-cell>
          <table:table-cell table:number-columns-repeated="49"/>
        </table:table-row>
        <table:table-row table:style-name="ro3">
          <table:table-cell table:style-name="ce4" table:formula="of:=[.A13]+1" office:value-type="float" office:value="58" calcext:value-type="float">
            <text:p>58</text:p>
          </table:table-cell>
          <table:table-cell table:style-name="ce4" table:formula="of:=[$Redistribution_central.B11]" office:value-type="float" office:value="0.389668118769449" calcext:value-type="float">
            <text:p>0.389668118769449</text:p>
          </table:table-cell>
          <table:table-cell table:style-name="ce4" table:formula="of:=[$Redistribution_central.C11]" office:value-type="float" office:value="0.449902283746158" calcext:value-type="float">
            <text:p>0.449902283746158</text:p>
          </table:table-cell>
          <table:table-cell table:style-name="ce4" table:formula="of:=[$Redistribution_central.D11]" office:value-type="float" office:value="0.408300765454684" calcext:value-type="float">
            <text:p>0.408300765454684</text:p>
          </table:table-cell>
          <table:table-cell table:style-name="ce4" table:formula="of:=[$Redistribution_central.E11]" office:value-type="float" office:value="0.430055658720093" calcext:value-type="float">
            <text:p>0.430055658720093</text:p>
          </table:table-cell>
          <table:table-cell/>
          <table:table-cell table:style-name="ce4" table:formula="of:=[$redistribution_low.B11]" office:value-type="float" office:value="0.389669264361503" calcext:value-type="float">
            <text:p>0.389669264361503</text:p>
          </table:table-cell>
          <table:table-cell table:style-name="ce4" table:formula="of:=[$redistribution_low.C11]" office:value-type="float" office:value="0.449902283746158" calcext:value-type="float">
            <text:p>0.449902283746158</text:p>
          </table:table-cell>
          <table:table-cell table:style-name="ce4" table:formula="of:=[$redistribution_low.D11]" office:value-type="float" office:value="0.408302191967954" calcext:value-type="float">
            <text:p>0.408302191967954</text:p>
          </table:table-cell>
          <table:table-cell table:style-name="ce4" table:formula="of:=[$redistribution_low.E11]" office:value-type="float" office:value="0.430055658720093" calcext:value-type="float">
            <text:p>0.430055658720093</text:p>
          </table:table-cell>
          <table:table-cell/>
          <table:table-cell table:style-name="ce4" table:formula="of:=[$Redistribution_high.B11]" office:value-type="float" office:value="0.389669264361503" calcext:value-type="float">
            <text:p>0.389669264361503</text:p>
          </table:table-cell>
          <table:table-cell table:style-name="ce4" table:formula="of:=[$Redistribution_high.C11]" office:value-type="float" office:value="0.449902283746158" calcext:value-type="float">
            <text:p>0.449902283746158</text:p>
          </table:table-cell>
          <table:table-cell table:style-name="ce4" table:formula="of:=[$Redistribution_high.D11]" office:value-type="float" office:value="0.408302191967954" calcext:value-type="float">
            <text:p>0.408302191967954</text:p>
          </table:table-cell>
          <table:table-cell table:style-name="ce4" table:formula="of:=[$Redistribution_high.E11]" office:value-type="float" office:value="0.430055658720093" calcext:value-type="float">
            <text:p>0.430055658720093</text:p>
          </table:table-cell>
          <table:table-cell table:number-columns-repeated="49"/>
        </table:table-row>
        <table:table-row table:style-name="ro3">
          <table:table-cell table:style-name="ce4" table:formula="of:=[.A14]+1" office:value-type="float" office:value="59" calcext:value-type="float">
            <text:p>59</text:p>
          </table:table-cell>
          <table:table-cell table:style-name="ce4" table:formula="of:=[$Redistribution_central.B12]" office:value-type="float" office:value="0.392668508823209" calcext:value-type="float">
            <text:p>0.392668508823209</text:p>
          </table:table-cell>
          <table:table-cell table:style-name="ce4" table:formula="of:=[$Redistribution_central.C12]" office:value-type="float" office:value="0.449654289343474" calcext:value-type="float">
            <text:p>0.449654289343474</text:p>
          </table:table-cell>
          <table:table-cell table:style-name="ce4" table:formula="of:=[$Redistribution_central.D12]" office:value-type="float" office:value="0.409367618681894" calcext:value-type="float">
            <text:p>0.409367618681894</text:p>
          </table:table-cell>
          <table:table-cell table:style-name="ce4" table:formula="of:=[$Redistribution_central.E12]" office:value-type="float" office:value="0.431887742090315" calcext:value-type="float">
            <text:p>0.431887742090315</text:p>
          </table:table-cell>
          <table:table-cell/>
          <table:table-cell table:style-name="ce4" table:formula="of:=[$redistribution_low.B12]" office:value-type="float" office:value="0.392670467966737" calcext:value-type="float">
            <text:p>0.392670467966737</text:p>
          </table:table-cell>
          <table:table-cell table:style-name="ce4" table:formula="of:=[$redistribution_low.C12]" office:value-type="float" office:value="0.449654289343474" calcext:value-type="float">
            <text:p>0.449654289343474</text:p>
          </table:table-cell>
          <table:table-cell table:style-name="ce4" table:formula="of:=[$redistribution_low.D12]" office:value-type="float" office:value="0.409369816775679" calcext:value-type="float">
            <text:p>0.409369816775679</text:p>
          </table:table-cell>
          <table:table-cell table:style-name="ce4" table:formula="of:=[$redistribution_low.E12]" office:value-type="float" office:value="0.431887742090315" calcext:value-type="float">
            <text:p>0.431887742090315</text:p>
          </table:table-cell>
          <table:table-cell/>
          <table:table-cell table:style-name="ce4" table:formula="of:=[$Redistribution_high.B12]" office:value-type="float" office:value="0.392670467966734" calcext:value-type="float">
            <text:p>0.392670467966734</text:p>
          </table:table-cell>
          <table:table-cell table:style-name="ce4" table:formula="of:=[$Redistribution_high.C12]" office:value-type="float" office:value="0.449654289343474" calcext:value-type="float">
            <text:p>0.449654289343474</text:p>
          </table:table-cell>
          <table:table-cell table:style-name="ce4" table:formula="of:=[$Redistribution_high.D12]" office:value-type="float" office:value="0.409369816775687" calcext:value-type="float">
            <text:p>0.409369816775687</text:p>
          </table:table-cell>
          <table:table-cell table:style-name="ce4" table:formula="of:=[$Redistribution_high.E12]" office:value-type="float" office:value="0.431887742090315" calcext:value-type="float">
            <text:p>0.431887742090315</text:p>
          </table:table-cell>
          <table:table-cell table:number-columns-repeated="49"/>
        </table:table-row>
        <table:table-row table:style-name="ro3">
          <table:table-cell table:style-name="ce4" table:formula="of:=[.A15]+1" office:value-type="float" office:value="60" calcext:value-type="float">
            <text:p>60</text:p>
          </table:table-cell>
          <table:table-cell table:style-name="ce4" table:formula="of:=[$Redistribution_central.B13]" office:value-type="float" office:value="0.385383773516262" calcext:value-type="float">
            <text:p>0.385383773516262</text:p>
          </table:table-cell>
          <table:table-cell table:style-name="ce4" table:formula="of:=[$Redistribution_central.C13]" office:value-type="float" office:value="0.44426056398056" calcext:value-type="float">
            <text:p>0.44426056398056</text:p>
          </table:table-cell>
          <table:table-cell table:style-name="ce4" table:formula="of:=[$Redistribution_central.D13]" office:value-type="float" office:value="0.403571041125695" calcext:value-type="float">
            <text:p>0.403571041125695</text:p>
          </table:table-cell>
          <table:table-cell table:style-name="ce4" table:formula="of:=[$Redistribution_central.E13]" office:value-type="float" office:value="0.424933117914491" calcext:value-type="float">
            <text:p>0.424933117914491</text:p>
          </table:table-cell>
          <table:table-cell/>
          <table:table-cell table:style-name="ce4" table:formula="of:=[$redistribution_low.B13]" office:value-type="float" office:value="0.385384900615621" calcext:value-type="float">
            <text:p>0.385384900615621</text:p>
          </table:table-cell>
          <table:table-cell table:style-name="ce4" table:formula="of:=[$redistribution_low.C13]" office:value-type="float" office:value="0.44426056398056" calcext:value-type="float">
            <text:p>0.44426056398056</text:p>
          </table:table-cell>
          <table:table-cell table:style-name="ce4" table:formula="of:=[$redistribution_low.D13]" office:value-type="float" office:value="0.403572405134326" calcext:value-type="float">
            <text:p>0.403572405134326</text:p>
          </table:table-cell>
          <table:table-cell table:style-name="ce4" table:formula="of:=[$redistribution_low.E13]" office:value-type="float" office:value="0.424933117914491" calcext:value-type="float">
            <text:p>0.424933117914491</text:p>
          </table:table-cell>
          <table:table-cell/>
          <table:table-cell table:style-name="ce4" table:formula="of:=[$Redistribution_high.B13]" office:value-type="float" office:value="0.385388214966338" calcext:value-type="float">
            <text:p>0.385388214966338</text:p>
          </table:table-cell>
          <table:table-cell table:style-name="ce4" table:formula="of:=[$Redistribution_high.C13]" office:value-type="float" office:value="0.44426056398056" calcext:value-type="float">
            <text:p>0.44426056398056</text:p>
          </table:table-cell>
          <table:table-cell table:style-name="ce4" table:formula="of:=[$Redistribution_high.D13]" office:value-type="float" office:value="0.403576275522189" calcext:value-type="float">
            <text:p>0.403576275522189</text:p>
          </table:table-cell>
          <table:table-cell table:style-name="ce4" table:formula="of:=[$Redistribution_high.E13]" office:value-type="float" office:value="0.424933117914491" calcext:value-type="float">
            <text:p>0.424933117914491</text:p>
          </table:table-cell>
          <table:table-cell table:number-columns-repeated="49"/>
        </table:table-row>
        <table:table-row table:style-name="ro3">
          <table:table-cell table:style-name="ce4" table:formula="of:=[.A16]+1" office:value-type="float" office:value="61" calcext:value-type="float">
            <text:p>61</text:p>
          </table:table-cell>
          <table:table-cell table:style-name="ce4" table:formula="of:=[$Redistribution_central.B14]" office:value-type="float" office:value="0.387538995469171" calcext:value-type="float">
            <text:p>0.387538995469171</text:p>
          </table:table-cell>
          <table:table-cell table:style-name="ce4" table:formula="of:=[$Redistribution_central.C14]" office:value-type="float" office:value="0.447967411994538" calcext:value-type="float">
            <text:p>0.447967411994538</text:p>
          </table:table-cell>
          <table:table-cell table:style-name="ce4" table:formula="of:=[$Redistribution_central.D14]" office:value-type="float" office:value="0.408053112354723" calcext:value-type="float">
            <text:p>0.408053112354723</text:p>
          </table:table-cell>
          <table:table-cell table:style-name="ce4" table:formula="of:=[$Redistribution_central.E14]" office:value-type="float" office:value="0.423697664126009" calcext:value-type="float">
            <text:p>0.423697664126009</text:p>
          </table:table-cell>
          <table:table-cell/>
          <table:table-cell table:style-name="ce4" table:formula="of:=[$redistribution_low.B14]" office:value-type="float" office:value="0.387540925015562" calcext:value-type="float">
            <text:p>0.387540925015562</text:p>
          </table:table-cell>
          <table:table-cell table:style-name="ce4" table:formula="of:=[$redistribution_low.C14]" office:value-type="float" office:value="0.447967411994538" calcext:value-type="float">
            <text:p>0.447967411994538</text:p>
          </table:table-cell>
          <table:table-cell table:style-name="ce4" table:formula="of:=[$redistribution_low.D14]" office:value-type="float" office:value="0.408055262950284" calcext:value-type="float">
            <text:p>0.408055262950284</text:p>
          </table:table-cell>
          <table:table-cell table:style-name="ce4" table:formula="of:=[$redistribution_low.E14]" office:value-type="float" office:value="0.423697664126009" calcext:value-type="float">
            <text:p>0.423697664126009</text:p>
          </table:table-cell>
          <table:table-cell/>
          <table:table-cell table:style-name="ce4" table:formula="of:=[$Redistribution_high.B14]" office:value-type="float" office:value="0.387292260717154" calcext:value-type="float">
            <text:p>0.387292260717154</text:p>
          </table:table-cell>
          <table:table-cell table:style-name="ce4" table:formula="of:=[$Redistribution_high.C14]" office:value-type="float" office:value="0.447967411994538" calcext:value-type="float">
            <text:p>0.447967411994538</text:p>
          </table:table-cell>
          <table:table-cell table:style-name="ce4" table:formula="of:=[$Redistribution_high.D14]" office:value-type="float" office:value="0.407778400243126" calcext:value-type="float">
            <text:p>0.407778400243126</text:p>
          </table:table-cell>
          <table:table-cell table:style-name="ce4" table:formula="of:=[$Redistribution_high.E14]" office:value-type="float" office:value="0.423697657987318" calcext:value-type="float">
            <text:p>0.423697657987318</text:p>
          </table:table-cell>
          <table:table-cell table:number-columns-repeated="49"/>
        </table:table-row>
        <table:table-row table:style-name="ro3">
          <table:table-cell table:style-name="ce4" table:formula="of:=[.A17]+1" office:value-type="float" office:value="62" calcext:value-type="float">
            <text:p>62</text:p>
          </table:table-cell>
          <table:table-cell table:style-name="ce4" table:formula="of:=[$Redistribution_central.B15]" office:value-type="float" office:value="0.386530669550119" calcext:value-type="float">
            <text:p>0.386530669550119</text:p>
          </table:table-cell>
          <table:table-cell table:style-name="ce4" table:formula="of:=[$Redistribution_central.C15]" office:value-type="float" office:value="0.44597139394117" calcext:value-type="float">
            <text:p>0.44597139394117</text:p>
          </table:table-cell>
          <table:table-cell table:style-name="ce4" table:formula="of:=[$Redistribution_central.D15]" office:value-type="float" office:value="0.405002156029961" calcext:value-type="float">
            <text:p>0.405002156029961</text:p>
          </table:table-cell>
          <table:table-cell table:style-name="ce4" table:formula="of:=[$Redistribution_central.E15]" office:value-type="float" office:value="0.426530953530431" calcext:value-type="float">
            <text:p>0.426530953530431</text:p>
          </table:table-cell>
          <table:table-cell/>
          <table:table-cell table:style-name="ce4" table:formula="of:=[$redistribution_low.B15]" office:value-type="float" office:value="0.386532270009701" calcext:value-type="float">
            <text:p>0.386532270009701</text:p>
          </table:table-cell>
          <table:table-cell table:style-name="ce4" table:formula="of:=[$redistribution_low.C15]" office:value-type="float" office:value="0.44597139394117" calcext:value-type="float">
            <text:p>0.44597139394117</text:p>
          </table:table-cell>
          <table:table-cell table:style-name="ce4" table:formula="of:=[$redistribution_low.D15]" office:value-type="float" office:value="0.405004020959847" calcext:value-type="float">
            <text:p>0.405004020959847</text:p>
          </table:table-cell>
          <table:table-cell table:style-name="ce4" table:formula="of:=[$redistribution_low.E15]" office:value-type="float" office:value="0.426530953530431" calcext:value-type="float">
            <text:p>0.426530953530431</text:p>
          </table:table-cell>
          <table:table-cell/>
          <table:table-cell table:style-name="ce4" table:formula="of:=[$Redistribution_high.B15]" office:value-type="float" office:value="0.386344904803074" calcext:value-type="float">
            <text:p>0.386344904803074</text:p>
          </table:table-cell>
          <table:table-cell table:style-name="ce4" table:formula="of:=[$Redistribution_high.C15]" office:value-type="float" office:value="0.445971424422438" calcext:value-type="float">
            <text:p>0.445971424422438</text:p>
          </table:table-cell>
          <table:table-cell table:style-name="ce4" table:formula="of:=[$Redistribution_high.D15]" office:value-type="float" office:value="0.404780911854947" calcext:value-type="float">
            <text:p>0.404780911854947</text:p>
          </table:table-cell>
          <table:table-cell table:style-name="ce4" table:formula="of:=[$Redistribution_high.E15]" office:value-type="float" office:value="0.426530982988073" calcext:value-type="float">
            <text:p>0.426530982988073</text:p>
          </table:table-cell>
          <table:table-cell table:number-columns-repeated="49"/>
        </table:table-row>
        <table:table-row table:style-name="ro3">
          <table:table-cell table:style-name="ce4" table:formula="of:=[.A18]+1" office:value-type="float" office:value="63" calcext:value-type="float">
            <text:p>63</text:p>
          </table:table-cell>
          <table:table-cell table:style-name="ce4" table:formula="of:=[$Redistribution_central.B16]" office:value-type="float" office:value="0.39182694635348" calcext:value-type="float">
            <text:p>0.39182694635348</text:p>
          </table:table-cell>
          <table:table-cell table:style-name="ce4" table:formula="of:=[$Redistribution_central.C16]" office:value-type="float" office:value="0.450374310698588" calcext:value-type="float">
            <text:p>0.450374310698588</text:p>
          </table:table-cell>
          <table:table-cell table:style-name="ce4" table:formula="of:=[$Redistribution_central.D16]" office:value-type="float" office:value="0.409235807688587" calcext:value-type="float">
            <text:p>0.409235807688587</text:p>
          </table:table-cell>
          <table:table-cell table:style-name="ce4" table:formula="of:=[$Redistribution_central.E16]" office:value-type="float" office:value="0.430584842753871" calcext:value-type="float">
            <text:p>0.430584842753871</text:p>
          </table:table-cell>
          <table:table-cell/>
          <table:table-cell table:style-name="ce4" table:formula="of:=[$redistribution_low.B16]" office:value-type="float" office:value="0.391826766395092" calcext:value-type="float">
            <text:p>0.391826766395092</text:p>
          </table:table-cell>
          <table:table-cell table:style-name="ce4" table:formula="of:=[$redistribution_low.C16]" office:value-type="float" office:value="0.450374310698588" calcext:value-type="float">
            <text:p>0.450374310698588</text:p>
          </table:table-cell>
          <table:table-cell table:style-name="ce4" table:formula="of:=[$redistribution_low.D16]" office:value-type="float" office:value="0.409235861916356" calcext:value-type="float">
            <text:p>0.409235861916356</text:p>
          </table:table-cell>
          <table:table-cell table:style-name="ce4" table:formula="of:=[$redistribution_low.E16]" office:value-type="float" office:value="0.430584842753871" calcext:value-type="float">
            <text:p>0.430584842753871</text:p>
          </table:table-cell>
          <table:table-cell/>
          <table:table-cell table:style-name="ce4" table:formula="of:=[$Redistribution_high.B16]" office:value-type="float" office:value="0.39171301404451" calcext:value-type="float">
            <text:p>0.39171301404451</text:p>
          </table:table-cell>
          <table:table-cell table:style-name="ce4" table:formula="of:=[$Redistribution_high.C16]" office:value-type="float" office:value="0.450472638715452" calcext:value-type="float">
            <text:p>0.450472638715452</text:p>
          </table:table-cell>
          <table:table-cell table:style-name="ce4" table:formula="of:=[$Redistribution_high.D16]" office:value-type="float" office:value="0.409090977136757" calcext:value-type="float">
            <text:p>0.409090977136757</text:p>
          </table:table-cell>
          <table:table-cell table:style-name="ce4" table:formula="of:=[$Redistribution_high.E16]" office:value-type="float" office:value="0.430680735174615" calcext:value-type="float">
            <text:p>0.430680735174615</text:p>
          </table:table-cell>
          <table:table-cell table:number-columns-repeated="49"/>
        </table:table-row>
        <table:table-row table:style-name="ro3">
          <table:table-cell table:style-name="ce4" table:formula="of:=[.A19]+1" office:value-type="float" office:value="64" calcext:value-type="float">
            <text:p>64</text:p>
          </table:table-cell>
          <table:table-cell table:style-name="ce4" table:formula="of:=[$Redistribution_central.B17]" office:value-type="float" office:value="0.395137281980723" calcext:value-type="float">
            <text:p>0.395137281980723</text:p>
          </table:table-cell>
          <table:table-cell table:style-name="ce4" table:formula="of:=[$Redistribution_central.C17]" office:value-type="float" office:value="0.449928069148251" calcext:value-type="float">
            <text:p>0.449928069148251</text:p>
          </table:table-cell>
          <table:table-cell table:style-name="ce4" table:formula="of:=[$Redistribution_central.D17]" office:value-type="float" office:value="0.411898110875933" calcext:value-type="float">
            <text:p>0.411898110875933</text:p>
          </table:table-cell>
          <table:table-cell table:style-name="ce4" table:formula="of:=[$Redistribution_central.E17]" office:value-type="float" office:value="0.431713971975781" calcext:value-type="float">
            <text:p>0.431713971975781</text:p>
          </table:table-cell>
          <table:table-cell/>
          <table:table-cell table:style-name="ce4" table:formula="of:=[$redistribution_low.B17]" office:value-type="float" office:value="0.395135887955774" calcext:value-type="float">
            <text:p>0.395135887955774</text:p>
          </table:table-cell>
          <table:table-cell table:style-name="ce4" table:formula="of:=[$redistribution_low.C17]" office:value-type="float" office:value="0.449928069148251" calcext:value-type="float">
            <text:p>0.449928069148251</text:p>
          </table:table-cell>
          <table:table-cell table:style-name="ce4" table:formula="of:=[$redistribution_low.D17]" office:value-type="float" office:value="0.411896942297329" calcext:value-type="float">
            <text:p>0.411896942297329</text:p>
          </table:table-cell>
          <table:table-cell table:style-name="ce4" table:formula="of:=[$redistribution_low.E17]" office:value-type="float" office:value="0.431713971975781" calcext:value-type="float">
            <text:p>0.431713971975781</text:p>
          </table:table-cell>
          <table:table-cell/>
          <table:table-cell table:style-name="ce4" table:formula="of:=[$Redistribution_high.B17]" office:value-type="float" office:value="0.395026258905913" calcext:value-type="float">
            <text:p>0.395026258905913</text:p>
          </table:table-cell>
          <table:table-cell table:style-name="ce4" table:formula="of:=[$Redistribution_high.C17]" office:value-type="float" office:value="0.449294983798395" calcext:value-type="float">
            <text:p>0.449294983798395</text:p>
          </table:table-cell>
          <table:table-cell table:style-name="ce4" table:formula="of:=[$Redistribution_high.D17]" office:value-type="float" office:value="0.411743323201703" calcext:value-type="float">
            <text:p>0.411743323201703</text:p>
          </table:table-cell>
          <table:table-cell table:style-name="ce4" table:formula="of:=[$Redistribution_high.E17]" office:value-type="float" office:value="0.431071635832062" calcext:value-type="float">
            <text:p>0.431071635832062</text:p>
          </table:table-cell>
          <table:table-cell table:number-columns-repeated="49"/>
        </table:table-row>
        <table:table-row table:style-name="ro3">
          <table:table-cell table:style-name="ce4" table:formula="of:=[.A20]+1" office:value-type="float" office:value="65" calcext:value-type="float">
            <text:p>65</text:p>
          </table:table-cell>
          <table:table-cell table:style-name="ce4" table:formula="of:=[$Redistribution_central.B18]" office:value-type="float" office:value="0.388577634007929" calcext:value-type="float">
            <text:p>0.388577634007929</text:p>
          </table:table-cell>
          <table:table-cell table:style-name="ce4" table:formula="of:=[$Redistribution_central.C18]" office:value-type="float" office:value="0.449323159441545" calcext:value-type="float">
            <text:p>0.449323159441545</text:p>
          </table:table-cell>
          <table:table-cell table:style-name="ce4" table:formula="of:=[$Redistribution_central.D18]" office:value-type="float" office:value="0.408825843114314" calcext:value-type="float">
            <text:p>0.408825843114314</text:p>
          </table:table-cell>
          <table:table-cell table:style-name="ce4" table:formula="of:=[$Redistribution_central.E18]" office:value-type="float" office:value="0.426551601373064" calcext:value-type="float">
            <text:p>0.426551601373064</text:p>
          </table:table-cell>
          <table:table-cell/>
          <table:table-cell table:style-name="ce4" table:formula="of:=[$redistribution_low.B18]" office:value-type="float" office:value="0.38857624923739" calcext:value-type="float">
            <text:p>0.38857624923739</text:p>
          </table:table-cell>
          <table:table-cell table:style-name="ce4" table:formula="of:=[$redistribution_low.C18]" office:value-type="float" office:value="0.449323159441545" calcext:value-type="float">
            <text:p>0.449323159441545</text:p>
          </table:table-cell>
          <table:table-cell table:style-name="ce4" table:formula="of:=[$redistribution_low.D18]" office:value-type="float" office:value="0.408824687830831" calcext:value-type="float">
            <text:p>0.408824687830831</text:p>
          </table:table-cell>
          <table:table-cell table:style-name="ce4" table:formula="of:=[$redistribution_low.E18]" office:value-type="float" office:value="0.426551601373064" calcext:value-type="float">
            <text:p>0.426551601373064</text:p>
          </table:table-cell>
          <table:table-cell/>
          <table:table-cell table:style-name="ce4" table:formula="of:=[$Redistribution_high.B18]" office:value-type="float" office:value="0.388885284372851" calcext:value-type="float">
            <text:p>0.388885284372851</text:p>
          </table:table-cell>
          <table:table-cell table:style-name="ce4" table:formula="of:=[$Redistribution_high.C18]" office:value-type="float" office:value="0.449253237274949" calcext:value-type="float">
            <text:p>0.449253237274949</text:p>
          </table:table-cell>
          <table:table-cell table:style-name="ce4" table:formula="of:=[$Redistribution_high.D18]" office:value-type="float" office:value="0.40911474489784" calcext:value-type="float">
            <text:p>0.40911474489784</text:p>
          </table:table-cell>
          <table:table-cell table:style-name="ce4" table:formula="of:=[$Redistribution_high.E18]" office:value-type="float" office:value="0.426471622620782" calcext:value-type="float">
            <text:p>0.426471622620782</text:p>
          </table:table-cell>
          <table:table-cell table:number-columns-repeated="49"/>
        </table:table-row>
        <table:table-row table:style-name="ro3">
          <table:table-cell table:style-name="ce4" table:formula="of:=[.A21]+1" office:value-type="float" office:value="66" calcext:value-type="float">
            <text:p>66</text:p>
          </table:table-cell>
          <table:table-cell table:style-name="ce4" table:formula="of:=[$Redistribution_central.B19]" office:value-type="float" office:value="0.391043027962818" calcext:value-type="float">
            <text:p>0.391043027962818</text:p>
          </table:table-cell>
          <table:table-cell table:style-name="ce4" table:formula="of:=[$Redistribution_central.C19]" office:value-type="float" office:value="0.449220751585329" calcext:value-type="float">
            <text:p>0.449220751585329</text:p>
          </table:table-cell>
          <table:table-cell table:style-name="ce4" table:formula="of:=[$Redistribution_central.D19]" office:value-type="float" office:value="0.410931164091992" calcext:value-type="float">
            <text:p>0.410931164091992</text:p>
          </table:table-cell>
          <table:table-cell table:style-name="ce4" table:formula="of:=[$Redistribution_central.E19]" office:value-type="float" office:value="0.428212322223749" calcext:value-type="float">
            <text:p>0.428212322223749</text:p>
          </table:table-cell>
          <table:table-cell/>
          <table:table-cell table:style-name="ce4" table:formula="of:=[$redistribution_low.B19]" office:value-type="float" office:value="0.391041473080991" calcext:value-type="float">
            <text:p>0.391041473080991</text:p>
          </table:table-cell>
          <table:table-cell table:style-name="ce4" table:formula="of:=[$redistribution_low.C19]" office:value-type="float" office:value="0.449220751585329" calcext:value-type="float">
            <text:p>0.449220751585329</text:p>
          </table:table-cell>
          <table:table-cell table:style-name="ce4" table:formula="of:=[$redistribution_low.D19]" office:value-type="float" office:value="0.410929891068611" calcext:value-type="float">
            <text:p>0.410929891068611</text:p>
          </table:table-cell>
          <table:table-cell table:style-name="ce4" table:formula="of:=[$redistribution_low.E19]" office:value-type="float" office:value="0.428212322223749" calcext:value-type="float">
            <text:p>0.428212322223749</text:p>
          </table:table-cell>
          <table:table-cell/>
          <table:table-cell table:style-name="ce4" table:formula="of:=[$Redistribution_high.B19]" office:value-type="float" office:value="0.390822291219253" calcext:value-type="float">
            <text:p>0.390822291219253</text:p>
          </table:table-cell>
          <table:table-cell table:style-name="ce4" table:formula="of:=[$Redistribution_high.C19]" office:value-type="float" office:value="0.448496851962635" calcext:value-type="float">
            <text:p>0.448496851962635</text:p>
          </table:table-cell>
          <table:table-cell table:style-name="ce4" table:formula="of:=[$Redistribution_high.D19]" office:value-type="float" office:value="0.410632589147358" calcext:value-type="float">
            <text:p>0.410632589147358</text:p>
          </table:table-cell>
          <table:table-cell table:style-name="ce4" table:formula="of:=[$Redistribution_high.E19]" office:value-type="float" office:value="0.427556801678014" calcext:value-type="float">
            <text:p>0.427556801678014</text:p>
          </table:table-cell>
          <table:table-cell table:number-columns-repeated="49"/>
        </table:table-row>
        <table:table-row table:style-name="ro3">
          <table:table-cell table:style-name="ce4" table:formula="of:=[.A22]+1" office:value-type="float" office:value="67" calcext:value-type="float">
            <text:p>67</text:p>
          </table:table-cell>
          <table:table-cell table:style-name="ce4" table:formula="of:=[$Redistribution_central.B20]" office:value-type="float" office:value="0.386221672948595" calcext:value-type="float">
            <text:p>0.386221672948595</text:p>
          </table:table-cell>
          <table:table-cell table:style-name="ce4" table:formula="of:=[$Redistribution_central.C20]" office:value-type="float" office:value="0.448899608556009" calcext:value-type="float">
            <text:p>0.448899608556009</text:p>
          </table:table-cell>
          <table:table-cell table:style-name="ce4" table:formula="of:=[$Redistribution_central.D20]" office:value-type="float" office:value="0.406011125365094" calcext:value-type="float">
            <text:p>0.406011125365094</text:p>
          </table:table-cell>
          <table:table-cell table:style-name="ce4" table:formula="of:=[$Redistribution_central.E20]" office:value-type="float" office:value="0.427006671670346" calcext:value-type="float">
            <text:p>0.427006671670346</text:p>
          </table:table-cell>
          <table:table-cell/>
          <table:table-cell table:style-name="ce4" table:formula="of:=[$redistribution_low.B20]" office:value-type="float" office:value="0.386258787730772" calcext:value-type="float">
            <text:p>0.386258787730772</text:p>
          </table:table-cell>
          <table:table-cell table:style-name="ce4" table:formula="of:=[$redistribution_low.C20]" office:value-type="float" office:value="0.448899608556009" calcext:value-type="float">
            <text:p>0.448899608556009</text:p>
          </table:table-cell>
          <table:table-cell table:style-name="ce4" table:formula="of:=[$redistribution_low.D20]" office:value-type="float" office:value="0.406050854772329" calcext:value-type="float">
            <text:p>0.406050854772329</text:p>
          </table:table-cell>
          <table:table-cell table:style-name="ce4" table:formula="of:=[$redistribution_low.E20]" office:value-type="float" office:value="0.427006671670346" calcext:value-type="float">
            <text:p>0.427006671670346</text:p>
          </table:table-cell>
          <table:table-cell/>
          <table:table-cell table:style-name="ce4" table:formula="of:=[$Redistribution_high.B20]" office:value-type="float" office:value="0.386893243846193" calcext:value-type="float">
            <text:p>0.386893243846193</text:p>
          </table:table-cell>
          <table:table-cell table:style-name="ce4" table:formula="of:=[$Redistribution_high.C20]" office:value-type="float" office:value="0.448863115557893" calcext:value-type="float">
            <text:p>0.448863115557893</text:p>
          </table:table-cell>
          <table:table-cell table:style-name="ce4" table:formula="of:=[$Redistribution_high.D20]" office:value-type="float" office:value="0.406497353805729" calcext:value-type="float">
            <text:p>0.406497353805729</text:p>
          </table:table-cell>
          <table:table-cell table:style-name="ce4" table:formula="of:=[$Redistribution_high.E20]" office:value-type="float" office:value="0.427197647220556" calcext:value-type="float">
            <text:p>0.427197647220556</text:p>
          </table:table-cell>
          <table:table-cell table:number-columns-repeated="49"/>
        </table:table-row>
        <table:table-row table:style-name="ro3">
          <table:table-cell table:style-name="ce4" table:formula="of:=[.A23]+1" office:value-type="float" office:value="68" calcext:value-type="float">
            <text:p>68</text:p>
          </table:table-cell>
          <table:table-cell table:style-name="ce4" table:formula="of:=[$Redistribution_central.B21]" office:value-type="float" office:value="0.385426318561225" calcext:value-type="float">
            <text:p>0.385426318561225</text:p>
          </table:table-cell>
          <table:table-cell table:style-name="ce4" table:formula="of:=[$Redistribution_central.C21]" office:value-type="float" office:value="0.44924587100256" calcext:value-type="float">
            <text:p>0.44924587100256</text:p>
          </table:table-cell>
          <table:table-cell table:style-name="ce4" table:formula="of:=[$Redistribution_central.D21]" office:value-type="float" office:value="0.406570206517598" calcext:value-type="float">
            <text:p>0.406570206517598</text:p>
          </table:table-cell>
          <table:table-cell table:style-name="ce4" table:formula="of:=[$Redistribution_central.E21]" office:value-type="float" office:value="0.424367105557794" calcext:value-type="float">
            <text:p>0.424367105557794</text:p>
          </table:table-cell>
          <table:table-cell/>
          <table:table-cell table:style-name="ce4" table:formula="of:=[$redistribution_low.B21]" office:value-type="float" office:value="0.385399420312542" calcext:value-type="float">
            <text:p>0.385399420312542</text:p>
          </table:table-cell>
          <table:table-cell table:style-name="ce4" table:formula="of:=[$redistribution_low.C21]" office:value-type="float" office:value="0.448925179265198" calcext:value-type="float">
            <text:p>0.448925179265198</text:p>
          </table:table-cell>
          <table:table-cell table:style-name="ce4" table:formula="of:=[$redistribution_low.D21]" office:value-type="float" office:value="0.406551311896715" calcext:value-type="float">
            <text:p>0.406551311896715</text:p>
          </table:table-cell>
          <table:table-cell table:style-name="ce4" table:formula="of:=[$redistribution_low.E21]" office:value-type="float" office:value="0.424036942452132" calcext:value-type="float">
            <text:p>0.424036942452132</text:p>
          </table:table-cell>
          <table:table-cell/>
          <table:table-cell table:style-name="ce4" table:formula="of:=[$Redistribution_high.B21]" office:value-type="float" office:value="0.385090461328167" calcext:value-type="float">
            <text:p>0.385090461328167</text:p>
          </table:table-cell>
          <table:table-cell table:style-name="ce4" table:formula="of:=[$Redistribution_high.C21]" office:value-type="float" office:value="0.448437442419921" calcext:value-type="float">
            <text:p>0.448437442419921</text:p>
          </table:table-cell>
          <table:table-cell table:style-name="ce4" table:formula="of:=[$Redistribution_high.D21]" office:value-type="float" office:value="0.406258107348863" calcext:value-type="float">
            <text:p>0.406258107348863</text:p>
          </table:table-cell>
          <table:table-cell table:style-name="ce4" table:formula="of:=[$Redistribution_high.E21]" office:value-type="float" office:value="0.422621725773644" calcext:value-type="float">
            <text:p>0.422621725773644</text:p>
          </table:table-cell>
          <table:table-cell table:number-columns-repeated="49"/>
        </table:table-row>
        <table:table-row table:style-name="ro3">
          <table:table-cell table:style-name="ce4" table:formula="of:=[.A24]+1" office:value-type="float" office:value="69" calcext:value-type="float">
            <text:p>69</text:p>
          </table:table-cell>
          <table:table-cell table:style-name="ce4" table:formula="of:=[$Redistribution_central.B22]" office:value-type="float" office:value="0.383974159427054" calcext:value-type="float">
            <text:p>0.383974159427054</text:p>
          </table:table-cell>
          <table:table-cell table:style-name="ce4" table:formula="of:=[$Redistribution_central.C22]" office:value-type="float" office:value="0.44736770752209" calcext:value-type="float">
            <text:p>0.44736770752209</text:p>
          </table:table-cell>
          <table:table-cell table:style-name="ce4" table:formula="of:=[$Redistribution_central.D22]" office:value-type="float" office:value="0.404867710816176" calcext:value-type="float">
            <text:p>0.404867710816176</text:p>
          </table:table-cell>
          <table:table-cell table:style-name="ce4" table:formula="of:=[$Redistribution_central.E22]" office:value-type="float" office:value="0.423422983339775" calcext:value-type="float">
            <text:p>0.423422983339775</text:p>
          </table:table-cell>
          <table:table-cell/>
          <table:table-cell table:style-name="ce4" table:formula="of:=[$redistribution_low.B22]" office:value-type="float" office:value="0.383986274499032" calcext:value-type="float">
            <text:p>0.383986274499032</text:p>
          </table:table-cell>
          <table:table-cell table:style-name="ce4" table:formula="of:=[$redistribution_low.C22]" office:value-type="float" office:value="0.448366697545083" calcext:value-type="float">
            <text:p>0.448366697545083</text:p>
          </table:table-cell>
          <table:table-cell table:style-name="ce4" table:formula="of:=[$redistribution_low.D22]" office:value-type="float" office:value="0.404822231736482" calcext:value-type="float">
            <text:p>0.404822231736482</text:p>
          </table:table-cell>
          <table:table-cell table:style-name="ce4" table:formula="of:=[$redistribution_low.E22]" office:value-type="float" office:value="0.424497538248276" calcext:value-type="float">
            <text:p>0.424497538248276</text:p>
          </table:table-cell>
          <table:table-cell/>
          <table:table-cell table:style-name="ce4" table:formula="of:=[$Redistribution_high.B22]" office:value-type="float" office:value="0.386357074031403" calcext:value-type="float">
            <text:p>0.386357074031403</text:p>
          </table:table-cell>
          <table:table-cell table:style-name="ce4" table:formula="of:=[$Redistribution_high.C22]" office:value-type="float" office:value="0.451007515370216" calcext:value-type="float">
            <text:p>0.451007515370216</text:p>
          </table:table-cell>
          <table:table-cell table:style-name="ce4" table:formula="of:=[$Redistribution_high.D22]" office:value-type="float" office:value="0.406013100098632" calcext:value-type="float">
            <text:p>0.406013100098632</text:p>
          </table:table-cell>
          <table:table-cell table:style-name="ce4" table:formula="of:=[$Redistribution_high.E22]" office:value-type="float" office:value="0.427676166781792" calcext:value-type="float">
            <text:p>0.427676166781792</text:p>
          </table:table-cell>
          <table:table-cell table:number-columns-repeated="49"/>
        </table:table-row>
        <table:table-row table:style-name="ro3">
          <table:table-cell table:style-name="ce4" table:formula="of:=[.A25]+1" office:value-type="float" office:value="70" calcext:value-type="float">
            <text:p>70</text:p>
          </table:table-cell>
          <table:table-cell table:style-name="ce4" table:formula="of:=[$Redistribution_central.B23]" office:value-type="float" office:value="0.39430749945447" calcext:value-type="float">
            <text:p>0.39430749945447</text:p>
          </table:table-cell>
          <table:table-cell table:style-name="ce4" table:formula="of:=[$Redistribution_central.C23]" office:value-type="float" office:value="0.456281920053398" calcext:value-type="float">
            <text:p>0.456281920053398</text:p>
          </table:table-cell>
          <table:table-cell table:style-name="ce4" table:formula="of:=[$Redistribution_central.D23]" office:value-type="float" office:value="0.409180944870687" calcext:value-type="float">
            <text:p>0.409180944870687</text:p>
          </table:table-cell>
          <table:table-cell table:style-name="ce4" table:formula="of:=[$Redistribution_central.E23]" office:value-type="float" office:value="0.439742768037608" calcext:value-type="float">
            <text:p>0.439742768037608</text:p>
          </table:table-cell>
          <table:table-cell/>
          <table:table-cell table:style-name="ce4" table:formula="of:=[$redistribution_low.B23]" office:value-type="float" office:value="0.393384669172015" calcext:value-type="float">
            <text:p>0.393384669172015</text:p>
          </table:table-cell>
          <table:table-cell table:style-name="ce4" table:formula="of:=[$redistribution_low.C23]" office:value-type="float" office:value="0.455528711934174" calcext:value-type="float">
            <text:p>0.455528711934174</text:p>
          </table:table-cell>
          <table:table-cell table:style-name="ce4" table:formula="of:=[$redistribution_low.D23]" office:value-type="float" office:value="0.408349691079395" calcext:value-type="float">
            <text:p>0.408349691079395</text:p>
          </table:table-cell>
          <table:table-cell table:style-name="ce4" table:formula="of:=[$redistribution_low.E23]" office:value-type="float" office:value="0.438774403379976" calcext:value-type="float">
            <text:p>0.438774403379976</text:p>
          </table:table-cell>
          <table:table-cell/>
          <table:table-cell table:style-name="ce4" table:formula="of:=[$Redistribution_high.B23]" office:value-type="float" office:value="0.400236297613162" calcext:value-type="float">
            <text:p>0.400236297613162</text:p>
          </table:table-cell>
          <table:table-cell table:style-name="ce4" table:formula="of:=[$Redistribution_high.C23]" office:value-type="float" office:value="0.459817967414612" calcext:value-type="float">
            <text:p>0.459817967414612</text:p>
          </table:table-cell>
          <table:table-cell table:style-name="ce4" table:formula="of:=[$Redistribution_high.D23]" office:value-type="float" office:value="0.413699618292994" calcext:value-type="float">
            <text:p>0.413699618292994</text:p>
          </table:table-cell>
          <table:table-cell table:style-name="ce4" table:formula="of:=[$Redistribution_high.E23]" office:value-type="float" office:value="0.445163418440654" calcext:value-type="float">
            <text:p>0.445163418440654</text:p>
          </table:table-cell>
          <table:table-cell table:number-columns-repeated="49"/>
        </table:table-row>
        <table:table-row table:style-name="ro3">
          <table:table-cell table:style-name="ce4" table:formula="of:=[.A26]+1" office:value-type="float" office:value="71" calcext:value-type="float">
            <text:p>71</text:p>
          </table:table-cell>
          <table:table-cell table:style-name="ce4" table:formula="of:=[$Redistribution_central.B24]" office:value-type="float" office:value="0.387640731321403" calcext:value-type="float">
            <text:p>0.387640731321403</text:p>
          </table:table-cell>
          <table:table-cell table:style-name="ce4" table:formula="of:=[$Redistribution_central.C24]" office:value-type="float" office:value="0.457967576513025" calcext:value-type="float">
            <text:p>0.457967576513025</text:p>
          </table:table-cell>
          <table:table-cell table:style-name="ce4" table:formula="of:=[$Redistribution_central.D24]" office:value-type="float" office:value="0.404108580966729" calcext:value-type="float">
            <text:p>0.404108580966729</text:p>
          </table:table-cell>
          <table:table-cell table:style-name="ce4" table:formula="of:=[$Redistribution_central.E24]" office:value-type="float" office:value="0.439758174768645" calcext:value-type="float">
            <text:p>0.439758174768645</text:p>
          </table:table-cell>
          <table:table-cell/>
          <table:table-cell table:style-name="ce4" table:formula="of:=[$redistribution_low.B24]" office:value-type="float" office:value="0.386752316079412" calcext:value-type="float">
            <text:p>0.386752316079412</text:p>
          </table:table-cell>
          <table:table-cell table:style-name="ce4" table:formula="of:=[$redistribution_low.C24]" office:value-type="float" office:value="0.457788788934235" calcext:value-type="float">
            <text:p>0.457788788934235</text:p>
          </table:table-cell>
          <table:table-cell table:style-name="ce4" table:formula="of:=[$redistribution_low.D24]" office:value-type="float" office:value="0.403510848891168" calcext:value-type="float">
            <text:p>0.403510848891168</text:p>
          </table:table-cell>
          <table:table-cell table:style-name="ce4" table:formula="of:=[$redistribution_low.E24]" office:value-type="float" office:value="0.439000609743899" calcext:value-type="float">
            <text:p>0.439000609743899</text:p>
          </table:table-cell>
          <table:table-cell/>
          <table:table-cell table:style-name="ce4" table:formula="of:=[$Redistribution_high.B24]" office:value-type="float" office:value="0.401126507514477" calcext:value-type="float">
            <text:p>0.401126507514477</text:p>
          </table:table-cell>
          <table:table-cell table:style-name="ce4" table:formula="of:=[$Redistribution_high.C24]" office:value-type="float" office:value="0.470425001147133" calcext:value-type="float">
            <text:p>0.470425001147133</text:p>
          </table:table-cell>
          <table:table-cell table:style-name="ce4" table:formula="of:=[$Redistribution_high.D24]" office:value-type="float" office:value="0.417119890658443" calcext:value-type="float">
            <text:p>0.417119890658443</text:p>
          </table:table-cell>
          <table:table-cell table:style-name="ce4" table:formula="of:=[$Redistribution_high.E24]" office:value-type="float" office:value="0.451348588522625" calcext:value-type="float">
            <text:p>0.451348588522625</text:p>
          </table:table-cell>
          <table:table-cell table:number-columns-repeated="49"/>
        </table:table-row>
        <table:table-row table:style-name="ro3">
          <table:table-cell table:style-name="ce4" table:formula="of:=[.A27]+1" office:value-type="float" office:value="72" calcext:value-type="float">
            <text:p>72</text:p>
          </table:table-cell>
          <table:table-cell table:style-name="ce4" table:formula="of:=[$Redistribution_central.B25]" office:value-type="float" office:value="0.389582725699054" calcext:value-type="float">
            <text:p>0.389582725699054</text:p>
          </table:table-cell>
          <table:table-cell table:style-name="ce4" table:formula="of:=[$Redistribution_central.C25]" office:value-type="float" office:value="0.460021417512193" calcext:value-type="float">
            <text:p>0.460021417512193</text:p>
          </table:table-cell>
          <table:table-cell table:style-name="ce4" table:formula="of:=[$Redistribution_central.D25]" office:value-type="float" office:value="0.408481022036973" calcext:value-type="float">
            <text:p>0.408481022036973</text:p>
          </table:table-cell>
          <table:table-cell table:style-name="ce4" table:formula="of:=[$Redistribution_central.E25]" office:value-type="float" office:value="0.43578454616907" calcext:value-type="float">
            <text:p>0.43578454616907</text:p>
          </table:table-cell>
          <table:table-cell/>
          <table:table-cell table:style-name="ce4" table:formula="of:=[$redistribution_low.B25]" office:value-type="float" office:value="0.388616125174193" calcext:value-type="float">
            <text:p>0.388616125174193</text:p>
          </table:table-cell>
          <table:table-cell table:style-name="ce4" table:formula="of:=[$redistribution_low.C25]" office:value-type="float" office:value="0.459824525024476" calcext:value-type="float">
            <text:p>0.459824525024476</text:p>
          </table:table-cell>
          <table:table-cell table:style-name="ce4" table:formula="of:=[$redistribution_low.D25]" office:value-type="float" office:value="0.407788824861139" calcext:value-type="float">
            <text:p>0.407788824861139</text:p>
          </table:table-cell>
          <table:table-cell table:style-name="ce4" table:formula="of:=[$redistribution_low.E25]" office:value-type="float" office:value="0.435036307946957" calcext:value-type="float">
            <text:p>0.435036307946957</text:p>
          </table:table-cell>
          <table:table-cell/>
          <table:table-cell table:style-name="ce4" table:formula="of:=[$Redistribution_high.B25]" office:value-type="float" office:value="0.398642444830537" calcext:value-type="float">
            <text:p>0.398642444830537</text:p>
          </table:table-cell>
          <table:table-cell table:style-name="ce4" table:formula="of:=[$Redistribution_high.C25]" office:value-type="float" office:value="0.468622613636427" calcext:value-type="float">
            <text:p>0.468622613636427</text:p>
          </table:table-cell>
          <table:table-cell table:style-name="ce4" table:formula="of:=[$Redistribution_high.D25]" office:value-type="float" office:value="0.41631160633097" calcext:value-type="float">
            <text:p>0.41631160633097</text:p>
          </table:table-cell>
          <table:table-cell table:style-name="ce4" table:formula="of:=[$Redistribution_high.E25]" office:value-type="float" office:value="0.446277404217847" calcext:value-type="float">
            <text:p>0.446277404217847</text:p>
          </table:table-cell>
          <table:table-cell table:number-columns-repeated="49"/>
        </table:table-row>
        <table:table-row table:style-name="ro3">
          <table:table-cell table:style-name="ce4" table:formula="of:=[.A28]+1" office:value-type="float" office:value="73" calcext:value-type="float">
            <text:p>73</text:p>
          </table:table-cell>
          <table:table-cell table:style-name="ce4" table:formula="of:=[$Redistribution_central.B26]" office:value-type="float" office:value="0.38760751516702" calcext:value-type="float">
            <text:p>0.38760751516702</text:p>
          </table:table-cell>
          <table:table-cell table:style-name="ce4" table:formula="of:=[$Redistribution_central.C26]" office:value-type="float" office:value="0.462032384539221" calcext:value-type="float">
            <text:p>0.462032384539221</text:p>
          </table:table-cell>
          <table:table-cell table:style-name="ce4" table:formula="of:=[$Redistribution_central.D26]" office:value-type="float" office:value="0.410968955844356" calcext:value-type="float">
            <text:p>0.410968955844356</text:p>
          </table:table-cell>
          <table:table-cell table:style-name="ce4" table:formula="of:=[$Redistribution_central.E26]" office:value-type="float" office:value="0.434187767926415" calcext:value-type="float">
            <text:p>0.434187767926415</text:p>
          </table:table-cell>
          <table:table-cell/>
          <table:table-cell table:style-name="ce4" table:formula="of:=[$redistribution_low.B26]" office:value-type="float" office:value="0.386546434520924" calcext:value-type="float">
            <text:p>0.386546434520924</text:p>
          </table:table-cell>
          <table:table-cell table:style-name="ce4" table:formula="of:=[$redistribution_low.C26]" office:value-type="float" office:value="0.462308280932466" calcext:value-type="float">
            <text:p>0.462308280932466</text:p>
          </table:table-cell>
          <table:table-cell table:style-name="ce4" table:formula="of:=[$redistribution_low.D26]" office:value-type="float" office:value="0.410231042140601" calcext:value-type="float">
            <text:p>0.410231042140601</text:p>
          </table:table-cell>
          <table:table-cell table:style-name="ce4" table:formula="of:=[$redistribution_low.E26]" office:value-type="float" office:value="0.433435822990339" calcext:value-type="float">
            <text:p>0.433435822990339</text:p>
          </table:table-cell>
          <table:table-cell/>
          <table:table-cell table:style-name="ce4" table:formula="of:=[$Redistribution_high.B26]" office:value-type="float" office:value="0.394488447234308" calcext:value-type="float">
            <text:p>0.394488447234308</text:p>
          </table:table-cell>
          <table:table-cell table:style-name="ce4" table:formula="of:=[$Redistribution_high.C26]" office:value-type="float" office:value="0.469958245986989" calcext:value-type="float">
            <text:p>0.469958245986989</text:p>
          </table:table-cell>
          <table:table-cell table:style-name="ce4" table:formula="of:=[$Redistribution_high.D26]" office:value-type="float" office:value="0.417108792762031" calcext:value-type="float">
            <text:p>0.417108792762031</text:p>
          </table:table-cell>
          <table:table-cell table:style-name="ce4" table:formula="of:=[$Redistribution_high.E26]" office:value-type="float" office:value="0.44275963519812" calcext:value-type="float">
            <text:p>0.44275963519812</text:p>
          </table:table-cell>
          <table:table-cell table:number-columns-repeated="49"/>
        </table:table-row>
        <table:table-row table:style-name="ro3">
          <table:table-cell table:style-name="ce4" table:formula="of:=[.A29]+1" office:value-type="float" office:value="74" calcext:value-type="float">
            <text:p>74</text:p>
          </table:table-cell>
          <table:table-cell table:style-name="ce4" table:formula="of:=[$Redistribution_central.B27]" office:value-type="float" office:value="0.394111997940266" calcext:value-type="float">
            <text:p>0.394111997940266</text:p>
          </table:table-cell>
          <table:table-cell table:style-name="ce4" table:formula="of:=[$Redistribution_central.C27]" office:value-type="float" office:value="0.464245228835726" calcext:value-type="float">
            <text:p>0.464245228835726</text:p>
          </table:table-cell>
          <table:table-cell table:style-name="ce4" table:formula="of:=[$Redistribution_central.D27]" office:value-type="float" office:value="0.411992355866553" calcext:value-type="float">
            <text:p>0.411992355866553</text:p>
          </table:table-cell>
          <table:table-cell table:style-name="ce4" table:formula="of:=[$Redistribution_central.E27]" office:value-type="float" office:value="0.443431736531326" calcext:value-type="float">
            <text:p>0.443431736531326</text:p>
          </table:table-cell>
          <table:table-cell/>
          <table:table-cell table:style-name="ce4" table:formula="of:=[$redistribution_low.B27]" office:value-type="float" office:value="0.393088012623067" calcext:value-type="float">
            <text:p>0.393088012623067</text:p>
          </table:table-cell>
          <table:table-cell table:style-name="ce4" table:formula="of:=[$redistribution_low.C27]" office:value-type="float" office:value="0.46490144214186" calcext:value-type="float">
            <text:p>0.46490144214186</text:p>
          </table:table-cell>
          <table:table-cell table:style-name="ce4" table:formula="of:=[$redistribution_low.D27]" office:value-type="float" office:value="0.411424093663451" calcext:value-type="float">
            <text:p>0.411424093663451</text:p>
          </table:table-cell>
          <table:table-cell table:style-name="ce4" table:formula="of:=[$redistribution_low.E27]" office:value-type="float" office:value="0.442787611339344" calcext:value-type="float">
            <text:p>0.442787611339344</text:p>
          </table:table-cell>
          <table:table-cell/>
          <table:table-cell table:style-name="ce4" table:formula="of:=[$Redistribution_high.B27]" office:value-type="float" office:value="0.40166108545028" calcext:value-type="float">
            <text:p>0.40166108545028</text:p>
          </table:table-cell>
          <table:table-cell table:style-name="ce4" table:formula="of:=[$Redistribution_high.C27]" office:value-type="float" office:value="0.474930800834563" calcext:value-type="float">
            <text:p>0.474930800834563</text:p>
          </table:table-cell>
          <table:table-cell table:style-name="ce4" table:formula="of:=[$Redistribution_high.D27]" office:value-type="float" office:value="0.419846931241429" calcext:value-type="float">
            <text:p>0.419846931241429</text:p>
          </table:table-cell>
          <table:table-cell table:style-name="ce4" table:formula="of:=[$Redistribution_high.E27]" office:value-type="float" office:value="0.455041670956908" calcext:value-type="float">
            <text:p>0.455041670956908</text:p>
          </table:table-cell>
          <table:table-cell table:number-columns-repeated="49"/>
        </table:table-row>
        <table:table-row table:style-name="ro3">
          <table:table-cell table:style-name="ce4" table:formula="of:=[.A30]+1" office:value-type="float" office:value="75" calcext:value-type="float">
            <text:p>75</text:p>
          </table:table-cell>
          <table:table-cell table:style-name="ce4" table:formula="of:=[$Redistribution_central.B28]" office:value-type="float" office:value="0.388721624632247" calcext:value-type="float">
            <text:p>0.388721624632247</text:p>
          </table:table-cell>
          <table:table-cell table:style-name="ce4" table:formula="of:=[$Redistribution_central.C28]" office:value-type="float" office:value="0.456881380495388" calcext:value-type="float">
            <text:p>0.456881380495388</text:p>
          </table:table-cell>
          <table:table-cell table:style-name="ce4" table:formula="of:=[$Redistribution_central.D28]" office:value-type="float" office:value="0.405721428085587" calcext:value-type="float">
            <text:p>0.405721428085587</text:p>
          </table:table-cell>
          <table:table-cell table:style-name="ce4" table:formula="of:=[$Redistribution_central.E28]" office:value-type="float" office:value="0.437671570038366" calcext:value-type="float">
            <text:p>0.437671570038366</text:p>
          </table:table-cell>
          <table:table-cell/>
          <table:table-cell table:style-name="ce4" table:formula="of:=[$redistribution_low.B28]" office:value-type="float" office:value="0.387025723143895" calcext:value-type="float">
            <text:p>0.387025723143895</text:p>
          </table:table-cell>
          <table:table-cell table:style-name="ce4" table:formula="of:=[$redistribution_low.C28]" office:value-type="float" office:value="0.45692053411067" calcext:value-type="float">
            <text:p>0.45692053411067</text:p>
          </table:table-cell>
          <table:table-cell table:style-name="ce4" table:formula="of:=[$redistribution_low.D28]" office:value-type="float" office:value="0.404722168737932" calcext:value-type="float">
            <text:p>0.404722168737932</text:p>
          </table:table-cell>
          <table:table-cell table:style-name="ce4" table:formula="of:=[$redistribution_low.E28]" office:value-type="float" office:value="0.436681741310552" calcext:value-type="float">
            <text:p>0.436681741310552</text:p>
          </table:table-cell>
          <table:table-cell/>
          <table:table-cell table:style-name="ce4" table:formula="of:=[$Redistribution_high.B28]" office:value-type="float" office:value="0.400986560726126" calcext:value-type="float">
            <text:p>0.400986560726126</text:p>
          </table:table-cell>
          <table:table-cell table:style-name="ce4" table:formula="of:=[$Redistribution_high.C28]" office:value-type="float" office:value="0.468208147345516" calcext:value-type="float">
            <text:p>0.468208147345516</text:p>
          </table:table-cell>
          <table:table-cell table:style-name="ce4" table:formula="of:=[$Redistribution_high.D28]" office:value-type="float" office:value="0.417499063698477" calcext:value-type="float">
            <text:p>0.417499063698477</text:p>
          </table:table-cell>
          <table:table-cell table:style-name="ce4" table:formula="of:=[$Redistribution_high.E28]" office:value-type="float" office:value="0.449991596846195" calcext:value-type="float">
            <text:p>0.449991596846195</text:p>
          </table:table-cell>
          <table:table-cell table:number-columns-repeated="49"/>
        </table:table-row>
        <table:table-row table:style-name="ro3">
          <table:table-cell table:style-name="ce4" table:formula="of:=[.A31]+1" office:value-type="float" office:value="76" calcext:value-type="float">
            <text:p>76</text:p>
          </table:table-cell>
          <table:table-cell table:style-name="ce4" table:formula="of:=[$Redistribution_central.B29]" office:value-type="float" office:value="0.39097871589386" calcext:value-type="float">
            <text:p>0.39097871589386</text:p>
          </table:table-cell>
          <table:table-cell table:style-name="ce4" table:formula="of:=[$Redistribution_central.C29]" office:value-type="float" office:value="0.460263033722282" calcext:value-type="float">
            <text:p>0.460263033722282</text:p>
          </table:table-cell>
          <table:table-cell table:style-name="ce4" table:formula="of:=[$Redistribution_central.D29]" office:value-type="float" office:value="0.408121028919807" calcext:value-type="float">
            <text:p>0.408121028919807</text:p>
          </table:table-cell>
          <table:table-cell table:style-name="ce4" table:formula="of:=[$Redistribution_central.E29]" office:value-type="float" office:value="0.441723782636363" calcext:value-type="float">
            <text:p>0.441723782636363</text:p>
          </table:table-cell>
          <table:table-cell/>
          <table:table-cell table:style-name="ce4" table:formula="of:=[$redistribution_low.B29]" office:value-type="float" office:value="0.389233823242425" calcext:value-type="float">
            <text:p>0.389233823242425</text:p>
          </table:table-cell>
          <table:table-cell table:style-name="ce4" table:formula="of:=[$redistribution_low.C29]" office:value-type="float" office:value="0.459620009636851" calcext:value-type="float">
            <text:p>0.459620009636851</text:p>
          </table:table-cell>
          <table:table-cell table:style-name="ce4" table:formula="of:=[$redistribution_low.D29]" office:value-type="float" office:value="0.407369152862079" calcext:value-type="float">
            <text:p>0.407369152862079</text:p>
          </table:table-cell>
          <table:table-cell table:style-name="ce4" table:formula="of:=[$redistribution_low.E29]" office:value-type="float" office:value="0.439284307954679" calcext:value-type="float">
            <text:p>0.439284307954679</text:p>
          </table:table-cell>
          <table:table-cell/>
          <table:table-cell table:style-name="ce4" table:formula="of:=[$Redistribution_high.B29]" office:value-type="float" office:value="0.400541505648612" calcext:value-type="float">
            <text:p>0.400541505648612</text:p>
          </table:table-cell>
          <table:table-cell table:style-name="ce4" table:formula="of:=[$Redistribution_high.C29]" office:value-type="float" office:value="0.470233089731718" calcext:value-type="float">
            <text:p>0.470233089731718</text:p>
          </table:table-cell>
          <table:table-cell table:style-name="ce4" table:formula="of:=[$Redistribution_high.D29]" office:value-type="float" office:value="0.416682519925164" calcext:value-type="float">
            <text:p>0.416682519925164</text:p>
          </table:table-cell>
          <table:table-cell table:style-name="ce4" table:formula="of:=[$Redistribution_high.E29]" office:value-type="float" office:value="0.451899479111481" calcext:value-type="float">
            <text:p>0.451899479111481</text:p>
          </table:table-cell>
          <table:table-cell table:number-columns-repeated="49"/>
        </table:table-row>
        <table:table-row table:style-name="ro3">
          <table:table-cell table:style-name="ce4" table:formula="of:=[.A32]+1" office:value-type="float" office:value="77" calcext:value-type="float">
            <text:p>77</text:p>
          </table:table-cell>
          <table:table-cell table:style-name="ce4" table:formula="of:=[$Redistribution_central.B30]" office:value-type="float" office:value="0.388880325732845" calcext:value-type="float">
            <text:p>0.388880325732845</text:p>
          </table:table-cell>
          <table:table-cell table:style-name="ce4" table:formula="of:=[$Redistribution_central.C30]" office:value-type="float" office:value="0.462298203761505" calcext:value-type="float">
            <text:p>0.462298203761505</text:p>
          </table:table-cell>
          <table:table-cell table:style-name="ce4" table:formula="of:=[$Redistribution_central.D30]" office:value-type="float" office:value="0.410352535714343" calcext:value-type="float">
            <text:p>0.410352535714343</text:p>
          </table:table-cell>
          <table:table-cell table:style-name="ce4" table:formula="of:=[$Redistribution_central.E30]" office:value-type="float" office:value="0.435175535900332" calcext:value-type="float">
            <text:p>0.435175535900332</text:p>
          </table:table-cell>
          <table:table-cell/>
          <table:table-cell table:style-name="ce4" table:formula="of:=[$redistribution_low.B30]" office:value-type="float" office:value="0.384674601078974" calcext:value-type="float">
            <text:p>0.384674601078974</text:p>
          </table:table-cell>
          <table:table-cell table:style-name="ce4" table:formula="of:=[$redistribution_low.C30]" office:value-type="float" office:value="0.46158799211789" calcext:value-type="float">
            <text:p>0.46158799211789</text:p>
          </table:table-cell>
          <table:table-cell table:style-name="ce4" table:formula="of:=[$redistribution_low.D30]" office:value-type="float" office:value="0.407125304763853" calcext:value-type="float">
            <text:p>0.407125304763853</text:p>
          </table:table-cell>
          <table:table-cell table:style-name="ce4" table:formula="of:=[$redistribution_low.E30]" office:value-type="float" office:value="0.43244082534133" calcext:value-type="float">
            <text:p>0.43244082534133</text:p>
          </table:table-cell>
          <table:table-cell/>
          <table:table-cell table:style-name="ce4" table:formula="of:=[$Redistribution_high.B30]" office:value-type="float" office:value="0.39640964610194" calcext:value-type="float">
            <text:p>0.39640964610194</text:p>
          </table:table-cell>
          <table:table-cell table:style-name="ce4" table:formula="of:=[$Redistribution_high.C30]" office:value-type="float" office:value="0.462408690922408" calcext:value-type="float">
            <text:p>0.462408690922408</text:p>
          </table:table-cell>
          <table:table-cell table:style-name="ce4" table:formula="of:=[$Redistribution_high.D30]" office:value-type="float" office:value="0.415385349260154" calcext:value-type="float">
            <text:p>0.415385349260154</text:p>
          </table:table-cell>
          <table:table-cell table:style-name="ce4" table:formula="of:=[$Redistribution_high.E30]" office:value-type="float" office:value="0.439283260654048" calcext:value-type="float">
            <text:p>0.439283260654048</text:p>
          </table:table-cell>
          <table:table-cell table:number-columns-repeated="49"/>
        </table:table-row>
        <table:table-row table:style-name="ro3">
          <table:table-cell table:style-name="ce4" table:formula="of:=[.A33]+1" office:value-type="float" office:value="78" calcext:value-type="float">
            <text:p>78</text:p>
          </table:table-cell>
          <table:table-cell table:style-name="ce4" table:formula="of:=[$Redistribution_central.B31]" office:value-type="float" office:value="0.39518419539524" calcext:value-type="float">
            <text:p>0.39518419539524</text:p>
          </table:table-cell>
          <table:table-cell table:style-name="ce4" table:formula="of:=[$Redistribution_central.C31]" office:value-type="float" office:value="0.466347248666526" calcext:value-type="float">
            <text:p>0.466347248666526</text:p>
          </table:table-cell>
          <table:table-cell table:style-name="ce4" table:formula="of:=[$Redistribution_central.D31]" office:value-type="float" office:value="0.413327135974874" calcext:value-type="float">
            <text:p>0.413327135974874</text:p>
          </table:table-cell>
          <table:table-cell table:style-name="ce4" table:formula="of:=[$Redistribution_central.E31]" office:value-type="float" office:value="0.444591773268561" calcext:value-type="float">
            <text:p>0.444591773268561</text:p>
          </table:table-cell>
          <table:table-cell/>
          <table:table-cell table:style-name="ce4" table:formula="of:=[$redistribution_low.B31]" office:value-type="float" office:value="0.39286875930344" calcext:value-type="float">
            <text:p>0.39286875930344</text:p>
          </table:table-cell>
          <table:table-cell table:style-name="ce4" table:formula="of:=[$redistribution_low.C31]" office:value-type="float" office:value="0.470076458654025" calcext:value-type="float">
            <text:p>0.470076458654025</text:p>
          </table:table-cell>
          <table:table-cell table:style-name="ce4" table:formula="of:=[$redistribution_low.D31]" office:value-type="float" office:value="0.412034404051861" calcext:value-type="float">
            <text:p>0.412034404051861</text:p>
          </table:table-cell>
          <table:table-cell table:style-name="ce4" table:formula="of:=[$redistribution_low.E31]" office:value-type="float" office:value="0.446413609566693" calcext:value-type="float">
            <text:p>0.446413609566693</text:p>
          </table:table-cell>
          <table:table-cell/>
          <table:table-cell table:style-name="ce4" table:formula="of:=[$Redistribution_high.B31]" office:value-type="float" office:value="0.404756408256746" calcext:value-type="float">
            <text:p>0.404756408256746</text:p>
          </table:table-cell>
          <table:table-cell table:style-name="ce4" table:formula="of:=[$Redistribution_high.C31]" office:value-type="float" office:value="0.474702241642089" calcext:value-type="float">
            <text:p>0.474702241642089</text:p>
          </table:table-cell>
          <table:table-cell table:style-name="ce4" table:formula="of:=[$Redistribution_high.D31]" office:value-type="float" office:value="0.420184290992347" calcext:value-type="float">
            <text:p>0.420184290992347</text:p>
          </table:table-cell>
          <table:table-cell table:style-name="ce4" table:formula="of:=[$Redistribution_high.E31]" office:value-type="float" office:value="0.458825052871741" calcext:value-type="float">
            <text:p>0.458825052871741</text:p>
          </table:table-cell>
          <table:table-cell table:number-columns-repeated="49"/>
        </table:table-row>
        <table:table-row table:style-name="ro3">
          <table:table-cell table:style-name="ce4" table:formula="of:=[.A34]+1" office:value-type="float" office:value="79" calcext:value-type="float">
            <text:p>79</text:p>
          </table:table-cell>
          <table:table-cell table:style-name="ce4" table:formula="of:=[$Redistribution_central.B32]" office:value-type="float" office:value="0.39253743408664" calcext:value-type="float">
            <text:p>0.39253743408664</text:p>
          </table:table-cell>
          <table:table-cell table:style-name="ce4" table:formula="of:=[$Redistribution_central.C32]" office:value-type="float" office:value="0.461244897565863" calcext:value-type="float">
            <text:p>0.461244897565863</text:p>
          </table:table-cell>
          <table:table-cell table:style-name="ce4" table:formula="of:=[$Redistribution_central.D32]" office:value-type="float" office:value="0.409063207465265" calcext:value-type="float">
            <text:p>0.409063207465265</text:p>
          </table:table-cell>
          <table:table-cell table:style-name="ce4" table:formula="of:=[$Redistribution_central.E32]" office:value-type="float" office:value="0.443344410057849" calcext:value-type="float">
            <text:p>0.443344410057849</text:p>
          </table:table-cell>
          <table:table-cell/>
          <table:table-cell table:style-name="ce4" table:formula="of:=[$redistribution_low.B32]" office:value-type="float" office:value="0.390661914652592" calcext:value-type="float">
            <text:p>0.390661914652592</text:p>
          </table:table-cell>
          <table:table-cell table:style-name="ce4" table:formula="of:=[$redistribution_low.C32]" office:value-type="float" office:value="0.461272154004032" calcext:value-type="float">
            <text:p>0.461272154004032</text:p>
          </table:table-cell>
          <table:table-cell table:style-name="ce4" table:formula="of:=[$redistribution_low.D32]" office:value-type="float" office:value="0.408095817433562" calcext:value-type="float">
            <text:p>0.408095817433562</text:p>
          </table:table-cell>
          <table:table-cell table:style-name="ce4" table:formula="of:=[$redistribution_low.E32]" office:value-type="float" office:value="0.441579802989008" calcext:value-type="float">
            <text:p>0.441579802989008</text:p>
          </table:table-cell>
          <table:table-cell/>
          <table:table-cell table:style-name="ce4" table:formula="of:=[$Redistribution_high.B32]" office:value-type="float" office:value="0.40285813265794" calcext:value-type="float">
            <text:p>0.40285813265794</text:p>
          </table:table-cell>
          <table:table-cell table:style-name="ce4" table:formula="of:=[$Redistribution_high.C32]" office:value-type="float" office:value="0.472977528451614" calcext:value-type="float">
            <text:p>0.472977528451614</text:p>
          </table:table-cell>
          <table:table-cell table:style-name="ce4" table:formula="of:=[$Redistribution_high.D32]" office:value-type="float" office:value="0.418072536914049" calcext:value-type="float">
            <text:p>0.418072536914049</text:p>
          </table:table-cell>
          <table:table-cell table:style-name="ce4" table:formula="of:=[$Redistribution_high.E32]" office:value-type="float" office:value="0.458024242676685" calcext:value-type="float">
            <text:p>0.458024242676685</text:p>
          </table:table-cell>
          <table:table-cell table:number-columns-repeated="49"/>
        </table:table-row>
        <table:table-row table:style-name="ro3">
          <table:table-cell table:style-name="ce4" table:formula="of:=[.A35]+1" office:value-type="float" office:value="80" calcext:value-type="float">
            <text:p>80</text:p>
          </table:table-cell>
          <table:table-cell table:style-name="ce4" table:formula="of:=[$Redistribution_central.B33]" office:value-type="float" office:value="0.392504340512075" calcext:value-type="float">
            <text:p>0.392504340512075</text:p>
          </table:table-cell>
          <table:table-cell table:style-name="ce4" table:formula="of:=[$Redistribution_central.C33]" office:value-type="float" office:value="0.46295810277153" calcext:value-type="float">
            <text:p>0.46295810277153</text:p>
          </table:table-cell>
          <table:table-cell table:style-name="ce4" table:formula="of:=[$Redistribution_central.D33]" office:value-type="float" office:value="0.408486198067328" calcext:value-type="float">
            <text:p>0.408486198067328</text:p>
          </table:table-cell>
          <table:table-cell table:style-name="ce4" table:formula="of:=[$Redistribution_central.E33]" office:value-type="float" office:value="0.44457758555055" calcext:value-type="float">
            <text:p>0.44457758555055</text:p>
          </table:table-cell>
          <table:table-cell/>
          <table:table-cell table:style-name="ce4" table:formula="of:=[$redistribution_low.B33]" office:value-type="float" office:value="0.389783308617529" calcext:value-type="float">
            <text:p>0.389783308617529</text:p>
          </table:table-cell>
          <table:table-cell table:style-name="ce4" table:formula="of:=[$redistribution_low.C33]" office:value-type="float" office:value="0.460389981814211" calcext:value-type="float">
            <text:p>0.460389981814211</text:p>
          </table:table-cell>
          <table:table-cell table:style-name="ce4" table:formula="of:=[$redistribution_low.D33]" office:value-type="float" office:value="0.406821275816614" calcext:value-type="float">
            <text:p>0.406821275816614</text:p>
          </table:table-cell>
          <table:table-cell table:style-name="ce4" table:formula="of:=[$redistribution_low.E33]" office:value-type="float" office:value="0.439955746203951" calcext:value-type="float">
            <text:p>0.439955746203951</text:p>
          </table:table-cell>
          <table:table-cell/>
          <table:table-cell table:style-name="ce4" table:formula="of:=[$Redistribution_high.B33]" office:value-type="float" office:value="0.399409519421108" calcext:value-type="float">
            <text:p>0.399409519421108</text:p>
          </table:table-cell>
          <table:table-cell table:style-name="ce4" table:formula="of:=[$Redistribution_high.C33]" office:value-type="float" office:value="0.474003099953837" calcext:value-type="float">
            <text:p>0.474003099953837</text:p>
          </table:table-cell>
          <table:table-cell table:style-name="ce4" table:formula="of:=[$Redistribution_high.D33]" office:value-type="float" office:value="0.41532756867118" calcext:value-type="float">
            <text:p>0.41532756867118</text:p>
          </table:table-cell>
          <table:table-cell table:style-name="ce4" table:formula="of:=[$Redistribution_high.E33]" office:value-type="float" office:value="0.453647160964118" calcext:value-type="float">
            <text:p>0.453647160964118</text:p>
          </table:table-cell>
          <table:table-cell table:number-columns-repeated="49"/>
        </table:table-row>
        <table:table-row table:style-name="ro3">
          <table:table-cell table:style-name="ce4" table:formula="of:=[.A36]+1" office:value-type="float" office:value="81" calcext:value-type="float">
            <text:p>81</text:p>
          </table:table-cell>
          <table:table-cell table:style-name="ce4" table:formula="of:=[$Redistribution_central.B34]" office:value-type="float" office:value="0.387417137875522" calcext:value-type="float">
            <text:p>0.387417137875522</text:p>
          </table:table-cell>
          <table:table-cell table:style-name="ce4" table:formula="of:=[$Redistribution_central.C34]" office:value-type="float" office:value="0.461811308220373" calcext:value-type="float">
            <text:p>0.461811308220373</text:p>
          </table:table-cell>
          <table:table-cell table:style-name="ce4" table:formula="of:=[$Redistribution_central.D34]" office:value-type="float" office:value="0.409846897939515" calcext:value-type="float">
            <text:p>0.409846897939515</text:p>
          </table:table-cell>
          <table:table-cell table:style-name="ce4" table:formula="of:=[$Redistribution_central.E34]" office:value-type="float" office:value="0.432044490929095" calcext:value-type="float">
            <text:p>0.432044490929095</text:p>
          </table:table-cell>
          <table:table-cell/>
          <table:table-cell table:style-name="ce4" table:formula="of:=[$redistribution_low.B34]" office:value-type="float" office:value="0.387481721765683" calcext:value-type="float">
            <text:p>0.387481721765683</text:p>
          </table:table-cell>
          <table:table-cell table:style-name="ce4" table:formula="of:=[$redistribution_low.C34]" office:value-type="float" office:value="0.466148767749163" calcext:value-type="float">
            <text:p>0.466148767749163</text:p>
          </table:table-cell>
          <table:table-cell table:style-name="ce4" table:formula="of:=[$redistribution_low.D34]" office:value-type="float" office:value="0.411359759231271" calcext:value-type="float">
            <text:p>0.411359759231271</text:p>
          </table:table-cell>
          <table:table-cell table:style-name="ce4" table:formula="of:=[$redistribution_low.E34]" office:value-type="float" office:value="0.433829273369955" calcext:value-type="float">
            <text:p>0.433829273369955</text:p>
          </table:table-cell>
          <table:table-cell/>
          <table:table-cell table:style-name="ce4" table:formula="of:=[$Redistribution_high.B34]" office:value-type="float" office:value="0.395949131773324" calcext:value-type="float">
            <text:p>0.395949131773324</text:p>
          </table:table-cell>
          <table:table-cell table:style-name="ce4" table:formula="of:=[$Redistribution_high.C34]" office:value-type="float" office:value="0.471167302338466" calcext:value-type="float">
            <text:p>0.471167302338466</text:p>
          </table:table-cell>
          <table:table-cell table:style-name="ce4" table:formula="of:=[$Redistribution_high.D34]" office:value-type="float" office:value="0.415323504759382" calcext:value-type="float">
            <text:p>0.415323504759382</text:p>
          </table:table-cell>
          <table:table-cell table:style-name="ce4" table:formula="of:=[$Redistribution_high.E34]" office:value-type="float" office:value="0.44662919119364" calcext:value-type="float">
            <text:p>0.44662919119364</text:p>
          </table:table-cell>
          <table:table-cell table:number-columns-repeated="49"/>
        </table:table-row>
        <table:table-row table:style-name="ro3">
          <table:table-cell table:style-name="ce4" table:formula="of:=[.A37]+1" office:value-type="float" office:value="82" calcext:value-type="float">
            <text:p>82</text:p>
          </table:table-cell>
          <table:table-cell table:style-name="ce4" table:formula="of:=[$Redistribution_central.B35]" office:value-type="float" office:value="0.390897565906633" calcext:value-type="float">
            <text:p>0.390897565906633</text:p>
          </table:table-cell>
          <table:table-cell table:style-name="ce4" table:formula="of:=[$Redistribution_central.C35]" office:value-type="float" office:value="0.461626293228352" calcext:value-type="float">
            <text:p>0.461626293228352</text:p>
          </table:table-cell>
          <table:table-cell table:style-name="ce4" table:formula="of:=[$Redistribution_central.D35]" office:value-type="float" office:value="0.407037635640508" calcext:value-type="float">
            <text:p>0.407037635640508</text:p>
          </table:table-cell>
          <table:table-cell table:style-name="ce4" table:formula="of:=[$Redistribution_central.E35]" office:value-type="float" office:value="0.441642048777209" calcext:value-type="float">
            <text:p>0.441642048777209</text:p>
          </table:table-cell>
          <table:table-cell/>
          <table:table-cell table:style-name="ce4" table:formula="of:=[$redistribution_low.B35]" office:value-type="float" office:value="0.387351552140744" calcext:value-type="float">
            <text:p>0.387351552140744</text:p>
          </table:table-cell>
          <table:table-cell table:style-name="ce4" table:formula="of:=[$redistribution_low.C35]" office:value-type="float" office:value="0.460933817799441" calcext:value-type="float">
            <text:p>0.460933817799441</text:p>
          </table:table-cell>
          <table:table-cell table:style-name="ce4" table:formula="of:=[$redistribution_low.D35]" office:value-type="float" office:value="0.404552616348766" calcext:value-type="float">
            <text:p>0.404552616348766</text:p>
          </table:table-cell>
          <table:table-cell table:style-name="ce4" table:formula="of:=[$redistribution_low.E35]" office:value-type="float" office:value="0.438763136658069" calcext:value-type="float">
            <text:p>0.438763136658069</text:p>
          </table:table-cell>
          <table:table-cell/>
          <table:table-cell table:style-name="ce4" table:formula="of:=[$Redistribution_high.B35]" office:value-type="float" office:value="0.399395868267307" calcext:value-type="float">
            <text:p>0.399395868267307</text:p>
          </table:table-cell>
          <table:table-cell table:style-name="ce4" table:formula="of:=[$Redistribution_high.C35]" office:value-type="float" office:value="0.470282344951577" calcext:value-type="float">
            <text:p>0.470282344951577</text:p>
          </table:table-cell>
          <table:table-cell table:style-name="ce4" table:formula="of:=[$Redistribution_high.D35]" office:value-type="float" office:value="0.412769923933946" calcext:value-type="float">
            <text:p>0.412769923933946</text:p>
          </table:table-cell>
          <table:table-cell table:style-name="ce4" table:formula="of:=[$Redistribution_high.E35]" office:value-type="float" office:value="0.454202501133407" calcext:value-type="float">
            <text:p>0.454202501133407</text:p>
          </table:table-cell>
          <table:table-cell table:number-columns-repeated="49"/>
        </table:table-row>
        <table:table-row table:style-name="ro3">
          <table:table-cell table:style-name="ce4" table:formula="of:=[.A38]+1" office:value-type="float" office:value="83" calcext:value-type="float">
            <text:p>83</text:p>
          </table:table-cell>
          <table:table-cell table:style-name="ce4" table:formula="of:=[$Redistribution_central.B36]" office:value-type="float" office:value="0.392008764350846" calcext:value-type="float">
            <text:p>0.392008764350846</text:p>
          </table:table-cell>
          <table:table-cell table:style-name="ce4" table:formula="of:=[$Redistribution_central.C36]" office:value-type="float" office:value="0.463629064751129" calcext:value-type="float">
            <text:p>0.463629064751129</text:p>
          </table:table-cell>
          <table:table-cell table:style-name="ce4" table:formula="of:=[$Redistribution_central.D36]" office:value-type="float" office:value="0.40754057353953" calcext:value-type="float">
            <text:p>0.40754057353953</text:p>
          </table:table-cell>
          <table:table-cell table:style-name="ce4" table:formula="of:=[$Redistribution_central.E36]" office:value-type="float" office:value="0.442022339569881" calcext:value-type="float">
            <text:p>0.442022339569881</text:p>
          </table:table-cell>
          <table:table-cell/>
          <table:table-cell table:style-name="ce4" table:formula="of:=[$redistribution_low.B36]" office:value-type="float" office:value="0.39061264611673" calcext:value-type="float">
            <text:p>0.39061264611673</text:p>
          </table:table-cell>
          <table:table-cell table:style-name="ce4" table:formula="of:=[$redistribution_low.C36]" office:value-type="float" office:value="0.464919652986834" calcext:value-type="float">
            <text:p>0.464919652986834</text:p>
          </table:table-cell>
          <table:table-cell table:style-name="ce4" table:formula="of:=[$redistribution_low.D36]" office:value-type="float" office:value="0.406369925821128" calcext:value-type="float">
            <text:p>0.406369925821128</text:p>
          </table:table-cell>
          <table:table-cell table:style-name="ce4" table:formula="of:=[$redistribution_low.E36]" office:value-type="float" office:value="0.444148190510794" calcext:value-type="float">
            <text:p>0.444148190510794</text:p>
          </table:table-cell>
          <table:table-cell/>
          <table:table-cell table:style-name="ce4" table:formula="of:=[$Redistribution_high.B36]" office:value-type="float" office:value="0.399092525830043" calcext:value-type="float">
            <text:p>0.399092525830043</text:p>
          </table:table-cell>
          <table:table-cell table:style-name="ce4" table:formula="of:=[$Redistribution_high.C36]" office:value-type="float" office:value="0.475107660983227" calcext:value-type="float">
            <text:p>0.475107660983227</text:p>
          </table:table-cell>
          <table:table-cell table:style-name="ce4" table:formula="of:=[$Redistribution_high.D36]" office:value-type="float" office:value="0.413547016366202" calcext:value-type="float">
            <text:p>0.413547016366202</text:p>
          </table:table-cell>
          <table:table-cell table:style-name="ce4" table:formula="of:=[$Redistribution_high.E36]" office:value-type="float" office:value="0.457186256967702" calcext:value-type="float">
            <text:p>0.457186256967702</text:p>
          </table:table-cell>
          <table:table-cell table:number-columns-repeated="49"/>
        </table:table-row>
        <table:table-row table:style-name="ro3">
          <table:table-cell table:style-name="ce4" table:formula="of:=[.A39]+1" office:value-type="float" office:value="84" calcext:value-type="float">
            <text:p>84</text:p>
          </table:table-cell>
          <table:table-cell table:style-name="ce4" table:formula="of:=[$Redistribution_central.B37]" office:value-type="float" office:value="0.391063941634178" calcext:value-type="float">
            <text:p>0.391063941634178</text:p>
          </table:table-cell>
          <table:table-cell table:style-name="ce4" table:formula="of:=[$Redistribution_central.C37]" office:value-type="float" office:value="0.465014315866171" calcext:value-type="float">
            <text:p>0.465014315866171</text:p>
          </table:table-cell>
          <table:table-cell table:style-name="ce4" table:formula="of:=[$Redistribution_central.D37]" office:value-type="float" office:value="0.406831488789518" calcext:value-type="float">
            <text:p>0.406831488789518</text:p>
          </table:table-cell>
          <table:table-cell table:style-name="ce4" table:formula="of:=[$Redistribution_central.E37]" office:value-type="float" office:value="0.444226772851421" calcext:value-type="float">
            <text:p>0.444226772851421</text:p>
          </table:table-cell>
          <table:table-cell/>
          <table:table-cell table:style-name="ce4" table:formula="of:=[$redistribution_low.B37]" office:value-type="float" office:value="0.384444410983218" calcext:value-type="float">
            <text:p>0.384444410983218</text:p>
          </table:table-cell>
          <table:table-cell table:style-name="ce4" table:formula="of:=[$redistribution_low.C37]" office:value-type="float" office:value="0.460756218358022" calcext:value-type="float">
            <text:p>0.460756218358022</text:p>
          </table:table-cell>
          <table:table-cell table:style-name="ce4" table:formula="of:=[$redistribution_low.D37]" office:value-type="float" office:value="0.399018716182638" calcext:value-type="float">
            <text:p>0.399018716182638</text:p>
          </table:table-cell>
          <table:table-cell table:style-name="ce4" table:formula="of:=[$redistribution_low.E37]" office:value-type="float" office:value="0.440524758793396" calcext:value-type="float">
            <text:p>0.440524758793396</text:p>
          </table:table-cell>
          <table:table-cell/>
          <table:table-cell table:style-name="ce4" table:formula="of:=[$Redistribution_high.B37]" office:value-type="float" office:value="0.3999266833651" calcext:value-type="float">
            <text:p>0.3999266833651</text:p>
          </table:table-cell>
          <table:table-cell table:style-name="ce4" table:formula="of:=[$Redistribution_high.C37]" office:value-type="float" office:value="0.473207888949869" calcext:value-type="float">
            <text:p>0.473207888949869</text:p>
          </table:table-cell>
          <table:table-cell table:style-name="ce4" table:formula="of:=[$Redistribution_high.D37]" office:value-type="float" office:value="0.41391433502204" calcext:value-type="float">
            <text:p>0.41391433502204</text:p>
          </table:table-cell>
          <table:table-cell table:style-name="ce4" table:formula="of:=[$Redistribution_high.E37]" office:value-type="float" office:value="0.456502670087224" calcext:value-type="float">
            <text:p>0.456502670087224</text:p>
          </table:table-cell>
          <table:table-cell table:number-columns-repeated="49"/>
        </table:table-row>
        <table:table-row table:style-name="ro3">
          <table:table-cell table:style-name="ce4" table:formula="of:=[.A40]+1" office:value-type="float" office:value="85" calcext:value-type="float">
            <text:p>85</text:p>
          </table:table-cell>
          <table:table-cell table:style-name="ce4" table:formula="of:=[$Redistribution_central.B38]" office:value-type="float" office:value="0.380130367514122" calcext:value-type="float">
            <text:p>0.380130367514122</text:p>
          </table:table-cell>
          <table:table-cell table:style-name="ce4" table:formula="of:=[$Redistribution_central.C38]" office:value-type="float" office:value="0.457124075084411" calcext:value-type="float">
            <text:p>0.457124075084411</text:p>
          </table:table-cell>
          <table:table-cell table:style-name="ce4" table:formula="of:=[$Redistribution_central.D38]" office:value-type="float" office:value="0.399353516098177" calcext:value-type="float">
            <text:p>0.399353516098177</text:p>
          </table:table-cell>
          <table:table-cell table:style-name="ce4" table:formula="of:=[$Redistribution_central.E38]" office:value-type="float" office:value="0.429704382006143" calcext:value-type="float">
            <text:p>0.429704382006143</text:p>
          </table:table-cell>
          <table:table-cell/>
          <table:table-cell table:style-name="ce4" table:formula="of:=[$redistribution_low.B38]" office:value-type="float" office:value="0.381182169549612" calcext:value-type="float">
            <text:p>0.381182169549612</text:p>
          </table:table-cell>
          <table:table-cell table:style-name="ce4" table:formula="of:=[$redistribution_low.C38]" office:value-type="float" office:value="0.462018679801546" calcext:value-type="float">
            <text:p>0.462018679801546</text:p>
          </table:table-cell>
          <table:table-cell table:style-name="ce4" table:formula="of:=[$redistribution_low.D38]" office:value-type="float" office:value="0.401361572761665" calcext:value-type="float">
            <text:p>0.401361572761665</text:p>
          </table:table-cell>
          <table:table-cell table:style-name="ce4" table:formula="of:=[$redistribution_low.E38]" office:value-type="float" office:value="0.434792355170084" calcext:value-type="float">
            <text:p>0.434792355170084</text:p>
          </table:table-cell>
          <table:table-cell/>
          <table:table-cell table:style-name="ce4" table:formula="of:=[$Redistribution_high.B38]" office:value-type="float" office:value="0.398704406126603" calcext:value-type="float">
            <text:p>0.398704406126603</text:p>
          </table:table-cell>
          <table:table-cell table:style-name="ce4" table:formula="of:=[$Redistribution_high.C38]" office:value-type="float" office:value="0.476754492612267" calcext:value-type="float">
            <text:p>0.476754492612267</text:p>
          </table:table-cell>
          <table:table-cell table:style-name="ce4" table:formula="of:=[$Redistribution_high.D38]" office:value-type="float" office:value="0.416674605583892" calcext:value-type="float">
            <text:p>0.416674605583892</text:p>
          </table:table-cell>
          <table:table-cell table:style-name="ce4" table:formula="of:=[$Redistribution_high.E38]" office:value-type="float" office:value="0.453317321613" calcext:value-type="float">
            <text:p>0.453317321613</text:p>
          </table:table-cell>
          <table:table-cell table:number-columns-repeated="49"/>
        </table:table-row>
        <table:table-row table:style-name="ro3">
          <table:table-cell table:style-name="ce4" table:formula="of:=[.A41]+1" office:value-type="float" office:value="86" calcext:value-type="float">
            <text:p>86</text:p>
          </table:table-cell>
          <table:table-cell table:style-name="ce4" table:formula="of:=[$Redistribution_central.B39]" office:value-type="float" office:value="0.384329862323393" calcext:value-type="float">
            <text:p>0.384329862323393</text:p>
          </table:table-cell>
          <table:table-cell table:style-name="ce4" table:formula="of:=[$Redistribution_central.C39]" office:value-type="float" office:value="0.460609181620401" calcext:value-type="float">
            <text:p>0.460609181620401</text:p>
          </table:table-cell>
          <table:table-cell table:style-name="ce4" table:formula="of:=[$Redistribution_central.D39]" office:value-type="float" office:value="0.398870471854777" calcext:value-type="float">
            <text:p>0.398870471854777</text:p>
          </table:table-cell>
          <table:table-cell table:style-name="ce4" table:formula="of:=[$Redistribution_central.E39]" office:value-type="float" office:value="0.442781020412054" calcext:value-type="float">
            <text:p>0.442781020412054</text:p>
          </table:table-cell>
          <table:table-cell/>
          <table:table-cell table:style-name="ce4" table:formula="of:=[$redistribution_low.B39]" office:value-type="float" office:value="0.38671338438013" calcext:value-type="float">
            <text:p>0.38671338438013</text:p>
          </table:table-cell>
          <table:table-cell table:style-name="ce4" table:formula="of:=[$redistribution_low.C39]" office:value-type="float" office:value="0.464200648794476" calcext:value-type="float">
            <text:p>0.464200648794476</text:p>
          </table:table-cell>
          <table:table-cell table:style-name="ce4" table:formula="of:=[$redistribution_low.D39]" office:value-type="float" office:value="0.402089247225912" calcext:value-type="float">
            <text:p>0.402089247225912</text:p>
          </table:table-cell>
          <table:table-cell table:style-name="ce4" table:formula="of:=[$redistribution_low.E39]" office:value-type="float" office:value="0.443079222612408" calcext:value-type="float">
            <text:p>0.443079222612408</text:p>
          </table:table-cell>
          <table:table-cell/>
          <table:table-cell table:style-name="ce4" table:formula="of:=[$Redistribution_high.B39]" office:value-type="float" office:value="0.398205720273483" calcext:value-type="float">
            <text:p>0.398205720273483</text:p>
          </table:table-cell>
          <table:table-cell table:style-name="ce4" table:formula="of:=[$Redistribution_high.C39]" office:value-type="float" office:value="0.468309852086732" calcext:value-type="float">
            <text:p>0.468309852086732</text:p>
          </table:table-cell>
          <table:table-cell table:style-name="ce4" table:formula="of:=[$Redistribution_high.D39]" office:value-type="float" office:value="0.411107829443641" calcext:value-type="float">
            <text:p>0.411107829443641</text:p>
          </table:table-cell>
          <table:table-cell table:style-name="ce4" table:formula="of:=[$Redistribution_high.E39]" office:value-type="float" office:value="0.452448782111531" calcext:value-type="float">
            <text:p>0.452448782111531</text:p>
          </table:table-cell>
          <table:table-cell table:number-columns-repeated="49"/>
        </table:table-row>
        <table:table-row table:style-name="ro3">
          <table:table-cell table:style-name="ce4" table:formula="of:=[.A42]+1" office:value-type="float" office:value="87" calcext:value-type="float">
            <text:p>87</text:p>
          </table:table-cell>
          <table:table-cell table:style-name="ce4" table:formula="of:=[$Redistribution_central.B40]" office:value-type="float" office:value="0.385170452266544" calcext:value-type="float">
            <text:p>0.385170452266544</text:p>
          </table:table-cell>
          <table:table-cell table:style-name="ce4" table:formula="of:=[$Redistribution_central.C40]" office:value-type="float" office:value="0.461291705014522" calcext:value-type="float">
            <text:p>0.461291705014522</text:p>
          </table:table-cell>
          <table:table-cell table:style-name="ce4" table:formula="of:=[$Redistribution_central.D40]" office:value-type="float" office:value="0.399397297617229" calcext:value-type="float">
            <text:p>0.399397297617229</text:p>
          </table:table-cell>
          <table:table-cell table:style-name="ce4" table:formula="of:=[$Redistribution_central.E40]" office:value-type="float" office:value="0.442543226464323" calcext:value-type="float">
            <text:p>0.442543226464323</text:p>
          </table:table-cell>
          <table:table-cell/>
          <table:table-cell table:style-name="ce4" table:formula="of:=[$redistribution_low.B40]" office:value-type="float" office:value="0.383857242446158" calcext:value-type="float">
            <text:p>0.383857242446158</text:p>
          </table:table-cell>
          <table:table-cell table:style-name="ce4" table:formula="of:=[$redistribution_low.C40]" office:value-type="float" office:value="0.461024444411802" calcext:value-type="float">
            <text:p>0.461024444411802</text:p>
          </table:table-cell>
          <table:table-cell table:style-name="ce4" table:formula="of:=[$redistribution_low.D40]" office:value-type="float" office:value="0.399167112713786" calcext:value-type="float">
            <text:p>0.399167112713786</text:p>
          </table:table-cell>
          <table:table-cell table:style-name="ce4" table:formula="of:=[$redistribution_low.E40]" office:value-type="float" office:value="0.439495943178019" calcext:value-type="float">
            <text:p>0.439495943178019</text:p>
          </table:table-cell>
          <table:table-cell/>
          <table:table-cell table:style-name="ce4" table:formula="of:=[$Redistribution_high.B40]" office:value-type="float" office:value="0.398822817016767" calcext:value-type="float">
            <text:p>0.398822817016767</text:p>
          </table:table-cell>
          <table:table-cell table:style-name="ce4" table:formula="of:=[$Redistribution_high.C40]" office:value-type="float" office:value="0.469482072039538" calcext:value-type="float">
            <text:p>0.469482072039538</text:p>
          </table:table-cell>
          <table:table-cell table:style-name="ce4" table:formula="of:=[$Redistribution_high.D40]" office:value-type="float" office:value="0.411244630465794" calcext:value-type="float">
            <text:p>0.411244630465794</text:p>
          </table:table-cell>
          <table:table-cell table:style-name="ce4" table:formula="of:=[$Redistribution_high.E40]" office:value-type="float" office:value="0.454093365650885" calcext:value-type="float">
            <text:p>0.454093365650885</text:p>
          </table:table-cell>
          <table:table-cell table:number-columns-repeated="49"/>
        </table:table-row>
        <table:table-row table:style-name="ro3">
          <table:table-cell table:style-name="ce4" table:formula="of:=[.A43]+1" office:value-type="float" office:value="88" calcext:value-type="float">
            <text:p>88</text:p>
          </table:table-cell>
          <table:table-cell table:style-name="ce4" table:formula="of:=[$Redistribution_central.B41]" office:value-type="float" office:value="0.384633945476272" calcext:value-type="float">
            <text:p>0.384633945476272</text:p>
          </table:table-cell>
          <table:table-cell table:style-name="ce4" table:formula="of:=[$Redistribution_central.C41]" office:value-type="float" office:value="0.453433009508412" calcext:value-type="float">
            <text:p>0.453433009508412</text:p>
          </table:table-cell>
          <table:table-cell table:style-name="ce4" table:formula="of:=[$Redistribution_central.D41]" office:value-type="float" office:value="0.398441386775829" calcext:value-type="float">
            <text:p>0.398441386775829</text:p>
          </table:table-cell>
          <table:table-cell table:style-name="ce4" table:formula="of:=[$Redistribution_central.E41]" office:value-type="float" office:value="0.435833266736402" calcext:value-type="float">
            <text:p>0.435833266736402</text:p>
          </table:table-cell>
          <table:table-cell/>
          <table:table-cell table:style-name="ce4" table:formula="of:=[$redistribution_low.B41]" office:value-type="float" office:value="0.38178646058028" calcext:value-type="float">
            <text:p>0.38178646058028</text:p>
          </table:table-cell>
          <table:table-cell table:style-name="ce4" table:formula="of:=[$redistribution_low.C41]" office:value-type="float" office:value="0.45819727456462" calcext:value-type="float">
            <text:p>0.45819727456462</text:p>
          </table:table-cell>
          <table:table-cell table:style-name="ce4" table:formula="of:=[$redistribution_low.D41]" office:value-type="float" office:value="0.397043994100677" calcext:value-type="float">
            <text:p>0.397043994100677</text:p>
          </table:table-cell>
          <table:table-cell table:style-name="ce4" table:formula="of:=[$redistribution_low.E41]" office:value-type="float" office:value="0.436489737385261" calcext:value-type="float">
            <text:p>0.436489737385261</text:p>
          </table:table-cell>
          <table:table-cell/>
          <table:table-cell table:style-name="ce4" table:formula="of:=[$Redistribution_high.B41]" office:value-type="float" office:value="0.403646606057295" calcext:value-type="float">
            <text:p>0.403646606057295</text:p>
          </table:table-cell>
          <table:table-cell table:style-name="ce4" table:formula="of:=[$Redistribution_high.C41]" office:value-type="float" office:value="0.468265495965421" calcext:value-type="float">
            <text:p>0.468265495965421</text:p>
          </table:table-cell>
          <table:table-cell table:style-name="ce4" table:formula="of:=[$Redistribution_high.D41]" office:value-type="float" office:value="0.415255889189733" calcext:value-type="float">
            <text:p>0.415255889189733</text:p>
          </table:table-cell>
          <table:table-cell table:style-name="ce4" table:formula="of:=[$Redistribution_high.E41]" office:value-type="float" office:value="0.454399856937546" calcext:value-type="float">
            <text:p>0.454399856937546</text:p>
          </table:table-cell>
          <table:table-cell table:number-columns-repeated="49"/>
        </table:table-row>
        <table:table-row table:style-name="ro3">
          <table:table-cell table:style-name="ce4" table:formula="of:=[.A44]+1" office:value-type="float" office:value="89" calcext:value-type="float">
            <text:p>89</text:p>
          </table:table-cell>
          <table:table-cell table:style-name="ce4" table:formula="of:=[$Redistribution_central.B42]" office:value-type="float" office:value="0.381995601742968" calcext:value-type="float">
            <text:p>0.381995601742968</text:p>
          </table:table-cell>
          <table:table-cell table:style-name="ce4" table:formula="of:=[$Redistribution_central.C42]" office:value-type="float" office:value="0.46137705582059" calcext:value-type="float">
            <text:p>0.46137705582059</text:p>
          </table:table-cell>
          <table:table-cell table:style-name="ce4" table:formula="of:=[$Redistribution_central.D42]" office:value-type="float" office:value="0.399990378361914" calcext:value-type="float">
            <text:p>0.399990378361914</text:p>
          </table:table-cell>
          <table:table-cell table:style-name="ce4" table:formula="of:=[$Redistribution_central.E42]" office:value-type="float" office:value="0.436638986285342" calcext:value-type="float">
            <text:p>0.436638986285342</text:p>
          </table:table-cell>
          <table:table-cell/>
          <table:table-cell table:style-name="ce4" table:formula="of:=[$redistribution_low.B42]" office:value-type="float" office:value="0.376338452050335" calcext:value-type="float">
            <text:p>0.376338452050335</text:p>
          </table:table-cell>
          <table:table-cell table:style-name="ce4" table:formula="of:=[$redistribution_low.C42]" office:value-type="float" office:value="0.454397576859777" calcext:value-type="float">
            <text:p>0.454397576859777</text:p>
          </table:table-cell>
          <table:table-cell table:style-name="ce4" table:formula="of:=[$redistribution_low.D42]" office:value-type="float" office:value="0.393979825290584" calcext:value-type="float">
            <text:p>0.393979825290584</text:p>
          </table:table-cell>
          <table:table-cell table:style-name="ce4" table:formula="of:=[$redistribution_low.E42]" office:value-type="float" office:value="0.430504814465004" calcext:value-type="float">
            <text:p>0.430504814465004</text:p>
          </table:table-cell>
          <table:table-cell/>
          <table:table-cell table:style-name="ce4" table:formula="of:=[$Redistribution_high.B42]" office:value-type="float" office:value="0.400389416669919" calcext:value-type="float">
            <text:p>0.400389416669919</text:p>
          </table:table-cell>
          <table:table-cell table:style-name="ce4" table:formula="of:=[$Redistribution_high.C42]" office:value-type="float" office:value="0.475128009654953" calcext:value-type="float">
            <text:p>0.475128009654953</text:p>
          </table:table-cell>
          <table:table-cell table:style-name="ce4" table:formula="of:=[$Redistribution_high.D42]" office:value-type="float" office:value="0.416239318516954" calcext:value-type="float">
            <text:p>0.416239318516954</text:p>
          </table:table-cell>
          <table:table-cell table:style-name="ce4" table:formula="of:=[$Redistribution_high.E42]" office:value-type="float" office:value="0.453345852457683" calcext:value-type="float">
            <text:p>0.453345852457683</text:p>
          </table:table-cell>
          <table:table-cell table:number-columns-repeated="49"/>
        </table:table-row>
        <table:table-row table:style-name="ro3">
          <table:table-cell table:style-name="ce4" table:formula="of:=[.A45]+1" office:value-type="float" office:value="90" calcext:value-type="float">
            <text:p>90</text:p>
          </table:table-cell>
          <table:table-cell table:style-name="ce4" table:formula="of:=[$Redistribution_central.B43]" office:value-type="float" office:value="0.384066745987973" calcext:value-type="float">
            <text:p>0.384066745987973</text:p>
          </table:table-cell>
          <table:table-cell table:style-name="ce4" table:formula="of:=[$Redistribution_central.C43]" office:value-type="float" office:value="0.456329372602985" calcext:value-type="float">
            <text:p>0.456329372602985</text:p>
          </table:table-cell>
          <table:table-cell table:style-name="ce4" table:formula="of:=[$Redistribution_central.D43]" office:value-type="float" office:value="0.399587133373843" calcext:value-type="float">
            <text:p>0.399587133373843</text:p>
          </table:table-cell>
          <table:table-cell table:style-name="ce4" table:formula="of:=[$Redistribution_central.E43]" office:value-type="float" office:value="0.43445135973691" calcext:value-type="float">
            <text:p>0.43445135973691</text:p>
          </table:table-cell>
          <table:table-cell/>
          <table:table-cell table:style-name="ce4" table:formula="of:=[$redistribution_low.B43]" office:value-type="float" office:value="0.385289426921891" calcext:value-type="float">
            <text:p>0.385289426921891</text:p>
          </table:table-cell>
          <table:table-cell table:style-name="ce4" table:formula="of:=[$redistribution_low.C43]" office:value-type="float" office:value="0.460479478818359" calcext:value-type="float">
            <text:p>0.460479478818359</text:p>
          </table:table-cell>
          <table:table-cell table:style-name="ce4" table:formula="of:=[$redistribution_low.D43]" office:value-type="float" office:value="0.39893567404874" calcext:value-type="float">
            <text:p>0.39893567404874</text:p>
          </table:table-cell>
          <table:table-cell table:style-name="ce4" table:formula="of:=[$redistribution_low.E43]" office:value-type="float" office:value="0.441658132507028" calcext:value-type="float">
            <text:p>0.441658132507028</text:p>
          </table:table-cell>
          <table:table-cell/>
          <table:table-cell table:style-name="ce4" table:formula="of:=[$Redistribution_high.B43]" office:value-type="float" office:value="0.403154149742197" calcext:value-type="float">
            <text:p>0.403154149742197</text:p>
          </table:table-cell>
          <table:table-cell table:style-name="ce4" table:formula="of:=[$Redistribution_high.C43]" office:value-type="float" office:value="0.469967501337859" calcext:value-type="float">
            <text:p>0.469967501337859</text:p>
          </table:table-cell>
          <table:table-cell table:style-name="ce4" table:formula="of:=[$Redistribution_high.D43]" office:value-type="float" office:value="0.414139550759267" calcext:value-type="float">
            <text:p>0.414139550759267</text:p>
          </table:table-cell>
          <table:table-cell table:style-name="ce4" table:formula="of:=[$Redistribution_high.E43]" office:value-type="float" office:value="0.457961702414427" calcext:value-type="float">
            <text:p>0.457961702414427</text:p>
          </table:table-cell>
          <table:table-cell table:number-columns-repeated="49"/>
        </table:table-row>
        <table:table-row table:style-name="ro3">
          <table:table-cell table:style-name="ce4" table:formula="of:=[.A46]+1" office:value-type="float" office:value="91" calcext:value-type="float">
            <text:p>91</text:p>
          </table:table-cell>
          <table:table-cell table:style-name="ce4" table:formula="of:=[$Redistribution_central.B44]" office:value-type="float" office:value="0.390144786162849" calcext:value-type="float">
            <text:p>0.390144786162849</text:p>
          </table:table-cell>
          <table:table-cell table:style-name="ce4" table:formula="of:=[$Redistribution_central.C44]" office:value-type="float" office:value="0.464192913227514" calcext:value-type="float">
            <text:p>0.464192913227514</text:p>
          </table:table-cell>
          <table:table-cell table:style-name="ce4" table:formula="of:=[$Redistribution_central.D44]" office:value-type="float" office:value="0.403732125926046" calcext:value-type="float">
            <text:p>0.403732125926046</text:p>
          </table:table-cell>
          <table:table-cell table:style-name="ce4" table:formula="of:=[$Redistribution_central.E44]" office:value-type="float" office:value="0.447091252278374" calcext:value-type="float">
            <text:p>0.447091252278374</text:p>
          </table:table-cell>
          <table:table-cell/>
          <table:table-cell table:style-name="ce4" table:formula="of:=[$redistribution_low.B44]" office:value-type="float" office:value="0.388027739129546" calcext:value-type="float">
            <text:p>0.388027739129546</text:p>
          </table:table-cell>
          <table:table-cell table:style-name="ce4" table:formula="of:=[$redistribution_low.C44]" office:value-type="float" office:value="0.463540205028956" calcext:value-type="float">
            <text:p>0.463540205028956</text:p>
          </table:table-cell>
          <table:table-cell table:style-name="ce4" table:formula="of:=[$redistribution_low.D44]" office:value-type="float" office:value="0.401220916827808" calcext:value-type="float">
            <text:p>0.401220916827808</text:p>
          </table:table-cell>
          <table:table-cell table:style-name="ce4" table:formula="of:=[$redistribution_low.E44]" office:value-type="float" office:value="0.445688567973926" calcext:value-type="float">
            <text:p>0.445688567973926</text:p>
          </table:table-cell>
          <table:table-cell/>
          <table:table-cell table:style-name="ce4" table:formula="of:=[$Redistribution_high.B44]" office:value-type="float" office:value="0.398551313695445" calcext:value-type="float">
            <text:p>0.398551313695445</text:p>
          </table:table-cell>
          <table:table-cell table:style-name="ce4" table:formula="of:=[$Redistribution_high.C44]" office:value-type="float" office:value="0.467024842820908" calcext:value-type="float">
            <text:p>0.467024842820908</text:p>
          </table:table-cell>
          <table:table-cell table:style-name="ce4" table:formula="of:=[$Redistribution_high.D44]" office:value-type="float" office:value="0.411213596038868" calcext:value-type="float">
            <text:p>0.411213596038868</text:p>
          </table:table-cell>
          <table:table-cell table:style-name="ce4" table:formula="of:=[$Redistribution_high.E44]" office:value-type="float" office:value="0.453526661494208" calcext:value-type="float">
            <text:p>0.453526661494208</text:p>
          </table:table-cell>
          <table:table-cell table:number-columns-repeated="49"/>
        </table:table-row>
        <table:table-row table:style-name="ro3">
          <table:table-cell table:style-name="ce4" table:formula="of:=[.A47]+1" office:value-type="float" office:value="92" calcext:value-type="float">
            <text:p>92</text:p>
          </table:table-cell>
          <table:table-cell table:style-name="ce4" table:formula="of:=[$Redistribution_central.B45]" office:value-type="float" office:value="0.395112005628661" calcext:value-type="float">
            <text:p>0.395112005628661</text:p>
          </table:table-cell>
          <table:table-cell table:style-name="ce4" table:formula="of:=[$Redistribution_central.C45]" office:value-type="float" office:value="0.469848788549457" calcext:value-type="float">
            <text:p>0.469848788549457</text:p>
          </table:table-cell>
          <table:table-cell table:style-name="ce4" table:formula="of:=[$Redistribution_central.D45]" office:value-type="float" office:value="0.409073147795207" calcext:value-type="float">
            <text:p>0.409073147795207</text:p>
          </table:table-cell>
          <table:table-cell table:style-name="ce4" table:formula="of:=[$Redistribution_central.E45]" office:value-type="float" office:value="0.453252290007748" calcext:value-type="float">
            <text:p>0.453252290007748</text:p>
          </table:table-cell>
          <table:table-cell/>
          <table:table-cell table:style-name="ce4" table:formula="of:=[$redistribution_low.B45]" office:value-type="float" office:value="0.390420963816594" calcext:value-type="float">
            <text:p>0.390420963816594</text:p>
          </table:table-cell>
          <table:table-cell table:style-name="ce4" table:formula="of:=[$redistribution_low.C45]" office:value-type="float" office:value="0.467959222155283" calcext:value-type="float">
            <text:p>0.467959222155283</text:p>
          </table:table-cell>
          <table:table-cell table:style-name="ce4" table:formula="of:=[$redistribution_low.D45]" office:value-type="float" office:value="0.404113763922262" calcext:value-type="float">
            <text:p>0.404113763922262</text:p>
          </table:table-cell>
          <table:table-cell table:style-name="ce4" table:formula="of:=[$redistribution_low.E45]" office:value-type="float" office:value="0.450809116725414" calcext:value-type="float">
            <text:p>0.450809116725414</text:p>
          </table:table-cell>
          <table:table-cell/>
          <table:table-cell table:style-name="ce4" table:formula="of:=[$Redistribution_high.B45]" office:value-type="float" office:value="0.399325765360119" calcext:value-type="float">
            <text:p>0.399325765360119</text:p>
          </table:table-cell>
          <table:table-cell table:style-name="ce4" table:formula="of:=[$Redistribution_high.C45]" office:value-type="float" office:value="0.466922406666288" calcext:value-type="float">
            <text:p>0.466922406666288</text:p>
          </table:table-cell>
          <table:table-cell table:style-name="ce4" table:formula="of:=[$Redistribution_high.D45]" office:value-type="float" office:value="0.411721391547146" calcext:value-type="float">
            <text:p>0.411721391547146</text:p>
          </table:table-cell>
          <table:table-cell table:style-name="ce4" table:formula="of:=[$Redistribution_high.E45]" office:value-type="float" office:value="0.453482241845142" calcext:value-type="float">
            <text:p>0.453482241845142</text:p>
          </table:table-cell>
          <table:table-cell table:number-columns-repeated="49"/>
        </table:table-row>
        <table:table-row table:style-name="ro3">
          <table:table-cell table:style-name="ce4" table:formula="of:=[.A48]+1" office:value-type="float" office:value="93" calcext:value-type="float">
            <text:p>93</text:p>
          </table:table-cell>
          <table:table-cell table:style-name="ce4" table:formula="of:=[$Redistribution_central.B46]" office:value-type="float" office:value="0.389656788674191" calcext:value-type="float">
            <text:p>0.389656788674191</text:p>
          </table:table-cell>
          <table:table-cell table:style-name="ce4" table:formula="of:=[$Redistribution_central.C46]" office:value-type="float" office:value="0.465910428811787" calcext:value-type="float">
            <text:p>0.465910428811787</text:p>
          </table:table-cell>
          <table:table-cell table:style-name="ce4" table:formula="of:=[$Redistribution_central.D46]" office:value-type="float" office:value="0.405401826325581" calcext:value-type="float">
            <text:p>0.405401826325581</text:p>
          </table:table-cell>
          <table:table-cell table:style-name="ce4" table:formula="of:=[$Redistribution_central.E46]" office:value-type="float" office:value="0.442740341045509" calcext:value-type="float">
            <text:p>0.442740341045509</text:p>
          </table:table-cell>
          <table:table-cell/>
          <table:table-cell table:style-name="ce4" table:formula="of:=[$redistribution_low.B46]" office:value-type="float" office:value="0.385917261494474" calcext:value-type="float">
            <text:p>0.385917261494474</text:p>
          </table:table-cell>
          <table:table-cell table:style-name="ce4" table:formula="of:=[$redistribution_low.C46]" office:value-type="float" office:value="0.470028905657089" calcext:value-type="float">
            <text:p>0.470028905657089</text:p>
          </table:table-cell>
          <table:table-cell table:style-name="ce4" table:formula="of:=[$redistribution_low.D46]" office:value-type="float" office:value="0.403490412412309" calcext:value-type="float">
            <text:p>0.403490412412309</text:p>
          </table:table-cell>
          <table:table-cell table:style-name="ce4" table:formula="of:=[$redistribution_low.E46]" office:value-type="float" office:value="0.446370841995338" calcext:value-type="float">
            <text:p>0.446370841995338</text:p>
          </table:table-cell>
          <table:table-cell/>
          <table:table-cell table:style-name="ce4" table:formula="of:=[$Redistribution_high.B46]" office:value-type="float" office:value="0.397098459445813" calcext:value-type="float">
            <text:p>0.397098459445813</text:p>
          </table:table-cell>
          <table:table-cell table:style-name="ce4" table:formula="of:=[$Redistribution_high.C46]" office:value-type="float" office:value="0.470758016210226" calcext:value-type="float">
            <text:p>0.470758016210226</text:p>
          </table:table-cell>
          <table:table-cell table:style-name="ce4" table:formula="of:=[$Redistribution_high.D46]" office:value-type="float" office:value="0.413003246875786" calcext:value-type="float">
            <text:p>0.413003246875786</text:p>
          </table:table-cell>
          <table:table-cell table:style-name="ce4" table:formula="of:=[$Redistribution_high.E46]" office:value-type="float" office:value="0.450431181496197" calcext:value-type="float">
            <text:p>0.450431181496197</text:p>
          </table:table-cell>
          <table:table-cell table:number-columns-repeated="49"/>
        </table:table-row>
        <table:table-row table:style-name="ro3">
          <table:table-cell table:style-name="ce4" table:formula="of:=[.A49]+1" office:value-type="float" office:value="94" calcext:value-type="float">
            <text:p>94</text:p>
          </table:table-cell>
          <table:table-cell table:style-name="ce4" table:formula="of:=[$Redistribution_central.B47]" office:value-type="float" office:value="0.395411472196663" calcext:value-type="float">
            <text:p>0.395411472196663</text:p>
          </table:table-cell>
          <table:table-cell table:style-name="ce4" table:formula="of:=[$Redistribution_central.C47]" office:value-type="float" office:value="0.465939018929437" calcext:value-type="float">
            <text:p>0.465939018929437</text:p>
          </table:table-cell>
          <table:table-cell table:style-name="ce4" table:formula="of:=[$Redistribution_central.D47]" office:value-type="float" office:value="0.407306777155709" calcext:value-type="float">
            <text:p>0.407306777155709</text:p>
          </table:table-cell>
          <table:table-cell table:style-name="ce4" table:formula="of:=[$Redistribution_central.E47]" office:value-type="float" office:value="0.448748071540672" calcext:value-type="float">
            <text:p>0.448748071540672</text:p>
          </table:table-cell>
          <table:table-cell/>
          <table:table-cell table:style-name="ce4" table:formula="of:=[$redistribution_low.B47]" office:value-type="float" office:value="0.393967211540815" calcext:value-type="float">
            <text:p>0.393967211540815</text:p>
          </table:table-cell>
          <table:table-cell table:style-name="ce4" table:formula="of:=[$redistribution_low.C47]" office:value-type="float" office:value="0.473032290931582" calcext:value-type="float">
            <text:p>0.473032290931582</text:p>
          </table:table-cell>
          <table:table-cell table:style-name="ce4" table:formula="of:=[$redistribution_low.D47]" office:value-type="float" office:value="0.406549482290707" calcext:value-type="float">
            <text:p>0.406549482290707</text:p>
          </table:table-cell>
          <table:table-cell table:style-name="ce4" table:formula="of:=[$redistribution_low.E47]" office:value-type="float" office:value="0.457076596509166" calcext:value-type="float">
            <text:p>0.457076596509166</text:p>
          </table:table-cell>
          <table:table-cell/>
          <table:table-cell table:style-name="ce4" table:formula="of:=[$Redistribution_high.B47]" office:value-type="float" office:value="0.402834141618756" calcext:value-type="float">
            <text:p>0.402834141618756</text:p>
          </table:table-cell>
          <table:table-cell table:style-name="ce4" table:formula="of:=[$Redistribution_high.C47]" office:value-type="float" office:value="0.473395879609791" calcext:value-type="float">
            <text:p>0.473395879609791</text:p>
          </table:table-cell>
          <table:table-cell table:style-name="ce4" table:formula="of:=[$Redistribution_high.D47]" office:value-type="float" office:value="0.415010499799753" calcext:value-type="float">
            <text:p>0.415010499799753</text:p>
          </table:table-cell>
          <table:table-cell table:style-name="ce4" table:formula="of:=[$Redistribution_high.E47]" office:value-type="float" office:value="0.460559228767689" calcext:value-type="float">
            <text:p>0.460559228767689</text:p>
          </table:table-cell>
          <table:table-cell table:number-columns-repeated="49"/>
        </table:table-row>
        <table:table-row table:style-name="ro3">
          <table:table-cell table:style-name="ce4" table:formula="of:=[.A50]+1" office:value-type="float" office:value="95" calcext:value-type="float">
            <text:p>95</text:p>
          </table:table-cell>
          <table:table-cell table:style-name="ce4" table:formula="of:=[$Redistribution_central.B48]" office:value-type="float" office:value="0.39512684358789" calcext:value-type="float">
            <text:p>0.39512684358789</text:p>
          </table:table-cell>
          <table:table-cell table:style-name="ce4" table:formula="of:=[$Redistribution_central.C48]" office:value-type="float" office:value="0.469609153474431" calcext:value-type="float">
            <text:p>0.469609153474431</text:p>
          </table:table-cell>
          <table:table-cell table:style-name="ce4" table:formula="of:=[$Redistribution_central.D48]" office:value-type="float" office:value="0.408551129274894" calcext:value-type="float">
            <text:p>0.408551129274894</text:p>
          </table:table-cell>
          <table:table-cell table:style-name="ce4" table:formula="of:=[$Redistribution_central.E48]" office:value-type="float" office:value="0.452444649589243" calcext:value-type="float">
            <text:p>0.452444649589243</text:p>
          </table:table-cell>
          <table:table-cell/>
          <table:table-cell table:style-name="ce4" table:formula="of:=[$redistribution_low.B48]" office:value-type="float" office:value="0.390305328803913" calcext:value-type="float">
            <text:p>0.390305328803913</text:p>
          </table:table-cell>
          <table:table-cell table:style-name="ce4" table:formula="of:=[$redistribution_low.C48]" office:value-type="float" office:value="0.472524568049719" calcext:value-type="float">
            <text:p>0.472524568049719</text:p>
          </table:table-cell>
          <table:table-cell table:style-name="ce4" table:formula="of:=[$redistribution_low.D48]" office:value-type="float" office:value="0.402987925930104" calcext:value-type="float">
            <text:p>0.402987925930104</text:p>
          </table:table-cell>
          <table:table-cell table:style-name="ce4" table:formula="of:=[$redistribution_low.E48]" office:value-type="float" office:value="0.455559374739652" calcext:value-type="float">
            <text:p>0.455559374739652</text:p>
          </table:table-cell>
          <table:table-cell/>
          <table:table-cell table:style-name="ce4" table:formula="of:=[$Redistribution_high.B48]" office:value-type="float" office:value="0.396473048206518" calcext:value-type="float">
            <text:p>0.396473048206518</text:p>
          </table:table-cell>
          <table:table-cell table:style-name="ce4" table:formula="of:=[$Redistribution_high.C48]" office:value-type="float" office:value="0.463899553155042" calcext:value-type="float">
            <text:p>0.463899553155042</text:p>
          </table:table-cell>
          <table:table-cell table:style-name="ce4" table:formula="of:=[$Redistribution_high.D48]" office:value-type="float" office:value="0.406513503489506" calcext:value-type="float">
            <text:p>0.406513503489506</text:p>
          </table:table-cell>
          <table:table-cell table:style-name="ce4" table:formula="of:=[$Redistribution_high.E48]" office:value-type="float" office:value="0.451623072700247" calcext:value-type="float">
            <text:p>0.451623072700247</text:p>
          </table:table-cell>
          <table:table-cell table:number-columns-repeated="49"/>
        </table:table-row>
        <table:table-row table:style-name="ro3">
          <table:table-cell table:style-name="ce4" table:formula="of:=[.A51]+1" office:value-type="float" office:value="96" calcext:value-type="float">
            <text:p>96</text:p>
          </table:table-cell>
          <table:table-cell table:style-name="ce4" table:formula="of:=[$Redistribution_central.B49]" office:value-type="float" office:value="0.394443791399782" calcext:value-type="float">
            <text:p>0.394443791399782</text:p>
          </table:table-cell>
          <table:table-cell table:style-name="ce4" table:formula="of:=[$Redistribution_central.C49]" office:value-type="float" office:value="0.468453810393034" calcext:value-type="float">
            <text:p>0.468453810393034</text:p>
          </table:table-cell>
          <table:table-cell table:style-name="ce4" table:formula="of:=[$Redistribution_central.D49]" office:value-type="float" office:value="0.405667791529841" calcext:value-type="float">
            <text:p>0.405667791529841</text:p>
          </table:table-cell>
          <table:table-cell table:style-name="ce4" table:formula="of:=[$Redistribution_central.E49]" office:value-type="float" office:value="0.453440417286125" calcext:value-type="float">
            <text:p>0.453440417286125</text:p>
          </table:table-cell>
          <table:table-cell/>
          <table:table-cell table:style-name="ce4" table:formula="of:=[$redistribution_low.B49]" office:value-type="float" office:value="0.395510587807452" calcext:value-type="float">
            <text:p>0.395510587807452</text:p>
          </table:table-cell>
          <table:table-cell table:style-name="ce4" table:formula="of:=[$redistribution_low.C49]" office:value-type="float" office:value="0.480154554192619" calcext:value-type="float">
            <text:p>0.480154554192619</text:p>
          </table:table-cell>
          <table:table-cell table:style-name="ce4" table:formula="of:=[$redistribution_low.D49]" office:value-type="float" office:value="0.40768605376871" calcext:value-type="float">
            <text:p>0.40768605376871</text:p>
          </table:table-cell>
          <table:table-cell table:style-name="ce4" table:formula="of:=[$redistribution_low.E49]" office:value-type="float" office:value="0.464567310129046" calcext:value-type="float">
            <text:p>0.464567310129046</text:p>
          </table:table-cell>
          <table:table-cell/>
          <table:table-cell table:style-name="ce4" table:formula="of:=[$Redistribution_high.B49]" office:value-type="float" office:value="0.391321908460852" calcext:value-type="float">
            <text:p>0.391321908460852</text:p>
          </table:table-cell>
          <table:table-cell table:style-name="ce4" table:formula="of:=[$Redistribution_high.C49]" office:value-type="float" office:value="0.459353728496349" calcext:value-type="float">
            <text:p>0.459353728496349</text:p>
          </table:table-cell>
          <table:table-cell table:style-name="ce4" table:formula="of:=[$Redistribution_high.D49]" office:value-type="float" office:value="0.401644886834791" calcext:value-type="float">
            <text:p>0.401644886834791</text:p>
          </table:table-cell>
          <table:table-cell table:style-name="ce4" table:formula="of:=[$Redistribution_high.E49]" office:value-type="float" office:value="0.447089169750069" calcext:value-type="float">
            <text:p>0.447089169750069</text:p>
          </table:table-cell>
          <table:table-cell table:number-columns-repeated="49"/>
        </table:table-row>
        <table:table-row table:style-name="ro3">
          <table:table-cell table:style-name="ce4" table:formula="of:=[.A52]+1" office:value-type="float" office:value="97" calcext:value-type="float">
            <text:p>97</text:p>
          </table:table-cell>
          <table:table-cell table:style-name="ce4" table:formula="of:=[$Redistribution_central.B50]" office:value-type="float" office:value="0.388604928429639" calcext:value-type="float">
            <text:p>0.388604928429639</text:p>
          </table:table-cell>
          <table:table-cell table:style-name="ce4" table:formula="of:=[$Redistribution_central.C50]" office:value-type="float" office:value="0.468463409272201" calcext:value-type="float">
            <text:p>0.468463409272201</text:p>
          </table:table-cell>
          <table:table-cell table:style-name="ce4" table:formula="of:=[$Redistribution_central.D50]" office:value-type="float" office:value="0.403903962049282" calcext:value-type="float">
            <text:p>0.403903962049282</text:p>
          </table:table-cell>
          <table:table-cell table:style-name="ce4" table:formula="of:=[$Redistribution_central.E50]" office:value-type="float" office:value="0.44737609308899" calcext:value-type="float">
            <text:p>0.44737609308899</text:p>
          </table:table-cell>
          <table:table-cell/>
          <table:table-cell table:style-name="ce4" table:formula="of:=[$redistribution_low.B50]" office:value-type="float" office:value="0.385120875888506" calcext:value-type="float">
            <text:p>0.385120875888506</text:p>
          </table:table-cell>
          <table:table-cell table:style-name="ce4" table:formula="of:=[$redistribution_low.C50]" office:value-type="float" office:value="0.471910992864052" calcext:value-type="float">
            <text:p>0.471910992864052</text:p>
          </table:table-cell>
          <table:table-cell table:style-name="ce4" table:formula="of:=[$redistribution_low.D50]" office:value-type="float" office:value="0.399824366352096" calcext:value-type="float">
            <text:p>0.399824366352096</text:p>
          </table:table-cell>
          <table:table-cell table:style-name="ce4" table:formula="of:=[$redistribution_low.E50]" office:value-type="float" office:value="0.451807544701509" calcext:value-type="float">
            <text:p>0.451807544701509</text:p>
          </table:table-cell>
          <table:table-cell/>
          <table:table-cell table:style-name="ce4" table:formula="of:=[$Redistribution_high.B50]" office:value-type="float" office:value="0.388539528127258" calcext:value-type="float">
            <text:p>0.388539528127258</text:p>
          </table:table-cell>
          <table:table-cell table:style-name="ce4" table:formula="of:=[$Redistribution_high.C50]" office:value-type="float" office:value="0.460365930022975" calcext:value-type="float">
            <text:p>0.460365930022975</text:p>
          </table:table-cell>
          <table:table-cell table:style-name="ce4" table:formula="of:=[$Redistribution_high.D50]" office:value-type="float" office:value="0.402900008409392" calcext:value-type="float">
            <text:p>0.402900008409392</text:p>
          </table:table-cell>
          <table:table-cell table:style-name="ce4" table:formula="of:=[$Redistribution_high.E50]" office:value-type="float" office:value="0.441661033674621" calcext:value-type="float">
            <text:p>0.441661033674621</text:p>
          </table:table-cell>
          <table:table-cell table:number-columns-repeated="49"/>
        </table:table-row>
        <table:table-row table:style-name="ro3">
          <table:table-cell table:style-name="ce4" table:formula="of:=[.A53]+1" office:value-type="float" office:value="98" calcext:value-type="float">
            <text:p>98</text:p>
          </table:table-cell>
          <table:table-cell table:style-name="ce4" table:formula="of:=[$Redistribution_central.B51]" office:value-type="float" office:value="0.388031146978903" calcext:value-type="float">
            <text:p>0.388031146978903</text:p>
          </table:table-cell>
          <table:table-cell table:style-name="ce4" table:formula="of:=[$Redistribution_central.C51]" office:value-type="float" office:value="0.458885612616762" calcext:value-type="float">
            <text:p>0.458885612616762</text:p>
          </table:table-cell>
          <table:table-cell table:style-name="ce4" table:formula="of:=[$Redistribution_central.D51]" office:value-type="float" office:value="0.39899423733019" calcext:value-type="float">
            <text:p>0.39899423733019</text:p>
          </table:table-cell>
          <table:table-cell table:style-name="ce4" table:formula="of:=[$Redistribution_central.E51]" office:value-type="float" office:value="0.443978125401369" calcext:value-type="float">
            <text:p>0.443978125401369</text:p>
          </table:table-cell>
          <table:table-cell/>
          <table:table-cell table:style-name="ce4" table:formula="of:=[$redistribution_low.B51]" office:value-type="float" office:value="0.383027932415787" calcext:value-type="float">
            <text:p>0.383027932415787</text:p>
          </table:table-cell>
          <table:table-cell table:style-name="ce4" table:formula="of:=[$redistribution_low.C51]" office:value-type="float" office:value="0.465224599438359" calcext:value-type="float">
            <text:p>0.465224599438359</text:p>
          </table:table-cell>
          <table:table-cell table:style-name="ce4" table:formula="of:=[$redistribution_low.D51]" office:value-type="float" office:value="0.394881552427919" calcext:value-type="float">
            <text:p>0.394881552427919</text:p>
          </table:table-cell>
          <table:table-cell table:style-name="ce4" table:formula="of:=[$redistribution_low.E51]" office:value-type="float" office:value="0.44992279759882" calcext:value-type="float">
            <text:p>0.44992279759882</text:p>
          </table:table-cell>
          <table:table-cell/>
          <table:table-cell table:style-name="ce4" table:formula="of:=[$Redistribution_high.B51]" office:value-type="float" office:value="0.394662922449512" calcext:value-type="float">
            <text:p>0.394662922449512</text:p>
          </table:table-cell>
          <table:table-cell table:style-name="ce4" table:formula="of:=[$Redistribution_high.C51]" office:value-type="float" office:value="0.465547920198092" calcext:value-type="float">
            <text:p>0.465547920198092</text:p>
          </table:table-cell>
          <table:table-cell table:style-name="ce4" table:formula="of:=[$Redistribution_high.D51]" office:value-type="float" office:value="0.40507703759965" calcext:value-type="float">
            <text:p>0.40507703759965</text:p>
          </table:table-cell>
          <table:table-cell table:style-name="ce4" table:formula="of:=[$Redistribution_high.E51]" office:value-type="float" office:value="0.452314130422599" calcext:value-type="float">
            <text:p>0.452314130422599</text:p>
          </table:table-cell>
          <table:table-cell table:number-columns-repeated="49"/>
        </table:table-row>
        <table:table-row table:style-name="ro3">
          <table:table-cell table:style-name="ce4" table:formula="of:=[.A54]+1" office:value-type="float" office:value="99" calcext:value-type="float">
            <text:p>99</text:p>
          </table:table-cell>
          <table:table-cell table:style-name="ce4" table:formula="of:=[$Redistribution_central.B52]" office:value-type="float" office:value="0.39154952817923" calcext:value-type="float">
            <text:p>0.39154952817923</text:p>
          </table:table-cell>
          <table:table-cell table:style-name="ce4" table:formula="of:=[$Redistribution_central.C52]" office:value-type="float" office:value="0.460251450849557" calcext:value-type="float">
            <text:p>0.460251450849557</text:p>
          </table:table-cell>
          <table:table-cell table:style-name="ce4" table:formula="of:=[$Redistribution_central.D52]" office:value-type="float" office:value="0.403135315048235" calcext:value-type="float">
            <text:p>0.403135315048235</text:p>
          </table:table-cell>
          <table:table-cell table:style-name="ce4" table:formula="of:=[$Redistribution_central.E52]" office:value-type="float" office:value="0.445448377417665" calcext:value-type="float">
            <text:p>0.445448377417665</text:p>
          </table:table-cell>
          <table:table-cell/>
          <table:table-cell table:style-name="ce4" table:formula="of:=[$redistribution_low.B52]" office:value-type="float" office:value="0.382856186054196" calcext:value-type="float">
            <text:p>0.382856186054196</text:p>
          </table:table-cell>
          <table:table-cell table:style-name="ce4" table:formula="of:=[$redistribution_low.C52]" office:value-type="float" office:value="0.465594526332442" calcext:value-type="float">
            <text:p>0.465594526332442</text:p>
          </table:table-cell>
          <table:table-cell table:style-name="ce4" table:formula="of:=[$redistribution_low.D52]" office:value-type="float" office:value="0.394210848731996" calcext:value-type="float">
            <text:p>0.394210848731996</text:p>
          </table:table-cell>
          <table:table-cell table:style-name="ce4" table:formula="of:=[$redistribution_low.E52]" office:value-type="float" office:value="0.450387999297488" calcext:value-type="float">
            <text:p>0.450387999297488</text:p>
          </table:table-cell>
          <table:table-cell/>
          <table:table-cell table:style-name="ce4" table:formula="of:=[$Redistribution_high.B52]" office:value-type="float" office:value="0.395687753759" calcext:value-type="float">
            <text:p>0.395687753759</text:p>
          </table:table-cell>
          <table:table-cell table:style-name="ce4" table:formula="of:=[$Redistribution_high.C52]" office:value-type="float" office:value="0.464429306914342" calcext:value-type="float">
            <text:p>0.464429306914342</text:p>
          </table:table-cell>
          <table:table-cell table:style-name="ce4" table:formula="of:=[$Redistribution_high.D52]" office:value-type="float" office:value="0.405866646165995" calcext:value-type="float">
            <text:p>0.405866646165995</text:p>
          </table:table-cell>
          <table:table-cell table:style-name="ce4" table:formula="of:=[$Redistribution_high.E52]" office:value-type="float" office:value="0.45313872339658" calcext:value-type="float">
            <text:p>0.45313872339658</text:p>
          </table:table-cell>
          <table:table-cell table:number-columns-repeated="49"/>
        </table:table-row>
        <table:table-row table:style-name="ro3">
          <table:table-cell table:style-name="ce4" table:formula="of:=[.A55]+1" office:value-type="float" office:value="100" calcext:value-type="float">
            <text:p>100</text:p>
          </table:table-cell>
          <table:table-cell table:style-name="ce4" table:formula="of:=[$Redistribution_central.B53]" office:value-type="float" office:value="0.391772529682971" calcext:value-type="float">
            <text:p>0.391772529682971</text:p>
          </table:table-cell>
          <table:table-cell table:style-name="ce4" table:formula="of:=[$Redistribution_central.C53]" office:value-type="float" office:value="0.461992551439518" calcext:value-type="float">
            <text:p>0.461992551439518</text:p>
          </table:table-cell>
          <table:table-cell table:style-name="ce4" table:formula="of:=[$Redistribution_central.D53]" office:value-type="float" office:value="0.401662115918884" calcext:value-type="float">
            <text:p>0.401662115918884</text:p>
          </table:table-cell>
          <table:table-cell table:style-name="ce4" table:formula="of:=[$Redistribution_central.E53]" office:value-type="float" office:value="0.450948805612544" calcext:value-type="float">
            <text:p>0.450948805612544</text:p>
          </table:table-cell>
          <table:table-cell/>
          <table:table-cell table:style-name="ce4" table:formula="of:=[$redistribution_low.B53]" office:value-type="float" office:value="0.385230721115924" calcext:value-type="float">
            <text:p>0.385230721115924</text:p>
          </table:table-cell>
          <table:table-cell table:style-name="ce4" table:formula="of:=[$redistribution_low.C53]" office:value-type="float" office:value="0.467041221340834" calcext:value-type="float">
            <text:p>0.467041221340834</text:p>
          </table:table-cell>
          <table:table-cell table:style-name="ce4" table:formula="of:=[$redistribution_low.D53]" office:value-type="float" office:value="0.396313386401326" calcext:value-type="float">
            <text:p>0.396313386401326</text:p>
          </table:table-cell>
          <table:table-cell table:style-name="ce4" table:formula="of:=[$redistribution_low.E53]" office:value-type="float" office:value="0.452079953080125" calcext:value-type="float">
            <text:p>0.452079953080125</text:p>
          </table:table-cell>
          <table:table-cell/>
          <table:table-cell table:style-name="ce4" table:formula="of:=[$Redistribution_high.B53]" office:value-type="float" office:value="0.393722107509895" calcext:value-type="float">
            <text:p>0.393722107509895</text:p>
          </table:table-cell>
          <table:table-cell table:style-name="ce4" table:formula="of:=[$Redistribution_high.C53]" office:value-type="float" office:value="0.462013806660776" calcext:value-type="float">
            <text:p>0.462013806660776</text:p>
          </table:table-cell>
          <table:table-cell table:style-name="ce4" table:formula="of:=[$Redistribution_high.D53]" office:value-type="float" office:value="0.403786568259321" calcext:value-type="float">
            <text:p>0.403786568259321</text:p>
          </table:table-cell>
          <table:table-cell table:style-name="ce4" table:formula="of:=[$Redistribution_high.E53]" office:value-type="float" office:value="0.448582978118009" calcext:value-type="float">
            <text:p>0.448582978118009</text:p>
          </table:table-cell>
          <table:table-cell table:number-columns-repeated="49"/>
        </table:table-row>
        <table:table-row table:style-name="ro3">
          <table:table-cell table:style-name="ce4" table:formula="of:=[.A56]+1" office:value-type="float" office:value="101" calcext:value-type="float">
            <text:p>101</text:p>
          </table:table-cell>
          <table:table-cell table:style-name="ce4" table:formula="of:=[$Redistribution_central.B54]" office:value-type="float" office:value="0.387988294530578" calcext:value-type="float">
            <text:p>0.387988294530578</text:p>
          </table:table-cell>
          <table:table-cell table:style-name="ce4" table:formula="of:=[$Redistribution_central.C54]" office:value-type="float" office:value="0.462029161138077" calcext:value-type="float">
            <text:p>0.462029161138077</text:p>
          </table:table-cell>
          <table:table-cell table:style-name="ce4" table:formula="of:=[$Redistribution_central.D54]" office:value-type="float" office:value="0.40127605668912" calcext:value-type="float">
            <text:p>0.40127605668912</text:p>
          </table:table-cell>
          <table:table-cell table:style-name="ce4" table:formula="of:=[$Redistribution_central.E54]" office:value-type="float" office:value="0.443903875635575" calcext:value-type="float">
            <text:p>0.443903875635575</text:p>
          </table:table-cell>
          <table:table-cell/>
          <table:table-cell table:style-name="ce4" table:formula="of:=[$redistribution_low.B54]" office:value-type="float" office:value="0.382080442772478" calcext:value-type="float">
            <text:p>0.382080442772478</text:p>
          </table:table-cell>
          <table:table-cell table:style-name="ce4" table:formula="of:=[$redistribution_low.C54]" office:value-type="float" office:value="0.46000861182037" calcext:value-type="float">
            <text:p>0.46000861182037</text:p>
          </table:table-cell>
          <table:table-cell table:style-name="ce4" table:formula="of:=[$redistribution_low.D54]" office:value-type="float" office:value="0.393389045822048" calcext:value-type="float">
            <text:p>0.393389045822048</text:p>
          </table:table-cell>
          <table:table-cell table:style-name="ce4" table:formula="of:=[$redistribution_low.E54]" office:value-type="float" office:value="0.443591505435565" calcext:value-type="float">
            <text:p>0.443591505435565</text:p>
          </table:table-cell>
          <table:table-cell/>
          <table:table-cell table:style-name="ce4" table:formula="of:=[$Redistribution_high.B54]" office:value-type="float" office:value="0.38937178358141" calcext:value-type="float">
            <text:p>0.38937178358141</text:p>
          </table:table-cell>
          <table:table-cell table:style-name="ce4" table:formula="of:=[$Redistribution_high.C54]" office:value-type="float" office:value="0.456869675198916" calcext:value-type="float">
            <text:p>0.456869675198916</text:p>
          </table:table-cell>
          <table:table-cell table:style-name="ce4" table:formula="of:=[$Redistribution_high.D54]" office:value-type="float" office:value="0.402545586231718" calcext:value-type="float">
            <text:p>0.402545586231718</text:p>
          </table:table-cell>
          <table:table-cell table:style-name="ce4" table:formula="of:=[$Redistribution_high.E54]" office:value-type="float" office:value="0.44112858374434" calcext:value-type="float">
            <text:p>0.44112858374434</text:p>
          </table:table-cell>
          <table:table-cell table:number-columns-repeated="49"/>
        </table:table-row>
        <table:table-row table:style-name="ro3">
          <table:table-cell table:style-name="ce4" table:formula="of:=[.A57]+1" office:value-type="float" office:value="102" calcext:value-type="float">
            <text:p>102</text:p>
          </table:table-cell>
          <table:table-cell table:style-name="ce4" table:formula="of:=[$Redistribution_central.B55]" office:value-type="float" office:value="0.392806937445227" calcext:value-type="float">
            <text:p>0.392806937445227</text:p>
          </table:table-cell>
          <table:table-cell table:style-name="ce4" table:formula="of:=[$Redistribution_central.C55]" office:value-type="float" office:value="0.463536878960266" calcext:value-type="float">
            <text:p>0.463536878960266</text:p>
          </table:table-cell>
          <table:table-cell table:style-name="ce4" table:formula="of:=[$Redistribution_central.D55]" office:value-type="float" office:value="0.403473560316527" calcext:value-type="float">
            <text:p>0.403473560316527</text:p>
          </table:table-cell>
          <table:table-cell table:style-name="ce4" table:formula="of:=[$Redistribution_central.E55]" office:value-type="float" office:value="0.448883587084491" calcext:value-type="float">
            <text:p>0.448883587084491</text:p>
          </table:table-cell>
          <table:table-cell/>
          <table:table-cell table:style-name="ce4" table:formula="of:=[$redistribution_low.B55]" office:value-type="float" office:value="0.382510909698423" calcext:value-type="float">
            <text:p>0.382510909698423</text:p>
          </table:table-cell>
          <table:table-cell table:style-name="ce4" table:formula="of:=[$redistribution_low.C55]" office:value-type="float" office:value="0.464993810895443" calcext:value-type="float">
            <text:p>0.464993810895443</text:p>
          </table:table-cell>
          <table:table-cell table:style-name="ce4" table:formula="of:=[$redistribution_low.D55]" office:value-type="float" office:value="0.393187709190125" calcext:value-type="float">
            <text:p>0.393187709190125</text:p>
          </table:table-cell>
          <table:table-cell table:style-name="ce4" table:formula="of:=[$redistribution_low.E55]" office:value-type="float" office:value="0.452143877295186" calcext:value-type="float">
            <text:p>0.452143877295186</text:p>
          </table:table-cell>
          <table:table-cell/>
          <table:table-cell table:style-name="ce4" table:formula="of:=[$Redistribution_high.B55]" office:value-type="float" office:value="0.396997729313343" calcext:value-type="float">
            <text:p>0.396997729313343</text:p>
          </table:table-cell>
          <table:table-cell table:style-name="ce4" table:formula="of:=[$Redistribution_high.C55]" office:value-type="float" office:value="0.464710457775528" calcext:value-type="float">
            <text:p>0.464710457775528</text:p>
          </table:table-cell>
          <table:table-cell table:style-name="ce4" table:formula="of:=[$Redistribution_high.D55]" office:value-type="float" office:value="0.405832152823615" calcext:value-type="float">
            <text:p>0.405832152823615</text:p>
          </table:table-cell>
          <table:table-cell table:style-name="ce4" table:formula="of:=[$Redistribution_high.E55]" office:value-type="float" office:value="0.453925514323747" calcext:value-type="float">
            <text:p>0.453925514323747</text:p>
          </table:table-cell>
          <table:table-cell table:number-columns-repeated="49"/>
        </table:table-row>
        <table:table-row table:style-name="ro3">
          <table:table-cell table:style-name="ce4" table:formula="of:=[.A58]+1" office:value-type="float" office:value="103" calcext:value-type="float">
            <text:p>103</text:p>
          </table:table-cell>
          <table:table-cell table:style-name="ce4" table:formula="of:=[$Redistribution_central.B56]" office:value-type="float" office:value="0.394617982035399" calcext:value-type="float">
            <text:p>0.394617982035399</text:p>
          </table:table-cell>
          <table:table-cell table:style-name="ce4" table:formula="of:=[$Redistribution_central.C56]" office:value-type="float" office:value="0.46618969925334" calcext:value-type="float">
            <text:p>0.46618969925334</text:p>
          </table:table-cell>
          <table:table-cell table:style-name="ce4" table:formula="of:=[$Redistribution_central.D56]" office:value-type="float" office:value="0.404722198181692" calcext:value-type="float">
            <text:p>0.404722198181692</text:p>
          </table:table-cell>
          <table:table-cell table:style-name="ce4" table:formula="of:=[$Redistribution_central.E56]" office:value-type="float" office:value="0.453210006193071" calcext:value-type="float">
            <text:p>0.453210006193071</text:p>
          </table:table-cell>
          <table:table-cell/>
          <table:table-cell table:style-name="ce4" table:formula="of:=[$redistribution_low.B56]" office:value-type="float" office:value="0.386460957197887" calcext:value-type="float">
            <text:p>0.386460957197887</text:p>
          </table:table-cell>
          <table:table-cell table:style-name="ce4" table:formula="of:=[$redistribution_low.C56]" office:value-type="float" office:value="0.46826618005984" calcext:value-type="float">
            <text:p>0.46826618005984</text:p>
          </table:table-cell>
          <table:table-cell table:style-name="ce4" table:formula="of:=[$redistribution_low.D56]" office:value-type="float" office:value="0.39761594413935" calcext:value-type="float">
            <text:p>0.39761594413935</text:p>
          </table:table-cell>
          <table:table-cell table:style-name="ce4" table:formula="of:=[$redistribution_low.E56]" office:value-type="float" office:value="0.45544109300027" calcext:value-type="float">
            <text:p>0.45544109300027</text:p>
          </table:table-cell>
          <table:table-cell/>
          <table:table-cell table:style-name="ce4" table:formula="of:=[$Redistribution_high.B56]" office:value-type="float" office:value="0.393032786381412" calcext:value-type="float">
            <text:p>0.393032786381412</text:p>
          </table:table-cell>
          <table:table-cell table:style-name="ce4" table:formula="of:=[$Redistribution_high.C56]" office:value-type="float" office:value="0.464584268513312" calcext:value-type="float">
            <text:p>0.464584268513312</text:p>
          </table:table-cell>
          <table:table-cell table:style-name="ce4" table:formula="of:=[$Redistribution_high.D56]" office:value-type="float" office:value="0.402431760071263" calcext:value-type="float">
            <text:p>0.402431760071263</text:p>
          </table:table-cell>
          <table:table-cell table:style-name="ce4" table:formula="of:=[$Redistribution_high.E56]" office:value-type="float" office:value="0.452092051863335" calcext:value-type="float">
            <text:p>0.452092051863335</text:p>
          </table:table-cell>
          <table:table-cell table:number-columns-repeated="49"/>
        </table:table-row>
        <table:table-row table:style-name="ro3">
          <table:table-cell table:style-name="ce4" table:formula="of:=[.A59]+1" office:value-type="float" office:value="104" calcext:value-type="float">
            <text:p>104</text:p>
          </table:table-cell>
          <table:table-cell table:style-name="ce4" table:formula="of:=[$Redistribution_central.B57]" office:value-type="float" office:value="0.393466453783494" calcext:value-type="float">
            <text:p>0.393466453783494</text:p>
          </table:table-cell>
          <table:table-cell table:style-name="ce4" table:formula="of:=[$Redistribution_central.C57]" office:value-type="float" office:value="0.470330772759831" calcext:value-type="float">
            <text:p>0.470330772759831</text:p>
          </table:table-cell>
          <table:table-cell table:style-name="ce4" table:formula="of:=[$Redistribution_central.D57]" office:value-type="float" office:value="0.404163727055741" calcext:value-type="float">
            <text:p>0.404163727055741</text:p>
          </table:table-cell>
          <table:table-cell table:style-name="ce4" table:formula="of:=[$Redistribution_central.E57]" office:value-type="float" office:value="0.455253225288971" calcext:value-type="float">
            <text:p>0.455253225288971</text:p>
          </table:table-cell>
          <table:table-cell/>
          <table:table-cell table:style-name="ce4" table:formula="of:=[$redistribution_low.B57]" office:value-type="float" office:value="0.377341754739969" calcext:value-type="float">
            <text:p>0.377341754739969</text:p>
          </table:table-cell>
          <table:table-cell table:style-name="ce4" table:formula="of:=[$redistribution_low.C57]" office:value-type="float" office:value="0.455156310000993" calcext:value-type="float">
            <text:p>0.455156310000993</text:p>
          </table:table-cell>
          <table:table-cell table:style-name="ce4" table:formula="of:=[$redistribution_low.D57]" office:value-type="float" office:value="0.387067141324004" calcext:value-type="float">
            <text:p>0.387067141324004</text:p>
          </table:table-cell>
          <table:table-cell table:style-name="ce4" table:formula="of:=[$redistribution_low.E57]" office:value-type="float" office:value="0.442951660759339" calcext:value-type="float">
            <text:p>0.442951660759339</text:p>
          </table:table-cell>
          <table:table-cell/>
          <table:table-cell table:style-name="ce4" table:formula="of:=[$Redistribution_high.B57]" office:value-type="float" office:value="0.391144422391444" calcext:value-type="float">
            <text:p>0.391144422391444</text:p>
          </table:table-cell>
          <table:table-cell table:style-name="ce4" table:formula="of:=[$Redistribution_high.C57]" office:value-type="float" office:value="0.454674720625142" calcext:value-type="float">
            <text:p>0.454674720625142</text:p>
          </table:table-cell>
          <table:table-cell table:style-name="ce4" table:formula="of:=[$Redistribution_high.D57]" office:value-type="float" office:value="0.399599399344297" calcext:value-type="float">
            <text:p>0.399599399344297</text:p>
          </table:table-cell>
          <table:table-cell table:style-name="ce4" table:formula="of:=[$Redistribution_high.E57]" office:value-type="float" office:value="0.4457544362538" calcext:value-type="float">
            <text:p>0.4457544362538</text:p>
          </table:table-cell>
          <table:table-cell table:number-columns-repeated="49"/>
        </table:table-row>
        <table:table-row table:style-name="ro3">
          <table:table-cell table:style-name="ce4" table:formula="of:=[.A60]+1" office:value-type="float" office:value="105" calcext:value-type="float">
            <text:p>105</text:p>
          </table:table-cell>
          <table:table-cell table:style-name="ce4" table:formula="of:=[$Redistribution_central.B58]" office:value-type="float" office:value="0.389631605568266" calcext:value-type="float">
            <text:p>0.389631605568266</text:p>
          </table:table-cell>
          <table:table-cell table:style-name="ce4" table:formula="of:=[$Redistribution_central.C58]" office:value-type="float" office:value="0.460757165363404" calcext:value-type="float">
            <text:p>0.460757165363404</text:p>
          </table:table-cell>
          <table:table-cell table:style-name="ce4" table:formula="of:=[$Redistribution_central.D58]" office:value-type="float" office:value="0.403308606024663" calcext:value-type="float">
            <text:p>0.403308606024663</text:p>
          </table:table-cell>
          <table:table-cell table:style-name="ce4" table:formula="of:=[$Redistribution_central.E58]" office:value-type="float" office:value="0.442284261168909" calcext:value-type="float">
            <text:p>0.442284261168909</text:p>
          </table:table-cell>
          <table:table-cell/>
          <table:table-cell table:style-name="ce4" table:formula="of:=[$redistribution_low.B58]" office:value-type="float" office:value="0.373819677507736" calcext:value-type="float">
            <text:p>0.373819677507736</text:p>
          </table:table-cell>
          <table:table-cell table:style-name="ce4" table:formula="of:=[$redistribution_low.C58]" office:value-type="float" office:value="0.461444582942972" calcext:value-type="float">
            <text:p>0.461444582942972</text:p>
          </table:table-cell>
          <table:table-cell table:style-name="ce4" table:formula="of:=[$redistribution_low.D58]" office:value-type="float" office:value="0.387503278443356" calcext:value-type="float">
            <text:p>0.387503278443356</text:p>
          </table:table-cell>
          <table:table-cell table:style-name="ce4" table:formula="of:=[$redistribution_low.E58]" office:value-type="float" office:value="0.442606149180418" calcext:value-type="float">
            <text:p>0.442606149180418</text:p>
          </table:table-cell>
          <table:table-cell/>
          <table:table-cell table:style-name="ce4" table:formula="of:=[$Redistribution_high.B58]" office:value-type="float" office:value="0.386382675360435" calcext:value-type="float">
            <text:p>0.386382675360435</text:p>
          </table:table-cell>
          <table:table-cell table:style-name="ce4" table:formula="of:=[$Redistribution_high.C58]" office:value-type="float" office:value="0.450098129001947" calcext:value-type="float">
            <text:p>0.450098129001947</text:p>
          </table:table-cell>
          <table:table-cell table:style-name="ce4" table:formula="of:=[$Redistribution_high.D58]" office:value-type="float" office:value="0.396275223745108" calcext:value-type="float">
            <text:p>0.396275223745108</text:p>
          </table:table-cell>
          <table:table-cell table:style-name="ce4" table:formula="of:=[$Redistribution_high.E58]" office:value-type="float" office:value="0.438028838095428" calcext:value-type="float">
            <text:p>0.438028838095428</text:p>
          </table:table-cell>
          <table:table-cell table:number-columns-repeated="49"/>
        </table:table-row>
        <table:table-row table:style-name="ro3">
          <table:table-cell table:style-name="ce4" table:formula="of:=[.A61]+1" office:value-type="float" office:value="106" calcext:value-type="float">
            <text:p>106</text:p>
          </table:table-cell>
          <table:table-cell table:style-name="ce4" table:formula="of:=[$Redistribution_central.B59]" office:value-type="float" office:value="0.393035577055347" calcext:value-type="float">
            <text:p>0.393035577055347</text:p>
          </table:table-cell>
          <table:table-cell table:style-name="ce4" table:formula="of:=[$Redistribution_central.C59]" office:value-type="float" office:value="0.459870758415776" calcext:value-type="float">
            <text:p>0.459870758415776</text:p>
          </table:table-cell>
          <table:table-cell table:style-name="ce4" table:formula="of:=[$Redistribution_central.D59]" office:value-type="float" office:value="0.403287513376502" calcext:value-type="float">
            <text:p>0.403287513376502</text:p>
          </table:table-cell>
          <table:table-cell table:style-name="ce4" table:formula="of:=[$Redistribution_central.E59]" office:value-type="float" office:value="0.445812558034438" calcext:value-type="float">
            <text:p>0.445812558034438</text:p>
          </table:table-cell>
          <table:table-cell/>
          <table:table-cell table:style-name="ce4" table:formula="of:=[$redistribution_low.B59]" office:value-type="float" office:value="0.385352158119217" calcext:value-type="float">
            <text:p>0.385352158119217</text:p>
          </table:table-cell>
          <table:table-cell table:style-name="ce4" table:formula="of:=[$redistribution_low.C59]" office:value-type="float" office:value="0.465937634505668" calcext:value-type="float">
            <text:p>0.465937634505668</text:p>
          </table:table-cell>
          <table:table-cell table:style-name="ce4" table:formula="of:=[$redistribution_low.D59]" office:value-type="float" office:value="0.394464644432923" calcext:value-type="float">
            <text:p>0.394464644432923</text:p>
          </table:table-cell>
          <table:table-cell table:style-name="ce4" table:formula="of:=[$redistribution_low.E59]" office:value-type="float" office:value="0.453452826353285" calcext:value-type="float">
            <text:p>0.453452826353285</text:p>
          </table:table-cell>
          <table:table-cell/>
          <table:table-cell table:style-name="ce4" table:formula="of:=[$Redistribution_high.B59]" office:value-type="float" office:value="0.392081339235148" calcext:value-type="float">
            <text:p>0.392081339235148</text:p>
          </table:table-cell>
          <table:table-cell table:style-name="ce4" table:formula="of:=[$Redistribution_high.C59]" office:value-type="float" office:value="0.453097228033699" calcext:value-type="float">
            <text:p>0.453097228033699</text:p>
          </table:table-cell>
          <table:table-cell table:style-name="ce4" table:formula="of:=[$Redistribution_high.D59]" office:value-type="float" office:value="0.398604925690764" calcext:value-type="float">
            <text:p>0.398604925690764</text:p>
          </table:table-cell>
          <table:table-cell table:style-name="ce4" table:formula="of:=[$Redistribution_high.E59]" office:value-type="float" office:value="0.444601507584291" calcext:value-type="float">
            <text:p>0.444601507584291</text:p>
          </table:table-cell>
          <table:table-cell table:number-columns-repeated="49"/>
        </table:table-row>
        <table:table-row table:style-name="ro3">
          <table:table-cell table:style-name="ce4" table:formula="of:=[.A62]+1" office:value-type="float" office:value="107" calcext:value-type="float">
            <text:p>107</text:p>
          </table:table-cell>
          <table:table-cell table:style-name="ce4" table:formula="of:=[$Redistribution_central.B60]" office:value-type="float" office:value="0.391069701516607" calcext:value-type="float">
            <text:p>0.391069701516607</text:p>
          </table:table-cell>
          <table:table-cell table:style-name="ce4" table:formula="of:=[$Redistribution_central.C60]" office:value-type="float" office:value="0.461825514640097" calcext:value-type="float">
            <text:p>0.461825514640097</text:p>
          </table:table-cell>
          <table:table-cell table:style-name="ce4" table:formula="of:=[$Redistribution_central.D60]" office:value-type="float" office:value="0.402025842993694" calcext:value-type="float">
            <text:p>0.402025842993694</text:p>
          </table:table-cell>
          <table:table-cell table:style-name="ce4" table:formula="of:=[$Redistribution_central.E60]" office:value-type="float" office:value="0.448110841927241" calcext:value-type="float">
            <text:p>0.448110841927241</text:p>
          </table:table-cell>
          <table:table-cell/>
          <table:table-cell table:style-name="ce4" table:formula="of:=[$redistribution_low.B60]" office:value-type="float" office:value="0.380984740546417" calcext:value-type="float">
            <text:p>0.380984740546417</text:p>
          </table:table-cell>
          <table:table-cell table:style-name="ce4" table:formula="of:=[$redistribution_low.C60]" office:value-type="float" office:value="0.456937168082745" calcext:value-type="float">
            <text:p>0.456937168082745</text:p>
          </table:table-cell>
          <table:table-cell table:style-name="ce4" table:formula="of:=[$redistribution_low.D60]" office:value-type="float" office:value="0.388551611022427" calcext:value-type="float">
            <text:p>0.388551611022427</text:p>
          </table:table-cell>
          <table:table-cell table:style-name="ce4" table:formula="of:=[$redistribution_low.E60]" office:value-type="float" office:value="0.446927427448112" calcext:value-type="float">
            <text:p>0.446927427448112</text:p>
          </table:table-cell>
          <table:table-cell/>
          <table:table-cell table:style-name="ce4" table:formula="of:=[$Redistribution_high.B60]" office:value-type="float" office:value="0.396464252494125" calcext:value-type="float">
            <text:p>0.396464252494125</text:p>
          </table:table-cell>
          <table:table-cell table:style-name="ce4" table:formula="of:=[$Redistribution_high.C60]" office:value-type="float" office:value="0.46074835053847" calcext:value-type="float">
            <text:p>0.46074835053847</text:p>
          </table:table-cell>
          <table:table-cell table:style-name="ce4" table:formula="of:=[$Redistribution_high.D60]" office:value-type="float" office:value="0.402873776108067" calcext:value-type="float">
            <text:p>0.402873776108067</text:p>
          </table:table-cell>
          <table:table-cell table:style-name="ce4" table:formula="of:=[$Redistribution_high.E60]" office:value-type="float" office:value="0.45377983368082" calcext:value-type="float">
            <text:p>0.45377983368082</text:p>
          </table:table-cell>
          <table:table-cell table:number-columns-repeated="49"/>
        </table:table-row>
        <table:table-row table:style-name="ro3">
          <table:table-cell table:style-name="ce4" table:formula="of:=[.A63]+1" office:value-type="float" office:value="108" calcext:value-type="float">
            <text:p>108</text:p>
          </table:table-cell>
          <table:table-cell table:style-name="ce4" table:formula="of:=[$Redistribution_central.B61]" office:value-type="float" office:value="0.389961827194267" calcext:value-type="float">
            <text:p>0.389961827194267</text:p>
          </table:table-cell>
          <table:table-cell table:style-name="ce4" table:formula="of:=[$Redistribution_central.C61]" office:value-type="float" office:value="0.462181176912488" calcext:value-type="float">
            <text:p>0.462181176912488</text:p>
          </table:table-cell>
          <table:table-cell table:style-name="ce4" table:formula="of:=[$Redistribution_central.D61]" office:value-type="float" office:value="0.399661173021472" calcext:value-type="float">
            <text:p>0.399661173021472</text:p>
          </table:table-cell>
          <table:table-cell table:style-name="ce4" table:formula="of:=[$Redistribution_central.E61]" office:value-type="float" office:value="0.451208145488204" calcext:value-type="float">
            <text:p>0.451208145488204</text:p>
          </table:table-cell>
          <table:table-cell/>
          <table:table-cell table:style-name="ce4" table:formula="of:=[$redistribution_low.B61]" office:value-type="float" office:value="0.375410252526129" calcext:value-type="float">
            <text:p>0.375410252526129</text:p>
          </table:table-cell>
          <table:table-cell table:style-name="ce4" table:formula="of:=[$redistribution_low.C61]" office:value-type="float" office:value="0.449581803566193" calcext:value-type="float">
            <text:p>0.449581803566193</text:p>
          </table:table-cell>
          <table:table-cell table:style-name="ce4" table:formula="of:=[$redistribution_low.D61]" office:value-type="float" office:value="0.384296454007778" calcext:value-type="float">
            <text:p>0.384296454007778</text:p>
          </table:table-cell>
          <table:table-cell table:style-name="ce4" table:formula="of:=[$redistribution_low.E61]" office:value-type="float" office:value="0.44022399418219" calcext:value-type="float">
            <text:p>0.44022399418219</text:p>
          </table:table-cell>
          <table:table-cell/>
          <table:table-cell table:style-name="ce4" table:formula="of:=[$Redistribution_high.B61]" office:value-type="float" office:value="0.38775804685563" calcext:value-type="float">
            <text:p>0.38775804685563</text:p>
          </table:table-cell>
          <table:table-cell table:style-name="ce4" table:formula="of:=[$Redistribution_high.C61]" office:value-type="float" office:value="0.447020469004364" calcext:value-type="float">
            <text:p>0.447020469004364</text:p>
          </table:table-cell>
          <table:table-cell table:style-name="ce4" table:formula="of:=[$Redistribution_high.D61]" office:value-type="float" office:value="0.392723123703902" calcext:value-type="float">
            <text:p>0.392723123703902</text:p>
          </table:table-cell>
          <table:table-cell table:style-name="ce4" table:formula="of:=[$Redistribution_high.E61]" office:value-type="float" office:value="0.441642338508192" calcext:value-type="float">
            <text:p>0.441642338508192</text:p>
          </table:table-cell>
          <table:table-cell table:number-columns-repeated="49"/>
        </table:table-row>
        <table:table-row table:style-name="ro3">
          <table:table-cell table:style-name="ce4" table:formula="of:=[.A64]+1" office:value-type="float" office:value="109" calcext:value-type="float">
            <text:p>109</text:p>
          </table:table-cell>
          <table:table-cell table:style-name="ce4" table:formula="of:=[$Redistribution_central.B62]" office:value-type="float" office:value="0.395255774772416" calcext:value-type="float">
            <text:p>0.395255774772416</text:p>
          </table:table-cell>
          <table:table-cell table:style-name="ce4" table:formula="of:=[$Redistribution_central.C62]" office:value-type="float" office:value="0.471980711317976" calcext:value-type="float">
            <text:p>0.471980711317976</text:p>
          </table:table-cell>
          <table:table-cell table:style-name="ce4" table:formula="of:=[$Redistribution_central.D62]" office:value-type="float" office:value="0.405071208369035" calcext:value-type="float">
            <text:p>0.405071208369035</text:p>
          </table:table-cell>
          <table:table-cell table:style-name="ce4" table:formula="of:=[$Redistribution_central.E62]" office:value-type="float" office:value="0.459336516317077" calcext:value-type="float">
            <text:p>0.459336516317077</text:p>
          </table:table-cell>
          <table:table-cell/>
          <table:table-cell table:style-name="ce4" table:formula="of:=[$redistribution_low.B62]" office:value-type="float" office:value="0.371940804627377" calcext:value-type="float">
            <text:p>0.371940804627377</text:p>
          </table:table-cell>
          <table:table-cell table:style-name="ce4" table:formula="of:=[$redistribution_low.C62]" office:value-type="float" office:value="0.451259739085474" calcext:value-type="float">
            <text:p>0.451259739085474</text:p>
          </table:table-cell>
          <table:table-cell table:style-name="ce4" table:formula="of:=[$redistribution_low.D62]" office:value-type="float" office:value="0.38327538518942" calcext:value-type="float">
            <text:p>0.38327538518942</text:p>
          </table:table-cell>
          <table:table-cell table:style-name="ce4" table:formula="of:=[$redistribution_low.E62]" office:value-type="float" office:value="0.437640495491742" calcext:value-type="float">
            <text:p>0.437640495491742</text:p>
          </table:table-cell>
          <table:table-cell/>
          <table:table-cell table:style-name="ce4" table:formula="of:=[$Redistribution_high.B62]" office:value-type="float" office:value="0.382463508870282" calcext:value-type="float">
            <text:p>0.382463508870282</text:p>
          </table:table-cell>
          <table:table-cell table:style-name="ce4" table:formula="of:=[$Redistribution_high.C62]" office:value-type="float" office:value="0.447677957839513" calcext:value-type="float">
            <text:p>0.447677957839513</text:p>
          </table:table-cell>
          <table:table-cell table:style-name="ce4" table:formula="of:=[$Redistribution_high.D62]" office:value-type="float" office:value="0.391888951370278" calcext:value-type="float">
            <text:p>0.391888951370278</text:p>
          </table:table-cell>
          <table:table-cell table:style-name="ce4" table:formula="of:=[$Redistribution_high.E62]" office:value-type="float" office:value="0.434890740908755" calcext:value-type="float">
            <text:p>0.434890740908755</text:p>
          </table:table-cell>
          <table:table-cell table:number-columns-repeated="49"/>
        </table:table-row>
        <table:table-row table:style-name="ro3">
          <table:table-cell table:style-name="ce4" table:formula="of:=[.A65]+1" office:value-type="float" office:value="110" calcext:value-type="float">
            <text:p>110</text:p>
          </table:table-cell>
          <table:table-cell table:style-name="ce4" table:formula="of:=[$Redistribution_central.B63]" office:value-type="float" office:value="0.394890516036718" calcext:value-type="float">
            <text:p>0.394890516036718</text:p>
          </table:table-cell>
          <table:table-cell table:style-name="ce4" table:formula="of:=[$Redistribution_central.C63]" office:value-type="float" office:value="0.46696516707524" calcext:value-type="float">
            <text:p>0.46696516707524</text:p>
          </table:table-cell>
          <table:table-cell table:style-name="ce4" table:formula="of:=[$Redistribution_central.D63]" office:value-type="float" office:value="0.403394765605391" calcext:value-type="float">
            <text:p>0.403394765605391</text:p>
          </table:table-cell>
          <table:table-cell table:style-name="ce4" table:formula="of:=[$Redistribution_central.E63]" office:value-type="float" office:value="0.45648036662092" calcext:value-type="float">
            <text:p>0.45648036662092</text:p>
          </table:table-cell>
          <table:table-cell/>
          <table:table-cell table:style-name="ce4" table:formula="of:=[$redistribution_low.B63]" office:value-type="float" office:value="0.376083996998593" calcext:value-type="float">
            <text:p>0.376083996998593</text:p>
          </table:table-cell>
          <table:table-cell table:style-name="ce4" table:formula="of:=[$redistribution_low.C63]" office:value-type="float" office:value="0.446512736992656" calcext:value-type="float">
            <text:p>0.446512736992656</text:p>
          </table:table-cell>
          <table:table-cell table:style-name="ce4" table:formula="of:=[$redistribution_low.D63]" office:value-type="float" office:value="0.383068749605972" calcext:value-type="float">
            <text:p>0.383068749605972</text:p>
          </table:table-cell>
          <table:table-cell table:style-name="ce4" table:formula="of:=[$redistribution_low.E63]" office:value-type="float" office:value="0.438033868331406" calcext:value-type="float">
            <text:p>0.438033868331406</text:p>
          </table:table-cell>
          <table:table-cell/>
          <table:table-cell table:style-name="ce4" table:formula="of:=[$Redistribution_high.B63]" office:value-type="float" office:value="0.392174971594917" calcext:value-type="float">
            <text:p>0.392174971594917</text:p>
          </table:table-cell>
          <table:table-cell table:style-name="ce4" table:formula="of:=[$Redistribution_high.C63]" office:value-type="float" office:value="0.450029965388803" calcext:value-type="float">
            <text:p>0.450029965388803</text:p>
          </table:table-cell>
          <table:table-cell table:style-name="ce4" table:formula="of:=[$Redistribution_high.D63]" office:value-type="float" office:value="0.397806411468112" calcext:value-type="float">
            <text:p>0.397806411468112</text:p>
          </table:table-cell>
          <table:table-cell table:style-name="ce4" table:formula="of:=[$Redistribution_high.E63]" office:value-type="float" office:value="0.442710969526283" calcext:value-type="float">
            <text:p>0.442710969526283</text:p>
          </table:table-cell>
          <table:table-cell table:number-columns-repeated="49"/>
        </table:table-row>
        <table:table-row table:style-name="ro3">
          <table:table-cell table:style-name="ce4" table:formula="of:=[.A66]+1" office:value-type="float" office:value="111" calcext:value-type="float">
            <text:p>111</text:p>
          </table:table-cell>
          <table:table-cell table:style-name="ce4" table:formula="of:=[$Redistribution_central.B64]" office:value-type="float" office:value="0.395192646571174" calcext:value-type="float">
            <text:p>0.395192646571174</text:p>
          </table:table-cell>
          <table:table-cell table:style-name="ce4" table:formula="of:=[$Redistribution_central.C64]" office:value-type="float" office:value="0.470908271578092" calcext:value-type="float">
            <text:p>0.470908271578092</text:p>
          </table:table-cell>
          <table:table-cell table:style-name="ce4" table:formula="of:=[$Redistribution_central.D64]" office:value-type="float" office:value="0.404559878667422" calcext:value-type="float">
            <text:p>0.404559878667422</text:p>
          </table:table-cell>
          <table:table-cell table:style-name="ce4" table:formula="of:=[$Redistribution_central.E64]" office:value-type="float" office:value="0.459234354235936" calcext:value-type="float">
            <text:p>0.459234354235936</text:p>
          </table:table-cell>
          <table:table-cell/>
          <table:table-cell table:style-name="ce4" table:formula="of:=[$redistribution_low.B64]" office:value-type="float" office:value="0.3678545821316" calcext:value-type="float">
            <text:p>0.3678545821316</text:p>
          </table:table-cell>
          <table:table-cell table:style-name="ce4" table:formula="of:=[$redistribution_low.C64]" office:value-type="float" office:value="0.443427240008202" calcext:value-type="float">
            <text:p>0.443427240008202</text:p>
          </table:table-cell>
          <table:table-cell table:style-name="ce4" table:formula="of:=[$redistribution_low.D64]" office:value-type="float" office:value="0.376496608815298" calcext:value-type="float">
            <text:p>0.376496608815298</text:p>
          </table:table-cell>
          <table:table-cell table:style-name="ce4" table:formula="of:=[$redistribution_low.E64]" office:value-type="float" office:value="0.430642931634798" calcext:value-type="float">
            <text:p>0.430642931634798</text:p>
          </table:table-cell>
          <table:table-cell/>
          <table:table-cell table:style-name="ce4" table:formula="of:=[$Redistribution_high.B64]" office:value-type="float" office:value="0.387534951515378" calcext:value-type="float">
            <text:p>0.387534951515378</text:p>
          </table:table-cell>
          <table:table-cell table:style-name="ce4" table:formula="of:=[$Redistribution_high.C64]" office:value-type="float" office:value="0.449990186676334" calcext:value-type="float">
            <text:p>0.449990186676334</text:p>
          </table:table-cell>
          <table:table-cell table:style-name="ce4" table:formula="of:=[$Redistribution_high.D64]" office:value-type="float" office:value="0.39358882269957" calcext:value-type="float">
            <text:p>0.39358882269957</text:p>
          </table:table-cell>
          <table:table-cell table:style-name="ce4" table:formula="of:=[$Redistribution_high.E64]" office:value-type="float" office:value="0.44196632699804" calcext:value-type="float">
            <text:p>0.44196632699804</text:p>
          </table:table-cell>
          <table:table-cell table:number-columns-repeated="49"/>
        </table:table-row>
        <table:table-row table:style-name="ro3">
          <table:table-cell table:style-name="ce4" table:formula="of:=[.A67]+1" office:value-type="float" office:value="112" calcext:value-type="float">
            <text:p>112</text:p>
          </table:table-cell>
          <table:table-cell table:style-name="ce4" table:formula="of:=[$Redistribution_central.B65]" office:value-type="float" office:value="0.396675468818913" calcext:value-type="float">
            <text:p>0.396675468818913</text:p>
          </table:table-cell>
          <table:table-cell table:style-name="ce4" table:formula="of:=[$Redistribution_central.C65]" office:value-type="float" office:value="0.474662154011439" calcext:value-type="float">
            <text:p>0.474662154011439</text:p>
          </table:table-cell>
          <table:table-cell table:style-name="ce4" table:formula="of:=[$Redistribution_central.D65]" office:value-type="float" office:value="0.404883635253536" calcext:value-type="float">
            <text:p>0.404883635253536</text:p>
          </table:table-cell>
          <table:table-cell table:style-name="ce4" table:formula="of:=[$Redistribution_central.E65]" office:value-type="float" office:value="0.464300461612154" calcext:value-type="float">
            <text:p>0.464300461612154</text:p>
          </table:table-cell>
          <table:table-cell/>
          <table:table-cell table:style-name="ce4" table:formula="of:=[$redistribution_low.B65]" office:value-type="float" office:value="0.376538020558321" calcext:value-type="float">
            <text:p>0.376538020558321</text:p>
          </table:table-cell>
          <table:table-cell table:style-name="ce4" table:formula="of:=[$redistribution_low.C65]" office:value-type="float" office:value="0.450570934743401" calcext:value-type="float">
            <text:p>0.450570934743401</text:p>
          </table:table-cell>
          <table:table-cell table:style-name="ce4" table:formula="of:=[$redistribution_low.D65]" office:value-type="float" office:value="0.381985383151718" calcext:value-type="float">
            <text:p>0.381985383151718</text:p>
          </table:table-cell>
          <table:table-cell table:style-name="ce4" table:formula="of:=[$redistribution_low.E65]" office:value-type="float" office:value="0.443145491722831" calcext:value-type="float">
            <text:p>0.443145491722831</text:p>
          </table:table-cell>
          <table:table-cell/>
          <table:table-cell table:style-name="ce4" table:formula="of:=[$Redistribution_high.B65]" office:value-type="float" office:value="0.387909485116656" calcext:value-type="float">
            <text:p>0.387909485116656</text:p>
          </table:table-cell>
          <table:table-cell table:style-name="ce4" table:formula="of:=[$Redistribution_high.C65]" office:value-type="float" office:value="0.450858399497599" calcext:value-type="float">
            <text:p>0.450858399497599</text:p>
          </table:table-cell>
          <table:table-cell table:style-name="ce4" table:formula="of:=[$Redistribution_high.D65]" office:value-type="float" office:value="0.393435010764355" calcext:value-type="float">
            <text:p>0.393435010764355</text:p>
          </table:table-cell>
          <table:table-cell table:style-name="ce4" table:formula="of:=[$Redistribution_high.E65]" office:value-type="float" office:value="0.443886101638047" calcext:value-type="float">
            <text:p>0.443886101638047</text:p>
          </table:table-cell>
          <table:table-cell table:number-columns-repeated="49"/>
        </table:table-row>
        <table:table-row table:style-name="ro3">
          <table:table-cell table:style-name="ce4" table:formula="of:=[.A68]+1" office:value-type="float" office:value="113" calcext:value-type="float">
            <text:p>113</text:p>
          </table:table-cell>
          <table:table-cell table:style-name="ce4" table:formula="of:=[$Redistribution_central.B66]" office:value-type="float" office:value="0.390433792309261" calcext:value-type="float">
            <text:p>0.390433792309261</text:p>
          </table:table-cell>
          <table:table-cell table:style-name="ce4" table:formula="of:=[$Redistribution_central.C66]" office:value-type="float" office:value="0.467817423358322" calcext:value-type="float">
            <text:p>0.467817423358322</text:p>
          </table:table-cell>
          <table:table-cell table:style-name="ce4" table:formula="of:=[$Redistribution_central.D66]" office:value-type="float" office:value="0.399796013321918" calcext:value-type="float">
            <text:p>0.399796013321918</text:p>
          </table:table-cell>
          <table:table-cell table:style-name="ce4" table:formula="of:=[$Redistribution_central.E66]" office:value-type="float" office:value="0.456208735954841" calcext:value-type="float">
            <text:p>0.456208735954841</text:p>
          </table:table-cell>
          <table:table-cell/>
          <table:table-cell table:style-name="ce4" table:formula="of:=[$redistribution_low.B66]" office:value-type="float" office:value="0.375038988631712" calcext:value-type="float">
            <text:p>0.375038988631712</text:p>
          </table:table-cell>
          <table:table-cell table:style-name="ce4" table:formula="of:=[$redistribution_low.C66]" office:value-type="float" office:value="0.451993090483605" calcext:value-type="float">
            <text:p>0.451993090483605</text:p>
          </table:table-cell>
          <table:table-cell table:style-name="ce4" table:formula="of:=[$redistribution_low.D66]" office:value-type="float" office:value="0.384335748975985" calcext:value-type="float">
            <text:p>0.384335748975985</text:p>
          </table:table-cell>
          <table:table-cell table:style-name="ce4" table:formula="of:=[$redistribution_low.E66]" office:value-type="float" office:value="0.437785537637384" calcext:value-type="float">
            <text:p>0.437785537637384</text:p>
          </table:table-cell>
          <table:table-cell/>
          <table:table-cell table:style-name="ce4" table:formula="of:=[$Redistribution_high.B66]" office:value-type="float" office:value="0.380264641565233" calcext:value-type="float">
            <text:p>0.380264641565233</text:p>
          </table:table-cell>
          <table:table-cell table:style-name="ce4" table:formula="of:=[$Redistribution_high.C66]" office:value-type="float" office:value="0.442884382425127" calcext:value-type="float">
            <text:p>0.442884382425127</text:p>
          </table:table-cell>
          <table:table-cell table:style-name="ce4" table:formula="of:=[$Redistribution_high.D66]" office:value-type="float" office:value="0.38822756615375" calcext:value-type="float">
            <text:p>0.38822756615375</text:p>
          </table:table-cell>
          <table:table-cell table:style-name="ce4" table:formula="of:=[$Redistribution_high.E66]" office:value-type="float" office:value="0.432683109894507" calcext:value-type="float">
            <text:p>0.432683109894507</text:p>
          </table:table-cell>
          <table:table-cell table:number-columns-repeated="49"/>
        </table:table-row>
        <table:table-row table:style-name="ro3">
          <table:table-cell table:style-name="ce4" table:formula="of:=[.A69]+1" office:value-type="float" office:value="114" calcext:value-type="float">
            <text:p>114</text:p>
          </table:table-cell>
          <table:table-cell table:style-name="ce4" table:formula="of:=[$Redistribution_central.B67]" office:value-type="float" office:value="0.391044241740785" calcext:value-type="float">
            <text:p>0.391044241740785</text:p>
          </table:table-cell>
          <table:table-cell table:style-name="ce4" table:formula="of:=[$Redistribution_central.C67]" office:value-type="float" office:value="0.466710089131586" calcext:value-type="float">
            <text:p>0.466710089131586</text:p>
          </table:table-cell>
          <table:table-cell table:style-name="ce4" table:formula="of:=[$Redistribution_central.D67]" office:value-type="float" office:value="0.398412384779059" calcext:value-type="float">
            <text:p>0.398412384779059</text:p>
          </table:table-cell>
          <table:table-cell table:style-name="ce4" table:formula="of:=[$Redistribution_central.E67]" office:value-type="float" office:value="0.458349322851776" calcext:value-type="float">
            <text:p>0.458349322851776</text:p>
          </table:table-cell>
          <table:table-cell/>
          <table:table-cell table:style-name="ce4" table:formula="of:=[$redistribution_low.B67]" office:value-type="float" office:value="0.379765262603212" calcext:value-type="float">
            <text:p>0.379765262603212</text:p>
          </table:table-cell>
          <table:table-cell table:style-name="ce4" table:formula="of:=[$redistribution_low.C67]" office:value-type="float" office:value="0.456719615873627" calcext:value-type="float">
            <text:p>0.456719615873627</text:p>
          </table:table-cell>
          <table:table-cell table:style-name="ce4" table:formula="of:=[$redistribution_low.D67]" office:value-type="float" office:value="0.387131475167575" calcext:value-type="float">
            <text:p>0.387131475167575</text:p>
          </table:table-cell>
          <table:table-cell table:style-name="ce4" table:formula="of:=[$redistribution_low.E67]" office:value-type="float" office:value="0.446383084968769" calcext:value-type="float">
            <text:p>0.446383084968769</text:p>
          </table:table-cell>
          <table:table-cell/>
          <table:table-cell table:style-name="ce4" table:formula="of:=[$Redistribution_high.B67]" office:value-type="float" office:value="0.389053299245941" calcext:value-type="float">
            <text:p>0.389053299245941</text:p>
          </table:table-cell>
          <table:table-cell table:style-name="ce4" table:formula="of:=[$Redistribution_high.C67]" office:value-type="float" office:value="0.445645746884063" calcext:value-type="float">
            <text:p>0.445645746884063</text:p>
          </table:table-cell>
          <table:table-cell table:style-name="ce4" table:formula="of:=[$Redistribution_high.D67]" office:value-type="float" office:value="0.393485792852337" calcext:value-type="float">
            <text:p>0.393485792852337</text:p>
          </table:table-cell>
          <table:table-cell table:style-name="ce4" table:formula="of:=[$Redistribution_high.E67]" office:value-type="float" office:value="0.440617924855233" calcext:value-type="float">
            <text:p>0.440617924855233</text:p>
          </table:table-cell>
          <table:table-cell table:number-columns-repeated="49"/>
        </table:table-row>
        <table:table-row table:style-name="ro3">
          <table:table-cell table:style-name="ce4" table:formula="of:=[.A70]+1" office:value-type="float" office:value="115" calcext:value-type="float">
            <text:p>115</text:p>
          </table:table-cell>
          <table:table-cell table:style-name="ce4" table:formula="of:=[$Redistribution_central.B68]" office:value-type="float" office:value="0.388174453140906" calcext:value-type="float">
            <text:p>0.388174453140906</text:p>
          </table:table-cell>
          <table:table-cell table:style-name="ce4" table:formula="of:=[$Redistribution_central.C68]" office:value-type="float" office:value="0.460700963814376" calcext:value-type="float">
            <text:p>0.460700963814376</text:p>
          </table:table-cell>
          <table:table-cell table:style-name="ce4" table:formula="of:=[$Redistribution_central.D68]" office:value-type="float" office:value="0.395963141216061" calcext:value-type="float">
            <text:p>0.395963141216061</text:p>
          </table:table-cell>
          <table:table-cell table:style-name="ce4" table:formula="of:=[$Redistribution_central.E68]" office:value-type="float" office:value="0.453134468908796" calcext:value-type="float">
            <text:p>0.453134468908796</text:p>
          </table:table-cell>
          <table:table-cell/>
          <table:table-cell table:style-name="ce4" table:formula="of:=[$redistribution_low.B68]" office:value-type="float" office:value="0.376301753686925" calcext:value-type="float">
            <text:p>0.376301753686925</text:p>
          </table:table-cell>
          <table:table-cell table:style-name="ce4" table:formula="of:=[$redistribution_low.C68]" office:value-type="float" office:value="0.448894028273542" calcext:value-type="float">
            <text:p>0.448894028273542</text:p>
          </table:table-cell>
          <table:table-cell table:style-name="ce4" table:formula="of:=[$redistribution_low.D68]" office:value-type="float" office:value="0.379966139865736" calcext:value-type="float">
            <text:p>0.379966139865736</text:p>
          </table:table-cell>
          <table:table-cell table:style-name="ce4" table:formula="of:=[$redistribution_low.E68]" office:value-type="float" office:value="0.443575091676568" calcext:value-type="float">
            <text:p>0.443575091676568</text:p>
          </table:table-cell>
          <table:table-cell/>
          <table:table-cell table:style-name="ce4" table:formula="of:=[$Redistribution_high.B68]" office:value-type="float" office:value="0.38745461828663" calcext:value-type="float">
            <text:p>0.38745461828663</text:p>
          </table:table-cell>
          <table:table-cell table:style-name="ce4" table:formula="of:=[$Redistribution_high.C68]" office:value-type="float" office:value="0.44685716783418" calcext:value-type="float">
            <text:p>0.44685716783418</text:p>
          </table:table-cell>
          <table:table-cell table:style-name="ce4" table:formula="of:=[$Redistribution_high.D68]" office:value-type="float" office:value="0.393667394159476" calcext:value-type="float">
            <text:p>0.393667394159476</text:p>
          </table:table-cell>
          <table:table-cell table:style-name="ce4" table:formula="of:=[$Redistribution_high.E68]" office:value-type="float" office:value="0.438714291583093" calcext:value-type="float">
            <text:p>0.438714291583093</text:p>
          </table:table-cell>
          <table:table-cell table:number-columns-repeated="49"/>
        </table:table-row>
        <table:table-row table:style-name="ro3">
          <table:table-cell table:style-name="ce4" table:formula="of:=[.A71]+1" office:value-type="float" office:value="116" calcext:value-type="float">
            <text:p>116</text:p>
          </table:table-cell>
          <table:table-cell table:style-name="ce4" table:formula="of:=[$Redistribution_central.B69]" office:value-type="float" office:value="0.394569608819016" calcext:value-type="float">
            <text:p>0.394569608819016</text:p>
          </table:table-cell>
          <table:table-cell table:style-name="ce4" table:formula="of:=[$Redistribution_central.C69]" office:value-type="float" office:value="0.469041894445783" calcext:value-type="float">
            <text:p>0.469041894445783</text:p>
          </table:table-cell>
          <table:table-cell table:style-name="ce4" table:formula="of:=[$Redistribution_central.D69]" office:value-type="float" office:value="0.400341966395873" calcext:value-type="float">
            <text:p>0.400341966395873</text:p>
          </table:table-cell>
          <table:table-cell table:style-name="ce4" table:formula="of:=[$Redistribution_central.E69]" office:value-type="float" office:value="0.463601298904146" calcext:value-type="float">
            <text:p>0.463601298904146</text:p>
          </table:table-cell>
          <table:table-cell/>
          <table:table-cell table:style-name="ce4" table:formula="of:=[$redistribution_low.B69]" office:value-type="float" office:value="0.374912957634719" calcext:value-type="float">
            <text:p>0.374912957634719</text:p>
          </table:table-cell>
          <table:table-cell table:style-name="ce4" table:formula="of:=[$redistribution_low.C69]" office:value-type="float" office:value="0.442737865178214" calcext:value-type="float">
            <text:p>0.442737865178214</text:p>
          </table:table-cell>
          <table:table-cell table:style-name="ce4" table:formula="of:=[$redistribution_low.D69]" office:value-type="float" office:value="0.379765128415419" calcext:value-type="float">
            <text:p>0.379765128415419</text:p>
          </table:table-cell>
          <table:table-cell table:style-name="ce4" table:formula="of:=[$redistribution_low.E69]" office:value-type="float" office:value="0.436598856891588" calcext:value-type="float">
            <text:p>0.436598856891588</text:p>
          </table:table-cell>
          <table:table-cell/>
          <table:table-cell table:style-name="ce4" table:formula="of:=[$Redistribution_high.B69]" office:value-type="float" office:value="0.388716647351045" calcext:value-type="float">
            <text:p>0.388716647351045</text:p>
          </table:table-cell>
          <table:table-cell table:style-name="ce4" table:formula="of:=[$Redistribution_high.C69]" office:value-type="float" office:value="0.448166608882891" calcext:value-type="float">
            <text:p>0.448166608882891</text:p>
          </table:table-cell>
          <table:table-cell table:style-name="ce4" table:formula="of:=[$Redistribution_high.D69]" office:value-type="float" office:value="0.394485670037867" calcext:value-type="float">
            <text:p>0.394485670037867</text:p>
          </table:table-cell>
          <table:table-cell table:style-name="ce4" table:formula="of:=[$Redistribution_high.E69]" office:value-type="float" office:value="0.440537161257756" calcext:value-type="float">
            <text:p>0.440537161257756</text:p>
          </table:table-cell>
          <table:table-cell table:number-columns-repeated="49"/>
        </table:table-row>
        <table:table-row table:style-name="ro3">
          <table:table-cell table:style-name="ce4" table:formula="of:=[.A72]+1" office:value-type="float" office:value="117" calcext:value-type="float">
            <text:p>117</text:p>
          </table:table-cell>
          <table:table-cell table:style-name="ce4" table:formula="of:=[$Redistribution_central.B70]" office:value-type="float" office:value="0.390655574311626" calcext:value-type="float">
            <text:p>0.390655574311626</text:p>
          </table:table-cell>
          <table:table-cell table:style-name="ce4" table:formula="of:=[$Redistribution_central.C70]" office:value-type="float" office:value="0.462117363145737" calcext:value-type="float">
            <text:p>0.462117363145737</text:p>
          </table:table-cell>
          <table:table-cell table:style-name="ce4" table:formula="of:=[$Redistribution_central.D70]" office:value-type="float" office:value="0.397594937586831" calcext:value-type="float">
            <text:p>0.397594937586831</text:p>
          </table:table-cell>
          <table:table-cell table:style-name="ce4" table:formula="of:=[$Redistribution_central.E70]" office:value-type="float" office:value="0.451837645338058" calcext:value-type="float">
            <text:p>0.451837645338058</text:p>
          </table:table-cell>
          <table:table-cell/>
          <table:table-cell table:style-name="ce4" table:formula="of:=[$redistribution_low.B70]" office:value-type="float" office:value="0.370246124727" calcext:value-type="float">
            <text:p>0.370246124727</text:p>
          </table:table-cell>
          <table:table-cell table:style-name="ce4" table:formula="of:=[$redistribution_low.C70]" office:value-type="float" office:value="0.443299454674346" calcext:value-type="float">
            <text:p>0.443299454674346</text:p>
          </table:table-cell>
          <table:table-cell table:style-name="ce4" table:formula="of:=[$redistribution_low.D70]" office:value-type="float" office:value="0.376019426409809" calcext:value-type="float">
            <text:p>0.376019426409809</text:p>
          </table:table-cell>
          <table:table-cell table:style-name="ce4" table:formula="of:=[$redistribution_low.E70]" office:value-type="float" office:value="0.436543484101632" calcext:value-type="float">
            <text:p>0.436543484101632</text:p>
          </table:table-cell>
          <table:table-cell/>
          <table:table-cell table:style-name="ce4" table:formula="of:=[$Redistribution_high.B70]" office:value-type="float" office:value="0.385151465268716" calcext:value-type="float">
            <text:p>0.385151465268716</text:p>
          </table:table-cell>
          <table:table-cell table:style-name="ce4" table:formula="of:=[$Redistribution_high.C70]" office:value-type="float" office:value="0.439145502806005" calcext:value-type="float">
            <text:p>0.439145502806005</text:p>
          </table:table-cell>
          <table:table-cell table:style-name="ce4" table:formula="of:=[$Redistribution_high.D70]" office:value-type="float" office:value="0.38972823639896" calcext:value-type="float">
            <text:p>0.38972823639896</text:p>
          </table:table-cell>
          <table:table-cell table:style-name="ce4" table:formula="of:=[$Redistribution_high.E70]" office:value-type="float" office:value="0.433261371676656" calcext:value-type="float">
            <text:p>0.433261371676656</text:p>
          </table:table-cell>
          <table:table-cell table:number-columns-repeated="49"/>
        </table:table-row>
        <table:table-row table:style-name="ro3">
          <table:table-cell table:style-name="ce4" table:formula="of:=[.A73]+1" office:value-type="float" office:value="118" calcext:value-type="float">
            <text:p>118</text:p>
          </table:table-cell>
          <table:table-cell table:style-name="ce4" table:formula="of:=[$Redistribution_central.B71]" office:value-type="float" office:value="0.391372297434015" calcext:value-type="float">
            <text:p>0.391372297434015</text:p>
          </table:table-cell>
          <table:table-cell table:style-name="ce4" table:formula="of:=[$Redistribution_central.C71]" office:value-type="float" office:value="0.457511076594468" calcext:value-type="float">
            <text:p>0.457511076594468</text:p>
          </table:table-cell>
          <table:table-cell table:style-name="ce4" table:formula="of:=[$Redistribution_central.D71]" office:value-type="float" office:value="0.396041270991973" calcext:value-type="float">
            <text:p>0.396041270991973</text:p>
          </table:table-cell>
          <table:table-cell table:style-name="ce4" table:formula="of:=[$Redistribution_central.E71]" office:value-type="float" office:value="0.450719555533186" calcext:value-type="float">
            <text:p>0.450719555533186</text:p>
          </table:table-cell>
          <table:table-cell/>
          <table:table-cell table:style-name="ce4" table:formula="of:=[$redistribution_low.B71]" office:value-type="float" office:value="0.374491609371462" calcext:value-type="float">
            <text:p>0.374491609371462</text:p>
          </table:table-cell>
          <table:table-cell table:style-name="ce4" table:formula="of:=[$redistribution_low.C71]" office:value-type="float" office:value="0.447707199857544" calcext:value-type="float">
            <text:p>0.447707199857544</text:p>
          </table:table-cell>
          <table:table-cell table:style-name="ce4" table:formula="of:=[$redistribution_low.D71]" office:value-type="float" office:value="0.379456331436989" calcext:value-type="float">
            <text:p>0.379456331436989</text:p>
          </table:table-cell>
          <table:table-cell table:style-name="ce4" table:formula="of:=[$redistribution_low.E71]" office:value-type="float" office:value="0.442692462527523" calcext:value-type="float">
            <text:p>0.442692462527523</text:p>
          </table:table-cell>
          <table:table-cell/>
          <table:table-cell table:style-name="ce4" table:formula="of:=[$Redistribution_high.B71]" office:value-type="float" office:value="0.384468706473544" calcext:value-type="float">
            <text:p>0.384468706473544</text:p>
          </table:table-cell>
          <table:table-cell table:style-name="ce4" table:formula="of:=[$Redistribution_high.C71]" office:value-type="float" office:value="0.440983244818814" calcext:value-type="float">
            <text:p>0.440983244818814</text:p>
          </table:table-cell>
          <table:table-cell table:style-name="ce4" table:formula="of:=[$Redistribution_high.D71]" office:value-type="float" office:value="0.388910302171936" calcext:value-type="float">
            <text:p>0.388910302171936</text:p>
          </table:table-cell>
          <table:table-cell table:style-name="ce4" table:formula="of:=[$Redistribution_high.E71]" office:value-type="float" office:value="0.434884385456665" calcext:value-type="float">
            <text:p>0.434884385456665</text:p>
          </table:table-cell>
          <table:table-cell table:number-columns-repeated="49"/>
        </table:table-row>
        <table:table-row table:style-name="ro3">
          <table:table-cell table:style-name="ce4" table:formula="of:=[.A74]+1" office:value-type="float" office:value="119" calcext:value-type="float">
            <text:p>119</text:p>
          </table:table-cell>
          <table:table-cell table:style-name="ce4" table:formula="of:=[$Redistribution_central.B72]" office:value-type="float" office:value="0.395868245760192" calcext:value-type="float">
            <text:p>0.395868245760192</text:p>
          </table:table-cell>
          <table:table-cell table:style-name="ce4" table:formula="of:=[$Redistribution_central.C72]" office:value-type="float" office:value="0.462499174022909" calcext:value-type="float">
            <text:p>0.462499174022909</text:p>
          </table:table-cell>
          <table:table-cell table:style-name="ce4" table:formula="of:=[$Redistribution_central.D72]" office:value-type="float" office:value="0.40006255762871" calcext:value-type="float">
            <text:p>0.40006255762871</text:p>
          </table:table-cell>
          <table:table-cell table:style-name="ce4" table:formula="of:=[$Redistribution_central.E72]" office:value-type="float" office:value="0.457351237378902" calcext:value-type="float">
            <text:p>0.457351237378902</text:p>
          </table:table-cell>
          <table:table-cell/>
          <table:table-cell table:style-name="ce4" table:formula="of:=[$redistribution_low.B72]" office:value-type="float" office:value="0.377642610139479" calcext:value-type="float">
            <text:p>0.377642610139479</text:p>
          </table:table-cell>
          <table:table-cell table:style-name="ce4" table:formula="of:=[$redistribution_low.C72]" office:value-type="float" office:value="0.451598998397303" calcext:value-type="float">
            <text:p>0.451598998397303</text:p>
          </table:table-cell>
          <table:table-cell table:style-name="ce4" table:formula="of:=[$redistribution_low.D72]" office:value-type="float" office:value="0.381603309641312" calcext:value-type="float">
            <text:p>0.381603309641312</text:p>
          </table:table-cell>
          <table:table-cell table:style-name="ce4" table:formula="of:=[$redistribution_low.E72]" office:value-type="float" office:value="0.447580896699389" calcext:value-type="float">
            <text:p>0.447580896699389</text:p>
          </table:table-cell>
          <table:table-cell/>
          <table:table-cell table:style-name="ce4" table:formula="of:=[$Redistribution_high.B72]" office:value-type="float" office:value="0.383514759800117" calcext:value-type="float">
            <text:p>0.383514759800117</text:p>
          </table:table-cell>
          <table:table-cell table:style-name="ce4" table:formula="of:=[$Redistribution_high.C72]" office:value-type="float" office:value="0.441152500004277" calcext:value-type="float">
            <text:p>0.441152500004277</text:p>
          </table:table-cell>
          <table:table-cell table:style-name="ce4" table:formula="of:=[$Redistribution_high.D72]" office:value-type="float" office:value="0.387633835101165" calcext:value-type="float">
            <text:p>0.387633835101165</text:p>
          </table:table-cell>
          <table:table-cell table:style-name="ce4" table:formula="of:=[$Redistribution_high.E72]" office:value-type="float" office:value="0.436052889358377" calcext:value-type="float">
            <text:p>0.436052889358377</text:p>
          </table:table-cell>
          <table:table-cell table:number-columns-repeated="49"/>
        </table:table-row>
        <table:table-row table:style-name="ro3">
          <table:table-cell table:style-name="ce4" table:formula="of:=[.A75]+1" office:value-type="float" office:value="120" calcext:value-type="float">
            <text:p>120</text:p>
          </table:table-cell>
          <table:table-cell table:style-name="ce4" table:formula="of:=[$Redistribution_central.B73]" office:value-type="float" office:value="0.392342246619432" calcext:value-type="float">
            <text:p>0.392342246619432</text:p>
          </table:table-cell>
          <table:table-cell table:style-name="ce4" table:formula="of:=[$Redistribution_central.C73]" office:value-type="float" office:value="0.455196969819969" calcext:value-type="float">
            <text:p>0.455196969819969</text:p>
          </table:table-cell>
          <table:table-cell table:style-name="ce4" table:formula="of:=[$Redistribution_central.D73]" office:value-type="float" office:value="0.39564456662419" calcext:value-type="float">
            <text:p>0.39564456662419</text:p>
          </table:table-cell>
          <table:table-cell table:style-name="ce4" table:formula="of:=[$Redistribution_central.E73]" office:value-type="float" office:value="0.451729885381109" calcext:value-type="float">
            <text:p>0.451729885381109</text:p>
          </table:table-cell>
          <table:table-cell/>
          <table:table-cell table:style-name="ce4" table:formula="of:=[$redistribution_low.B73]" office:value-type="float" office:value="0.379989923645879" calcext:value-type="float">
            <text:p>0.379989923645879</text:p>
          </table:table-cell>
          <table:table-cell table:style-name="ce4" table:formula="of:=[$redistribution_low.C73]" office:value-type="float" office:value="0.449093054260104" calcext:value-type="float">
            <text:p>0.449093054260104</text:p>
          </table:table-cell>
          <table:table-cell table:style-name="ce4" table:formula="of:=[$redistribution_low.D73]" office:value-type="float" office:value="0.383628108009794" calcext:value-type="float">
            <text:p>0.383628108009794</text:p>
          </table:table-cell>
          <table:table-cell table:style-name="ce4" table:formula="of:=[$redistribution_low.E73]" office:value-type="float" office:value="0.445874615994118" calcext:value-type="float">
            <text:p>0.445874615994118</text:p>
          </table:table-cell>
          <table:table-cell/>
          <table:table-cell table:style-name="ce4" table:formula="of:=[$Redistribution_high.B73]" office:value-type="float" office:value="0.389003943740149" calcext:value-type="float">
            <text:p>0.389003943740149</text:p>
          </table:table-cell>
          <table:table-cell table:style-name="ce4" table:formula="of:=[$Redistribution_high.C73]" office:value-type="float" office:value="0.44500583966806" calcext:value-type="float">
            <text:p>0.44500583966806</text:p>
          </table:table-cell>
          <table:table-cell table:style-name="ce4" table:formula="of:=[$Redistribution_high.D73]" office:value-type="float" office:value="0.393124327140845" calcext:value-type="float">
            <text:p>0.393124327140845</text:p>
          </table:table-cell>
          <table:table-cell table:style-name="ce4" table:formula="of:=[$Redistribution_high.E73]" office:value-type="float" office:value="0.439325621730712" calcext:value-type="float">
            <text:p>0.439325621730712</text:p>
          </table:table-cell>
          <table:table-cell table:number-columns-repeated="49"/>
        </table:table-row>
        <table:table-row table:style-name="ro3">
          <table:table-cell table:style-name="ce4" table:formula="of:=[.A76]+1" office:value-type="float" office:value="121" calcext:value-type="float">
            <text:p>121</text:p>
          </table:table-cell>
          <table:table-cell table:style-name="ce4" table:formula="of:=[$Redistribution_central.B74]" office:value-type="float" office:value="0.393741086521219" calcext:value-type="float">
            <text:p>0.393741086521219</text:p>
          </table:table-cell>
          <table:table-cell table:style-name="ce4" table:formula="of:=[$Redistribution_central.C74]" office:value-type="float" office:value="0.455794050352918" calcext:value-type="float">
            <text:p>0.455794050352918</text:p>
          </table:table-cell>
          <table:table-cell table:style-name="ce4" table:formula="of:=[$Redistribution_central.D74]" office:value-type="float" office:value="0.398148429112065" calcext:value-type="float">
            <text:p>0.398148429112065</text:p>
          </table:table-cell>
          <table:table-cell table:style-name="ce4" table:formula="of:=[$Redistribution_central.E74]" office:value-type="float" office:value="0.450823636916554" calcext:value-type="float">
            <text:p>0.450823636916554</text:p>
          </table:table-cell>
          <table:table-cell/>
          <table:table-cell table:style-name="ce4" table:formula="of:=[$redistribution_low.B74]" office:value-type="float" office:value="0.379799087765679" calcext:value-type="float">
            <text:p>0.379799087765679</text:p>
          </table:table-cell>
          <table:table-cell table:style-name="ce4" table:formula="of:=[$redistribution_low.C74]" office:value-type="float" office:value="0.45138121689213" calcext:value-type="float">
            <text:p>0.45138121689213</text:p>
          </table:table-cell>
          <table:table-cell table:style-name="ce4" table:formula="of:=[$redistribution_low.D74]" office:value-type="float" office:value="0.383957525055198" calcext:value-type="float">
            <text:p>0.383957525055198</text:p>
          </table:table-cell>
          <table:table-cell table:style-name="ce4" table:formula="of:=[$redistribution_low.E74]" office:value-type="float" office:value="0.4476834033667" calcext:value-type="float">
            <text:p>0.4476834033667</text:p>
          </table:table-cell>
          <table:table-cell/>
          <table:table-cell table:style-name="ce4" table:formula="of:=[$Redistribution_high.B74]" office:value-type="float" office:value="0.387582026188015" calcext:value-type="float">
            <text:p>0.387582026188015</text:p>
          </table:table-cell>
          <table:table-cell table:style-name="ce4" table:formula="of:=[$Redistribution_high.C74]" office:value-type="float" office:value="0.435948633062968" calcext:value-type="float">
            <text:p>0.435948633062968</text:p>
          </table:table-cell>
          <table:table-cell table:style-name="ce4" table:formula="of:=[$Redistribution_high.D74]" office:value-type="float" office:value="0.392099452887538" calcext:value-type="float">
            <text:p>0.392099452887538</text:p>
          </table:table-cell>
          <table:table-cell table:style-name="ce4" table:formula="of:=[$Redistribution_high.E74]" office:value-type="float" office:value="0.430404779771647" calcext:value-type="float">
            <text:p>0.430404779771647</text:p>
          </table:table-cell>
          <table:table-cell table:number-columns-repeated="49"/>
        </table:table-row>
        <table:table-row table:style-name="ro3">
          <table:table-cell table:style-name="ce4" table:formula="of:=[.A77]+1" office:value-type="float" office:value="122" calcext:value-type="float">
            <text:p>122</text:p>
          </table:table-cell>
          <table:table-cell table:style-name="ce4" table:formula="of:=[$Redistribution_central.B75]" office:value-type="float" office:value="0.39108832188668" calcext:value-type="float">
            <text:p>0.39108832188668</text:p>
          </table:table-cell>
          <table:table-cell table:style-name="ce4" table:formula="of:=[$Redistribution_central.C75]" office:value-type="float" office:value="0.453793085325387" calcext:value-type="float">
            <text:p>0.453793085325387</text:p>
          </table:table-cell>
          <table:table-cell table:style-name="ce4" table:formula="of:=[$Redistribution_central.D75]" office:value-type="float" office:value="0.394054898474466" calcext:value-type="float">
            <text:p>0.394054898474466</text:p>
          </table:table-cell>
          <table:table-cell table:style-name="ce4" table:formula="of:=[$Redistribution_central.E75]" office:value-type="float" office:value="0.451986501398418" calcext:value-type="float">
            <text:p>0.451986501398418</text:p>
          </table:table-cell>
          <table:table-cell/>
          <table:table-cell table:style-name="ce4" table:formula="of:=[$redistribution_low.B75]" office:value-type="float" office:value="0.381801314075603" calcext:value-type="float">
            <text:p>0.381801314075603</text:p>
          </table:table-cell>
          <table:table-cell table:style-name="ce4" table:formula="of:=[$redistribution_low.C75]" office:value-type="float" office:value="0.458681504346904" calcext:value-type="float">
            <text:p>0.458681504346904</text:p>
          </table:table-cell>
          <table:table-cell table:style-name="ce4" table:formula="of:=[$redistribution_low.D75]" office:value-type="float" office:value="0.385588084432257" calcext:value-type="float">
            <text:p>0.385588084432257</text:p>
          </table:table-cell>
          <table:table-cell table:style-name="ce4" table:formula="of:=[$redistribution_low.E75]" office:value-type="float" office:value="0.454508491032965" calcext:value-type="float">
            <text:p>0.454508491032965</text:p>
          </table:table-cell>
          <table:table-cell/>
          <table:table-cell table:style-name="ce4" table:formula="of:=[$Redistribution_high.B75]" office:value-type="float" office:value="0.392637851055218" calcext:value-type="float">
            <text:p>0.392637851055218</text:p>
          </table:table-cell>
          <table:table-cell table:style-name="ce4" table:formula="of:=[$Redistribution_high.C75]" office:value-type="float" office:value="0.433918096389807" calcext:value-type="float">
            <text:p>0.433918096389807</text:p>
          </table:table-cell>
          <table:table-cell table:style-name="ce4" table:formula="of:=[$Redistribution_high.D75]" office:value-type="float" office:value="0.395597869546634" calcext:value-type="float">
            <text:p>0.395597869546634</text:p>
          </table:table-cell>
          <table:table-cell table:style-name="ce4" table:formula="of:=[$Redistribution_high.E75]" office:value-type="float" office:value="0.43001599965786" calcext:value-type="float">
            <text:p>0.43001599965786</text:p>
          </table:table-cell>
          <table:table-cell table:number-columns-repeated="49"/>
        </table:table-row>
        <table:table-row table:style-name="ro3">
          <table:table-cell table:style-name="ce4" table:formula="of:=[.A78]+1" office:value-type="float" office:value="123" calcext:value-type="float">
            <text:p>123</text:p>
          </table:table-cell>
          <table:table-cell table:style-name="ce4" table:formula="of:=[$Redistribution_central.B76]" office:value-type="float" office:value="0.392737235402798" calcext:value-type="float">
            <text:p>0.392737235402798</text:p>
          </table:table-cell>
          <table:table-cell table:style-name="ce4" table:formula="of:=[$Redistribution_central.C76]" office:value-type="float" office:value="0.452071074921461" calcext:value-type="float">
            <text:p>0.452071074921461</text:p>
          </table:table-cell>
          <table:table-cell table:style-name="ce4" table:formula="of:=[$Redistribution_central.D76]" office:value-type="float" office:value="0.395867154264437" calcext:value-type="float">
            <text:p>0.395867154264437</text:p>
          </table:table-cell>
          <table:table-cell table:style-name="ce4" table:formula="of:=[$Redistribution_central.E76]" office:value-type="float" office:value="0.44902790559611" calcext:value-type="float">
            <text:p>0.44902790559611</text:p>
          </table:table-cell>
          <table:table-cell/>
          <table:table-cell table:style-name="ce4" table:formula="of:=[$redistribution_low.B76]" office:value-type="float" office:value="0.373486056424708" calcext:value-type="float">
            <text:p>0.373486056424708</text:p>
          </table:table-cell>
          <table:table-cell table:style-name="ce4" table:formula="of:=[$redistribution_low.C76]" office:value-type="float" office:value="0.439752927443934" calcext:value-type="float">
            <text:p>0.439752927443934</text:p>
          </table:table-cell>
          <table:table-cell table:style-name="ce4" table:formula="of:=[$redistribution_low.D76]" office:value-type="float" office:value="0.377800295504835" calcext:value-type="float">
            <text:p>0.377800295504835</text:p>
          </table:table-cell>
          <table:table-cell table:style-name="ce4" table:formula="of:=[$redistribution_low.E76]" office:value-type="float" office:value="0.435996804650576" calcext:value-type="float">
            <text:p>0.435996804650576</text:p>
          </table:table-cell>
          <table:table-cell/>
          <table:table-cell table:style-name="ce4" table:formula="of:=[$Redistribution_high.B76]" office:value-type="float" office:value="0.395924693069327" calcext:value-type="float">
            <text:p>0.395924693069327</text:p>
          </table:table-cell>
          <table:table-cell table:style-name="ce4" table:formula="of:=[$Redistribution_high.C76]" office:value-type="float" office:value="0.440850369192567" calcext:value-type="float">
            <text:p>0.440850369192567</text:p>
          </table:table-cell>
          <table:table-cell table:style-name="ce4" table:formula="of:=[$Redistribution_high.D76]" office:value-type="float" office:value="0.398958297442821" calcext:value-type="float">
            <text:p>0.398958297442821</text:p>
          </table:table-cell>
          <table:table-cell table:style-name="ce4" table:formula="of:=[$Redistribution_high.E76]" office:value-type="float" office:value="0.437668906160735" calcext:value-type="float">
            <text:p>0.437668906160735</text:p>
          </table:table-cell>
          <table:table-cell table:number-columns-repeated="49"/>
        </table:table-row>
        <table:table-row table:style-name="ro3">
          <table:table-cell table:style-name="ce4" table:formula="of:=[.A79]+1" office:value-type="float" office:value="124" calcext:value-type="float">
            <text:p>124</text:p>
          </table:table-cell>
          <table:table-cell table:style-name="ce4" table:formula="of:=[$Redistribution_central.B77]" office:value-type="float" office:value="0.389093383571913" calcext:value-type="float">
            <text:p>0.389093383571913</text:p>
          </table:table-cell>
          <table:table-cell table:style-name="ce4" table:formula="of:=[$Redistribution_central.C77]" office:value-type="float" office:value="0.441105548207924" calcext:value-type="float">
            <text:p>0.441105548207924</text:p>
          </table:table-cell>
          <table:table-cell table:style-name="ce4" table:formula="of:=[$Redistribution_central.D77]" office:value-type="float" office:value="0.392188737250042" calcext:value-type="float">
            <text:p>0.392188737250042</text:p>
          </table:table-cell>
          <table:table-cell table:style-name="ce4" table:formula="of:=[$Redistribution_central.E77]" office:value-type="float" office:value="0.438148263743872" calcext:value-type="float">
            <text:p>0.438148263743872</text:p>
          </table:table-cell>
          <table:table-cell/>
          <table:table-cell table:style-name="ce4" table:formula="of:=[$redistribution_low.B77]" office:value-type="float" office:value="0.374460844964008" calcext:value-type="float">
            <text:p>0.374460844964008</text:p>
          </table:table-cell>
          <table:table-cell table:style-name="ce4" table:formula="of:=[$redistribution_low.C77]" office:value-type="float" office:value="0.443278944604497" calcext:value-type="float">
            <text:p>0.443278944604497</text:p>
          </table:table-cell>
          <table:table-cell table:style-name="ce4" table:formula="of:=[$redistribution_low.D77]" office:value-type="float" office:value="0.378423744440086" calcext:value-type="float">
            <text:p>0.378423744440086</text:p>
          </table:table-cell>
          <table:table-cell table:style-name="ce4" table:formula="of:=[$redistribution_low.E77]" office:value-type="float" office:value="0.436946728640523" calcext:value-type="float">
            <text:p>0.436946728640523</text:p>
          </table:table-cell>
          <table:table-cell/>
          <table:table-cell table:style-name="ce4" table:formula="of:=[$Redistribution_high.B77]" office:value-type="float" office:value="0.395947302218088" calcext:value-type="float">
            <text:p>0.395947302218088</text:p>
          </table:table-cell>
          <table:table-cell table:style-name="ce4" table:formula="of:=[$Redistribution_high.C77]" office:value-type="float" office:value="0.438772599048095" calcext:value-type="float">
            <text:p>0.438772599048095</text:p>
          </table:table-cell>
          <table:table-cell table:style-name="ce4" table:formula="of:=[$Redistribution_high.D77]" office:value-type="float" office:value="0.398761124778681" calcext:value-type="float">
            <text:p>0.398761124778681</text:p>
          </table:table-cell>
          <table:table-cell table:style-name="ce4" table:formula="of:=[$Redistribution_high.E77]" office:value-type="float" office:value="0.435850608141169" calcext:value-type="float">
            <text:p>0.435850608141169</text:p>
          </table:table-cell>
          <table:table-cell table:number-columns-repeated="49"/>
        </table:table-row>
        <table:table-row table:style-name="ro3">
          <table:table-cell table:style-name="ce4" table:formula="of:=[.A80]+1" office:value-type="float" office:value="125" calcext:value-type="float">
            <text:p>125</text:p>
          </table:table-cell>
          <table:table-cell table:style-name="ce4" table:formula="of:=[$Redistribution_central.B78]" office:value-type="float" office:value="0.384044186644087" calcext:value-type="float">
            <text:p>0.384044186644087</text:p>
          </table:table-cell>
          <table:table-cell table:style-name="ce4" table:formula="of:=[$Redistribution_central.C78]" office:value-type="float" office:value="0.440963516678888" calcext:value-type="float">
            <text:p>0.440963516678888</text:p>
          </table:table-cell>
          <table:table-cell table:style-name="ce4" table:formula="of:=[$Redistribution_central.D78]" office:value-type="float" office:value="0.388391970183186" calcext:value-type="float">
            <text:p>0.388391970183186</text:p>
          </table:table-cell>
          <table:table-cell table:style-name="ce4" table:formula="of:=[$Redistribution_central.E78]" office:value-type="float" office:value="0.437257098472161" calcext:value-type="float">
            <text:p>0.437257098472161</text:p>
          </table:table-cell>
          <table:table-cell/>
          <table:table-cell table:style-name="ce4" table:formula="of:=[$redistribution_low.B78]" office:value-type="float" office:value="0.371001819331109" calcext:value-type="float">
            <text:p>0.371001819331109</text:p>
          </table:table-cell>
          <table:table-cell table:style-name="ce4" table:formula="of:=[$redistribution_low.C78]" office:value-type="float" office:value="0.435847015403625" calcext:value-type="float">
            <text:p>0.435847015403625</text:p>
          </table:table-cell>
          <table:table-cell table:style-name="ce4" table:formula="of:=[$redistribution_low.D78]" office:value-type="float" office:value="0.374796325725192" calcext:value-type="float">
            <text:p>0.374796325725192</text:p>
          </table:table-cell>
          <table:table-cell table:style-name="ce4" table:formula="of:=[$redistribution_low.E78]" office:value-type="float" office:value="0.430964182818435" calcext:value-type="float">
            <text:p>0.430964182818435</text:p>
          </table:table-cell>
          <table:table-cell/>
          <table:table-cell table:style-name="ce4" table:formula="of:=[$Redistribution_high.B78]" office:value-type="float" office:value="0.395053024115493" calcext:value-type="float">
            <text:p>0.395053024115493</text:p>
          </table:table-cell>
          <table:table-cell table:style-name="ce4" table:formula="of:=[$Redistribution_high.C78]" office:value-type="float" office:value="0.435991006171738" calcext:value-type="float">
            <text:p>0.435991006171738</text:p>
          </table:table-cell>
          <table:table-cell table:style-name="ce4" table:formula="of:=[$Redistribution_high.D78]" office:value-type="float" office:value="0.397725200341705" calcext:value-type="float">
            <text:p>0.397725200341705</text:p>
          </table:table-cell>
          <table:table-cell table:style-name="ce4" table:formula="of:=[$Redistribution_high.E78]" office:value-type="float" office:value="0.432877407012425" calcext:value-type="float">
            <text:p>0.432877407012425</text:p>
          </table:table-cell>
          <table:table-cell table:number-columns-repeated="49"/>
        </table:table-row>
        <table:table-row table:style-name="ro3">
          <table:table-cell table:style-name="ce4" table:formula="of:=[.A81]+1" office:value-type="float" office:value="126" calcext:value-type="float">
            <text:p>126</text:p>
          </table:table-cell>
          <table:table-cell table:style-name="ce4" table:formula="of:=[$Redistribution_central.B79]" office:value-type="float" office:value="0.392399627704451" calcext:value-type="float">
            <text:p>0.392399627704451</text:p>
          </table:table-cell>
          <table:table-cell table:style-name="ce4" table:formula="of:=[$Redistribution_central.C79]" office:value-type="float" office:value="0.452734431003506" calcext:value-type="float">
            <text:p>0.452734431003506</text:p>
          </table:table-cell>
          <table:table-cell table:style-name="ce4" table:formula="of:=[$Redistribution_central.D79]" office:value-type="float" office:value="0.39527903801647" calcext:value-type="float">
            <text:p>0.39527903801647</text:p>
          </table:table-cell>
          <table:table-cell table:style-name="ce4" table:formula="of:=[$Redistribution_central.E79]" office:value-type="float" office:value="0.450682042175468" calcext:value-type="float">
            <text:p>0.450682042175468</text:p>
          </table:table-cell>
          <table:table-cell/>
          <table:table-cell table:style-name="ce4" table:formula="of:=[$redistribution_low.B79]" office:value-type="float" office:value="0.37573232646061" calcext:value-type="float">
            <text:p>0.37573232646061</text:p>
          </table:table-cell>
          <table:table-cell table:style-name="ce4" table:formula="of:=[$redistribution_low.C79]" office:value-type="float" office:value="0.450636726225532" calcext:value-type="float">
            <text:p>0.450636726225532</text:p>
          </table:table-cell>
          <table:table-cell table:style-name="ce4" table:formula="of:=[$redistribution_low.D79]" office:value-type="float" office:value="0.378841449140633" calcext:value-type="float">
            <text:p>0.378841449140633</text:p>
          </table:table-cell>
          <table:table-cell table:style-name="ce4" table:formula="of:=[$redistribution_low.E79]" office:value-type="float" office:value="0.445996895238027" calcext:value-type="float">
            <text:p>0.445996895238027</text:p>
          </table:table-cell>
          <table:table-cell/>
          <table:table-cell table:style-name="ce4" table:formula="of:=[$Redistribution_high.B79]" office:value-type="float" office:value="0.397679619109511" calcext:value-type="float">
            <text:p>0.397679619109511</text:p>
          </table:table-cell>
          <table:table-cell table:style-name="ce4" table:formula="of:=[$Redistribution_high.C79]" office:value-type="float" office:value="0.441154813235761" calcext:value-type="float">
            <text:p>0.441154813235761</text:p>
          </table:table-cell>
          <table:table-cell table:style-name="ce4" table:formula="of:=[$Redistribution_high.D79]" office:value-type="float" office:value="0.400243372714173" calcext:value-type="float">
            <text:p>0.400243372714173</text:p>
          </table:table-cell>
          <table:table-cell table:style-name="ce4" table:formula="of:=[$Redistribution_high.E79]" office:value-type="float" office:value="0.438045206376239" calcext:value-type="float">
            <text:p>0.438045206376239</text:p>
          </table:table-cell>
          <table:table-cell table:number-columns-repeated="49"/>
        </table:table-row>
        <table:table-row table:style-name="ro3">
          <table:table-cell table:style-name="ce4" table:formula="of:=[.A82]+1" office:value-type="float" office:value="127" calcext:value-type="float">
            <text:p>127</text:p>
          </table:table-cell>
          <table:table-cell table:style-name="ce4" table:formula="of:=[$Redistribution_central.B80]" office:value-type="float" office:value="0.403023392209931" calcext:value-type="float">
            <text:p>0.403023392209931</text:p>
          </table:table-cell>
          <table:table-cell table:style-name="ce4" table:formula="of:=[$Redistribution_central.C80]" office:value-type="float" office:value="0.462648684997215" calcext:value-type="float">
            <text:p>0.462648684997215</text:p>
          </table:table-cell>
          <table:table-cell table:style-name="ce4" table:formula="of:=[$Redistribution_central.D80]" office:value-type="float" office:value="0.405816989362343" calcext:value-type="float">
            <text:p>0.405816989362343</text:p>
          </table:table-cell>
          <table:table-cell table:style-name="ce4" table:formula="of:=[$Redistribution_central.E80]" office:value-type="float" office:value="0.460365756278882" calcext:value-type="float">
            <text:p>0.460365756278882</text:p>
          </table:table-cell>
          <table:table-cell/>
          <table:table-cell table:style-name="ce4" table:formula="of:=[$redistribution_low.B80]" office:value-type="float" office:value="0.378979425585094" calcext:value-type="float">
            <text:p>0.378979425585094</text:p>
          </table:table-cell>
          <table:table-cell table:style-name="ce4" table:formula="of:=[$redistribution_low.C80]" office:value-type="float" office:value="0.450650083032928" calcext:value-type="float">
            <text:p>0.450650083032928</text:p>
          </table:table-cell>
          <table:table-cell table:style-name="ce4" table:formula="of:=[$redistribution_low.D80]" office:value-type="float" office:value="0.381221161643606" calcext:value-type="float">
            <text:p>0.381221161643606</text:p>
          </table:table-cell>
          <table:table-cell table:style-name="ce4" table:formula="of:=[$redistribution_low.E80]" office:value-type="float" office:value="0.448803205415479" calcext:value-type="float">
            <text:p>0.448803205415479</text:p>
          </table:table-cell>
          <table:table-cell/>
          <table:table-cell table:style-name="ce4" table:formula="of:=[$Redistribution_high.B80]" office:value-type="float" office:value="0.398693383547748" calcext:value-type="float">
            <text:p>0.398693383547748</text:p>
          </table:table-cell>
          <table:table-cell table:style-name="ce4" table:formula="of:=[$Redistribution_high.C80]" office:value-type="float" office:value="0.441593324149192" calcext:value-type="float">
            <text:p>0.441593324149192</text:p>
          </table:table-cell>
          <table:table-cell table:style-name="ce4" table:formula="of:=[$Redistribution_high.D80]" office:value-type="float" office:value="0.399638601418378" calcext:value-type="float">
            <text:p>0.399638601418378</text:p>
          </table:table-cell>
          <table:table-cell table:style-name="ce4" table:formula="of:=[$Redistribution_high.E80]" office:value-type="float" office:value="0.441402305880675" calcext:value-type="float">
            <text:p>0.441402305880675</text:p>
          </table:table-cell>
          <table:table-cell table:number-columns-repeated="49"/>
        </table:table-row>
        <table:table-row table:style-name="ro3">
          <table:table-cell table:style-name="ce4" table:formula="of:=[.A83]+1" office:value-type="float" office:value="128" calcext:value-type="float">
            <text:p>128</text:p>
          </table:table-cell>
          <table:table-cell table:style-name="ce4" table:formula="of:=[$Redistribution_central.B81]" office:value-type="float" office:value="0.393707744141949" calcext:value-type="float">
            <text:p>0.393707744141949</text:p>
          </table:table-cell>
          <table:table-cell table:style-name="ce4" table:formula="of:=[$Redistribution_central.C81]" office:value-type="float" office:value="0.449252062917168" calcext:value-type="float">
            <text:p>0.449252062917168</text:p>
          </table:table-cell>
          <table:table-cell table:style-name="ce4" table:formula="of:=[$Redistribution_central.D81]" office:value-type="float" office:value="0.396301810902353" calcext:value-type="float">
            <text:p>0.396301810902353</text:p>
          </table:table-cell>
          <table:table-cell table:style-name="ce4" table:formula="of:=[$Redistribution_central.E81]" office:value-type="float" office:value="0.446531681910435" calcext:value-type="float">
            <text:p>0.446531681910435</text:p>
          </table:table-cell>
          <table:table-cell/>
          <table:table-cell table:style-name="ce4" table:formula="of:=[$redistribution_low.B81]" office:value-type="float" office:value="0.376813980952499" calcext:value-type="float">
            <text:p>0.376813980952499</text:p>
          </table:table-cell>
          <table:table-cell table:style-name="ce4" table:formula="of:=[$redistribution_low.C81]" office:value-type="float" office:value="0.447846317484756" calcext:value-type="float">
            <text:p>0.447846317484756</text:p>
          </table:table-cell>
          <table:table-cell table:style-name="ce4" table:formula="of:=[$redistribution_low.D81]" office:value-type="float" office:value="0.379323878215967" calcext:value-type="float">
            <text:p>0.379323878215967</text:p>
          </table:table-cell>
          <table:table-cell table:style-name="ce4" table:formula="of:=[$redistribution_low.E81]" office:value-type="float" office:value="0.445877543425434" calcext:value-type="float">
            <text:p>0.445877543425434</text:p>
          </table:table-cell>
          <table:table-cell/>
          <table:table-cell table:style-name="ce4" table:formula="of:=[$Redistribution_high.B81]" office:value-type="float" office:value="0.38754770894106" calcext:value-type="float">
            <text:p>0.38754770894106</text:p>
          </table:table-cell>
          <table:table-cell table:style-name="ce4" table:formula="of:=[$Redistribution_high.C81]" office:value-type="float" office:value="0.427124058222435" calcext:value-type="float">
            <text:p>0.427124058222435</text:p>
          </table:table-cell>
          <table:table-cell table:style-name="ce4" table:formula="of:=[$Redistribution_high.D81]" office:value-type="float" office:value="0.389196006704014" calcext:value-type="float">
            <text:p>0.389196006704014</text:p>
          </table:table-cell>
          <table:table-cell table:style-name="ce4" table:formula="of:=[$Redistribution_high.E81]" office:value-type="float" office:value="0.425417198019747" calcext:value-type="float">
            <text:p>0.425417198019747</text:p>
          </table:table-cell>
          <table:table-cell table:number-columns-repeated="49"/>
        </table:table-row>
        <table:table-row table:style-name="ro3">
          <table:table-cell table:style-name="ce4" table:formula="of:=[.A84]+1" office:value-type="float" office:value="129" calcext:value-type="float">
            <text:p>129</text:p>
          </table:table-cell>
          <table:table-cell table:style-name="ce4" table:formula="of:=[$Redistribution_central.B82]" office:value-type="float" office:value="0.397115188981319" calcext:value-type="float">
            <text:p>0.397115188981319</text:p>
          </table:table-cell>
          <table:table-cell table:style-name="ce4" table:formula="of:=[$Redistribution_central.C82]" office:value-type="float" office:value="0.451599191734804" calcext:value-type="float">
            <text:p>0.451599191734804</text:p>
          </table:table-cell>
          <table:table-cell table:style-name="ce4" table:formula="of:=[$Redistribution_central.D82]" office:value-type="float" office:value="0.400860494067386" calcext:value-type="float">
            <text:p>0.400860494067386</text:p>
          </table:table-cell>
          <table:table-cell table:style-name="ce4" table:formula="of:=[$Redistribution_central.E82]" office:value-type="float" office:value="0.447248259446347" calcext:value-type="float">
            <text:p>0.447248259446347</text:p>
          </table:table-cell>
          <table:table-cell/>
          <table:table-cell table:style-name="ce4" table:formula="of:=[$redistribution_low.B82]" office:value-type="float" office:value="0.381643815145873" calcext:value-type="float">
            <text:p>0.381643815145873</text:p>
          </table:table-cell>
          <table:table-cell table:style-name="ce4" table:formula="of:=[$redistribution_low.C82]" office:value-type="float" office:value="0.453905828227812" calcext:value-type="float">
            <text:p>0.453905828227812</text:p>
          </table:table-cell>
          <table:table-cell table:style-name="ce4" table:formula="of:=[$redistribution_low.D82]" office:value-type="float" office:value="0.38492044010243" calcext:value-type="float">
            <text:p>0.38492044010243</text:p>
          </table:table-cell>
          <table:table-cell table:style-name="ce4" table:formula="of:=[$redistribution_low.E82]" office:value-type="float" office:value="0.449073050740292" calcext:value-type="float">
            <text:p>0.449073050740292</text:p>
          </table:table-cell>
          <table:table-cell/>
          <table:table-cell table:style-name="ce4" table:formula="of:=[$Redistribution_high.B82]" office:value-type="float" office:value="0.389446057120587" calcext:value-type="float">
            <text:p>0.389446057120587</text:p>
          </table:table-cell>
          <table:table-cell table:style-name="ce4" table:formula="of:=[$Redistribution_high.C82]" office:value-type="float" office:value="0.423665330580161" calcext:value-type="float">
            <text:p>0.423665330580161</text:p>
          </table:table-cell>
          <table:table-cell table:style-name="ce4" table:formula="of:=[$Redistribution_high.D82]" office:value-type="float" office:value="0.390366078144079" calcext:value-type="float">
            <text:p>0.390366078144079</text:p>
          </table:table-cell>
          <table:table-cell table:style-name="ce4" table:formula="of:=[$Redistribution_high.E82]" office:value-type="float" office:value="0.423742336874714" calcext:value-type="float">
            <text:p>0.423742336874714</text:p>
          </table:table-cell>
          <table:table-cell table:number-columns-repeated="49"/>
        </table:table-row>
        <table:table-row table:style-name="ro3">
          <table:table-cell table:style-name="ce4" table:formula="of:=[.A85]+1" office:value-type="float" office:value="130" calcext:value-type="float">
            <text:p>130</text:p>
          </table:table-cell>
          <table:table-cell table:style-name="ce4" table:formula="of:=[$Redistribution_central.B83]" office:value-type="float" office:value="0.389422721087867" calcext:value-type="float">
            <text:p>0.389422721087867</text:p>
          </table:table-cell>
          <table:table-cell table:style-name="ce4" table:formula="of:=[$Redistribution_central.C83]" office:value-type="float" office:value="0.436706208873772" calcext:value-type="float">
            <text:p>0.436706208873772</text:p>
          </table:table-cell>
          <table:table-cell table:style-name="ce4" table:formula="of:=[$Redistribution_central.D83]" office:value-type="float" office:value="0.392436098926316" calcext:value-type="float">
            <text:p>0.392436098926316</text:p>
          </table:table-cell>
          <table:table-cell table:style-name="ce4" table:formula="of:=[$Redistribution_central.E83]" office:value-type="float" office:value="0.433653226811485" calcext:value-type="float">
            <text:p>0.433653226811485</text:p>
          </table:table-cell>
          <table:table-cell/>
          <table:table-cell table:style-name="ce4" table:formula="of:=[$redistribution_low.B83]" office:value-type="float" office:value="0.377239655503116" calcext:value-type="float">
            <text:p>0.377239655503116</text:p>
          </table:table-cell>
          <table:table-cell table:style-name="ce4" table:formula="of:=[$redistribution_low.C83]" office:value-type="float" office:value="0.446224255707134" calcext:value-type="float">
            <text:p>0.446224255707134</text:p>
          </table:table-cell>
          <table:table-cell table:style-name="ce4" table:formula="of:=[$redistribution_low.D83]" office:value-type="float" office:value="0.379507037702184" calcext:value-type="float">
            <text:p>0.379507037702184</text:p>
          </table:table-cell>
          <table:table-cell table:style-name="ce4" table:formula="of:=[$redistribution_low.E83]" office:value-type="float" office:value="0.444787019199825" calcext:value-type="float">
            <text:p>0.444787019199825</text:p>
          </table:table-cell>
          <table:table-cell/>
          <table:table-cell table:style-name="ce4" table:formula="of:=[$Redistribution_high.B83]" office:value-type="float" office:value="0.387197899115753" calcext:value-type="float">
            <text:p>0.387197899115753</text:p>
          </table:table-cell>
          <table:table-cell table:style-name="ce4" table:formula="of:=[$Redistribution_high.C83]" office:value-type="float" office:value="0.423553133064171" calcext:value-type="float">
            <text:p>0.423553133064171</text:p>
          </table:table-cell>
          <table:table-cell table:style-name="ce4" table:formula="of:=[$Redistribution_high.D83]" office:value-type="float" office:value="0.387735048070307" calcext:value-type="float">
            <text:p>0.387735048070307</text:p>
          </table:table-cell>
          <table:table-cell table:style-name="ce4" table:formula="of:=[$Redistribution_high.E83]" office:value-type="float" office:value="0.426028495758725" calcext:value-type="float">
            <text:p>0.426028495758725</text:p>
          </table:table-cell>
          <table:table-cell table:number-columns-repeated="49"/>
        </table:table-row>
        <table:table-row table:style-name="ro3">
          <table:table-cell table:style-name="ce4" table:formula="of:=[.A86]+1" office:value-type="float" office:value="131" calcext:value-type="float">
            <text:p>131</text:p>
          </table:table-cell>
          <table:table-cell table:style-name="ce4" table:formula="of:=[$Redistribution_central.B84]" office:value-type="float" office:value="0.3935964395213" calcext:value-type="float">
            <text:p>0.3935964395213</text:p>
          </table:table-cell>
          <table:table-cell table:style-name="ce4" table:formula="of:=[$Redistribution_central.C84]" office:value-type="float" office:value="0.443701420491909" calcext:value-type="float">
            <text:p>0.443701420491909</text:p>
          </table:table-cell>
          <table:table-cell table:style-name="ce4" table:formula="of:=[$Redistribution_central.D84]" office:value-type="float" office:value="0.397055875235904" calcext:value-type="float">
            <text:p>0.397055875235904</text:p>
          </table:table-cell>
          <table:table-cell table:style-name="ce4" table:formula="of:=[$Redistribution_central.E84]" office:value-type="float" office:value="0.440303779777836" calcext:value-type="float">
            <text:p>0.440303779777836</text:p>
          </table:table-cell>
          <table:table-cell/>
          <table:table-cell table:style-name="ce4" table:formula="of:=[$redistribution_low.B84]" office:value-type="float" office:value="0.375928533888105" calcext:value-type="float">
            <text:p>0.375928533888105</text:p>
          </table:table-cell>
          <table:table-cell table:style-name="ce4" table:formula="of:=[$redistribution_low.C84]" office:value-type="float" office:value="0.444878723156432" calcext:value-type="float">
            <text:p>0.444878723156432</text:p>
          </table:table-cell>
          <table:table-cell table:style-name="ce4" table:formula="of:=[$redistribution_low.D84]" office:value-type="float" office:value="0.378103738817957" calcext:value-type="float">
            <text:p>0.378103738817957</text:p>
          </table:table-cell>
          <table:table-cell table:style-name="ce4" table:formula="of:=[$redistribution_low.E84]" office:value-type="float" office:value="0.443599774120655" calcext:value-type="float">
            <text:p>0.443599774120655</text:p>
          </table:table-cell>
          <table:table-cell/>
          <table:table-cell table:style-name="ce4" table:formula="of:=[$Redistribution_high.B84]" office:value-type="float" office:value="0.383910842398413" calcext:value-type="float">
            <text:p>0.383910842398413</text:p>
          </table:table-cell>
          <table:table-cell table:style-name="ce4" table:formula="of:=[$Redistribution_high.C84]" office:value-type="float" office:value="0.419598140667843" calcext:value-type="float">
            <text:p>0.419598140667843</text:p>
          </table:table-cell>
          <table:table-cell table:style-name="ce4" table:formula="of:=[$Redistribution_high.D84]" office:value-type="float" office:value="0.384562443888821" calcext:value-type="float">
            <text:p>0.384562443888821</text:p>
          </table:table-cell>
          <table:table-cell table:style-name="ce4" table:formula="of:=[$Redistribution_high.E84]" office:value-type="float" office:value="0.420104430873857" calcext:value-type="float">
            <text:p>0.420104430873857</text:p>
          </table:table-cell>
          <table:table-cell table:number-columns-repeated="49"/>
        </table:table-row>
        <table:table-row table:style-name="ro3">
          <table:table-cell table:style-name="ce4" table:formula="of:=[.A87]+1" office:value-type="float" office:value="132" calcext:value-type="float">
            <text:p>132</text:p>
          </table:table-cell>
          <table:table-cell table:style-name="ce4" table:formula="of:=[$Redistribution_central.B85]" office:value-type="float" office:value="0.39194872815104" calcext:value-type="float">
            <text:p>0.39194872815104</text:p>
          </table:table-cell>
          <table:table-cell table:style-name="ce4" table:formula="of:=[$Redistribution_central.C85]" office:value-type="float" office:value="0.447151411879651" calcext:value-type="float">
            <text:p>0.447151411879651</text:p>
          </table:table-cell>
          <table:table-cell table:style-name="ce4" table:formula="of:=[$Redistribution_central.D85]" office:value-type="float" office:value="0.395245859800308" calcext:value-type="float">
            <text:p>0.395245859800308</text:p>
          </table:table-cell>
          <table:table-cell table:style-name="ce4" table:formula="of:=[$Redistribution_central.E85]" office:value-type="float" office:value="0.443151898731999" calcext:value-type="float">
            <text:p>0.443151898731999</text:p>
          </table:table-cell>
          <table:table-cell/>
          <table:table-cell table:style-name="ce4" table:formula="of:=[$redistribution_low.B85]" office:value-type="float" office:value="0.376203156971857" calcext:value-type="float">
            <text:p>0.376203156971857</text:p>
          </table:table-cell>
          <table:table-cell table:style-name="ce4" table:formula="of:=[$redistribution_low.C85]" office:value-type="float" office:value="0.448632023340385" calcext:value-type="float">
            <text:p>0.448632023340385</text:p>
          </table:table-cell>
          <table:table-cell table:style-name="ce4" table:formula="of:=[$redistribution_low.D85]" office:value-type="float" office:value="0.377951914285752" calcext:value-type="float">
            <text:p>0.377951914285752</text:p>
          </table:table-cell>
          <table:table-cell table:style-name="ce4" table:formula="of:=[$redistribution_low.E85]" office:value-type="float" office:value="0.446535776954254" calcext:value-type="float">
            <text:p>0.446535776954254</text:p>
          </table:table-cell>
          <table:table-cell/>
          <table:table-cell table:style-name="ce4" table:formula="of:=[$Redistribution_high.B85]" office:value-type="float" office:value="0.383817155922183" calcext:value-type="float">
            <text:p>0.383817155922183</text:p>
          </table:table-cell>
          <table:table-cell table:style-name="ce4" table:formula="of:=[$Redistribution_high.C85]" office:value-type="float" office:value="0.40909542471013" calcext:value-type="float">
            <text:p>0.40909542471013</text:p>
          </table:table-cell>
          <table:table-cell table:style-name="ce4" table:formula="of:=[$Redistribution_high.D85]" office:value-type="float" office:value="0.383446966578173" calcext:value-type="float">
            <text:p>0.383446966578173</text:p>
          </table:table-cell>
          <table:table-cell table:style-name="ce4" table:formula="of:=[$Redistribution_high.E85]" office:value-type="float" office:value="0.411351213988926" calcext:value-type="float">
            <text:p>0.411351213988926</text:p>
          </table:table-cell>
          <table:table-cell table:number-columns-repeated="49"/>
        </table:table-row>
        <table:table-row table:style-name="ro3">
          <table:table-cell table:style-name="ce4" table:formula="of:=[.A88]+1" office:value-type="float" office:value="133" calcext:value-type="float">
            <text:p>133</text:p>
          </table:table-cell>
          <table:table-cell table:style-name="ce4" table:formula="of:=[$Redistribution_central.B86]" office:value-type="float" office:value="0.383812616864473" calcext:value-type="float">
            <text:p>0.383812616864473</text:p>
          </table:table-cell>
          <table:table-cell table:style-name="ce4" table:formula="of:=[$Redistribution_central.C86]" office:value-type="float" office:value="0.43877472782209" calcext:value-type="float">
            <text:p>0.43877472782209</text:p>
          </table:table-cell>
          <table:table-cell table:style-name="ce4" table:formula="of:=[$Redistribution_central.D86]" office:value-type="float" office:value="0.387358325097885" calcext:value-type="float">
            <text:p>0.387358325097885</text:p>
          </table:table-cell>
          <table:table-cell table:style-name="ce4" table:formula="of:=[$Redistribution_central.E86]" office:value-type="float" office:value="0.434513173843915" calcext:value-type="float">
            <text:p>0.434513173843915</text:p>
          </table:table-cell>
          <table:table-cell/>
          <table:table-cell table:style-name="ce4" table:formula="of:=[$redistribution_low.B86]" office:value-type="float" office:value="0.376425130766859" calcext:value-type="float">
            <text:p>0.376425130766859</text:p>
          </table:table-cell>
          <table:table-cell table:style-name="ce4" table:formula="of:=[$redistribution_low.C86]" office:value-type="float" office:value="0.44782389368389" calcext:value-type="float">
            <text:p>0.44782389368389</text:p>
          </table:table-cell>
          <table:table-cell table:style-name="ce4" table:formula="of:=[$redistribution_low.D86]" office:value-type="float" office:value="0.378844190637508" calcext:value-type="float">
            <text:p>0.378844190637508</text:p>
          </table:table-cell>
          <table:table-cell table:style-name="ce4" table:formula="of:=[$redistribution_low.E86]" office:value-type="float" office:value="0.444786519079625" calcext:value-type="float">
            <text:p>0.444786519079625</text:p>
          </table:table-cell>
          <table:table-cell/>
          <table:table-cell table:style-name="ce4" table:formula="of:=[$Redistribution_high.B86]" office:value-type="float" office:value="0.383220040313197" calcext:value-type="float">
            <text:p>0.383220040313197</text:p>
          </table:table-cell>
          <table:table-cell table:style-name="ce4" table:formula="of:=[$Redistribution_high.C86]" office:value-type="float" office:value="0.414094271244868" calcext:value-type="float">
            <text:p>0.414094271244868</text:p>
          </table:table-cell>
          <table:table-cell table:style-name="ce4" table:formula="of:=[$Redistribution_high.D86]" office:value-type="float" office:value="0.385246096160164" calcext:value-type="float">
            <text:p>0.385246096160164</text:p>
          </table:table-cell>
          <table:table-cell table:style-name="ce4" table:formula="of:=[$Redistribution_high.E86]" office:value-type="float" office:value="0.416547292162187" calcext:value-type="float">
            <text:p>0.416547292162187</text:p>
          </table:table-cell>
          <table:table-cell table:number-columns-repeated="49"/>
        </table:table-row>
        <table:table-row table:style-name="ro3">
          <table:table-cell table:style-name="ce4" table:formula="of:=[.A89]+1" office:value-type="float" office:value="134" calcext:value-type="float">
            <text:p>134</text:p>
          </table:table-cell>
          <table:table-cell table:style-name="ce4" table:formula="of:=[$Redistribution_central.B87]" office:value-type="float" office:value="0.388899618059752" calcext:value-type="float">
            <text:p>0.388899618059752</text:p>
          </table:table-cell>
          <table:table-cell table:style-name="ce4" table:formula="of:=[$Redistribution_central.C87]" office:value-type="float" office:value="0.440654523910976" calcext:value-type="float">
            <text:p>0.440654523910976</text:p>
          </table:table-cell>
          <table:table-cell table:style-name="ce4" table:formula="of:=[$Redistribution_central.D87]" office:value-type="float" office:value="0.391934651458209" calcext:value-type="float">
            <text:p>0.391934651458209</text:p>
          </table:table-cell>
          <table:table-cell table:style-name="ce4" table:formula="of:=[$Redistribution_central.E87]" office:value-type="float" office:value="0.438053786456092" calcext:value-type="float">
            <text:p>0.438053786456092</text:p>
          </table:table-cell>
          <table:table-cell/>
          <table:table-cell table:style-name="ce4" table:formula="of:=[$redistribution_low.B87]" office:value-type="float" office:value="0.375536913834662" calcext:value-type="float">
            <text:p>0.375536913834662</text:p>
          </table:table-cell>
          <table:table-cell table:style-name="ce4" table:formula="of:=[$redistribution_low.C87]" office:value-type="float" office:value="0.449790776511737" calcext:value-type="float">
            <text:p>0.449790776511737</text:p>
          </table:table-cell>
          <table:table-cell table:style-name="ce4" table:formula="of:=[$redistribution_low.D87]" office:value-type="float" office:value="0.377497316483177" calcext:value-type="float">
            <text:p>0.377497316483177</text:p>
          </table:table-cell>
          <table:table-cell table:style-name="ce4" table:formula="of:=[$redistribution_low.E87]" office:value-type="float" office:value="0.447688795700258" calcext:value-type="float">
            <text:p>0.447688795700258</text:p>
          </table:table-cell>
          <table:table-cell/>
          <table:table-cell table:style-name="ce4" table:formula="of:=[$Redistribution_high.B87]" office:value-type="float" office:value="0.382428319150283" calcext:value-type="float">
            <text:p>0.382428319150283</text:p>
          </table:table-cell>
          <table:table-cell table:style-name="ce4" table:formula="of:=[$Redistribution_high.C87]" office:value-type="float" office:value="0.407080995167037" calcext:value-type="float">
            <text:p>0.407080995167037</text:p>
          </table:table-cell>
          <table:table-cell table:style-name="ce4" table:formula="of:=[$Redistribution_high.D87]" office:value-type="float" office:value="0.383595572023869" calcext:value-type="float">
            <text:p>0.383595572023869</text:p>
          </table:table-cell>
          <table:table-cell table:style-name="ce4" table:formula="of:=[$Redistribution_high.E87]" office:value-type="float" office:value="0.409112908112081" calcext:value-type="float">
            <text:p>0.409112908112081</text:p>
          </table:table-cell>
          <table:table-cell table:number-columns-repeated="49"/>
        </table:table-row>
        <table:table-row table:style-name="ro3">
          <table:table-cell table:style-name="ce4" table:formula="of:=[.A90]+1" office:value-type="float" office:value="135" calcext:value-type="float">
            <text:p>135</text:p>
          </table:table-cell>
          <table:table-cell table:style-name="ce4" table:formula="of:=[$Redistribution_central.B88]" office:value-type="float" office:value="0.383765620640982" calcext:value-type="float">
            <text:p>0.383765620640982</text:p>
          </table:table-cell>
          <table:table-cell table:style-name="ce4" table:formula="of:=[$Redistribution_central.C88]" office:value-type="float" office:value="0.435665827318394" calcext:value-type="float">
            <text:p>0.435665827318394</text:p>
          </table:table-cell>
          <table:table-cell table:style-name="ce4" table:formula="of:=[$Redistribution_central.D88]" office:value-type="float" office:value="0.386636396272918" calcext:value-type="float">
            <text:p>0.386636396272918</text:p>
          </table:table-cell>
          <table:table-cell table:style-name="ce4" table:formula="of:=[$Redistribution_central.E88]" office:value-type="float" office:value="0.432887726098413" calcext:value-type="float">
            <text:p>0.432887726098413</text:p>
          </table:table-cell>
          <table:table-cell/>
          <table:table-cell table:style-name="ce4" table:formula="of:=[$redistribution_low.B88]" office:value-type="float" office:value="0.37730880335052" calcext:value-type="float">
            <text:p>0.37730880335052</text:p>
          </table:table-cell>
          <table:table-cell table:style-name="ce4" table:formula="of:=[$redistribution_low.C88]" office:value-type="float" office:value="0.447827930090473" calcext:value-type="float">
            <text:p>0.447827930090473</text:p>
          </table:table-cell>
          <table:table-cell table:style-name="ce4" table:formula="of:=[$redistribution_low.D88]" office:value-type="float" office:value="0.379443758836846" calcext:value-type="float">
            <text:p>0.379443758836846</text:p>
          </table:table-cell>
          <table:table-cell table:style-name="ce4" table:formula="of:=[$redistribution_low.E88]" office:value-type="float" office:value="0.445538741429406" calcext:value-type="float">
            <text:p>0.445538741429406</text:p>
          </table:table-cell>
          <table:table-cell/>
          <table:table-cell table:style-name="ce4" table:formula="of:=[$Redistribution_high.B88]" office:value-type="float" office:value="0.383388392754233" calcext:value-type="float">
            <text:p>0.383388392754233</text:p>
          </table:table-cell>
          <table:table-cell table:style-name="ce4" table:formula="of:=[$Redistribution_high.C88]" office:value-type="float" office:value="0.405932210845424" calcext:value-type="float">
            <text:p>0.405932210845424</text:p>
          </table:table-cell>
          <table:table-cell table:style-name="ce4" table:formula="of:=[$Redistribution_high.D88]" office:value-type="float" office:value="0.384933394939055" calcext:value-type="float">
            <text:p>0.384933394939055</text:p>
          </table:table-cell>
          <table:table-cell table:style-name="ce4" table:formula="of:=[$Redistribution_high.E88]" office:value-type="float" office:value="0.407389594790527" calcext:value-type="float">
            <text:p>0.407389594790527</text:p>
          </table:table-cell>
          <table:table-cell table:number-columns-repeated="49"/>
        </table:table-row>
        <table:table-row table:style-name="ro3">
          <table:table-cell table:style-name="ce4" table:formula="of:=[.A91]+1" office:value-type="float" office:value="136" calcext:value-type="float">
            <text:p>136</text:p>
          </table:table-cell>
          <table:table-cell table:style-name="ce4" table:formula="of:=[$Redistribution_central.B89]" office:value-type="float" office:value="0.388762328253318" calcext:value-type="float">
            <text:p>0.388762328253318</text:p>
          </table:table-cell>
          <table:table-cell table:style-name="ce4" table:formula="of:=[$Redistribution_central.C89]" office:value-type="float" office:value="0.433220842852155" calcext:value-type="float">
            <text:p>0.433220842852155</text:p>
          </table:table-cell>
          <table:table-cell table:style-name="ce4" table:formula="of:=[$Redistribution_central.D89]" office:value-type="float" office:value="0.391345002231564" calcext:value-type="float">
            <text:p>0.391345002231564</text:p>
          </table:table-cell>
          <table:table-cell table:style-name="ce4" table:formula="of:=[$Redistribution_central.E89]" office:value-type="float" office:value="0.431522174185633" calcext:value-type="float">
            <text:p>0.431522174185633</text:p>
          </table:table-cell>
          <table:table-cell/>
          <table:table-cell table:style-name="ce4" table:formula="of:=[$redistribution_low.B89]" office:value-type="float" office:value="0.374646737273558" calcext:value-type="float">
            <text:p>0.374646737273558</text:p>
          </table:table-cell>
          <table:table-cell table:style-name="ce4" table:formula="of:=[$redistribution_low.C89]" office:value-type="float" office:value="0.447922628608029" calcext:value-type="float">
            <text:p>0.447922628608029</text:p>
          </table:table-cell>
          <table:table-cell table:style-name="ce4" table:formula="of:=[$redistribution_low.D89]" office:value-type="float" office:value="0.376967602703846" calcext:value-type="float">
            <text:p>0.376967602703846</text:p>
          </table:table-cell>
          <table:table-cell table:style-name="ce4" table:formula="of:=[$redistribution_low.E89]" office:value-type="float" office:value="0.445347029982207" calcext:value-type="float">
            <text:p>0.445347029982207</text:p>
          </table:table-cell>
          <table:table-cell/>
          <table:table-cell table:style-name="ce4" table:formula="of:=[$Redistribution_high.B89]" office:value-type="float" office:value="0.3787963842737" calcext:value-type="float">
            <text:p>0.3787963842737</text:p>
          </table:table-cell>
          <table:table-cell table:style-name="ce4" table:formula="of:=[$Redistribution_high.C89]" office:value-type="float" office:value="0.406719939933022" calcext:value-type="float">
            <text:p>0.406719939933022</text:p>
          </table:table-cell>
          <table:table-cell table:style-name="ce4" table:formula="of:=[$Redistribution_high.D89]" office:value-type="float" office:value="0.380682845056105" calcext:value-type="float">
            <text:p>0.380682845056105</text:p>
          </table:table-cell>
          <table:table-cell table:style-name="ce4" table:formula="of:=[$Redistribution_high.E89]" office:value-type="float" office:value="0.407043403479329" calcext:value-type="float">
            <text:p>0.407043403479329</text:p>
          </table:table-cell>
          <table:table-cell table:number-columns-repeated="49"/>
        </table:table-row>
        <table:table-row table:style-name="ro3">
          <table:table-cell table:style-name="ce4" table:formula="of:=[.A92]+1" office:value-type="float" office:value="137" calcext:value-type="float">
            <text:p>137</text:p>
          </table:table-cell>
          <table:table-cell table:style-name="ce4" table:formula="of:=[$Redistribution_central.B90]" office:value-type="float" office:value="0.384939528260233" calcext:value-type="float">
            <text:p>0.384939528260233</text:p>
          </table:table-cell>
          <table:table-cell table:style-name="ce4" table:formula="of:=[$Redistribution_central.C90]" office:value-type="float" office:value="0.435916602833634" calcext:value-type="float">
            <text:p>0.435916602833634</text:p>
          </table:table-cell>
          <table:table-cell table:style-name="ce4" table:formula="of:=[$Redistribution_central.D90]" office:value-type="float" office:value="0.388081364239901" calcext:value-type="float">
            <text:p>0.388081364239901</text:p>
          </table:table-cell>
          <table:table-cell table:style-name="ce4" table:formula="of:=[$Redistribution_central.E90]" office:value-type="float" office:value="0.433266970759036" calcext:value-type="float">
            <text:p>0.433266970759036</text:p>
          </table:table-cell>
          <table:table-cell/>
          <table:table-cell table:style-name="ce4" table:formula="of:=[$redistribution_low.B90]" office:value-type="float" office:value="0.376639142668483" calcext:value-type="float">
            <text:p>0.376639142668483</text:p>
          </table:table-cell>
          <table:table-cell table:style-name="ce4" table:formula="of:=[$redistribution_low.C90]" office:value-type="float" office:value="0.447281403549013" calcext:value-type="float">
            <text:p>0.447281403549013</text:p>
          </table:table-cell>
          <table:table-cell table:style-name="ce4" table:formula="of:=[$redistribution_low.D90]" office:value-type="float" office:value="0.379439293450073" calcext:value-type="float">
            <text:p>0.379439293450073</text:p>
          </table:table-cell>
          <table:table-cell table:style-name="ce4" table:formula="of:=[$redistribution_low.E90]" office:value-type="float" office:value="0.448157342258773" calcext:value-type="float">
            <text:p>0.448157342258773</text:p>
          </table:table-cell>
          <table:table-cell/>
          <table:table-cell table:style-name="ce4" table:formula="of:=[$Redistribution_high.B90]" office:value-type="float" office:value="0.379190962306804" calcext:value-type="float">
            <text:p>0.379190962306804</text:p>
          </table:table-cell>
          <table:table-cell table:style-name="ce4" table:formula="of:=[$Redistribution_high.C90]" office:value-type="float" office:value="0.40454651447101" calcext:value-type="float">
            <text:p>0.40454651447101</text:p>
          </table:table-cell>
          <table:table-cell table:style-name="ce4" table:formula="of:=[$Redistribution_high.D90]" office:value-type="float" office:value="0.381546503772567" calcext:value-type="float">
            <text:p>0.381546503772567</text:p>
          </table:table-cell>
          <table:table-cell table:style-name="ce4" table:formula="of:=[$Redistribution_high.E90]" office:value-type="float" office:value="0.403967713305921" calcext:value-type="float">
            <text:p>0.403967713305921</text:p>
          </table:table-cell>
          <table:table-cell table:number-columns-repeated="49"/>
        </table:table-row>
        <table:table-row table:style-name="ro3">
          <table:table-cell table:style-name="ce4" table:formula="of:=[.A93]+1" office:value-type="float" office:value="138" calcext:value-type="float">
            <text:p>138</text:p>
          </table:table-cell>
          <table:table-cell table:style-name="ce4" table:formula="of:=[$Redistribution_central.B91]" office:value-type="float" office:value="0.393118572255031" calcext:value-type="float">
            <text:p>0.393118572255031</text:p>
          </table:table-cell>
          <table:table-cell table:style-name="ce4" table:formula="of:=[$Redistribution_central.C91]" office:value-type="float" office:value="0.441686105554872" calcext:value-type="float">
            <text:p>0.441686105554872</text:p>
          </table:table-cell>
          <table:table-cell table:style-name="ce4" table:formula="of:=[$Redistribution_central.D91]" office:value-type="float" office:value="0.395457995463348" calcext:value-type="float">
            <text:p>0.395457995463348</text:p>
          </table:table-cell>
          <table:table-cell table:style-name="ce4" table:formula="of:=[$Redistribution_central.E91]" office:value-type="float" office:value="0.440742204299321" calcext:value-type="float">
            <text:p>0.440742204299321</text:p>
          </table:table-cell>
          <table:table-cell/>
          <table:table-cell table:style-name="ce4" table:formula="of:=[$redistribution_low.B91]" office:value-type="float" office:value="0.379101941527247" calcext:value-type="float">
            <text:p>0.379101941527247</text:p>
          </table:table-cell>
          <table:table-cell table:style-name="ce4" table:formula="of:=[$redistribution_low.C91]" office:value-type="float" office:value="0.448287404885985" calcext:value-type="float">
            <text:p>0.448287404885985</text:p>
          </table:table-cell>
          <table:table-cell table:style-name="ce4" table:formula="of:=[$redistribution_low.D91]" office:value-type="float" office:value="0.380897718067662" calcext:value-type="float">
            <text:p>0.380897718067662</text:p>
          </table:table-cell>
          <table:table-cell table:style-name="ce4" table:formula="of:=[$redistribution_low.E91]" office:value-type="float" office:value="0.446971202352008" calcext:value-type="float">
            <text:p>0.446971202352008</text:p>
          </table:table-cell>
          <table:table-cell/>
          <table:table-cell table:style-name="ce4" table:formula="of:=[$Redistribution_high.B91]" office:value-type="float" office:value="0.377045510760652" calcext:value-type="float">
            <text:p>0.377045510760652</text:p>
          </table:table-cell>
          <table:table-cell table:style-name="ce4" table:formula="of:=[$Redistribution_high.C91]" office:value-type="float" office:value="0.402729962790466" calcext:value-type="float">
            <text:p>0.402729962790466</text:p>
          </table:table-cell>
          <table:table-cell table:style-name="ce4" table:formula="of:=[$Redistribution_high.D91]" office:value-type="float" office:value="0.378629463379393" calcext:value-type="float">
            <text:p>0.378629463379393</text:p>
          </table:table-cell>
          <table:table-cell table:style-name="ce4" table:formula="of:=[$Redistribution_high.E91]" office:value-type="float" office:value="0.403395868064717" calcext:value-type="float">
            <text:p>0.403395868064717</text:p>
          </table:table-cell>
          <table:table-cell table:number-columns-repeated="49"/>
        </table:table-row>
        <table:table-row table:style-name="ro3">
          <table:table-cell table:style-name="ce4" table:formula="of:=[.A94]+1" office:value-type="float" office:value="139" calcext:value-type="float">
            <text:p>139</text:p>
          </table:table-cell>
          <table:table-cell table:style-name="ce4" table:formula="of:=[$Redistribution_central.B92]" office:value-type="float" office:value="0.387258837622701" calcext:value-type="float">
            <text:p>0.387258837622701</text:p>
          </table:table-cell>
          <table:table-cell table:style-name="ce4" table:formula="of:=[$Redistribution_central.C92]" office:value-type="float" office:value="0.437300954395701" calcext:value-type="float">
            <text:p>0.437300954395701</text:p>
          </table:table-cell>
          <table:table-cell table:style-name="ce4" table:formula="of:=[$Redistribution_central.D92]" office:value-type="float" office:value="0.390032674854788" calcext:value-type="float">
            <text:p>0.390032674854788</text:p>
          </table:table-cell>
          <table:table-cell table:style-name="ce4" table:formula="of:=[$Redistribution_central.E92]" office:value-type="float" office:value="0.438536904016905" calcext:value-type="float">
            <text:p>0.438536904016905</text:p>
          </table:table-cell>
          <table:table-cell/>
          <table:table-cell table:style-name="ce4" table:formula="of:=[$redistribution_low.B92]" office:value-type="float" office:value="0.383639115868565" calcext:value-type="float">
            <text:p>0.383639115868565</text:p>
          </table:table-cell>
          <table:table-cell table:style-name="ce4" table:formula="of:=[$redistribution_low.C92]" office:value-type="float" office:value="0.455742913301685" calcext:value-type="float">
            <text:p>0.455742913301685</text:p>
          </table:table-cell>
          <table:table-cell table:style-name="ce4" table:formula="of:=[$redistribution_low.D92]" office:value-type="float" office:value="0.385779122055758" calcext:value-type="float">
            <text:p>0.385779122055758</text:p>
          </table:table-cell>
          <table:table-cell table:style-name="ce4" table:formula="of:=[$redistribution_low.E92]" office:value-type="float" office:value="0.455902358076707" calcext:value-type="float">
            <text:p>0.455902358076707</text:p>
          </table:table-cell>
          <table:table-cell/>
          <table:table-cell table:style-name="ce4" table:formula="of:=[$Redistribution_high.B92]" office:value-type="float" office:value="0.379200389795423" calcext:value-type="float">
            <text:p>0.379200389795423</text:p>
          </table:table-cell>
          <table:table-cell table:style-name="ce4" table:formula="of:=[$Redistribution_high.C92]" office:value-type="float" office:value="0.406159813016806" calcext:value-type="float">
            <text:p>0.406159813016806</text:p>
          </table:table-cell>
          <table:table-cell table:style-name="ce4" table:formula="of:=[$Redistribution_high.D92]" office:value-type="float" office:value="0.38091301236803" calcext:value-type="float">
            <text:p>0.38091301236803</text:p>
          </table:table-cell>
          <table:table-cell table:style-name="ce4" table:formula="of:=[$Redistribution_high.E92]" office:value-type="float" office:value="0.406800424205237" calcext:value-type="float">
            <text:p>0.406800424205237</text:p>
          </table:table-cell>
          <table:table-cell table:number-columns-repeated="49"/>
        </table:table-row>
        <table:table-row table:style-name="ro3">
          <table:table-cell table:style-name="ce4" table:formula="of:=[.A95]+1" office:value-type="float" office:value="140" calcext:value-type="float">
            <text:p>140</text:p>
          </table:table-cell>
          <table:table-cell table:style-name="ce4" table:formula="of:=[$Redistribution_central.B93]" office:value-type="float" office:value="0.392020781253474" calcext:value-type="float">
            <text:p>0.392020781253474</text:p>
          </table:table-cell>
          <table:table-cell table:style-name="ce4" table:formula="of:=[$Redistribution_central.C93]" office:value-type="float" office:value="0.440221007238266" calcext:value-type="float">
            <text:p>0.440221007238266</text:p>
          </table:table-cell>
          <table:table-cell table:style-name="ce4" table:formula="of:=[$Redistribution_central.D93]" office:value-type="float" office:value="0.394277420224325" calcext:value-type="float">
            <text:p>0.394277420224325</text:p>
          </table:table-cell>
          <table:table-cell table:style-name="ce4" table:formula="of:=[$Redistribution_central.E93]" office:value-type="float" office:value="0.439505492055045" calcext:value-type="float">
            <text:p>0.439505492055045</text:p>
          </table:table-cell>
          <table:table-cell/>
          <table:table-cell table:style-name="ce4" table:formula="of:=[$redistribution_low.B93]" office:value-type="float" office:value="0.376703012379522" calcext:value-type="float">
            <text:p>0.376703012379522</text:p>
          </table:table-cell>
          <table:table-cell table:style-name="ce4" table:formula="of:=[$redistribution_low.C93]" office:value-type="float" office:value="0.449450612793625" calcext:value-type="float">
            <text:p>0.449450612793625</text:p>
          </table:table-cell>
          <table:table-cell table:style-name="ce4" table:formula="of:=[$redistribution_low.D93]" office:value-type="float" office:value="0.37766343119696" calcext:value-type="float">
            <text:p>0.37766343119696</text:p>
          </table:table-cell>
          <table:table-cell table:style-name="ce4" table:formula="of:=[$redistribution_low.E93]" office:value-type="float" office:value="0.454016579123904" calcext:value-type="float">
            <text:p>0.454016579123904</text:p>
          </table:table-cell>
          <table:table-cell/>
          <table:table-cell table:style-name="ce4" table:formula="of:=[$Redistribution_high.B93]" office:value-type="float" office:value="0.379380279776278" calcext:value-type="float">
            <text:p>0.379380279776278</text:p>
          </table:table-cell>
          <table:table-cell table:style-name="ce4" table:formula="of:=[$Redistribution_high.C93]" office:value-type="float" office:value="0.403507938555918" calcext:value-type="float">
            <text:p>0.403507938555918</text:p>
          </table:table-cell>
          <table:table-cell table:style-name="ce4" table:formula="of:=[$Redistribution_high.D93]" office:value-type="float" office:value="0.381020557289032" calcext:value-type="float">
            <text:p>0.381020557289032</text:p>
          </table:table-cell>
          <table:table-cell table:style-name="ce4" table:formula="of:=[$Redistribution_high.E93]" office:value-type="float" office:value="0.404462039936086" calcext:value-type="float">
            <text:p>0.404462039936086</text:p>
          </table:table-cell>
          <table:table-cell table:number-columns-repeated="49"/>
        </table:table-row>
        <table:table-row table:style-name="ro3">
          <table:table-cell table:style-name="ce4" table:formula="of:=[.A96]+1" office:value-type="float" office:value="141" calcext:value-type="float">
            <text:p>141</text:p>
          </table:table-cell>
          <table:table-cell table:style-name="ce4" table:formula="of:=[$Redistribution_central.B94]" office:value-type="float" office:value="0.384696882352225" calcext:value-type="float">
            <text:p>0.384696882352225</text:p>
          </table:table-cell>
          <table:table-cell table:style-name="ce4" table:formula="of:=[$Redistribution_central.C94]" office:value-type="float" office:value="0.434709962433604" calcext:value-type="float">
            <text:p>0.434709962433604</text:p>
          </table:table-cell>
          <table:table-cell table:style-name="ce4" table:formula="of:=[$Redistribution_central.D94]" office:value-type="float" office:value="0.387311288864177" calcext:value-type="float">
            <text:p>0.387311288864177</text:p>
          </table:table-cell>
          <table:table-cell table:style-name="ce4" table:formula="of:=[$Redistribution_central.E94]" office:value-type="float" office:value="0.431866463306961" calcext:value-type="float">
            <text:p>0.431866463306961</text:p>
          </table:table-cell>
          <table:table-cell/>
          <table:table-cell table:style-name="ce4" table:formula="of:=[$redistribution_low.B94]" office:value-type="float" office:value="0.370797256602053" calcext:value-type="float">
            <text:p>0.370797256602053</text:p>
          </table:table-cell>
          <table:table-cell table:style-name="ce4" table:formula="of:=[$redistribution_low.C94]" office:value-type="float" office:value="0.442851757507571" calcext:value-type="float">
            <text:p>0.442851757507571</text:p>
          </table:table-cell>
          <table:table-cell table:style-name="ce4" table:formula="of:=[$redistribution_low.D94]" office:value-type="float" office:value="0.372235640877294" calcext:value-type="float">
            <text:p>0.372235640877294</text:p>
          </table:table-cell>
          <table:table-cell table:style-name="ce4" table:formula="of:=[$redistribution_low.E94]" office:value-type="float" office:value="0.446829204922896" calcext:value-type="float">
            <text:p>0.446829204922896</text:p>
          </table:table-cell>
          <table:table-cell/>
          <table:table-cell table:style-name="ce4" table:formula="of:=[$Redistribution_high.B94]" office:value-type="float" office:value="0.375374377219366" calcext:value-type="float">
            <text:p>0.375374377219366</text:p>
          </table:table-cell>
          <table:table-cell table:style-name="ce4" table:formula="of:=[$Redistribution_high.C94]" office:value-type="float" office:value="0.40019409389215" calcext:value-type="float">
            <text:p>0.40019409389215</text:p>
          </table:table-cell>
          <table:table-cell table:style-name="ce4" table:formula="of:=[$Redistribution_high.D94]" office:value-type="float" office:value="0.377657571116977" calcext:value-type="float">
            <text:p>0.377657571116977</text:p>
          </table:table-cell>
          <table:table-cell table:style-name="ce4" table:formula="of:=[$Redistribution_high.E94]" office:value-type="float" office:value="0.400113969748593" calcext:value-type="float">
            <text:p>0.400113969748593</text:p>
          </table:table-cell>
          <table:table-cell table:number-columns-repeated="49"/>
        </table:table-row>
        <table:table-row table:style-name="ro3">
          <table:table-cell table:style-name="ce4" table:formula="of:=[.A97]+1" office:value-type="float" office:value="142" calcext:value-type="float">
            <text:p>142</text:p>
          </table:table-cell>
          <table:table-cell table:style-name="ce4" table:formula="of:=[$Redistribution_central.B95]" office:value-type="float" office:value="0.383688613620025" calcext:value-type="float">
            <text:p>0.383688613620025</text:p>
          </table:table-cell>
          <table:table-cell table:style-name="ce4" table:formula="of:=[$Redistribution_central.C95]" office:value-type="float" office:value="0.436515519402127" calcext:value-type="float">
            <text:p>0.436515519402127</text:p>
          </table:table-cell>
          <table:table-cell table:style-name="ce4" table:formula="of:=[$Redistribution_central.D95]" office:value-type="float" office:value="0.385559876139225" calcext:value-type="float">
            <text:p>0.385559876139225</text:p>
          </table:table-cell>
          <table:table-cell table:style-name="ce4" table:formula="of:=[$Redistribution_central.E95]" office:value-type="float" office:value="0.43322006284968" calcext:value-type="float">
            <text:p>0.43322006284968</text:p>
          </table:table-cell>
          <table:table-cell/>
          <table:table-cell table:style-name="ce4" table:formula="of:=[$redistribution_low.B95]" office:value-type="float" office:value="0.376888589089162" calcext:value-type="float">
            <text:p>0.376888589089162</text:p>
          </table:table-cell>
          <table:table-cell table:style-name="ce4" table:formula="of:=[$redistribution_low.C95]" office:value-type="float" office:value="0.447837760340481" calcext:value-type="float">
            <text:p>0.447837760340481</text:p>
          </table:table-cell>
          <table:table-cell table:style-name="ce4" table:formula="of:=[$redistribution_low.D95]" office:value-type="float" office:value="0.378376674885644" calcext:value-type="float">
            <text:p>0.378376674885644</text:p>
          </table:table-cell>
          <table:table-cell table:style-name="ce4" table:formula="of:=[$redistribution_low.E95]" office:value-type="float" office:value="0.449538881718551" calcext:value-type="float">
            <text:p>0.449538881718551</text:p>
          </table:table-cell>
          <table:table-cell/>
          <table:table-cell table:style-name="ce4" table:formula="of:=[$Redistribution_high.B95]" office:value-type="float" office:value="0.384566162692667" calcext:value-type="float">
            <text:p>0.384566162692667</text:p>
          </table:table-cell>
          <table:table-cell table:style-name="ce4" table:formula="of:=[$Redistribution_high.C95]" office:value-type="float" office:value="0.404799897119367" calcext:value-type="float">
            <text:p>0.404799897119367</text:p>
          </table:table-cell>
          <table:table-cell table:style-name="ce4" table:formula="of:=[$Redistribution_high.D95]" office:value-type="float" office:value="0.38635470671372" calcext:value-type="float">
            <text:p>0.38635470671372</text:p>
          </table:table-cell>
          <table:table-cell table:style-name="ce4" table:formula="of:=[$Redistribution_high.E95]" office:value-type="float" office:value="0.405689937849883" calcext:value-type="float">
            <text:p>0.405689937849883</text:p>
          </table:table-cell>
          <table:table-cell table:number-columns-repeated="49"/>
        </table:table-row>
        <table:table-row table:style-name="ro3">
          <table:table-cell table:style-name="ce4" table:formula="of:=[.A98]+1" office:value-type="float" office:value="143" calcext:value-type="float">
            <text:p>143</text:p>
          </table:table-cell>
          <table:table-cell table:style-name="ce4" table:formula="of:=[$Redistribution_central.B96]" office:value-type="float" office:value="0.391474345757157" calcext:value-type="float">
            <text:p>0.391474345757157</text:p>
          </table:table-cell>
          <table:table-cell table:style-name="ce4" table:formula="of:=[$Redistribution_central.C96]" office:value-type="float" office:value="0.442291545452907" calcext:value-type="float">
            <text:p>0.442291545452907</text:p>
          </table:table-cell>
          <table:table-cell table:style-name="ce4" table:formula="of:=[$Redistribution_central.D96]" office:value-type="float" office:value="0.393463358313186" calcext:value-type="float">
            <text:p>0.393463358313186</text:p>
          </table:table-cell>
          <table:table-cell table:style-name="ce4" table:formula="of:=[$Redistribution_central.E96]" office:value-type="float" office:value="0.442598146157553" calcext:value-type="float">
            <text:p>0.442598146157553</text:p>
          </table:table-cell>
          <table:table-cell/>
          <table:table-cell table:style-name="ce4" table:formula="of:=[$redistribution_low.B96]" office:value-type="float" office:value="0.379720082075753" calcext:value-type="float">
            <text:p>0.379720082075753</text:p>
          </table:table-cell>
          <table:table-cell table:style-name="ce4" table:formula="of:=[$redistribution_low.C96]" office:value-type="float" office:value="0.456868923358223" calcext:value-type="float">
            <text:p>0.456868923358223</text:p>
          </table:table-cell>
          <table:table-cell table:style-name="ce4" table:formula="of:=[$redistribution_low.D96]" office:value-type="float" office:value="0.381533410927173" calcext:value-type="float">
            <text:p>0.381533410927173</text:p>
          </table:table-cell>
          <table:table-cell table:style-name="ce4" table:formula="of:=[$redistribution_low.E96]" office:value-type="float" office:value="0.45813631300882" calcext:value-type="float">
            <text:p>0.45813631300882</text:p>
          </table:table-cell>
          <table:table-cell/>
          <table:table-cell table:style-name="ce4" table:formula="of:=[$Redistribution_high.B96]" office:value-type="float" office:value="0.388332568412065" calcext:value-type="float">
            <text:p>0.388332568412065</text:p>
          </table:table-cell>
          <table:table-cell table:style-name="ce4" table:formula="of:=[$Redistribution_high.C96]" office:value-type="float" office:value="0.410089027961848" calcext:value-type="float">
            <text:p>0.410089027961848</text:p>
          </table:table-cell>
          <table:table-cell table:style-name="ce4" table:formula="of:=[$Redistribution_high.D96]" office:value-type="float" office:value="0.39018375672493" calcext:value-type="float">
            <text:p>0.39018375672493</text:p>
          </table:table-cell>
          <table:table-cell table:style-name="ce4" table:formula="of:=[$Redistribution_high.E96]" office:value-type="float" office:value="0.410892241609716" calcext:value-type="float">
            <text:p>0.410892241609716</text:p>
          </table:table-cell>
          <table:table-cell table:number-columns-repeated="49"/>
        </table:table-row>
        <table:table-row table:style-name="ro3">
          <table:table-cell table:style-name="ce4" table:formula="of:=[.A99]+1" office:value-type="float" office:value="144" calcext:value-type="float">
            <text:p>144</text:p>
          </table:table-cell>
          <table:table-cell table:style-name="ce4" table:formula="of:=[$Redistribution_central.B97]" office:value-type="float" office:value="0.38108949279547" calcext:value-type="float">
            <text:p>0.38108949279547</text:p>
          </table:table-cell>
          <table:table-cell table:style-name="ce4" table:formula="of:=[$Redistribution_central.C97]" office:value-type="float" office:value="0.425861725653854" calcext:value-type="float">
            <text:p>0.425861725653854</text:p>
          </table:table-cell>
          <table:table-cell table:style-name="ce4" table:formula="of:=[$Redistribution_central.D97]" office:value-type="float" office:value="0.383229825093612" calcext:value-type="float">
            <text:p>0.383229825093612</text:p>
          </table:table-cell>
          <table:table-cell table:style-name="ce4" table:formula="of:=[$Redistribution_central.E97]" office:value-type="float" office:value="0.42717092359627" calcext:value-type="float">
            <text:p>0.42717092359627</text:p>
          </table:table-cell>
          <table:table-cell/>
          <table:table-cell table:style-name="ce4" table:formula="of:=[$redistribution_low.B97]" office:value-type="float" office:value="0.37886295303236" calcext:value-type="float">
            <text:p>0.37886295303236</text:p>
          </table:table-cell>
          <table:table-cell table:style-name="ce4" table:formula="of:=[$redistribution_low.C97]" office:value-type="float" office:value="0.437957778716928" calcext:value-type="float">
            <text:p>0.437957778716928</text:p>
          </table:table-cell>
          <table:table-cell table:style-name="ce4" table:formula="of:=[$redistribution_low.D97]" office:value-type="float" office:value="0.379309602817456" calcext:value-type="float">
            <text:p>0.379309602817456</text:p>
          </table:table-cell>
          <table:table-cell table:style-name="ce4" table:formula="of:=[$redistribution_low.E97]" office:value-type="float" office:value="0.441891649077171" calcext:value-type="float">
            <text:p>0.441891649077171</text:p>
          </table:table-cell>
          <table:table-cell/>
          <table:table-cell table:style-name="ce4" table:formula="of:=[$Redistribution_high.B97]" office:value-type="float" office:value="0.37963459999847" calcext:value-type="float">
            <text:p>0.37963459999847</text:p>
          </table:table-cell>
          <table:table-cell table:style-name="ce4" table:formula="of:=[$Redistribution_high.C97]" office:value-type="float" office:value="0.403897320032556" calcext:value-type="float">
            <text:p>0.403897320032556</text:p>
          </table:table-cell>
          <table:table-cell table:style-name="ce4" table:formula="of:=[$Redistribution_high.D97]" office:value-type="float" office:value="0.381172284085224" calcext:value-type="float">
            <text:p>0.381172284085224</text:p>
          </table:table-cell>
          <table:table-cell table:style-name="ce4" table:formula="of:=[$Redistribution_high.E97]" office:value-type="float" office:value="0.40537560664638" calcext:value-type="float">
            <text:p>0.40537560664638</text:p>
          </table:table-cell>
          <table:table-cell table:number-columns-repeated="49"/>
        </table:table-row>
        <table:table-row table:style-name="ro3">
          <table:table-cell table:style-name="ce4" table:formula="of:=[.A100]+1" office:value-type="float" office:value="145" calcext:value-type="float">
            <text:p>145</text:p>
          </table:table-cell>
          <table:table-cell table:style-name="ce4" table:formula="of:=[$Redistribution_central.B98]" office:value-type="float" office:value="0.383297002530334" calcext:value-type="float">
            <text:p>0.383297002530334</text:p>
          </table:table-cell>
          <table:table-cell table:style-name="ce4" table:formula="of:=[$Redistribution_central.C98]" office:value-type="float" office:value="0.427221631606213" calcext:value-type="float">
            <text:p>0.427221631606213</text:p>
          </table:table-cell>
          <table:table-cell table:style-name="ce4" table:formula="of:=[$Redistribution_central.D98]" office:value-type="float" office:value="0.38590651702328" calcext:value-type="float">
            <text:p>0.38590651702328</text:p>
          </table:table-cell>
          <table:table-cell table:style-name="ce4" table:formula="of:=[$Redistribution_central.E98]" office:value-type="float" office:value="0.430044356525907" calcext:value-type="float">
            <text:p>0.430044356525907</text:p>
          </table:table-cell>
          <table:table-cell/>
          <table:table-cell table:style-name="ce4" table:formula="of:=[$redistribution_low.B98]" office:value-type="float" office:value="0.372911337929372" calcext:value-type="float">
            <text:p>0.372911337929372</text:p>
          </table:table-cell>
          <table:table-cell table:style-name="ce4" table:formula="of:=[$redistribution_low.C98]" office:value-type="float" office:value="0.431476356828822" calcext:value-type="float">
            <text:p>0.431476356828822</text:p>
          </table:table-cell>
          <table:table-cell table:style-name="ce4" table:formula="of:=[$redistribution_low.D98]" office:value-type="float" office:value="0.374784238822415" calcext:value-type="float">
            <text:p>0.374784238822415</text:p>
          </table:table-cell>
          <table:table-cell table:style-name="ce4" table:formula="of:=[$redistribution_low.E98]" office:value-type="float" office:value="0.433998096932933" calcext:value-type="float">
            <text:p>0.433998096932933</text:p>
          </table:table-cell>
          <table:table-cell/>
          <table:table-cell table:style-name="ce4" table:formula="of:=[$Redistribution_high.B98]" office:value-type="float" office:value="0.37787069717484" calcext:value-type="float">
            <text:p>0.37787069717484</text:p>
          </table:table-cell>
          <table:table-cell table:style-name="ce4" table:formula="of:=[$Redistribution_high.C98]" office:value-type="float" office:value="0.407776788514555" calcext:value-type="float">
            <text:p>0.407776788514555</text:p>
          </table:table-cell>
          <table:table-cell table:style-name="ce4" table:formula="of:=[$Redistribution_high.D98]" office:value-type="float" office:value="0.379458586457738" calcext:value-type="float">
            <text:p>0.379458586457738</text:p>
          </table:table-cell>
          <table:table-cell table:style-name="ce4" table:formula="of:=[$Redistribution_high.E98]" office:value-type="float" office:value="0.406643625015865" calcext:value-type="float">
            <text:p>0.406643625015865</text:p>
          </table:table-cell>
          <table:table-cell table:number-columns-repeated="49"/>
        </table:table-row>
        <table:table-row table:style-name="ro3">
          <table:table-cell table:style-name="ce4" table:formula="of:=[.A101]+1" office:value-type="float" office:value="146" calcext:value-type="float">
            <text:p>146</text:p>
          </table:table-cell>
          <table:table-cell table:style-name="ce4" table:formula="of:=[$Redistribution_central.B99]" office:value-type="float" office:value="0.390124200055112" calcext:value-type="float">
            <text:p>0.390124200055112</text:p>
          </table:table-cell>
          <table:table-cell table:style-name="ce4" table:formula="of:=[$Redistribution_central.C99]" office:value-type="float" office:value="0.434431756827559" calcext:value-type="float">
            <text:p>0.434431756827559</text:p>
          </table:table-cell>
          <table:table-cell table:style-name="ce4" table:formula="of:=[$Redistribution_central.D99]" office:value-type="float" office:value="0.391847477107339" calcext:value-type="float">
            <text:p>0.391847477107339</text:p>
          </table:table-cell>
          <table:table-cell table:style-name="ce4" table:formula="of:=[$Redistribution_central.E99]" office:value-type="float" office:value="0.435539930131041" calcext:value-type="float">
            <text:p>0.435539930131041</text:p>
          </table:table-cell>
          <table:table-cell/>
          <table:table-cell table:style-name="ce4" table:formula="of:=[$redistribution_low.B99]" office:value-type="float" office:value="0.38655170458418" calcext:value-type="float">
            <text:p>0.38655170458418</text:p>
          </table:table-cell>
          <table:table-cell table:style-name="ce4" table:formula="of:=[$redistribution_low.C99]" office:value-type="float" office:value="0.442147568796906" calcext:value-type="float">
            <text:p>0.442147568796906</text:p>
          </table:table-cell>
          <table:table-cell table:style-name="ce4" table:formula="of:=[$redistribution_low.D99]" office:value-type="float" office:value="0.388734847824337" calcext:value-type="float">
            <text:p>0.388734847824337</text:p>
          </table:table-cell>
          <table:table-cell table:style-name="ce4" table:formula="of:=[$redistribution_low.E99]" office:value-type="float" office:value="0.446896674778982" calcext:value-type="float">
            <text:p>0.446896674778982</text:p>
          </table:table-cell>
          <table:table-cell/>
          <table:table-cell table:style-name="ce4" table:formula="of:=[$Redistribution_high.B99]" office:value-type="float" office:value="0.376165246785816" calcext:value-type="float">
            <text:p>0.376165246785816</text:p>
          </table:table-cell>
          <table:table-cell table:style-name="ce4" table:formula="of:=[$Redistribution_high.C99]" office:value-type="float" office:value="0.394643106633406" calcext:value-type="float">
            <text:p>0.394643106633406</text:p>
          </table:table-cell>
          <table:table-cell table:style-name="ce4" table:formula="of:=[$Redistribution_high.D99]" office:value-type="float" office:value="0.37706150867993" calcext:value-type="float">
            <text:p>0.37706150867993</text:p>
          </table:table-cell>
          <table:table-cell table:style-name="ce4" table:formula="of:=[$Redistribution_high.E99]" office:value-type="float" office:value="0.395183716143732" calcext:value-type="float">
            <text:p>0.395183716143732</text:p>
          </table:table-cell>
          <table:table-cell table:number-columns-repeated="49"/>
        </table:table-row>
        <table:table-row table:style-name="ro3">
          <table:table-cell table:style-name="ce4" table:formula="of:=[.A102]+1" office:value-type="float" office:value="147" calcext:value-type="float">
            <text:p>147</text:p>
          </table:table-cell>
          <table:table-cell table:style-name="ce4" table:formula="of:=[$Redistribution_central.B100]" office:value-type="float" office:value="0.392510991174344" calcext:value-type="float">
            <text:p>0.392510991174344</text:p>
          </table:table-cell>
          <table:table-cell table:style-name="ce4" table:formula="of:=[$Redistribution_central.C100]" office:value-type="float" office:value="0.438955551689112" calcext:value-type="float">
            <text:p>0.438955551689112</text:p>
          </table:table-cell>
          <table:table-cell table:style-name="ce4" table:formula="of:=[$Redistribution_central.D100]" office:value-type="float" office:value="0.394013904397264" calcext:value-type="float">
            <text:p>0.394013904397264</text:p>
          </table:table-cell>
          <table:table-cell table:style-name="ce4" table:formula="of:=[$Redistribution_central.E100]" office:value-type="float" office:value="0.439054153308759" calcext:value-type="float">
            <text:p>0.439054153308759</text:p>
          </table:table-cell>
          <table:table-cell/>
          <table:table-cell table:style-name="ce4" table:formula="of:=[$redistribution_low.B100]" office:value-type="float" office:value="0.38328939202529" calcext:value-type="float">
            <text:p>0.38328939202529</text:p>
          </table:table-cell>
          <table:table-cell table:style-name="ce4" table:formula="of:=[$redistribution_low.C100]" office:value-type="float" office:value="0.440432896721969" calcext:value-type="float">
            <text:p>0.440432896721969</text:p>
          </table:table-cell>
          <table:table-cell table:style-name="ce4" table:formula="of:=[$redistribution_low.D100]" office:value-type="float" office:value="0.384434444341873" calcext:value-type="float">
            <text:p>0.384434444341873</text:p>
          </table:table-cell>
          <table:table-cell table:style-name="ce4" table:formula="of:=[$redistribution_low.E100]" office:value-type="float" office:value="0.447330655923548" calcext:value-type="float">
            <text:p>0.447330655923548</text:p>
          </table:table-cell>
          <table:table-cell/>
          <table:table-cell table:style-name="ce4" table:formula="of:=[$Redistribution_high.B100]" office:value-type="float" office:value="0.389464847856147" calcext:value-type="float">
            <text:p>0.389464847856147</text:p>
          </table:table-cell>
          <table:table-cell table:style-name="ce4" table:formula="of:=[$Redistribution_high.C100]" office:value-type="float" office:value="0.409623149207187" calcext:value-type="float">
            <text:p>0.409623149207187</text:p>
          </table:table-cell>
          <table:table-cell table:style-name="ce4" table:formula="of:=[$Redistribution_high.D100]" office:value-type="float" office:value="0.390513277091762" calcext:value-type="float">
            <text:p>0.390513277091762</text:p>
          </table:table-cell>
          <table:table-cell table:style-name="ce4" table:formula="of:=[$Redistribution_high.E100]" office:value-type="float" office:value="0.409985048422862" calcext:value-type="float">
            <text:p>0.409985048422862</text:p>
          </table:table-cell>
          <table:table-cell table:number-columns-repeated="49"/>
        </table:table-row>
        <table:table-row table:style-name="ro3">
          <table:table-cell table:style-name="ce4" table:formula="of:=[.A103]+1" office:value-type="float" office:value="148" calcext:value-type="float">
            <text:p>148</text:p>
          </table:table-cell>
          <table:table-cell table:style-name="ce4" table:formula="of:=[$Redistribution_central.B101]" office:value-type="float" office:value="0.379783762240308" calcext:value-type="float">
            <text:p>0.379783762240308</text:p>
          </table:table-cell>
          <table:table-cell table:style-name="ce4" table:formula="of:=[$Redistribution_central.C101]" office:value-type="float" office:value="0.413025649940956" calcext:value-type="float">
            <text:p>0.413025649940956</text:p>
          </table:table-cell>
          <table:table-cell table:style-name="ce4" table:formula="of:=[$Redistribution_central.D101]" office:value-type="float" office:value="0.382229522165183" calcext:value-type="float">
            <text:p>0.382229522165183</text:p>
          </table:table-cell>
          <table:table-cell table:style-name="ce4" table:formula="of:=[$Redistribution_central.E101]" office:value-type="float" office:value="0.411443331936293" calcext:value-type="float">
            <text:p>0.411443331936293</text:p>
          </table:table-cell>
          <table:table-cell/>
          <table:table-cell table:style-name="ce4" table:formula="of:=[$redistribution_low.B101]" office:value-type="float" office:value="0.382300731258373" calcext:value-type="float">
            <text:p>0.382300731258373</text:p>
          </table:table-cell>
          <table:table-cell table:style-name="ce4" table:formula="of:=[$redistribution_low.C101]" office:value-type="float" office:value="0.441726180182067" calcext:value-type="float">
            <text:p>0.441726180182067</text:p>
          </table:table-cell>
          <table:table-cell table:style-name="ce4" table:formula="of:=[$redistribution_low.D101]" office:value-type="float" office:value="0.383991931390574" calcext:value-type="float">
            <text:p>0.383991931390574</text:p>
          </table:table-cell>
          <table:table-cell table:style-name="ce4" table:formula="of:=[$redistribution_low.E101]" office:value-type="float" office:value="0.44797692594995" calcext:value-type="float">
            <text:p>0.44797692594995</text:p>
          </table:table-cell>
          <table:table-cell/>
          <table:table-cell table:style-name="ce4" table:formula="of:=[$Redistribution_high.B101]" office:value-type="float" office:value="0.375495670265091" calcext:value-type="float">
            <text:p>0.375495670265091</text:p>
          </table:table-cell>
          <table:table-cell table:style-name="ce4" table:formula="of:=[$Redistribution_high.C101]" office:value-type="float" office:value="0.411017710507499" calcext:value-type="float">
            <text:p>0.411017710507499</text:p>
          </table:table-cell>
          <table:table-cell table:style-name="ce4" table:formula="of:=[$Redistribution_high.D101]" office:value-type="float" office:value="0.376648913849425" calcext:value-type="float">
            <text:p>0.376648913849425</text:p>
          </table:table-cell>
          <table:table-cell table:style-name="ce4" table:formula="of:=[$Redistribution_high.E101]" office:value-type="float" office:value="0.412661929703268" calcext:value-type="float">
            <text:p>0.412661929703268</text:p>
          </table:table-cell>
          <table:table-cell table:number-columns-repeated="49"/>
        </table:table-row>
        <table:table-row table:style-name="ro3">
          <table:table-cell table:style-name="ce4" table:formula="of:=[.A104]+1" office:value-type="float" office:value="149" calcext:value-type="float">
            <text:p>149</text:p>
          </table:table-cell>
          <table:table-cell table:style-name="ce4" table:formula="of:=[$Redistribution_central.B102]" office:value-type="float" office:value="0.37744080457496" calcext:value-type="float">
            <text:p>0.37744080457496</text:p>
          </table:table-cell>
          <table:table-cell table:style-name="ce4" table:formula="of:=[$Redistribution_central.C102]" office:value-type="float" office:value="0.419232779110181" calcext:value-type="float">
            <text:p>0.419232779110181</text:p>
          </table:table-cell>
          <table:table-cell table:style-name="ce4" table:formula="of:=[$Redistribution_central.D102]" office:value-type="float" office:value="0.380072498428072" calcext:value-type="float">
            <text:p>0.380072498428072</text:p>
          </table:table-cell>
          <table:table-cell table:style-name="ce4" table:formula="of:=[$Redistribution_central.E102]" office:value-type="float" office:value="0.41783838940827" calcext:value-type="float">
            <text:p>0.41783838940827</text:p>
          </table:table-cell>
          <table:table-cell/>
          <table:table-cell table:style-name="ce4" table:formula="of:=[$redistribution_low.B102]" office:value-type="float" office:value="0.381029508487027" calcext:value-type="float">
            <text:p>0.381029508487027</text:p>
          </table:table-cell>
          <table:table-cell table:style-name="ce4" table:formula="of:=[$redistribution_low.C102]" office:value-type="float" office:value="0.445737599613596" calcext:value-type="float">
            <text:p>0.445737599613596</text:p>
          </table:table-cell>
          <table:table-cell table:style-name="ce4" table:formula="of:=[$redistribution_low.D102]" office:value-type="float" office:value="0.383593162941463" calcext:value-type="float">
            <text:p>0.383593162941463</text:p>
          </table:table-cell>
          <table:table-cell table:style-name="ce4" table:formula="of:=[$redistribution_low.E102]" office:value-type="float" office:value="0.453471728958224" calcext:value-type="float">
            <text:p>0.453471728958224</text:p>
          </table:table-cell>
          <table:table-cell/>
          <table:table-cell table:style-name="ce4" table:formula="of:=[$Redistribution_high.B102]" office:value-type="float" office:value="0.372539529900394" calcext:value-type="float">
            <text:p>0.372539529900394</text:p>
          </table:table-cell>
          <table:table-cell table:style-name="ce4" table:formula="of:=[$Redistribution_high.C102]" office:value-type="float" office:value="0.38817685309185" calcext:value-type="float">
            <text:p>0.38817685309185</text:p>
          </table:table-cell>
          <table:table-cell table:style-name="ce4" table:formula="of:=[$Redistribution_high.D102]" office:value-type="float" office:value="0.373516945213195" calcext:value-type="float">
            <text:p>0.373516945213195</text:p>
          </table:table-cell>
          <table:table-cell table:style-name="ce4" table:formula="of:=[$Redistribution_high.E102]" office:value-type="float" office:value="0.384876126420643" calcext:value-type="float">
            <text:p>0.384876126420643</text:p>
          </table:table-cell>
          <table:table-cell table:number-columns-repeated="49"/>
        </table:table-row>
        <table:table-row table:style-name="ro3">
          <table:table-cell table:style-name="ce4" table:formula="of:=[.A105]+1" office:value-type="float" office:value="150" calcext:value-type="float">
            <text:p>150</text:p>
          </table:table-cell>
          <table:table-cell table:style-name="ce4" table:formula="of:=[$Redistribution_central.B103]" office:value-type="float" office:value="0.3854387118101" calcext:value-type="float">
            <text:p>0.3854387118101</text:p>
          </table:table-cell>
          <table:table-cell table:style-name="ce4" table:formula="of:=[$Redistribution_central.C103]" office:value-type="float" office:value="0.426272932870303" calcext:value-type="float">
            <text:p>0.426272932870303</text:p>
          </table:table-cell>
          <table:table-cell table:style-name="ce4" table:formula="of:=[$Redistribution_central.D103]" office:value-type="float" office:value="0.386725763229182" calcext:value-type="float">
            <text:p>0.386725763229182</text:p>
          </table:table-cell>
          <table:table-cell table:style-name="ce4" table:formula="of:=[$Redistribution_central.E103]" office:value-type="float" office:value="0.428634177015013" calcext:value-type="float">
            <text:p>0.428634177015013</text:p>
          </table:table-cell>
          <table:table-cell/>
          <table:table-cell table:style-name="ce4" table:formula="of:=[$redistribution_low.B103]" office:value-type="float" office:value="0.378078614537237" calcext:value-type="float">
            <text:p>0.378078614537237</text:p>
          </table:table-cell>
          <table:table-cell table:style-name="ce4" table:formula="of:=[$redistribution_low.C103]" office:value-type="float" office:value="0.445209221014566" calcext:value-type="float">
            <text:p>0.445209221014566</text:p>
          </table:table-cell>
          <table:table-cell table:style-name="ce4" table:formula="of:=[$redistribution_low.D103]" office:value-type="float" office:value="0.380313075120748" calcext:value-type="float">
            <text:p>0.380313075120748</text:p>
          </table:table-cell>
          <table:table-cell table:style-name="ce4" table:formula="of:=[$redistribution_low.E103]" office:value-type="float" office:value="0.452790260028144" calcext:value-type="float">
            <text:p>0.452790260028144</text:p>
          </table:table-cell>
          <table:table-cell/>
          <table:table-cell table:style-name="ce4" table:formula="of:=[$Redistribution_high.B103]" office:value-type="float" office:value="0.373238668230509" calcext:value-type="float">
            <text:p>0.373238668230509</text:p>
          </table:table-cell>
          <table:table-cell table:style-name="ce4" table:formula="of:=[$Redistribution_high.C103]" office:value-type="float" office:value="0.3872121976763" calcext:value-type="float">
            <text:p>0.3872121976763</text:p>
          </table:table-cell>
          <table:table-cell table:style-name="ce4" table:formula="of:=[$Redistribution_high.D103]" office:value-type="float" office:value="0.373975496987993" calcext:value-type="float">
            <text:p>0.373975496987993</text:p>
          </table:table-cell>
          <table:table-cell table:style-name="ce4" table:formula="of:=[$Redistribution_high.E103]" office:value-type="float" office:value="0.387995393466911" calcext:value-type="float">
            <text:p>0.387995393466911</text:p>
          </table:table-cell>
          <table:table-cell table:number-columns-repeated="49"/>
        </table:table-row>
        <table:table-row table:style-name="ro3">
          <table:table-cell table:style-name="ce4" table:formula="of:=[.A106]+1" office:value-type="float" office:value="151" calcext:value-type="float">
            <text:p>151</text:p>
          </table:table-cell>
          <table:table-cell table:style-name="ce4" table:formula="of:=[$Redistribution_central.B104]" office:value-type="float" office:value="0.385268424917353" calcext:value-type="float">
            <text:p>0.385268424917353</text:p>
          </table:table-cell>
          <table:table-cell table:style-name="ce4" table:formula="of:=[$Redistribution_central.C104]" office:value-type="float" office:value="0.420978301189017" calcext:value-type="float">
            <text:p>0.420978301189017</text:p>
          </table:table-cell>
          <table:table-cell table:style-name="ce4" table:formula="of:=[$Redistribution_central.D104]" office:value-type="float" office:value="0.38689227343653" calcext:value-type="float">
            <text:p>0.38689227343653</text:p>
          </table:table-cell>
          <table:table-cell table:style-name="ce4" table:formula="of:=[$Redistribution_central.E104]" office:value-type="float" office:value="0.421094435238722" calcext:value-type="float">
            <text:p>0.421094435238722</text:p>
          </table:table-cell>
          <table:table-cell/>
          <table:table-cell table:style-name="ce4" table:formula="of:=[$redistribution_low.B104]" office:value-type="float" office:value="0.377902782067882" calcext:value-type="float">
            <text:p>0.377902782067882</text:p>
          </table:table-cell>
          <table:table-cell table:style-name="ce4" table:formula="of:=[$redistribution_low.C104]" office:value-type="float" office:value="0.438773239020632" calcext:value-type="float">
            <text:p>0.438773239020632</text:p>
          </table:table-cell>
          <table:table-cell table:style-name="ce4" table:formula="of:=[$redistribution_low.D104]" office:value-type="float" office:value="0.379925433897455" calcext:value-type="float">
            <text:p>0.379925433897455</text:p>
          </table:table-cell>
          <table:table-cell table:style-name="ce4" table:formula="of:=[$redistribution_low.E104]" office:value-type="float" office:value="0.447416061010983" calcext:value-type="float">
            <text:p>0.447416061010983</text:p>
          </table:table-cell>
          <table:table-cell/>
          <table:table-cell table:style-name="ce4" table:formula="of:=[$Redistribution_high.B104]" office:value-type="float" office:value="0.368000463833599" calcext:value-type="float">
            <text:p>0.368000463833599</text:p>
          </table:table-cell>
          <table:table-cell table:style-name="ce4" table:formula="of:=[$Redistribution_high.C104]" office:value-type="float" office:value="0.388519325135692" calcext:value-type="float">
            <text:p>0.388519325135692</text:p>
          </table:table-cell>
          <table:table-cell table:style-name="ce4" table:formula="of:=[$Redistribution_high.D104]" office:value-type="float" office:value="0.36854293875093" calcext:value-type="float">
            <text:p>0.36854293875093</text:p>
          </table:table-cell>
          <table:table-cell table:style-name="ce4" table:formula="of:=[$Redistribution_high.E104]" office:value-type="float" office:value="0.389593917960929" calcext:value-type="float">
            <text:p>0.389593917960929</text:p>
          </table:table-cell>
          <table:table-cell table:number-columns-repeated="49"/>
        </table:table-row>
        <table:table-row table:style-name="ro3">
          <table:table-cell table:style-name="ce4" table:formula="of:=[.A107]+1" office:value-type="float" office:value="152" calcext:value-type="float">
            <text:p>152</text:p>
          </table:table-cell>
          <table:table-cell table:style-name="ce4" table:formula="of:=[$Redistribution_central.B105]" office:value-type="float" office:value="0.380257262896434" calcext:value-type="float">
            <text:p>0.380257262896434</text:p>
          </table:table-cell>
          <table:table-cell table:style-name="ce4" table:formula="of:=[$Redistribution_central.C105]" office:value-type="float" office:value="0.413523956718721" calcext:value-type="float">
            <text:p>0.413523956718721</text:p>
          </table:table-cell>
          <table:table-cell table:style-name="ce4" table:formula="of:=[$Redistribution_central.D105]" office:value-type="float" office:value="0.382081471053986" calcext:value-type="float">
            <text:p>0.382081471053986</text:p>
          </table:table-cell>
          <table:table-cell table:style-name="ce4" table:formula="of:=[$Redistribution_central.E105]" office:value-type="float" office:value="0.41424551094981" calcext:value-type="float">
            <text:p>0.41424551094981</text:p>
          </table:table-cell>
          <table:table-cell/>
          <table:table-cell table:style-name="ce4" table:formula="of:=[$redistribution_low.B105]" office:value-type="float" office:value="0.367615606184218" calcext:value-type="float">
            <text:p>0.367615606184218</text:p>
          </table:table-cell>
          <table:table-cell table:style-name="ce4" table:formula="of:=[$redistribution_low.C105]" office:value-type="float" office:value="0.414352873060161" calcext:value-type="float">
            <text:p>0.414352873060161</text:p>
          </table:table-cell>
          <table:table-cell table:style-name="ce4" table:formula="of:=[$redistribution_low.D105]" office:value-type="float" office:value="0.369700768431903" calcext:value-type="float">
            <text:p>0.369700768431903</text:p>
          </table:table-cell>
          <table:table-cell table:style-name="ce4" table:formula="of:=[$redistribution_low.E105]" office:value-type="float" office:value="0.423925754701165" calcext:value-type="float">
            <text:p>0.423925754701165</text:p>
          </table:table-cell>
          <table:table-cell/>
          <table:table-cell table:style-name="ce4" table:formula="of:=[$Redistribution_high.B105]" office:value-type="float" office:value="0.374260176298853" calcext:value-type="float">
            <text:p>0.374260176298853</text:p>
          </table:table-cell>
          <table:table-cell table:style-name="ce4" table:formula="of:=[$Redistribution_high.C105]" office:value-type="float" office:value="0.390804539454047" calcext:value-type="float">
            <text:p>0.390804539454047</text:p>
          </table:table-cell>
          <table:table-cell table:style-name="ce4" table:formula="of:=[$Redistribution_high.D105]" office:value-type="float" office:value="0.374734117967627" calcext:value-type="float">
            <text:p>0.374734117967627</text:p>
          </table:table-cell>
          <table:table-cell table:style-name="ce4" table:formula="of:=[$Redistribution_high.E105]" office:value-type="float" office:value="0.393074239241056" calcext:value-type="float">
            <text:p>0.393074239241056</text:p>
          </table:table-cell>
          <table:table-cell table:number-columns-repeated="49"/>
        </table:table-row>
        <table:table-row table:style-name="ro1" table:number-rows-repeated="10484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ini yearly" table:style-name="ta2">
        <office:forms form:automatic-focus="false" form:apply-design-mode="false"/>
        <table:table-column table:style-name="co5" table:number-columns-repeated="5" table:default-cell-style-name="ce3"/>
        <table:table-column table:style-name="co1" table:number-columns-repeated="59" table:default-cell-style-name="Default"/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number-columns-repeated="49"/>
        </table:table-row>
        <table:table-row table:style-name="ro4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en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en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enfits</text:p>
          </table:table-cell>
          <table:table-cell table:style-name="ce2" office:value-type="string" calcext:value-type="string">
            <text:p>All income</text:p>
          </table:table-cell>
          <table:table-cell table:number-columns-repeated="4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$'Gini per capita'.C4]" office:value-type="float" office:value="0.4249406777" calcext:value-type="float">
            <text:p>0.4249406777</text:p>
          </table:table-cell>
          <table:table-cell table:formula="of:=[$'Gini per capita'.D4]" office:value-type="float" office:value="0.3906811662" calcext:value-type="float">
            <text:p>0.3906811662</text:p>
          </table:table-cell>
          <table:table-cell table:formula="of:=[$'Gini per capita'.E4]" office:value-type="float" office:value="0.4222738609" calcext:value-type="float">
            <text:p>0.4222738609</text:p>
          </table:table-cell>
          <table:table-cell table:formula="of:=[$'Gini per capita'.B4]" office:value-type="float" office:value="0.3863343567" calcext:value-type="float">
            <text:p>0.3863343567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[.B4]" office:value-type="float" office:value="0.4249406777" calcext:value-type="float">
            <text:p>0.4249406777</text:p>
          </table:table-cell>
          <table:table-cell table:style-name="ce3" table:formula="of:=[.C4]" office:value-type="float" office:value="0.3906811662" calcext:value-type="float">
            <text:p>0.3906811662</text:p>
          </table:table-cell>
          <table:table-cell table:style-name="ce3" table:formula="of:=[.D4]" office:value-type="float" office:value="0.4222738609" calcext:value-type="float">
            <text:p>0.4222738609</text:p>
          </table:table-cell>
          <table:table-cell table:style-name="ce3" table:formula="of:=[.E4]" office:value-type="float" office:value="0.3863343567" calcext:value-type="float">
            <text:p>0.3863343567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[.G4]" office:value-type="float" office:value="0.4249406777" calcext:value-type="float">
            <text:p>0.4249406777</text:p>
          </table:table-cell>
          <table:table-cell table:style-name="ce3" table:formula="of:=[.H4]" office:value-type="float" office:value="0.3906811662" calcext:value-type="float">
            <text:p>0.3906811662</text:p>
          </table:table-cell>
          <table:table-cell table:style-name="ce3" table:formula="of:=[.I4]" office:value-type="float" office:value="0.4222738609" calcext:value-type="float">
            <text:p>0.4222738609</text:p>
          </table:table-cell>
          <table:table-cell table:style-name="ce3" table:formula="of:=[.J4]" office:value-type="float" office:value="0.3863343567" calcext:value-type="float">
            <text:p>0.3863343567</text:p>
          </table:table-cell>
          <table:table-cell table:number-columns-repeated="4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formula="of:=AVERAGE([$'Gini per capita'.C5:.C8])" office:value-type="float" office:value="0.447859569640374" calcext:value-type="float">
            <text:p>0.447859569640374</text:p>
          </table:table-cell>
          <table:table-cell table:formula="of:=AVERAGE([$'Gini per capita'.D5:.D8])" office:value-type="float" office:value="0.409756672021306" calcext:value-type="float">
            <text:p>0.409756672021306</text:p>
          </table:table-cell>
          <table:table-cell table:formula="of:=AVERAGE([$'Gini per capita'.E5:.E8])" office:value-type="float" office:value="0.434606868246302" calcext:value-type="float">
            <text:p>0.434606868246302</text:p>
          </table:table-cell>
          <table:table-cell table:formula="of:=AVERAGE([$'Gini per capita'.B5:.B8])" office:value-type="float" office:value="0.394970909992538" calcext:value-type="float">
            <text:p>0.394970909992538</text:p>
          </table:table-cell>
          <table:table-cell table:style-name="ce3" table:formula="of:=[.F4]+1" office:value-type="float" office:value="2015" calcext:value-type="float">
            <text:p>2015</text:p>
          </table:table-cell>
          <table:table-cell table:style-name="ce3" table:formula="of:=AVERAGE([$'Gini per capita'.H5:.H8])" office:value-type="float" office:value="0.447859569640374" calcext:value-type="float">
            <text:p>0.447859569640374</text:p>
          </table:table-cell>
          <table:table-cell table:style-name="ce3" table:formula="of:=AVERAGE([$'Gini per capita'.I5:.I8])" office:value-type="float" office:value="0.4097582919769" calcext:value-type="float">
            <text:p>0.4097582919769</text:p>
          </table:table-cell>
          <table:table-cell table:style-name="ce3" table:formula="of:=AVERAGE([$'Gini per capita'.J5:.J8])" office:value-type="float" office:value="0.434606868246302" calcext:value-type="float">
            <text:p>0.434606868246302</text:p>
          </table:table-cell>
          <table:table-cell table:style-name="ce3" table:formula="of:=AVERAGE([$'Gini per capita'.G5:.G8])" office:value-type="float" office:value="0.394972228430807" calcext:value-type="float">
            <text:p>0.394972228430807</text:p>
          </table:table-cell>
          <table:table-cell table:style-name="ce3" table:formula="of:=[.K4]+1" office:value-type="float" office:value="2015" calcext:value-type="float">
            <text:p>2015</text:p>
          </table:table-cell>
          <table:table-cell table:style-name="ce3" table:formula="of:=AVERAGE([$'Gini per capita'.M5:.M8])" office:value-type="float" office:value="0.447859569640374" calcext:value-type="float">
            <text:p>0.447859569640374</text:p>
          </table:table-cell>
          <table:table-cell table:style-name="ce3" table:formula="of:=AVERAGE([$'Gini per capita'.N5:.N8])" office:value-type="float" office:value="0.4097582919769" calcext:value-type="float">
            <text:p>0.4097582919769</text:p>
          </table:table-cell>
          <table:table-cell table:style-name="ce3" table:formula="of:=AVERAGE([$'Gini per capita'.O5:.O8])" office:value-type="float" office:value="0.434606868246302" calcext:value-type="float">
            <text:p>0.434606868246302</text:p>
          </table:table-cell>
          <table:table-cell table:style-name="ce3" table:formula="of:=AVERAGE([$'Gini per capita'.L5:.L8])" office:value-type="float" office:value="0.394972228430807" calcext:value-type="float">
            <text:p>0.394972228430807</text:p>
          </table:table-cell>
          <table:table-cell table:number-columns-repeated="4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formula="of:=AVERAGE([$'Gini per capita'.C9:.C12])" office:value-type="float" office:value="0.446434658287958" calcext:value-type="float">
            <text:p>0.446434658287958</text:p>
          </table:table-cell>
          <table:table-cell table:formula="of:=AVERAGE([$'Gini per capita'.D9:.D12])" office:value-type="float" office:value="0.410636665027822" calcext:value-type="float">
            <text:p>0.410636665027822</text:p>
          </table:table-cell>
          <table:table-cell table:formula="of:=AVERAGE([$'Gini per capita'.E9:.E12])" office:value-type="float" office:value="0.430340305912435" calcext:value-type="float">
            <text:p>0.430340305912435</text:p>
          </table:table-cell>
          <table:table-cell table:formula="of:=AVERAGE([$'Gini per capita'.B9:.B12])" office:value-type="float" office:value="0.394811069209893" calcext:value-type="float">
            <text:p>0.394811069209893</text:p>
          </table:table-cell>
          <table:table-cell table:style-name="ce3" table:formula="of:=[.F5]+1" office:value-type="float" office:value="2016" calcext:value-type="float">
            <text:p>2016</text:p>
          </table:table-cell>
          <table:table-cell table:style-name="ce3" table:formula="of:=AVERAGE([$'Gini per capita'.H9:.H12])" office:value-type="float" office:value="0.446434658287958" calcext:value-type="float">
            <text:p>0.446434658287958</text:p>
          </table:table-cell>
          <table:table-cell table:style-name="ce3" table:formula="of:=AVERAGE([$'Gini per capita'.I9:.I12])" office:value-type="float" office:value="0.410638451868509" calcext:value-type="float">
            <text:p>0.410638451868509</text:p>
          </table:table-cell>
          <table:table-cell table:style-name="ce3" table:formula="of:=AVERAGE([$'Gini per capita'.J9:.J12])" office:value-type="float" office:value="0.430340305912435" calcext:value-type="float">
            <text:p>0.430340305912435</text:p>
          </table:table-cell>
          <table:table-cell table:style-name="ce3" table:formula="of:=AVERAGE([$'Gini per capita'.G9:.G12])" office:value-type="float" office:value="0.394812763017068" calcext:value-type="float">
            <text:p>0.394812763017068</text:p>
          </table:table-cell>
          <table:table-cell table:style-name="ce3" table:formula="of:=[.K5]+1" office:value-type="float" office:value="2016" calcext:value-type="float">
            <text:p>2016</text:p>
          </table:table-cell>
          <table:table-cell table:style-name="ce3" table:formula="of:=AVERAGE([$'Gini per capita'.M9:.M12])" office:value-type="float" office:value="0.446434658287958" calcext:value-type="float">
            <text:p>0.446434658287958</text:p>
          </table:table-cell>
          <table:table-cell table:style-name="ce3" table:formula="of:=AVERAGE([$'Gini per capita'.N9:.N12])" office:value-type="float" office:value="0.410638451868509" calcext:value-type="float">
            <text:p>0.410638451868509</text:p>
          </table:table-cell>
          <table:table-cell table:style-name="ce3" table:formula="of:=AVERAGE([$'Gini per capita'.O9:.O12])" office:value-type="float" office:value="0.430340305912435" calcext:value-type="float">
            <text:p>0.430340305912435</text:p>
          </table:table-cell>
          <table:table-cell table:style-name="ce3" table:formula="of:=AVERAGE([$'Gini per capita'.L9:.L12])" office:value-type="float" office:value="0.394812763017068" calcext:value-type="float">
            <text:p>0.394812763017068</text:p>
          </table:table-cell>
          <table:table-cell table:number-columns-repeated="4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formula="of:=AVERAGE([$'Gini per capita'.C13:.C16])" office:value-type="float" office:value="0.448231142674563" calcext:value-type="float">
            <text:p>0.448231142674563</text:p>
          </table:table-cell>
          <table:table-cell table:formula="of:=AVERAGE([$'Gini per capita'.D13:.D16])" office:value-type="float" office:value="0.40836323016112" calcext:value-type="float">
            <text:p>0.40836323016112</text:p>
          </table:table-cell>
          <table:table-cell table:formula="of:=AVERAGE([$'Gini per capita'.E13:.E16])" office:value-type="float" office:value="0.428497123538641" calcext:value-type="float">
            <text:p>0.428497123538641</text:p>
          </table:table-cell>
          <table:table-cell table:formula="of:=AVERAGE([$'Gini per capita'.B13:.B16])" office:value-type="float" office:value="0.389841184361679" calcext:value-type="float">
            <text:p>0.389841184361679</text:p>
          </table:table-cell>
          <table:table-cell table:style-name="ce3" table:formula="of:=[.F6]+1" office:value-type="float" office:value="2017" calcext:value-type="float">
            <text:p>2017</text:p>
          </table:table-cell>
          <table:table-cell table:style-name="ce3" table:formula="of:=AVERAGE([$'Gini per capita'.H13:.H16])" office:value-type="float" office:value="0.448231142674563" calcext:value-type="float">
            <text:p>0.448231142674563</text:p>
          </table:table-cell>
          <table:table-cell table:style-name="ce3" table:formula="of:=AVERAGE([$'Gini per capita'.I13:.I16])" office:value-type="float" office:value="0.408364992951665" calcext:value-type="float">
            <text:p>0.408364992951665</text:p>
          </table:table-cell>
          <table:table-cell table:style-name="ce3" table:formula="of:=AVERAGE([$'Gini per capita'.J13:.J16])" office:value-type="float" office:value="0.428497123538641" calcext:value-type="float">
            <text:p>0.428497123538641</text:p>
          </table:table-cell>
          <table:table-cell table:style-name="ce3" table:formula="of:=AVERAGE([$'Gini per capita'.G13:.G16])" office:value-type="float" office:value="0.389842685080595" calcext:value-type="float">
            <text:p>0.389842685080595</text:p>
          </table:table-cell>
          <table:table-cell table:style-name="ce3" table:formula="of:=[.K6]+1" office:value-type="float" office:value="2017" calcext:value-type="float">
            <text:p>2017</text:p>
          </table:table-cell>
          <table:table-cell table:style-name="ce3" table:formula="of:=AVERAGE([$'Gini per capita'.M13:.M16])" office:value-type="float" office:value="0.448231142674563" calcext:value-type="float">
            <text:p>0.448231142674563</text:p>
          </table:table-cell>
          <table:table-cell table:style-name="ce3" table:formula="of:=AVERAGE([$'Gini per capita'.N13:.N16])" office:value-type="float" office:value="0.408365960548633" calcext:value-type="float">
            <text:p>0.408365960548633</text:p>
          </table:table-cell>
          <table:table-cell table:style-name="ce3" table:formula="of:=AVERAGE([$'Gini per capita'.O13:.O16])" office:value-type="float" office:value="0.428497123538641" calcext:value-type="float">
            <text:p>0.428497123538641</text:p>
          </table:table-cell>
          <table:table-cell table:style-name="ce3" table:formula="of:=AVERAGE([$'Gini per capita'.L13:.L16])" office:value-type="float" office:value="0.389843513668273" calcext:value-type="float">
            <text:p>0.389843513668273</text:p>
          </table:table-cell>
          <table:table-cell table:number-columns-repeated="4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formula="of:=AVERAGE([$'Gini per capita'.C17:.C20])" office:value-type="float" office:value="0.448560296445637" calcext:value-type="float">
            <text:p>0.448560296445637</text:p>
          </table:table-cell>
          <table:table-cell table:formula="of:=AVERAGE([$'Gini per capita'.D17:.D20])" office:value-type="float" office:value="0.408547296737301" calcext:value-type="float">
            <text:p>0.408547296737301</text:p>
          </table:table-cell>
          <table:table-cell table:formula="of:=AVERAGE([$'Gini per capita'.E17:.E20])" office:value-type="float" office:value="0.428131858096523" calcext:value-type="float">
            <text:p>0.428131858096523</text:p>
          </table:table-cell>
          <table:table-cell table:formula="of:=AVERAGE([$'Gini per capita'.B17:.B20])" office:value-type="float" office:value="0.390258473338373" calcext:value-type="float">
            <text:p>0.390258473338373</text:p>
          </table:table-cell>
          <table:table-cell table:style-name="ce3" table:formula="of:=[.F7]+1" office:value-type="float" office:value="2018" calcext:value-type="float">
            <text:p>2018</text:p>
          </table:table-cell>
          <table:table-cell table:style-name="ce3" table:formula="of:=AVERAGE([$'Gini per capita'.H17:.H20])" office:value-type="float" office:value="0.448560296445637" calcext:value-type="float">
            <text:p>0.448560296445637</text:p>
          </table:table-cell>
          <table:table-cell table:style-name="ce3" table:formula="of:=AVERAGE([$'Gini per capita'.I17:.I20])" office:value-type="float" office:value="0.408548022030954" calcext:value-type="float">
            <text:p>0.408548022030954</text:p>
          </table:table-cell>
          <table:table-cell table:style-name="ce3" table:formula="of:=AVERAGE([$'Gini per capita'.J17:.J20])" office:value-type="float" office:value="0.428131858096523" calcext:value-type="float">
            <text:p>0.428131858096523</text:p>
          </table:table-cell>
          <table:table-cell table:style-name="ce3" table:formula="of:=AVERAGE([$'Gini per capita'.G17:.G20])" office:value-type="float" office:value="0.390258962344032" calcext:value-type="float">
            <text:p>0.390258962344032</text:p>
          </table:table-cell>
          <table:table-cell table:style-name="ce3" table:formula="of:=[.K7]+1" office:value-type="float" office:value="2018" calcext:value-type="float">
            <text:p>2018</text:p>
          </table:table-cell>
          <table:table-cell table:style-name="ce3" table:formula="of:=AVERAGE([$'Gini per capita'.M17:.M20])" office:value-type="float" office:value="0.448426614732705" calcext:value-type="float">
            <text:p>0.448426614732705</text:p>
          </table:table-cell>
          <table:table-cell table:style-name="ce3" table:formula="of:=AVERAGE([$'Gini per capita'.N17:.N20])" office:value-type="float" office:value="0.408348403109133" calcext:value-type="float">
            <text:p>0.408348403109133</text:p>
          </table:table-cell>
          <table:table-cell table:style-name="ce3" table:formula="of:=AVERAGE([$'Gini per capita'.O17:.O20])" office:value-type="float" office:value="0.427995252995517" calcext:value-type="float">
            <text:p>0.427995252995517</text:p>
          </table:table-cell>
          <table:table-cell table:style-name="ce3" table:formula="of:=AVERAGE([$'Gini per capita'.L17:.L20])" office:value-type="float" office:value="0.390094109617663" calcext:value-type="float">
            <text:p>0.390094109617663</text:p>
          </table:table-cell>
          <table:table-cell table:number-columns-repeated="4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formula="of:=AVERAGE([$'Gini per capita'.C21:.C24])" office:value-type="float" office:value="0.449172347646361" calcext:value-type="float">
            <text:p>0.449172347646361</text:p>
          </table:table-cell>
          <table:table-cell table:formula="of:=AVERAGE([$'Gini per capita'.D21:.D24])" office:value-type="float" office:value="0.40808458477225" calcext:value-type="float">
            <text:p>0.40808458477225</text:p>
          </table:table-cell>
          <table:table-cell table:formula="of:=AVERAGE([$'Gini per capita'.E21:.E24])" office:value-type="float" office:value="0.426534425206238" calcext:value-type="float">
            <text:p>0.426534425206238</text:p>
          </table:table-cell>
          <table:table-cell table:formula="of:=AVERAGE([$'Gini per capita'.B21:.B24])" office:value-type="float" office:value="0.387817163370142" calcext:value-type="float">
            <text:p>0.387817163370142</text:p>
          </table:table-cell>
          <table:table-cell table:style-name="ce3" table:formula="of:=[.F8]+1" office:value-type="float" office:value="2019" calcext:value-type="float">
            <text:p>2019</text:p>
          </table:table-cell>
          <table:table-cell table:style-name="ce3" table:formula="of:=AVERAGE([$'Gini per capita'.H21:.H24])" office:value-type="float" office:value="0.44909217471202" calcext:value-type="float">
            <text:p>0.44909217471202</text:p>
          </table:table-cell>
          <table:table-cell table:style-name="ce3" table:formula="of:=AVERAGE([$'Gini per capita'.I21:.I24])" office:value-type="float" office:value="0.408089186392122" calcext:value-type="float">
            <text:p>0.408089186392122</text:p>
          </table:table-cell>
          <table:table-cell table:style-name="ce3" table:formula="of:=AVERAGE([$'Gini per capita'.J21:.J24])" office:value-type="float" office:value="0.426451884429823" calcext:value-type="float">
            <text:p>0.426451884429823</text:p>
          </table:table-cell>
          <table:table-cell table:style-name="ce3" table:formula="of:=AVERAGE([$'Gini per capita'.G21:.G24])" office:value-type="float" office:value="0.387818982590424" calcext:value-type="float">
            <text:p>0.387818982590424</text:p>
          </table:table-cell>
          <table:table-cell table:style-name="ce3" table:formula="of:=[.K8]+1" office:value-type="float" office:value="2019" calcext:value-type="float">
            <text:p>2019</text:p>
          </table:table-cell>
          <table:table-cell table:style-name="ce3" table:formula="of:=AVERAGE([$'Gini per capita'.M21:.M24])" office:value-type="float" office:value="0.44876266180385" calcext:value-type="float">
            <text:p>0.44876266180385</text:p>
          </table:table-cell>
          <table:table-cell table:style-name="ce3" table:formula="of:=AVERAGE([$'Gini per capita'.N21:.N24])" office:value-type="float" office:value="0.408125698799947" calcext:value-type="float">
            <text:p>0.408125698799947</text:p>
          </table:table-cell>
          <table:table-cell table:style-name="ce3" table:formula="of:=AVERAGE([$'Gini per capita'.O21:.O24])" office:value-type="float" office:value="0.425961949323249" calcext:value-type="float">
            <text:p>0.425961949323249</text:p>
          </table:table-cell>
          <table:table-cell table:style-name="ce3" table:formula="of:=AVERAGE([$'Gini per capita'.L21:.L24])" office:value-type="float" office:value="0.387922820191616" calcext:value-type="float">
            <text:p>0.387922820191616</text:p>
          </table:table-cell>
          <table:table-cell table:number-columns-repeated="4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formula="of:=AVERAGE([$'Gini per capita'.C25:.C28])" office:value-type="float" office:value="0.455409655400176" calcext:value-type="float">
            <text:p>0.455409655400176</text:p>
          </table:table-cell>
          <table:table-cell table:formula="of:=AVERAGE([$'Gini per capita'.D25:.D28])" office:value-type="float" office:value="0.406659564672641" calcext:value-type="float">
            <text:p>0.406659564672641</text:p>
          </table:table-cell>
          <table:table-cell table:formula="of:=AVERAGE([$'Gini per capita'.E25:.E28])" office:value-type="float" office:value="0.434677118078775" calcext:value-type="float">
            <text:p>0.434677118078775</text:p>
          </table:table-cell>
          <table:table-cell table:formula="of:=AVERAGE([$'Gini per capita'.B25:.B28])" office:value-type="float" office:value="0.388876278975495" calcext:value-type="float">
            <text:p>0.388876278975495</text:p>
          </table:table-cell>
          <table:table-cell table:style-name="ce3" table:formula="of:=[.F9]+1" office:value-type="float" office:value="2020" calcext:value-type="float">
            <text:p>2020</text:p>
          </table:table-cell>
          <table:table-cell table:style-name="ce3" table:formula="of:=AVERAGE([$'Gini per capita'.H25:.H28])" office:value-type="float" office:value="0.455377180859492" calcext:value-type="float">
            <text:p>0.455377180859492</text:p>
          </table:table-cell>
          <table:table-cell table:style-name="ce3" table:formula="of:=AVERAGE([$'Gini per capita'.I25:.I28])" office:value-type="float" office:value="0.406117899142046" calcext:value-type="float">
            <text:p>0.406117899142046</text:p>
          </table:table-cell>
          <table:table-cell table:style-name="ce3" table:formula="of:=AVERAGE([$'Gini per capita'.J25:.J28])" office:value-type="float" office:value="0.434327214829777" calcext:value-type="float">
            <text:p>0.434327214829777</text:p>
          </table:table-cell>
          <table:table-cell table:style-name="ce3" table:formula="of:=AVERAGE([$'Gini per capita'.G25:.G28])" office:value-type="float" office:value="0.388184846231163" calcext:value-type="float">
            <text:p>0.388184846231163</text:p>
          </table:table-cell>
          <table:table-cell table:style-name="ce3" table:formula="of:=[.K9]+1" office:value-type="float" office:value="2020" calcext:value-type="float">
            <text:p>2020</text:p>
          </table:table-cell>
          <table:table-cell table:style-name="ce3" table:formula="of:=AVERAGE([$'Gini per capita'.M25:.M28])" office:value-type="float" office:value="0.462468274392097" calcext:value-type="float">
            <text:p>0.462468274392097</text:p>
          </table:table-cell>
          <table:table-cell table:style-name="ce3" table:formula="of:=AVERAGE([$'Gini per capita'.N25:.N28])" office:value-type="float" office:value="0.41328605384526" calcext:value-type="float">
            <text:p>0.41328605384526</text:p>
          </table:table-cell>
          <table:table-cell table:style-name="ce3" table:formula="of:=AVERAGE([$'Gini per capita'.O25:.O28])" office:value-type="float" office:value="0.442616394490729" calcext:value-type="float">
            <text:p>0.442616394490729</text:p>
          </table:table-cell>
          <table:table-cell table:style-name="ce3" table:formula="of:=AVERAGE([$'Gini per capita'.L25:.L28])" office:value-type="float" office:value="0.396590580997395" calcext:value-type="float">
            <text:p>0.396590580997395</text:p>
          </table:table-cell>
          <table:table-cell table:number-columns-repeated="4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formula="of:=AVERAGE([$'Gini per capita'.C29:.C32])" office:value-type="float" office:value="0.460855506898154" calcext:value-type="float">
            <text:p>0.460855506898154</text:p>
          </table:table-cell>
          <table:table-cell table:formula="of:=AVERAGE([$'Gini per capita'.D29:.D32])" office:value-type="float" office:value="0.409200942179076" calcext:value-type="float">
            <text:p>0.409200942179076</text:p>
          </table:table-cell>
          <table:table-cell table:formula="of:=AVERAGE([$'Gini per capita'.E29:.E32])" office:value-type="float" office:value="0.439253714283118" calcext:value-type="float">
            <text:p>0.439253714283118</text:p>
          </table:table-cell>
          <table:table-cell table:formula="of:=AVERAGE([$'Gini per capita'.B29:.B32])" office:value-type="float" office:value="0.390354963408348" calcext:value-type="float">
            <text:p>0.390354963408348</text:p>
          </table:table-cell>
          <table:table-cell table:style-name="ce3" table:formula="of:=[.F10]+1" office:value-type="float" office:value="2021" calcext:value-type="float">
            <text:p>2021</text:p>
          </table:table-cell>
          <table:table-cell table:style-name="ce3" table:formula="of:=AVERAGE([$'Gini per capita'.H29:.H32])" office:value-type="float" office:value="0.460937566705462" calcext:value-type="float">
            <text:p>0.460937566705462</text:p>
          </table:table-cell>
          <table:table-cell table:style-name="ce3" table:formula="of:=AVERAGE([$'Gini per capita'.I29:.I32])" office:value-type="float" office:value="0.408436614351016" calcext:value-type="float">
            <text:p>0.408436614351016</text:p>
          </table:table-cell>
          <table:table-cell table:style-name="ce3" table:formula="of:=AVERAGE([$'Gini per capita'.J29:.J32])" office:value-type="float" office:value="0.438047370898729" calcext:value-type="float">
            <text:p>0.438047370898729</text:p>
          </table:table-cell>
          <table:table-cell table:style-name="ce3" table:formula="of:=AVERAGE([$'Gini per capita'.G29:.G32])" office:value-type="float" office:value="0.388973498382578" calcext:value-type="float">
            <text:p>0.388973498382578</text:p>
          </table:table-cell>
          <table:table-cell table:style-name="ce3" table:formula="of:=[.K10]+1" office:value-type="float" office:value="2021" calcext:value-type="float">
            <text:p>2021</text:p>
          </table:table-cell>
          <table:table-cell table:style-name="ce3" table:formula="of:=AVERAGE([$'Gini per capita'.M29:.M32])" office:value-type="float" office:value="0.470832570974696" calcext:value-type="float">
            <text:p>0.470832570974696</text:p>
          </table:table-cell>
          <table:table-cell table:style-name="ce3" table:formula="of:=AVERAGE([$'Gini per capita'.N29:.N32])" office:value-type="float" office:value="0.417784326906775" calcext:value-type="float">
            <text:p>0.417784326906775</text:p>
          </table:table-cell>
          <table:table-cell table:style-name="ce3" table:formula="of:=AVERAGE([$'Gini per capita'.O29:.O32])" office:value-type="float" office:value="0.449923095528176" calcext:value-type="float">
            <text:p>0.449923095528176</text:p>
          </table:table-cell>
          <table:table-cell table:style-name="ce3" table:formula="of:=AVERAGE([$'Gini per capita'.L29:.L32])" office:value-type="float" office:value="0.399419399764831" calcext:value-type="float">
            <text:p>0.399419399764831</text:p>
          </table:table-cell>
          <table:table-cell table:number-columns-repeated="4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formula="of:=AVERAGE([$'Gini per capita'.C33:.C36])" office:value-type="float" office:value="0.463212113191356" calcext:value-type="float">
            <text:p>0.463212113191356</text:p>
          </table:table-cell>
          <table:table-cell table:formula="of:=AVERAGE([$'Gini per capita'.D33:.D36])" office:value-type="float" office:value="0.410307269305452" calcext:value-type="float">
            <text:p>0.410307269305452</text:p>
          </table:table-cell>
          <table:table-cell table:formula="of:=AVERAGE([$'Gini per capita'.E33:.E36])" office:value-type="float" office:value="0.441922326194323" calcext:value-type="float">
            <text:p>0.441922326194323</text:p>
          </table:table-cell>
          <table:table-cell table:formula="of:=AVERAGE([$'Gini per capita'.B33:.B36])" office:value-type="float" office:value="0.3922765739317" calcext:value-type="float">
            <text:p>0.3922765739317</text:p>
          </table:table-cell>
          <table:table-cell table:style-name="ce3" table:formula="of:=[.F11]+1" office:value-type="float" office:value="2022" calcext:value-type="float">
            <text:p>2022</text:p>
          </table:table-cell>
          <table:table-cell table:style-name="ce3" table:formula="of:=AVERAGE([$'Gini per capita'.H33:.H36])" office:value-type="float" office:value="0.463331646647539" calcext:value-type="float">
            <text:p>0.463331646647539</text:p>
          </table:table-cell>
          <table:table-cell table:style-name="ce3" table:formula="of:=AVERAGE([$'Gini per capita'.I33:.I36])" office:value-type="float" office:value="0.408519200516473" calcext:value-type="float">
            <text:p>0.408519200516473</text:p>
          </table:table-cell>
          <table:table-cell table:style-name="ce3" table:formula="of:=AVERAGE([$'Gini per capita'.J33:.J36])" office:value-type="float" office:value="0.440097496025245" calcext:value-type="float">
            <text:p>0.440097496025245</text:p>
          </table:table-cell>
          <table:table-cell table:style-name="ce3" table:formula="of:=AVERAGE([$'Gini per capita'.G33:.G36])" office:value-type="float" office:value="0.389497145913134" calcext:value-type="float">
            <text:p>0.389497145913134</text:p>
          </table:table-cell>
          <table:table-cell table:style-name="ce3" table:formula="of:=[.K11]+1" office:value-type="float" office:value="2022" calcext:value-type="float">
            <text:p>2022</text:p>
          </table:table-cell>
          <table:table-cell table:style-name="ce3" table:formula="of:=AVERAGE([$'Gini per capita'.M33:.M36])" office:value-type="float" office:value="0.471022890242487" calcext:value-type="float">
            <text:p>0.471022890242487</text:p>
          </table:table-cell>
          <table:table-cell table:style-name="ce3" table:formula="of:=AVERAGE([$'Gini per capita'.N33:.N36])" office:value-type="float" office:value="0.417242436459432" calcext:value-type="float">
            <text:p>0.417242436459432</text:p>
          </table:table-cell>
          <table:table-cell table:style-name="ce3" table:formula="of:=AVERAGE([$'Gini per capita'.O33:.O36])" office:value-type="float" office:value="0.452444929291648" calcext:value-type="float">
            <text:p>0.452444929291648</text:p>
          </table:table-cell>
          <table:table-cell table:style-name="ce3" table:formula="of:=AVERAGE([$'Gini per capita'.L33:.L36])" office:value-type="float" office:value="0.400858426609434" calcext:value-type="float">
            <text:p>0.400858426609434</text:p>
          </table:table-cell>
          <table:table-cell table:number-columns-repeated="4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formula="of:=AVERAGE([$'Gini per capita'.C37:.C40])" office:value-type="float" office:value="0.463020245516506" calcext:value-type="float">
            <text:p>0.463020245516506</text:p>
          </table:table-cell>
          <table:table-cell table:formula="of:=AVERAGE([$'Gini per capita'.D37:.D40])" office:value-type="float" office:value="0.407814148977268" calcext:value-type="float">
            <text:p>0.407814148977268</text:p>
          </table:table-cell>
          <table:table-cell table:formula="of:=AVERAGE([$'Gini per capita'.E37:.E40])" office:value-type="float" office:value="0.439983913031901" calcext:value-type="float">
            <text:p>0.439983913031901</text:p>
          </table:table-cell>
          <table:table-cell table:formula="of:=AVERAGE([$'Gini per capita'.B37:.B40])" office:value-type="float" office:value="0.390346852441795" calcext:value-type="float">
            <text:p>0.390346852441795</text:p>
          </table:table-cell>
          <table:table-cell table:style-name="ce3" table:formula="of:=[.F12]+1" office:value-type="float" office:value="2023" calcext:value-type="float">
            <text:p>2023</text:p>
          </table:table-cell>
          <table:table-cell table:style-name="ce3" table:formula="of:=AVERAGE([$'Gini per capita'.H37:.H40])" office:value-type="float" office:value="0.463189614223365" calcext:value-type="float">
            <text:p>0.463189614223365</text:p>
          </table:table-cell>
          <table:table-cell table:style-name="ce3" table:formula="of:=AVERAGE([$'Gini per capita'.I37:.I40])" office:value-type="float" office:value="0.405325254395951" calcext:value-type="float">
            <text:p>0.405325254395951</text:p>
          </table:table-cell>
          <table:table-cell table:style-name="ce3" table:formula="of:=AVERAGE([$'Gini per capita'.J37:.J40])" office:value-type="float" office:value="0.439316339833054" calcext:value-type="float">
            <text:p>0.439316339833054</text:p>
          </table:table-cell>
          <table:table-cell table:style-name="ce3" table:formula="of:=AVERAGE([$'Gini per capita'.G37:.G40])" office:value-type="float" office:value="0.387472582751594" calcext:value-type="float">
            <text:p>0.387472582751594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3" table:formula="of:=AVERAGE([$'Gini per capita'.M37:.M40])" office:value-type="float" office:value="0.472441299305785" calcext:value-type="float">
            <text:p>0.472441299305785</text:p>
          </table:table-cell>
          <table:table-cell table:style-name="ce3" table:formula="of:=AVERAGE([$'Gini per capita'.N37:.N40])" office:value-type="float" office:value="0.413888695020392" calcext:value-type="float">
            <text:p>0.413888695020392</text:p>
          </table:table-cell>
          <table:table-cell table:style-name="ce3" table:formula="of:=AVERAGE([$'Gini per capita'.O37:.O40])" office:value-type="float" office:value="0.453630154845493" calcext:value-type="float">
            <text:p>0.453630154845493</text:p>
          </table:table-cell>
          <table:table-cell table:style-name="ce3" table:formula="of:=AVERAGE([$'Gini per capita'.L37:.L40])" office:value-type="float" office:value="0.398591052308944" calcext:value-type="float">
            <text:p>0.398591052308944</text:p>
          </table:table-cell>
          <table:table-cell/>
          <table:table-cell>
            <draw:frame table:end-cell-address="'Gini yearly'.Z47" table:end-x="8.05pt" table:end-y="10.15pt" draw:z-index="2" draw:name="Chart 8" draw:style-name="gr1" draw:text-style-name="P1" svg:width="563.75pt" svg:height="505.64pt" svg:x="2.35pt" svg:y="14.51pt">
              <draw:object draw:notify-on-update-of-ranges="'Gini yearly'.K4:'Gini yearly'.K30 'Gini yearly'.L3:'Gini yearly'.L3 'Gini yearly'.L4:'Gini yearly'.L30 'Gini yearly'.K4:'Gini yearly'.K30 'Gini yearly'.M3:'Gini yearly'.M3 'Gini yearly'.M4:'Gini yearly'.M30 'Gini yearly'.K4:'Gini yearly'.K30 'Gini yearly'.N3:'Gini yearly'.N3 'Gini yearly'.N4:'Gini yearly'.N30 'Gini yearly'.K4:'Gini yearly'.K30 'Gini yearly'.O3:'Gini yearly'.O3 'Gini yearly'.O4:'Gini yearly'.O3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7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formula="of:=AVERAGE([$'Gini per capita'.C41:.C44])" office:value-type="float" office:value="0.458114492806936" calcext:value-type="float">
            <text:p>0.458114492806936</text:p>
          </table:table-cell>
          <table:table-cell table:formula="of:=AVERAGE([$'Gini per capita'.D41:.D44])" office:value-type="float" office:value="0.399015668086503" calcext:value-type="float">
            <text:p>0.399015668086503</text:p>
          </table:table-cell>
          <table:table-cell table:formula="of:=AVERAGE([$'Gini per capita'.E41:.E44])" office:value-type="float" office:value="0.437715473904731" calcext:value-type="float">
            <text:p>0.437715473904731</text:p>
          </table:table-cell>
          <table:table-cell table:formula="of:=AVERAGE([$'Gini per capita'.B41:.B44])" office:value-type="float" office:value="0.383566156895083" calcext:value-type="float">
            <text:p>0.383566156895083</text:p>
          </table:table-cell>
          <table:table-cell table:style-name="ce3" table:formula="of:=[.F13]+1" office:value-type="float" office:value="2024" calcext:value-type="float">
            <text:p>2024</text:p>
          </table:table-cell>
          <table:table-cell table:style-name="ce3" table:formula="of:=AVERAGE([$'Gini per capita'.H41:.H44])" office:value-type="float" office:value="0.461360261893111" calcext:value-type="float">
            <text:p>0.461360261893111</text:p>
          </table:table-cell>
          <table:table-cell table:style-name="ce3" table:formula="of:=AVERAGE([$'Gini per capita'.I41:.I44])" office:value-type="float" office:value="0.39991548170051" calcext:value-type="float">
            <text:p>0.39991548170051</text:p>
          </table:table-cell>
          <table:table-cell table:style-name="ce3" table:formula="of:=AVERAGE([$'Gini per capita'.J41:.J44])" office:value-type="float" office:value="0.438464314586443" calcext:value-type="float">
            <text:p>0.438464314586443</text:p>
          </table:table-cell>
          <table:table-cell table:style-name="ce3" table:formula="of:=AVERAGE([$'Gini per capita'.G41:.G44])" office:value-type="float" office:value="0.383384814239045" calcext:value-type="float">
            <text:p>0.383384814239045</text:p>
          </table:table-cell>
          <table:table-cell table:style-name="ce3" table:formula="of:=[.K13]+1" office:value-type="float" office:value="2024" calcext:value-type="float">
            <text:p>2024</text:p>
          </table:table-cell>
          <table:table-cell table:style-name="ce3" table:formula="of:=AVERAGE([$'Gini per capita'.M41:.M44])" office:value-type="float" office:value="0.470702978175989" calcext:value-type="float">
            <text:p>0.470702978175989</text:p>
          </table:table-cell>
          <table:table-cell table:style-name="ce3" table:formula="of:=AVERAGE([$'Gini per capita'.N41:.N44])" office:value-type="float" office:value="0.413570738670765" calcext:value-type="float">
            <text:p>0.413570738670765</text:p>
          </table:table-cell>
          <table:table-cell table:style-name="ce3" table:formula="of:=AVERAGE([$'Gini per capita'.O41:.O44])" office:value-type="float" office:value="0.45356483157824" calcext:value-type="float">
            <text:p>0.45356483157824</text:p>
          </table:table-cell>
          <table:table-cell table:style-name="ce3" table:formula="of:=AVERAGE([$'Gini per capita'.L41:.L44])" office:value-type="float" office:value="0.399844887368537" calcext:value-type="float">
            <text:p>0.399844887368537</text:p>
          </table:table-cell>
          <table:table-cell table:number-columns-repeated="4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formula="of:=AVERAGE([$'Gini per capita'.C45:.C48])" office:value-type="float" office:value="0.462937032550136" calcext:value-type="float">
            <text:p>0.462937032550136</text:p>
          </table:table-cell>
          <table:table-cell table:formula="of:=AVERAGE([$'Gini per capita'.D45:.D48])" office:value-type="float" office:value="0.403095696364253" calcext:value-type="float">
            <text:p>0.403095696364253</text:p>
          </table:table-cell>
          <table:table-cell table:formula="of:=AVERAGE([$'Gini per capita'.E45:.E48])" office:value-type="float" office:value="0.442858472077093" calcext:value-type="float">
            <text:p>0.442858472077093</text:p>
          </table:table-cell>
          <table:table-cell table:formula="of:=AVERAGE([$'Gini per capita'.B45:.B48])" office:value-type="float" office:value="0.387829784880613" calcext:value-type="float">
            <text:p>0.387829784880613</text:p>
          </table:table-cell>
          <table:table-cell table:style-name="ce3" table:formula="of:=[.F14]+1" office:value-type="float" office:value="2025" calcext:value-type="float">
            <text:p>2025</text:p>
          </table:table-cell>
          <table:table-cell table:style-name="ce3" table:formula="of:=AVERAGE([$'Gini per capita'.H45:.H48])" office:value-type="float" office:value="0.461594120715594" calcext:value-type="float">
            <text:p>0.461594120715594</text:p>
          </table:table-cell>
          <table:table-cell table:style-name="ce3" table:formula="of:=AVERAGE([$'Gini per capita'.I45:.I48])" office:value-type="float" office:value="0.399562545022348" calcext:value-type="float">
            <text:p>0.399562545022348</text:p>
          </table:table-cell>
          <table:table-cell table:style-name="ce3" table:formula="of:=AVERAGE([$'Gini per capita'.J45:.J48])" office:value-type="float" office:value="0.442165157917843" calcext:value-type="float">
            <text:p>0.442165157917843</text:p>
          </table:table-cell>
          <table:table-cell table:style-name="ce3" table:formula="of:=AVERAGE([$'Gini per capita'.G45:.G48])" office:value-type="float" office:value="0.385019145479592" calcext:value-type="float">
            <text:p>0.385019145479592</text:p>
          </table:table-cell>
          <table:table-cell table:style-name="ce3" table:formula="of:=[.K14]+1" office:value-type="float" office:value="2025" calcext:value-type="float">
            <text:p>2025</text:p>
          </table:table-cell>
          <table:table-cell table:style-name="ce3" table:formula="of:=AVERAGE([$'Gini per capita'.M45:.M48])" office:value-type="float" office:value="0.469760690120002" calcext:value-type="float">
            <text:p>0.469760690120002</text:p>
          </table:table-cell>
          <table:table-cell table:style-name="ce3" table:formula="of:=AVERAGE([$'Gini per capita'.N45:.N48])" office:value-type="float" office:value="0.413328464215559" calcext:value-type="float">
            <text:p>0.413328464215559</text:p>
          </table:table-cell>
          <table:table-cell table:style-name="ce3" table:formula="of:=AVERAGE([$'Gini per capita'.O45:.O48])" office:value-type="float" office:value="0.454579114552865" calcext:value-type="float">
            <text:p>0.454579114552865</text:p>
          </table:table-cell>
          <table:table-cell table:style-name="ce3" table:formula="of:=AVERAGE([$'Gini per capita'.L45:.L48])" office:value-type="float" office:value="0.40035516136692" calcext:value-type="float">
            <text:p>0.40035516136692</text:p>
          </table:table-cell>
          <table:table-cell table:number-columns-repeated="4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formula="of:=AVERAGE([$'Gini per capita'.C49:.C52])" office:value-type="float" office:value="0.467478102902172" calcext:value-type="float">
            <text:p>0.467478102902172</text:p>
          </table:table-cell>
          <table:table-cell table:formula="of:=AVERAGE([$'Gini per capita'.D49:.D52])" office:value-type="float" office:value="0.406731881071506" calcext:value-type="float">
            <text:p>0.406731881071506</text:p>
          </table:table-cell>
          <table:table-cell table:formula="of:=AVERAGE([$'Gini per capita'.E49:.E52])" office:value-type="float" office:value="0.449343369865387" calcext:value-type="float">
            <text:p>0.449343369865387</text:p>
          </table:table-cell>
          <table:table-cell table:formula="of:=AVERAGE([$'Gini per capita'.B49:.B52])" office:value-type="float" office:value="0.393659723964632" calcext:value-type="float">
            <text:p>0.393659723964632</text:p>
          </table:table-cell>
          <table:table-cell table:style-name="ce3" table:formula="of:=[.F15]+1" office:value-type="float" office:value="2026" calcext:value-type="float">
            <text:p>2026</text:p>
          </table:table-cell>
          <table:table-cell table:style-name="ce3" table:formula="of:=AVERAGE([$'Gini per capita'.H49:.H52])" office:value-type="float" office:value="0.473935079707752" calcext:value-type="float">
            <text:p>0.473935079707752</text:p>
          </table:table-cell>
          <table:table-cell table:style-name="ce3" table:formula="of:=AVERAGE([$'Gini per capita'.I49:.I52])" office:value-type="float" office:value="0.405178468600458" calcext:value-type="float">
            <text:p>0.405178468600458</text:p>
          </table:table-cell>
          <table:table-cell table:style-name="ce3" table:formula="of:=AVERAGE([$'Gini per capita'.J49:.J52])" office:value-type="float" office:value="0.4558935308433" calcext:value-type="float">
            <text:p>0.4558935308433</text:p>
          </table:table-cell>
          <table:table-cell table:style-name="ce3" table:formula="of:=AVERAGE([$'Gini per capita'.G49:.G52])" office:value-type="float" office:value="0.391425097411663" calcext:value-type="float">
            <text:p>0.391425097411663</text:p>
          </table:table-cell>
          <table:table-cell table:style-name="ce3" table:formula="of:=[.K15]+1" office:value-type="float" office:value="2026" calcext:value-type="float">
            <text:p>2026</text:p>
          </table:table-cell>
          <table:table-cell table:style-name="ce3" table:formula="of:=AVERAGE([$'Gini per capita'.M49:.M52])" office:value-type="float" office:value="0.466851794367852" calcext:value-type="float">
            <text:p>0.466851794367852</text:p>
          </table:table-cell>
          <table:table-cell table:style-name="ce3" table:formula="of:=AVERAGE([$'Gini per capita'.N49:.N52])" office:value-type="float" office:value="0.409043034249959" calcext:value-type="float">
            <text:p>0.409043034249959</text:p>
          </table:table-cell>
          <table:table-cell table:style-name="ce3" table:formula="of:=AVERAGE([$'Gini per capita'.O49:.O52])" office:value-type="float" office:value="0.452425663178551" calcext:value-type="float">
            <text:p>0.452425663178551</text:p>
          </table:table-cell>
          <table:table-cell table:style-name="ce3" table:formula="of:=AVERAGE([$'Gini per capita'.L49:.L52])" office:value-type="float" office:value="0.396931889432985" calcext:value-type="float">
            <text:p>0.396931889432985</text:p>
          </table:table-cell>
          <table:table-cell table:number-columns-repeated="4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formula="of:=AVERAGE([$'Gini per capita'.C53:.C56])" office:value-type="float" office:value="0.462398256044509" calcext:value-type="float">
            <text:p>0.462398256044509</text:p>
          </table:table-cell>
          <table:table-cell table:formula="of:=AVERAGE([$'Gini per capita'.D53:.D56])" office:value-type="float" office:value="0.401923907586648" calcext:value-type="float">
            <text:p>0.401923907586648</text:p>
          </table:table-cell>
          <table:table-cell table:formula="of:=AVERAGE([$'Gini per capita'.E53:.E56])" office:value-type="float" office:value="0.446937850380142" calcext:value-type="float">
            <text:p>0.446937850380142</text:p>
          </table:table-cell>
          <table:table-cell table:formula="of:=AVERAGE([$'Gini per capita'.B53:.B56])" office:value-type="float" office:value="0.389989533317686" calcext:value-type="float">
            <text:p>0.389989533317686</text:p>
          </table:table-cell>
          <table:table-cell table:style-name="ce3" table:formula="of:=[.F16]+1" office:value-type="float" office:value="2027" calcext:value-type="float">
            <text:p>2027</text:p>
          </table:table-cell>
          <table:table-cell table:style-name="ce3" table:formula="of:=AVERAGE([$'Gini per capita'.H53:.H56])" office:value-type="float" office:value="0.467442834993922" calcext:value-type="float">
            <text:p>0.467442834993922</text:p>
          </table:table-cell>
          <table:table-cell table:style-name="ce3" table:formula="of:=AVERAGE([$'Gini per capita'.I53:.I56])" office:value-type="float" office:value="0.396307538478334" calcext:value-type="float">
            <text:p>0.396307538478334</text:p>
          </table:table-cell>
          <table:table-cell table:style-name="ce3" table:formula="of:=AVERAGE([$'Gini per capita'.J53:.J56])" office:value-type="float" office:value="0.451049573669485" calcext:value-type="float">
            <text:p>0.451049573669485</text:p>
          </table:table-cell>
          <table:table-cell table:style-name="ce3" table:formula="of:=AVERAGE([$'Gini per capita'.G53:.G56])" office:value-type="float" office:value="0.384058928868603" calcext:value-type="float">
            <text:p>0.384058928868603</text:p>
          </table:table-cell>
          <table:table-cell table:style-name="ce3" table:formula="of:=[.K16]+1" office:value-type="float" office:value="2027" calcext:value-type="float">
            <text:p>2027</text:p>
          </table:table-cell>
          <table:table-cell table:style-name="ce3" table:formula="of:=AVERAGE([$'Gini per capita'.M53:.M56])" office:value-type="float" office:value="0.463089240949046" calcext:value-type="float">
            <text:p>0.463089240949046</text:p>
          </table:table-cell>
          <table:table-cell table:style-name="ce3" table:formula="of:=AVERAGE([$'Gini per capita'.N53:.N56])" office:value-type="float" office:value="0.40440756510859" calcext:value-type="float">
            <text:p>0.40440756510859</text:p>
          </table:table-cell>
          <table:table-cell table:style-name="ce3" table:formula="of:=AVERAGE([$'Gini per capita'.O53:.O56])" office:value-type="float" office:value="0.448924216402952" calcext:value-type="float">
            <text:p>0.448924216402952</text:p>
          </table:table-cell>
          <table:table-cell table:style-name="ce3" table:formula="of:=AVERAGE([$'Gini per capita'.L53:.L56])" office:value-type="float" office:value="0.393153077961416" calcext:value-type="float">
            <text:p>0.393153077961416</text:p>
          </table:table-cell>
          <table:table-cell table:number-columns-repeated="4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formula="of:=AVERAGE([$'Gini per capita'.C57:.C60])" office:value-type="float" office:value="0.465521628027878" calcext:value-type="float">
            <text:p>0.465521628027878</text:p>
          </table:table-cell>
          <table:table-cell table:formula="of:=AVERAGE([$'Gini per capita'.D57:.D60])" office:value-type="float" office:value="0.40340888556077" calcext:value-type="float">
            <text:p>0.40340888556077</text:p>
          </table:table-cell>
          <table:table-cell table:formula="of:=AVERAGE([$'Gini per capita'.E57:.E60])" office:value-type="float" office:value="0.450312673550527" calcext:value-type="float">
            <text:p>0.450312673550527</text:p>
          </table:table-cell>
          <table:table-cell table:formula="of:=AVERAGE([$'Gini per capita'.B57:.B60])" office:value-type="float" office:value="0.392219916948674" calcext:value-type="float">
            <text:p>0.392219916948674</text:p>
          </table:table-cell>
          <table:table-cell table:style-name="ce3" table:formula="of:=[.F17]+1" office:value-type="float" office:value="2028" calcext:value-type="float">
            <text:p>2028</text:p>
          </table:table-cell>
          <table:table-cell table:style-name="ce3" table:formula="of:=AVERAGE([$'Gini per capita'.H57:.H60])" office:value-type="float" office:value="0.462106228194162" calcext:value-type="float">
            <text:p>0.462106228194162</text:p>
          </table:table-cell>
          <table:table-cell table:style-name="ce3" table:formula="of:=AVERAGE([$'Gini per capita'.I57:.I60])" office:value-type="float" office:value="0.392814960118882" calcext:value-type="float">
            <text:p>0.392814960118882</text:p>
          </table:table-cell>
          <table:table-cell table:style-name="ce3" table:formula="of:=AVERAGE([$'Gini per capita'.J57:.J60])" office:value-type="float" office:value="0.44853203412259" calcext:value-type="float">
            <text:p>0.44853203412259</text:p>
          </table:table-cell>
          <table:table-cell table:style-name="ce3" table:formula="of:=AVERAGE([$'Gini per capita'.G57:.G60])" office:value-type="float" office:value="0.382098516102189" calcext:value-type="float">
            <text:p>0.382098516102189</text:p>
          </table:table-cell>
          <table:table-cell table:style-name="ce3" table:formula="of:=[.K17]+1" office:value-type="float" office:value="2028" calcext:value-type="float">
            <text:p>2028</text:p>
          </table:table-cell>
          <table:table-cell table:style-name="ce3" table:formula="of:=AVERAGE([$'Gini per capita'.M57:.M60])" office:value-type="float" office:value="0.460209780528225" calcext:value-type="float">
            <text:p>0.460209780528225</text:p>
          </table:table-cell>
          <table:table-cell table:style-name="ce3" table:formula="of:=AVERAGE([$'Gini per capita'.N57:.N60])" office:value-type="float" office:value="0.402602224617723" calcext:value-type="float">
            <text:p>0.402602224617723</text:p>
          </table:table-cell>
          <table:table-cell table:style-name="ce3" table:formula="of:=AVERAGE([$'Gini per capita'.O57:.O60])" office:value-type="float" office:value="0.448225146546305" calcext:value-type="float">
            <text:p>0.448225146546305</text:p>
          </table:table-cell>
          <table:table-cell table:style-name="ce3" table:formula="of:=AVERAGE([$'Gini per capita'.L57:.L60])" office:value-type="float" office:value="0.392636680416902" calcext:value-type="float">
            <text:p>0.392636680416902</text:p>
          </table:table-cell>
          <table:table-cell table:number-columns-repeated="4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formula="of:=AVERAGE([$'Gini per capita'.C61:.C64])" office:value-type="float" office:value="0.461158653832941" calcext:value-type="float">
            <text:p>0.461158653832941</text:p>
          </table:table-cell>
          <table:table-cell table:formula="of:=AVERAGE([$'Gini per capita'.D61:.D64])" office:value-type="float" office:value="0.402070783854083" calcext:value-type="float">
            <text:p>0.402070783854083</text:p>
          </table:table-cell>
          <table:table-cell table:formula="of:=AVERAGE([$'Gini per capita'.E61:.E64])" office:value-type="float" office:value="0.446853951654698" calcext:value-type="float">
            <text:p>0.446853951654698</text:p>
          </table:table-cell>
          <table:table-cell table:formula="of:=AVERAGE([$'Gini per capita'.B61:.B64])" office:value-type="float" office:value="0.390924677833622" calcext:value-type="float">
            <text:p>0.390924677833622</text:p>
          </table:table-cell>
          <table:table-cell table:style-name="ce3" table:formula="of:=[.F18]+1" office:value-type="float" office:value="2029" calcext:value-type="float">
            <text:p>2029</text:p>
          </table:table-cell>
          <table:table-cell table:style-name="ce3" table:formula="of:=AVERAGE([$'Gini per capita'.H61:.H64])" office:value-type="float" office:value="0.458475297274394" calcext:value-type="float">
            <text:p>0.458475297274394</text:p>
          </table:table-cell>
          <table:table-cell table:style-name="ce3" table:formula="of:=AVERAGE([$'Gini per capita'.I61:.I64])" office:value-type="float" office:value="0.388703996976621" calcext:value-type="float">
            <text:p>0.388703996976621</text:p>
          </table:table-cell>
          <table:table-cell table:style-name="ce3" table:formula="of:=AVERAGE([$'Gini per capita'.J61:.J64])" office:value-type="float" office:value="0.445802599291001" calcext:value-type="float">
            <text:p>0.445802599291001</text:p>
          </table:table-cell>
          <table:table-cell table:style-name="ce3" table:formula="of:=AVERAGE([$'Gini per capita'.G61:.G64])" office:value-type="float" office:value="0.378891707174875" calcext:value-type="float">
            <text:p>0.378891707174875</text:p>
          </table:table-cell>
          <table:table-cell table:style-name="ce3" table:formula="of:=[.K18]+1" office:value-type="float" office:value="2029" calcext:value-type="float">
            <text:p>2029</text:p>
          </table:table-cell>
          <table:table-cell table:style-name="ce3" table:formula="of:=AVERAGE([$'Gini per capita'.M61:.M64])" office:value-type="float" office:value="0.45274104414462" calcext:value-type="float">
            <text:p>0.45274104414462</text:p>
          </table:table-cell>
          <table:table-cell table:style-name="ce3" table:formula="of:=AVERAGE([$'Gini per capita'.N61:.N64])" office:value-type="float" office:value="0.39761926231196" calcext:value-type="float">
            <text:p>0.39761926231196</text:p>
          </table:table-cell>
          <table:table-cell table:style-name="ce3" table:formula="of:=AVERAGE([$'Gini per capita'.O61:.O64])" office:value-type="float" office:value="0.444513129467183" calcext:value-type="float">
            <text:p>0.444513129467183</text:p>
          </table:table-cell>
          <table:table-cell table:style-name="ce3" table:formula="of:=AVERAGE([$'Gini per capita'.L61:.L64])" office:value-type="float" office:value="0.390671578486334" calcext:value-type="float">
            <text:p>0.390671578486334</text:p>
          </table:table-cell>
          <table:table-cell table:number-columns-repeated="4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formula="of:=AVERAGE([$'Gini per capita'.C65:.C68])" office:value-type="float" office:value="0.471129075995687" calcext:value-type="float">
            <text:p>0.471129075995687</text:p>
          </table:table-cell>
          <table:table-cell table:formula="of:=AVERAGE([$'Gini per capita'.D65:.D68])" office:value-type="float" office:value="0.404477371973846" calcext:value-type="float">
            <text:p>0.404477371973846</text:p>
          </table:table-cell>
          <table:table-cell table:formula="of:=AVERAGE([$'Gini per capita'.E65:.E68])" office:value-type="float" office:value="0.459837924696522" calcext:value-type="float">
            <text:p>0.459837924696522</text:p>
          </table:table-cell>
          <table:table-cell table:formula="of:=AVERAGE([$'Gini per capita'.B65:.B68])" office:value-type="float" office:value="0.395503601549805" calcext:value-type="float">
            <text:p>0.395503601549805</text:p>
          </table:table-cell>
          <table:table-cell table:style-name="ce3" table:formula="of:=[.F19]+1" office:value-type="float" office:value="2030" calcext:value-type="float">
            <text:p>2030</text:p>
          </table:table-cell>
          <table:table-cell table:style-name="ce3" table:formula="of:=AVERAGE([$'Gini per capita'.H65:.H68])" office:value-type="float" office:value="0.447942662707433" calcext:value-type="float">
            <text:p>0.447942662707433</text:p>
          </table:table-cell>
          <table:table-cell table:style-name="ce3" table:formula="of:=AVERAGE([$'Gini per capita'.I65:.I68])" office:value-type="float" office:value="0.381206531690602" calcext:value-type="float">
            <text:p>0.381206531690602</text:p>
          </table:table-cell>
          <table:table-cell table:style-name="ce3" table:formula="of:=AVERAGE([$'Gini per capita'.J65:.J68])" office:value-type="float" office:value="0.437365696795194" calcext:value-type="float">
            <text:p>0.437365696795194</text:p>
          </table:table-cell>
          <table:table-cell table:style-name="ce3" table:formula="of:=AVERAGE([$'Gini per capita'.G65:.G68])" office:value-type="float" office:value="0.373104351078972" calcext:value-type="float">
            <text:p>0.373104351078972</text:p>
          </table:table-cell>
          <table:table-cell table:style-name="ce3" table:formula="of:=[.K19]+1" office:value-type="float" office:value="2030" calcext:value-type="float">
            <text:p>2030</text:p>
          </table:table-cell>
          <table:table-cell table:style-name="ce3" table:formula="of:=AVERAGE([$'Gini per capita'.M65:.M68])" office:value-type="float" office:value="0.449639127350562" calcext:value-type="float">
            <text:p>0.449639127350562</text:p>
          </table:table-cell>
          <table:table-cell table:style-name="ce3" table:formula="of:=AVERAGE([$'Gini per capita'.N65:.N68])" office:value-type="float" office:value="0.394179799075579" calcext:value-type="float">
            <text:p>0.394179799075579</text:p>
          </table:table-cell>
          <table:table-cell table:style-name="ce3" table:formula="of:=AVERAGE([$'Gini per capita'.O65:.O68])" office:value-type="float" office:value="0.440863534767781" calcext:value-type="float">
            <text:p>0.440863534767781</text:p>
          </table:table-cell>
          <table:table-cell table:style-name="ce3" table:formula="of:=AVERAGE([$'Gini per capita'.L65:.L68])" office:value-type="float" office:value="0.387520729274308" calcext:value-type="float">
            <text:p>0.387520729274308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formula="of:=AVERAGE([$'Gini per capita'.C69:.C72])" office:value-type="float" office:value="0.466067592687517" calcext:value-type="float">
            <text:p>0.466067592687517</text:p>
          </table:table-cell>
          <table:table-cell table:formula="of:=AVERAGE([$'Gini per capita'.D69:.D72])" office:value-type="float" office:value="0.398628376428228" calcext:value-type="float">
            <text:p>0.398628376428228</text:p>
          </table:table-cell>
          <table:table-cell table:formula="of:=AVERAGE([$'Gini per capita'.E69:.E72])" office:value-type="float" office:value="0.45782345665489" calcext:value-type="float">
            <text:p>0.45782345665489</text:p>
          </table:table-cell>
          <table:table-cell table:formula="of:=AVERAGE([$'Gini per capita'.B69:.B72])" office:value-type="float" office:value="0.391055524002492" calcext:value-type="float">
            <text:p>0.391055524002492</text:p>
          </table:table-cell>
          <table:table-cell table:style-name="ce3" table:formula="of:=[.F20]+1" office:value-type="float" office:value="2031" calcext:value-type="float">
            <text:p>2031</text:p>
          </table:table-cell>
          <table:table-cell table:style-name="ce3" table:formula="of:=AVERAGE([$'Gini per capita'.H69:.H72])" office:value-type="float" office:value="0.450086149952247" calcext:value-type="float">
            <text:p>0.450086149952247</text:p>
          </table:table-cell>
          <table:table-cell table:style-name="ce3" table:formula="of:=AVERAGE([$'Gini per capita'.I69:.I72])" office:value-type="float" office:value="0.382799623106179" calcext:value-type="float">
            <text:p>0.382799623106179</text:p>
          </table:table-cell>
          <table:table-cell table:style-name="ce3" table:formula="of:=AVERAGE([$'Gini per capita'.J69:.J72])" office:value-type="float" office:value="0.441085642793577" calcext:value-type="float">
            <text:p>0.441085642793577</text:p>
          </table:table-cell>
          <table:table-cell table:style-name="ce3" table:formula="of:=AVERAGE([$'Gini per capita'.G69:.G72])" office:value-type="float" office:value="0.376504740639142" calcext:value-type="float">
            <text:p>0.376504740639142</text:p>
          </table:table-cell>
          <table:table-cell table:style-name="ce3" table:formula="of:=[.K20]+1" office:value-type="float" office:value="2031" calcext:value-type="float">
            <text:p>2031</text:p>
          </table:table-cell>
          <table:table-cell table:style-name="ce3" table:formula="of:=AVERAGE([$'Gini per capita'.M69:.M72])" office:value-type="float" office:value="0.445888476506565" calcext:value-type="float">
            <text:p>0.445888476506565</text:p>
          </table:table-cell>
          <table:table-cell table:style-name="ce3" table:formula="of:=AVERAGE([$'Gini per capita'.N69:.N72])" office:value-type="float" office:value="0.392466605800857" calcext:value-type="float">
            <text:p>0.392466605800857</text:p>
          </table:table-cell>
          <table:table-cell table:style-name="ce3" table:formula="of:=AVERAGE([$'Gini per capita'.O69:.O72])" office:value-type="float" office:value="0.438138121897648" calcext:value-type="float">
            <text:p>0.438138121897648</text:p>
          </table:table-cell>
          <table:table-cell table:style-name="ce3" table:formula="of:=AVERAGE([$'Gini per capita'.L69:.L72])" office:value-type="float" office:value="0.386372301612212" calcext:value-type="float">
            <text:p>0.386372301612212</text:p>
          </table:table-cell>
          <table:table-cell table:number-columns-repeated="4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formula="of:=AVERAGE([$'Gini per capita'.C73:.C76])" office:value-type="float" office:value="0.459331145895771" calcext:value-type="float">
            <text:p>0.459331145895771</text:p>
          </table:table-cell>
          <table:table-cell table:formula="of:=AVERAGE([$'Gini per capita'.D73:.D76])" office:value-type="float" office:value="0.397335833207926" calcext:value-type="float">
            <text:p>0.397335833207926</text:p>
          </table:table-cell>
          <table:table-cell table:formula="of:=AVERAGE([$'Gini per capita'.E73:.E76])" office:value-type="float" office:value="0.452909580907814" calcext:value-type="float">
            <text:p>0.452909580907814</text:p>
          </table:table-cell>
          <table:table-cell table:formula="of:=AVERAGE([$'Gini per capita'.B73:.B76])" office:value-type="float" office:value="0.392559591031316" calcext:value-type="float">
            <text:p>0.392559591031316</text:p>
          </table:table-cell>
          <table:table-cell table:style-name="ce3" table:formula="of:=[.F21]+1" office:value-type="float" office:value="2032" calcext:value-type="float">
            <text:p>2032</text:p>
          </table:table-cell>
          <table:table-cell table:style-name="ce3" table:formula="of:=AVERAGE([$'Gini per capita'.H73:.H76])" office:value-type="float" office:value="0.447924676797324" calcext:value-type="float">
            <text:p>0.447924676797324</text:p>
          </table:table-cell>
          <table:table-cell table:style-name="ce3" table:formula="of:=AVERAGE([$'Gini per capita'.I73:.I76])" office:value-type="float" office:value="0.380176793874476" calcext:value-type="float">
            <text:p>0.380176793874476</text:p>
          </table:table-cell>
          <table:table-cell table:style-name="ce3" table:formula="of:=AVERAGE([$'Gini per capita'.J73:.J76])" office:value-type="float" office:value="0.443172864830665" calcext:value-type="float">
            <text:p>0.443172864830665</text:p>
          </table:table-cell>
          <table:table-cell table:style-name="ce3" table:formula="of:=AVERAGE([$'Gini per capita'.G73:.G76])" office:value-type="float" office:value="0.375592566970955" calcext:value-type="float">
            <text:p>0.375592566970955</text:p>
          </table:table-cell>
          <table:table-cell table:style-name="ce3" table:formula="of:=[.K21]+1" office:value-type="float" office:value="2032" calcext:value-type="float">
            <text:p>2032</text:p>
          </table:table-cell>
          <table:table-cell table:style-name="ce3" table:formula="of:=AVERAGE([$'Gini per capita'.M73:.M76])" office:value-type="float" office:value="0.441571771824289" calcext:value-type="float">
            <text:p>0.441571771824289</text:p>
          </table:table-cell>
          <table:table-cell table:style-name="ce3" table:formula="of:=AVERAGE([$'Gini per capita'.N73:.N76])" office:value-type="float" office:value="0.389849175203227" calcext:value-type="float">
            <text:p>0.389849175203227</text:p>
          </table:table-cell>
          <table:table-cell table:style-name="ce3" table:formula="of:=AVERAGE([$'Gini per capita'.O73:.O76])" office:value-type="float" office:value="0.435881067055602" calcext:value-type="float">
            <text:p>0.435881067055602</text:p>
          </table:table-cell>
          <table:table-cell table:style-name="ce3" table:formula="of:=AVERAGE([$'Gini per capita'.L73:.L76])" office:value-type="float" office:value="0.385534718820631" calcext:value-type="float">
            <text:p>0.385534718820631</text:p>
          </table:table-cell>
          <table:table-cell table:number-columns-repeated="4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formula="of:=AVERAGE([$'Gini per capita'.C77:.C80])" office:value-type="float" office:value="0.450690939701923" calcext:value-type="float">
            <text:p>0.450690939701923</text:p>
          </table:table-cell>
          <table:table-cell table:formula="of:=AVERAGE([$'Gini per capita'.D77:.D80])" office:value-type="float" office:value="0.395064804775252" calcext:value-type="float">
            <text:p>0.395064804775252</text:p>
          </table:table-cell>
          <table:table-cell table:formula="of:=AVERAGE([$'Gini per capita'.E77:.E80])" office:value-type="float" office:value="0.447496576913739" calcext:value-type="float">
            <text:p>0.447496576913739</text:p>
          </table:table-cell>
          <table:table-cell table:formula="of:=AVERAGE([$'Gini per capita'.B77:.B80])" office:value-type="float" office:value="0.391665006845652" calcext:value-type="float">
            <text:p>0.391665006845652</text:p>
          </table:table-cell>
          <table:table-cell table:style-name="ce3" table:formula="of:=[.F22]+1" office:value-type="float" office:value="2033" calcext:value-type="float">
            <text:p>2033</text:p>
          </table:table-cell>
          <table:table-cell table:style-name="ce3" table:formula="of:=AVERAGE([$'Gini per capita'.H77:.H80])" office:value-type="float" office:value="0.448273648321866" calcext:value-type="float">
            <text:p>0.448273648321866</text:p>
          </table:table-cell>
          <table:table-cell table:style-name="ce3" table:formula="of:=AVERAGE([$'Gini per capita'.I77:.I80])" office:value-type="float" office:value="0.381442412358094" calcext:value-type="float">
            <text:p>0.381442412358094</text:p>
          </table:table-cell>
          <table:table-cell table:style-name="ce3" table:formula="of:=AVERAGE([$'Gini per capita'.J77:.J80])" office:value-type="float" office:value="0.443783856922691" calcext:value-type="float">
            <text:p>0.443783856922691</text:p>
          </table:table-cell>
          <table:table-cell table:style-name="ce3" table:formula="of:=AVERAGE([$'Gini per capita'.G77:.G80])" office:value-type="float" office:value="0.3773868258075" calcext:value-type="float">
            <text:p>0.3773868258075</text:p>
          </table:table-cell>
          <table:table-cell table:style-name="ce3" table:formula="of:=[.K22]+1" office:value-type="float" office:value="2033" calcext:value-type="float">
            <text:p>2033</text:p>
          </table:table-cell>
          <table:table-cell table:style-name="ce3" table:formula="of:=AVERAGE([$'Gini per capita'.M77:.M80])" office:value-type="float" office:value="0.437372424423359" calcext:value-type="float">
            <text:p>0.437372424423359</text:p>
          </table:table-cell>
          <table:table-cell table:style-name="ce3" table:formula="of:=AVERAGE([$'Gini per capita'.N77:.N80])" office:value-type="float" office:value="0.396354186163919" calcext:value-type="float">
            <text:p>0.396354186163919</text:p>
          </table:table-cell>
          <table:table-cell table:style-name="ce3" table:formula="of:=AVERAGE([$'Gini per capita'.O77:.O80])" office:value-type="float" office:value="0.433485073432853" calcext:value-type="float">
            <text:p>0.433485073432853</text:p>
          </table:table-cell>
          <table:table-cell table:style-name="ce3" table:formula="of:=AVERAGE([$'Gini per capita'.L77:.L80])" office:value-type="float" office:value="0.393022968132662" calcext:value-type="float">
            <text:p>0.393022968132662</text:p>
          </table:table-cell>
          <table:table-cell table:number-columns-repeated="4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formula="of:=AVERAGE([$'Gini per capita'.C81:.C84])" office:value-type="float" office:value="0.451399673899194" calcext:value-type="float">
            <text:p>0.451399673899194</text:p>
          </table:table-cell>
          <table:table-cell table:formula="of:=AVERAGE([$'Gini per capita'.D81:.D84])" office:value-type="float" office:value="0.396447452116088" calcext:value-type="float">
            <text:p>0.396447452116088</text:p>
          </table:table-cell>
          <table:table-cell table:formula="of:=AVERAGE([$'Gini per capita'.E81:.E84])" office:value-type="float" office:value="0.448709144709236" calcext:value-type="float">
            <text:p>0.448709144709236</text:p>
          </table:table-cell>
          <table:table-cell table:formula="of:=AVERAGE([$'Gini per capita'.B81:.B84])" office:value-type="float" office:value="0.393293737675105" calcext:value-type="float">
            <text:p>0.393293737675105</text:p>
          </table:table-cell>
          <table:table-cell table:style-name="ce3" table:formula="of:=[.F23]+1" office:value-type="float" office:value="2034" calcext:value-type="float">
            <text:p>2034</text:p>
          </table:table-cell>
          <table:table-cell table:style-name="ce3" table:formula="of:=AVERAGE([$'Gini per capita'.H81:.H84])" office:value-type="float" office:value="0.44624503553671" calcext:value-type="float">
            <text:p>0.44624503553671</text:p>
          </table:table-cell>
          <table:table-cell table:style-name="ce3" table:formula="of:=AVERAGE([$'Gini per capita'.I81:.I84])" office:value-type="float" office:value="0.378545703681349" calcext:value-type="float">
            <text:p>0.378545703681349</text:p>
          </table:table-cell>
          <table:table-cell table:style-name="ce3" table:formula="of:=AVERAGE([$'Gini per capita'.J81:.J84])" office:value-type="float" office:value="0.442910456724344" calcext:value-type="float">
            <text:p>0.442910456724344</text:p>
          </table:table-cell>
          <table:table-cell table:style-name="ce3" table:formula="of:=AVERAGE([$'Gini per capita'.G81:.G84])" office:value-type="float" office:value="0.375631888082328" calcext:value-type="float">
            <text:p>0.375631888082328</text:p>
          </table:table-cell>
          <table:table-cell table:style-name="ce3" table:formula="of:=[.K23]+1" office:value-type="float" office:value="2034" calcext:value-type="float">
            <text:p>2034</text:p>
          </table:table-cell>
          <table:table-cell table:style-name="ce3" table:formula="of:=AVERAGE([$'Gini per capita'.M81:.M84])" office:value-type="float" office:value="0.436465800444781" calcext:value-type="float">
            <text:p>0.436465800444781</text:p>
          </table:table-cell>
          <table:table-cell table:style-name="ce3" table:formula="of:=AVERAGE([$'Gini per capita'.N81:.N84])" office:value-type="float" office:value="0.396700795294567" calcext:value-type="float">
            <text:p>0.396700795294567</text:p>
          </table:table-cell>
          <table:table-cell table:style-name="ce3" table:formula="of:=AVERAGE([$'Gini per capita'.O81:.O84])" office:value-type="float" office:value="0.434435529322272" calcext:value-type="float">
            <text:p>0.434435529322272</text:p>
          </table:table-cell>
          <table:table-cell table:style-name="ce3" table:formula="of:=AVERAGE([$'Gini per capita'.L81:.L84])" office:value-type="float" office:value="0.394743433928453" calcext:value-type="float">
            <text:p>0.394743433928453</text:p>
          </table:table-cell>
          <table:table-cell table:number-columns-repeated="4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formula="of:=AVERAGE([$'Gini per capita'.C85:.C88])" office:value-type="float" office:value="0.444789558245034" calcext:value-type="float">
            <text:p>0.444789558245034</text:p>
          </table:table-cell>
          <table:table-cell table:formula="of:=AVERAGE([$'Gini per capita'.D85:.D88])" office:value-type="float" office:value="0.396399582007478" calcext:value-type="float">
            <text:p>0.396399582007478</text:p>
          </table:table-cell>
          <table:table-cell table:formula="of:=AVERAGE([$'Gini per capita'.E85:.E88])" office:value-type="float" office:value="0.441089291191917" calcext:value-type="float">
            <text:p>0.441089291191917</text:p>
          </table:table-cell>
          <table:table-cell table:formula="of:=AVERAGE([$'Gini per capita'.B85:.B88])" office:value-type="float" office:value="0.393020769435381" calcext:value-type="float">
            <text:p>0.393020769435381</text:p>
          </table:table-cell>
          <table:table-cell table:style-name="ce3" table:formula="of:=[.F24]+1" office:value-type="float" office:value="2035" calcext:value-type="float">
            <text:p>2035</text:p>
          </table:table-cell>
          <table:table-cell table:style-name="ce3" table:formula="of:=AVERAGE([$'Gini per capita'.H85:.H88])" office:value-type="float" office:value="0.448410207607941" calcext:value-type="float">
            <text:p>0.448410207607941</text:p>
          </table:table-cell>
          <table:table-cell table:style-name="ce3" table:formula="of:=AVERAGE([$'Gini per capita'.I85:.I88])" office:value-type="float" office:value="0.380120782727081" calcext:value-type="float">
            <text:p>0.380120782727081</text:p>
          </table:table-cell>
          <table:table-cell table:style-name="ce3" table:formula="of:=AVERAGE([$'Gini per capita'.J85:.J88])" office:value-type="float" office:value="0.445998905253757" calcext:value-type="float">
            <text:p>0.445998905253757</text:p>
          </table:table-cell>
          <table:table-cell table:style-name="ce3" table:formula="of:=AVERAGE([$'Gini per capita'.G85:.G88])" office:value-type="float" office:value="0.377753790377238" calcext:value-type="float">
            <text:p>0.377753790377238</text:p>
          </table:table-cell>
          <table:table-cell table:style-name="ce3" table:formula="of:=[.K24]+1" office:value-type="float" office:value="2035" calcext:value-type="float">
            <text:p>2035</text:p>
          </table:table-cell>
          <table:table-cell table:style-name="ce3" table:formula="of:=AVERAGE([$'Gini per capita'.M85:.M88])" office:value-type="float" office:value="0.418978007255576" calcext:value-type="float">
            <text:p>0.418978007255576</text:p>
          </table:table-cell>
          <table:table-cell table:style-name="ce3" table:formula="of:=AVERAGE([$'Gini per capita'.N85:.N88])" office:value-type="float" office:value="0.386527634170345" calcext:value-type="float">
            <text:p>0.386527634170345</text:p>
          </table:table-cell>
          <table:table-cell table:style-name="ce3" table:formula="of:=AVERAGE([$'Gini per capita'.O85:.O88])" office:value-type="float" office:value="0.420306619374055" calcext:value-type="float">
            <text:p>0.420306619374055</text:p>
          </table:table-cell>
          <table:table-cell table:style-name="ce3" table:formula="of:=AVERAGE([$'Gini per capita'.L85:.L88])" office:value-type="float" office:value="0.386092988639234" calcext:value-type="float">
            <text:p>0.386092988639234</text:p>
          </table:table-cell>
          <table:table-cell table:number-columns-repeated="4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formula="of:=AVERAGE([$'Gini per capita'.C89:.C92])" office:value-type="float" office:value="0.437078980475904" calcext:value-type="float">
            <text:p>0.437078980475904</text:p>
          </table:table-cell>
          <table:table-cell table:formula="of:=AVERAGE([$'Gini per capita'.D89:.D92])" office:value-type="float" office:value="0.389318593765144" calcext:value-type="float">
            <text:p>0.389318593765144</text:p>
          </table:table-cell>
          <table:table-cell table:formula="of:=AVERAGE([$'Gini per capita'.E89:.E92])" office:value-type="float" office:value="0.434244215146013" calcext:value-type="float">
            <text:p>0.434244215146013</text:p>
          </table:table-cell>
          <table:table-cell table:formula="of:=AVERAGE([$'Gini per capita'.B89:.B92])" office:value-type="float" office:value="0.386310045954631" calcext:value-type="float">
            <text:p>0.386310045954631</text:p>
          </table:table-cell>
          <table:table-cell table:style-name="ce3" table:formula="of:=[.F25]+1" office:value-type="float" office:value="2036" calcext:value-type="float">
            <text:p>2036</text:p>
          </table:table-cell>
          <table:table-cell table:style-name="ce3" table:formula="of:=AVERAGE([$'Gini per capita'.H89:.H92])" office:value-type="float" office:value="0.448341307223532" calcext:value-type="float">
            <text:p>0.448341307223532</text:p>
          </table:table-cell>
          <table:table-cell table:style-name="ce3" table:formula="of:=AVERAGE([$'Gini per capita'.I89:.I92])" office:value-type="float" office:value="0.378188217165344" calcext:value-type="float">
            <text:p>0.378188217165344</text:p>
          </table:table-cell>
          <table:table-cell table:style-name="ce3" table:formula="of:=AVERAGE([$'Gini per capita'.J89:.J92])" office:value-type="float" office:value="0.445840271547874" calcext:value-type="float">
            <text:p>0.445840271547874</text:p>
          </table:table-cell>
          <table:table-cell table:style-name="ce3" table:formula="of:=AVERAGE([$'Gini per capita'.G89:.G92])" office:value-type="float" office:value="0.3759793963064" calcext:value-type="float">
            <text:p>0.3759793963064</text:p>
          </table:table-cell>
          <table:table-cell table:style-name="ce3" table:formula="of:=[.K25]+1" office:value-type="float" office:value="2036" calcext:value-type="float">
            <text:p>2036</text:p>
          </table:table-cell>
          <table:table-cell table:style-name="ce3" table:formula="of:=AVERAGE([$'Gini per capita'.M89:.M92])" office:value-type="float" office:value="0.408456854297588" calcext:value-type="float">
            <text:p>0.408456854297588</text:p>
          </table:table-cell>
          <table:table-cell table:style-name="ce3" table:formula="of:=AVERAGE([$'Gini per capita'.N89:.N92])" office:value-type="float" office:value="0.383614477044798" calcext:value-type="float">
            <text:p>0.383614477044798</text:p>
          </table:table-cell>
          <table:table-cell table:style-name="ce3" table:formula="of:=AVERAGE([$'Gini per capita'.O89:.O92])" office:value-type="float" office:value="0.410023299636031" calcext:value-type="float">
            <text:p>0.410023299636031</text:p>
          </table:table-cell>
          <table:table-cell table:style-name="ce3" table:formula="of:=AVERAGE([$'Gini per capita'.L89:.L92])" office:value-type="float" office:value="0.381958284122853" calcext:value-type="float">
            <text:p>0.381958284122853</text:p>
          </table:table-cell>
          <table:table-cell table:number-columns-repeated="4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formula="of:=AVERAGE([$'Gini per capita'.C93:.C96])" office:value-type="float" office:value="0.438781167505618" calcext:value-type="float">
            <text:p>0.438781167505618</text:p>
          </table:table-cell>
          <table:table-cell table:formula="of:=AVERAGE([$'Gini per capita'.D93:.D96])" office:value-type="float" office:value="0.391962363695591" calcext:value-type="float">
            <text:p>0.391962363695591</text:p>
          </table:table-cell>
          <table:table-cell table:formula="of:=AVERAGE([$'Gini per capita'.E93:.E96])" office:value-type="float" office:value="0.438012892782577" calcext:value-type="float">
            <text:p>0.438012892782577</text:p>
          </table:table-cell>
          <table:table-cell table:formula="of:=AVERAGE([$'Gini per capita'.B93:.B96])" office:value-type="float" office:value="0.38933442984786" calcext:value-type="float">
            <text:p>0.38933442984786</text:p>
          </table:table-cell>
          <table:table-cell table:style-name="ce3" table:formula="of:=[.F26]+1" office:value-type="float" office:value="2037" calcext:value-type="float">
            <text:p>2037</text:p>
          </table:table-cell>
          <table:table-cell table:style-name="ce3" table:formula="of:=AVERAGE([$'Gini per capita'.H93:.H96])" office:value-type="float" office:value="0.450190583632577" calcext:value-type="float">
            <text:p>0.450190583632577</text:p>
          </table:table-cell>
          <table:table-cell table:style-name="ce3" table:formula="of:=AVERAGE([$'Gini per capita'.I93:.I96])" office:value-type="float" office:value="0.380944891192613" calcext:value-type="float">
            <text:p>0.380944891192613</text:p>
          </table:table-cell>
          <table:table-cell table:style-name="ce3" table:formula="of:=AVERAGE([$'Gini per capita'.J93:.J96])" office:value-type="float" office:value="0.451261870452848" calcext:value-type="float">
            <text:p>0.451261870452848</text:p>
          </table:table-cell>
          <table:table-cell table:style-name="ce3" table:formula="of:=AVERAGE([$'Gini per capita'.G93:.G96])" office:value-type="float" office:value="0.379020803110954" calcext:value-type="float">
            <text:p>0.379020803110954</text:p>
          </table:table-cell>
          <table:table-cell table:style-name="ce3" table:formula="of:=[.K26]+1" office:value-type="float" office:value="2037" calcext:value-type="float">
            <text:p>2037</text:p>
          </table:table-cell>
          <table:table-cell table:style-name="ce3" table:formula="of:=AVERAGE([$'Gini per capita'.M93:.M96])" office:value-type="float" office:value="0.40423605720855" calcext:value-type="float">
            <text:p>0.40423605720855</text:p>
          </table:table-cell>
          <table:table-cell table:style-name="ce3" table:formula="of:=AVERAGE([$'Gini per capita'.N93:.N96])" office:value-type="float" office:value="0.380527384202255" calcext:value-type="float">
            <text:p>0.380527384202255</text:p>
          </table:table-cell>
          <table:table-cell table:style-name="ce3" table:formula="of:=AVERAGE([$'Gini per capita'.O93:.O96])" office:value-type="float" office:value="0.40465651137799" calcext:value-type="float">
            <text:p>0.40465651137799</text:p>
          </table:table-cell>
          <table:table-cell table:style-name="ce3" table:formula="of:=AVERAGE([$'Gini per capita'.L93:.L96])" office:value-type="float" office:value="0.378704285659789" calcext:value-type="float">
            <text:p>0.378704285659789</text:p>
          </table:table-cell>
          <table:table-cell table:number-columns-repeated="4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formula="of:=AVERAGE([$'Gini per capita'.C97:.C100])" office:value-type="float" office:value="0.434844688235623" calcext:value-type="float">
            <text:p>0.434844688235623</text:p>
          </table:table-cell>
          <table:table-cell table:formula="of:=AVERAGE([$'Gini per capita'.D97:.D100])" office:value-type="float" office:value="0.38739108710255" calcext:value-type="float">
            <text:p>0.38739108710255</text:p>
          </table:table-cell>
          <table:table-cell table:formula="of:=AVERAGE([$'Gini per capita'.E97:.E100])" office:value-type="float" office:value="0.433713898977616" calcext:value-type="float">
            <text:p>0.433713898977616</text:p>
          </table:table-cell>
          <table:table-cell table:formula="of:=AVERAGE([$'Gini per capita'.B97:.B100])" office:value-type="float" office:value="0.385237333631219" calcext:value-type="float">
            <text:p>0.385237333631219</text:p>
          </table:table-cell>
          <table:table-cell table:style-name="ce3" table:formula="of:=[.F27]+1" office:value-type="float" office:value="2038" calcext:value-type="float">
            <text:p>2038</text:p>
          </table:table-cell>
          <table:table-cell table:style-name="ce3" table:formula="of:=AVERAGE([$'Gini per capita'.H97:.H100])" office:value-type="float" office:value="0.446379054980801" calcext:value-type="float">
            <text:p>0.446379054980801</text:p>
          </table:table-cell>
          <table:table-cell table:style-name="ce3" table:formula="of:=AVERAGE([$'Gini per capita'.I97:.I100])" office:value-type="float" office:value="0.377863832376892" calcext:value-type="float">
            <text:p>0.377863832376892</text:p>
          </table:table-cell>
          <table:table-cell table:style-name="ce3" table:formula="of:=AVERAGE([$'Gini per capita'.J97:.J100])" office:value-type="float" office:value="0.449099012181859" calcext:value-type="float">
            <text:p>0.449099012181859</text:p>
          </table:table-cell>
          <table:table-cell table:style-name="ce3" table:formula="of:=AVERAGE([$'Gini per capita'.G97:.G100])" office:value-type="float" office:value="0.376567220199832" calcext:value-type="float">
            <text:p>0.376567220199832</text:p>
          </table:table-cell>
          <table:table-cell table:style-name="ce3" table:formula="of:=[.K27]+1" office:value-type="float" office:value="2038" calcext:value-type="float">
            <text:p>2038</text:p>
          </table:table-cell>
          <table:table-cell table:style-name="ce3" table:formula="of:=AVERAGE([$'Gini per capita'.M97:.M100])" office:value-type="float" office:value="0.40474508475148" calcext:value-type="float">
            <text:p>0.40474508475148</text:p>
          </table:table-cell>
          <table:table-cell table:style-name="ce3" table:formula="of:=AVERAGE([$'Gini per capita'.N97:.N100])" office:value-type="float" office:value="0.383842079660212" calcext:value-type="float">
            <text:p>0.383842079660212</text:p>
          </table:table-cell>
          <table:table-cell table:style-name="ce3" table:formula="of:=AVERAGE([$'Gini per capita'.O97:.O100])" office:value-type="float" office:value="0.405517938963643" calcext:value-type="float">
            <text:p>0.405517938963643</text:p>
          </table:table-cell>
          <table:table-cell table:style-name="ce3" table:formula="of:=AVERAGE([$'Gini per capita'.L97:.L100])" office:value-type="float" office:value="0.381976927080642" calcext:value-type="float">
            <text:p>0.381976927080642</text:p>
          </table:table-cell>
          <table:table-cell table:number-columns-repeated="4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formula="of:=AVERAGE([$'Gini per capita'.C101:.C104])" office:value-type="float" office:value="0.42840864751596" calcext:value-type="float">
            <text:p>0.42840864751596</text:p>
          </table:table-cell>
          <table:table-cell table:formula="of:=AVERAGE([$'Gini per capita'.D101:.D104])" office:value-type="float" office:value="0.388499355173266" calcext:value-type="float">
            <text:p>0.388499355173266</text:p>
          </table:table-cell>
          <table:table-cell table:formula="of:=AVERAGE([$'Gini per capita'.E101:.E104])" office:value-type="float" office:value="0.4290204429755" calcext:value-type="float">
            <text:p>0.4290204429755</text:p>
          </table:table-cell>
          <table:table-cell table:formula="of:=AVERAGE([$'Gini per capita'.B101:.B104])" office:value-type="float" office:value="0.386428989000025" calcext:value-type="float">
            <text:p>0.386428989000025</text:p>
          </table:table-cell>
          <table:table-cell table:style-name="ce3" table:formula="of:=[.F28]+1" office:value-type="float" office:value="2039" calcext:value-type="float">
            <text:p>2039</text:p>
          </table:table-cell>
          <table:table-cell table:style-name="ce3" table:formula="of:=AVERAGE([$'Gini per capita'.H101:.H104])" office:value-type="float" office:value="0.438945750632441" calcext:value-type="float">
            <text:p>0.438945750632441</text:p>
          </table:table-cell>
          <table:table-cell table:style-name="ce3" table:formula="of:=AVERAGE([$'Gini per capita'.I101:.I104])" office:value-type="float" office:value="0.3829863655948" calcext:value-type="float">
            <text:p>0.3829863655948</text:p>
          </table:table-cell>
          <table:table-cell table:style-name="ce3" table:formula="of:=AVERAGE([$'Gini per capita'.J101:.J104])" office:value-type="float" office:value="0.444050588396353" calcext:value-type="float">
            <text:p>0.444050588396353</text:p>
          </table:table-cell>
          <table:table-cell table:style-name="ce3" table:formula="of:=AVERAGE([$'Gini per capita'.G101:.G104])" office:value-type="float" office:value="0.381263291449304" calcext:value-type="float">
            <text:p>0.381263291449304</text:p>
          </table:table-cell>
          <table:table-cell table:style-name="ce3" table:formula="of:=[.K28]+1" office:value-type="float" office:value="2039" calcext:value-type="float">
            <text:p>2039</text:p>
          </table:table-cell>
          <table:table-cell table:style-name="ce3" table:formula="of:=AVERAGE([$'Gini per capita'.M101:.M104])" office:value-type="float" office:value="0.405765188715662" calcext:value-type="float">
            <text:p>0.405765188715662</text:p>
          </table:table-cell>
          <table:table-cell table:style-name="ce3" table:formula="of:=AVERAGE([$'Gini per capita'.N101:.N104])" office:value-type="float" office:value="0.380920571519714" calcext:value-type="float">
            <text:p>0.380920571519714</text:p>
          </table:table-cell>
          <table:table-cell table:style-name="ce3" table:formula="of:=AVERAGE([$'Gini per capita'.O101:.O104])" office:value-type="float" office:value="0.406118579821432" calcext:value-type="float">
            <text:p>0.406118579821432</text:p>
          </table:table-cell>
          <table:table-cell table:style-name="ce3" table:formula="of:=AVERAGE([$'Gini per capita'.L101:.L104])" office:value-type="float" office:value="0.379749115520473" calcext:value-type="float">
            <text:p>0.379749115520473</text:p>
          </table:table-cell>
          <table:table-cell table:number-columns-repeated="4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formula="of:=AVERAGE([$'Gini per capita'.C105:.C108])" office:value-type="float" office:value="0.420001992472055" calcext:value-type="float">
            <text:p>0.420001992472055</text:p>
          </table:table-cell>
          <table:table-cell table:formula="of:=AVERAGE([$'Gini per capita'.D105:.D108])" office:value-type="float" office:value="0.383943001536943" calcext:value-type="float">
            <text:p>0.383943001536943</text:p>
          </table:table-cell>
          <table:table-cell table:formula="of:=AVERAGE([$'Gini per capita'.E105:.E108])" office:value-type="float" office:value="0.420453128152954" calcext:value-type="float">
            <text:p>0.420453128152954</text:p>
          </table:table-cell>
          <table:table-cell table:formula="of:=AVERAGE([$'Gini per capita'.B105:.B108])" office:value-type="float" office:value="0.382101301049712" calcext:value-type="float">
            <text:p>0.382101301049712</text:p>
          </table:table-cell>
          <table:table-cell table:style-name="ce3" table:formula="of:=[.F29]+1" office:value-type="float" office:value="2040" calcext:value-type="float">
            <text:p>2040</text:p>
          </table:table-cell>
          <table:table-cell table:style-name="ce3" table:formula="of:=AVERAGE([$'Gini per capita'.H105:.H108])" office:value-type="float" office:value="0.436018233177239" calcext:value-type="float">
            <text:p>0.436018233177239</text:p>
          </table:table-cell>
          <table:table-cell table:style-name="ce3" table:formula="of:=AVERAGE([$'Gini per capita'.I105:.I108])" office:value-type="float" office:value="0.378383110097892" calcext:value-type="float">
            <text:p>0.378383110097892</text:p>
          </table:table-cell>
          <table:table-cell table:style-name="ce3" table:formula="of:=AVERAGE([$'Gini per capita'.J105:.J108])" office:value-type="float" office:value="0.444400951174629" calcext:value-type="float">
            <text:p>0.444400951174629</text:p>
          </table:table-cell>
          <table:table-cell table:style-name="ce3" table:formula="of:=AVERAGE([$'Gini per capita'.G105:.G108])" office:value-type="float" office:value="0.376156627819091" calcext:value-type="float">
            <text:p>0.376156627819091</text:p>
          </table:table-cell>
          <table:table-cell table:style-name="ce3" table:formula="of:=[.K29]+1" office:value-type="float" office:value="2040" calcext:value-type="float">
            <text:p>2040</text:p>
          </table:table-cell>
          <table:table-cell table:style-name="ce3" table:formula="of:=AVERAGE([$'Gini per capita'.M105:.M108])" office:value-type="float" office:value="0.388678228839472" calcext:value-type="float">
            <text:p>0.388678228839472</text:p>
          </table:table-cell>
          <table:table-cell table:style-name="ce3" table:formula="of:=AVERAGE([$'Gini per capita'.N105:.N108])" office:value-type="float" office:value="0.372692374729936" calcext:value-type="float">
            <text:p>0.372692374729936</text:p>
          </table:table-cell>
          <table:table-cell table:style-name="ce3" table:formula="of:=AVERAGE([$'Gini per capita'.O105:.O108])" office:value-type="float" office:value="0.388884919272385" calcext:value-type="float">
            <text:p>0.388884919272385</text:p>
          </table:table-cell>
          <table:table-cell table:style-name="ce3" table:formula="of:=AVERAGE([$'Gini per capita'.L105:.L108])" office:value-type="float" office:value="0.372009709565839" calcext:value-type="float">
            <text:p>0.372009709565839</text:p>
          </table:table-cell>
          <table:table-cell table:number-columns-repeated="4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>
            <draw:frame table:end-cell-address="'Gini yearly'.P69" table:end-x="17.8pt" table:end-y="6.43pt" draw:z-index="1" draw:name="Chart 6" draw:style-name="gr1" draw:text-style-name="P1" svg:width="567.89pt" svg:height="505.9pt" svg:x="7.91pt" svg:y="10.54pt">
              <draw:object draw:notify-on-update-of-ranges="'Gini yearly'.A4:'Gini yearly'.A30 'Gini yearly'.G3:'Gini yearly'.G3 'Gini yearly'.G4:'Gini yearly'.G30 'Gini yearly'.A4:'Gini yearly'.A30 'Gini yearly'.H3:'Gini yearly'.H3 'Gini yearly'.H4:'Gini yearly'.H30 'Gini yearly'.A4:'Gini yearly'.A30 'Gini yearly'.I3:'Gini yearly'.I3 'Gini yearly'.I4:'Gini yearly'.I30 'Gini yearly'.A4:'Gini yearly'.A30 'Gini yearly'.J3:'Gini yearly'.J3 'Gini yearly'.J4:'Gini yearly'.J3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7"/>
        </table:table-row>
        <table:table-row table:style-name="ro1">
          <table:table-cell>
            <draw:frame table:end-cell-address="'Gini yearly'.E70" table:end-x="36.34pt" table:end-y="2.27pt" draw:z-index="0" draw:name="Chart 1" draw:style-name="gr1" draw:text-style-name="P1" svg:width="594.85pt" svg:height="505.62pt" svg:x="101.48pt" svg:y="6.66pt">
              <draw:object draw:notify-on-update-of-ranges="'Gini yearly'.A4:'Gini yearly'.A30 'Gini yearly'.B3:'Gini yearly'.B3 'Gini yearly'.B4:'Gini yearly'.B30 'Gini yearly'.A4:'Gini yearly'.A30 'Gini yearly'.C3:'Gini yearly'.C3 'Gini yearly'.C4:'Gini yearly'.C30 'Gini yearly'.A4:'Gini yearly'.A30 'Gini yearly'.D3:'Gini yearly'.D3 'Gini yearly'.D4:'Gini yearly'.D30 'Gini yearly'.A4:'Gini yearly'.A30 'Gini yearly'.E3:'Gini yearly'.E3 'Gini yearly'.E4:'Gini yearly'.E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21">
          <table:table-cell table:number-columns-repeated="64"/>
        </table:table-row>
        <table:table-row table:style-name="ro1">
          <table:table-cell table:number-columns-repeated="16"/>
          <table:table-cell>
            <draw:frame table:end-cell-address="'Gini yearly'.AB96" table:end-x="4.73pt" table:end-y="9.01pt" draw:z-index="5" draw:name="Chart 1" draw:style-name="gr1" draw:text-style-name="P1" svg:width="680.14pt" svg:height="566.99pt" svg:x="6.6pt" svg:y="12.08pt">
              <draw:object draw:notify-on-update-of-ranges="'Gini yearly'.K4:'Gini yearly'.K30 'Gini yearly'.L3:'Gini yearly'.L3 'Gini yearly'.L4:'Gini yearly'.L30 'Gini yearly'.K4:'Gini yearly'.K30 'Gini yearly'.M3:'Gini yearly'.M3 'Gini yearly'.M4:'Gini yearly'.M30 'Gini yearly'.K4:'Gini yearly'.K30 'Gini yearly'.N3:'Gini yearly'.N3 'Gini yearly'.N4:'Gini yearly'.N30 'Gini yearly'.K4:'Gini yearly'.K30 'Gini yearly'.O3:'Gini yearly'.O3 'Gini yearly'.O4:'Gini yearly'.O30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47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4"/>
          <table:table-cell>
            <draw:frame table:end-cell-address="'Gini yearly'.P100" table:end-x="21.66pt" table:end-y="13.61pt" draw:z-index="4" draw:name="Chart 1" draw:style-name="gr1" draw:text-style-name="P1" svg:width="680.31pt" svg:height="566.93pt" svg:x="126.34pt" svg:y="1.67pt">
              <draw:object draw:notify-on-update-of-ranges="'Gini yearly'.F4:'Gini yearly'.F30 'Gini yearly'.G3:'Gini yearly'.G3 'Gini yearly'.G4:'Gini yearly'.G30 'Gini yearly'.F4:'Gini yearly'.F30 'Gini yearly'.H3:'Gini yearly'.H3 'Gini yearly'.H4:'Gini yearly'.H30 'Gini yearly'.F4:'Gini yearly'.F30 'Gini yearly'.I3:'Gini yearly'.I3 'Gini yearly'.I4:'Gini yearly'.I30 'Gini yearly'.F4:'Gini yearly'.F30 'Gini yearly'.J3:'Gini yearly'.J3 'Gini yearly'.J4:'Gini yearly'.J30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59"/>
        </table:table-row>
        <table:table-row table:style-name="ro1" table:number-rows-repeated="9">
          <table:table-cell table:number-columns-repeated="64"/>
        </table:table-row>
        <table:table-row table:style-name="ro1">
          <table:table-cell>
            <draw:frame table:end-cell-address="'Gini yearly'.E110" table:end-x="20.32pt" table:end-y="12.42pt" draw:z-index="3" draw:name="Chart 1" draw:style-name="gr1" draw:text-style-name="P1" svg:width="680.31pt" svg:height="566.82pt" svg:x="0pt" svg:y="0.65pt">
              <draw:object draw:notify-on-update-of-ranges="'Gini yearly'.A4:'Gini yearly'.A30 'Gini yearly'.B3:'Gini yearly'.B3 'Gini yearly'.B4:'Gini yearly'.B30 'Gini yearly'.A4:'Gini yearly'.A30 'Gini yearly'.C3:'Gini yearly'.C3 'Gini yearly'.C4:'Gini yearly'.C30 'Gini yearly'.A4:'Gini yearly'.A30 'Gini yearly'.D3:'Gini yearly'.D3 'Gini yearly'.D4:'Gini yearly'.D30 'Gini yearly'.A4:'Gini yearly'.A30 'Gini yearly'.E3:'Gini yearly'.E3 'Gini yearly'.E4:'Gini yearly'.E30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50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cile ratio" table:style-name="ta3">
        <table:table-column table:style-name="co6" table:number-columns-repeated="6" table:default-cell-style-name="ce3"/>
        <table:table-column table:style-name="co1" table:default-cell-style-name="Default"/>
        <table:table-column table:style-name="co7" table:default-cell-style-name="ce3"/>
        <table:table-column table:style-name="co1" table:number-columns-repeated="5" table:default-cell-style-name="Default"/>
        <table:table-column table:style-name="co7" table:default-cell-style-name="ce3"/>
        <table:table-column table:style-name="co1" table:number-columns-repeated="50" table:default-cell-style-name="Default"/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 table:style-name="Default" table:number-columns-repeated="2"/>
          <table:table-cell table:style-name="ce15" office:value-type="string" calcext:value-type="string" table:number-columns-spanned="5" table:number-rows-spanned="1">
            <text:p>HIGH</text:p>
          </table:table-cell>
          <table:covered-table-cell table:number-columns-repeated="4" table:style-name="ce15"/>
          <table:table-cell table:style-name="ce8"/>
          <table:table-cell table:style-name="ce15" office:value-type="string" calcext:value-type="string" table:number-columns-spanned="5" table:number-rows-spanned="1">
            <text:p>CENTRAL</text:p>
          </table:table-cell>
          <table:covered-table-cell table:number-columns-repeated="4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6"/>
        </table:table-row>
        <table:table-row table:style-name="ro5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Decile ratio, all income</text:p>
          </table:table-cell>
          <table:table-cell table:style-name="ce2" office:value-type="string" calcext:value-type="string">
            <text:p>Decile ratio, labour income</text:p>
          </table:table-cell>
          <table:table-cell table:style-name="ce2" office:value-type="string" calcext:value-type="string">
            <text:p>Decile ratio, labour and pension income</text:p>
          </table:table-cell>
          <table:table-cell table:style-name="ce2" office:value-type="string" calcext:value-type="string">
            <text:p>Decile ratio, labour and familiy benefits income</text:p>
          </table:table-cell>
          <table:table-cell table:style-name="ce2"/>
          <table:table-cell/>
          <table:table-cell table:style-name="ce2" office:value-type="string" calcext:value-type="string">
            <text:p>Decile ratio, all income</text:p>
          </table:table-cell>
          <table:table-cell table:style-name="ce2" office:value-type="string" calcext:value-type="string">
            <text:p>Decile ratio, labour income</text:p>
          </table:table-cell>
          <table:table-cell table:style-name="ce2" office:value-type="string" calcext:value-type="string">
            <text:p>Decile ratio, labour and pension income</text:p>
          </table:table-cell>
          <table:table-cell table:style-name="ce2" office:value-type="string" calcext:value-type="string">
            <text:p>Decile ratio, labour and familiy benefits income</text:p>
          </table:table-cell>
          <table:table-cell table:style-name="ce2"/>
          <table:table-cell/>
          <table:table-cell table:style-name="ce2" office:value-type="string" calcext:value-type="string">
            <text:p>Decile ratio, all income</text:p>
          </table:table-cell>
          <table:table-cell table:style-name="ce2" office:value-type="string" calcext:value-type="string">
            <text:p>Decile ratio, labour income</text:p>
          </table:table-cell>
          <table:table-cell table:style-name="ce2" office:value-type="string" calcext:value-type="string">
            <text:p>Decile ratio, labour and pension income</text:p>
          </table:table-cell>
          <table:table-cell table:style-name="ce2" office:value-type="string" calcext:value-type="string">
            <text:p>Decile ratio, labour and familiy benefits income</text:p>
          </table:table-cell>
          <table:table-cell table:number-columns-repeated="47"/>
        </table:table-row>
        <table:table-row table:style-name="ro5">
          <table:table-cell office:value-type="float" office:value="48" calcext:value-type="float">
            <text:p>48</text:p>
          </table:table-cell>
          <table:table-cell table:style-name="ce2" office:value-type="float" office:value="6.517241482" calcext:value-type="float">
            <text:p>6.517241482</text:p>
          </table:table-cell>
          <table:table-cell table:style-name="ce2" office:value-type="float" office:value="8.9558054274" calcext:value-type="float">
            <text:p>8.9558054274</text:p>
          </table:table-cell>
          <table:table-cell table:style-name="ce2" office:value-type="float" office:value="6.9114890221" calcext:value-type="float">
            <text:p>6.9114890221</text:p>
          </table:table-cell>
          <table:table-cell table:style-name="ce2" office:value-type="float" office:value="8.5895475335" calcext:value-type="float">
            <text:p>8.5895475335</text:p>
          </table:table-cell>
          <table:table-cell table:style-name="ce2"/>
          <table:table-cell/>
          <table:table-cell table:style-name="ce2" table:formula="of:=[.B4]" office:value-type="float" office:value="6.517241482" calcext:value-type="float">
            <text:p>6.517241482</text:p>
          </table:table-cell>
          <table:table-cell table:style-name="ce2" table:formula="of:=[.C4]" office:value-type="float" office:value="8.9558054274" calcext:value-type="float">
            <text:p>8.9558054274</text:p>
          </table:table-cell>
          <table:table-cell table:style-name="ce2" table:formula="of:=[.D4]" office:value-type="float" office:value="6.9114890221" calcext:value-type="float">
            <text:p>6.9114890221</text:p>
          </table:table-cell>
          <table:table-cell table:style-name="ce2" table:formula="of:=[.E4]" office:value-type="float" office:value="8.5895475335" calcext:value-type="float">
            <text:p>8.5895475335</text:p>
          </table:table-cell>
          <table:table-cell table:style-name="ce2"/>
          <table:table-cell/>
          <table:table-cell table:style-name="ce2" table:formula="of:=[.B4]" office:value-type="float" office:value="6.517241482" calcext:value-type="float">
            <text:p>6.517241482</text:p>
          </table:table-cell>
          <table:table-cell table:style-name="ce2" table:formula="of:=[.C4]" office:value-type="float" office:value="8.9558054274" calcext:value-type="float">
            <text:p>8.9558054274</text:p>
          </table:table-cell>
          <table:table-cell table:style-name="ce2" table:formula="of:=[.D4]" office:value-type="float" office:value="6.9114890221" calcext:value-type="float">
            <text:p>6.9114890221</text:p>
          </table:table-cell>
          <table:table-cell table:style-name="ce2" table:formula="of:=[.E4]" office:value-type="float" office:value="8.5895475335" calcext:value-type="float">
            <text:p>8.5895475335</text:p>
          </table:table-cell>
          <table:table-cell table:number-columns-repeated="47"/>
        </table:table-row>
        <table:table-row table:style-name="ro6">
          <table:table-cell table:style-name="ce4" table:formula="of:=[.A4]+1" office:value-type="float" office:value="49" calcext:value-type="float">
            <text:p>49</text:p>
          </table:table-cell>
          <table:table-cell table:style-name="ce4" table:formula="of:=[$Redistribution_high.F2]" office:value-type="float" office:value="7.0923860719901" calcext:value-type="float">
            <text:p>7.0923860719901</text:p>
          </table:table-cell>
          <table:table-cell table:style-name="ce4" table:formula="of:=[$Redistribution_high.G2]" office:value-type="float" office:value="12.1618714542567" calcext:value-type="float">
            <text:p>12.1618714542567</text:p>
          </table:table-cell>
          <table:table-cell table:style-name="ce4" table:formula="of:=[$Redistribution_high.H2]" office:value-type="float" office:value="8.73890491888313" calcext:value-type="float">
            <text:p>8.73890491888313</text:p>
          </table:table-cell>
          <table:table-cell table:style-name="ce4" table:formula="of:=[$Redistribution_high.I2]" office:value-type="float" office:value="9.76705046711961" calcext:value-type="float">
            <text:p>9.76705046711961</text:p>
          </table:table-cell>
          <table:table-cell table:style-name="ce4"/>
          <table:table-cell/>
          <table:table-cell table:style-name="ce4" table:formula="of:=[$Redistribution_central.F2]" office:value-type="float" office:value="7.0923860719901" calcext:value-type="float">
            <text:p>7.0923860719901</text:p>
          </table:table-cell>
          <table:table-cell table:style-name="ce4" table:formula="of:=[$Redistribution_central.G2]" office:value-type="float" office:value="12.1618714542567" calcext:value-type="float">
            <text:p>12.1618714542567</text:p>
          </table:table-cell>
          <table:table-cell table:style-name="ce4" table:formula="of:=[$Redistribution_central.H2]" office:value-type="float" office:value="8.73890491888313" calcext:value-type="float">
            <text:p>8.73890491888313</text:p>
          </table:table-cell>
          <table:table-cell table:style-name="ce4" table:formula="of:=[$Redistribution_central.I2]" office:value-type="float" office:value="9.76705046711961" calcext:value-type="float">
            <text:p>9.76705046711961</text:p>
          </table:table-cell>
          <table:table-cell table:style-name="ce4"/>
          <table:table-cell/>
          <table:table-cell table:style-name="ce4" table:formula="of:=[$redistribution_low.F2]" office:value-type="float" office:value="7.0923860719901" calcext:value-type="float">
            <text:p>7.0923860719901</text:p>
          </table:table-cell>
          <table:table-cell table:style-name="ce4" table:formula="of:=[$redistribution_low.G2]" office:value-type="float" office:value="12.1618714542567" calcext:value-type="float">
            <text:p>12.1618714542567</text:p>
          </table:table-cell>
          <table:table-cell table:style-name="ce4" table:formula="of:=[$redistribution_low.H2]" office:value-type="float" office:value="8.73890491888313" calcext:value-type="float">
            <text:p>8.73890491888313</text:p>
          </table:table-cell>
          <table:table-cell table:style-name="ce4" table:formula="of:=[$redistribution_low.I2]" office:value-type="float" office:value="9.76705046711961" calcext:value-type="float">
            <text:p>9.76705046711961</text:p>
          </table:table-cell>
          <table:table-cell table:number-columns-repeated="47"/>
        </table:table-row>
        <table:table-row table:style-name="ro6">
          <table:table-cell table:style-name="ce4" table:formula="of:=[.A5]+1" office:value-type="float" office:value="50" calcext:value-type="float">
            <text:p>50</text:p>
          </table:table-cell>
          <table:table-cell table:style-name="ce4" table:formula="of:=[$Redistribution_high.F3]" office:value-type="float" office:value="6.91100011310985" calcext:value-type="float">
            <text:p>6.91100011310985</text:p>
          </table:table-cell>
          <table:table-cell table:style-name="ce4" table:formula="of:=[$Redistribution_high.G3]" office:value-type="float" office:value="10.1040302715419" calcext:value-type="float">
            <text:p>10.1040302715419</text:p>
          </table:table-cell>
          <table:table-cell table:style-name="ce4" table:formula="of:=[$Redistribution_high.H3]" office:value-type="float" office:value="8.02536002247353" calcext:value-type="float">
            <text:p>8.02536002247353</text:p>
          </table:table-cell>
          <table:table-cell table:style-name="ce4" table:formula="of:=[$Redistribution_high.I3]" office:value-type="float" office:value="8.61104036442593" calcext:value-type="float">
            <text:p>8.61104036442593</text:p>
          </table:table-cell>
          <table:table-cell table:style-name="ce4"/>
          <table:table-cell/>
          <table:table-cell table:style-name="ce4" table:formula="of:=[$Redistribution_central.F3]" office:value-type="float" office:value="6.91100011310985" calcext:value-type="float">
            <text:p>6.91100011310985</text:p>
          </table:table-cell>
          <table:table-cell table:style-name="ce4" table:formula="of:=[$Redistribution_central.G3]" office:value-type="float" office:value="10.1040302715419" calcext:value-type="float">
            <text:p>10.1040302715419</text:p>
          </table:table-cell>
          <table:table-cell table:style-name="ce4" table:formula="of:=[$Redistribution_central.H3]" office:value-type="float" office:value="8.02536002247353" calcext:value-type="float">
            <text:p>8.02536002247353</text:p>
          </table:table-cell>
          <table:table-cell table:style-name="ce4" table:formula="of:=[$Redistribution_central.I3]" office:value-type="float" office:value="8.61104036442593" calcext:value-type="float">
            <text:p>8.61104036442593</text:p>
          </table:table-cell>
          <table:table-cell table:style-name="ce4"/>
          <table:table-cell/>
          <table:table-cell table:style-name="ce4" table:formula="of:=[$redistribution_low.F3]" office:value-type="float" office:value="6.91100011310985" calcext:value-type="float">
            <text:p>6.91100011310985</text:p>
          </table:table-cell>
          <table:table-cell table:style-name="ce4" table:formula="of:=[$redistribution_low.G3]" office:value-type="float" office:value="10.1040302715419" calcext:value-type="float">
            <text:p>10.1040302715419</text:p>
          </table:table-cell>
          <table:table-cell table:style-name="ce4" table:formula="of:=[$redistribution_low.H3]" office:value-type="float" office:value="8.02536002247353" calcext:value-type="float">
            <text:p>8.02536002247353</text:p>
          </table:table-cell>
          <table:table-cell table:style-name="ce4" table:formula="of:=[$redistribution_low.I3]" office:value-type="float" office:value="8.61104036442593" calcext:value-type="float">
            <text:p>8.61104036442593</text:p>
          </table:table-cell>
          <table:table-cell table:number-columns-repeated="47"/>
        </table:table-row>
        <table:table-row table:style-name="ro6">
          <table:table-cell table:style-name="ce4" table:formula="of:=[.A6]+1" office:value-type="float" office:value="51" calcext:value-type="float">
            <text:p>51</text:p>
          </table:table-cell>
          <table:table-cell table:style-name="ce4" table:formula="of:=[$Redistribution_high.F4]" office:value-type="float" office:value="6.82085139165125" calcext:value-type="float">
            <text:p>6.82085139165125</text:p>
          </table:table-cell>
          <table:table-cell table:style-name="ce4" table:formula="of:=[$Redistribution_high.G4]" office:value-type="float" office:value="10.3336073830865" calcext:value-type="float">
            <text:p>10.3336073830865</text:p>
          </table:table-cell>
          <table:table-cell table:style-name="ce4" table:formula="of:=[$Redistribution_high.H4]" office:value-type="float" office:value="8.13447255622663" calcext:value-type="float">
            <text:p>8.13447255622663</text:p>
          </table:table-cell>
          <table:table-cell table:style-name="ce4" table:formula="of:=[$Redistribution_high.I4]" office:value-type="float" office:value="8.5822595740985" calcext:value-type="float">
            <text:p>8.5822595740985</text:p>
          </table:table-cell>
          <table:table-cell table:style-name="ce4"/>
          <table:table-cell/>
          <table:table-cell table:style-name="ce4" table:formula="of:=[$Redistribution_central.F4]" office:value-type="float" office:value="6.82085139165125" calcext:value-type="float">
            <text:p>6.82085139165125</text:p>
          </table:table-cell>
          <table:table-cell table:style-name="ce4" table:formula="of:=[$Redistribution_central.G4]" office:value-type="float" office:value="10.3336073830865" calcext:value-type="float">
            <text:p>10.3336073830865</text:p>
          </table:table-cell>
          <table:table-cell table:style-name="ce4" table:formula="of:=[$Redistribution_central.H4]" office:value-type="float" office:value="8.13447255622663" calcext:value-type="float">
            <text:p>8.13447255622663</text:p>
          </table:table-cell>
          <table:table-cell table:style-name="ce4" table:formula="of:=[$Redistribution_central.I4]" office:value-type="float" office:value="8.5822595740985" calcext:value-type="float">
            <text:p>8.5822595740985</text:p>
          </table:table-cell>
          <table:table-cell table:style-name="ce4"/>
          <table:table-cell/>
          <table:table-cell table:style-name="ce4" table:formula="of:=[$redistribution_low.F4]" office:value-type="float" office:value="6.82085139165125" calcext:value-type="float">
            <text:p>6.82085139165125</text:p>
          </table:table-cell>
          <table:table-cell table:style-name="ce4" table:formula="of:=[$redistribution_low.G4]" office:value-type="float" office:value="10.3336073830865" calcext:value-type="float">
            <text:p>10.3336073830865</text:p>
          </table:table-cell>
          <table:table-cell table:style-name="ce4" table:formula="of:=[$redistribution_low.H4]" office:value-type="float" office:value="8.13447255622663" calcext:value-type="float">
            <text:p>8.13447255622663</text:p>
          </table:table-cell>
          <table:table-cell table:style-name="ce4" table:formula="of:=[$redistribution_low.I4]" office:value-type="float" office:value="8.5822595740985" calcext:value-type="float">
            <text:p>8.5822595740985</text:p>
          </table:table-cell>
          <table:table-cell table:number-columns-repeated="47"/>
        </table:table-row>
        <table:table-row table:style-name="ro6">
          <table:table-cell table:style-name="ce4" table:formula="of:=[.A7]+1" office:value-type="float" office:value="52" calcext:value-type="float">
            <text:p>52</text:p>
          </table:table-cell>
          <table:table-cell table:style-name="ce4" table:formula="of:=[$Redistribution_high.F5]" office:value-type="float" office:value="7.0252624171211" calcext:value-type="float">
            <text:p>7.0252624171211</text:p>
          </table:table-cell>
          <table:table-cell table:style-name="ce4" table:formula="of:=[$Redistribution_high.G5]" office:value-type="float" office:value="10.9173825227836" calcext:value-type="float">
            <text:p>10.9173825227836</text:p>
          </table:table-cell>
          <table:table-cell table:style-name="ce4" table:formula="of:=[$Redistribution_high.H5]" office:value-type="float" office:value="8.58647365915595" calcext:value-type="float">
            <text:p>8.58647365915595</text:p>
          </table:table-cell>
          <table:table-cell table:style-name="ce4" table:formula="of:=[$Redistribution_high.I5]" office:value-type="float" office:value="8.62819126499786" calcext:value-type="float">
            <text:p>8.62819126499786</text:p>
          </table:table-cell>
          <table:table-cell table:style-name="ce4"/>
          <table:table-cell/>
          <table:table-cell table:style-name="ce4" table:formula="of:=[$Redistribution_central.F5]" office:value-type="float" office:value="7.0252624171211" calcext:value-type="float">
            <text:p>7.0252624171211</text:p>
          </table:table-cell>
          <table:table-cell table:style-name="ce4" table:formula="of:=[$Redistribution_central.G5]" office:value-type="float" office:value="10.9173825227836" calcext:value-type="float">
            <text:p>10.9173825227836</text:p>
          </table:table-cell>
          <table:table-cell table:style-name="ce4" table:formula="of:=[$Redistribution_central.H5]" office:value-type="float" office:value="8.58647365915595" calcext:value-type="float">
            <text:p>8.58647365915595</text:p>
          </table:table-cell>
          <table:table-cell table:style-name="ce4" table:formula="of:=[$Redistribution_central.I5]" office:value-type="float" office:value="8.62819126499786" calcext:value-type="float">
            <text:p>8.62819126499786</text:p>
          </table:table-cell>
          <table:table-cell table:style-name="ce4"/>
          <table:table-cell/>
          <table:table-cell table:style-name="ce4" table:formula="of:=[$redistribution_low.F5]" office:value-type="float" office:value="7.0252624171211" calcext:value-type="float">
            <text:p>7.0252624171211</text:p>
          </table:table-cell>
          <table:table-cell table:style-name="ce4" table:formula="of:=[$redistribution_low.G5]" office:value-type="float" office:value="10.9173825227836" calcext:value-type="float">
            <text:p>10.9173825227836</text:p>
          </table:table-cell>
          <table:table-cell table:style-name="ce4" table:formula="of:=[$redistribution_low.H5]" office:value-type="float" office:value="8.58647365915595" calcext:value-type="float">
            <text:p>8.58647365915595</text:p>
          </table:table-cell>
          <table:table-cell table:style-name="ce4" table:formula="of:=[$redistribution_low.I5]" office:value-type="float" office:value="8.62819126499786" calcext:value-type="float">
            <text:p>8.62819126499786</text:p>
          </table:table-cell>
          <table:table-cell table:number-columns-repeated="47"/>
        </table:table-row>
        <table:table-row table:style-name="ro6">
          <table:table-cell table:style-name="ce4" table:formula="of:=[.A8]+1" office:value-type="float" office:value="53" calcext:value-type="float">
            <text:p>53</text:p>
          </table:table-cell>
          <table:table-cell table:style-name="ce4" table:formula="of:=[$Redistribution_high.F6]" office:value-type="float" office:value="6.82346426700662" calcext:value-type="float">
            <text:p>6.82346426700662</text:p>
          </table:table-cell>
          <table:table-cell table:style-name="ce4" table:formula="of:=[$Redistribution_high.G6]" office:value-type="float" office:value="10.5798339261181" calcext:value-type="float">
            <text:p>10.5798339261181</text:p>
          </table:table-cell>
          <table:table-cell table:style-name="ce4" table:formula="of:=[$Redistribution_high.H6]" office:value-type="float" office:value="8.35516312473845" calcext:value-type="float">
            <text:p>8.35516312473845</text:p>
          </table:table-cell>
          <table:table-cell table:style-name="ce4" table:formula="of:=[$Redistribution_high.I6]" office:value-type="float" office:value="8.33499996701815" calcext:value-type="float">
            <text:p>8.33499996701815</text:p>
          </table:table-cell>
          <table:table-cell table:style-name="ce4"/>
          <table:table-cell/>
          <table:table-cell table:style-name="ce4" table:formula="of:=[$Redistribution_central.F6]" office:value-type="float" office:value="6.82322919563561" calcext:value-type="float">
            <text:p>6.82322919563561</text:p>
          </table:table-cell>
          <table:table-cell table:style-name="ce4" table:formula="of:=[$Redistribution_central.G6]" office:value-type="float" office:value="10.5798339261181" calcext:value-type="float">
            <text:p>10.5798339261181</text:p>
          </table:table-cell>
          <table:table-cell table:style-name="ce4" table:formula="of:=[$Redistribution_central.H6]" office:value-type="float" office:value="8.35559748541925" calcext:value-type="float">
            <text:p>8.35559748541925</text:p>
          </table:table-cell>
          <table:table-cell table:style-name="ce4" table:formula="of:=[$Redistribution_central.I6]" office:value-type="float" office:value="8.33499996701815" calcext:value-type="float">
            <text:p>8.33499996701815</text:p>
          </table:table-cell>
          <table:table-cell table:style-name="ce4"/>
          <table:table-cell/>
          <table:table-cell table:style-name="ce4" table:formula="of:=[$redistribution_low.F6]" office:value-type="float" office:value="6.82346426700662" calcext:value-type="float">
            <text:p>6.82346426700662</text:p>
          </table:table-cell>
          <table:table-cell table:style-name="ce4" table:formula="of:=[$redistribution_low.G6]" office:value-type="float" office:value="10.5798339261181" calcext:value-type="float">
            <text:p>10.5798339261181</text:p>
          </table:table-cell>
          <table:table-cell table:style-name="ce4" table:formula="of:=[$redistribution_low.H6]" office:value-type="float" office:value="8.35516312473845" calcext:value-type="float">
            <text:p>8.35516312473845</text:p>
          </table:table-cell>
          <table:table-cell table:style-name="ce4" table:formula="of:=[$redistribution_low.I6]" office:value-type="float" office:value="8.33499996701815" calcext:value-type="float">
            <text:p>8.33499996701815</text:p>
          </table:table-cell>
          <table:table-cell table:number-columns-repeated="47"/>
        </table:table-row>
        <table:table-row table:style-name="ro7">
          <table:table-cell table:style-name="ce4" table:formula="of:=[.A9]+1" office:value-type="float" office:value="54" calcext:value-type="float">
            <text:p>54</text:p>
          </table:table-cell>
          <table:table-cell table:style-name="ce4" table:formula="of:=[$Redistribution_high.F7]" office:value-type="float" office:value="7.00798510068107" calcext:value-type="float">
            <text:p>7.00798510068107</text:p>
          </table:table-cell>
          <table:table-cell table:style-name="ce4" table:formula="of:=[$Redistribution_high.G7]" office:value-type="float" office:value="10.9579572375581" calcext:value-type="float">
            <text:p>10.9579572375581</text:p>
          </table:table-cell>
          <table:table-cell table:style-name="ce4" table:formula="of:=[$Redistribution_high.H7]" office:value-type="float" office:value="8.24048956106532" calcext:value-type="float">
            <text:p>8.24048956106532</text:p>
          </table:table-cell>
          <table:table-cell table:style-name="ce4" table:formula="of:=[$Redistribution_high.I7]" office:value-type="float" office:value="8.6414606344514" calcext:value-type="float">
            <text:p>8.6414606344514</text:p>
          </table:table-cell>
          <table:table-cell table:style-name="ce4"/>
          <table:table-cell/>
          <table:table-cell table:style-name="ce4" table:formula="of:=[$Redistribution_central.F7]" office:value-type="float" office:value="7.00798510068107" calcext:value-type="float">
            <text:p>7.00798510068107</text:p>
          </table:table-cell>
          <table:table-cell table:style-name="ce4" table:formula="of:=[$Redistribution_central.G7]" office:value-type="float" office:value="10.9579572375581" calcext:value-type="float">
            <text:p>10.9579572375581</text:p>
          </table:table-cell>
          <table:table-cell table:style-name="ce4" table:formula="of:=[$Redistribution_central.H7]" office:value-type="float" office:value="8.24059271716524" calcext:value-type="float">
            <text:p>8.24059271716524</text:p>
          </table:table-cell>
          <table:table-cell table:style-name="ce4" table:formula="of:=[$Redistribution_central.I7]" office:value-type="float" office:value="8.6414606344514" calcext:value-type="float">
            <text:p>8.6414606344514</text:p>
          </table:table-cell>
          <table:table-cell table:style-name="ce4"/>
          <table:table-cell/>
          <table:table-cell table:style-name="ce4" table:formula="of:=[$redistribution_low.F7]" office:value-type="float" office:value="7.00798510068107" calcext:value-type="float">
            <text:p>7.00798510068107</text:p>
          </table:table-cell>
          <table:table-cell table:style-name="ce4" table:formula="of:=[$redistribution_low.G7]" office:value-type="float" office:value="10.9579572375581" calcext:value-type="float">
            <text:p>10.9579572375581</text:p>
          </table:table-cell>
          <table:table-cell table:style-name="ce4" table:formula="of:=[$redistribution_low.H7]" office:value-type="float" office:value="8.24048956106532" calcext:value-type="float">
            <text:p>8.24048956106532</text:p>
          </table:table-cell>
          <table:table-cell table:style-name="ce4" table:formula="of:=[$redistribution_low.I7]" office:value-type="float" office:value="8.6414606344514" calcext:value-type="float">
            <text:p>8.6414606344514</text:p>
          </table:table-cell>
          <table:table-cell table:number-columns-repeated="47"/>
        </table:table-row>
        <table:table-row table:style-name="ro6">
          <table:table-cell table:style-name="ce4" table:formula="of:=[.A10]+1" office:value-type="float" office:value="55" calcext:value-type="float">
            <text:p>55</text:p>
          </table:table-cell>
          <table:table-cell table:style-name="ce4" table:formula="of:=[$Redistribution_high.F8]" office:value-type="float" office:value="6.93667265027827" calcext:value-type="float">
            <text:p>6.93667265027827</text:p>
          </table:table-cell>
          <table:table-cell table:style-name="ce4" table:formula="of:=[$Redistribution_high.G8]" office:value-type="float" office:value="10.7403039901541" calcext:value-type="float">
            <text:p>10.7403039901541</text:p>
          </table:table-cell>
          <table:table-cell table:style-name="ce4" table:formula="of:=[$Redistribution_high.H8]" office:value-type="float" office:value="8.38351482476948" calcext:value-type="float">
            <text:p>8.38351482476948</text:p>
          </table:table-cell>
          <table:table-cell table:style-name="ce4" table:formula="of:=[$Redistribution_high.I8]" office:value-type="float" office:value="8.34848648757415" calcext:value-type="float">
            <text:p>8.34848648757415</text:p>
          </table:table-cell>
          <table:table-cell table:style-name="ce4"/>
          <table:table-cell/>
          <table:table-cell table:style-name="ce4" table:formula="of:=[$Redistribution_central.F8]" office:value-type="float" office:value="6.93705748298752" calcext:value-type="float">
            <text:p>6.93705748298752</text:p>
          </table:table-cell>
          <table:table-cell table:style-name="ce4" table:formula="of:=[$Redistribution_central.G8]" office:value-type="float" office:value="10.7403039901541" calcext:value-type="float">
            <text:p>10.7403039901541</text:p>
          </table:table-cell>
          <table:table-cell table:style-name="ce4" table:formula="of:=[$Redistribution_central.H8]" office:value-type="float" office:value="8.38361473616823" calcext:value-type="float">
            <text:p>8.38361473616823</text:p>
          </table:table-cell>
          <table:table-cell table:style-name="ce4" table:formula="of:=[$Redistribution_central.I8]" office:value-type="float" office:value="8.34848648757415" calcext:value-type="float">
            <text:p>8.34848648757415</text:p>
          </table:table-cell>
          <table:table-cell table:style-name="ce4"/>
          <table:table-cell/>
          <table:table-cell table:style-name="ce4" table:formula="of:=[$redistribution_low.F8]" office:value-type="float" office:value="6.93667265027827" calcext:value-type="float">
            <text:p>6.93667265027827</text:p>
          </table:table-cell>
          <table:table-cell table:style-name="ce4" table:formula="of:=[$redistribution_low.G8]" office:value-type="float" office:value="10.7403039901541" calcext:value-type="float">
            <text:p>10.7403039901541</text:p>
          </table:table-cell>
          <table:table-cell table:style-name="ce4" table:formula="of:=[$redistribution_low.H8]" office:value-type="float" office:value="8.38351482476948" calcext:value-type="float">
            <text:p>8.38351482476948</text:p>
          </table:table-cell>
          <table:table-cell table:style-name="ce4" table:formula="of:=[$redistribution_low.I8]" office:value-type="float" office:value="8.34848648757415" calcext:value-type="float">
            <text:p>8.34848648757415</text:p>
          </table:table-cell>
          <table:table-cell table:number-columns-repeated="47"/>
        </table:table-row>
        <table:table-row table:style-name="ro6">
          <table:table-cell table:style-name="ce4" table:formula="of:=[.A11]+1" office:value-type="float" office:value="56" calcext:value-type="float">
            <text:p>56</text:p>
          </table:table-cell>
          <table:table-cell table:style-name="ce4" table:formula="of:=[$Redistribution_high.F9]" office:value-type="float" office:value="6.79423420080898" calcext:value-type="float">
            <text:p>6.79423420080898</text:p>
          </table:table-cell>
          <table:table-cell table:style-name="ce4" table:formula="of:=[$Redistribution_high.G9]" office:value-type="float" office:value="10.4794955915701" calcext:value-type="float">
            <text:p>10.4794955915701</text:p>
          </table:table-cell>
          <table:table-cell table:style-name="ce4" table:formula="of:=[$Redistribution_high.H9]" office:value-type="float" office:value="8.2262121465483" calcext:value-type="float">
            <text:p>8.2262121465483</text:p>
          </table:table-cell>
          <table:table-cell table:style-name="ce4" table:formula="of:=[$Redistribution_high.I9]" office:value-type="float" office:value="8.35110855525472" calcext:value-type="float">
            <text:p>8.35110855525472</text:p>
          </table:table-cell>
          <table:table-cell table:style-name="ce4"/>
          <table:table-cell/>
          <table:table-cell table:style-name="ce4" table:formula="of:=[$Redistribution_central.F9]" office:value-type="float" office:value="6.79395270882676" calcext:value-type="float">
            <text:p>6.79395270882676</text:p>
          </table:table-cell>
          <table:table-cell table:style-name="ce4" table:formula="of:=[$Redistribution_central.G9]" office:value-type="float" office:value="10.4794955915701" calcext:value-type="float">
            <text:p>10.4794955915701</text:p>
          </table:table-cell>
          <table:table-cell table:style-name="ce4" table:formula="of:=[$Redistribution_central.H9]" office:value-type="float" office:value="8.2262121465483" calcext:value-type="float">
            <text:p>8.2262121465483</text:p>
          </table:table-cell>
          <table:table-cell table:style-name="ce4" table:formula="of:=[$Redistribution_central.I9]" office:value-type="float" office:value="8.35110855525472" calcext:value-type="float">
            <text:p>8.35110855525472</text:p>
          </table:table-cell>
          <table:table-cell table:style-name="ce4"/>
          <table:table-cell/>
          <table:table-cell table:style-name="ce4" table:formula="of:=[$redistribution_low.F9]" office:value-type="float" office:value="6.79423420080898" calcext:value-type="float">
            <text:p>6.79423420080898</text:p>
          </table:table-cell>
          <table:table-cell table:style-name="ce4" table:formula="of:=[$redistribution_low.G9]" office:value-type="float" office:value="10.4794955915701" calcext:value-type="float">
            <text:p>10.4794955915701</text:p>
          </table:table-cell>
          <table:table-cell table:style-name="ce4" table:formula="of:=[$redistribution_low.H9]" office:value-type="float" office:value="8.2262121465483" calcext:value-type="float">
            <text:p>8.2262121465483</text:p>
          </table:table-cell>
          <table:table-cell table:style-name="ce4" table:formula="of:=[$redistribution_low.I9]" office:value-type="float" office:value="8.35110855525472" calcext:value-type="float">
            <text:p>8.35110855525472</text:p>
          </table:table-cell>
          <table:table-cell table:number-columns-repeated="47"/>
        </table:table-row>
        <table:table-row table:style-name="ro6">
          <table:table-cell table:style-name="ce4" table:formula="of:=[.A12]+1" office:value-type="float" office:value="57" calcext:value-type="float">
            <text:p>57</text:p>
          </table:table-cell>
          <table:table-cell table:style-name="ce4" table:formula="of:=[$Redistribution_high.F10]" office:value-type="float" office:value="6.7782188153541" calcext:value-type="float">
            <text:p>6.7782188153541</text:p>
          </table:table-cell>
          <table:table-cell table:style-name="ce4" table:formula="of:=[$Redistribution_high.G10]" office:value-type="float" office:value="10.6930591301617" calcext:value-type="float">
            <text:p>10.6930591301617</text:p>
          </table:table-cell>
          <table:table-cell table:style-name="ce4" table:formula="of:=[$Redistribution_high.H10]" office:value-type="float" office:value="8.58505718412281" calcext:value-type="float">
            <text:p>8.58505718412281</text:p>
          </table:table-cell>
          <table:table-cell table:style-name="ce4" table:formula="of:=[$Redistribution_high.I10]" office:value-type="float" office:value="8.17834686908246" calcext:value-type="float">
            <text:p>8.17834686908246</text:p>
          </table:table-cell>
          <table:table-cell table:style-name="ce4"/>
          <table:table-cell/>
          <table:table-cell table:style-name="ce4" table:formula="of:=[$Redistribution_central.F10]" office:value-type="float" office:value="6.77746002291332" calcext:value-type="float">
            <text:p>6.77746002291332</text:p>
          </table:table-cell>
          <table:table-cell table:style-name="ce4" table:formula="of:=[$Redistribution_central.G10]" office:value-type="float" office:value="10.6930591301617" calcext:value-type="float">
            <text:p>10.6930591301617</text:p>
          </table:table-cell>
          <table:table-cell table:style-name="ce4" table:formula="of:=[$Redistribution_central.H10]" office:value-type="float" office:value="8.58505718412281" calcext:value-type="float">
            <text:p>8.58505718412281</text:p>
          </table:table-cell>
          <table:table-cell table:style-name="ce4" table:formula="of:=[$Redistribution_central.I10]" office:value-type="float" office:value="8.17834686908246" calcext:value-type="float">
            <text:p>8.17834686908246</text:p>
          </table:table-cell>
          <table:table-cell table:style-name="ce4"/>
          <table:table-cell/>
          <table:table-cell table:style-name="ce4" table:formula="of:=[$redistribution_low.F10]" office:value-type="float" office:value="6.7782188153541" calcext:value-type="float">
            <text:p>6.7782188153541</text:p>
          </table:table-cell>
          <table:table-cell table:style-name="ce4" table:formula="of:=[$redistribution_low.G10]" office:value-type="float" office:value="10.6930591301617" calcext:value-type="float">
            <text:p>10.6930591301617</text:p>
          </table:table-cell>
          <table:table-cell table:style-name="ce4" table:formula="of:=[$redistribution_low.H10]" office:value-type="float" office:value="8.58505718412281" calcext:value-type="float">
            <text:p>8.58505718412281</text:p>
          </table:table-cell>
          <table:table-cell table:style-name="ce4" table:formula="of:=[$redistribution_low.I10]" office:value-type="float" office:value="8.17834686908246" calcext:value-type="float">
            <text:p>8.17834686908246</text:p>
          </table:table-cell>
          <table:table-cell table:number-columns-repeated="47"/>
        </table:table-row>
        <table:table-row table:style-name="ro7">
          <table:table-cell table:style-name="ce4" table:formula="of:=[.A13]+1" office:value-type="float" office:value="58" calcext:value-type="float">
            <text:p>58</text:p>
          </table:table-cell>
          <table:table-cell table:style-name="ce4" table:formula="of:=[$Redistribution_high.F11]" office:value-type="float" office:value="6.73814157631832" calcext:value-type="float">
            <text:p>6.73814157631832</text:p>
          </table:table-cell>
          <table:table-cell table:style-name="ce4" table:formula="of:=[$Redistribution_high.G11]" office:value-type="float" office:value="10.9590768714902" calcext:value-type="float">
            <text:p>10.9590768714902</text:p>
          </table:table-cell>
          <table:table-cell table:style-name="ce4" table:formula="of:=[$Redistribution_high.H11]" office:value-type="float" office:value="8.33511223491455" calcext:value-type="float">
            <text:p>8.33511223491455</text:p>
          </table:table-cell>
          <table:table-cell table:style-name="ce4" table:formula="of:=[$Redistribution_high.I11]" office:value-type="float" office:value="8.51587700922006" calcext:value-type="float">
            <text:p>8.51587700922006</text:p>
          </table:table-cell>
          <table:table-cell table:style-name="ce4"/>
          <table:table-cell/>
          <table:table-cell table:style-name="ce4" table:formula="of:=[$Redistribution_central.F11]" office:value-type="float" office:value="6.73814157631832" calcext:value-type="float">
            <text:p>6.73814157631832</text:p>
          </table:table-cell>
          <table:table-cell table:style-name="ce4" table:formula="of:=[$Redistribution_central.G11]" office:value-type="float" office:value="10.9590768714902" calcext:value-type="float">
            <text:p>10.9590768714902</text:p>
          </table:table-cell>
          <table:table-cell table:style-name="ce4" table:formula="of:=[$Redistribution_central.H11]" office:value-type="float" office:value="8.33511223491455" calcext:value-type="float">
            <text:p>8.33511223491455</text:p>
          </table:table-cell>
          <table:table-cell table:style-name="ce4" table:formula="of:=[$Redistribution_central.I11]" office:value-type="float" office:value="8.51587700922006" calcext:value-type="float">
            <text:p>8.51587700922006</text:p>
          </table:table-cell>
          <table:table-cell table:style-name="ce4"/>
          <table:table-cell/>
          <table:table-cell table:style-name="ce4" table:formula="of:=[$redistribution_low.F11]" office:value-type="float" office:value="6.73814157631832" calcext:value-type="float">
            <text:p>6.73814157631832</text:p>
          </table:table-cell>
          <table:table-cell table:style-name="ce4" table:formula="of:=[$redistribution_low.G11]" office:value-type="float" office:value="10.9590768714902" calcext:value-type="float">
            <text:p>10.9590768714902</text:p>
          </table:table-cell>
          <table:table-cell table:style-name="ce4" table:formula="of:=[$redistribution_low.H11]" office:value-type="float" office:value="8.33511223491455" calcext:value-type="float">
            <text:p>8.33511223491455</text:p>
          </table:table-cell>
          <table:table-cell table:style-name="ce4" table:formula="of:=[$redistribution_low.I11]" office:value-type="float" office:value="8.51587700922006" calcext:value-type="float">
            <text:p>8.51587700922006</text:p>
          </table:table-cell>
          <table:table-cell table:number-columns-repeated="47"/>
        </table:table-row>
        <table:table-row table:style-name="ro7">
          <table:table-cell table:style-name="ce4" table:formula="of:=[.A14]+1" office:value-type="float" office:value="59" calcext:value-type="float">
            <text:p>59</text:p>
          </table:table-cell>
          <table:table-cell table:style-name="ce4" table:formula="of:=[$Redistribution_high.F12]" office:value-type="float" office:value="6.93557763959061" calcext:value-type="float">
            <text:p>6.93557763959061</text:p>
          </table:table-cell>
          <table:table-cell table:style-name="ce4" table:formula="of:=[$Redistribution_high.G12]" office:value-type="float" office:value="11.1027164211028" calcext:value-type="float">
            <text:p>11.1027164211028</text:p>
          </table:table-cell>
          <table:table-cell table:style-name="ce4" table:formula="of:=[$Redistribution_high.H12]" office:value-type="float" office:value="8.4818175243642" calcext:value-type="float">
            <text:p>8.4818175243642</text:p>
          </table:table-cell>
          <table:table-cell table:style-name="ce4" table:formula="of:=[$Redistribution_high.I12]" office:value-type="float" office:value="8.79223611923619" calcext:value-type="float">
            <text:p>8.79223611923619</text:p>
          </table:table-cell>
          <table:table-cell table:style-name="ce4"/>
          <table:table-cell/>
          <table:table-cell table:style-name="ce4" table:formula="of:=[$Redistribution_central.F12]" office:value-type="float" office:value="6.93560437109322" calcext:value-type="float">
            <text:p>6.93560437109322</text:p>
          </table:table-cell>
          <table:table-cell table:style-name="ce4" table:formula="of:=[$Redistribution_central.G12]" office:value-type="float" office:value="11.1027164211028" calcext:value-type="float">
            <text:p>11.1027164211028</text:p>
          </table:table-cell>
          <table:table-cell table:style-name="ce4" table:formula="of:=[$Redistribution_central.H12]" office:value-type="float" office:value="8.4818175243642" calcext:value-type="float">
            <text:p>8.4818175243642</text:p>
          </table:table-cell>
          <table:table-cell table:style-name="ce4" table:formula="of:=[$Redistribution_central.I12]" office:value-type="float" office:value="8.79223611923619" calcext:value-type="float">
            <text:p>8.79223611923619</text:p>
          </table:table-cell>
          <table:table-cell table:style-name="ce4"/>
          <table:table-cell/>
          <table:table-cell table:style-name="ce4" table:formula="of:=[$redistribution_low.F12]" office:value-type="float" office:value="6.93557763959061" calcext:value-type="float">
            <text:p>6.93557763959061</text:p>
          </table:table-cell>
          <table:table-cell table:style-name="ce4" table:formula="of:=[$redistribution_low.G12]" office:value-type="float" office:value="11.1027164211028" calcext:value-type="float">
            <text:p>11.1027164211028</text:p>
          </table:table-cell>
          <table:table-cell table:style-name="ce4" table:formula="of:=[$redistribution_low.H12]" office:value-type="float" office:value="8.4818175243642" calcext:value-type="float">
            <text:p>8.4818175243642</text:p>
          </table:table-cell>
          <table:table-cell table:style-name="ce4" table:formula="of:=[$redistribution_low.I12]" office:value-type="float" office:value="8.79223611923619" calcext:value-type="float">
            <text:p>8.79223611923619</text:p>
          </table:table-cell>
          <table:table-cell table:number-columns-repeated="47"/>
        </table:table-row>
        <table:table-row table:style-name="ro7">
          <table:table-cell table:style-name="ce4" table:formula="of:=[.A15]+1" office:value-type="float" office:value="60" calcext:value-type="float">
            <text:p>60</text:p>
          </table:table-cell>
          <table:table-cell table:style-name="ce4" table:formula="of:=[$Redistribution_high.F13]" office:value-type="float" office:value="6.70242234901208" calcext:value-type="float">
            <text:p>6.70242234901208</text:p>
          </table:table-cell>
          <table:table-cell table:style-name="ce4" table:formula="of:=[$Redistribution_high.G13]" office:value-type="float" office:value="10.8220442498022" calcext:value-type="float">
            <text:p>10.8220442498022</text:p>
          </table:table-cell>
          <table:table-cell table:style-name="ce4" table:formula="of:=[$Redistribution_high.H13]" office:value-type="float" office:value="8.1417292880796" calcext:value-type="float">
            <text:p>8.1417292880796</text:p>
          </table:table-cell>
          <table:table-cell table:style-name="ce4" table:formula="of:=[$Redistribution_high.I13]" office:value-type="float" office:value="8.38624112578008" calcext:value-type="float">
            <text:p>8.38624112578008</text:p>
          </table:table-cell>
          <table:table-cell table:style-name="ce4"/>
          <table:table-cell/>
          <table:table-cell table:style-name="ce4" table:formula="of:=[$Redistribution_central.F13]" office:value-type="float" office:value="6.7023202494047" calcext:value-type="float">
            <text:p>6.7023202494047</text:p>
          </table:table-cell>
          <table:table-cell table:style-name="ce4" table:formula="of:=[$Redistribution_central.G13]" office:value-type="float" office:value="10.8220442498022" calcext:value-type="float">
            <text:p>10.8220442498022</text:p>
          </table:table-cell>
          <table:table-cell table:style-name="ce4" table:formula="of:=[$Redistribution_central.H13]" office:value-type="float" office:value="8.14209874866788" calcext:value-type="float">
            <text:p>8.14209874866788</text:p>
          </table:table-cell>
          <table:table-cell table:style-name="ce4" table:formula="of:=[$Redistribution_central.I13]" office:value-type="float" office:value="8.38624112578008" calcext:value-type="float">
            <text:p>8.38624112578008</text:p>
          </table:table-cell>
          <table:table-cell table:style-name="ce4"/>
          <table:table-cell/>
          <table:table-cell table:style-name="ce4" table:formula="of:=[$redistribution_low.F13]" office:value-type="float" office:value="6.7023202494047" calcext:value-type="float">
            <text:p>6.7023202494047</text:p>
          </table:table-cell>
          <table:table-cell table:style-name="ce4" table:formula="of:=[$redistribution_low.G13]" office:value-type="float" office:value="10.8220442498022" calcext:value-type="float">
            <text:p>10.8220442498022</text:p>
          </table:table-cell>
          <table:table-cell table:style-name="ce4" table:formula="of:=[$redistribution_low.H13]" office:value-type="float" office:value="8.14198043292218" calcext:value-type="float">
            <text:p>8.14198043292218</text:p>
          </table:table-cell>
          <table:table-cell table:style-name="ce4" table:formula="of:=[$redistribution_low.I13]" office:value-type="float" office:value="8.38624112578008" calcext:value-type="float">
            <text:p>8.38624112578008</text:p>
          </table:table-cell>
          <table:table-cell table:number-columns-repeated="47"/>
        </table:table-row>
        <table:table-row table:style-name="ro6">
          <table:table-cell table:style-name="ce4" table:formula="of:=[.A16]+1" office:value-type="float" office:value="61" calcext:value-type="float">
            <text:p>61</text:p>
          </table:table-cell>
          <table:table-cell table:style-name="ce4" table:formula="of:=[$Redistribution_high.F14]" office:value-type="float" office:value="6.73952689372704" calcext:value-type="float">
            <text:p>6.73952689372704</text:p>
          </table:table-cell>
          <table:table-cell table:style-name="ce4" table:formula="of:=[$Redistribution_high.G14]" office:value-type="float" office:value="11.0486950189488" calcext:value-type="float">
            <text:p>11.0486950189488</text:p>
          </table:table-cell>
          <table:table-cell table:style-name="ce4" table:formula="of:=[$Redistribution_high.H14]" office:value-type="float" office:value="8.48433906613527" calcext:value-type="float">
            <text:p>8.48433906613527</text:p>
          </table:table-cell>
          <table:table-cell table:style-name="ce4" table:formula="of:=[$Redistribution_high.I14]" office:value-type="float" office:value="8.36333015505328" calcext:value-type="float">
            <text:p>8.36333015505328</text:p>
          </table:table-cell>
          <table:table-cell table:style-name="ce4"/>
          <table:table-cell/>
          <table:table-cell table:style-name="ce4" table:formula="of:=[$Redistribution_central.F14]" office:value-type="float" office:value="6.71383964192703" calcext:value-type="float">
            <text:p>6.71383964192703</text:p>
          </table:table-cell>
          <table:table-cell table:style-name="ce4" table:formula="of:=[$Redistribution_central.G14]" office:value-type="float" office:value="11.0486950189488" calcext:value-type="float">
            <text:p>11.0486950189488</text:p>
          </table:table-cell>
          <table:table-cell table:style-name="ce4" table:formula="of:=[$Redistribution_central.H14]" office:value-type="float" office:value="8.4530214163333" calcext:value-type="float">
            <text:p>8.4530214163333</text:p>
          </table:table-cell>
          <table:table-cell table:style-name="ce4" table:formula="of:=[$Redistribution_central.I14]" office:value-type="float" office:value="8.36333015505328" calcext:value-type="float">
            <text:p>8.36333015505328</text:p>
          </table:table-cell>
          <table:table-cell table:style-name="ce4"/>
          <table:table-cell/>
          <table:table-cell table:style-name="ce4" table:formula="of:=[$redistribution_low.F14]" office:value-type="float" office:value="6.71383964192703" calcext:value-type="float">
            <text:p>6.71383964192703</text:p>
          </table:table-cell>
          <table:table-cell table:style-name="ce4" table:formula="of:=[$redistribution_low.G14]" office:value-type="float" office:value="11.0486950189488" calcext:value-type="float">
            <text:p>11.0486950189488</text:p>
          </table:table-cell>
          <table:table-cell table:style-name="ce4" table:formula="of:=[$redistribution_low.H14]" office:value-type="float" office:value="8.45311559579104" calcext:value-type="float">
            <text:p>8.45311559579104</text:p>
          </table:table-cell>
          <table:table-cell table:style-name="ce4" table:formula="of:=[$redistribution_low.I14]" office:value-type="float" office:value="8.36333015505328" calcext:value-type="float">
            <text:p>8.36333015505328</text:p>
          </table:table-cell>
          <table:table-cell table:number-columns-repeated="47"/>
        </table:table-row>
        <table:table-row table:style-name="ro6">
          <table:table-cell table:style-name="ce4" table:formula="of:=[.A17]+1" office:value-type="float" office:value="62" calcext:value-type="float">
            <text:p>62</text:p>
          </table:table-cell>
          <table:table-cell table:style-name="ce4" table:formula="of:=[$Redistribution_high.F15]" office:value-type="float" office:value="6.72411364251241" calcext:value-type="float">
            <text:p>6.72411364251241</text:p>
          </table:table-cell>
          <table:table-cell table:style-name="ce4" table:formula="of:=[$Redistribution_high.G15]" office:value-type="float" office:value="10.9734232229348" calcext:value-type="float">
            <text:p>10.9734232229348</text:p>
          </table:table-cell>
          <table:table-cell table:style-name="ce4" table:formula="of:=[$Redistribution_high.H15]" office:value-type="float" office:value="8.38259631737776" calcext:value-type="float">
            <text:p>8.38259631737776</text:p>
          </table:table-cell>
          <table:table-cell table:style-name="ce4" table:formula="of:=[$Redistribution_high.I15]" office:value-type="float" office:value="8.41324499902241" calcext:value-type="float">
            <text:p>8.41324499902241</text:p>
          </table:table-cell>
          <table:table-cell table:style-name="ce4"/>
          <table:table-cell/>
          <table:table-cell table:style-name="ce4" table:formula="of:=[$Redistribution_central.F15]" office:value-type="float" office:value="6.72411364251241" calcext:value-type="float">
            <text:p>6.72411364251241</text:p>
          </table:table-cell>
          <table:table-cell table:style-name="ce4" table:formula="of:=[$Redistribution_central.G15]" office:value-type="float" office:value="10.9734232229348" calcext:value-type="float">
            <text:p>10.9734232229348</text:p>
          </table:table-cell>
          <table:table-cell table:style-name="ce4" table:formula="of:=[$Redistribution_central.H15]" office:value-type="float" office:value="8.38869489743043" calcext:value-type="float">
            <text:p>8.38869489743043</text:p>
          </table:table-cell>
          <table:table-cell table:style-name="ce4" table:formula="of:=[$Redistribution_central.I15]" office:value-type="float" office:value="8.41324499902241" calcext:value-type="float">
            <text:p>8.41324499902241</text:p>
          </table:table-cell>
          <table:table-cell table:style-name="ce4"/>
          <table:table-cell/>
          <table:table-cell table:style-name="ce4" table:formula="of:=[$redistribution_low.F15]" office:value-type="float" office:value="6.72411364251241" calcext:value-type="float">
            <text:p>6.72411364251241</text:p>
          </table:table-cell>
          <table:table-cell table:style-name="ce4" table:formula="of:=[$redistribution_low.G15]" office:value-type="float" office:value="10.9734232229348" calcext:value-type="float">
            <text:p>10.9734232229348</text:p>
          </table:table-cell>
          <table:table-cell table:style-name="ce4" table:formula="of:=[$redistribution_low.H15]" office:value-type="float" office:value="8.38869489743043" calcext:value-type="float">
            <text:p>8.38869489743043</text:p>
          </table:table-cell>
          <table:table-cell table:style-name="ce4" table:formula="of:=[$redistribution_low.I15]" office:value-type="float" office:value="8.41324499902241" calcext:value-type="float">
            <text:p>8.41324499902241</text:p>
          </table:table-cell>
          <table:table-cell table:number-columns-repeated="47"/>
        </table:table-row>
        <table:table-row table:style-name="ro6">
          <table:table-cell table:style-name="ce4" table:formula="of:=[.A18]+1" office:value-type="float" office:value="63" calcext:value-type="float">
            <text:p>63</text:p>
          </table:table-cell>
          <table:table-cell table:style-name="ce4" table:formula="of:=[$Redistribution_high.F16]" office:value-type="float" office:value="6.6365557382522" calcext:value-type="float">
            <text:p>6.6365557382522</text:p>
          </table:table-cell>
          <table:table-cell table:style-name="ce4" table:formula="of:=[$Redistribution_high.G16]" office:value-type="float" office:value="10.7785171913554" calcext:value-type="float">
            <text:p>10.7785171913554</text:p>
          </table:table-cell>
          <table:table-cell table:style-name="ce4" table:formula="of:=[$Redistribution_high.H16]" office:value-type="float" office:value="8.08489198215483" calcext:value-type="float">
            <text:p>8.08489198215483</text:p>
          </table:table-cell>
          <table:table-cell table:style-name="ce4" table:formula="of:=[$Redistribution_high.I16]" office:value-type="float" office:value="8.34359955419757" calcext:value-type="float">
            <text:p>8.34359955419757</text:p>
          </table:table-cell>
          <table:table-cell table:style-name="ce4"/>
          <table:table-cell/>
          <table:table-cell table:style-name="ce4" table:formula="of:=[$Redistribution_central.F16]" office:value-type="float" office:value="6.62099992775077" calcext:value-type="float">
            <text:p>6.62099992775077</text:p>
          </table:table-cell>
          <table:table-cell table:style-name="ce4" table:formula="of:=[$Redistribution_central.G16]" office:value-type="float" office:value="10.7645806976214" calcext:value-type="float">
            <text:p>10.7645806976214</text:p>
          </table:table-cell>
          <table:table-cell table:style-name="ce4" table:formula="of:=[$Redistribution_central.H16]" office:value-type="float" office:value="8.07116165837165" calcext:value-type="float">
            <text:p>8.07116165837165</text:p>
          </table:table-cell>
          <table:table-cell table:style-name="ce4" table:formula="of:=[$Redistribution_central.I16]" office:value-type="float" office:value="8.34006663261015" calcext:value-type="float">
            <text:p>8.34006663261015</text:p>
          </table:table-cell>
          <table:table-cell table:style-name="ce4"/>
          <table:table-cell/>
          <table:table-cell table:style-name="ce4" table:formula="of:=[$redistribution_low.F16]" office:value-type="float" office:value="6.6202661959238" calcext:value-type="float">
            <text:p>6.6202661959238</text:p>
          </table:table-cell>
          <table:table-cell table:style-name="ce4" table:formula="of:=[$redistribution_low.G16]" office:value-type="float" office:value="10.7645806976214" calcext:value-type="float">
            <text:p>10.7645806976214</text:p>
          </table:table-cell>
          <table:table-cell table:style-name="ce4" table:formula="of:=[$redistribution_low.H16]" office:value-type="float" office:value="8.0707147290608" calcext:value-type="float">
            <text:p>8.0707147290608</text:p>
          </table:table-cell>
          <table:table-cell table:style-name="ce4" table:formula="of:=[$redistribution_low.I16]" office:value-type="float" office:value="8.34006663261015" calcext:value-type="float">
            <text:p>8.34006663261015</text:p>
          </table:table-cell>
          <table:table-cell table:number-columns-repeated="47"/>
        </table:table-row>
        <table:table-row table:style-name="ro6">
          <table:table-cell table:style-name="ce4" table:formula="of:=[.A19]+1" office:value-type="float" office:value="64" calcext:value-type="float">
            <text:p>64</text:p>
          </table:table-cell>
          <table:table-cell table:style-name="ce4" table:formula="of:=[$Redistribution_high.F17]" office:value-type="float" office:value="6.68964508460618" calcext:value-type="float">
            <text:p>6.68964508460618</text:p>
          </table:table-cell>
          <table:table-cell table:style-name="ce4" table:formula="of:=[$Redistribution_high.G17]" office:value-type="float" office:value="10.5304181801866" calcext:value-type="float">
            <text:p>10.5304181801866</text:p>
          </table:table-cell>
          <table:table-cell table:style-name="ce4" table:formula="of:=[$Redistribution_high.H17]" office:value-type="float" office:value="8.34272469226364" calcext:value-type="float">
            <text:p>8.34272469226364</text:p>
          </table:table-cell>
          <table:table-cell table:style-name="ce4" table:formula="of:=[$Redistribution_high.I17]" office:value-type="float" office:value="8.44398487543016" calcext:value-type="float">
            <text:p>8.44398487543016</text:p>
          </table:table-cell>
          <table:table-cell table:style-name="ce4"/>
          <table:table-cell/>
          <table:table-cell table:style-name="ce4" table:formula="of:=[$Redistribution_central.F17]" office:value-type="float" office:value="6.67165818173508" calcext:value-type="float">
            <text:p>6.67165818173508</text:p>
          </table:table-cell>
          <table:table-cell table:style-name="ce4" table:formula="of:=[$Redistribution_central.G17]" office:value-type="float" office:value="10.5798988598906" calcext:value-type="float">
            <text:p>10.5798988598906</text:p>
          </table:table-cell>
          <table:table-cell table:style-name="ce4" table:formula="of:=[$Redistribution_central.H17]" office:value-type="float" office:value="8.32022115080975" calcext:value-type="float">
            <text:p>8.32022115080975</text:p>
          </table:table-cell>
          <table:table-cell table:style-name="ce4" table:formula="of:=[$Redistribution_central.I17]" office:value-type="float" office:value="8.51048960699445" calcext:value-type="float">
            <text:p>8.51048960699445</text:p>
          </table:table-cell>
          <table:table-cell table:style-name="ce4"/>
          <table:table-cell/>
          <table:table-cell table:style-name="ce4" table:formula="of:=[$redistribution_low.F17]" office:value-type="float" office:value="6.67165818173508" calcext:value-type="float">
            <text:p>6.67165818173508</text:p>
          </table:table-cell>
          <table:table-cell table:style-name="ce4" table:formula="of:=[$redistribution_low.G17]" office:value-type="float" office:value="10.5798988598906" calcext:value-type="float">
            <text:p>10.5798988598906</text:p>
          </table:table-cell>
          <table:table-cell table:style-name="ce4" table:formula="of:=[$redistribution_low.H17]" office:value-type="float" office:value="8.32022115080975" calcext:value-type="float">
            <text:p>8.32022115080975</text:p>
          </table:table-cell>
          <table:table-cell table:style-name="ce4" table:formula="of:=[$redistribution_low.I17]" office:value-type="float" office:value="8.51048960699445" calcext:value-type="float">
            <text:p>8.51048960699445</text:p>
          </table:table-cell>
          <table:table-cell table:number-columns-repeated="47"/>
        </table:table-row>
        <table:table-row table:style-name="ro6">
          <table:table-cell table:style-name="ce4" table:formula="of:=[.A20]+1" office:value-type="float" office:value="65" calcext:value-type="float">
            <text:p>65</text:p>
          </table:table-cell>
          <table:table-cell table:style-name="ce4" table:formula="of:=[$Redistribution_high.F18]" office:value-type="float" office:value="6.45014184015616" calcext:value-type="float">
            <text:p>6.45014184015616</text:p>
          </table:table-cell>
          <table:table-cell table:style-name="ce4" table:formula="of:=[$Redistribution_high.G18]" office:value-type="float" office:value="10.7566811891214" calcext:value-type="float">
            <text:p>10.7566811891214</text:p>
          </table:table-cell>
          <table:table-cell table:style-name="ce4" table:formula="of:=[$Redistribution_high.H18]" office:value-type="float" office:value="8.15627013442882" calcext:value-type="float">
            <text:p>8.15627013442882</text:p>
          </table:table-cell>
          <table:table-cell table:style-name="ce4" table:formula="of:=[$Redistribution_high.I18]" office:value-type="float" office:value="8.26522383147104" calcext:value-type="float">
            <text:p>8.26522383147104</text:p>
          </table:table-cell>
          <table:table-cell table:style-name="ce4"/>
          <table:table-cell/>
          <table:table-cell table:style-name="ce4" table:formula="of:=[$Redistribution_central.F18]" office:value-type="float" office:value="6.40787877024842" calcext:value-type="float">
            <text:p>6.40787877024842</text:p>
          </table:table-cell>
          <table:table-cell table:style-name="ce4" table:formula="of:=[$Redistribution_central.G18]" office:value-type="float" office:value="10.8025450902205" calcext:value-type="float">
            <text:p>10.8025450902205</text:p>
          </table:table-cell>
          <table:table-cell table:style-name="ce4" table:formula="of:=[$Redistribution_central.H18]" office:value-type="float" office:value="8.12513645107177" calcext:value-type="float">
            <text:p>8.12513645107177</text:p>
          </table:table-cell>
          <table:table-cell table:style-name="ce4" table:formula="of:=[$Redistribution_central.I18]" office:value-type="float" office:value="8.26602765016178" calcext:value-type="float">
            <text:p>8.26602765016178</text:p>
          </table:table-cell>
          <table:table-cell table:style-name="ce4"/>
          <table:table-cell/>
          <table:table-cell table:style-name="ce4" table:formula="of:=[$redistribution_low.F18]" office:value-type="float" office:value="6.40787877024842" calcext:value-type="float">
            <text:p>6.40787877024842</text:p>
          </table:table-cell>
          <table:table-cell table:style-name="ce4" table:formula="of:=[$redistribution_low.G18]" office:value-type="float" office:value="10.8025450902205" calcext:value-type="float">
            <text:p>10.8025450902205</text:p>
          </table:table-cell>
          <table:table-cell table:style-name="ce4" table:formula="of:=[$redistribution_low.H18]" office:value-type="float" office:value="8.12528346295415" calcext:value-type="float">
            <text:p>8.12528346295415</text:p>
          </table:table-cell>
          <table:table-cell table:style-name="ce4" table:formula="of:=[$redistribution_low.I18]" office:value-type="float" office:value="8.26602765016178" calcext:value-type="float">
            <text:p>8.26602765016178</text:p>
          </table:table-cell>
          <table:table-cell table:number-columns-repeated="47"/>
        </table:table-row>
        <table:table-row table:style-name="ro6">
          <table:table-cell table:style-name="ce4" table:formula="of:=[.A21]+1" office:value-type="float" office:value="66" calcext:value-type="float">
            <text:p>66</text:p>
          </table:table-cell>
          <table:table-cell table:style-name="ce4" table:formula="of:=[$Redistribution_high.F19]" office:value-type="float" office:value="6.51915465013057" calcext:value-type="float">
            <text:p>6.51915465013057</text:p>
          </table:table-cell>
          <table:table-cell table:style-name="ce4" table:formula="of:=[$Redistribution_high.G19]" office:value-type="float" office:value="10.7371290632428" calcext:value-type="float">
            <text:p>10.7371290632428</text:p>
          </table:table-cell>
          <table:table-cell table:style-name="ce4" table:formula="of:=[$Redistribution_high.H19]" office:value-type="float" office:value="8.1123052429201" calcext:value-type="float">
            <text:p>8.1123052429201</text:p>
          </table:table-cell>
          <table:table-cell table:style-name="ce4" table:formula="of:=[$Redistribution_high.I19]" office:value-type="float" office:value="8.20054140190768" calcext:value-type="float">
            <text:p>8.20054140190768</text:p>
          </table:table-cell>
          <table:table-cell table:style-name="ce4"/>
          <table:table-cell/>
          <table:table-cell table:style-name="ce4" table:formula="of:=[$Redistribution_central.F19]" office:value-type="float" office:value="6.46302270188947" calcext:value-type="float">
            <text:p>6.46302270188947</text:p>
          </table:table-cell>
          <table:table-cell table:style-name="ce4" table:formula="of:=[$Redistribution_central.G19]" office:value-type="float" office:value="10.7410024264972" calcext:value-type="float">
            <text:p>10.7410024264972</text:p>
          </table:table-cell>
          <table:table-cell table:style-name="ce4" table:formula="of:=[$Redistribution_central.H19]" office:value-type="float" office:value="8.09171563868796" calcext:value-type="float">
            <text:p>8.09171563868796</text:p>
          </table:table-cell>
          <table:table-cell table:style-name="ce4" table:formula="of:=[$Redistribution_central.I19]" office:value-type="float" office:value="8.21125660114151" calcext:value-type="float">
            <text:p>8.21125660114151</text:p>
          </table:table-cell>
          <table:table-cell table:style-name="ce4"/>
          <table:table-cell/>
          <table:table-cell table:style-name="ce4" table:formula="of:=[$redistribution_low.F19]" office:value-type="float" office:value="6.46270104400766" calcext:value-type="float">
            <text:p>6.46270104400766</text:p>
          </table:table-cell>
          <table:table-cell table:style-name="ce4" table:formula="of:=[$redistribution_low.G19]" office:value-type="float" office:value="10.7410024264972" calcext:value-type="float">
            <text:p>10.7410024264972</text:p>
          </table:table-cell>
          <table:table-cell table:style-name="ce4" table:formula="of:=[$redistribution_low.H19]" office:value-type="float" office:value="8.09091024631904" calcext:value-type="float">
            <text:p>8.09091024631904</text:p>
          </table:table-cell>
          <table:table-cell table:style-name="ce4" table:formula="of:=[$redistribution_low.I19]" office:value-type="float" office:value="8.21125660114151" calcext:value-type="float">
            <text:p>8.21125660114151</text:p>
          </table:table-cell>
          <table:table-cell table:number-columns-repeated="47"/>
        </table:table-row>
        <table:table-row table:style-name="ro6">
          <table:table-cell table:style-name="ce4" table:formula="of:=[.A22]+1" office:value-type="float" office:value="67" calcext:value-type="float">
            <text:p>67</text:p>
          </table:table-cell>
          <table:table-cell table:style-name="ce4" table:formula="of:=[$Redistribution_high.F20]" office:value-type="float" office:value="6.44990271610822" calcext:value-type="float">
            <text:p>6.44990271610822</text:p>
          </table:table-cell>
          <table:table-cell table:style-name="ce4" table:formula="of:=[$Redistribution_high.G20]" office:value-type="float" office:value="11.1676723562264" calcext:value-type="float">
            <text:p>11.1676723562264</text:p>
          </table:table-cell>
          <table:table-cell table:style-name="ce4" table:formula="of:=[$Redistribution_high.H20]" office:value-type="float" office:value="7.89028415783823" calcext:value-type="float">
            <text:p>7.89028415783823</text:p>
          </table:table-cell>
          <table:table-cell table:style-name="ce4" table:formula="of:=[$Redistribution_high.I20]" office:value-type="float" office:value="8.22733424822335" calcext:value-type="float">
            <text:p>8.22733424822335</text:p>
          </table:table-cell>
          <table:table-cell table:style-name="ce4"/>
          <table:table-cell/>
          <table:table-cell table:style-name="ce4" table:formula="of:=[$Redistribution_central.F20]" office:value-type="float" office:value="6.42546742337523" calcext:value-type="float">
            <text:p>6.42546742337523</text:p>
          </table:table-cell>
          <table:table-cell table:style-name="ce4" table:formula="of:=[$Redistribution_central.G20]" office:value-type="float" office:value="11.1680389509794" calcext:value-type="float">
            <text:p>11.1680389509794</text:p>
          </table:table-cell>
          <table:table-cell table:style-name="ce4" table:formula="of:=[$Redistribution_central.H20]" office:value-type="float" office:value="7.8868783928209" calcext:value-type="float">
            <text:p>7.8868783928209</text:p>
          </table:table-cell>
          <table:table-cell table:style-name="ce4" table:formula="of:=[$Redistribution_central.I20]" office:value-type="float" office:value="8.21286362251144" calcext:value-type="float">
            <text:p>8.21286362251144</text:p>
          </table:table-cell>
          <table:table-cell table:style-name="ce4"/>
          <table:table-cell/>
          <table:table-cell table:style-name="ce4" table:formula="of:=[$redistribution_low.F20]" office:value-type="float" office:value="6.42505690412445" calcext:value-type="float">
            <text:p>6.42505690412445</text:p>
          </table:table-cell>
          <table:table-cell table:style-name="ce4" table:formula="of:=[$redistribution_low.G20]" office:value-type="float" office:value="11.1680389509794" calcext:value-type="float">
            <text:p>11.1680389509794</text:p>
          </table:table-cell>
          <table:table-cell table:style-name="ce4" table:formula="of:=[$redistribution_low.H20]" office:value-type="float" office:value="7.8868783928209" calcext:value-type="float">
            <text:p>7.8868783928209</text:p>
          </table:table-cell>
          <table:table-cell table:style-name="ce4" table:formula="of:=[$redistribution_low.I20]" office:value-type="float" office:value="8.21286362251144" calcext:value-type="float">
            <text:p>8.21286362251144</text:p>
          </table:table-cell>
          <table:table-cell table:number-columns-repeated="47"/>
        </table:table-row>
        <table:table-row table:style-name="ro6">
          <table:table-cell table:style-name="ce4" table:formula="of:=[.A23]+1" office:value-type="float" office:value="68" calcext:value-type="float">
            <text:p>68</text:p>
          </table:table-cell>
          <table:table-cell table:style-name="ce4" table:formula="of:=[$Redistribution_high.F21]" office:value-type="float" office:value="6.47699230431849" calcext:value-type="float">
            <text:p>6.47699230431849</text:p>
          </table:table-cell>
          <table:table-cell table:style-name="ce4" table:formula="of:=[$Redistribution_high.G21]" office:value-type="float" office:value="10.6987873731822" calcext:value-type="float">
            <text:p>10.6987873731822</text:p>
          </table:table-cell>
          <table:table-cell table:style-name="ce4" table:formula="of:=[$Redistribution_high.H21]" office:value-type="float" office:value="8.09090501453631" calcext:value-type="float">
            <text:p>8.09090501453631</text:p>
          </table:table-cell>
          <table:table-cell table:style-name="ce4" table:formula="of:=[$Redistribution_high.I21]" office:value-type="float" office:value="7.77820275583795" calcext:value-type="float">
            <text:p>7.77820275583795</text:p>
          </table:table-cell>
          <table:table-cell table:style-name="ce4"/>
          <table:table-cell/>
          <table:table-cell table:style-name="ce4" table:formula="of:=[$Redistribution_central.F21]" office:value-type="float" office:value="6.46630993212065" calcext:value-type="float">
            <text:p>6.46630993212065</text:p>
          </table:table-cell>
          <table:table-cell table:style-name="ce4" table:formula="of:=[$Redistribution_central.G21]" office:value-type="float" office:value="11.2358854629284" calcext:value-type="float">
            <text:p>11.2358854629284</text:p>
          </table:table-cell>
          <table:table-cell table:style-name="ce4" table:formula="of:=[$Redistribution_central.H21]" office:value-type="float" office:value="8.16318524194837" calcext:value-type="float">
            <text:p>8.16318524194837</text:p>
          </table:table-cell>
          <table:table-cell table:style-name="ce4" table:formula="of:=[$Redistribution_central.I21]" office:value-type="float" office:value="8.11859384976029" calcext:value-type="float">
            <text:p>8.11859384976029</text:p>
          </table:table-cell>
          <table:table-cell table:style-name="ce4"/>
          <table:table-cell/>
          <table:table-cell table:style-name="ce4" table:formula="of:=[$redistribution_low.F21]" office:value-type="float" office:value="6.46697401862644" calcext:value-type="float">
            <text:p>6.46697401862644</text:p>
          </table:table-cell>
          <table:table-cell table:style-name="ce4" table:formula="of:=[$redistribution_low.G21]" office:value-type="float" office:value="11.178779479305" calcext:value-type="float">
            <text:p>11.178779479305</text:p>
          </table:table-cell>
          <table:table-cell table:style-name="ce4" table:formula="of:=[$redistribution_low.H21]" office:value-type="float" office:value="8.16346572181485" calcext:value-type="float">
            <text:p>8.16346572181485</text:p>
          </table:table-cell>
          <table:table-cell table:style-name="ce4" table:formula="of:=[$redistribution_low.I21]" office:value-type="float" office:value="8.07913803651587" calcext:value-type="float">
            <text:p>8.07913803651587</text:p>
          </table:table-cell>
          <table:table-cell table:number-columns-repeated="47"/>
        </table:table-row>
        <table:table-row table:style-name="ro6">
          <table:table-cell table:style-name="ce4" table:formula="of:=[.A24]+1" office:value-type="float" office:value="69" calcext:value-type="float">
            <text:p>69</text:p>
          </table:table-cell>
          <table:table-cell table:style-name="ce4" table:formula="of:=[$Redistribution_high.F22]" office:value-type="float" office:value="6.3263204811388" calcext:value-type="float">
            <text:p>6.3263204811388</text:p>
          </table:table-cell>
          <table:table-cell table:style-name="ce4" table:formula="of:=[$Redistribution_high.G22]" office:value-type="float" office:value="10.6012811354376" calcext:value-type="float">
            <text:p>10.6012811354376</text:p>
          </table:table-cell>
          <table:table-cell table:style-name="ce4" table:formula="of:=[$Redistribution_high.H22]" office:value-type="float" office:value="8.20252208267719" calcext:value-type="float">
            <text:p>8.20252208267719</text:p>
          </table:table-cell>
          <table:table-cell table:style-name="ce4" table:formula="of:=[$Redistribution_high.I22]" office:value-type="float" office:value="8.55254784182058" calcext:value-type="float">
            <text:p>8.55254784182058</text:p>
          </table:table-cell>
          <table:table-cell table:style-name="ce4"/>
          <table:table-cell/>
          <table:table-cell table:style-name="ce4" table:formula="of:=[$Redistribution_central.F22]" office:value-type="float" office:value="6.3083069955294" calcext:value-type="float">
            <text:p>6.3083069955294</text:p>
          </table:table-cell>
          <table:table-cell table:style-name="ce4" table:formula="of:=[$Redistribution_central.G22]" office:value-type="float" office:value="10.9780812570424" calcext:value-type="float">
            <text:p>10.9780812570424</text:p>
          </table:table-cell>
          <table:table-cell table:style-name="ce4" table:formula="of:=[$Redistribution_central.H22]" office:value-type="float" office:value="8.23844466090808" calcext:value-type="float">
            <text:p>8.23844466090808</text:p>
          </table:table-cell>
          <table:table-cell table:style-name="ce4" table:formula="of:=[$Redistribution_central.I22]" office:value-type="float" office:value="8.11270591393154" calcext:value-type="float">
            <text:p>8.11270591393154</text:p>
          </table:table-cell>
          <table:table-cell table:style-name="ce4"/>
          <table:table-cell/>
          <table:table-cell table:style-name="ce4" table:formula="of:=[$redistribution_low.F22]" office:value-type="float" office:value="6.28287472558922" calcext:value-type="float">
            <text:p>6.28287472558922</text:p>
          </table:table-cell>
          <table:table-cell table:style-name="ce4" table:formula="of:=[$redistribution_low.G22]" office:value-type="float" office:value="11.0037646476313" calcext:value-type="float">
            <text:p>11.0037646476313</text:p>
          </table:table-cell>
          <table:table-cell table:style-name="ce4" table:formula="of:=[$redistribution_low.H22]" office:value-type="float" office:value="8.21950939430869" calcext:value-type="float">
            <text:p>8.21950939430869</text:p>
          </table:table-cell>
          <table:table-cell table:style-name="ce4" table:formula="of:=[$redistribution_low.I22]" office:value-type="float" office:value="8.18267956299143" calcext:value-type="float">
            <text:p>8.18267956299143</text:p>
          </table:table-cell>
          <table:table-cell table:number-columns-repeated="47"/>
        </table:table-row>
        <table:table-row table:style-name="ro6">
          <table:table-cell table:style-name="ce4" table:formula="of:=[.A25]+1" office:value-type="float" office:value="70" calcext:value-type="float">
            <text:p>70</text:p>
          </table:table-cell>
          <table:table-cell table:style-name="ce4" table:formula="of:=[$Redistribution_high.F23]" office:value-type="float" office:value="7.39726792447934" calcext:value-type="float">
            <text:p>7.39726792447934</text:p>
          </table:table-cell>
          <table:table-cell table:style-name="ce4" table:formula="of:=[$Redistribution_high.G23]" office:value-type="float" office:value="11.9501210421565" calcext:value-type="float">
            <text:p>11.9501210421565</text:p>
          </table:table-cell>
          <table:table-cell table:style-name="ce4" table:formula="of:=[$Redistribution_high.H23]" office:value-type="float" office:value="8.95732099670312" calcext:value-type="float">
            <text:p>8.95732099670312</text:p>
          </table:table-cell>
          <table:table-cell table:style-name="ce4" table:formula="of:=[$Redistribution_high.I23]" office:value-type="float" office:value="9.66902088503477" calcext:value-type="float">
            <text:p>9.66902088503477</text:p>
          </table:table-cell>
          <table:table-cell table:style-name="ce4"/>
          <table:table-cell/>
          <table:table-cell table:style-name="ce4" table:formula="of:=[$Redistribution_central.F23]" office:value-type="float" office:value="7.1506227431603" calcext:value-type="float">
            <text:p>7.1506227431603</text:p>
          </table:table-cell>
          <table:table-cell table:style-name="ce4" table:formula="of:=[$Redistribution_central.G23]" office:value-type="float" office:value="12.4072100624285" calcext:value-type="float">
            <text:p>12.4072100624285</text:p>
          </table:table-cell>
          <table:table-cell table:style-name="ce4" table:formula="of:=[$Redistribution_central.H23]" office:value-type="float" office:value="8.89952057105834" calcext:value-type="float">
            <text:p>8.89952057105834</text:p>
          </table:table-cell>
          <table:table-cell table:style-name="ce4" table:formula="of:=[$Redistribution_central.I23]" office:value-type="float" office:value="9.20173920420899" calcext:value-type="float">
            <text:p>9.20173920420899</text:p>
          </table:table-cell>
          <table:table-cell table:style-name="ce4"/>
          <table:table-cell/>
          <table:table-cell table:style-name="ce4" table:formula="of:=[$redistribution_low.F23]" office:value-type="float" office:value="7.13749829976719" calcext:value-type="float">
            <text:p>7.13749829976719</text:p>
          </table:table-cell>
          <table:table-cell table:style-name="ce4" table:formula="of:=[$redistribution_low.G23]" office:value-type="float" office:value="12.4231640242204" calcext:value-type="float">
            <text:p>12.4231640242204</text:p>
          </table:table-cell>
          <table:table-cell table:style-name="ce4" table:formula="of:=[$redistribution_low.H23]" office:value-type="float" office:value="8.89534881142877" calcext:value-type="float">
            <text:p>8.89534881142877</text:p>
          </table:table-cell>
          <table:table-cell table:style-name="ce4" table:formula="of:=[$redistribution_low.I23]" office:value-type="float" office:value="9.23897541925691" calcext:value-type="float">
            <text:p>9.23897541925691</text:p>
          </table:table-cell>
          <table:table-cell table:number-columns-repeated="47"/>
        </table:table-row>
        <table:table-row table:style-name="ro6">
          <table:table-cell table:style-name="ce4" table:formula="of:=[.A26]+1" office:value-type="float" office:value="71" calcext:value-type="float">
            <text:p>71</text:p>
          </table:table-cell>
          <table:table-cell table:style-name="ce4" table:formula="of:=[$Redistribution_high.F24]" office:value-type="float" office:value="7.5623429932697" calcext:value-type="float">
            <text:p>7.5623429932697</text:p>
          </table:table-cell>
          <table:table-cell table:style-name="ce4" table:formula="of:=[$Redistribution_high.G24]" office:value-type="float" office:value="12.4997355947187" calcext:value-type="float">
            <text:p>12.4997355947187</text:p>
          </table:table-cell>
          <table:table-cell table:style-name="ce4" table:formula="of:=[$Redistribution_high.H24]" office:value-type="float" office:value="9.48791025720506" calcext:value-type="float">
            <text:p>9.48791025720506</text:p>
          </table:table-cell>
          <table:table-cell table:style-name="ce4" table:formula="of:=[$Redistribution_high.I24]" office:value-type="float" office:value="10.0654276233953" calcext:value-type="float">
            <text:p>10.0654276233953</text:p>
          </table:table-cell>
          <table:table-cell table:style-name="ce4"/>
          <table:table-cell/>
          <table:table-cell table:style-name="ce4" table:formula="of:=[$Redistribution_central.F24]" office:value-type="float" office:value="7.3869662064775" calcext:value-type="float">
            <text:p>7.3869662064775</text:p>
          </table:table-cell>
          <table:table-cell table:style-name="ce4" table:formula="of:=[$Redistribution_central.G24]" office:value-type="float" office:value="12.809537475002" calcext:value-type="float">
            <text:p>12.809537475002</text:p>
          </table:table-cell>
          <table:table-cell table:style-name="ce4" table:formula="of:=[$Redistribution_central.H24]" office:value-type="float" office:value="9.33332539348079" calcext:value-type="float">
            <text:p>9.33332539348079</text:p>
          </table:table-cell>
          <table:table-cell table:style-name="ce4" table:formula="of:=[$Redistribution_central.I24]" office:value-type="float" office:value="10.0216240919664" calcext:value-type="float">
            <text:p>10.0216240919664</text:p>
          </table:table-cell>
          <table:table-cell table:style-name="ce4"/>
          <table:table-cell/>
          <table:table-cell table:style-name="ce4" table:formula="of:=[$redistribution_low.F24]" office:value-type="float" office:value="7.34362507976433" calcext:value-type="float">
            <text:p>7.34362507976433</text:p>
          </table:table-cell>
          <table:table-cell table:style-name="ce4" table:formula="of:=[$redistribution_low.G24]" office:value-type="float" office:value="12.800278805516" calcext:value-type="float">
            <text:p>12.800278805516</text:p>
          </table:table-cell>
          <table:table-cell table:style-name="ce4" table:formula="of:=[$redistribution_low.H24]" office:value-type="float" office:value="9.37613255648784" calcext:value-type="float">
            <text:p>9.37613255648784</text:p>
          </table:table-cell>
          <table:table-cell table:style-name="ce4" table:formula="of:=[$redistribution_low.I24]" office:value-type="float" office:value="9.89383569981435" calcext:value-type="float">
            <text:p>9.89383569981435</text:p>
          </table:table-cell>
          <table:table-cell table:number-columns-repeated="47"/>
        </table:table-row>
        <table:table-row table:style-name="ro6">
          <table:table-cell table:style-name="ce4" table:formula="of:=[.A27]+1" office:value-type="float" office:value="72" calcext:value-type="float">
            <text:p>72</text:p>
          </table:table-cell>
          <table:table-cell table:style-name="ce4" table:formula="of:=[$Redistribution_high.F25]" office:value-type="float" office:value="7.65380264799958" calcext:value-type="float">
            <text:p>7.65380264799958</text:p>
          </table:table-cell>
          <table:table-cell table:style-name="ce4" table:formula="of:=[$Redistribution_high.G25]" office:value-type="float" office:value="12.2812066079223" calcext:value-type="float">
            <text:p>12.2812066079223</text:p>
          </table:table-cell>
          <table:table-cell table:style-name="ce4" table:formula="of:=[$Redistribution_high.H25]" office:value-type="float" office:value="9.47375004992268" calcext:value-type="float">
            <text:p>9.47375004992268</text:p>
          </table:table-cell>
          <table:table-cell table:style-name="ce4" table:formula="of:=[$Redistribution_high.I25]" office:value-type="float" office:value="9.42232115535134" calcext:value-type="float">
            <text:p>9.42232115535134</text:p>
          </table:table-cell>
          <table:table-cell table:style-name="ce4"/>
          <table:table-cell/>
          <table:table-cell table:style-name="ce4" table:formula="of:=[$Redistribution_central.F25]" office:value-type="float" office:value="7.23029447223926" calcext:value-type="float">
            <text:p>7.23029447223926</text:p>
          </table:table-cell>
          <table:table-cell table:style-name="ce4" table:formula="of:=[$Redistribution_central.G25]" office:value-type="float" office:value="12.3441483693838" calcext:value-type="float">
            <text:p>12.3441483693838</text:p>
          </table:table-cell>
          <table:table-cell table:style-name="ce4" table:formula="of:=[$Redistribution_central.H25]" office:value-type="float" office:value="9.18398533690113" calcext:value-type="float">
            <text:p>9.18398533690113</text:p>
          </table:table-cell>
          <table:table-cell table:style-name="ce4" table:formula="of:=[$Redistribution_central.I25]" office:value-type="float" office:value="9.28603249433896" calcext:value-type="float">
            <text:p>9.28603249433896</text:p>
          </table:table-cell>
          <table:table-cell table:style-name="ce4"/>
          <table:table-cell/>
          <table:table-cell table:style-name="ce4" table:formula="of:=[$redistribution_low.F25]" office:value-type="float" office:value="7.25974542377208" calcext:value-type="float">
            <text:p>7.25974542377208</text:p>
          </table:table-cell>
          <table:table-cell table:style-name="ce4" table:formula="of:=[$redistribution_low.G25]" office:value-type="float" office:value="12.3409374732724" calcext:value-type="float">
            <text:p>12.3409374732724</text:p>
          </table:table-cell>
          <table:table-cell table:style-name="ce4" table:formula="of:=[$redistribution_low.H25]" office:value-type="float" office:value="9.24226909899516" calcext:value-type="float">
            <text:p>9.24226909899516</text:p>
          </table:table-cell>
          <table:table-cell table:style-name="ce4" table:formula="of:=[$redistribution_low.I25]" office:value-type="float" office:value="9.22727587872769" calcext:value-type="float">
            <text:p>9.22727587872769</text:p>
          </table:table-cell>
          <table:table-cell table:number-columns-repeated="47"/>
        </table:table-row>
        <table:table-row table:style-name="ro6">
          <table:table-cell table:style-name="ce4" table:formula="of:=[.A28]+1" office:value-type="float" office:value="73" calcext:value-type="float">
            <text:p>73</text:p>
          </table:table-cell>
          <table:table-cell table:style-name="ce4" table:formula="of:=[$Redistribution_high.F26]" office:value-type="float" office:value="7.0205858909437" calcext:value-type="float">
            <text:p>7.0205858909437</text:p>
          </table:table-cell>
          <table:table-cell table:style-name="ce4" table:formula="of:=[$Redistribution_high.G26]" office:value-type="float" office:value="13.2019786912981" calcext:value-type="float">
            <text:p>13.2019786912981</text:p>
          </table:table-cell>
          <table:table-cell table:style-name="ce4" table:formula="of:=[$Redistribution_high.H26]" office:value-type="float" office:value="9.47816782141277" calcext:value-type="float">
            <text:p>9.47816782141277</text:p>
          </table:table-cell>
          <table:table-cell table:style-name="ce4" table:formula="of:=[$Redistribution_high.I26]" office:value-type="float" office:value="8.92165638012603" calcext:value-type="float">
            <text:p>8.92165638012603</text:p>
          </table:table-cell>
          <table:table-cell table:style-name="ce4"/>
          <table:table-cell/>
          <table:table-cell table:style-name="ce4" table:formula="of:=[$Redistribution_central.F26]" office:value-type="float" office:value="6.65327432188054" calcext:value-type="float">
            <text:p>6.65327432188054</text:p>
          </table:table-cell>
          <table:table-cell table:style-name="ce4" table:formula="of:=[$Redistribution_central.G26]" office:value-type="float" office:value="12.2454054047298" calcext:value-type="float">
            <text:p>12.2454054047298</text:p>
          </table:table-cell>
          <table:table-cell table:style-name="ce4" table:formula="of:=[$Redistribution_central.H26]" office:value-type="float" office:value="8.9399953154612" calcext:value-type="float">
            <text:p>8.9399953154612</text:p>
          </table:table-cell>
          <table:table-cell table:style-name="ce4" table:formula="of:=[$Redistribution_central.I26]" office:value-type="float" office:value="8.6115326915145" calcext:value-type="float">
            <text:p>8.6115326915145</text:p>
          </table:table-cell>
          <table:table-cell table:style-name="ce4"/>
          <table:table-cell/>
          <table:table-cell table:style-name="ce4" table:formula="of:=[$redistribution_low.F26]" office:value-type="float" office:value="6.6191740047024" calcext:value-type="float">
            <text:p>6.6191740047024</text:p>
          </table:table-cell>
          <table:table-cell table:style-name="ce4" table:formula="of:=[$redistribution_low.G26]" office:value-type="float" office:value="12.3004761442" calcext:value-type="float">
            <text:p>12.3004761442</text:p>
          </table:table-cell>
          <table:table-cell table:style-name="ce4" table:formula="of:=[$redistribution_low.H26]" office:value-type="float" office:value="8.95048959325541" calcext:value-type="float">
            <text:p>8.95048959325541</text:p>
          </table:table-cell>
          <table:table-cell table:style-name="ce4" table:formula="of:=[$redistribution_low.I26]" office:value-type="float" office:value="8.57504134112171" calcext:value-type="float">
            <text:p>8.57504134112171</text:p>
          </table:table-cell>
          <table:table-cell table:number-columns-repeated="47"/>
        </table:table-row>
        <table:table-row table:style-name="ro6">
          <table:table-cell table:style-name="ce4" table:formula="of:=[.A29]+1" office:value-type="float" office:value="74" calcext:value-type="float">
            <text:p>74</text:p>
          </table:table-cell>
          <table:table-cell table:style-name="ce4" table:formula="of:=[$Redistribution_high.F27]" office:value-type="float" office:value="7.22584981397779" calcext:value-type="float">
            <text:p>7.22584981397779</text:p>
          </table:table-cell>
          <table:table-cell table:style-name="ce4" table:formula="of:=[$Redistribution_high.G27]" office:value-type="float" office:value="12.1019987125846" calcext:value-type="float">
            <text:p>12.1019987125846</text:p>
          </table:table-cell>
          <table:table-cell table:style-name="ce4" table:formula="of:=[$Redistribution_high.H27]" office:value-type="float" office:value="8.93853254166596" calcext:value-type="float">
            <text:p>8.93853254166596</text:p>
          </table:table-cell>
          <table:table-cell table:style-name="ce4" table:formula="of:=[$Redistribution_high.I27]" office:value-type="float" office:value="9.87431147087233" calcext:value-type="float">
            <text:p>9.87431147087233</text:p>
          </table:table-cell>
          <table:table-cell table:style-name="ce4"/>
          <table:table-cell/>
          <table:table-cell table:style-name="ce4" table:formula="of:=[$Redistribution_central.F27]" office:value-type="float" office:value="6.82460890466249" calcext:value-type="float">
            <text:p>6.82460890466249</text:p>
          </table:table-cell>
          <table:table-cell table:style-name="ce4" table:formula="of:=[$Redistribution_central.G27]" office:value-type="float" office:value="11.4476326530468" calcext:value-type="float">
            <text:p>11.4476326530468</text:p>
          </table:table-cell>
          <table:table-cell table:style-name="ce4" table:formula="of:=[$Redistribution_central.H27]" office:value-type="float" office:value="8.6266262031922" calcext:value-type="float">
            <text:p>8.6266262031922</text:p>
          </table:table-cell>
          <table:table-cell table:style-name="ce4" table:formula="of:=[$Redistribution_central.I27]" office:value-type="float" office:value="9.13070828215709" calcext:value-type="float">
            <text:p>9.13070828215709</text:p>
          </table:table-cell>
          <table:table-cell table:style-name="ce4"/>
          <table:table-cell/>
          <table:table-cell table:style-name="ce4" table:formula="of:=[$redistribution_low.F27]" office:value-type="float" office:value="6.78358766464483" calcext:value-type="float">
            <text:p>6.78358766464483</text:p>
          </table:table-cell>
          <table:table-cell table:style-name="ce4" table:formula="of:=[$redistribution_low.G27]" office:value-type="float" office:value="11.5801061384987" calcext:value-type="float">
            <text:p>11.5801061384987</text:p>
          </table:table-cell>
          <table:table-cell table:style-name="ce4" table:formula="of:=[$redistribution_low.H27]" office:value-type="float" office:value="8.61291022781071" calcext:value-type="float">
            <text:p>8.61291022781071</text:p>
          </table:table-cell>
          <table:table-cell table:style-name="ce4" table:formula="of:=[$redistribution_low.I27]" office:value-type="float" office:value="9.07243076710446" calcext:value-type="float">
            <text:p>9.07243076710446</text:p>
          </table:table-cell>
          <table:table-cell table:number-columns-repeated="47"/>
        </table:table-row>
        <table:table-row table:style-name="ro6">
          <table:table-cell table:style-name="ce4" table:formula="of:=[.A30]+1" office:value-type="float" office:value="75" calcext:value-type="float">
            <text:p>75</text:p>
          </table:table-cell>
          <table:table-cell table:style-name="ce4" table:formula="of:=[$Redistribution_high.F28]" office:value-type="float" office:value="7.19143994640672" calcext:value-type="float">
            <text:p>7.19143994640672</text:p>
          </table:table-cell>
          <table:table-cell table:style-name="ce4" table:formula="of:=[$Redistribution_high.G28]" office:value-type="float" office:value="11.7669898460336" calcext:value-type="float">
            <text:p>11.7669898460336</text:p>
          </table:table-cell>
          <table:table-cell table:style-name="ce4" table:formula="of:=[$Redistribution_high.H28]" office:value-type="float" office:value="8.67525930731546" calcext:value-type="float">
            <text:p>8.67525930731546</text:p>
          </table:table-cell>
          <table:table-cell table:style-name="ce4" table:formula="of:=[$Redistribution_high.I28]" office:value-type="float" office:value="9.53016784925044" calcext:value-type="float">
            <text:p>9.53016784925044</text:p>
          </table:table-cell>
          <table:table-cell table:style-name="ce4"/>
          <table:table-cell/>
          <table:table-cell table:style-name="ce4" table:formula="of:=[$Redistribution_central.F28]" office:value-type="float" office:value="6.89872890487778" calcext:value-type="float">
            <text:p>6.89872890487778</text:p>
          </table:table-cell>
          <table:table-cell table:style-name="ce4" table:formula="of:=[$Redistribution_central.G28]" office:value-type="float" office:value="11.2725415090466" calcext:value-type="float">
            <text:p>11.2725415090466</text:p>
          </table:table-cell>
          <table:table-cell table:style-name="ce4" table:formula="of:=[$Redistribution_central.H28]" office:value-type="float" office:value="8.41985244713737" calcext:value-type="float">
            <text:p>8.41985244713737</text:p>
          </table:table-cell>
          <table:table-cell table:style-name="ce4" table:formula="of:=[$Redistribution_central.I28]" office:value-type="float" office:value="9.17553901041064" calcext:value-type="float">
            <text:p>9.17553901041064</text:p>
          </table:table-cell>
          <table:table-cell table:style-name="ce4"/>
          <table:table-cell/>
          <table:table-cell table:style-name="ce4" table:formula="of:=[$redistribution_low.F28]" office:value-type="float" office:value="6.82031132211869" calcext:value-type="float">
            <text:p>6.82031132211869</text:p>
          </table:table-cell>
          <table:table-cell table:style-name="ce4" table:formula="of:=[$redistribution_low.G28]" office:value-type="float" office:value="11.2777365892345" calcext:value-type="float">
            <text:p>11.2777365892345</text:p>
          </table:table-cell>
          <table:table-cell table:style-name="ce4" table:formula="of:=[$redistribution_low.H28]" office:value-type="float" office:value="8.44767733988712" calcext:value-type="float">
            <text:p>8.44767733988712</text:p>
          </table:table-cell>
          <table:table-cell table:style-name="ce4" table:formula="of:=[$redistribution_low.I28]" office:value-type="float" office:value="9.15967839952836" calcext:value-type="float">
            <text:p>9.15967839952836</text:p>
          </table:table-cell>
          <table:table-cell table:number-columns-repeated="47"/>
        </table:table-row>
        <table:table-row table:style-name="ro6">
          <table:table-cell table:style-name="ce4" table:formula="of:=[.A31]+1" office:value-type="float" office:value="76" calcext:value-type="float">
            <text:p>76</text:p>
          </table:table-cell>
          <table:table-cell table:style-name="ce4" table:formula="of:=[$Redistribution_high.F29]" office:value-type="float" office:value="7.15711016487989" calcext:value-type="float">
            <text:p>7.15711016487989</text:p>
          </table:table-cell>
          <table:table-cell table:style-name="ce4" table:formula="of:=[$Redistribution_high.G29]" office:value-type="float" office:value="11.1321107352224" calcext:value-type="float">
            <text:p>11.1321107352224</text:p>
          </table:table-cell>
          <table:table-cell table:style-name="ce4" table:formula="of:=[$Redistribution_high.H29]" office:value-type="float" office:value="8.8059697532112" calcext:value-type="float">
            <text:p>8.8059697532112</text:p>
          </table:table-cell>
          <table:table-cell table:style-name="ce4" table:formula="of:=[$Redistribution_high.I29]" office:value-type="float" office:value="9.32724180575304" calcext:value-type="float">
            <text:p>9.32724180575304</text:p>
          </table:table-cell>
          <table:table-cell table:style-name="ce4"/>
          <table:table-cell/>
          <table:table-cell table:style-name="ce4" table:formula="of:=[$Redistribution_central.F29]" office:value-type="float" office:value="7.28682106042583" calcext:value-type="float">
            <text:p>7.28682106042583</text:p>
          </table:table-cell>
          <table:table-cell table:style-name="ce4" table:formula="of:=[$Redistribution_central.G29]" office:value-type="float" office:value="11.7735549662814" calcext:value-type="float">
            <text:p>11.7735549662814</text:p>
          </table:table-cell>
          <table:table-cell table:style-name="ce4" table:formula="of:=[$Redistribution_central.H29]" office:value-type="float" office:value="8.90645266053958" calcext:value-type="float">
            <text:p>8.90645266053958</text:p>
          </table:table-cell>
          <table:table-cell table:style-name="ce4" table:formula="of:=[$Redistribution_central.I29]" office:value-type="float" office:value="9.53650320668976" calcext:value-type="float">
            <text:p>9.53650320668976</text:p>
          </table:table-cell>
          <table:table-cell table:style-name="ce4"/>
          <table:table-cell/>
          <table:table-cell table:style-name="ce4" table:formula="of:=[$redistribution_low.F29]" office:value-type="float" office:value="7.25581194876257" calcext:value-type="float">
            <text:p>7.25581194876257</text:p>
          </table:table-cell>
          <table:table-cell table:style-name="ce4" table:formula="of:=[$redistribution_low.G29]" office:value-type="float" office:value="11.6887895982066" calcext:value-type="float">
            <text:p>11.6887895982066</text:p>
          </table:table-cell>
          <table:table-cell table:style-name="ce4" table:formula="of:=[$redistribution_low.H29]" office:value-type="float" office:value="8.96779621968596" calcext:value-type="float">
            <text:p>8.96779621968596</text:p>
          </table:table-cell>
          <table:table-cell table:style-name="ce4" table:formula="of:=[$redistribution_low.I29]" office:value-type="float" office:value="9.33823697685365" calcext:value-type="float">
            <text:p>9.33823697685365</text:p>
          </table:table-cell>
          <table:table-cell table:number-columns-repeated="47"/>
        </table:table-row>
        <table:table-row table:style-name="ro6">
          <table:table-cell table:style-name="ce4" table:formula="of:=[.A32]+1" office:value-type="float" office:value="77" calcext:value-type="float">
            <text:p>77</text:p>
          </table:table-cell>
          <table:table-cell table:style-name="ce4" table:formula="of:=[$Redistribution_high.F30]" office:value-type="float" office:value="6.9129255901643" calcext:value-type="float">
            <text:p>6.9129255901643</text:p>
          </table:table-cell>
          <table:table-cell table:style-name="ce4" table:formula="of:=[$Redistribution_high.G30]" office:value-type="float" office:value="11.3686061404328" calcext:value-type="float">
            <text:p>11.3686061404328</text:p>
          </table:table-cell>
          <table:table-cell table:style-name="ce4" table:formula="of:=[$Redistribution_high.H30]" office:value-type="float" office:value="8.53153628165923" calcext:value-type="float">
            <text:p>8.53153628165923</text:p>
          </table:table-cell>
          <table:table-cell table:style-name="ce4" table:formula="of:=[$Redistribution_high.I30]" office:value-type="float" office:value="8.87405477352234" calcext:value-type="float">
            <text:p>8.87405477352234</text:p>
          </table:table-cell>
          <table:table-cell table:style-name="ce4"/>
          <table:table-cell/>
          <table:table-cell table:style-name="ce4" table:formula="of:=[$Redistribution_central.F30]" office:value-type="float" office:value="6.77806391736861" calcext:value-type="float">
            <text:p>6.77806391736861</text:p>
          </table:table-cell>
          <table:table-cell table:style-name="ce4" table:formula="of:=[$Redistribution_central.G30]" office:value-type="float" office:value="11.7117705544071" calcext:value-type="float">
            <text:p>11.7117705544071</text:p>
          </table:table-cell>
          <table:table-cell table:style-name="ce4" table:formula="of:=[$Redistribution_central.H30]" office:value-type="float" office:value="8.51399896492617" calcext:value-type="float">
            <text:p>8.51399896492617</text:p>
          </table:table-cell>
          <table:table-cell table:style-name="ce4" table:formula="of:=[$Redistribution_central.I30]" office:value-type="float" office:value="8.64799056854622" calcext:value-type="float">
            <text:p>8.64799056854622</text:p>
          </table:table-cell>
          <table:table-cell table:style-name="ce4"/>
          <table:table-cell/>
          <table:table-cell table:style-name="ce4" table:formula="of:=[$redistribution_low.F30]" office:value-type="float" office:value="6.61321373966621" calcext:value-type="float">
            <text:p>6.61321373966621</text:p>
          </table:table-cell>
          <table:table-cell table:style-name="ce4" table:formula="of:=[$redistribution_low.G30]" office:value-type="float" office:value="11.4361298209567" calcext:value-type="float">
            <text:p>11.4361298209567</text:p>
          </table:table-cell>
          <table:table-cell table:style-name="ce4" table:formula="of:=[$redistribution_low.H30]" office:value-type="float" office:value="8.46371182983656" calcext:value-type="float">
            <text:p>8.46371182983656</text:p>
          </table:table-cell>
          <table:table-cell table:style-name="ce4" table:formula="of:=[$redistribution_low.I30]" office:value-type="float" office:value="8.49947600796563" calcext:value-type="float">
            <text:p>8.49947600796563</text:p>
          </table:table-cell>
          <table:table-cell table:number-columns-repeated="47"/>
        </table:table-row>
        <table:table-row table:style-name="ro6">
          <table:table-cell table:style-name="ce4" table:formula="of:=[.A33]+1" office:value-type="float" office:value="78" calcext:value-type="float">
            <text:p>78</text:p>
          </table:table-cell>
          <table:table-cell table:style-name="ce4" table:formula="of:=[$Redistribution_high.F31]" office:value-type="float" office:value="7.23623432095176" calcext:value-type="float">
            <text:p>7.23623432095176</text:p>
          </table:table-cell>
          <table:table-cell table:style-name="ce4" table:formula="of:=[$Redistribution_high.G31]" office:value-type="float" office:value="11.7159556946365" calcext:value-type="float">
            <text:p>11.7159556946365</text:p>
          </table:table-cell>
          <table:table-cell table:style-name="ce4" table:formula="of:=[$Redistribution_high.H31]" office:value-type="float" office:value="8.96285823043493" calcext:value-type="float">
            <text:p>8.96285823043493</text:p>
          </table:table-cell>
          <table:table-cell table:style-name="ce4" table:formula="of:=[$Redistribution_high.I31]" office:value-type="float" office:value="9.68505410029286" calcext:value-type="float">
            <text:p>9.68505410029286</text:p>
          </table:table-cell>
          <table:table-cell table:style-name="ce4"/>
          <table:table-cell/>
          <table:table-cell table:style-name="ce4" table:formula="of:=[$Redistribution_central.F31]" office:value-type="float" office:value="7.16913213408203" calcext:value-type="float">
            <text:p>7.16913213408203</text:p>
          </table:table-cell>
          <table:table-cell table:style-name="ce4" table:formula="of:=[$Redistribution_central.G31]" office:value-type="float" office:value="11.5579948920617" calcext:value-type="float">
            <text:p>11.5579948920617</text:p>
          </table:table-cell>
          <table:table-cell table:style-name="ce4" table:formula="of:=[$Redistribution_central.H31]" office:value-type="float" office:value="8.73043495763545" calcext:value-type="float">
            <text:p>8.73043495763545</text:p>
          </table:table-cell>
          <table:table-cell table:style-name="ce4" table:formula="of:=[$Redistribution_central.I31]" office:value-type="float" office:value="9.0744589749691" calcext:value-type="float">
            <text:p>9.0744589749691</text:p>
          </table:table-cell>
          <table:table-cell table:style-name="ce4"/>
          <table:table-cell/>
          <table:table-cell table:style-name="ce4" table:formula="of:=[$redistribution_low.F31]" office:value-type="float" office:value="7.14321420433525" calcext:value-type="float">
            <text:p>7.14321420433525</text:p>
          </table:table-cell>
          <table:table-cell table:style-name="ce4" table:formula="of:=[$redistribution_low.G31]" office:value-type="float" office:value="11.5562369921334" calcext:value-type="float">
            <text:p>11.5562369921334</text:p>
          </table:table-cell>
          <table:table-cell table:style-name="ce4" table:formula="of:=[$redistribution_low.H31]" office:value-type="float" office:value="8.72443956535515" calcext:value-type="float">
            <text:p>8.72443956535515</text:p>
          </table:table-cell>
          <table:table-cell table:style-name="ce4" table:formula="of:=[$redistribution_low.I31]" office:value-type="float" office:value="8.99527246079664" calcext:value-type="float">
            <text:p>8.99527246079664</text:p>
          </table:table-cell>
          <table:table-cell table:number-columns-repeated="47"/>
        </table:table-row>
        <table:table-row table:style-name="ro6">
          <table:table-cell table:style-name="ce4" table:formula="of:=[.A34]+1" office:value-type="float" office:value="79" calcext:value-type="float">
            <text:p>79</text:p>
          </table:table-cell>
          <table:table-cell table:style-name="ce4" table:formula="of:=[$Redistribution_high.F32]" office:value-type="float" office:value="7.25728421665406" calcext:value-type="float">
            <text:p>7.25728421665406</text:p>
          </table:table-cell>
          <table:table-cell table:style-name="ce4" table:formula="of:=[$Redistribution_high.G32]" office:value-type="float" office:value="11.9418955194054" calcext:value-type="float">
            <text:p>11.9418955194054</text:p>
          </table:table-cell>
          <table:table-cell table:style-name="ce4" table:formula="of:=[$Redistribution_high.H32]" office:value-type="float" office:value="8.94574864103598" calcext:value-type="float">
            <text:p>8.94574864103598</text:p>
          </table:table-cell>
          <table:table-cell table:style-name="ce4" table:formula="of:=[$Redistribution_high.I32]" office:value-type="float" office:value="10.0902193085713" calcext:value-type="float">
            <text:p>10.0902193085713</text:p>
          </table:table-cell>
          <table:table-cell table:style-name="ce4"/>
          <table:table-cell/>
          <table:table-cell table:style-name="ce4" table:formula="of:=[$Redistribution_central.F32]" office:value-type="float" office:value="6.74199556269731" calcext:value-type="float">
            <text:p>6.74199556269731</text:p>
          </table:table-cell>
          <table:table-cell table:style-name="ce4" table:formula="of:=[$Redistribution_central.G32]" office:value-type="float" office:value="11.5830606709311" calcext:value-type="float">
            <text:p>11.5830606709311</text:p>
          </table:table-cell>
          <table:table-cell table:style-name="ce4" table:formula="of:=[$Redistribution_central.H32]" office:value-type="float" office:value="8.42871712233535" calcext:value-type="float">
            <text:p>8.42871712233535</text:p>
          </table:table-cell>
          <table:table-cell table:style-name="ce4" table:formula="of:=[$Redistribution_central.I32]" office:value-type="float" office:value="9.43464948426753" calcext:value-type="float">
            <text:p>9.43464948426753</text:p>
          </table:table-cell>
          <table:table-cell table:style-name="ce4"/>
          <table:table-cell/>
          <table:table-cell table:style-name="ce4" table:formula="of:=[$redistribution_low.F32]" office:value-type="float" office:value="6.652616279387" calcext:value-type="float">
            <text:p>6.652616279387</text:p>
          </table:table-cell>
          <table:table-cell table:style-name="ce4" table:formula="of:=[$redistribution_low.G32]" office:value-type="float" office:value="11.4955462435213" calcext:value-type="float">
            <text:p>11.4955462435213</text:p>
          </table:table-cell>
          <table:table-cell table:style-name="ce4" table:formula="of:=[$redistribution_low.H32]" office:value-type="float" office:value="8.45341896190893" calcext:value-type="float">
            <text:p>8.45341896190893</text:p>
          </table:table-cell>
          <table:table-cell table:style-name="ce4" table:formula="of:=[$redistribution_low.I32]" office:value-type="float" office:value="9.2057851063619" calcext:value-type="float">
            <text:p>9.2057851063619</text:p>
          </table:table-cell>
          <table:table-cell table:number-columns-repeated="47"/>
        </table:table-row>
        <table:table-row table:style-name="ro6">
          <table:table-cell table:style-name="ce4" table:formula="of:=[.A35]+1" office:value-type="float" office:value="80" calcext:value-type="float">
            <text:p>80</text:p>
          </table:table-cell>
          <table:table-cell table:style-name="ce4" table:formula="of:=[$Redistribution_high.F33]" office:value-type="float" office:value="7.06402517858454" calcext:value-type="float">
            <text:p>7.06402517858454</text:p>
          </table:table-cell>
          <table:table-cell table:style-name="ce4" table:formula="of:=[$Redistribution_high.G33]" office:value-type="float" office:value="12.1280389891846" calcext:value-type="float">
            <text:p>12.1280389891846</text:p>
          </table:table-cell>
          <table:table-cell table:style-name="ce4" table:formula="of:=[$Redistribution_high.H33]" office:value-type="float" office:value="8.71392893697772" calcext:value-type="float">
            <text:p>8.71392893697772</text:p>
          </table:table-cell>
          <table:table-cell table:style-name="ce4" table:formula="of:=[$Redistribution_high.I33]" office:value-type="float" office:value="9.54403131925979" calcext:value-type="float">
            <text:p>9.54403131925979</text:p>
          </table:table-cell>
          <table:table-cell table:style-name="ce4"/>
          <table:table-cell/>
          <table:table-cell table:style-name="ce4" table:formula="of:=[$Redistribution_central.F33]" office:value-type="float" office:value="6.81272724535133" calcext:value-type="float">
            <text:p>6.81272724535133</text:p>
          </table:table-cell>
          <table:table-cell table:style-name="ce4" table:formula="of:=[$Redistribution_central.G33]" office:value-type="float" office:value="11.3504990925332" calcext:value-type="float">
            <text:p>11.3504990925332</text:p>
          </table:table-cell>
          <table:table-cell table:style-name="ce4" table:formula="of:=[$Redistribution_central.H33]" office:value-type="float" office:value="8.44781852923742" calcext:value-type="float">
            <text:p>8.44781852923742</text:p>
          </table:table-cell>
          <table:table-cell table:style-name="ce4" table:formula="of:=[$Redistribution_central.I33]" office:value-type="float" office:value="9.39999754723718" calcext:value-type="float">
            <text:p>9.39999754723718</text:p>
          </table:table-cell>
          <table:table-cell table:style-name="ce4"/>
          <table:table-cell/>
          <table:table-cell table:style-name="ce4" table:formula="of:=[$redistribution_low.F33]" office:value-type="float" office:value="6.69682069071395" calcext:value-type="float">
            <text:p>6.69682069071395</text:p>
          </table:table-cell>
          <table:table-cell table:style-name="ce4" table:formula="of:=[$redistribution_low.G33]" office:value-type="float" office:value="11.2384479711237" calcext:value-type="float">
            <text:p>11.2384479711237</text:p>
          </table:table-cell>
          <table:table-cell table:style-name="ce4" table:formula="of:=[$redistribution_low.H33]" office:value-type="float" office:value="8.40185685549694" calcext:value-type="float">
            <text:p>8.40185685549694</text:p>
          </table:table-cell>
          <table:table-cell table:style-name="ce4" table:formula="of:=[$redistribution_low.I33]" office:value-type="float" office:value="8.93852523766417" calcext:value-type="float">
            <text:p>8.93852523766417</text:p>
          </table:table-cell>
          <table:table-cell table:number-columns-repeated="47"/>
        </table:table-row>
        <table:table-row table:style-name="ro7">
          <table:table-cell table:style-name="ce4" table:formula="of:=[.A36]+1" office:value-type="float" office:value="81" calcext:value-type="float">
            <text:p>81</text:p>
          </table:table-cell>
          <table:table-cell table:style-name="ce4" table:formula="of:=[$Redistribution_high.F34]" office:value-type="float" office:value="6.84498069408414" calcext:value-type="float">
            <text:p>6.84498069408414</text:p>
          </table:table-cell>
          <table:table-cell table:style-name="ce4" table:formula="of:=[$Redistribution_high.G34]" office:value-type="float" office:value="12.2442476719334" calcext:value-type="float">
            <text:p>12.2442476719334</text:p>
          </table:table-cell>
          <table:table-cell table:style-name="ce4" table:formula="of:=[$Redistribution_high.H34]" office:value-type="float" office:value="8.38882340483717" calcext:value-type="float">
            <text:p>8.38882340483717</text:p>
          </table:table-cell>
          <table:table-cell table:style-name="ce4" table:formula="of:=[$Redistribution_high.I34]" office:value-type="float" office:value="9.19210583350853" calcext:value-type="float">
            <text:p>9.19210583350853</text:p>
          </table:table-cell>
          <table:table-cell table:style-name="ce4"/>
          <table:table-cell/>
          <table:table-cell table:style-name="ce4" table:formula="of:=[$Redistribution_central.F34]" office:value-type="float" office:value="6.54741190931596" calcext:value-type="float">
            <text:p>6.54741190931596</text:p>
          </table:table-cell>
          <table:table-cell table:style-name="ce4" table:formula="of:=[$Redistribution_central.G34]" office:value-type="float" office:value="11.2682068776169" calcext:value-type="float">
            <text:p>11.2682068776169</text:p>
          </table:table-cell>
          <table:table-cell table:style-name="ce4" table:formula="of:=[$Redistribution_central.H34]" office:value-type="float" office:value="8.46205590316614" calcext:value-type="float">
            <text:p>8.46205590316614</text:p>
          </table:table-cell>
          <table:table-cell table:style-name="ce4" table:formula="of:=[$Redistribution_central.I34]" office:value-type="float" office:value="8.46999080878566" calcext:value-type="float">
            <text:p>8.46999080878566</text:p>
          </table:table-cell>
          <table:table-cell table:style-name="ce4"/>
          <table:table-cell/>
          <table:table-cell table:style-name="ce4" table:formula="of:=[$redistribution_low.F34]" office:value-type="float" office:value="6.51790165659954" calcext:value-type="float">
            <text:p>6.51790165659954</text:p>
          </table:table-cell>
          <table:table-cell table:style-name="ce4" table:formula="of:=[$redistribution_low.G34]" office:value-type="float" office:value="11.7676012820075" calcext:value-type="float">
            <text:p>11.7676012820075</text:p>
          </table:table-cell>
          <table:table-cell table:style-name="ce4" table:formula="of:=[$redistribution_low.H34]" office:value-type="float" office:value="8.46691502086634" calcext:value-type="float">
            <text:p>8.46691502086634</text:p>
          </table:table-cell>
          <table:table-cell table:style-name="ce4" table:formula="of:=[$redistribution_low.I34]" office:value-type="float" office:value="8.59163567265282" calcext:value-type="float">
            <text:p>8.59163567265282</text:p>
          </table:table-cell>
          <table:table-cell table:number-columns-repeated="47"/>
        </table:table-row>
        <table:table-row table:style-name="ro7">
          <table:table-cell table:style-name="ce4" table:formula="of:=[.A37]+1" office:value-type="float" office:value="82" calcext:value-type="float">
            <text:p>82</text:p>
          </table:table-cell>
          <table:table-cell table:style-name="ce4" table:formula="of:=[$Redistribution_high.F35]" office:value-type="float" office:value="7.23727580660817" calcext:value-type="float">
            <text:p>7.23727580660817</text:p>
          </table:table-cell>
          <table:table-cell table:style-name="ce4" table:formula="of:=[$Redistribution_high.G35]" office:value-type="float" office:value="11.5906186992127" calcext:value-type="float">
            <text:p>11.5906186992127</text:p>
          </table:table-cell>
          <table:table-cell table:style-name="ce4" table:formula="of:=[$Redistribution_high.H35]" office:value-type="float" office:value="8.20156906765473" calcext:value-type="float">
            <text:p>8.20156906765473</text:p>
          </table:table-cell>
          <table:table-cell table:style-name="ce4" table:formula="of:=[$Redistribution_high.I35]" office:value-type="float" office:value="9.53606379138873" calcext:value-type="float">
            <text:p>9.53606379138873</text:p>
          </table:table-cell>
          <table:table-cell table:style-name="ce4"/>
          <table:table-cell/>
          <table:table-cell table:style-name="ce4" table:formula="of:=[$Redistribution_central.F35]" office:value-type="float" office:value="6.87463498681854" calcext:value-type="float">
            <text:p>6.87463498681854</text:p>
          </table:table-cell>
          <table:table-cell table:style-name="ce4" table:formula="of:=[$Redistribution_central.G35]" office:value-type="float" office:value="12.0711372711564" calcext:value-type="float">
            <text:p>12.0711372711564</text:p>
          </table:table-cell>
          <table:table-cell table:style-name="ce4" table:formula="of:=[$Redistribution_central.H35]" office:value-type="float" office:value="8.41432236745954" calcext:value-type="float">
            <text:p>8.41432236745954</text:p>
          </table:table-cell>
          <table:table-cell table:style-name="ce4" table:formula="of:=[$Redistribution_central.I35]" office:value-type="float" office:value="9.46868729426633" calcext:value-type="float">
            <text:p>9.46868729426633</text:p>
          </table:table-cell>
          <table:table-cell table:style-name="ce4"/>
          <table:table-cell/>
          <table:table-cell table:style-name="ce4" table:formula="of:=[$redistribution_low.F35]" office:value-type="float" office:value="6.95452143918061" calcext:value-type="float">
            <text:p>6.95452143918061</text:p>
          </table:table-cell>
          <table:table-cell table:style-name="ce4" table:formula="of:=[$redistribution_low.G35]" office:value-type="float" office:value="12.1974739920536" calcext:value-type="float">
            <text:p>12.1974739920536</text:p>
          </table:table-cell>
          <table:table-cell table:style-name="ce4" table:formula="of:=[$redistribution_low.H35]" office:value-type="float" office:value="8.57689554121001" calcext:value-type="float">
            <text:p>8.57689554121001</text:p>
          </table:table-cell>
          <table:table-cell table:style-name="ce4" table:formula="of:=[$redistribution_low.I35]" office:value-type="float" office:value="9.32151337826145" calcext:value-type="float">
            <text:p>9.32151337826145</text:p>
          </table:table-cell>
          <table:table-cell table:number-columns-repeated="47"/>
        </table:table-row>
        <table:table-row table:style-name="ro6">
          <table:table-cell table:style-name="ce4" table:formula="of:=[.A38]+1" office:value-type="float" office:value="83" calcext:value-type="float">
            <text:p>83</text:p>
          </table:table-cell>
          <table:table-cell table:style-name="ce4" table:formula="of:=[$Redistribution_high.F36]" office:value-type="float" office:value="7.05225174297986" calcext:value-type="float">
            <text:p>7.05225174297986</text:p>
          </table:table-cell>
          <table:table-cell table:style-name="ce4" table:formula="of:=[$Redistribution_high.G36]" office:value-type="float" office:value="12.1095343548386" calcext:value-type="float">
            <text:p>12.1095343548386</text:p>
          </table:table-cell>
          <table:table-cell table:style-name="ce4" table:formula="of:=[$Redistribution_high.H36]" office:value-type="float" office:value="8.40241358718001" calcext:value-type="float">
            <text:p>8.40241358718001</text:p>
          </table:table-cell>
          <table:table-cell table:style-name="ce4" table:formula="of:=[$Redistribution_high.I36]" office:value-type="float" office:value="9.72071602166905" calcext:value-type="float">
            <text:p>9.72071602166905</text:p>
          </table:table-cell>
          <table:table-cell table:style-name="ce4"/>
          <table:table-cell/>
          <table:table-cell table:style-name="ce4" table:formula="of:=[$Redistribution_central.F36]" office:value-type="float" office:value="7.13568377137868" calcext:value-type="float">
            <text:p>7.13568377137868</text:p>
          </table:table-cell>
          <table:table-cell table:style-name="ce4" table:formula="of:=[$Redistribution_central.G36]" office:value-type="float" office:value="11.9502469371178" calcext:value-type="float">
            <text:p>11.9502469371178</text:p>
          </table:table-cell>
          <table:table-cell table:style-name="ce4" table:formula="of:=[$Redistribution_central.H36]" office:value-type="float" office:value="8.60320406694714" calcext:value-type="float">
            <text:p>8.60320406694714</text:p>
          </table:table-cell>
          <table:table-cell table:style-name="ce4" table:formula="of:=[$Redistribution_central.I36]" office:value-type="float" office:value="9.36099875414826" calcext:value-type="float">
            <text:p>9.36099875414826</text:p>
          </table:table-cell>
          <table:table-cell table:style-name="ce4"/>
          <table:table-cell/>
          <table:table-cell table:style-name="ce4" table:formula="of:=[$redistribution_low.F36]" office:value-type="float" office:value="7.24669197762221" calcext:value-type="float">
            <text:p>7.24669197762221</text:p>
          </table:table-cell>
          <table:table-cell table:style-name="ce4" table:formula="of:=[$redistribution_low.G36]" office:value-type="float" office:value="12.1582891684209" calcext:value-type="float">
            <text:p>12.1582891684209</text:p>
          </table:table-cell>
          <table:table-cell table:style-name="ce4" table:formula="of:=[$redistribution_low.H36]" office:value-type="float" office:value="8.59039734319834" calcext:value-type="float">
            <text:p>8.59039734319834</text:p>
          </table:table-cell>
          <table:table-cell table:style-name="ce4" table:formula="of:=[$redistribution_low.I36]" office:value-type="float" office:value="9.70556367192297" calcext:value-type="float">
            <text:p>9.70556367192297</text:p>
          </table:table-cell>
          <table:table-cell table:number-columns-repeated="47"/>
        </table:table-row>
        <table:table-row table:style-name="ro6">
          <table:table-cell table:style-name="ce4" table:formula="of:=[.A39]+1" office:value-type="float" office:value="84" calcext:value-type="float">
            <text:p>84</text:p>
          </table:table-cell>
          <table:table-cell table:style-name="ce4" table:formula="of:=[$Redistribution_high.F37]" office:value-type="float" office:value="7.06497475226171" calcext:value-type="float">
            <text:p>7.06497475226171</text:p>
          </table:table-cell>
          <table:table-cell table:style-name="ce4" table:formula="of:=[$Redistribution_high.G37]" office:value-type="float" office:value="12.6040009155358" calcext:value-type="float">
            <text:p>12.6040009155358</text:p>
          </table:table-cell>
          <table:table-cell table:style-name="ce4" table:formula="of:=[$Redistribution_high.H37]" office:value-type="float" office:value="8.3768920110809" calcext:value-type="float">
            <text:p>8.3768920110809</text:p>
          </table:table-cell>
          <table:table-cell table:style-name="ce4" table:formula="of:=[$Redistribution_high.I37]" office:value-type="float" office:value="10.1394239289482" calcext:value-type="float">
            <text:p>10.1394239289482</text:p>
          </table:table-cell>
          <table:table-cell table:style-name="ce4"/>
          <table:table-cell/>
          <table:table-cell table:style-name="ce4" table:formula="of:=[$Redistribution_central.F37]" office:value-type="float" office:value="7.01055740752397" calcext:value-type="float">
            <text:p>7.01055740752397</text:p>
          </table:table-cell>
          <table:table-cell table:style-name="ce4" table:formula="of:=[$Redistribution_central.G37]" office:value-type="float" office:value="12.1330105115893" calcext:value-type="float">
            <text:p>12.1330105115893</text:p>
          </table:table-cell>
          <table:table-cell table:style-name="ce4" table:formula="of:=[$Redistribution_central.H37]" office:value-type="float" office:value="8.65291906184049" calcext:value-type="float">
            <text:p>8.65291906184049</text:p>
          </table:table-cell>
          <table:table-cell table:style-name="ce4" table:formula="of:=[$Redistribution_central.I37]" office:value-type="float" office:value="9.30383444082379" calcext:value-type="float">
            <text:p>9.30383444082379</text:p>
          </table:table-cell>
          <table:table-cell table:style-name="ce4"/>
          <table:table-cell/>
          <table:table-cell table:style-name="ce4" table:formula="of:=[$redistribution_low.F37]" office:value-type="float" office:value="7.1355664222061" calcext:value-type="float">
            <text:p>7.1355664222061</text:p>
          </table:table-cell>
          <table:table-cell table:style-name="ce4" table:formula="of:=[$redistribution_low.G37]" office:value-type="float" office:value="11.7945824403525" calcext:value-type="float">
            <text:p>11.7945824403525</text:p>
          </table:table-cell>
          <table:table-cell table:style-name="ce4" table:formula="of:=[$redistribution_low.H37]" office:value-type="float" office:value="8.62843289635697" calcext:value-type="float">
            <text:p>8.62843289635697</text:p>
          </table:table-cell>
          <table:table-cell table:style-name="ce4" table:formula="of:=[$redistribution_low.I37]" office:value-type="float" office:value="9.53705041934031" calcext:value-type="float">
            <text:p>9.53705041934031</text:p>
          </table:table-cell>
          <table:table-cell table:number-columns-repeated="47"/>
        </table:table-row>
        <table:table-row table:style-name="ro6">
          <table:table-cell table:style-name="ce4" table:formula="of:=[.A40]+1" office:value-type="float" office:value="85" calcext:value-type="float">
            <text:p>85</text:p>
          </table:table-cell>
          <table:table-cell table:style-name="ce4" table:formula="of:=[$Redistribution_high.F38]" office:value-type="float" office:value="6.78719532861463" calcext:value-type="float">
            <text:p>6.78719532861463</text:p>
          </table:table-cell>
          <table:table-cell table:style-name="ce4" table:formula="of:=[$Redistribution_high.G38]" office:value-type="float" office:value="13.0399018938152" calcext:value-type="float">
            <text:p>13.0399018938152</text:p>
          </table:table-cell>
          <table:table-cell table:style-name="ce4" table:formula="of:=[$Redistribution_high.H38]" office:value-type="float" office:value="8.38120614124139" calcext:value-type="float">
            <text:p>8.38120614124139</text:p>
          </table:table-cell>
          <table:table-cell table:style-name="ce4" table:formula="of:=[$Redistribution_high.I38]" office:value-type="float" office:value="9.5515845922666" calcext:value-type="float">
            <text:p>9.5515845922666</text:p>
          </table:table-cell>
          <table:table-cell table:style-name="ce4"/>
          <table:table-cell/>
          <table:table-cell table:style-name="ce4" table:formula="of:=[$Redistribution_central.F38]" office:value-type="float" office:value="6.7380365548872" calcext:value-type="float">
            <text:p>6.7380365548872</text:p>
          </table:table-cell>
          <table:table-cell table:style-name="ce4" table:formula="of:=[$Redistribution_central.G38]" office:value-type="float" office:value="12.2100223263213" calcext:value-type="float">
            <text:p>12.2100223263213</text:p>
          </table:table-cell>
          <table:table-cell table:style-name="ce4" table:formula="of:=[$Redistribution_central.H38]" office:value-type="float" office:value="8.53824200115379" calcext:value-type="float">
            <text:p>8.53824200115379</text:p>
          </table:table-cell>
          <table:table-cell table:style-name="ce4" table:formula="of:=[$Redistribution_central.I38]" office:value-type="float" office:value="8.71531905918845" calcext:value-type="float">
            <text:p>8.71531905918845</text:p>
          </table:table-cell>
          <table:table-cell table:style-name="ce4"/>
          <table:table-cell/>
          <table:table-cell table:style-name="ce4" table:formula="of:=[$redistribution_low.F38]" office:value-type="float" office:value="6.81141550594696" calcext:value-type="float">
            <text:p>6.81141550594696</text:p>
          </table:table-cell>
          <table:table-cell table:style-name="ce4" table:formula="of:=[$redistribution_low.G38]" office:value-type="float" office:value="11.9788595493788" calcext:value-type="float">
            <text:p>11.9788595493788</text:p>
          </table:table-cell>
          <table:table-cell table:style-name="ce4" table:formula="of:=[$redistribution_low.H38]" office:value-type="float" office:value="8.55408836691398" calcext:value-type="float">
            <text:p>8.55408836691398</text:p>
          </table:table-cell>
          <table:table-cell table:style-name="ce4" table:formula="of:=[$redistribution_low.I38]" office:value-type="float" office:value="9.17160449413355" calcext:value-type="float">
            <text:p>9.17160449413355</text:p>
          </table:table-cell>
          <table:table-cell table:number-columns-repeated="47"/>
        </table:table-row>
        <table:table-row table:style-name="ro6">
          <table:table-cell table:style-name="ce4" table:formula="of:=[.A41]+1" office:value-type="float" office:value="86" calcext:value-type="float">
            <text:p>86</text:p>
          </table:table-cell>
          <table:table-cell table:style-name="ce4" table:formula="of:=[$Redistribution_high.F39]" office:value-type="float" office:value="6.77859433697016" calcext:value-type="float">
            <text:p>6.77859433697016</text:p>
          </table:table-cell>
          <table:table-cell table:style-name="ce4" table:formula="of:=[$Redistribution_high.G39]" office:value-type="float" office:value="11.6831323836729" calcext:value-type="float">
            <text:p>11.6831323836729</text:p>
          </table:table-cell>
          <table:table-cell table:style-name="ce4" table:formula="of:=[$Redistribution_high.H39]" office:value-type="float" office:value="8.0275572259583" calcext:value-type="float">
            <text:p>8.0275572259583</text:p>
          </table:table-cell>
          <table:table-cell table:style-name="ce4" table:formula="of:=[$Redistribution_high.I39]" office:value-type="float" office:value="9.58769751674089" calcext:value-type="float">
            <text:p>9.58769751674089</text:p>
          </table:table-cell>
          <table:table-cell table:style-name="ce4"/>
          <table:table-cell/>
          <table:table-cell table:style-name="ce4" table:formula="of:=[$Redistribution_central.F39]" office:value-type="float" office:value="6.7871352167909" calcext:value-type="float">
            <text:p>6.7871352167909</text:p>
          </table:table-cell>
          <table:table-cell table:style-name="ce4" table:formula="of:=[$Redistribution_central.G39]" office:value-type="float" office:value="11.6583188749733" calcext:value-type="float">
            <text:p>11.6583188749733</text:p>
          </table:table-cell>
          <table:table-cell table:style-name="ce4" table:formula="of:=[$Redistribution_central.H39]" office:value-type="float" office:value="8.21278113160103" calcext:value-type="float">
            <text:p>8.21278113160103</text:p>
          </table:table-cell>
          <table:table-cell table:style-name="ce4" table:formula="of:=[$Redistribution_central.I39]" office:value-type="float" office:value="9.40840861559822" calcext:value-type="float">
            <text:p>9.40840861559822</text:p>
          </table:table-cell>
          <table:table-cell table:style-name="ce4"/>
          <table:table-cell/>
          <table:table-cell table:style-name="ce4" table:formula="of:=[$redistribution_low.F39]" office:value-type="float" office:value="7.27863654146607" calcext:value-type="float">
            <text:p>7.27863654146607</text:p>
          </table:table-cell>
          <table:table-cell table:style-name="ce4" table:formula="of:=[$redistribution_low.G39]" office:value-type="float" office:value="11.854543283042" calcext:value-type="float">
            <text:p>11.854543283042</text:p>
          </table:table-cell>
          <table:table-cell table:style-name="ce4" table:formula="of:=[$redistribution_low.H39]" office:value-type="float" office:value="8.65013545616997" calcext:value-type="float">
            <text:p>8.65013545616997</text:p>
          </table:table-cell>
          <table:table-cell table:style-name="ce4" table:formula="of:=[$redistribution_low.I39]" office:value-type="float" office:value="9.61545061325429" calcext:value-type="float">
            <text:p>9.61545061325429</text:p>
          </table:table-cell>
          <table:table-cell table:number-columns-repeated="47"/>
        </table:table-row>
        <table:table-row table:style-name="ro7">
          <table:table-cell table:style-name="ce4" table:formula="of:=[.A42]+1" office:value-type="float" office:value="87" calcext:value-type="float">
            <text:p>87</text:p>
          </table:table-cell>
          <table:table-cell table:style-name="ce4" table:formula="of:=[$Redistribution_high.F40]" office:value-type="float" office:value="6.79893782283597" calcext:value-type="float">
            <text:p>6.79893782283597</text:p>
          </table:table-cell>
          <table:table-cell table:style-name="ce4" table:formula="of:=[$Redistribution_high.G40]" office:value-type="float" office:value="12.1360013298181" calcext:value-type="float">
            <text:p>12.1360013298181</text:p>
          </table:table-cell>
          <table:table-cell table:style-name="ce4" table:formula="of:=[$Redistribution_high.H40]" office:value-type="float" office:value="7.98765001229068" calcext:value-type="float">
            <text:p>7.98765001229068</text:p>
          </table:table-cell>
          <table:table-cell table:style-name="ce4" table:formula="of:=[$Redistribution_high.I40]" office:value-type="float" office:value="10.0013304100636" calcext:value-type="float">
            <text:p>10.0013304100636</text:p>
          </table:table-cell>
          <table:table-cell table:style-name="ce4"/>
          <table:table-cell/>
          <table:table-cell table:style-name="ce4" table:formula="of:=[$Redistribution_central.F40]" office:value-type="float" office:value="6.93354674001664" calcext:value-type="float">
            <text:p>6.93354674001664</text:p>
          </table:table-cell>
          <table:table-cell table:style-name="ce4" table:formula="of:=[$Redistribution_central.G40]" office:value-type="float" office:value="11.3002394881159" calcext:value-type="float">
            <text:p>11.3002394881159</text:p>
          </table:table-cell>
          <table:table-cell table:style-name="ce4" table:formula="of:=[$Redistribution_central.H40]" office:value-type="float" office:value="8.26222208952823" calcext:value-type="float">
            <text:p>8.26222208952823</text:p>
          </table:table-cell>
          <table:table-cell table:style-name="ce4" table:formula="of:=[$Redistribution_central.I40]" office:value-type="float" office:value="9.20641818483558" calcext:value-type="float">
            <text:p>9.20641818483558</text:p>
          </table:table-cell>
          <table:table-cell table:style-name="ce4"/>
          <table:table-cell/>
          <table:table-cell table:style-name="ce4" table:formula="of:=[$redistribution_low.F40]" office:value-type="float" office:value="6.96175341795621" calcext:value-type="float">
            <text:p>6.96175341795621</text:p>
          </table:table-cell>
          <table:table-cell table:style-name="ce4" table:formula="of:=[$redistribution_low.G40]" office:value-type="float" office:value="11.8815662563658" calcext:value-type="float">
            <text:p>11.8815662563658</text:p>
          </table:table-cell>
          <table:table-cell table:style-name="ce4" table:formula="of:=[$redistribution_low.H40]" office:value-type="float" office:value="8.25254973122442" calcext:value-type="float">
            <text:p>8.25254973122442</text:p>
          </table:table-cell>
          <table:table-cell table:style-name="ce4" table:formula="of:=[$redistribution_low.I40]" office:value-type="float" office:value="9.39076337579735" calcext:value-type="float">
            <text:p>9.39076337579735</text:p>
          </table:table-cell>
          <table:table-cell table:number-columns-repeated="47"/>
        </table:table-row>
        <table:table-row table:style-name="ro6">
          <table:table-cell table:style-name="ce4" table:formula="of:=[.A43]+1" office:value-type="float" office:value="88" calcext:value-type="float">
            <text:p>88</text:p>
          </table:table-cell>
          <table:table-cell table:style-name="ce4" table:formula="of:=[$Redistribution_high.F41]" office:value-type="float" office:value="6.9921973804791" calcext:value-type="float">
            <text:p>6.9921973804791</text:p>
          </table:table-cell>
          <table:table-cell table:style-name="ce4" table:formula="of:=[$Redistribution_high.G41]" office:value-type="float" office:value="12.1220831097763" calcext:value-type="float">
            <text:p>12.1220831097763</text:p>
          </table:table-cell>
          <table:table-cell table:style-name="ce4" table:formula="of:=[$Redistribution_high.H41]" office:value-type="float" office:value="8.19797718072103" calcext:value-type="float">
            <text:p>8.19797718072103</text:p>
          </table:table-cell>
          <table:table-cell table:style-name="ce4" table:formula="of:=[$Redistribution_high.I41]" office:value-type="float" office:value="10.1646444802374" calcext:value-type="float">
            <text:p>10.1646444802374</text:p>
          </table:table-cell>
          <table:table-cell table:style-name="ce4"/>
          <table:table-cell/>
          <table:table-cell table:style-name="ce4" table:formula="of:=[$Redistribution_central.F41]" office:value-type="float" office:value="6.67581887605798" calcext:value-type="float">
            <text:p>6.67581887605798</text:p>
          </table:table-cell>
          <table:table-cell table:style-name="ce4" table:formula="of:=[$Redistribution_central.G41]" office:value-type="float" office:value="10.7458473082995" calcext:value-type="float">
            <text:p>10.7458473082995</text:p>
          </table:table-cell>
          <table:table-cell table:style-name="ce4" table:formula="of:=[$Redistribution_central.H41]" office:value-type="float" office:value="7.76457249099973" calcext:value-type="float">
            <text:p>7.76457249099973</text:p>
          </table:table-cell>
          <table:table-cell table:style-name="ce4" table:formula="of:=[$Redistribution_central.I41]" office:value-type="float" office:value="8.83736618972684" calcext:value-type="float">
            <text:p>8.83736618972684</text:p>
          </table:table-cell>
          <table:table-cell table:style-name="ce4"/>
          <table:table-cell/>
          <table:table-cell table:style-name="ce4" table:formula="of:=[$redistribution_low.F41]" office:value-type="float" office:value="6.68231528142611" calcext:value-type="float">
            <text:p>6.68231528142611</text:p>
          </table:table-cell>
          <table:table-cell table:style-name="ce4" table:formula="of:=[$redistribution_low.G41]" office:value-type="float" office:value="11.3999826902895" calcext:value-type="float">
            <text:p>11.3999826902895</text:p>
          </table:table-cell>
          <table:table-cell table:style-name="ce4" table:formula="of:=[$redistribution_low.H41]" office:value-type="float" office:value="7.89556537165086" calcext:value-type="float">
            <text:p>7.89556537165086</text:p>
          </table:table-cell>
          <table:table-cell table:style-name="ce4" table:formula="of:=[$redistribution_low.I41]" office:value-type="float" office:value="9.25061740140449" calcext:value-type="float">
            <text:p>9.25061740140449</text:p>
          </table:table-cell>
          <table:table-cell table:number-columns-repeated="47"/>
        </table:table-row>
        <table:table-row table:style-name="ro7">
          <table:table-cell table:style-name="ce4" table:formula="of:=[.A44]+1" office:value-type="float" office:value="89" calcext:value-type="float">
            <text:p>89</text:p>
          </table:table-cell>
          <table:table-cell table:style-name="ce4" table:formula="of:=[$Redistribution_high.F42]" office:value-type="float" office:value="6.70952582613591" calcext:value-type="float">
            <text:p>6.70952582613591</text:p>
          </table:table-cell>
          <table:table-cell table:style-name="ce4" table:formula="of:=[$Redistribution_high.G42]" office:value-type="float" office:value="13.0995838470317" calcext:value-type="float">
            <text:p>13.0995838470317</text:p>
          </table:table-cell>
          <table:table-cell table:style-name="ce4" table:formula="of:=[$Redistribution_high.H42]" office:value-type="float" office:value="8.2282803992121" calcext:value-type="float">
            <text:p>8.2282803992121</text:p>
          </table:table-cell>
          <table:table-cell table:style-name="ce4" table:formula="of:=[$Redistribution_high.I42]" office:value-type="float" office:value="9.57650224916844" calcext:value-type="float">
            <text:p>9.57650224916844</text:p>
          </table:table-cell>
          <table:table-cell table:style-name="ce4"/>
          <table:table-cell/>
          <table:table-cell table:style-name="ce4" table:formula="of:=[$Redistribution_central.F42]" office:value-type="float" office:value="6.39556707323154" calcext:value-type="float">
            <text:p>6.39556707323154</text:p>
          </table:table-cell>
          <table:table-cell table:style-name="ce4" table:formula="of:=[$Redistribution_central.G42]" office:value-type="float" office:value="11.2913968388725" calcext:value-type="float">
            <text:p>11.2913968388725</text:p>
          </table:table-cell>
          <table:table-cell table:style-name="ce4" table:formula="of:=[$Redistribution_central.H42]" office:value-type="float" office:value="7.96503433745203" calcext:value-type="float">
            <text:p>7.96503433745203</text:p>
          </table:table-cell>
          <table:table-cell table:style-name="ce4" table:formula="of:=[$Redistribution_central.I42]" office:value-type="float" office:value="8.83442761327859" calcext:value-type="float">
            <text:p>8.83442761327859</text:p>
          </table:table-cell>
          <table:table-cell table:style-name="ce4"/>
          <table:table-cell/>
          <table:table-cell table:style-name="ce4" table:formula="of:=[$redistribution_low.F42]" office:value-type="float" office:value="6.66915096029613" calcext:value-type="float">
            <text:p>6.66915096029613</text:p>
          </table:table-cell>
          <table:table-cell table:style-name="ce4" table:formula="of:=[$redistribution_low.G42]" office:value-type="float" office:value="11.5717461263759" calcext:value-type="float">
            <text:p>11.5717461263759</text:p>
          </table:table-cell>
          <table:table-cell table:style-name="ce4" table:formula="of:=[$redistribution_low.H42]" office:value-type="float" office:value="8.11830763372154" calcext:value-type="float">
            <text:p>8.11830763372154</text:p>
          </table:table-cell>
          <table:table-cell table:style-name="ce4" table:formula="of:=[$redistribution_low.I42]" office:value-type="float" office:value="9.10410924875477" calcext:value-type="float">
            <text:p>9.10410924875477</text:p>
          </table:table-cell>
          <table:table-cell table:number-columns-repeated="47"/>
        </table:table-row>
        <table:table-row table:style-name="ro7">
          <table:table-cell table:style-name="ce4" table:formula="of:=[.A45]+1" office:value-type="float" office:value="90" calcext:value-type="float">
            <text:p>90</text:p>
          </table:table-cell>
          <table:table-cell table:style-name="ce4" table:formula="of:=[$Redistribution_high.F43]" office:value-type="float" office:value="7.39681755770773" calcext:value-type="float">
            <text:p>7.39681755770773</text:p>
          </table:table-cell>
          <table:table-cell table:style-name="ce4" table:formula="of:=[$Redistribution_high.G43]" office:value-type="float" office:value="13.6703304260717" calcext:value-type="float">
            <text:p>13.6703304260717</text:p>
          </table:table-cell>
          <table:table-cell table:style-name="ce4" table:formula="of:=[$Redistribution_high.H43]" office:value-type="float" office:value="8.75792234807073" calcext:value-type="float">
            <text:p>8.75792234807073</text:p>
          </table:table-cell>
          <table:table-cell table:style-name="ce4" table:formula="of:=[$Redistribution_high.I43]" office:value-type="float" office:value="11.7184568866956" calcext:value-type="float">
            <text:p>11.7184568866956</text:p>
          </table:table-cell>
          <table:table-cell table:style-name="ce4"/>
          <table:table-cell/>
          <table:table-cell table:style-name="ce4" table:formula="of:=[$Redistribution_central.F43]" office:value-type="float" office:value="6.78754574356095" calcext:value-type="float">
            <text:p>6.78754574356095</text:p>
          </table:table-cell>
          <table:table-cell table:style-name="ce4" table:formula="of:=[$Redistribution_central.G43]" office:value-type="float" office:value="10.8793389089491" calcext:value-type="float">
            <text:p>10.8793389089491</text:p>
          </table:table-cell>
          <table:table-cell table:style-name="ce4" table:formula="of:=[$Redistribution_central.H43]" office:value-type="float" office:value="8.17016996278971" calcext:value-type="float">
            <text:p>8.17016996278971</text:p>
          </table:table-cell>
          <table:table-cell table:style-name="ce4" table:formula="of:=[$Redistribution_central.I43]" office:value-type="float" office:value="8.82996887210491" calcext:value-type="float">
            <text:p>8.82996887210491</text:p>
          </table:table-cell>
          <table:table-cell table:style-name="ce4"/>
          <table:table-cell/>
          <table:table-cell table:style-name="ce4" table:formula="of:=[$redistribution_low.F43]" office:value-type="float" office:value="6.98128917384647" calcext:value-type="float">
            <text:p>6.98128917384647</text:p>
          </table:table-cell>
          <table:table-cell table:style-name="ce4" table:formula="of:=[$redistribution_low.G43]" office:value-type="float" office:value="12.0073943952281" calcext:value-type="float">
            <text:p>12.0073943952281</text:p>
          </table:table-cell>
          <table:table-cell table:style-name="ce4" table:formula="of:=[$redistribution_low.H43]" office:value-type="float" office:value="8.30011806084719" calcext:value-type="float">
            <text:p>8.30011806084719</text:p>
          </table:table-cell>
          <table:table-cell table:style-name="ce4" table:formula="of:=[$redistribution_low.I43]" office:value-type="float" office:value="9.45854142812422" calcext:value-type="float">
            <text:p>9.45854142812422</text:p>
          </table:table-cell>
          <table:table-cell table:number-columns-repeated="47"/>
        </table:table-row>
        <table:table-row table:style-name="ro6">
          <table:table-cell table:style-name="ce4" table:formula="of:=[.A46]+1" office:value-type="float" office:value="91" calcext:value-type="float">
            <text:p>91</text:p>
          </table:table-cell>
          <table:table-cell table:style-name="ce4" table:formula="of:=[$Redistribution_high.F44]" office:value-type="float" office:value="7.17305765336807" calcext:value-type="float">
            <text:p>7.17305765336807</text:p>
          </table:table-cell>
          <table:table-cell table:style-name="ce4" table:formula="of:=[$Redistribution_high.G44]" office:value-type="float" office:value="12.2805579711847" calcext:value-type="float">
            <text:p>12.2805579711847</text:p>
          </table:table-cell>
          <table:table-cell table:style-name="ce4" table:formula="of:=[$Redistribution_high.H44]" office:value-type="float" office:value="8.57416691329941" calcext:value-type="float">
            <text:p>8.57416691329941</text:p>
          </table:table-cell>
          <table:table-cell table:style-name="ce4" table:formula="of:=[$Redistribution_high.I44]" office:value-type="float" office:value="10.2169346514477" calcext:value-type="float">
            <text:p>10.2169346514477</text:p>
          </table:table-cell>
          <table:table-cell table:style-name="ce4"/>
          <table:table-cell/>
          <table:table-cell table:style-name="ce4" table:formula="of:=[$Redistribution_central.F44]" office:value-type="float" office:value="7.03858587611551" calcext:value-type="float">
            <text:p>7.03858587611551</text:p>
          </table:table-cell>
          <table:table-cell table:style-name="ce4" table:formula="of:=[$Redistribution_central.G44]" office:value-type="float" office:value="11.7633509004473" calcext:value-type="float">
            <text:p>11.7633509004473</text:p>
          </table:table-cell>
          <table:table-cell table:style-name="ce4" table:formula="of:=[$Redistribution_central.H44]" office:value-type="float" office:value="8.49282005623764" calcext:value-type="float">
            <text:p>8.49282005623764</text:p>
          </table:table-cell>
          <table:table-cell table:style-name="ce4" table:formula="of:=[$Redistribution_central.I44]" office:value-type="float" office:value="9.79822124511473" calcext:value-type="float">
            <text:p>9.79822124511473</text:p>
          </table:table-cell>
          <table:table-cell table:style-name="ce4"/>
          <table:table-cell/>
          <table:table-cell table:style-name="ce4" table:formula="of:=[$redistribution_low.F44]" office:value-type="float" office:value="7.02549482639404" calcext:value-type="float">
            <text:p>7.02549482639404</text:p>
          </table:table-cell>
          <table:table-cell table:style-name="ce4" table:formula="of:=[$redistribution_low.G44]" office:value-type="float" office:value="11.4518191709742" calcext:value-type="float">
            <text:p>11.4518191709742</text:p>
          </table:table-cell>
          <table:table-cell table:style-name="ce4" table:formula="of:=[$redistribution_low.H44]" office:value-type="float" office:value="8.39631345578656" calcext:value-type="float">
            <text:p>8.39631345578656</text:p>
          </table:table-cell>
          <table:table-cell table:style-name="ce4" table:formula="of:=[$redistribution_low.I44]" office:value-type="float" office:value="9.43922706433779" calcext:value-type="float">
            <text:p>9.43922706433779</text:p>
          </table:table-cell>
          <table:table-cell table:number-columns-repeated="47"/>
        </table:table-row>
        <table:table-row table:style-name="ro7">
          <table:table-cell table:style-name="ce4" table:formula="of:=[.A47]+1" office:value-type="float" office:value="92" calcext:value-type="float">
            <text:p>92</text:p>
          </table:table-cell>
          <table:table-cell table:style-name="ce4" table:formula="of:=[$Redistribution_high.F45]" office:value-type="float" office:value="7.31446239459046" calcext:value-type="float">
            <text:p>7.31446239459046</text:p>
          </table:table-cell>
          <table:table-cell table:style-name="ce4" table:formula="of:=[$Redistribution_high.G45]" office:value-type="float" office:value="11.5161452908217" calcext:value-type="float">
            <text:p>11.5161452908217</text:p>
          </table:table-cell>
          <table:table-cell table:style-name="ce4" table:formula="of:=[$Redistribution_high.H45]" office:value-type="float" office:value="9.06494198005151" calcext:value-type="float">
            <text:p>9.06494198005151</text:p>
          </table:table-cell>
          <table:table-cell table:style-name="ce4" table:formula="of:=[$Redistribution_high.I45]" office:value-type="float" office:value="9.97865733035749" calcext:value-type="float">
            <text:p>9.97865733035749</text:p>
          </table:table-cell>
          <table:table-cell table:style-name="ce4"/>
          <table:table-cell/>
          <table:table-cell table:style-name="ce4" table:formula="of:=[$Redistribution_central.F45]" office:value-type="float" office:value="7.10165321760556" calcext:value-type="float">
            <text:p>7.10165321760556</text:p>
          </table:table-cell>
          <table:table-cell table:style-name="ce4" table:formula="of:=[$Redistribution_central.G45]" office:value-type="float" office:value="11.4740051510112" calcext:value-type="float">
            <text:p>11.4740051510112</text:p>
          </table:table-cell>
          <table:table-cell table:style-name="ce4" table:formula="of:=[$Redistribution_central.H45]" office:value-type="float" office:value="8.56322568932182" calcext:value-type="float">
            <text:p>8.56322568932182</text:p>
          </table:table-cell>
          <table:table-cell table:style-name="ce4" table:formula="of:=[$Redistribution_central.I45]" office:value-type="float" office:value="9.67460861618807" calcext:value-type="float">
            <text:p>9.67460861618807</text:p>
          </table:table-cell>
          <table:table-cell table:style-name="ce4"/>
          <table:table-cell/>
          <table:table-cell table:style-name="ce4" table:formula="of:=[$redistribution_low.F45]" office:value-type="float" office:value="6.98133565618918" calcext:value-type="float">
            <text:p>6.98133565618918</text:p>
          </table:table-cell>
          <table:table-cell table:style-name="ce4" table:formula="of:=[$redistribution_low.G45]" office:value-type="float" office:value="11.899218227177" calcext:value-type="float">
            <text:p>11.899218227177</text:p>
          </table:table-cell>
          <table:table-cell table:style-name="ce4" table:formula="of:=[$redistribution_low.H45]" office:value-type="float" office:value="8.3611960451703" calcext:value-type="float">
            <text:p>8.3611960451703</text:p>
          </table:table-cell>
          <table:table-cell table:style-name="ce4" table:formula="of:=[$redistribution_low.I45]" office:value-type="float" office:value="9.74446813281885" calcext:value-type="float">
            <text:p>9.74446813281885</text:p>
          </table:table-cell>
          <table:table-cell table:number-columns-repeated="47"/>
        </table:table-row>
        <table:table-row table:style-name="ro7">
          <table:table-cell table:style-name="ce4" table:formula="of:=[.A48]+1" office:value-type="float" office:value="93" calcext:value-type="float">
            <text:p>93</text:p>
          </table:table-cell>
          <table:table-cell table:style-name="ce4" table:formula="of:=[$Redistribution_high.F46]" office:value-type="float" office:value="7.04408675379316" calcext:value-type="float">
            <text:p>7.04408675379316</text:p>
          </table:table-cell>
          <table:table-cell table:style-name="ce4" table:formula="of:=[$Redistribution_high.G46]" office:value-type="float" office:value="11.8668754463933" calcext:value-type="float">
            <text:p>11.8668754463933</text:p>
          </table:table-cell>
          <table:table-cell table:style-name="ce4" table:formula="of:=[$Redistribution_high.H46]" office:value-type="float" office:value="8.88755213063108" calcext:value-type="float">
            <text:p>8.88755213063108</text:p>
          </table:table-cell>
          <table:table-cell table:style-name="ce4" table:formula="of:=[$Redistribution_high.I46]" office:value-type="float" office:value="9.73934825233375" calcext:value-type="float">
            <text:p>9.73934825233375</text:p>
          </table:table-cell>
          <table:table-cell table:style-name="ce4"/>
          <table:table-cell/>
          <table:table-cell table:style-name="ce4" table:formula="of:=[$Redistribution_central.F46]" office:value-type="float" office:value="6.71567033608812" calcext:value-type="float">
            <text:p>6.71567033608812</text:p>
          </table:table-cell>
          <table:table-cell table:style-name="ce4" table:formula="of:=[$Redistribution_central.G46]" office:value-type="float" office:value="11.264749465176" calcext:value-type="float">
            <text:p>11.264749465176</text:p>
          </table:table-cell>
          <table:table-cell table:style-name="ce4" table:formula="of:=[$Redistribution_central.H46]" office:value-type="float" office:value="8.29028884455911" calcext:value-type="float">
            <text:p>8.29028884455911</text:p>
          </table:table-cell>
          <table:table-cell table:style-name="ce4" table:formula="of:=[$Redistribution_central.I46]" office:value-type="float" office:value="9.14723042309957" calcext:value-type="float">
            <text:p>9.14723042309957</text:p>
          </table:table-cell>
          <table:table-cell table:style-name="ce4"/>
          <table:table-cell/>
          <table:table-cell table:style-name="ce4" table:formula="of:=[$redistribution_low.F46]" office:value-type="float" office:value="6.80695953220784" calcext:value-type="float">
            <text:p>6.80695953220784</text:p>
          </table:table-cell>
          <table:table-cell table:style-name="ce4" table:formula="of:=[$redistribution_low.G46]" office:value-type="float" office:value="11.9746118451656" calcext:value-type="float">
            <text:p>11.9746118451656</text:p>
          </table:table-cell>
          <table:table-cell table:style-name="ce4" table:formula="of:=[$redistribution_low.H46]" office:value-type="float" office:value="8.25462148712006" calcext:value-type="float">
            <text:p>8.25462148712006</text:p>
          </table:table-cell>
          <table:table-cell table:style-name="ce4" table:formula="of:=[$redistribution_low.I46]" office:value-type="float" office:value="9.08238727994207" calcext:value-type="float">
            <text:p>9.08238727994207</text:p>
          </table:table-cell>
          <table:table-cell table:number-columns-repeated="47"/>
        </table:table-row>
        <table:table-row table:style-name="ro7">
          <table:table-cell table:style-name="ce4" table:formula="of:=[.A49]+1" office:value-type="float" office:value="94" calcext:value-type="float">
            <text:p>94</text:p>
          </table:table-cell>
          <table:table-cell table:style-name="ce4" table:formula="of:=[$Redistribution_high.F47]" office:value-type="float" office:value="7.32940641573358" calcext:value-type="float">
            <text:p>7.32940641573358</text:p>
          </table:table-cell>
          <table:table-cell table:style-name="ce4" table:formula="of:=[$Redistribution_high.G47]" office:value-type="float" office:value="12.1284545898221" calcext:value-type="float">
            <text:p>12.1284545898221</text:p>
          </table:table-cell>
          <table:table-cell table:style-name="ce4" table:formula="of:=[$Redistribution_high.H47]" office:value-type="float" office:value="8.3524338888398" calcext:value-type="float">
            <text:p>8.3524338888398</text:p>
          </table:table-cell>
          <table:table-cell table:style-name="ce4" table:formula="of:=[$Redistribution_high.I47]" office:value-type="float" office:value="10.3889670278914" calcext:value-type="float">
            <text:p>10.3889670278914</text:p>
          </table:table-cell>
          <table:table-cell table:style-name="ce4"/>
          <table:table-cell/>
          <table:table-cell table:style-name="ce4" table:formula="of:=[$Redistribution_central.F47]" office:value-type="float" office:value="7.10393192008943" calcext:value-type="float">
            <text:p>7.10393192008943</text:p>
          </table:table-cell>
          <table:table-cell table:style-name="ce4" table:formula="of:=[$Redistribution_central.G47]" office:value-type="float" office:value="11.282822986474" calcext:value-type="float">
            <text:p>11.282822986474</text:p>
          </table:table-cell>
          <table:table-cell table:style-name="ce4" table:formula="of:=[$Redistribution_central.H47]" office:value-type="float" office:value="8.02841975155324" calcext:value-type="float">
            <text:p>8.02841975155324</text:p>
          </table:table-cell>
          <table:table-cell table:style-name="ce4" table:formula="of:=[$Redistribution_central.I47]" office:value-type="float" office:value="9.49484657835193" calcext:value-type="float">
            <text:p>9.49484657835193</text:p>
          </table:table-cell>
          <table:table-cell table:style-name="ce4"/>
          <table:table-cell/>
          <table:table-cell table:style-name="ce4" table:formula="of:=[$redistribution_low.F47]" office:value-type="float" office:value="6.96175616320389" calcext:value-type="float">
            <text:p>6.96175616320389</text:p>
          </table:table-cell>
          <table:table-cell table:style-name="ce4" table:formula="of:=[$redistribution_low.G47]" office:value-type="float" office:value="12.4872613427462" calcext:value-type="float">
            <text:p>12.4872613427462</text:p>
          </table:table-cell>
          <table:table-cell table:style-name="ce4" table:formula="of:=[$redistribution_low.H47]" office:value-type="float" office:value="8.15612866891176" calcext:value-type="float">
            <text:p>8.15612866891176</text:p>
          </table:table-cell>
          <table:table-cell table:style-name="ce4" table:formula="of:=[$redistribution_low.I47]" office:value-type="float" office:value="10.0394953468931" calcext:value-type="float">
            <text:p>10.0394953468931</text:p>
          </table:table-cell>
          <table:table-cell table:number-columns-repeated="47"/>
        </table:table-row>
        <table:table-row table:style-name="ro7">
          <table:table-cell table:style-name="ce4" table:formula="of:=[.A50]+1" office:value-type="float" office:value="95" calcext:value-type="float">
            <text:p>95</text:p>
          </table:table-cell>
          <table:table-cell table:style-name="ce4" table:formula="of:=[$Redistribution_high.F48]" office:value-type="float" office:value="7.29801572348273" calcext:value-type="float">
            <text:p>7.29801572348273</text:p>
          </table:table-cell>
          <table:table-cell table:style-name="ce4" table:formula="of:=[$Redistribution_high.G48]" office:value-type="float" office:value="11.8812846855341" calcext:value-type="float">
            <text:p>11.8812846855341</text:p>
          </table:table-cell>
          <table:table-cell table:style-name="ce4" table:formula="of:=[$Redistribution_high.H48]" office:value-type="float" office:value="8.20794062060522" calcext:value-type="float">
            <text:p>8.20794062060522</text:p>
          </table:table-cell>
          <table:table-cell table:style-name="ce4" table:formula="of:=[$Redistribution_high.I48]" office:value-type="float" office:value="11.0263691263115" calcext:value-type="float">
            <text:p>11.0263691263115</text:p>
          </table:table-cell>
          <table:table-cell table:style-name="ce4"/>
          <table:table-cell/>
          <table:table-cell table:style-name="ce4" table:formula="of:=[$Redistribution_central.F48]" office:value-type="float" office:value="7.25206135409478" calcext:value-type="float">
            <text:p>7.25206135409478</text:p>
          </table:table-cell>
          <table:table-cell table:style-name="ce4" table:formula="of:=[$Redistribution_central.G48]" office:value-type="float" office:value="12.068290478583" calcext:value-type="float">
            <text:p>12.068290478583</text:p>
          </table:table-cell>
          <table:table-cell table:style-name="ce4" table:formula="of:=[$Redistribution_central.H48]" office:value-type="float" office:value="8.75013891984171" calcext:value-type="float">
            <text:p>8.75013891984171</text:p>
          </table:table-cell>
          <table:table-cell table:style-name="ce4" table:formula="of:=[$Redistribution_central.I48]" office:value-type="float" office:value="10.1240788663938" calcext:value-type="float">
            <text:p>10.1240788663938</text:p>
          </table:table-cell>
          <table:table-cell table:style-name="ce4"/>
          <table:table-cell/>
          <table:table-cell table:style-name="ce4" table:formula="of:=[$redistribution_low.F48]" office:value-type="float" office:value="6.95248782082774" calcext:value-type="float">
            <text:p>6.95248782082774</text:p>
          </table:table-cell>
          <table:table-cell table:style-name="ce4" table:formula="of:=[$redistribution_low.G48]" office:value-type="float" office:value="11.4153808309053" calcext:value-type="float">
            <text:p>11.4153808309053</text:p>
          </table:table-cell>
          <table:table-cell table:style-name="ce4" table:formula="of:=[$redistribution_low.H48]" office:value-type="float" office:value="8.25196264489905" calcext:value-type="float">
            <text:p>8.25196264489905</text:p>
          </table:table-cell>
          <table:table-cell table:style-name="ce4" table:formula="of:=[$redistribution_low.I48]" office:value-type="float" office:value="9.5352410333775" calcext:value-type="float">
            <text:p>9.5352410333775</text:p>
          </table:table-cell>
          <table:table-cell table:number-columns-repeated="47"/>
        </table:table-row>
        <table:table-row table:style-name="ro6">
          <table:table-cell table:style-name="ce4" table:formula="of:=[.A51]+1" office:value-type="float" office:value="96" calcext:value-type="float">
            <text:p>96</text:p>
          </table:table-cell>
          <table:table-cell table:style-name="ce4" table:formula="of:=[$Redistribution_high.F49]" office:value-type="float" office:value="7.08721544614671" calcext:value-type="float">
            <text:p>7.08721544614671</text:p>
          </table:table-cell>
          <table:table-cell table:style-name="ce4" table:formula="of:=[$Redistribution_high.G49]" office:value-type="float" office:value="11.4908938225371" calcext:value-type="float">
            <text:p>11.4908938225371</text:p>
          </table:table-cell>
          <table:table-cell table:style-name="ce4" table:formula="of:=[$Redistribution_high.H49]" office:value-type="float" office:value="8.09858843269993" calcext:value-type="float">
            <text:p>8.09858843269993</text:p>
          </table:table-cell>
          <table:table-cell table:style-name="ce4" table:formula="of:=[$Redistribution_high.I49]" office:value-type="float" office:value="9.99186986908407" calcext:value-type="float">
            <text:p>9.99186986908407</text:p>
          </table:table-cell>
          <table:table-cell table:style-name="ce4"/>
          <table:table-cell/>
          <table:table-cell table:style-name="ce4" table:formula="of:=[$Redistribution_central.F49]" office:value-type="float" office:value="7.30155486120993" calcext:value-type="float">
            <text:p>7.30155486120993</text:p>
          </table:table-cell>
          <table:table-cell table:style-name="ce4" table:formula="of:=[$Redistribution_central.G49]" office:value-type="float" office:value="11.8034259329204" calcext:value-type="float">
            <text:p>11.8034259329204</text:p>
          </table:table-cell>
          <table:table-cell table:style-name="ce4" table:formula="of:=[$Redistribution_central.H49]" office:value-type="float" office:value="8.41833596231324" calcext:value-type="float">
            <text:p>8.41833596231324</text:p>
          </table:table-cell>
          <table:table-cell table:style-name="ce4" table:formula="of:=[$Redistribution_central.I49]" office:value-type="float" office:value="10.2571758555727" calcext:value-type="float">
            <text:p>10.2571758555727</text:p>
          </table:table-cell>
          <table:table-cell table:style-name="ce4"/>
          <table:table-cell/>
          <table:table-cell table:style-name="ce4" table:formula="of:=[$redistribution_low.F49]" office:value-type="float" office:value="7.27389966660645" calcext:value-type="float">
            <text:p>7.27389966660645</text:p>
          </table:table-cell>
          <table:table-cell table:style-name="ce4" table:formula="of:=[$redistribution_low.G49]" office:value-type="float" office:value="12.7292673891988" calcext:value-type="float">
            <text:p>12.7292673891988</text:p>
          </table:table-cell>
          <table:table-cell table:style-name="ce4" table:formula="of:=[$redistribution_low.H49]" office:value-type="float" office:value="8.62581528777706" calcext:value-type="float">
            <text:p>8.62581528777706</text:p>
          </table:table-cell>
          <table:table-cell table:style-name="ce4" table:formula="of:=[$redistribution_low.I49]" office:value-type="float" office:value="10.2882902092108" calcext:value-type="float">
            <text:p>10.2882902092108</text:p>
          </table:table-cell>
          <table:table-cell table:number-columns-repeated="47"/>
        </table:table-row>
        <table:table-row table:style-name="ro6">
          <table:table-cell table:style-name="ce4" table:formula="of:=[.A52]+1" office:value-type="float" office:value="97" calcext:value-type="float">
            <text:p>97</text:p>
          </table:table-cell>
          <table:table-cell table:style-name="ce4" table:formula="of:=[$Redistribution_high.F50]" office:value-type="float" office:value="6.48435796069052" calcext:value-type="float">
            <text:p>6.48435796069052</text:p>
          </table:table-cell>
          <table:table-cell table:style-name="ce4" table:formula="of:=[$Redistribution_high.G50]" office:value-type="float" office:value="10.9365340350146" calcext:value-type="float">
            <text:p>10.9365340350146</text:p>
          </table:table-cell>
          <table:table-cell table:style-name="ce4" table:formula="of:=[$Redistribution_high.H50]" office:value-type="float" office:value="8.11210944760674" calcext:value-type="float">
            <text:p>8.11210944760674</text:p>
          </table:table-cell>
          <table:table-cell table:style-name="ce4" table:formula="of:=[$Redistribution_high.I50]" office:value-type="float" office:value="9.43120060416466" calcext:value-type="float">
            <text:p>9.43120060416466</text:p>
          </table:table-cell>
          <table:table-cell table:style-name="ce4"/>
          <table:table-cell/>
          <table:table-cell table:style-name="ce4" table:formula="of:=[$Redistribution_central.F50]" office:value-type="float" office:value="7.22258742275125" calcext:value-type="float">
            <text:p>7.22258742275125</text:p>
          </table:table-cell>
          <table:table-cell table:style-name="ce4" table:formula="of:=[$Redistribution_central.G50]" office:value-type="float" office:value="11.3456114208463" calcext:value-type="float">
            <text:p>11.3456114208463</text:p>
          </table:table-cell>
          <table:table-cell table:style-name="ce4" table:formula="of:=[$Redistribution_central.H50]" office:value-type="float" office:value="8.81632315186429" calcext:value-type="float">
            <text:p>8.81632315186429</text:p>
          </table:table-cell>
          <table:table-cell table:style-name="ce4" table:formula="of:=[$Redistribution_central.I50]" office:value-type="float" office:value="9.25067549339234" calcext:value-type="float">
            <text:p>9.25067549339234</text:p>
          </table:table-cell>
          <table:table-cell table:style-name="ce4"/>
          <table:table-cell/>
          <table:table-cell table:style-name="ce4" table:formula="of:=[$redistribution_low.F50]" office:value-type="float" office:value="6.90572296695612" calcext:value-type="float">
            <text:p>6.90572296695612</text:p>
          </table:table-cell>
          <table:table-cell table:style-name="ce4" table:formula="of:=[$redistribution_low.G50]" office:value-type="float" office:value="12.0559265189935" calcext:value-type="float">
            <text:p>12.0559265189935</text:p>
          </table:table-cell>
          <table:table-cell table:style-name="ce4" table:formula="of:=[$redistribution_low.H50]" office:value-type="float" office:value="8.42924443380969" calcext:value-type="float">
            <text:p>8.42924443380969</text:p>
          </table:table-cell>
          <table:table-cell table:style-name="ce4" table:formula="of:=[$redistribution_low.I50]" office:value-type="float" office:value="9.44521871771929" calcext:value-type="float">
            <text:p>9.44521871771929</text:p>
          </table:table-cell>
          <table:table-cell table:number-columns-repeated="47"/>
        </table:table-row>
        <table:table-row table:style-name="ro7">
          <table:table-cell table:style-name="ce4" table:formula="of:=[.A53]+1" office:value-type="float" office:value="98" calcext:value-type="float">
            <text:p>98</text:p>
          </table:table-cell>
          <table:table-cell table:style-name="ce4" table:formula="of:=[$Redistribution_high.F51]" office:value-type="float" office:value="7.11383272643321" calcext:value-type="float">
            <text:p>7.11383272643321</text:p>
          </table:table-cell>
          <table:table-cell table:style-name="ce4" table:formula="of:=[$Redistribution_high.G51]" office:value-type="float" office:value="11.7686405115573" calcext:value-type="float">
            <text:p>11.7686405115573</text:p>
          </table:table-cell>
          <table:table-cell table:style-name="ce4" table:formula="of:=[$Redistribution_high.H51]" office:value-type="float" office:value="8.22353082000342" calcext:value-type="float">
            <text:p>8.22353082000342</text:p>
          </table:table-cell>
          <table:table-cell table:style-name="ce4" table:formula="of:=[$Redistribution_high.I51]" office:value-type="float" office:value="10.0211046495079" calcext:value-type="float">
            <text:p>10.0211046495079</text:p>
          </table:table-cell>
          <table:table-cell table:style-name="ce4"/>
          <table:table-cell/>
          <table:table-cell table:style-name="ce4" table:formula="of:=[$Redistribution_central.F51]" office:value-type="float" office:value="7.33198755149953" calcext:value-type="float">
            <text:p>7.33198755149953</text:p>
          </table:table-cell>
          <table:table-cell table:style-name="ce4" table:formula="of:=[$Redistribution_central.G51]" office:value-type="float" office:value="10.1794771201109" calcext:value-type="float">
            <text:p>10.1794771201109</text:p>
          </table:table-cell>
          <table:table-cell table:style-name="ce4" table:formula="of:=[$Redistribution_central.H51]" office:value-type="float" office:value="8.08287586702411" calcext:value-type="float">
            <text:p>8.08287586702411</text:p>
          </table:table-cell>
          <table:table-cell table:style-name="ce4" table:formula="of:=[$Redistribution_central.I51]" office:value-type="float" office:value="9.09348098720529" calcext:value-type="float">
            <text:p>9.09348098720529</text:p>
          </table:table-cell>
          <table:table-cell table:style-name="ce4"/>
          <table:table-cell/>
          <table:table-cell table:style-name="ce4" table:formula="of:=[$redistribution_low.F51]" office:value-type="float" office:value="6.79480154907736" calcext:value-type="float">
            <text:p>6.79480154907736</text:p>
          </table:table-cell>
          <table:table-cell table:style-name="ce4" table:formula="of:=[$redistribution_low.G51]" office:value-type="float" office:value="10.6526435820912" calcext:value-type="float">
            <text:p>10.6526435820912</text:p>
          </table:table-cell>
          <table:table-cell table:style-name="ce4" table:formula="of:=[$redistribution_low.H51]" office:value-type="float" office:value="8.09266395966399" calcext:value-type="float">
            <text:p>8.09266395966399</text:p>
          </table:table-cell>
          <table:table-cell table:style-name="ce4" table:formula="of:=[$redistribution_low.I51]" office:value-type="float" office:value="9.48235050980415" calcext:value-type="float">
            <text:p>9.48235050980415</text:p>
          </table:table-cell>
          <table:table-cell table:number-columns-repeated="47"/>
        </table:table-row>
        <table:table-row table:style-name="ro7">
          <table:table-cell table:style-name="ce4" table:formula="of:=[.A54]+1" office:value-type="float" office:value="99" calcext:value-type="float">
            <text:p>99</text:p>
          </table:table-cell>
          <table:table-cell table:style-name="ce4" table:formula="of:=[$Redistribution_high.F52]" office:value-type="float" office:value="6.81592777159556" calcext:value-type="float">
            <text:p>6.81592777159556</text:p>
          </table:table-cell>
          <table:table-cell table:style-name="ce4" table:formula="of:=[$Redistribution_high.G52]" office:value-type="float" office:value="11.2515489739179" calcext:value-type="float">
            <text:p>11.2515489739179</text:p>
          </table:table-cell>
          <table:table-cell table:style-name="ce4" table:formula="of:=[$Redistribution_high.H52]" office:value-type="float" office:value="8.06959479262184" calcext:value-type="float">
            <text:p>8.06959479262184</text:p>
          </table:table-cell>
          <table:table-cell table:style-name="ce4" table:formula="of:=[$Redistribution_high.I52]" office:value-type="float" office:value="9.99556043944023" calcext:value-type="float">
            <text:p>9.99556043944023</text:p>
          </table:table-cell>
          <table:table-cell table:style-name="ce4"/>
          <table:table-cell/>
          <table:table-cell table:style-name="ce4" table:formula="of:=[$Redistribution_central.F52]" office:value-type="float" office:value="7.20319564861134" calcext:value-type="float">
            <text:p>7.20319564861134</text:p>
          </table:table-cell>
          <table:table-cell table:style-name="ce4" table:formula="of:=[$Redistribution_central.G52]" office:value-type="float" office:value="10.5251846015179" calcext:value-type="float">
            <text:p>10.5251846015179</text:p>
          </table:table-cell>
          <table:table-cell table:style-name="ce4" table:formula="of:=[$Redistribution_central.H52]" office:value-type="float" office:value="8.02841975155324" calcext:value-type="float">
            <text:p>8.02841975155324</text:p>
          </table:table-cell>
          <table:table-cell table:style-name="ce4" table:formula="of:=[$Redistribution_central.I52]" office:value-type="float" office:value="9.29352180125911" calcext:value-type="float">
            <text:p>9.29352180125911</text:p>
          </table:table-cell>
          <table:table-cell table:style-name="ce4"/>
          <table:table-cell/>
          <table:table-cell table:style-name="ce4" table:formula="of:=[$redistribution_low.F52]" office:value-type="float" office:value="6.82143496969493" calcext:value-type="float">
            <text:p>6.82143496969493</text:p>
          </table:table-cell>
          <table:table-cell table:style-name="ce4" table:formula="of:=[$redistribution_low.G52]" office:value-type="float" office:value="10.8561652250976" calcext:value-type="float">
            <text:p>10.8561652250976</text:p>
          </table:table-cell>
          <table:table-cell table:style-name="ce4" table:formula="of:=[$redistribution_low.H52]" office:value-type="float" office:value="8.01767184536556" calcext:value-type="float">
            <text:p>8.01767184536556</text:p>
          </table:table-cell>
          <table:table-cell table:style-name="ce4" table:formula="of:=[$redistribution_low.I52]" office:value-type="float" office:value="8.86181913597178" calcext:value-type="float">
            <text:p>8.86181913597178</text:p>
          </table:table-cell>
          <table:table-cell table:number-columns-repeated="47"/>
        </table:table-row>
        <table:table-row table:style-name="ro7">
          <table:table-cell table:style-name="ce4" table:formula="of:=[.A55]+1" office:value-type="float" office:value="100" calcext:value-type="float">
            <text:p>100</text:p>
          </table:table-cell>
          <table:table-cell table:style-name="ce4" table:formula="of:=[$Redistribution_high.F53]" office:value-type="float" office:value="6.92135100510274" calcext:value-type="float">
            <text:p>6.92135100510274</text:p>
          </table:table-cell>
          <table:table-cell table:style-name="ce4" table:formula="of:=[$Redistribution_high.G53]" office:value-type="float" office:value="11.7190105438307" calcext:value-type="float">
            <text:p>11.7190105438307</text:p>
          </table:table-cell>
          <table:table-cell table:style-name="ce4" table:formula="of:=[$Redistribution_high.H53]" office:value-type="float" office:value="8.10911030764373" calcext:value-type="float">
            <text:p>8.10911030764373</text:p>
          </table:table-cell>
          <table:table-cell table:style-name="ce4" table:formula="of:=[$Redistribution_high.I53]" office:value-type="float" office:value="10.0386792397716" calcext:value-type="float">
            <text:p>10.0386792397716</text:p>
          </table:table-cell>
          <table:table-cell table:style-name="ce4"/>
          <table:table-cell/>
          <table:table-cell table:style-name="ce4" table:formula="of:=[$Redistribution_central.F53]" office:value-type="float" office:value="6.84713422572321" calcext:value-type="float">
            <text:p>6.84713422572321</text:p>
          </table:table-cell>
          <table:table-cell table:style-name="ce4" table:formula="of:=[$Redistribution_central.G53]" office:value-type="float" office:value="10.2937391121709" calcext:value-type="float">
            <text:p>10.2937391121709</text:p>
          </table:table-cell>
          <table:table-cell table:style-name="ce4" table:formula="of:=[$Redistribution_central.H53]" office:value-type="float" office:value="7.64886660005636" calcext:value-type="float">
            <text:p>7.64886660005636</text:p>
          </table:table-cell>
          <table:table-cell table:style-name="ce4" table:formula="of:=[$Redistribution_central.I53]" office:value-type="float" office:value="9.34837902802794" calcext:value-type="float">
            <text:p>9.34837902802794</text:p>
          </table:table-cell>
          <table:table-cell table:style-name="ce4"/>
          <table:table-cell/>
          <table:table-cell table:style-name="ce4" table:formula="of:=[$redistribution_low.F53]" office:value-type="float" office:value="6.78072295129809" calcext:value-type="float">
            <text:p>6.78072295129809</text:p>
          </table:table-cell>
          <table:table-cell table:style-name="ce4" table:formula="of:=[$redistribution_low.G53]" office:value-type="float" office:value="11.1146818911431" calcext:value-type="float">
            <text:p>11.1146818911431</text:p>
          </table:table-cell>
          <table:table-cell table:style-name="ce4" table:formula="of:=[$redistribution_low.H53]" office:value-type="float" office:value="7.8911966965148" calcext:value-type="float">
            <text:p>7.8911966965148</text:p>
          </table:table-cell>
          <table:table-cell table:style-name="ce4" table:formula="of:=[$redistribution_low.I53]" office:value-type="float" office:value="9.7933564978344" calcext:value-type="float">
            <text:p>9.7933564978344</text:p>
          </table:table-cell>
          <table:table-cell table:number-columns-repeated="47"/>
        </table:table-row>
        <table:table-row table:style-name="ro6">
          <table:table-cell table:style-name="ce4" table:formula="of:=[.A56]+1" office:value-type="float" office:value="101" calcext:value-type="float">
            <text:p>101</text:p>
          </table:table-cell>
          <table:table-cell table:style-name="ce4" table:formula="of:=[$Redistribution_high.F54]" office:value-type="float" office:value="6.46115305262396" calcext:value-type="float">
            <text:p>6.46115305262396</text:p>
          </table:table-cell>
          <table:table-cell table:style-name="ce4" table:formula="of:=[$Redistribution_high.G54]" office:value-type="float" office:value="10.9902499339048" calcext:value-type="float">
            <text:p>10.9902499339048</text:p>
          </table:table-cell>
          <table:table-cell table:style-name="ce4" table:formula="of:=[$Redistribution_high.H54]" office:value-type="float" office:value="7.74855091164988" calcext:value-type="float">
            <text:p>7.74855091164988</text:p>
          </table:table-cell>
          <table:table-cell table:style-name="ce4" table:formula="of:=[$Redistribution_high.I54]" office:value-type="float" office:value="9.10895839914332" calcext:value-type="float">
            <text:p>9.10895839914332</text:p>
          </table:table-cell>
          <table:table-cell table:style-name="ce4"/>
          <table:table-cell/>
          <table:table-cell table:style-name="ce4" table:formula="of:=[$Redistribution_central.F54]" office:value-type="float" office:value="6.90161719133793" calcext:value-type="float">
            <text:p>6.90161719133793</text:p>
          </table:table-cell>
          <table:table-cell table:style-name="ce4" table:formula="of:=[$Redistribution_central.G54]" office:value-type="float" office:value="11.0272199827831" calcext:value-type="float">
            <text:p>11.0272199827831</text:p>
          </table:table-cell>
          <table:table-cell table:style-name="ce4" table:formula="of:=[$Redistribution_central.H54]" office:value-type="float" office:value="7.79172218041872" calcext:value-type="float">
            <text:p>7.79172218041872</text:p>
          </table:table-cell>
          <table:table-cell table:style-name="ce4" table:formula="of:=[$Redistribution_central.I54]" office:value-type="float" office:value="9.30634557123112" calcext:value-type="float">
            <text:p>9.30634557123112</text:p>
          </table:table-cell>
          <table:table-cell table:style-name="ce4"/>
          <table:table-cell/>
          <table:table-cell table:style-name="ce4" table:formula="of:=[$redistribution_low.F54]" office:value-type="float" office:value="6.4490201871019" calcext:value-type="float">
            <text:p>6.4490201871019</text:p>
          </table:table-cell>
          <table:table-cell table:style-name="ce4" table:formula="of:=[$redistribution_low.G54]" office:value-type="float" office:value="9.94965216078003" calcext:value-type="float">
            <text:p>9.94965216078003</text:p>
          </table:table-cell>
          <table:table-cell table:style-name="ce4" table:formula="of:=[$redistribution_low.H54]" office:value-type="float" office:value="7.53708401982903" calcext:value-type="float">
            <text:p>7.53708401982903</text:p>
          </table:table-cell>
          <table:table-cell table:style-name="ce4" table:formula="of:=[$redistribution_low.I54]" office:value-type="float" office:value="8.3780641664957" calcext:value-type="float">
            <text:p>8.3780641664957</text:p>
          </table:table-cell>
          <table:table-cell table:number-columns-repeated="47"/>
        </table:table-row>
        <table:table-row table:style-name="ro7">
          <table:table-cell table:style-name="ce4" table:formula="of:=[.A57]+1" office:value-type="float" office:value="102" calcext:value-type="float">
            <text:p>102</text:p>
          </table:table-cell>
          <table:table-cell table:style-name="ce4" table:formula="of:=[$Redistribution_high.F55]" office:value-type="float" office:value="6.8593451403054" calcext:value-type="float">
            <text:p>6.8593451403054</text:p>
          </table:table-cell>
          <table:table-cell table:style-name="ce4" table:formula="of:=[$Redistribution_high.G55]" office:value-type="float" office:value="11.2863518267199" calcext:value-type="float">
            <text:p>11.2863518267199</text:p>
          </table:table-cell>
          <table:table-cell table:style-name="ce4" table:formula="of:=[$Redistribution_high.H55]" office:value-type="float" office:value="7.86975464084823" calcext:value-type="float">
            <text:p>7.86975464084823</text:p>
          </table:table-cell>
          <table:table-cell table:style-name="ce4" table:formula="of:=[$Redistribution_high.I55]" office:value-type="float" office:value="10.1339028689293" calcext:value-type="float">
            <text:p>10.1339028689293</text:p>
          </table:table-cell>
          <table:table-cell table:style-name="ce4"/>
          <table:table-cell/>
          <table:table-cell table:style-name="ce4" table:formula="of:=[$Redistribution_central.F55]" office:value-type="float" office:value="6.77985818158278" calcext:value-type="float">
            <text:p>6.77985818158278</text:p>
          </table:table-cell>
          <table:table-cell table:style-name="ce4" table:formula="of:=[$Redistribution_central.G55]" office:value-type="float" office:value="11.2064570636726" calcext:value-type="float">
            <text:p>11.2064570636726</text:p>
          </table:table-cell>
          <table:table-cell table:style-name="ce4" table:formula="of:=[$Redistribution_central.H55]" office:value-type="float" office:value="7.73619987337235" calcext:value-type="float">
            <text:p>7.73619987337235</text:p>
          </table:table-cell>
          <table:table-cell table:style-name="ce4" table:formula="of:=[$Redistribution_central.I55]" office:value-type="float" office:value="9.41477729138043" calcext:value-type="float">
            <text:p>9.41477729138043</text:p>
          </table:table-cell>
          <table:table-cell table:style-name="ce4"/>
          <table:table-cell/>
          <table:table-cell table:style-name="ce4" table:formula="of:=[$redistribution_low.F55]" office:value-type="float" office:value="6.62920579611112" calcext:value-type="float">
            <text:p>6.62920579611112</text:p>
          </table:table-cell>
          <table:table-cell table:style-name="ce4" table:formula="of:=[$redistribution_low.G55]" office:value-type="float" office:value="10.8251192675563" calcext:value-type="float">
            <text:p>10.8251192675563</text:p>
          </table:table-cell>
          <table:table-cell table:style-name="ce4" table:formula="of:=[$redistribution_low.H55]" office:value-type="float" office:value="7.6118785196469" calcext:value-type="float">
            <text:p>7.6118785196469</text:p>
          </table:table-cell>
          <table:table-cell table:style-name="ce4" table:formula="of:=[$redistribution_low.I55]" office:value-type="float" office:value="9.62961270816536" calcext:value-type="float">
            <text:p>9.62961270816536</text:p>
          </table:table-cell>
          <table:table-cell table:number-columns-repeated="47"/>
        </table:table-row>
        <table:table-row table:style-name="ro7">
          <table:table-cell table:style-name="ce4" table:formula="of:=[.A58]+1" office:value-type="float" office:value="103" calcext:value-type="float">
            <text:p>103</text:p>
          </table:table-cell>
          <table:table-cell table:style-name="ce4" table:formula="of:=[$Redistribution_high.F56]" office:value-type="float" office:value="6.61643915465799" calcext:value-type="float">
            <text:p>6.61643915465799</text:p>
          </table:table-cell>
          <table:table-cell table:style-name="ce4" table:formula="of:=[$Redistribution_high.G56]" office:value-type="float" office:value="11.0562716500052" calcext:value-type="float">
            <text:p>11.0562716500052</text:p>
          </table:table-cell>
          <table:table-cell table:style-name="ce4" table:formula="of:=[$Redistribution_high.H56]" office:value-type="float" office:value="7.86035014536495" calcext:value-type="float">
            <text:p>7.86035014536495</text:p>
          </table:table-cell>
          <table:table-cell table:style-name="ce4" table:formula="of:=[$Redistribution_high.I56]" office:value-type="float" office:value="10.083950370697" calcext:value-type="float">
            <text:p>10.083950370697</text:p>
          </table:table-cell>
          <table:table-cell table:style-name="ce4"/>
          <table:table-cell/>
          <table:table-cell table:style-name="ce4" table:formula="of:=[$Redistribution_central.F56]" office:value-type="float" office:value="7.09951337553582" calcext:value-type="float">
            <text:p>7.09951337553582</text:p>
          </table:table-cell>
          <table:table-cell table:style-name="ce4" table:formula="of:=[$Redistribution_central.G56]" office:value-type="float" office:value="11.0024095781086" calcext:value-type="float">
            <text:p>11.0024095781086</text:p>
          </table:table-cell>
          <table:table-cell table:style-name="ce4" table:formula="of:=[$Redistribution_central.H56]" office:value-type="float" office:value="7.99287409747724" calcext:value-type="float">
            <text:p>7.99287409747724</text:p>
          </table:table-cell>
          <table:table-cell table:style-name="ce4" table:formula="of:=[$Redistribution_central.I56]" office:value-type="float" office:value="9.38562677487728" calcext:value-type="float">
            <text:p>9.38562677487728</text:p>
          </table:table-cell>
          <table:table-cell table:style-name="ce4"/>
          <table:table-cell/>
          <table:table-cell table:style-name="ce4" table:formula="of:=[$redistribution_low.F56]" office:value-type="float" office:value="6.69348334892081" calcext:value-type="float">
            <text:p>6.69348334892081</text:p>
          </table:table-cell>
          <table:table-cell table:style-name="ce4" table:formula="of:=[$redistribution_low.G56]" office:value-type="float" office:value="10.7959509867173" calcext:value-type="float">
            <text:p>10.7959509867173</text:p>
          </table:table-cell>
          <table:table-cell table:style-name="ce4" table:formula="of:=[$redistribution_low.H56]" office:value-type="float" office:value="7.66739784630172" calcext:value-type="float">
            <text:p>7.66739784630172</text:p>
          </table:table-cell>
          <table:table-cell table:style-name="ce4" table:formula="of:=[$redistribution_low.I56]" office:value-type="float" office:value="9.69542769389303" calcext:value-type="float">
            <text:p>9.69542769389303</text:p>
          </table:table-cell>
          <table:table-cell table:number-columns-repeated="47"/>
        </table:table-row>
        <table:table-row table:style-name="ro7">
          <table:table-cell table:style-name="ce4" table:formula="of:=[.A59]+1" office:value-type="float" office:value="104" calcext:value-type="float">
            <text:p>104</text:p>
          </table:table-cell>
          <table:table-cell table:style-name="ce4" table:formula="of:=[$Redistribution_high.F57]" office:value-type="float" office:value="6.62583239289144" calcext:value-type="float">
            <text:p>6.62583239289144</text:p>
          </table:table-cell>
          <table:table-cell table:style-name="ce4" table:formula="of:=[$Redistribution_high.G57]" office:value-type="float" office:value="9.94364824974627" calcext:value-type="float">
            <text:p>9.94364824974627</text:p>
          </table:table-cell>
          <table:table-cell table:style-name="ce4" table:formula="of:=[$Redistribution_high.H57]" office:value-type="float" office:value="7.42455158119638" calcext:value-type="float">
            <text:p>7.42455158119638</text:p>
          </table:table-cell>
          <table:table-cell table:style-name="ce4" table:formula="of:=[$Redistribution_high.I57]" office:value-type="float" office:value="9.49099193269884" calcext:value-type="float">
            <text:p>9.49099193269884</text:p>
          </table:table-cell>
          <table:table-cell table:style-name="ce4"/>
          <table:table-cell/>
          <table:table-cell table:style-name="ce4" table:formula="of:=[$Redistribution_central.F57]" office:value-type="float" office:value="7.00901935152738" calcext:value-type="float">
            <text:p>7.00901935152738</text:p>
          </table:table-cell>
          <table:table-cell table:style-name="ce4" table:formula="of:=[$Redistribution_central.G57]" office:value-type="float" office:value="12.2318657332764" calcext:value-type="float">
            <text:p>12.2318657332764</text:p>
          </table:table-cell>
          <table:table-cell table:style-name="ce4" table:formula="of:=[$Redistribution_central.H57]" office:value-type="float" office:value="8.15732198680744" calcext:value-type="float">
            <text:p>8.15732198680744</text:p>
          </table:table-cell>
          <table:table-cell table:style-name="ce4" table:formula="of:=[$Redistribution_central.I57]" office:value-type="float" office:value="10.231728553454" calcext:value-type="float">
            <text:p>10.231728553454</text:p>
          </table:table-cell>
          <table:table-cell table:style-name="ce4"/>
          <table:table-cell/>
          <table:table-cell table:style-name="ce4" table:formula="of:=[$redistribution_low.F57]" office:value-type="float" office:value="6.7825654609161" calcext:value-type="float">
            <text:p>6.7825654609161</text:p>
          </table:table-cell>
          <table:table-cell table:style-name="ce4" table:formula="of:=[$redistribution_low.G57]" office:value-type="float" office:value="9.9454483469372" calcext:value-type="float">
            <text:p>9.9454483469372</text:p>
          </table:table-cell>
          <table:table-cell table:style-name="ce4" table:formula="of:=[$redistribution_low.H57]" office:value-type="float" office:value="7.44695673657654" calcext:value-type="float">
            <text:p>7.44695673657654</text:p>
          </table:table-cell>
          <table:table-cell table:style-name="ce4" table:formula="of:=[$redistribution_low.I57]" office:value-type="float" office:value="9.20499923604795" calcext:value-type="float">
            <text:p>9.20499923604795</text:p>
          </table:table-cell>
          <table:table-cell table:number-columns-repeated="47"/>
        </table:table-row>
        <table:table-row table:style-name="ro7">
          <table:table-cell table:style-name="ce4" table:formula="of:=[.A60]+1" office:value-type="float" office:value="105" calcext:value-type="float">
            <text:p>105</text:p>
          </table:table-cell>
          <table:table-cell table:style-name="ce4" table:formula="of:=[$Redistribution_high.F58]" office:value-type="float" office:value="6.49596653240978" calcext:value-type="float">
            <text:p>6.49596653240978</text:p>
          </table:table-cell>
          <table:table-cell table:style-name="ce4" table:formula="of:=[$Redistribution_high.G58]" office:value-type="float" office:value="10.5047005434171" calcext:value-type="float">
            <text:p>10.5047005434171</text:p>
          </table:table-cell>
          <table:table-cell table:style-name="ce4" table:formula="of:=[$Redistribution_high.H58]" office:value-type="float" office:value="7.52177892405985" calcext:value-type="float">
            <text:p>7.52177892405985</text:p>
          </table:table-cell>
          <table:table-cell table:style-name="ce4" table:formula="of:=[$Redistribution_high.I58]" office:value-type="float" office:value="9.55537048080269" calcext:value-type="float">
            <text:p>9.55537048080269</text:p>
          </table:table-cell>
          <table:table-cell table:style-name="ce4"/>
          <table:table-cell/>
          <table:table-cell table:style-name="ce4" table:formula="of:=[$Redistribution_central.F58]" office:value-type="float" office:value="6.67699172374807" calcext:value-type="float">
            <text:p>6.67699172374807</text:p>
          </table:table-cell>
          <table:table-cell table:style-name="ce4" table:formula="of:=[$Redistribution_central.G58]" office:value-type="float" office:value="10.8015931682002" calcext:value-type="float">
            <text:p>10.8015931682002</text:p>
          </table:table-cell>
          <table:table-cell table:style-name="ce4" table:formula="of:=[$Redistribution_central.H58]" office:value-type="float" office:value="7.90475316820785" calcext:value-type="float">
            <text:p>7.90475316820785</text:p>
          </table:table-cell>
          <table:table-cell table:style-name="ce4" table:formula="of:=[$Redistribution_central.I58]" office:value-type="float" office:value="9.14639170942572" calcext:value-type="float">
            <text:p>9.14639170942572</text:p>
          </table:table-cell>
          <table:table-cell table:style-name="ce4"/>
          <table:table-cell/>
          <table:table-cell table:style-name="ce4" table:formula="of:=[$redistribution_low.F58]" office:value-type="float" office:value="6.26820324778446" calcext:value-type="float">
            <text:p>6.26820324778446</text:p>
          </table:table-cell>
          <table:table-cell table:style-name="ce4" table:formula="of:=[$redistribution_low.G58]" office:value-type="float" office:value="9.75856517884664" calcext:value-type="float">
            <text:p>9.75856517884664</text:p>
          </table:table-cell>
          <table:table-cell table:style-name="ce4" table:formula="of:=[$redistribution_low.H58]" office:value-type="float" office:value="6.97664263302041" calcext:value-type="float">
            <text:p>6.97664263302041</text:p>
          </table:table-cell>
          <table:table-cell table:style-name="ce4" table:formula="of:=[$redistribution_low.I58]" office:value-type="float" office:value="8.82386746660931" calcext:value-type="float">
            <text:p>8.82386746660931</text:p>
          </table:table-cell>
          <table:table-cell table:number-columns-repeated="47"/>
        </table:table-row>
        <table:table-row table:style-name="ro7">
          <table:table-cell table:style-name="ce4" table:formula="of:=[.A61]+1" office:value-type="float" office:value="106" calcext:value-type="float">
            <text:p>106</text:p>
          </table:table-cell>
          <table:table-cell table:style-name="ce4" table:formula="of:=[$Redistribution_high.F59]" office:value-type="float" office:value="6.84129172382393" calcext:value-type="float">
            <text:p>6.84129172382393</text:p>
          </table:table-cell>
          <table:table-cell table:style-name="ce4" table:formula="of:=[$Redistribution_high.G59]" office:value-type="float" office:value="10.710443915632" calcext:value-type="float">
            <text:p>10.710443915632</text:p>
          </table:table-cell>
          <table:table-cell table:style-name="ce4" table:formula="of:=[$Redistribution_high.H59]" office:value-type="float" office:value="7.48016840287165" calcext:value-type="float">
            <text:p>7.48016840287165</text:p>
          </table:table-cell>
          <table:table-cell table:style-name="ce4" table:formula="of:=[$Redistribution_high.I59]" office:value-type="float" office:value="9.83832846720934" calcext:value-type="float">
            <text:p>9.83832846720934</text:p>
          </table:table-cell>
          <table:table-cell table:style-name="ce4"/>
          <table:table-cell/>
          <table:table-cell table:style-name="ce4" table:formula="of:=[$Redistribution_central.F59]" office:value-type="float" office:value="6.97528742494413" calcext:value-type="float">
            <text:p>6.97528742494413</text:p>
          </table:table-cell>
          <table:table-cell table:style-name="ce4" table:formula="of:=[$Redistribution_central.G59]" office:value-type="float" office:value="10.5936511044337" calcext:value-type="float">
            <text:p>10.5936511044337</text:p>
          </table:table-cell>
          <table:table-cell table:style-name="ce4" table:formula="of:=[$Redistribution_central.H59]" office:value-type="float" office:value="8.02510964204189" calcext:value-type="float">
            <text:p>8.02510964204189</text:p>
          </table:table-cell>
          <table:table-cell table:style-name="ce4" table:formula="of:=[$Redistribution_central.I59]" office:value-type="float" office:value="9.47672887494911" calcext:value-type="float">
            <text:p>9.47672887494911</text:p>
          </table:table-cell>
          <table:table-cell table:style-name="ce4"/>
          <table:table-cell/>
          <table:table-cell table:style-name="ce4" table:formula="of:=[$redistribution_low.F59]" office:value-type="float" office:value="6.66371823392427" calcext:value-type="float">
            <text:p>6.66371823392427</text:p>
          </table:table-cell>
          <table:table-cell table:style-name="ce4" table:formula="of:=[$redistribution_low.G59]" office:value-type="float" office:value="10.4373363192899" calcext:value-type="float">
            <text:p>10.4373363192899</text:p>
          </table:table-cell>
          <table:table-cell table:style-name="ce4" table:formula="of:=[$redistribution_low.H59]" office:value-type="float" office:value="7.32973479014497" calcext:value-type="float">
            <text:p>7.32973479014497</text:p>
          </table:table-cell>
          <table:table-cell table:style-name="ce4" table:formula="of:=[$redistribution_low.I59]" office:value-type="float" office:value="9.5214362806439" calcext:value-type="float">
            <text:p>9.5214362806439</text:p>
          </table:table-cell>
          <table:table-cell table:number-columns-repeated="47"/>
        </table:table-row>
        <table:table-row table:style-name="ro7">
          <table:table-cell table:style-name="ce4" table:formula="of:=[.A62]+1" office:value-type="float" office:value="107" calcext:value-type="float">
            <text:p>107</text:p>
          </table:table-cell>
          <table:table-cell table:style-name="ce4" table:formula="of:=[$Redistribution_high.F60]" office:value-type="float" office:value="7.32508698992474" calcext:value-type="float">
            <text:p>7.32508698992474</text:p>
          </table:table-cell>
          <table:table-cell table:style-name="ce4" table:formula="of:=[$Redistribution_high.G60]" office:value-type="float" office:value="11.0836374346568" calcext:value-type="float">
            <text:p>11.0836374346568</text:p>
          </table:table-cell>
          <table:table-cell table:style-name="ce4" table:formula="of:=[$Redistribution_high.H60]" office:value-type="float" office:value="8.43168160876412" calcext:value-type="float">
            <text:p>8.43168160876412</text:p>
          </table:table-cell>
          <table:table-cell table:style-name="ce4" table:formula="of:=[$Redistribution_high.I60]" office:value-type="float" office:value="10.5222088659115" calcext:value-type="float">
            <text:p>10.5222088659115</text:p>
          </table:table-cell>
          <table:table-cell table:style-name="ce4"/>
          <table:table-cell/>
          <table:table-cell table:style-name="ce4" table:formula="of:=[$Redistribution_central.F60]" office:value-type="float" office:value="6.83777370527265" calcext:value-type="float">
            <text:p>6.83777370527265</text:p>
          </table:table-cell>
          <table:table-cell table:style-name="ce4" table:formula="of:=[$Redistribution_central.G60]" office:value-type="float" office:value="10.9688788023327" calcext:value-type="float">
            <text:p>10.9688788023327</text:p>
          </table:table-cell>
          <table:table-cell table:style-name="ce4" table:formula="of:=[$Redistribution_central.H60]" office:value-type="float" office:value="7.95831154807732" calcext:value-type="float">
            <text:p>7.95831154807732</text:p>
          </table:table-cell>
          <table:table-cell table:style-name="ce4" table:formula="of:=[$Redistribution_central.I60]" office:value-type="float" office:value="9.79152937710199" calcext:value-type="float">
            <text:p>9.79152937710199</text:p>
          </table:table-cell>
          <table:table-cell table:style-name="ce4"/>
          <table:table-cell/>
          <table:table-cell table:style-name="ce4" table:formula="of:=[$redistribution_low.F60]" office:value-type="float" office:value="6.82886554501242" calcext:value-type="float">
            <text:p>6.82886554501242</text:p>
          </table:table-cell>
          <table:table-cell table:style-name="ce4" table:formula="of:=[$redistribution_low.G60]" office:value-type="float" office:value="10.0637575657287" calcext:value-type="float">
            <text:p>10.0637575657287</text:p>
          </table:table-cell>
          <table:table-cell table:style-name="ce4" table:formula="of:=[$redistribution_low.H60]" office:value-type="float" office:value="7.46677541597842" calcext:value-type="float">
            <text:p>7.46677541597842</text:p>
          </table:table-cell>
          <table:table-cell table:style-name="ce4" table:formula="of:=[$redistribution_low.I60]" office:value-type="float" office:value="9.62822968106118" calcext:value-type="float">
            <text:p>9.62822968106118</text:p>
          </table:table-cell>
          <table:table-cell table:number-columns-repeated="47"/>
        </table:table-row>
        <table:table-row table:style-name="ro6">
          <table:table-cell table:style-name="ce4" table:formula="of:=[.A63]+1" office:value-type="float" office:value="108" calcext:value-type="float">
            <text:p>108</text:p>
          </table:table-cell>
          <table:table-cell table:style-name="ce4" table:formula="of:=[$Redistribution_high.F61]" office:value-type="float" office:value="7.02336941529701" calcext:value-type="float">
            <text:p>7.02336941529701</text:p>
          </table:table-cell>
          <table:table-cell table:style-name="ce4" table:formula="of:=[$Redistribution_high.G61]" office:value-type="float" office:value="10.4707263355879" calcext:value-type="float">
            <text:p>10.4707263355879</text:p>
          </table:table-cell>
          <table:table-cell table:style-name="ce4" table:formula="of:=[$Redistribution_high.H61]" office:value-type="float" office:value="7.49471189725005" calcext:value-type="float">
            <text:p>7.49471189725005</text:p>
          </table:table-cell>
          <table:table-cell table:style-name="ce4" table:formula="of:=[$Redistribution_high.I61]" office:value-type="float" office:value="9.89192922098745" calcext:value-type="float">
            <text:p>9.89192922098745</text:p>
          </table:table-cell>
          <table:table-cell table:style-name="ce4"/>
          <table:table-cell/>
          <table:table-cell table:style-name="ce4" table:formula="of:=[$Redistribution_central.F61]" office:value-type="float" office:value="6.62355456503235" calcext:value-type="float">
            <text:p>6.62355456503235</text:p>
          </table:table-cell>
          <table:table-cell table:style-name="ce4" table:formula="of:=[$Redistribution_central.G61]" office:value-type="float" office:value="11.432073463351" calcext:value-type="float">
            <text:p>11.432073463351</text:p>
          </table:table-cell>
          <table:table-cell table:style-name="ce4" table:formula="of:=[$Redistribution_central.H61]" office:value-type="float" office:value="7.57778033669923" calcext:value-type="float">
            <text:p>7.57778033669923</text:p>
          </table:table-cell>
          <table:table-cell table:style-name="ce4" table:formula="of:=[$Redistribution_central.I61]" office:value-type="float" office:value="9.89055621641751" calcext:value-type="float">
            <text:p>9.89055621641751</text:p>
          </table:table-cell>
          <table:table-cell table:style-name="ce4"/>
          <table:table-cell/>
          <table:table-cell table:style-name="ce4" table:formula="of:=[$redistribution_low.F61]" office:value-type="float" office:value="6.25137532439161" calcext:value-type="float">
            <text:p>6.25137532439161</text:p>
          </table:table-cell>
          <table:table-cell table:style-name="ce4" table:formula="of:=[$redistribution_low.G61]" office:value-type="float" office:value="9.46524237582901" calcext:value-type="float">
            <text:p>9.46524237582901</text:p>
          </table:table-cell>
          <table:table-cell table:style-name="ce4" table:formula="of:=[$redistribution_low.H61]" office:value-type="float" office:value="6.90348857714717" calcext:value-type="float">
            <text:p>6.90348857714717</text:p>
          </table:table-cell>
          <table:table-cell table:style-name="ce4" table:formula="of:=[$redistribution_low.I61]" office:value-type="float" office:value="8.85900062982145" calcext:value-type="float">
            <text:p>8.85900062982145</text:p>
          </table:table-cell>
          <table:table-cell table:number-columns-repeated="47"/>
        </table:table-row>
        <table:table-row table:style-name="ro7">
          <table:table-cell table:style-name="ce4" table:formula="of:=[.A64]+1" office:value-type="float" office:value="109" calcext:value-type="float">
            <text:p>109</text:p>
          </table:table-cell>
          <table:table-cell table:style-name="ce4" table:formula="of:=[$Redistribution_high.F62]" office:value-type="float" office:value="6.71008165104132" calcext:value-type="float">
            <text:p>6.71008165104132</text:p>
          </table:table-cell>
          <table:table-cell table:style-name="ce4" table:formula="of:=[$Redistribution_high.G62]" office:value-type="float" office:value="10.6885545761204" calcext:value-type="float">
            <text:p>10.6885545761204</text:p>
          </table:table-cell>
          <table:table-cell table:style-name="ce4" table:formula="of:=[$Redistribution_high.H62]" office:value-type="float" office:value="7.84589313262586" calcext:value-type="float">
            <text:p>7.84589313262586</text:p>
          </table:table-cell>
          <table:table-cell table:style-name="ce4" table:formula="of:=[$Redistribution_high.I62]" office:value-type="float" office:value="9.18787416914295" calcext:value-type="float">
            <text:p>9.18787416914295</text:p>
          </table:table-cell>
          <table:table-cell table:style-name="ce4"/>
          <table:table-cell/>
          <table:table-cell table:style-name="ce4" table:formula="of:=[$Redistribution_central.F62]" office:value-type="float" office:value="7.02397677445964" calcext:value-type="float">
            <text:p>7.02397677445964</text:p>
          </table:table-cell>
          <table:table-cell table:style-name="ce4" table:formula="of:=[$Redistribution_central.G62]" office:value-type="float" office:value="12.0628218311431" calcext:value-type="float">
            <text:p>12.0628218311431</text:p>
          </table:table-cell>
          <table:table-cell table:style-name="ce4" table:formula="of:=[$Redistribution_central.H62]" office:value-type="float" office:value="8.36669973943766" calcext:value-type="float">
            <text:p>8.36669973943766</text:p>
          </table:table-cell>
          <table:table-cell table:style-name="ce4" table:formula="of:=[$Redistribution_central.I62]" office:value-type="float" office:value="9.78297781559714" calcext:value-type="float">
            <text:p>9.78297781559714</text:p>
          </table:table-cell>
          <table:table-cell table:style-name="ce4"/>
          <table:table-cell/>
          <table:table-cell table:style-name="ce4" table:formula="of:=[$redistribution_low.F62]" office:value-type="float" office:value="6.51776863143138" calcext:value-type="float">
            <text:p>6.51776863143138</text:p>
          </table:table-cell>
          <table:table-cell table:style-name="ce4" table:formula="of:=[$redistribution_low.G62]" office:value-type="float" office:value="10.2558251558361" calcext:value-type="float">
            <text:p>10.2558251558361</text:p>
          </table:table-cell>
          <table:table-cell table:style-name="ce4" table:formula="of:=[$redistribution_low.H62]" office:value-type="float" office:value="7.2246264106499" calcext:value-type="float">
            <text:p>7.2246264106499</text:p>
          </table:table-cell>
          <table:table-cell table:style-name="ce4" table:formula="of:=[$redistribution_low.I62]" office:value-type="float" office:value="8.93563868862807" calcext:value-type="float">
            <text:p>8.93563868862807</text:p>
          </table:table-cell>
          <table:table-cell table:number-columns-repeated="47"/>
        </table:table-row>
        <table:table-row table:style-name="ro7">
          <table:table-cell table:style-name="ce4" table:formula="of:=[.A65]+1" office:value-type="float" office:value="110" calcext:value-type="float">
            <text:p>110</text:p>
          </table:table-cell>
          <table:table-cell table:style-name="ce4" table:formula="of:=[$Redistribution_high.F63]" office:value-type="float" office:value="7.16738819054415" calcext:value-type="float">
            <text:p>7.16738819054415</text:p>
          </table:table-cell>
          <table:table-cell table:style-name="ce4" table:formula="of:=[$Redistribution_high.G63]" office:value-type="float" office:value="11.6026803106785" calcext:value-type="float">
            <text:p>11.6026803106785</text:p>
          </table:table-cell>
          <table:table-cell table:style-name="ce4" table:formula="of:=[$Redistribution_high.H63]" office:value-type="float" office:value="8.04222381935223" calcext:value-type="float">
            <text:p>8.04222381935223</text:p>
          </table:table-cell>
          <table:table-cell table:style-name="ce4" table:formula="of:=[$Redistribution_high.I63]" office:value-type="float" office:value="10.2322634606312" calcext:value-type="float">
            <text:p>10.2322634606312</text:p>
          </table:table-cell>
          <table:table-cell table:style-name="ce4"/>
          <table:table-cell/>
          <table:table-cell table:style-name="ce4" table:formula="of:=[$Redistribution_central.F63]" office:value-type="float" office:value="6.9098886429018" calcext:value-type="float">
            <text:p>6.9098886429018</text:p>
          </table:table-cell>
          <table:table-cell table:style-name="ce4" table:formula="of:=[$Redistribution_central.G63]" office:value-type="float" office:value="11.6871311554805" calcext:value-type="float">
            <text:p>11.6871311554805</text:p>
          </table:table-cell>
          <table:table-cell table:style-name="ce4" table:formula="of:=[$Redistribution_central.H63]" office:value-type="float" office:value="7.83717954121401" calcext:value-type="float">
            <text:p>7.83717954121401</text:p>
          </table:table-cell>
          <table:table-cell table:style-name="ce4" table:formula="of:=[$Redistribution_central.I63]" office:value-type="float" office:value="9.85978083492004" calcext:value-type="float">
            <text:p>9.85978083492004</text:p>
          </table:table-cell>
          <table:table-cell table:style-name="ce4"/>
          <table:table-cell/>
          <table:table-cell table:style-name="ce4" table:formula="of:=[$redistribution_low.F63]" office:value-type="float" office:value="6.56266875975501" calcext:value-type="float">
            <text:p>6.56266875975501</text:p>
          </table:table-cell>
          <table:table-cell table:style-name="ce4" table:formula="of:=[$redistribution_low.G63]" office:value-type="float" office:value="10.0183603642604" calcext:value-type="float">
            <text:p>10.0183603642604</text:p>
          </table:table-cell>
          <table:table-cell table:style-name="ce4" table:formula="of:=[$redistribution_low.H63]" office:value-type="float" office:value="7.1582157616787" calcext:value-type="float">
            <text:p>7.1582157616787</text:p>
          </table:table-cell>
          <table:table-cell table:style-name="ce4" table:formula="of:=[$redistribution_low.I63]" office:value-type="float" office:value="9.46489752698147" calcext:value-type="float">
            <text:p>9.46489752698147</text:p>
          </table:table-cell>
          <table:table-cell table:number-columns-repeated="47"/>
        </table:table-row>
        <table:table-row table:style-name="ro7">
          <table:table-cell table:style-name="ce4" table:formula="of:=[.A66]+1" office:value-type="float" office:value="111" calcext:value-type="float">
            <text:p>111</text:p>
          </table:table-cell>
          <table:table-cell table:style-name="ce4" table:formula="of:=[$Redistribution_high.F64]" office:value-type="float" office:value="6.94716280664652" calcext:value-type="float">
            <text:p>6.94716280664652</text:p>
          </table:table-cell>
          <table:table-cell table:style-name="ce4" table:formula="of:=[$Redistribution_high.G64]" office:value-type="float" office:value="10.1569210586712" calcext:value-type="float">
            <text:p>10.1569210586712</text:p>
          </table:table-cell>
          <table:table-cell table:style-name="ce4" table:formula="of:=[$Redistribution_high.H64]" office:value-type="float" office:value="7.58655923376795" calcext:value-type="float">
            <text:p>7.58655923376795</text:p>
          </table:table-cell>
          <table:table-cell table:style-name="ce4" table:formula="of:=[$Redistribution_high.I64]" office:value-type="float" office:value="9.74529431644633" calcext:value-type="float">
            <text:p>9.74529431644633</text:p>
          </table:table-cell>
          <table:table-cell table:style-name="ce4"/>
          <table:table-cell/>
          <table:table-cell table:style-name="ce4" table:formula="of:=[$Redistribution_central.F64]" office:value-type="float" office:value="6.57380480344187" calcext:value-type="float">
            <text:p>6.57380480344187</text:p>
          </table:table-cell>
          <table:table-cell table:style-name="ce4" table:formula="of:=[$Redistribution_central.G64]" office:value-type="float" office:value="11.7520749621362" calcext:value-type="float">
            <text:p>11.7520749621362</text:p>
          </table:table-cell>
          <table:table-cell table:style-name="ce4" table:formula="of:=[$Redistribution_central.H64]" office:value-type="float" office:value="7.34672860142749" calcext:value-type="float">
            <text:p>7.34672860142749</text:p>
          </table:table-cell>
          <table:table-cell table:style-name="ce4" table:formula="of:=[$Redistribution_central.I64]" office:value-type="float" office:value="10.3064690316394" calcext:value-type="float">
            <text:p>10.3064690316394</text:p>
          </table:table-cell>
          <table:table-cell table:style-name="ce4"/>
          <table:table-cell/>
          <table:table-cell table:style-name="ce4" table:formula="of:=[$redistribution_low.F64]" office:value-type="float" office:value="6.2996366674259" calcext:value-type="float">
            <text:p>6.2996366674259</text:p>
          </table:table-cell>
          <table:table-cell table:style-name="ce4" table:formula="of:=[$redistribution_low.G64]" office:value-type="float" office:value="10.1588579744466" calcext:value-type="float">
            <text:p>10.1588579744466</text:p>
          </table:table-cell>
          <table:table-cell table:style-name="ce4" table:formula="of:=[$redistribution_low.H64]" office:value-type="float" office:value="6.87941755472453" calcext:value-type="float">
            <text:p>6.87941755472453</text:p>
          </table:table-cell>
          <table:table-cell table:style-name="ce4" table:formula="of:=[$redistribution_low.I64]" office:value-type="float" office:value="9.19408266171895" calcext:value-type="float">
            <text:p>9.19408266171895</text:p>
          </table:table-cell>
          <table:table-cell table:number-columns-repeated="47"/>
        </table:table-row>
        <table:table-row table:style-name="ro7">
          <table:table-cell table:style-name="ce4" table:formula="of:=[.A67]+1" office:value-type="float" office:value="112" calcext:value-type="float">
            <text:p>112</text:p>
          </table:table-cell>
          <table:table-cell table:style-name="ce4" table:formula="of:=[$Redistribution_high.F65]" office:value-type="float" office:value="7.13695033827283" calcext:value-type="float">
            <text:p>7.13695033827283</text:p>
          </table:table-cell>
          <table:table-cell table:style-name="ce4" table:formula="of:=[$Redistribution_high.G65]" office:value-type="float" office:value="10.0977939694147" calcext:value-type="float">
            <text:p>10.0977939694147</text:p>
          </table:table-cell>
          <table:table-cell table:style-name="ce4" table:formula="of:=[$Redistribution_high.H65]" office:value-type="float" office:value="7.6324671337994" calcext:value-type="float">
            <text:p>7.6324671337994</text:p>
          </table:table-cell>
          <table:table-cell table:style-name="ce4" table:formula="of:=[$Redistribution_high.I65]" office:value-type="float" office:value="9.62746872293824" calcext:value-type="float">
            <text:p>9.62746872293824</text:p>
          </table:table-cell>
          <table:table-cell table:style-name="ce4"/>
          <table:table-cell/>
          <table:table-cell table:style-name="ce4" table:formula="of:=[$Redistribution_central.F65]" office:value-type="float" office:value="6.90283189939528" calcext:value-type="float">
            <text:p>6.90283189939528</text:p>
          </table:table-cell>
          <table:table-cell table:style-name="ce4" table:formula="of:=[$Redistribution_central.G65]" office:value-type="float" office:value="11.4833212406461" calcext:value-type="float">
            <text:p>11.4833212406461</text:p>
          </table:table-cell>
          <table:table-cell table:style-name="ce4" table:formula="of:=[$Redistribution_central.H65]" office:value-type="float" office:value="7.44235802215442" calcext:value-type="float">
            <text:p>7.44235802215442</text:p>
          </table:table-cell>
          <table:table-cell table:style-name="ce4" table:formula="of:=[$Redistribution_central.I65]" office:value-type="float" office:value="10.2444039476114" calcext:value-type="float">
            <text:p>10.2444039476114</text:p>
          </table:table-cell>
          <table:table-cell table:style-name="ce4"/>
          <table:table-cell/>
          <table:table-cell table:style-name="ce4" table:formula="of:=[$redistribution_low.F65]" office:value-type="float" office:value="6.38712857305972" calcext:value-type="float">
            <text:p>6.38712857305972</text:p>
          </table:table-cell>
          <table:table-cell table:style-name="ce4" table:formula="of:=[$redistribution_low.G65]" office:value-type="float" office:value="9.95015088225541" calcext:value-type="float">
            <text:p>9.95015088225541</text:p>
          </table:table-cell>
          <table:table-cell table:style-name="ce4" table:formula="of:=[$redistribution_low.H65]" office:value-type="float" office:value="6.9363844683937" calcext:value-type="float">
            <text:p>6.9363844683937</text:p>
          </table:table-cell>
          <table:table-cell table:style-name="ce4" table:formula="of:=[$redistribution_low.I65]" office:value-type="float" office:value="9.83206189166913" calcext:value-type="float">
            <text:p>9.83206189166913</text:p>
          </table:table-cell>
          <table:table-cell table:number-columns-repeated="47"/>
        </table:table-row>
        <table:table-row table:style-name="ro7">
          <table:table-cell table:style-name="ce4" table:formula="of:=[.A68]+1" office:value-type="float" office:value="113" calcext:value-type="float">
            <text:p>113</text:p>
          </table:table-cell>
          <table:table-cell table:style-name="ce4" table:formula="of:=[$Redistribution_high.F66]" office:value-type="float" office:value="6.41458014377199" calcext:value-type="float">
            <text:p>6.41458014377199</text:p>
          </table:table-cell>
          <table:table-cell table:style-name="ce4" table:formula="of:=[$Redistribution_high.G66]" office:value-type="float" office:value="10.3879426424558" calcext:value-type="float">
            <text:p>10.3879426424558</text:p>
          </table:table-cell>
          <table:table-cell table:style-name="ce4" table:formula="of:=[$Redistribution_high.H66]" office:value-type="float" office:value="7.16324701082795" calcext:value-type="float">
            <text:p>7.16324701082795</text:p>
          </table:table-cell>
          <table:table-cell table:style-name="ce4" table:formula="of:=[$Redistribution_high.I66]" office:value-type="float" office:value="9.23944163187947" calcext:value-type="float">
            <text:p>9.23944163187947</text:p>
          </table:table-cell>
          <table:table-cell table:style-name="ce4"/>
          <table:table-cell/>
          <table:table-cell table:style-name="ce4" table:formula="of:=[$Redistribution_central.F66]" office:value-type="float" office:value="6.49037892819248" calcext:value-type="float">
            <text:p>6.49037892819248</text:p>
          </table:table-cell>
          <table:table-cell table:style-name="ce4" table:formula="of:=[$Redistribution_central.G66]" office:value-type="float" office:value="11.6727985104388" calcext:value-type="float">
            <text:p>11.6727985104388</text:p>
          </table:table-cell>
          <table:table-cell table:style-name="ce4" table:formula="of:=[$Redistribution_central.H66]" office:value-type="float" office:value="7.42725827900316" calcext:value-type="float">
            <text:p>7.42725827900316</text:p>
          </table:table-cell>
          <table:table-cell table:style-name="ce4" table:formula="of:=[$Redistribution_central.I66]" office:value-type="float" office:value="10.0707628615987" calcext:value-type="float">
            <text:p>10.0707628615987</text:p>
          </table:table-cell>
          <table:table-cell table:style-name="ce4"/>
          <table:table-cell/>
          <table:table-cell table:style-name="ce4" table:formula="of:=[$redistribution_low.F66]" office:value-type="float" office:value="6.37190828500913" calcext:value-type="float">
            <text:p>6.37190828500913</text:p>
          </table:table-cell>
          <table:table-cell table:style-name="ce4" table:formula="of:=[$redistribution_low.G66]" office:value-type="float" office:value="11.2122385256519" calcext:value-type="float">
            <text:p>11.2122385256519</text:p>
          </table:table-cell>
          <table:table-cell table:style-name="ce4" table:formula="of:=[$redistribution_low.H66]" office:value-type="float" office:value="6.76014373033397" calcext:value-type="float">
            <text:p>6.76014373033397</text:p>
          </table:table-cell>
          <table:table-cell table:style-name="ce4" table:formula="of:=[$redistribution_low.I66]" office:value-type="float" office:value="8.97188294551186" calcext:value-type="float">
            <text:p>8.97188294551186</text:p>
          </table:table-cell>
          <table:table-cell table:number-columns-repeated="47"/>
        </table:table-row>
        <table:table-row table:style-name="ro7">
          <table:table-cell table:style-name="ce4" table:formula="of:=[.A69]+1" office:value-type="float" office:value="114" calcext:value-type="float">
            <text:p>114</text:p>
          </table:table-cell>
          <table:table-cell table:style-name="ce4" table:formula="of:=[$Redistribution_high.F67]" office:value-type="float" office:value="6.98351168244396" calcext:value-type="float">
            <text:p>6.98351168244396</text:p>
          </table:table-cell>
          <table:table-cell table:style-name="ce4" table:formula="of:=[$Redistribution_high.G67]" office:value-type="float" office:value="11.1706449736504" calcext:value-type="float">
            <text:p>11.1706449736504</text:p>
          </table:table-cell>
          <table:table-cell table:style-name="ce4" table:formula="of:=[$Redistribution_high.H67]" office:value-type="float" office:value="7.41032084650733" calcext:value-type="float">
            <text:p>7.41032084650733</text:p>
          </table:table-cell>
          <table:table-cell table:style-name="ce4" table:formula="of:=[$Redistribution_high.I67]" office:value-type="float" office:value="10.7115124965089" calcext:value-type="float">
            <text:p>10.7115124965089</text:p>
          </table:table-cell>
          <table:table-cell table:style-name="ce4"/>
          <table:table-cell/>
          <table:table-cell table:style-name="ce4" table:formula="of:=[$Redistribution_central.F67]" office:value-type="float" office:value="6.84914359617843" calcext:value-type="float">
            <text:p>6.84914359617843</text:p>
          </table:table-cell>
          <table:table-cell table:style-name="ce4" table:formula="of:=[$Redistribution_central.G67]" office:value-type="float" office:value="11.0796338404698" calcext:value-type="float">
            <text:p>11.0796338404698</text:p>
          </table:table-cell>
          <table:table-cell table:style-name="ce4" table:formula="of:=[$Redistribution_central.H67]" office:value-type="float" office:value="7.43133734173228" calcext:value-type="float">
            <text:p>7.43133734173228</text:p>
          </table:table-cell>
          <table:table-cell table:style-name="ce4" table:formula="of:=[$Redistribution_central.I67]" office:value-type="float" office:value="10.8374406755399" calcext:value-type="float">
            <text:p>10.8374406755399</text:p>
          </table:table-cell>
          <table:table-cell table:style-name="ce4"/>
          <table:table-cell/>
          <table:table-cell table:style-name="ce4" table:formula="of:=[$redistribution_low.F67]" office:value-type="float" office:value="6.4789733750305" calcext:value-type="float">
            <text:p>6.4789733750305</text:p>
          </table:table-cell>
          <table:table-cell table:style-name="ce4" table:formula="of:=[$redistribution_low.G67]" office:value-type="float" office:value="11.6363651017493" calcext:value-type="float">
            <text:p>11.6363651017493</text:p>
          </table:table-cell>
          <table:table-cell table:style-name="ce4" table:formula="of:=[$redistribution_low.H67]" office:value-type="float" office:value="7.11754429161411" calcext:value-type="float">
            <text:p>7.11754429161411</text:p>
          </table:table-cell>
          <table:table-cell table:style-name="ce4" table:formula="of:=[$redistribution_low.I67]" office:value-type="float" office:value="10.376231936784" calcext:value-type="float">
            <text:p>10.376231936784</text:p>
          </table:table-cell>
          <table:table-cell table:number-columns-repeated="47"/>
        </table:table-row>
        <table:table-row table:style-name="ro7">
          <table:table-cell table:style-name="ce4" table:formula="of:=[.A70]+1" office:value-type="float" office:value="115" calcext:value-type="float">
            <text:p>115</text:p>
          </table:table-cell>
          <table:table-cell table:style-name="ce4" table:formula="of:=[$Redistribution_high.F68]" office:value-type="float" office:value="6.69157578274562" calcext:value-type="float">
            <text:p>6.69157578274562</text:p>
          </table:table-cell>
          <table:table-cell table:style-name="ce4" table:formula="of:=[$Redistribution_high.G68]" office:value-type="float" office:value="10.4739035372735" calcext:value-type="float">
            <text:p>10.4739035372735</text:p>
          </table:table-cell>
          <table:table-cell table:style-name="ce4" table:formula="of:=[$Redistribution_high.H68]" office:value-type="float" office:value="7.19870172399488" calcext:value-type="float">
            <text:p>7.19870172399488</text:p>
          </table:table-cell>
          <table:table-cell table:style-name="ce4" table:formula="of:=[$Redistribution_high.I68]" office:value-type="float" office:value="9.82594798070712" calcext:value-type="float">
            <text:p>9.82594798070712</text:p>
          </table:table-cell>
          <table:table-cell table:style-name="ce4"/>
          <table:table-cell/>
          <table:table-cell table:style-name="ce4" table:formula="of:=[$Redistribution_central.F68]" office:value-type="float" office:value="6.70000116747851" calcext:value-type="float">
            <text:p>6.70000116747851</text:p>
          </table:table-cell>
          <table:table-cell table:style-name="ce4" table:formula="of:=[$Redistribution_central.G68]" office:value-type="float" office:value="10.7341775667492" calcext:value-type="float">
            <text:p>10.7341775667492</text:p>
          </table:table-cell>
          <table:table-cell table:style-name="ce4" table:formula="of:=[$Redistribution_central.H68]" office:value-type="float" office:value="7.17604874532471" calcext:value-type="float">
            <text:p>7.17604874532471</text:p>
          </table:table-cell>
          <table:table-cell table:style-name="ce4" table:formula="of:=[$Redistribution_central.I68]" office:value-type="float" office:value="9.75566008305319" calcext:value-type="float">
            <text:p>9.75566008305319</text:p>
          </table:table-cell>
          <table:table-cell table:style-name="ce4"/>
          <table:table-cell/>
          <table:table-cell table:style-name="ce4" table:formula="of:=[$redistribution_low.F68]" office:value-type="float" office:value="6.69623501207155" calcext:value-type="float">
            <text:p>6.69623501207155</text:p>
          </table:table-cell>
          <table:table-cell table:style-name="ce4" table:formula="of:=[$redistribution_low.G68]" office:value-type="float" office:value="10.3279564443385" calcext:value-type="float">
            <text:p>10.3279564443385</text:p>
          </table:table-cell>
          <table:table-cell table:style-name="ce4" table:formula="of:=[$redistribution_low.H68]" office:value-type="float" office:value="7.05221622419112" calcext:value-type="float">
            <text:p>7.05221622419112</text:p>
          </table:table-cell>
          <table:table-cell table:style-name="ce4" table:formula="of:=[$redistribution_low.I68]" office:value-type="float" office:value="10.4251888669857" calcext:value-type="float">
            <text:p>10.4251888669857</text:p>
          </table:table-cell>
          <table:table-cell table:number-columns-repeated="47"/>
        </table:table-row>
        <table:table-row table:style-name="ro7">
          <table:table-cell table:style-name="ce4" table:formula="of:=[.A71]+1" office:value-type="float" office:value="116" calcext:value-type="float">
            <text:p>116</text:p>
          </table:table-cell>
          <table:table-cell table:style-name="ce4" table:formula="of:=[$Redistribution_high.F69]" office:value-type="float" office:value="6.8779784129323" calcext:value-type="float">
            <text:p>6.8779784129323</text:p>
          </table:table-cell>
          <table:table-cell table:style-name="ce4" table:formula="of:=[$Redistribution_high.G69]" office:value-type="float" office:value="11.4475801238183" calcext:value-type="float">
            <text:p>11.4475801238183</text:p>
          </table:table-cell>
          <table:table-cell table:style-name="ce4" table:formula="of:=[$Redistribution_high.H69]" office:value-type="float" office:value="7.3235978850514" calcext:value-type="float">
            <text:p>7.3235978850514</text:p>
          </table:table-cell>
          <table:table-cell table:style-name="ce4" table:formula="of:=[$Redistribution_high.I69]" office:value-type="float" office:value="10.5601400437256" calcext:value-type="float">
            <text:p>10.5601400437256</text:p>
          </table:table-cell>
          <table:table-cell table:style-name="ce4"/>
          <table:table-cell/>
          <table:table-cell table:style-name="ce4" table:formula="of:=[$Redistribution_central.F69]" office:value-type="float" office:value="6.63611281922828" calcext:value-type="float">
            <text:p>6.63611281922828</text:p>
          </table:table-cell>
          <table:table-cell table:style-name="ce4" table:formula="of:=[$Redistribution_central.G69]" office:value-type="float" office:value="11.3298510289372" calcext:value-type="float">
            <text:p>11.3298510289372</text:p>
          </table:table-cell>
          <table:table-cell table:style-name="ce4" table:formula="of:=[$Redistribution_central.H69]" office:value-type="float" office:value="7.15891904067018" calcext:value-type="float">
            <text:p>7.15891904067018</text:p>
          </table:table-cell>
          <table:table-cell table:style-name="ce4" table:formula="of:=[$Redistribution_central.I69]" office:value-type="float" office:value="10.6461805428237" calcext:value-type="float">
            <text:p>10.6461805428237</text:p>
          </table:table-cell>
          <table:table-cell table:style-name="ce4"/>
          <table:table-cell/>
          <table:table-cell table:style-name="ce4" table:formula="of:=[$redistribution_low.F69]" office:value-type="float" office:value="6.63204826797131" calcext:value-type="float">
            <text:p>6.63204826797131</text:p>
          </table:table-cell>
          <table:table-cell table:style-name="ce4" table:formula="of:=[$redistribution_low.G69]" office:value-type="float" office:value="9.99874948021337" calcext:value-type="float">
            <text:p>9.99874948021337</text:p>
          </table:table-cell>
          <table:table-cell table:style-name="ce4" table:formula="of:=[$redistribution_low.H69]" office:value-type="float" office:value="6.92169551424597" calcext:value-type="float">
            <text:p>6.92169551424597</text:p>
          </table:table-cell>
          <table:table-cell table:style-name="ce4" table:formula="of:=[$redistribution_low.I69]" office:value-type="float" office:value="9.91600240812816" calcext:value-type="float">
            <text:p>9.91600240812816</text:p>
          </table:table-cell>
          <table:table-cell table:number-columns-repeated="47"/>
        </table:table-row>
        <table:table-row table:style-name="ro6">
          <table:table-cell table:style-name="ce4" table:formula="of:=[.A72]+1" office:value-type="float" office:value="117" calcext:value-type="float">
            <text:p>117</text:p>
          </table:table-cell>
          <table:table-cell table:style-name="ce4" table:formula="of:=[$Redistribution_high.F70]" office:value-type="float" office:value="6.44614898356123" calcext:value-type="float">
            <text:p>6.44614898356123</text:p>
          </table:table-cell>
          <table:table-cell table:style-name="ce4" table:formula="of:=[$Redistribution_high.G70]" office:value-type="float" office:value="9.57432598226587" calcext:value-type="float">
            <text:p>9.57432598226587</text:p>
          </table:table-cell>
          <table:table-cell table:style-name="ce4" table:formula="of:=[$Redistribution_high.H70]" office:value-type="float" office:value="6.75668678597126" calcext:value-type="float">
            <text:p>6.75668678597126</text:p>
          </table:table-cell>
          <table:table-cell table:style-name="ce4" table:formula="of:=[$Redistribution_high.I70]" office:value-type="float" office:value="9.1553346415602" calcext:value-type="float">
            <text:p>9.1553346415602</text:p>
          </table:table-cell>
          <table:table-cell table:style-name="ce4"/>
          <table:table-cell/>
          <table:table-cell table:style-name="ce4" table:formula="of:=[$Redistribution_central.F70]" office:value-type="float" office:value="6.53949979024143" calcext:value-type="float">
            <text:p>6.53949979024143</text:p>
          </table:table-cell>
          <table:table-cell table:style-name="ce4" table:formula="of:=[$Redistribution_central.G70]" office:value-type="float" office:value="10.2063503239465" calcext:value-type="float">
            <text:p>10.2063503239465</text:p>
          </table:table-cell>
          <table:table-cell table:style-name="ce4" table:formula="of:=[$Redistribution_central.H70]" office:value-type="float" office:value="7.15425618071786" calcext:value-type="float">
            <text:p>7.15425618071786</text:p>
          </table:table-cell>
          <table:table-cell table:style-name="ce4" table:formula="of:=[$Redistribution_central.I70]" office:value-type="float" office:value="9.19195752078971" calcext:value-type="float">
            <text:p>9.19195752078971</text:p>
          </table:table-cell>
          <table:table-cell table:style-name="ce4"/>
          <table:table-cell/>
          <table:table-cell table:style-name="ce4" table:formula="of:=[$redistribution_low.F70]" office:value-type="float" office:value="6.33744488038672" calcext:value-type="float">
            <text:p>6.33744488038672</text:p>
          </table:table-cell>
          <table:table-cell table:style-name="ce4" table:formula="of:=[$redistribution_low.G70]" office:value-type="float" office:value="9.96805872450792" calcext:value-type="float">
            <text:p>9.96805872450792</text:p>
          </table:table-cell>
          <table:table-cell table:style-name="ce4" table:formula="of:=[$redistribution_low.H70]" office:value-type="float" office:value="6.53703616478724" calcext:value-type="float">
            <text:p>6.53703616478724</text:p>
          </table:table-cell>
          <table:table-cell table:style-name="ce4" table:formula="of:=[$redistribution_low.I70]" office:value-type="float" office:value="9.61052176702169" calcext:value-type="float">
            <text:p>9.61052176702169</text:p>
          </table:table-cell>
          <table:table-cell table:number-columns-repeated="47"/>
        </table:table-row>
        <table:table-row table:style-name="ro7">
          <table:table-cell table:style-name="ce4" table:formula="of:=[.A73]+1" office:value-type="float" office:value="118" calcext:value-type="float">
            <text:p>118</text:p>
          </table:table-cell>
          <table:table-cell table:style-name="ce4" table:formula="of:=[$Redistribution_high.F71]" office:value-type="float" office:value="6.43082825394976" calcext:value-type="float">
            <text:p>6.43082825394976</text:p>
          </table:table-cell>
          <table:table-cell table:style-name="ce4" table:formula="of:=[$Redistribution_high.G71]" office:value-type="float" office:value="9.54039936429616" calcext:value-type="float">
            <text:p>9.54039936429616</text:p>
          </table:table-cell>
          <table:table-cell table:style-name="ce4" table:formula="of:=[$Redistribution_high.H71]" office:value-type="float" office:value="6.73017492152252" calcext:value-type="float">
            <text:p>6.73017492152252</text:p>
          </table:table-cell>
          <table:table-cell table:style-name="ce4" table:formula="of:=[$Redistribution_high.I71]" office:value-type="float" office:value="9.09906876919172" calcext:value-type="float">
            <text:p>9.09906876919172</text:p>
          </table:table-cell>
          <table:table-cell table:style-name="ce4"/>
          <table:table-cell/>
          <table:table-cell table:style-name="ce4" table:formula="of:=[$Redistribution_central.F71]" office:value-type="float" office:value="6.89827765922976" calcext:value-type="float">
            <text:p>6.89827765922976</text:p>
          </table:table-cell>
          <table:table-cell table:style-name="ce4" table:formula="of:=[$Redistribution_central.G71]" office:value-type="float" office:value="11.5119322647205" calcext:value-type="float">
            <text:p>11.5119322647205</text:p>
          </table:table-cell>
          <table:table-cell table:style-name="ce4" table:formula="of:=[$Redistribution_central.H71]" office:value-type="float" office:value="7.34002902015533" calcext:value-type="float">
            <text:p>7.34002902015533</text:p>
          </table:table-cell>
          <table:table-cell table:style-name="ce4" table:formula="of:=[$Redistribution_central.I71]" office:value-type="float" office:value="10.7029007187027" calcext:value-type="float">
            <text:p>10.7029007187027</text:p>
          </table:table-cell>
          <table:table-cell table:style-name="ce4"/>
          <table:table-cell/>
          <table:table-cell table:style-name="ce4" table:formula="of:=[$redistribution_low.F71]" office:value-type="float" office:value="6.80686082772139" calcext:value-type="float">
            <text:p>6.80686082772139</text:p>
          </table:table-cell>
          <table:table-cell table:style-name="ce4" table:formula="of:=[$redistribution_low.G71]" office:value-type="float" office:value="10.2859371687626" calcext:value-type="float">
            <text:p>10.2859371687626</text:p>
          </table:table-cell>
          <table:table-cell table:style-name="ce4" table:formula="of:=[$redistribution_low.H71]" office:value-type="float" office:value="7.1836799346984" calcext:value-type="float">
            <text:p>7.1836799346984</text:p>
          </table:table-cell>
          <table:table-cell table:style-name="ce4" table:formula="of:=[$redistribution_low.I71]" office:value-type="float" office:value="10.1344956983409" calcext:value-type="float">
            <text:p>10.1344956983409</text:p>
          </table:table-cell>
          <table:table-cell table:number-columns-repeated="47"/>
        </table:table-row>
        <table:table-row table:style-name="ro7">
          <table:table-cell table:style-name="ce4" table:formula="of:=[.A74]+1" office:value-type="float" office:value="119" calcext:value-type="float">
            <text:p>119</text:p>
          </table:table-cell>
          <table:table-cell table:style-name="ce4" table:formula="of:=[$Redistribution_high.F72]" office:value-type="float" office:value="6.34561147325093" calcext:value-type="float">
            <text:p>6.34561147325093</text:p>
          </table:table-cell>
          <table:table-cell table:style-name="ce4" table:formula="of:=[$Redistribution_high.G72]" office:value-type="float" office:value="9.39414839491202" calcext:value-type="float">
            <text:p>9.39414839491202</text:p>
          </table:table-cell>
          <table:table-cell table:style-name="ce4" table:formula="of:=[$Redistribution_high.H72]" office:value-type="float" office:value="6.70842322558535" calcext:value-type="float">
            <text:p>6.70842322558535</text:p>
          </table:table-cell>
          <table:table-cell table:style-name="ce4" table:formula="of:=[$Redistribution_high.I72]" office:value-type="float" office:value="8.99165939878396" calcext:value-type="float">
            <text:p>8.99165939878396</text:p>
          </table:table-cell>
          <table:table-cell table:style-name="ce4"/>
          <table:table-cell/>
          <table:table-cell table:style-name="ce4" table:formula="of:=[$Redistribution_central.F72]" office:value-type="float" office:value="7.00028019595466" calcext:value-type="float">
            <text:p>7.00028019595466</text:p>
          </table:table-cell>
          <table:table-cell table:style-name="ce4" table:formula="of:=[$Redistribution_central.G72]" office:value-type="float" office:value="11.5432494540058" calcext:value-type="float">
            <text:p>11.5432494540058</text:p>
          </table:table-cell>
          <table:table-cell table:style-name="ce4" table:formula="of:=[$Redistribution_central.H72]" office:value-type="float" office:value="7.43322367780686" calcext:value-type="float">
            <text:p>7.43322367780686</text:p>
          </table:table-cell>
          <table:table-cell table:style-name="ce4" table:formula="of:=[$Redistribution_central.I72]" office:value-type="float" office:value="11.4379710839442" calcext:value-type="float">
            <text:p>11.4379710839442</text:p>
          </table:table-cell>
          <table:table-cell table:style-name="ce4"/>
          <table:table-cell/>
          <table:table-cell table:style-name="ce4" table:formula="of:=[$redistribution_low.F72]" office:value-type="float" office:value="6.38275852647397" calcext:value-type="float">
            <text:p>6.38275852647397</text:p>
          </table:table-cell>
          <table:table-cell table:style-name="ce4" table:formula="of:=[$redistribution_low.G72]" office:value-type="float" office:value="10.1777839924375" calcext:value-type="float">
            <text:p>10.1777839924375</text:p>
          </table:table-cell>
          <table:table-cell table:style-name="ce4" table:formula="of:=[$redistribution_low.H72]" office:value-type="float" office:value="6.80290873173178" calcext:value-type="float">
            <text:p>6.80290873173178</text:p>
          </table:table-cell>
          <table:table-cell table:style-name="ce4" table:formula="of:=[$redistribution_low.I72]" office:value-type="float" office:value="9.99422157497455" calcext:value-type="float">
            <text:p>9.99422157497455</text:p>
          </table:table-cell>
          <table:table-cell table:number-columns-repeated="47"/>
        </table:table-row>
        <table:table-row table:style-name="ro6">
          <table:table-cell table:style-name="ce4" table:formula="of:=[.A75]+1" office:value-type="float" office:value="120" calcext:value-type="float">
            <text:p>120</text:p>
          </table:table-cell>
          <table:table-cell table:style-name="ce4" table:formula="of:=[$Redistribution_high.F73]" office:value-type="float" office:value="6.58563792991909" calcext:value-type="float">
            <text:p>6.58563792991909</text:p>
          </table:table-cell>
          <table:table-cell table:style-name="ce4" table:formula="of:=[$Redistribution_high.G73]" office:value-type="float" office:value="11.2367325673681" calcext:value-type="float">
            <text:p>11.2367325673681</text:p>
          </table:table-cell>
          <table:table-cell table:style-name="ce4" table:formula="of:=[$Redistribution_high.H73]" office:value-type="float" office:value="7.16279516431754" calcext:value-type="float">
            <text:p>7.16279516431754</text:p>
          </table:table-cell>
          <table:table-cell table:style-name="ce4" table:formula="of:=[$Redistribution_high.I73]" office:value-type="float" office:value="9.73057256781539" calcext:value-type="float">
            <text:p>9.73057256781539</text:p>
          </table:table-cell>
          <table:table-cell table:style-name="ce4"/>
          <table:table-cell/>
          <table:table-cell table:style-name="ce4" table:formula="of:=[$Redistribution_central.F73]" office:value-type="float" office:value="6.7755538381308" calcext:value-type="float">
            <text:p>6.7755538381308</text:p>
          </table:table-cell>
          <table:table-cell table:style-name="ce4" table:formula="of:=[$Redistribution_central.G73]" office:value-type="float" office:value="10.9563652701032" calcext:value-type="float">
            <text:p>10.9563652701032</text:p>
          </table:table-cell>
          <table:table-cell table:style-name="ce4" table:formula="of:=[$Redistribution_central.H73]" office:value-type="float" office:value="7.22821290664092" calcext:value-type="float">
            <text:p>7.22821290664092</text:p>
          </table:table-cell>
          <table:table-cell table:style-name="ce4" table:formula="of:=[$Redistribution_central.I73]" office:value-type="float" office:value="10.6054943254672" calcext:value-type="float">
            <text:p>10.6054943254672</text:p>
          </table:table-cell>
          <table:table-cell table:style-name="ce4"/>
          <table:table-cell/>
          <table:table-cell table:style-name="ce4" table:formula="of:=[$redistribution_low.F73]" office:value-type="float" office:value="6.96397830464578" calcext:value-type="float">
            <text:p>6.96397830464578</text:p>
          </table:table-cell>
          <table:table-cell table:style-name="ce4" table:formula="of:=[$redistribution_low.G73]" office:value-type="float" office:value="10.4463857060304" calcext:value-type="float">
            <text:p>10.4463857060304</text:p>
          </table:table-cell>
          <table:table-cell table:style-name="ce4" table:formula="of:=[$redistribution_low.H73]" office:value-type="float" office:value="7.16929709576291" calcext:value-type="float">
            <text:p>7.16929709576291</text:p>
          </table:table-cell>
          <table:table-cell table:style-name="ce4" table:formula="of:=[$redistribution_low.I73]" office:value-type="float" office:value="10.2363393352441" calcext:value-type="float">
            <text:p>10.2363393352441</text:p>
          </table:table-cell>
          <table:table-cell table:number-columns-repeated="47"/>
        </table:table-row>
        <table:table-row table:style-name="ro6">
          <table:table-cell table:style-name="ce4" table:formula="of:=[.A76]+1" office:value-type="float" office:value="121" calcext:value-type="float">
            <text:p>121</text:p>
          </table:table-cell>
          <table:table-cell table:style-name="ce4" table:formula="of:=[$Redistribution_high.F74]" office:value-type="float" office:value="6.82256985890148" calcext:value-type="float">
            <text:p>6.82256985890148</text:p>
          </table:table-cell>
          <table:table-cell table:style-name="ce4" table:formula="of:=[$Redistribution_high.G74]" office:value-type="float" office:value="9.81192783977831" calcext:value-type="float">
            <text:p>9.81192783977831</text:p>
          </table:table-cell>
          <table:table-cell table:style-name="ce4" table:formula="of:=[$Redistribution_high.H74]" office:value-type="float" office:value="7.11720768487937" calcext:value-type="float">
            <text:p>7.11720768487937</text:p>
          </table:table-cell>
          <table:table-cell table:style-name="ce4" table:formula="of:=[$Redistribution_high.I74]" office:value-type="float" office:value="9.44822958454066" calcext:value-type="float">
            <text:p>9.44822958454066</text:p>
          </table:table-cell>
          <table:table-cell table:style-name="ce4"/>
          <table:table-cell/>
          <table:table-cell table:style-name="ce4" table:formula="of:=[$Redistribution_central.F74]" office:value-type="float" office:value="6.786714784886" calcext:value-type="float">
            <text:p>6.786714784886</text:p>
          </table:table-cell>
          <table:table-cell table:style-name="ce4" table:formula="of:=[$Redistribution_central.G74]" office:value-type="float" office:value="10.9917762228944" calcext:value-type="float">
            <text:p>10.9917762228944</text:p>
          </table:table-cell>
          <table:table-cell table:style-name="ce4" table:formula="of:=[$Redistribution_central.H74]" office:value-type="float" office:value="7.53162655369777" calcext:value-type="float">
            <text:p>7.53162655369777</text:p>
          </table:table-cell>
          <table:table-cell table:style-name="ce4" table:formula="of:=[$Redistribution_central.I74]" office:value-type="float" office:value="10.4933160363513" calcext:value-type="float">
            <text:p>10.4933160363513</text:p>
          </table:table-cell>
          <table:table-cell table:style-name="ce4"/>
          <table:table-cell/>
          <table:table-cell table:style-name="ce4" table:formula="of:=[$redistribution_low.F74]" office:value-type="float" office:value="6.53917261560963" calcext:value-type="float">
            <text:p>6.53917261560963</text:p>
          </table:table-cell>
          <table:table-cell table:style-name="ce4" table:formula="of:=[$redistribution_low.G74]" office:value-type="float" office:value="10.3948618145527" calcext:value-type="float">
            <text:p>10.3948618145527</text:p>
          </table:table-cell>
          <table:table-cell table:style-name="ce4" table:formula="of:=[$redistribution_low.H74]" office:value-type="float" office:value="6.97600042989" calcext:value-type="float">
            <text:p>6.97600042989</text:p>
          </table:table-cell>
          <table:table-cell table:style-name="ce4" table:formula="of:=[$redistribution_low.I74]" office:value-type="float" office:value="9.9967155014591" calcext:value-type="float">
            <text:p>9.9967155014591</text:p>
          </table:table-cell>
          <table:table-cell table:number-columns-repeated="47"/>
        </table:table-row>
        <table:table-row table:style-name="ro7">
          <table:table-cell table:style-name="ce4" table:formula="of:=[.A77]+1" office:value-type="float" office:value="122" calcext:value-type="float">
            <text:p>122</text:p>
          </table:table-cell>
          <table:table-cell table:style-name="ce4" table:formula="of:=[$Redistribution_high.F75]" office:value-type="float" office:value="7.08133472428639" calcext:value-type="float">
            <text:p>7.08133472428639</text:p>
          </table:table-cell>
          <table:table-cell table:style-name="ce4" table:formula="of:=[$Redistribution_high.G75]" office:value-type="float" office:value="10.4955587565085" calcext:value-type="float">
            <text:p>10.4955587565085</text:p>
          </table:table-cell>
          <table:table-cell table:style-name="ce4" table:formula="of:=[$Redistribution_high.H75]" office:value-type="float" office:value="7.12835156625536" calcext:value-type="float">
            <text:p>7.12835156625536</text:p>
          </table:table-cell>
          <table:table-cell table:style-name="ce4" table:formula="of:=[$Redistribution_high.I75]" office:value-type="float" office:value="9.40336000403304" calcext:value-type="float">
            <text:p>9.40336000403304</text:p>
          </table:table-cell>
          <table:table-cell table:style-name="ce4"/>
          <table:table-cell/>
          <table:table-cell table:style-name="ce4" table:formula="of:=[$Redistribution_central.F75]" office:value-type="float" office:value="6.81932458042643" calcext:value-type="float">
            <text:p>6.81932458042643</text:p>
          </table:table-cell>
          <table:table-cell table:style-name="ce4" table:formula="of:=[$Redistribution_central.G75]" office:value-type="float" office:value="10.9877199804608" calcext:value-type="float">
            <text:p>10.9877199804608</text:p>
          </table:table-cell>
          <table:table-cell table:style-name="ce4" table:formula="of:=[$Redistribution_central.H75]" office:value-type="float" office:value="7.33399611265202" calcext:value-type="float">
            <text:p>7.33399611265202</text:p>
          </table:table-cell>
          <table:table-cell table:style-name="ce4" table:formula="of:=[$Redistribution_central.I75]" office:value-type="float" office:value="10.6635539955455" calcext:value-type="float">
            <text:p>10.6635539955455</text:p>
          </table:table-cell>
          <table:table-cell table:style-name="ce4"/>
          <table:table-cell/>
          <table:table-cell table:style-name="ce4" table:formula="of:=[$redistribution_low.F75]" office:value-type="float" office:value="6.79302892591549" calcext:value-type="float">
            <text:p>6.79302892591549</text:p>
          </table:table-cell>
          <table:table-cell table:style-name="ce4" table:formula="of:=[$redistribution_low.G75]" office:value-type="float" office:value="10.9092100338209" calcext:value-type="float">
            <text:p>10.9092100338209</text:p>
          </table:table-cell>
          <table:table-cell table:style-name="ce4" table:formula="of:=[$redistribution_low.H75]" office:value-type="float" office:value="7.10304161326236" calcext:value-type="float">
            <text:p>7.10304161326236</text:p>
          </table:table-cell>
          <table:table-cell table:style-name="ce4" table:formula="of:=[$redistribution_low.I75]" office:value-type="float" office:value="10.5321107002485" calcext:value-type="float">
            <text:p>10.5321107002485</text:p>
          </table:table-cell>
          <table:table-cell table:number-columns-repeated="47"/>
        </table:table-row>
        <table:table-row table:style-name="ro7">
          <table:table-cell table:style-name="ce4" table:formula="of:=[.A78]+1" office:value-type="float" office:value="123" calcext:value-type="float">
            <text:p>123</text:p>
          </table:table-cell>
          <table:table-cell table:style-name="ce4" table:formula="of:=[$Redistribution_high.F76]" office:value-type="float" office:value="6.64099801325303" calcext:value-type="float">
            <text:p>6.64099801325303</text:p>
          </table:table-cell>
          <table:table-cell table:style-name="ce4" table:formula="of:=[$Redistribution_high.G76]" office:value-type="float" office:value="10.2477076790895" calcext:value-type="float">
            <text:p>10.2477076790895</text:p>
          </table:table-cell>
          <table:table-cell table:style-name="ce4" table:formula="of:=[$Redistribution_high.H76]" office:value-type="float" office:value="7.16083729487608" calcext:value-type="float">
            <text:p>7.16083729487608</text:p>
          </table:table-cell>
          <table:table-cell table:style-name="ce4" table:formula="of:=[$Redistribution_high.I76]" office:value-type="float" office:value="9.59432864336044" calcext:value-type="float">
            <text:p>9.59432864336044</text:p>
          </table:table-cell>
          <table:table-cell table:style-name="ce4"/>
          <table:table-cell/>
          <table:table-cell table:style-name="ce4" table:formula="of:=[$Redistribution_central.F76]" office:value-type="float" office:value="6.92818927157295" calcext:value-type="float">
            <text:p>6.92818927157295</text:p>
          </table:table-cell>
          <table:table-cell table:style-name="ce4" table:formula="of:=[$Redistribution_central.G76]" office:value-type="float" office:value="10.5943670013849" calcext:value-type="float">
            <text:p>10.5943670013849</text:p>
          </table:table-cell>
          <table:table-cell table:style-name="ce4" table:formula="of:=[$Redistribution_central.H76]" office:value-type="float" office:value="7.3755794139418" calcext:value-type="float">
            <text:p>7.3755794139418</text:p>
          </table:table-cell>
          <table:table-cell table:style-name="ce4" table:formula="of:=[$Redistribution_central.I76]" office:value-type="float" office:value="9.85479869869767" calcext:value-type="float">
            <text:p>9.85479869869767</text:p>
          </table:table-cell>
          <table:table-cell table:style-name="ce4"/>
          <table:table-cell/>
          <table:table-cell table:style-name="ce4" table:formula="of:=[$redistribution_low.F76]" office:value-type="float" office:value="6.47897337503054" calcext:value-type="float">
            <text:p>6.47897337503054</text:p>
          </table:table-cell>
          <table:table-cell table:style-name="ce4" table:formula="of:=[$redistribution_low.G76]" office:value-type="float" office:value="10.0465886437011" calcext:value-type="float">
            <text:p>10.0465886437011</text:p>
          </table:table-cell>
          <table:table-cell table:style-name="ce4" table:formula="of:=[$redistribution_low.H76]" office:value-type="float" office:value="6.9253636945291" calcext:value-type="float">
            <text:p>6.9253636945291</text:p>
          </table:table-cell>
          <table:table-cell table:style-name="ce4" table:formula="of:=[$redistribution_low.I76]" office:value-type="float" office:value="9.99104934441294" calcext:value-type="float">
            <text:p>9.99104934441294</text:p>
          </table:table-cell>
          <table:table-cell table:number-columns-repeated="47"/>
        </table:table-row>
        <table:table-row table:style-name="ro7">
          <table:table-cell table:style-name="ce4" table:formula="of:=[.A79]+1" office:value-type="float" office:value="124" calcext:value-type="float">
            <text:p>124</text:p>
          </table:table-cell>
          <table:table-cell table:style-name="ce4" table:formula="of:=[$Redistribution_high.F77]" office:value-type="float" office:value="6.70699549264125" calcext:value-type="float">
            <text:p>6.70699549264125</text:p>
          </table:table-cell>
          <table:table-cell table:style-name="ce4" table:formula="of:=[$Redistribution_high.G77]" office:value-type="float" office:value="9.58702670300355" calcext:value-type="float">
            <text:p>9.58702670300355</text:p>
          </table:table-cell>
          <table:table-cell table:style-name="ce4" table:formula="of:=[$Redistribution_high.H77]" office:value-type="float" office:value="6.85390882609774" calcext:value-type="float">
            <text:p>6.85390882609774</text:p>
          </table:table-cell>
          <table:table-cell table:style-name="ce4" table:formula="of:=[$Redistribution_high.I77]" office:value-type="float" office:value="9.47159791539002" calcext:value-type="float">
            <text:p>9.47159791539002</text:p>
          </table:table-cell>
          <table:table-cell table:style-name="ce4"/>
          <table:table-cell/>
          <table:table-cell table:style-name="ce4" table:formula="of:=[$Redistribution_central.F77]" office:value-type="float" office:value="6.70397303006373" calcext:value-type="float">
            <text:p>6.70397303006373</text:p>
          </table:table-cell>
          <table:table-cell table:style-name="ce4" table:formula="of:=[$Redistribution_central.G77]" office:value-type="float" office:value="9.42782819076795" calcext:value-type="float">
            <text:p>9.42782819076795</text:p>
          </table:table-cell>
          <table:table-cell table:style-name="ce4" table:formula="of:=[$Redistribution_central.H77]" office:value-type="float" office:value="6.97422051955611" calcext:value-type="float">
            <text:p>6.97422051955611</text:p>
          </table:table-cell>
          <table:table-cell table:style-name="ce4" table:formula="of:=[$Redistribution_central.I77]" office:value-type="float" office:value="9.07814489372043" calcext:value-type="float">
            <text:p>9.07814489372043</text:p>
          </table:table-cell>
          <table:table-cell table:style-name="ce4"/>
          <table:table-cell/>
          <table:table-cell table:style-name="ce4" table:formula="of:=[$redistribution_low.F77]" office:value-type="float" office:value="6.54479389692417" calcext:value-type="float">
            <text:p>6.54479389692417</text:p>
          </table:table-cell>
          <table:table-cell table:style-name="ce4" table:formula="of:=[$redistribution_low.G77]" office:value-type="float" office:value="10.2265566944823" calcext:value-type="float">
            <text:p>10.2265566944823</text:p>
          </table:table-cell>
          <table:table-cell table:style-name="ce4" table:formula="of:=[$redistribution_low.H77]" office:value-type="float" office:value="7.10685388502626" calcext:value-type="float">
            <text:p>7.10685388502626</text:p>
          </table:table-cell>
          <table:table-cell table:style-name="ce4" table:formula="of:=[$redistribution_low.I77]" office:value-type="float" office:value="9.56763617901856" calcext:value-type="float">
            <text:p>9.56763617901856</text:p>
          </table:table-cell>
          <table:table-cell table:number-columns-repeated="47"/>
        </table:table-row>
        <table:table-row table:style-name="ro7">
          <table:table-cell table:style-name="ce4" table:formula="of:=[.A80]+1" office:value-type="float" office:value="125" calcext:value-type="float">
            <text:p>125</text:p>
          </table:table-cell>
          <table:table-cell table:style-name="ce4" table:formula="of:=[$Redistribution_high.F78]" office:value-type="float" office:value="6.05297981777178" calcext:value-type="float">
            <text:p>6.05297981777178</text:p>
          </table:table-cell>
          <table:table-cell table:style-name="ce4" table:formula="of:=[$Redistribution_high.G78]" office:value-type="float" office:value="8.79784328585979" calcext:value-type="float">
            <text:p>8.79784328585979</text:p>
          </table:table-cell>
          <table:table-cell table:style-name="ce4" table:formula="of:=[$Redistribution_high.H78]" office:value-type="float" office:value="6.28659024564677" calcext:value-type="float">
            <text:p>6.28659024564677</text:p>
          </table:table-cell>
          <table:table-cell table:style-name="ce4" table:formula="of:=[$Redistribution_high.I78]" office:value-type="float" office:value="8.78250286682816" calcext:value-type="float">
            <text:p>8.78250286682816</text:p>
          </table:table-cell>
          <table:table-cell table:style-name="ce4"/>
          <table:table-cell/>
          <table:table-cell table:style-name="ce4" table:formula="of:=[$Redistribution_central.F78]" office:value-type="float" office:value="6.1761283170345" calcext:value-type="float">
            <text:p>6.1761283170345</text:p>
          </table:table-cell>
          <table:table-cell table:style-name="ce4" table:formula="of:=[$Redistribution_central.G78]" office:value-type="float" office:value="8.68984340315211" calcext:value-type="float">
            <text:p>8.68984340315211</text:p>
          </table:table-cell>
          <table:table-cell table:style-name="ce4" table:formula="of:=[$Redistribution_central.H78]" office:value-type="float" office:value="6.43158460428825" calcext:value-type="float">
            <text:p>6.43158460428825</text:p>
          </table:table-cell>
          <table:table-cell table:style-name="ce4" table:formula="of:=[$Redistribution_central.I78]" office:value-type="float" office:value="7.89452322481858" calcext:value-type="float">
            <text:p>7.89452322481858</text:p>
          </table:table-cell>
          <table:table-cell table:style-name="ce4"/>
          <table:table-cell/>
          <table:table-cell table:style-name="ce4" table:formula="of:=[$redistribution_low.F78]" office:value-type="float" office:value="6.47897337503055" calcext:value-type="float">
            <text:p>6.47897337503055</text:p>
          </table:table-cell>
          <table:table-cell table:style-name="ce4" table:formula="of:=[$redistribution_low.G78]" office:value-type="float" office:value="9.34645177972234" calcext:value-type="float">
            <text:p>9.34645177972234</text:p>
          </table:table-cell>
          <table:table-cell table:style-name="ce4" table:formula="of:=[$redistribution_low.H78]" office:value-type="float" office:value="6.92056558590175" calcext:value-type="float">
            <text:p>6.92056558590175</text:p>
          </table:table-cell>
          <table:table-cell table:style-name="ce4" table:formula="of:=[$redistribution_low.I78]" office:value-type="float" office:value="8.8741596148339" calcext:value-type="float">
            <text:p>8.8741596148339</text:p>
          </table:table-cell>
          <table:table-cell table:number-columns-repeated="47"/>
        </table:table-row>
        <table:table-row table:style-name="ro6">
          <table:table-cell table:style-name="ce4" table:formula="of:=[.A81]+1" office:value-type="float" office:value="126" calcext:value-type="float">
            <text:p>126</text:p>
          </table:table-cell>
          <table:table-cell table:style-name="ce4" table:formula="of:=[$Redistribution_high.F79]" office:value-type="float" office:value="6.74895041329373" calcext:value-type="float">
            <text:p>6.74895041329373</text:p>
          </table:table-cell>
          <table:table-cell table:style-name="ce4" table:formula="of:=[$Redistribution_high.G79]" office:value-type="float" office:value="9.37775451545114" calcext:value-type="float">
            <text:p>9.37775451545114</text:p>
          </table:table-cell>
          <table:table-cell table:style-name="ce4" table:formula="of:=[$Redistribution_high.H79]" office:value-type="float" office:value="6.99579702482733" calcext:value-type="float">
            <text:p>6.99579702482733</text:p>
          </table:table-cell>
          <table:table-cell table:style-name="ce4" table:formula="of:=[$Redistribution_high.I79]" office:value-type="float" office:value="9.19791150287859" calcext:value-type="float">
            <text:p>9.19791150287859</text:p>
          </table:table-cell>
          <table:table-cell table:style-name="ce4"/>
          <table:table-cell/>
          <table:table-cell table:style-name="ce4" table:formula="of:=[$Redistribution_central.F79]" office:value-type="float" office:value="6.40319989872989" calcext:value-type="float">
            <text:p>6.40319989872989</text:p>
          </table:table-cell>
          <table:table-cell table:style-name="ce4" table:formula="of:=[$Redistribution_central.G79]" office:value-type="float" office:value="9.17912423212071" calcext:value-type="float">
            <text:p>9.17912423212071</text:p>
          </table:table-cell>
          <table:table-cell table:style-name="ce4" table:formula="of:=[$Redistribution_central.H79]" office:value-type="float" office:value="6.68654068116508" calcext:value-type="float">
            <text:p>6.68654068116508</text:p>
          </table:table-cell>
          <table:table-cell table:style-name="ce4" table:formula="of:=[$Redistribution_central.I79]" office:value-type="float" office:value="8.84807251407893" calcext:value-type="float">
            <text:p>8.84807251407893</text:p>
          </table:table-cell>
          <table:table-cell table:style-name="ce4"/>
          <table:table-cell/>
          <table:table-cell table:style-name="ce4" table:formula="of:=[$redistribution_low.F79]" office:value-type="float" office:value="6.52144273203685" calcext:value-type="float">
            <text:p>6.52144273203685</text:p>
          </table:table-cell>
          <table:table-cell table:style-name="ce4" table:formula="of:=[$redistribution_low.G79]" office:value-type="float" office:value="10.8461140243776" calcext:value-type="float">
            <text:p>10.8461140243776</text:p>
          </table:table-cell>
          <table:table-cell table:style-name="ce4" table:formula="of:=[$redistribution_low.H79]" office:value-type="float" office:value="7.10793011645479" calcext:value-type="float">
            <text:p>7.10793011645479</text:p>
          </table:table-cell>
          <table:table-cell table:style-name="ce4" table:formula="of:=[$redistribution_low.I79]" office:value-type="float" office:value="10.5356366057667" calcext:value-type="float">
            <text:p>10.5356366057667</text:p>
          </table:table-cell>
          <table:table-cell table:number-columns-repeated="47"/>
        </table:table-row>
        <table:table-row table:style-name="ro7">
          <table:table-cell table:style-name="ce4" table:formula="of:=[.A82]+1" office:value-type="float" office:value="127" calcext:value-type="float">
            <text:p>127</text:p>
          </table:table-cell>
          <table:table-cell table:style-name="ce4" table:formula="of:=[$Redistribution_high.F80]" office:value-type="float" office:value="6.91760703627506" calcext:value-type="float">
            <text:p>6.91760703627506</text:p>
          </table:table-cell>
          <table:table-cell table:style-name="ce4" table:formula="of:=[$Redistribution_high.G80]" office:value-type="float" office:value="10.1670980190499" calcext:value-type="float">
            <text:p>10.1670980190499</text:p>
          </table:table-cell>
          <table:table-cell table:style-name="ce4" table:formula="of:=[$Redistribution_high.H80]" office:value-type="float" office:value="7.18225490995198" calcext:value-type="float">
            <text:p>7.18225490995198</text:p>
          </table:table-cell>
          <table:table-cell table:style-name="ce4" table:formula="of:=[$Redistribution_high.I80]" office:value-type="float" office:value="9.47608895427438" calcext:value-type="float">
            <text:p>9.47608895427438</text:p>
          </table:table-cell>
          <table:table-cell table:style-name="ce4"/>
          <table:table-cell/>
          <table:table-cell table:style-name="ce4" table:formula="of:=[$Redistribution_central.F80]" office:value-type="float" office:value="6.97668606002892" calcext:value-type="float">
            <text:p>6.97668606002892</text:p>
          </table:table-cell>
          <table:table-cell table:style-name="ce4" table:formula="of:=[$Redistribution_central.G80]" office:value-type="float" office:value="10.2096686579182" calcext:value-type="float">
            <text:p>10.2096686579182</text:p>
          </table:table-cell>
          <table:table-cell table:style-name="ce4" table:formula="of:=[$Redistribution_central.H80]" office:value-type="float" office:value="7.05097080958883" calcext:value-type="float">
            <text:p>7.05097080958883</text:p>
          </table:table-cell>
          <table:table-cell table:style-name="ce4" table:formula="of:=[$Redistribution_central.I80]" office:value-type="float" office:value="9.64543731571575" calcext:value-type="float">
            <text:p>9.64543731571575</text:p>
          </table:table-cell>
          <table:table-cell table:style-name="ce4"/>
          <table:table-cell/>
          <table:table-cell table:style-name="ce4" table:formula="of:=[$redistribution_low.F80]" office:value-type="float" office:value="6.35767316732358" calcext:value-type="float">
            <text:p>6.35767316732358</text:p>
          </table:table-cell>
          <table:table-cell table:style-name="ce4" table:formula="of:=[$redistribution_low.G80]" office:value-type="float" office:value="10.016333540941" calcext:value-type="float">
            <text:p>10.016333540941</text:p>
          </table:table-cell>
          <table:table-cell table:style-name="ce4" table:formula="of:=[$redistribution_low.H80]" office:value-type="float" office:value="6.47682915188571" calcext:value-type="float">
            <text:p>6.47682915188571</text:p>
          </table:table-cell>
          <table:table-cell table:style-name="ce4" table:formula="of:=[$redistribution_low.I80]" office:value-type="float" office:value="9.80063515024393" calcext:value-type="float">
            <text:p>9.80063515024393</text:p>
          </table:table-cell>
          <table:table-cell table:number-columns-repeated="47"/>
        </table:table-row>
        <table:table-row table:style-name="ro7">
          <table:table-cell table:style-name="ce4" table:formula="of:=[.A83]+1" office:value-type="float" office:value="128" calcext:value-type="float">
            <text:p>128</text:p>
          </table:table-cell>
          <table:table-cell table:style-name="ce4" table:formula="of:=[$Redistribution_high.F81]" office:value-type="float" office:value="6.70032434106089" calcext:value-type="float">
            <text:p>6.70032434106089</text:p>
          </table:table-cell>
          <table:table-cell table:style-name="ce4" table:formula="of:=[$Redistribution_high.G81]" office:value-type="float" office:value="9.25678182989632" calcext:value-type="float">
            <text:p>9.25678182989632</text:p>
          </table:table-cell>
          <table:table-cell table:style-name="ce4" table:formula="of:=[$Redistribution_high.H81]" office:value-type="float" office:value="6.72898775190692" calcext:value-type="float">
            <text:p>6.72898775190692</text:p>
          </table:table-cell>
          <table:table-cell table:style-name="ce4" table:formula="of:=[$Redistribution_high.I81]" office:value-type="float" office:value="8.97094277986834" calcext:value-type="float">
            <text:p>8.97094277986834</text:p>
          </table:table-cell>
          <table:table-cell table:style-name="ce4"/>
          <table:table-cell/>
          <table:table-cell table:style-name="ce4" table:formula="of:=[$Redistribution_central.F81]" office:value-type="float" office:value="6.70797503570869" calcext:value-type="float">
            <text:p>6.70797503570869</text:p>
          </table:table-cell>
          <table:table-cell table:style-name="ce4" table:formula="of:=[$Redistribution_central.G81]" office:value-type="float" office:value="9.20660062414721" calcext:value-type="float">
            <text:p>9.20660062414721</text:p>
          </table:table-cell>
          <table:table-cell table:style-name="ce4" table:formula="of:=[$Redistribution_central.H81]" office:value-type="float" office:value="6.81830339826637" calcext:value-type="float">
            <text:p>6.81830339826637</text:p>
          </table:table-cell>
          <table:table-cell table:style-name="ce4" table:formula="of:=[$Redistribution_central.I81]" office:value-type="float" office:value="8.8516191086291" calcext:value-type="float">
            <text:p>8.8516191086291</text:p>
          </table:table-cell>
          <table:table-cell table:style-name="ce4"/>
          <table:table-cell/>
          <table:table-cell table:style-name="ce4" table:formula="of:=[$redistribution_low.F81]" office:value-type="float" office:value="6.42221259914002" calcext:value-type="float">
            <text:p>6.42221259914002</text:p>
          </table:table-cell>
          <table:table-cell table:style-name="ce4" table:formula="of:=[$redistribution_low.G81]" office:value-type="float" office:value="9.83677277963747" calcext:value-type="float">
            <text:p>9.83677277963747</text:p>
          </table:table-cell>
          <table:table-cell table:style-name="ce4" table:formula="of:=[$redistribution_low.H81]" office:value-type="float" office:value="6.5666556898087" calcext:value-type="float">
            <text:p>6.5666556898087</text:p>
          </table:table-cell>
          <table:table-cell table:style-name="ce4" table:formula="of:=[$redistribution_low.I81]" office:value-type="float" office:value="9.3658069223672" calcext:value-type="float">
            <text:p>9.3658069223672</text:p>
          </table:table-cell>
          <table:table-cell table:number-columns-repeated="47"/>
        </table:table-row>
        <table:table-row table:style-name="ro7">
          <table:table-cell table:style-name="ce4" table:formula="of:=[.A84]+1" office:value-type="float" office:value="129" calcext:value-type="float">
            <text:p>129</text:p>
          </table:table-cell>
          <table:table-cell table:style-name="ce4" table:formula="of:=[$Redistribution_high.F82]" office:value-type="float" office:value="6.16597785478882" calcext:value-type="float">
            <text:p>6.16597785478882</text:p>
          </table:table-cell>
          <table:table-cell table:style-name="ce4" table:formula="of:=[$Redistribution_high.G82]" office:value-type="float" office:value="8.946635742278" calcext:value-type="float">
            <text:p>8.946635742278</text:p>
          </table:table-cell>
          <table:table-cell table:style-name="ce4" table:formula="of:=[$Redistribution_high.H82]" office:value-type="float" office:value="6.67076236111022" calcext:value-type="float">
            <text:p>6.67076236111022</text:p>
          </table:table-cell>
          <table:table-cell table:style-name="ce4" table:formula="of:=[$Redistribution_high.I82]" office:value-type="float" office:value="8.95202901867887" calcext:value-type="float">
            <text:p>8.95202901867887</text:p>
          </table:table-cell>
          <table:table-cell table:style-name="ce4"/>
          <table:table-cell/>
          <table:table-cell table:style-name="ce4" table:formula="of:=[$Redistribution_central.F82]" office:value-type="float" office:value="6.44802283984041" calcext:value-type="float">
            <text:p>6.44802283984041</text:p>
          </table:table-cell>
          <table:table-cell table:style-name="ce4" table:formula="of:=[$Redistribution_central.G82]" office:value-type="float" office:value="9.38831838548928" calcext:value-type="float">
            <text:p>9.38831838548928</text:p>
          </table:table-cell>
          <table:table-cell table:style-name="ce4" table:formula="of:=[$Redistribution_central.H82]" office:value-type="float" office:value="6.84682029337616" calcext:value-type="float">
            <text:p>6.84682029337616</text:p>
          </table:table-cell>
          <table:table-cell table:style-name="ce4" table:formula="of:=[$Redistribution_central.I82]" office:value-type="float" office:value="9.1184557668957" calcext:value-type="float">
            <text:p>9.1184557668957</text:p>
          </table:table-cell>
          <table:table-cell table:style-name="ce4"/>
          <table:table-cell/>
          <table:table-cell table:style-name="ce4" table:formula="of:=[$redistribution_low.F82]" office:value-type="float" office:value="6.46701437153075" calcext:value-type="float">
            <text:p>6.46701437153075</text:p>
          </table:table-cell>
          <table:table-cell table:style-name="ce4" table:formula="of:=[$redistribution_low.G82]" office:value-type="float" office:value="10.9915794361206" calcext:value-type="float">
            <text:p>10.9915794361206</text:p>
          </table:table-cell>
          <table:table-cell table:style-name="ce4" table:formula="of:=[$redistribution_low.H82]" office:value-type="float" office:value="6.75180857073964" calcext:value-type="float">
            <text:p>6.75180857073964</text:p>
          </table:table-cell>
          <table:table-cell table:style-name="ce4" table:formula="of:=[$redistribution_low.I82]" office:value-type="float" office:value="10.6042651942029" calcext:value-type="float">
            <text:p>10.6042651942029</text:p>
          </table:table-cell>
          <table:table-cell table:number-columns-repeated="47"/>
        </table:table-row>
        <table:table-row table:style-name="ro6">
          <table:table-cell table:style-name="ce4" table:formula="of:=[.A85]+1" office:value-type="float" office:value="130" calcext:value-type="float">
            <text:p>130</text:p>
          </table:table-cell>
          <table:table-cell table:style-name="ce4" table:formula="of:=[$Redistribution_high.F83]" office:value-type="float" office:value="6.32974951847417" calcext:value-type="float">
            <text:p>6.32974951847417</text:p>
          </table:table-cell>
          <table:table-cell table:style-name="ce4" table:formula="of:=[$Redistribution_high.G83]" office:value-type="float" office:value="9.09009663289348" calcext:value-type="float">
            <text:p>9.09009663289348</text:p>
          </table:table-cell>
          <table:table-cell table:style-name="ce4" table:formula="of:=[$Redistribution_high.H83]" office:value-type="float" office:value="6.49241423135784" calcext:value-type="float">
            <text:p>6.49241423135784</text:p>
          </table:table-cell>
          <table:table-cell table:style-name="ce4" table:formula="of:=[$Redistribution_high.I83]" office:value-type="float" office:value="9.31732950417107" calcext:value-type="float">
            <text:p>9.31732950417107</text:p>
          </table:table-cell>
          <table:table-cell table:style-name="ce4"/>
          <table:table-cell/>
          <table:table-cell table:style-name="ce4" table:formula="of:=[$Redistribution_central.F83]" office:value-type="float" office:value="6.71595401223259" calcext:value-type="float">
            <text:p>6.71595401223259</text:p>
          </table:table-cell>
          <table:table-cell table:style-name="ce4" table:formula="of:=[$Redistribution_central.G83]" office:value-type="float" office:value="9.31540789769655" calcext:value-type="float">
            <text:p>9.31540789769655</text:p>
          </table:table-cell>
          <table:table-cell table:style-name="ce4" table:formula="of:=[$Redistribution_central.H83]" office:value-type="float" office:value="6.74086941788397" calcext:value-type="float">
            <text:p>6.74086941788397</text:p>
          </table:table-cell>
          <table:table-cell table:style-name="ce4" table:formula="of:=[$Redistribution_central.I83]" office:value-type="float" office:value="8.43268459131209" calcext:value-type="float">
            <text:p>8.43268459131209</text:p>
          </table:table-cell>
          <table:table-cell table:style-name="ce4"/>
          <table:table-cell/>
          <table:table-cell table:style-name="ce4" table:formula="of:=[$redistribution_low.F83]" office:value-type="float" office:value="6.68124141755776" calcext:value-type="float">
            <text:p>6.68124141755776</text:p>
          </table:table-cell>
          <table:table-cell table:style-name="ce4" table:formula="of:=[$redistribution_low.G83]" office:value-type="float" office:value="10.2576653469134" calcext:value-type="float">
            <text:p>10.2576653469134</text:p>
          </table:table-cell>
          <table:table-cell table:style-name="ce4" table:formula="of:=[$redistribution_low.H83]" office:value-type="float" office:value="6.82614619013132" calcext:value-type="float">
            <text:p>6.82614619013132</text:p>
          </table:table-cell>
          <table:table-cell table:style-name="ce4" table:formula="of:=[$redistribution_low.I83]" office:value-type="float" office:value="9.88258484171176" calcext:value-type="float">
            <text:p>9.88258484171176</text:p>
          </table:table-cell>
          <table:table-cell table:number-columns-repeated="47"/>
        </table:table-row>
        <table:table-row table:style-name="ro6">
          <table:table-cell table:style-name="ce4" table:formula="of:=[.A86]+1" office:value-type="float" office:value="131" calcext:value-type="float">
            <text:p>131</text:p>
          </table:table-cell>
          <table:table-cell table:style-name="ce4" table:formula="of:=[$Redistribution_high.F84]" office:value-type="float" office:value="6.60980041953023" calcext:value-type="float">
            <text:p>6.60980041953023</text:p>
          </table:table-cell>
          <table:table-cell table:style-name="ce4" table:formula="of:=[$Redistribution_high.G84]" office:value-type="float" office:value="9.07004290188814" calcext:value-type="float">
            <text:p>9.07004290188814</text:p>
          </table:table-cell>
          <table:table-cell table:style-name="ce4" table:formula="of:=[$Redistribution_high.H84]" office:value-type="float" office:value="6.72137398976194" calcext:value-type="float">
            <text:p>6.72137398976194</text:p>
          </table:table-cell>
          <table:table-cell table:style-name="ce4" table:formula="of:=[$Redistribution_high.I84]" office:value-type="float" office:value="9.04782887054836" calcext:value-type="float">
            <text:p>9.04782887054836</text:p>
          </table:table-cell>
          <table:table-cell table:style-name="ce4"/>
          <table:table-cell/>
          <table:table-cell table:style-name="ce4" table:formula="of:=[$Redistribution_central.F84]" office:value-type="float" office:value="6.57018962459949" calcext:value-type="float">
            <text:p>6.57018962459949</text:p>
          </table:table-cell>
          <table:table-cell table:style-name="ce4" table:formula="of:=[$Redistribution_central.G84]" office:value-type="float" office:value="9.98225416949665" calcext:value-type="float">
            <text:p>9.98225416949665</text:p>
          </table:table-cell>
          <table:table-cell table:style-name="ce4" table:formula="of:=[$Redistribution_central.H84]" office:value-type="float" office:value="7.0828905789741" calcext:value-type="float">
            <text:p>7.0828905789741</text:p>
          </table:table-cell>
          <table:table-cell table:style-name="ce4" table:formula="of:=[$Redistribution_central.I84]" office:value-type="float" office:value="9.12601797251946" calcext:value-type="float">
            <text:p>9.12601797251946</text:p>
          </table:table-cell>
          <table:table-cell table:style-name="ce4"/>
          <table:table-cell/>
          <table:table-cell table:style-name="ce4" table:formula="of:=[$redistribution_low.F84]" office:value-type="float" office:value="6.61238451145584" calcext:value-type="float">
            <text:p>6.61238451145584</text:p>
          </table:table-cell>
          <table:table-cell table:style-name="ce4" table:formula="of:=[$redistribution_low.G84]" office:value-type="float" office:value="10.0620834885404" calcext:value-type="float">
            <text:p>10.0620834885404</text:p>
          </table:table-cell>
          <table:table-cell table:style-name="ce4" table:formula="of:=[$redistribution_low.H84]" office:value-type="float" office:value="6.97489205207133" calcext:value-type="float">
            <text:p>6.97489205207133</text:p>
          </table:table-cell>
          <table:table-cell table:style-name="ce4" table:formula="of:=[$redistribution_low.I84]" office:value-type="float" office:value="10.0042721361648" calcext:value-type="float">
            <text:p>10.0042721361648</text:p>
          </table:table-cell>
          <table:table-cell table:number-columns-repeated="47"/>
        </table:table-row>
        <table:table-row table:style-name="ro6">
          <table:table-cell table:style-name="ce4" table:formula="of:=[.A87]+1" office:value-type="float" office:value="132" calcext:value-type="float">
            <text:p>132</text:p>
          </table:table-cell>
          <table:table-cell table:style-name="ce4" table:formula="of:=[$Redistribution_high.F85]" office:value-type="float" office:value="6.15835609998985" calcext:value-type="float">
            <text:p>6.15835609998985</text:p>
          </table:table-cell>
          <table:table-cell table:style-name="ce4" table:formula="of:=[$Redistribution_high.G85]" office:value-type="float" office:value="8.76683382641711" calcext:value-type="float">
            <text:p>8.76683382641711</text:p>
          </table:table-cell>
          <table:table-cell table:style-name="ce4" table:formula="of:=[$Redistribution_high.H85]" office:value-type="float" office:value="6.20682989784986" calcext:value-type="float">
            <text:p>6.20682989784986</text:p>
          </table:table-cell>
          <table:table-cell table:style-name="ce4" table:formula="of:=[$Redistribution_high.I85]" office:value-type="float" office:value="9.26799923967033" calcext:value-type="float">
            <text:p>9.26799923967033</text:p>
          </table:table-cell>
          <table:table-cell table:style-name="ce4"/>
          <table:table-cell/>
          <table:table-cell table:style-name="ce4" table:formula="of:=[$Redistribution_central.F85]" office:value-type="float" office:value="6.6538403108826" calcext:value-type="float">
            <text:p>6.6538403108826</text:p>
          </table:table-cell>
          <table:table-cell table:style-name="ce4" table:formula="of:=[$Redistribution_central.G85]" office:value-type="float" office:value="10.5707611401679" calcext:value-type="float">
            <text:p>10.5707611401679</text:p>
          </table:table-cell>
          <table:table-cell table:style-name="ce4" table:formula="of:=[$Redistribution_central.H85]" office:value-type="float" office:value="6.97914226693454" calcext:value-type="float">
            <text:p>6.97914226693454</text:p>
          </table:table-cell>
          <table:table-cell table:style-name="ce4" table:formula="of:=[$Redistribution_central.I85]" office:value-type="float" office:value="9.49434415038779" calcext:value-type="float">
            <text:p>9.49434415038779</text:p>
          </table:table-cell>
          <table:table-cell table:style-name="ce4"/>
          <table:table-cell/>
          <table:table-cell table:style-name="ce4" table:formula="of:=[$redistribution_low.F85]" office:value-type="float" office:value="6.61457836814958" calcext:value-type="float">
            <text:p>6.61457836814958</text:p>
          </table:table-cell>
          <table:table-cell table:style-name="ce4" table:formula="of:=[$redistribution_low.G85]" office:value-type="float" office:value="10.8373166698125" calcext:value-type="float">
            <text:p>10.8373166698125</text:p>
          </table:table-cell>
          <table:table-cell table:style-name="ce4" table:formula="of:=[$redistribution_low.H85]" office:value-type="float" office:value="6.77427437984375" calcext:value-type="float">
            <text:p>6.77427437984375</text:p>
          </table:table-cell>
          <table:table-cell table:style-name="ce4" table:formula="of:=[$redistribution_low.I85]" office:value-type="float" office:value="10.2167969604287" calcext:value-type="float">
            <text:p>10.2167969604287</text:p>
          </table:table-cell>
          <table:table-cell table:number-columns-repeated="47"/>
        </table:table-row>
        <table:table-row table:style-name="ro6">
          <table:table-cell table:style-name="ce4" table:formula="of:=[.A88]+1" office:value-type="float" office:value="133" calcext:value-type="float">
            <text:p>133</text:p>
          </table:table-cell>
          <table:table-cell table:style-name="ce4" table:formula="of:=[$Redistribution_high.F86]" office:value-type="float" office:value="6.07762507719839" calcext:value-type="float">
            <text:p>6.07762507719839</text:p>
          </table:table-cell>
          <table:table-cell table:style-name="ce4" table:formula="of:=[$Redistribution_high.G86]" office:value-type="float" office:value="9.075874304469" calcext:value-type="float">
            <text:p>9.075874304469</text:p>
          </table:table-cell>
          <table:table-cell table:style-name="ce4" table:formula="of:=[$Redistribution_high.H86]" office:value-type="float" office:value="6.2721679957507" calcext:value-type="float">
            <text:p>6.2721679957507</text:p>
          </table:table-cell>
          <table:table-cell table:style-name="ce4" table:formula="of:=[$Redistribution_high.I86]" office:value-type="float" office:value="9.43029610027738" calcext:value-type="float">
            <text:p>9.43029610027738</text:p>
          </table:table-cell>
          <table:table-cell table:style-name="ce4"/>
          <table:table-cell/>
          <table:table-cell table:style-name="ce4" table:formula="of:=[$Redistribution_central.F86]" office:value-type="float" office:value="6.58723303213834" calcext:value-type="float">
            <text:p>6.58723303213834</text:p>
          </table:table-cell>
          <table:table-cell table:style-name="ce4" table:formula="of:=[$Redistribution_central.G86]" office:value-type="float" office:value="9.67390080405273" calcext:value-type="float">
            <text:p>9.67390080405273</text:p>
          </table:table-cell>
          <table:table-cell table:style-name="ce4" table:formula="of:=[$Redistribution_central.H86]" office:value-type="float" office:value="6.76958025900931" calcext:value-type="float">
            <text:p>6.76958025900931</text:p>
          </table:table-cell>
          <table:table-cell table:style-name="ce4" table:formula="of:=[$Redistribution_central.I86]" office:value-type="float" office:value="9.20107008320981" calcext:value-type="float">
            <text:p>9.20107008320981</text:p>
          </table:table-cell>
          <table:table-cell table:style-name="ce4"/>
          <table:table-cell/>
          <table:table-cell table:style-name="ce4" table:formula="of:=[$redistribution_low.F86]" office:value-type="float" office:value="6.46365595316444" calcext:value-type="float">
            <text:p>6.46365595316444</text:p>
          </table:table-cell>
          <table:table-cell table:style-name="ce4" table:formula="of:=[$redistribution_low.G86]" office:value-type="float" office:value="10.6268339815024" calcext:value-type="float">
            <text:p>10.6268339815024</text:p>
          </table:table-cell>
          <table:table-cell table:style-name="ce4" table:formula="of:=[$redistribution_low.H86]" office:value-type="float" office:value="6.66122451235687" calcext:value-type="float">
            <text:p>6.66122451235687</text:p>
          </table:table-cell>
          <table:table-cell table:style-name="ce4" table:formula="of:=[$redistribution_low.I86]" office:value-type="float" office:value="9.74999843461943" calcext:value-type="float">
            <text:p>9.74999843461943</text:p>
          </table:table-cell>
          <table:table-cell table:number-columns-repeated="47"/>
        </table:table-row>
        <table:table-row table:style-name="ro7">
          <table:table-cell table:style-name="ce4" table:formula="of:=[.A89]+1" office:value-type="float" office:value="134" calcext:value-type="float">
            <text:p>134</text:p>
          </table:table-cell>
          <table:table-cell table:style-name="ce4" table:formula="of:=[$Redistribution_high.F87]" office:value-type="float" office:value="6.10772834336433" calcext:value-type="float">
            <text:p>6.10772834336433</text:p>
          </table:table-cell>
          <table:table-cell table:style-name="ce4" table:formula="of:=[$Redistribution_high.G87]" office:value-type="float" office:value="8.49138828478565" calcext:value-type="float">
            <text:p>8.49138828478565</text:p>
          </table:table-cell>
          <table:table-cell table:style-name="ce4" table:formula="of:=[$Redistribution_high.H87]" office:value-type="float" office:value="6.28570943862456" calcext:value-type="float">
            <text:p>6.28570943862456</text:p>
          </table:table-cell>
          <table:table-cell table:style-name="ce4" table:formula="of:=[$Redistribution_high.I87]" office:value-type="float" office:value="8.44028670502739" calcext:value-type="float">
            <text:p>8.44028670502739</text:p>
          </table:table-cell>
          <table:table-cell table:style-name="ce4"/>
          <table:table-cell/>
          <table:table-cell table:style-name="ce4" table:formula="of:=[$Redistribution_central.F87]" office:value-type="float" office:value="6.51003266648641" calcext:value-type="float">
            <text:p>6.51003266648641</text:p>
          </table:table-cell>
          <table:table-cell table:style-name="ce4" table:formula="of:=[$Redistribution_central.G87]" office:value-type="float" office:value="10.0310440665862" calcext:value-type="float">
            <text:p>10.0310440665862</text:p>
          </table:table-cell>
          <table:table-cell table:style-name="ce4" table:formula="of:=[$Redistribution_central.H87]" office:value-type="float" office:value="6.82964691615625" calcext:value-type="float">
            <text:p>6.82964691615625</text:p>
          </table:table-cell>
          <table:table-cell table:style-name="ce4" table:formula="of:=[$Redistribution_central.I87]" office:value-type="float" office:value="9.97969936989059" calcext:value-type="float">
            <text:p>9.97969936989059</text:p>
          </table:table-cell>
          <table:table-cell table:style-name="ce4"/>
          <table:table-cell/>
          <table:table-cell table:style-name="ce4" table:formula="of:=[$redistribution_low.F87]" office:value-type="float" office:value="6.61690242237848" calcext:value-type="float">
            <text:p>6.61690242237848</text:p>
          </table:table-cell>
          <table:table-cell table:style-name="ce4" table:formula="of:=[$redistribution_low.G87]" office:value-type="float" office:value="9.9398538506379" calcext:value-type="float">
            <text:p>9.9398538506379</text:p>
          </table:table-cell>
          <table:table-cell table:style-name="ce4" table:formula="of:=[$redistribution_low.H87]" office:value-type="float" office:value="6.64066975334157" calcext:value-type="float">
            <text:p>6.64066975334157</text:p>
          </table:table-cell>
          <table:table-cell table:style-name="ce4" table:formula="of:=[$redistribution_low.I87]" office:value-type="float" office:value="9.9398538506379" calcext:value-type="float">
            <text:p>9.9398538506379</text:p>
          </table:table-cell>
          <table:table-cell table:number-columns-repeated="47"/>
        </table:table-row>
        <table:table-row table:style-name="ro7">
          <table:table-cell table:style-name="ce4" table:formula="of:=[.A90]+1" office:value-type="float" office:value="135" calcext:value-type="float">
            <text:p>135</text:p>
          </table:table-cell>
          <table:table-cell table:style-name="ce4" table:formula="of:=[$Redistribution_high.F88]" office:value-type="float" office:value="6.05325489055564" calcext:value-type="float">
            <text:p>6.05325489055564</text:p>
          </table:table-cell>
          <table:table-cell table:style-name="ce4" table:formula="of:=[$Redistribution_high.G88]" office:value-type="float" office:value="8.67793037448933" calcext:value-type="float">
            <text:p>8.67793037448933</text:p>
          </table:table-cell>
          <table:table-cell table:style-name="ce4" table:formula="of:=[$Redistribution_high.H88]" office:value-type="float" office:value="6.22533596066759" calcext:value-type="float">
            <text:p>6.22533596066759</text:p>
          </table:table-cell>
          <table:table-cell table:style-name="ce4" table:formula="of:=[$Redistribution_high.I88]" office:value-type="float" office:value="8.73292309443436" calcext:value-type="float">
            <text:p>8.73292309443436</text:p>
          </table:table-cell>
          <table:table-cell table:style-name="ce4"/>
          <table:table-cell/>
          <table:table-cell table:style-name="ce4" table:formula="of:=[$Redistribution_central.F88]" office:value-type="float" office:value="6.18107981786367" calcext:value-type="float">
            <text:p>6.18107981786367</text:p>
          </table:table-cell>
          <table:table-cell table:style-name="ce4" table:formula="of:=[$Redistribution_central.G88]" office:value-type="float" office:value="8.80555525481405" calcext:value-type="float">
            <text:p>8.80555525481405</text:p>
          </table:table-cell>
          <table:table-cell table:style-name="ce4" table:formula="of:=[$Redistribution_central.H88]" office:value-type="float" office:value="6.41599642855622" calcext:value-type="float">
            <text:p>6.41599642855622</text:p>
          </table:table-cell>
          <table:table-cell table:style-name="ce4" table:formula="of:=[$Redistribution_central.I88]" office:value-type="float" office:value="8.56117432833288" calcext:value-type="float">
            <text:p>8.56117432833288</text:p>
          </table:table-cell>
          <table:table-cell table:style-name="ce4"/>
          <table:table-cell/>
          <table:table-cell table:style-name="ce4" table:formula="of:=[$redistribution_low.F88]" office:value-type="float" office:value="6.54353122505365" calcext:value-type="float">
            <text:p>6.54353122505365</text:p>
          </table:table-cell>
          <table:table-cell table:style-name="ce4" table:formula="of:=[$redistribution_low.G88]" office:value-type="float" office:value="9.84840982206715" calcext:value-type="float">
            <text:p>9.84840982206715</text:p>
          </table:table-cell>
          <table:table-cell table:style-name="ce4" table:formula="of:=[$redistribution_low.H88]" office:value-type="float" office:value="6.63182789403217" calcext:value-type="float">
            <text:p>6.63182789403217</text:p>
          </table:table-cell>
          <table:table-cell table:style-name="ce4" table:formula="of:=[$redistribution_low.I88]" office:value-type="float" office:value="9.47851310634858" calcext:value-type="float">
            <text:p>9.47851310634858</text:p>
          </table:table-cell>
          <table:table-cell table:number-columns-repeated="47"/>
        </table:table-row>
        <table:table-row table:style-name="ro7">
          <table:table-cell table:style-name="ce4" table:formula="of:=[.A91]+1" office:value-type="float" office:value="136" calcext:value-type="float">
            <text:p>136</text:p>
          </table:table-cell>
          <table:table-cell table:style-name="ce4" table:formula="of:=[$Redistribution_high.F89]" office:value-type="float" office:value="6.04235988243716" calcext:value-type="float">
            <text:p>6.04235988243716</text:p>
          </table:table-cell>
          <table:table-cell table:style-name="ce4" table:formula="of:=[$Redistribution_high.G89]" office:value-type="float" office:value="8.02280583537178" calcext:value-type="float">
            <text:p>8.02280583537178</text:p>
          </table:table-cell>
          <table:table-cell table:style-name="ce4" table:formula="of:=[$Redistribution_high.H89]" office:value-type="float" office:value="6.19389734974519" calcext:value-type="float">
            <text:p>6.19389734974519</text:p>
          </table:table-cell>
          <table:table-cell table:style-name="ce4" table:formula="of:=[$Redistribution_high.I89]" office:value-type="float" office:value="7.93351863462458" calcext:value-type="float">
            <text:p>7.93351863462458</text:p>
          </table:table-cell>
          <table:table-cell table:style-name="ce4"/>
          <table:table-cell/>
          <table:table-cell table:style-name="ce4" table:formula="of:=[$Redistribution_central.F89]" office:value-type="float" office:value="6.30472873825391" calcext:value-type="float">
            <text:p>6.30472873825391</text:p>
          </table:table-cell>
          <table:table-cell table:style-name="ce4" table:formula="of:=[$Redistribution_central.G89]" office:value-type="float" office:value="9.84411062549578" calcext:value-type="float">
            <text:p>9.84411062549578</text:p>
          </table:table-cell>
          <table:table-cell table:style-name="ce4" table:formula="of:=[$Redistribution_central.H89]" office:value-type="float" office:value="6.5655828887194" calcext:value-type="float">
            <text:p>6.5655828887194</text:p>
          </table:table-cell>
          <table:table-cell table:style-name="ce4" table:formula="of:=[$Redistribution_central.I89]" office:value-type="float" office:value="9.88919433642183" calcext:value-type="float">
            <text:p>9.88919433642183</text:p>
          </table:table-cell>
          <table:table-cell table:style-name="ce4"/>
          <table:table-cell/>
          <table:table-cell table:style-name="ce4" table:formula="of:=[$redistribution_low.F89]" office:value-type="float" office:value="6.41429047310434" calcext:value-type="float">
            <text:p>6.41429047310434</text:p>
          </table:table-cell>
          <table:table-cell table:style-name="ce4" table:formula="of:=[$redistribution_low.G89]" office:value-type="float" office:value="9.41227370423873" calcext:value-type="float">
            <text:p>9.41227370423873</text:p>
          </table:table-cell>
          <table:table-cell table:style-name="ce4" table:formula="of:=[$redistribution_low.H89]" office:value-type="float" office:value="6.51955010110294" calcext:value-type="float">
            <text:p>6.51955010110294</text:p>
          </table:table-cell>
          <table:table-cell table:style-name="ce4" table:formula="of:=[$redistribution_low.I89]" office:value-type="float" office:value="9.29072710749317" calcext:value-type="float">
            <text:p>9.29072710749317</text:p>
          </table:table-cell>
          <table:table-cell table:number-columns-repeated="47"/>
        </table:table-row>
        <table:table-row table:style-name="ro6">
          <table:table-cell table:style-name="ce4" table:formula="of:=[.A92]+1" office:value-type="float" office:value="137" calcext:value-type="float">
            <text:p>137</text:p>
          </table:table-cell>
          <table:table-cell table:style-name="ce4" table:formula="of:=[$Redistribution_high.F90]" office:value-type="float" office:value="5.75686504438809" calcext:value-type="float">
            <text:p>5.75686504438809</text:p>
          </table:table-cell>
          <table:table-cell table:style-name="ce4" table:formula="of:=[$Redistribution_high.G90]" office:value-type="float" office:value="8.37078850834589" calcext:value-type="float">
            <text:p>8.37078850834589</text:p>
          </table:table-cell>
          <table:table-cell table:style-name="ce4" table:formula="of:=[$Redistribution_high.H90]" office:value-type="float" office:value="6.02283196117743" calcext:value-type="float">
            <text:p>6.02283196117743</text:p>
          </table:table-cell>
          <table:table-cell table:style-name="ce4" table:formula="of:=[$Redistribution_high.I90]" office:value-type="float" office:value="8.33910340773399" calcext:value-type="float">
            <text:p>8.33910340773399</text:p>
          </table:table-cell>
          <table:table-cell table:style-name="ce4"/>
          <table:table-cell/>
          <table:table-cell table:style-name="ce4" table:formula="of:=[$Redistribution_central.F90]" office:value-type="float" office:value="6.54640155834615" calcext:value-type="float">
            <text:p>6.54640155834615</text:p>
          </table:table-cell>
          <table:table-cell table:style-name="ce4" table:formula="of:=[$Redistribution_central.G90]" office:value-type="float" office:value="10.5954312684901" calcext:value-type="float">
            <text:p>10.5954312684901</text:p>
          </table:table-cell>
          <table:table-cell table:style-name="ce4" table:formula="of:=[$Redistribution_central.H90]" office:value-type="float" office:value="6.9318743217351" calcext:value-type="float">
            <text:p>6.9318743217351</text:p>
          </table:table-cell>
          <table:table-cell table:style-name="ce4" table:formula="of:=[$Redistribution_central.I90]" office:value-type="float" office:value="10.4257742563366" calcext:value-type="float">
            <text:p>10.4257742563366</text:p>
          </table:table-cell>
          <table:table-cell table:style-name="ce4"/>
          <table:table-cell/>
          <table:table-cell table:style-name="ce4" table:formula="of:=[$redistribution_low.F90]" office:value-type="float" office:value="6.50058225476905" calcext:value-type="float">
            <text:p>6.50058225476905</text:p>
          </table:table-cell>
          <table:table-cell table:style-name="ce4" table:formula="of:=[$redistribution_low.G90]" office:value-type="float" office:value="9.35545205959582" calcext:value-type="float">
            <text:p>9.35545205959582</text:p>
          </table:table-cell>
          <table:table-cell table:style-name="ce4" table:formula="of:=[$redistribution_low.H90]" office:value-type="float" office:value="6.62222283034728" calcext:value-type="float">
            <text:p>6.62222283034728</text:p>
          </table:table-cell>
          <table:table-cell table:style-name="ce4" table:formula="of:=[$redistribution_low.I90]" office:value-type="float" office:value="9.6580480425143" calcext:value-type="float">
            <text:p>9.6580480425143</text:p>
          </table:table-cell>
          <table:table-cell table:number-columns-repeated="47"/>
        </table:table-row>
        <table:table-row table:style-name="ro7">
          <table:table-cell table:style-name="ce4" table:formula="of:=[.A93]+1" office:value-type="float" office:value="138" calcext:value-type="float">
            <text:p>138</text:p>
          </table:table-cell>
          <table:table-cell table:style-name="ce4" table:formula="of:=[$Redistribution_high.F91]" office:value-type="float" office:value="5.62447413436617" calcext:value-type="float">
            <text:p>5.62447413436617</text:p>
          </table:table-cell>
          <table:table-cell table:style-name="ce4" table:formula="of:=[$Redistribution_high.G91]" office:value-type="float" office:value="8.43989262063096" calcext:value-type="float">
            <text:p>8.43989262063096</text:p>
          </table:table-cell>
          <table:table-cell table:style-name="ce4" table:formula="of:=[$Redistribution_high.H91]" office:value-type="float" office:value="5.78177111339408" calcext:value-type="float">
            <text:p>5.78177111339408</text:p>
          </table:table-cell>
          <table:table-cell table:style-name="ce4" table:formula="of:=[$Redistribution_high.I91]" office:value-type="float" office:value="8.51571618027843" calcext:value-type="float">
            <text:p>8.51571618027843</text:p>
          </table:table-cell>
          <table:table-cell table:style-name="ce4"/>
          <table:table-cell/>
          <table:table-cell table:style-name="ce4" table:formula="of:=[$Redistribution_central.F91]" office:value-type="float" office:value="6.64195199863893" calcext:value-type="float">
            <text:p>6.64195199863893</text:p>
          </table:table-cell>
          <table:table-cell table:style-name="ce4" table:formula="of:=[$Redistribution_central.G91]" office:value-type="float" office:value="9.66948111021683" calcext:value-type="float">
            <text:p>9.66948111021683</text:p>
          </table:table-cell>
          <table:table-cell table:style-name="ce4" table:formula="of:=[$Redistribution_central.H91]" office:value-type="float" office:value="6.80770009669449" calcext:value-type="float">
            <text:p>6.80770009669449</text:p>
          </table:table-cell>
          <table:table-cell table:style-name="ce4" table:formula="of:=[$Redistribution_central.I91]" office:value-type="float" office:value="9.65499826853915" calcext:value-type="float">
            <text:p>9.65499826853915</text:p>
          </table:table-cell>
          <table:table-cell table:style-name="ce4"/>
          <table:table-cell/>
          <table:table-cell table:style-name="ce4" table:formula="of:=[$redistribution_low.F91]" office:value-type="float" office:value="6.62047123416142" calcext:value-type="float">
            <text:p>6.62047123416142</text:p>
          </table:table-cell>
          <table:table-cell table:style-name="ce4" table:formula="of:=[$redistribution_low.G91]" office:value-type="float" office:value="10.1998783455725" calcext:value-type="float">
            <text:p>10.1998783455725</text:p>
          </table:table-cell>
          <table:table-cell table:style-name="ce4" table:formula="of:=[$redistribution_low.H91]" office:value-type="float" office:value="6.65652691991226" calcext:value-type="float">
            <text:p>6.65652691991226</text:p>
          </table:table-cell>
          <table:table-cell table:style-name="ce4" table:formula="of:=[$redistribution_low.I91]" office:value-type="float" office:value="10.1998783455725" calcext:value-type="float">
            <text:p>10.1998783455725</text:p>
          </table:table-cell>
          <table:table-cell table:number-columns-repeated="47"/>
        </table:table-row>
        <table:table-row table:style-name="ro6">
          <table:table-cell table:style-name="ce4" table:formula="of:=[.A94]+1" office:value-type="float" office:value="139" calcext:value-type="float">
            <text:p>139</text:p>
          </table:table-cell>
          <table:table-cell table:style-name="ce4" table:formula="of:=[$Redistribution_high.F92]" office:value-type="float" office:value="5.44347998103171" calcext:value-type="float">
            <text:p>5.44347998103171</text:p>
          </table:table-cell>
          <table:table-cell table:style-name="ce4" table:formula="of:=[$Redistribution_high.G92]" office:value-type="float" office:value="9.39520697991448" calcext:value-type="float">
            <text:p>9.39520697991448</text:p>
          </table:table-cell>
          <table:table-cell table:style-name="ce4" table:formula="of:=[$Redistribution_high.H92]" office:value-type="float" office:value="5.49448036786457" calcext:value-type="float">
            <text:p>5.49448036786457</text:p>
          </table:table-cell>
          <table:table-cell table:style-name="ce4" table:formula="of:=[$Redistribution_high.I92]" office:value-type="float" office:value="9.57492732663876" calcext:value-type="float">
            <text:p>9.57492732663876</text:p>
          </table:table-cell>
          <table:table-cell table:style-name="ce4"/>
          <table:table-cell/>
          <table:table-cell table:style-name="ce4" table:formula="of:=[$Redistribution_central.F92]" office:value-type="float" office:value="6.4838041344059" calcext:value-type="float">
            <text:p>6.4838041344059</text:p>
          </table:table-cell>
          <table:table-cell table:style-name="ce4" table:formula="of:=[$Redistribution_central.G92]" office:value-type="float" office:value="9.75621501653436" calcext:value-type="float">
            <text:p>9.75621501653436</text:p>
          </table:table-cell>
          <table:table-cell table:style-name="ce4" table:formula="of:=[$Redistribution_central.H92]" office:value-type="float" office:value="6.65760097604893" calcext:value-type="float">
            <text:p>6.65760097604893</text:p>
          </table:table-cell>
          <table:table-cell table:style-name="ce4" table:formula="of:=[$Redistribution_central.I92]" office:value-type="float" office:value="10.8035630578461" calcext:value-type="float">
            <text:p>10.8035630578461</text:p>
          </table:table-cell>
          <table:table-cell table:style-name="ce4"/>
          <table:table-cell/>
          <table:table-cell table:style-name="ce4" table:formula="of:=[$redistribution_low.F92]" office:value-type="float" office:value="6.07432620605134" calcext:value-type="float">
            <text:p>6.07432620605134</text:p>
          </table:table-cell>
          <table:table-cell table:style-name="ce4" table:formula="of:=[$redistribution_low.G92]" office:value-type="float" office:value="10.7249811779584" calcext:value-type="float">
            <text:p>10.7249811779584</text:p>
          </table:table-cell>
          <table:table-cell table:style-name="ce4" table:formula="of:=[$redistribution_low.H92]" office:value-type="float" office:value="6.28153633598671" calcext:value-type="float">
            <text:p>6.28153633598671</text:p>
          </table:table-cell>
          <table:table-cell table:style-name="ce4" table:formula="of:=[$redistribution_low.I92]" office:value-type="float" office:value="10.9887828985832" calcext:value-type="float">
            <text:p>10.9887828985832</text:p>
          </table:table-cell>
          <table:table-cell table:number-columns-repeated="47"/>
        </table:table-row>
        <table:table-row table:style-name="ro6">
          <table:table-cell table:style-name="ce4" table:formula="of:=[.A95]+1" office:value-type="float" office:value="140" calcext:value-type="float">
            <text:p>140</text:p>
          </table:table-cell>
          <table:table-cell table:style-name="ce4" table:formula="of:=[$Redistribution_high.F93]" office:value-type="float" office:value="5.44709494073588" calcext:value-type="float">
            <text:p>5.44709494073588</text:p>
          </table:table-cell>
          <table:table-cell table:style-name="ce4" table:formula="of:=[$Redistribution_high.G93]" office:value-type="float" office:value="8.08398662386853" calcext:value-type="float">
            <text:p>8.08398662386853</text:p>
          </table:table-cell>
          <table:table-cell table:style-name="ce4" table:formula="of:=[$Redistribution_high.H93]" office:value-type="float" office:value="5.52573877842416" calcext:value-type="float">
            <text:p>5.52573877842416</text:p>
          </table:table-cell>
          <table:table-cell table:style-name="ce4" table:formula="of:=[$Redistribution_high.I93]" office:value-type="float" office:value="8.23494212071526" calcext:value-type="float">
            <text:p>8.23494212071526</text:p>
          </table:table-cell>
          <table:table-cell table:style-name="ce4"/>
          <table:table-cell/>
          <table:table-cell table:style-name="ce4" table:formula="of:=[$Redistribution_central.F93]" office:value-type="float" office:value="7.0271335433671" calcext:value-type="float">
            <text:p>7.0271335433671</text:p>
          </table:table-cell>
          <table:table-cell table:style-name="ce4" table:formula="of:=[$Redistribution_central.G93]" office:value-type="float" office:value="9.79598481620823" calcext:value-type="float">
            <text:p>9.79598481620823</text:p>
          </table:table-cell>
          <table:table-cell table:style-name="ce4" table:formula="of:=[$Redistribution_central.H93]" office:value-type="float" office:value="7.10711102569256" calcext:value-type="float">
            <text:p>7.10711102569256</text:p>
          </table:table-cell>
          <table:table-cell table:style-name="ce4" table:formula="of:=[$Redistribution_central.I93]" office:value-type="float" office:value="9.52506508999977" calcext:value-type="float">
            <text:p>9.52506508999977</text:p>
          </table:table-cell>
          <table:table-cell table:style-name="ce4"/>
          <table:table-cell/>
          <table:table-cell table:style-name="ce4" table:formula="of:=[$redistribution_low.F93]" office:value-type="float" office:value="6.43127060860722" calcext:value-type="float">
            <text:p>6.43127060860722</text:p>
          </table:table-cell>
          <table:table-cell table:style-name="ce4" table:formula="of:=[$redistribution_low.G93]" office:value-type="float" office:value="9.45719061192134" calcext:value-type="float">
            <text:p>9.45719061192134</text:p>
          </table:table-cell>
          <table:table-cell table:style-name="ce4" table:formula="of:=[$redistribution_low.H93]" office:value-type="float" office:value="6.46325432700866" calcext:value-type="float">
            <text:p>6.46325432700866</text:p>
          </table:table-cell>
          <table:table-cell table:style-name="ce4" table:formula="of:=[$redistribution_low.I93]" office:value-type="float" office:value="10.7051129121144" calcext:value-type="float">
            <text:p>10.7051129121144</text:p>
          </table:table-cell>
          <table:table-cell table:number-columns-repeated="47"/>
        </table:table-row>
        <table:table-row table:style-name="ro7">
          <table:table-cell table:style-name="ce4" table:formula="of:=[.A96]+1" office:value-type="float" office:value="141" calcext:value-type="float">
            <text:p>141</text:p>
          </table:table-cell>
          <table:table-cell table:style-name="ce4" table:formula="of:=[$Redistribution_high.F94]" office:value-type="float" office:value="5.41608845042687" calcext:value-type="float">
            <text:p>5.41608845042687</text:p>
          </table:table-cell>
          <table:table-cell table:style-name="ce4" table:formula="of:=[$Redistribution_high.G94]" office:value-type="float" office:value="8.2674657145127" calcext:value-type="float">
            <text:p>8.2674657145127</text:p>
          </table:table-cell>
          <table:table-cell table:style-name="ce4" table:formula="of:=[$Redistribution_high.H94]" office:value-type="float" office:value="5.63131095260938" calcext:value-type="float">
            <text:p>5.63131095260938</text:p>
          </table:table-cell>
          <table:table-cell table:style-name="ce4" table:formula="of:=[$Redistribution_high.I94]" office:value-type="float" office:value="8.25026322417039" calcext:value-type="float">
            <text:p>8.25026322417039</text:p>
          </table:table-cell>
          <table:table-cell table:style-name="ce4"/>
          <table:table-cell/>
          <table:table-cell table:style-name="ce4" table:formula="of:=[$Redistribution_central.F94]" office:value-type="float" office:value="6.32077841899465" calcext:value-type="float">
            <text:p>6.32077841899465</text:p>
          </table:table-cell>
          <table:table-cell table:style-name="ce4" table:formula="of:=[$Redistribution_central.G94]" office:value-type="float" office:value="9.38399331939995" calcext:value-type="float">
            <text:p>9.38399331939995</text:p>
          </table:table-cell>
          <table:table-cell table:style-name="ce4" table:formula="of:=[$Redistribution_central.H94]" office:value-type="float" office:value="6.6924895762957" calcext:value-type="float">
            <text:p>6.6924895762957</text:p>
          </table:table-cell>
          <table:table-cell table:style-name="ce4" table:formula="of:=[$Redistribution_central.I94]" office:value-type="float" office:value="8.91414028197547" calcext:value-type="float">
            <text:p>8.91414028197547</text:p>
          </table:table-cell>
          <table:table-cell table:style-name="ce4"/>
          <table:table-cell/>
          <table:table-cell table:style-name="ce4" table:formula="of:=[$redistribution_low.F94]" office:value-type="float" office:value="5.95293551485092" calcext:value-type="float">
            <text:p>5.95293551485092</text:p>
          </table:table-cell>
          <table:table-cell table:style-name="ce4" table:formula="of:=[$redistribution_low.G94]" office:value-type="float" office:value="10.205693483295" calcext:value-type="float">
            <text:p>10.205693483295</text:p>
          </table:table-cell>
          <table:table-cell table:style-name="ce4" table:formula="of:=[$redistribution_low.H94]" office:value-type="float" office:value="5.97492254057629" calcext:value-type="float">
            <text:p>5.97492254057629</text:p>
          </table:table-cell>
          <table:table-cell table:style-name="ce4" table:formula="of:=[$redistribution_low.I94]" office:value-type="float" office:value="10.9871880859769" calcext:value-type="float">
            <text:p>10.9871880859769</text:p>
          </table:table-cell>
          <table:table-cell table:number-columns-repeated="47"/>
        </table:table-row>
        <table:table-row table:style-name="ro7">
          <table:table-cell table:style-name="ce4" table:formula="of:=[.A97]+1" office:value-type="float" office:value="142" calcext:value-type="float">
            <text:p>142</text:p>
          </table:table-cell>
          <table:table-cell table:style-name="ce4" table:formula="of:=[$Redistribution_high.F95]" office:value-type="float" office:value="5.5274207652305" calcext:value-type="float">
            <text:p>5.5274207652305</text:p>
          </table:table-cell>
          <table:table-cell table:style-name="ce4" table:formula="of:=[$Redistribution_high.G95]" office:value-type="float" office:value="8.45907864479983" calcext:value-type="float">
            <text:p>8.45907864479983</text:p>
          </table:table-cell>
          <table:table-cell table:style-name="ce4" table:formula="of:=[$Redistribution_high.H95]" office:value-type="float" office:value="5.64294640753276" calcext:value-type="float">
            <text:p>5.64294640753276</text:p>
          </table:table-cell>
          <table:table-cell table:style-name="ce4" table:formula="of:=[$Redistribution_high.I95]" office:value-type="float" office:value="8.6343648609548" calcext:value-type="float">
            <text:p>8.6343648609548</text:p>
          </table:table-cell>
          <table:table-cell table:style-name="ce4"/>
          <table:table-cell/>
          <table:table-cell table:style-name="ce4" table:formula="of:=[$Redistribution_central.F95]" office:value-type="float" office:value="6.06278805215009" calcext:value-type="float">
            <text:p>6.06278805215009</text:p>
          </table:table-cell>
          <table:table-cell table:style-name="ce4" table:formula="of:=[$Redistribution_central.G95]" office:value-type="float" office:value="9.21009385430467" calcext:value-type="float">
            <text:p>9.21009385430467</text:p>
          </table:table-cell>
          <table:table-cell table:style-name="ce4" table:formula="of:=[$Redistribution_central.H95]" office:value-type="float" office:value="6.44670078743406" calcext:value-type="float">
            <text:p>6.44670078743406</text:p>
          </table:table-cell>
          <table:table-cell table:style-name="ce4" table:formula="of:=[$Redistribution_central.I95]" office:value-type="float" office:value="9.13067259587845" calcext:value-type="float">
            <text:p>9.13067259587845</text:p>
          </table:table-cell>
          <table:table-cell table:style-name="ce4"/>
          <table:table-cell/>
          <table:table-cell table:style-name="ce4" table:formula="of:=[$redistribution_low.F95]" office:value-type="float" office:value="6.2837297271872" calcext:value-type="float">
            <text:p>6.2837297271872</text:p>
          </table:table-cell>
          <table:table-cell table:style-name="ce4" table:formula="of:=[$redistribution_low.G95]" office:value-type="float" office:value="11.0173877806429" calcext:value-type="float">
            <text:p>11.0173877806429</text:p>
          </table:table-cell>
          <table:table-cell table:style-name="ce4" table:formula="of:=[$redistribution_low.H95]" office:value-type="float" office:value="6.2837297271872" calcext:value-type="float">
            <text:p>6.2837297271872</text:p>
          </table:table-cell>
          <table:table-cell table:style-name="ce4" table:formula="of:=[$redistribution_low.I95]" office:value-type="float" office:value="11.0218899868528" calcext:value-type="float">
            <text:p>11.0218899868528</text:p>
          </table:table-cell>
          <table:table-cell table:number-columns-repeated="47"/>
        </table:table-row>
        <table:table-row table:style-name="ro7">
          <table:table-cell table:style-name="ce4" table:formula="of:=[.A98]+1" office:value-type="float" office:value="143" calcext:value-type="float">
            <text:p>143</text:p>
          </table:table-cell>
          <table:table-cell table:style-name="ce4" table:formula="of:=[$Redistribution_high.F96]" office:value-type="float" office:value="5.6925433534274" calcext:value-type="float">
            <text:p>5.6925433534274</text:p>
          </table:table-cell>
          <table:table-cell table:style-name="ce4" table:formula="of:=[$Redistribution_high.G96]" office:value-type="float" office:value="8.12173411620585" calcext:value-type="float">
            <text:p>8.12173411620585</text:p>
          </table:table-cell>
          <table:table-cell table:style-name="ce4" table:formula="of:=[$Redistribution_high.H96]" office:value-type="float" office:value="5.82038448470624" calcext:value-type="float">
            <text:p>5.82038448470624</text:p>
          </table:table-cell>
          <table:table-cell table:style-name="ce4" table:formula="of:=[$Redistribution_high.I96]" office:value-type="float" office:value="8.3204427386002" calcext:value-type="float">
            <text:p>8.3204427386002</text:p>
          </table:table-cell>
          <table:table-cell table:style-name="ce4"/>
          <table:table-cell/>
          <table:table-cell table:style-name="ce4" table:formula="of:=[$Redistribution_central.F96]" office:value-type="float" office:value="7.05845433675975" calcext:value-type="float">
            <text:p>7.05845433675975</text:p>
          </table:table-cell>
          <table:table-cell table:style-name="ce4" table:formula="of:=[$Redistribution_central.G96]" office:value-type="float" office:value="10.1396652637471" calcext:value-type="float">
            <text:p>10.1396652637471</text:p>
          </table:table-cell>
          <table:table-cell table:style-name="ce4" table:formula="of:=[$Redistribution_central.H96]" office:value-type="float" office:value="7.18562057607075" calcext:value-type="float">
            <text:p>7.18562057607075</text:p>
          </table:table-cell>
          <table:table-cell table:style-name="ce4" table:formula="of:=[$Redistribution_central.I96]" office:value-type="float" office:value="10.0486690734034" calcext:value-type="float">
            <text:p>10.0486690734034</text:p>
          </table:table-cell>
          <table:table-cell table:style-name="ce4"/>
          <table:table-cell/>
          <table:table-cell table:style-name="ce4" table:formula="of:=[$redistribution_low.F96]" office:value-type="float" office:value="6.35398587719476" calcext:value-type="float">
            <text:p>6.35398587719476</text:p>
          </table:table-cell>
          <table:table-cell table:style-name="ce4" table:formula="of:=[$redistribution_low.G96]" office:value-type="float" office:value="10.8908122036791" calcext:value-type="float">
            <text:p>10.8908122036791</text:p>
          </table:table-cell>
          <table:table-cell table:style-name="ce4" table:formula="of:=[$redistribution_low.H96]" office:value-type="float" office:value="6.4511837512592" calcext:value-type="float">
            <text:p>6.4511837512592</text:p>
          </table:table-cell>
          <table:table-cell table:style-name="ce4" table:formula="of:=[$redistribution_low.I96]" office:value-type="float" office:value="11.0432236595173" calcext:value-type="float">
            <text:p>11.0432236595173</text:p>
          </table:table-cell>
          <table:table-cell table:number-columns-repeated="47"/>
        </table:table-row>
        <table:table-row table:style-name="ro7">
          <table:table-cell table:style-name="ce4" table:formula="of:=[.A99]+1" office:value-type="float" office:value="144" calcext:value-type="float">
            <text:p>144</text:p>
          </table:table-cell>
          <table:table-cell table:style-name="ce4" table:formula="of:=[$Redistribution_high.F97]" office:value-type="float" office:value="5.42489399936669" calcext:value-type="float">
            <text:p>5.42489399936669</text:p>
          </table:table-cell>
          <table:table-cell table:style-name="ce4" table:formula="of:=[$Redistribution_high.G97]" office:value-type="float" office:value="7.90490000551373" calcext:value-type="float">
            <text:p>7.90490000551373</text:p>
          </table:table-cell>
          <table:table-cell table:style-name="ce4" table:formula="of:=[$Redistribution_high.H97]" office:value-type="float" office:value="5.51096378159645" calcext:value-type="float">
            <text:p>5.51096378159645</text:p>
          </table:table-cell>
          <table:table-cell table:style-name="ce4" table:formula="of:=[$Redistribution_high.I97]" office:value-type="float" office:value="8.39274344245855" calcext:value-type="float">
            <text:p>8.39274344245855</text:p>
          </table:table-cell>
          <table:table-cell table:style-name="ce4"/>
          <table:table-cell/>
          <table:table-cell table:style-name="ce4" table:formula="of:=[$Redistribution_central.F97]" office:value-type="float" office:value="6.06125574871054" calcext:value-type="float">
            <text:p>6.06125574871054</text:p>
          </table:table-cell>
          <table:table-cell table:style-name="ce4" table:formula="of:=[$Redistribution_central.G97]" office:value-type="float" office:value="9.4031575073059" calcext:value-type="float">
            <text:p>9.4031575073059</text:p>
          </table:table-cell>
          <table:table-cell table:style-name="ce4" table:formula="of:=[$Redistribution_central.H97]" office:value-type="float" office:value="6.24042648379137" calcext:value-type="float">
            <text:p>6.24042648379137</text:p>
          </table:table-cell>
          <table:table-cell table:style-name="ce4" table:formula="of:=[$Redistribution_central.I97]" office:value-type="float" office:value="9.39914865440498" calcext:value-type="float">
            <text:p>9.39914865440498</text:p>
          </table:table-cell>
          <table:table-cell table:style-name="ce4"/>
          <table:table-cell/>
          <table:table-cell table:style-name="ce4" table:formula="of:=[$redistribution_low.F97]" office:value-type="float" office:value="6.2130000051221" calcext:value-type="float">
            <text:p>6.2130000051221</text:p>
          </table:table-cell>
          <table:table-cell table:style-name="ce4" table:formula="of:=[$redistribution_low.G97]" office:value-type="float" office:value="10.6037835332362" calcext:value-type="float">
            <text:p>10.6037835332362</text:p>
          </table:table-cell>
          <table:table-cell table:style-name="ce4" table:formula="of:=[$redistribution_low.H97]" office:value-type="float" office:value="6.21674773538834" calcext:value-type="float">
            <text:p>6.21674773538834</text:p>
          </table:table-cell>
          <table:table-cell table:style-name="ce4" table:formula="of:=[$redistribution_low.I97]" office:value-type="float" office:value="10.5501015953556" calcext:value-type="float">
            <text:p>10.5501015953556</text:p>
          </table:table-cell>
          <table:table-cell table:number-columns-repeated="47"/>
        </table:table-row>
        <table:table-row table:style-name="ro7">
          <table:table-cell table:style-name="ce4" table:formula="of:=[.A100]+1" office:value-type="float" office:value="145" calcext:value-type="float">
            <text:p>145</text:p>
          </table:table-cell>
          <table:table-cell table:style-name="ce4" table:formula="of:=[$Redistribution_high.F98]" office:value-type="float" office:value="5.42178349646831" calcext:value-type="float">
            <text:p>5.42178349646831</text:p>
          </table:table-cell>
          <table:table-cell table:style-name="ce4" table:formula="of:=[$Redistribution_high.G98]" office:value-type="float" office:value="9.12216569339735" calcext:value-type="float">
            <text:p>9.12216569339735</text:p>
          </table:table-cell>
          <table:table-cell table:style-name="ce4" table:formula="of:=[$Redistribution_high.H98]" office:value-type="float" office:value="5.42178349646831" calcext:value-type="float">
            <text:p>5.42178349646831</text:p>
          </table:table-cell>
          <table:table-cell table:style-name="ce4" table:formula="of:=[$Redistribution_high.I98]" office:value-type="float" office:value="8.98640723654506" calcext:value-type="float">
            <text:p>8.98640723654506</text:p>
          </table:table-cell>
          <table:table-cell table:style-name="ce4"/>
          <table:table-cell/>
          <table:table-cell table:style-name="ce4" table:formula="of:=[$Redistribution_central.F98]" office:value-type="float" office:value="6.53720178506611" calcext:value-type="float">
            <text:p>6.53720178506611</text:p>
          </table:table-cell>
          <table:table-cell table:style-name="ce4" table:formula="of:=[$Redistribution_central.G98]" office:value-type="float" office:value="9.50078468944727" calcext:value-type="float">
            <text:p>9.50078468944727</text:p>
          </table:table-cell>
          <table:table-cell table:style-name="ce4" table:formula="of:=[$Redistribution_central.H98]" office:value-type="float" office:value="6.56905483255855" calcext:value-type="float">
            <text:p>6.56905483255855</text:p>
          </table:table-cell>
          <table:table-cell table:style-name="ce4" table:formula="of:=[$Redistribution_central.I98]" office:value-type="float" office:value="9.89353465021594" calcext:value-type="float">
            <text:p>9.89353465021594</text:p>
          </table:table-cell>
          <table:table-cell table:style-name="ce4"/>
          <table:table-cell/>
          <table:table-cell table:style-name="ce4" table:formula="of:=[$redistribution_low.F98]" office:value-type="float" office:value="6.04491999901604" calcext:value-type="float">
            <text:p>6.04491999901604</text:p>
          </table:table-cell>
          <table:table-cell table:style-name="ce4" table:formula="of:=[$redistribution_low.G98]" office:value-type="float" office:value="8.73180229696785" calcext:value-type="float">
            <text:p>8.73180229696785</text:p>
          </table:table-cell>
          <table:table-cell table:style-name="ce4" table:formula="of:=[$redistribution_low.H98]" office:value-type="float" office:value="6.08544161426778" calcext:value-type="float">
            <text:p>6.08544161426778</text:p>
          </table:table-cell>
          <table:table-cell table:style-name="ce4" table:formula="of:=[$redistribution_low.I98]" office:value-type="float" office:value="8.88803195363825" calcext:value-type="float">
            <text:p>8.88803195363825</text:p>
          </table:table-cell>
          <table:table-cell table:number-columns-repeated="47"/>
        </table:table-row>
        <table:table-row table:style-name="ro7">
          <table:table-cell table:style-name="ce4" table:formula="of:=[.A101]+1" office:value-type="float" office:value="146" calcext:value-type="float">
            <text:p>146</text:p>
          </table:table-cell>
          <table:table-cell table:style-name="ce4" table:formula="of:=[$Redistribution_high.F99]" office:value-type="float" office:value="5.08196235878433" calcext:value-type="float">
            <text:p>5.08196235878433</text:p>
          </table:table-cell>
          <table:table-cell table:style-name="ce4" table:formula="of:=[$Redistribution_high.G99]" office:value-type="float" office:value="8.26325156821508" calcext:value-type="float">
            <text:p>8.26325156821508</text:p>
          </table:table-cell>
          <table:table-cell table:style-name="ce4" table:formula="of:=[$Redistribution_high.H99]" office:value-type="float" office:value="5.20731849012153" calcext:value-type="float">
            <text:p>5.20731849012153</text:p>
          </table:table-cell>
          <table:table-cell table:style-name="ce4" table:formula="of:=[$Redistribution_high.I99]" office:value-type="float" office:value="8.33990882147998" calcext:value-type="float">
            <text:p>8.33990882147998</text:p>
          </table:table-cell>
          <table:table-cell table:style-name="ce4"/>
          <table:table-cell/>
          <table:table-cell table:style-name="ce4" table:formula="of:=[$Redistribution_central.F99]" office:value-type="float" office:value="6.62443615016804" calcext:value-type="float">
            <text:p>6.62443615016804</text:p>
          </table:table-cell>
          <table:table-cell table:style-name="ce4" table:formula="of:=[$Redistribution_central.G99]" office:value-type="float" office:value="9.25921223476832" calcext:value-type="float">
            <text:p>9.25921223476832</text:p>
          </table:table-cell>
          <table:table-cell table:style-name="ce4" table:formula="of:=[$Redistribution_central.H99]" office:value-type="float" office:value="6.64375663684458" calcext:value-type="float">
            <text:p>6.64375663684458</text:p>
          </table:table-cell>
          <table:table-cell table:style-name="ce4" table:formula="of:=[$Redistribution_central.I99]" office:value-type="float" office:value="9.82196710315833" calcext:value-type="float">
            <text:p>9.82196710315833</text:p>
          </table:table-cell>
          <table:table-cell table:style-name="ce4"/>
          <table:table-cell/>
          <table:table-cell table:style-name="ce4" table:formula="of:=[$redistribution_low.F99]" office:value-type="float" office:value="6.39578098600879" calcext:value-type="float">
            <text:p>6.39578098600879</text:p>
          </table:table-cell>
          <table:table-cell table:style-name="ce4" table:formula="of:=[$redistribution_low.G99]" office:value-type="float" office:value="10.2444670776441" calcext:value-type="float">
            <text:p>10.2444670776441</text:p>
          </table:table-cell>
          <table:table-cell table:style-name="ce4" table:formula="of:=[$redistribution_low.H99]" office:value-type="float" office:value="6.45949786922041" calcext:value-type="float">
            <text:p>6.45949786922041</text:p>
          </table:table-cell>
          <table:table-cell table:style-name="ce4" table:formula="of:=[$redistribution_low.I99]" office:value-type="float" office:value="11.2428665478624" calcext:value-type="float">
            <text:p>11.2428665478624</text:p>
          </table:table-cell>
          <table:table-cell table:number-columns-repeated="47"/>
        </table:table-row>
        <table:table-row table:style-name="ro7">
          <table:table-cell table:style-name="ce4" table:formula="of:=[.A102]+1" office:value-type="float" office:value="147" calcext:value-type="float">
            <text:p>147</text:p>
          </table:table-cell>
          <table:table-cell table:style-name="ce4" table:formula="of:=[$Redistribution_high.F100]" office:value-type="float" office:value="5.31058834754281" calcext:value-type="float">
            <text:p>5.31058834754281</text:p>
          </table:table-cell>
          <table:table-cell table:style-name="ce4" table:formula="of:=[$Redistribution_high.G100]" office:value-type="float" office:value="8.68209287869049" calcext:value-type="float">
            <text:p>8.68209287869049</text:p>
          </table:table-cell>
          <table:table-cell table:style-name="ce4" table:formula="of:=[$Redistribution_high.H100]" office:value-type="float" office:value="5.31488220901489" calcext:value-type="float">
            <text:p>5.31488220901489</text:p>
          </table:table-cell>
          <table:table-cell table:style-name="ce4" table:formula="of:=[$Redistribution_high.I100]" office:value-type="float" office:value="8.69918956843521" calcext:value-type="float">
            <text:p>8.69918956843521</text:p>
          </table:table-cell>
          <table:table-cell table:style-name="ce4"/>
          <table:table-cell/>
          <table:table-cell table:style-name="ce4" table:formula="of:=[$Redistribution_central.F100]" office:value-type="float" office:value="6.26649319984816" calcext:value-type="float">
            <text:p>6.26649319984816</text:p>
          </table:table-cell>
          <table:table-cell table:style-name="ce4" table:formula="of:=[$Redistribution_central.G100]" office:value-type="float" office:value="9.20879166291022" calcext:value-type="float">
            <text:p>9.20879166291022</text:p>
          </table:table-cell>
          <table:table-cell table:style-name="ce4" table:formula="of:=[$Redistribution_central.H100]" office:value-type="float" office:value="6.29131495341441" calcext:value-type="float">
            <text:p>6.29131495341441</text:p>
          </table:table-cell>
          <table:table-cell table:style-name="ce4" table:formula="of:=[$Redistribution_central.I100]" office:value-type="float" office:value="9.57765265154531" calcext:value-type="float">
            <text:p>9.57765265154531</text:p>
          </table:table-cell>
          <table:table-cell table:style-name="ce4"/>
          <table:table-cell/>
          <table:table-cell table:style-name="ce4" table:formula="of:=[$redistribution_low.F100]" office:value-type="float" office:value="5.82839467893644" calcext:value-type="float">
            <text:p>5.82839467893644</text:p>
          </table:table-cell>
          <table:table-cell table:style-name="ce4" table:formula="of:=[$redistribution_low.G100]" office:value-type="float" office:value="9.61727595786389" calcext:value-type="float">
            <text:p>9.61727595786389</text:p>
          </table:table-cell>
          <table:table-cell table:style-name="ce4" table:formula="of:=[$redistribution_low.H100]" office:value-type="float" office:value="5.95545507090143" calcext:value-type="float">
            <text:p>5.95545507090143</text:p>
          </table:table-cell>
          <table:table-cell table:style-name="ce4" table:formula="of:=[$redistribution_low.I100]" office:value-type="float" office:value="10.9877381975296" calcext:value-type="float">
            <text:p>10.9877381975296</text:p>
          </table:table-cell>
          <table:table-cell table:number-columns-repeated="47"/>
        </table:table-row>
        <table:table-row table:style-name="ro7">
          <table:table-cell table:style-name="ce4" table:formula="of:=[.A103]+1" office:value-type="float" office:value="148" calcext:value-type="float">
            <text:p>148</text:p>
          </table:table-cell>
          <table:table-cell table:style-name="ce4" table:formula="of:=[$Redistribution_high.F101]" office:value-type="float" office:value="5.31316873522814" calcext:value-type="float">
            <text:p>5.31316873522814</text:p>
          </table:table-cell>
          <table:table-cell table:style-name="ce4" table:formula="of:=[$Redistribution_high.G101]" office:value-type="float" office:value="8.41549378960085" calcext:value-type="float">
            <text:p>8.41549378960085</text:p>
          </table:table-cell>
          <table:table-cell table:style-name="ce4" table:formula="of:=[$Redistribution_high.H101]" office:value-type="float" office:value="5.36113815762515" calcext:value-type="float">
            <text:p>5.36113815762515</text:p>
          </table:table-cell>
          <table:table-cell table:style-name="ce4" table:formula="of:=[$Redistribution_high.I101]" office:value-type="float" office:value="8.65524403429265" calcext:value-type="float">
            <text:p>8.65524403429265</text:p>
          </table:table-cell>
          <table:table-cell table:style-name="ce4"/>
          <table:table-cell/>
          <table:table-cell table:style-name="ce4" table:formula="of:=[$Redistribution_central.F101]" office:value-type="float" office:value="5.74278447766281" calcext:value-type="float">
            <text:p>5.74278447766281</text:p>
          </table:table-cell>
          <table:table-cell table:style-name="ce4" table:formula="of:=[$Redistribution_central.G101]" office:value-type="float" office:value="8.59195571766969" calcext:value-type="float">
            <text:p>8.59195571766969</text:p>
          </table:table-cell>
          <table:table-cell table:style-name="ce4" table:formula="of:=[$Redistribution_central.H101]" office:value-type="float" office:value="5.7925993123866" calcext:value-type="float">
            <text:p>5.7925993123866</text:p>
          </table:table-cell>
          <table:table-cell table:style-name="ce4" table:formula="of:=[$Redistribution_central.I101]" office:value-type="float" office:value="8.59195571766969" calcext:value-type="float">
            <text:p>8.59195571766969</text:p>
          </table:table-cell>
          <table:table-cell table:style-name="ce4"/>
          <table:table-cell/>
          <table:table-cell table:style-name="ce4" table:formula="of:=[$redistribution_low.F101]" office:value-type="float" office:value="5.81115453091903" calcext:value-type="float">
            <text:p>5.81115453091903</text:p>
          </table:table-cell>
          <table:table-cell table:style-name="ce4" table:formula="of:=[$redistribution_low.G101]" office:value-type="float" office:value="10.5332492394919" calcext:value-type="float">
            <text:p>10.5332492394919</text:p>
          </table:table-cell>
          <table:table-cell table:style-name="ce4" table:formula="of:=[$redistribution_low.H101]" office:value-type="float" office:value="6.22821911954911" calcext:value-type="float">
            <text:p>6.22821911954911</text:p>
          </table:table-cell>
          <table:table-cell table:style-name="ce4" table:formula="of:=[$redistribution_low.I101]" office:value-type="float" office:value="11.100817916454" calcext:value-type="float">
            <text:p>11.100817916454</text:p>
          </table:table-cell>
          <table:table-cell table:number-columns-repeated="47"/>
        </table:table-row>
        <table:table-row table:style-name="ro7">
          <table:table-cell table:style-name="ce4" table:formula="of:=[.A104]+1" office:value-type="float" office:value="149" calcext:value-type="float">
            <text:p>149</text:p>
          </table:table-cell>
          <table:table-cell table:style-name="ce4" table:formula="of:=[$Redistribution_high.F102]" office:value-type="float" office:value="4.87318273129056" calcext:value-type="float">
            <text:p>4.87318273129056</text:p>
          </table:table-cell>
          <table:table-cell table:style-name="ce4" table:formula="of:=[$Redistribution_high.G102]" office:value-type="float" office:value="8.33971652816185" calcext:value-type="float">
            <text:p>8.33971652816185</text:p>
          </table:table-cell>
          <table:table-cell table:style-name="ce4" table:formula="of:=[$Redistribution_high.H102]" office:value-type="float" office:value="5.05236499148428" calcext:value-type="float">
            <text:p>5.05236499148428</text:p>
          </table:table-cell>
          <table:table-cell table:style-name="ce4" table:formula="of:=[$Redistribution_high.I102]" office:value-type="float" office:value="8.10089931756049" calcext:value-type="float">
            <text:p>8.10089931756049</text:p>
          </table:table-cell>
          <table:table-cell table:style-name="ce4"/>
          <table:table-cell/>
          <table:table-cell table:style-name="ce4" table:formula="of:=[$Redistribution_central.F102]" office:value-type="float" office:value="5.79263957854324" calcext:value-type="float">
            <text:p>5.79263957854324</text:p>
          </table:table-cell>
          <table:table-cell table:style-name="ce4" table:formula="of:=[$Redistribution_central.G102]" office:value-type="float" office:value="8.56866867478372" calcext:value-type="float">
            <text:p>8.56866867478372</text:p>
          </table:table-cell>
          <table:table-cell table:style-name="ce4" table:formula="of:=[$Redistribution_central.H102]" office:value-type="float" office:value="5.8527995014447" calcext:value-type="float">
            <text:p>5.8527995014447</text:p>
          </table:table-cell>
          <table:table-cell table:style-name="ce4" table:formula="of:=[$Redistribution_central.I102]" office:value-type="float" office:value="8.61908824759477" calcext:value-type="float">
            <text:p>8.61908824759477</text:p>
          </table:table-cell>
          <table:table-cell table:style-name="ce4"/>
          <table:table-cell/>
          <table:table-cell table:style-name="ce4" table:formula="of:=[$redistribution_low.F102]" office:value-type="float" office:value="5.82172801575603" calcext:value-type="float">
            <text:p>5.82172801575603</text:p>
          </table:table-cell>
          <table:table-cell table:style-name="ce4" table:formula="of:=[$redistribution_low.G102]" office:value-type="float" office:value="10.2878677187946" calcext:value-type="float">
            <text:p>10.2878677187946</text:p>
          </table:table-cell>
          <table:table-cell table:style-name="ce4" table:formula="of:=[$redistribution_low.H102]" office:value-type="float" office:value="6.23619082294371" calcext:value-type="float">
            <text:p>6.23619082294371</text:p>
          </table:table-cell>
          <table:table-cell table:style-name="ce4" table:formula="of:=[$redistribution_low.I102]" office:value-type="float" office:value="11.0409005659433" calcext:value-type="float">
            <text:p>11.0409005659433</text:p>
          </table:table-cell>
          <table:table-cell table:number-columns-repeated="47"/>
        </table:table-row>
        <table:table-row table:style-name="ro7">
          <table:table-cell table:style-name="ce4" table:formula="of:=[.A105]+1" office:value-type="float" office:value="150" calcext:value-type="float">
            <text:p>150</text:p>
          </table:table-cell>
          <table:table-cell table:style-name="ce4" table:formula="of:=[$Redistribution_high.F103]" office:value-type="float" office:value="4.89418895447418" calcext:value-type="float">
            <text:p>4.89418895447418</text:p>
          </table:table-cell>
          <table:table-cell table:style-name="ce4" table:formula="of:=[$Redistribution_high.G103]" office:value-type="float" office:value="8.42650431054109" calcext:value-type="float">
            <text:p>8.42650431054109</text:p>
          </table:table-cell>
          <table:table-cell table:style-name="ce4" table:formula="of:=[$Redistribution_high.H103]" office:value-type="float" office:value="5.09496606675283" calcext:value-type="float">
            <text:p>5.09496606675283</text:p>
          </table:table-cell>
          <table:table-cell table:style-name="ce4" table:formula="of:=[$Redistribution_high.I103]" office:value-type="float" office:value="8.3634880651867" calcext:value-type="float">
            <text:p>8.3634880651867</text:p>
          </table:table-cell>
          <table:table-cell table:style-name="ce4"/>
          <table:table-cell/>
          <table:table-cell table:style-name="ce4" table:formula="of:=[$Redistribution_central.F103]" office:value-type="float" office:value="5.97005885335789" calcext:value-type="float">
            <text:p>5.97005885335789</text:p>
          </table:table-cell>
          <table:table-cell table:style-name="ce4" table:formula="of:=[$Redistribution_central.G103]" office:value-type="float" office:value="9.12496713541" calcext:value-type="float">
            <text:p>9.12496713541</text:p>
          </table:table-cell>
          <table:table-cell table:style-name="ce4" table:formula="of:=[$Redistribution_central.H103]" office:value-type="float" office:value="5.8932853769855" calcext:value-type="float">
            <text:p>5.8932853769855</text:p>
          </table:table-cell>
          <table:table-cell table:style-name="ce4" table:formula="of:=[$Redistribution_central.I103]" office:value-type="float" office:value="9.55179959368472" calcext:value-type="float">
            <text:p>9.55179959368472</text:p>
          </table:table-cell>
          <table:table-cell table:style-name="ce4"/>
          <table:table-cell/>
          <table:table-cell table:style-name="ce4" table:formula="of:=[$redistribution_low.F103]" office:value-type="float" office:value="6.11272306525164" calcext:value-type="float">
            <text:p>6.11272306525164</text:p>
          </table:table-cell>
          <table:table-cell table:style-name="ce4" table:formula="of:=[$redistribution_low.G103]" office:value-type="float" office:value="10.5595520724947" calcext:value-type="float">
            <text:p>10.5595520724947</text:p>
          </table:table-cell>
          <table:table-cell table:style-name="ce4" table:formula="of:=[$redistribution_low.H103]" office:value-type="float" office:value="6.14751783224527" calcext:value-type="float">
            <text:p>6.14751783224527</text:p>
          </table:table-cell>
          <table:table-cell table:style-name="ce4" table:formula="of:=[$redistribution_low.I103]" office:value-type="float" office:value="11.2533355400325" calcext:value-type="float">
            <text:p>11.2533355400325</text:p>
          </table:table-cell>
          <table:table-cell table:number-columns-repeated="47"/>
        </table:table-row>
        <table:table-row table:style-name="ro6">
          <table:table-cell table:style-name="ce4" table:formula="of:=[.A106]+1" office:value-type="float" office:value="151" calcext:value-type="float">
            <text:p>151</text:p>
          </table:table-cell>
          <table:table-cell table:style-name="ce4" table:formula="of:=[$Redistribution_high.F104]" office:value-type="float" office:value="4.85989746483516" calcext:value-type="float">
            <text:p>4.85989746483516</text:p>
          </table:table-cell>
          <table:table-cell table:style-name="ce4" table:formula="of:=[$Redistribution_high.G104]" office:value-type="float" office:value="7.7454354171036" calcext:value-type="float">
            <text:p>7.7454354171036</text:p>
          </table:table-cell>
          <table:table-cell table:style-name="ce4" table:formula="of:=[$Redistribution_high.H104]" office:value-type="float" office:value="5.00358039957315" calcext:value-type="float">
            <text:p>5.00358039957315</text:p>
          </table:table-cell>
          <table:table-cell table:style-name="ce4" table:formula="of:=[$Redistribution_high.I104]" office:value-type="float" office:value="7.77365892446704" calcext:value-type="float">
            <text:p>7.77365892446704</text:p>
          </table:table-cell>
          <table:table-cell table:style-name="ce4"/>
          <table:table-cell/>
          <table:table-cell table:style-name="ce4" table:formula="of:=[$Redistribution_central.F104]" office:value-type="float" office:value="6.03572199749918" calcext:value-type="float">
            <text:p>6.03572199749918</text:p>
          </table:table-cell>
          <table:table-cell table:style-name="ce4" table:formula="of:=[$Redistribution_central.G104]" office:value-type="float" office:value="8.99114087532533" calcext:value-type="float">
            <text:p>8.99114087532533</text:p>
          </table:table-cell>
          <table:table-cell table:style-name="ce4" table:formula="of:=[$Redistribution_central.H104]" office:value-type="float" office:value="6.09459743781353" calcext:value-type="float">
            <text:p>6.09459743781353</text:p>
          </table:table-cell>
          <table:table-cell table:style-name="ce4" table:formula="of:=[$Redistribution_central.I104]" office:value-type="float" office:value="9.22087191822858" calcext:value-type="float">
            <text:p>9.22087191822858</text:p>
          </table:table-cell>
          <table:table-cell table:style-name="ce4"/>
          <table:table-cell/>
          <table:table-cell table:style-name="ce4" table:formula="of:=[$redistribution_low.F104]" office:value-type="float" office:value="5.88448087823798" calcext:value-type="float">
            <text:p>5.88448087823798</text:p>
          </table:table-cell>
          <table:table-cell table:style-name="ce4" table:formula="of:=[$redistribution_low.G104]" office:value-type="float" office:value="10.1957166996322" calcext:value-type="float">
            <text:p>10.1957166996322</text:p>
          </table:table-cell>
          <table:table-cell table:style-name="ce4" table:formula="of:=[$redistribution_low.H104]" office:value-type="float" office:value="6.01057960008928" calcext:value-type="float">
            <text:p>6.01057960008928</text:p>
          </table:table-cell>
          <table:table-cell table:style-name="ce4" table:formula="of:=[$redistribution_low.I104]" office:value-type="float" office:value="11.0109144709589" calcext:value-type="float">
            <text:p>11.0109144709589</text:p>
          </table:table-cell>
          <table:table-cell table:number-columns-repeated="47"/>
        </table:table-row>
        <table:table-row table:style-name="ro7">
          <table:table-cell table:style-name="ce4" table:formula="of:=[.A107]+1" office:value-type="float" office:value="152" calcext:value-type="float">
            <text:p>152</text:p>
          </table:table-cell>
          <table:table-cell table:style-name="ce4" table:formula="of:=[$Redistribution_high.F105]" office:value-type="float" office:value="5.05816250535318" calcext:value-type="float">
            <text:p>5.05816250535318</text:p>
          </table:table-cell>
          <table:table-cell table:style-name="ce4" table:formula="of:=[$Redistribution_high.G105]" office:value-type="float" office:value="7.97022978690651" calcext:value-type="float">
            <text:p>7.97022978690651</text:p>
          </table:table-cell>
          <table:table-cell table:style-name="ce4" table:formula="of:=[$Redistribution_high.H105]" office:value-type="float" office:value="5.18293156867574" calcext:value-type="float">
            <text:p>5.18293156867574</text:p>
          </table:table-cell>
          <table:table-cell table:style-name="ce4" table:formula="of:=[$Redistribution_high.I105]" office:value-type="float" office:value="7.96465248422823" calcext:value-type="float">
            <text:p>7.96465248422823</text:p>
          </table:table-cell>
          <table:table-cell table:style-name="ce4"/>
          <table:table-cell/>
          <table:table-cell table:style-name="ce4" table:formula="of:=[$Redistribution_central.F105]" office:value-type="float" office:value="5.63213639510586" calcext:value-type="float">
            <text:p>5.63213639510586</text:p>
          </table:table-cell>
          <table:table-cell table:style-name="ce4" table:formula="of:=[$Redistribution_central.G105]" office:value-type="float" office:value="8.16323997016609" calcext:value-type="float">
            <text:p>8.16323997016609</text:p>
          </table:table-cell>
          <table:table-cell table:style-name="ce4" table:formula="of:=[$Redistribution_central.H105]" office:value-type="float" office:value="5.66077039115947" calcext:value-type="float">
            <text:p>5.66077039115947</text:p>
          </table:table-cell>
          <table:table-cell table:style-name="ce4" table:formula="of:=[$Redistribution_central.I105]" office:value-type="float" office:value="8.06293600454422" calcext:value-type="float">
            <text:p>8.06293600454422</text:p>
          </table:table-cell>
          <table:table-cell table:style-name="ce4"/>
          <table:table-cell/>
          <table:table-cell table:style-name="ce4" table:formula="of:=[$redistribution_low.F105]" office:value-type="float" office:value="5.88102288012612" calcext:value-type="float">
            <text:p>5.88102288012612</text:p>
          </table:table-cell>
          <table:table-cell table:style-name="ce4" table:formula="of:=[$redistribution_low.G105]" office:value-type="float" office:value="9.56987589566353" calcext:value-type="float">
            <text:p>9.56987589566353</text:p>
          </table:table-cell>
          <table:table-cell table:style-name="ce4" table:formula="of:=[$redistribution_low.H105]" office:value-type="float" office:value="6.24527029737451" calcext:value-type="float">
            <text:p>6.24527029737451</text:p>
          </table:table-cell>
          <table:table-cell table:style-name="ce4" table:formula="of:=[$redistribution_low.I105]" office:value-type="float" office:value="10.3314667562103" calcext:value-type="float">
            <text:p>10.3314667562103</text:p>
          </table:table-cell>
          <table:table-cell table:number-columns-repeated="47"/>
        </table:table-row>
        <table:table-row table:style-name="ro1" table:number-rows-repeated="10484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cile ratio yearly" table:style-name="ta4">
        <table:table-column table:style-name="co5" table:number-columns-repeated="5" table:default-cell-style-name="ce3"/>
        <table:table-column table:style-name="co1" table:number-columns-repeated="59" table:default-cell-style-name="Default"/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9"/>
        </table:table-row>
        <table:table-row table:style-name="ro4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number-columns-repeated="4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$'Decile ratio'.C4]" office:value-type="float" office:value="8.9558054274" calcext:value-type="float">
            <text:p>8.9558054274</text:p>
          </table:table-cell>
          <table:table-cell table:formula="of:=[$'Decile ratio'.D4]" office:value-type="float" office:value="6.9114890221" calcext:value-type="float">
            <text:p>6.9114890221</text:p>
          </table:table-cell>
          <table:table-cell table:formula="of:=[$'Decile ratio'.E4]" office:value-type="float" office:value="8.5895475335" calcext:value-type="float">
            <text:p>8.5895475335</text:p>
          </table:table-cell>
          <table:table-cell table:formula="of:=[$'Decile ratio'.B4]" office:value-type="float" office:value="6.517241482" calcext:value-type="float">
            <text:p>6.517241482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[.B4]" office:value-type="float" office:value="8.9558054274" calcext:value-type="float">
            <text:p>8.9558054274</text:p>
          </table:table-cell>
          <table:table-cell table:style-name="ce3" table:formula="of:=[.C4]" office:value-type="float" office:value="6.9114890221" calcext:value-type="float">
            <text:p>6.9114890221</text:p>
          </table:table-cell>
          <table:table-cell table:style-name="ce3" table:formula="of:=[.D4]" office:value-type="float" office:value="8.5895475335" calcext:value-type="float">
            <text:p>8.5895475335</text:p>
          </table:table-cell>
          <table:table-cell table:style-name="ce3" table:formula="of:=[.E4]" office:value-type="float" office:value="6.517241482" calcext:value-type="float">
            <text:p>6.517241482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[.G4]" office:value-type="float" office:value="8.9558054274" calcext:value-type="float">
            <text:p>8.9558054274</text:p>
          </table:table-cell>
          <table:table-cell table:style-name="ce3" table:formula="of:=[.H4]" office:value-type="float" office:value="6.9114890221" calcext:value-type="float">
            <text:p>6.9114890221</text:p>
          </table:table-cell>
          <table:table-cell table:style-name="ce3" table:formula="of:=[.I4]" office:value-type="float" office:value="8.5895475335" calcext:value-type="float">
            <text:p>8.5895475335</text:p>
          </table:table-cell>
          <table:table-cell table:style-name="ce3" table:formula="of:=[.J4]" office:value-type="float" office:value="6.517241482" calcext:value-type="float">
            <text:p>6.517241482</text:p>
          </table:table-cell>
          <table:table-cell table:number-columns-repeated="4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formula="of:=AVERAGE([$'Decile ratio'.C5:.C8])" office:value-type="float" office:value="10.8792229079172" calcext:value-type="float">
            <text:p>10.8792229079172</text:p>
          </table:table-cell>
          <table:table-cell table:formula="of:=AVERAGE([$'Decile ratio'.D5:.D8])" office:value-type="float" office:value="8.37130278918481" calcext:value-type="float">
            <text:p>8.37130278918481</text:p>
          </table:table-cell>
          <table:table-cell table:formula="of:=AVERAGE([$'Decile ratio'.E5:.E8])" office:value-type="float" office:value="8.89713541766048" calcext:value-type="float">
            <text:p>8.89713541766048</text:p>
          </table:table-cell>
          <table:table-cell table:formula="of:=AVERAGE([$'Decile ratio'.B5:.B8])" office:value-type="float" office:value="6.96237499846807" calcext:value-type="float">
            <text:p>6.96237499846807</text:p>
          </table:table-cell>
          <table:table-cell table:style-name="ce3" table:formula="of:=[.F4]+1" office:value-type="float" office:value="2015" calcext:value-type="float">
            <text:p>2015</text:p>
          </table:table-cell>
          <table:table-cell table:style-name="ce3" table:formula="of:=AVERAGE([$'Decile ratio'.I5:.I8])" office:value-type="float" office:value="10.8792229079172" calcext:value-type="float">
            <text:p>10.8792229079172</text:p>
          </table:table-cell>
          <table:table-cell table:style-name="ce3" table:formula="of:=AVERAGE([$'Decile ratio'.J5:.J8])" office:value-type="float" office:value="8.37130278918481" calcext:value-type="float">
            <text:p>8.37130278918481</text:p>
          </table:table-cell>
          <table:table-cell table:style-name="ce3" table:formula="of:=AVERAGE([$'Decile ratio'.K5:.K8])" office:value-type="float" office:value="8.89713541766048" calcext:value-type="float">
            <text:p>8.89713541766048</text:p>
          </table:table-cell>
          <table:table-cell table:style-name="ce3" table:formula="of:=AVERAGE([$'Decile ratio'.H5:.H8])" office:value-type="float" office:value="6.96237499846807" calcext:value-type="float">
            <text:p>6.96237499846807</text:p>
          </table:table-cell>
          <table:table-cell table:style-name="ce3" table:formula="of:=[.K4]+1" office:value-type="float" office:value="2015" calcext:value-type="float">
            <text:p>2015</text:p>
          </table:table-cell>
          <table:table-cell table:style-name="ce3" table:formula="of:=AVERAGE([$'Decile ratio'.O5:.O8])" office:value-type="float" office:value="10.8792229079172" calcext:value-type="float">
            <text:p>10.8792229079172</text:p>
          </table:table-cell>
          <table:table-cell table:style-name="ce3" table:formula="of:=AVERAGE([$'Decile ratio'.P5:.P8])" office:value-type="float" office:value="8.37130278918481" calcext:value-type="float">
            <text:p>8.37130278918481</text:p>
          </table:table-cell>
          <table:table-cell table:style-name="ce3" table:formula="of:=AVERAGE([$'Decile ratio'.Q5:.Q8])" office:value-type="float" office:value="8.89713541766048" calcext:value-type="float">
            <text:p>8.89713541766048</text:p>
          </table:table-cell>
          <table:table-cell table:style-name="ce3" table:formula="of:=AVERAGE([$'Decile ratio'.N5:.N8])" office:value-type="float" office:value="6.96237499846807" calcext:value-type="float">
            <text:p>6.96237499846807</text:p>
          </table:table-cell>
          <table:table-cell table:number-columns-repeated="4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formula="of:=AVERAGE([$'Decile ratio'.C9:.C12])" office:value-type="float" office:value="10.6893976863501" calcext:value-type="float">
            <text:p>10.6893976863501</text:p>
          </table:table-cell>
          <table:table-cell table:formula="of:=AVERAGE([$'Decile ratio'.D9:.D12])" office:value-type="float" office:value="8.30134491428039" calcext:value-type="float">
            <text:p>8.30134491428039</text:p>
          </table:table-cell>
          <table:table-cell table:formula="of:=AVERAGE([$'Decile ratio'.E9:.E12])" office:value-type="float" office:value="8.4190139110746" calcext:value-type="float">
            <text:p>8.4190139110746</text:p>
          </table:table-cell>
          <table:table-cell table:formula="of:=AVERAGE([$'Decile ratio'.B9:.B12])" office:value-type="float" office:value="6.89058905469373" calcext:value-type="float">
            <text:p>6.89058905469373</text:p>
          </table:table-cell>
          <table:table-cell table:style-name="ce3" table:formula="of:=[.F5]+1" office:value-type="float" office:value="2016" calcext:value-type="float">
            <text:p>2016</text:p>
          </table:table-cell>
          <table:table-cell table:style-name="ce3" table:formula="of:=AVERAGE([$'Decile ratio'.I9:.I12])" office:value-type="float" office:value="10.6893976863501" calcext:value-type="float">
            <text:p>10.6893976863501</text:p>
          </table:table-cell>
          <table:table-cell table:style-name="ce3" table:formula="of:=AVERAGE([$'Decile ratio'.J9:.J12])" office:value-type="float" office:value="8.30150427132526" calcext:value-type="float">
            <text:p>8.30150427132526</text:p>
          </table:table-cell>
          <table:table-cell table:style-name="ce3" table:formula="of:=AVERAGE([$'Decile ratio'.K9:.K12])" office:value-type="float" office:value="8.4190139110746" calcext:value-type="float">
            <text:p>8.4190139110746</text:p>
          </table:table-cell>
          <table:table-cell table:style-name="ce3" table:formula="of:=AVERAGE([$'Decile ratio'.H9:.H12])" office:value-type="float" office:value="6.89055612203274" calcext:value-type="float">
            <text:p>6.89055612203274</text:p>
          </table:table-cell>
          <table:table-cell table:style-name="ce3" table:formula="of:=[.K5]+1" office:value-type="float" office:value="2016" calcext:value-type="float">
            <text:p>2016</text:p>
          </table:table-cell>
          <table:table-cell table:style-name="ce3" table:formula="of:=AVERAGE([$'Decile ratio'.O9:.O12])" office:value-type="float" office:value="10.6893976863501" calcext:value-type="float">
            <text:p>10.6893976863501</text:p>
          </table:table-cell>
          <table:table-cell table:style-name="ce3" table:formula="of:=AVERAGE([$'Decile ratio'.P9:.P12])" office:value-type="float" office:value="8.30134491428039" calcext:value-type="float">
            <text:p>8.30134491428039</text:p>
          </table:table-cell>
          <table:table-cell table:style-name="ce3" table:formula="of:=AVERAGE([$'Decile ratio'.Q9:.Q12])" office:value-type="float" office:value="8.4190139110746" calcext:value-type="float">
            <text:p>8.4190139110746</text:p>
          </table:table-cell>
          <table:table-cell table:style-name="ce3" table:formula="of:=AVERAGE([$'Decile ratio'.N9:.N12])" office:value-type="float" office:value="6.89058905469373" calcext:value-type="float">
            <text:p>6.89058905469373</text:p>
          </table:table-cell>
          <table:table-cell table:number-columns-repeated="4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formula="of:=AVERAGE([$'Decile ratio'.C13:.C16])" office:value-type="float" office:value="10.8942241681392" calcext:value-type="float">
            <text:p>10.8942241681392</text:p>
          </table:table-cell>
          <table:table-cell table:formula="of:=AVERAGE([$'Decile ratio'.D13:.D16])" office:value-type="float" office:value="8.38592905787029" calcext:value-type="float">
            <text:p>8.38592905787029</text:p>
          </table:table-cell>
          <table:table-cell table:formula="of:=AVERAGE([$'Decile ratio'.E13:.E16])" office:value-type="float" office:value="8.4681752808297" calcext:value-type="float">
            <text:p>8.4681752808297</text:p>
          </table:table-cell>
          <table:table-cell table:formula="of:=AVERAGE([$'Decile ratio'.B13:.B16])" office:value-type="float" office:value="6.78859009506878" calcext:value-type="float">
            <text:p>6.78859009506878</text:p>
          </table:table-cell>
          <table:table-cell table:style-name="ce3" table:formula="of:=[.F6]+1" office:value-type="float" office:value="2017" calcext:value-type="float">
            <text:p>2017</text:p>
          </table:table-cell>
          <table:table-cell table:style-name="ce3" table:formula="of:=AVERAGE([$'Decile ratio'.I13:.I16])" office:value-type="float" office:value="10.8942241681392" calcext:value-type="float">
            <text:p>10.8942241681392</text:p>
          </table:table-cell>
          <table:table-cell table:style-name="ce3" table:formula="of:=AVERAGE([$'Decile ratio'.J13:.J16])" office:value-type="float" office:value="8.38602142301736" calcext:value-type="float">
            <text:p>8.38602142301736</text:p>
          </table:table-cell>
          <table:table-cell table:style-name="ce3" table:formula="of:=AVERAGE([$'Decile ratio'.K13:.K16])" office:value-type="float" office:value="8.4681752808297" calcext:value-type="float">
            <text:p>8.4681752808297</text:p>
          </table:table-cell>
          <table:table-cell table:style-name="ce3" table:formula="of:=AVERAGE([$'Decile ratio'.H13:.H16])" office:value-type="float" office:value="6.78838155493239" calcext:value-type="float">
            <text:p>6.78838155493239</text:p>
          </table:table-cell>
          <table:table-cell table:style-name="ce3" table:formula="of:=[.K6]+1" office:value-type="float" office:value="2017" calcext:value-type="float">
            <text:p>2017</text:p>
          </table:table-cell>
          <table:table-cell table:style-name="ce3" table:formula="of:=AVERAGE([$'Decile ratio'.O13:.O16])" office:value-type="float" office:value="10.8942241681392" calcext:value-type="float">
            <text:p>10.8942241681392</text:p>
          </table:table-cell>
          <table:table-cell table:style-name="ce3" table:formula="of:=AVERAGE([$'Decile ratio'.P13:.P16])" office:value-type="float" office:value="8.38599184408093" calcext:value-type="float">
            <text:p>8.38599184408093</text:p>
          </table:table-cell>
          <table:table-cell table:style-name="ce3" table:formula="of:=AVERAGE([$'Decile ratio'.Q13:.Q16])" office:value-type="float" office:value="8.4681752808297" calcext:value-type="float">
            <text:p>8.4681752808297</text:p>
          </table:table-cell>
          <table:table-cell table:style-name="ce3" table:formula="of:=AVERAGE([$'Decile ratio'.N13:.N16])" office:value-type="float" office:value="6.78856457016693" calcext:value-type="float">
            <text:p>6.78856457016693</text:p>
          </table:table-cell>
          <table:table-cell table:number-columns-repeated="4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formula="of:=AVERAGE([$'Decile ratio'.C17:.C20])" office:value-type="float" office:value="10.8327634033564" calcext:value-type="float">
            <text:p>10.8327634033564</text:p>
          </table:table-cell>
          <table:table-cell table:formula="of:=AVERAGE([$'Decile ratio'.D17:.D20])" office:value-type="float" office:value="8.32363801448288" calcext:value-type="float">
            <text:p>8.32363801448288</text:p>
          </table:table-cell>
          <table:table-cell table:formula="of:=AVERAGE([$'Decile ratio'.E17:.E20])" office:value-type="float" office:value="8.39103989592585" calcext:value-type="float">
            <text:p>8.39103989592585</text:p>
          </table:table-cell>
          <table:table-cell table:formula="of:=AVERAGE([$'Decile ratio'.B17:.B20])" office:value-type="float" office:value="6.69746033977446" calcext:value-type="float">
            <text:p>6.69746033977446</text:p>
          </table:table-cell>
          <table:table-cell table:style-name="ce3" table:formula="of:=[.F7]+1" office:value-type="float" office:value="2018" calcext:value-type="float">
            <text:p>2018</text:p>
          </table:table-cell>
          <table:table-cell table:style-name="ce3" table:formula="of:=AVERAGE([$'Decile ratio'.I17:.I20])" office:value-type="float" office:value="10.8416494498489" calcext:value-type="float">
            <text:p>10.8416494498489</text:p>
          </table:table-cell>
          <table:table-cell table:style-name="ce3" table:formula="of:=AVERAGE([$'Decile ratio'.J17:.J20])" office:value-type="float" office:value="8.30827478073628" calcext:value-type="float">
            <text:p>8.30827478073628</text:p>
          </table:table-cell>
          <table:table-cell table:style-name="ce3" table:formula="of:=AVERAGE([$'Decile ratio'.K17:.K20])" office:value-type="float" office:value="8.40678284842007" calcext:value-type="float">
            <text:p>8.40678284842007</text:p>
          </table:table-cell>
          <table:table-cell table:style-name="ce3" table:formula="of:=AVERAGE([$'Decile ratio'.H17:.H20])" office:value-type="float" office:value="6.68265284848132" calcext:value-type="float">
            <text:p>6.68265284848132</text:p>
          </table:table-cell>
          <table:table-cell table:style-name="ce3" table:formula="of:=[.K7]+1" office:value-type="float" office:value="2018" calcext:value-type="float">
            <text:p>2018</text:p>
          </table:table-cell>
          <table:table-cell table:style-name="ce3" table:formula="of:=AVERAGE([$'Decile ratio'.O17:.O20])" office:value-type="float" office:value="10.8416494498489" calcext:value-type="float">
            <text:p>10.8416494498489</text:p>
          </table:table-cell>
          <table:table-cell table:style-name="ce3" table:formula="of:=AVERAGE([$'Decile ratio'.P17:.P20])" office:value-type="float" office:value="8.30818659327301" calcext:value-type="float">
            <text:p>8.30818659327301</text:p>
          </table:table-cell>
          <table:table-cell table:style-name="ce3" table:formula="of:=AVERAGE([$'Decile ratio'.Q17:.Q20])" office:value-type="float" office:value="8.40678284842007" calcext:value-type="float">
            <text:p>8.40678284842007</text:p>
          </table:table-cell>
          <table:table-cell table:style-name="ce3" table:formula="of:=AVERAGE([$'Decile ratio'.N17:.N20])" office:value-type="float" office:value="6.68246941552458" calcext:value-type="float">
            <text:p>6.68246941552458</text:p>
          </table:table-cell>
          <table:table-cell table:number-columns-repeated="4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formula="of:=AVERAGE([$'Decile ratio'.C21:.C24])" office:value-type="float" office:value="10.8400674954432" calcext:value-type="float">
            <text:p>10.8400674954432</text:p>
          </table:table-cell>
          <table:table-cell table:formula="of:=AVERAGE([$'Decile ratio'.D21:.D24])" office:value-type="float" office:value="8.06244113743086" calcext:value-type="float">
            <text:p>8.06244113743086</text:p>
          </table:table-cell>
          <table:table-cell table:formula="of:=AVERAGE([$'Decile ratio'.E21:.E24])" office:value-type="float" office:value="8.11782555936" calcext:value-type="float">
            <text:p>8.11782555936</text:p>
          </table:table-cell>
          <table:table-cell table:formula="of:=AVERAGE([$'Decile ratio'.B21:.B24])" office:value-type="float" office:value="6.47404787767836" calcext:value-type="float">
            <text:p>6.47404787767836</text:p>
          </table:table-cell>
          <table:table-cell table:style-name="ce3" table:formula="of:=[.F8]+1" office:value-type="float" office:value="2019" calcext:value-type="float">
            <text:p>2019</text:p>
          </table:table-cell>
          <table:table-cell table:style-name="ce3" table:formula="of:=AVERAGE([$'Decile ratio'.I21:.I24])" office:value-type="float" office:value="10.9868679826564" calcext:value-type="float">
            <text:p>10.9868679826564</text:p>
          </table:table-cell>
          <table:table-cell table:style-name="ce3" table:formula="of:=AVERAGE([$'Decile ratio'.J21:.J24])" office:value-type="float" office:value="8.06672893113225" calcext:value-type="float">
            <text:p>8.06672893113225</text:p>
          </table:table-cell>
          <table:table-cell table:style-name="ce3" table:formula="of:=AVERAGE([$'Decile ratio'.K21:.K24])" office:value-type="float" office:value="8.20218543089375" calcext:value-type="float">
            <text:p>8.20218543089375</text:p>
          </table:table-cell>
          <table:table-cell table:style-name="ce3" table:formula="of:=AVERAGE([$'Decile ratio'.H21:.H24])" office:value-type="float" office:value="6.44066970690844" calcext:value-type="float">
            <text:p>6.44066970690844</text:p>
          </table:table-cell>
          <table:table-cell table:style-name="ce3" table:formula="of:=[.K8]+1" office:value-type="float" office:value="2019" calcext:value-type="float">
            <text:p>2019</text:p>
          </table:table-cell>
          <table:table-cell table:style-name="ce3" table:formula="of:=AVERAGE([$'Decile ratio'.O21:.O24])" office:value-type="float" office:value="10.9725914867505" calcext:value-type="float">
            <text:p>10.9725914867505</text:p>
          </table:table-cell>
          <table:table-cell table:style-name="ce3" table:formula="of:=AVERAGE([$'Decile ratio'.P21:.P24])" office:value-type="float" office:value="8.06663445597723" calcext:value-type="float">
            <text:p>8.06663445597723</text:p>
          </table:table-cell>
          <table:table-cell table:style-name="ce3" table:formula="of:=AVERAGE([$'Decile ratio'.Q21:.Q24])" office:value-type="float" office:value="8.19232147758265" calcext:value-type="float">
            <text:p>8.19232147758265</text:p>
          </table:table-cell>
          <table:table-cell table:style-name="ce3" table:formula="of:=AVERAGE([$'Decile ratio'.N21:.N24])" office:value-type="float" office:value="6.44065268425174" calcext:value-type="float">
            <text:p>6.44065268425174</text:p>
          </table:table-cell>
          <table:table-cell table:number-columns-repeated="4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formula="of:=AVERAGE([$'Decile ratio'.C25:.C28])" office:value-type="float" office:value="11.8330860950588" calcext:value-type="float">
            <text:p>11.8330860950588</text:p>
          </table:table-cell>
          <table:table-cell table:formula="of:=AVERAGE([$'Decile ratio'.D25:.D28])" office:value-type="float" office:value="9.03037584662701" calcext:value-type="float">
            <text:p>9.03037584662701</text:p>
          </table:table-cell>
          <table:table-cell table:formula="of:=AVERAGE([$'Decile ratio'.E25:.E28])" office:value-type="float" office:value="9.42732937640049" calcext:value-type="float">
            <text:p>9.42732937640049</text:p>
          </table:table-cell>
          <table:table-cell table:formula="of:=AVERAGE([$'Decile ratio'.B25:.B28])" office:value-type="float" office:value="7.23493351172186" calcext:value-type="float">
            <text:p>7.23493351172186</text:p>
          </table:table-cell>
          <table:table-cell table:style-name="ce3" table:formula="of:=[.F9]+1" office:value-type="float" office:value="2020" calcext:value-type="float">
            <text:p>2020</text:p>
          </table:table-cell>
          <table:table-cell table:style-name="ce3" table:formula="of:=AVERAGE([$'Decile ratio'.I25:.I28])" office:value-type="float" office:value="12.1347442909642" calcext:value-type="float">
            <text:p>12.1347442909642</text:p>
          </table:table-cell>
          <table:table-cell table:style-name="ce3" table:formula="of:=AVERAGE([$'Decile ratio'.J25:.J28])" office:value-type="float" office:value="8.91381899058708" calcext:value-type="float">
            <text:p>8.91381899058708</text:p>
          </table:table-cell>
          <table:table-cell table:style-name="ce3" table:formula="of:=AVERAGE([$'Decile ratio'.K25:.K28])" office:value-type="float" office:value="9.15552542611147" calcext:value-type="float">
            <text:p>9.15552542611147</text:p>
          </table:table-cell>
          <table:table-cell table:style-name="ce3" table:formula="of:=AVERAGE([$'Decile ratio'.H25:.H28])" office:value-type="float" office:value="7.01904760435161" calcext:value-type="float">
            <text:p>7.01904760435161</text:p>
          </table:table-cell>
          <table:table-cell table:style-name="ce3" table:formula="of:=[.K9]+1" office:value-type="float" office:value="2020" calcext:value-type="float">
            <text:p>2020</text:p>
          </table:table-cell>
          <table:table-cell table:style-name="ce3" table:formula="of:=AVERAGE([$'Decile ratio'.O25:.O28])" office:value-type="float" office:value="12.14203623766" calcext:value-type="float">
            <text:p>12.14203623766</text:p>
          </table:table-cell>
          <table:table-cell table:style-name="ce3" table:formula="of:=AVERAGE([$'Decile ratio'.P25:.P28])" office:value-type="float" office:value="8.93331496530511" calcext:value-type="float">
            <text:p>8.93331496530511</text:p>
          </table:table-cell>
          <table:table-cell table:style-name="ce3" table:formula="of:=AVERAGE([$'Decile ratio'.Q25:.Q28])" office:value-type="float" office:value="9.13569164019759" calcext:value-type="float">
            <text:p>9.13569164019759</text:p>
          </table:table-cell>
          <table:table-cell table:style-name="ce3" table:formula="of:=AVERAGE([$'Decile ratio'.N25:.N28])" office:value-type="float" office:value="7.00593588222321" calcext:value-type="float">
            <text:p>7.00593588222321</text:p>
          </table:table-cell>
          <table:table-cell table:number-columns-repeated="4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formula="of:=AVERAGE([$'Decile ratio'.C29:.C32])" office:value-type="float" office:value="12.0507694962847" calcext:value-type="float">
            <text:p>12.0507694962847</text:p>
          </table:table-cell>
          <table:table-cell table:formula="of:=AVERAGE([$'Decile ratio'.D29:.D32])" office:value-type="float" office:value="8.97448235590135" calcext:value-type="float">
            <text:p>8.97448235590135</text:p>
          </table:table-cell>
          <table:table-cell table:formula="of:=AVERAGE([$'Decile ratio'.E29:.E32])" office:value-type="float" office:value="9.41334437650046" calcext:value-type="float">
            <text:p>9.41334437650046</text:p>
          </table:table-cell>
          <table:table-cell table:formula="of:=AVERAGE([$'Decile ratio'.B29:.B32])" office:value-type="float" office:value="7.14874645405203" calcext:value-type="float">
            <text:p>7.14874645405203</text:p>
          </table:table-cell>
          <table:table-cell table:style-name="ce3" table:formula="of:=[.F10]+1" office:value-type="float" office:value="2021" calcext:value-type="float">
            <text:p>2021</text:p>
          </table:table-cell>
          <table:table-cell table:style-name="ce3" table:formula="of:=AVERAGE([$'Decile ratio'.I29:.I32])" office:value-type="float" office:value="11.6847836332761" calcext:value-type="float">
            <text:p>11.6847836332761</text:p>
          </table:table-cell>
          <table:table-cell table:style-name="ce3" table:formula="of:=AVERAGE([$'Decile ratio'.J29:.J32])" office:value-type="float" office:value="8.72323165658259" calcext:value-type="float">
            <text:p>8.72323165658259</text:p>
          </table:table-cell>
          <table:table-cell table:style-name="ce3" table:formula="of:=AVERAGE([$'Decile ratio'.K29:.K32])" office:value-type="float" office:value="9.113570797693" calcext:value-type="float">
            <text:p>9.113570797693</text:p>
          </table:table-cell>
          <table:table-cell table:style-name="ce3" table:formula="of:=AVERAGE([$'Decile ratio'.H29:.H32])" office:value-type="float" office:value="6.91585829796166" calcext:value-type="float">
            <text:p>6.91585829796166</text:p>
          </table:table-cell>
          <table:table-cell table:style-name="ce3" table:formula="of:=[.K10]+1" office:value-type="float" office:value="2021" calcext:value-type="float">
            <text:p>2021</text:p>
          </table:table-cell>
          <table:table-cell table:style-name="ce3" table:formula="of:=AVERAGE([$'Decile ratio'.O29:.O32])" office:value-type="float" office:value="11.7117771175349" calcext:value-type="float">
            <text:p>11.7117771175349</text:p>
          </table:table-cell>
          <table:table-cell table:style-name="ce3" table:formula="of:=AVERAGE([$'Decile ratio'.P29:.P32])" office:value-type="float" office:value="8.7447183451598" calcext:value-type="float">
            <text:p>8.7447183451598</text:p>
          </table:table-cell>
          <table:table-cell table:style-name="ce3" table:formula="of:=AVERAGE([$'Decile ratio'.Q29:.Q32])" office:value-type="float" office:value="9.03634687115205" calcext:value-type="float">
            <text:p>9.03634687115205</text:p>
          </table:table-cell>
          <table:table-cell table:style-name="ce3" table:formula="of:=AVERAGE([$'Decile ratio'.N29:.N32])" office:value-type="float" office:value="6.86972123505712" calcext:value-type="float">
            <text:p>6.86972123505712</text:p>
          </table:table-cell>
          <table:table-cell table:number-columns-repeated="4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formula="of:=AVERAGE([$'Decile ratio'.C33:.C36])" office:value-type="float" office:value="11.7886240859148" calcext:value-type="float">
            <text:p>11.7886240859148</text:p>
          </table:table-cell>
          <table:table-cell table:formula="of:=AVERAGE([$'Decile ratio'.D33:.D36])" office:value-type="float" office:value="8.78851802252697" calcext:value-type="float">
            <text:p>8.78851802252697</text:p>
          </table:table-cell>
          <table:table-cell table:formula="of:=AVERAGE([$'Decile ratio'.E33:.E36])" office:value-type="float" office:value="9.54833987541159" calcext:value-type="float">
            <text:p>9.54833987541159</text:p>
          </table:table-cell>
          <table:table-cell table:formula="of:=AVERAGE([$'Decile ratio'.B33:.B36])" office:value-type="float" office:value="7.11761732658867" calcext:value-type="float">
            <text:p>7.11761732658867</text:p>
          </table:table-cell>
          <table:table-cell table:style-name="ce3" table:formula="of:=[.F11]+1" office:value-type="float" office:value="2022" calcext:value-type="float">
            <text:p>2022</text:p>
          </table:table-cell>
          <table:table-cell table:style-name="ce3" table:formula="of:=AVERAGE([$'Decile ratio'.I33:.I36])" office:value-type="float" office:value="11.5508313024833" calcext:value-type="float">
            <text:p>11.5508313024833</text:p>
          </table:table-cell>
          <table:table-cell table:style-name="ce3" table:formula="of:=AVERAGE([$'Decile ratio'.J33:.J36])" office:value-type="float" office:value="8.5302423935336" calcext:value-type="float">
            <text:p>8.5302423935336</text:p>
          </table:table-cell>
          <table:table-cell table:style-name="ce3" table:formula="of:=AVERAGE([$'Decile ratio'.K33:.K36])" office:value-type="float" office:value="9.13927414375501" calcext:value-type="float">
            <text:p>9.13927414375501</text:p>
          </table:table-cell>
          <table:table-cell table:style-name="ce3" table:formula="of:=AVERAGE([$'Decile ratio'.H33:.H36])" office:value-type="float" office:value="6.87547971487482" calcext:value-type="float">
            <text:p>6.87547971487482</text:p>
          </table:table-cell>
          <table:table-cell table:style-name="ce3" table:formula="of:=[.K11]+1" office:value-type="float" office:value="2022" calcext:value-type="float">
            <text:p>2022</text:p>
          </table:table-cell>
          <table:table-cell table:style-name="ce3" table:formula="of:=AVERAGE([$'Decile ratio'.O33:.O36])" office:value-type="float" office:value="11.4315902569338" calcext:value-type="float">
            <text:p>11.4315902569338</text:p>
          </table:table-cell>
          <table:table-cell table:style-name="ce3" table:formula="of:=AVERAGE([$'Decile ratio'.P33:.P36])" office:value-type="float" office:value="8.51085680314939" calcext:value-type="float">
            <text:p>8.51085680314939</text:p>
          </table:table-cell>
          <table:table-cell table:style-name="ce3" table:formula="of:=AVERAGE([$'Decile ratio'.Q33:.Q36])" office:value-type="float" office:value="8.90976470319709" calcext:value-type="float">
            <text:p>8.90976470319709</text:p>
          </table:table-cell>
          <table:table-cell table:style-name="ce3" table:formula="of:=AVERAGE([$'Decile ratio'.N33:.N36])" office:value-type="float" office:value="6.7764662285256" calcext:value-type="float">
            <text:p>6.7764662285256</text:p>
          </table:table-cell>
          <table:table-cell table:number-columns-repeated="4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formula="of:=AVERAGE([$'Decile ratio'.C37:.C40])" office:value-type="float" office:value="12.1371004103801" calcext:value-type="float">
            <text:p>12.1371004103801</text:p>
          </table:table-cell>
          <table:table-cell table:formula="of:=AVERAGE([$'Decile ratio'.D37:.D40])" office:value-type="float" office:value="8.3424245176882" calcext:value-type="float">
            <text:p>8.3424245176882</text:p>
          </table:table-cell>
          <table:table-cell table:formula="of:=AVERAGE([$'Decile ratio'.E37:.E40])" office:value-type="float" office:value="9.64707739387863" calcext:value-type="float">
            <text:p>9.64707739387863</text:p>
          </table:table-cell>
          <table:table-cell table:formula="of:=AVERAGE([$'Decile ratio'.B37:.B40])" office:value-type="float" office:value="7.04987074898347" calcext:value-type="float">
            <text:p>7.04987074898347</text:p>
          </table:table-cell>
          <table:table-cell table:style-name="ce3" table:formula="of:=[.F12]+1" office:value-type="float" office:value="2023" calcext:value-type="float">
            <text:p>2023</text:p>
          </table:table-cell>
          <table:table-cell table:style-name="ce3" table:formula="of:=AVERAGE([$'Decile ratio'.I37:.I40])" office:value-type="float" office:value="11.8556503993701" calcext:value-type="float">
            <text:p>11.8556503993701</text:p>
          </table:table-cell>
          <table:table-cell table:style-name="ce3" table:formula="of:=AVERAGE([$'Decile ratio'.J37:.J40])" office:value-type="float" office:value="8.53312534985333" calcext:value-type="float">
            <text:p>8.53312534985333</text:p>
          </table:table-cell>
          <table:table-cell table:style-name="ce3" table:formula="of:=AVERAGE([$'Decile ratio'.K37:.K40])" office:value-type="float" office:value="9.15087782450601" calcext:value-type="float">
            <text:p>9.15087782450601</text:p>
          </table:table-cell>
          <table:table-cell table:style-name="ce3" table:formula="of:=AVERAGE([$'Decile ratio'.H37:.H40])" office:value-type="float" office:value="6.89207201875929" calcext:value-type="float">
            <text:p>6.89207201875929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3" table:formula="of:=AVERAGE([$'Decile ratio'.O37:.O40])" office:value-type="float" office:value="11.9794867207086" calcext:value-type="float">
            <text:p>11.9794867207086</text:p>
          </table:table-cell>
          <table:table-cell table:style-name="ce3" table:formula="of:=AVERAGE([$'Decile ratio'.P37:.P40])" office:value-type="float" office:value="8.56566020040792" calcext:value-type="float">
            <text:p>8.56566020040792</text:p>
          </table:table-cell>
          <table:table-cell table:style-name="ce3" table:formula="of:=AVERAGE([$'Decile ratio'.Q37:.Q40])" office:value-type="float" office:value="9.28894078554439" calcext:value-type="float">
            <text:p>9.28894078554439</text:p>
          </table:table-cell>
          <table:table-cell table:style-name="ce3" table:formula="of:=AVERAGE([$'Decile ratio'.N37:.N40])" office:value-type="float" office:value="6.96367037390211" calcext:value-type="float">
            <text:p>6.96367037390211</text:p>
          </table:table-cell>
          <table:table-cell table:number-columns-repeated="49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formula="of:=AVERAGE([$'Decile ratio'.C41:.C44])" office:value-type="float" office:value="12.2452796792706" calcext:value-type="float">
            <text:p>12.2452796792706</text:p>
          </table:table-cell>
          <table:table-cell table:formula="of:=AVERAGE([$'Decile ratio'.D41:.D44])" office:value-type="float" office:value="8.14859764005285" calcext:value-type="float">
            <text:p>8.14859764005285</text:p>
          </table:table-cell>
          <table:table-cell table:formula="of:=AVERAGE([$'Decile ratio'.E41:.E44])" office:value-type="float" office:value="9.82631424982713" calcext:value-type="float">
            <text:p>9.82631424982713</text:p>
          </table:table-cell>
          <table:table-cell table:formula="of:=AVERAGE([$'Decile ratio'.B41:.B44])" office:value-type="float" office:value="6.83923121722497" calcext:value-type="float">
            <text:p>6.83923121722497</text:p>
          </table:table-cell>
          <table:table-cell table:style-name="ce3" table:formula="of:=[.F13]+1" office:value-type="float" office:value="2024" calcext:value-type="float">
            <text:p>2024</text:p>
          </table:table-cell>
          <table:table-cell table:style-name="ce3" table:formula="of:=AVERAGE([$'Decile ratio'.I41:.I44])" office:value-type="float" office:value="11.4786069994275" calcext:value-type="float">
            <text:p>11.4786069994275</text:p>
          </table:table-cell>
          <table:table-cell table:style-name="ce3" table:formula="of:=AVERAGE([$'Decile ratio'.J41:.J44])" office:value-type="float" office:value="8.19445442832069" calcext:value-type="float">
            <text:p>8.19445442832069</text:p>
          </table:table-cell>
          <table:table-cell table:style-name="ce3" table:formula="of:=AVERAGE([$'Decile ratio'.K41:.K44])" office:value-type="float" office:value="9.04187801233727" calcext:value-type="float">
            <text:p>9.04187801233727</text:p>
          </table:table-cell>
          <table:table-cell table:style-name="ce3" table:formula="of:=AVERAGE([$'Decile ratio'.H41:.H44])" office:value-type="float" office:value="6.78363434693818" calcext:value-type="float">
            <text:p>6.78363434693818</text:p>
          </table:table-cell>
          <table:table-cell table:style-name="ce3" table:formula="of:=[.K13]+1" office:value-type="float" office:value="2024" calcext:value-type="float">
            <text:p>2024</text:p>
          </table:table-cell>
          <table:table-cell table:style-name="ce3" table:formula="of:=AVERAGE([$'Decile ratio'.O41:.O44])" office:value-type="float" office:value="11.778737944769" calcext:value-type="float">
            <text:p>11.778737944769</text:p>
          </table:table-cell>
          <table:table-cell table:style-name="ce3" table:formula="of:=AVERAGE([$'Decile ratio'.P41:.P44])" office:value-type="float" office:value="8.33808473148981" calcext:value-type="float">
            <text:p>8.33808473148981</text:p>
          </table:table-cell>
          <table:table-cell table:style-name="ce3" table:formula="of:=AVERAGE([$'Decile ratio'.Q41:.Q44])" office:value-type="float" office:value="9.35710897114742" calcext:value-type="float">
            <text:p>9.35710897114742</text:p>
          </table:table-cell>
          <table:table-cell table:style-name="ce3" table:formula="of:=AVERAGE([$'Decile ratio'.N41:.N44])" office:value-type="float" office:value="6.93353018669884" calcext:value-type="float">
            <text:p>6.93353018669884</text:p>
          </table:table-cell>
          <table:table-cell table:number-columns-repeated="4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formula="of:=AVERAGE([$'Decile ratio'.C45:.C48])" office:value-type="float" office:value="12.6416543837774" calcext:value-type="float">
            <text:p>12.6416543837774</text:p>
          </table:table-cell>
          <table:table-cell table:formula="of:=AVERAGE([$'Decile ratio'.D45:.D48])" office:value-type="float" office:value="8.65632791015844" calcext:value-type="float">
            <text:p>8.65632791015844</text:p>
          </table:table-cell>
          <table:table-cell table:formula="of:=AVERAGE([$'Decile ratio'.E45:.E48])" office:value-type="float" office:value="10.3726377794173" calcext:value-type="float">
            <text:p>10.3726377794173</text:p>
          </table:table-cell>
          <table:table-cell table:formula="of:=AVERAGE([$'Decile ratio'.B45:.B48])" office:value-type="float" office:value="7.14846585795054" calcext:value-type="float">
            <text:p>7.14846585795054</text:p>
          </table:table-cell>
          <table:table-cell table:style-name="ce3" table:formula="of:=[.F14]+1" office:value-type="float" office:value="2025" calcext:value-type="float">
            <text:p>2025</text:p>
          </table:table-cell>
          <table:table-cell table:style-name="ce3" table:formula="of:=AVERAGE([$'Decile ratio'.I45:.I48])" office:value-type="float" office:value="11.35202294982" calcext:value-type="float">
            <text:p>11.35202294982</text:p>
          </table:table-cell>
          <table:table-cell table:style-name="ce3" table:formula="of:=AVERAGE([$'Decile ratio'.J45:.J48])" office:value-type="float" office:value="8.2978125114503" calcext:value-type="float">
            <text:p>8.2978125114503</text:p>
          </table:table-cell>
          <table:table-cell table:style-name="ce3" table:formula="of:=AVERAGE([$'Decile ratio'.K45:.K48])" office:value-type="float" office:value="9.28430658667158" calcext:value-type="float">
            <text:p>9.28430658667158</text:p>
          </table:table-cell>
          <table:table-cell table:style-name="ce3" table:formula="of:=AVERAGE([$'Decile ratio'.H45:.H48])" office:value-type="float" office:value="6.83083797762839" calcext:value-type="float">
            <text:p>6.83083797762839</text:p>
          </table:table-cell>
          <table:table-cell table:style-name="ce3" table:formula="of:=[.K14]+1" office:value-type="float" office:value="2025" calcext:value-type="float">
            <text:p>2025</text:p>
          </table:table-cell>
          <table:table-cell table:style-name="ce3" table:formula="of:=AVERAGE([$'Decile ratio'.O45:.O48])" office:value-type="float" office:value="11.7325444799388" calcext:value-type="float">
            <text:p>11.7325444799388</text:p>
          </table:table-cell>
          <table:table-cell table:style-name="ce3" table:formula="of:=AVERAGE([$'Decile ratio'.P45:.P48])" office:value-type="float" office:value="8.2939837988814" calcext:value-type="float">
            <text:p>8.2939837988814</text:p>
          </table:table-cell>
          <table:table-cell table:style-name="ce3" table:formula="of:=AVERAGE([$'Decile ratio'.Q45:.Q48])" office:value-type="float" office:value="9.43658646850891" calcext:value-type="float">
            <text:p>9.43658646850891</text:p>
          </table:table-cell>
          <table:table-cell table:style-name="ce3" table:formula="of:=AVERAGE([$'Decile ratio'.N45:.N48])" office:value-type="float" office:value="6.91431765418145" calcext:value-type="float">
            <text:p>6.91431765418145</text:p>
          </table:table-cell>
          <table:table-cell table:number-columns-repeated="4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formula="of:=AVERAGE([$'Decile ratio'.C49:.C52])" office:value-type="float" office:value="11.8418771360716" calcext:value-type="float">
            <text:p>11.8418771360716</text:p>
          </table:table-cell>
          <table:table-cell table:formula="of:=AVERAGE([$'Decile ratio'.D49:.D52])" office:value-type="float" office:value="8.38662876819401" calcext:value-type="float">
            <text:p>8.38662876819401</text:p>
          </table:table-cell>
          <table:table-cell table:formula="of:=AVERAGE([$'Decile ratio'.E49:.E52])" office:value-type="float" office:value="10.2866385689052" calcext:value-type="float">
            <text:p>10.2866385689052</text:p>
          </table:table-cell>
          <table:table-cell table:formula="of:=AVERAGE([$'Decile ratio'.B49:.B52])" office:value-type="float" office:value="7.18968108478904" calcext:value-type="float">
            <text:p>7.18968108478904</text:p>
          </table:table-cell>
          <table:table-cell table:style-name="ce3" table:formula="of:=[.F15]+1" office:value-type="float" office:value="2026" calcext:value-type="float">
            <text:p>2026</text:p>
          </table:table-cell>
          <table:table-cell table:style-name="ce3" table:formula="of:=AVERAGE([$'Decile ratio'.I49:.I52])" office:value-type="float" office:value="11.6048222157884" calcext:value-type="float">
            <text:p>11.6048222157884</text:p>
          </table:table-cell>
          <table:table-cell table:style-name="ce3" table:formula="of:=AVERAGE([$'Decile ratio'.J49:.J52])" office:value-type="float" office:value="8.37179586956682" calcext:value-type="float">
            <text:p>8.37179586956682</text:p>
          </table:table-cell>
          <table:table-cell table:style-name="ce3" table:formula="of:=AVERAGE([$'Decile ratio'.K49:.K52])" office:value-type="float" office:value="9.75583293085451" calcext:value-type="float">
            <text:p>9.75583293085451</text:p>
          </table:table-cell>
          <table:table-cell table:style-name="ce3" table:formula="of:=AVERAGE([$'Decile ratio'.H49:.H52])" office:value-type="float" office:value="7.09330461787056" calcext:value-type="float">
            <text:p>7.09330461787056</text:p>
          </table:table-cell>
          <table:table-cell table:style-name="ce3" table:formula="of:=[.K15]+1" office:value-type="float" office:value="2026" calcext:value-type="float">
            <text:p>2026</text:p>
          </table:table-cell>
          <table:table-cell table:style-name="ce3" table:formula="of:=AVERAGE([$'Decile ratio'.O49:.O52])" office:value-type="float" office:value="12.151630352004" calcext:value-type="float">
            <text:p>12.151630352004</text:p>
          </table:table-cell>
          <table:table-cell table:style-name="ce3" table:formula="of:=AVERAGE([$'Decile ratio'.P49:.P52])" office:value-type="float" office:value="8.32213202217698" calcext:value-type="float">
            <text:p>8.32213202217698</text:p>
          </table:table-cell>
          <table:table-cell table:style-name="ce3" table:formula="of:=AVERAGE([$'Decile ratio'.Q49:.Q52])" office:value-type="float" office:value="9.73635346735587" calcext:value-type="float">
            <text:p>9.73635346735587</text:p>
          </table:table-cell>
          <table:table-cell table:style-name="ce3" table:formula="of:=AVERAGE([$'Decile ratio'.N49:.N52])" office:value-type="float" office:value="6.99877579571148" calcext:value-type="float">
            <text:p>6.99877579571148</text:p>
          </table:table-cell>
          <table:table-cell table:number-columns-repeated="4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formula="of:=AVERAGE([$'Decile ratio'.C53:.C56])" office:value-type="float" office:value="11.4189335160801" calcext:value-type="float">
            <text:p>11.4189335160801</text:p>
          </table:table-cell>
          <table:table-cell table:formula="of:=AVERAGE([$'Decile ratio'.D53:.D56])" office:value-type="float" office:value="8.12858634196893" calcext:value-type="float">
            <text:p>8.12858634196893</text:p>
          </table:table-cell>
          <table:table-cell table:formula="of:=AVERAGE([$'Decile ratio'.E53:.E56])" office:value-type="float" office:value="9.87163623322109" calcext:value-type="float">
            <text:p>9.87163623322109</text:p>
          </table:table-cell>
          <table:table-cell table:formula="of:=AVERAGE([$'Decile ratio'.B53:.B56])" office:value-type="float" office:value="6.83386736595551" calcext:value-type="float">
            <text:p>6.83386736595551</text:p>
          </table:table-cell>
          <table:table-cell table:style-name="ce3" table:formula="of:=[.F16]+1" office:value-type="float" office:value="2027" calcext:value-type="float">
            <text:p>2027</text:p>
          </table:table-cell>
          <table:table-cell table:style-name="ce3" table:formula="of:=AVERAGE([$'Decile ratio'.I53:.I56])" office:value-type="float" office:value="10.5860030636615" calcext:value-type="float">
            <text:p>10.5860030636615</text:p>
          </table:table-cell>
          <table:table-cell table:style-name="ce3" table:formula="of:=AVERAGE([$'Decile ratio'.J53:.J56])" office:value-type="float" office:value="8.1441213426245" calcext:value-type="float">
            <text:p>8.1441213426245</text:p>
          </table:table-cell>
          <table:table-cell table:style-name="ce3" table:formula="of:=AVERAGE([$'Decile ratio'.K53:.K56])" office:value-type="float" office:value="9.24651432747117" calcext:value-type="float">
            <text:p>9.24651432747117</text:p>
          </table:table-cell>
          <table:table-cell table:style-name="ce3" table:formula="of:=AVERAGE([$'Decile ratio'.H53:.H56])" office:value-type="float" office:value="7.15122621214633" calcext:value-type="float">
            <text:p>7.15122621214633</text:p>
          </table:table-cell>
          <table:table-cell table:style-name="ce3" table:formula="of:=[.K16]+1" office:value-type="float" office:value="2027" calcext:value-type="float">
            <text:p>2027</text:p>
          </table:table-cell>
          <table:table-cell table:style-name="ce3" table:formula="of:=AVERAGE([$'Decile ratio'.O53:.O56])" office:value-type="float" office:value="11.1698543043314" calcext:value-type="float">
            <text:p>11.1698543043314</text:p>
          </table:table-cell>
          <table:table-cell table:style-name="ce3" table:formula="of:=AVERAGE([$'Decile ratio'.P53:.P56])" office:value-type="float" office:value="8.10769423383851" calcext:value-type="float">
            <text:p>8.10769423383851</text:p>
          </table:table-cell>
          <table:table-cell table:style-name="ce3" table:formula="of:=AVERAGE([$'Decile ratio'.Q53:.Q56])" office:value-type="float" office:value="9.3956862153324" calcext:value-type="float">
            <text:p>9.3956862153324</text:p>
          </table:table-cell>
          <table:table-cell table:style-name="ce3" table:formula="of:=AVERAGE([$'Decile ratio'.N53:.N56])" office:value-type="float" office:value="6.82567060925663" calcext:value-type="float">
            <text:p>6.82567060925663</text:p>
          </table:table-cell>
          <table:table-cell table:number-columns-repeated="4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formula="of:=AVERAGE([$'Decile ratio'.C57:.C60])" office:value-type="float" office:value="10.819130415094" calcext:value-type="float">
            <text:p>10.819130415094</text:p>
          </table:table-cell>
          <table:table-cell table:formula="of:=AVERAGE([$'Decile ratio'.D57:.D60])" office:value-type="float" office:value="7.72580181976486" calcext:value-type="float">
            <text:p>7.72580181976486</text:p>
          </table:table-cell>
          <table:table-cell table:formula="of:=AVERAGE([$'Decile ratio'.E57:.E60])" office:value-type="float" office:value="9.70445089286712" calcext:value-type="float">
            <text:p>9.70445089286712</text:p>
          </table:table-cell>
          <table:table-cell table:formula="of:=AVERAGE([$'Decile ratio'.B57:.B60])" office:value-type="float" office:value="6.64069243511969" calcext:value-type="float">
            <text:p>6.64069243511969</text:p>
          </table:table-cell>
          <table:table-cell table:style-name="ce3" table:formula="of:=[.F17]+1" office:value-type="float" office:value="2028" calcext:value-type="float">
            <text:p>2028</text:p>
          </table:table-cell>
          <table:table-cell table:style-name="ce3" table:formula="of:=AVERAGE([$'Decile ratio'.I57:.I60])" office:value-type="float" office:value="11.3669880894602" calcext:value-type="float">
            <text:p>11.3669880894602</text:p>
          </table:table-cell>
          <table:table-cell table:style-name="ce3" table:formula="of:=AVERAGE([$'Decile ratio'.J57:.J60])" office:value-type="float" office:value="7.91952953451894" calcext:value-type="float">
            <text:p>7.91952953451894</text:p>
          </table:table-cell>
          <table:table-cell table:style-name="ce3" table:formula="of:=AVERAGE([$'Decile ratio'.K57:.K60])" office:value-type="float" office:value="9.5846195477357" calcext:value-type="float">
            <text:p>9.5846195477357</text:p>
          </table:table-cell>
          <table:table-cell table:style-name="ce3" table:formula="of:=AVERAGE([$'Decile ratio'.H57:.H60])" office:value-type="float" office:value="6.94750202499598" calcext:value-type="float">
            <text:p>6.94750202499598</text:p>
          </table:table-cell>
          <table:table-cell table:style-name="ce3" table:formula="of:=[.K17]+1" office:value-type="float" office:value="2028" calcext:value-type="float">
            <text:p>2028</text:p>
          </table:table-cell>
          <table:table-cell table:style-name="ce3" table:formula="of:=AVERAGE([$'Decile ratio'.O57:.O60])" office:value-type="float" office:value="10.3790426904977" calcext:value-type="float">
            <text:p>10.3790426904977</text:p>
          </table:table-cell>
          <table:table-cell table:style-name="ce3" table:formula="of:=AVERAGE([$'Decile ratio'.P57:.P60])" office:value-type="float" office:value="7.56582928058855" calcext:value-type="float">
            <text:p>7.56582928058855</text:p>
          </table:table-cell>
          <table:table-cell table:style-name="ce3" table:formula="of:=AVERAGE([$'Decile ratio'.Q57:.Q60])" office:value-type="float" office:value="9.22702595115051" calcext:value-type="float">
            <text:p>9.22702595115051</text:p>
          </table:table-cell>
          <table:table-cell table:style-name="ce3" table:formula="of:=AVERAGE([$'Decile ratio'.N57:.N60])" office:value-type="float" office:value="6.63856869826248" calcext:value-type="float">
            <text:p>6.63856869826248</text:p>
          </table:table-cell>
          <table:table-cell table:number-columns-repeated="4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formula="of:=AVERAGE([$'Decile ratio'.C61:.C64])" office:value-type="float" office:value="10.6923770573234" calcext:value-type="float">
            <text:p>10.6923770573234</text:p>
          </table:table-cell>
          <table:table-cell table:formula="of:=AVERAGE([$'Decile ratio'.D61:.D64])" office:value-type="float" office:value="7.73208520823642" calcext:value-type="float">
            <text:p>7.73208520823642</text:p>
          </table:table-cell>
          <table:table-cell table:formula="of:=AVERAGE([$'Decile ratio'.E61:.E64])" office:value-type="float" office:value="9.95195925872774" calcext:value-type="float">
            <text:p>9.95195925872774</text:p>
          </table:table-cell>
          <table:table-cell table:formula="of:=AVERAGE([$'Decile ratio'.B61:.B64])" office:value-type="float" office:value="6.92142866536386" calcext:value-type="float">
            <text:p>6.92142866536386</text:p>
          </table:table-cell>
          <table:table-cell table:style-name="ce3" table:formula="of:=[.F18]+1" office:value-type="float" office:value="2029" calcext:value-type="float">
            <text:p>2029</text:p>
          </table:table-cell>
          <table:table-cell table:style-name="ce3" table:formula="of:=AVERAGE([$'Decile ratio'.I61:.I64])" office:value-type="float" office:value="10.9490491345794" calcext:value-type="float">
            <text:p>10.9490491345794</text:p>
          </table:table-cell>
          <table:table-cell table:style-name="ce3" table:formula="of:=AVERAGE([$'Decile ratio'.J61:.J64])" office:value-type="float" office:value="7.86648867375658" calcext:value-type="float">
            <text:p>7.86648867375658</text:p>
          </table:table-cell>
          <table:table-cell table:style-name="ce3" table:formula="of:=AVERAGE([$'Decile ratio'.K61:.K64])" office:value-type="float" office:value="9.57630154447358" calcext:value-type="float">
            <text:p>9.57630154447358</text:p>
          </table:table-cell>
          <table:table-cell table:style-name="ce3" table:formula="of:=AVERAGE([$'Decile ratio'.H61:.H64])" office:value-type="float" office:value="6.7784018547493" calcext:value-type="float">
            <text:p>6.7784018547493</text:p>
          </table:table-cell>
          <table:table-cell table:style-name="ce3" table:formula="of:=[.K18]+1" office:value-type="float" office:value="2029" calcext:value-type="float">
            <text:p>2029</text:p>
          </table:table-cell>
          <table:table-cell table:style-name="ce3" table:formula="of:=AVERAGE([$'Decile ratio'.O61:.O64])" office:value-type="float" office:value="9.93122535992357" calcext:value-type="float">
            <text:p>9.93122535992357</text:p>
          </table:table-cell>
          <table:table-cell table:style-name="ce3" table:formula="of:=AVERAGE([$'Decile ratio'.P61:.P64])" office:value-type="float" office:value="7.16916035407274" calcext:value-type="float">
            <text:p>7.16916035407274</text:p>
          </table:table-cell>
          <table:table-cell table:style-name="ce3" table:formula="of:=AVERAGE([$'Decile ratio'.Q61:.Q64])" office:value-type="float" office:value="9.20813351453396" calcext:value-type="float">
            <text:p>9.20813351453396</text:p>
          </table:table-cell>
          <table:table-cell table:style-name="ce3" table:formula="of:=AVERAGE([$'Decile ratio'.N61:.N64])" office:value-type="float" office:value="6.50304058777819" calcext:value-type="float">
            <text:p>6.50304058777819</text:p>
          </table:table-cell>
          <table:table-cell table:number-columns-repeated="4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formula="of:=AVERAGE([$'Decile ratio'.C65:.C68])" office:value-type="float" office:value="10.6364874787212" calcext:value-type="float">
            <text:p>10.6364874787212</text:p>
          </table:table-cell>
          <table:table-cell table:formula="of:=AVERAGE([$'Decile ratio'.D65:.D68])" office:value-type="float" office:value="7.77678582988636" calcext:value-type="float">
            <text:p>7.77678582988636</text:p>
          </table:table-cell>
          <table:table-cell table:formula="of:=AVERAGE([$'Decile ratio'.E65:.E68])" office:value-type="float" office:value="9.69822516728967" calcext:value-type="float">
            <text:p>9.69822516728967</text:p>
          </table:table-cell>
          <table:table-cell table:formula="of:=AVERAGE([$'Decile ratio'.B65:.B68])" office:value-type="float" office:value="6.99039574662621" calcext:value-type="float">
            <text:p>6.99039574662621</text:p>
          </table:table-cell>
          <table:table-cell table:style-name="ce3" table:formula="of:=[.F19]+1" office:value-type="float" office:value="2030" calcext:value-type="float">
            <text:p>2030</text:p>
          </table:table-cell>
          <table:table-cell table:style-name="ce3" table:formula="of:=AVERAGE([$'Decile ratio'.I65:.I68])" office:value-type="float" office:value="11.7463372973515" calcext:value-type="float">
            <text:p>11.7463372973515</text:p>
          </table:table-cell>
          <table:table-cell table:style-name="ce3" table:formula="of:=AVERAGE([$'Decile ratio'.J65:.J68])" office:value-type="float" office:value="7.74824147605839" calcext:value-type="float">
            <text:p>7.74824147605839</text:p>
          </table:table-cell>
          <table:table-cell table:style-name="ce3" table:formula="of:=AVERAGE([$'Decile ratio'.K65:.K68])" office:value-type="float" office:value="10.048407907442" calcext:value-type="float">
            <text:p>10.048407907442</text:p>
          </table:table-cell>
          <table:table-cell table:style-name="ce3" table:formula="of:=AVERAGE([$'Decile ratio'.H65:.H68])" office:value-type="float" office:value="6.85262553004965" calcext:value-type="float">
            <text:p>6.85262553004965</text:p>
          </table:table-cell>
          <table:table-cell table:style-name="ce3" table:formula="of:=[.K19]+1" office:value-type="float" office:value="2030" calcext:value-type="float">
            <text:p>2030</text:p>
          </table:table-cell>
          <table:table-cell table:style-name="ce3" table:formula="of:=AVERAGE([$'Decile ratio'.O65:.O68])" office:value-type="float" office:value="10.0957985941996" calcext:value-type="float">
            <text:p>10.0957985941996</text:p>
          </table:table-cell>
          <table:table-cell table:style-name="ce3" table:formula="of:=AVERAGE([$'Decile ratio'.P65:.P68])" office:value-type="float" office:value="7.04966104886171" calcext:value-type="float">
            <text:p>7.04966104886171</text:p>
          </table:table-cell>
          <table:table-cell table:style-name="ce3" table:formula="of:=AVERAGE([$'Decile ratio'.Q65:.Q68])" office:value-type="float" office:value="9.3566701922494" calcext:value-type="float">
            <text:p>9.3566701922494</text:p>
          </table:table-cell>
          <table:table-cell table:style-name="ce3" table:formula="of:=AVERAGE([$'Decile ratio'.N65:.N68])" office:value-type="float" office:value="6.441800657918" calcext:value-type="float">
            <text:p>6.441800657918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formula="of:=AVERAGE([$'Decile ratio'.C69:.C72])" office:value-type="float" office:value="10.8700178192995" calcext:value-type="float">
            <text:p>10.8700178192995</text:p>
          </table:table-cell>
          <table:table-cell table:formula="of:=AVERAGE([$'Decile ratio'.D69:.D72])" office:value-type="float" office:value="7.27396686659539" calcext:value-type="float">
            <text:p>7.27396686659539</text:p>
          </table:table-cell>
          <table:table-cell table:formula="of:=AVERAGE([$'Decile ratio'.E69:.E72])" office:value-type="float" office:value="10.0842605382053" calcext:value-type="float">
            <text:p>10.0842605382053</text:p>
          </table:table-cell>
          <table:table-cell table:formula="of:=AVERAGE([$'Decile ratio'.B69:.B72])" office:value-type="float" office:value="6.74191150547347" calcext:value-type="float">
            <text:p>6.74191150547347</text:p>
          </table:table-cell>
          <table:table-cell table:style-name="ce3" table:formula="of:=[.F20]+1" office:value-type="float" office:value="2031" calcext:value-type="float">
            <text:p>2031</text:p>
          </table:table-cell>
          <table:table-cell table:style-name="ce3" table:formula="of:=AVERAGE([$'Decile ratio'.I69:.I72])" office:value-type="float" office:value="11.2041152366488" calcext:value-type="float">
            <text:p>11.2041152366488</text:p>
          </table:table-cell>
          <table:table-cell table:style-name="ce3" table:formula="of:=AVERAGE([$'Decile ratio'.J69:.J72])" office:value-type="float" office:value="7.29839085168258" calcext:value-type="float">
            <text:p>7.29839085168258</text:p>
          </table:table-cell>
          <table:table-cell table:style-name="ce3" table:formula="of:=AVERAGE([$'Decile ratio'.K69:.K72])" office:value-type="float" office:value="10.3275110407539" calcext:value-type="float">
            <text:p>10.3275110407539</text:p>
          </table:table-cell>
          <table:table-cell table:style-name="ce3" table:formula="of:=AVERAGE([$'Decile ratio'.H69:.H72])" office:value-type="float" office:value="6.66890912776943" calcext:value-type="float">
            <text:p>6.66890912776943</text:p>
          </table:table-cell>
          <table:table-cell table:style-name="ce3" table:formula="of:=[.K20]+1" office:value-type="float" office:value="2031" calcext:value-type="float">
            <text:p>2031</text:p>
          </table:table-cell>
          <table:table-cell table:style-name="ce3" table:formula="of:=AVERAGE([$'Decile ratio'.O69:.O72])" office:value-type="float" office:value="10.7938273879883" calcext:value-type="float">
            <text:p>10.7938273879883</text:p>
          </table:table-cell>
          <table:table-cell table:style-name="ce3" table:formula="of:=AVERAGE([$'Decile ratio'.P69:.P72])" office:value-type="float" office:value="6.96289994009629" calcext:value-type="float">
            <text:p>6.96289994009629</text:p>
          </table:table-cell>
          <table:table-cell table:style-name="ce3" table:formula="of:=AVERAGE([$'Decile ratio'.Q69:.Q72])" office:value-type="float" office:value="9.92232653935243" calcext:value-type="float">
            <text:p>9.92232653935243</text:p>
          </table:table-cell>
          <table:table-cell table:style-name="ce3" table:formula="of:=AVERAGE([$'Decile ratio'.N69:.N72])" office:value-type="float" office:value="6.54479123502062" calcext:value-type="float">
            <text:p>6.54479123502062</text:p>
          </table:table-cell>
          <table:table-cell table:number-columns-repeated="4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formula="of:=AVERAGE([$'Decile ratio'.C73:.C76])" office:value-type="float" office:value="9.93640157721055" calcext:value-type="float">
            <text:p>9.93640157721055</text:p>
          </table:table-cell>
          <table:table-cell table:formula="of:=AVERAGE([$'Decile ratio'.D73:.D76])" office:value-type="float" office:value="6.83952002434917" calcext:value-type="float">
            <text:p>6.83952002434917</text:p>
          </table:table-cell>
          <table:table-cell table:formula="of:=AVERAGE([$'Decile ratio'.E73:.E76])" office:value-type="float" office:value="9.24415884433782" calcext:value-type="float">
            <text:p>9.24415884433782</text:p>
          </table:table-cell>
          <table:table-cell table:formula="of:=AVERAGE([$'Decile ratio'.B73:.B76])" office:value-type="float" office:value="6.45205666017025" calcext:value-type="float">
            <text:p>6.45205666017025</text:p>
          </table:table-cell>
          <table:table-cell table:style-name="ce3" table:formula="of:=[.F21]+1" office:value-type="float" office:value="2032" calcext:value-type="float">
            <text:p>2032</text:p>
          </table:table-cell>
          <table:table-cell table:style-name="ce3" table:formula="of:=AVERAGE([$'Decile ratio'.I73:.I76])" office:value-type="float" office:value="11.054474328194" calcext:value-type="float">
            <text:p>11.054474328194</text:p>
          </table:table-cell>
          <table:table-cell table:style-name="ce3" table:formula="of:=AVERAGE([$'Decile ratio'.J73:.J76])" office:value-type="float" office:value="7.28893044633024" calcext:value-type="float">
            <text:p>7.28893044633024</text:p>
          </table:table-cell>
          <table:table-cell table:style-name="ce3" table:formula="of:=AVERAGE([$'Decile ratio'.K73:.K76])" office:value-type="float" office:value="10.4845809122259" calcext:value-type="float">
            <text:p>10.4845809122259</text:p>
          </table:table-cell>
          <table:table-cell table:style-name="ce3" table:formula="of:=AVERAGE([$'Decile ratio'.H73:.H76])" office:value-type="float" office:value="6.80340287088916" calcext:value-type="float">
            <text:p>6.80340287088916</text:p>
          </table:table-cell>
          <table:table-cell table:style-name="ce3" table:formula="of:=[.K21]+1" office:value-type="float" office:value="2032" calcext:value-type="float">
            <text:p>2032</text:p>
          </table:table-cell>
          <table:table-cell table:style-name="ce3" table:formula="of:=AVERAGE([$'Decile ratio'.O73:.O76])" office:value-type="float" office:value="10.2195413979346" calcext:value-type="float">
            <text:p>10.2195413979346</text:p>
          </table:table-cell>
          <table:table-cell table:style-name="ce3" table:formula="of:=AVERAGE([$'Decile ratio'.P73:.P76])" office:value-type="float" office:value="6.92323048174508" calcext:value-type="float">
            <text:p>6.92323048174508</text:p>
          </table:table-cell>
          <table:table-cell table:style-name="ce3" table:formula="of:=AVERAGE([$'Decile ratio'.Q73:.Q76])" office:value-type="float" office:value="9.99389459389531" calcext:value-type="float">
            <text:p>9.99389459389531</text:p>
          </table:table-cell>
          <table:table-cell table:style-name="ce3" table:formula="of:=AVERAGE([$'Decile ratio'.N73:.N76])" office:value-type="float" office:value="6.62276063480696" calcext:value-type="float">
            <text:p>6.62276063480696</text:p>
          </table:table-cell>
          <table:table-cell table:number-columns-repeated="4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formula="of:=AVERAGE([$'Decile ratio'.C77:.C80])" office:value-type="float" office:value="10.035555244595" calcext:value-type="float">
            <text:p>10.035555244595</text:p>
          </table:table-cell>
          <table:table-cell table:formula="of:=AVERAGE([$'Decile ratio'.D77:.D80])" office:value-type="float" office:value="7.06507634302714" calcext:value-type="float">
            <text:p>7.06507634302714</text:p>
          </table:table-cell>
          <table:table-cell table:formula="of:=AVERAGE([$'Decile ratio'.E77:.E80])" office:value-type="float" office:value="9.47937903683104" calcext:value-type="float">
            <text:p>9.47937903683104</text:p>
          </table:table-cell>
          <table:table-cell table:formula="of:=AVERAGE([$'Decile ratio'.B77:.B80])" office:value-type="float" office:value="6.81297452227053" calcext:value-type="float">
            <text:p>6.81297452227053</text:p>
          </table:table-cell>
          <table:table-cell table:style-name="ce3" table:formula="of:=[.F22]+1" office:value-type="float" office:value="2033" calcext:value-type="float">
            <text:p>2033</text:p>
          </table:table-cell>
          <table:table-cell table:style-name="ce3" table:formula="of:=AVERAGE([$'Decile ratio'.I77:.I80])" office:value-type="float" office:value="10.500422848877" calcext:value-type="float">
            <text:p>10.500422848877</text:p>
          </table:table-cell>
          <table:table-cell table:style-name="ce3" table:formula="of:=AVERAGE([$'Decile ratio'.J77:.J80])" office:value-type="float" office:value="7.30385564996193" calcext:value-type="float">
            <text:p>7.30385564996193</text:p>
          </table:table-cell>
          <table:table-cell table:style-name="ce3" table:formula="of:=AVERAGE([$'Decile ratio'.K77:.K80])" office:value-type="float" office:value="10.0224534060787" calcext:value-type="float">
            <text:p>10.0224534060787</text:p>
          </table:table-cell>
          <table:table-cell table:style-name="ce3" table:formula="of:=AVERAGE([$'Decile ratio'.H77:.H80])" office:value-type="float" office:value="6.80955041673728" calcext:value-type="float">
            <text:p>6.80955041673728</text:p>
          </table:table-cell>
          <table:table-cell table:style-name="ce3" table:formula="of:=[.K22]+1" office:value-type="float" office:value="2033" calcext:value-type="float">
            <text:p>2033</text:p>
          </table:table-cell>
          <table:table-cell table:style-name="ce3" table:formula="of:=AVERAGE([$'Decile ratio'.O77:.O80])" office:value-type="float" office:value="10.3943042966393" calcext:value-type="float">
            <text:p>10.3943042966393</text:p>
          </table:table-cell>
          <table:table-cell table:style-name="ce3" table:formula="of:=AVERAGE([$'Decile ratio'.P77:.P80])" office:value-type="float" office:value="7.02781490567693" calcext:value-type="float">
            <text:p>7.02781490567693</text:p>
          </table:table-cell>
          <table:table-cell table:style-name="ce3" table:formula="of:=AVERAGE([$'Decile ratio'.Q77:.Q80])" office:value-type="float" office:value="10.0218779312848" calcext:value-type="float">
            <text:p>10.0218779312848</text:p>
          </table:table-cell>
          <table:table-cell table:style-name="ce3" table:formula="of:=AVERAGE([$'Decile ratio'.N77:.N80])" office:value-type="float" office:value="6.58899220336996" calcext:value-type="float">
            <text:p>6.58899220336996</text:p>
          </table:table-cell>
          <table:table-cell table:number-columns-repeated="4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formula="of:=AVERAGE([$'Decile ratio'.C81:.C84])" office:value-type="float" office:value="9.39986941256429" calcext:value-type="float">
            <text:p>9.39986941256429</text:p>
          </table:table-cell>
          <table:table-cell table:formula="of:=AVERAGE([$'Decile ratio'.D81:.D84])" office:value-type="float" office:value="6.79840748308325" calcext:value-type="float">
            <text:p>6.79840748308325</text:p>
          </table:table-cell>
          <table:table-cell table:formula="of:=AVERAGE([$'Decile ratio'.E81:.E84])" office:value-type="float" office:value="9.10686152596237" calcext:value-type="float">
            <text:p>9.10686152596237</text:p>
          </table:table-cell>
          <table:table-cell table:formula="of:=AVERAGE([$'Decile ratio'.B81:.B84])" office:value-type="float" office:value="6.60496540210036" calcext:value-type="float">
            <text:p>6.60496540210036</text:p>
          </table:table-cell>
          <table:table-cell table:style-name="ce3" table:formula="of:=[.F23]+1" office:value-type="float" office:value="2034" calcext:value-type="float">
            <text:p>2034</text:p>
          </table:table-cell>
          <table:table-cell table:style-name="ce3" table:formula="of:=AVERAGE([$'Decile ratio'.I81:.I84])" office:value-type="float" office:value="9.32130922933455" calcext:value-type="float">
            <text:p>9.32130922933455</text:p>
          </table:table-cell>
          <table:table-cell table:style-name="ce3" table:formula="of:=AVERAGE([$'Decile ratio'.J81:.J84])" office:value-type="float" office:value="6.74684987332713" calcext:value-type="float">
            <text:p>6.74684987332713</text:p>
          </table:table-cell>
          <table:table-cell table:style-name="ce3" table:formula="of:=AVERAGE([$'Decile ratio'.K81:.K84])" office:value-type="float" office:value="8.80991304081059" calcext:value-type="float">
            <text:p>8.80991304081059</text:p>
          </table:table-cell>
          <table:table-cell table:style-name="ce3" table:formula="of:=AVERAGE([$'Decile ratio'.H81:.H84])" office:value-type="float" office:value="6.5659973278755" calcext:value-type="float">
            <text:p>6.5659973278755</text:p>
          </table:table-cell>
          <table:table-cell table:style-name="ce3" table:formula="of:=[.K23]+1" office:value-type="float" office:value="2034" calcext:value-type="float">
            <text:p>2034</text:p>
          </table:table-cell>
          <table:table-cell table:style-name="ce3" table:formula="of:=AVERAGE([$'Decile ratio'.O81:.O84])" office:value-type="float" office:value="10.0114180311696" calcext:value-type="float">
            <text:p>10.0114180311696</text:p>
          </table:table-cell>
          <table:table-cell table:style-name="ce3" table:formula="of:=AVERAGE([$'Decile ratio'.P81:.P84])" office:value-type="float" office:value="6.76799513601274" calcext:value-type="float">
            <text:p>6.76799513601274</text:p>
          </table:table-cell>
          <table:table-cell table:style-name="ce3" table:formula="of:=AVERAGE([$'Decile ratio'.Q81:.Q84])" office:value-type="float" office:value="9.64405957330293" calcext:value-type="float">
            <text:p>9.64405957330293</text:p>
          </table:table-cell>
          <table:table-cell table:style-name="ce3" table:formula="of:=AVERAGE([$'Decile ratio'.N81:.N84])" office:value-type="float" office:value="6.44507546838275" calcext:value-type="float">
            <text:p>6.44507546838275</text:p>
          </table:table-cell>
          <table:table-cell table:number-columns-repeated="4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formula="of:=AVERAGE([$'Decile ratio'.C85:.C88])" office:value-type="float" office:value="8.96840227586918" calcext:value-type="float">
            <text:p>8.96840227586918</text:p>
          </table:table-cell>
          <table:table-cell table:formula="of:=AVERAGE([$'Decile ratio'.D85:.D88])" office:value-type="float" office:value="6.52284512001997" calcext:value-type="float">
            <text:p>6.52284512001997</text:p>
          </table:table-cell>
          <table:table-cell table:formula="of:=AVERAGE([$'Decile ratio'.E85:.E88])" office:value-type="float" office:value="9.14629665826716" calcext:value-type="float">
            <text:p>9.14629665826716</text:p>
          </table:table-cell>
          <table:table-cell table:formula="of:=AVERAGE([$'Decile ratio'.B85:.B88])" office:value-type="float" office:value="6.31597097319577" calcext:value-type="float">
            <text:p>6.31597097319577</text:p>
          </table:table-cell>
          <table:table-cell table:style-name="ce3" table:formula="of:=[.F24]+1" office:value-type="float" office:value="2035" calcext:value-type="float">
            <text:p>2035</text:p>
          </table:table-cell>
          <table:table-cell table:style-name="ce3" table:formula="of:=AVERAGE([$'Decile ratio'.I85:.I88])" office:value-type="float" office:value="9.8141853982126" calcext:value-type="float">
            <text:p>9.8141853982126</text:p>
          </table:table-cell>
          <table:table-cell table:style-name="ce3" table:formula="of:=AVERAGE([$'Decile ratio'.J85:.J88])" office:value-type="float" office:value="6.91243063929219" calcext:value-type="float">
            <text:p>6.91243063929219</text:p>
          </table:table-cell>
          <table:table-cell table:style-name="ce3" table:formula="of:=AVERAGE([$'Decile ratio'.K85:.K88])" office:value-type="float" office:value="9.04287562027876" calcext:value-type="float">
            <text:p>9.04287562027876</text:p>
          </table:table-cell>
          <table:table-cell table:style-name="ce3" table:formula="of:=AVERAGE([$'Decile ratio'.H85:.H88])" office:value-type="float" office:value="6.59700169688877" calcext:value-type="float">
            <text:p>6.59700169688877</text:p>
          </table:table-cell>
          <table:table-cell table:style-name="ce3" table:formula="of:=[.K24]+1" office:value-type="float" office:value="2035" calcext:value-type="float">
            <text:p>2035</text:p>
          </table:table-cell>
          <table:table-cell table:style-name="ce3" table:formula="of:=AVERAGE([$'Decile ratio'.O85:.O88])" office:value-type="float" office:value="10.5371612353467" calcext:value-type="float">
            <text:p>10.5371612353467</text:p>
          </table:table-cell>
          <table:table-cell table:style-name="ce3" table:formula="of:=AVERAGE([$'Decile ratio'.P85:.P88])" office:value-type="float" office:value="6.83178029819651" calcext:value-type="float">
            <text:p>6.83178029819651</text:p>
          </table:table-cell>
          <table:table-cell table:style-name="ce3" table:formula="of:=AVERAGE([$'Decile ratio'.Q85:.Q88])" office:value-type="float" office:value="10.176979783127" calcext:value-type="float">
            <text:p>10.176979783127</text:p>
          </table:table-cell>
          <table:table-cell table:style-name="ce3" table:formula="of:=AVERAGE([$'Decile ratio'.N85:.N88])" office:value-type="float" office:value="6.59380466717348" calcext:value-type="float">
            <text:p>6.59380466717348</text:p>
          </table:table-cell>
          <table:table-cell table:number-columns-repeated="4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formula="of:=AVERAGE([$'Decile ratio'.C89:.C92])" office:value-type="float" office:value="8.56699969977894" calcext:value-type="float">
            <text:p>8.56699969977894</text:p>
          </table:table-cell>
          <table:table-cell table:formula="of:=AVERAGE([$'Decile ratio'.D89:.D92])" office:value-type="float" office:value="6.24427768619701" calcext:value-type="float">
            <text:p>6.24427768619701</text:p>
          </table:table-cell>
          <table:table-cell table:formula="of:=AVERAGE([$'Decile ratio'.E89:.E92])" office:value-type="float" office:value="8.63425613359093" calcext:value-type="float">
            <text:p>8.63425613359093</text:p>
          </table:table-cell>
          <table:table-cell table:formula="of:=AVERAGE([$'Decile ratio'.B89:.B92])" office:value-type="float" office:value="6.07024204838888" calcext:value-type="float">
            <text:p>6.07024204838888</text:p>
          </table:table-cell>
          <table:table-cell table:style-name="ce3" table:formula="of:=[.F25]+1" office:value-type="float" office:value="2036" calcext:value-type="float">
            <text:p>2036</text:p>
          </table:table-cell>
          <table:table-cell table:style-name="ce3" table:formula="of:=AVERAGE([$'Decile ratio'.I89:.I92])" office:value-type="float" office:value="9.5886526877372" calcext:value-type="float">
            <text:p>9.5886526877372</text:p>
          </table:table-cell>
          <table:table-cell table:style-name="ce3" table:formula="of:=AVERAGE([$'Decile ratio'.J89:.J92])" office:value-type="float" office:value="6.6452016231103" calcext:value-type="float">
            <text:p>6.6452016231103</text:p>
          </table:table-cell>
          <table:table-cell table:style-name="ce3" table:formula="of:=AVERAGE([$'Decile ratio'.K89:.K92])" office:value-type="float" office:value="9.40778452946378" calcext:value-type="float">
            <text:p>9.40778452946378</text:p>
          </table:table-cell>
          <table:table-cell table:style-name="ce3" table:formula="of:=AVERAGE([$'Decile ratio'.H89:.H92])" office:value-type="float" office:value="6.39576856368558" calcext:value-type="float">
            <text:p>6.39576856368558</text:p>
          </table:table-cell>
          <table:table-cell table:style-name="ce3" table:formula="of:=[.K25]+1" office:value-type="float" office:value="2036" calcext:value-type="float">
            <text:p>2036</text:p>
          </table:table-cell>
          <table:table-cell table:style-name="ce3" table:formula="of:=AVERAGE([$'Decile ratio'.O89:.O92])" office:value-type="float" office:value="9.95684283961155" calcext:value-type="float">
            <text:p>9.95684283961155</text:p>
          </table:table-cell>
          <table:table-cell table:style-name="ce3" table:formula="of:=AVERAGE([$'Decile ratio'.P89:.P92])" office:value-type="float" office:value="6.61331806520839" calcext:value-type="float">
            <text:p>6.61331806520839</text:p>
          </table:table-cell>
          <table:table-cell table:style-name="ce3" table:formula="of:=AVERAGE([$'Decile ratio'.Q89:.Q92])" office:value-type="float" office:value="9.61477312477477" calcext:value-type="float">
            <text:p>9.61477312477477</text:p>
          </table:table-cell>
          <table:table-cell table:style-name="ce3" table:formula="of:=AVERAGE([$'Decile ratio'.N89:.N92])" office:value-type="float" office:value="6.50959501842523" calcext:value-type="float">
            <text:p>6.50959501842523</text:p>
          </table:table-cell>
          <table:table-cell table:number-columns-repeated="4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formula="of:=AVERAGE([$'Decile ratio'.C93:.C96])" office:value-type="float" office:value="8.57246868318997" calcext:value-type="float">
            <text:p>8.57246868318997</text:p>
          </table:table-cell>
          <table:table-cell table:formula="of:=AVERAGE([$'Decile ratio'.D93:.D96])" office:value-type="float" office:value="5.70620555521506" calcext:value-type="float">
            <text:p>5.70620555521506</text:p>
          </table:table-cell>
          <table:table-cell table:formula="of:=AVERAGE([$'Decile ratio'.E93:.E96])" office:value-type="float" office:value="8.66617225884161" calcext:value-type="float">
            <text:p>8.66617225884161</text:p>
          </table:table-cell>
          <table:table-cell table:formula="of:=AVERAGE([$'Decile ratio'.B93:.B96])" office:value-type="float" office:value="5.56797852513046" calcext:value-type="float">
            <text:p>5.56797852513046</text:p>
          </table:table-cell>
          <table:table-cell table:style-name="ce3" table:formula="of:=[.F26]+1" office:value-type="float" office:value="2037" calcext:value-type="float">
            <text:p>2037</text:p>
          </table:table-cell>
          <table:table-cell table:style-name="ce3" table:formula="of:=AVERAGE([$'Decile ratio'.I93:.I96])" office:value-type="float" office:value="9.95427805286237" calcext:value-type="float">
            <text:p>9.95427805286237</text:p>
          </table:table-cell>
          <table:table-cell table:style-name="ce3" table:formula="of:=AVERAGE([$'Decile ratio'.J93:.J96])" office:value-type="float" office:value="6.87607160504277" calcext:value-type="float">
            <text:p>6.87607160504277</text:p>
          </table:table-cell>
          <table:table-cell table:style-name="ce3" table:formula="of:=AVERAGE([$'Decile ratio'.K93:.K96])" office:value-type="float" office:value="10.1023501681804" calcext:value-type="float">
            <text:p>10.1023501681804</text:p>
          </table:table-cell>
          <table:table-cell table:style-name="ce3" table:formula="of:=AVERAGE([$'Decile ratio'.H93:.H96])" office:value-type="float" office:value="6.67482280868952" calcext:value-type="float">
            <text:p>6.67482280868952</text:p>
          </table:table-cell>
          <table:table-cell table:style-name="ce3" table:formula="of:=[.K26]+1" office:value-type="float" office:value="2037" calcext:value-type="float">
            <text:p>2037</text:p>
          </table:table-cell>
          <table:table-cell table:style-name="ce3" table:formula="of:=AVERAGE([$'Decile ratio'.O93:.O96])" office:value-type="float" office:value="9.934375548762" calcext:value-type="float">
            <text:p>9.934375548762</text:p>
          </table:table-cell>
          <table:table-cell table:style-name="ce3" table:formula="of:=AVERAGE([$'Decile ratio'.P93:.P96])" office:value-type="float" office:value="6.50588510331373" calcext:value-type="float">
            <text:p>6.50588510331373</text:p>
          </table:table-cell>
          <table:table-cell table:style-name="ce3" table:formula="of:=AVERAGE([$'Decile ratio'.Q93:.Q96])" office:value-type="float" office:value="10.3879555496961" calcext:value-type="float">
            <text:p>10.3879555496961</text:p>
          </table:table-cell>
          <table:table-cell table:style-name="ce3" table:formula="of:=AVERAGE([$'Decile ratio'.N93:.N96])" office:value-type="float" office:value="6.40666257589726" calcext:value-type="float">
            <text:p>6.40666257589726</text:p>
          </table:table-cell>
          <table:table-cell table:number-columns-repeated="4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formula="of:=AVERAGE([$'Decile ratio'.C97:.C100])" office:value-type="float" office:value="8.18829462025803" calcext:value-type="float">
            <text:p>8.18829462025803</text:p>
          </table:table-cell>
          <table:table-cell table:formula="of:=AVERAGE([$'Decile ratio'.D97:.D100])" office:value-type="float" office:value="5.65140140661121" calcext:value-type="float">
            <text:p>5.65140140661121</text:p>
          </table:table-cell>
          <table:table-cell table:formula="of:=AVERAGE([$'Decile ratio'.E97:.E100])" office:value-type="float" office:value="8.39945356654598" calcext:value-type="float">
            <text:p>8.39945356654598</text:p>
          </table:table-cell>
          <table:table-cell table:formula="of:=AVERAGE([$'Decile ratio'.B97:.B100])" office:value-type="float" office:value="5.51523664211287" calcext:value-type="float">
            <text:p>5.51523664211287</text:p>
          </table:table-cell>
          <table:table-cell table:style-name="ce3" table:formula="of:=[.F27]+1" office:value-type="float" office:value="2038" calcext:value-type="float">
            <text:p>2038</text:p>
          </table:table-cell>
          <table:table-cell table:style-name="ce3" table:formula="of:=AVERAGE([$'Decile ratio'.I97:.I100])" office:value-type="float" office:value="9.53422748618941" calcext:value-type="float">
            <text:p>9.53422748618941</text:p>
          </table:table-cell>
          <table:table-cell table:style-name="ce3" table:formula="of:=AVERAGE([$'Decile ratio'.J97:.J100])" office:value-type="float" office:value="6.64130935589797" calcext:value-type="float">
            <text:p>6.64130935589797</text:p>
          </table:table-cell>
          <table:table-cell table:style-name="ce3" table:formula="of:=AVERAGE([$'Decile ratio'.K97:.K100])" office:value-type="float" office:value="9.37315765141558" calcext:value-type="float">
            <text:p>9.37315765141558</text:p>
          </table:table-cell>
          <table:table-cell table:style-name="ce3" table:formula="of:=AVERAGE([$'Decile ratio'.H97:.H100])" office:value-type="float" office:value="6.37581913915376" calcext:value-type="float">
            <text:p>6.37581913915376</text:p>
          </table:table-cell>
          <table:table-cell table:style-name="ce3" table:formula="of:=[.K27]+1" office:value-type="float" office:value="2038" calcext:value-type="float">
            <text:p>2038</text:p>
          </table:table-cell>
          <table:table-cell table:style-name="ce3" table:formula="of:=AVERAGE([$'Decile ratio'.O97:.O100])" office:value-type="float" office:value="10.6794192502133" calcext:value-type="float">
            <text:p>10.6794192502133</text:p>
          </table:table-cell>
          <table:table-cell table:style-name="ce3" table:formula="of:=AVERAGE([$'Decile ratio'.P97:.P100])" office:value-type="float" office:value="6.23164593860276" calcext:value-type="float">
            <text:p>6.23164593860276</text:p>
          </table:table-cell>
          <table:table-cell table:style-name="ce3" table:formula="of:=AVERAGE([$'Decile ratio'.Q97:.Q100])" office:value-type="float" office:value="10.9006008319256" calcext:value-type="float">
            <text:p>10.9006008319256</text:p>
          </table:table-cell>
          <table:table-cell table:style-name="ce3" table:formula="of:=AVERAGE([$'Decile ratio'.N97:.N100])" office:value-type="float" office:value="6.20091278108874" calcext:value-type="float">
            <text:p>6.20091278108874</text:p>
          </table:table-cell>
          <table:table-cell table:number-columns-repeated="4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formula="of:=AVERAGE([$'Decile ratio'.C101:.C104])" office:value-type="float" office:value="8.62075098247595" calcext:value-type="float">
            <text:p>8.62075098247595</text:p>
          </table:table-cell>
          <table:table-cell table:formula="of:=AVERAGE([$'Decile ratio'.D101:.D104])" office:value-type="float" office:value="5.32628058830747" calcext:value-type="float">
            <text:p>5.32628058830747</text:p>
          </table:table-cell>
          <table:table-cell table:formula="of:=AVERAGE([$'Decile ratio'.E101:.E104])" office:value-type="float" office:value="8.67018741518822" calcext:value-type="float">
            <text:p>8.67018741518822</text:p>
          </table:table-cell>
          <table:table-cell table:formula="of:=AVERAGE([$'Decile ratio'.B101:.B104])" office:value-type="float" office:value="5.2818757345059" calcext:value-type="float">
            <text:p>5.2818757345059</text:p>
          </table:table-cell>
          <table:table-cell table:style-name="ce3" table:formula="of:=[.F28]+1" office:value-type="float" office:value="2039" calcext:value-type="float">
            <text:p>2039</text:p>
          </table:table-cell>
          <table:table-cell table:style-name="ce3" table:formula="of:=AVERAGE([$'Decile ratio'.I101:.I104])" office:value-type="float" office:value="9.14018607619888" calcext:value-type="float">
            <text:p>9.14018607619888</text:p>
          </table:table-cell>
          <table:table-cell table:style-name="ce3" table:formula="of:=AVERAGE([$'Decile ratio'.J101:.J104])" office:value-type="float" office:value="6.32418143380103" calcext:value-type="float">
            <text:p>6.32418143380103</text:p>
          </table:table-cell>
          <table:table-cell table:style-name="ce3" table:formula="of:=AVERAGE([$'Decile ratio'.K101:.K104])" office:value-type="float" office:value="9.47127753064732" calcext:value-type="float">
            <text:p>9.47127753064732</text:p>
          </table:table-cell>
          <table:table-cell table:style-name="ce3" table:formula="of:=AVERAGE([$'Decile ratio'.H101:.H104])" office:value-type="float" office:value="6.29272890318628" calcext:value-type="float">
            <text:p>6.29272890318628</text:p>
          </table:table-cell>
          <table:table-cell table:style-name="ce3" table:formula="of:=[.K28]+1" office:value-type="float" office:value="2039" calcext:value-type="float">
            <text:p>2039</text:p>
          </table:table-cell>
          <table:table-cell table:style-name="ce3" table:formula="of:=AVERAGE([$'Decile ratio'.O101:.O104])" office:value-type="float" office:value="9.78169864299191" calcext:value-type="float">
            <text:p>9.78169864299191</text:p>
          </table:table-cell>
          <table:table-cell table:style-name="ce3" table:formula="of:=AVERAGE([$'Decile ratio'.P101:.P104])" office:value-type="float" office:value="6.18215341848468" calcext:value-type="float">
            <text:p>6.18215341848468</text:p>
          </table:table-cell>
          <table:table-cell table:style-name="ce3" table:formula="of:=AVERAGE([$'Decile ratio'.Q101:.Q104])" office:value-type="float" office:value="10.554863653871" calcext:value-type="float">
            <text:p>10.554863653871</text:p>
          </table:table-cell>
          <table:table-cell table:style-name="ce3" table:formula="of:=AVERAGE([$'Decile ratio'.N101:.N104])" office:value-type="float" office:value="6.02006254872008" calcext:value-type="float">
            <text:p>6.02006254872008</text:p>
          </table:table-cell>
          <table:table-cell table:number-columns-repeated="4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formula="of:=AVERAGE([$'Decile ratio'.C105:.C108])" office:value-type="float" office:value="8.12047151067826" calcext:value-type="float">
            <text:p>8.12047151067826</text:p>
          </table:table-cell>
          <table:table-cell table:formula="of:=AVERAGE([$'Decile ratio'.D105:.D108])" office:value-type="float" office:value="5.0834607566215" calcext:value-type="float">
            <text:p>5.0834607566215</text:p>
          </table:table-cell>
          <table:table-cell table:formula="of:=AVERAGE([$'Decile ratio'.E105:.E108])" office:value-type="float" office:value="8.05067469786061" calcext:value-type="float">
            <text:p>8.05067469786061</text:p>
          </table:table-cell>
          <table:table-cell table:formula="of:=AVERAGE([$'Decile ratio'.B105:.B108])" office:value-type="float" office:value="4.92135791398827" calcext:value-type="float">
            <text:p>4.92135791398827</text:p>
          </table:table-cell>
          <table:table-cell table:style-name="ce3" table:formula="of:=[.F29]+1" office:value-type="float" office:value="2040" calcext:value-type="float">
            <text:p>2040</text:p>
          </table:table-cell>
          <table:table-cell table:style-name="ce3" table:formula="of:=AVERAGE([$'Decile ratio'.I105:.I108])" office:value-type="float" office:value="8.71200416392128" calcext:value-type="float">
            <text:p>8.71200416392128</text:p>
          </table:table-cell>
          <table:table-cell table:style-name="ce3" table:formula="of:=AVERAGE([$'Decile ratio'.J105:.J108])" office:value-type="float" office:value="5.8753631768508" calcext:value-type="float">
            <text:p>5.8753631768508</text:p>
          </table:table-cell>
          <table:table-cell table:style-name="ce3" table:formula="of:=AVERAGE([$'Decile ratio'.K105:.K108])" office:value-type="float" office:value="8.86367394101307" calcext:value-type="float">
            <text:p>8.86367394101307</text:p>
          </table:table-cell>
          <table:table-cell table:style-name="ce3" table:formula="of:=AVERAGE([$'Decile ratio'.H105:.H108])" office:value-type="float" office:value="5.85763920612654" calcext:value-type="float">
            <text:p>5.85763920612654</text:p>
          </table:table-cell>
          <table:table-cell table:style-name="ce3" table:formula="of:=[.K29]+1" office:value-type="float" office:value="2040" calcext:value-type="float">
            <text:p>2040</text:p>
          </table:table-cell>
          <table:table-cell table:style-name="ce3" table:formula="of:=AVERAGE([$'Decile ratio'.O105:.O108])" office:value-type="float" office:value="10.1532530966463" calcext:value-type="float">
            <text:p>10.1532530966463</text:p>
          </table:table-cell>
          <table:table-cell table:style-name="ce3" table:formula="of:=AVERAGE([$'Decile ratio'.P105:.P108])" office:value-type="float" office:value="6.15988963816319" calcext:value-type="float">
            <text:p>6.15988963816319</text:p>
          </table:table-cell>
          <table:table-cell table:style-name="ce3" table:formula="of:=AVERAGE([$'Decile ratio'.Q105:.Q108])" office:value-type="float" office:value="10.9091543332862" calcext:value-type="float">
            <text:p>10.9091543332862</text:p>
          </table:table-cell>
          <table:table-cell table:style-name="ce3" table:formula="of:=AVERAGE([$'Decile ratio'.N105:.N108])" office:value-type="float" office:value="5.92498870984294" calcext:value-type="float">
            <text:p>5.92498870984294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>
            <draw:frame table:end-cell-address="'Decile ratio yearly'.F66" table:end-x="35.83pt" table:end-y="12.64pt" draw:z-index="0" draw:name="Chart 5" draw:style-name="gr1" draw:text-style-name="P1" svg:width="673.65pt" svg:height="507.71pt" svg:x="22.2pt" svg:y="15pt">
              <draw:object draw:notify-on-update-of-ranges="'Decile ratio yearly'.A4:'Decile ratio yearly'.A30 'Decile ratio yearly'.B3:'Decile ratio yearly'.B3 'Decile ratio yearly'.B4:'Decile ratio yearly'.B30 'Decile ratio yearly'.A4:'Decile ratio yearly'.A30 'Decile ratio yearly'.C3:'Decile ratio yearly'.C3 'Decile ratio yearly'.C4:'Decile ratio yearly'.C30 'Decile ratio yearly'.A4:'Decile ratio yearly'.A30 'Decile ratio yearly'.D3:'Decile ratio yearly'.D3 'Decile ratio yearly'.D4:'Decile ratio yearly'.D30 'Decile ratio yearly'.A4:'Decile ratio yearly'.A30 'Decile ratio yearly'.E3:'Decile ratio yearly'.E3 'Decile ratio yearly'.E4:'Decile ratio yearly'.E3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2"/>
        </table:table-row>
        <table:table-row table:style-name="ro1">
          <table:table-cell table:number-columns-repeated="6"/>
          <table:table-cell>
            <draw:frame table:end-cell-address="'Decile ratio yearly'.P67" table:end-x="28.97pt" table:end-y="5.13pt" draw:z-index="1" draw:name="Chart 6" draw:style-name="gr1" draw:text-style-name="P1" svg:width="560.35pt" svg:height="514.89pt" svg:x="26.62pt" svg:y="0.28pt">
              <draw:object draw:notify-on-update-of-ranges="'Decile ratio yearly'.F4:'Decile ratio yearly'.F30 'Decile ratio yearly'.G3:'Decile ratio yearly'.G3 'Decile ratio yearly'.G4:'Decile ratio yearly'.G30 'Decile ratio yearly'.F4:'Decile ratio yearly'.F30 'Decile ratio yearly'.H3:'Decile ratio yearly'.H3 'Decile ratio yearly'.H4:'Decile ratio yearly'.H30 'Decile ratio yearly'.F4:'Decile ratio yearly'.F30 'Decile ratio yearly'.I3:'Decile ratio yearly'.I3 'Decile ratio yearly'.I4:'Decile ratio yearly'.I30 'Decile ratio yearly'.F4:'Decile ratio yearly'.F30 'Decile ratio yearly'.J3:'Decile ratio yearly'.J3 'Decile ratio yearly'.J4:'Decile ratio yearly'.J3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  <table:table-cell>
            <draw:frame table:end-cell-address="'Decile ratio yearly'.Y67" table:end-x="44.48pt" table:end-y="10.15pt" draw:z-index="2" draw:name="Chart 4" draw:style-name="gr1" draw:text-style-name="P1" svg:width="560.35pt" svg:height="514.89pt" svg:x="42.12pt" svg:y="5.3pt">
              <draw:object draw:notify-on-update-of-ranges="'Decile ratio yearly'.K4:'Decile ratio yearly'.K30 'Decile ratio yearly'.L3:'Decile ratio yearly'.L3 'Decile ratio yearly'.L4:'Decile ratio yearly'.L30 'Decile ratio yearly'.K4:'Decile ratio yearly'.K30 'Decile ratio yearly'.M3:'Decile ratio yearly'.M3 'Decile ratio yearly'.M4:'Decile ratio yearly'.M30 'Decile ratio yearly'.K4:'Decile ratio yearly'.K30 'Decile ratio yearly'.N3:'Decile ratio yearly'.N3 'Decile ratio yearly'.N4:'Decile ratio yearly'.N30 'Decile ratio yearly'.K4:'Decile ratio yearly'.K30 'Decile ratio yearly'.O3:'Decile ratio yearly'.O3 'Decile ratio yearly'.O4:'Decile ratio yearly'.O30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48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op 10% share" table:style-name="ta5">
        <table:table-column table:style-name="co1" table:number-columns-repeated="7" table:default-cell-style-name="Default"/>
        <table:table-column table:style-name="co7" table:default-cell-style-name="ce3"/>
        <table:table-column table:style-name="co1" table:number-columns-repeated="5" table:default-cell-style-name="Default"/>
        <table:table-column table:style-name="co7" table:default-cell-style-name="ce3"/>
        <table:table-column table:style-name="co1" table:number-columns-repeated="50" table:default-cell-style-name="Default"/>
        <table:table-row table:style-name="ro1" table:number-rows-repeated="2"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 table:number-columns-repeated="2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 table:number-columns-repeated="2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6"/>
        </table:table-row>
        <table:table-row table:style-name="ro8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Top 10%, share of all income</text:p>
          </table:table-cell>
          <table:table-cell table:style-name="ce2" office:value-type="string" calcext:value-type="string">
            <text:p>Top 10%, share of labour income</text:p>
          </table:table-cell>
          <table:table-cell table:style-name="ce2" office:value-type="string" calcext:value-type="string">
            <text:p>Top 10%, share of labour and pension income</text:p>
          </table:table-cell>
          <table:table-cell table:style-name="ce2" office:value-type="string" calcext:value-type="string">
            <text:p>Top 10%, share of labour and familiy benefits income</text:p>
          </table:table-cell>
          <table:table-cell/>
          <table:table-cell table:style-name="ce2"/>
          <table:table-cell table:style-name="ce2" office:value-type="string" calcext:value-type="string">
            <text:p>Top 10%, share of all income</text:p>
          </table:table-cell>
          <table:table-cell table:style-name="ce2" office:value-type="string" calcext:value-type="string">
            <text:p>Top 10%, share of labour income</text:p>
          </table:table-cell>
          <table:table-cell table:style-name="ce2" office:value-type="string" calcext:value-type="string">
            <text:p>Top 10%, share of labour and pension income</text:p>
          </table:table-cell>
          <table:table-cell table:style-name="ce2" office:value-type="string" calcext:value-type="string">
            <text:p>Top 10%, share of labour and familiy benefits income</text:p>
          </table:table-cell>
          <table:table-cell table:number-columns-repeated="2"/>
          <table:table-cell table:style-name="ce2" office:value-type="string" calcext:value-type="string">
            <text:p>Top 10%, share of all income</text:p>
          </table:table-cell>
          <table:table-cell table:style-name="ce2" office:value-type="string" calcext:value-type="string">
            <text:p>Top 10%, share of labour income</text:p>
          </table:table-cell>
          <table:table-cell table:style-name="ce2" office:value-type="string" calcext:value-type="string">
            <text:p>Top 10%, share of labour and pension income</text:p>
          </table:table-cell>
          <table:table-cell table:style-name="ce2" office:value-type="string" calcext:value-type="string">
            <text:p>Top 10%, share of labour and familiy benefits income</text:p>
          </table:table-cell>
          <table:table-cell table:number-columns-repeated="4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float" office:value="0.2094788447" calcext:value-type="float">
            <text:p>0.2094788447</text:p>
          </table:table-cell>
          <table:table-cell table:style-name="ce4" office:value-type="float" office:value="0.2221858942" calcext:value-type="float">
            <text:p>0.2221858942</text:p>
          </table:table-cell>
          <table:table-cell table:style-name="ce4" office:value-type="float" office:value="0.2171430626" calcext:value-type="float">
            <text:p>0.2171430626</text:p>
          </table:table-cell>
          <table:table-cell table:style-name="ce4" office:value-type="float" office:value="0.2200597317" calcext:value-type="float">
            <text:p>0.2200597317</text:p>
          </table:table-cell>
          <table:table-cell/>
          <table:table-cell table:style-name="ce2"/>
          <table:table-cell table:style-name="ce2" table:formula="of:=[.B5]" office:value-type="float" office:value="0.2094788447" calcext:value-type="float">
            <text:p>0.2094788447</text:p>
          </table:table-cell>
          <table:table-cell table:style-name="ce2" table:formula="of:=[.C5]" office:value-type="float" office:value="0.2221858942" calcext:value-type="float">
            <text:p>0.2221858942</text:p>
          </table:table-cell>
          <table:table-cell table:style-name="ce2" table:formula="of:=[.D5]" office:value-type="float" office:value="0.2171430626" calcext:value-type="float">
            <text:p>0.2171430626</text:p>
          </table:table-cell>
          <table:table-cell table:style-name="ce2" table:formula="of:=[.E5]" office:value-type="float" office:value="0.2200597317" calcext:value-type="float">
            <text:p>0.2200597317</text:p>
          </table:table-cell>
          <table:table-cell table:number-columns-repeated="2"/>
          <table:table-cell table:style-name="ce2" table:formula="of:=[.B5]" office:value-type="float" office:value="0.2094788447" calcext:value-type="float">
            <text:p>0.2094788447</text:p>
          </table:table-cell>
          <table:table-cell table:style-name="ce2" table:formula="of:=[.C5]" office:value-type="float" office:value="0.2221858942" calcext:value-type="float">
            <text:p>0.2221858942</text:p>
          </table:table-cell>
          <table:table-cell table:style-name="ce2" table:formula="of:=[.D5]" office:value-type="float" office:value="0.2171430626" calcext:value-type="float">
            <text:p>0.2171430626</text:p>
          </table:table-cell>
          <table:table-cell table:style-name="ce2" table:formula="of:=[.E5]" office:value-type="float" office:value="0.2200597317" calcext:value-type="float">
            <text:p>0.2200597317</text:p>
          </table:table-cell>
          <table:table-cell table:number-columns-repeated="47"/>
        </table:table-row>
        <table:table-row table:style-name="ro1">
          <table:table-cell table:style-name="ce4" table:formula="of:=[.A5]+1" office:value-type="float" office:value="49" calcext:value-type="float">
            <text:p>49</text:p>
          </table:table-cell>
          <table:table-cell table:style-name="ce4" table:formula="of:=[$Redistribution_high.J2]" office:value-type="float" office:value="0.229886950479951" calcext:value-type="float">
            <text:p>0.229886950479951</text:p>
          </table:table-cell>
          <table:table-cell table:style-name="ce4" table:formula="of:=[$Redistribution_high.K2]" office:value-type="float" office:value="0.260532889905575" calcext:value-type="float">
            <text:p>0.260532889905575</text:p>
          </table:table-cell>
          <table:table-cell table:style-name="ce4" table:formula="of:=[$Redistribution_high.L2]" office:value-type="float" office:value="0.238964160144433" calcext:value-type="float">
            <text:p>0.238964160144433</text:p>
          </table:table-cell>
          <table:table-cell table:style-name="ce4" table:formula="of:=[$Redistribution_high.M2]" office:value-type="float" office:value="0.24755411999774" calcext:value-type="float">
            <text:p>0.24755411999774</text:p>
          </table:table-cell>
          <table:table-cell/>
          <table:table-cell table:style-name="ce4"/>
          <table:table-cell table:style-name="ce4" table:formula="of:=[$Redistribution_central.J2]" office:value-type="float" office:value="0.229886950479951" calcext:value-type="float">
            <text:p>0.229886950479951</text:p>
          </table:table-cell>
          <table:table-cell table:style-name="ce4" table:formula="of:=[$Redistribution_central.K2]" office:value-type="float" office:value="0.260532889905575" calcext:value-type="float">
            <text:p>0.260532889905575</text:p>
          </table:table-cell>
          <table:table-cell table:style-name="ce4" table:formula="of:=[$Redistribution_central.L2]" office:value-type="float" office:value="0.238964160144433" calcext:value-type="float">
            <text:p>0.238964160144433</text:p>
          </table:table-cell>
          <table:table-cell table:style-name="ce4" table:formula="of:=[$Redistribution_central.M2]" office:value-type="float" office:value="0.24755411999774" calcext:value-type="float">
            <text:p>0.24755411999774</text:p>
          </table:table-cell>
          <table:table-cell table:number-columns-repeated="2"/>
          <table:table-cell table:style-name="ce4" table:formula="of:=[$redistribution_low.J2]" office:value-type="float" office:value="0.229886950479951" calcext:value-type="float">
            <text:p>0.229886950479951</text:p>
          </table:table-cell>
          <table:table-cell table:style-name="ce4" table:formula="of:=[$redistribution_low.K2]" office:value-type="float" office:value="0.260532889905575" calcext:value-type="float">
            <text:p>0.260532889905575</text:p>
          </table:table-cell>
          <table:table-cell table:style-name="ce4" table:formula="of:=[$redistribution_low.L2]" office:value-type="float" office:value="0.238964160144433" calcext:value-type="float">
            <text:p>0.238964160144433</text:p>
          </table:table-cell>
          <table:table-cell table:style-name="ce4" table:formula="of:=[$redistribution_low.M2]" office:value-type="float" office:value="0.24755411999774" calcext:value-type="float">
            <text:p>0.24755411999774</text:p>
          </table:table-cell>
          <table:table-cell table:number-columns-repeated="47"/>
        </table:table-row>
        <table:table-row table:style-name="ro1">
          <table:table-cell table:style-name="ce4" table:formula="of:=[.A6]+1" office:value-type="float" office:value="50" calcext:value-type="float">
            <text:p>50</text:p>
          </table:table-cell>
          <table:table-cell table:style-name="ce4" table:formula="of:=[$Redistribution_high.J3]" office:value-type="float" office:value="0.22966609522748" calcext:value-type="float">
            <text:p>0.22966609522748</text:p>
          </table:table-cell>
          <table:table-cell table:style-name="ce4" table:formula="of:=[$Redistribution_high.K3]" office:value-type="float" office:value="0.252561243120454" calcext:value-type="float">
            <text:p>0.252561243120454</text:p>
          </table:table-cell>
          <table:table-cell table:style-name="ce4" table:formula="of:=[$Redistribution_high.L3]" office:value-type="float" office:value="0.236342825717694" calcext:value-type="float">
            <text:p>0.236342825717694</text:p>
          </table:table-cell>
          <table:table-cell table:style-name="ce4" table:formula="of:=[$Redistribution_high.M3]" office:value-type="float" office:value="0.243010199235155" calcext:value-type="float">
            <text:p>0.243010199235155</text:p>
          </table:table-cell>
          <table:table-cell/>
          <table:table-cell table:style-name="ce4"/>
          <table:table-cell table:style-name="ce4" table:formula="of:=[$Redistribution_central.J3]" office:value-type="float" office:value="0.22966609522748" calcext:value-type="float">
            <text:p>0.22966609522748</text:p>
          </table:table-cell>
          <table:table-cell table:style-name="ce4" table:formula="of:=[$Redistribution_central.K3]" office:value-type="float" office:value="0.252561243120454" calcext:value-type="float">
            <text:p>0.252561243120454</text:p>
          </table:table-cell>
          <table:table-cell table:style-name="ce4" table:formula="of:=[$Redistribution_central.L3]" office:value-type="float" office:value="0.236342825717694" calcext:value-type="float">
            <text:p>0.236342825717694</text:p>
          </table:table-cell>
          <table:table-cell table:style-name="ce4" table:formula="of:=[$Redistribution_central.M3]" office:value-type="float" office:value="0.243010199235155" calcext:value-type="float">
            <text:p>0.243010199235155</text:p>
          </table:table-cell>
          <table:table-cell table:number-columns-repeated="2"/>
          <table:table-cell table:style-name="ce4" table:formula="of:=[$redistribution_low.J3]" office:value-type="float" office:value="0.22966609522748" calcext:value-type="float">
            <text:p>0.22966609522748</text:p>
          </table:table-cell>
          <table:table-cell table:style-name="ce4" table:formula="of:=[$redistribution_low.K3]" office:value-type="float" office:value="0.252561243120454" calcext:value-type="float">
            <text:p>0.252561243120454</text:p>
          </table:table-cell>
          <table:table-cell table:style-name="ce4" table:formula="of:=[$redistribution_low.L3]" office:value-type="float" office:value="0.236342825717694" calcext:value-type="float">
            <text:p>0.236342825717694</text:p>
          </table:table-cell>
          <table:table-cell table:style-name="ce4" table:formula="of:=[$redistribution_low.M3]" office:value-type="float" office:value="0.243010199235155" calcext:value-type="float">
            <text:p>0.243010199235155</text:p>
          </table:table-cell>
          <table:table-cell table:number-columns-repeated="47"/>
        </table:table-row>
        <table:table-row table:style-name="ro1">
          <table:table-cell table:style-name="ce4" table:formula="of:=[.A7]+1" office:value-type="float" office:value="51" calcext:value-type="float">
            <text:p>51</text:p>
          </table:table-cell>
          <table:table-cell table:style-name="ce4" table:formula="of:=[$Redistribution_high.J4]" office:value-type="float" office:value="0.231206906128275" calcext:value-type="float">
            <text:p>0.231206906128275</text:p>
          </table:table-cell>
          <table:table-cell table:style-name="ce4" table:formula="of:=[$Redistribution_high.K4]" office:value-type="float" office:value="0.255221729600004" calcext:value-type="float">
            <text:p>0.255221729600004</text:p>
          </table:table-cell>
          <table:table-cell table:style-name="ce4" table:formula="of:=[$Redistribution_high.L4]" office:value-type="float" office:value="0.239080851156172" calcext:value-type="float">
            <text:p>0.239080851156172</text:p>
          </table:table-cell>
          <table:table-cell table:style-name="ce4" table:formula="of:=[$Redistribution_high.M4]" office:value-type="float" office:value="0.244177799878335" calcext:value-type="float">
            <text:p>0.244177799878335</text:p>
          </table:table-cell>
          <table:table-cell/>
          <table:table-cell table:style-name="ce4"/>
          <table:table-cell table:style-name="ce4" table:formula="of:=[$Redistribution_central.J4]" office:value-type="float" office:value="0.231206906128275" calcext:value-type="float">
            <text:p>0.231206906128275</text:p>
          </table:table-cell>
          <table:table-cell table:style-name="ce4" table:formula="of:=[$Redistribution_central.K4]" office:value-type="float" office:value="0.255221729600004" calcext:value-type="float">
            <text:p>0.255221729600004</text:p>
          </table:table-cell>
          <table:table-cell table:style-name="ce4" table:formula="of:=[$Redistribution_central.L4]" office:value-type="float" office:value="0.239080851156172" calcext:value-type="float">
            <text:p>0.239080851156172</text:p>
          </table:table-cell>
          <table:table-cell table:style-name="ce4" table:formula="of:=[$Redistribution_central.M4]" office:value-type="float" office:value="0.244177799878335" calcext:value-type="float">
            <text:p>0.244177799878335</text:p>
          </table:table-cell>
          <table:table-cell table:number-columns-repeated="2"/>
          <table:table-cell table:style-name="ce4" table:formula="of:=[$redistribution_low.J4]" office:value-type="float" office:value="0.231206906128275" calcext:value-type="float">
            <text:p>0.231206906128275</text:p>
          </table:table-cell>
          <table:table-cell table:style-name="ce4" table:formula="of:=[$redistribution_low.K4]" office:value-type="float" office:value="0.255221729600004" calcext:value-type="float">
            <text:p>0.255221729600004</text:p>
          </table:table-cell>
          <table:table-cell table:style-name="ce4" table:formula="of:=[$redistribution_low.L4]" office:value-type="float" office:value="0.239080851156172" calcext:value-type="float">
            <text:p>0.239080851156172</text:p>
          </table:table-cell>
          <table:table-cell table:style-name="ce4" table:formula="of:=[$redistribution_low.M4]" office:value-type="float" office:value="0.244177799878335" calcext:value-type="float">
            <text:p>0.244177799878335</text:p>
          </table:table-cell>
          <table:table-cell table:number-columns-repeated="47"/>
        </table:table-row>
        <table:table-row table:style-name="ro1">
          <table:table-cell table:style-name="ce4" table:formula="of:=[.A8]+1" office:value-type="float" office:value="52" calcext:value-type="float">
            <text:p>52</text:p>
          </table:table-cell>
          <table:table-cell table:style-name="ce4" table:formula="of:=[$Redistribution_high.J5]" office:value-type="float" office:value="0.231242661618502" calcext:value-type="float">
            <text:p>0.231242661618502</text:p>
          </table:table-cell>
          <table:table-cell table:style-name="ce4" table:formula="of:=[$Redistribution_high.K5]" office:value-type="float" office:value="0.253808374722502" calcext:value-type="float">
            <text:p>0.253808374722502</text:p>
          </table:table-cell>
          <table:table-cell table:style-name="ce4" table:formula="of:=[$Redistribution_high.L5]" office:value-type="float" office:value="0.238124621802409" calcext:value-type="float">
            <text:p>0.238124621802409</text:p>
          </table:table-cell>
          <table:table-cell table:style-name="ce4" table:formula="of:=[$Redistribution_high.M5]" office:value-type="float" office:value="0.244023657469362" calcext:value-type="float">
            <text:p>0.244023657469362</text:p>
          </table:table-cell>
          <table:table-cell/>
          <table:table-cell table:style-name="ce4"/>
          <table:table-cell table:style-name="ce4" table:formula="of:=[$Redistribution_central.J5]" office:value-type="float" office:value="0.231238918610371" calcext:value-type="float">
            <text:p>0.231238918610371</text:p>
          </table:table-cell>
          <table:table-cell table:style-name="ce4" table:formula="of:=[$Redistribution_central.K5]" office:value-type="float" office:value="0.253808374722502" calcext:value-type="float">
            <text:p>0.253808374722502</text:p>
          </table:table-cell>
          <table:table-cell table:style-name="ce4" table:formula="of:=[$Redistribution_central.L5]" office:value-type="float" office:value="0.238120195920098" calcext:value-type="float">
            <text:p>0.238120195920098</text:p>
          </table:table-cell>
          <table:table-cell table:style-name="ce4" table:formula="of:=[$Redistribution_central.M5]" office:value-type="float" office:value="0.244023657469362" calcext:value-type="float">
            <text:p>0.244023657469362</text:p>
          </table:table-cell>
          <table:table-cell table:number-columns-repeated="2"/>
          <table:table-cell table:style-name="ce4" table:formula="of:=[$redistribution_low.J5]" office:value-type="float" office:value="0.231242661618502" calcext:value-type="float">
            <text:p>0.231242661618502</text:p>
          </table:table-cell>
          <table:table-cell table:style-name="ce4" table:formula="of:=[$redistribution_low.K5]" office:value-type="float" office:value="0.253808374722502" calcext:value-type="float">
            <text:p>0.253808374722502</text:p>
          </table:table-cell>
          <table:table-cell table:style-name="ce4" table:formula="of:=[$redistribution_low.L5]" office:value-type="float" office:value="0.238124621802409" calcext:value-type="float">
            <text:p>0.238124621802409</text:p>
          </table:table-cell>
          <table:table-cell table:style-name="ce4" table:formula="of:=[$redistribution_low.M5]" office:value-type="float" office:value="0.244023657469362" calcext:value-type="float">
            <text:p>0.244023657469362</text:p>
          </table:table-cell>
          <table:table-cell table:number-columns-repeated="47"/>
        </table:table-row>
        <table:table-row table:style-name="ro1">
          <table:table-cell table:style-name="ce4" table:formula="of:=[.A9]+1" office:value-type="float" office:value="53" calcext:value-type="float">
            <text:p>53</text:p>
          </table:table-cell>
          <table:table-cell table:style-name="ce4" table:formula="of:=[$Redistribution_high.J6]" office:value-type="float" office:value="0.227902261601381" calcext:value-type="float">
            <text:p>0.227902261601381</text:p>
          </table:table-cell>
          <table:table-cell table:style-name="ce4" table:formula="of:=[$Redistribution_high.K6]" office:value-type="float" office:value="0.254380507260335" calcext:value-type="float">
            <text:p>0.254380507260335</text:p>
          </table:table-cell>
          <table:table-cell table:style-name="ce4" table:formula="of:=[$Redistribution_high.L6]" office:value-type="float" office:value="0.23557228851528" calcext:value-type="float">
            <text:p>0.23557228851528</text:p>
          </table:table-cell>
          <table:table-cell table:style-name="ce4" table:formula="of:=[$Redistribution_high.M6]" office:value-type="float" office:value="0.24352156920915" calcext:value-type="float">
            <text:p>0.24352156920915</text:p>
          </table:table-cell>
          <table:table-cell/>
          <table:table-cell table:style-name="ce4"/>
          <table:table-cell table:style-name="ce4" table:formula="of:=[$Redistribution_central.J6]" office:value-type="float" office:value="0.227901305192654" calcext:value-type="float">
            <text:p>0.227901305192654</text:p>
          </table:table-cell>
          <table:table-cell table:style-name="ce4" table:formula="of:=[$Redistribution_central.K6]" office:value-type="float" office:value="0.254380507260335" calcext:value-type="float">
            <text:p>0.254380507260335</text:p>
          </table:table-cell>
          <table:table-cell table:style-name="ce4" table:formula="of:=[$Redistribution_central.L6]" office:value-type="float" office:value="0.235571383495061" calcext:value-type="float">
            <text:p>0.235571383495061</text:p>
          </table:table-cell>
          <table:table-cell table:style-name="ce4" table:formula="of:=[$Redistribution_central.M6]" office:value-type="float" office:value="0.24352156920915" calcext:value-type="float">
            <text:p>0.24352156920915</text:p>
          </table:table-cell>
          <table:table-cell table:number-columns-repeated="2"/>
          <table:table-cell table:style-name="ce4" table:formula="of:=[$redistribution_low.J6]" office:value-type="float" office:value="0.227902261601381" calcext:value-type="float">
            <text:p>0.227902261601381</text:p>
          </table:table-cell>
          <table:table-cell table:style-name="ce4" table:formula="of:=[$redistribution_low.K6]" office:value-type="float" office:value="0.254380507260335" calcext:value-type="float">
            <text:p>0.254380507260335</text:p>
          </table:table-cell>
          <table:table-cell table:style-name="ce4" table:formula="of:=[$redistribution_low.L6]" office:value-type="float" office:value="0.23557228851528" calcext:value-type="float">
            <text:p>0.23557228851528</text:p>
          </table:table-cell>
          <table:table-cell table:style-name="ce4" table:formula="of:=[$redistribution_low.M6]" office:value-type="float" office:value="0.24352156920915" calcext:value-type="float">
            <text:p>0.24352156920915</text:p>
          </table:table-cell>
          <table:table-cell table:number-columns-repeated="47"/>
        </table:table-row>
        <table:table-row table:style-name="ro1">
          <table:table-cell table:style-name="ce4" table:formula="of:=[.A10]+1" office:value-type="float" office:value="54" calcext:value-type="float">
            <text:p>54</text:p>
          </table:table-cell>
          <table:table-cell table:style-name="ce4" table:formula="of:=[$Redistribution_high.J7]" office:value-type="float" office:value="0.227589209750674" calcext:value-type="float">
            <text:p>0.227589209750674</text:p>
          </table:table-cell>
          <table:table-cell table:style-name="ce4" table:formula="of:=[$Redistribution_high.K7]" office:value-type="float" office:value="0.253065014104874" calcext:value-type="float">
            <text:p>0.253065014104874</text:p>
          </table:table-cell>
          <table:table-cell table:style-name="ce4" table:formula="of:=[$Redistribution_high.L7]" office:value-type="float" office:value="0.235934910182795" calcext:value-type="float">
            <text:p>0.235934910182795</text:p>
          </table:table-cell>
          <table:table-cell table:style-name="ce4" table:formula="of:=[$Redistribution_high.M7]" office:value-type="float" office:value="0.24116923962364" calcext:value-type="float">
            <text:p>0.24116923962364</text:p>
          </table:table-cell>
          <table:table-cell/>
          <table:table-cell table:style-name="ce4"/>
          <table:table-cell table:style-name="ce4" table:formula="of:=[$Redistribution_central.J7]" office:value-type="float" office:value="0.227587301213749" calcext:value-type="float">
            <text:p>0.227587301213749</text:p>
          </table:table-cell>
          <table:table-cell table:style-name="ce4" table:formula="of:=[$Redistribution_central.K7]" office:value-type="float" office:value="0.253065014104874" calcext:value-type="float">
            <text:p>0.253065014104874</text:p>
          </table:table-cell>
          <table:table-cell table:style-name="ce4" table:formula="of:=[$Redistribution_central.L7]" office:value-type="float" office:value="0.235932837585999" calcext:value-type="float">
            <text:p>0.235932837585999</text:p>
          </table:table-cell>
          <table:table-cell table:style-name="ce4" table:formula="of:=[$Redistribution_central.M7]" office:value-type="float" office:value="0.24116923962364" calcext:value-type="float">
            <text:p>0.24116923962364</text:p>
          </table:table-cell>
          <table:table-cell table:number-columns-repeated="2"/>
          <table:table-cell table:style-name="ce4" table:formula="of:=[$redistribution_low.J7]" office:value-type="float" office:value="0.227589209750674" calcext:value-type="float">
            <text:p>0.227589209750674</text:p>
          </table:table-cell>
          <table:table-cell table:style-name="ce4" table:formula="of:=[$redistribution_low.K7]" office:value-type="float" office:value="0.253065014104874" calcext:value-type="float">
            <text:p>0.253065014104874</text:p>
          </table:table-cell>
          <table:table-cell table:style-name="ce4" table:formula="of:=[$redistribution_low.L7]" office:value-type="float" office:value="0.235934910182795" calcext:value-type="float">
            <text:p>0.235934910182795</text:p>
          </table:table-cell>
          <table:table-cell table:style-name="ce4" table:formula="of:=[$redistribution_low.M7]" office:value-type="float" office:value="0.24116923962364" calcext:value-type="float">
            <text:p>0.24116923962364</text:p>
          </table:table-cell>
          <table:table-cell table:number-columns-repeated="47"/>
        </table:table-row>
        <table:table-row table:style-name="ro1">
          <table:table-cell table:style-name="ce4" table:formula="of:=[.A11]+1" office:value-type="float" office:value="55" calcext:value-type="float">
            <text:p>55</text:p>
          </table:table-cell>
          <table:table-cell table:style-name="ce4" table:formula="of:=[$Redistribution_high.J8]" office:value-type="float" office:value="0.231764503408718" calcext:value-type="float">
            <text:p>0.231764503408718</text:p>
          </table:table-cell>
          <table:table-cell table:style-name="ce4" table:formula="of:=[$Redistribution_high.K8]" office:value-type="float" office:value="0.255732236630272" calcext:value-type="float">
            <text:p>0.255732236630272</text:p>
          </table:table-cell>
          <table:table-cell table:style-name="ce4" table:formula="of:=[$Redistribution_high.L8]" office:value-type="float" office:value="0.239401076241102" calcext:value-type="float">
            <text:p>0.239401076241102</text:p>
          </table:table-cell>
          <table:table-cell table:style-name="ce4" table:formula="of:=[$Redistribution_high.M8]" office:value-type="float" office:value="0.24504008497243" calcext:value-type="float">
            <text:p>0.24504008497243</text:p>
          </table:table-cell>
          <table:table-cell/>
          <table:table-cell table:style-name="ce4"/>
          <table:table-cell table:style-name="ce4" table:formula="of:=[$Redistribution_central.J8]" office:value-type="float" office:value="0.23176359907091" calcext:value-type="float">
            <text:p>0.23176359907091</text:p>
          </table:table-cell>
          <table:table-cell table:style-name="ce4" table:formula="of:=[$Redistribution_central.K8]" office:value-type="float" office:value="0.255732236630272" calcext:value-type="float">
            <text:p>0.255732236630272</text:p>
          </table:table-cell>
          <table:table-cell table:style-name="ce4" table:formula="of:=[$Redistribution_central.L8]" office:value-type="float" office:value="0.239400078624581" calcext:value-type="float">
            <text:p>0.239400078624581</text:p>
          </table:table-cell>
          <table:table-cell table:style-name="ce4" table:formula="of:=[$Redistribution_central.M8]" office:value-type="float" office:value="0.24504008497243" calcext:value-type="float">
            <text:p>0.24504008497243</text:p>
          </table:table-cell>
          <table:table-cell table:number-columns-repeated="2"/>
          <table:table-cell table:style-name="ce4" table:formula="of:=[$redistribution_low.J8]" office:value-type="float" office:value="0.231764503408718" calcext:value-type="float">
            <text:p>0.231764503408718</text:p>
          </table:table-cell>
          <table:table-cell table:style-name="ce4" table:formula="of:=[$redistribution_low.K8]" office:value-type="float" office:value="0.255732236630272" calcext:value-type="float">
            <text:p>0.255732236630272</text:p>
          </table:table-cell>
          <table:table-cell table:style-name="ce4" table:formula="of:=[$redistribution_low.L8]" office:value-type="float" office:value="0.239401076241102" calcext:value-type="float">
            <text:p>0.239401076241102</text:p>
          </table:table-cell>
          <table:table-cell table:style-name="ce4" table:formula="of:=[$redistribution_low.M8]" office:value-type="float" office:value="0.24504008497243" calcext:value-type="float">
            <text:p>0.24504008497243</text:p>
          </table:table-cell>
          <table:table-cell table:number-columns-repeated="47"/>
        </table:table-row>
        <table:table-row table:style-name="ro1">
          <table:table-cell table:style-name="ce4" table:formula="of:=[.A12]+1" office:value-type="float" office:value="56" calcext:value-type="float">
            <text:p>56</text:p>
          </table:table-cell>
          <table:table-cell table:style-name="ce4" table:formula="of:=[$Redistribution_high.J9]" office:value-type="float" office:value="0.218416930648925" calcext:value-type="float">
            <text:p>0.218416930648925</text:p>
          </table:table-cell>
          <table:table-cell table:style-name="ce4" table:formula="of:=[$Redistribution_high.K9]" office:value-type="float" office:value="0.242581594500521" calcext:value-type="float">
            <text:p>0.242581594500521</text:p>
          </table:table-cell>
          <table:table-cell table:style-name="ce4" table:formula="of:=[$Redistribution_high.L9]" office:value-type="float" office:value="0.228765106941891" calcext:value-type="float">
            <text:p>0.228765106941891</text:p>
          </table:table-cell>
          <table:table-cell table:style-name="ce4" table:formula="of:=[$Redistribution_high.M9]" office:value-type="float" office:value="0.227877460173397" calcext:value-type="float">
            <text:p>0.227877460173397</text:p>
          </table:table-cell>
          <table:table-cell/>
          <table:table-cell table:style-name="ce4"/>
          <table:table-cell table:style-name="ce4" table:formula="of:=[$Redistribution_central.J9]" office:value-type="float" office:value="0.218415913150575" calcext:value-type="float">
            <text:p>0.218415913150575</text:p>
          </table:table-cell>
          <table:table-cell table:style-name="ce4" table:formula="of:=[$Redistribution_central.K9]" office:value-type="float" office:value="0.242581594500521" calcext:value-type="float">
            <text:p>0.242581594500521</text:p>
          </table:table-cell>
          <table:table-cell table:style-name="ce4" table:formula="of:=[$Redistribution_central.L9]" office:value-type="float" office:value="0.228763874656105" calcext:value-type="float">
            <text:p>0.228763874656105</text:p>
          </table:table-cell>
          <table:table-cell table:style-name="ce4" table:formula="of:=[$Redistribution_central.M9]" office:value-type="float" office:value="0.227877460173397" calcext:value-type="float">
            <text:p>0.227877460173397</text:p>
          </table:table-cell>
          <table:table-cell table:number-columns-repeated="2"/>
          <table:table-cell table:style-name="ce4" table:formula="of:=[$redistribution_low.J9]" office:value-type="float" office:value="0.218416930648925" calcext:value-type="float">
            <text:p>0.218416930648925</text:p>
          </table:table-cell>
          <table:table-cell table:style-name="ce4" table:formula="of:=[$redistribution_low.K9]" office:value-type="float" office:value="0.242581594500521" calcext:value-type="float">
            <text:p>0.242581594500521</text:p>
          </table:table-cell>
          <table:table-cell table:style-name="ce4" table:formula="of:=[$redistribution_low.L9]" office:value-type="float" office:value="0.228765106941891" calcext:value-type="float">
            <text:p>0.228765106941891</text:p>
          </table:table-cell>
          <table:table-cell table:style-name="ce4" table:formula="of:=[$redistribution_low.M9]" office:value-type="float" office:value="0.227877460173397" calcext:value-type="float">
            <text:p>0.227877460173397</text:p>
          </table:table-cell>
          <table:table-cell table:number-columns-repeated="47"/>
        </table:table-row>
        <table:table-row table:style-name="ro1">
          <table:table-cell table:style-name="ce4" table:formula="of:=[.A13]+1" office:value-type="float" office:value="57" calcext:value-type="float">
            <text:p>57</text:p>
          </table:table-cell>
          <table:table-cell table:style-name="ce4" table:formula="of:=[$Redistribution_high.J10]" office:value-type="float" office:value="0.220967404565259" calcext:value-type="float">
            <text:p>0.220967404565259</text:p>
          </table:table-cell>
          <table:table-cell table:style-name="ce4" table:formula="of:=[$Redistribution_high.K10]" office:value-type="float" office:value="0.250064685559205" calcext:value-type="float">
            <text:p>0.250064685559205</text:p>
          </table:table-cell>
          <table:table-cell table:style-name="ce4" table:formula="of:=[$Redistribution_high.L10]" office:value-type="float" office:value="0.233220720257388" calcext:value-type="float">
            <text:p>0.233220720257388</text:p>
          </table:table-cell>
          <table:table-cell table:style-name="ce4" table:formula="of:=[$Redistribution_high.M10]" office:value-type="float" office:value="0.23267763697946" calcext:value-type="float">
            <text:p>0.23267763697946</text:p>
          </table:table-cell>
          <table:table-cell/>
          <table:table-cell table:style-name="ce4"/>
          <table:table-cell table:style-name="ce4" table:formula="of:=[$Redistribution_central.J10]" office:value-type="float" office:value="0.220966004118251" calcext:value-type="float">
            <text:p>0.220966004118251</text:p>
          </table:table-cell>
          <table:table-cell table:style-name="ce4" table:formula="of:=[$Redistribution_central.K10]" office:value-type="float" office:value="0.250064685559205" calcext:value-type="float">
            <text:p>0.250064685559205</text:p>
          </table:table-cell>
          <table:table-cell table:style-name="ce4" table:formula="of:=[$Redistribution_central.L10]" office:value-type="float" office:value="0.233218975582598" calcext:value-type="float">
            <text:p>0.233218975582598</text:p>
          </table:table-cell>
          <table:table-cell table:style-name="ce4" table:formula="of:=[$Redistribution_central.M10]" office:value-type="float" office:value="0.23267763697946" calcext:value-type="float">
            <text:p>0.23267763697946</text:p>
          </table:table-cell>
          <table:table-cell table:number-columns-repeated="2"/>
          <table:table-cell table:style-name="ce4" table:formula="of:=[$redistribution_low.J10]" office:value-type="float" office:value="0.220967404565259" calcext:value-type="float">
            <text:p>0.220967404565259</text:p>
          </table:table-cell>
          <table:table-cell table:style-name="ce4" table:formula="of:=[$redistribution_low.K10]" office:value-type="float" office:value="0.250064685559205" calcext:value-type="float">
            <text:p>0.250064685559205</text:p>
          </table:table-cell>
          <table:table-cell table:style-name="ce4" table:formula="of:=[$redistribution_low.L10]" office:value-type="float" office:value="0.233220720257388" calcext:value-type="float">
            <text:p>0.233220720257388</text:p>
          </table:table-cell>
          <table:table-cell table:style-name="ce4" table:formula="of:=[$redistribution_low.M10]" office:value-type="float" office:value="0.23267763697946" calcext:value-type="float">
            <text:p>0.23267763697946</text:p>
          </table:table-cell>
          <table:table-cell table:number-columns-repeated="47"/>
        </table:table-row>
        <table:table-row table:style-name="ro1">
          <table:table-cell table:style-name="ce4" table:formula="of:=[.A14]+1" office:value-type="float" office:value="58" calcext:value-type="float">
            <text:p>58</text:p>
          </table:table-cell>
          <table:table-cell table:style-name="ce4" table:formula="of:=[$Redistribution_high.J11]" office:value-type="float" office:value="0.221660237156326" calcext:value-type="float">
            <text:p>0.221660237156326</text:p>
          </table:table-cell>
          <table:table-cell table:style-name="ce4" table:formula="of:=[$Redistribution_high.K11]" office:value-type="float" office:value="0.247795754945018" calcext:value-type="float">
            <text:p>0.247795754945018</text:p>
          </table:table-cell>
          <table:table-cell table:style-name="ce4" table:formula="of:=[$Redistribution_high.L11]" office:value-type="float" office:value="0.232156819570514" calcext:value-type="float">
            <text:p>0.232156819570514</text:p>
          </table:table-cell>
          <table:table-cell table:style-name="ce4" table:formula="of:=[$Redistribution_high.M11]" office:value-type="float" office:value="0.232705685980026" calcext:value-type="float">
            <text:p>0.232705685980026</text:p>
          </table:table-cell>
          <table:table-cell/>
          <table:table-cell table:style-name="ce4"/>
          <table:table-cell table:style-name="ce4" table:formula="of:=[$Redistribution_central.J11]" office:value-type="float" office:value="0.221658838041635" calcext:value-type="float">
            <text:p>0.221658838041635</text:p>
          </table:table-cell>
          <table:table-cell table:style-name="ce4" table:formula="of:=[$Redistribution_central.K11]" office:value-type="float" office:value="0.247795754945018" calcext:value-type="float">
            <text:p>0.247795754945018</text:p>
          </table:table-cell>
          <table:table-cell table:style-name="ce4" table:formula="of:=[$Redistribution_central.L11]" office:value-type="float" office:value="0.232155116477041" calcext:value-type="float">
            <text:p>0.232155116477041</text:p>
          </table:table-cell>
          <table:table-cell table:style-name="ce4" table:formula="of:=[$Redistribution_central.M11]" office:value-type="float" office:value="0.232705685980026" calcext:value-type="float">
            <text:p>0.232705685980026</text:p>
          </table:table-cell>
          <table:table-cell table:number-columns-repeated="2"/>
          <table:table-cell table:style-name="ce4" table:formula="of:=[$redistribution_low.J11]" office:value-type="float" office:value="0.221660237156326" calcext:value-type="float">
            <text:p>0.221660237156326</text:p>
          </table:table-cell>
          <table:table-cell table:style-name="ce4" table:formula="of:=[$redistribution_low.K11]" office:value-type="float" office:value="0.247795754945018" calcext:value-type="float">
            <text:p>0.247795754945018</text:p>
          </table:table-cell>
          <table:table-cell table:style-name="ce4" table:formula="of:=[$redistribution_low.L11]" office:value-type="float" office:value="0.232156819570514" calcext:value-type="float">
            <text:p>0.232156819570514</text:p>
          </table:table-cell>
          <table:table-cell table:style-name="ce4" table:formula="of:=[$redistribution_low.M11]" office:value-type="float" office:value="0.232705685980026" calcext:value-type="float">
            <text:p>0.232705685980026</text:p>
          </table:table-cell>
          <table:table-cell table:number-columns-repeated="47"/>
        </table:table-row>
        <table:table-row table:style-name="ro1">
          <table:table-cell table:style-name="ce4" table:formula="of:=[.A15]+1" office:value-type="float" office:value="59" calcext:value-type="float">
            <text:p>59</text:p>
          </table:table-cell>
          <table:table-cell table:style-name="ce4" table:formula="of:=[$Redistribution_high.J12]" office:value-type="float" office:value="0.219461560233738" calcext:value-type="float">
            <text:p>0.219461560233738</text:p>
          </table:table-cell>
          <table:table-cell table:style-name="ce4" table:formula="of:=[$Redistribution_high.K12]" office:value-type="float" office:value="0.246693380195833" calcext:value-type="float">
            <text:p>0.246693380195833</text:p>
          </table:table-cell>
          <table:table-cell table:style-name="ce4" table:formula="of:=[$Redistribution_high.L12]" office:value-type="float" office:value="0.229195348381324" calcext:value-type="float">
            <text:p>0.229195348381324</text:p>
          </table:table-cell>
          <table:table-cell table:style-name="ce4" table:formula="of:=[$Redistribution_high.M12]" office:value-type="float" office:value="0.232800348367151" calcext:value-type="float">
            <text:p>0.232800348367151</text:p>
          </table:table-cell>
          <table:table-cell/>
          <table:table-cell table:style-name="ce4"/>
          <table:table-cell table:style-name="ce4" table:formula="of:=[$Redistribution_central.J12]" office:value-type="float" office:value="0.219459968444854" calcext:value-type="float">
            <text:p>0.219459968444854</text:p>
          </table:table-cell>
          <table:table-cell table:style-name="ce4" table:formula="of:=[$Redistribution_central.K12]" office:value-type="float" office:value="0.246693380195833" calcext:value-type="float">
            <text:p>0.246693380195833</text:p>
          </table:table-cell>
          <table:table-cell table:style-name="ce4" table:formula="of:=[$Redistribution_central.L12]" office:value-type="float" office:value="0.22919347750676" calcext:value-type="float">
            <text:p>0.22919347750676</text:p>
          </table:table-cell>
          <table:table-cell table:style-name="ce4" table:formula="of:=[$Redistribution_central.M12]" office:value-type="float" office:value="0.232800348367151" calcext:value-type="float">
            <text:p>0.232800348367151</text:p>
          </table:table-cell>
          <table:table-cell table:number-columns-repeated="2"/>
          <table:table-cell table:style-name="ce4" table:formula="of:=[$redistribution_low.J12]" office:value-type="float" office:value="0.219461560233738" calcext:value-type="float">
            <text:p>0.219461560233738</text:p>
          </table:table-cell>
          <table:table-cell table:style-name="ce4" table:formula="of:=[$redistribution_low.K12]" office:value-type="float" office:value="0.246693380195833" calcext:value-type="float">
            <text:p>0.246693380195833</text:p>
          </table:table-cell>
          <table:table-cell table:style-name="ce4" table:formula="of:=[$redistribution_low.L12]" office:value-type="float" office:value="0.229195348381324" calcext:value-type="float">
            <text:p>0.229195348381324</text:p>
          </table:table-cell>
          <table:table-cell table:style-name="ce4" table:formula="of:=[$redistribution_low.M12]" office:value-type="float" office:value="0.232800348367151" calcext:value-type="float">
            <text:p>0.232800348367151</text:p>
          </table:table-cell>
          <table:table-cell table:number-columns-repeated="47"/>
        </table:table-row>
        <table:table-row table:style-name="ro1">
          <table:table-cell table:style-name="ce4" table:formula="of:=[.A16]+1" office:value-type="float" office:value="60" calcext:value-type="float">
            <text:p>60</text:p>
          </table:table-cell>
          <table:table-cell table:style-name="ce4" table:formula="of:=[$Redistribution_high.J13]" office:value-type="float" office:value="0.215717465280784" calcext:value-type="float">
            <text:p>0.215717465280784</text:p>
          </table:table-cell>
          <table:table-cell table:style-name="ce4" table:formula="of:=[$Redistribution_high.K13]" office:value-type="float" office:value="0.240083903280004" calcext:value-type="float">
            <text:p>0.240083903280004</text:p>
          </table:table-cell>
          <table:table-cell table:style-name="ce4" table:formula="of:=[$Redistribution_high.L13]" office:value-type="float" office:value="0.225758978516072" calcext:value-type="float">
            <text:p>0.225758978516072</text:p>
          </table:table-cell>
          <table:table-cell table:style-name="ce4" table:formula="of:=[$Redistribution_high.M13]" office:value-type="float" office:value="0.225757965789712" calcext:value-type="float">
            <text:p>0.225757965789712</text:p>
          </table:table-cell>
          <table:table-cell/>
          <table:table-cell table:style-name="ce4"/>
          <table:table-cell table:style-name="ce4" table:formula="of:=[$Redistribution_central.J13]" office:value-type="float" office:value="0.215714546744915" calcext:value-type="float">
            <text:p>0.215714546744915</text:p>
          </table:table-cell>
          <table:table-cell table:style-name="ce4" table:formula="of:=[$Redistribution_central.K13]" office:value-type="float" office:value="0.240083903280004" calcext:value-type="float">
            <text:p>0.240083903280004</text:p>
          </table:table-cell>
          <table:table-cell table:style-name="ce4" table:formula="of:=[$Redistribution_central.L13]" office:value-type="float" office:value="0.225755129292487" calcext:value-type="float">
            <text:p>0.225755129292487</text:p>
          </table:table-cell>
          <table:table-cell table:style-name="ce4" table:formula="of:=[$Redistribution_central.M13]" office:value-type="float" office:value="0.225757965789712" calcext:value-type="float">
            <text:p>0.225757965789712</text:p>
          </table:table-cell>
          <table:table-cell table:number-columns-repeated="2"/>
          <table:table-cell table:style-name="ce4" table:formula="of:=[$redistribution_low.J13]" office:value-type="float" office:value="0.215715960991314" calcext:value-type="float">
            <text:p>0.215715960991314</text:p>
          </table:table-cell>
          <table:table-cell table:style-name="ce4" table:formula="of:=[$redistribution_low.K13]" office:value-type="float" office:value="0.240083903280004" calcext:value-type="float">
            <text:p>0.240083903280004</text:p>
          </table:table-cell>
          <table:table-cell table:style-name="ce4" table:formula="of:=[$redistribution_low.L13]" office:value-type="float" office:value="0.225756830122803" calcext:value-type="float">
            <text:p>0.225756830122803</text:p>
          </table:table-cell>
          <table:table-cell table:style-name="ce4" table:formula="of:=[$redistribution_low.M13]" office:value-type="float" office:value="0.225757965789712" calcext:value-type="float">
            <text:p>0.225757965789712</text:p>
          </table:table-cell>
          <table:table-cell table:number-columns-repeated="47"/>
        </table:table-row>
        <table:table-row table:style-name="ro1">
          <table:table-cell table:style-name="ce4" table:formula="of:=[.A17]+1" office:value-type="float" office:value="61" calcext:value-type="float">
            <text:p>61</text:p>
          </table:table-cell>
          <table:table-cell table:style-name="ce4" table:formula="of:=[$Redistribution_high.J14]" office:value-type="float" office:value="0.21469941358974" calcext:value-type="float">
            <text:p>0.21469941358974</text:p>
          </table:table-cell>
          <table:table-cell table:style-name="ce4" table:formula="of:=[$Redistribution_high.K14]" office:value-type="float" office:value="0.240367482653626" calcext:value-type="float">
            <text:p>0.240367482653626</text:p>
          </table:table-cell>
          <table:table-cell table:style-name="ce4" table:formula="of:=[$Redistribution_high.L14]" office:value-type="float" office:value="0.226367617061032" calcext:value-type="float">
            <text:p>0.226367617061032</text:p>
          </table:table-cell>
          <table:table-cell table:style-name="ce4" table:formula="of:=[$Redistribution_high.M14]" office:value-type="float" office:value="0.223967352881521" calcext:value-type="float">
            <text:p>0.223967352881521</text:p>
          </table:table-cell>
          <table:table-cell/>
          <table:table-cell table:style-name="ce4"/>
          <table:table-cell table:style-name="ce4" table:formula="of:=[$Redistribution_central.J14]" office:value-type="float" office:value="0.215062195162174" calcext:value-type="float">
            <text:p>0.215062195162174</text:p>
          </table:table-cell>
          <table:table-cell table:style-name="ce4" table:formula="of:=[$Redistribution_central.K14]" office:value-type="float" office:value="0.241611301163229" calcext:value-type="float">
            <text:p>0.241611301163229</text:p>
          </table:table-cell>
          <table:table-cell table:style-name="ce4" table:formula="of:=[$Redistribution_central.L14]" office:value-type="float" office:value="0.226785046498748" calcext:value-type="float">
            <text:p>0.226785046498748</text:p>
          </table:table-cell>
          <table:table-cell table:style-name="ce4" table:formula="of:=[$Redistribution_central.M14]" office:value-type="float" office:value="0.225126449757351" calcext:value-type="float">
            <text:p>0.225126449757351</text:p>
          </table:table-cell>
          <table:table-cell table:number-columns-repeated="2"/>
          <table:table-cell table:style-name="ce4" table:formula="of:=[$redistribution_low.J14]" office:value-type="float" office:value="0.215063713961914" calcext:value-type="float">
            <text:p>0.215063713961914</text:p>
          </table:table-cell>
          <table:table-cell table:style-name="ce4" table:formula="of:=[$redistribution_low.K14]" office:value-type="float" office:value="0.241611301163229" calcext:value-type="float">
            <text:p>0.241611301163229</text:p>
          </table:table-cell>
          <table:table-cell table:style-name="ce4" table:formula="of:=[$redistribution_low.L14]" office:value-type="float" office:value="0.226786893894232" calcext:value-type="float">
            <text:p>0.226786893894232</text:p>
          </table:table-cell>
          <table:table-cell table:style-name="ce4" table:formula="of:=[$redistribution_low.M14]" office:value-type="float" office:value="0.225126449757351" calcext:value-type="float">
            <text:p>0.225126449757351</text:p>
          </table:table-cell>
          <table:table-cell table:number-columns-repeated="47"/>
        </table:table-row>
        <table:table-row table:style-name="ro1">
          <table:table-cell table:style-name="ce4" table:formula="of:=[.A18]+1" office:value-type="float" office:value="62" calcext:value-type="float">
            <text:p>62</text:p>
          </table:table-cell>
          <table:table-cell table:style-name="ce4" table:formula="of:=[$Redistribution_high.J15]" office:value-type="float" office:value="0.21697392208733" calcext:value-type="float">
            <text:p>0.21697392208733</text:p>
          </table:table-cell>
          <table:table-cell table:style-name="ce4" table:formula="of:=[$Redistribution_high.K15]" office:value-type="float" office:value="0.244468434162918" calcext:value-type="float">
            <text:p>0.244468434162918</text:p>
          </table:table-cell>
          <table:table-cell table:style-name="ce4" table:formula="of:=[$Redistribution_high.L15]" office:value-type="float" office:value="0.227127349795665" calcext:value-type="float">
            <text:p>0.227127349795665</text:p>
          </table:table-cell>
          <table:table-cell table:style-name="ce4" table:formula="of:=[$Redistribution_high.M15]" office:value-type="float" office:value="0.229867011943498" calcext:value-type="float">
            <text:p>0.229867011943498</text:p>
          </table:table-cell>
          <table:table-cell/>
          <table:table-cell table:style-name="ce4"/>
          <table:table-cell table:style-name="ce4" table:formula="of:=[$Redistribution_central.J15]" office:value-type="float" office:value="0.216677502637031" calcext:value-type="float">
            <text:p>0.216677502637031</text:p>
          </table:table-cell>
          <table:table-cell table:style-name="ce4" table:formula="of:=[$Redistribution_central.K15]" office:value-type="float" office:value="0.244388522623214" calcext:value-type="float">
            <text:p>0.244388522623214</text:p>
          </table:table-cell>
          <table:table-cell table:style-name="ce4" table:formula="of:=[$Redistribution_central.L15]" office:value-type="float" office:value="0.226847109978344" calcext:value-type="float">
            <text:p>0.226847109978344</text:p>
          </table:table-cell>
          <table:table-cell table:style-name="ce4" table:formula="of:=[$Redistribution_central.M15]" office:value-type="float" office:value="0.229791943747005" calcext:value-type="float">
            <text:p>0.229791943747005</text:p>
          </table:table-cell>
          <table:table-cell table:number-columns-repeated="2"/>
          <table:table-cell table:style-name="ce4" table:formula="of:=[$redistribution_low.J15]" office:value-type="float" office:value="0.216679254602449" calcext:value-type="float">
            <text:p>0.216679254602449</text:p>
          </table:table-cell>
          <table:table-cell table:style-name="ce4" table:formula="of:=[$redistribution_low.K15]" office:value-type="float" office:value="0.244388522623214" calcext:value-type="float">
            <text:p>0.244388522623214</text:p>
          </table:table-cell>
          <table:table-cell table:style-name="ce4" table:formula="of:=[$redistribution_low.L15]" office:value-type="float" office:value="0.226849156298028" calcext:value-type="float">
            <text:p>0.226849156298028</text:p>
          </table:table-cell>
          <table:table-cell table:style-name="ce4" table:formula="of:=[$redistribution_low.M15]" office:value-type="float" office:value="0.229791943747005" calcext:value-type="float">
            <text:p>0.229791943747005</text:p>
          </table:table-cell>
          <table:table-cell table:number-columns-repeated="47"/>
        </table:table-row>
        <table:table-row table:style-name="ro1">
          <table:table-cell table:style-name="ce4" table:formula="of:=[.A19]+1" office:value-type="float" office:value="63" calcext:value-type="float">
            <text:p>63</text:p>
          </table:table-cell>
          <table:table-cell table:style-name="ce4" table:formula="of:=[$Redistribution_high.J16]" office:value-type="float" office:value="0.220521461505657" calcext:value-type="float">
            <text:p>0.220521461505657</text:p>
          </table:table-cell>
          <table:table-cell table:style-name="ce4" table:formula="of:=[$Redistribution_high.K16]" office:value-type="float" office:value="0.247625044534158" calcext:value-type="float">
            <text:p>0.247625044534158</text:p>
          </table:table-cell>
          <table:table-cell table:style-name="ce4" table:formula="of:=[$Redistribution_high.L16]" office:value-type="float" office:value="0.230482414244216" calcext:value-type="float">
            <text:p>0.230482414244216</text:p>
          </table:table-cell>
          <table:table-cell table:style-name="ce4" table:formula="of:=[$Redistribution_high.M16]" office:value-type="float" office:value="0.233347786179486" calcext:value-type="float">
            <text:p>0.233347786179486</text:p>
          </table:table-cell>
          <table:table-cell/>
          <table:table-cell table:style-name="ce4"/>
          <table:table-cell table:style-name="ce4" table:formula="of:=[$Redistribution_central.J16]" office:value-type="float" office:value="0.221287353900357" calcext:value-type="float">
            <text:p>0.221287353900357</text:p>
          </table:table-cell>
          <table:table-cell table:style-name="ce4" table:formula="of:=[$Redistribution_central.K16]" office:value-type="float" office:value="0.2489144718451" calcext:value-type="float">
            <text:p>0.2489144718451</text:p>
          </table:table-cell>
          <table:table-cell table:style-name="ce4" table:formula="of:=[$Redistribution_central.L16]" office:value-type="float" office:value="0.231308235555035" calcext:value-type="float">
            <text:p>0.231308235555035</text:p>
          </table:table-cell>
          <table:table-cell table:style-name="ce4" table:formula="of:=[$Redistribution_central.M16]" office:value-type="float" office:value="0.234566047596414" calcext:value-type="float">
            <text:p>0.234566047596414</text:p>
          </table:table-cell>
          <table:table-cell table:number-columns-repeated="2"/>
          <table:table-cell table:style-name="ce4" table:formula="of:=[$redistribution_low.J16]" office:value-type="float" office:value="0.221288203549907" calcext:value-type="float">
            <text:p>0.221288203549907</text:p>
          </table:table-cell>
          <table:table-cell table:style-name="ce4" table:formula="of:=[$redistribution_low.K16]" office:value-type="float" office:value="0.248913861117309" calcext:value-type="float">
            <text:p>0.248913861117309</text:p>
          </table:table-cell>
          <table:table-cell table:style-name="ce4" table:formula="of:=[$redistribution_low.L16]" office:value-type="float" office:value="0.231309304277067" calcext:value-type="float">
            <text:p>0.231309304277067</text:p>
          </table:table-cell>
          <table:table-cell table:style-name="ce4" table:formula="of:=[$redistribution_low.M16]" office:value-type="float" office:value="0.234565472069506" calcext:value-type="float">
            <text:p>0.234565472069506</text:p>
          </table:table-cell>
          <table:table-cell table:number-columns-repeated="47"/>
        </table:table-row>
        <table:table-row table:style-name="ro1">
          <table:table-cell table:style-name="ce4" table:formula="of:=[.A20]+1" office:value-type="float" office:value="64" calcext:value-type="float">
            <text:p>64</text:p>
          </table:table-cell>
          <table:table-cell table:style-name="ce4" table:formula="of:=[$Redistribution_high.J17]" office:value-type="float" office:value="0.225386600429924" calcext:value-type="float">
            <text:p>0.225386600429924</text:p>
          </table:table-cell>
          <table:table-cell table:style-name="ce4" table:formula="of:=[$Redistribution_high.K17]" office:value-type="float" office:value="0.253686350903823" calcext:value-type="float">
            <text:p>0.253686350903823</text:p>
          </table:table-cell>
          <table:table-cell table:style-name="ce4" table:formula="of:=[$Redistribution_high.L17]" office:value-type="float" office:value="0.235115944110088" calcext:value-type="float">
            <text:p>0.235115944110088</text:p>
          </table:table-cell>
          <table:table-cell table:style-name="ce4" table:formula="of:=[$Redistribution_high.M17]" office:value-type="float" office:value="0.239857344393277" calcext:value-type="float">
            <text:p>0.239857344393277</text:p>
          </table:table-cell>
          <table:table-cell/>
          <table:table-cell table:style-name="ce4"/>
          <table:table-cell table:style-name="ce4" table:formula="of:=[$Redistribution_central.J17]" office:value-type="float" office:value="0.223923902258726" calcext:value-type="float">
            <text:p>0.223923902258726</text:p>
          </table:table-cell>
          <table:table-cell table:style-name="ce4" table:formula="of:=[$Redistribution_central.K17]" office:value-type="float" office:value="0.257016630760354" calcext:value-type="float">
            <text:p>0.257016630760354</text:p>
          </table:table-cell>
          <table:table-cell table:style-name="ce4" table:formula="of:=[$Redistribution_central.L17]" office:value-type="float" office:value="0.23360704298957" calcext:value-type="float">
            <text:p>0.23360704298957</text:p>
          </table:table-cell>
          <table:table-cell table:style-name="ce4" table:formula="of:=[$Redistribution_central.M17]" office:value-type="float" office:value="0.243009697507572" calcext:value-type="float">
            <text:p>0.243009697507572</text:p>
          </table:table-cell>
          <table:table-cell table:number-columns-repeated="2"/>
          <table:table-cell table:style-name="ce4" table:formula="of:=[$redistribution_low.J17]" office:value-type="float" office:value="0.223924932947645" calcext:value-type="float">
            <text:p>0.223924932947645</text:p>
          </table:table-cell>
          <table:table-cell table:style-name="ce4" table:formula="of:=[$redistribution_low.K17]" office:value-type="float" office:value="0.257016630760354" calcext:value-type="float">
            <text:p>0.257016630760354</text:p>
          </table:table-cell>
          <table:table-cell table:style-name="ce4" table:formula="of:=[$redistribution_low.L17]" office:value-type="float" office:value="0.233608266216948" calcext:value-type="float">
            <text:p>0.233608266216948</text:p>
          </table:table-cell>
          <table:table-cell table:style-name="ce4" table:formula="of:=[$redistribution_low.M17]" office:value-type="float" office:value="0.243009697507572" calcext:value-type="float">
            <text:p>0.243009697507572</text:p>
          </table:table-cell>
          <table:table-cell table:number-columns-repeated="47"/>
        </table:table-row>
        <table:table-row table:style-name="ro1">
          <table:table-cell table:style-name="ce4" table:formula="of:=[.A21]+1" office:value-type="float" office:value="65" calcext:value-type="float">
            <text:p>65</text:p>
          </table:table-cell>
          <table:table-cell table:style-name="ce4" table:formula="of:=[$Redistribution_high.J18]" office:value-type="float" office:value="0.218386139976913" calcext:value-type="float">
            <text:p>0.218386139976913</text:p>
          </table:table-cell>
          <table:table-cell table:style-name="ce4" table:formula="of:=[$Redistribution_high.K18]" office:value-type="float" office:value="0.248406507158634" calcext:value-type="float">
            <text:p>0.248406507158634</text:p>
          </table:table-cell>
          <table:table-cell table:style-name="ce4" table:formula="of:=[$Redistribution_high.L18]" office:value-type="float" office:value="0.230314064339949" calcext:value-type="float">
            <text:p>0.230314064339949</text:p>
          </table:table-cell>
          <table:table-cell table:style-name="ce4" table:formula="of:=[$Redistribution_high.M18]" office:value-type="float" office:value="0.231471216109594" calcext:value-type="float">
            <text:p>0.231471216109594</text:p>
          </table:table-cell>
          <table:table-cell/>
          <table:table-cell table:style-name="ce4"/>
          <table:table-cell table:style-name="ce4" table:formula="of:=[$Redistribution_central.J18]" office:value-type="float" office:value="0.218664912818428" calcext:value-type="float">
            <text:p>0.218664912818428</text:p>
          </table:table-cell>
          <table:table-cell table:style-name="ce4" table:formula="of:=[$Redistribution_central.K18]" office:value-type="float" office:value="0.25390853793185" calcext:value-type="float">
            <text:p>0.25390853793185</text:p>
          </table:table-cell>
          <table:table-cell table:style-name="ce4" table:formula="of:=[$Redistribution_central.L18]" office:value-type="float" office:value="0.230638881619654" calcext:value-type="float">
            <text:p>0.230638881619654</text:p>
          </table:table-cell>
          <table:table-cell table:style-name="ce4" table:formula="of:=[$Redistribution_central.M18]" office:value-type="float" office:value="0.23658101264819" calcext:value-type="float">
            <text:p>0.23658101264819</text:p>
          </table:table-cell>
          <table:table-cell table:number-columns-repeated="2"/>
          <table:table-cell table:style-name="ce4" table:formula="of:=[$redistribution_low.J18]" office:value-type="float" office:value="0.218665866932248" calcext:value-type="float">
            <text:p>0.218665866932248</text:p>
          </table:table-cell>
          <table:table-cell table:style-name="ce4" table:formula="of:=[$redistribution_low.K18]" office:value-type="float" office:value="0.25390853793185" calcext:value-type="float">
            <text:p>0.25390853793185</text:p>
          </table:table-cell>
          <table:table-cell table:style-name="ce4" table:formula="of:=[$redistribution_low.L18]" office:value-type="float" office:value="0.230640070549478" calcext:value-type="float">
            <text:p>0.230640070549478</text:p>
          </table:table-cell>
          <table:table-cell table:style-name="ce4" table:formula="of:=[$redistribution_low.M18]" office:value-type="float" office:value="0.236581012648191" calcext:value-type="float">
            <text:p>0.236581012648191</text:p>
          </table:table-cell>
          <table:table-cell table:number-columns-repeated="47"/>
        </table:table-row>
        <table:table-row table:style-name="ro1">
          <table:table-cell table:style-name="ce4" table:formula="of:=[.A22]+1" office:value-type="float" office:value="66" calcext:value-type="float">
            <text:p>66</text:p>
          </table:table-cell>
          <table:table-cell table:style-name="ce4" table:formula="of:=[$Redistribution_high.J19]" office:value-type="float" office:value="0.225415271585385" calcext:value-type="float">
            <text:p>0.225415271585385</text:p>
          </table:table-cell>
          <table:table-cell table:style-name="ce4" table:formula="of:=[$Redistribution_high.K19]" office:value-type="float" office:value="0.255426322003132" calcext:value-type="float">
            <text:p>0.255426322003132</text:p>
          </table:table-cell>
          <table:table-cell table:style-name="ce4" table:formula="of:=[$Redistribution_high.L19]" office:value-type="float" office:value="0.236473275578023" calcext:value-type="float">
            <text:p>0.236473275578023</text:p>
          </table:table-cell>
          <table:table-cell table:style-name="ce4" table:formula="of:=[$Redistribution_high.M19]" office:value-type="float" office:value="0.239599681001662" calcext:value-type="float">
            <text:p>0.239599681001662</text:p>
          </table:table-cell>
          <table:table-cell/>
          <table:table-cell table:style-name="ce4"/>
          <table:table-cell table:style-name="ce4" table:formula="of:=[$Redistribution_central.J19]" office:value-type="float" office:value="0.222811966608714" calcext:value-type="float">
            <text:p>0.222811966608714</text:p>
          </table:table-cell>
          <table:table-cell table:style-name="ce4" table:formula="of:=[$Redistribution_central.K19]" office:value-type="float" office:value="0.257252790685039" calcext:value-type="float">
            <text:p>0.257252790685039</text:p>
          </table:table-cell>
          <table:table-cell table:style-name="ce4" table:formula="of:=[$Redistribution_central.L19]" office:value-type="float" office:value="0.23380825527258" calcext:value-type="float">
            <text:p>0.23380825527258</text:p>
          </table:table-cell>
          <table:table-cell table:style-name="ce4" table:formula="of:=[$Redistribution_central.M19]" office:value-type="float" office:value="0.24124975579767" calcext:value-type="float">
            <text:p>0.24124975579767</text:p>
          </table:table-cell>
          <table:table-cell table:number-columns-repeated="2"/>
          <table:table-cell table:style-name="ce4" table:formula="of:=[$redistribution_low.J19]" office:value-type="float" office:value="0.222926366228093" calcext:value-type="float">
            <text:p>0.222926366228093</text:p>
          </table:table-cell>
          <table:table-cell table:style-name="ce4" table:formula="of:=[$redistribution_low.K19]" office:value-type="float" office:value="0.257674670926406" calcext:value-type="float">
            <text:p>0.257674670926406</text:p>
          </table:table-cell>
          <table:table-cell table:style-name="ce4" table:formula="of:=[$redistribution_low.L19]" office:value-type="float" office:value="0.233928477588275" calcext:value-type="float">
            <text:p>0.233928477588275</text:p>
          </table:table-cell>
          <table:table-cell table:style-name="ce4" table:formula="of:=[$redistribution_low.M19]" office:value-type="float" office:value="0.24164536009079" calcext:value-type="float">
            <text:p>0.24164536009079</text:p>
          </table:table-cell>
          <table:table-cell table:number-columns-repeated="47"/>
        </table:table-row>
        <table:table-row table:style-name="ro1">
          <table:table-cell table:style-name="ce4" table:formula="of:=[.A23]+1" office:value-type="float" office:value="67" calcext:value-type="float">
            <text:p>67</text:p>
          </table:table-cell>
          <table:table-cell table:style-name="ce4" table:formula="of:=[$Redistribution_high.J20]" office:value-type="float" office:value="0.218996791960512" calcext:value-type="float">
            <text:p>0.218996791960512</text:p>
          </table:table-cell>
          <table:table-cell table:style-name="ce4" table:formula="of:=[$Redistribution_high.K20]" office:value-type="float" office:value="0.244587981749203" calcext:value-type="float">
            <text:p>0.244587981749203</text:p>
          </table:table-cell>
          <table:table-cell table:style-name="ce4" table:formula="of:=[$Redistribution_high.L20]" office:value-type="float" office:value="0.229616789062768" calcext:value-type="float">
            <text:p>0.229616789062768</text:p>
          </table:table-cell>
          <table:table-cell table:style-name="ce4" table:formula="of:=[$Redistribution_high.M20]" office:value-type="float" office:value="0.229446958208804" calcext:value-type="float">
            <text:p>0.229446958208804</text:p>
          </table:table-cell>
          <table:table-cell/>
          <table:table-cell table:style-name="ce4"/>
          <table:table-cell table:style-name="ce4" table:formula="of:=[$Redistribution_central.J20]" office:value-type="float" office:value="0.218563406194902" calcext:value-type="float">
            <text:p>0.218563406194902</text:p>
          </table:table-cell>
          <table:table-cell table:style-name="ce4" table:formula="of:=[$Redistribution_central.K20]" office:value-type="float" office:value="0.245892522623788" calcext:value-type="float">
            <text:p>0.245892522623788</text:p>
          </table:table-cell>
          <table:table-cell table:style-name="ce4" table:formula="of:=[$Redistribution_central.L20]" office:value-type="float" office:value="0.229253512102493" calcext:value-type="float">
            <text:p>0.229253512102493</text:p>
          </table:table-cell>
          <table:table-cell table:style-name="ce4" table:formula="of:=[$Redistribution_central.M20]" office:value-type="float" office:value="0.230570027090223" calcext:value-type="float">
            <text:p>0.230570027090223</text:p>
          </table:table-cell>
          <table:table-cell table:number-columns-repeated="2"/>
          <table:table-cell table:style-name="ce4" table:formula="of:=[$redistribution_low.J20]" office:value-type="float" office:value="0.218511664257845" calcext:value-type="float">
            <text:p>0.218511664257845</text:p>
          </table:table-cell>
          <table:table-cell table:style-name="ce4" table:formula="of:=[$redistribution_low.K20]" office:value-type="float" office:value="0.245847003173272" calcext:value-type="float">
            <text:p>0.245847003173272</text:p>
          </table:table-cell>
          <table:table-cell table:style-name="ce4" table:formula="of:=[$redistribution_low.L20]" office:value-type="float" office:value="0.22920050440032" calcext:value-type="float">
            <text:p>0.22920050440032</text:p>
          </table:table-cell>
          <table:table-cell table:style-name="ce4" table:formula="of:=[$redistribution_low.M20]" office:value-type="float" office:value="0.230527347190681" calcext:value-type="float">
            <text:p>0.230527347190681</text:p>
          </table:table-cell>
          <table:table-cell table:number-columns-repeated="47"/>
        </table:table-row>
        <table:table-row table:style-name="ro1">
          <table:table-cell table:style-name="ce4" table:formula="of:=[.A24]+1" office:value-type="float" office:value="68" calcext:value-type="float">
            <text:p>68</text:p>
          </table:table-cell>
          <table:table-cell table:style-name="ce4" table:formula="of:=[$Redistribution_high.J21]" office:value-type="float" office:value="0.217770889390888" calcext:value-type="float">
            <text:p>0.217770889390888</text:p>
          </table:table-cell>
          <table:table-cell table:style-name="ce4" table:formula="of:=[$Redistribution_high.K21]" office:value-type="float" office:value="0.243054042586454" calcext:value-type="float">
            <text:p>0.243054042586454</text:p>
          </table:table-cell>
          <table:table-cell table:style-name="ce4" table:formula="of:=[$Redistribution_high.L21]" office:value-type="float" office:value="0.228945328539092" calcext:value-type="float">
            <text:p>0.228945328539092</text:p>
          </table:table-cell>
          <table:table-cell table:style-name="ce4" table:formula="of:=[$Redistribution_high.M21]" office:value-type="float" office:value="0.227089367063907" calcext:value-type="float">
            <text:p>0.227089367063907</text:p>
          </table:table-cell>
          <table:table-cell/>
          <table:table-cell table:style-name="ce4"/>
          <table:table-cell table:style-name="ce4" table:formula="of:=[$Redistribution_central.J21]" office:value-type="float" office:value="0.218995094406218" calcext:value-type="float">
            <text:p>0.218995094406218</text:p>
          </table:table-cell>
          <table:table-cell table:style-name="ce4" table:formula="of:=[$Redistribution_central.K21]" office:value-type="float" office:value="0.248782209812289" calcext:value-type="float">
            <text:p>0.248782209812289</text:p>
          </table:table-cell>
          <table:table-cell table:style-name="ce4" table:formula="of:=[$Redistribution_central.L21]" office:value-type="float" office:value="0.230322207564458" calcext:value-type="float">
            <text:p>0.230322207564458</text:p>
          </table:table-cell>
          <table:table-cell table:style-name="ce4" table:formula="of:=[$Redistribution_central.M21]" office:value-type="float" office:value="0.232358652335064" calcext:value-type="float">
            <text:p>0.232358652335064</text:p>
          </table:table-cell>
          <table:table-cell table:number-columns-repeated="2"/>
          <table:table-cell table:style-name="ce4" table:formula="of:=[$redistribution_low.J21]" office:value-type="float" office:value="0.218989741151593" calcext:value-type="float">
            <text:p>0.218989741151593</text:p>
          </table:table-cell>
          <table:table-cell table:style-name="ce4" table:formula="of:=[$redistribution_low.K21]" office:value-type="float" office:value="0.248753503535854" calcext:value-type="float">
            <text:p>0.248753503535854</text:p>
          </table:table-cell>
          <table:table-cell table:style-name="ce4" table:formula="of:=[$redistribution_low.L21]" office:value-type="float" office:value="0.23031945589058" calcext:value-type="float">
            <text:p>0.23031945589058</text:p>
          </table:table-cell>
          <table:table-cell table:style-name="ce4" table:formula="of:=[$redistribution_low.M21]" office:value-type="float" office:value="0.232334413305221" calcext:value-type="float">
            <text:p>0.232334413305221</text:p>
          </table:table-cell>
          <table:table-cell table:number-columns-repeated="47"/>
        </table:table-row>
        <table:table-row table:style-name="ro1">
          <table:table-cell table:style-name="ce4" table:formula="of:=[.A25]+1" office:value-type="float" office:value="69" calcext:value-type="float">
            <text:p>69</text:p>
          </table:table-cell>
          <table:table-cell table:style-name="ce4" table:formula="of:=[$Redistribution_high.J22]" office:value-type="float" office:value="0.216816318723726" calcext:value-type="float">
            <text:p>0.216816318723726</text:p>
          </table:table-cell>
          <table:table-cell table:style-name="ce4" table:formula="of:=[$Redistribution_high.K22]" office:value-type="float" office:value="0.242979679177292" calcext:value-type="float">
            <text:p>0.242979679177292</text:p>
          </table:table-cell>
          <table:table-cell table:style-name="ce4" table:formula="of:=[$Redistribution_high.L22]" office:value-type="float" office:value="0.228656165123879" calcext:value-type="float">
            <text:p>0.228656165123879</text:p>
          </table:table-cell>
          <table:table-cell table:style-name="ce4" table:formula="of:=[$Redistribution_high.M22]" office:value-type="float" office:value="0.226066420569053" calcext:value-type="float">
            <text:p>0.226066420569053</text:p>
          </table:table-cell>
          <table:table-cell/>
          <table:table-cell table:style-name="ce4"/>
          <table:table-cell table:style-name="ce4" table:formula="of:=[$Redistribution_central.J22]" office:value-type="float" office:value="0.216468895573789" calcext:value-type="float">
            <text:p>0.216468895573789</text:p>
          </table:table-cell>
          <table:table-cell table:style-name="ce4" table:formula="of:=[$Redistribution_central.K22]" office:value-type="float" office:value="0.247482942416388" calcext:value-type="float">
            <text:p>0.247482942416388</text:p>
          </table:table-cell>
          <table:table-cell table:style-name="ce4" table:formula="of:=[$Redistribution_central.L22]" office:value-type="float" office:value="0.228561013155507" calcext:value-type="float">
            <text:p>0.228561013155507</text:p>
          </table:table-cell>
          <table:table-cell table:style-name="ce4" table:formula="of:=[$Redistribution_central.M22]" office:value-type="float" office:value="0.229901847878011" calcext:value-type="float">
            <text:p>0.229901847878011</text:p>
          </table:table-cell>
          <table:table-cell table:number-columns-repeated="2"/>
          <table:table-cell table:style-name="ce4" table:formula="of:=[$redistribution_low.J22]" office:value-type="float" office:value="0.216682170264812" calcext:value-type="float">
            <text:p>0.216682170264812</text:p>
          </table:table-cell>
          <table:table-cell table:style-name="ce4" table:formula="of:=[$redistribution_low.K22]" office:value-type="float" office:value="0.24856974015847" calcext:value-type="float">
            <text:p>0.24856974015847</text:p>
          </table:table-cell>
          <table:table-cell table:style-name="ce4" table:formula="of:=[$redistribution_low.L22]" office:value-type="float" office:value="0.228808184320808" calcext:value-type="float">
            <text:p>0.228808184320808</text:p>
          </table:table-cell>
          <table:table-cell table:style-name="ce4" table:formula="of:=[$redistribution_low.M22]" office:value-type="float" office:value="0.230879671729951" calcext:value-type="float">
            <text:p>0.230879671729951</text:p>
          </table:table-cell>
          <table:table-cell table:number-columns-repeated="47"/>
        </table:table-row>
        <table:table-row table:style-name="ro1">
          <table:table-cell table:style-name="ce4" table:formula="of:=[.A26]+1" office:value-type="float" office:value="70" calcext:value-type="float">
            <text:p>70</text:p>
          </table:table-cell>
          <table:table-cell table:style-name="ce4" table:formula="of:=[$Redistribution_high.J23]" office:value-type="float" office:value="0.226779189209761" calcext:value-type="float">
            <text:p>0.226779189209761</text:p>
          </table:table-cell>
          <table:table-cell table:style-name="ce4" table:formula="of:=[$Redistribution_high.K23]" office:value-type="float" office:value="0.259078672633376" calcext:value-type="float">
            <text:p>0.259078672633376</text:p>
          </table:table-cell>
          <table:table-cell table:style-name="ce4" table:formula="of:=[$Redistribution_high.L23]" office:value-type="float" office:value="0.237176829408004" calcext:value-type="float">
            <text:p>0.237176829408004</text:p>
          </table:table-cell>
          <table:table-cell table:style-name="ce4" table:formula="of:=[$Redistribution_high.M23]" office:value-type="float" office:value="0.243211365901752" calcext:value-type="float">
            <text:p>0.243211365901752</text:p>
          </table:table-cell>
          <table:table-cell/>
          <table:table-cell table:style-name="ce4"/>
          <table:table-cell table:style-name="ce4" table:formula="of:=[$Redistribution_central.J23]" office:value-type="float" office:value="0.219276053552915" calcext:value-type="float">
            <text:p>0.219276053552915</text:p>
          </table:table-cell>
          <table:table-cell table:style-name="ce4" table:formula="of:=[$Redistribution_central.K23]" office:value-type="float" office:value="0.248093051851112" calcext:value-type="float">
            <text:p>0.248093051851112</text:p>
          </table:table-cell>
          <table:table-cell table:style-name="ce4" table:formula="of:=[$Redistribution_central.L23]" office:value-type="float" office:value="0.229365149978647" calcext:value-type="float">
            <text:p>0.229365149978647</text:p>
          </table:table-cell>
          <table:table-cell table:style-name="ce4" table:formula="of:=[$Redistribution_central.M23]" office:value-type="float" office:value="0.232775541676979" calcext:value-type="float">
            <text:p>0.232775541676979</text:p>
          </table:table-cell>
          <table:table-cell table:number-columns-repeated="2"/>
          <table:table-cell table:style-name="ce4" table:formula="of:=[$redistribution_low.J23]" office:value-type="float" office:value="0.219013436273322" calcext:value-type="float">
            <text:p>0.219013436273322</text:p>
          </table:table-cell>
          <table:table-cell table:style-name="ce4" table:formula="of:=[$redistribution_low.K23]" office:value-type="float" office:value="0.246816937414125" calcext:value-type="float">
            <text:p>0.246816937414125</text:p>
          </table:table-cell>
          <table:table-cell table:style-name="ce4" table:formula="of:=[$redistribution_low.L23]" office:value-type="float" office:value="0.229148975836415" calcext:value-type="float">
            <text:p>0.229148975836415</text:p>
          </table:table-cell>
          <table:table-cell table:style-name="ce4" table:formula="of:=[$redistribution_low.M23]" office:value-type="float" office:value="0.231469991282454" calcext:value-type="float">
            <text:p>0.231469991282454</text:p>
          </table:table-cell>
          <table:table-cell table:number-columns-repeated="47"/>
        </table:table-row>
        <table:table-row table:style-name="ro1">
          <table:table-cell table:style-name="ce4" table:formula="of:=[.A27]+1" office:value-type="float" office:value="71" calcext:value-type="float">
            <text:p>71</text:p>
          </table:table-cell>
          <table:table-cell table:style-name="ce4" table:formula="of:=[$Redistribution_high.J24]" office:value-type="float" office:value="0.222053640985705" calcext:value-type="float">
            <text:p>0.222053640985705</text:p>
          </table:table-cell>
          <table:table-cell table:style-name="ce4" table:formula="of:=[$Redistribution_high.K24]" office:value-type="float" office:value="0.245943322941172" calcext:value-type="float">
            <text:p>0.245943322941172</text:p>
          </table:table-cell>
          <table:table-cell table:style-name="ce4" table:formula="of:=[$Redistribution_high.L24]" office:value-type="float" office:value="0.233630231808032" calcext:value-type="float">
            <text:p>0.233630231808032</text:p>
          </table:table-cell>
          <table:table-cell table:style-name="ce4" table:formula="of:=[$Redistribution_high.M24]" office:value-type="float" office:value="0.228476645660285" calcext:value-type="float">
            <text:p>0.228476645660285</text:p>
          </table:table-cell>
          <table:table-cell/>
          <table:table-cell table:style-name="ce4"/>
          <table:table-cell table:style-name="ce4" table:formula="of:=[$Redistribution_central.J24]" office:value-type="float" office:value="0.217896030575072" calcext:value-type="float">
            <text:p>0.217896030575072</text:p>
          </table:table-cell>
          <table:table-cell table:style-name="ce4" table:formula="of:=[$Redistribution_central.K24]" office:value-type="float" office:value="0.239888177029944" calcext:value-type="float">
            <text:p>0.239888177029944</text:p>
          </table:table-cell>
          <table:table-cell table:style-name="ce4" table:formula="of:=[$Redistribution_central.L24]" office:value-type="float" office:value="0.229289094122282" calcext:value-type="float">
            <text:p>0.229289094122282</text:p>
          </table:table-cell>
          <table:table-cell table:style-name="ce4" table:formula="of:=[$Redistribution_central.M24]" office:value-type="float" office:value="0.222470983276513" calcext:value-type="float">
            <text:p>0.222470983276513</text:p>
          </table:table-cell>
          <table:table-cell table:number-columns-repeated="2"/>
          <table:table-cell table:style-name="ce4" table:formula="of:=[$redistribution_low.J24]" office:value-type="float" office:value="0.215773748213525" calcext:value-type="float">
            <text:p>0.215773748213525</text:p>
          </table:table-cell>
          <table:table-cell table:style-name="ce4" table:formula="of:=[$redistribution_low.K24]" office:value-type="float" office:value="0.23751536555955" calcext:value-type="float">
            <text:p>0.23751536555955</text:p>
          </table:table-cell>
          <table:table-cell table:style-name="ce4" table:formula="of:=[$redistribution_low.L24]" office:value-type="float" office:value="0.227289975725632" calcext:value-type="float">
            <text:p>0.227289975725632</text:p>
          </table:table-cell>
          <table:table-cell table:style-name="ce4" table:formula="of:=[$redistribution_low.M24]" office:value-type="float" office:value="0.219857435168706" calcext:value-type="float">
            <text:p>0.219857435168706</text:p>
          </table:table-cell>
          <table:table-cell table:number-columns-repeated="47"/>
        </table:table-row>
        <table:table-row table:style-name="ro1">
          <table:table-cell table:style-name="ce4" table:formula="of:=[.A28]+1" office:value-type="float" office:value="72" calcext:value-type="float">
            <text:p>72</text:p>
          </table:table-cell>
          <table:table-cell table:style-name="ce4" table:formula="of:=[$Redistribution_high.J25]" office:value-type="float" office:value="0.218450279405493" calcext:value-type="float">
            <text:p>0.218450279405493</text:p>
          </table:table-cell>
          <table:table-cell table:style-name="ce4" table:formula="of:=[$Redistribution_high.K25]" office:value-type="float" office:value="0.241910504604201" calcext:value-type="float">
            <text:p>0.241910504604201</text:p>
          </table:table-cell>
          <table:table-cell table:style-name="ce4" table:formula="of:=[$Redistribution_high.L25]" office:value-type="float" office:value="0.229747071791712" calcext:value-type="float">
            <text:p>0.229747071791712</text:p>
          </table:table-cell>
          <table:table-cell table:style-name="ce4" table:formula="of:=[$Redistribution_high.M25]" office:value-type="float" office:value="0.224899537782404" calcext:value-type="float">
            <text:p>0.224899537782404</text:p>
          </table:table-cell>
          <table:table-cell/>
          <table:table-cell table:style-name="ce4"/>
          <table:table-cell table:style-name="ce4" table:formula="of:=[$Redistribution_central.J25]" office:value-type="float" office:value="0.220110447914797" calcext:value-type="float">
            <text:p>0.220110447914797</text:p>
          </table:table-cell>
          <table:table-cell table:style-name="ce4" table:formula="of:=[$Redistribution_central.K25]" office:value-type="float" office:value="0.240664223769435" calcext:value-type="float">
            <text:p>0.240664223769435</text:p>
          </table:table-cell>
          <table:table-cell table:style-name="ce4" table:formula="of:=[$Redistribution_central.L25]" office:value-type="float" office:value="0.231524586434062" calcext:value-type="float">
            <text:p>0.231524586434062</text:p>
          </table:table-cell>
          <table:table-cell table:style-name="ce4" table:formula="of:=[$Redistribution_central.M25]" office:value-type="float" office:value="0.223330500337509" calcext:value-type="float">
            <text:p>0.223330500337509</text:p>
          </table:table-cell>
          <table:table-cell table:number-columns-repeated="2"/>
          <table:table-cell table:style-name="ce4" table:formula="of:=[$redistribution_low.J25]" office:value-type="float" office:value="0.216424767010422" calcext:value-type="float">
            <text:p>0.216424767010422</text:p>
          </table:table-cell>
          <table:table-cell table:style-name="ce4" table:formula="of:=[$redistribution_low.K25]" office:value-type="float" office:value="0.235720147231893" calcext:value-type="float">
            <text:p>0.235720147231893</text:p>
          </table:table-cell>
          <table:table-cell table:style-name="ce4" table:formula="of:=[$redistribution_low.L25]" office:value-type="float" office:value="0.227866648125098" calcext:value-type="float">
            <text:p>0.227866648125098</text:p>
          </table:table-cell>
          <table:table-cell table:style-name="ce4" table:formula="of:=[$redistribution_low.M25]" office:value-type="float" office:value="0.218340150710116" calcext:value-type="float">
            <text:p>0.218340150710116</text:p>
          </table:table-cell>
          <table:table-cell table:number-columns-repeated="47"/>
        </table:table-row>
        <table:table-row table:style-name="ro1">
          <table:table-cell table:style-name="ce4" table:formula="of:=[.A29]+1" office:value-type="float" office:value="73" calcext:value-type="float">
            <text:p>73</text:p>
          </table:table-cell>
          <table:table-cell table:style-name="ce4" table:formula="of:=[$Redistribution_high.J26]" office:value-type="float" office:value="0.218829937357358" calcext:value-type="float">
            <text:p>0.218829937357358</text:p>
          </table:table-cell>
          <table:table-cell table:style-name="ce4" table:formula="of:=[$Redistribution_high.K26]" office:value-type="float" office:value="0.24940305996914" calcext:value-type="float">
            <text:p>0.24940305996914</text:p>
          </table:table-cell>
          <table:table-cell table:style-name="ce4" table:formula="of:=[$Redistribution_high.L26]" office:value-type="float" office:value="0.232566219163256" calcext:value-type="float">
            <text:p>0.232566219163256</text:p>
          </table:table-cell>
          <table:table-cell table:style-name="ce4" table:formula="of:=[$Redistribution_high.M26]" office:value-type="float" office:value="0.228834120699619" calcext:value-type="float">
            <text:p>0.228834120699619</text:p>
          </table:table-cell>
          <table:table-cell/>
          <table:table-cell table:style-name="ce4"/>
          <table:table-cell table:style-name="ce4" table:formula="of:=[$Redistribution_central.J26]" office:value-type="float" office:value="0.219391274450286" calcext:value-type="float">
            <text:p>0.219391274450286</text:p>
          </table:table-cell>
          <table:table-cell table:style-name="ce4" table:formula="of:=[$Redistribution_central.K26]" office:value-type="float" office:value="0.252495545442954" calcext:value-type="float">
            <text:p>0.252495545442954</text:p>
          </table:table-cell>
          <table:table-cell table:style-name="ce4" table:formula="of:=[$Redistribution_central.L26]" office:value-type="float" office:value="0.232946737652786" calcext:value-type="float">
            <text:p>0.232946737652786</text:p>
          </table:table-cell>
          <table:table-cell table:style-name="ce4" table:formula="of:=[$Redistribution_central.M26]" office:value-type="float" office:value="0.231549012130809" calcext:value-type="float">
            <text:p>0.231549012130809</text:p>
          </table:table-cell>
          <table:table-cell table:number-columns-repeated="2"/>
          <table:table-cell table:style-name="ce4" table:formula="of:=[$redistribution_low.J26]" office:value-type="float" office:value="0.21768528698486" calcext:value-type="float">
            <text:p>0.21768528698486</text:p>
          </table:table-cell>
          <table:table-cell table:style-name="ce4" table:formula="of:=[$redistribution_low.K26]" office:value-type="float" office:value="0.249954408513203" calcext:value-type="float">
            <text:p>0.249954408513203</text:p>
          </table:table-cell>
          <table:table-cell table:style-name="ce4" table:formula="of:=[$redistribution_low.L26]" office:value-type="float" office:value="0.231380160123441" calcext:value-type="float">
            <text:p>0.231380160123441</text:p>
          </table:table-cell>
          <table:table-cell table:style-name="ce4" table:formula="of:=[$redistribution_low.M26]" office:value-type="float" office:value="0.228783545019203" calcext:value-type="float">
            <text:p>0.228783545019203</text:p>
          </table:table-cell>
          <table:table-cell table:number-columns-repeated="47"/>
        </table:table-row>
        <table:table-row table:style-name="ro1">
          <table:table-cell table:style-name="ce4" table:formula="of:=[.A30]+1" office:value-type="float" office:value="74" calcext:value-type="float">
            <text:p>74</text:p>
          </table:table-cell>
          <table:table-cell table:style-name="ce4" table:formula="of:=[$Redistribution_high.J27]" office:value-type="float" office:value="0.221710830543484" calcext:value-type="float">
            <text:p>0.221710830543484</text:p>
          </table:table-cell>
          <table:table-cell table:style-name="ce4" table:formula="of:=[$Redistribution_high.K27]" office:value-type="float" office:value="0.253482811582062" calcext:value-type="float">
            <text:p>0.253482811582062</text:p>
          </table:table-cell>
          <table:table-cell table:style-name="ce4" table:formula="of:=[$Redistribution_high.L27]" office:value-type="float" office:value="0.231979139246187" calcext:value-type="float">
            <text:p>0.231979139246187</text:p>
          </table:table-cell>
          <table:table-cell table:style-name="ce4" table:formula="of:=[$Redistribution_high.M27]" office:value-type="float" office:value="0.237937154001042" calcext:value-type="float">
            <text:p>0.237937154001042</text:p>
          </table:table-cell>
          <table:table-cell/>
          <table:table-cell table:style-name="ce4"/>
          <table:table-cell table:style-name="ce4" table:formula="of:=[$Redistribution_central.J27]" office:value-type="float" office:value="0.221921624708331" calcext:value-type="float">
            <text:p>0.221921624708331</text:p>
          </table:table-cell>
          <table:table-cell table:style-name="ce4" table:formula="of:=[$Redistribution_central.K27]" office:value-type="float" office:value="0.249397758538205" calcext:value-type="float">
            <text:p>0.249397758538205</text:p>
          </table:table-cell>
          <table:table-cell table:style-name="ce4" table:formula="of:=[$Redistribution_central.L27]" office:value-type="float" office:value="0.232467576695471" calcext:value-type="float">
            <text:p>0.232467576695471</text:p>
          </table:table-cell>
          <table:table-cell table:style-name="ce4" table:formula="of:=[$Redistribution_central.M27]" office:value-type="float" office:value="0.23346060874349" calcext:value-type="float">
            <text:p>0.23346060874349</text:p>
          </table:table-cell>
          <table:table-cell table:number-columns-repeated="2"/>
          <table:table-cell table:style-name="ce4" table:formula="of:=[$redistribution_low.J27]" office:value-type="float" office:value="0.221313999176932" calcext:value-type="float">
            <text:p>0.221313999176932</text:p>
          </table:table-cell>
          <table:table-cell table:style-name="ce4" table:formula="of:=[$redistribution_low.K27]" office:value-type="float" office:value="0.249521453257874" calcext:value-type="float">
            <text:p>0.249521453257874</text:p>
          </table:table-cell>
          <table:table-cell table:style-name="ce4" table:formula="of:=[$redistribution_low.L27]" office:value-type="float" office:value="0.232144920422357" calcext:value-type="float">
            <text:p>0.232144920422357</text:p>
          </table:table-cell>
          <table:table-cell table:style-name="ce4" table:formula="of:=[$redistribution_low.M27]" office:value-type="float" office:value="0.233005503791598" calcext:value-type="float">
            <text:p>0.233005503791598</text:p>
          </table:table-cell>
          <table:table-cell table:number-columns-repeated="47"/>
        </table:table-row>
        <table:table-row table:style-name="ro1">
          <table:table-cell table:style-name="ce4" table:formula="of:=[.A31]+1" office:value-type="float" office:value="75" calcext:value-type="float">
            <text:p>75</text:p>
          </table:table-cell>
          <table:table-cell table:style-name="ce4" table:formula="of:=[$Redistribution_high.J28]" office:value-type="float" office:value="0.222298982744198" calcext:value-type="float">
            <text:p>0.222298982744198</text:p>
          </table:table-cell>
          <table:table-cell table:style-name="ce4" table:formula="of:=[$Redistribution_high.K28]" office:value-type="float" office:value="0.252955340743994" calcext:value-type="float">
            <text:p>0.252955340743994</text:p>
          </table:table-cell>
          <table:table-cell table:style-name="ce4" table:formula="of:=[$Redistribution_high.L28]" office:value-type="float" office:value="0.23224215272648" calcext:value-type="float">
            <text:p>0.23224215272648</text:p>
          </table:table-cell>
          <table:table-cell table:style-name="ce4" table:formula="of:=[$Redistribution_high.M28]" office:value-type="float" office:value="0.237929886359853" calcext:value-type="float">
            <text:p>0.237929886359853</text:p>
          </table:table-cell>
          <table:table-cell/>
          <table:table-cell table:style-name="ce4"/>
          <table:table-cell table:style-name="ce4" table:formula="of:=[$Redistribution_central.J28]" office:value-type="float" office:value="0.219728483300944" calcext:value-type="float">
            <text:p>0.219728483300944</text:p>
          </table:table-cell>
          <table:table-cell table:style-name="ce4" table:formula="of:=[$Redistribution_central.K28]" office:value-type="float" office:value="0.243605265604903" calcext:value-type="float">
            <text:p>0.243605265604903</text:p>
          </table:table-cell>
          <table:table-cell table:style-name="ce4" table:formula="of:=[$Redistribution_central.L28]" office:value-type="float" office:value="0.229518787657491" calcext:value-type="float">
            <text:p>0.229518787657491</text:p>
          </table:table-cell>
          <table:table-cell table:style-name="ce4" table:formula="of:=[$Redistribution_central.M28]" office:value-type="float" office:value="0.228935737726022" calcext:value-type="float">
            <text:p>0.228935737726022</text:p>
          </table:table-cell>
          <table:table-cell table:number-columns-repeated="2"/>
          <table:table-cell table:style-name="ce4" table:formula="of:=[$redistribution_low.J28]" office:value-type="float" office:value="0.219323223745159" calcext:value-type="float">
            <text:p>0.219323223745159</text:p>
          </table:table-cell>
          <table:table-cell table:style-name="ce4" table:formula="of:=[$redistribution_low.K28]" office:value-type="float" office:value="0.244078531898885" calcext:value-type="float">
            <text:p>0.244078531898885</text:p>
          </table:table-cell>
          <table:table-cell table:style-name="ce4" table:formula="of:=[$redistribution_low.L28]" office:value-type="float" office:value="0.229566237843677" calcext:value-type="float">
            <text:p>0.229566237843677</text:p>
          </table:table-cell>
          <table:table-cell table:style-name="ce4" table:formula="of:=[$redistribution_low.M28]" office:value-type="float" office:value="0.228548883532907" calcext:value-type="float">
            <text:p>0.228548883532907</text:p>
          </table:table-cell>
          <table:table-cell table:number-columns-repeated="47"/>
        </table:table-row>
        <table:table-row table:style-name="ro1">
          <table:table-cell table:style-name="ce4" table:formula="of:=[.A32]+1" office:value-type="float" office:value="76" calcext:value-type="float">
            <text:p>76</text:p>
          </table:table-cell>
          <table:table-cell table:style-name="ce4" table:formula="of:=[$Redistribution_high.J29]" office:value-type="float" office:value="0.223144841475141" calcext:value-type="float">
            <text:p>0.223144841475141</text:p>
          </table:table-cell>
          <table:table-cell table:style-name="ce4" table:formula="of:=[$Redistribution_high.K29]" office:value-type="float" office:value="0.255043628191784" calcext:value-type="float">
            <text:p>0.255043628191784</text:p>
          </table:table-cell>
          <table:table-cell table:style-name="ce4" table:formula="of:=[$Redistribution_high.L29]" office:value-type="float" office:value="0.232869093581425" calcext:value-type="float">
            <text:p>0.232869093581425</text:p>
          </table:table-cell>
          <table:table-cell table:style-name="ce4" table:formula="of:=[$Redistribution_high.M29]" office:value-type="float" office:value="0.240252031211825" calcext:value-type="float">
            <text:p>0.240252031211825</text:p>
          </table:table-cell>
          <table:table-cell/>
          <table:table-cell table:style-name="ce4"/>
          <table:table-cell table:style-name="ce4" table:formula="of:=[$Redistribution_central.J29]" office:value-type="float" office:value="0.222322310156114" calcext:value-type="float">
            <text:p>0.222322310156114</text:p>
          </table:table-cell>
          <table:table-cell table:style-name="ce4" table:formula="of:=[$Redistribution_central.K29]" office:value-type="float" office:value="0.250634958347934" calcext:value-type="float">
            <text:p>0.250634958347934</text:p>
          </table:table-cell>
          <table:table-cell table:style-name="ce4" table:formula="of:=[$Redistribution_central.L29]" office:value-type="float" office:value="0.232638619659765" calcext:value-type="float">
            <text:p>0.232638619659765</text:p>
          </table:table-cell>
          <table:table-cell table:style-name="ce4" table:formula="of:=[$Redistribution_central.M29]" office:value-type="float" office:value="0.234987216460647" calcext:value-type="float">
            <text:p>0.234987216460647</text:p>
          </table:table-cell>
          <table:table-cell table:number-columns-repeated="2"/>
          <table:table-cell table:style-name="ce4" table:formula="of:=[$redistribution_low.J29]" office:value-type="float" office:value="0.222384889324478" calcext:value-type="float">
            <text:p>0.222384889324478</text:p>
          </table:table-cell>
          <table:table-cell table:style-name="ce4" table:formula="of:=[$redistribution_low.K29]" office:value-type="float" office:value="0.249673712802984" calcext:value-type="float">
            <text:p>0.249673712802984</text:p>
          </table:table-cell>
          <table:table-cell table:style-name="ce4" table:formula="of:=[$redistribution_low.L29]" office:value-type="float" office:value="0.233310995943079" calcext:value-type="float">
            <text:p>0.233310995943079</text:p>
          </table:table-cell>
          <table:table-cell table:style-name="ce4" table:formula="of:=[$redistribution_low.M29]" office:value-type="float" office:value="0.233003255443932" calcext:value-type="float">
            <text:p>0.233003255443932</text:p>
          </table:table-cell>
          <table:table-cell table:number-columns-repeated="47"/>
        </table:table-row>
        <table:table-row table:style-name="ro1">
          <table:table-cell table:style-name="ce4" table:formula="of:=[.A33]+1" office:value-type="float" office:value="77" calcext:value-type="float">
            <text:p>77</text:p>
          </table:table-cell>
          <table:table-cell table:style-name="ce4" table:formula="of:=[$Redistribution_high.J30]" office:value-type="float" office:value="0.228713250805339" calcext:value-type="float">
            <text:p>0.228713250805339</text:p>
          </table:table-cell>
          <table:table-cell table:style-name="ce4" table:formula="of:=[$Redistribution_high.K30]" office:value-type="float" office:value="0.263611812491601" calcext:value-type="float">
            <text:p>0.263611812491601</text:p>
          </table:table-cell>
          <table:table-cell table:style-name="ce4" table:formula="of:=[$Redistribution_high.L30]" office:value-type="float" office:value="0.24114131862645" calcext:value-type="float">
            <text:p>0.24114131862645</text:p>
          </table:table-cell>
          <table:table-cell table:style-name="ce4" table:formula="of:=[$Redistribution_high.M30]" office:value-type="float" office:value="0.244864009058736" calcext:value-type="float">
            <text:p>0.244864009058736</text:p>
          </table:table-cell>
          <table:table-cell/>
          <table:table-cell table:style-name="ce4"/>
          <table:table-cell table:style-name="ce4" table:formula="of:=[$Redistribution_central.J30]" office:value-type="float" office:value="0.217933473184794" calcext:value-type="float">
            <text:p>0.217933473184794</text:p>
          </table:table-cell>
          <table:table-cell table:style-name="ce4" table:formula="of:=[$Redistribution_central.K30]" office:value-type="float" office:value="0.247699352239203" calcext:value-type="float">
            <text:p>0.247699352239203</text:p>
          </table:table-cell>
          <table:table-cell table:style-name="ce4" table:formula="of:=[$Redistribution_central.L30]" office:value-type="float" office:value="0.231013541412126" calcext:value-type="float">
            <text:p>0.231013541412126</text:p>
          </table:table-cell>
          <table:table-cell table:style-name="ce4" table:formula="of:=[$Redistribution_central.M30]" office:value-type="float" office:value="0.228000955292851" calcext:value-type="float">
            <text:p>0.228000955292851</text:p>
          </table:table-cell>
          <table:table-cell table:number-columns-repeated="2"/>
          <table:table-cell table:style-name="ce4" table:formula="of:=[$redistribution_low.J30]" office:value-type="float" office:value="0.213649335530523" calcext:value-type="float">
            <text:p>0.213649335530523</text:p>
          </table:table-cell>
          <table:table-cell table:style-name="ce4" table:formula="of:=[$redistribution_low.K30]" office:value-type="float" office:value="0.240418097915569" calcext:value-type="float">
            <text:p>0.240418097915569</text:p>
          </table:table-cell>
          <table:table-cell table:style-name="ce4" table:formula="of:=[$redistribution_low.L30]" office:value-type="float" office:value="0.227296073022164" calcext:value-type="float">
            <text:p>0.227296073022164</text:p>
          </table:table-cell>
          <table:table-cell table:style-name="ce4" table:formula="of:=[$redistribution_low.M30]" office:value-type="float" office:value="0.219822908457646" calcext:value-type="float">
            <text:p>0.219822908457646</text:p>
          </table:table-cell>
          <table:table-cell table:number-columns-repeated="47"/>
        </table:table-row>
        <table:table-row table:style-name="ro1">
          <table:table-cell table:style-name="ce4" table:formula="of:=[.A34]+1" office:value-type="float" office:value="78" calcext:value-type="float">
            <text:p>78</text:p>
          </table:table-cell>
          <table:table-cell table:style-name="ce4" table:formula="of:=[$Redistribution_high.J31]" office:value-type="float" office:value="0.232238278500522" calcext:value-type="float">
            <text:p>0.232238278500522</text:p>
          </table:table-cell>
          <table:table-cell table:style-name="ce4" table:formula="of:=[$Redistribution_high.K31]" office:value-type="float" office:value="0.267125773031576" calcext:value-type="float">
            <text:p>0.267125773031576</text:p>
          </table:table-cell>
          <table:table-cell table:style-name="ce4" table:formula="of:=[$Redistribution_high.L31]" office:value-type="float" office:value="0.241894677085588" calcext:value-type="float">
            <text:p>0.241894677085588</text:p>
          </table:table-cell>
          <table:table-cell table:style-name="ce4" table:formula="of:=[$Redistribution_high.M31]" office:value-type="float" office:value="0.252296325400881" calcext:value-type="float">
            <text:p>0.252296325400881</text:p>
          </table:table-cell>
          <table:table-cell/>
          <table:table-cell table:style-name="ce4"/>
          <table:table-cell table:style-name="ce4" table:formula="of:=[$Redistribution_central.J31]" office:value-type="float" office:value="0.224958705168526" calcext:value-type="float">
            <text:p>0.224958705168526</text:p>
          </table:table-cell>
          <table:table-cell table:style-name="ce4" table:formula="of:=[$Redistribution_central.K31]" office:value-type="float" office:value="0.253875238448775" calcext:value-type="float">
            <text:p>0.253875238448775</text:p>
          </table:table-cell>
          <table:table-cell table:style-name="ce4" table:formula="of:=[$Redistribution_central.L31]" office:value-type="float" office:value="0.235307094153527" calcext:value-type="float">
            <text:p>0.235307094153527</text:p>
          </table:table-cell>
          <table:table-cell table:style-name="ce4" table:formula="of:=[$Redistribution_central.M31]" office:value-type="float" office:value="0.238002435887501" calcext:value-type="float">
            <text:p>0.238002435887501</text:p>
          </table:table-cell>
          <table:table-cell table:number-columns-repeated="2"/>
          <table:table-cell table:style-name="ce4" table:formula="of:=[$redistribution_low.J31]" office:value-type="float" office:value="0.22118608224014" calcext:value-type="float">
            <text:p>0.22118608224014</text:p>
          </table:table-cell>
          <table:table-cell table:style-name="ce4" table:formula="of:=[$redistribution_low.K31]" office:value-type="float" office:value="0.247147357082457" calcext:value-type="float">
            <text:p>0.247147357082457</text:p>
          </table:table-cell>
          <table:table-cell table:style-name="ce4" table:formula="of:=[$redistribution_low.L31]" office:value-type="float" office:value="0.232070466543878" calcext:value-type="float">
            <text:p>0.232070466543878</text:p>
          </table:table-cell>
          <table:table-cell table:style-name="ce4" table:formula="of:=[$redistribution_low.M31]" office:value-type="float" office:value="0.230375539963876" calcext:value-type="float">
            <text:p>0.230375539963876</text:p>
          </table:table-cell>
          <table:table-cell table:number-columns-repeated="47"/>
        </table:table-row>
        <table:table-row table:style-name="ro1">
          <table:table-cell table:style-name="ce4" table:formula="of:=[.A35]+1" office:value-type="float" office:value="79" calcext:value-type="float">
            <text:p>79</text:p>
          </table:table-cell>
          <table:table-cell table:style-name="ce4" table:formula="of:=[$Redistribution_high.J32]" office:value-type="float" office:value="0.228905501414254" calcext:value-type="float">
            <text:p>0.228905501414254</text:p>
          </table:table-cell>
          <table:table-cell table:style-name="ce4" table:formula="of:=[$Redistribution_high.K32]" office:value-type="float" office:value="0.271204995126892" calcext:value-type="float">
            <text:p>0.271204995126892</text:p>
          </table:table-cell>
          <table:table-cell table:style-name="ce4" table:formula="of:=[$Redistribution_high.L32]" office:value-type="float" office:value="0.238354493085504" calcext:value-type="float">
            <text:p>0.238354493085504</text:p>
          </table:table-cell>
          <table:table-cell table:style-name="ce4" table:formula="of:=[$Redistribution_high.M32]" office:value-type="float" office:value="0.256266201669051" calcext:value-type="float">
            <text:p>0.256266201669051</text:p>
          </table:table-cell>
          <table:table-cell/>
          <table:table-cell table:style-name="ce4"/>
          <table:table-cell table:style-name="ce4" table:formula="of:=[$Redistribution_central.J32]" office:value-type="float" office:value="0.222909640721114" calcext:value-type="float">
            <text:p>0.222909640721114</text:p>
          </table:table-cell>
          <table:table-cell table:style-name="ce4" table:formula="of:=[$Redistribution_central.K32]" office:value-type="float" office:value="0.248448986690023" calcext:value-type="float">
            <text:p>0.248448986690023</text:p>
          </table:table-cell>
          <table:table-cell table:style-name="ce4" table:formula="of:=[$Redistribution_central.L32]" office:value-type="float" office:value="0.232698236826508" calcext:value-type="float">
            <text:p>0.232698236826508</text:p>
          </table:table-cell>
          <table:table-cell table:style-name="ce4" table:formula="of:=[$Redistribution_central.M32]" office:value-type="float" office:value="0.233583350994519" calcext:value-type="float">
            <text:p>0.233583350994519</text:p>
          </table:table-cell>
          <table:table-cell table:number-columns-repeated="2"/>
          <table:table-cell table:style-name="ce4" table:formula="of:=[$redistribution_low.J32]" office:value-type="float" office:value="0.223443362056751" calcext:value-type="float">
            <text:p>0.223443362056751</text:p>
          </table:table-cell>
          <table:table-cell table:style-name="ce4" table:formula="of:=[$redistribution_low.K32]" office:value-type="float" office:value="0.2438748617244" calcext:value-type="float">
            <text:p>0.2438748617244</text:p>
          </table:table-cell>
          <table:table-cell table:style-name="ce4" table:formula="of:=[$redistribution_low.L32]" office:value-type="float" office:value="0.233880701748438" calcext:value-type="float">
            <text:p>0.233880701748438</text:p>
          </table:table-cell>
          <table:table-cell table:style-name="ce4" table:formula="of:=[$redistribution_low.M32]" office:value-type="float" office:value="0.228140462700348" calcext:value-type="float">
            <text:p>0.228140462700348</text:p>
          </table:table-cell>
          <table:table-cell table:number-columns-repeated="47"/>
        </table:table-row>
        <table:table-row table:style-name="ro1">
          <table:table-cell table:style-name="ce4" table:formula="of:=[.A36]+1" office:value-type="float" office:value="80" calcext:value-type="float">
            <text:p>80</text:p>
          </table:table-cell>
          <table:table-cell table:style-name="ce4" table:formula="of:=[$Redistribution_high.J33]" office:value-type="float" office:value="0.23631633107059" calcext:value-type="float">
            <text:p>0.23631633107059</text:p>
          </table:table-cell>
          <table:table-cell table:style-name="ce4" table:formula="of:=[$Redistribution_high.K33]" office:value-type="float" office:value="0.277004559544076" calcext:value-type="float">
            <text:p>0.277004559544076</text:p>
          </table:table-cell>
          <table:table-cell table:style-name="ce4" table:formula="of:=[$Redistribution_high.L33]" office:value-type="float" office:value="0.246029550066055" calcext:value-type="float">
            <text:p>0.246029550066055</text:p>
          </table:table-cell>
          <table:table-cell table:style-name="ce4" table:formula="of:=[$Redistribution_high.M33]" office:value-type="float" office:value="0.261734931791153" calcext:value-type="float">
            <text:p>0.261734931791153</text:p>
          </table:table-cell>
          <table:table-cell/>
          <table:table-cell table:style-name="ce4"/>
          <table:table-cell table:style-name="ce4" table:formula="of:=[$Redistribution_central.J33]" office:value-type="float" office:value="0.221006289274816" calcext:value-type="float">
            <text:p>0.221006289274816</text:p>
          </table:table-cell>
          <table:table-cell table:style-name="ce4" table:formula="of:=[$Redistribution_central.K33]" office:value-type="float" office:value="0.248145542668397" calcext:value-type="float">
            <text:p>0.248145542668397</text:p>
          </table:table-cell>
          <table:table-cell table:style-name="ce4" table:formula="of:=[$Redistribution_central.L33]" office:value-type="float" office:value="0.230754735133196" calcext:value-type="float">
            <text:p>0.230754735133196</text:p>
          </table:table-cell>
          <table:table-cell table:style-name="ce4" table:formula="of:=[$Redistribution_central.M33]" office:value-type="float" office:value="0.233160270620361" calcext:value-type="float">
            <text:p>0.233160270620361</text:p>
          </table:table-cell>
          <table:table-cell table:number-columns-repeated="2"/>
          <table:table-cell table:style-name="ce4" table:formula="of:=[$redistribution_low.J33]" office:value-type="float" office:value="0.218829778363582" calcext:value-type="float">
            <text:p>0.218829778363582</text:p>
          </table:table-cell>
          <table:table-cell table:style-name="ce4" table:formula="of:=[$redistribution_low.K33]" office:value-type="float" office:value="0.24137746239714" calcext:value-type="float">
            <text:p>0.24137746239714</text:p>
          </table:table-cell>
          <table:table-cell table:style-name="ce4" table:formula="of:=[$redistribution_low.L33]" office:value-type="float" office:value="0.229249925180894" calcext:value-type="float">
            <text:p>0.229249925180894</text:p>
          </table:table-cell>
          <table:table-cell table:style-name="ce4" table:formula="of:=[$redistribution_low.M33]" office:value-type="float" office:value="0.225382123285567" calcext:value-type="float">
            <text:p>0.225382123285567</text:p>
          </table:table-cell>
          <table:table-cell table:number-columns-repeated="47"/>
        </table:table-row>
        <table:table-row table:style-name="ro1">
          <table:table-cell table:style-name="ce4" table:formula="of:=[.A37]+1" office:value-type="float" office:value="81" calcext:value-type="float">
            <text:p>81</text:p>
          </table:table-cell>
          <table:table-cell table:style-name="ce4" table:formula="of:=[$Redistribution_high.J34]" office:value-type="float" office:value="0.228595798874345" calcext:value-type="float">
            <text:p>0.228595798874345</text:p>
          </table:table-cell>
          <table:table-cell table:style-name="ce4" table:formula="of:=[$Redistribution_high.K34]" office:value-type="float" office:value="0.270709019489785" calcext:value-type="float">
            <text:p>0.270709019489785</text:p>
          </table:table-cell>
          <table:table-cell table:style-name="ce4" table:formula="of:=[$Redistribution_high.L34]" office:value-type="float" office:value="0.240693797164244" calcext:value-type="float">
            <text:p>0.240693797164244</text:p>
          </table:table-cell>
          <table:table-cell table:style-name="ce4" table:formula="of:=[$Redistribution_high.M34]" office:value-type="float" office:value="0.251776739234527" calcext:value-type="float">
            <text:p>0.251776739234527</text:p>
          </table:table-cell>
          <table:table-cell/>
          <table:table-cell table:style-name="ce4"/>
          <table:table-cell table:style-name="ce4" table:formula="of:=[$Redistribution_central.J34]" office:value-type="float" office:value="0.215175761015553" calcext:value-type="float">
            <text:p>0.215175761015553</text:p>
          </table:table-cell>
          <table:table-cell table:style-name="ce4" table:formula="of:=[$Redistribution_central.K34]" office:value-type="float" office:value="0.240307262752305" calcext:value-type="float">
            <text:p>0.240307262752305</text:p>
          </table:table-cell>
          <table:table-cell table:style-name="ce4" table:formula="of:=[$Redistribution_central.L34]" office:value-type="float" office:value="0.227746655593299" calcext:value-type="float">
            <text:p>0.227746655593299</text:p>
          </table:table-cell>
          <table:table-cell table:style-name="ce4" table:formula="of:=[$Redistribution_central.M34]" office:value-type="float" office:value="0.221220183771897" calcext:value-type="float">
            <text:p>0.221220183771897</text:p>
          </table:table-cell>
          <table:table-cell table:number-columns-repeated="2"/>
          <table:table-cell table:style-name="ce4" table:formula="of:=[$redistribution_low.J34]" office:value-type="float" office:value="0.216639900927553" calcext:value-type="float">
            <text:p>0.216639900927553</text:p>
          </table:table-cell>
          <table:table-cell table:style-name="ce4" table:formula="of:=[$redistribution_low.K34]" office:value-type="float" office:value="0.242051522953869" calcext:value-type="float">
            <text:p>0.242051522953869</text:p>
          </table:table-cell>
          <table:table-cell table:style-name="ce4" table:formula="of:=[$redistribution_low.L34]" office:value-type="float" office:value="0.23026916224995" calcext:value-type="float">
            <text:p>0.23026916224995</text:p>
          </table:table-cell>
          <table:table-cell table:style-name="ce4" table:formula="of:=[$redistribution_low.M34]" office:value-type="float" office:value="0.221041146167415" calcext:value-type="float">
            <text:p>0.221041146167415</text:p>
          </table:table-cell>
          <table:table-cell table:number-columns-repeated="47"/>
        </table:table-row>
        <table:table-row table:style-name="ro1">
          <table:table-cell table:style-name="ce4" table:formula="of:=[.A38]+1" office:value-type="float" office:value="82" calcext:value-type="float">
            <text:p>82</text:p>
          </table:table-cell>
          <table:table-cell table:style-name="ce4" table:formula="of:=[$Redistribution_high.J35]" office:value-type="float" office:value="0.233099781773258" calcext:value-type="float">
            <text:p>0.233099781773258</text:p>
          </table:table-cell>
          <table:table-cell table:style-name="ce4" table:formula="of:=[$Redistribution_high.K35]" office:value-type="float" office:value="0.270697348792804" calcext:value-type="float">
            <text:p>0.270697348792804</text:p>
          </table:table-cell>
          <table:table-cell table:style-name="ce4" table:formula="of:=[$Redistribution_high.L35]" office:value-type="float" office:value="0.24221428436943" calcext:value-type="float">
            <text:p>0.24221428436943</text:p>
          </table:table-cell>
          <table:table-cell table:style-name="ce4" table:formula="of:=[$Redistribution_high.M35]" office:value-type="float" office:value="0.256496507565475" calcext:value-type="float">
            <text:p>0.256496507565475</text:p>
          </table:table-cell>
          <table:table-cell/>
          <table:table-cell table:style-name="ce4"/>
          <table:table-cell table:style-name="ce4" table:formula="of:=[$Redistribution_central.J35]" office:value-type="float" office:value="0.215947935103923" calcext:value-type="float">
            <text:p>0.215947935103923</text:p>
          </table:table-cell>
          <table:table-cell table:style-name="ce4" table:formula="of:=[$Redistribution_central.K35]" office:value-type="float" office:value="0.239417873226387" calcext:value-type="float">
            <text:p>0.239417873226387</text:p>
          </table:table-cell>
          <table:table-cell table:style-name="ce4" table:formula="of:=[$Redistribution_central.L35]" office:value-type="float" office:value="0.225351445559425" calcext:value-type="float">
            <text:p>0.225351445559425</text:p>
          </table:table-cell>
          <table:table-cell table:style-name="ce4" table:formula="of:=[$Redistribution_central.M35]" office:value-type="float" office:value="0.225032860051758" calcext:value-type="float">
            <text:p>0.225032860051758</text:p>
          </table:table-cell>
          <table:table-cell table:number-columns-repeated="2"/>
          <table:table-cell table:style-name="ce4" table:formula="of:=[$redistribution_low.J35]" office:value-type="float" office:value="0.216925095977343" calcext:value-type="float">
            <text:p>0.216925095977343</text:p>
          </table:table-cell>
          <table:table-cell table:style-name="ce4" table:formula="of:=[$redistribution_low.K35]" office:value-type="float" office:value="0.233762506258035" calcext:value-type="float">
            <text:p>0.233762506258035</text:p>
          </table:table-cell>
          <table:table-cell table:style-name="ce4" table:formula="of:=[$redistribution_low.L35]" office:value-type="float" office:value="0.227117819614394" calcext:value-type="float">
            <text:p>0.227117819614394</text:p>
          </table:table-cell>
          <table:table-cell table:style-name="ce4" table:formula="of:=[$redistribution_low.M35]" office:value-type="float" office:value="0.21834916285928" calcext:value-type="float">
            <text:p>0.21834916285928</text:p>
          </table:table-cell>
          <table:table-cell table:number-columns-repeated="47"/>
        </table:table-row>
        <table:table-row table:style-name="ro1">
          <table:table-cell table:style-name="ce4" table:formula="of:=[.A39]+1" office:value-type="float" office:value="83" calcext:value-type="float">
            <text:p>83</text:p>
          </table:table-cell>
          <table:table-cell table:style-name="ce4" table:formula="of:=[$Redistribution_high.J36]" office:value-type="float" office:value="0.231075244822909" calcext:value-type="float">
            <text:p>0.231075244822909</text:p>
          </table:table-cell>
          <table:table-cell table:style-name="ce4" table:formula="of:=[$Redistribution_high.K36]" office:value-type="float" office:value="0.274948266823738" calcext:value-type="float">
            <text:p>0.274948266823738</text:p>
          </table:table-cell>
          <table:table-cell table:style-name="ce4" table:formula="of:=[$Redistribution_high.L36]" office:value-type="float" office:value="0.239761990890816" calcext:value-type="float">
            <text:p>0.239761990890816</text:p>
          </table:table-cell>
          <table:table-cell table:style-name="ce4" table:formula="of:=[$Redistribution_high.M36]" office:value-type="float" office:value="0.261013093505527" calcext:value-type="float">
            <text:p>0.261013093505527</text:p>
          </table:table-cell>
          <table:table-cell/>
          <table:table-cell table:style-name="ce4"/>
          <table:table-cell table:style-name="ce4" table:formula="of:=[$Redistribution_central.J36]" office:value-type="float" office:value="0.218929352280766" calcext:value-type="float">
            <text:p>0.218929352280766</text:p>
          </table:table-cell>
          <table:table-cell table:style-name="ce4" table:formula="of:=[$Redistribution_central.K36]" office:value-type="float" office:value="0.242607452667145" calcext:value-type="float">
            <text:p>0.242607452667145</text:p>
          </table:table-cell>
          <table:table-cell table:style-name="ce4" table:formula="of:=[$Redistribution_central.L36]" office:value-type="float" office:value="0.227937057572364" calcext:value-type="float">
            <text:p>0.227937057572364</text:p>
          </table:table-cell>
          <table:table-cell table:style-name="ce4" table:formula="of:=[$Redistribution_central.M36]" office:value-type="float" office:value="0.228793414352011" calcext:value-type="float">
            <text:p>0.228793414352011</text:p>
          </table:table-cell>
          <table:table-cell table:number-columns-repeated="2"/>
          <table:table-cell table:style-name="ce4" table:formula="of:=[$redistribution_low.J36]" office:value-type="float" office:value="0.218821202864777" calcext:value-type="float">
            <text:p>0.218821202864777</text:p>
          </table:table-cell>
          <table:table-cell table:style-name="ce4" table:formula="of:=[$redistribution_low.K36]" office:value-type="float" office:value="0.244800798567864" calcext:value-type="float">
            <text:p>0.244800798567864</text:p>
          </table:table-cell>
          <table:table-cell table:style-name="ce4" table:formula="of:=[$redistribution_low.L36]" office:value-type="float" office:value="0.228615915345208" calcext:value-type="float">
            <text:p>0.228615915345208</text:p>
          </table:table-cell>
          <table:table-cell table:style-name="ce4" table:formula="of:=[$redistribution_low.M36]" office:value-type="float" office:value="0.229465973853088" calcext:value-type="float">
            <text:p>0.229465973853088</text:p>
          </table:table-cell>
          <table:table-cell table:number-columns-repeated="47"/>
        </table:table-row>
        <table:table-row table:style-name="ro1">
          <table:table-cell table:style-name="ce4" table:formula="of:=[.A40]+1" office:value-type="float" office:value="84" calcext:value-type="float">
            <text:p>84</text:p>
          </table:table-cell>
          <table:table-cell table:style-name="ce4" table:formula="of:=[$Redistribution_high.J37]" office:value-type="float" office:value="0.228856768043551" calcext:value-type="float">
            <text:p>0.228856768043551</text:p>
          </table:table-cell>
          <table:table-cell table:style-name="ce4" table:formula="of:=[$Redistribution_high.K37]" office:value-type="float" office:value="0.271770953826516" calcext:value-type="float">
            <text:p>0.271770953826516</text:p>
          </table:table-cell>
          <table:table-cell table:style-name="ce4" table:formula="of:=[$Redistribution_high.L37]" office:value-type="float" office:value="0.237731064119045" calcext:value-type="float">
            <text:p>0.237731064119045</text:p>
          </table:table-cell>
          <table:table-cell table:style-name="ce4" table:formula="of:=[$Redistribution_high.M37]" office:value-type="float" office:value="0.257527394915657" calcext:value-type="float">
            <text:p>0.257527394915657</text:p>
          </table:table-cell>
          <table:table-cell/>
          <table:table-cell table:style-name="ce4"/>
          <table:table-cell table:style-name="ce4" table:formula="of:=[$Redistribution_central.J37]" office:value-type="float" office:value="0.222776916089881" calcext:value-type="float">
            <text:p>0.222776916089881</text:p>
          </table:table-cell>
          <table:table-cell table:style-name="ce4" table:formula="of:=[$Redistribution_central.K37]" office:value-type="float" office:value="0.252220852861322" calcext:value-type="float">
            <text:p>0.252220852861322</text:p>
          </table:table-cell>
          <table:table-cell table:style-name="ce4" table:formula="of:=[$Redistribution_central.L37]" office:value-type="float" office:value="0.232550823413058" calcext:value-type="float">
            <text:p>0.232550823413058</text:p>
          </table:table-cell>
          <table:table-cell table:style-name="ce4" table:formula="of:=[$Redistribution_central.M37]" office:value-type="float" office:value="0.236909290489429" calcext:value-type="float">
            <text:p>0.236909290489429</text:p>
          </table:table-cell>
          <table:table-cell table:number-columns-repeated="2"/>
          <table:table-cell table:style-name="ce4" table:formula="of:=[$redistribution_low.J37]" office:value-type="float" office:value="0.213789316315346" calcext:value-type="float">
            <text:p>0.213789316315346</text:p>
          </table:table-cell>
          <table:table-cell table:style-name="ce4" table:formula="of:=[$redistribution_low.K37]" office:value-type="float" office:value="0.24016302588416" calcext:value-type="float">
            <text:p>0.24016302588416</text:p>
          </table:table-cell>
          <table:table-cell table:style-name="ce4" table:formula="of:=[$redistribution_low.L37]" office:value-type="float" office:value="0.223215204511309" calcext:value-type="float">
            <text:p>0.223215204511309</text:p>
          </table:table-cell>
          <table:table-cell table:style-name="ce4" table:formula="of:=[$redistribution_low.M37]" office:value-type="float" office:value="0.225391997131035" calcext:value-type="float">
            <text:p>0.225391997131035</text:p>
          </table:table-cell>
          <table:table-cell table:number-columns-repeated="47"/>
        </table:table-row>
        <table:table-row table:style-name="ro1">
          <table:table-cell table:style-name="ce4" table:formula="of:=[.A41]+1" office:value-type="float" office:value="85" calcext:value-type="float">
            <text:p>85</text:p>
          </table:table-cell>
          <table:table-cell table:style-name="ce4" table:formula="of:=[$Redistribution_high.J38]" office:value-type="float" office:value="0.234109966266789" calcext:value-type="float">
            <text:p>0.234109966266789</text:p>
          </table:table-cell>
          <table:table-cell table:style-name="ce4" table:formula="of:=[$Redistribution_high.K38]" office:value-type="float" office:value="0.283434514784751" calcext:value-type="float">
            <text:p>0.283434514784751</text:p>
          </table:table-cell>
          <table:table-cell table:style-name="ce4" table:formula="of:=[$Redistribution_high.L38]" office:value-type="float" office:value="0.245249828125828" calcext:value-type="float">
            <text:p>0.245249828125828</text:p>
          </table:table-cell>
          <table:table-cell table:style-name="ce4" table:formula="of:=[$Redistribution_high.M38]" office:value-type="float" office:value="0.265374383963566" calcext:value-type="float">
            <text:p>0.265374383963566</text:p>
          </table:table-cell>
          <table:table-cell/>
          <table:table-cell table:style-name="ce4"/>
          <table:table-cell table:style-name="ce4" table:formula="of:=[$Redistribution_central.J38]" office:value-type="float" office:value="0.214377833194273" calcext:value-type="float">
            <text:p>0.214377833194273</text:p>
          </table:table-cell>
          <table:table-cell table:style-name="ce4" table:formula="of:=[$Redistribution_central.K38]" office:value-type="float" office:value="0.242221757841321" calcext:value-type="float">
            <text:p>0.242221757841321</text:p>
          </table:table-cell>
          <table:table-cell table:style-name="ce4" table:formula="of:=[$Redistribution_central.L38]" office:value-type="float" office:value="0.22564836624664" calcext:value-type="float">
            <text:p>0.22564836624664</text:p>
          </table:table-cell>
          <table:table-cell table:style-name="ce4" table:formula="of:=[$Redistribution_central.M38]" office:value-type="float" office:value="0.224938305696497" calcext:value-type="float">
            <text:p>0.224938305696497</text:p>
          </table:table-cell>
          <table:table-cell table:number-columns-repeated="2"/>
          <table:table-cell table:style-name="ce4" table:formula="of:=[$redistribution_low.J38]" office:value-type="float" office:value="0.213754559679866" calcext:value-type="float">
            <text:p>0.213754559679866</text:p>
          </table:table-cell>
          <table:table-cell table:style-name="ce4" table:formula="of:=[$redistribution_low.K38]" office:value-type="float" office:value="0.242736251234928" calcext:value-type="float">
            <text:p>0.242736251234928</text:p>
          </table:table-cell>
          <table:table-cell table:style-name="ce4" table:formula="of:=[$redistribution_low.L38]" office:value-type="float" office:value="0.225456967319481" calcext:value-type="float">
            <text:p>0.225456967319481</text:p>
          </table:table-cell>
          <table:table-cell table:style-name="ce4" table:formula="of:=[$redistribution_low.M38]" office:value-type="float" office:value="0.224331213938093" calcext:value-type="float">
            <text:p>0.224331213938093</text:p>
          </table:table-cell>
          <table:table-cell table:number-columns-repeated="47"/>
        </table:table-row>
        <table:table-row table:style-name="ro1">
          <table:table-cell table:style-name="ce4" table:formula="of:=[.A42]+1" office:value-type="float" office:value="86" calcext:value-type="float">
            <text:p>86</text:p>
          </table:table-cell>
          <table:table-cell table:style-name="ce4" table:formula="of:=[$Redistribution_high.J39]" office:value-type="float" office:value="0.242761757302449" calcext:value-type="float">
            <text:p>0.242761757302449</text:p>
          </table:table-cell>
          <table:table-cell table:style-name="ce4" table:formula="of:=[$Redistribution_high.K39]" office:value-type="float" office:value="0.280053723420034" calcext:value-type="float">
            <text:p>0.280053723420034</text:p>
          </table:table-cell>
          <table:table-cell table:style-name="ce4" table:formula="of:=[$Redistribution_high.L39]" office:value-type="float" office:value="0.251720064003412" calcext:value-type="float">
            <text:p>0.251720064003412</text:p>
          </table:table-cell>
          <table:table-cell table:style-name="ce4" table:formula="of:=[$Redistribution_high.M39]" office:value-type="float" office:value="0.266034506615069" calcext:value-type="float">
            <text:p>0.266034506615069</text:p>
          </table:table-cell>
          <table:table-cell/>
          <table:table-cell table:style-name="ce4"/>
          <table:table-cell table:style-name="ce4" table:formula="of:=[$Redistribution_central.J39]" office:value-type="float" office:value="0.216406142712286" calcext:value-type="float">
            <text:p>0.216406142712286</text:p>
          </table:table-cell>
          <table:table-cell table:style-name="ce4" table:formula="of:=[$Redistribution_central.K39]" office:value-type="float" office:value="0.245160633577168" calcext:value-type="float">
            <text:p>0.245160633577168</text:p>
          </table:table-cell>
          <table:table-cell table:style-name="ce4" table:formula="of:=[$Redistribution_central.L39]" office:value-type="float" office:value="0.225369119750149" calcext:value-type="float">
            <text:p>0.225369119750149</text:p>
          </table:table-cell>
          <table:table-cell table:style-name="ce4" table:formula="of:=[$Redistribution_central.M39]" office:value-type="float" office:value="0.231072354724494" calcext:value-type="float">
            <text:p>0.231072354724494</text:p>
          </table:table-cell>
          <table:table-cell table:number-columns-repeated="2"/>
          <table:table-cell table:style-name="ce4" table:formula="of:=[$redistribution_low.J39]" office:value-type="float" office:value="0.220907213449727" calcext:value-type="float">
            <text:p>0.220907213449727</text:p>
          </table:table-cell>
          <table:table-cell table:style-name="ce4" table:formula="of:=[$redistribution_low.K39]" office:value-type="float" office:value="0.250120392084729" calcext:value-type="float">
            <text:p>0.250120392084729</text:p>
          </table:table-cell>
          <table:table-cell table:style-name="ce4" table:formula="of:=[$redistribution_low.L39]" office:value-type="float" office:value="0.230484363340591" calcext:value-type="float">
            <text:p>0.230484363340591</text:p>
          </table:table-cell>
          <table:table-cell table:style-name="ce4" table:formula="of:=[$redistribution_low.M39]" office:value-type="float" office:value="0.23495661853393" calcext:value-type="float">
            <text:p>0.23495661853393</text:p>
          </table:table-cell>
          <table:table-cell table:number-columns-repeated="47"/>
        </table:table-row>
        <table:table-row table:style-name="ro1">
          <table:table-cell table:style-name="ce4" table:formula="of:=[.A43]+1" office:value-type="float" office:value="87" calcext:value-type="float">
            <text:p>87</text:p>
          </table:table-cell>
          <table:table-cell table:style-name="ce4" table:formula="of:=[$Redistribution_high.J40]" office:value-type="float" office:value="0.239542149680124" calcext:value-type="float">
            <text:p>0.239542149680124</text:p>
          </table:table-cell>
          <table:table-cell table:style-name="ce4" table:formula="of:=[$Redistribution_high.K40]" office:value-type="float" office:value="0.285661020263018" calcext:value-type="float">
            <text:p>0.285661020263018</text:p>
          </table:table-cell>
          <table:table-cell table:style-name="ce4" table:formula="of:=[$Redistribution_high.L40]" office:value-type="float" office:value="0.248149381513986" calcext:value-type="float">
            <text:p>0.248149381513986</text:p>
          </table:table-cell>
          <table:table-cell table:style-name="ce4" table:formula="of:=[$Redistribution_high.M40]" office:value-type="float" office:value="0.271792860196726" calcext:value-type="float">
            <text:p>0.271792860196726</text:p>
          </table:table-cell>
          <table:table-cell/>
          <table:table-cell table:style-name="ce4"/>
          <table:table-cell table:style-name="ce4" table:formula="of:=[$Redistribution_central.J40]" office:value-type="float" office:value="0.21460447055226" calcext:value-type="float">
            <text:p>0.21460447055226</text:p>
          </table:table-cell>
          <table:table-cell table:style-name="ce4" table:formula="of:=[$Redistribution_central.K40]" office:value-type="float" office:value="0.241644134872328" calcext:value-type="float">
            <text:p>0.241644134872328</text:p>
          </table:table-cell>
          <table:table-cell table:style-name="ce4" table:formula="of:=[$Redistribution_central.L40]" office:value-type="float" office:value="0.223394821569829" calcext:value-type="float">
            <text:p>0.223394821569829</text:p>
          </table:table-cell>
          <table:table-cell table:style-name="ce4" table:formula="of:=[$Redistribution_central.M40]" office:value-type="float" office:value="0.227797738255731" calcext:value-type="float">
            <text:p>0.227797738255731</text:p>
          </table:table-cell>
          <table:table-cell table:number-columns-repeated="2"/>
          <table:table-cell table:style-name="ce4" table:formula="of:=[$redistribution_low.J40]" office:value-type="float" office:value="0.21585667963929" calcext:value-type="float">
            <text:p>0.21585667963929</text:p>
          </table:table-cell>
          <table:table-cell table:style-name="ce4" table:formula="of:=[$redistribution_low.K40]" office:value-type="float" office:value="0.238482135800103" calcext:value-type="float">
            <text:p>0.238482135800103</text:p>
          </table:table-cell>
          <table:table-cell table:style-name="ce4" table:formula="of:=[$redistribution_low.L40]" office:value-type="float" office:value="0.225389762038065" calcext:value-type="float">
            <text:p>0.225389762038065</text:p>
          </table:table-cell>
          <table:table-cell table:style-name="ce4" table:formula="of:=[$redistribution_low.M40]" office:value-type="float" office:value="0.223583029274831" calcext:value-type="float">
            <text:p>0.223583029274831</text:p>
          </table:table-cell>
          <table:table-cell table:number-columns-repeated="47"/>
        </table:table-row>
        <table:table-row table:style-name="ro1">
          <table:table-cell table:style-name="ce4" table:formula="of:=[.A44]+1" office:value-type="float" office:value="88" calcext:value-type="float">
            <text:p>88</text:p>
          </table:table-cell>
          <table:table-cell table:style-name="ce4" table:formula="of:=[$Redistribution_high.J41]" office:value-type="float" office:value="0.239182888077656" calcext:value-type="float">
            <text:p>0.239182888077656</text:p>
          </table:table-cell>
          <table:table-cell table:style-name="ce4" table:formula="of:=[$Redistribution_high.K41]" office:value-type="float" office:value="0.282261077310212" calcext:value-type="float">
            <text:p>0.282261077310212</text:p>
          </table:table-cell>
          <table:table-cell table:style-name="ce4" table:formula="of:=[$Redistribution_high.L41]" office:value-type="float" office:value="0.247208560679506" calcext:value-type="float">
            <text:p>0.247208560679506</text:p>
          </table:table-cell>
          <table:table-cell table:style-name="ce4" table:formula="of:=[$Redistribution_high.M41]" office:value-type="float" office:value="0.269438488293038" calcext:value-type="float">
            <text:p>0.269438488293038</text:p>
          </table:table-cell>
          <table:table-cell/>
          <table:table-cell table:style-name="ce4"/>
          <table:table-cell table:style-name="ce4" table:formula="of:=[$Redistribution_central.J41]" office:value-type="float" office:value="0.219007469756963" calcext:value-type="float">
            <text:p>0.219007469756963</text:p>
          </table:table-cell>
          <table:table-cell table:style-name="ce4" table:formula="of:=[$Redistribution_central.K41]" office:value-type="float" office:value="0.242849691910639" calcext:value-type="float">
            <text:p>0.242849691910639</text:p>
          </table:table-cell>
          <table:table-cell table:style-name="ce4" table:formula="of:=[$Redistribution_central.L41]" office:value-type="float" office:value="0.22767489686127" calcext:value-type="float">
            <text:p>0.22767489686127</text:p>
          </table:table-cell>
          <table:table-cell table:style-name="ce4" table:formula="of:=[$Redistribution_central.M41]" office:value-type="float" office:value="0.229435058230497" calcext:value-type="float">
            <text:p>0.229435058230497</text:p>
          </table:table-cell>
          <table:table-cell table:number-columns-repeated="2"/>
          <table:table-cell table:style-name="ce4" table:formula="of:=[$redistribution_low.J41]" office:value-type="float" office:value="0.213045113892867" calcext:value-type="float">
            <text:p>0.213045113892867</text:p>
          </table:table-cell>
          <table:table-cell table:style-name="ce4" table:formula="of:=[$redistribution_low.K41]" office:value-type="float" office:value="0.233765318102987" calcext:value-type="float">
            <text:p>0.233765318102987</text:p>
          </table:table-cell>
          <table:table-cell table:style-name="ce4" table:formula="of:=[$redistribution_low.L41]" office:value-type="float" office:value="0.22214489578963" calcext:value-type="float">
            <text:p>0.22214489578963</text:p>
          </table:table-cell>
          <table:table-cell table:style-name="ce4" table:formula="of:=[$redistribution_low.M41]" office:value-type="float" office:value="0.219735344546165" calcext:value-type="float">
            <text:p>0.219735344546165</text:p>
          </table:table-cell>
          <table:table-cell table:number-columns-repeated="47"/>
        </table:table-row>
        <table:table-row table:style-name="ro1">
          <table:table-cell table:style-name="ce4" table:formula="of:=[.A45]+1" office:value-type="float" office:value="89" calcext:value-type="float">
            <text:p>89</text:p>
          </table:table-cell>
          <table:table-cell table:style-name="ce4" table:formula="of:=[$Redistribution_high.J42]" office:value-type="float" office:value="0.240522916805435" calcext:value-type="float">
            <text:p>0.240522916805435</text:p>
          </table:table-cell>
          <table:table-cell table:style-name="ce4" table:formula="of:=[$Redistribution_high.K42]" office:value-type="float" office:value="0.287660142132453" calcext:value-type="float">
            <text:p>0.287660142132453</text:p>
          </table:table-cell>
          <table:table-cell table:style-name="ce4" table:formula="of:=[$Redistribution_high.L42]" office:value-type="float" office:value="0.250908499907941" calcext:value-type="float">
            <text:p>0.250908499907941</text:p>
          </table:table-cell>
          <table:table-cell table:style-name="ce4" table:formula="of:=[$Redistribution_high.M42]" office:value-type="float" office:value="0.271025123329255" calcext:value-type="float">
            <text:p>0.271025123329255</text:p>
          </table:table-cell>
          <table:table-cell/>
          <table:table-cell table:style-name="ce4"/>
          <table:table-cell table:style-name="ce4" table:formula="of:=[$Redistribution_central.J42]" office:value-type="float" office:value="0.214686276153731" calcext:value-type="float">
            <text:p>0.214686276153731</text:p>
          </table:table-cell>
          <table:table-cell table:style-name="ce4" table:formula="of:=[$Redistribution_central.K42]" office:value-type="float" office:value="0.241441607195501" calcext:value-type="float">
            <text:p>0.241441607195501</text:p>
          </table:table-cell>
          <table:table-cell table:style-name="ce4" table:formula="of:=[$Redistribution_central.L42]" office:value-type="float" office:value="0.225522024268169" calcext:value-type="float">
            <text:p>0.225522024268169</text:p>
          </table:table-cell>
          <table:table-cell table:style-name="ce4" table:formula="of:=[$Redistribution_central.M42]" office:value-type="float" office:value="0.224768839511847" calcext:value-type="float">
            <text:p>0.224768839511847</text:p>
          </table:table-cell>
          <table:table-cell table:number-columns-repeated="2"/>
          <table:table-cell table:style-name="ce4" table:formula="of:=[$redistribution_low.J42]" office:value-type="float" office:value="0.213492372816322" calcext:value-type="float">
            <text:p>0.213492372816322</text:p>
          </table:table-cell>
          <table:table-cell table:style-name="ce4" table:formula="of:=[$redistribution_low.K42]" office:value-type="float" office:value="0.237914781044721" calcext:value-type="float">
            <text:p>0.237914781044721</text:p>
          </table:table-cell>
          <table:table-cell table:style-name="ce4" table:formula="of:=[$redistribution_low.L42]" office:value-type="float" office:value="0.225081590166869" calcext:value-type="float">
            <text:p>0.225081590166869</text:p>
          </table:table-cell>
          <table:table-cell table:style-name="ce4" table:formula="of:=[$redistribution_low.M42]" office:value-type="float" office:value="0.219886102324562" calcext:value-type="float">
            <text:p>0.219886102324562</text:p>
          </table:table-cell>
          <table:table-cell table:number-columns-repeated="47"/>
        </table:table-row>
        <table:table-row table:style-name="ro1">
          <table:table-cell table:style-name="ce4" table:formula="of:=[.A46]+1" office:value-type="float" office:value="90" calcext:value-type="float">
            <text:p>90</text:p>
          </table:table-cell>
          <table:table-cell table:style-name="ce4" table:formula="of:=[$Redistribution_high.J43]" office:value-type="float" office:value="0.237306386546216" calcext:value-type="float">
            <text:p>0.237306386546216</text:p>
          </table:table-cell>
          <table:table-cell table:style-name="ce4" table:formula="of:=[$Redistribution_high.K43]" office:value-type="float" office:value="0.279889100739187" calcext:value-type="float">
            <text:p>0.279889100739187</text:p>
          </table:table-cell>
          <table:table-cell table:style-name="ce4" table:formula="of:=[$Redistribution_high.L43]" office:value-type="float" office:value="0.245346988876952" calcext:value-type="float">
            <text:p>0.245346988876952</text:p>
          </table:table-cell>
          <table:table-cell table:style-name="ce4" table:formula="of:=[$Redistribution_high.M43]" office:value-type="float" office:value="0.266897139664945" calcext:value-type="float">
            <text:p>0.266897139664945</text:p>
          </table:table-cell>
          <table:table-cell/>
          <table:table-cell table:style-name="ce4"/>
          <table:table-cell table:style-name="ce4" table:formula="of:=[$Redistribution_central.J43]" office:value-type="float" office:value="0.214218595367157" calcext:value-type="float">
            <text:p>0.214218595367157</text:p>
          </table:table-cell>
          <table:table-cell table:style-name="ce4" table:formula="of:=[$Redistribution_central.K43]" office:value-type="float" office:value="0.237539903748677" calcext:value-type="float">
            <text:p>0.237539903748677</text:p>
          </table:table-cell>
          <table:table-cell table:style-name="ce4" table:formula="of:=[$Redistribution_central.L43]" office:value-type="float" office:value="0.223085113236986" calcext:value-type="float">
            <text:p>0.223085113236986</text:p>
          </table:table-cell>
          <table:table-cell table:style-name="ce4" table:formula="of:=[$Redistribution_central.M43]" office:value-type="float" office:value="0.223972411485213" calcext:value-type="float">
            <text:p>0.223972411485213</text:p>
          </table:table-cell>
          <table:table-cell table:number-columns-repeated="2"/>
          <table:table-cell table:style-name="ce4" table:formula="of:=[$redistribution_low.J43]" office:value-type="float" office:value="0.221123317061114" calcext:value-type="float">
            <text:p>0.221123317061114</text:p>
          </table:table-cell>
          <table:table-cell table:style-name="ce4" table:formula="of:=[$redistribution_low.K43]" office:value-type="float" office:value="0.250745645596447" calcext:value-type="float">
            <text:p>0.250745645596447</text:p>
          </table:table-cell>
          <table:table-cell table:style-name="ce4" table:formula="of:=[$redistribution_low.L43]" office:value-type="float" office:value="0.230377181615021" calcext:value-type="float">
            <text:p>0.230377181615021</text:p>
          </table:table-cell>
          <table:table-cell table:style-name="ce4" table:formula="of:=[$redistribution_low.M43]" office:value-type="float" office:value="0.235868516685432" calcext:value-type="float">
            <text:p>0.235868516685432</text:p>
          </table:table-cell>
          <table:table-cell table:number-columns-repeated="47"/>
        </table:table-row>
        <table:table-row table:style-name="ro1">
          <table:table-cell table:style-name="ce4" table:formula="of:=[.A47]+1" office:value-type="float" office:value="91" calcext:value-type="float">
            <text:p>91</text:p>
          </table:table-cell>
          <table:table-cell table:style-name="ce4" table:formula="of:=[$Redistribution_high.J44]" office:value-type="float" office:value="0.234535188309263" calcext:value-type="float">
            <text:p>0.234535188309263</text:p>
          </table:table-cell>
          <table:table-cell table:style-name="ce4" table:formula="of:=[$Redistribution_high.K44]" office:value-type="float" office:value="0.276951773797365" calcext:value-type="float">
            <text:p>0.276951773797365</text:p>
          </table:table-cell>
          <table:table-cell table:style-name="ce4" table:formula="of:=[$Redistribution_high.L44]" office:value-type="float" office:value="0.242769367380878" calcext:value-type="float">
            <text:p>0.242769367380878</text:p>
          </table:table-cell>
          <table:table-cell table:style-name="ce4" table:formula="of:=[$Redistribution_high.M44]" office:value-type="float" office:value="0.263613254013402" calcext:value-type="float">
            <text:p>0.263613254013402</text:p>
          </table:table-cell>
          <table:table-cell/>
          <table:table-cell table:style-name="ce4"/>
          <table:table-cell table:style-name="ce4" table:formula="of:=[$Redistribution_central.J44]" office:value-type="float" office:value="0.221098923256458" calcext:value-type="float">
            <text:p>0.221098923256458</text:p>
          </table:table-cell>
          <table:table-cell table:style-name="ce4" table:formula="of:=[$Redistribution_central.K44]" office:value-type="float" office:value="0.246791361456504" calcext:value-type="float">
            <text:p>0.246791361456504</text:p>
          </table:table-cell>
          <table:table-cell table:style-name="ce4" table:formula="of:=[$Redistribution_central.L44]" office:value-type="float" office:value="0.230066913819656" calcext:value-type="float">
            <text:p>0.230066913819656</text:p>
          </table:table-cell>
          <table:table-cell table:style-name="ce4" table:formula="of:=[$Redistribution_central.M44]" office:value-type="float" office:value="0.232933161606351" calcext:value-type="float">
            <text:p>0.232933161606351</text:p>
          </table:table-cell>
          <table:table-cell table:number-columns-repeated="2"/>
          <table:table-cell table:style-name="ce4" table:formula="of:=[$redistribution_low.J44]" office:value-type="float" office:value="0.223774299320768" calcext:value-type="float">
            <text:p>0.223774299320768</text:p>
          </table:table-cell>
          <table:table-cell table:style-name="ce4" table:formula="of:=[$redistribution_low.K44]" office:value-type="float" office:value="0.254245081704853" calcext:value-type="float">
            <text:p>0.254245081704853</text:p>
          </table:table-cell>
          <table:table-cell table:style-name="ce4" table:formula="of:=[$redistribution_low.L44]" office:value-type="float" office:value="0.232617847765379" calcext:value-type="float">
            <text:p>0.232617847765379</text:p>
          </table:table-cell>
          <table:table-cell table:style-name="ce4" table:formula="of:=[$redistribution_low.M44]" office:value-type="float" office:value="0.240010260875898" calcext:value-type="float">
            <text:p>0.240010260875898</text:p>
          </table:table-cell>
          <table:table-cell table:number-columns-repeated="47"/>
        </table:table-row>
        <table:table-row table:style-name="ro1">
          <table:table-cell table:style-name="ce4" table:formula="of:=[.A48]+1" office:value-type="float" office:value="92" calcext:value-type="float">
            <text:p>92</text:p>
          </table:table-cell>
          <table:table-cell table:style-name="ce4" table:formula="of:=[$Redistribution_high.J45]" office:value-type="float" office:value="0.231253513446017" calcext:value-type="float">
            <text:p>0.231253513446017</text:p>
          </table:table-cell>
          <table:table-cell table:style-name="ce4" table:formula="of:=[$Redistribution_high.K45]" office:value-type="float" office:value="0.269784082686432" calcext:value-type="float">
            <text:p>0.269784082686432</text:p>
          </table:table-cell>
          <table:table-cell table:style-name="ce4" table:formula="of:=[$Redistribution_high.L45]" office:value-type="float" office:value="0.239262303663087" calcext:value-type="float">
            <text:p>0.239262303663087</text:p>
          </table:table-cell>
          <table:table-cell table:style-name="ce4" table:formula="of:=[$Redistribution_high.M45]" office:value-type="float" office:value="0.256961335765586" calcext:value-type="float">
            <text:p>0.256961335765586</text:p>
          </table:table-cell>
          <table:table-cell/>
          <table:table-cell table:style-name="ce4"/>
          <table:table-cell table:style-name="ce4" table:formula="of:=[$Redistribution_central.J45]" office:value-type="float" office:value="0.22878836112272" calcext:value-type="float">
            <text:p>0.22878836112272</text:p>
          </table:table-cell>
          <table:table-cell table:style-name="ce4" table:formula="of:=[$Redistribution_central.K45]" office:value-type="float" office:value="0.259416506226594" calcext:value-type="float">
            <text:p>0.259416506226594</text:p>
          </table:table-cell>
          <table:table-cell table:style-name="ce4" table:formula="of:=[$Redistribution_central.L45]" office:value-type="float" office:value="0.238176895215524" calcext:value-type="float">
            <text:p>0.238176895215524</text:p>
          </table:table-cell>
          <table:table-cell table:style-name="ce4" table:formula="of:=[$Redistribution_central.M45]" office:value-type="float" office:value="0.244647137300515" calcext:value-type="float">
            <text:p>0.244647137300515</text:p>
          </table:table-cell>
          <table:table-cell table:number-columns-repeated="2"/>
          <table:table-cell table:style-name="ce4" table:formula="of:=[$redistribution_low.J45]" office:value-type="float" office:value="0.228049000195059" calcext:value-type="float">
            <text:p>0.228049000195059</text:p>
          </table:table-cell>
          <table:table-cell table:style-name="ce4" table:formula="of:=[$redistribution_low.K45]" office:value-type="float" office:value="0.262054873253402" calcext:value-type="float">
            <text:p>0.262054873253402</text:p>
          </table:table-cell>
          <table:table-cell table:style-name="ce4" table:formula="of:=[$redistribution_low.L45]" office:value-type="float" office:value="0.236924032196949" calcext:value-type="float">
            <text:p>0.236924032196949</text:p>
          </table:table-cell>
          <table:table-cell table:style-name="ce4" table:formula="of:=[$redistribution_low.M45]" office:value-type="float" office:value="0.247594019428763" calcext:value-type="float">
            <text:p>0.247594019428763</text:p>
          </table:table-cell>
          <table:table-cell table:number-columns-repeated="47"/>
        </table:table-row>
        <table:table-row table:style-name="ro1">
          <table:table-cell table:style-name="ce4" table:formula="of:=[.A49]+1" office:value-type="float" office:value="93" calcext:value-type="float">
            <text:p>93</text:p>
          </table:table-cell>
          <table:table-cell table:style-name="ce4" table:formula="of:=[$Redistribution_high.J46]" office:value-type="float" office:value="0.231710756540888" calcext:value-type="float">
            <text:p>0.231710756540888</text:p>
          </table:table-cell>
          <table:table-cell table:style-name="ce4" table:formula="of:=[$Redistribution_high.K46]" office:value-type="float" office:value="0.27262597698767" calcext:value-type="float">
            <text:p>0.27262597698767</text:p>
          </table:table-cell>
          <table:table-cell table:style-name="ce4" table:formula="of:=[$Redistribution_high.L46]" office:value-type="float" office:value="0.241620995957229" calcext:value-type="float">
            <text:p>0.241620995957229</text:p>
          </table:table-cell>
          <table:table-cell table:style-name="ce4" table:formula="of:=[$Redistribution_high.M46]" office:value-type="float" office:value="0.256722774656115" calcext:value-type="float">
            <text:p>0.256722774656115</text:p>
          </table:table-cell>
          <table:table-cell/>
          <table:table-cell table:style-name="ce4"/>
          <table:table-cell table:style-name="ce4" table:formula="of:=[$Redistribution_central.J46]" office:value-type="float" office:value="0.226335175973421" calcext:value-type="float">
            <text:p>0.226335175973421</text:p>
          </table:table-cell>
          <table:table-cell table:style-name="ce4" table:formula="of:=[$Redistribution_central.K46]" office:value-type="float" office:value="0.261203264110417" calcext:value-type="float">
            <text:p>0.261203264110417</text:p>
          </table:table-cell>
          <table:table-cell table:style-name="ce4" table:formula="of:=[$Redistribution_central.L46]" office:value-type="float" office:value="0.23702707520095" calcext:value-type="float">
            <text:p>0.23702707520095</text:p>
          </table:table-cell>
          <table:table-cell table:style-name="ce4" table:formula="of:=[$Redistribution_central.M46]" office:value-type="float" office:value="0.244334252449754" calcext:value-type="float">
            <text:p>0.244334252449754</text:p>
          </table:table-cell>
          <table:table-cell table:number-columns-repeated="2"/>
          <table:table-cell table:style-name="ce4" table:formula="of:=[$redistribution_low.J46]" office:value-type="float" office:value="0.227816403605144" calcext:value-type="float">
            <text:p>0.227816403605144</text:p>
          </table:table-cell>
          <table:table-cell table:style-name="ce4" table:formula="of:=[$redistribution_low.K46]" office:value-type="float" office:value="0.2592428491225" calcext:value-type="float">
            <text:p>0.2592428491225</text:p>
          </table:table-cell>
          <table:table-cell table:style-name="ce4" table:formula="of:=[$redistribution_low.L46]" office:value-type="float" office:value="0.239337168494915" calcext:value-type="float">
            <text:p>0.239337168494915</text:p>
          </table:table-cell>
          <table:table-cell table:style-name="ce4" table:formula="of:=[$redistribution_low.M46]" office:value-type="float" office:value="0.24076435317715" calcext:value-type="float">
            <text:p>0.24076435317715</text:p>
          </table:table-cell>
          <table:table-cell table:number-columns-repeated="47"/>
        </table:table-row>
        <table:table-row table:style-name="ro1">
          <table:table-cell table:style-name="ce4" table:formula="of:=[.A50]+1" office:value-type="float" office:value="94" calcext:value-type="float">
            <text:p>94</text:p>
          </table:table-cell>
          <table:table-cell table:style-name="ce4" table:formula="of:=[$Redistribution_high.J47]" office:value-type="float" office:value="0.239075785618487" calcext:value-type="float">
            <text:p>0.239075785618487</text:p>
          </table:table-cell>
          <table:table-cell table:style-name="ce4" table:formula="of:=[$Redistribution_high.K47]" office:value-type="float" office:value="0.28177261600473" calcext:value-type="float">
            <text:p>0.28177261600473</text:p>
          </table:table-cell>
          <table:table-cell table:style-name="ce4" table:formula="of:=[$Redistribution_high.L47]" office:value-type="float" office:value="0.246900239850261" calcext:value-type="float">
            <text:p>0.246900239850261</text:p>
          </table:table-cell>
          <table:table-cell table:style-name="ce4" table:formula="of:=[$Redistribution_high.M47]" office:value-type="float" office:value="0.269091215689367" calcext:value-type="float">
            <text:p>0.269091215689367</text:p>
          </table:table-cell>
          <table:table-cell/>
          <table:table-cell table:style-name="ce4"/>
          <table:table-cell table:style-name="ce4" table:formula="of:=[$Redistribution_central.J47]" office:value-type="float" office:value="0.233655607059504" calcext:value-type="float">
            <text:p>0.233655607059504</text:p>
          </table:table-cell>
          <table:table-cell table:style-name="ce4" table:formula="of:=[$Redistribution_central.K47]" office:value-type="float" office:value="0.264533156700678" calcext:value-type="float">
            <text:p>0.264533156700678</text:p>
          </table:table-cell>
          <table:table-cell table:style-name="ce4" table:formula="of:=[$Redistribution_central.L47]" office:value-type="float" office:value="0.241894204820593" calcext:value-type="float">
            <text:p>0.241894204820593</text:p>
          </table:table-cell>
          <table:table-cell table:style-name="ce4" table:formula="of:=[$Redistribution_central.M47]" office:value-type="float" office:value="0.251618212275683" calcext:value-type="float">
            <text:p>0.251618212275683</text:p>
          </table:table-cell>
          <table:table-cell table:number-columns-repeated="2"/>
          <table:table-cell table:style-name="ce4" table:formula="of:=[$redistribution_low.J47]" office:value-type="float" office:value="0.245586165484512" calcext:value-type="float">
            <text:p>0.245586165484512</text:p>
          </table:table-cell>
          <table:table-cell table:style-name="ce4" table:formula="of:=[$redistribution_low.K47]" office:value-type="float" office:value="0.289846920478135" calcext:value-type="float">
            <text:p>0.289846920478135</text:p>
          </table:table-cell>
          <table:table-cell table:style-name="ce4" table:formula="of:=[$redistribution_low.L47]" office:value-type="float" office:value="0.255300915561382" calcext:value-type="float">
            <text:p>0.255300915561382</text:p>
          </table:table-cell>
          <table:table-cell table:style-name="ce4" table:formula="of:=[$redistribution_low.M47]" office:value-type="float" office:value="0.273300789049555" calcext:value-type="float">
            <text:p>0.273300789049555</text:p>
          </table:table-cell>
          <table:table-cell table:number-columns-repeated="47"/>
        </table:table-row>
        <table:table-row table:style-name="ro1">
          <table:table-cell table:style-name="ce4" table:formula="of:=[.A51]+1" office:value-type="float" office:value="95" calcext:value-type="float">
            <text:p>95</text:p>
          </table:table-cell>
          <table:table-cell table:style-name="ce4" table:formula="of:=[$Redistribution_high.J48]" office:value-type="float" office:value="0.237656570078963" calcext:value-type="float">
            <text:p>0.237656570078963</text:p>
          </table:table-cell>
          <table:table-cell table:style-name="ce4" table:formula="of:=[$Redistribution_high.K48]" office:value-type="float" office:value="0.28043991927888" calcext:value-type="float">
            <text:p>0.28043991927888</text:p>
          </table:table-cell>
          <table:table-cell table:style-name="ce4" table:formula="of:=[$Redistribution_high.L48]" office:value-type="float" office:value="0.244993571188231" calcext:value-type="float">
            <text:p>0.244993571188231</text:p>
          </table:table-cell>
          <table:table-cell table:style-name="ce4" table:formula="of:=[$Redistribution_high.M48]" office:value-type="float" office:value="0.268473747064248" calcext:value-type="float">
            <text:p>0.268473747064248</text:p>
          </table:table-cell>
          <table:table-cell/>
          <table:table-cell table:style-name="ce4"/>
          <table:table-cell table:style-name="ce4" table:formula="of:=[$Redistribution_central.J48]" office:value-type="float" office:value="0.237384647508893" calcext:value-type="float">
            <text:p>0.237384647508893</text:p>
          </table:table-cell>
          <table:table-cell table:style-name="ce4" table:formula="of:=[$Redistribution_central.K48]" office:value-type="float" office:value="0.271740580122252" calcext:value-type="float">
            <text:p>0.271740580122252</text:p>
          </table:table-cell>
          <table:table-cell table:style-name="ce4" table:formula="of:=[$Redistribution_central.L48]" office:value-type="float" office:value="0.245868446309921" calcext:value-type="float">
            <text:p>0.245868446309921</text:p>
          </table:table-cell>
          <table:table-cell table:style-name="ce4" table:formula="of:=[$Redistribution_central.M48]" office:value-type="float" office:value="0.258222930161299" calcext:value-type="float">
            <text:p>0.258222930161299</text:p>
          </table:table-cell>
          <table:table-cell table:number-columns-repeated="2"/>
          <table:table-cell table:style-name="ce4" table:formula="of:=[$redistribution_low.J48]" office:value-type="float" office:value="0.233155403931742" calcext:value-type="float">
            <text:p>0.233155403931742</text:p>
          </table:table-cell>
          <table:table-cell table:style-name="ce4" table:formula="of:=[$redistribution_low.K48]" office:value-type="float" office:value="0.27331447842274" calcext:value-type="float">
            <text:p>0.27331447842274</text:p>
          </table:table-cell>
          <table:table-cell table:style-name="ce4" table:formula="of:=[$redistribution_low.L48]" office:value-type="float" office:value="0.242201425113548" calcext:value-type="float">
            <text:p>0.242201425113548</text:p>
          </table:table-cell>
          <table:table-cell table:style-name="ce4" table:formula="of:=[$redistribution_low.M48]" office:value-type="float" office:value="0.257905650043664" calcext:value-type="float">
            <text:p>0.257905650043664</text:p>
          </table:table-cell>
          <table:table-cell table:number-columns-repeated="47"/>
        </table:table-row>
        <table:table-row table:style-name="ro1">
          <table:table-cell table:style-name="ce4" table:formula="of:=[.A52]+1" office:value-type="float" office:value="96" calcext:value-type="float">
            <text:p>96</text:p>
          </table:table-cell>
          <table:table-cell table:style-name="ce4" table:formula="of:=[$Redistribution_high.J49]" office:value-type="float" office:value="0.232311332404315" calcext:value-type="float">
            <text:p>0.232311332404315</text:p>
          </table:table-cell>
          <table:table-cell table:style-name="ce4" table:formula="of:=[$Redistribution_high.K49]" office:value-type="float" office:value="0.269159392838847" calcext:value-type="float">
            <text:p>0.269159392838847</text:p>
          </table:table-cell>
          <table:table-cell table:style-name="ce4" table:formula="of:=[$Redistribution_high.L49]" office:value-type="float" office:value="0.239516303780259" calcext:value-type="float">
            <text:p>0.239516303780259</text:p>
          </table:table-cell>
          <table:table-cell table:style-name="ce4" table:formula="of:=[$Redistribution_high.M49]" office:value-type="float" office:value="0.257646724704446" calcext:value-type="float">
            <text:p>0.257646724704446</text:p>
          </table:table-cell>
          <table:table-cell/>
          <table:table-cell table:style-name="ce4"/>
          <table:table-cell table:style-name="ce4" table:formula="of:=[$Redistribution_central.J49]" office:value-type="float" office:value="0.235331375044047" calcext:value-type="float">
            <text:p>0.235331375044047</text:p>
          </table:table-cell>
          <table:table-cell table:style-name="ce4" table:formula="of:=[$Redistribution_central.K49]" office:value-type="float" office:value="0.272410858188872" calcext:value-type="float">
            <text:p>0.272410858188872</text:p>
          </table:table-cell>
          <table:table-cell table:style-name="ce4" table:formula="of:=[$Redistribution_central.L49]" office:value-type="float" office:value="0.243477671576751" calcext:value-type="float">
            <text:p>0.243477671576751</text:p>
          </table:table-cell>
          <table:table-cell table:style-name="ce4" table:formula="of:=[$Redistribution_central.M49]" office:value-type="float" office:value="0.259310468447735" calcext:value-type="float">
            <text:p>0.259310468447735</text:p>
          </table:table-cell>
          <table:table-cell table:number-columns-repeated="2"/>
          <table:table-cell table:style-name="ce4" table:formula="of:=[$redistribution_low.J49]" office:value-type="float" office:value="0.240018731656953" calcext:value-type="float">
            <text:p>0.240018731656953</text:p>
          </table:table-cell>
          <table:table-cell table:style-name="ce4" table:formula="of:=[$redistribution_low.K49]" office:value-type="float" office:value="0.283228788917531" calcext:value-type="float">
            <text:p>0.283228788917531</text:p>
          </table:table-cell>
          <table:table-cell table:style-name="ce4" table:formula="of:=[$redistribution_low.L49]" office:value-type="float" office:value="0.248886616822325" calcext:value-type="float">
            <text:p>0.248886616822325</text:p>
          </table:table-cell>
          <table:table-cell table:style-name="ce4" table:formula="of:=[$redistribution_low.M49]" office:value-type="float" office:value="0.267949529265817" calcext:value-type="float">
            <text:p>0.267949529265817</text:p>
          </table:table-cell>
          <table:table-cell table:number-columns-repeated="47"/>
        </table:table-row>
        <table:table-row table:style-name="ro1">
          <table:table-cell table:style-name="ce4" table:formula="of:=[.A53]+1" office:value-type="float" office:value="97" calcext:value-type="float">
            <text:p>97</text:p>
          </table:table-cell>
          <table:table-cell table:style-name="ce4" table:formula="of:=[$Redistribution_high.J50]" office:value-type="float" office:value="0.230025834251719" calcext:value-type="float">
            <text:p>0.230025834251719</text:p>
          </table:table-cell>
          <table:table-cell table:style-name="ce4" table:formula="of:=[$Redistribution_high.K50]" office:value-type="float" office:value="0.267754264694328" calcext:value-type="float">
            <text:p>0.267754264694328</text:p>
          </table:table-cell>
          <table:table-cell table:style-name="ce4" table:formula="of:=[$Redistribution_high.L50]" office:value-type="float" office:value="0.238732968254016" calcext:value-type="float">
            <text:p>0.238732968254016</text:p>
          </table:table-cell>
          <table:table-cell table:style-name="ce4" table:formula="of:=[$Redistribution_high.M50]" office:value-type="float" office:value="0.253929830205247" calcext:value-type="float">
            <text:p>0.253929830205247</text:p>
          </table:table-cell>
          <table:table-cell/>
          <table:table-cell table:style-name="ce4"/>
          <table:table-cell table:style-name="ce4" table:formula="of:=[$Redistribution_central.J50]" office:value-type="float" office:value="0.233251107929191" calcext:value-type="float">
            <text:p>0.233251107929191</text:p>
          </table:table-cell>
          <table:table-cell table:style-name="ce4" table:formula="of:=[$Redistribution_central.K50]" office:value-type="float" office:value="0.266552406267767" calcext:value-type="float">
            <text:p>0.266552406267767</text:p>
          </table:table-cell>
          <table:table-cell table:style-name="ce4" table:formula="of:=[$Redistribution_central.L50]" office:value-type="float" office:value="0.243424273829654" calcext:value-type="float">
            <text:p>0.243424273829654</text:p>
          </table:table-cell>
          <table:table-cell table:style-name="ce4" table:formula="of:=[$Redistribution_central.M50]" office:value-type="float" office:value="0.250452326103189" calcext:value-type="float">
            <text:p>0.250452326103189</text:p>
          </table:table-cell>
          <table:table-cell table:number-columns-repeated="2"/>
          <table:table-cell table:style-name="ce4" table:formula="of:=[$redistribution_low.J50]" office:value-type="float" office:value="0.233586895788683" calcext:value-type="float">
            <text:p>0.233586895788683</text:p>
          </table:table-cell>
          <table:table-cell table:style-name="ce4" table:formula="of:=[$redistribution_low.K50]" office:value-type="float" office:value="0.267656952983215" calcext:value-type="float">
            <text:p>0.267656952983215</text:p>
          </table:table-cell>
          <table:table-cell table:style-name="ce4" table:formula="of:=[$redistribution_low.L50]" office:value-type="float" office:value="0.24410993495249" calcext:value-type="float">
            <text:p>0.24410993495249</text:p>
          </table:table-cell>
          <table:table-cell table:style-name="ce4" table:formula="of:=[$redistribution_low.M50]" office:value-type="float" office:value="0.25009868836676" calcext:value-type="float">
            <text:p>0.25009868836676</text:p>
          </table:table-cell>
          <table:table-cell table:number-columns-repeated="47"/>
        </table:table-row>
        <table:table-row table:style-name="ro1">
          <table:table-cell table:style-name="ce4" table:formula="of:=[.A54]+1" office:value-type="float" office:value="98" calcext:value-type="float">
            <text:p>98</text:p>
          </table:table-cell>
          <table:table-cell table:style-name="ce4" table:formula="of:=[$Redistribution_high.J51]" office:value-type="float" office:value="0.238533590179906" calcext:value-type="float">
            <text:p>0.238533590179906</text:p>
          </table:table-cell>
          <table:table-cell table:style-name="ce4" table:formula="of:=[$Redistribution_high.K51]" office:value-type="float" office:value="0.279052903674083" calcext:value-type="float">
            <text:p>0.279052903674083</text:p>
          </table:table-cell>
          <table:table-cell table:style-name="ce4" table:formula="of:=[$Redistribution_high.L51]" office:value-type="float" office:value="0.245222395415397" calcext:value-type="float">
            <text:p>0.245222395415397</text:p>
          </table:table-cell>
          <table:table-cell table:style-name="ce4" table:formula="of:=[$Redistribution_high.M51]" office:value-type="float" office:value="0.268235660802271" calcext:value-type="float">
            <text:p>0.268235660802271</text:p>
          </table:table-cell>
          <table:table-cell/>
          <table:table-cell table:style-name="ce4"/>
          <table:table-cell table:style-name="ce4" table:formula="of:=[$Redistribution_central.J51]" office:value-type="float" office:value="0.236129784972068" calcext:value-type="float">
            <text:p>0.236129784972068</text:p>
          </table:table-cell>
          <table:table-cell table:style-name="ce4" table:formula="of:=[$Redistribution_central.K51]" office:value-type="float" office:value="0.265703701280073" calcext:value-type="float">
            <text:p>0.265703701280073</text:p>
          </table:table-cell>
          <table:table-cell table:style-name="ce4" table:formula="of:=[$Redistribution_central.L51]" office:value-type="float" office:value="0.243591884815817" calcext:value-type="float">
            <text:p>0.243591884815817</text:p>
          </table:table-cell>
          <table:table-cell table:style-name="ce4" table:formula="of:=[$Redistribution_central.M51]" office:value-type="float" office:value="0.253911648899935" calcext:value-type="float">
            <text:p>0.253911648899935</text:p>
          </table:table-cell>
          <table:table-cell table:number-columns-repeated="2"/>
          <table:table-cell table:style-name="ce4" table:formula="of:=[$redistribution_low.J51]" office:value-type="float" office:value="0.230833805499765" calcext:value-type="float">
            <text:p>0.230833805499765</text:p>
          </table:table-cell>
          <table:table-cell table:style-name="ce4" table:formula="of:=[$redistribution_low.K51]" office:value-type="float" office:value="0.259880086600525" calcext:value-type="float">
            <text:p>0.259880086600525</text:p>
          </table:table-cell>
          <table:table-cell table:style-name="ce4" table:formula="of:=[$redistribution_low.L51]" office:value-type="float" office:value="0.238854494755433" calcext:value-type="float">
            <text:p>0.238854494755433</text:p>
          </table:table-cell>
          <table:table-cell table:style-name="ce4" table:formula="of:=[$redistribution_low.M51]" office:value-type="float" office:value="0.246503690084582" calcext:value-type="float">
            <text:p>0.246503690084582</text:p>
          </table:table-cell>
          <table:table-cell table:number-columns-repeated="47"/>
        </table:table-row>
        <table:table-row table:style-name="ro1">
          <table:table-cell table:style-name="ce4" table:formula="of:=[.A55]+1" office:value-type="float" office:value="99" calcext:value-type="float">
            <text:p>99</text:p>
          </table:table-cell>
          <table:table-cell table:style-name="ce4" table:formula="of:=[$Redistribution_high.J52]" office:value-type="float" office:value="0.242562704331613" calcext:value-type="float">
            <text:p>0.242562704331613</text:p>
          </table:table-cell>
          <table:table-cell table:style-name="ce4" table:formula="of:=[$Redistribution_high.K52]" office:value-type="float" office:value="0.284843520054354" calcext:value-type="float">
            <text:p>0.284843520054354</text:p>
          </table:table-cell>
          <table:table-cell table:style-name="ce4" table:formula="of:=[$Redistribution_high.L52]" office:value-type="float" office:value="0.249253481000119" calcext:value-type="float">
            <text:p>0.249253481000119</text:p>
          </table:table-cell>
          <table:table-cell table:style-name="ce4" table:formula="of:=[$Redistribution_high.M52]" office:value-type="float" office:value="0.27398613867646" calcext:value-type="float">
            <text:p>0.27398613867646</text:p>
          </table:table-cell>
          <table:table-cell/>
          <table:table-cell table:style-name="ce4"/>
          <table:table-cell table:style-name="ce4" table:formula="of:=[$Redistribution_central.J52]" office:value-type="float" office:value="0.238912742651726" calcext:value-type="float">
            <text:p>0.238912742651726</text:p>
          </table:table-cell>
          <table:table-cell table:style-name="ce4" table:formula="of:=[$Redistribution_central.K52]" office:value-type="float" office:value="0.270498048955747" calcext:value-type="float">
            <text:p>0.270498048955747</text:p>
          </table:table-cell>
          <table:table-cell table:style-name="ce4" table:formula="of:=[$Redistribution_central.L52]" office:value-type="float" office:value="0.24635770976102" calcext:value-type="float">
            <text:p>0.24635770976102</text:p>
          </table:table-cell>
          <table:table-cell table:style-name="ce4" table:formula="of:=[$Redistribution_central.M52]" office:value-type="float" office:value="0.258700641770874" calcext:value-type="float">
            <text:p>0.258700641770874</text:p>
          </table:table-cell>
          <table:table-cell table:number-columns-repeated="2"/>
          <table:table-cell table:style-name="ce4" table:formula="of:=[$redistribution_low.J52]" office:value-type="float" office:value="0.229940083247466" calcext:value-type="float">
            <text:p>0.229940083247466</text:p>
          </table:table-cell>
          <table:table-cell table:style-name="ce4" table:formula="of:=[$redistribution_low.K52]" office:value-type="float" office:value="0.26245110477088" calcext:value-type="float">
            <text:p>0.26245110477088</text:p>
          </table:table-cell>
          <table:table-cell table:style-name="ce4" table:formula="of:=[$redistribution_low.L52]" office:value-type="float" office:value="0.238247398977072" calcext:value-type="float">
            <text:p>0.238247398977072</text:p>
          </table:table-cell>
          <table:table-cell table:style-name="ce4" table:formula="of:=[$redistribution_low.M52]" office:value-type="float" office:value="0.248367631122637" calcext:value-type="float">
            <text:p>0.248367631122637</text:p>
          </table:table-cell>
          <table:table-cell table:number-columns-repeated="47"/>
        </table:table-row>
        <table:table-row table:style-name="ro1">
          <table:table-cell table:style-name="ce4" table:formula="of:=[.A56]+1" office:value-type="float" office:value="100" calcext:value-type="float">
            <text:p>100</text:p>
          </table:table-cell>
          <table:table-cell table:style-name="ce4" table:formula="of:=[$Redistribution_high.J53]" office:value-type="float" office:value="0.242427471656347" calcext:value-type="float">
            <text:p>0.242427471656347</text:p>
          </table:table-cell>
          <table:table-cell table:style-name="ce4" table:formula="of:=[$Redistribution_high.K53]" office:value-type="float" office:value="0.283883839613045" calcext:value-type="float">
            <text:p>0.283883839613045</text:p>
          </table:table-cell>
          <table:table-cell table:style-name="ce4" table:formula="of:=[$Redistribution_high.L53]" office:value-type="float" office:value="0.249504293547722" calcext:value-type="float">
            <text:p>0.249504293547722</text:p>
          </table:table-cell>
          <table:table-cell table:style-name="ce4" table:formula="of:=[$Redistribution_high.M53]" office:value-type="float" office:value="0.272455214205821" calcext:value-type="float">
            <text:p>0.272455214205821</text:p>
          </table:table-cell>
          <table:table-cell/>
          <table:table-cell table:style-name="ce4"/>
          <table:table-cell table:style-name="ce4" table:formula="of:=[$Redistribution_central.J53]" office:value-type="float" office:value="0.237254451367676" calcext:value-type="float">
            <text:p>0.237254451367676</text:p>
          </table:table-cell>
          <table:table-cell table:style-name="ce4" table:formula="of:=[$Redistribution_central.K53]" office:value-type="float" office:value="0.272237449559011" calcext:value-type="float">
            <text:p>0.272237449559011</text:p>
          </table:table-cell>
          <table:table-cell table:style-name="ce4" table:formula="of:=[$Redistribution_central.L53]" office:value-type="float" office:value="0.244530565288479" calcext:value-type="float">
            <text:p>0.244530565288479</text:p>
          </table:table-cell>
          <table:table-cell table:style-name="ce4" table:formula="of:=[$Redistribution_central.M53]" office:value-type="float" office:value="0.260530278198648" calcext:value-type="float">
            <text:p>0.260530278198648</text:p>
          </table:table-cell>
          <table:table-cell table:number-columns-repeated="2"/>
          <table:table-cell table:style-name="ce4" table:formula="of:=[$redistribution_low.J53]" office:value-type="float" office:value="0.232028924877847" calcext:value-type="float">
            <text:p>0.232028924877847</text:p>
          </table:table-cell>
          <table:table-cell table:style-name="ce4" table:formula="of:=[$redistribution_low.K53]" office:value-type="float" office:value="0.264173278166792" calcext:value-type="float">
            <text:p>0.264173278166792</text:p>
          </table:table-cell>
          <table:table-cell table:style-name="ce4" table:formula="of:=[$redistribution_low.L53]" office:value-type="float" office:value="0.240040163715048" calcext:value-type="float">
            <text:p>0.240040163715048</text:p>
          </table:table-cell>
          <table:table-cell table:style-name="ce4" table:formula="of:=[$redistribution_low.M53]" office:value-type="float" office:value="0.250742150266611" calcext:value-type="float">
            <text:p>0.250742150266611</text:p>
          </table:table-cell>
          <table:table-cell table:number-columns-repeated="47"/>
        </table:table-row>
        <table:table-row table:style-name="ro1">
          <table:table-cell table:style-name="ce4" table:formula="of:=[.A57]+1" office:value-type="float" office:value="101" calcext:value-type="float">
            <text:p>101</text:p>
          </table:table-cell>
          <table:table-cell table:style-name="ce4" table:formula="of:=[$Redistribution_high.J54]" office:value-type="float" office:value="0.23566834536811" calcext:value-type="float">
            <text:p>0.23566834536811</text:p>
          </table:table-cell>
          <table:table-cell table:style-name="ce4" table:formula="of:=[$Redistribution_high.K54]" office:value-type="float" office:value="0.275974578939095" calcext:value-type="float">
            <text:p>0.275974578939095</text:p>
          </table:table-cell>
          <table:table-cell table:style-name="ce4" table:formula="of:=[$Redistribution_high.L54]" office:value-type="float" office:value="0.244409809732612" calcext:value-type="float">
            <text:p>0.244409809732612</text:p>
          </table:table-cell>
          <table:table-cell table:style-name="ce4" table:formula="of:=[$Redistribution_high.M54]" office:value-type="float" office:value="0.261875629657155" calcext:value-type="float">
            <text:p>0.261875629657155</text:p>
          </table:table-cell>
          <table:table-cell/>
          <table:table-cell table:style-name="ce4"/>
          <table:table-cell table:style-name="ce4" table:formula="of:=[$Redistribution_central.J54]" office:value-type="float" office:value="0.240248530699855" calcext:value-type="float">
            <text:p>0.240248530699855</text:p>
          </table:table-cell>
          <table:table-cell table:style-name="ce4" table:formula="of:=[$Redistribution_central.K54]" office:value-type="float" office:value="0.277844798652568" calcext:value-type="float">
            <text:p>0.277844798652568</text:p>
          </table:table-cell>
          <table:table-cell table:style-name="ce4" table:formula="of:=[$Redistribution_central.L54]" office:value-type="float" office:value="0.249726775689492" calcext:value-type="float">
            <text:p>0.249726775689492</text:p>
          </table:table-cell>
          <table:table-cell table:style-name="ce4" table:formula="of:=[$Redistribution_central.M54]" office:value-type="float" office:value="0.262729706727982" calcext:value-type="float">
            <text:p>0.262729706727982</text:p>
          </table:table-cell>
          <table:table-cell table:number-columns-repeated="2"/>
          <table:table-cell table:style-name="ce4" table:formula="of:=[$redistribution_low.J54]" office:value-type="float" office:value="0.237176839004239" calcext:value-type="float">
            <text:p>0.237176839004239</text:p>
          </table:table-cell>
          <table:table-cell table:style-name="ce4" table:formula="of:=[$redistribution_low.K54]" office:value-type="float" office:value="0.275609235432153" calcext:value-type="float">
            <text:p>0.275609235432153</text:p>
          </table:table-cell>
          <table:table-cell table:style-name="ce4" table:formula="of:=[$redistribution_low.L54]" office:value-type="float" office:value="0.247367768196295" calcext:value-type="float">
            <text:p>0.247367768196295</text:p>
          </table:table-cell>
          <table:table-cell table:style-name="ce4" table:formula="of:=[$redistribution_low.M54]" office:value-type="float" office:value="0.258305213398895" calcext:value-type="float">
            <text:p>0.258305213398895</text:p>
          </table:table-cell>
          <table:table-cell table:number-columns-repeated="47"/>
        </table:table-row>
        <table:table-row table:style-name="ro1">
          <table:table-cell table:style-name="ce4" table:formula="of:=[.A58]+1" office:value-type="float" office:value="102" calcext:value-type="float">
            <text:p>102</text:p>
          </table:table-cell>
          <table:table-cell table:style-name="ce4" table:formula="of:=[$Redistribution_high.J55]" office:value-type="float" office:value="0.23712064105878" calcext:value-type="float">
            <text:p>0.23712064105878</text:p>
          </table:table-cell>
          <table:table-cell table:style-name="ce4" table:formula="of:=[$Redistribution_high.K55]" office:value-type="float" office:value="0.278326026471618" calcext:value-type="float">
            <text:p>0.278326026471618</text:p>
          </table:table-cell>
          <table:table-cell table:style-name="ce4" table:formula="of:=[$Redistribution_high.L55]" office:value-type="float" office:value="0.243731521287022" calcext:value-type="float">
            <text:p>0.243731521287022</text:p>
          </table:table-cell>
          <table:table-cell table:style-name="ce4" table:formula="of:=[$Redistribution_high.M55]" office:value-type="float" office:value="0.267485980748865" calcext:value-type="float">
            <text:p>0.267485980748865</text:p>
          </table:table-cell>
          <table:table-cell/>
          <table:table-cell table:style-name="ce4"/>
          <table:table-cell table:style-name="ce4" table:formula="of:=[$Redistribution_central.J55]" office:value-type="float" office:value="0.233039512761609" calcext:value-type="float">
            <text:p>0.233039512761609</text:p>
          </table:table-cell>
          <table:table-cell table:style-name="ce4" table:formula="of:=[$Redistribution_central.K55]" office:value-type="float" office:value="0.26145915974381" calcext:value-type="float">
            <text:p>0.26145915974381</text:p>
          </table:table-cell>
          <table:table-cell table:style-name="ce4" table:formula="of:=[$Redistribution_central.L55]" office:value-type="float" office:value="0.239853355177208" calcext:value-type="float">
            <text:p>0.239853355177208</text:p>
          </table:table-cell>
          <table:table-cell table:style-name="ce4" table:formula="of:=[$Redistribution_central.M55]" office:value-type="float" office:value="0.250714289121617" calcext:value-type="float">
            <text:p>0.250714289121617</text:p>
          </table:table-cell>
          <table:table-cell table:number-columns-repeated="2"/>
          <table:table-cell table:style-name="ce4" table:formula="of:=[$redistribution_low.J55]" office:value-type="float" office:value="0.23506707021865" calcext:value-type="float">
            <text:p>0.23506707021865</text:p>
          </table:table-cell>
          <table:table-cell table:style-name="ce4" table:formula="of:=[$redistribution_low.K55]" office:value-type="float" office:value="0.268550276049627" calcext:value-type="float">
            <text:p>0.268550276049627</text:p>
          </table:table-cell>
          <table:table-cell table:style-name="ce4" table:formula="of:=[$redistribution_low.L55]" office:value-type="float" office:value="0.243108686744274" calcext:value-type="float">
            <text:p>0.243108686744274</text:p>
          </table:table-cell>
          <table:table-cell table:style-name="ce4" table:formula="of:=[$redistribution_low.M55]" office:value-type="float" office:value="0.254723364965344" calcext:value-type="float">
            <text:p>0.254723364965344</text:p>
          </table:table-cell>
          <table:table-cell table:number-columns-repeated="47"/>
        </table:table-row>
        <table:table-row table:style-name="ro1">
          <table:table-cell table:style-name="ce4" table:formula="of:=[.A59]+1" office:value-type="float" office:value="103" calcext:value-type="float">
            <text:p>103</text:p>
          </table:table-cell>
          <table:table-cell table:style-name="ce4" table:formula="of:=[$Redistribution_high.J56]" office:value-type="float" office:value="0.238478215725453" calcext:value-type="float">
            <text:p>0.238478215725453</text:p>
          </table:table-cell>
          <table:table-cell table:style-name="ce4" table:formula="of:=[$Redistribution_high.K56]" office:value-type="float" office:value="0.280444265598426" calcext:value-type="float">
            <text:p>0.280444265598426</text:p>
          </table:table-cell>
          <table:table-cell table:style-name="ce4" table:formula="of:=[$Redistribution_high.L56]" office:value-type="float" office:value="0.244789185425738" calcext:value-type="float">
            <text:p>0.244789185425738</text:p>
          </table:table-cell>
          <table:table-cell table:style-name="ce4" table:formula="of:=[$Redistribution_high.M56]" office:value-type="float" office:value="0.270025698344137" calcext:value-type="float">
            <text:p>0.270025698344137</text:p>
          </table:table-cell>
          <table:table-cell/>
          <table:table-cell table:style-name="ce4"/>
          <table:table-cell table:style-name="ce4" table:formula="of:=[$Redistribution_central.J56]" office:value-type="float" office:value="0.237137410848377" calcext:value-type="float">
            <text:p>0.237137410848377</text:p>
          </table:table-cell>
          <table:table-cell table:style-name="ce4" table:formula="of:=[$Redistribution_central.K56]" office:value-type="float" office:value="0.268658024287544" calcext:value-type="float">
            <text:p>0.268658024287544</text:p>
          </table:table-cell>
          <table:table-cell table:style-name="ce4" table:formula="of:=[$Redistribution_central.L56]" office:value-type="float" office:value="0.244000643481785" calcext:value-type="float">
            <text:p>0.244000643481785</text:p>
          </table:table-cell>
          <table:table-cell table:style-name="ce4" table:formula="of:=[$Redistribution_central.M56]" office:value-type="float" office:value="0.257623931568663" calcext:value-type="float">
            <text:p>0.257623931568663</text:p>
          </table:table-cell>
          <table:table-cell table:number-columns-repeated="2"/>
          <table:table-cell table:style-name="ce4" table:formula="of:=[$redistribution_low.J56]" office:value-type="float" office:value="0.24007651748261" calcext:value-type="float">
            <text:p>0.24007651748261</text:p>
          </table:table-cell>
          <table:table-cell table:style-name="ce4" table:formula="of:=[$redistribution_low.K56]" office:value-type="float" office:value="0.275327040024965" calcext:value-type="float">
            <text:p>0.275327040024965</text:p>
          </table:table-cell>
          <table:table-cell table:style-name="ce4" table:formula="of:=[$redistribution_low.L56]" office:value-type="float" office:value="0.248005654888961" calcext:value-type="float">
            <text:p>0.248005654888961</text:p>
          </table:table-cell>
          <table:table-cell table:style-name="ce4" table:formula="of:=[$redistribution_low.M56]" office:value-type="float" office:value="0.26169850598364" calcext:value-type="float">
            <text:p>0.26169850598364</text:p>
          </table:table-cell>
          <table:table-cell table:number-columns-repeated="47"/>
        </table:table-row>
        <table:table-row table:style-name="ro1">
          <table:table-cell table:style-name="ce4" table:formula="of:=[.A60]+1" office:value-type="float" office:value="104" calcext:value-type="float">
            <text:p>104</text:p>
          </table:table-cell>
          <table:table-cell table:style-name="ce4" table:formula="of:=[$Redistribution_high.J57]" office:value-type="float" office:value="0.231545282987099" calcext:value-type="float">
            <text:p>0.231545282987099</text:p>
          </table:table-cell>
          <table:table-cell table:style-name="ce4" table:formula="of:=[$Redistribution_high.K57]" office:value-type="float" office:value="0.268623235728546" calcext:value-type="float">
            <text:p>0.268623235728546</text:p>
          </table:table-cell>
          <table:table-cell table:style-name="ce4" table:formula="of:=[$Redistribution_high.L57]" office:value-type="float" office:value="0.23673774925986" calcext:value-type="float">
            <text:p>0.23673774925986</text:p>
          </table:table-cell>
          <table:table-cell table:style-name="ce4" table:formula="of:=[$Redistribution_high.M57]" office:value-type="float" office:value="0.260167793057732" calcext:value-type="float">
            <text:p>0.260167793057732</text:p>
          </table:table-cell>
          <table:table-cell/>
          <table:table-cell table:style-name="ce4"/>
          <table:table-cell table:style-name="ce4" table:formula="of:=[$Redistribution_central.J57]" office:value-type="float" office:value="0.237456182701367" calcext:value-type="float">
            <text:p>0.237456182701367</text:p>
          </table:table-cell>
          <table:table-cell table:style-name="ce4" table:formula="of:=[$Redistribution_central.K57]" office:value-type="float" office:value="0.268734830496957" calcext:value-type="float">
            <text:p>0.268734830496957</text:p>
          </table:table-cell>
          <table:table-cell table:style-name="ce4" table:formula="of:=[$Redistribution_central.L57]" office:value-type="float" office:value="0.2450018496643" calcext:value-type="float">
            <text:p>0.2450018496643</text:p>
          </table:table-cell>
          <table:table-cell table:style-name="ce4" table:formula="of:=[$Redistribution_central.M57]" office:value-type="float" office:value="0.25660528979779" calcext:value-type="float">
            <text:p>0.25660528979779</text:p>
          </table:table-cell>
          <table:table-cell table:number-columns-repeated="2"/>
          <table:table-cell table:style-name="ce4" table:formula="of:=[$redistribution_low.J57]" office:value-type="float" office:value="0.234837885784871" calcext:value-type="float">
            <text:p>0.234837885784871</text:p>
          </table:table-cell>
          <table:table-cell table:style-name="ce4" table:formula="of:=[$redistribution_low.K57]" office:value-type="float" office:value="0.266163873865166" calcext:value-type="float">
            <text:p>0.266163873865166</text:p>
          </table:table-cell>
          <table:table-cell table:style-name="ce4" table:formula="of:=[$redistribution_low.L57]" office:value-type="float" office:value="0.242703702398213" calcext:value-type="float">
            <text:p>0.242703702398213</text:p>
          </table:table-cell>
          <table:table-cell table:style-name="ce4" table:formula="of:=[$redistribution_low.M57]" office:value-type="float" office:value="0.252750096721956" calcext:value-type="float">
            <text:p>0.252750096721956</text:p>
          </table:table-cell>
          <table:table-cell table:number-columns-repeated="47"/>
        </table:table-row>
        <table:table-row table:style-name="ro1">
          <table:table-cell table:style-name="ce4" table:formula="of:=[.A61]+1" office:value-type="float" office:value="105" calcext:value-type="float">
            <text:p>105</text:p>
          </table:table-cell>
          <table:table-cell table:style-name="ce4" table:formula="of:=[$Redistribution_high.J58]" office:value-type="float" office:value="0.231317732665246" calcext:value-type="float">
            <text:p>0.231317732665246</text:p>
          </table:table-cell>
          <table:table-cell table:style-name="ce4" table:formula="of:=[$Redistribution_high.K58]" office:value-type="float" office:value="0.269649855696966" calcext:value-type="float">
            <text:p>0.269649855696966</text:p>
          </table:table-cell>
          <table:table-cell table:style-name="ce4" table:formula="of:=[$Redistribution_high.L58]" office:value-type="float" office:value="0.237965922376844" calcext:value-type="float">
            <text:p>0.237965922376844</text:p>
          </table:table-cell>
          <table:table-cell table:style-name="ce4" table:formula="of:=[$Redistribution_high.M58]" office:value-type="float" office:value="0.258870841712845" calcext:value-type="float">
            <text:p>0.258870841712845</text:p>
          </table:table-cell>
          <table:table-cell/>
          <table:table-cell table:style-name="ce4"/>
          <table:table-cell table:style-name="ce4" table:formula="of:=[$Redistribution_central.J58]" office:value-type="float" office:value="0.233858959117443" calcext:value-type="float">
            <text:p>0.233858959117443</text:p>
          </table:table-cell>
          <table:table-cell table:style-name="ce4" table:formula="of:=[$Redistribution_central.K58]" office:value-type="float" office:value="0.26400952293655" calcext:value-type="float">
            <text:p>0.26400952293655</text:p>
          </table:table-cell>
          <table:table-cell table:style-name="ce4" table:formula="of:=[$Redistribution_central.L58]" office:value-type="float" office:value="0.24256806588762" calcext:value-type="float">
            <text:p>0.24256806588762</text:p>
          </table:table-cell>
          <table:table-cell table:style-name="ce4" table:formula="of:=[$Redistribution_central.M58]" office:value-type="float" office:value="0.25032168906627" calcext:value-type="float">
            <text:p>0.25032168906627</text:p>
          </table:table-cell>
          <table:table-cell table:number-columns-repeated="2"/>
          <table:table-cell table:style-name="ce4" table:formula="of:=[$redistribution_low.J58]" office:value-type="float" office:value="0.234883076285167" calcext:value-type="float">
            <text:p>0.234883076285167</text:p>
          </table:table-cell>
          <table:table-cell table:style-name="ce4" table:formula="of:=[$redistribution_low.K58]" office:value-type="float" office:value="0.27499197400072" calcext:value-type="float">
            <text:p>0.27499197400072</text:p>
          </table:table-cell>
          <table:table-cell table:style-name="ce4" table:formula="of:=[$redistribution_low.L58]" office:value-type="float" office:value="0.24475327628169" calcext:value-type="float">
            <text:p>0.24475327628169</text:p>
          </table:table-cell>
          <table:table-cell table:style-name="ce4" table:formula="of:=[$redistribution_low.M58]" office:value-type="float" office:value="0.257752509160373" calcext:value-type="float">
            <text:p>0.257752509160373</text:p>
          </table:table-cell>
          <table:table-cell table:number-columns-repeated="47"/>
        </table:table-row>
        <table:table-row table:style-name="ro1">
          <table:table-cell table:style-name="ce4" table:formula="of:=[.A62]+1" office:value-type="float" office:value="106" calcext:value-type="float">
            <text:p>106</text:p>
          </table:table-cell>
          <table:table-cell table:style-name="ce4" table:formula="of:=[$Redistribution_high.J59]" office:value-type="float" office:value="0.232714647496039" calcext:value-type="float">
            <text:p>0.232714647496039</text:p>
          </table:table-cell>
          <table:table-cell table:style-name="ce4" table:formula="of:=[$Redistribution_high.K59]" office:value-type="float" office:value="0.265931105209123" calcext:value-type="float">
            <text:p>0.265931105209123</text:p>
          </table:table-cell>
          <table:table-cell table:style-name="ce4" table:formula="of:=[$Redistribution_high.L59]" office:value-type="float" office:value="0.23834716001696" calcext:value-type="float">
            <text:p>0.23834716001696</text:p>
          </table:table-cell>
          <table:table-cell table:style-name="ce4" table:formula="of:=[$Redistribution_high.M59]" office:value-type="float" office:value="0.256966165146254" calcext:value-type="float">
            <text:p>0.256966165146254</text:p>
          </table:table-cell>
          <table:table-cell/>
          <table:table-cell table:style-name="ce4"/>
          <table:table-cell table:style-name="ce4" table:formula="of:=[$Redistribution_central.J59]" office:value-type="float" office:value="0.22775506925659" calcext:value-type="float">
            <text:p>0.22775506925659</text:p>
          </table:table-cell>
          <table:table-cell table:style-name="ce4" table:formula="of:=[$Redistribution_central.K59]" office:value-type="float" office:value="0.251320646969443" calcext:value-type="float">
            <text:p>0.251320646969443</text:p>
          </table:table-cell>
          <table:table-cell table:style-name="ce4" table:formula="of:=[$Redistribution_central.L59]" office:value-type="float" office:value="0.233994043317296" calcext:value-type="float">
            <text:p>0.233994043317296</text:p>
          </table:table-cell>
          <table:table-cell table:style-name="ce4" table:formula="of:=[$Redistribution_central.M59]" office:value-type="float" office:value="0.241620571310818" calcext:value-type="float">
            <text:p>0.241620571310818</text:p>
          </table:table-cell>
          <table:table-cell table:number-columns-repeated="2"/>
          <table:table-cell table:style-name="ce4" table:formula="of:=[$redistribution_low.J59]" office:value-type="float" office:value="0.244446827220606" calcext:value-type="float">
            <text:p>0.244446827220606</text:p>
          </table:table-cell>
          <table:table-cell table:style-name="ce4" table:formula="of:=[$redistribution_low.K59]" office:value-type="float" office:value="0.285026393106117" calcext:value-type="float">
            <text:p>0.285026393106117</text:p>
          </table:table-cell>
          <table:table-cell table:style-name="ce4" table:formula="of:=[$redistribution_low.L59]" office:value-type="float" office:value="0.252055407311867" calcext:value-type="float">
            <text:p>0.252055407311867</text:p>
          </table:table-cell>
          <table:table-cell table:style-name="ce4" table:formula="of:=[$redistribution_low.M59]" office:value-type="float" office:value="0.271626559068207" calcext:value-type="float">
            <text:p>0.271626559068207</text:p>
          </table:table-cell>
          <table:table-cell table:number-columns-repeated="47"/>
        </table:table-row>
        <table:table-row table:style-name="ro1">
          <table:table-cell table:style-name="ce4" table:formula="of:=[.A63]+1" office:value-type="float" office:value="107" calcext:value-type="float">
            <text:p>107</text:p>
          </table:table-cell>
          <table:table-cell table:style-name="ce4" table:formula="of:=[$Redistribution_high.J60]" office:value-type="float" office:value="0.23611737218096" calcext:value-type="float">
            <text:p>0.23611737218096</text:p>
          </table:table-cell>
          <table:table-cell table:style-name="ce4" table:formula="of:=[$Redistribution_high.K60]" office:value-type="float" office:value="0.273311704081558" calcext:value-type="float">
            <text:p>0.273311704081558</text:p>
          </table:table-cell>
          <table:table-cell table:style-name="ce4" table:formula="of:=[$Redistribution_high.L60]" office:value-type="float" office:value="0.241737866789231" calcext:value-type="float">
            <text:p>0.241737866789231</text:p>
          </table:table-cell>
          <table:table-cell table:style-name="ce4" table:formula="of:=[$Redistribution_high.M60]" office:value-type="float" office:value="0.26422212349382" calcext:value-type="float">
            <text:p>0.26422212349382</text:p>
          </table:table-cell>
          <table:table-cell/>
          <table:table-cell table:style-name="ce4"/>
          <table:table-cell table:style-name="ce4" table:formula="of:=[$Redistribution_central.J60]" office:value-type="float" office:value="0.226589992280988" calcext:value-type="float">
            <text:p>0.226589992280988</text:p>
          </table:table-cell>
          <table:table-cell table:style-name="ce4" table:formula="of:=[$Redistribution_central.K60]" office:value-type="float" office:value="0.251627182092586" calcext:value-type="float">
            <text:p>0.251627182092586</text:p>
          </table:table-cell>
          <table:table-cell table:style-name="ce4" table:formula="of:=[$Redistribution_central.L60]" office:value-type="float" office:value="0.23327936810366" calcext:value-type="float">
            <text:p>0.23327936810366</text:p>
          </table:table-cell>
          <table:table-cell table:style-name="ce4" table:formula="of:=[$Redistribution_central.M60]" office:value-type="float" office:value="0.241189264310208" calcext:value-type="float">
            <text:p>0.241189264310208</text:p>
          </table:table-cell>
          <table:table-cell table:number-columns-repeated="2"/>
          <table:table-cell table:style-name="ce4" table:formula="of:=[$redistribution_low.J60]" office:value-type="float" office:value="0.23785711731084" calcext:value-type="float">
            <text:p>0.23785711731084</text:p>
          </table:table-cell>
          <table:table-cell table:style-name="ce4" table:formula="of:=[$redistribution_low.K60]" office:value-type="float" office:value="0.269579113216823" calcext:value-type="float">
            <text:p>0.269579113216823</text:p>
          </table:table-cell>
          <table:table-cell table:style-name="ce4" table:formula="of:=[$redistribution_low.L60]" office:value-type="float" office:value="0.24459069625731" calcext:value-type="float">
            <text:p>0.24459069625731</text:p>
          </table:table-cell>
          <table:table-cell table:style-name="ce4" table:formula="of:=[$redistribution_low.M60]" office:value-type="float" office:value="0.258005105948331" calcext:value-type="float">
            <text:p>0.258005105948331</text:p>
          </table:table-cell>
          <table:table-cell table:number-columns-repeated="47"/>
        </table:table-row>
        <table:table-row table:style-name="ro1">
          <table:table-cell table:style-name="ce4" table:formula="of:=[.A64]+1" office:value-type="float" office:value="108" calcext:value-type="float">
            <text:p>108</text:p>
          </table:table-cell>
          <table:table-cell table:style-name="ce4" table:formula="of:=[$Redistribution_high.J61]" office:value-type="float" office:value="0.239829442912167" calcext:value-type="float">
            <text:p>0.239829442912167</text:p>
          </table:table-cell>
          <table:table-cell table:style-name="ce4" table:formula="of:=[$Redistribution_high.K61]" office:value-type="float" office:value="0.280322407281536" calcext:value-type="float">
            <text:p>0.280322407281536</text:p>
          </table:table-cell>
          <table:table-cell table:style-name="ce4" table:formula="of:=[$Redistribution_high.L61]" office:value-type="float" office:value="0.245525942447932" calcext:value-type="float">
            <text:p>0.245525942447932</text:p>
          </table:table-cell>
          <table:table-cell table:style-name="ce4" table:formula="of:=[$Redistribution_high.M61]" office:value-type="float" office:value="0.270980227748113" calcext:value-type="float">
            <text:p>0.270980227748113</text:p>
          </table:table-cell>
          <table:table-cell/>
          <table:table-cell table:style-name="ce4"/>
          <table:table-cell table:style-name="ce4" table:formula="of:=[$Redistribution_central.J61]" office:value-type="float" office:value="0.225822472764624" calcext:value-type="float">
            <text:p>0.225822472764624</text:p>
          </table:table-cell>
          <table:table-cell table:style-name="ce4" table:formula="of:=[$Redistribution_central.K61]" office:value-type="float" office:value="0.251333446810659" calcext:value-type="float">
            <text:p>0.251333446810659</text:p>
          </table:table-cell>
          <table:table-cell table:style-name="ce4" table:formula="of:=[$Redistribution_central.L61]" office:value-type="float" office:value="0.232779558848311" calcext:value-type="float">
            <text:p>0.232779558848311</text:p>
          </table:table-cell>
          <table:table-cell table:style-name="ce4" table:formula="of:=[$Redistribution_central.M61]" office:value-type="float" office:value="0.24034048843743" calcext:value-type="float">
            <text:p>0.24034048843743</text:p>
          </table:table-cell>
          <table:table-cell table:number-columns-repeated="2"/>
          <table:table-cell table:style-name="ce4" table:formula="of:=[$redistribution_low.J61]" office:value-type="float" office:value="0.240020946726843" calcext:value-type="float">
            <text:p>0.240020946726843</text:p>
          </table:table-cell>
          <table:table-cell table:style-name="ce4" table:formula="of:=[$redistribution_low.K61]" office:value-type="float" office:value="0.275200035011137" calcext:value-type="float">
            <text:p>0.275200035011137</text:p>
          </table:table-cell>
          <table:table-cell table:style-name="ce4" table:formula="of:=[$redistribution_low.L61]" office:value-type="float" office:value="0.246743215337893" calcext:value-type="float">
            <text:p>0.246743215337893</text:p>
          </table:table-cell>
          <table:table-cell table:style-name="ce4" table:formula="of:=[$redistribution_low.M61]" office:value-type="float" office:value="0.263674994172682" calcext:value-type="float">
            <text:p>0.263674994172682</text:p>
          </table:table-cell>
          <table:table-cell table:number-columns-repeated="47"/>
        </table:table-row>
        <table:table-row table:style-name="ro1">
          <table:table-cell table:style-name="ce4" table:formula="of:=[.A65]+1" office:value-type="float" office:value="109" calcext:value-type="float">
            <text:p>109</text:p>
          </table:table-cell>
          <table:table-cell table:style-name="ce4" table:formula="of:=[$Redistribution_high.J62]" office:value-type="float" office:value="0.234273540904339" calcext:value-type="float">
            <text:p>0.234273540904339</text:p>
          </table:table-cell>
          <table:table-cell table:style-name="ce4" table:formula="of:=[$Redistribution_high.K62]" office:value-type="float" office:value="0.275864916248262" calcext:value-type="float">
            <text:p>0.275864916248262</text:p>
          </table:table-cell>
          <table:table-cell table:style-name="ce4" table:formula="of:=[$Redistribution_high.L62]" office:value-type="float" office:value="0.24083841779605" calcext:value-type="float">
            <text:p>0.24083841779605</text:p>
          </table:table-cell>
          <table:table-cell table:style-name="ce4" table:formula="of:=[$Redistribution_high.M62]" office:value-type="float" office:value="0.265129569174595" calcext:value-type="float">
            <text:p>0.265129569174595</text:p>
          </table:table-cell>
          <table:table-cell/>
          <table:table-cell table:style-name="ce4"/>
          <table:table-cell table:style-name="ce4" table:formula="of:=[$Redistribution_central.J62]" office:value-type="float" office:value="0.224187794246606" calcext:value-type="float">
            <text:p>0.224187794246606</text:p>
          </table:table-cell>
          <table:table-cell table:style-name="ce4" table:formula="of:=[$Redistribution_central.K62]" office:value-type="float" office:value="0.257757046060386" calcext:value-type="float">
            <text:p>0.257757046060386</text:p>
          </table:table-cell>
          <table:table-cell table:style-name="ce4" table:formula="of:=[$Redistribution_central.L62]" office:value-type="float" office:value="0.232401658033825" calcext:value-type="float">
            <text:p>0.232401658033825</text:p>
          </table:table-cell>
          <table:table-cell table:style-name="ce4" table:formula="of:=[$Redistribution_central.M62]" office:value-type="float" office:value="0.244481846100967" calcext:value-type="float">
            <text:p>0.244481846100967</text:p>
          </table:table-cell>
          <table:table-cell table:number-columns-repeated="2"/>
          <table:table-cell table:style-name="ce4" table:formula="of:=[$redistribution_low.J62]" office:value-type="float" office:value="0.235078165737485" calcext:value-type="float">
            <text:p>0.235078165737485</text:p>
          </table:table-cell>
          <table:table-cell table:style-name="ce4" table:formula="of:=[$redistribution_low.K62]" office:value-type="float" office:value="0.279504103446354" calcext:value-type="float">
            <text:p>0.279504103446354</text:p>
          </table:table-cell>
          <table:table-cell table:style-name="ce4" table:formula="of:=[$redistribution_low.L62]" office:value-type="float" office:value="0.243076922290443" calcext:value-type="float">
            <text:p>0.243076922290443</text:p>
          </table:table-cell>
          <table:table-cell table:style-name="ce4" table:formula="of:=[$redistribution_low.M62]" office:value-type="float" office:value="0.265496901549823" calcext:value-type="float">
            <text:p>0.265496901549823</text:p>
          </table:table-cell>
          <table:table-cell table:number-columns-repeated="47"/>
        </table:table-row>
        <table:table-row table:style-name="ro1">
          <table:table-cell table:style-name="ce4" table:formula="of:=[.A66]+1" office:value-type="float" office:value="110" calcext:value-type="float">
            <text:p>110</text:p>
          </table:table-cell>
          <table:table-cell table:style-name="ce4" table:formula="of:=[$Redistribution_high.J63]" office:value-type="float" office:value="0.238793392257771" calcext:value-type="float">
            <text:p>0.238793392257771</text:p>
          </table:table-cell>
          <table:table-cell table:style-name="ce4" table:formula="of:=[$Redistribution_high.K63]" office:value-type="float" office:value="0.273178438947334" calcext:value-type="float">
            <text:p>0.273178438947334</text:p>
          </table:table-cell>
          <table:table-cell table:style-name="ce4" table:formula="of:=[$Redistribution_high.L63]" office:value-type="float" office:value="0.243738091585247" calcext:value-type="float">
            <text:p>0.243738091585247</text:p>
          </table:table-cell>
          <table:table-cell table:style-name="ce4" table:formula="of:=[$Redistribution_high.M63]" office:value-type="float" office:value="0.265214705912103" calcext:value-type="float">
            <text:p>0.265214705912103</text:p>
          </table:table-cell>
          <table:table-cell/>
          <table:table-cell table:style-name="ce4"/>
          <table:table-cell table:style-name="ce4" table:formula="of:=[$Redistribution_central.J63]" office:value-type="float" office:value="0.230040154376044" calcext:value-type="float">
            <text:p>0.230040154376044</text:p>
          </table:table-cell>
          <table:table-cell table:style-name="ce4" table:formula="of:=[$Redistribution_central.K63]" office:value-type="float" office:value="0.261894945742425" calcext:value-type="float">
            <text:p>0.261894945742425</text:p>
          </table:table-cell>
          <table:table-cell table:style-name="ce4" table:formula="of:=[$Redistribution_central.L63]" office:value-type="float" office:value="0.236517340700922" calcext:value-type="float">
            <text:p>0.236517340700922</text:p>
          </table:table-cell>
          <table:table-cell table:style-name="ce4" table:formula="of:=[$Redistribution_central.M63]" office:value-type="float" office:value="0.251488968889276" calcext:value-type="float">
            <text:p>0.251488968889276</text:p>
          </table:table-cell>
          <table:table-cell table:number-columns-repeated="2"/>
          <table:table-cell table:style-name="ce4" table:formula="of:=[$redistribution_low.J63]" office:value-type="float" office:value="0.234497073255736" calcext:value-type="float">
            <text:p>0.234497073255736</text:p>
          </table:table-cell>
          <table:table-cell table:style-name="ce4" table:formula="of:=[$redistribution_low.K63]" office:value-type="float" office:value="0.27479117341228" calcext:value-type="float">
            <text:p>0.27479117341228</text:p>
          </table:table-cell>
          <table:table-cell table:style-name="ce4" table:formula="of:=[$redistribution_low.L63]" office:value-type="float" office:value="0.241214548409352" calcext:value-type="float">
            <text:p>0.241214548409352</text:p>
          </table:table-cell>
          <table:table-cell table:style-name="ce4" table:formula="of:=[$redistribution_low.M63]" office:value-type="float" office:value="0.26283017980857" calcext:value-type="float">
            <text:p>0.26283017980857</text:p>
          </table:table-cell>
          <table:table-cell table:number-columns-repeated="47"/>
        </table:table-row>
        <table:table-row table:style-name="ro1">
          <table:table-cell table:style-name="ce4" table:formula="of:=[.A67]+1" office:value-type="float" office:value="111" calcext:value-type="float">
            <text:p>111</text:p>
          </table:table-cell>
          <table:table-cell table:style-name="ce4" table:formula="of:=[$Redistribution_high.J64]" office:value-type="float" office:value="0.228053339797452" calcext:value-type="float">
            <text:p>0.228053339797452</text:p>
          </table:table-cell>
          <table:table-cell table:style-name="ce4" table:formula="of:=[$Redistribution_high.K64]" office:value-type="float" office:value="0.261134546861785" calcext:value-type="float">
            <text:p>0.261134546861785</text:p>
          </table:table-cell>
          <table:table-cell table:style-name="ce4" table:formula="of:=[$Redistribution_high.L64]" office:value-type="float" office:value="0.233010668451184" calcext:value-type="float">
            <text:p>0.233010668451184</text:p>
          </table:table-cell>
          <table:table-cell table:style-name="ce4" table:formula="of:=[$Redistribution_high.M64]" office:value-type="float" office:value="0.2530737188884" calcext:value-type="float">
            <text:p>0.2530737188884</text:p>
          </table:table-cell>
          <table:table-cell/>
          <table:table-cell table:style-name="ce4"/>
          <table:table-cell table:style-name="ce4" table:formula="of:=[$Redistribution_central.J64]" office:value-type="float" office:value="0.23146559461207" calcext:value-type="float">
            <text:p>0.23146559461207</text:p>
          </table:table-cell>
          <table:table-cell table:style-name="ce4" table:formula="of:=[$Redistribution_central.K64]" office:value-type="float" office:value="0.262762832103742" calcext:value-type="float">
            <text:p>0.262762832103742</text:p>
          </table:table-cell>
          <table:table-cell table:style-name="ce4" table:formula="of:=[$Redistribution_central.L64]" office:value-type="float" office:value="0.237486058216744" calcext:value-type="float">
            <text:p>0.237486058216744</text:p>
          </table:table-cell>
          <table:table-cell table:style-name="ce4" table:formula="of:=[$Redistribution_central.M64]" office:value-type="float" office:value="0.25304564542535" calcext:value-type="float">
            <text:p>0.25304564542535</text:p>
          </table:table-cell>
          <table:table-cell table:number-columns-repeated="2"/>
          <table:table-cell table:style-name="ce4" table:formula="of:=[$redistribution_low.J64]" office:value-type="float" office:value="0.23290859836701" calcext:value-type="float">
            <text:p>0.23290859836701</text:p>
          </table:table-cell>
          <table:table-cell table:style-name="ce4" table:formula="of:=[$redistribution_low.K64]" office:value-type="float" office:value="0.264100790396509" calcext:value-type="float">
            <text:p>0.264100790396509</text:p>
          </table:table-cell>
          <table:table-cell table:style-name="ce4" table:formula="of:=[$redistribution_low.L64]" office:value-type="float" office:value="0.238829382126465" calcext:value-type="float">
            <text:p>0.238829382126465</text:p>
          </table:table-cell>
          <table:table-cell table:style-name="ce4" table:formula="of:=[$redistribution_low.M64]" office:value-type="float" office:value="0.253872678068347" calcext:value-type="float">
            <text:p>0.253872678068347</text:p>
          </table:table-cell>
          <table:table-cell table:number-columns-repeated="47"/>
        </table:table-row>
        <table:table-row table:style-name="ro1">
          <table:table-cell table:style-name="ce4" table:formula="of:=[.A68]+1" office:value-type="float" office:value="112" calcext:value-type="float">
            <text:p>112</text:p>
          </table:table-cell>
          <table:table-cell table:style-name="ce4" table:formula="of:=[$Redistribution_high.J65]" office:value-type="float" office:value="0.23000754339958" calcext:value-type="float">
            <text:p>0.23000754339958</text:p>
          </table:table-cell>
          <table:table-cell table:style-name="ce4" table:formula="of:=[$Redistribution_high.K65]" office:value-type="float" office:value="0.26691181098928" calcext:value-type="float">
            <text:p>0.26691181098928</text:p>
          </table:table-cell>
          <table:table-cell table:style-name="ce4" table:formula="of:=[$Redistribution_high.L65]" office:value-type="float" office:value="0.235017868312707" calcext:value-type="float">
            <text:p>0.235017868312707</text:p>
          </table:table-cell>
          <table:table-cell table:style-name="ce4" table:formula="of:=[$Redistribution_high.M65]" office:value-type="float" office:value="0.258663590845808" calcext:value-type="float">
            <text:p>0.258663590845808</text:p>
          </table:table-cell>
          <table:table-cell/>
          <table:table-cell table:style-name="ce4"/>
          <table:table-cell table:style-name="ce4" table:formula="of:=[$Redistribution_central.J65]" office:value-type="float" office:value="0.234137629186603" calcext:value-type="float">
            <text:p>0.234137629186603</text:p>
          </table:table-cell>
          <table:table-cell table:style-name="ce4" table:formula="of:=[$Redistribution_central.K65]" office:value-type="float" office:value="0.268911130782461" calcext:value-type="float">
            <text:p>0.268911130782461</text:p>
          </table:table-cell>
          <table:table-cell table:style-name="ce4" table:formula="of:=[$Redistribution_central.L65]" office:value-type="float" office:value="0.240144906706339" calcext:value-type="float">
            <text:p>0.240144906706339</text:p>
          </table:table-cell>
          <table:table-cell table:style-name="ce4" table:formula="of:=[$Redistribution_central.M65]" office:value-type="float" office:value="0.259051851251836" calcext:value-type="float">
            <text:p>0.259051851251836</text:p>
          </table:table-cell>
          <table:table-cell table:number-columns-repeated="2"/>
          <table:table-cell table:style-name="ce4" table:formula="of:=[$redistribution_low.J65]" office:value-type="float" office:value="0.237273307817625" calcext:value-type="float">
            <text:p>0.237273307817625</text:p>
          </table:table-cell>
          <table:table-cell table:style-name="ce4" table:formula="of:=[$redistribution_low.K65]" office:value-type="float" office:value="0.277006388987356" calcext:value-type="float">
            <text:p>0.277006388987356</text:p>
          </table:table-cell>
          <table:table-cell table:style-name="ce4" table:formula="of:=[$redistribution_low.L65]" office:value-type="float" office:value="0.242687704777859" calcext:value-type="float">
            <text:p>0.242687704777859</text:p>
          </table:table-cell>
          <table:table-cell table:style-name="ce4" table:formula="of:=[$redistribution_low.M65]" office:value-type="float" office:value="0.267483453411127" calcext:value-type="float">
            <text:p>0.267483453411127</text:p>
          </table:table-cell>
          <table:table-cell table:number-columns-repeated="47"/>
        </table:table-row>
        <table:table-row table:style-name="ro1">
          <table:table-cell table:style-name="ce4" table:formula="of:=[.A69]+1" office:value-type="float" office:value="113" calcext:value-type="float">
            <text:p>113</text:p>
          </table:table-cell>
          <table:table-cell table:style-name="ce4" table:formula="of:=[$Redistribution_high.J66]" office:value-type="float" office:value="0.238611493686494" calcext:value-type="float">
            <text:p>0.238611493686494</text:p>
          </table:table-cell>
          <table:table-cell table:style-name="ce4" table:formula="of:=[$Redistribution_high.K66]" office:value-type="float" office:value="0.276809356815575" calcext:value-type="float">
            <text:p>0.276809356815575</text:p>
          </table:table-cell>
          <table:table-cell table:style-name="ce4" table:formula="of:=[$Redistribution_high.L66]" office:value-type="float" office:value="0.24469522001933" calcext:value-type="float">
            <text:p>0.24469522001933</text:p>
          </table:table-cell>
          <table:table-cell table:style-name="ce4" table:formula="of:=[$Redistribution_high.M66]" office:value-type="float" office:value="0.266825339410046" calcext:value-type="float">
            <text:p>0.266825339410046</text:p>
          </table:table-cell>
          <table:table-cell/>
          <table:table-cell table:style-name="ce4"/>
          <table:table-cell table:style-name="ce4" table:formula="of:=[$Redistribution_central.J66]" office:value-type="float" office:value="0.240247941769109" calcext:value-type="float">
            <text:p>0.240247941769109</text:p>
          </table:table-cell>
          <table:table-cell table:style-name="ce4" table:formula="of:=[$Redistribution_central.K66]" office:value-type="float" office:value="0.281180450731198" calcext:value-type="float">
            <text:p>0.281180450731198</text:p>
          </table:table-cell>
          <table:table-cell table:style-name="ce4" table:formula="of:=[$Redistribution_central.L66]" office:value-type="float" office:value="0.24754294932888" calcext:value-type="float">
            <text:p>0.24754294932888</text:p>
          </table:table-cell>
          <table:table-cell table:style-name="ce4" table:formula="of:=[$Redistribution_central.M66]" office:value-type="float" office:value="0.269029824630224" calcext:value-type="float">
            <text:p>0.269029824630224</text:p>
          </table:table-cell>
          <table:table-cell table:number-columns-repeated="2"/>
          <table:table-cell table:style-name="ce4" table:formula="of:=[$redistribution_low.J66]" office:value-type="float" office:value="0.241555268910191" calcext:value-type="float">
            <text:p>0.241555268910191</text:p>
          </table:table-cell>
          <table:table-cell table:style-name="ce4" table:formula="of:=[$redistribution_low.K66]" office:value-type="float" office:value="0.281967468747422" calcext:value-type="float">
            <text:p>0.281967468747422</text:p>
          </table:table-cell>
          <table:table-cell table:style-name="ce4" table:formula="of:=[$redistribution_low.L66]" office:value-type="float" office:value="0.248406392656703" calcext:value-type="float">
            <text:p>0.248406392656703</text:p>
          </table:table-cell>
          <table:table-cell table:style-name="ce4" table:formula="of:=[$redistribution_low.M66]" office:value-type="float" office:value="0.269940001842129" calcext:value-type="float">
            <text:p>0.269940001842129</text:p>
          </table:table-cell>
          <table:table-cell table:number-columns-repeated="47"/>
        </table:table-row>
        <table:table-row table:style-name="ro1">
          <table:table-cell table:style-name="ce4" table:formula="of:=[.A70]+1" office:value-type="float" office:value="114" calcext:value-type="float">
            <text:p>114</text:p>
          </table:table-cell>
          <table:table-cell table:style-name="ce4" table:formula="of:=[$Redistribution_high.J67]" office:value-type="float" office:value="0.244817690304391" calcext:value-type="float">
            <text:p>0.244817690304391</text:p>
          </table:table-cell>
          <table:table-cell table:style-name="ce4" table:formula="of:=[$Redistribution_high.K67]" office:value-type="float" office:value="0.285843859397104" calcext:value-type="float">
            <text:p>0.285843859397104</text:p>
          </table:table-cell>
          <table:table-cell table:style-name="ce4" table:formula="of:=[$Redistribution_high.L67]" office:value-type="float" office:value="0.249247308254687" calcext:value-type="float">
            <text:p>0.249247308254687</text:p>
          </table:table-cell>
          <table:table-cell table:style-name="ce4" table:formula="of:=[$Redistribution_high.M67]" office:value-type="float" office:value="0.278521606121365" calcext:value-type="float">
            <text:p>0.278521606121365</text:p>
          </table:table-cell>
          <table:table-cell/>
          <table:table-cell table:style-name="ce4"/>
          <table:table-cell table:style-name="ce4" table:formula="of:=[$Redistribution_central.J67]" office:value-type="float" office:value="0.236853935492323" calcext:value-type="float">
            <text:p>0.236853935492323</text:p>
          </table:table-cell>
          <table:table-cell table:style-name="ce4" table:formula="of:=[$Redistribution_central.K67]" office:value-type="float" office:value="0.278102094673696" calcext:value-type="float">
            <text:p>0.278102094673696</text:p>
          </table:table-cell>
          <table:table-cell table:style-name="ce4" table:formula="of:=[$Redistribution_central.L67]" office:value-type="float" office:value="0.24229063866061" calcext:value-type="float">
            <text:p>0.24229063866061</text:p>
          </table:table-cell>
          <table:table-cell table:style-name="ce4" table:formula="of:=[$Redistribution_central.M67]" office:value-type="float" office:value="0.268971903290319" calcext:value-type="float">
            <text:p>0.268971903290319</text:p>
          </table:table-cell>
          <table:table-cell table:number-columns-repeated="2"/>
          <table:table-cell table:style-name="ce4" table:formula="of:=[$redistribution_low.J67]" office:value-type="float" office:value="0.249528152980624" calcext:value-type="float">
            <text:p>0.249528152980624</text:p>
          </table:table-cell>
          <table:table-cell table:style-name="ce4" table:formula="of:=[$redistribution_low.K67]" office:value-type="float" office:value="0.292557508051468" calcext:value-type="float">
            <text:p>0.292557508051468</text:p>
          </table:table-cell>
          <table:table-cell table:style-name="ce4" table:formula="of:=[$redistribution_low.L67]" office:value-type="float" office:value="0.254868151902643" calcext:value-type="float">
            <text:p>0.254868151902643</text:p>
          </table:table-cell>
          <table:table-cell table:style-name="ce4" table:formula="of:=[$redistribution_low.M67]" office:value-type="float" office:value="0.282954289352421" calcext:value-type="float">
            <text:p>0.282954289352421</text:p>
          </table:table-cell>
          <table:table-cell table:number-columns-repeated="47"/>
        </table:table-row>
        <table:table-row table:style-name="ro1">
          <table:table-cell table:style-name="ce4" table:formula="of:=[.A71]+1" office:value-type="float" office:value="115" calcext:value-type="float">
            <text:p>115</text:p>
          </table:table-cell>
          <table:table-cell table:style-name="ce4" table:formula="of:=[$Redistribution_high.J68]" office:value-type="float" office:value="0.240698527998812" calcext:value-type="float">
            <text:p>0.240698527998812</text:p>
          </table:table-cell>
          <table:table-cell table:style-name="ce4" table:formula="of:=[$Redistribution_high.K68]" office:value-type="float" office:value="0.277488678188421" calcext:value-type="float">
            <text:p>0.277488678188421</text:p>
          </table:table-cell>
          <table:table-cell table:style-name="ce4" table:formula="of:=[$Redistribution_high.L68]" office:value-type="float" office:value="0.244998734207514" calcext:value-type="float">
            <text:p>0.244998734207514</text:p>
          </table:table-cell>
          <table:table-cell table:style-name="ce4" table:formula="of:=[$Redistribution_high.M68]" office:value-type="float" office:value="0.270519192278659" calcext:value-type="float">
            <text:p>0.270519192278659</text:p>
          </table:table-cell>
          <table:table-cell/>
          <table:table-cell table:style-name="ce4"/>
          <table:table-cell table:style-name="ce4" table:formula="of:=[$Redistribution_central.J68]" office:value-type="float" office:value="0.234598701638286" calcext:value-type="float">
            <text:p>0.234598701638286</text:p>
          </table:table-cell>
          <table:table-cell table:style-name="ce4" table:formula="of:=[$Redistribution_central.K68]" office:value-type="float" office:value="0.271614832402602" calcext:value-type="float">
            <text:p>0.271614832402602</text:p>
          </table:table-cell>
          <table:table-cell table:style-name="ce4" table:formula="of:=[$Redistribution_central.L68]" office:value-type="float" office:value="0.239995176269869" calcext:value-type="float">
            <text:p>0.239995176269869</text:p>
          </table:table-cell>
          <table:table-cell table:style-name="ce4" table:formula="of:=[$Redistribution_central.M68]" office:value-type="float" office:value="0.262707227231601" calcext:value-type="float">
            <text:p>0.262707227231601</text:p>
          </table:table-cell>
          <table:table-cell table:number-columns-repeated="2"/>
          <table:table-cell table:style-name="ce4" table:formula="of:=[$redistribution_low.J68]" office:value-type="float" office:value="0.228301058116624" calcext:value-type="float">
            <text:p>0.228301058116624</text:p>
          </table:table-cell>
          <table:table-cell table:style-name="ce4" table:formula="of:=[$redistribution_low.K68]" office:value-type="float" office:value="0.266815784368138" calcext:value-type="float">
            <text:p>0.266815784368138</text:p>
          </table:table-cell>
          <table:table-cell table:style-name="ce4" table:formula="of:=[$redistribution_low.L68]" office:value-type="float" office:value="0.232776565936922" calcext:value-type="float">
            <text:p>0.232776565936922</text:p>
          </table:table-cell>
          <table:table-cell table:style-name="ce4" table:formula="of:=[$redistribution_low.M68]" office:value-type="float" office:value="0.258754848564921" calcext:value-type="float">
            <text:p>0.258754848564921</text:p>
          </table:table-cell>
          <table:table-cell table:number-columns-repeated="47"/>
        </table:table-row>
        <table:table-row table:style-name="ro1">
          <table:table-cell table:style-name="ce4" table:formula="of:=[.A72]+1" office:value-type="float" office:value="116" calcext:value-type="float">
            <text:p>116</text:p>
          </table:table-cell>
          <table:table-cell table:style-name="ce4" table:formula="of:=[$Redistribution_high.J69]" office:value-type="float" office:value="0.242998427389708" calcext:value-type="float">
            <text:p>0.242998427389708</text:p>
          </table:table-cell>
          <table:table-cell table:style-name="ce4" table:formula="of:=[$Redistribution_high.K69]" office:value-type="float" office:value="0.282403138983256" calcext:value-type="float">
            <text:p>0.282403138983256</text:p>
          </table:table-cell>
          <table:table-cell table:style-name="ce4" table:formula="of:=[$Redistribution_high.L69]" office:value-type="float" office:value="0.247535558497025" calcext:value-type="float">
            <text:p>0.247535558497025</text:p>
          </table:table-cell>
          <table:table-cell table:style-name="ce4" table:formula="of:=[$Redistribution_high.M69]" office:value-type="float" office:value="0.274969074022198" calcext:value-type="float">
            <text:p>0.274969074022198</text:p>
          </table:table-cell>
          <table:table-cell/>
          <table:table-cell table:style-name="ce4"/>
          <table:table-cell table:style-name="ce4" table:formula="of:=[$Redistribution_central.J69]" office:value-type="float" office:value="0.243161495849028" calcext:value-type="float">
            <text:p>0.243161495849028</text:p>
          </table:table-cell>
          <table:table-cell table:style-name="ce4" table:formula="of:=[$Redistribution_central.K69]" office:value-type="float" office:value="0.283989256791379" calcext:value-type="float">
            <text:p>0.283989256791379</text:p>
          </table:table-cell>
          <table:table-cell table:style-name="ce4" table:formula="of:=[$Redistribution_central.L69]" office:value-type="float" office:value="0.248060468965205" calcext:value-type="float">
            <text:p>0.248060468965205</text:p>
          </table:table-cell>
          <table:table-cell table:style-name="ce4" table:formula="of:=[$Redistribution_central.M69]" office:value-type="float" office:value="0.275778862585422" calcext:value-type="float">
            <text:p>0.275778862585422</text:p>
          </table:table-cell>
          <table:table-cell table:number-columns-repeated="2"/>
          <table:table-cell table:style-name="ce4" table:formula="of:=[$redistribution_low.J69]" office:value-type="float" office:value="0.238478135002945" calcext:value-type="float">
            <text:p>0.238478135002945</text:p>
          </table:table-cell>
          <table:table-cell table:style-name="ce4" table:formula="of:=[$redistribution_low.K69]" office:value-type="float" office:value="0.272128695580349" calcext:value-type="float">
            <text:p>0.272128695580349</text:p>
          </table:table-cell>
          <table:table-cell table:style-name="ce4" table:formula="of:=[$redistribution_low.L69]" office:value-type="float" office:value="0.242916052762169" calcext:value-type="float">
            <text:p>0.242916052762169</text:p>
          </table:table-cell>
          <table:table-cell table:style-name="ce4" table:formula="of:=[$redistribution_low.M69]" office:value-type="float" office:value="0.264298199827961" calcext:value-type="float">
            <text:p>0.264298199827961</text:p>
          </table:table-cell>
          <table:table-cell table:number-columns-repeated="47"/>
        </table:table-row>
        <table:table-row table:style-name="ro1">
          <table:table-cell table:style-name="ce4" table:formula="of:=[.A73]+1" office:value-type="float" office:value="117" calcext:value-type="float">
            <text:p>117</text:p>
          </table:table-cell>
          <table:table-cell table:style-name="ce4" table:formula="of:=[$Redistribution_high.J70]" office:value-type="float" office:value="0.232393147624568" calcext:value-type="float">
            <text:p>0.232393147624568</text:p>
          </table:table-cell>
          <table:table-cell table:style-name="ce4" table:formula="of:=[$Redistribution_high.K70]" office:value-type="float" office:value="0.266516383101172" calcext:value-type="float">
            <text:p>0.266516383101172</text:p>
          </table:table-cell>
          <table:table-cell table:style-name="ce4" table:formula="of:=[$Redistribution_high.L70]" office:value-type="float" office:value="0.237309015375507" calcext:value-type="float">
            <text:p>0.237309015375507</text:p>
          </table:table-cell>
          <table:table-cell table:style-name="ce4" table:formula="of:=[$Redistribution_high.M70]" office:value-type="float" office:value="0.258578167517949" calcext:value-type="float">
            <text:p>0.258578167517949</text:p>
          </table:table-cell>
          <table:table-cell/>
          <table:table-cell table:style-name="ce4"/>
          <table:table-cell table:style-name="ce4" table:formula="of:=[$Redistribution_central.J70]" office:value-type="float" office:value="0.235742994452012" calcext:value-type="float">
            <text:p>0.235742994452012</text:p>
          </table:table-cell>
          <table:table-cell table:style-name="ce4" table:formula="of:=[$Redistribution_central.K70]" office:value-type="float" office:value="0.273455214336094" calcext:value-type="float">
            <text:p>0.273455214336094</text:p>
          </table:table-cell>
          <table:table-cell table:style-name="ce4" table:formula="of:=[$Redistribution_central.L70]" office:value-type="float" office:value="0.240875360519047" calcext:value-type="float">
            <text:p>0.240875360519047</text:p>
          </table:table-cell>
          <table:table-cell table:style-name="ce4" table:formula="of:=[$Redistribution_central.M70]" office:value-type="float" office:value="0.264963418215988" calcext:value-type="float">
            <text:p>0.264963418215988</text:p>
          </table:table-cell>
          <table:table-cell table:number-columns-repeated="2"/>
          <table:table-cell table:style-name="ce4" table:formula="of:=[$redistribution_low.J70]" office:value-type="float" office:value="0.237988622239888" calcext:value-type="float">
            <text:p>0.237988622239888</text:p>
          </table:table-cell>
          <table:table-cell table:style-name="ce4" table:formula="of:=[$redistribution_low.K70]" office:value-type="float" office:value="0.277993391171004" calcext:value-type="float">
            <text:p>0.277993391171004</text:p>
          </table:table-cell>
          <table:table-cell table:style-name="ce4" table:formula="of:=[$redistribution_low.L70]" office:value-type="float" office:value="0.243391183970144" calcext:value-type="float">
            <text:p>0.243391183970144</text:p>
          </table:table-cell>
          <table:table-cell table:style-name="ce4" table:formula="of:=[$redistribution_low.M70]" office:value-type="float" office:value="0.268318682575095" calcext:value-type="float">
            <text:p>0.268318682575095</text:p>
          </table:table-cell>
          <table:table-cell table:number-columns-repeated="47"/>
        </table:table-row>
        <table:table-row table:style-name="ro1">
          <table:table-cell table:style-name="ce4" table:formula="of:=[.A74]+1" office:value-type="float" office:value="118" calcext:value-type="float">
            <text:p>118</text:p>
          </table:table-cell>
          <table:table-cell table:style-name="ce4" table:formula="of:=[$Redistribution_high.J71]" office:value-type="float" office:value="0.230156485193109" calcext:value-type="float">
            <text:p>0.230156485193109</text:p>
          </table:table-cell>
          <table:table-cell table:style-name="ce4" table:formula="of:=[$Redistribution_high.K71]" office:value-type="float" office:value="0.263521441105696" calcext:value-type="float">
            <text:p>0.263521441105696</text:p>
          </table:table-cell>
          <table:table-cell table:style-name="ce4" table:formula="of:=[$Redistribution_high.L71]" office:value-type="float" office:value="0.233950057565772" calcext:value-type="float">
            <text:p>0.233950057565772</text:p>
          </table:table-cell>
          <table:table-cell table:style-name="ce4" table:formula="of:=[$Redistribution_high.M71]" office:value-type="float" office:value="0.257384107271987" calcext:value-type="float">
            <text:p>0.257384107271987</text:p>
          </table:table-cell>
          <table:table-cell/>
          <table:table-cell table:style-name="ce4"/>
          <table:table-cell table:style-name="ce4" table:formula="of:=[$Redistribution_central.J71]" office:value-type="float" office:value="0.232409340516505" calcext:value-type="float">
            <text:p>0.232409340516505</text:p>
          </table:table-cell>
          <table:table-cell table:style-name="ce4" table:formula="of:=[$Redistribution_central.K71]" office:value-type="float" office:value="0.275786414527717" calcext:value-type="float">
            <text:p>0.275786414527717</text:p>
          </table:table-cell>
          <table:table-cell table:style-name="ce4" table:formula="of:=[$Redistribution_central.L71]" office:value-type="float" office:value="0.235878349278716" calcext:value-type="float">
            <text:p>0.235878349278716</text:p>
          </table:table-cell>
          <table:table-cell table:style-name="ce4" table:formula="of:=[$Redistribution_central.M71]" office:value-type="float" office:value="0.269875751552674" calcext:value-type="float">
            <text:p>0.269875751552674</text:p>
          </table:table-cell>
          <table:table-cell table:number-columns-repeated="2"/>
          <table:table-cell table:style-name="ce4" table:formula="of:=[$redistribution_low.J71]" office:value-type="float" office:value="0.240798716305891" calcext:value-type="float">
            <text:p>0.240798716305891</text:p>
          </table:table-cell>
          <table:table-cell table:style-name="ce4" table:formula="of:=[$redistribution_low.K71]" office:value-type="float" office:value="0.290584253880122" calcext:value-type="float">
            <text:p>0.290584253880122</text:p>
          </table:table-cell>
          <table:table-cell table:style-name="ce4" table:formula="of:=[$redistribution_low.L71]" office:value-type="float" office:value="0.245044486772769" calcext:value-type="float">
            <text:p>0.245044486772769</text:p>
          </table:table-cell>
          <table:table-cell table:style-name="ce4" table:formula="of:=[$redistribution_low.M71]" office:value-type="float" office:value="0.282683719396437" calcext:value-type="float">
            <text:p>0.282683719396437</text:p>
          </table:table-cell>
          <table:table-cell table:number-columns-repeated="47"/>
        </table:table-row>
        <table:table-row table:style-name="ro1">
          <table:table-cell table:style-name="ce4" table:formula="of:=[.A75]+1" office:value-type="float" office:value="119" calcext:value-type="float">
            <text:p>119</text:p>
          </table:table-cell>
          <table:table-cell table:style-name="ce4" table:formula="of:=[$Redistribution_high.J72]" office:value-type="float" office:value="0.234352729376858" calcext:value-type="float">
            <text:p>0.234352729376858</text:p>
          </table:table-cell>
          <table:table-cell table:style-name="ce4" table:formula="of:=[$Redistribution_high.K72]" office:value-type="float" office:value="0.273501299699555" calcext:value-type="float">
            <text:p>0.273501299699555</text:p>
          </table:table-cell>
          <table:table-cell table:style-name="ce4" table:formula="of:=[$Redistribution_high.L72]" office:value-type="float" office:value="0.237831740831323" calcext:value-type="float">
            <text:p>0.237831740831323</text:p>
          </table:table-cell>
          <table:table-cell table:style-name="ce4" table:formula="of:=[$Redistribution_high.M72]" office:value-type="float" office:value="0.267724655877848" calcext:value-type="float">
            <text:p>0.267724655877848</text:p>
          </table:table-cell>
          <table:table-cell/>
          <table:table-cell table:style-name="ce4"/>
          <table:table-cell table:style-name="ce4" table:formula="of:=[$Redistribution_central.J72]" office:value-type="float" office:value="0.248305332620425" calcext:value-type="float">
            <text:p>0.248305332620425</text:p>
          </table:table-cell>
          <table:table-cell table:style-name="ce4" table:formula="of:=[$Redistribution_central.K72]" office:value-type="float" office:value="0.303098598307229" calcext:value-type="float">
            <text:p>0.303098598307229</text:p>
          </table:table-cell>
          <table:table-cell table:style-name="ce4" table:formula="of:=[$Redistribution_central.L72]" office:value-type="float" office:value="0.251898135355157" calcext:value-type="float">
            <text:p>0.251898135355157</text:p>
          </table:table-cell>
          <table:table-cell table:style-name="ce4" table:formula="of:=[$Redistribution_central.M72]" office:value-type="float" office:value="0.296823442283917" calcext:value-type="float">
            <text:p>0.296823442283917</text:p>
          </table:table-cell>
          <table:table-cell table:number-columns-repeated="2"/>
          <table:table-cell table:style-name="ce4" table:formula="of:=[$redistribution_low.J72]" office:value-type="float" office:value="0.236056786340904" calcext:value-type="float">
            <text:p>0.236056786340904</text:p>
          </table:table-cell>
          <table:table-cell table:style-name="ce4" table:formula="of:=[$redistribution_low.K72]" office:value-type="float" office:value="0.271528730056049" calcext:value-type="float">
            <text:p>0.271528730056049</text:p>
          </table:table-cell>
          <table:table-cell table:style-name="ce4" table:formula="of:=[$redistribution_low.L72]" office:value-type="float" office:value="0.239295254696624" calcext:value-type="float">
            <text:p>0.239295254696624</text:p>
          </table:table-cell>
          <table:table-cell table:style-name="ce4" table:formula="of:=[$redistribution_low.M72]" office:value-type="float" office:value="0.265749155840292" calcext:value-type="float">
            <text:p>0.265749155840292</text:p>
          </table:table-cell>
          <table:table-cell table:number-columns-repeated="47"/>
        </table:table-row>
        <table:table-row table:style-name="ro1">
          <table:table-cell table:style-name="ce4" table:formula="of:=[.A76]+1" office:value-type="float" office:value="120" calcext:value-type="float">
            <text:p>120</text:p>
          </table:table-cell>
          <table:table-cell table:style-name="ce4" table:formula="of:=[$Redistribution_high.J73]" office:value-type="float" office:value="0.228990974333358" calcext:value-type="float">
            <text:p>0.228990974333358</text:p>
          </table:table-cell>
          <table:table-cell table:style-name="ce4" table:formula="of:=[$Redistribution_high.K73]" office:value-type="float" office:value="0.262808352668142" calcext:value-type="float">
            <text:p>0.262808352668142</text:p>
          </table:table-cell>
          <table:table-cell table:style-name="ce4" table:formula="of:=[$Redistribution_high.L73]" office:value-type="float" office:value="0.232530905074787" calcext:value-type="float">
            <text:p>0.232530905074787</text:p>
          </table:table-cell>
          <table:table-cell table:style-name="ce4" table:formula="of:=[$Redistribution_high.M73]" office:value-type="float" office:value="0.257003524984511" calcext:value-type="float">
            <text:p>0.257003524984511</text:p>
          </table:table-cell>
          <table:table-cell/>
          <table:table-cell table:style-name="ce4"/>
          <table:table-cell table:style-name="ce4" table:formula="of:=[$Redistribution_central.J73]" office:value-type="float" office:value="0.247389618710954" calcext:value-type="float">
            <text:p>0.247389618710954</text:p>
          </table:table-cell>
          <table:table-cell table:style-name="ce4" table:formula="of:=[$Redistribution_central.K73]" office:value-type="float" office:value="0.294784413837627" calcext:value-type="float">
            <text:p>0.294784413837627</text:p>
          </table:table-cell>
          <table:table-cell table:style-name="ce4" table:formula="of:=[$Redistribution_central.L73]" office:value-type="float" office:value="0.250380469210797" calcext:value-type="float">
            <text:p>0.250380469210797</text:p>
          </table:table-cell>
          <table:table-cell table:style-name="ce4" table:formula="of:=[$Redistribution_central.M73]" office:value-type="float" office:value="0.289651250073727" calcext:value-type="float">
            <text:p>0.289651250073727</text:p>
          </table:table-cell>
          <table:table-cell table:number-columns-repeated="2"/>
          <table:table-cell table:style-name="ce4" table:formula="of:=[$redistribution_low.J73]" office:value-type="float" office:value="0.237437340224267" calcext:value-type="float">
            <text:p>0.237437340224267</text:p>
          </table:table-cell>
          <table:table-cell table:style-name="ce4" table:formula="of:=[$redistribution_low.K73]" office:value-type="float" office:value="0.279057753478296" calcext:value-type="float">
            <text:p>0.279057753478296</text:p>
          </table:table-cell>
          <table:table-cell table:style-name="ce4" table:formula="of:=[$redistribution_low.L73]" office:value-type="float" office:value="0.240718267391694" calcext:value-type="float">
            <text:p>0.240718267391694</text:p>
          </table:table-cell>
          <table:table-cell table:style-name="ce4" table:formula="of:=[$redistribution_low.M73]" office:value-type="float" office:value="0.272983896137742" calcext:value-type="float">
            <text:p>0.272983896137742</text:p>
          </table:table-cell>
          <table:table-cell table:number-columns-repeated="47"/>
        </table:table-row>
        <table:table-row table:style-name="ro1">
          <table:table-cell table:style-name="ce4" table:formula="of:=[.A77]+1" office:value-type="float" office:value="121" calcext:value-type="float">
            <text:p>121</text:p>
          </table:table-cell>
          <table:table-cell table:style-name="ce4" table:formula="of:=[$Redistribution_high.J74]" office:value-type="float" office:value="0.235846834407216" calcext:value-type="float">
            <text:p>0.235846834407216</text:p>
          </table:table-cell>
          <table:table-cell table:style-name="ce4" table:formula="of:=[$Redistribution_high.K74]" office:value-type="float" office:value="0.268910469380525" calcext:value-type="float">
            <text:p>0.268910469380525</text:p>
          </table:table-cell>
          <table:table-cell table:style-name="ce4" table:formula="of:=[$Redistribution_high.L74]" office:value-type="float" office:value="0.240075068075753" calcext:value-type="float">
            <text:p>0.240075068075753</text:p>
          </table:table-cell>
          <table:table-cell table:style-name="ce4" table:formula="of:=[$Redistribution_high.M74]" office:value-type="float" office:value="0.262104095767076" calcext:value-type="float">
            <text:p>0.262104095767076</text:p>
          </table:table-cell>
          <table:table-cell/>
          <table:table-cell table:style-name="ce4"/>
          <table:table-cell table:style-name="ce4" table:formula="of:=[$Redistribution_central.J74]" office:value-type="float" office:value="0.242180994619583" calcext:value-type="float">
            <text:p>0.242180994619583</text:p>
          </table:table-cell>
          <table:table-cell table:style-name="ce4" table:formula="of:=[$Redistribution_central.K74]" office:value-type="float" office:value="0.288918438332922" calcext:value-type="float">
            <text:p>0.288918438332922</text:p>
          </table:table-cell>
          <table:table-cell table:style-name="ce4" table:formula="of:=[$Redistribution_central.L74]" office:value-type="float" office:value="0.24617958759238" calcext:value-type="float">
            <text:p>0.24617958759238</text:p>
          </table:table-cell>
          <table:table-cell table:style-name="ce4" table:formula="of:=[$Redistribution_central.M74]" office:value-type="float" office:value="0.28211562342578" calcext:value-type="float">
            <text:p>0.28211562342578</text:p>
          </table:table-cell>
          <table:table-cell table:number-columns-repeated="2"/>
          <table:table-cell table:style-name="ce4" table:formula="of:=[$redistribution_low.J74]" office:value-type="float" office:value="0.229446888895744" calcext:value-type="float">
            <text:p>0.229446888895744</text:p>
          </table:table-cell>
          <table:table-cell table:style-name="ce4" table:formula="of:=[$redistribution_low.K74]" office:value-type="float" office:value="0.268603806040241" calcext:value-type="float">
            <text:p>0.268603806040241</text:p>
          </table:table-cell>
          <table:table-cell table:style-name="ce4" table:formula="of:=[$redistribution_low.L74]" office:value-type="float" office:value="0.233092780067735" calcext:value-type="float">
            <text:p>0.233092780067735</text:p>
          </table:table-cell>
          <table:table-cell table:style-name="ce4" table:formula="of:=[$redistribution_low.M74]" office:value-type="float" office:value="0.261943699893464" calcext:value-type="float">
            <text:p>0.261943699893464</text:p>
          </table:table-cell>
          <table:table-cell table:number-columns-repeated="47"/>
        </table:table-row>
        <table:table-row table:style-name="ro1">
          <table:table-cell table:style-name="ce4" table:formula="of:=[.A78]+1" office:value-type="float" office:value="122" calcext:value-type="float">
            <text:p>122</text:p>
          </table:table-cell>
          <table:table-cell table:style-name="ce4" table:formula="of:=[$Redistribution_high.J75]" office:value-type="float" office:value="0.24409887469239" calcext:value-type="float">
            <text:p>0.24409887469239</text:p>
          </table:table-cell>
          <table:table-cell table:style-name="ce4" table:formula="of:=[$Redistribution_high.K75]" office:value-type="float" office:value="0.282209124119267" calcext:value-type="float">
            <text:p>0.282209124119267</text:p>
          </table:table-cell>
          <table:table-cell table:style-name="ce4" table:formula="of:=[$Redistribution_high.L75]" office:value-type="float" office:value="0.247208280480132" calcext:value-type="float">
            <text:p>0.247208280480132</text:p>
          </table:table-cell>
          <table:table-cell table:style-name="ce4" table:formula="of:=[$Redistribution_high.M75]" office:value-type="float" office:value="0.277114216971397" calcext:value-type="float">
            <text:p>0.277114216971397</text:p>
          </table:table-cell>
          <table:table-cell/>
          <table:table-cell table:style-name="ce4"/>
          <table:table-cell table:style-name="ce4" table:formula="of:=[$Redistribution_central.J75]" office:value-type="float" office:value="0.241244477140373" calcext:value-type="float">
            <text:p>0.241244477140373</text:p>
          </table:table-cell>
          <table:table-cell table:style-name="ce4" table:formula="of:=[$Redistribution_central.K75]" office:value-type="float" office:value="0.287276969636198" calcext:value-type="float">
            <text:p>0.287276969636198</text:p>
          </table:table-cell>
          <table:table-cell table:style-name="ce4" table:formula="of:=[$Redistribution_central.L75]" office:value-type="float" office:value="0.244180076621212" calcext:value-type="float">
            <text:p>0.244180076621212</text:p>
          </table:table-cell>
          <table:table-cell table:style-name="ce4" table:formula="of:=[$Redistribution_central.M75]" office:value-type="float" office:value="0.28226085463519" calcext:value-type="float">
            <text:p>0.28226085463519</text:p>
          </table:table-cell>
          <table:table-cell table:number-columns-repeated="2"/>
          <table:table-cell table:style-name="ce4" table:formula="of:=[$redistribution_low.J75]" office:value-type="float" office:value="0.230168589884403" calcext:value-type="float">
            <text:p>0.230168589884403</text:p>
          </table:table-cell>
          <table:table-cell table:style-name="ce4" table:formula="of:=[$redistribution_low.K75]" office:value-type="float" office:value="0.26558024267266" calcext:value-type="float">
            <text:p>0.26558024267266</text:p>
          </table:table-cell>
          <table:table-cell table:style-name="ce4" table:formula="of:=[$redistribution_low.L75]" office:value-type="float" office:value="0.233355167134756" calcext:value-type="float">
            <text:p>0.233355167134756</text:p>
          </table:table-cell>
          <table:table-cell table:style-name="ce4" table:formula="of:=[$redistribution_low.M75]" office:value-type="float" office:value="0.259768440042504" calcext:value-type="float">
            <text:p>0.259768440042504</text:p>
          </table:table-cell>
          <table:table-cell table:number-columns-repeated="47"/>
        </table:table-row>
        <table:table-row table:style-name="ro1">
          <table:table-cell table:style-name="ce4" table:formula="of:=[.A79]+1" office:value-type="float" office:value="123" calcext:value-type="float">
            <text:p>123</text:p>
          </table:table-cell>
          <table:table-cell table:style-name="ce4" table:formula="of:=[$Redistribution_high.J76]" office:value-type="float" office:value="0.252855818362854" calcext:value-type="float">
            <text:p>0.252855818362854</text:p>
          </table:table-cell>
          <table:table-cell table:style-name="ce4" table:formula="of:=[$Redistribution_high.K76]" office:value-type="float" office:value="0.292217354787746" calcext:value-type="float">
            <text:p>0.292217354787746</text:p>
          </table:table-cell>
          <table:table-cell table:style-name="ce4" table:formula="of:=[$Redistribution_high.L76]" office:value-type="float" office:value="0.25595848958895" calcext:value-type="float">
            <text:p>0.25595848958895</text:p>
          </table:table-cell>
          <table:table-cell table:style-name="ce4" table:formula="of:=[$Redistribution_high.M76]" office:value-type="float" office:value="0.287090088910749" calcext:value-type="float">
            <text:p>0.287090088910749</text:p>
          </table:table-cell>
          <table:table-cell/>
          <table:table-cell table:style-name="ce4"/>
          <table:table-cell table:style-name="ce4" table:formula="of:=[$Redistribution_central.J76]" office:value-type="float" office:value="0.237157648266437" calcext:value-type="float">
            <text:p>0.237157648266437</text:p>
          </table:table-cell>
          <table:table-cell table:style-name="ce4" table:formula="of:=[$Redistribution_central.K76]" office:value-type="float" office:value="0.274732856481672" calcext:value-type="float">
            <text:p>0.274732856481672</text:p>
          </table:table-cell>
          <table:table-cell table:style-name="ce4" table:formula="of:=[$Redistribution_central.L76]" office:value-type="float" office:value="0.239715237600054" calcext:value-type="float">
            <text:p>0.239715237600054</text:p>
          </table:table-cell>
          <table:table-cell table:style-name="ce4" table:formula="of:=[$Redistribution_central.M76]" office:value-type="float" office:value="0.270519830972331" calcext:value-type="float">
            <text:p>0.270519830972331</text:p>
          </table:table-cell>
          <table:table-cell table:number-columns-repeated="2"/>
          <table:table-cell table:style-name="ce4" table:formula="of:=[$redistribution_low.J76]" office:value-type="float" office:value="0.229157340918879" calcext:value-type="float">
            <text:p>0.229157340918879</text:p>
          </table:table-cell>
          <table:table-cell table:style-name="ce4" table:formula="of:=[$redistribution_low.K76]" office:value-type="float" office:value="0.255671049219003" calcext:value-type="float">
            <text:p>0.255671049219003</text:p>
          </table:table-cell>
          <table:table-cell table:style-name="ce4" table:formula="of:=[$redistribution_low.L76]" office:value-type="float" office:value="0.232489652586296" calcext:value-type="float">
            <text:p>0.232489652586296</text:p>
          </table:table-cell>
          <table:table-cell table:style-name="ce4" table:formula="of:=[$redistribution_low.M76]" office:value-type="float" office:value="0.249753499282266" calcext:value-type="float">
            <text:p>0.249753499282266</text:p>
          </table:table-cell>
          <table:table-cell table:number-columns-repeated="47"/>
        </table:table-row>
        <table:table-row table:style-name="ro1">
          <table:table-cell table:style-name="ce4" table:formula="of:=[.A80]+1" office:value-type="float" office:value="124" calcext:value-type="float">
            <text:p>124</text:p>
          </table:table-cell>
          <table:table-cell table:style-name="ce4" table:formula="of:=[$Redistribution_high.J77]" office:value-type="float" office:value="0.262832592315069" calcext:value-type="float">
            <text:p>0.262832592315069</text:p>
          </table:table-cell>
          <table:table-cell table:style-name="ce4" table:formula="of:=[$Redistribution_high.K77]" office:value-type="float" office:value="0.304159613847691" calcext:value-type="float">
            <text:p>0.304159613847691</text:p>
          </table:table-cell>
          <table:table-cell table:style-name="ce4" table:formula="of:=[$Redistribution_high.L77]" office:value-type="float" office:value="0.265745648856086" calcext:value-type="float">
            <text:p>0.265745648856086</text:p>
          </table:table-cell>
          <table:table-cell table:style-name="ce4" table:formula="of:=[$Redistribution_high.M77]" office:value-type="float" office:value="0.299360366239909" calcext:value-type="float">
            <text:p>0.299360366239909</text:p>
          </table:table-cell>
          <table:table-cell/>
          <table:table-cell table:style-name="ce4"/>
          <table:table-cell table:style-name="ce4" table:formula="of:=[$Redistribution_central.J77]" office:value-type="float" office:value="0.242557223815615" calcext:value-type="float">
            <text:p>0.242557223815615</text:p>
          </table:table-cell>
          <table:table-cell table:style-name="ce4" table:formula="of:=[$Redistribution_central.K77]" office:value-type="float" office:value="0.281198925685251" calcext:value-type="float">
            <text:p>0.281198925685251</text:p>
          </table:table-cell>
          <table:table-cell table:style-name="ce4" table:formula="of:=[$Redistribution_central.L77]" office:value-type="float" office:value="0.245336285764529" calcext:value-type="float">
            <text:p>0.245336285764529</text:p>
          </table:table-cell>
          <table:table-cell table:style-name="ce4" table:formula="of:=[$Redistribution_central.M77]" office:value-type="float" office:value="0.276613141369592" calcext:value-type="float">
            <text:p>0.276613141369592</text:p>
          </table:table-cell>
          <table:table-cell table:number-columns-repeated="2"/>
          <table:table-cell table:style-name="ce4" table:formula="of:=[$redistribution_low.J77]" office:value-type="float" office:value="0.233698376071403" calcext:value-type="float">
            <text:p>0.233698376071403</text:p>
          </table:table-cell>
          <table:table-cell table:style-name="ce4" table:formula="of:=[$redistribution_low.K77]" office:value-type="float" office:value="0.269061004958141" calcext:value-type="float">
            <text:p>0.269061004958141</text:p>
          </table:table-cell>
          <table:table-cell table:style-name="ce4" table:formula="of:=[$redistribution_low.L77]" office:value-type="float" office:value="0.237078279848637" calcext:value-type="float">
            <text:p>0.237078279848637</text:p>
          </table:table-cell>
          <table:table-cell table:style-name="ce4" table:formula="of:=[$redistribution_low.M77]" office:value-type="float" office:value="0.262780365172331" calcext:value-type="float">
            <text:p>0.262780365172331</text:p>
          </table:table-cell>
          <table:table-cell table:number-columns-repeated="47"/>
        </table:table-row>
        <table:table-row table:style-name="ro1">
          <table:table-cell table:style-name="ce4" table:formula="of:=[.A81]+1" office:value-type="float" office:value="125" calcext:value-type="float">
            <text:p>125</text:p>
          </table:table-cell>
          <table:table-cell table:style-name="ce4" table:formula="of:=[$Redistribution_high.J78]" office:value-type="float" office:value="0.263007446402971" calcext:value-type="float">
            <text:p>0.263007446402971</text:p>
          </table:table-cell>
          <table:table-cell table:style-name="ce4" table:formula="of:=[$Redistribution_high.K78]" office:value-type="float" office:value="0.308578873555768" calcext:value-type="float">
            <text:p>0.308578873555768</text:p>
          </table:table-cell>
          <table:table-cell table:style-name="ce4" table:formula="of:=[$Redistribution_high.L78]" office:value-type="float" office:value="0.266061873820343" calcext:value-type="float">
            <text:p>0.266061873820343</text:p>
          </table:table-cell>
          <table:table-cell table:style-name="ce4" table:formula="of:=[$Redistribution_high.M78]" office:value-type="float" office:value="0.303504379201524" calcext:value-type="float">
            <text:p>0.303504379201524</text:p>
          </table:table-cell>
          <table:table-cell/>
          <table:table-cell table:style-name="ce4"/>
          <table:table-cell table:style-name="ce4" table:formula="of:=[$Redistribution_central.J78]" office:value-type="float" office:value="0.253894611852432" calcext:value-type="float">
            <text:p>0.253894611852432</text:p>
          </table:table-cell>
          <table:table-cell table:style-name="ce4" table:formula="of:=[$Redistribution_central.K78]" office:value-type="float" office:value="0.297608590516339" calcext:value-type="float">
            <text:p>0.297608590516339</text:p>
          </table:table-cell>
          <table:table-cell table:style-name="ce4" table:formula="of:=[$Redistribution_central.L78]" office:value-type="float" office:value="0.257884070762712" calcext:value-type="float">
            <text:p>0.257884070762712</text:p>
          </table:table-cell>
          <table:table-cell table:style-name="ce4" table:formula="of:=[$Redistribution_central.M78]" office:value-type="float" office:value="0.290973853406839" calcext:value-type="float">
            <text:p>0.290973853406839</text:p>
          </table:table-cell>
          <table:table-cell table:number-columns-repeated="2"/>
          <table:table-cell table:style-name="ce4" table:formula="of:=[$redistribution_low.J78]" office:value-type="float" office:value="0.228111431021138" calcext:value-type="float">
            <text:p>0.228111431021138</text:p>
          </table:table-cell>
          <table:table-cell table:style-name="ce4" table:formula="of:=[$redistribution_low.K78]" office:value-type="float" office:value="0.254356552803726" calcext:value-type="float">
            <text:p>0.254356552803726</text:p>
          </table:table-cell>
          <table:table-cell table:style-name="ce4" table:formula="of:=[$redistribution_low.L78]" office:value-type="float" office:value="0.23156099650286" calcext:value-type="float">
            <text:p>0.23156099650286</text:p>
          </table:table-cell>
          <table:table-cell table:style-name="ce4" table:formula="of:=[$redistribution_low.M78]" office:value-type="float" office:value="0.248189744038164" calcext:value-type="float">
            <text:p>0.248189744038164</text:p>
          </table:table-cell>
          <table:table-cell table:number-columns-repeated="47"/>
        </table:table-row>
        <table:table-row table:style-name="ro1">
          <table:table-cell table:style-name="ce4" table:formula="of:=[.A82]+1" office:value-type="float" office:value="126" calcext:value-type="float">
            <text:p>126</text:p>
          </table:table-cell>
          <table:table-cell table:style-name="ce4" table:formula="of:=[$Redistribution_high.J79]" office:value-type="float" office:value="0.257269256290445" calcext:value-type="float">
            <text:p>0.257269256290445</text:p>
          </table:table-cell>
          <table:table-cell table:style-name="ce4" table:formula="of:=[$Redistribution_high.K79]" office:value-type="float" office:value="0.302108886398463" calcext:value-type="float">
            <text:p>0.302108886398463</text:p>
          </table:table-cell>
          <table:table-cell table:style-name="ce4" table:formula="of:=[$Redistribution_high.L79]" office:value-type="float" office:value="0.259979472670683" calcext:value-type="float">
            <text:p>0.259979472670683</text:p>
          </table:table-cell>
          <table:table-cell table:style-name="ce4" table:formula="of:=[$Redistribution_high.M79]" office:value-type="float" office:value="0.297568517459758" calcext:value-type="float">
            <text:p>0.297568517459758</text:p>
          </table:table-cell>
          <table:table-cell/>
          <table:table-cell table:style-name="ce4"/>
          <table:table-cell table:style-name="ce4" table:formula="of:=[$Redistribution_central.J79]" office:value-type="float" office:value="0.25553816203147" calcext:value-type="float">
            <text:p>0.25553816203147</text:p>
          </table:table-cell>
          <table:table-cell table:style-name="ce4" table:formula="of:=[$Redistribution_central.K79]" office:value-type="float" office:value="0.297094554224301" calcext:value-type="float">
            <text:p>0.297094554224301</text:p>
          </table:table-cell>
          <table:table-cell table:style-name="ce4" table:formula="of:=[$Redistribution_central.L79]" office:value-type="float" office:value="0.2581735881468" calcext:value-type="float">
            <text:p>0.2581735881468</text:p>
          </table:table-cell>
          <table:table-cell table:style-name="ce4" table:formula="of:=[$Redistribution_central.M79]" office:value-type="float" office:value="0.292710360993583" calcext:value-type="float">
            <text:p>0.292710360993583</text:p>
          </table:table-cell>
          <table:table-cell table:number-columns-repeated="2"/>
          <table:table-cell table:style-name="ce4" table:formula="of:=[$redistribution_low.J79]" office:value-type="float" office:value="0.231792523159098" calcext:value-type="float">
            <text:p>0.231792523159098</text:p>
          </table:table-cell>
          <table:table-cell table:style-name="ce4" table:formula="of:=[$redistribution_low.K79]" office:value-type="float" office:value="0.262424654659595" calcext:value-type="float">
            <text:p>0.262424654659595</text:p>
          </table:table-cell>
          <table:table-cell table:style-name="ce4" table:formula="of:=[$redistribution_low.L79]" office:value-type="float" office:value="0.234575985113558" calcext:value-type="float">
            <text:p>0.234575985113558</text:p>
          </table:table-cell>
          <table:table-cell table:style-name="ce4" table:formula="of:=[$redistribution_low.M79]" office:value-type="float" office:value="0.257307656012807" calcext:value-type="float">
            <text:p>0.257307656012807</text:p>
          </table:table-cell>
          <table:table-cell table:number-columns-repeated="47"/>
        </table:table-row>
        <table:table-row table:style-name="ro1">
          <table:table-cell table:style-name="ce4" table:formula="of:=[.A83]+1" office:value-type="float" office:value="127" calcext:value-type="float">
            <text:p>127</text:p>
          </table:table-cell>
          <table:table-cell table:style-name="ce4" table:formula="of:=[$Redistribution_high.J80]" office:value-type="float" office:value="0.257612514826474" calcext:value-type="float">
            <text:p>0.257612514826474</text:p>
          </table:table-cell>
          <table:table-cell table:style-name="ce4" table:formula="of:=[$Redistribution_high.K80]" office:value-type="float" office:value="0.307155108344018" calcext:value-type="float">
            <text:p>0.307155108344018</text:p>
          </table:table-cell>
          <table:table-cell table:style-name="ce4" table:formula="of:=[$Redistribution_high.L80]" office:value-type="float" office:value="0.26035424090503" calcext:value-type="float">
            <text:p>0.26035424090503</text:p>
          </table:table-cell>
          <table:table-cell table:style-name="ce4" table:formula="of:=[$Redistribution_high.M80]" office:value-type="float" office:value="0.302508672341971" calcext:value-type="float">
            <text:p>0.302508672341971</text:p>
          </table:table-cell>
          <table:table-cell/>
          <table:table-cell table:style-name="ce4"/>
          <table:table-cell table:style-name="ce4" table:formula="of:=[$Redistribution_central.J80]" office:value-type="float" office:value="0.271458203670482" calcext:value-type="float">
            <text:p>0.271458203670482</text:p>
          </table:table-cell>
          <table:table-cell table:style-name="ce4" table:formula="of:=[$Redistribution_central.K80]" office:value-type="float" office:value="0.320556812548705" calcext:value-type="float">
            <text:p>0.320556812548705</text:p>
          </table:table-cell>
          <table:table-cell table:style-name="ce4" table:formula="of:=[$Redistribution_central.L80]" office:value-type="float" office:value="0.274389050430491" calcext:value-type="float">
            <text:p>0.274389050430491</text:p>
          </table:table-cell>
          <table:table-cell table:style-name="ce4" table:formula="of:=[$Redistribution_central.M80]" office:value-type="float" office:value="0.315623816216489" calcext:value-type="float">
            <text:p>0.315623816216489</text:p>
          </table:table-cell>
          <table:table-cell table:number-columns-repeated="2"/>
          <table:table-cell table:style-name="ce4" table:formula="of:=[$redistribution_low.J80]" office:value-type="float" office:value="0.227014909609801" calcext:value-type="float">
            <text:p>0.227014909609801</text:p>
          </table:table-cell>
          <table:table-cell table:style-name="ce4" table:formula="of:=[$redistribution_low.K80]" office:value-type="float" office:value="0.266112774808175" calcext:value-type="float">
            <text:p>0.266112774808175</text:p>
          </table:table-cell>
          <table:table-cell table:style-name="ce4" table:formula="of:=[$redistribution_low.L80]" office:value-type="float" office:value="0.229920035687965" calcext:value-type="float">
            <text:p>0.229920035687965</text:p>
          </table:table-cell>
          <table:table-cell table:style-name="ce4" table:formula="of:=[$redistribution_low.M80]" office:value-type="float" office:value="0.260632435849617" calcext:value-type="float">
            <text:p>0.260632435849617</text:p>
          </table:table-cell>
          <table:table-cell table:number-columns-repeated="47"/>
        </table:table-row>
        <table:table-row table:style-name="ro1">
          <table:table-cell table:style-name="ce4" table:formula="of:=[.A84]+1" office:value-type="float" office:value="128" calcext:value-type="float">
            <text:p>128</text:p>
          </table:table-cell>
          <table:table-cell table:style-name="ce4" table:formula="of:=[$Redistribution_high.J81]" office:value-type="float" office:value="0.2498157291461" calcext:value-type="float">
            <text:p>0.2498157291461</text:p>
          </table:table-cell>
          <table:table-cell table:style-name="ce4" table:formula="of:=[$Redistribution_high.K81]" office:value-type="float" office:value="0.294976410492587" calcext:value-type="float">
            <text:p>0.294976410492587</text:p>
          </table:table-cell>
          <table:table-cell table:style-name="ce4" table:formula="of:=[$Redistribution_high.L81]" office:value-type="float" office:value="0.251572968583809" calcext:value-type="float">
            <text:p>0.251572968583809</text:p>
          </table:table-cell>
          <table:table-cell table:style-name="ce4" table:formula="of:=[$Redistribution_high.M81]" office:value-type="float" office:value="0.292005527421598" calcext:value-type="float">
            <text:p>0.292005527421598</text:p>
          </table:table-cell>
          <table:table-cell/>
          <table:table-cell table:style-name="ce4"/>
          <table:table-cell table:style-name="ce4" table:formula="of:=[$Redistribution_central.J81]" office:value-type="float" office:value="0.266102216110197" calcext:value-type="float">
            <text:p>0.266102216110197</text:p>
          </table:table-cell>
          <table:table-cell table:style-name="ce4" table:formula="of:=[$Redistribution_central.K81]" office:value-type="float" office:value="0.314163746886465" calcext:value-type="float">
            <text:p>0.314163746886465</text:p>
          </table:table-cell>
          <table:table-cell table:style-name="ce4" table:formula="of:=[$Redistribution_central.L81]" office:value-type="float" office:value="0.268694131477719" calcext:value-type="float">
            <text:p>0.268694131477719</text:p>
          </table:table-cell>
          <table:table-cell table:style-name="ce4" table:formula="of:=[$Redistribution_central.M81]" office:value-type="float" office:value="0.309817011724754" calcext:value-type="float">
            <text:p>0.309817011724754</text:p>
          </table:table-cell>
          <table:table-cell table:number-columns-repeated="2"/>
          <table:table-cell table:style-name="ce4" table:formula="of:=[$redistribution_low.J81]" office:value-type="float" office:value="0.226852277667486" calcext:value-type="float">
            <text:p>0.226852277667486</text:p>
          </table:table-cell>
          <table:table-cell table:style-name="ce4" table:formula="of:=[$redistribution_low.K81]" office:value-type="float" office:value="0.264164117441304" calcext:value-type="float">
            <text:p>0.264164117441304</text:p>
          </table:table-cell>
          <table:table-cell table:style-name="ce4" table:formula="of:=[$redistribution_low.L81]" office:value-type="float" office:value="0.229052897138832" calcext:value-type="float">
            <text:p>0.229052897138832</text:p>
          </table:table-cell>
          <table:table-cell table:style-name="ce4" table:formula="of:=[$redistribution_low.M81]" office:value-type="float" office:value="0.260091436841714" calcext:value-type="float">
            <text:p>0.260091436841714</text:p>
          </table:table-cell>
          <table:table-cell table:number-columns-repeated="47"/>
        </table:table-row>
        <table:table-row table:style-name="ro1">
          <table:table-cell table:style-name="ce4" table:formula="of:=[.A85]+1" office:value-type="float" office:value="129" calcext:value-type="float">
            <text:p>129</text:p>
          </table:table-cell>
          <table:table-cell table:style-name="ce4" table:formula="of:=[$Redistribution_high.J82]" office:value-type="float" office:value="0.248502466439367" calcext:value-type="float">
            <text:p>0.248502466439367</text:p>
          </table:table-cell>
          <table:table-cell table:style-name="ce4" table:formula="of:=[$Redistribution_high.K82]" office:value-type="float" office:value="0.294505847385883" calcext:value-type="float">
            <text:p>0.294505847385883</text:p>
          </table:table-cell>
          <table:table-cell table:style-name="ce4" table:formula="of:=[$Redistribution_high.L82]" office:value-type="float" office:value="0.251222992499928" calcext:value-type="float">
            <text:p>0.251222992499928</text:p>
          </table:table-cell>
          <table:table-cell table:style-name="ce4" table:formula="of:=[$Redistribution_high.M82]" office:value-type="float" office:value="0.289940128341779" calcext:value-type="float">
            <text:p>0.289940128341779</text:p>
          </table:table-cell>
          <table:table-cell/>
          <table:table-cell table:style-name="ce4"/>
          <table:table-cell table:style-name="ce4" table:formula="of:=[$Redistribution_central.J82]" office:value-type="float" office:value="0.259563715690082" calcext:value-type="float">
            <text:p>0.259563715690082</text:p>
          </table:table-cell>
          <table:table-cell table:style-name="ce4" table:formula="of:=[$Redistribution_central.K82]" office:value-type="float" office:value="0.304519817636035" calcext:value-type="float">
            <text:p>0.304519817636035</text:p>
          </table:table-cell>
          <table:table-cell table:style-name="ce4" table:formula="of:=[$Redistribution_central.L82]" office:value-type="float" office:value="0.263438132971878" calcext:value-type="float">
            <text:p>0.263438132971878</text:p>
          </table:table-cell>
          <table:table-cell table:style-name="ce4" table:formula="of:=[$Redistribution_central.M82]" office:value-type="float" office:value="0.298112223649824" calcext:value-type="float">
            <text:p>0.298112223649824</text:p>
          </table:table-cell>
          <table:table-cell table:number-columns-repeated="2"/>
          <table:table-cell table:style-name="ce4" table:formula="of:=[$redistribution_low.J82]" office:value-type="float" office:value="0.23162192570962" calcext:value-type="float">
            <text:p>0.23162192570962</text:p>
          </table:table-cell>
          <table:table-cell table:style-name="ce4" table:formula="of:=[$redistribution_low.K82]" office:value-type="float" office:value="0.278066631045677" calcext:value-type="float">
            <text:p>0.278066631045677</text:p>
          </table:table-cell>
          <table:table-cell table:style-name="ce4" table:formula="of:=[$redistribution_low.L82]" office:value-type="float" office:value="0.23461333489426" calcext:value-type="float">
            <text:p>0.23461333489426</text:p>
          </table:table-cell>
          <table:table-cell table:style-name="ce4" table:formula="of:=[$redistribution_low.M82]" office:value-type="float" office:value="0.272350905010619" calcext:value-type="float">
            <text:p>0.272350905010619</text:p>
          </table:table-cell>
          <table:table-cell table:number-columns-repeated="47"/>
        </table:table-row>
        <table:table-row table:style-name="ro1">
          <table:table-cell table:style-name="ce4" table:formula="of:=[.A86]+1" office:value-type="float" office:value="130" calcext:value-type="float">
            <text:p>130</text:p>
          </table:table-cell>
          <table:table-cell table:style-name="ce4" table:formula="of:=[$Redistribution_high.J83]" office:value-type="float" office:value="0.244952522340638" calcext:value-type="float">
            <text:p>0.244952522340638</text:p>
          </table:table-cell>
          <table:table-cell table:style-name="ce4" table:formula="of:=[$Redistribution_high.K83]" office:value-type="float" office:value="0.290837892486814" calcext:value-type="float">
            <text:p>0.290837892486814</text:p>
          </table:table-cell>
          <table:table-cell table:style-name="ce4" table:formula="of:=[$Redistribution_high.L83]" office:value-type="float" office:value="0.247196837212364" calcext:value-type="float">
            <text:p>0.247196837212364</text:p>
          </table:table-cell>
          <table:table-cell table:style-name="ce4" table:formula="of:=[$Redistribution_high.M83]" office:value-type="float" office:value="0.287068122827613" calcext:value-type="float">
            <text:p>0.287068122827613</text:p>
          </table:table-cell>
          <table:table-cell/>
          <table:table-cell table:style-name="ce4"/>
          <table:table-cell table:style-name="ce4" table:formula="of:=[$Redistribution_central.J83]" office:value-type="float" office:value="0.250084386424342" calcext:value-type="float">
            <text:p>0.250084386424342</text:p>
          </table:table-cell>
          <table:table-cell table:style-name="ce4" table:formula="of:=[$Redistribution_central.K83]" office:value-type="float" office:value="0.288571161652528" calcext:value-type="float">
            <text:p>0.288571161652528</text:p>
          </table:table-cell>
          <table:table-cell table:style-name="ce4" table:formula="of:=[$Redistribution_central.L83]" office:value-type="float" office:value="0.253091505949748" calcext:value-type="float">
            <text:p>0.253091505949748</text:p>
          </table:table-cell>
          <table:table-cell table:style-name="ce4" table:formula="of:=[$Redistribution_central.M83]" office:value-type="float" office:value="0.283589621070369" calcext:value-type="float">
            <text:p>0.283589621070369</text:p>
          </table:table-cell>
          <table:table-cell table:number-columns-repeated="2"/>
          <table:table-cell table:style-name="ce4" table:formula="of:=[$redistribution_low.J83]" office:value-type="float" office:value="0.229344060611677" calcext:value-type="float">
            <text:p>0.229344060611677</text:p>
          </table:table-cell>
          <table:table-cell table:style-name="ce4" table:formula="of:=[$redistribution_low.K83]" office:value-type="float" office:value="0.267766750137903" calcext:value-type="float">
            <text:p>0.267766750137903</text:p>
          </table:table-cell>
          <table:table-cell table:style-name="ce4" table:formula="of:=[$redistribution_low.L83]" office:value-type="float" office:value="0.231627422369501" calcext:value-type="float">
            <text:p>0.231627422369501</text:p>
          </table:table-cell>
          <table:table-cell table:style-name="ce4" table:formula="of:=[$redistribution_low.M83]" office:value-type="float" office:value="0.263458284355234" calcext:value-type="float">
            <text:p>0.263458284355234</text:p>
          </table:table-cell>
          <table:table-cell table:number-columns-repeated="47"/>
        </table:table-row>
        <table:table-row table:style-name="ro1">
          <table:table-cell table:style-name="ce4" table:formula="of:=[.A87]+1" office:value-type="float" office:value="131" calcext:value-type="float">
            <text:p>131</text:p>
          </table:table-cell>
          <table:table-cell table:style-name="ce4" table:formula="of:=[$Redistribution_high.J84]" office:value-type="float" office:value="0.248875188633374" calcext:value-type="float">
            <text:p>0.248875188633374</text:p>
          </table:table-cell>
          <table:table-cell table:style-name="ce4" table:formula="of:=[$Redistribution_high.K84]" office:value-type="float" office:value="0.302903629121415" calcext:value-type="float">
            <text:p>0.302903629121415</text:p>
          </table:table-cell>
          <table:table-cell table:style-name="ce4" table:formula="of:=[$Redistribution_high.L84]" office:value-type="float" office:value="0.251123927527754" calcext:value-type="float">
            <text:p>0.251123927527754</text:p>
          </table:table-cell>
          <table:table-cell table:style-name="ce4" table:formula="of:=[$Redistribution_high.M84]" office:value-type="float" office:value="0.299012648249618" calcext:value-type="float">
            <text:p>0.299012648249618</text:p>
          </table:table-cell>
          <table:table-cell/>
          <table:table-cell table:style-name="ce4"/>
          <table:table-cell table:style-name="ce4" table:formula="of:=[$Redistribution_central.J84]" office:value-type="float" office:value="0.260214987688333" calcext:value-type="float">
            <text:p>0.260214987688333</text:p>
          </table:table-cell>
          <table:table-cell table:style-name="ce4" table:formula="of:=[$Redistribution_central.K84]" office:value-type="float" office:value="0.307146953582656" calcext:value-type="float">
            <text:p>0.307146953582656</text:p>
          </table:table-cell>
          <table:table-cell table:style-name="ce4" table:formula="of:=[$Redistribution_central.L84]" office:value-type="float" office:value="0.263639097772484" calcext:value-type="float">
            <text:p>0.263639097772484</text:p>
          </table:table-cell>
          <table:table-cell table:style-name="ce4" table:formula="of:=[$Redistribution_central.M84]" office:value-type="float" office:value="0.301332891564075" calcext:value-type="float">
            <text:p>0.301332891564075</text:p>
          </table:table-cell>
          <table:table-cell table:number-columns-repeated="2"/>
          <table:table-cell table:style-name="ce4" table:formula="of:=[$redistribution_low.J84]" office:value-type="float" office:value="0.227372401563811" calcext:value-type="float">
            <text:p>0.227372401563811</text:p>
          </table:table-cell>
          <table:table-cell table:style-name="ce4" table:formula="of:=[$redistribution_low.K84]" office:value-type="float" office:value="0.266531001297471" calcext:value-type="float">
            <text:p>0.266531001297471</text:p>
          </table:table-cell>
          <table:table-cell table:style-name="ce4" table:formula="of:=[$redistribution_low.L84]" office:value-type="float" office:value="0.229449466503021" calcext:value-type="float">
            <text:p>0.229449466503021</text:p>
          </table:table-cell>
          <table:table-cell table:style-name="ce4" table:formula="of:=[$redistribution_low.M84]" office:value-type="float" office:value="0.262588525871787" calcext:value-type="float">
            <text:p>0.262588525871787</text:p>
          </table:table-cell>
          <table:table-cell table:number-columns-repeated="47"/>
        </table:table-row>
        <table:table-row table:style-name="ro1">
          <table:table-cell table:style-name="ce4" table:formula="of:=[.A88]+1" office:value-type="float" office:value="132" calcext:value-type="float">
            <text:p>132</text:p>
          </table:table-cell>
          <table:table-cell table:style-name="ce4" table:formula="of:=[$Redistribution_high.J85]" office:value-type="float" office:value="0.239107766919894" calcext:value-type="float">
            <text:p>0.239107766919894</text:p>
          </table:table-cell>
          <table:table-cell table:style-name="ce4" table:formula="of:=[$Redistribution_high.K85]" office:value-type="float" office:value="0.286982062467199" calcext:value-type="float">
            <text:p>0.286982062467199</text:p>
          </table:table-cell>
          <table:table-cell table:style-name="ce4" table:formula="of:=[$Redistribution_high.L85]" office:value-type="float" office:value="0.240866619412175" calcext:value-type="float">
            <text:p>0.240866619412175</text:p>
          </table:table-cell>
          <table:table-cell table:style-name="ce4" table:formula="of:=[$Redistribution_high.M85]" office:value-type="float" office:value="0.284023112934353" calcext:value-type="float">
            <text:p>0.284023112934353</text:p>
          </table:table-cell>
          <table:table-cell/>
          <table:table-cell table:style-name="ce4"/>
          <table:table-cell table:style-name="ce4" table:formula="of:=[$Redistribution_central.J85]" office:value-type="float" office:value="0.25387784136743" calcext:value-type="float">
            <text:p>0.25387784136743</text:p>
          </table:table-cell>
          <table:table-cell table:style-name="ce4" table:formula="of:=[$Redistribution_central.K85]" office:value-type="float" office:value="0.306222709929509" calcext:value-type="float">
            <text:p>0.306222709929509</text:p>
          </table:table-cell>
          <table:table-cell table:style-name="ce4" table:formula="of:=[$Redistribution_central.L85]" office:value-type="float" office:value="0.257122555117377" calcext:value-type="float">
            <text:p>0.257122555117377</text:p>
          </table:table-cell>
          <table:table-cell table:style-name="ce4" table:formula="of:=[$Redistribution_central.M85]" office:value-type="float" office:value="0.30064526186611" calcext:value-type="float">
            <text:p>0.30064526186611</text:p>
          </table:table-cell>
          <table:table-cell table:number-columns-repeated="2"/>
          <table:table-cell table:style-name="ce4" table:formula="of:=[$redistribution_low.J85]" office:value-type="float" office:value="0.22763311047139" calcext:value-type="float">
            <text:p>0.22763311047139</text:p>
          </table:table-cell>
          <table:table-cell table:style-name="ce4" table:formula="of:=[$redistribution_low.K85]" office:value-type="float" office:value="0.273716200593985" calcext:value-type="float">
            <text:p>0.273716200593985</text:p>
          </table:table-cell>
          <table:table-cell table:style-name="ce4" table:formula="of:=[$redistribution_low.L85]" office:value-type="float" office:value="0.229546816077183" calcext:value-type="float">
            <text:p>0.229546816077183</text:p>
          </table:table-cell>
          <table:table-cell table:style-name="ce4" table:formula="of:=[$redistribution_low.M85]" office:value-type="float" office:value="0.270048630411361" calcext:value-type="float">
            <text:p>0.270048630411361</text:p>
          </table:table-cell>
          <table:table-cell table:number-columns-repeated="47"/>
        </table:table-row>
        <table:table-row table:style-name="ro1">
          <table:table-cell table:style-name="ce4" table:formula="of:=[.A89]+1" office:value-type="float" office:value="133" calcext:value-type="float">
            <text:p>133</text:p>
          </table:table-cell>
          <table:table-cell table:style-name="ce4" table:formula="of:=[$Redistribution_high.J86]" office:value-type="float" office:value="0.245574290658612" calcext:value-type="float">
            <text:p>0.245574290658612</text:p>
          </table:table-cell>
          <table:table-cell table:style-name="ce4" table:formula="of:=[$Redistribution_high.K86]" office:value-type="float" office:value="0.300683916780082" calcext:value-type="float">
            <text:p>0.300683916780082</text:p>
          </table:table-cell>
          <table:table-cell table:style-name="ce4" table:formula="of:=[$Redistribution_high.L86]" office:value-type="float" office:value="0.2478624362815" calcext:value-type="float">
            <text:p>0.2478624362815</text:p>
          </table:table-cell>
          <table:table-cell table:style-name="ce4" table:formula="of:=[$Redistribution_high.M86]" office:value-type="float" office:value="0.296759208412021" calcext:value-type="float">
            <text:p>0.296759208412021</text:p>
          </table:table-cell>
          <table:table-cell/>
          <table:table-cell table:style-name="ce4"/>
          <table:table-cell table:style-name="ce4" table:formula="of:=[$Redistribution_central.J86]" office:value-type="float" office:value="0.252998580636848" calcext:value-type="float">
            <text:p>0.252998580636848</text:p>
          </table:table-cell>
          <table:table-cell table:style-name="ce4" table:formula="of:=[$Redistribution_central.K86]" office:value-type="float" office:value="0.302384475096203" calcext:value-type="float">
            <text:p>0.302384475096203</text:p>
          </table:table-cell>
          <table:table-cell table:style-name="ce4" table:formula="of:=[$Redistribution_central.L86]" office:value-type="float" office:value="0.256536324067499" calcext:value-type="float">
            <text:p>0.256536324067499</text:p>
          </table:table-cell>
          <table:table-cell table:style-name="ce4" table:formula="of:=[$Redistribution_central.M86]" office:value-type="float" office:value="0.296324075408637" calcext:value-type="float">
            <text:p>0.296324075408637</text:p>
          </table:table-cell>
          <table:table-cell table:number-columns-repeated="2"/>
          <table:table-cell table:style-name="ce4" table:formula="of:=[$redistribution_low.J86]" office:value-type="float" office:value="0.232366363390174" calcext:value-type="float">
            <text:p>0.232366363390174</text:p>
          </table:table-cell>
          <table:table-cell table:style-name="ce4" table:formula="of:=[$redistribution_low.K86]" office:value-type="float" office:value="0.287493535094418" calcext:value-type="float">
            <text:p>0.287493535094418</text:p>
          </table:table-cell>
          <table:table-cell table:style-name="ce4" table:formula="of:=[$redistribution_low.L86]" office:value-type="float" office:value="0.234625697984268" calcext:value-type="float">
            <text:p>0.234625697984268</text:p>
          </table:table-cell>
          <table:table-cell table:style-name="ce4" table:formula="of:=[$redistribution_low.M86]" office:value-type="float" office:value="0.283070603844614" calcext:value-type="float">
            <text:p>0.283070603844614</text:p>
          </table:table-cell>
          <table:table-cell table:number-columns-repeated="47"/>
        </table:table-row>
        <table:table-row table:style-name="ro1">
          <table:table-cell table:style-name="ce4" table:formula="of:=[.A90]+1" office:value-type="float" office:value="134" calcext:value-type="float">
            <text:p>134</text:p>
          </table:table-cell>
          <table:table-cell table:style-name="ce4" table:formula="of:=[$Redistribution_high.J87]" office:value-type="float" office:value="0.244668427243172" calcext:value-type="float">
            <text:p>0.244668427243172</text:p>
          </table:table-cell>
          <table:table-cell table:style-name="ce4" table:formula="of:=[$Redistribution_high.K87]" office:value-type="float" office:value="0.29661805805223" calcext:value-type="float">
            <text:p>0.29661805805223</text:p>
          </table:table-cell>
          <table:table-cell table:style-name="ce4" table:formula="of:=[$Redistribution_high.L87]" office:value-type="float" office:value="0.246078374389138" calcext:value-type="float">
            <text:p>0.246078374389138</text:p>
          </table:table-cell>
          <table:table-cell table:style-name="ce4" table:formula="of:=[$Redistribution_high.M87]" office:value-type="float" office:value="0.294203438019437" calcext:value-type="float">
            <text:p>0.294203438019437</text:p>
          </table:table-cell>
          <table:table-cell/>
          <table:table-cell table:style-name="ce4"/>
          <table:table-cell table:style-name="ce4" table:formula="of:=[$Redistribution_central.J87]" office:value-type="float" office:value="0.254590436867483" calcext:value-type="float">
            <text:p>0.254590436867483</text:p>
          </table:table-cell>
          <table:table-cell table:style-name="ce4" table:formula="of:=[$Redistribution_central.K87]" office:value-type="float" office:value="0.302911256695718" calcext:value-type="float">
            <text:p>0.302911256695718</text:p>
          </table:table-cell>
          <table:table-cell table:style-name="ce4" table:formula="of:=[$Redistribution_central.L87]" office:value-type="float" office:value="0.257775110061838" calcext:value-type="float">
            <text:p>0.257775110061838</text:p>
          </table:table-cell>
          <table:table-cell table:style-name="ce4" table:formula="of:=[$Redistribution_central.M87]" office:value-type="float" office:value="0.297476299975792" calcext:value-type="float">
            <text:p>0.297476299975792</text:p>
          </table:table-cell>
          <table:table-cell table:number-columns-repeated="2"/>
          <table:table-cell table:style-name="ce4" table:formula="of:=[$redistribution_low.J87]" office:value-type="float" office:value="0.241085965221756" calcext:value-type="float">
            <text:p>0.241085965221756</text:p>
          </table:table-cell>
          <table:table-cell table:style-name="ce4" table:formula="of:=[$redistribution_low.K87]" office:value-type="float" office:value="0.299279158462439" calcext:value-type="float">
            <text:p>0.299279158462439</text:p>
          </table:table-cell>
          <table:table-cell table:style-name="ce4" table:formula="of:=[$redistribution_low.L87]" office:value-type="float" office:value="0.243014057293742" calcext:value-type="float">
            <text:p>0.243014057293742</text:p>
          </table:table-cell>
          <table:table-cell table:style-name="ce4" table:formula="of:=[$redistribution_low.M87]" office:value-type="float" office:value="0.295433563059069" calcext:value-type="float">
            <text:p>0.295433563059069</text:p>
          </table:table-cell>
          <table:table-cell table:number-columns-repeated="47"/>
        </table:table-row>
        <table:table-row table:style-name="ro1">
          <table:table-cell table:style-name="ce4" table:formula="of:=[.A91]+1" office:value-type="float" office:value="135" calcext:value-type="float">
            <text:p>135</text:p>
          </table:table-cell>
          <table:table-cell table:style-name="ce4" table:formula="of:=[$Redistribution_high.J88]" office:value-type="float" office:value="0.247306217430608" calcext:value-type="float">
            <text:p>0.247306217430608</text:p>
          </table:table-cell>
          <table:table-cell table:style-name="ce4" table:formula="of:=[$Redistribution_high.K88]" office:value-type="float" office:value="0.30120112005004" calcext:value-type="float">
            <text:p>0.30120112005004</text:p>
          </table:table-cell>
          <table:table-cell table:style-name="ce4" table:formula="of:=[$Redistribution_high.L88]" office:value-type="float" office:value="0.248796886352241" calcext:value-type="float">
            <text:p>0.248796886352241</text:p>
          </table:table-cell>
          <table:table-cell table:style-name="ce4" table:formula="of:=[$Redistribution_high.M88]" office:value-type="float" office:value="0.298646647593252" calcext:value-type="float">
            <text:p>0.298646647593252</text:p>
          </table:table-cell>
          <table:table-cell/>
          <table:table-cell table:style-name="ce4"/>
          <table:table-cell table:style-name="ce4" table:formula="of:=[$Redistribution_central.J88]" office:value-type="float" office:value="0.249142993441032" calcext:value-type="float">
            <text:p>0.249142993441032</text:p>
          </table:table-cell>
          <table:table-cell table:style-name="ce4" table:formula="of:=[$Redistribution_central.K88]" office:value-type="float" office:value="0.296379216902113" calcext:value-type="float">
            <text:p>0.296379216902113</text:p>
          </table:table-cell>
          <table:table-cell table:style-name="ce4" table:formula="of:=[$Redistribution_central.L88]" office:value-type="float" office:value="0.252030053486822" calcext:value-type="float">
            <text:p>0.252030053486822</text:p>
          </table:table-cell>
          <table:table-cell table:style-name="ce4" table:formula="of:=[$Redistribution_central.M88]" office:value-type="float" office:value="0.291460460935459" calcext:value-type="float">
            <text:p>0.291460460935459</text:p>
          </table:table-cell>
          <table:table-cell table:number-columns-repeated="2"/>
          <table:table-cell table:style-name="ce4" table:formula="of:=[$redistribution_low.J88]" office:value-type="float" office:value="0.249216108653526" calcext:value-type="float">
            <text:p>0.249216108653526</text:p>
          </table:table-cell>
          <table:table-cell table:style-name="ce4" table:formula="of:=[$redistribution_low.K88]" office:value-type="float" office:value="0.32023871914948" calcext:value-type="float">
            <text:p>0.32023871914948</text:p>
          </table:table-cell>
          <table:table-cell table:style-name="ce4" table:formula="of:=[$redistribution_low.L88]" office:value-type="float" office:value="0.251464489339213" calcext:value-type="float">
            <text:p>0.251464489339213</text:p>
          </table:table-cell>
          <table:table-cell table:style-name="ce4" table:formula="of:=[$redistribution_low.M88]" office:value-type="float" office:value="0.315611724418502" calcext:value-type="float">
            <text:p>0.315611724418502</text:p>
          </table:table-cell>
          <table:table-cell table:number-columns-repeated="47"/>
        </table:table-row>
        <table:table-row table:style-name="ro1">
          <table:table-cell table:style-name="ce4" table:formula="of:=[.A92]+1" office:value-type="float" office:value="136" calcext:value-type="float">
            <text:p>136</text:p>
          </table:table-cell>
          <table:table-cell table:style-name="ce4" table:formula="of:=[$Redistribution_high.J89]" office:value-type="float" office:value="0.240180502105049" calcext:value-type="float">
            <text:p>0.240180502105049</text:p>
          </table:table-cell>
          <table:table-cell table:style-name="ce4" table:formula="of:=[$Redistribution_high.K89]" office:value-type="float" office:value="0.285431179655333" calcext:value-type="float">
            <text:p>0.285431179655333</text:p>
          </table:table-cell>
          <table:table-cell table:style-name="ce4" table:formula="of:=[$Redistribution_high.L89]" office:value-type="float" office:value="0.24198096296557" calcext:value-type="float">
            <text:p>0.24198096296557</text:p>
          </table:table-cell>
          <table:table-cell table:style-name="ce4" table:formula="of:=[$Redistribution_high.M89]" office:value-type="float" office:value="0.282378995097998" calcext:value-type="float">
            <text:p>0.282378995097998</text:p>
          </table:table-cell>
          <table:table-cell/>
          <table:table-cell table:style-name="ce4"/>
          <table:table-cell table:style-name="ce4" table:formula="of:=[$Redistribution_central.J89]" office:value-type="float" office:value="0.250600050496349" calcext:value-type="float">
            <text:p>0.250600050496349</text:p>
          </table:table-cell>
          <table:table-cell table:style-name="ce4" table:formula="of:=[$Redistribution_central.K89]" office:value-type="float" office:value="0.291550379843828" calcext:value-type="float">
            <text:p>0.291550379843828</text:p>
          </table:table-cell>
          <table:table-cell table:style-name="ce4" table:formula="of:=[$Redistribution_central.L89]" office:value-type="float" office:value="0.253186536821747" calcext:value-type="float">
            <text:p>0.253186536821747</text:p>
          </table:table-cell>
          <table:table-cell table:style-name="ce4" table:formula="of:=[$Redistribution_central.M89]" office:value-type="float" office:value="0.287243611962753" calcext:value-type="float">
            <text:p>0.287243611962753</text:p>
          </table:table-cell>
          <table:table-cell table:number-columns-repeated="2"/>
          <table:table-cell table:style-name="ce4" table:formula="of:=[$redistribution_low.J89]" office:value-type="float" office:value="0.245281578103046" calcext:value-type="float">
            <text:p>0.245281578103046</text:p>
          </table:table-cell>
          <table:table-cell table:style-name="ce4" table:formula="of:=[$redistribution_low.K89]" office:value-type="float" office:value="0.310448447605696" calcext:value-type="float">
            <text:p>0.310448447605696</text:p>
          </table:table-cell>
          <table:table-cell table:style-name="ce4" table:formula="of:=[$redistribution_low.L89]" office:value-type="float" office:value="0.247661403582444" calcext:value-type="float">
            <text:p>0.247661403582444</text:p>
          </table:table-cell>
          <table:table-cell table:style-name="ce4" table:formula="of:=[$redistribution_low.M89]" office:value-type="float" office:value="0.305583145380527" calcext:value-type="float">
            <text:p>0.305583145380527</text:p>
          </table:table-cell>
          <table:table-cell table:number-columns-repeated="47"/>
        </table:table-row>
        <table:table-row table:style-name="ro1">
          <table:table-cell table:style-name="ce4" table:formula="of:=[.A93]+1" office:value-type="float" office:value="137" calcext:value-type="float">
            <text:p>137</text:p>
          </table:table-cell>
          <table:table-cell table:style-name="ce4" table:formula="of:=[$Redistribution_high.J90]" office:value-type="float" office:value="0.24502761298994" calcext:value-type="float">
            <text:p>0.24502761298994</text:p>
          </table:table-cell>
          <table:table-cell table:style-name="ce4" table:formula="of:=[$Redistribution_high.K90]" office:value-type="float" office:value="0.285449763137774" calcext:value-type="float">
            <text:p>0.285449763137774</text:p>
          </table:table-cell>
          <table:table-cell table:style-name="ce4" table:formula="of:=[$Redistribution_high.L90]" office:value-type="float" office:value="0.247416482254823" calcext:value-type="float">
            <text:p>0.247416482254823</text:p>
          </table:table-cell>
          <table:table-cell table:style-name="ce4" table:formula="of:=[$Redistribution_high.M90]" office:value-type="float" office:value="0.281480628153979" calcext:value-type="float">
            <text:p>0.281480628153979</text:p>
          </table:table-cell>
          <table:table-cell/>
          <table:table-cell table:style-name="ce4"/>
          <table:table-cell table:style-name="ce4" table:formula="of:=[$Redistribution_central.J90]" office:value-type="float" office:value="0.237425953984485" calcext:value-type="float">
            <text:p>0.237425953984485</text:p>
          </table:table-cell>
          <table:table-cell table:style-name="ce4" table:formula="of:=[$Redistribution_central.K90]" office:value-type="float" office:value="0.283198382203635" calcext:value-type="float">
            <text:p>0.283198382203635</text:p>
          </table:table-cell>
          <table:table-cell table:style-name="ce4" table:formula="of:=[$Redistribution_central.L90]" office:value-type="float" office:value="0.240380156552697" calcext:value-type="float">
            <text:p>0.240380156552697</text:p>
          </table:table-cell>
          <table:table-cell table:style-name="ce4" table:formula="of:=[$Redistribution_central.M90]" office:value-type="float" office:value="0.278112506600418" calcext:value-type="float">
            <text:p>0.278112506600418</text:p>
          </table:table-cell>
          <table:table-cell table:number-columns-repeated="2"/>
          <table:table-cell table:style-name="ce4" table:formula="of:=[$redistribution_low.J90]" office:value-type="float" office:value="0.250450363771265" calcext:value-type="float">
            <text:p>0.250450363771265</text:p>
          </table:table-cell>
          <table:table-cell table:style-name="ce4" table:formula="of:=[$redistribution_low.K90]" office:value-type="float" office:value="0.314712455004576" calcext:value-type="float">
            <text:p>0.314712455004576</text:p>
          </table:table-cell>
          <table:table-cell table:style-name="ce4" table:formula="of:=[$redistribution_low.L90]" office:value-type="float" office:value="0.253385865273658" calcext:value-type="float">
            <text:p>0.253385865273658</text:p>
          </table:table-cell>
          <table:table-cell table:style-name="ce4" table:formula="of:=[$redistribution_low.M90]" office:value-type="float" office:value="0.308846707991833" calcext:value-type="float">
            <text:p>0.308846707991833</text:p>
          </table:table-cell>
          <table:table-cell table:number-columns-repeated="47"/>
        </table:table-row>
        <table:table-row table:style-name="ro1">
          <table:table-cell table:style-name="ce4" table:formula="of:=[.A94]+1" office:value-type="float" office:value="138" calcext:value-type="float">
            <text:p>138</text:p>
          </table:table-cell>
          <table:table-cell table:style-name="ce4" table:formula="of:=[$Redistribution_high.J91]" office:value-type="float" office:value="0.244829359134963" calcext:value-type="float">
            <text:p>0.244829359134963</text:p>
          </table:table-cell>
          <table:table-cell table:style-name="ce4" table:formula="of:=[$Redistribution_high.K91]" office:value-type="float" office:value="0.293499904854075" calcext:value-type="float">
            <text:p>0.293499904854075</text:p>
          </table:table-cell>
          <table:table-cell table:style-name="ce4" table:formula="of:=[$Redistribution_high.L91]" office:value-type="float" office:value="0.246406606284989" calcext:value-type="float">
            <text:p>0.246406606284989</text:p>
          </table:table-cell>
          <table:table-cell table:style-name="ce4" table:formula="of:=[$Redistribution_high.M91]" office:value-type="float" office:value="0.290773387996332" calcext:value-type="float">
            <text:p>0.290773387996332</text:p>
          </table:table-cell>
          <table:table-cell/>
          <table:table-cell table:style-name="ce4"/>
          <table:table-cell table:style-name="ce4" table:formula="of:=[$Redistribution_central.J91]" office:value-type="float" office:value="0.256519231370834" calcext:value-type="float">
            <text:p>0.256519231370834</text:p>
          </table:table-cell>
          <table:table-cell table:style-name="ce4" table:formula="of:=[$Redistribution_central.K91]" office:value-type="float" office:value="0.304793847834512" calcext:value-type="float">
            <text:p>0.304793847834512</text:p>
          </table:table-cell>
          <table:table-cell table:style-name="ce4" table:formula="of:=[$Redistribution_central.L91]" office:value-type="float" office:value="0.258771886126977" calcext:value-type="float">
            <text:p>0.258771886126977</text:p>
          </table:table-cell>
          <table:table-cell table:style-name="ce4" table:formula="of:=[$Redistribution_central.M91]" office:value-type="float" office:value="0.300915733901413" calcext:value-type="float">
            <text:p>0.300915733901413</text:p>
          </table:table-cell>
          <table:table-cell table:number-columns-repeated="2"/>
          <table:table-cell table:style-name="ce4" table:formula="of:=[$redistribution_low.J91]" office:value-type="float" office:value="0.253154544406474" calcext:value-type="float">
            <text:p>0.253154544406474</text:p>
          </table:table-cell>
          <table:table-cell table:style-name="ce4" table:formula="of:=[$redistribution_low.K91]" office:value-type="float" office:value="0.327087456748083" calcext:value-type="float">
            <text:p>0.327087456748083</text:p>
          </table:table-cell>
          <table:table-cell table:style-name="ce4" table:formula="of:=[$redistribution_low.L91]" office:value-type="float" office:value="0.255119049455787" calcext:value-type="float">
            <text:p>0.255119049455787</text:p>
          </table:table-cell>
          <table:table-cell table:style-name="ce4" table:formula="of:=[$redistribution_low.M91]" office:value-type="float" office:value="0.323071431306226" calcext:value-type="float">
            <text:p>0.323071431306226</text:p>
          </table:table-cell>
          <table:table-cell table:number-columns-repeated="47"/>
        </table:table-row>
        <table:table-row table:style-name="ro1">
          <table:table-cell table:style-name="ce4" table:formula="of:=[.A95]+1" office:value-type="float" office:value="139" calcext:value-type="float">
            <text:p>139</text:p>
          </table:table-cell>
          <table:table-cell table:style-name="ce4" table:formula="of:=[$Redistribution_high.J92]" office:value-type="float" office:value="0.246069292867041" calcext:value-type="float">
            <text:p>0.246069292867041</text:p>
          </table:table-cell>
          <table:table-cell table:style-name="ce4" table:formula="of:=[$Redistribution_high.K92]" office:value-type="float" office:value="0.303446102132493" calcext:value-type="float">
            <text:p>0.303446102132493</text:p>
          </table:table-cell>
          <table:table-cell table:style-name="ce4" table:formula="of:=[$Redistribution_high.L92]" office:value-type="float" office:value="0.247615733138574" calcext:value-type="float">
            <text:p>0.247615733138574</text:p>
          </table:table-cell>
          <table:table-cell table:style-name="ce4" table:formula="of:=[$Redistribution_high.M92]" office:value-type="float" office:value="0.3006973863754" calcext:value-type="float">
            <text:p>0.3006973863754</text:p>
          </table:table-cell>
          <table:table-cell/>
          <table:table-cell table:style-name="ce4"/>
          <table:table-cell table:style-name="ce4" table:formula="of:=[$Redistribution_central.J92]" office:value-type="float" office:value="0.26021781397384" calcext:value-type="float">
            <text:p>0.26021781397384</text:p>
          </table:table-cell>
          <table:table-cell table:style-name="ce4" table:formula="of:=[$Redistribution_central.K92]" office:value-type="float" office:value="0.314761674405496" calcext:value-type="float">
            <text:p>0.314761674405496</text:p>
          </table:table-cell>
          <table:table-cell table:style-name="ce4" table:formula="of:=[$Redistribution_central.L92]" office:value-type="float" office:value="0.26274976030984" calcext:value-type="float">
            <text:p>0.26274976030984</text:p>
          </table:table-cell>
          <table:table-cell table:style-name="ce4" table:formula="of:=[$Redistribution_central.M92]" office:value-type="float" office:value="0.310298907210745" calcext:value-type="float">
            <text:p>0.310298907210745</text:p>
          </table:table-cell>
          <table:table-cell table:number-columns-repeated="2"/>
          <table:table-cell table:style-name="ce4" table:formula="of:=[$redistribution_low.J92]" office:value-type="float" office:value="0.258649844526481" calcext:value-type="float">
            <text:p>0.258649844526481</text:p>
          </table:table-cell>
          <table:table-cell table:style-name="ce4" table:formula="of:=[$redistribution_low.K92]" office:value-type="float" office:value="0.334433745515812" calcext:value-type="float">
            <text:p>0.334433745515812</text:p>
          </table:table-cell>
          <table:table-cell table:style-name="ce4" table:formula="of:=[$redistribution_low.L92]" office:value-type="float" office:value="0.2609093173646" calcext:value-type="float">
            <text:p>0.2609093173646</text:p>
          </table:table-cell>
          <table:table-cell table:style-name="ce4" table:formula="of:=[$redistribution_low.M92]" office:value-type="float" office:value="0.329749283538142" calcext:value-type="float">
            <text:p>0.329749283538142</text:p>
          </table:table-cell>
          <table:table-cell table:number-columns-repeated="47"/>
        </table:table-row>
        <table:table-row table:style-name="ro1">
          <table:table-cell table:style-name="ce4" table:formula="of:=[.A96]+1" office:value-type="float" office:value="140" calcext:value-type="float">
            <text:p>140</text:p>
          </table:table-cell>
          <table:table-cell table:style-name="ce4" table:formula="of:=[$Redistribution_high.J93]" office:value-type="float" office:value="0.246957167569477" calcext:value-type="float">
            <text:p>0.246957167569477</text:p>
          </table:table-cell>
          <table:table-cell table:style-name="ce4" table:formula="of:=[$Redistribution_high.K93]" office:value-type="float" office:value="0.30323927368668" calcext:value-type="float">
            <text:p>0.30323927368668</text:p>
          </table:table-cell>
          <table:table-cell table:style-name="ce4" table:formula="of:=[$Redistribution_high.L93]" office:value-type="float" office:value="0.248472132186994" calcext:value-type="float">
            <text:p>0.248472132186994</text:p>
          </table:table-cell>
          <table:table-cell table:style-name="ce4" table:formula="of:=[$Redistribution_high.M93]" office:value-type="float" office:value="0.300543927348389" calcext:value-type="float">
            <text:p>0.300543927348389</text:p>
          </table:table-cell>
          <table:table-cell/>
          <table:table-cell table:style-name="ce4"/>
          <table:table-cell table:style-name="ce4" table:formula="of:=[$Redistribution_central.J93]" office:value-type="float" office:value="0.274169309587241" calcext:value-type="float">
            <text:p>0.274169309587241</text:p>
          </table:table-cell>
          <table:table-cell table:style-name="ce4" table:formula="of:=[$Redistribution_central.K93]" office:value-type="float" office:value="0.342920452986832" calcext:value-type="float">
            <text:p>0.342920452986832</text:p>
          </table:table-cell>
          <table:table-cell table:style-name="ce4" table:formula="of:=[$Redistribution_central.L93]" office:value-type="float" office:value="0.276447837529611" calcext:value-type="float">
            <text:p>0.276447837529611</text:p>
          </table:table-cell>
          <table:table-cell table:style-name="ce4" table:formula="of:=[$Redistribution_central.M93]" office:value-type="float" office:value="0.338758283824289" calcext:value-type="float">
            <text:p>0.338758283824289</text:p>
          </table:table-cell>
          <table:table-cell table:number-columns-repeated="2"/>
          <table:table-cell table:style-name="ce4" table:formula="of:=[$redistribution_low.J93]" office:value-type="float" office:value="0.255246994577921" calcext:value-type="float">
            <text:p>0.255246994577921</text:p>
          </table:table-cell>
          <table:table-cell table:style-name="ce4" table:formula="of:=[$redistribution_low.K93]" office:value-type="float" office:value="0.322797165348802" calcext:value-type="float">
            <text:p>0.322797165348802</text:p>
          </table:table-cell>
          <table:table-cell table:style-name="ce4" table:formula="of:=[$redistribution_low.L93]" office:value-type="float" office:value="0.257434446267474" calcext:value-type="float">
            <text:p>0.257434446267474</text:p>
          </table:table-cell>
          <table:table-cell table:style-name="ce4" table:formula="of:=[$redistribution_low.M93]" office:value-type="float" office:value="0.318298285190807" calcext:value-type="float">
            <text:p>0.318298285190807</text:p>
          </table:table-cell>
          <table:table-cell table:number-columns-repeated="47"/>
        </table:table-row>
        <table:table-row table:style-name="ro1">
          <table:table-cell table:style-name="ce4" table:formula="of:=[.A97]+1" office:value-type="float" office:value="141" calcext:value-type="float">
            <text:p>141</text:p>
          </table:table-cell>
          <table:table-cell table:style-name="ce4" table:formula="of:=[$Redistribution_high.J94]" office:value-type="float" office:value="0.237463666974761" calcext:value-type="float">
            <text:p>0.237463666974761</text:p>
          </table:table-cell>
          <table:table-cell table:style-name="ce4" table:formula="of:=[$Redistribution_high.K94]" office:value-type="float" office:value="0.294752698579234" calcext:value-type="float">
            <text:p>0.294752698579234</text:p>
          </table:table-cell>
          <table:table-cell table:style-name="ce4" table:formula="of:=[$Redistribution_high.L94]" office:value-type="float" office:value="0.239518552335953" calcext:value-type="float">
            <text:p>0.239518552335953</text:p>
          </table:table-cell>
          <table:table-cell table:style-name="ce4" table:formula="of:=[$Redistribution_high.M94]" office:value-type="float" office:value="0.291084312247694" calcext:value-type="float">
            <text:p>0.291084312247694</text:p>
          </table:table-cell>
          <table:table-cell/>
          <table:table-cell table:style-name="ce4"/>
          <table:table-cell table:style-name="ce4" table:formula="of:=[$Redistribution_central.J94]" office:value-type="float" office:value="0.251656722074287" calcext:value-type="float">
            <text:p>0.251656722074287</text:p>
          </table:table-cell>
          <table:table-cell table:style-name="ce4" table:formula="of:=[$Redistribution_central.K94]" office:value-type="float" office:value="0.309748926604128" calcext:value-type="float">
            <text:p>0.309748926604128</text:p>
          </table:table-cell>
          <table:table-cell table:style-name="ce4" table:formula="of:=[$Redistribution_central.L94]" office:value-type="float" office:value="0.25423519533798" calcext:value-type="float">
            <text:p>0.25423519533798</text:p>
          </table:table-cell>
          <table:table-cell table:style-name="ce4" table:formula="of:=[$Redistribution_central.M94]" office:value-type="float" office:value="0.305122561104657" calcext:value-type="float">
            <text:p>0.305122561104657</text:p>
          </table:table-cell>
          <table:table-cell table:number-columns-repeated="2"/>
          <table:table-cell table:style-name="ce4" table:formula="of:=[$redistribution_low.J94]" office:value-type="float" office:value="0.249110744523196" calcext:value-type="float">
            <text:p>0.249110744523196</text:p>
          </table:table-cell>
          <table:table-cell table:style-name="ce4" table:formula="of:=[$redistribution_low.K94]" office:value-type="float" office:value="0.316301913587426" calcext:value-type="float">
            <text:p>0.316301913587426</text:p>
          </table:table-cell>
          <table:table-cell table:style-name="ce4" table:formula="of:=[$redistribution_low.L94]" office:value-type="float" office:value="0.251217226907258" calcext:value-type="float">
            <text:p>0.251217226907258</text:p>
          </table:table-cell>
          <table:table-cell table:style-name="ce4" table:formula="of:=[$redistribution_low.M94]" office:value-type="float" office:value="0.312004592395545" calcext:value-type="float">
            <text:p>0.312004592395545</text:p>
          </table:table-cell>
          <table:table-cell table:number-columns-repeated="47"/>
        </table:table-row>
        <table:table-row table:style-name="ro1">
          <table:table-cell table:style-name="ce4" table:formula="of:=[.A98]+1" office:value-type="float" office:value="142" calcext:value-type="float">
            <text:p>142</text:p>
          </table:table-cell>
          <table:table-cell table:style-name="ce4" table:formula="of:=[$Redistribution_high.J95]" office:value-type="float" office:value="0.245522841985238" calcext:value-type="float">
            <text:p>0.245522841985238</text:p>
          </table:table-cell>
          <table:table-cell table:style-name="ce4" table:formula="of:=[$Redistribution_high.K95]" office:value-type="float" office:value="0.306735656065674" calcext:value-type="float">
            <text:p>0.306735656065674</text:p>
          </table:table-cell>
          <table:table-cell table:style-name="ce4" table:formula="of:=[$Redistribution_high.L95]" office:value-type="float" office:value="0.24717148587549" calcext:value-type="float">
            <text:p>0.24717148587549</text:p>
          </table:table-cell>
          <table:table-cell table:style-name="ce4" table:formula="of:=[$Redistribution_high.M95]" office:value-type="float" office:value="0.303750174115538" calcext:value-type="float">
            <text:p>0.303750174115538</text:p>
          </table:table-cell>
          <table:table-cell/>
          <table:table-cell table:style-name="ce4"/>
          <table:table-cell table:style-name="ce4" table:formula="of:=[$Redistribution_central.J95]" office:value-type="float" office:value="0.252260188853243" calcext:value-type="float">
            <text:p>0.252260188853243</text:p>
          </table:table-cell>
          <table:table-cell table:style-name="ce4" table:formula="of:=[$Redistribution_central.K95]" office:value-type="float" office:value="0.311623015819636" calcext:value-type="float">
            <text:p>0.311623015819636</text:p>
          </table:table-cell>
          <table:table-cell table:style-name="ce4" table:formula="of:=[$Redistribution_central.L95]" office:value-type="float" office:value="0.254079168307738" calcext:value-type="float">
            <text:p>0.254079168307738</text:p>
          </table:table-cell>
          <table:table-cell table:style-name="ce4" table:formula="of:=[$Redistribution_central.M95]" office:value-type="float" office:value="0.30832632430209" calcext:value-type="float">
            <text:p>0.30832632430209</text:p>
          </table:table-cell>
          <table:table-cell table:number-columns-repeated="2"/>
          <table:table-cell table:style-name="ce4" table:formula="of:=[$redistribution_low.J95]" office:value-type="float" office:value="0.252461617756027" calcext:value-type="float">
            <text:p>0.252461617756027</text:p>
          </table:table-cell>
          <table:table-cell table:style-name="ce4" table:formula="of:=[$redistribution_low.K95]" office:value-type="float" office:value="0.323414033431714" calcext:value-type="float">
            <text:p>0.323414033431714</text:p>
          </table:table-cell>
          <table:table-cell table:style-name="ce4" table:formula="of:=[$redistribution_low.L95]" office:value-type="float" office:value="0.25454642137481" calcext:value-type="float">
            <text:p>0.25454642137481</text:p>
          </table:table-cell>
          <table:table-cell table:style-name="ce4" table:formula="of:=[$redistribution_low.M95]" office:value-type="float" office:value="0.319150079736731" calcext:value-type="float">
            <text:p>0.319150079736731</text:p>
          </table:table-cell>
          <table:table-cell table:number-columns-repeated="47"/>
        </table:table-row>
        <table:table-row table:style-name="ro1">
          <table:table-cell table:style-name="ce4" table:formula="of:=[.A99]+1" office:value-type="float" office:value="143" calcext:value-type="float">
            <text:p>143</text:p>
          </table:table-cell>
          <table:table-cell table:style-name="ce4" table:formula="of:=[$Redistribution_high.J96]" office:value-type="float" office:value="0.250409003400595" calcext:value-type="float">
            <text:p>0.250409003400595</text:p>
          </table:table-cell>
          <table:table-cell table:style-name="ce4" table:formula="of:=[$Redistribution_high.K96]" office:value-type="float" office:value="0.314671562227336" calcext:value-type="float">
            <text:p>0.314671562227336</text:p>
          </table:table-cell>
          <table:table-cell table:style-name="ce4" table:formula="of:=[$Redistribution_high.L96]" office:value-type="float" office:value="0.252124161900801" calcext:value-type="float">
            <text:p>0.252124161900801</text:p>
          </table:table-cell>
          <table:table-cell table:style-name="ce4" table:formula="of:=[$Redistribution_high.M96]" office:value-type="float" office:value="0.31153007477985" calcext:value-type="float">
            <text:p>0.31153007477985</text:p>
          </table:table-cell>
          <table:table-cell/>
          <table:table-cell table:style-name="ce4"/>
          <table:table-cell table:style-name="ce4" table:formula="of:=[$Redistribution_central.J96]" office:value-type="float" office:value="0.255958349731349" calcext:value-type="float">
            <text:p>0.255958349731349</text:p>
          </table:table-cell>
          <table:table-cell table:style-name="ce4" table:formula="of:=[$Redistribution_central.K96]" office:value-type="float" office:value="0.323457530880233" calcext:value-type="float">
            <text:p>0.323457530880233</text:p>
          </table:table-cell>
          <table:table-cell table:style-name="ce4" table:formula="of:=[$Redistribution_central.L96]" office:value-type="float" office:value="0.257908174736357" calcext:value-type="float">
            <text:p>0.257908174736357</text:p>
          </table:table-cell>
          <table:table-cell table:style-name="ce4" table:formula="of:=[$Redistribution_central.M96]" office:value-type="float" office:value="0.319815691389844" calcext:value-type="float">
            <text:p>0.319815691389844</text:p>
          </table:table-cell>
          <table:table-cell table:number-columns-repeated="2"/>
          <table:table-cell table:style-name="ce4" table:formula="of:=[$redistribution_low.J96]" office:value-type="float" office:value="0.259496867203484" calcext:value-type="float">
            <text:p>0.259496867203484</text:p>
          </table:table-cell>
          <table:table-cell table:style-name="ce4" table:formula="of:=[$redistribution_low.K96]" office:value-type="float" office:value="0.342319392740682" calcext:value-type="float">
            <text:p>0.342319392740682</text:p>
          </table:table-cell>
          <table:table-cell table:style-name="ce4" table:formula="of:=[$redistribution_low.L96]" office:value-type="float" office:value="0.261398644792142" calcext:value-type="float">
            <text:p>0.261398644792142</text:p>
          </table:table-cell>
          <table:table-cell table:style-name="ce4" table:formula="of:=[$redistribution_low.M96]" office:value-type="float" office:value="0.338182377785342" calcext:value-type="float">
            <text:p>0.338182377785342</text:p>
          </table:table-cell>
          <table:table-cell table:number-columns-repeated="47"/>
        </table:table-row>
        <table:table-row table:style-name="ro1">
          <table:table-cell table:style-name="ce4" table:formula="of:=[.A100]+1" office:value-type="float" office:value="144" calcext:value-type="float">
            <text:p>144</text:p>
          </table:table-cell>
          <table:table-cell table:style-name="ce4" table:formula="of:=[$Redistribution_high.J97]" office:value-type="float" office:value="0.258184927025731" calcext:value-type="float">
            <text:p>0.258184927025731</text:p>
          </table:table-cell>
          <table:table-cell table:style-name="ce4" table:formula="of:=[$Redistribution_high.K97]" office:value-type="float" office:value="0.341803979256229" calcext:value-type="float">
            <text:p>0.341803979256229</text:p>
          </table:table-cell>
          <table:table-cell table:style-name="ce4" table:formula="of:=[$Redistribution_high.L97]" office:value-type="float" office:value="0.259718427960848" calcext:value-type="float">
            <text:p>0.259718427960848</text:p>
          </table:table-cell>
          <table:table-cell table:style-name="ce4" table:formula="of:=[$Redistribution_high.M97]" office:value-type="float" office:value="0.338818915901752" calcext:value-type="float">
            <text:p>0.338818915901752</text:p>
          </table:table-cell>
          <table:table-cell/>
          <table:table-cell table:style-name="ce4"/>
          <table:table-cell table:style-name="ce4" table:formula="of:=[$Redistribution_central.J97]" office:value-type="float" office:value="0.242711548335677" calcext:value-type="float">
            <text:p>0.242711548335677</text:p>
          </table:table-cell>
          <table:table-cell table:style-name="ce4" table:formula="of:=[$Redistribution_central.K97]" office:value-type="float" office:value="0.299964118776914" calcext:value-type="float">
            <text:p>0.299964118776914</text:p>
          </table:table-cell>
          <table:table-cell table:style-name="ce4" table:formula="of:=[$Redistribution_central.L97]" office:value-type="float" office:value="0.244596930378879" calcext:value-type="float">
            <text:p>0.244596930378879</text:p>
          </table:table-cell>
          <table:table-cell table:style-name="ce4" table:formula="of:=[$Redistribution_central.M97]" office:value-type="float" office:value="0.296545689574369" calcext:value-type="float">
            <text:p>0.296545689574369</text:p>
          </table:table-cell>
          <table:table-cell table:number-columns-repeated="2"/>
          <table:table-cell table:style-name="ce4" table:formula="of:=[$redistribution_low.J97]" office:value-type="float" office:value="0.259037013224679" calcext:value-type="float">
            <text:p>0.259037013224679</text:p>
          </table:table-cell>
          <table:table-cell table:style-name="ce4" table:formula="of:=[$redistribution_low.K97]" office:value-type="float" office:value="0.32568014368511" calcext:value-type="float">
            <text:p>0.32568014368511</text:p>
          </table:table-cell>
          <table:table-cell table:style-name="ce4" table:formula="of:=[$redistribution_low.L97]" office:value-type="float" office:value="0.261318707092125" calcext:value-type="float">
            <text:p>0.261318707092125</text:p>
          </table:table-cell>
          <table:table-cell table:style-name="ce4" table:formula="of:=[$redistribution_low.M97]" office:value-type="float" office:value="0.32107378985732" calcext:value-type="float">
            <text:p>0.32107378985732</text:p>
          </table:table-cell>
          <table:table-cell table:number-columns-repeated="47"/>
        </table:table-row>
        <table:table-row table:style-name="ro1">
          <table:table-cell table:style-name="ce4" table:formula="of:=[.A101]+1" office:value-type="float" office:value="145" calcext:value-type="float">
            <text:p>145</text:p>
          </table:table-cell>
          <table:table-cell table:style-name="ce4" table:formula="of:=[$Redistribution_high.J98]" office:value-type="float" office:value="0.246146517012965" calcext:value-type="float">
            <text:p>0.246146517012965</text:p>
          </table:table-cell>
          <table:table-cell table:style-name="ce4" table:formula="of:=[$Redistribution_high.K98]" office:value-type="float" office:value="0.323288772586417" calcext:value-type="float">
            <text:p>0.323288772586417</text:p>
          </table:table-cell>
          <table:table-cell table:style-name="ce4" table:formula="of:=[$Redistribution_high.L98]" office:value-type="float" office:value="0.247770575754639" calcext:value-type="float">
            <text:p>0.247770575754639</text:p>
          </table:table-cell>
          <table:table-cell table:style-name="ce4" table:formula="of:=[$Redistribution_high.M98]" office:value-type="float" office:value="0.320095077002084" calcext:value-type="float">
            <text:p>0.320095077002084</text:p>
          </table:table-cell>
          <table:table-cell/>
          <table:table-cell table:style-name="ce4"/>
          <table:table-cell table:style-name="ce4" table:formula="of:=[$Redistribution_central.J98]" office:value-type="float" office:value="0.252214826605317" calcext:value-type="float">
            <text:p>0.252214826605317</text:p>
          </table:table-cell>
          <table:table-cell table:style-name="ce4" table:formula="of:=[$Redistribution_central.K98]" office:value-type="float" office:value="0.327509521254518" calcext:value-type="float">
            <text:p>0.327509521254518</text:p>
          </table:table-cell>
          <table:table-cell table:style-name="ce4" table:formula="of:=[$Redistribution_central.L98]" office:value-type="float" office:value="0.254771444775464" calcext:value-type="float">
            <text:p>0.254771444775464</text:p>
          </table:table-cell>
          <table:table-cell table:style-name="ce4" table:formula="of:=[$Redistribution_central.M98]" office:value-type="float" office:value="0.322579703933724" calcext:value-type="float">
            <text:p>0.322579703933724</text:p>
          </table:table-cell>
          <table:table-cell table:number-columns-repeated="2"/>
          <table:table-cell table:style-name="ce4" table:formula="of:=[$redistribution_low.J98]" office:value-type="float" office:value="0.248415881504202" calcext:value-type="float">
            <text:p>0.248415881504202</text:p>
          </table:table-cell>
          <table:table-cell table:style-name="ce4" table:formula="of:=[$redistribution_low.K98]" office:value-type="float" office:value="0.329339517685016" calcext:value-type="float">
            <text:p>0.329339517685016</text:p>
          </table:table-cell>
          <table:table-cell table:style-name="ce4" table:formula="of:=[$redistribution_low.L98]" office:value-type="float" office:value="0.251662172981116" calcext:value-type="float">
            <text:p>0.251662172981116</text:p>
          </table:table-cell>
          <table:table-cell table:style-name="ce4" table:formula="of:=[$redistribution_low.M98]" office:value-type="float" office:value="0.322514222581423" calcext:value-type="float">
            <text:p>0.322514222581423</text:p>
          </table:table-cell>
          <table:table-cell table:number-columns-repeated="47"/>
        </table:table-row>
        <table:table-row table:style-name="ro1">
          <table:table-cell table:style-name="ce4" table:formula="of:=[.A102]+1" office:value-type="float" office:value="146" calcext:value-type="float">
            <text:p>146</text:p>
          </table:table-cell>
          <table:table-cell table:style-name="ce4" table:formula="of:=[$Redistribution_high.J99]" office:value-type="float" office:value="0.250212211776459" calcext:value-type="float">
            <text:p>0.250212211776459</text:p>
          </table:table-cell>
          <table:table-cell table:style-name="ce4" table:formula="of:=[$Redistribution_high.K99]" office:value-type="float" office:value="0.315429233832178" calcext:value-type="float">
            <text:p>0.315429233832178</text:p>
          </table:table-cell>
          <table:table-cell table:style-name="ce4" table:formula="of:=[$Redistribution_high.L99]" office:value-type="float" office:value="0.251161865722716" calcext:value-type="float">
            <text:p>0.251161865722716</text:p>
          </table:table-cell>
          <table:table-cell table:style-name="ce4" table:formula="of:=[$Redistribution_high.M99]" office:value-type="float" office:value="0.313655127203917" calcext:value-type="float">
            <text:p>0.313655127203917</text:p>
          </table:table-cell>
          <table:table-cell/>
          <table:table-cell table:style-name="ce4"/>
          <table:table-cell table:style-name="ce4" table:formula="of:=[$Redistribution_central.J99]" office:value-type="float" office:value="0.253429551837716" calcext:value-type="float">
            <text:p>0.253429551837716</text:p>
          </table:table-cell>
          <table:table-cell table:style-name="ce4" table:formula="of:=[$Redistribution_central.K99]" office:value-type="float" office:value="0.328036522473605" calcext:value-type="float">
            <text:p>0.328036522473605</text:p>
          </table:table-cell>
          <table:table-cell table:style-name="ce4" table:formula="of:=[$Redistribution_central.L99]" office:value-type="float" office:value="0.255801822095864" calcext:value-type="float">
            <text:p>0.255801822095864</text:p>
          </table:table-cell>
          <table:table-cell table:style-name="ce4" table:formula="of:=[$Redistribution_central.M99]" office:value-type="float" office:value="0.323499652173884" calcext:value-type="float">
            <text:p>0.323499652173884</text:p>
          </table:table-cell>
          <table:table-cell table:number-columns-repeated="2"/>
          <table:table-cell table:style-name="ce4" table:formula="of:=[$redistribution_low.J99]" office:value-type="float" office:value="0.266343095081874" calcext:value-type="float">
            <text:p>0.266343095081874</text:p>
          </table:table-cell>
          <table:table-cell table:style-name="ce4" table:formula="of:=[$redistribution_low.K99]" office:value-type="float" office:value="0.356778916710475" calcext:value-type="float">
            <text:p>0.356778916710475</text:p>
          </table:table-cell>
          <table:table-cell table:style-name="ce4" table:formula="of:=[$redistribution_low.L99]" office:value-type="float" office:value="0.268778203177859" calcext:value-type="float">
            <text:p>0.268778203177859</text:p>
          </table:table-cell>
          <table:table-cell table:style-name="ce4" table:formula="of:=[$redistribution_low.M99]" office:value-type="float" office:value="0.351632303121322" calcext:value-type="float">
            <text:p>0.351632303121322</text:p>
          </table:table-cell>
          <table:table-cell table:number-columns-repeated="47"/>
        </table:table-row>
        <table:table-row table:style-name="ro1">
          <table:table-cell table:style-name="ce4" table:formula="of:=[.A103]+1" office:value-type="float" office:value="147" calcext:value-type="float">
            <text:p>147</text:p>
          </table:table-cell>
          <table:table-cell table:style-name="ce4" table:formula="of:=[$Redistribution_high.J100]" office:value-type="float" office:value="0.264740210827047" calcext:value-type="float">
            <text:p>0.264740210827047</text:p>
          </table:table-cell>
          <table:table-cell table:style-name="ce4" table:formula="of:=[$Redistribution_high.K100]" office:value-type="float" office:value="0.34953053206895" calcext:value-type="float">
            <text:p>0.34953053206895</text:p>
          </table:table-cell>
          <table:table-cell table:style-name="ce4" table:formula="of:=[$Redistribution_high.L100]" office:value-type="float" office:value="0.265859651705278" calcext:value-type="float">
            <text:p>0.265859651705278</text:p>
          </table:table-cell>
          <table:table-cell table:style-name="ce4" table:formula="of:=[$Redistribution_high.M100]" office:value-type="float" office:value="0.347322190442809" calcext:value-type="float">
            <text:p>0.347322190442809</text:p>
          </table:table-cell>
          <table:table-cell/>
          <table:table-cell table:style-name="ce4"/>
          <table:table-cell table:style-name="ce4" table:formula="of:=[$Redistribution_central.J100]" office:value-type="float" office:value="0.259133897247277" calcext:value-type="float">
            <text:p>0.259133897247277</text:p>
          </table:table-cell>
          <table:table-cell table:style-name="ce4" table:formula="of:=[$Redistribution_central.K100]" office:value-type="float" office:value="0.337933254431079" calcext:value-type="float">
            <text:p>0.337933254431079</text:p>
          </table:table-cell>
          <table:table-cell table:style-name="ce4" table:formula="of:=[$Redistribution_central.L100]" office:value-type="float" office:value="0.26141486929739" calcext:value-type="float">
            <text:p>0.26141486929739</text:p>
          </table:table-cell>
          <table:table-cell table:style-name="ce4" table:formula="of:=[$Redistribution_central.M100]" office:value-type="float" office:value="0.333511116422621" calcext:value-type="float">
            <text:p>0.333511116422621</text:p>
          </table:table-cell>
          <table:table-cell table:number-columns-repeated="2"/>
          <table:table-cell table:style-name="ce4" table:formula="of:=[$redistribution_low.J100]" office:value-type="float" office:value="0.261520134866148" calcext:value-type="float">
            <text:p>0.261520134866148</text:p>
          </table:table-cell>
          <table:table-cell table:style-name="ce4" table:formula="of:=[$redistribution_low.K100]" office:value-type="float" office:value="0.354743468596538" calcext:value-type="float">
            <text:p>0.354743468596538</text:p>
          </table:table-cell>
          <table:table-cell table:style-name="ce4" table:formula="of:=[$redistribution_low.L100]" office:value-type="float" office:value="0.263721523252018" calcext:value-type="float">
            <text:p>0.263721523252018</text:p>
          </table:table-cell>
          <table:table-cell table:style-name="ce4" table:formula="of:=[$redistribution_low.M100]" office:value-type="float" office:value="0.349998338523495" calcext:value-type="float">
            <text:p>0.349998338523495</text:p>
          </table:table-cell>
          <table:table-cell table:number-columns-repeated="47"/>
        </table:table-row>
        <table:table-row table:style-name="ro1">
          <table:table-cell table:style-name="ce4" table:formula="of:=[.A104]+1" office:value-type="float" office:value="148" calcext:value-type="float">
            <text:p>148</text:p>
          </table:table-cell>
          <table:table-cell table:style-name="ce4" table:formula="of:=[$Redistribution_high.J101]" office:value-type="float" office:value="0.252082730753628" calcext:value-type="float">
            <text:p>0.252082730753628</text:p>
          </table:table-cell>
          <table:table-cell table:style-name="ce4" table:formula="of:=[$Redistribution_high.K101]" office:value-type="float" office:value="0.351894094874443" calcext:value-type="float">
            <text:p>0.351894094874443</text:p>
          </table:table-cell>
          <table:table-cell table:style-name="ce4" table:formula="of:=[$Redistribution_high.L101]" office:value-type="float" office:value="0.253253303951805" calcext:value-type="float">
            <text:p>0.253253303951805</text:p>
          </table:table-cell>
          <table:table-cell table:style-name="ce4" table:formula="of:=[$Redistribution_high.M101]" office:value-type="float" office:value="0.34939171004511" calcext:value-type="float">
            <text:p>0.34939171004511</text:p>
          </table:table-cell>
          <table:table-cell/>
          <table:table-cell table:style-name="ce4"/>
          <table:table-cell table:style-name="ce4" table:formula="of:=[$Redistribution_central.J101]" office:value-type="float" office:value="0.23848644031052" calcext:value-type="float">
            <text:p>0.23848644031052</text:p>
          </table:table-cell>
          <table:table-cell table:style-name="ce4" table:formula="of:=[$Redistribution_central.K101]" office:value-type="float" office:value="0.291640148929805" calcext:value-type="float">
            <text:p>0.291640148929805</text:p>
          </table:table-cell>
          <table:table-cell table:style-name="ce4" table:formula="of:=[$Redistribution_central.L101]" office:value-type="float" office:value="0.240562401344398" calcext:value-type="float">
            <text:p>0.240562401344398</text:p>
          </table:table-cell>
          <table:table-cell table:style-name="ce4" table:formula="of:=[$Redistribution_central.M101]" office:value-type="float" office:value="0.287872574351191" calcext:value-type="float">
            <text:p>0.287872574351191</text:p>
          </table:table-cell>
          <table:table-cell table:number-columns-repeated="2"/>
          <table:table-cell table:style-name="ce4" table:formula="of:=[$redistribution_low.J101]" office:value-type="float" office:value="0.265154002880935" calcext:value-type="float">
            <text:p>0.265154002880935</text:p>
          </table:table-cell>
          <table:table-cell table:style-name="ce4" table:formula="of:=[$redistribution_low.K101]" office:value-type="float" office:value="0.358910514605528" calcext:value-type="float">
            <text:p>0.358910514605528</text:p>
          </table:table-cell>
          <table:table-cell table:style-name="ce4" table:formula="of:=[$redistribution_low.L101]" office:value-type="float" office:value="0.267323798777145" calcext:value-type="float">
            <text:p>0.267323798777145</text:p>
          </table:table-cell>
          <table:table-cell table:style-name="ce4" table:formula="of:=[$redistribution_low.M101]" office:value-type="float" office:value="0.354221540848399" calcext:value-type="float">
            <text:p>0.354221540848399</text:p>
          </table:table-cell>
          <table:table-cell table:number-columns-repeated="47"/>
        </table:table-row>
        <table:table-row table:style-name="ro1">
          <table:table-cell table:style-name="ce4" table:formula="of:=[.A105]+1" office:value-type="float" office:value="149" calcext:value-type="float">
            <text:p>149</text:p>
          </table:table-cell>
          <table:table-cell table:style-name="ce4" table:formula="of:=[$Redistribution_high.J102]" office:value-type="float" office:value="0.247028497733805" calcext:value-type="float">
            <text:p>0.247028497733805</text:p>
          </table:table-cell>
          <table:table-cell table:style-name="ce4" table:formula="of:=[$Redistribution_high.K102]" office:value-type="float" office:value="0.32843309888254" calcext:value-type="float">
            <text:p>0.32843309888254</text:p>
          </table:table-cell>
          <table:table-cell table:style-name="ce4" table:formula="of:=[$Redistribution_high.L102]" office:value-type="float" office:value="0.248150783931092" calcext:value-type="float">
            <text:p>0.248150783931092</text:p>
          </table:table-cell>
          <table:table-cell table:style-name="ce4" table:formula="of:=[$Redistribution_high.M102]" office:value-type="float" office:value="0.326186945104472" calcext:value-type="float">
            <text:p>0.326186945104472</text:p>
          </table:table-cell>
          <table:table-cell/>
          <table:table-cell table:style-name="ce4"/>
          <table:table-cell table:style-name="ce4" table:formula="of:=[$Redistribution_central.J102]" office:value-type="float" office:value="0.246674158902" calcext:value-type="float">
            <text:p>0.246674158902</text:p>
          </table:table-cell>
          <table:table-cell table:style-name="ce4" table:formula="of:=[$Redistribution_central.K102]" office:value-type="float" office:value="0.307437123311918" calcext:value-type="float">
            <text:p>0.307437123311918</text:p>
          </table:table-cell>
          <table:table-cell table:style-name="ce4" table:formula="of:=[$Redistribution_central.L102]" office:value-type="float" office:value="0.249349748810575" calcext:value-type="float">
            <text:p>0.249349748810575</text:p>
          </table:table-cell>
          <table:table-cell table:style-name="ce4" table:formula="of:=[$Redistribution_central.M102]" office:value-type="float" office:value="0.302405392284407" calcext:value-type="float">
            <text:p>0.302405392284407</text:p>
          </table:table-cell>
          <table:table-cell table:number-columns-repeated="2"/>
          <table:table-cell table:style-name="ce4" table:formula="of:=[$redistribution_low.J102]" office:value-type="float" office:value="0.266524372263055" calcext:value-type="float">
            <text:p>0.266524372263055</text:p>
          </table:table-cell>
          <table:table-cell table:style-name="ce4" table:formula="of:=[$redistribution_low.K102]" office:value-type="float" office:value="0.371354203251689" calcext:value-type="float">
            <text:p>0.371354203251689</text:p>
          </table:table-cell>
          <table:table-cell table:style-name="ce4" table:formula="of:=[$redistribution_low.L102]" office:value-type="float" office:value="0.269454748279738" calcext:value-type="float">
            <text:p>0.269454748279738</text:p>
          </table:table-cell>
          <table:table-cell table:style-name="ce4" table:formula="of:=[$redistribution_low.M102]" office:value-type="float" office:value="0.364713407099566" calcext:value-type="float">
            <text:p>0.364713407099566</text:p>
          </table:table-cell>
          <table:table-cell table:number-columns-repeated="47"/>
        </table:table-row>
        <table:table-row table:style-name="ro1">
          <table:table-cell table:style-name="ce4" table:formula="of:=[.A106]+1" office:value-type="float" office:value="150" calcext:value-type="float">
            <text:p>150</text:p>
          </table:table-cell>
          <table:table-cell table:style-name="ce4" table:formula="of:=[$Redistribution_high.J103]" office:value-type="float" office:value="0.249468580548945" calcext:value-type="float">
            <text:p>0.249468580548945</text:p>
          </table:table-cell>
          <table:table-cell table:style-name="ce4" table:formula="of:=[$Redistribution_high.K103]" office:value-type="float" office:value="0.347230575628681" calcext:value-type="float">
            <text:p>0.347230575628681</text:p>
          </table:table-cell>
          <table:table-cell table:style-name="ce4" table:formula="of:=[$Redistribution_high.L103]" office:value-type="float" office:value="0.250164635085331" calcext:value-type="float">
            <text:p>0.250164635085331</text:p>
          </table:table-cell>
          <table:table-cell table:style-name="ce4" table:formula="of:=[$Redistribution_high.M103]" office:value-type="float" office:value="0.345765108312045" calcext:value-type="float">
            <text:p>0.345765108312045</text:p>
          </table:table-cell>
          <table:table-cell/>
          <table:table-cell table:style-name="ce4"/>
          <table:table-cell table:style-name="ce4" table:formula="of:=[$Redistribution_central.J103]" office:value-type="float" office:value="0.248512252830122" calcext:value-type="float">
            <text:p>0.248512252830122</text:p>
          </table:table-cell>
          <table:table-cell table:style-name="ce4" table:formula="of:=[$Redistribution_central.K103]" office:value-type="float" office:value="0.305415604623711" calcext:value-type="float">
            <text:p>0.305415604623711</text:p>
          </table:table-cell>
          <table:table-cell table:style-name="ce4" table:formula="of:=[$Redistribution_central.L103]" office:value-type="float" office:value="0.250392848019193" calcext:value-type="float">
            <text:p>0.250392848019193</text:p>
          </table:table-cell>
          <table:table-cell table:style-name="ce4" table:formula="of:=[$Redistribution_central.M103]" office:value-type="float" office:value="0.301902584940352" calcext:value-type="float">
            <text:p>0.301902584940352</text:p>
          </table:table-cell>
          <table:table-cell table:number-columns-repeated="2"/>
          <table:table-cell table:style-name="ce4" table:formula="of:=[$redistribution_low.J103]" office:value-type="float" office:value="0.255565515046678" calcext:value-type="float">
            <text:p>0.255565515046678</text:p>
          </table:table-cell>
          <table:table-cell table:style-name="ce4" table:formula="of:=[$redistribution_low.K103]" office:value-type="float" office:value="0.355737500725909" calcext:value-type="float">
            <text:p>0.355737500725909</text:p>
          </table:table-cell>
          <table:table-cell table:style-name="ce4" table:formula="of:=[$redistribution_low.L103]" office:value-type="float" office:value="0.258003671554902" calcext:value-type="float">
            <text:p>0.258003671554902</text:p>
          </table:table-cell>
          <table:table-cell table:style-name="ce4" table:formula="of:=[$redistribution_low.M103]" office:value-type="float" office:value="0.350184831069894" calcext:value-type="float">
            <text:p>0.350184831069894</text:p>
          </table:table-cell>
          <table:table-cell table:number-columns-repeated="47"/>
        </table:table-row>
        <table:table-row table:style-name="ro1">
          <table:table-cell table:style-name="ce4" table:formula="of:=[.A107]+1" office:value-type="float" office:value="151" calcext:value-type="float">
            <text:p>151</text:p>
          </table:table-cell>
          <table:table-cell table:style-name="ce4" table:formula="of:=[$Redistribution_high.J104]" office:value-type="float" office:value="0.226174142089992" calcext:value-type="float">
            <text:p>0.226174142089992</text:p>
          </table:table-cell>
          <table:table-cell table:style-name="ce4" table:formula="of:=[$Redistribution_high.K104]" office:value-type="float" office:value="0.292555438033005" calcext:value-type="float">
            <text:p>0.292555438033005</text:p>
          </table:table-cell>
          <table:table-cell table:style-name="ce4" table:formula="of:=[$Redistribution_high.L104]" office:value-type="float" office:value="0.22675666589577" calcext:value-type="float">
            <text:p>0.22675666589577</text:p>
          </table:table-cell>
          <table:table-cell table:style-name="ce4" table:formula="of:=[$Redistribution_high.M104]" office:value-type="float" office:value="0.291393106811463" calcext:value-type="float">
            <text:p>0.291393106811463</text:p>
          </table:table-cell>
          <table:table-cell/>
          <table:table-cell table:style-name="ce4"/>
          <table:table-cell table:style-name="ce4" table:formula="of:=[$Redistribution_central.J104]" office:value-type="float" office:value="0.258509948077263" calcext:value-type="float">
            <text:p>0.258509948077263</text:p>
          </table:table-cell>
          <table:table-cell table:style-name="ce4" table:formula="of:=[$Redistribution_central.K104]" office:value-type="float" office:value="0.331670462102129" calcext:value-type="float">
            <text:p>0.331670462102129</text:p>
          </table:table-cell>
          <table:table-cell table:style-name="ce4" table:formula="of:=[$Redistribution_central.L104]" office:value-type="float" office:value="0.260247936361313" calcext:value-type="float">
            <text:p>0.260247936361313</text:p>
          </table:table-cell>
          <table:table-cell table:style-name="ce4" table:formula="of:=[$Redistribution_central.M104]" office:value-type="float" office:value="0.328309877132041" calcext:value-type="float">
            <text:p>0.328309877132041</text:p>
          </table:table-cell>
          <table:table-cell table:number-columns-repeated="2"/>
          <table:table-cell table:style-name="ce4" table:formula="of:=[$redistribution_low.J104]" office:value-type="float" office:value="0.247310851169504" calcext:value-type="float">
            <text:p>0.247310851169504</text:p>
          </table:table-cell>
          <table:table-cell table:style-name="ce4" table:formula="of:=[$redistribution_low.K104]" office:value-type="float" office:value="0.334378701083153" calcext:value-type="float">
            <text:p>0.334378701083153</text:p>
          </table:table-cell>
          <table:table-cell table:style-name="ce4" table:formula="of:=[$redistribution_low.L104]" office:value-type="float" office:value="0.249385344550515" calcext:value-type="float">
            <text:p>0.249385344550515</text:p>
          </table:table-cell>
          <table:table-cell table:style-name="ce4" table:formula="of:=[$redistribution_low.M104]" office:value-type="float" office:value="0.329731454184032" calcext:value-type="float">
            <text:p>0.329731454184032</text:p>
          </table:table-cell>
          <table:table-cell table:number-columns-repeated="47"/>
        </table:table-row>
        <table:table-row table:style-name="ro1">
          <table:table-cell table:style-name="ce4" table:formula="of:=[.A108]+1" office:value-type="float" office:value="152" calcext:value-type="float">
            <text:p>152</text:p>
          </table:table-cell>
          <table:table-cell table:style-name="ce4" table:formula="of:=[$Redistribution_high.J105]" office:value-type="float" office:value="0.240020415818575" calcext:value-type="float">
            <text:p>0.240020415818575</text:p>
          </table:table-cell>
          <table:table-cell table:style-name="ce4" table:formula="of:=[$Redistribution_high.K105]" office:value-type="float" office:value="0.333190359373119" calcext:value-type="float">
            <text:p>0.333190359373119</text:p>
          </table:table-cell>
          <table:table-cell table:style-name="ce4" table:formula="of:=[$Redistribution_high.L105]" office:value-type="float" office:value="0.240479376768565" calcext:value-type="float">
            <text:p>0.240479376768565</text:p>
          </table:table-cell>
          <table:table-cell table:style-name="ce4" table:formula="of:=[$Redistribution_high.M105]" office:value-type="float" office:value="0.332204279491352" calcext:value-type="float">
            <text:p>0.332204279491352</text:p>
          </table:table-cell>
          <table:table-cell/>
          <table:table-cell table:style-name="ce4"/>
          <table:table-cell table:style-name="ce4" table:formula="of:=[$Redistribution_central.J105]" office:value-type="float" office:value="0.251708528439228" calcext:value-type="float">
            <text:p>0.251708528439228</text:p>
          </table:table-cell>
          <table:table-cell table:style-name="ce4" table:formula="of:=[$Redistribution_central.K105]" office:value-type="float" office:value="0.312442238635658" calcext:value-type="float">
            <text:p>0.312442238635658</text:p>
          </table:table-cell>
          <table:table-cell table:style-name="ce4" table:formula="of:=[$Redistribution_central.L105]" office:value-type="float" office:value="0.25323434867903" calcext:value-type="float">
            <text:p>0.25323434867903</text:p>
          </table:table-cell>
          <table:table-cell table:style-name="ce4" table:formula="of:=[$Redistribution_central.M105]" office:value-type="float" office:value="0.309567302798955" calcext:value-type="float">
            <text:p>0.309567302798955</text:p>
          </table:table-cell>
          <table:table-cell table:number-columns-repeated="2"/>
          <table:table-cell table:style-name="ce4" table:formula="of:=[$redistribution_low.J105]" office:value-type="float" office:value="0.241361220904318" calcext:value-type="float">
            <text:p>0.241361220904318</text:p>
          </table:table-cell>
          <table:table-cell table:style-name="ce4" table:formula="of:=[$redistribution_low.K105]" office:value-type="float" office:value="0.320730679546259" calcext:value-type="float">
            <text:p>0.320730679546259</text:p>
          </table:table-cell>
          <table:table-cell table:style-name="ce4" table:formula="of:=[$redistribution_low.L105]" office:value-type="float" office:value="0.243385147723302" calcext:value-type="float">
            <text:p>0.243385147723302</text:p>
          </table:table-cell>
          <table:table-cell table:style-name="ce4" table:formula="of:=[$redistribution_low.M105]" office:value-type="float" office:value="0.316143802618599" calcext:value-type="float">
            <text:p>0.316143802618599</text:p>
          </table:table-cell>
          <table:table-cell table:number-columns-repeated="47"/>
        </table:table-row>
        <table:table-row table:style-name="ro1" table:number-rows-repeated="10484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op 10% share yearly" table:style-name="ta6">
        <table:table-column table:style-name="co5" table:number-columns-repeated="5" table:default-cell-style-name="ce3"/>
        <table:table-column table:style-name="co1" table:number-columns-repeated="59" table:default-cell-style-name="Default"/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9"/>
        </table:table-row>
        <table:table-row table:style-name="ro4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ly benefits</text:p>
          </table:table-cell>
          <table:table-cell table:style-name="ce2" office:value-type="string" calcext:value-type="string">
            <text:p>All income</text:p>
          </table:table-cell>
          <table:table-cell table:number-columns-repeated="4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9" office:value-type="percentage" office:value="0.2215850999" calcext:value-type="percentage">
            <text:p>22%</text:p>
          </table:table-cell>
          <table:table-cell table:style-name="ce9" office:value-type="percentage" office:value="0.2176198781" calcext:value-type="percentage">
            <text:p>22%</text:p>
          </table:table-cell>
          <table:table-cell table:style-name="ce9" office:value-type="percentage" office:value="0.2197396576" calcext:value-type="percentage">
            <text:p>22%</text:p>
          </table:table-cell>
          <table:table-cell table:style-name="ce9" office:value-type="percentage" office:value="0.2113770582" calcext:value-type="percentage">
            <text:p>21%</text:p>
          </table:table-cell>
          <table:table-cell table:style-name="ce3" office:value-type="float" office:value="2014" calcext:value-type="float">
            <text:p>2014</text:p>
          </table:table-cell>
          <table:table-cell table:style-name="ce9" office:value-type="percentage" office:value="0.2215850999" calcext:value-type="percentage">
            <text:p>22%</text:p>
          </table:table-cell>
          <table:table-cell table:style-name="ce9" office:value-type="percentage" office:value="0.2176198781" calcext:value-type="percentage">
            <text:p>22%</text:p>
          </table:table-cell>
          <table:table-cell table:style-name="ce9" office:value-type="percentage" office:value="0.2197396576" calcext:value-type="percentage">
            <text:p>22%</text:p>
          </table:table-cell>
          <table:table-cell table:style-name="ce9" office:value-type="percentage" office:value="0.2113770582" calcext:value-type="percentage">
            <text:p>21%</text:p>
          </table:table-cell>
          <table:table-cell table:style-name="ce3" office:value-type="float" office:value="2014" calcext:value-type="float">
            <text:p>2014</text:p>
          </table:table-cell>
          <table:table-cell table:style-name="ce9" office:value-type="percentage" office:value="0.2215850999" calcext:value-type="percentage">
            <text:p>22%</text:p>
          </table:table-cell>
          <table:table-cell table:style-name="ce9" office:value-type="percentage" office:value="0.2176198781" calcext:value-type="percentage">
            <text:p>22%</text:p>
          </table:table-cell>
          <table:table-cell table:style-name="ce9" office:value-type="percentage" office:value="0.2197396576" calcext:value-type="percentage">
            <text:p>22%</text:p>
          </table:table-cell>
          <table:table-cell table:style-name="ce9" office:value-type="percentage" office:value="0.2113770582" calcext:value-type="percentage">
            <text:p>21%</text:p>
          </table:table-cell>
          <table:table-cell table:number-columns-repeated="4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style-name="ce10" table:formula="of:=AVERAGE([$'Top 10% share'.C6:.C9])" office:value-type="percentage" office:value="0.255531059337134" calcext:value-type="percentage">
            <text:p>26%</text:p>
          </table:table-cell>
          <table:table-cell table:style-name="ce10" table:formula="of:=AVERAGE([$'Top 10% share'.D5:.D8])" office:value-type="percentage" office:value="0.232882724904575" calcext:value-type="percentage">
            <text:p>23%</text:p>
          </table:table-cell>
          <table:table-cell table:style-name="ce10" table:formula="of:=AVERAGE([$'Top 10% share'.E5:.E8])" office:value-type="percentage" office:value="0.238700462702808" calcext:value-type="percentage">
            <text:p>24%</text:p>
          </table:table-cell>
          <table:table-cell table:style-name="ce10" table:formula="of:=AVERAGE([$'Top 10% share'.B5:.B8])" office:value-type="percentage" office:value="0.225059699133927" calcext:value-type="percentage">
            <text:p>23%</text:p>
          </table:table-cell>
          <table:table-cell table:style-name="ce3" table:formula="of:=[.F4]+1" office:value-type="float" office:value="2015" calcext:value-type="float">
            <text:p>2015</text:p>
          </table:table-cell>
          <table:table-cell table:style-name="ce10" table:formula="of:=AVERAGE([$'Top 10% share'.I5:.I8])" office:value-type="percentage" office:value="0.247625439206508" calcext:value-type="percentage">
            <text:p>25%</text:p>
          </table:table-cell>
          <table:table-cell table:style-name="ce10" table:formula="of:=AVERAGE([$'Top 10% share'.J5:.J8])" office:value-type="percentage" office:value="0.232882724904575" calcext:value-type="percentage">
            <text:p>23%</text:p>
          </table:table-cell>
          <table:table-cell table:style-name="ce10" table:formula="of:=AVERAGE([$'Top 10% share'.K5:.K8])" office:value-type="percentage" office:value="0.238700462702808" calcext:value-type="percentage">
            <text:p>24%</text:p>
          </table:table-cell>
          <table:table-cell table:style-name="ce10" table:formula="of:=AVERAGE([$'Top 10% share'.H5:.H8])" office:value-type="percentage" office:value="0.225059699133927" calcext:value-type="percentage">
            <text:p>23%</text:p>
          </table:table-cell>
          <table:table-cell table:style-name="ce3" table:formula="of:=[.K4]+1" office:value-type="float" office:value="2015" calcext:value-type="float">
            <text:p>2015</text:p>
          </table:table-cell>
          <table:table-cell table:style-name="ce10" table:formula="of:=AVERAGE([$'Top 10% share'.O5:.O8])" office:value-type="percentage" office:value="0.247625439206508" calcext:value-type="percentage">
            <text:p>25%</text:p>
          </table:table-cell>
          <table:table-cell table:style-name="ce10" table:formula="of:=AVERAGE([$'Top 10% share'.P5:.P8])" office:value-type="percentage" office:value="0.232882724904575" calcext:value-type="percentage">
            <text:p>23%</text:p>
          </table:table-cell>
          <table:table-cell table:style-name="ce10" table:formula="of:=AVERAGE([$'Top 10% share'.Q5:.Q8])" office:value-type="percentage" office:value="0.238700462702808" calcext:value-type="percentage">
            <text:p>24%</text:p>
          </table:table-cell>
          <table:table-cell table:style-name="ce10" table:formula="of:=AVERAGE([$'Top 10% share'.N5:.N8])" office:value-type="percentage" office:value="0.225059699133927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style-name="ce10" table:formula="of:=AVERAGE([$'Top 10% share'.C9:.C12])" office:value-type="percentage" office:value="0.254246533179496" calcext:value-type="percentage">
            <text:p>25%</text:p>
          </table:table-cell>
          <table:table-cell table:style-name="ce10" table:formula="of:=AVERAGE([$'Top 10% share'.D9:.D12])" office:value-type="percentage" office:value="0.237258224185397" calcext:value-type="percentage">
            <text:p>24%</text:p>
          </table:table-cell>
          <table:table-cell table:style-name="ce10" table:formula="of:=AVERAGE([$'Top 10% share'.E9:.E12])" office:value-type="percentage" office:value="0.243438637818645" calcext:value-type="percentage">
            <text:p>24%</text:p>
          </table:table-cell>
          <table:table-cell table:style-name="ce10" table:formula="of:=AVERAGE([$'Top 10% share'.B9:.B12])" office:value-type="percentage" office:value="0.229624659094819" calcext:value-type="percentage">
            <text:p>23%</text:p>
          </table:table-cell>
          <table:table-cell table:style-name="ce3" table:formula="of:=[.F5]+1" office:value-type="float" office:value="2016" calcext:value-type="float">
            <text:p>2016</text:p>
          </table:table-cell>
          <table:table-cell table:style-name="ce10" table:formula="of:=AVERAGE([$'Top 10% share'.I9:.I12])" office:value-type="percentage" office:value="0.254246533179496" calcext:value-type="percentage">
            <text:p>25%</text:p>
          </table:table-cell>
          <table:table-cell table:style-name="ce10" table:formula="of:=AVERAGE([$'Top 10% share'.J9:.J12])" office:value-type="percentage" office:value="0.237256123906435" calcext:value-type="percentage">
            <text:p>24%</text:p>
          </table:table-cell>
          <table:table-cell table:style-name="ce10" table:formula="of:=AVERAGE([$'Top 10% share'.K9:.K12])" office:value-type="percentage" office:value="0.243438637818645" calcext:value-type="percentage">
            <text:p>24%</text:p>
          </table:table-cell>
          <table:table-cell table:style-name="ce10" table:formula="of:=AVERAGE([$'Top 10% share'.H9:.H12])" office:value-type="percentage" office:value="0.229622781021921" calcext:value-type="percentage">
            <text:p>23%</text:p>
          </table:table-cell>
          <table:table-cell table:style-name="ce3" table:formula="of:=[.K5]+1" office:value-type="float" office:value="2016" calcext:value-type="float">
            <text:p>2016</text:p>
          </table:table-cell>
          <table:table-cell table:style-name="ce10" table:formula="of:=AVERAGE([$'Top 10% share'.O9:.O12])" office:value-type="percentage" office:value="0.254246533179496" calcext:value-type="percentage">
            <text:p>25%</text:p>
          </table:table-cell>
          <table:table-cell table:style-name="ce10" table:formula="of:=AVERAGE([$'Top 10% share'.P9:.P12])" office:value-type="percentage" office:value="0.237258224185397" calcext:value-type="percentage">
            <text:p>24%</text:p>
          </table:table-cell>
          <table:table-cell table:style-name="ce10" table:formula="of:=AVERAGE([$'Top 10% share'.Q9:.Q12])" office:value-type="percentage" office:value="0.243438637818645" calcext:value-type="percentage">
            <text:p>24%</text:p>
          </table:table-cell>
          <table:table-cell table:style-name="ce10" table:formula="of:=AVERAGE([$'Top 10% share'.N9:.N12])" office:value-type="percentage" office:value="0.229624659094819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style-name="ce10" table:formula="of:=AVERAGE([$'Top 10% share'.C13:.C16])" office:value-type="percentage" office:value="0.246783853800144" calcext:value-type="percentage">
            <text:p>25%</text:p>
          </table:table-cell>
          <table:table-cell table:style-name="ce10" table:formula="of:=AVERAGE([$'Top 10% share'.D13:.D16])" office:value-type="percentage" office:value="0.230834498787779" calcext:value-type="percentage">
            <text:p>23%</text:p>
          </table:table-cell>
          <table:table-cell table:style-name="ce10" table:formula="of:=AVERAGE([$'Top 10% share'.E13:.E16])" office:value-type="percentage" office:value="0.231515282875009" calcext:value-type="percentage">
            <text:p>23%</text:p>
          </table:table-cell>
          <table:table-cell table:style-name="ce10" table:formula="of:=AVERAGE([$'Top 10% share'.B13:.B16])" office:value-type="percentage" office:value="0.220126533151062" calcext:value-type="percentage">
            <text:p>22%</text:p>
          </table:table-cell>
          <table:table-cell table:style-name="ce3" table:formula="of:=[.F6]+1" office:value-type="float" office:value="2017" calcext:value-type="float">
            <text:p>2017</text:p>
          </table:table-cell>
          <table:table-cell table:style-name="ce10" table:formula="of:=AVERAGE([$'Top 10% share'.I13:.I16])" office:value-type="percentage" office:value="0.246783853800144" calcext:value-type="percentage">
            <text:p>25%</text:p>
          </table:table-cell>
          <table:table-cell table:style-name="ce10" table:formula="of:=AVERAGE([$'Top 10% share'.J13:.J16])" office:value-type="percentage" office:value="0.230832861055626" calcext:value-type="percentage">
            <text:p>23%</text:p>
          </table:table-cell>
          <table:table-cell table:style-name="ce10" table:formula="of:=AVERAGE([$'Top 10% share'.K13:.K16])" office:value-type="percentage" office:value="0.231515282875009" calcext:value-type="percentage">
            <text:p>23%</text:p>
          </table:table-cell>
          <table:table-cell table:style-name="ce10" table:formula="of:=AVERAGE([$'Top 10% share'.H13:.H16])" office:value-type="percentage" office:value="0.220125180938829" calcext:value-type="percentage">
            <text:p>22%</text:p>
          </table:table-cell>
          <table:table-cell table:style-name="ce3" table:formula="of:=[.K6]+1" office:value-type="float" office:value="2017" calcext:value-type="float">
            <text:p>2017</text:p>
          </table:table-cell>
          <table:table-cell table:style-name="ce10" table:formula="of:=AVERAGE([$'Top 10% share'.O13:.O16])" office:value-type="percentage" office:value="0.246783853800144" calcext:value-type="percentage">
            <text:p>25%</text:p>
          </table:table-cell>
          <table:table-cell table:style-name="ce10" table:formula="of:=AVERAGE([$'Top 10% share'.P13:.P16])" office:value-type="percentage" office:value="0.230834498787779" calcext:value-type="percentage">
            <text:p>23%</text:p>
          </table:table-cell>
          <table:table-cell table:style-name="ce10" table:formula="of:=AVERAGE([$'Top 10% share'.Q13:.Q16])" office:value-type="percentage" office:value="0.231515282875009" calcext:value-type="percentage">
            <text:p>23%</text:p>
          </table:table-cell>
          <table:table-cell table:style-name="ce10" table:formula="of:=AVERAGE([$'Top 10% share'.N13:.N16])" office:value-type="percentage" office:value="0.220126533151062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style-name="ce10" table:formula="of:=AVERAGE([$'Top 10% share'.C17:.C20])" office:value-type="percentage" office:value="0.243136216157676" calcext:value-type="percentage">
            <text:p>24%</text:p>
          </table:table-cell>
          <table:table-cell table:style-name="ce10" table:formula="of:=AVERAGE([$'Top 10% share'.D17:.D20])" office:value-type="percentage" office:value="0.227434089904246" calcext:value-type="percentage">
            <text:p>23%</text:p>
          </table:table-cell>
          <table:table-cell table:style-name="ce10" table:formula="of:=AVERAGE([$'Top 10% share'.E17:.E20])" office:value-type="percentage" office:value="0.228235029198554" calcext:value-type="percentage">
            <text:p>23%</text:p>
          </table:table-cell>
          <table:table-cell table:style-name="ce10" table:formula="of:=AVERAGE([$'Top 10% share'.B17:.B20])" office:value-type="percentage" office:value="0.216978065615878" calcext:value-type="percentage">
            <text:p>22%</text:p>
          </table:table-cell>
          <table:table-cell table:style-name="ce3" table:formula="of:=[.F7]+1" office:value-type="float" office:value="2018" calcext:value-type="float">
            <text:p>2018</text:p>
          </table:table-cell>
          <table:table-cell table:style-name="ce10" table:formula="of:=AVERAGE([$'Top 10% share'.I17:.I20])" office:value-type="percentage" office:value="0.243749549727887" calcext:value-type="percentage">
            <text:p>24%</text:p>
          </table:table-cell>
          <table:table-cell table:style-name="ce10" table:formula="of:=AVERAGE([$'Top 10% share'.J17:.J20])" office:value-type="percentage" office:value="0.227673880331153" calcext:value-type="percentage">
            <text:p>23%</text:p>
          </table:table-cell>
          <table:table-cell table:style-name="ce10" table:formula="of:=AVERAGE([$'Top 10% share'.K17:.K20])" office:value-type="percentage" office:value="0.22881060172262" calcext:value-type="percentage">
            <text:p>23%</text:p>
          </table:table-cell>
          <table:table-cell table:style-name="ce10" table:formula="of:=AVERAGE([$'Top 10% share'.H17:.H20])" office:value-type="percentage" office:value="0.217185399611119" calcext:value-type="percentage">
            <text:p>22%</text:p>
          </table:table-cell>
          <table:table-cell table:style-name="ce3" table:formula="of:=[.K7]+1" office:value-type="float" office:value="2018" calcext:value-type="float">
            <text:p>2018</text:p>
          </table:table-cell>
          <table:table-cell table:style-name="ce10" table:formula="of:=AVERAGE([$'Top 10% share'.O17:.O20])" office:value-type="percentage" office:value="0.243749397045939" calcext:value-type="percentage">
            <text:p>24%</text:p>
          </table:table-cell>
          <table:table-cell table:style-name="ce10" table:formula="of:=AVERAGE([$'Top 10% share'.P17:.P20])" office:value-type="percentage" office:value="0.227675546148032" calcext:value-type="percentage">
            <text:p>23%</text:p>
          </table:table-cell>
          <table:table-cell table:style-name="ce10" table:formula="of:=AVERAGE([$'Top 10% share'.Q17:.Q20])" office:value-type="percentage" office:value="0.228810457840893" calcext:value-type="percentage">
            <text:p>23%</text:p>
          </table:table-cell>
          <table:table-cell table:style-name="ce10" table:formula="of:=AVERAGE([$'Top 10% share'.N17:.N20])" office:value-type="percentage" office:value="0.217186783276396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style-name="ce10" table:formula="of:=AVERAGE([$'Top 10% share'.C21:.C24])" office:value-type="percentage" office:value="0.250526790453698" calcext:value-type="percentage">
            <text:p>25%</text:p>
          </table:table-cell>
          <table:table-cell table:style-name="ce10" table:formula="of:=AVERAGE([$'Top 10% share'.D21:.D24])" office:value-type="percentage" office:value="0.232880018272707" calcext:value-type="percentage">
            <text:p>23%</text:p>
          </table:table-cell>
          <table:table-cell table:style-name="ce10" table:formula="of:=AVERAGE([$'Top 10% share'.E21:.E24])" office:value-type="percentage" office:value="0.235093799928334" calcext:value-type="percentage">
            <text:p>24%</text:p>
          </table:table-cell>
          <table:table-cell table:style-name="ce10" table:formula="of:=AVERAGE([$'Top 10% share'.B21:.B24])" office:value-type="percentage" office:value="0.222046200988184" calcext:value-type="percentage">
            <text:p>22%</text:p>
          </table:table-cell>
          <table:table-cell table:style-name="ce3" table:formula="of:=[.F8]+1" office:value-type="float" office:value="2019" calcext:value-type="float">
            <text:p>2019</text:p>
          </table:table-cell>
          <table:table-cell table:style-name="ce10" table:formula="of:=AVERAGE([$'Top 10% share'.I21:.I24])" office:value-type="percentage" office:value="0.253517620500258" calcext:value-type="percentage">
            <text:p>25%</text:p>
          </table:table-cell>
          <table:table-cell table:style-name="ce10" table:formula="of:=AVERAGE([$'Top 10% share'.J21:.J24])" office:value-type="percentage" office:value="0.231826922996074" calcext:value-type="percentage">
            <text:p>23%</text:p>
          </table:table-cell>
          <table:table-cell table:style-name="ce10" table:formula="of:=AVERAGE([$'Top 10% share'.K21:.K24])" office:value-type="percentage" office:value="0.237852623260914" calcext:value-type="percentage">
            <text:p>24%</text:p>
          </table:table-cell>
          <table:table-cell table:style-name="ce10" table:formula="of:=AVERAGE([$'Top 10% share'.H21:.H24])" office:value-type="percentage" office:value="0.220991046970193" calcext:value-type="percentage">
            <text:p>22%</text:p>
          </table:table-cell>
          <table:table-cell table:style-name="ce3" table:formula="of:=[.K8]+1" office:value-type="float" office:value="2019" calcext:value-type="float">
            <text:p>2019</text:p>
          </table:table-cell>
          <table:table-cell table:style-name="ce10" table:formula="of:=AVERAGE([$'Top 10% share'.O21:.O24])" office:value-type="percentage" office:value="0.253611710697971" calcext:value-type="percentage">
            <text:p>25%</text:p>
          </table:table-cell>
          <table:table-cell table:style-name="ce10" table:formula="of:=AVERAGE([$'Top 10% share'.P21:.P24])" office:value-type="percentage" office:value="0.231844329688755" calcext:value-type="percentage">
            <text:p>23%</text:p>
          </table:table-cell>
          <table:table-cell table:style-name="ce10" table:formula="of:=AVERAGE([$'Top 10% share'.Q21:.Q24])" office:value-type="percentage" office:value="0.237940854359308" calcext:value-type="percentage">
            <text:p>24%</text:p>
          </table:table-cell>
          <table:table-cell table:style-name="ce10" table:formula="of:=AVERAGE([$'Top 10% share'.N21:.N24])" office:value-type="percentage" office:value="0.221007207591458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style-name="ce10" table:formula="of:=AVERAGE([$'Top 10% share'.C25:.C28])" office:value-type="percentage" office:value="0.247763929334574" calcext:value-type="percentage">
            <text:p>25%</text:p>
          </table:table-cell>
          <table:table-cell table:style-name="ce10" table:formula="of:=AVERAGE([$'Top 10% share'.D25:.D28])" office:value-type="percentage" office:value="0.232102138719751" calcext:value-type="percentage">
            <text:p>23%</text:p>
          </table:table-cell>
          <table:table-cell table:style-name="ce10" table:formula="of:=AVERAGE([$'Top 10% share'.E25:.E28])" office:value-type="percentage" office:value="0.231210949798749" calcext:value-type="percentage">
            <text:p>23%</text:p>
          </table:table-cell>
          <table:table-cell table:style-name="ce10" table:formula="of:=AVERAGE([$'Top 10% share'.B25:.B28])" office:value-type="percentage" office:value="0.22085500957752" calcext:value-type="percentage">
            <text:p>22%</text:p>
          </table:table-cell>
          <table:table-cell table:style-name="ce3" table:formula="of:=[.F9]+1" office:value-type="float" office:value="2020" calcext:value-type="float">
            <text:p>2020</text:p>
          </table:table-cell>
          <table:table-cell table:style-name="ce10" table:formula="of:=AVERAGE([$'Top 10% share'.I25:.I28])" office:value-type="percentage" office:value="0.246061595277433" calcext:value-type="percentage">
            <text:p>25%</text:p>
          </table:table-cell>
          <table:table-cell table:style-name="ce10" table:formula="of:=AVERAGE([$'Top 10% share'.J25:.J28])" office:value-type="percentage" office:value="0.229384366205224" calcext:value-type="percentage">
            <text:p>23%</text:p>
          </table:table-cell>
          <table:table-cell table:style-name="ce10" table:formula="of:=AVERAGE([$'Top 10% share'.K25:.K28])" office:value-type="percentage" office:value="0.229376756291641" calcext:value-type="percentage">
            <text:p>23%</text:p>
          </table:table-cell>
          <table:table-cell table:style-name="ce10" table:formula="of:=AVERAGE([$'Top 10% share'.H25:.H28])" office:value-type="percentage" office:value="0.218159018526999" calcext:value-type="percentage">
            <text:p>22%</text:p>
          </table:table-cell>
          <table:table-cell table:style-name="ce3" table:formula="of:=[.K9]+1" office:value-type="float" office:value="2020" calcext:value-type="float">
            <text:p>2020</text:p>
          </table:table-cell>
          <table:table-cell table:style-name="ce10" table:formula="of:=AVERAGE([$'Top 10% share'.O25:.O28])" office:value-type="percentage" office:value="0.245413886667" calcext:value-type="percentage">
            <text:p>25%</text:p>
          </table:table-cell>
          <table:table-cell table:style-name="ce10" table:formula="of:=AVERAGE([$'Top 10% share'.P25:.P28])" office:value-type="percentage" office:value="0.228891647943359" calcext:value-type="percentage">
            <text:p>23%</text:p>
          </table:table-cell>
          <table:table-cell table:style-name="ce10" table:formula="of:=AVERAGE([$'Top 10% share'.Q25:.Q28])" office:value-type="percentage" office:value="0.228635377871583" calcext:value-type="percentage">
            <text:p>23%</text:p>
          </table:table-cell>
          <table:table-cell table:style-name="ce10" table:formula="of:=AVERAGE([$'Top 10% share'.N25:.N28])" office:value-type="percentage" office:value="0.217614773975813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style-name="ce10" table:formula="of:=AVERAGE([$'Top 10% share'.C29:.C32])" office:value-type="percentage" office:value="0.249437929224849" calcext:value-type="percentage">
            <text:p>25%</text:p>
          </table:table-cell>
          <table:table-cell table:style-name="ce10" table:formula="of:=AVERAGE([$'Top 10% share'.D29:.D32])" office:value-type="percentage" office:value="0.231633645731909" calcext:value-type="percentage">
            <text:p>23%</text:p>
          </table:table-cell>
          <table:table-cell table:style-name="ce10" table:formula="of:=AVERAGE([$'Top 10% share'.E29:.E32])" office:value-type="percentage" office:value="0.232400174710729" calcext:value-type="percentage">
            <text:p>23%</text:p>
          </table:table-cell>
          <table:table-cell table:style-name="ce10" table:formula="of:=AVERAGE([$'Top 10% share'.B29:.B32])" office:value-type="percentage" office:value="0.220322507512633" calcext:value-type="percentage">
            <text:p>22%</text:p>
          </table:table-cell>
          <table:table-cell table:style-name="ce3" table:formula="of:=[.F10]+1" office:value-type="float" office:value="2021" calcext:value-type="float">
            <text:p>2021</text:p>
          </table:table-cell>
          <table:table-cell table:style-name="ce10" table:formula="of:=AVERAGE([$'Top 10% share'.I29:.I32])" office:value-type="percentage" office:value="0.246540698338874" calcext:value-type="percentage">
            <text:p>25%</text:p>
          </table:table-cell>
          <table:table-cell table:style-name="ce10" table:formula="of:=AVERAGE([$'Top 10% share'.J29:.J32])" office:value-type="percentage" office:value="0.231614422109953" calcext:value-type="percentage">
            <text:p>23%</text:p>
          </table:table-cell>
          <table:table-cell table:style-name="ce10" table:formula="of:=AVERAGE([$'Top 10% share'.K29:.K32])" office:value-type="percentage" office:value="0.229318964734457" calcext:value-type="percentage">
            <text:p>23%</text:p>
          </table:table-cell>
          <table:table-cell table:style-name="ce10" table:formula="of:=AVERAGE([$'Top 10% share'.H29:.H32])" office:value-type="percentage" office:value="0.220287957593589" calcext:value-type="percentage">
            <text:p>22%</text:p>
          </table:table-cell>
          <table:table-cell table:style-name="ce3" table:formula="of:=[.K10]+1" office:value-type="float" office:value="2021" calcext:value-type="float">
            <text:p>2021</text:p>
          </table:table-cell>
          <table:table-cell table:style-name="ce10" table:formula="of:=AVERAGE([$'Top 10% share'.O29:.O32])" office:value-type="percentage" office:value="0.244818635225464" calcext:value-type="percentage">
            <text:p>24%</text:p>
          </table:table-cell>
          <table:table-cell table:style-name="ce10" table:formula="of:=AVERAGE([$'Top 10% share'.P29:.P32])" office:value-type="percentage" office:value="0.230239491628643" calcext:value-type="percentage">
            <text:p>23%</text:p>
          </table:table-cell>
          <table:table-cell table:style-name="ce10" table:formula="of:=AVERAGE([$'Top 10% share'.Q29:.Q32])" office:value-type="percentage" office:value="0.227169520763456" calcext:value-type="percentage">
            <text:p>23%</text:p>
          </table:table-cell>
          <table:table-cell table:style-name="ce10" table:formula="of:=AVERAGE([$'Top 10% share'.N29:.N32])" office:value-type="percentage" office:value="0.218686819229343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style-name="ce10" table:formula="of:=AVERAGE([$'Top 10% share'.C33:.C36])" office:value-type="percentage" office:value="0.264246552210463" calcext:value-type="percentage">
            <text:p>26%</text:p>
          </table:table-cell>
          <table:table-cell table:style-name="ce10" table:formula="of:=AVERAGE([$'Top 10% share'.D33:.D36])" office:value-type="percentage" office:value="0.238564895594742" calcext:value-type="percentage">
            <text:p>24%</text:p>
          </table:table-cell>
          <table:table-cell table:style-name="ce10" table:formula="of:=AVERAGE([$'Top 10% share'.E33:.E36])" office:value-type="percentage" office:value="0.248419641835123" calcext:value-type="percentage">
            <text:p>25%</text:p>
          </table:table-cell>
          <table:table-cell table:style-name="ce10" table:formula="of:=AVERAGE([$'Top 10% share'.B33:.B36])" office:value-type="percentage" office:value="0.228250468048814" calcext:value-type="percentage">
            <text:p>23%</text:p>
          </table:table-cell>
          <table:table-cell table:style-name="ce3" table:formula="of:=[.F11]+1" office:value-type="float" office:value="2022" calcext:value-type="float">
            <text:p>2022</text:p>
          </table:table-cell>
          <table:table-cell table:style-name="ce10" table:formula="of:=AVERAGE([$'Top 10% share'.I33:.I36])" office:value-type="percentage" office:value="0.250164633931484" calcext:value-type="percentage">
            <text:p>25%</text:p>
          </table:table-cell>
          <table:table-cell table:style-name="ce10" table:formula="of:=AVERAGE([$'Top 10% share'.J33:.J36])" office:value-type="percentage" office:value="0.232914373012981" calcext:value-type="percentage">
            <text:p>23%</text:p>
          </table:table-cell>
          <table:table-cell table:style-name="ce10" table:formula="of:=AVERAGE([$'Top 10% share'.K33:.K36])" office:value-type="percentage" office:value="0.233643489658879" calcext:value-type="percentage">
            <text:p>23%</text:p>
          </table:table-cell>
          <table:table-cell table:style-name="ce10" table:formula="of:=AVERAGE([$'Top 10% share'.H33:.H36])" office:value-type="percentage" office:value="0.222031032307637" calcext:value-type="percentage">
            <text:p>22%</text:p>
          </table:table-cell>
          <table:table-cell table:style-name="ce3" table:formula="of:=[.K11]+1" office:value-type="float" office:value="2022" calcext:value-type="float">
            <text:p>2022</text:p>
          </table:table-cell>
          <table:table-cell table:style-name="ce10" table:formula="of:=AVERAGE([$'Top 10% share'.O33:.O36])" office:value-type="percentage" office:value="0.245278507381353" calcext:value-type="percentage">
            <text:p>25%</text:p>
          </table:table-cell>
          <table:table-cell table:style-name="ce10" table:formula="of:=AVERAGE([$'Top 10% share'.P33:.P36])" office:value-type="percentage" office:value="0.23163955931439" calcext:value-type="percentage">
            <text:p>23%</text:p>
          </table:table-cell>
          <table:table-cell table:style-name="ce10" table:formula="of:=AVERAGE([$'Top 10% share'.Q33:.Q36])" office:value-type="percentage" office:value="0.227835541641451" calcext:value-type="percentage">
            <text:p>23%</text:p>
          </table:table-cell>
          <table:table-cell table:style-name="ce10" table:formula="of:=AVERAGE([$'Top 10% share'.N33:.N36])" office:value-type="percentage" office:value="0.220165917287973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style-name="ce10" table:formula="of:=AVERAGE([$'Top 10% share'.C37:.C40])" office:value-type="percentage" office:value="0.273339798662601" calcext:value-type="percentage">
            <text:p>27%</text:p>
          </table:table-cell>
          <table:table-cell table:style-name="ce10" table:formula="of:=AVERAGE([$'Top 10% share'.D37:.D40])" office:value-type="percentage" office:value="0.242174905622636" calcext:value-type="percentage">
            <text:p>24%</text:p>
          </table:table-cell>
          <table:table-cell table:style-name="ce10" table:formula="of:=AVERAGE([$'Top 10% share'.E37:.E40])" office:value-type="percentage" office:value="0.25775531802417" calcext:value-type="percentage">
            <text:p>26%</text:p>
          </table:table-cell>
          <table:table-cell table:style-name="ce10" table:formula="of:=AVERAGE([$'Top 10% share'.B37:.B40])" office:value-type="percentage" office:value="0.232271789135275" calcext:value-type="percentage">
            <text:p>23%</text:p>
          </table:table-cell>
          <table:table-cell table:style-name="ce3" table:formula="of:=[.F12]+1" office:value-type="float" office:value="2023" calcext:value-type="float">
            <text:p>2023</text:p>
          </table:table-cell>
          <table:table-cell table:style-name="ce10" table:formula="of:=AVERAGE([$'Top 10% share'.I37:.I40])" office:value-type="percentage" office:value="0.242619532828559" calcext:value-type="percentage">
            <text:p>24%</text:p>
          </table:table-cell>
          <table:table-cell table:style-name="ce10" table:formula="of:=AVERAGE([$'Top 10% share'.J37:.J40])" office:value-type="percentage" office:value="0.227947473464571" calcext:value-type="percentage">
            <text:p>23%</text:p>
          </table:table-cell>
          <table:table-cell table:style-name="ce10" table:formula="of:=AVERAGE([$'Top 10% share'.K37:.K40])" office:value-type="percentage" office:value="0.227051682199007" calcext:value-type="percentage">
            <text:p>23%</text:p>
          </table:table-cell>
          <table:table-cell table:style-name="ce10" table:formula="of:=AVERAGE([$'Top 10% share'.H37:.H40])" office:value-type="percentage" office:value="0.217764834418764" calcext:value-type="percentage">
            <text:p>22%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10" table:formula="of:=AVERAGE([$'Top 10% share'.O37:.O40])" office:value-type="percentage" office:value="0.240498072544227" calcext:value-type="percentage">
            <text:p>24%</text:p>
          </table:table-cell>
          <table:table-cell table:style-name="ce10" table:formula="of:=AVERAGE([$'Top 10% share'.P37:.P40])" office:value-type="percentage" office:value="0.228813205597612" calcext:value-type="percentage">
            <text:p>23%</text:p>
          </table:table-cell>
          <table:table-cell table:style-name="ce10" table:formula="of:=AVERAGE([$'Top 10% share'.Q37:.Q40])" office:value-type="percentage" office:value="0.223559601541338" calcext:value-type="percentage">
            <text:p>22%</text:p>
          </table:table-cell>
          <table:table-cell table:style-name="ce10" table:formula="of:=AVERAGE([$'Top 10% share'.N37:.N40])" office:value-type="percentage" office:value="0.217803994533314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style-name="ce10" table:formula="of:=AVERAGE([$'Top 10% share'.C41:.C44])" office:value-type="percentage" office:value="0.28023005307358" calcext:value-type="percentage">
            <text:p>28%</text:p>
          </table:table-cell>
          <table:table-cell table:style-name="ce10" table:formula="of:=AVERAGE([$'Top 10% share'.D41:.D44])" office:value-type="percentage" office:value="0.245712584440568" calcext:value-type="percentage">
            <text:p>25%</text:p>
          </table:table-cell>
          <table:table-cell table:style-name="ce10" table:formula="of:=AVERAGE([$'Top 10% share'.E41:.E44])" office:value-type="percentage" office:value="0.265182286422755" calcext:value-type="percentage">
            <text:p>27%</text:p>
          </table:table-cell>
          <table:table-cell table:style-name="ce10" table:formula="of:=AVERAGE([$'Top 10% share'.B41:.B44])" office:value-type="percentage" office:value="0.236317660323228" calcext:value-type="percentage">
            <text:p>24%</text:p>
          </table:table-cell>
          <table:table-cell table:style-name="ce3" table:formula="of:=[.F13]+1" office:value-type="float" office:value="2024" calcext:value-type="float">
            <text:p>2024</text:p>
          </table:table-cell>
          <table:table-cell table:style-name="ce10" table:formula="of:=AVERAGE([$'Top 10% share'.I41:.I44])" office:value-type="percentage" office:value="0.245311844788035" calcext:value-type="percentage">
            <text:p>25%</text:p>
          </table:table-cell>
          <table:table-cell table:style-name="ce10" table:formula="of:=AVERAGE([$'Top 10% share'.J41:.J44])" office:value-type="percentage" office:value="0.226740782744919" calcext:value-type="percentage">
            <text:p>23%</text:p>
          </table:table-cell>
          <table:table-cell table:style-name="ce10" table:formula="of:=AVERAGE([$'Top 10% share'.K41:.K44])" office:value-type="percentage" office:value="0.230179422291538" calcext:value-type="percentage">
            <text:p>23%</text:p>
          </table:table-cell>
          <table:table-cell table:style-name="ce10" table:formula="of:=AVERAGE([$'Top 10% share'.H41:.H44])" office:value-type="percentage" office:value="0.217041340637175" calcext:value-type="percentage">
            <text:p>22%</text:p>
          </table:table-cell>
          <table:table-cell table:style-name="ce3" table:formula="of:=[.K13]+1" office:value-type="float" office:value="2024" calcext:value-type="float">
            <text:p>2024</text:p>
          </table:table-cell>
          <table:table-cell table:style-name="ce10" table:formula="of:=AVERAGE([$'Top 10% share'.O41:.O44])" office:value-type="percentage" office:value="0.24287545125098" calcext:value-type="percentage">
            <text:p>24%</text:p>
          </table:table-cell>
          <table:table-cell table:style-name="ce10" table:formula="of:=AVERAGE([$'Top 10% share'.P41:.P44])" office:value-type="percentage" office:value="0.226136574302362" calcext:value-type="percentage">
            <text:p>23%</text:p>
          </table:table-cell>
          <table:table-cell table:style-name="ce10" table:formula="of:=AVERAGE([$'Top 10% share'.Q41:.Q44])" office:value-type="percentage" office:value="0.227065714719472" calcext:value-type="percentage">
            <text:p>23%</text:p>
          </table:table-cell>
          <table:table-cell table:style-name="ce10" table:formula="of:=AVERAGE([$'Top 10% share'.N41:.N44])" office:value-type="percentage" office:value="0.216076942271057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style-name="ce10" table:formula="of:=AVERAGE([$'Top 10% share'.C45:.C48])" office:value-type="percentage" office:value="0.281690523494804" calcext:value-type="percentage">
            <text:p>28%</text:p>
          </table:table-cell>
          <table:table-cell table:style-name="ce10" table:formula="of:=AVERAGE([$'Top 10% share'.D45:.D48])" office:value-type="percentage" office:value="0.246558354211319" calcext:value-type="percentage">
            <text:p>25%</text:p>
          </table:table-cell>
          <table:table-cell table:style-name="ce10" table:formula="of:=AVERAGE([$'Top 10% share'.E45:.E48])" office:value-type="percentage" office:value="0.26774350132516" calcext:value-type="percentage">
            <text:p>27%</text:p>
          </table:table-cell>
          <table:table-cell table:style-name="ce10" table:formula="of:=AVERAGE([$'Top 10% share'.B45:.B48])" office:value-type="percentage" office:value="0.237886844934643" calcext:value-type="percentage">
            <text:p>24%</text:p>
          </table:table-cell>
          <table:table-cell table:style-name="ce3" table:formula="of:=[.F14]+1" office:value-type="float" office:value="2025" calcext:value-type="float">
            <text:p>2025</text:p>
          </table:table-cell>
          <table:table-cell table:style-name="ce10" table:formula="of:=AVERAGE([$'Top 10% share'.I45:.I48])" office:value-type="percentage" office:value="0.24215564107783" calcext:value-type="percentage">
            <text:p>24%</text:p>
          </table:table-cell>
          <table:table-cell table:style-name="ce10" table:formula="of:=AVERAGE([$'Top 10% share'.J45:.J48])" office:value-type="percentage" office:value="0.22658723704652" calcext:value-type="percentage">
            <text:p>23%</text:p>
          </table:table-cell>
          <table:table-cell table:style-name="ce10" table:formula="of:=AVERAGE([$'Top 10% share'.K45:.K48])" office:value-type="percentage" office:value="0.227777367708477" calcext:value-type="percentage">
            <text:p>23%</text:p>
          </table:table-cell>
          <table:table-cell table:style-name="ce10" table:formula="of:=AVERAGE([$'Top 10% share'.H45:.H48])" office:value-type="percentage" office:value="0.217252816133577" calcext:value-type="percentage">
            <text:p>22%</text:p>
          </table:table-cell>
          <table:table-cell table:style-name="ce3" table:formula="of:=[.K14]+1" office:value-type="float" office:value="2025" calcext:value-type="float">
            <text:p>2025</text:p>
          </table:table-cell>
          <table:table-cell table:style-name="ce10" table:formula="of:=AVERAGE([$'Top 10% share'.O45:.O48])" office:value-type="percentage" office:value="0.244167706612252" calcext:value-type="percentage">
            <text:p>24%</text:p>
          </table:table-cell>
          <table:table-cell table:style-name="ce10" table:formula="of:=AVERAGE([$'Top 10% share'.P45:.P48])" office:value-type="percentage" office:value="0.227555378834225" calcext:value-type="percentage">
            <text:p>23%</text:p>
          </table:table-cell>
          <table:table-cell table:style-name="ce10" table:formula="of:=AVERAGE([$'Top 10% share'.Q45:.Q48])" office:value-type="percentage" office:value="0.228875056108014" calcext:value-type="percentage">
            <text:p>23%</text:p>
          </table:table-cell>
          <table:table-cell table:style-name="ce10" table:formula="of:=AVERAGE([$'Top 10% share'.N45:.N48])" office:value-type="percentage" office:value="0.217858775772768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style-name="ce10" table:formula="of:=AVERAGE([$'Top 10% share'.C49:.C52])" office:value-type="percentage" office:value="0.276155648739428" calcext:value-type="percentage">
            <text:p>28%</text:p>
          </table:table-cell>
          <table:table-cell table:style-name="ce10" table:formula="of:=AVERAGE([$'Top 10% share'.D49:.D52])" office:value-type="percentage" office:value="0.243194277664702" calcext:value-type="percentage">
            <text:p>24%</text:p>
          </table:table-cell>
          <table:table-cell table:style-name="ce10" table:formula="of:=AVERAGE([$'Top 10% share'.E49:.E52])" office:value-type="percentage" office:value="0.262812268293829" calcext:value-type="percentage">
            <text:p>26%</text:p>
          </table:table-cell>
          <table:table-cell table:style-name="ce10" table:formula="of:=AVERAGE([$'Top 10% share'.B49:.B52])" office:value-type="percentage" office:value="0.234924156421089" calcext:value-type="percentage">
            <text:p>23%</text:p>
          </table:table-cell>
          <table:table-cell table:style-name="ce3" table:formula="of:=[.F15]+1" office:value-type="float" office:value="2026" calcext:value-type="float">
            <text:p>2026</text:p>
          </table:table-cell>
          <table:table-cell table:style-name="ce10" table:formula="of:=AVERAGE([$'Top 10% share'.I49:.I52])" office:value-type="percentage" office:value="0.264223376789985" calcext:value-type="percentage">
            <text:p>26%</text:p>
          </table:table-cell>
          <table:table-cell table:style-name="ce10" table:formula="of:=AVERAGE([$'Top 10% share'.J49:.J52])" office:value-type="percentage" office:value="0.240741655386747" calcext:value-type="percentage">
            <text:p>24%</text:p>
          </table:table-cell>
          <table:table-cell table:style-name="ce10" table:formula="of:=AVERAGE([$'Top 10% share'.K49:.K52])" office:value-type="percentage" office:value="0.249705633046813" calcext:value-type="percentage">
            <text:p>25%</text:p>
          </table:table-cell>
          <table:table-cell table:style-name="ce10" table:formula="of:=AVERAGE([$'Top 10% share'.H49:.H52])" office:value-type="percentage" office:value="0.231540947916134" calcext:value-type="percentage">
            <text:p>23%</text:p>
          </table:table-cell>
          <table:table-cell table:style-name="ce3" table:formula="of:=[.K15]+1" office:value-type="float" office:value="2026" calcext:value-type="float">
            <text:p>2026</text:p>
          </table:table-cell>
          <table:table-cell table:style-name="ce10" table:formula="of:=AVERAGE([$'Top 10% share'.O49:.O52])" office:value-type="percentage" office:value="0.271114780319194" calcext:value-type="percentage">
            <text:p>27%</text:p>
          </table:table-cell>
          <table:table-cell table:style-name="ce10" table:formula="of:=AVERAGE([$'Top 10% share'.P49:.P52])" office:value-type="percentage" office:value="0.243440885341698" calcext:value-type="percentage">
            <text:p>24%</text:p>
          </table:table-cell>
          <table:table-cell table:style-name="ce10" table:formula="of:=AVERAGE([$'Top 10% share'.Q49:.Q52])" office:value-type="percentage" office:value="0.254891202924783" calcext:value-type="percentage">
            <text:p>25%</text:p>
          </table:table-cell>
          <table:table-cell table:style-name="ce10" table:formula="of:=AVERAGE([$'Top 10% share'.N49:.N52])" office:value-type="percentage" office:value="0.233651743304114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style-name="ce10" table:formula="of:=AVERAGE([$'Top 10% share'.C53:.C56])" office:value-type="percentage" office:value="0.275202520315403" calcext:value-type="percentage">
            <text:p>28%</text:p>
          </table:table-cell>
          <table:table-cell table:style-name="ce10" table:formula="of:=AVERAGE([$'Top 10% share'.D53:.D56])" office:value-type="percentage" office:value="0.243181287112448" calcext:value-type="percentage">
            <text:p>24%</text:p>
          </table:table-cell>
          <table:table-cell table:style-name="ce10" table:formula="of:=AVERAGE([$'Top 10% share'.E53:.E56])" office:value-type="percentage" office:value="0.263449588597106" calcext:value-type="percentage">
            <text:p>26%</text:p>
          </table:table-cell>
          <table:table-cell table:style-name="ce10" table:formula="of:=AVERAGE([$'Top 10% share'.B53:.B56])" office:value-type="percentage" office:value="0.235858365291888" calcext:value-type="percentage">
            <text:p>24%</text:p>
          </table:table-cell>
          <table:table-cell table:style-name="ce3" table:formula="of:=[.F16]+1" office:value-type="float" office:value="2027" calcext:value-type="float">
            <text:p>2027</text:p>
          </table:table-cell>
          <table:table-cell table:style-name="ce10" table:formula="of:=AVERAGE([$'Top 10% share'.I53:.I56])" office:value-type="percentage" office:value="0.268791253673115" calcext:value-type="percentage">
            <text:p>27%</text:p>
          </table:table-cell>
          <table:table-cell table:style-name="ce10" table:formula="of:=AVERAGE([$'Top 10% share'.J53:.J56])" office:value-type="percentage" office:value="0.244212884995811" calcext:value-type="percentage">
            <text:p>24%</text:p>
          </table:table-cell>
          <table:table-cell table:style-name="ce10" table:formula="of:=AVERAGE([$'Top 10% share'.K53:.K56])" office:value-type="percentage" office:value="0.255593771305433" calcext:value-type="percentage">
            <text:p>26%</text:p>
          </table:table-cell>
          <table:table-cell table:style-name="ce10" table:formula="of:=AVERAGE([$'Top 10% share'.H53:.H56])" office:value-type="percentage" office:value="0.235906252649258" calcext:value-type="percentage">
            <text:p>24%</text:p>
          </table:table-cell>
          <table:table-cell table:style-name="ce3" table:formula="of:=[.K16]+1" office:value-type="float" office:value="2027" calcext:value-type="float">
            <text:p>2027</text:p>
          </table:table-cell>
          <table:table-cell table:style-name="ce10" table:formula="of:=AVERAGE([$'Top 10% share'.O53:.O56])" office:value-type="percentage" office:value="0.268304233318038" calcext:value-type="percentage">
            <text:p>27%</text:p>
          </table:table-cell>
          <table:table-cell table:style-name="ce10" table:formula="of:=AVERAGE([$'Top 10% share'.P53:.P56])" office:value-type="percentage" office:value="0.24252461137683" calcext:value-type="percentage">
            <text:p>24%</text:p>
          </table:table-cell>
          <table:table-cell table:style-name="ce10" table:formula="of:=AVERAGE([$'Top 10% share'.Q53:.Q56])" office:value-type="percentage" office:value="0.253229884709949" calcext:value-type="percentage">
            <text:p>25%</text:p>
          </table:table-cell>
          <table:table-cell table:style-name="ce10" table:formula="of:=AVERAGE([$'Top 10% share'.N53:.N56])" office:value-type="percentage" office:value="0.233594879048217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style-name="ce10" table:formula="of:=AVERAGE([$'Top 10% share'.C57:.C60])" office:value-type="percentage" office:value="0.279657177655546" calcext:value-type="percentage">
            <text:p>28%</text:p>
          </table:table-cell>
          <table:table-cell table:style-name="ce10" table:formula="of:=AVERAGE([$'Top 10% share'.D57:.D60])" office:value-type="percentage" office:value="0.245608702498274" calcext:value-type="percentage">
            <text:p>25%</text:p>
          </table:table-cell>
          <table:table-cell table:style-name="ce10" table:formula="of:=AVERAGE([$'Top 10% share'.E57:.E60])" office:value-type="percentage" office:value="0.267960630738994" calcext:value-type="percentage">
            <text:p>27%</text:p>
          </table:table-cell>
          <table:table-cell table:style-name="ce10" table:formula="of:=AVERAGE([$'Top 10% share'.B57:.B60])" office:value-type="percentage" office:value="0.238423668452173" calcext:value-type="percentage">
            <text:p>24%</text:p>
          </table:table-cell>
          <table:table-cell table:style-name="ce3" table:formula="of:=[.F17]+1" office:value-type="float" office:value="2028" calcext:value-type="float">
            <text:p>2028</text:p>
          </table:table-cell>
          <table:table-cell table:style-name="ce10" table:formula="of:=AVERAGE([$'Top 10% share'.I57:.I60])" office:value-type="percentage" office:value="0.270049858060734" calcext:value-type="percentage">
            <text:p>27%</text:p>
          </table:table-cell>
          <table:table-cell table:style-name="ce10" table:formula="of:=AVERAGE([$'Top 10% share'.J57:.J60])" office:value-type="percentage" office:value="0.244527834909241" calcext:value-type="percentage">
            <text:p>24%</text:p>
          </table:table-cell>
          <table:table-cell table:style-name="ce10" table:formula="of:=AVERAGE([$'Top 10% share'.K57:.K60])" office:value-type="percentage" office:value="0.257899551404228" calcext:value-type="percentage">
            <text:p>26%</text:p>
          </table:table-cell>
          <table:table-cell table:style-name="ce10" table:formula="of:=AVERAGE([$'Top 10% share'.H57:.H60])" office:value-type="percentage" office:value="0.236919976419379" calcext:value-type="percentage">
            <text:p>24%</text:p>
          </table:table-cell>
          <table:table-cell table:style-name="ce3" table:formula="of:=[.K17]+1" office:value-type="float" office:value="2028" calcext:value-type="float">
            <text:p>2028</text:p>
          </table:table-cell>
          <table:table-cell table:style-name="ce10" table:formula="of:=AVERAGE([$'Top 10% share'.O57:.O60])" office:value-type="percentage" office:value="0.270914957418384" calcext:value-type="percentage">
            <text:p>27%</text:p>
          </table:table-cell>
          <table:table-cell table:style-name="ce10" table:formula="of:=AVERAGE([$'Top 10% share'.P57:.P60])" office:value-type="percentage" office:value="0.244630568386145" calcext:value-type="percentage">
            <text:p>24%</text:p>
          </table:table-cell>
          <table:table-cell table:style-name="ce10" table:formula="of:=AVERAGE([$'Top 10% share'.Q57:.Q60])" office:value-type="percentage" office:value="0.256367308653622" calcext:value-type="percentage">
            <text:p>26%</text:p>
          </table:table-cell>
          <table:table-cell table:style-name="ce10" table:formula="of:=AVERAGE([$'Top 10% share'.N57:.N60])" office:value-type="percentage" office:value="0.236087337895837" calcext:value-type="percentage">
            <text:p>24%</text:p>
          </table:table-cell>
          <table:table-cell table:number-columns-repeated="4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style-name="ce10" table:formula="of:=AVERAGE([$'Top 10% share'.C61:.C64])" office:value-type="percentage" office:value="0.269378975179049" calcext:value-type="percentage">
            <text:p>27%</text:p>
          </table:table-cell>
          <table:table-cell table:style-name="ce10" table:formula="of:=AVERAGE([$'Top 10% share'.D61:.D64])" office:value-type="percentage" office:value="0.238697174610724" calcext:value-type="percentage">
            <text:p>24%</text:p>
          </table:table-cell>
          <table:table-cell table:style-name="ce10" table:formula="of:=AVERAGE([$'Top 10% share'.E61:.E64])" office:value-type="percentage" office:value="0.260056730852663" calcext:value-type="percentage">
            <text:p>26%</text:p>
          </table:table-cell>
          <table:table-cell table:style-name="ce10" table:formula="of:=AVERAGE([$'Top 10% share'.B61:.B64])" office:value-type="percentage" office:value="0.232923758832336" calcext:value-type="percentage">
            <text:p>23%</text:p>
          </table:table-cell>
          <table:table-cell table:style-name="ce3" table:formula="of:=[.F18]+1" office:value-type="float" office:value="2029" calcext:value-type="float">
            <text:p>2029</text:p>
          </table:table-cell>
          <table:table-cell table:style-name="ce10" table:formula="of:=AVERAGE([$'Top 10% share'.I61:.I64])" office:value-type="percentage" office:value="0.258923045623884" calcext:value-type="percentage">
            <text:p>26%</text:p>
          </table:table-cell>
          <table:table-cell table:style-name="ce10" table:formula="of:=AVERAGE([$'Top 10% share'.J61:.J64])" office:value-type="percentage" office:value="0.238710831743219" calcext:value-type="percentage">
            <text:p>24%</text:p>
          </table:table-cell>
          <table:table-cell table:style-name="ce10" table:formula="of:=AVERAGE([$'Top 10% share'.K61:.K64])" office:value-type="percentage" office:value="0.247434203621272" calcext:value-type="percentage">
            <text:p>25%</text:p>
          </table:table-cell>
          <table:table-cell table:style-name="ce10" table:formula="of:=AVERAGE([$'Top 10% share'.H61:.H64])" office:value-type="percentage" office:value="0.231415050839097" calcext:value-type="percentage">
            <text:p>23%</text:p>
          </table:table-cell>
          <table:table-cell table:style-name="ce3" table:formula="of:=[.K18]+1" office:value-type="float" office:value="2029" calcext:value-type="float">
            <text:p>2029</text:p>
          </table:table-cell>
          <table:table-cell table:style-name="ce10" table:formula="of:=AVERAGE([$'Top 10% share'.O61:.O64])" office:value-type="percentage" office:value="0.273940338547207" calcext:value-type="percentage">
            <text:p>27%</text:p>
          </table:table-cell>
          <table:table-cell table:style-name="ce10" table:formula="of:=AVERAGE([$'Top 10% share'.P61:.P64])" office:value-type="percentage" office:value="0.24602577056227" calcext:value-type="percentage">
            <text:p>25%</text:p>
          </table:table-cell>
          <table:table-cell table:style-name="ce10" table:formula="of:=AVERAGE([$'Top 10% share'.Q61:.Q64])" office:value-type="percentage" office:value="0.260033567724717" calcext:value-type="percentage">
            <text:p>26%</text:p>
          </table:table-cell>
          <table:table-cell table:style-name="ce10" table:formula="of:=AVERAGE([$'Top 10% share'.N61:.N64])" office:value-type="percentage" office:value="0.238006226650371" calcext:value-type="percentage">
            <text:p>24%</text:p>
          </table:table-cell>
          <table:table-cell table:number-columns-repeated="4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style-name="ce10" table:formula="of:=AVERAGE([$'Top 10% share'.C65:.C68])" office:value-type="percentage" office:value="0.272625077334729" calcext:value-type="percentage">
            <text:p>27%</text:p>
          </table:table-cell>
          <table:table-cell table:style-name="ce10" table:formula="of:=AVERAGE([$'Top 10% share'.D65:.D68])" office:value-type="percentage" office:value="0.240778280070103" calcext:value-type="percentage">
            <text:p>24%</text:p>
          </table:table-cell>
          <table:table-cell table:style-name="ce10" table:formula="of:=AVERAGE([$'Top 10% share'.E65:.E68])" office:value-type="percentage" office:value="0.263599555430803" calcext:value-type="percentage">
            <text:p>26%</text:p>
          </table:table-cell>
          <table:table-cell table:style-name="ce10" table:formula="of:=AVERAGE([$'Top 10% share'.B65:.B68])" office:value-type="percentage" office:value="0.235237428967932" calcext:value-type="percentage">
            <text:p>24%</text:p>
          </table:table-cell>
          <table:table-cell table:style-name="ce3" table:formula="of:=[.F19]+1" office:value-type="float" office:value="2030" calcext:value-type="float">
            <text:p>2030</text:p>
          </table:table-cell>
          <table:table-cell table:style-name="ce10" table:formula="of:=AVERAGE([$'Top 10% share'.I65:.I68])" office:value-type="percentage" office:value="0.258437067679303" calcext:value-type="percentage">
            <text:p>26%</text:p>
          </table:table-cell>
          <table:table-cell table:style-name="ce10" table:formula="of:=AVERAGE([$'Top 10% share'.J65:.J68])" office:value-type="percentage" office:value="0.234796153949951" calcext:value-type="percentage">
            <text:p>23%</text:p>
          </table:table-cell>
          <table:table-cell table:style-name="ce10" table:formula="of:=AVERAGE([$'Top 10% share'.K65:.K68])" office:value-type="percentage" office:value="0.247339237213256" calcext:value-type="percentage">
            <text:p>25%</text:p>
          </table:table-cell>
          <table:table-cell table:style-name="ce10" table:formula="of:=AVERAGE([$'Top 10% share'.H65:.H68])" office:value-type="percentage" office:value="0.227879003999836" calcext:value-type="percentage">
            <text:p>23%</text:p>
          </table:table-cell>
          <table:table-cell table:style-name="ce3" table:formula="of:=[.K19]+1" office:value-type="float" office:value="2030" calcext:value-type="float">
            <text:p>2030</text:p>
          </table:table-cell>
          <table:table-cell table:style-name="ce10" table:formula="of:=AVERAGE([$'Top 10% share'.O65:.O68])" office:value-type="percentage" office:value="0.27339902556657" calcext:value-type="percentage">
            <text:p>27%</text:p>
          </table:table-cell>
          <table:table-cell table:style-name="ce10" table:formula="of:=AVERAGE([$'Top 10% share'.P65:.P68])" office:value-type="percentage" office:value="0.242466017041038" calcext:value-type="percentage">
            <text:p>24%</text:p>
          </table:table-cell>
          <table:table-cell table:style-name="ce10" table:formula="of:=AVERAGE([$'Top 10% share'.Q65:.Q68])" office:value-type="percentage" office:value="0.261468688399855" calcext:value-type="percentage">
            <text:p>26%</text:p>
          </table:table-cell>
          <table:table-cell table:style-name="ce10" table:formula="of:=AVERAGE([$'Top 10% share'.N65:.N68])" office:value-type="percentage" office:value="0.235626196021768" calcext:value-type="percentage">
            <text:p>24%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style-name="ce10" table:formula="of:=AVERAGE([$'Top 10% share'.C69:.C72])" office:value-type="percentage" office:value="0.276763426347595" calcext:value-type="percentage">
            <text:p>28%</text:p>
          </table:table-cell>
          <table:table-cell table:style-name="ce10" table:formula="of:=AVERAGE([$'Top 10% share'.D69:.D72])" office:value-type="percentage" office:value="0.243489782698559" calcext:value-type="percentage">
            <text:p>24%</text:p>
          </table:table-cell>
          <table:table-cell table:style-name="ce10" table:formula="of:=AVERAGE([$'Top 10% share'.E69:.E72])" office:value-type="percentage" office:value="0.26863243216397" calcext:value-type="percentage">
            <text:p>27%</text:p>
          </table:table-cell>
          <table:table-cell table:style-name="ce10" table:formula="of:=AVERAGE([$'Top 10% share'.B69:.B72])" office:value-type="percentage" office:value="0.238533813847319" calcext:value-type="percentage">
            <text:p>24%</text:p>
          </table:table-cell>
          <table:table-cell table:style-name="ce3" table:formula="of:=[.F20]+1" office:value-type="float" office:value="2031" calcext:value-type="float">
            <text:p>2031</text:p>
          </table:table-cell>
          <table:table-cell table:style-name="ce10" table:formula="of:=AVERAGE([$'Top 10% share'.I69:.I72])" office:value-type="percentage" office:value="0.274952127147489" calcext:value-type="percentage">
            <text:p>27%</text:p>
          </table:table-cell>
          <table:table-cell table:style-name="ce10" table:formula="of:=AVERAGE([$'Top 10% share'.J69:.J72])" office:value-type="percentage" office:value="0.242493417741424" calcext:value-type="percentage">
            <text:p>24%</text:p>
          </table:table-cell>
          <table:table-cell table:style-name="ce10" table:formula="of:=AVERAGE([$'Top 10% share'.K69:.K72])" office:value-type="percentage" office:value="0.264940201600995" calcext:value-type="percentage">
            <text:p>26%</text:p>
          </table:table-cell>
          <table:table-cell table:style-name="ce10" table:formula="of:=AVERAGE([$'Top 10% share'.H69:.H72])" office:value-type="percentage" office:value="0.23645955202158" calcext:value-type="percentage">
            <text:p>24%</text:p>
          </table:table-cell>
          <table:table-cell table:style-name="ce3" table:formula="of:=[.K20]+1" office:value-type="float" office:value="2031" calcext:value-type="float">
            <text:p>2031</text:p>
          </table:table-cell>
          <table:table-cell table:style-name="ce10" table:formula="of:=AVERAGE([$'Top 10% share'.O69:.O72])" office:value-type="percentage" office:value="0.279586787538596" calcext:value-type="percentage">
            <text:p>28%</text:p>
          </table:table-cell>
          <table:table-cell table:style-name="ce10" table:formula="of:=AVERAGE([$'Top 10% share'.P69:.P72])" office:value-type="percentage" office:value="0.244684703818532" calcext:value-type="percentage">
            <text:p>24%</text:p>
          </table:table-cell>
          <table:table-cell table:style-name="ce10" table:formula="of:=AVERAGE([$'Top 10% share'.Q69:.Q72])" office:value-type="percentage" office:value="0.269783148292649" calcext:value-type="percentage">
            <text:p>27%</text:p>
          </table:table-cell>
          <table:table-cell table:style-name="ce10" table:formula="of:=AVERAGE([$'Top 10% share'.N69:.N72])" office:value-type="percentage" office:value="0.239164446956266" calcext:value-type="percentage">
            <text:p>24%</text:p>
          </table:table-cell>
          <table:table-cell table:number-columns-repeated="4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style-name="ce10" table:formula="of:=AVERAGE([$'Top 10% share'.C73:.C76])" office:value-type="percentage" office:value="0.27148556572242" calcext:value-type="percentage">
            <text:p>27%</text:p>
          </table:table-cell>
          <table:table-cell table:style-name="ce10" table:formula="of:=AVERAGE([$'Top 10% share'.D73:.D76])" office:value-type="percentage" office:value="0.239156593067407" calcext:value-type="percentage">
            <text:p>24%</text:p>
          </table:table-cell>
          <table:table-cell table:style-name="ce10" table:formula="of:=AVERAGE([$'Top 10% share'.E73:.E76])" office:value-type="percentage" office:value="0.264664001172495" calcext:value-type="percentage">
            <text:p>26%</text:p>
          </table:table-cell>
          <table:table-cell table:style-name="ce10" table:formula="of:=AVERAGE([$'Top 10% share'.B73:.B76])" office:value-type="percentage" office:value="0.234975197396061" calcext:value-type="percentage">
            <text:p>23%</text:p>
          </table:table-cell>
          <table:table-cell table:style-name="ce3" table:formula="of:=[.F21]+1" office:value-type="float" office:value="2032" calcext:value-type="float">
            <text:p>2032</text:p>
          </table:table-cell>
          <table:table-cell table:style-name="ce10" table:formula="of:=AVERAGE([$'Top 10% share'.I73:.I76])" office:value-type="percentage" office:value="0.284082370990605" calcext:value-type="percentage">
            <text:p>28%</text:p>
          </table:table-cell>
          <table:table-cell table:style-name="ce10" table:formula="of:=AVERAGE([$'Top 10% share'.J73:.J76])" office:value-type="percentage" office:value="0.244178078529531" calcext:value-type="percentage">
            <text:p>24%</text:p>
          </table:table-cell>
          <table:table-cell table:style-name="ce10" table:formula="of:=AVERAGE([$'Top 10% share'.K73:.K76])" office:value-type="percentage" office:value="0.2768603686595" calcext:value-type="percentage">
            <text:p>28%</text:p>
          </table:table-cell>
          <table:table-cell table:style-name="ce10" table:formula="of:=AVERAGE([$'Top 10% share'.H73:.H76])" office:value-type="percentage" office:value="0.239904790859493" calcext:value-type="percentage">
            <text:p>24%</text:p>
          </table:table-cell>
          <table:table-cell table:style-name="ce3" table:formula="of:=[.K21]+1" office:value-type="float" office:value="2032" calcext:value-type="float">
            <text:p>2032</text:p>
          </table:table-cell>
          <table:table-cell table:style-name="ce10" table:formula="of:=AVERAGE([$'Top 10% share'.O73:.O76])" office:value-type="percentage" office:value="0.278058767671881" calcext:value-type="percentage">
            <text:p>28%</text:p>
          </table:table-cell>
          <table:table-cell table:style-name="ce10" table:formula="of:=AVERAGE([$'Top 10% share'.P73:.P76])" office:value-type="percentage" office:value="0.242661744550426" calcext:value-type="percentage">
            <text:p>24%</text:p>
          </table:table-cell>
          <table:table-cell table:style-name="ce10" table:formula="of:=AVERAGE([$'Top 10% share'.Q73:.Q76])" office:value-type="percentage" office:value="0.270262439409946" calcext:value-type="percentage">
            <text:p>27%</text:p>
          </table:table-cell>
          <table:table-cell table:style-name="ce10" table:formula="of:=AVERAGE([$'Top 10% share'.N73:.N76])" office:value-type="percentage" office:value="0.238330564972407" calcext:value-type="percentage">
            <text:p>24%</text:p>
          </table:table-cell>
          <table:table-cell table:number-columns-repeated="4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style-name="ce10" table:formula="of:=AVERAGE([$'Top 10% share'.C77:.C80])" office:value-type="percentage" office:value="0.27653632523892" calcext:value-type="percentage">
            <text:p>28%</text:p>
          </table:table-cell>
          <table:table-cell table:style-name="ce10" table:formula="of:=AVERAGE([$'Top 10% share'.D77:.D80])" office:value-type="percentage" office:value="0.243943185804906" calcext:value-type="percentage">
            <text:p>24%</text:p>
          </table:table-cell>
          <table:table-cell table:style-name="ce10" table:formula="of:=AVERAGE([$'Top 10% share'.E77:.E80])" office:value-type="percentage" office:value="0.270827981658433" calcext:value-type="percentage">
            <text:p>27%</text:p>
          </table:table-cell>
          <table:table-cell table:style-name="ce10" table:formula="of:=AVERAGE([$'Top 10% share'.B77:.B80])" office:value-type="percentage" office:value="0.240448125448954" calcext:value-type="percentage">
            <text:p>24%</text:p>
          </table:table-cell>
          <table:table-cell table:style-name="ce3" table:formula="of:=[.F22]+1" office:value-type="float" office:value="2033" calcext:value-type="float">
            <text:p>2033</text:p>
          </table:table-cell>
          <table:table-cell table:style-name="ce10" table:formula="of:=AVERAGE([$'Top 10% share'.I77:.I80])" office:value-type="percentage" office:value="0.286428169572105" calcext:value-type="percentage">
            <text:p>29%</text:p>
          </table:table-cell>
          <table:table-cell table:style-name="ce10" table:formula="of:=AVERAGE([$'Top 10% share'.J77:.J80])" office:value-type="percentage" office:value="0.245113842756111" calcext:value-type="percentage">
            <text:p>25%</text:p>
          </table:table-cell>
          <table:table-cell table:style-name="ce10" table:formula="of:=AVERAGE([$'Top 10% share'.K77:.K80])" office:value-type="percentage" office:value="0.281136889776757" calcext:value-type="percentage">
            <text:p>28%</text:p>
          </table:table-cell>
          <table:table-cell table:style-name="ce10" table:formula="of:=AVERAGE([$'Top 10% share'.H77:.H80])" office:value-type="percentage" office:value="0.241993184684337" calcext:value-type="percentage">
            <text:p>24%</text:p>
          </table:table-cell>
          <table:table-cell table:style-name="ce3" table:formula="of:=[.K22]+1" office:value-type="float" office:value="2033" calcext:value-type="float">
            <text:p>2033</text:p>
          </table:table-cell>
          <table:table-cell table:style-name="ce10" table:formula="of:=AVERAGE([$'Top 10% share'.O77:.O80])" office:value-type="percentage" office:value="0.26722821285255" calcext:value-type="percentage">
            <text:p>27%</text:p>
          </table:table-cell>
          <table:table-cell table:style-name="ce10" table:formula="of:=AVERAGE([$'Top 10% share'.P77:.P80])" office:value-type="percentage" office:value="0.23491396679512" calcext:value-type="percentage">
            <text:p>23%</text:p>
          </table:table-cell>
          <table:table-cell table:style-name="ce10" table:formula="of:=AVERAGE([$'Top 10% share'.Q77:.Q80])" office:value-type="percentage" office:value="0.261112383838994" calcext:value-type="percentage">
            <text:p>26%</text:p>
          </table:table-cell>
          <table:table-cell table:style-name="ce10" table:formula="of:=AVERAGE([$'Top 10% share'.N77:.N80])" office:value-type="percentage" office:value="0.231552539980823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style-name="ce10" table:formula="of:=AVERAGE([$'Top 10% share'.C81:.C84])" office:value-type="percentage" office:value="0.305500620536485" calcext:value-type="percentage">
            <text:p>31%</text:p>
          </table:table-cell>
          <table:table-cell table:style-name="ce10" table:formula="of:=AVERAGE([$'Top 10% share'.D81:.D84])" office:value-type="percentage" office:value="0.263035309063036" calcext:value-type="percentage">
            <text:p>26%</text:p>
          </table:table-cell>
          <table:table-cell table:style-name="ce10" table:formula="of:=AVERAGE([$'Top 10% share'.E81:.E84])" office:value-type="percentage" office:value="0.300735483810791" calcext:value-type="percentage">
            <text:p>30%</text:p>
          </table:table-cell>
          <table:table-cell table:style-name="ce10" table:formula="of:=AVERAGE([$'Top 10% share'.B81:.B84])" office:value-type="percentage" office:value="0.26018045245874" calcext:value-type="percentage">
            <text:p>26%</text:p>
          </table:table-cell>
          <table:table-cell table:style-name="ce3" table:formula="of:=[.F23]+1" office:value-type="float" office:value="2034" calcext:value-type="float">
            <text:p>2034</text:p>
          </table:table-cell>
          <table:table-cell table:style-name="ce10" table:formula="of:=AVERAGE([$'Top 10% share'.I81:.I84])" office:value-type="percentage" office:value="0.299114720743649" calcext:value-type="percentage">
            <text:p>30%</text:p>
          </table:table-cell>
          <table:table-cell table:style-name="ce10" table:formula="of:=AVERAGE([$'Top 10% share'.J81:.J84])" office:value-type="percentage" office:value="0.258945748776133" calcext:value-type="percentage">
            <text:p>26%</text:p>
          </table:table-cell>
          <table:table-cell table:style-name="ce10" table:formula="of:=AVERAGE([$'Top 10% share'.K81:.K84])" office:value-type="percentage" office:value="0.293980292996626" calcext:value-type="percentage">
            <text:p>29%</text:p>
          </table:table-cell>
          <table:table-cell table:style-name="ce10" table:formula="of:=AVERAGE([$'Top 10% share'.H81:.H84])" office:value-type="percentage" office:value="0.2558620503425" calcext:value-type="percentage">
            <text:p>26%</text:p>
          </table:table-cell>
          <table:table-cell table:style-name="ce3" table:formula="of:=[.K23]+1" office:value-type="float" office:value="2034" calcext:value-type="float">
            <text:p>2034</text:p>
          </table:table-cell>
          <table:table-cell table:style-name="ce10" table:formula="of:=AVERAGE([$'Top 10% share'.O81:.O84])" office:value-type="percentage" office:value="0.262988746807409" calcext:value-type="percentage">
            <text:p>26%</text:p>
          </table:table-cell>
          <table:table-cell table:style-name="ce10" table:formula="of:=AVERAGE([$'Top 10% share'.P81:.P84])" office:value-type="percentage" office:value="0.233283824288255" calcext:value-type="percentage">
            <text:p>23%</text:p>
          </table:table-cell>
          <table:table-cell table:style-name="ce10" table:formula="of:=AVERAGE([$'Top 10% share'.Q81:.Q84])" office:value-type="percentage" office:value="0.25722755026823" calcext:value-type="percentage">
            <text:p>26%</text:p>
          </table:table-cell>
          <table:table-cell table:style-name="ce10" table:formula="of:=AVERAGE([$'Top 10% share'.N81:.N84])" office:value-type="percentage" office:value="0.23015430996536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style-name="ce10" table:formula="of:=AVERAGE([$'Top 10% share'.C85:.C88])" office:value-type="percentage" office:value="0.295805944871675" calcext:value-type="percentage">
            <text:p>30%</text:p>
          </table:table-cell>
          <table:table-cell table:style-name="ce10" table:formula="of:=AVERAGE([$'Top 10% share'.D85:.D88])" office:value-type="percentage" office:value="0.250279181455964" calcext:value-type="percentage">
            <text:p>25%</text:p>
          </table:table-cell>
          <table:table-cell table:style-name="ce10" table:formula="of:=AVERAGE([$'Top 10% share'.E85:.E88])" office:value-type="percentage" office:value="0.292006606710152" calcext:value-type="percentage">
            <text:p>29%</text:p>
          </table:table-cell>
          <table:table-cell table:style-name="ce10" table:formula="of:=AVERAGE([$'Top 10% share'.B85:.B88])" office:value-type="percentage" office:value="0.248036476639869" calcext:value-type="percentage">
            <text:p>25%</text:p>
          </table:table-cell>
          <table:table-cell table:style-name="ce3" table:formula="of:=[.F24]+1" office:value-type="float" office:value="2035" calcext:value-type="float">
            <text:p>2035</text:p>
          </table:table-cell>
          <table:table-cell table:style-name="ce10" table:formula="of:=AVERAGE([$'Top 10% share'.I85:.I88])" office:value-type="percentage" office:value="0.303600419939421" calcext:value-type="percentage">
            <text:p>30%</text:p>
          </table:table-cell>
          <table:table-cell table:style-name="ce10" table:formula="of:=AVERAGE([$'Top 10% share'.J85:.J88])" office:value-type="percentage" office:value="0.262215717042957" calcext:value-type="percentage">
            <text:p>26%</text:p>
          </table:table-cell>
          <table:table-cell table:style-name="ce10" table:formula="of:=AVERAGE([$'Top 10% share'.K85:.K88])" office:value-type="percentage" office:value="0.298212937002256" calcext:value-type="percentage">
            <text:p>30%</text:p>
          </table:table-cell>
          <table:table-cell table:style-name="ce10" table:formula="of:=AVERAGE([$'Top 10% share'.H85:.H88])" office:value-type="percentage" office:value="0.258991326478238" calcext:value-type="percentage">
            <text:p>26%</text:p>
          </table:table-cell>
          <table:table-cell table:style-name="ce3" table:formula="of:=[.K24]+1" office:value-type="float" office:value="2035" calcext:value-type="float">
            <text:p>2035</text:p>
          </table:table-cell>
          <table:table-cell table:style-name="ce10" table:formula="of:=AVERAGE([$'Top 10% share'.O85:.O88])" office:value-type="percentage" office:value="0.269132124980589" calcext:value-type="percentage">
            <text:p>27%</text:p>
          </table:table-cell>
          <table:table-cell table:style-name="ce10" table:formula="of:=AVERAGE([$'Top 10% share'.P85:.P88])" office:value-type="percentage" office:value="0.231185780226403" calcext:value-type="percentage">
            <text:p>23%</text:p>
          </table:table-cell>
          <table:table-cell table:style-name="ce10" table:formula="of:=AVERAGE([$'Top 10% share'.Q85:.Q88])" office:value-type="percentage" office:value="0.264622288019839" calcext:value-type="percentage">
            <text:p>26%</text:p>
          </table:table-cell>
          <table:table-cell table:style-name="ce10" table:formula="of:=AVERAGE([$'Top 10% share'.N85:.N88])" office:value-type="percentage" office:value="0.228797666388149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style-name="ce10" table:formula="of:=AVERAGE([$'Top 10% share'.C89:.C92])" office:value-type="percentage" office:value="0.296371289337388" calcext:value-type="percentage">
            <text:p>30%</text:p>
          </table:table-cell>
          <table:table-cell table:style-name="ce10" table:formula="of:=AVERAGE([$'Top 10% share'.D89:.D92])" office:value-type="percentage" office:value="0.245901079108763" calcext:value-type="percentage">
            <text:p>25%</text:p>
          </table:table-cell>
          <table:table-cell table:style-name="ce10" table:formula="of:=AVERAGE([$'Top 10% share'.E89:.E92])" office:value-type="percentage" office:value="0.293408101739766" calcext:value-type="percentage">
            <text:p>29%</text:p>
          </table:table-cell>
          <table:table-cell table:style-name="ce10" table:formula="of:=AVERAGE([$'Top 10% share'.B89:.B92])" office:value-type="percentage" office:value="0.244164175563072" calcext:value-type="percentage">
            <text:p>24%</text:p>
          </table:table-cell>
          <table:table-cell table:style-name="ce3" table:formula="of:=[.F25]+1" office:value-type="float" office:value="2036" calcext:value-type="float">
            <text:p>2036</text:p>
          </table:table-cell>
          <table:table-cell table:style-name="ce10" table:formula="of:=AVERAGE([$'Top 10% share'.I89:.I92])" office:value-type="percentage" office:value="0.301974414655886" calcext:value-type="percentage">
            <text:p>30%</text:p>
          </table:table-cell>
          <table:table-cell table:style-name="ce10" table:formula="of:=AVERAGE([$'Top 10% share'.J89:.J92])" office:value-type="percentage" office:value="0.255866010683384" calcext:value-type="percentage">
            <text:p>26%</text:p>
          </table:table-cell>
          <table:table-cell table:style-name="ce10" table:formula="of:=AVERAGE([$'Top 10% share'.K89:.K92])" office:value-type="percentage" office:value="0.2964765245465" calcext:value-type="percentage">
            <text:p>30%</text:p>
          </table:table-cell>
          <table:table-cell table:style-name="ce10" table:formula="of:=AVERAGE([$'Top 10% share'.H89:.H92])" office:value-type="percentage" office:value="0.252652463078198" calcext:value-type="percentage">
            <text:p>25%</text:p>
          </table:table-cell>
          <table:table-cell table:style-name="ce3" table:formula="of:=[.K25]+1" office:value-type="float" office:value="2036" calcext:value-type="float">
            <text:p>2036</text:p>
          </table:table-cell>
          <table:table-cell table:style-name="ce10" table:formula="of:=AVERAGE([$'Top 10% share'.O89:.O92])" office:value-type="percentage" office:value="0.29518190332508" calcext:value-type="percentage">
            <text:p>30%</text:p>
          </table:table-cell>
          <table:table-cell table:style-name="ce10" table:formula="of:=AVERAGE([$'Top 10% share'.P89:.P92])" office:value-type="percentage" office:value="0.239662765173602" calcext:value-type="percentage">
            <text:p>24%</text:p>
          </table:table-cell>
          <table:table-cell table:style-name="ce10" table:formula="of:=AVERAGE([$'Top 10% share'.Q89:.Q92])" office:value-type="percentage" office:value="0.291041130433386" calcext:value-type="percentage">
            <text:p>29%</text:p>
          </table:table-cell>
          <table:table-cell table:style-name="ce10" table:formula="of:=AVERAGE([$'Top 10% share'.N89:.N92])" office:value-type="percentage" office:value="0.237575386934212" calcext:value-type="percentage">
            <text:p>24%</text:p>
          </table:table-cell>
          <table:table-cell table:number-columns-repeated="4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style-name="ce10" table:formula="of:=AVERAGE([$'Top 10% share'.C93:.C96])" office:value-type="percentage" office:value="0.291956737444919" calcext:value-type="percentage">
            <text:p>29%</text:p>
          </table:table-cell>
          <table:table-cell table:style-name="ce10" table:formula="of:=AVERAGE([$'Top 10% share'.D93:.D96])" office:value-type="percentage" office:value="0.245854946160989" calcext:value-type="percentage">
            <text:p>25%</text:p>
          </table:table-cell>
          <table:table-cell table:style-name="ce10" table:formula="of:=AVERAGE([$'Top 10% share'.E93:.E96])" office:value-type="percentage" office:value="0.288832599405927" calcext:value-type="percentage">
            <text:p>29%</text:p>
          </table:table-cell>
          <table:table-cell table:style-name="ce10" table:formula="of:=AVERAGE([$'Top 10% share'.B93:.B96])" office:value-type="percentage" office:value="0.244026691774248" calcext:value-type="percentage">
            <text:p>24%</text:p>
          </table:table-cell>
          <table:table-cell table:style-name="ce3" table:formula="of:=[.F26]+1" office:value-type="float" office:value="2037" calcext:value-type="float">
            <text:p>2037</text:p>
          </table:table-cell>
          <table:table-cell table:style-name="ce10" table:formula="of:=AVERAGE([$'Top 10% share'.I93:.I96])" office:value-type="percentage" office:value="0.298576071071868" calcext:value-type="percentage">
            <text:p>30%</text:p>
          </table:table-cell>
          <table:table-cell table:style-name="ce10" table:formula="of:=AVERAGE([$'Top 10% share'.J93:.J96])" office:value-type="percentage" office:value="0.253772084952815" calcext:value-type="percentage">
            <text:p>25%</text:p>
          </table:table-cell>
          <table:table-cell table:style-name="ce10" table:formula="of:=AVERAGE([$'Top 10% share'.K93:.K96])" office:value-type="percentage" office:value="0.294142689918832" calcext:value-type="percentage">
            <text:p>29%</text:p>
          </table:table-cell>
          <table:table-cell table:style-name="ce10" table:formula="of:=AVERAGE([$'Top 10% share'.H93:.H96])" office:value-type="percentage" office:value="0.251190762456377" calcext:value-type="percentage">
            <text:p>25%</text:p>
          </table:table-cell>
          <table:table-cell table:style-name="ce3" table:formula="of:=[.K26]+1" office:value-type="float" office:value="2037" calcext:value-type="float">
            <text:p>2037</text:p>
          </table:table-cell>
          <table:table-cell table:style-name="ce10" table:formula="of:=AVERAGE([$'Top 10% share'.O93:.O96])" office:value-type="percentage" office:value="0.321670526218542" calcext:value-type="percentage">
            <text:p>32%</text:p>
          </table:table-cell>
          <table:table-cell table:style-name="ce10" table:formula="of:=AVERAGE([$'Top 10% share'.P93:.P96])" office:value-type="percentage" office:value="0.254268908919122" calcext:value-type="percentage">
            <text:p>25%</text:p>
          </table:table-cell>
          <table:table-cell table:style-name="ce10" table:formula="of:=AVERAGE([$'Top 10% share'.Q93:.Q96])" office:value-type="percentage" office:value="0.316812642054182" calcext:value-type="percentage">
            <text:p>32%</text:p>
          </table:table-cell>
          <table:table-cell table:style-name="ce10" table:formula="of:=AVERAGE([$'Top 10% share'.N93:.N96])" office:value-type="percentage" office:value="0.251884082701817" calcext:value-type="percentage">
            <text:p>25%</text:p>
          </table:table-cell>
          <table:table-cell table:number-columns-repeated="4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style-name="ce10" table:formula="of:=AVERAGE([$'Top 10% share'.C97:.C100])" office:value-type="percentage" office:value="0.304849797639731" calcext:value-type="percentage">
            <text:p>30%</text:p>
          </table:table-cell>
          <table:table-cell table:style-name="ce10" table:formula="of:=AVERAGE([$'Top 10% share'.D97:.D100])" office:value-type="percentage" office:value="0.246821583074809" calcext:value-type="percentage">
            <text:p>25%</text:p>
          </table:table-cell>
          <table:table-cell table:style-name="ce10" table:formula="of:=AVERAGE([$'Top 10% share'.E97:.E100])" office:value-type="percentage" office:value="0.301727122122868" calcext:value-type="percentage">
            <text:p>30%</text:p>
          </table:table-cell>
          <table:table-cell table:style-name="ce10" table:formula="of:=AVERAGE([$'Top 10% share'.B97:.B100])" office:value-type="percentage" office:value="0.245088169982518" calcext:value-type="percentage">
            <text:p>25%</text:p>
          </table:table-cell>
          <table:table-cell table:style-name="ce3" table:formula="of:=[.F27]+1" office:value-type="float" office:value="2038" calcext:value-type="float">
            <text:p>2038</text:p>
          </table:table-cell>
          <table:table-cell table:style-name="ce10" table:formula="of:=AVERAGE([$'Top 10% share'.I97:.I100])" office:value-type="percentage" office:value="0.321937481572707" calcext:value-type="percentage">
            <text:p>32%</text:p>
          </table:table-cell>
          <table:table-cell table:style-name="ce10" table:formula="of:=AVERAGE([$'Top 10% share'.J97:.J100])" office:value-type="percentage" office:value="0.260667593977922" calcext:value-type="percentage">
            <text:p>26%</text:p>
          </table:table-cell>
          <table:table-cell table:style-name="ce10" table:formula="of:=AVERAGE([$'Top 10% share'.K97:.K100])" office:value-type="percentage" office:value="0.31800571515522" calcext:value-type="percentage">
            <text:p>32%</text:p>
          </table:table-cell>
          <table:table-cell table:style-name="ce10" table:formula="of:=AVERAGE([$'Top 10% share'.H97:.H100])" office:value-type="percentage" office:value="0.25851114256153" calcext:value-type="percentage">
            <text:p>26%</text:p>
          </table:table-cell>
          <table:table-cell table:style-name="ce3" table:formula="of:=[.K27]+1" office:value-type="float" office:value="2038" calcext:value-type="float">
            <text:p>2038</text:p>
          </table:table-cell>
          <table:table-cell table:style-name="ce10" table:formula="of:=AVERAGE([$'Top 10% share'.O97:.O100])" office:value-type="percentage" office:value="0.326208126277156" calcext:value-type="percentage">
            <text:p>33%</text:p>
          </table:table-cell>
          <table:table-cell table:style-name="ce10" table:formula="of:=AVERAGE([$'Top 10% share'.P97:.P100])" office:value-type="percentage" office:value="0.256149184835421" calcext:value-type="percentage">
            <text:p>26%</text:p>
          </table:table-cell>
          <table:table-cell table:style-name="ce10" table:formula="of:=AVERAGE([$'Top 10% share'.Q97:.Q100])" office:value-type="percentage" office:value="0.321908833777107" calcext:value-type="percentage">
            <text:p>32%</text:p>
          </table:table-cell>
          <table:table-cell table:style-name="ce10" table:formula="of:=AVERAGE([$'Top 10% share'.N97:.N100])" office:value-type="percentage" office:value="0.254079056015157" calcext:value-type="percentage">
            <text:p>25%</text:p>
          </table:table-cell>
          <table:table-cell table:number-columns-repeated="4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style-name="ce10" table:formula="of:=AVERAGE([$'Top 10% share'.C101:.C104])" office:value-type="percentage" office:value="0.332513129435943" calcext:value-type="percentage">
            <text:p>33%</text:p>
          </table:table-cell>
          <table:table-cell table:style-name="ce10" table:formula="of:=AVERAGE([$'Top 10% share'.D101:.D104])" office:value-type="percentage" office:value="0.25612763028587" calcext:value-type="percentage">
            <text:p>26%</text:p>
          </table:table-cell>
          <table:table-cell table:style-name="ce10" table:formula="of:=AVERAGE([$'Top 10% share'.E101:.E104])" office:value-type="percentage" office:value="0.329972827637641" calcext:value-type="percentage">
            <text:p>33%</text:p>
          </table:table-cell>
          <table:table-cell table:style-name="ce10" table:formula="of:=AVERAGE([$'Top 10% share'.B101:.B104])" office:value-type="percentage" office:value="0.254820966660551" calcext:value-type="percentage">
            <text:p>25%</text:p>
          </table:table-cell>
          <table:table-cell table:style-name="ce3" table:formula="of:=[.F28]+1" office:value-type="float" office:value="2039" calcext:value-type="float">
            <text:p>2039</text:p>
          </table:table-cell>
          <table:table-cell table:style-name="ce10" table:formula="of:=AVERAGE([$'Top 10% share'.I101:.I104])" office:value-type="percentage" office:value="0.323360854234029" calcext:value-type="percentage">
            <text:p>32%</text:p>
          </table:table-cell>
          <table:table-cell table:style-name="ce10" table:formula="of:=AVERAGE([$'Top 10% share'.J101:.J104])" office:value-type="percentage" office:value="0.254146266636899" calcext:value-type="percentage">
            <text:p>25%</text:p>
          </table:table-cell>
          <table:table-cell table:style-name="ce10" table:formula="of:=AVERAGE([$'Top 10% share'.K101:.K104])" office:value-type="percentage" office:value="0.31903404052615" calcext:value-type="percentage">
            <text:p>32%</text:p>
          </table:table-cell>
          <table:table-cell table:style-name="ce10" table:formula="of:=AVERAGE([$'Top 10% share'.H101:.H104])" office:value-type="percentage" office:value="0.251872456006497" calcext:value-type="percentage">
            <text:p>25%</text:p>
          </table:table-cell>
          <table:table-cell table:style-name="ce3" table:formula="of:=[.K28]+1" office:value-type="float" office:value="2039" calcext:value-type="float">
            <text:p>2039</text:p>
          </table:table-cell>
          <table:table-cell table:style-name="ce10" table:formula="of:=AVERAGE([$'Top 10% share'.O101:.O104])" office:value-type="percentage" office:value="0.341635511669285" calcext:value-type="percentage">
            <text:p>34%</text:p>
          </table:table-cell>
          <table:table-cell table:style-name="ce10" table:formula="of:=AVERAGE([$'Top 10% share'.P101:.P104])" office:value-type="percentage" office:value="0.26137015162578" calcext:value-type="percentage">
            <text:p>26%</text:p>
          </table:table-cell>
          <table:table-cell table:style-name="ce10" table:formula="of:=AVERAGE([$'Top 10% share'.Q101:.Q104])" office:value-type="percentage" office:value="0.33630466352089" calcext:value-type="percentage">
            <text:p>34%</text:p>
          </table:table-cell>
          <table:table-cell table:style-name="ce10" table:formula="of:=AVERAGE([$'Top 10% share'.N101:.N104])" office:value-type="percentage" office:value="0.258829031169226" calcext:value-type="percentage">
            <text:p>26%</text:p>
          </table:table-cell>
          <table:table-cell table:number-columns-repeated="4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style-name="ce10" table:formula="of:=AVERAGE([$'Top 10% share'.C105:.C108])" office:value-type="percentage" office:value="0.330028301854667" calcext:value-type="percentage">
            <text:p>33%</text:p>
          </table:table-cell>
          <table:table-cell table:style-name="ce11" table:formula="of:=AVERAGE([$'Top 10% share'.D105:.D108])" office:value-type="percentage" office:value="0.244581347216" calcext:value-type="percentage">
            <text:p>24.5%</text:p>
          </table:table-cell>
          <table:table-cell table:style-name="ce10" table:formula="of:=AVERAGE([$'Top 10% share'.E105:.E108])" office:value-type="percentage" office:value="0.328184217568272" calcext:value-type="percentage">
            <text:p>33%</text:p>
          </table:table-cell>
          <table:table-cell table:style-name="ce10" table:formula="of:=AVERAGE([$'Top 10% share'.B105:.B108])" office:value-type="percentage" office:value="0.243688487781592" calcext:value-type="percentage">
            <text:p>24%</text:p>
          </table:table-cell>
          <table:table-cell table:style-name="ce3" table:formula="of:=[.F29]+1" office:value-type="float" office:value="2040" calcext:value-type="float">
            <text:p>2040</text:p>
          </table:table-cell>
          <table:table-cell table:style-name="ce12" table:formula="of:=AVERAGE([$'Top 10% share'.I105:.I108])" office:value-type="percentage" office:value="0.309040834741891" calcext:value-type="percentage">
            <text:p>30.90%</text:p>
          </table:table-cell>
          <table:table-cell table:style-name="ce12" table:formula="of:=AVERAGE([$'Top 10% share'.J105:.J108])" office:value-type="percentage" office:value="0.250138233633869" calcext:value-type="percentage">
            <text:p>25.01%</text:p>
          </table:table-cell>
          <table:table-cell table:style-name="ce10" table:formula="of:=AVERAGE([$'Top 10% share'.K105:.K108])" office:value-type="percentage" office:value="0.305122607176998" calcext:value-type="percentage">
            <text:p>31%</text:p>
          </table:table-cell>
          <table:table-cell table:style-name="ce10" table:formula="of:=AVERAGE([$'Top 10% share'.H105:.H108])" office:value-type="percentage" office:value="0.248045700029976" calcext:value-type="percentage">
            <text:p>25%</text:p>
          </table:table-cell>
          <table:table-cell table:style-name="ce3" table:formula="of:=[.K29]+1" office:value-type="float" office:value="2040" calcext:value-type="float">
            <text:p>2040</text:p>
          </table:table-cell>
          <table:table-cell table:style-name="ce10" table:formula="of:=AVERAGE([$'Top 10% share'.O105:.O108])" office:value-type="percentage" office:value="0.35509522991657" calcext:value-type="percentage">
            <text:p>36%</text:p>
          </table:table-cell>
          <table:table-cell table:style-name="ce10" table:formula="of:=AVERAGE([$'Top 10% share'.P105:.P108])" office:value-type="percentage" office:value="0.261041890790575" calcext:value-type="percentage">
            <text:p>26%</text:p>
          </table:table-cell>
          <table:table-cell table:style-name="ce10" table:formula="of:=AVERAGE([$'Top 10% share'.Q105:.Q108])" office:value-type="percentage" office:value="0.349712808300473" calcext:value-type="percentage">
            <text:p>35%</text:p>
          </table:table-cell>
          <table:table-cell table:style-name="ce10" table:formula="of:=AVERAGE([$'Top 10% share'.N105:.N108])" office:value-type="percentage" office:value="0.258638685340043" calcext:value-type="percentage">
            <text:p>26%</text:p>
          </table:table-cell>
          <table:table-cell table:number-columns-repeated="49"/>
        </table:table-row>
        <table:table-row table:style-name="ro1">
          <table:table-cell table:number-columns-repeated="7"/>
          <table:table-cell table:style-name="ce13"/>
          <table:table-cell table:number-columns-repeated="56"/>
        </table:table-row>
        <table:table-row table:style-name="ro1">
          <table:table-cell>
            <draw:frame table:end-cell-address="'Top 10% share yearly'.D61" table:end-x="116.48pt" table:end-y="10.15pt" draw:z-index="1" draw:name="Chart 4" draw:style-name="gr1" draw:text-style-name="P1" svg:width="609.39pt" svg:height="430.67pt" svg:x="2.13pt" svg:y="14.54pt">
              <draw:object draw:notify-on-update-of-ranges="'Top 10% share yearly'.A4:'Top 10% share yearly'.A30 'Top 10% share yearly'.B3:'Top 10% share yearly'.B3 'Top 10% share yearly'.B4:'Top 10% share yearly'.B30 'Top 10% share yearly'.A4:'Top 10% share yearly'.A30 'Top 10% share yearly'.C3:'Top 10% share yearly'.C3 'Top 10% share yearly'.C4:'Top 10% share yearly'.C30 'Top 10% share yearly'.A4:'Top 10% share yearly'.A30 'Top 10% share yearly'.D3:'Top 10% share yearly'.D3 'Top 10% share yearly'.D4:'Top 10% share yearly'.D30 'Top 10% share yearly'.A4:'Top 10% share yearly'.A30 'Top 10% share yearly'.E3:'Top 10% share yearly'.E3 'Top 10% share yearly'.E4:'Top 10% share yearly'.E30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"/>
          <table:table-cell>
            <draw:frame table:end-cell-address="'Top 10% share yearly'.L61" table:end-x="8.99pt" table:end-y="9.16pt" draw:z-index="0" draw:name="Chart 2" draw:style-name="gr1" draw:text-style-name="P1" svg:width="590.2pt" svg:height="430.7pt" svg:x="120.84pt" svg:y="13.52pt">
              <draw:object draw:notify-on-update-of-ranges="'Top 10% share yearly'.F4:'Top 10% share yearly'.F30 'Top 10% share yearly'.G3:'Top 10% share yearly'.G3 'Top 10% share yearly'.G4:'Top 10% share yearly'.G30 'Top 10% share yearly'.F4:'Top 10% share yearly'.F30 'Top 10% share yearly'.H3:'Top 10% share yearly'.H3 'Top 10% share yearly'.H4:'Top 10% share yearly'.H30 'Top 10% share yearly'.F4:'Top 10% share yearly'.F30 'Top 10% share yearly'.I3:'Top 10% share yearly'.I3 'Top 10% share yearly'.I4:'Top 10% share yearly'.I30 'Top 10% share yearly'.F4:'Top 10% share yearly'.F30 'Top 10% share yearly'.J3:'Top 10% share yearly'.J3 'Top 10% share yearly'.J4:'Top 10% share yearly'.J30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>
            <draw:frame table:end-cell-address="'Top 10% share yearly'.U61" table:end-x="41.47pt" table:end-y="7.14pt" draw:z-index="2" draw:name="Chart 5" draw:style-name="gr1" draw:text-style-name="P1" svg:width="579.17pt" svg:height="430.7pt" svg:x="20.35pt" svg:y="11.51pt">
              <draw:object draw:notify-on-update-of-ranges="'Top 10% share yearly'.K4:'Top 10% share yearly'.K30 'Top 10% share yearly'.L3:'Top 10% share yearly'.L3 'Top 10% share yearly'.L4:'Top 10% share yearly'.L30 'Top 10% share yearly'.K4:'Top 10% share yearly'.K30 'Top 10% share yearly'.M3:'Top 10% share yearly'.M3 'Top 10% share yearly'.M4:'Top 10% share yearly'.M30 'Top 10% share yearly'.K4:'Top 10% share yearly'.K30 'Top 10% share yearly'.N3:'Top 10% share yearly'.N3 'Top 10% share yearly'.N4:'Top 10% share yearly'.N30 'Top 10% share yearly'.K4:'Top 10% share yearly'.K30 'Top 10% share yearly'.O3:'Top 10% share yearly'.O3 'Top 10% share yearly'.O4:'Top 10% share yearly'.O30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2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ottom 10% share" table:style-name="ta7">
        <table:table-column table:style-name="co1" table:number-columns-repeated="6" table:default-cell-style-name="Default"/>
        <table:table-column table:style-name="co7" table:default-cell-style-name="ce3"/>
        <table:table-column table:style-name="co1" table:number-columns-repeated="4" table:default-cell-style-name="Default"/>
        <table:table-column table:style-name="co7" table:default-cell-style-name="ce3"/>
        <table:table-column table:style-name="co1" table:number-columns-repeated="52" table:default-cell-style-name="Default"/>
        <table:table-row table:style-name="ro1"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52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8"/>
        </table:table-row>
        <table:table-row table:style-name="ro8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Bottom 10%, share of all income</text:p>
          </table:table-cell>
          <table:table-cell table:style-name="ce2" office:value-type="string" calcext:value-type="string">
            <text:p>Bottom 10%, share of labour income</text:p>
          </table:table-cell>
          <table:table-cell table:style-name="ce2" office:value-type="string" calcext:value-type="string">
            <text:p>Bottom 10%, share of labour and pension income</text:p>
          </table:table-cell>
          <table:table-cell table:style-name="ce2" office:value-type="string" calcext:value-type="string">
            <text:p>Bottom 10%, share of labour and familiy benefits income</text:p>
          </table:table-cell>
          <table:table-cell/>
          <table:table-cell table:style-name="ce2" office:value-type="string" calcext:value-type="string">
            <text:p>Bottom 10%, share of all income</text:p>
          </table:table-cell>
          <table:table-cell table:style-name="ce2" office:value-type="string" calcext:value-type="string">
            <text:p>Bottom 10%, share of labour income</text:p>
          </table:table-cell>
          <table:table-cell table:style-name="ce2" office:value-type="string" calcext:value-type="string">
            <text:p>Bottom 10%, share of labour and pension income</text:p>
          </table:table-cell>
          <table:table-cell table:style-name="ce2" office:value-type="string" calcext:value-type="string">
            <text:p>Bottom 10%, share of labour and familiy benefits income</text:p>
          </table:table-cell>
          <table:table-cell/>
          <table:table-cell table:style-name="ce2" office:value-type="string" calcext:value-type="string">
            <text:p>Bottom 10%, share of all income</text:p>
          </table:table-cell>
          <table:table-cell table:style-name="ce2" office:value-type="string" calcext:value-type="string">
            <text:p>Bottom 10%, share of labour income</text:p>
          </table:table-cell>
          <table:table-cell table:style-name="ce2" office:value-type="string" calcext:value-type="string">
            <text:p>Bottom 10%, share of labour and pension income</text:p>
          </table:table-cell>
          <table:table-cell table:style-name="ce2" office:value-type="string" calcext:value-type="string">
            <text:p>Bottom 10%, share of labour and familiy benefits income</text:p>
          </table:table-cell>
          <table:table-cell table:number-columns-repeated="4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float" office:value="0.0326108691" calcext:value-type="float">
            <text:p>0.0326108691</text:p>
          </table:table-cell>
          <table:table-cell table:style-name="ce4" office:value-type="float" office:value="0.0261696348" calcext:value-type="float">
            <text:p>0.0261696348</text:p>
          </table:table-cell>
          <table:table-cell table:style-name="ce4" office:value-type="float" office:value="0.0269383028" calcext:value-type="float">
            <text:p>0.0269383028</text:p>
          </table:table-cell>
          <table:table-cell table:style-name="ce4" office:value-type="float" office:value="0.0291823056" calcext:value-type="float">
            <text:p>0.0291823056</text:p>
          </table:table-cell>
          <table:table-cell/>
          <table:table-cell table:style-name="ce2" table:formula="of:=[.B4]" office:value-type="float" office:value="0.0326108691" calcext:value-type="float">
            <text:p>0.0326108691</text:p>
          </table:table-cell>
          <table:table-cell table:style-name="ce2" table:formula="of:=[.C4]" office:value-type="float" office:value="0.0261696348" calcext:value-type="float">
            <text:p>0.0261696348</text:p>
          </table:table-cell>
          <table:table-cell table:style-name="ce2" table:formula="of:=[.D4]" office:value-type="float" office:value="0.0269383028" calcext:value-type="float">
            <text:p>0.0269383028</text:p>
          </table:table-cell>
          <table:table-cell table:style-name="ce2" table:formula="of:=[.E4]" office:value-type="float" office:value="0.0291823056" calcext:value-type="float">
            <text:p>0.0291823056</text:p>
          </table:table-cell>
          <table:table-cell/>
          <table:table-cell table:style-name="ce2" table:formula="of:=[.B4]" office:value-type="float" office:value="0.0326108691" calcext:value-type="float">
            <text:p>0.0326108691</text:p>
          </table:table-cell>
          <table:table-cell table:style-name="ce2" table:formula="of:=[.C4]" office:value-type="float" office:value="0.0261696348" calcext:value-type="float">
            <text:p>0.0261696348</text:p>
          </table:table-cell>
          <table:table-cell table:style-name="ce2" table:formula="of:=[.D4]" office:value-type="float" office:value="0.0269383028" calcext:value-type="float">
            <text:p>0.0269383028</text:p>
          </table:table-cell>
          <table:table-cell table:style-name="ce2" table:formula="of:=[.E4]" office:value-type="float" office:value="0.0291823056" calcext:value-type="float">
            <text:p>0.0291823056</text:p>
          </table:table-cell>
          <table:table-cell table:number-columns-repeated="49"/>
        </table:table-row>
        <table:table-row table:style-name="ro1">
          <table:table-cell table:style-name="ce4" table:formula="of:=[.A4]+1" office:value-type="float" office:value="49" calcext:value-type="float">
            <text:p>49</text:p>
          </table:table-cell>
          <table:table-cell table:style-name="ce4" table:formula="of:=[$Redistribution_high.N2]" office:value-type="float" office:value="0.0314869324702347" calcext:value-type="float">
            <text:p>0.031486932470235</text:p>
          </table:table-cell>
          <table:table-cell table:style-name="ce4" table:formula="of:=[$Redistribution_high.O2]" office:value-type="float" office:value="0.0262172747434197" calcext:value-type="float">
            <text:p>0.02621727474342</text:p>
          </table:table-cell>
          <table:table-cell table:style-name="ce4" table:formula="of:=[$Redistribution_high.P2]" office:value-type="float" office:value="0.0236978525400559" calcext:value-type="float">
            <text:p>0.023697852540056</text:p>
          </table:table-cell>
          <table:table-cell table:style-name="ce4" table:formula="of:=[$Redistribution_high.Q2]" office:value-type="float" office:value="0.0362960895108972" calcext:value-type="float">
            <text:p>0.036296089510897</text:p>
          </table:table-cell>
          <table:table-cell/>
          <table:table-cell table:style-name="ce4" table:formula="of:=[$Redistribution_central.N2]" office:value-type="float" office:value="0.0314869324702347" calcext:value-type="float">
            <text:p>0.031486932470235</text:p>
          </table:table-cell>
          <table:table-cell table:style-name="ce4" table:formula="of:=[$Redistribution_central.O2]" office:value-type="float" office:value="0.0262172747434197" calcext:value-type="float">
            <text:p>0.02621727474342</text:p>
          </table:table-cell>
          <table:table-cell table:style-name="ce4" table:formula="of:=[$Redistribution_central.P2]" office:value-type="float" office:value="0.0236978525400559" calcext:value-type="float">
            <text:p>0.023697852540056</text:p>
          </table:table-cell>
          <table:table-cell table:style-name="ce4" table:formula="of:=[$Redistribution_central.Q2]" office:value-type="float" office:value="0.0362960895108972" calcext:value-type="float">
            <text:p>0.036296089510897</text:p>
          </table:table-cell>
          <table:table-cell/>
          <table:table-cell table:style-name="ce4" table:formula="of:=[$redistribution_low.N2]" office:value-type="float" office:value="0.0314869324702347" calcext:value-type="float">
            <text:p>0.031486932470235</text:p>
          </table:table-cell>
          <table:table-cell table:style-name="ce4" table:formula="of:=[$redistribution_low.O2]" office:value-type="float" office:value="0.0262172747434197" calcext:value-type="float">
            <text:p>0.02621727474342</text:p>
          </table:table-cell>
          <table:table-cell table:style-name="ce4" table:formula="of:=[$redistribution_low.P2]" office:value-type="float" office:value="0.0236978525400559" calcext:value-type="float">
            <text:p>0.023697852540056</text:p>
          </table:table-cell>
          <table:table-cell table:style-name="ce4" table:formula="of:=[$redistribution_low.Q2]" office:value-type="float" office:value="0.0362960895108972" calcext:value-type="float">
            <text:p>0.036296089510897</text:p>
          </table:table-cell>
          <table:table-cell table:number-columns-repeated="49"/>
        </table:table-row>
        <table:table-row table:style-name="ro1">
          <table:table-cell table:style-name="ce4" table:formula="of:=[.A5]+1" office:value-type="float" office:value="50" calcext:value-type="float">
            <text:p>50</text:p>
          </table:table-cell>
          <table:table-cell table:style-name="ce4" table:formula="of:=[$Redistribution_high.N3]" office:value-type="float" office:value="0.0342368816999756" calcext:value-type="float">
            <text:p>0.034236881699976</text:p>
          </table:table-cell>
          <table:table-cell table:style-name="ce4" table:formula="of:=[$Redistribution_high.O3]" office:value-type="float" office:value="0.0282245464696407" calcext:value-type="float">
            <text:p>0.028224546469641</text:p>
          </table:table-cell>
          <table:table-cell table:style-name="ce4" table:formula="of:=[$Redistribution_high.P3]" office:value-type="float" office:value="0.0257265697541221" calcext:value-type="float">
            <text:p>0.025726569754122</text:p>
          </table:table-cell>
          <table:table-cell table:style-name="ce4" table:formula="of:=[$Redistribution_high.Q3]" office:value-type="float" office:value="0.039520313948544" calcext:value-type="float">
            <text:p>0.039520313948544</text:p>
          </table:table-cell>
          <table:table-cell/>
          <table:table-cell table:style-name="ce4" table:formula="of:=[$Redistribution_central.N3]" office:value-type="float" office:value="0.0342368816999756" calcext:value-type="float">
            <text:p>0.034236881699976</text:p>
          </table:table-cell>
          <table:table-cell table:style-name="ce4" table:formula="of:=[$Redistribution_central.O3]" office:value-type="float" office:value="0.0282245464696407" calcext:value-type="float">
            <text:p>0.028224546469641</text:p>
          </table:table-cell>
          <table:table-cell table:style-name="ce4" table:formula="of:=[$Redistribution_central.P3]" office:value-type="float" office:value="0.0257265697541221" calcext:value-type="float">
            <text:p>0.025726569754122</text:p>
          </table:table-cell>
          <table:table-cell table:style-name="ce4" table:formula="of:=[$Redistribution_central.Q3]" office:value-type="float" office:value="0.039520313948544" calcext:value-type="float">
            <text:p>0.039520313948544</text:p>
          </table:table-cell>
          <table:table-cell/>
          <table:table-cell table:style-name="ce4" table:formula="of:=[$redistribution_low.N3]" office:value-type="float" office:value="0.0342368816999756" calcext:value-type="float">
            <text:p>0.034236881699976</text:p>
          </table:table-cell>
          <table:table-cell table:style-name="ce4" table:formula="of:=[$redistribution_low.O3]" office:value-type="float" office:value="0.0282245464696407" calcext:value-type="float">
            <text:p>0.028224546469641</text:p>
          </table:table-cell>
          <table:table-cell table:style-name="ce4" table:formula="of:=[$redistribution_low.P3]" office:value-type="float" office:value="0.0257265697541221" calcext:value-type="float">
            <text:p>0.025726569754122</text:p>
          </table:table-cell>
          <table:table-cell table:style-name="ce4" table:formula="of:=[$redistribution_low.Q3]" office:value-type="float" office:value="0.039520313948544" calcext:value-type="float">
            <text:p>0.039520313948544</text:p>
          </table:table-cell>
          <table:table-cell table:number-columns-repeated="49"/>
        </table:table-row>
        <table:table-row table:style-name="ro1">
          <table:table-cell table:style-name="ce4" table:formula="of:=[.A6]+1" office:value-type="float" office:value="51" calcext:value-type="float">
            <text:p>51</text:p>
          </table:table-cell>
          <table:table-cell table:style-name="ce4" table:formula="of:=[$Redistribution_high.N4]" office:value-type="float" office:value="0.0370621664042102" calcext:value-type="float">
            <text:p>0.03706216640421</text:p>
          </table:table-cell>
          <table:table-cell table:style-name="ce4" table:formula="of:=[$Redistribution_high.O4]" office:value-type="float" office:value="0.0266383087031445" calcext:value-type="float">
            <text:p>0.026638308703145</text:p>
          </table:table-cell>
          <table:table-cell table:style-name="ce4" table:formula="of:=[$Redistribution_high.P4]" office:value-type="float" office:value="0.0271180622391379" calcext:value-type="float">
            <text:p>0.027118062239138</text:p>
          </table:table-cell>
          <table:table-cell table:style-name="ce4" table:formula="of:=[$Redistribution_high.Q4]" office:value-type="float" office:value="0.0397244730695759" calcext:value-type="float">
            <text:p>0.039724473069576</text:p>
          </table:table-cell>
          <table:table-cell/>
          <table:table-cell table:style-name="ce4" table:formula="of:=[$Redistribution_central.N4]" office:value-type="float" office:value="0.0370621664042102" calcext:value-type="float">
            <text:p>0.03706216640421</text:p>
          </table:table-cell>
          <table:table-cell table:style-name="ce4" table:formula="of:=[$Redistribution_central.O4]" office:value-type="float" office:value="0.0266383087031445" calcext:value-type="float">
            <text:p>0.026638308703145</text:p>
          </table:table-cell>
          <table:table-cell table:style-name="ce4" table:formula="of:=[$Redistribution_central.P4]" office:value-type="float" office:value="0.0271180622391379" calcext:value-type="float">
            <text:p>0.027118062239138</text:p>
          </table:table-cell>
          <table:table-cell table:style-name="ce4" table:formula="of:=[$Redistribution_central.Q4]" office:value-type="float" office:value="0.0397244730695759" calcext:value-type="float">
            <text:p>0.039724473069576</text:p>
          </table:table-cell>
          <table:table-cell/>
          <table:table-cell table:style-name="ce4" table:formula="of:=[$redistribution_low.N4]" office:value-type="float" office:value="0.0370621664042102" calcext:value-type="float">
            <text:p>0.03706216640421</text:p>
          </table:table-cell>
          <table:table-cell table:style-name="ce4" table:formula="of:=[$redistribution_low.O4]" office:value-type="float" office:value="0.0266383087031445" calcext:value-type="float">
            <text:p>0.026638308703145</text:p>
          </table:table-cell>
          <table:table-cell table:style-name="ce4" table:formula="of:=[$redistribution_low.P4]" office:value-type="float" office:value="0.0271180622391379" calcext:value-type="float">
            <text:p>0.027118062239138</text:p>
          </table:table-cell>
          <table:table-cell table:style-name="ce4" table:formula="of:=[$redistribution_low.Q4]" office:value-type="float" office:value="0.0397244730695759" calcext:value-type="float">
            <text:p>0.039724473069576</text:p>
          </table:table-cell>
          <table:table-cell table:number-columns-repeated="49"/>
        </table:table-row>
        <table:table-row table:style-name="ro1">
          <table:table-cell table:style-name="ce4" table:formula="of:=[.A7]+1" office:value-type="float" office:value="52" calcext:value-type="float">
            <text:p>52</text:p>
          </table:table-cell>
          <table:table-cell table:style-name="ce4" table:formula="of:=[$Redistribution_high.N5]" office:value-type="float" office:value="0.0362558830217735" calcext:value-type="float">
            <text:p>0.036255883021774</text:p>
          </table:table-cell>
          <table:table-cell table:style-name="ce4" table:formula="of:=[$Redistribution_high.O5]" office:value-type="float" office:value="0.0283019264882958" calcext:value-type="float">
            <text:p>0.028301926488296</text:p>
          </table:table-cell>
          <table:table-cell table:style-name="ce4" table:formula="of:=[$Redistribution_high.P5]" office:value-type="float" office:value="0.0274105712685193" calcext:value-type="float">
            <text:p>0.027410571268519</text:p>
          </table:table-cell>
          <table:table-cell table:style-name="ce4" table:formula="of:=[$Redistribution_high.Q5]" office:value-type="float" office:value="0.040066422100053" calcext:value-type="float">
            <text:p>0.040066422100053</text:p>
          </table:table-cell>
          <table:table-cell/>
          <table:table-cell table:style-name="ce4" table:formula="of:=[$Redistribution_central.N5]" office:value-type="float" office:value="0.0362549150970094" calcext:value-type="float">
            <text:p>0.036254915097009</text:p>
          </table:table-cell>
          <table:table-cell table:style-name="ce4" table:formula="of:=[$Redistribution_central.O5]" office:value-type="float" office:value="0.0283019264882958" calcext:value-type="float">
            <text:p>0.028301926488296</text:p>
          </table:table-cell>
          <table:table-cell table:style-name="ce4" table:formula="of:=[$Redistribution_central.P5]" office:value-type="float" office:value="0.0274103090201651" calcext:value-type="float">
            <text:p>0.027410309020165</text:p>
          </table:table-cell>
          <table:table-cell table:style-name="ce4" table:formula="of:=[$Redistribution_central.Q5]" office:value-type="float" office:value="0.040066422100053" calcext:value-type="float">
            <text:p>0.040066422100053</text:p>
          </table:table-cell>
          <table:table-cell/>
          <table:table-cell table:style-name="ce4" table:formula="of:=[$redistribution_low.N5]" office:value-type="float" office:value="0.0362558830217735" calcext:value-type="float">
            <text:p>0.036255883021774</text:p>
          </table:table-cell>
          <table:table-cell table:style-name="ce4" table:formula="of:=[$redistribution_low.O5]" office:value-type="float" office:value="0.0283019264882958" calcext:value-type="float">
            <text:p>0.028301926488296</text:p>
          </table:table-cell>
          <table:table-cell table:style-name="ce4" table:formula="of:=[$redistribution_low.P5]" office:value-type="float" office:value="0.0274105712685193" calcext:value-type="float">
            <text:p>0.027410571268519</text:p>
          </table:table-cell>
          <table:table-cell table:style-name="ce4" table:formula="of:=[$redistribution_low.Q5]" office:value-type="float" office:value="0.040066422100053" calcext:value-type="float">
            <text:p>0.040066422100053</text:p>
          </table:table-cell>
          <table:table-cell table:number-columns-repeated="49"/>
        </table:table-row>
        <table:table-row table:style-name="ro1">
          <table:table-cell table:style-name="ce4" table:formula="of:=[.A8]+1" office:value-type="float" office:value="53" calcext:value-type="float">
            <text:p>53</text:p>
          </table:table-cell>
          <table:table-cell table:style-name="ce4" table:formula="of:=[$Redistribution_high.N6]" office:value-type="float" office:value="0.0365985623930953" calcext:value-type="float">
            <text:p>0.036598562393095</text:p>
          </table:table-cell>
          <table:table-cell table:style-name="ce4" table:formula="of:=[$Redistribution_high.O6]" office:value-type="float" office:value="0.027451229099207" calcext:value-type="float">
            <text:p>0.027451229099207</text:p>
          </table:table-cell>
          <table:table-cell table:style-name="ce4" table:formula="of:=[$Redistribution_high.P6]" office:value-type="float" office:value="0.0277913408192783" calcext:value-type="float">
            <text:p>0.027791340819278</text:p>
          </table:table-cell>
          <table:table-cell table:style-name="ce4" table:formula="of:=[$Redistribution_high.Q6]" office:value-type="float" office:value="0.0390120892161255" calcext:value-type="float">
            <text:p>0.039012089216126</text:p>
          </table:table-cell>
          <table:table-cell/>
          <table:table-cell table:style-name="ce4" table:formula="of:=[$Redistribution_central.N6]" office:value-type="float" office:value="0.0365987227469221" calcext:value-type="float">
            <text:p>0.036598722746922</text:p>
          </table:table-cell>
          <table:table-cell table:style-name="ce4" table:formula="of:=[$Redistribution_central.O6]" office:value-type="float" office:value="0.027451229099207" calcext:value-type="float">
            <text:p>0.027451229099207</text:p>
          </table:table-cell>
          <table:table-cell table:style-name="ce4" table:formula="of:=[$Redistribution_central.P6]" office:value-type="float" office:value="0.0277914105754976" calcext:value-type="float">
            <text:p>0.027791410575498</text:p>
          </table:table-cell>
          <table:table-cell table:style-name="ce4" table:formula="of:=[$Redistribution_central.Q6]" office:value-type="float" office:value="0.0390120892161255" calcext:value-type="float">
            <text:p>0.039012089216126</text:p>
          </table:table-cell>
          <table:table-cell/>
          <table:table-cell table:style-name="ce4" table:formula="of:=[$redistribution_low.N6]" office:value-type="float" office:value="0.0365985623930953" calcext:value-type="float">
            <text:p>0.036598562393095</text:p>
          </table:table-cell>
          <table:table-cell table:style-name="ce4" table:formula="of:=[$redistribution_low.O6]" office:value-type="float" office:value="0.027451229099207" calcext:value-type="float">
            <text:p>0.027451229099207</text:p>
          </table:table-cell>
          <table:table-cell table:style-name="ce4" table:formula="of:=[$redistribution_low.P6]" office:value-type="float" office:value="0.0277913408192783" calcext:value-type="float">
            <text:p>0.027791340819278</text:p>
          </table:table-cell>
          <table:table-cell table:style-name="ce4" table:formula="of:=[$redistribution_low.Q6]" office:value-type="float" office:value="0.0390120892161255" calcext:value-type="float">
            <text:p>0.039012089216126</text:p>
          </table:table-cell>
          <table:table-cell table:number-columns-repeated="49"/>
        </table:table-row>
        <table:table-row table:style-name="ro1">
          <table:table-cell table:style-name="ce4" table:formula="of:=[.A9]+1" office:value-type="float" office:value="54" calcext:value-type="float">
            <text:p>54</text:p>
          </table:table-cell>
          <table:table-cell table:style-name="ce4" table:formula="of:=[$Redistribution_high.N7]" office:value-type="float" office:value="0.0376366877162085" calcext:value-type="float">
            <text:p>0.037636687716209</text:p>
          </table:table-cell>
          <table:table-cell table:style-name="ce4" table:formula="of:=[$Redistribution_high.O7]" office:value-type="float" office:value="0.0283797235779626" calcext:value-type="float">
            <text:p>0.028379723577963</text:p>
          </table:table-cell>
          <table:table-cell table:style-name="ce4" table:formula="of:=[$Redistribution_high.P7]" office:value-type="float" office:value="0.0272549174018734" calcext:value-type="float">
            <text:p>0.027254917401874</text:p>
          </table:table-cell>
          <table:table-cell table:style-name="ce4" table:formula="of:=[$Redistribution_high.Q7]" office:value-type="float" office:value="0.0421231886318773" calcext:value-type="float">
            <text:p>0.042123188631877</text:p>
          </table:table-cell>
          <table:table-cell/>
          <table:table-cell table:style-name="ce4" table:formula="of:=[$Redistribution_central.N7]" office:value-type="float" office:value="0.0376365286305652" calcext:value-type="float">
            <text:p>0.037636528630565</text:p>
          </table:table-cell>
          <table:table-cell table:style-name="ce4" table:formula="of:=[$Redistribution_central.O7]" office:value-type="float" office:value="0.0283797235779626" calcext:value-type="float">
            <text:p>0.028379723577963</text:p>
          </table:table-cell>
          <table:table-cell table:style-name="ce4" table:formula="of:=[$Redistribution_central.P7]" office:value-type="float" office:value="0.0272548695156941" calcext:value-type="float">
            <text:p>0.027254869515694</text:p>
          </table:table-cell>
          <table:table-cell table:style-name="ce4" table:formula="of:=[$Redistribution_central.Q7]" office:value-type="float" office:value="0.0421231886318773" calcext:value-type="float">
            <text:p>0.042123188631877</text:p>
          </table:table-cell>
          <table:table-cell/>
          <table:table-cell table:style-name="ce4" table:formula="of:=[$redistribution_low.N7]" office:value-type="float" office:value="0.0376366877162085" calcext:value-type="float">
            <text:p>0.037636687716209</text:p>
          </table:table-cell>
          <table:table-cell table:style-name="ce4" table:formula="of:=[$redistribution_low.O7]" office:value-type="float" office:value="0.0283797235779626" calcext:value-type="float">
            <text:p>0.028379723577963</text:p>
          </table:table-cell>
          <table:table-cell table:style-name="ce4" table:formula="of:=[$redistribution_low.P7]" office:value-type="float" office:value="0.0272549174018734" calcext:value-type="float">
            <text:p>0.027254917401874</text:p>
          </table:table-cell>
          <table:table-cell table:style-name="ce4" table:formula="of:=[$redistribution_low.Q7]" office:value-type="float" office:value="0.0421231886318773" calcext:value-type="float">
            <text:p>0.042123188631877</text:p>
          </table:table-cell>
          <table:table-cell table:number-columns-repeated="49"/>
        </table:table-row>
        <table:table-row table:style-name="ro1">
          <table:table-cell table:style-name="ce4" table:formula="of:=[.A10]+1" office:value-type="float" office:value="55" calcext:value-type="float">
            <text:p>55</text:p>
          </table:table-cell>
          <table:table-cell table:style-name="ce4" table:formula="of:=[$Redistribution_high.N8]" office:value-type="float" office:value="0.037833306178476" calcext:value-type="float">
            <text:p>0.037833306178476</text:p>
          </table:table-cell>
          <table:table-cell table:style-name="ce4" table:formula="of:=[$Redistribution_high.O8]" office:value-type="float" office:value="0.0291869608081643" calcext:value-type="float">
            <text:p>0.029186960808164</text:p>
          </table:table-cell>
          <table:table-cell table:style-name="ce4" table:formula="of:=[$Redistribution_high.P8]" office:value-type="float" office:value="0.0280831647904374" calcext:value-type="float">
            <text:p>0.028083164790437</text:p>
          </table:table-cell>
          <table:table-cell table:style-name="ce4" table:formula="of:=[$Redistribution_high.Q8]" office:value-type="float" office:value="0.0419204998863615" calcext:value-type="float">
            <text:p>0.041920499886362</text:p>
          </table:table-cell>
          <table:table-cell/>
          <table:table-cell table:style-name="ce4" table:formula="of:=[$Redistribution_central.N8]" office:value-type="float" office:value="0.0378331931338803" calcext:value-type="float">
            <text:p>0.03783319313388</text:p>
          </table:table-cell>
          <table:table-cell table:style-name="ce4" table:formula="of:=[$Redistribution_central.O8]" office:value-type="float" office:value="0.0291869608081643" calcext:value-type="float">
            <text:p>0.029186960808164</text:p>
          </table:table-cell>
          <table:table-cell table:style-name="ce4" table:formula="of:=[$Redistribution_central.P8]" office:value-type="float" office:value="0.0280831290751954" calcext:value-type="float">
            <text:p>0.028083129075196</text:p>
          </table:table-cell>
          <table:table-cell table:style-name="ce4" table:formula="of:=[$Redistribution_central.Q8]" office:value-type="float" office:value="0.0419204998863615" calcext:value-type="float">
            <text:p>0.041920499886362</text:p>
          </table:table-cell>
          <table:table-cell/>
          <table:table-cell table:style-name="ce4" table:formula="of:=[$redistribution_low.N8]" office:value-type="float" office:value="0.037833306178476" calcext:value-type="float">
            <text:p>0.037833306178476</text:p>
          </table:table-cell>
          <table:table-cell table:style-name="ce4" table:formula="of:=[$redistribution_low.O8]" office:value-type="float" office:value="0.0291869608081643" calcext:value-type="float">
            <text:p>0.029186960808164</text:p>
          </table:table-cell>
          <table:table-cell table:style-name="ce4" table:formula="of:=[$redistribution_low.P8]" office:value-type="float" office:value="0.0280831647904374" calcext:value-type="float">
            <text:p>0.028083164790437</text:p>
          </table:table-cell>
          <table:table-cell table:style-name="ce4" table:formula="of:=[$redistribution_low.Q8]" office:value-type="float" office:value="0.0419204998863615" calcext:value-type="float">
            <text:p>0.041920499886362</text:p>
          </table:table-cell>
          <table:table-cell table:number-columns-repeated="49"/>
        </table:table-row>
        <table:table-row table:style-name="ro1">
          <table:table-cell table:style-name="ce4" table:formula="of:=[.A11]+1" office:value-type="float" office:value="56" calcext:value-type="float">
            <text:p>56</text:p>
          </table:table-cell>
          <table:table-cell table:style-name="ce4" table:formula="of:=[$Redistribution_high.N9]" office:value-type="float" office:value="0.0360726327276863" calcext:value-type="float">
            <text:p>0.036072632727686</text:p>
          </table:table-cell>
          <table:table-cell table:style-name="ce4" table:formula="of:=[$Redistribution_high.O9]" office:value-type="float" office:value="0.0279736722697479" calcext:value-type="float">
            <text:p>0.027973672269748</text:p>
          </table:table-cell>
          <table:table-cell table:style-name="ce4" table:formula="of:=[$Redistribution_high.P9]" office:value-type="float" office:value="0.0267652977079268" calcext:value-type="float">
            <text:p>0.026765297707927</text:p>
          </table:table-cell>
          <table:table-cell table:style-name="ce4" table:formula="of:=[$Redistribution_high.Q9]" office:value-type="float" office:value="0.0403707076059815" calcext:value-type="float">
            <text:p>0.040370707605982</text:p>
          </table:table-cell>
          <table:table-cell/>
          <table:table-cell table:style-name="ce4" table:formula="of:=[$Redistribution_central.N9]" office:value-type="float" office:value="0.036057599276513" calcext:value-type="float">
            <text:p>0.036057599276513</text:p>
          </table:table-cell>
          <table:table-cell table:style-name="ce4" table:formula="of:=[$Redistribution_central.O9]" office:value-type="float" office:value="0.0280078244662119" calcext:value-type="float">
            <text:p>0.028007824466212</text:p>
          </table:table-cell>
          <table:table-cell table:style-name="ce4" table:formula="of:=[$Redistribution_central.P9]" office:value-type="float" office:value="0.0267337074813959" calcext:value-type="float">
            <text:p>0.026733707481396</text:p>
          </table:table-cell>
          <table:table-cell table:style-name="ce4" table:formula="of:=[$Redistribution_central.Q9]" office:value-type="float" office:value="0.0404232424136916" calcext:value-type="float">
            <text:p>0.040423242413692</text:p>
          </table:table-cell>
          <table:table-cell/>
          <table:table-cell table:style-name="ce4" table:formula="of:=[$redistribution_low.N9]" office:value-type="float" office:value="0.0360726327276863" calcext:value-type="float">
            <text:p>0.036072632727686</text:p>
          </table:table-cell>
          <table:table-cell table:style-name="ce4" table:formula="of:=[$redistribution_low.O9]" office:value-type="float" office:value="0.0279736722697479" calcext:value-type="float">
            <text:p>0.027973672269748</text:p>
          </table:table-cell>
          <table:table-cell table:style-name="ce4" table:formula="of:=[$redistribution_low.P9]" office:value-type="float" office:value="0.0267652977079268" calcext:value-type="float">
            <text:p>0.026765297707927</text:p>
          </table:table-cell>
          <table:table-cell table:style-name="ce4" table:formula="of:=[$redistribution_low.Q9]" office:value-type="float" office:value="0.0403707076059815" calcext:value-type="float">
            <text:p>0.040370707605982</text:p>
          </table:table-cell>
          <table:table-cell table:number-columns-repeated="49"/>
        </table:table-row>
        <table:table-row table:style-name="ro1">
          <table:table-cell table:style-name="ce4" table:formula="of:=[.A12]+1" office:value-type="float" office:value="57" calcext:value-type="float">
            <text:p>57</text:p>
          </table:table-cell>
          <table:table-cell table:style-name="ce4" table:formula="of:=[$Redistribution_high.N10]" office:value-type="float" office:value="0.0374073076358418" calcext:value-type="float">
            <text:p>0.037407307635842</text:p>
          </table:table-cell>
          <table:table-cell table:style-name="ce4" table:formula="of:=[$Redistribution_high.O10]" office:value-type="float" office:value="0.0276131258161958" calcext:value-type="float">
            <text:p>0.027613125816196</text:p>
          </table:table-cell>
          <table:table-cell table:style-name="ce4" table:formula="of:=[$Redistribution_high.P10]" office:value-type="float" office:value="0.0273122969551569" calcext:value-type="float">
            <text:p>0.027312296955157</text:p>
          </table:table-cell>
          <table:table-cell table:style-name="ce4" table:formula="of:=[$Redistribution_high.Q10]" office:value-type="float" office:value="0.0409512978682364" calcext:value-type="float">
            <text:p>0.040951297868236</text:p>
          </table:table-cell>
          <table:table-cell/>
          <table:table-cell table:style-name="ce4" table:formula="of:=[$Redistribution_central.N10]" office:value-type="float" office:value="0.0374070584771887" calcext:value-type="float">
            <text:p>0.037407058477189</text:p>
          </table:table-cell>
          <table:table-cell table:style-name="ce4" table:formula="of:=[$Redistribution_central.O10]" office:value-type="float" office:value="0.0276131258161958" calcext:value-type="float">
            <text:p>0.027613125816196</text:p>
          </table:table-cell>
          <table:table-cell table:style-name="ce4" table:formula="of:=[$Redistribution_central.P10]" office:value-type="float" office:value="0.0273122535501753" calcext:value-type="float">
            <text:p>0.027312253550175</text:p>
          </table:table-cell>
          <table:table-cell table:style-name="ce4" table:formula="of:=[$Redistribution_central.Q10]" office:value-type="float" office:value="0.0409512978682364" calcext:value-type="float">
            <text:p>0.040951297868236</text:p>
          </table:table-cell>
          <table:table-cell/>
          <table:table-cell table:style-name="ce4" table:formula="of:=[$redistribution_low.N10]" office:value-type="float" office:value="0.0374073076358418" calcext:value-type="float">
            <text:p>0.037407307635842</text:p>
          </table:table-cell>
          <table:table-cell table:style-name="ce4" table:formula="of:=[$redistribution_low.O10]" office:value-type="float" office:value="0.0276131258161958" calcext:value-type="float">
            <text:p>0.027613125816196</text:p>
          </table:table-cell>
          <table:table-cell table:style-name="ce4" table:formula="of:=[$redistribution_low.P10]" office:value-type="float" office:value="0.0273122969551569" calcext:value-type="float">
            <text:p>0.027312296955157</text:p>
          </table:table-cell>
          <table:table-cell table:style-name="ce4" table:formula="of:=[$redistribution_low.Q10]" office:value-type="float" office:value="0.0409512978682364" calcext:value-type="float">
            <text:p>0.040951297868236</text:p>
          </table:table-cell>
          <table:table-cell table:number-columns-repeated="49"/>
        </table:table-row>
        <table:table-row table:style-name="ro1">
          <table:table-cell table:style-name="ce4" table:formula="of:=[.A13]+1" office:value-type="float" office:value="58" calcext:value-type="float">
            <text:p>58</text:p>
          </table:table-cell>
          <table:table-cell table:style-name="ce4" table:formula="of:=[$Redistribution_high.N11]" office:value-type="float" office:value="0.0367252146722621" calcext:value-type="float">
            <text:p>0.036725214672262</text:p>
          </table:table-cell>
          <table:table-cell table:style-name="ce4" table:formula="of:=[$Redistribution_high.O11]" office:value-type="float" office:value="0.0281532790904709" calcext:value-type="float">
            <text:p>0.028153279090471</text:p>
          </table:table-cell>
          <table:table-cell table:style-name="ce4" table:formula="of:=[$Redistribution_high.P11]" office:value-type="float" office:value="0.0272258114608684" calcext:value-type="float">
            <text:p>0.027225811460868</text:p>
          </table:table-cell>
          <table:table-cell table:style-name="ce4" table:formula="of:=[$Redistribution_high.Q11]" office:value-type="float" office:value="0.0408866568865591" calcext:value-type="float">
            <text:p>0.040886656886559</text:p>
          </table:table-cell>
          <table:table-cell/>
          <table:table-cell table:style-name="ce4" table:formula="of:=[$Redistribution_central.N11]" office:value-type="float" office:value="0.036724930008887" calcext:value-type="float">
            <text:p>0.036724930008887</text:p>
          </table:table-cell>
          <table:table-cell table:style-name="ce4" table:formula="of:=[$Redistribution_central.O11]" office:value-type="float" office:value="0.0281532790904709" calcext:value-type="float">
            <text:p>0.028153279090471</text:p>
          </table:table-cell>
          <table:table-cell table:style-name="ce4" table:formula="of:=[$Redistribution_central.P11]" office:value-type="float" office:value="0.0272257280342732" calcext:value-type="float">
            <text:p>0.027225728034273</text:p>
          </table:table-cell>
          <table:table-cell table:style-name="ce4" table:formula="of:=[$Redistribution_central.Q11]" office:value-type="float" office:value="0.0408866568865591" calcext:value-type="float">
            <text:p>0.040886656886559</text:p>
          </table:table-cell>
          <table:table-cell/>
          <table:table-cell table:style-name="ce4" table:formula="of:=[$redistribution_low.N11]" office:value-type="float" office:value="0.0367252146722621" calcext:value-type="float">
            <text:p>0.036725214672262</text:p>
          </table:table-cell>
          <table:table-cell table:style-name="ce4" table:formula="of:=[$redistribution_low.O11]" office:value-type="float" office:value="0.0281532790904709" calcext:value-type="float">
            <text:p>0.028153279090471</text:p>
          </table:table-cell>
          <table:table-cell table:style-name="ce4" table:formula="of:=[$redistribution_low.P11]" office:value-type="float" office:value="0.0272258114608684" calcext:value-type="float">
            <text:p>0.027225811460868</text:p>
          </table:table-cell>
          <table:table-cell table:style-name="ce4" table:formula="of:=[$redistribution_low.Q11]" office:value-type="float" office:value="0.0408866568865591" calcext:value-type="float">
            <text:p>0.040886656886559</text:p>
          </table:table-cell>
          <table:table-cell table:number-columns-repeated="49"/>
        </table:table-row>
        <table:table-row table:style-name="ro1">
          <table:table-cell table:style-name="ce4" table:formula="of:=[.A14]+1" office:value-type="float" office:value="59" calcext:value-type="float">
            <text:p>59</text:p>
          </table:table-cell>
          <table:table-cell table:style-name="ce4" table:formula="of:=[$Redistribution_high.N12]" office:value-type="float" office:value="0.0374291730096226" calcext:value-type="float">
            <text:p>0.037429173009623</text:p>
          </table:table-cell>
          <table:table-cell table:style-name="ce4" table:formula="of:=[$Redistribution_high.O12]" office:value-type="float" office:value="0.0278747930289618" calcext:value-type="float">
            <text:p>0.027874793028962</text:p>
          </table:table-cell>
          <table:table-cell table:style-name="ce4" table:formula="of:=[$Redistribution_high.P12]" office:value-type="float" office:value="0.028238092208123" calcext:value-type="float">
            <text:p>0.028238092208123</text:p>
          </table:table-cell>
          <table:table-cell table:style-name="ce4" table:formula="of:=[$Redistribution_high.Q12]" office:value-type="float" office:value="0.0400811618036327" calcext:value-type="float">
            <text:p>0.040081161803633</text:p>
          </table:table-cell>
          <table:table-cell/>
          <table:table-cell table:style-name="ce4" table:formula="of:=[$Redistribution_central.N12]" office:value-type="float" office:value="0.0374289546217007" calcext:value-type="float">
            <text:p>0.037428954621701</text:p>
          </table:table-cell>
          <table:table-cell table:style-name="ce4" table:formula="of:=[$Redistribution_central.O12]" office:value-type="float" office:value="0.0278747930289618" calcext:value-type="float">
            <text:p>0.027874793028962</text:p>
          </table:table-cell>
          <table:table-cell table:style-name="ce4" table:formula="of:=[$Redistribution_central.P12]" office:value-type="float" office:value="0.0282380608057171" calcext:value-type="float">
            <text:p>0.028238060805717</text:p>
          </table:table-cell>
          <table:table-cell table:style-name="ce4" table:formula="of:=[$Redistribution_central.Q12]" office:value-type="float" office:value="0.0400811618036327" calcext:value-type="float">
            <text:p>0.040081161803633</text:p>
          </table:table-cell>
          <table:table-cell/>
          <table:table-cell table:style-name="ce4" table:formula="of:=[$redistribution_low.N12]" office:value-type="float" office:value="0.0374291730096226" calcext:value-type="float">
            <text:p>0.037429173009623</text:p>
          </table:table-cell>
          <table:table-cell table:style-name="ce4" table:formula="of:=[$redistribution_low.O12]" office:value-type="float" office:value="0.0278747930289618" calcext:value-type="float">
            <text:p>0.027874793028962</text:p>
          </table:table-cell>
          <table:table-cell table:style-name="ce4" table:formula="of:=[$redistribution_low.P12]" office:value-type="float" office:value="0.028238092208123" calcext:value-type="float">
            <text:p>0.028238092208123</text:p>
          </table:table-cell>
          <table:table-cell table:style-name="ce4" table:formula="of:=[$redistribution_low.Q12]" office:value-type="float" office:value="0.0400811618036327" calcext:value-type="float">
            <text:p>0.040081161803633</text:p>
          </table:table-cell>
          <table:table-cell table:number-columns-repeated="49"/>
        </table:table-row>
        <table:table-row table:style-name="ro1">
          <table:table-cell table:style-name="ce4" table:formula="of:=[.A15]+1" office:value-type="float" office:value="60" calcext:value-type="float">
            <text:p>60</text:p>
          </table:table-cell>
          <table:table-cell table:style-name="ce4" table:formula="of:=[$Redistribution_high.N13]" office:value-type="float" office:value="0.0381657041546846" calcext:value-type="float">
            <text:p>0.038165704154685</text:p>
          </table:table-cell>
          <table:table-cell table:style-name="ce4" table:formula="of:=[$Redistribution_high.O13]" office:value-type="float" office:value="0.0300499806655441" calcext:value-type="float">
            <text:p>0.030049980665544</text:p>
          </table:table-cell>
          <table:table-cell table:style-name="ce4" table:formula="of:=[$Redistribution_high.P13]" office:value-type="float" office:value="0.0290423169057329" calcext:value-type="float">
            <text:p>0.029042316905733</text:p>
          </table:table-cell>
          <table:table-cell table:style-name="ce4" table:formula="of:=[$Redistribution_high.Q13]" office:value-type="float" office:value="0.0422287039710145" calcext:value-type="float">
            <text:p>0.042228703971015</text:p>
          </table:table-cell>
          <table:table-cell/>
          <table:table-cell table:style-name="ce4" table:formula="of:=[$Redistribution_central.N13]" office:value-type="float" office:value="0.0386862415511047" calcext:value-type="float">
            <text:p>0.038686241551105</text:p>
          </table:table-cell>
          <table:table-cell table:style-name="ce4" table:formula="of:=[$Redistribution_central.O13]" office:value-type="float" office:value="0.0307024807269663" calcext:value-type="float">
            <text:p>0.030702480726966</text:p>
          </table:table-cell>
          <table:table-cell table:style-name="ce4" table:formula="of:=[$Redistribution_central.P13]" office:value-type="float" office:value="0.0294912693710455" calcext:value-type="float">
            <text:p>0.029491269371046</text:p>
          </table:table-cell>
          <table:table-cell table:style-name="ce4" table:formula="of:=[$Redistribution_central.Q13]" office:value-type="float" office:value="0.0429660125419904" calcext:value-type="float">
            <text:p>0.042966012541991</text:p>
          </table:table-cell>
          <table:table-cell/>
          <table:table-cell table:style-name="ce4" table:formula="of:=[$redistribution_low.N13]" office:value-type="float" office:value="0.0386865337185056" calcext:value-type="float">
            <text:p>0.038686533718506</text:p>
          </table:table-cell>
          <table:table-cell table:style-name="ce4" table:formula="of:=[$redistribution_low.O13]" office:value-type="float" office:value="0.0307024807269663" calcext:value-type="float">
            <text:p>0.030702480726966</text:p>
          </table:table-cell>
          <table:table-cell table:style-name="ce4" table:formula="of:=[$redistribution_low.P13]" office:value-type="float" office:value="0.0294913730334202" calcext:value-type="float">
            <text:p>0.02949137303342</text:p>
          </table:table-cell>
          <table:table-cell table:style-name="ce4" table:formula="of:=[$redistribution_low.Q13]" office:value-type="float" office:value="0.0429660125419904" calcext:value-type="float">
            <text:p>0.042966012541991</text:p>
          </table:table-cell>
          <table:table-cell table:number-columns-repeated="49"/>
        </table:table-row>
        <table:table-row table:style-name="ro1">
          <table:table-cell table:style-name="ce4" table:formula="of:=[.A16]+1" office:value-type="float" office:value="61" calcext:value-type="float">
            <text:p>61</text:p>
          </table:table-cell>
          <table:table-cell table:style-name="ce4" table:formula="of:=[$Redistribution_high.N14]" office:value-type="float" office:value="0.038105010209519" calcext:value-type="float">
            <text:p>0.038105010209519</text:p>
          </table:table-cell>
          <table:table-cell table:style-name="ce4" table:formula="of:=[$Redistribution_high.O14]" office:value-type="float" office:value="0.0282157662900745" calcext:value-type="float">
            <text:p>0.028215766290075</text:p>
          </table:table-cell>
          <table:table-cell table:style-name="ce4" table:formula="of:=[$Redistribution_high.P14]" office:value-type="float" office:value="0.0276905468081139" calcext:value-type="float">
            <text:p>0.027690546808114</text:p>
          </table:table-cell>
          <table:table-cell table:style-name="ce4" table:formula="of:=[$Redistribution_high.Q14]" office:value-type="float" office:value="0.0419653768478667" calcext:value-type="float">
            <text:p>0.041965376847867</text:p>
          </table:table-cell>
          <table:table-cell/>
          <table:table-cell table:style-name="ce4" table:formula="of:=[$Redistribution_central.N14]" office:value-type="float" office:value="0.0381474828551382" calcext:value-type="float">
            <text:p>0.038147482855138</text:p>
          </table:table-cell>
          <table:table-cell table:style-name="ce4" table:formula="of:=[$Redistribution_central.O14]" office:value-type="float" office:value="0.0282157662900745" calcext:value-type="float">
            <text:p>0.028215766290075</text:p>
          </table:table-cell>
          <table:table-cell table:style-name="ce4" table:formula="of:=[$Redistribution_central.P14]" office:value-type="float" office:value="0.0277041090930663" calcext:value-type="float">
            <text:p>0.027704109093066</text:p>
          </table:table-cell>
          <table:table-cell table:style-name="ce4" table:formula="of:=[$Redistribution_central.Q14]" office:value-type="float" office:value="0.0419653775265288" calcext:value-type="float">
            <text:p>0.041965377526529</text:p>
          </table:table-cell>
          <table:table-cell/>
          <table:table-cell table:style-name="ce4" table:formula="of:=[$redistribution_low.N14]" office:value-type="float" office:value="0.038147747504376" calcext:value-type="float">
            <text:p>0.038147747504376</text:p>
          </table:table-cell>
          <table:table-cell table:style-name="ce4" table:formula="of:=[$redistribution_low.O14]" office:value-type="float" office:value="0.0282157662900745" calcext:value-type="float">
            <text:p>0.028215766290075</text:p>
          </table:table-cell>
          <table:table-cell table:style-name="ce4" table:formula="of:=[$redistribution_low.P14]" office:value-type="float" office:value="0.0277041691846038" calcext:value-type="float">
            <text:p>0.027704169184604</text:p>
          </table:table-cell>
          <table:table-cell table:style-name="ce4" table:formula="of:=[$redistribution_low.Q14]" office:value-type="float" office:value="0.0419653775265288" calcext:value-type="float">
            <text:p>0.041965377526529</text:p>
          </table:table-cell>
          <table:table-cell table:number-columns-repeated="49"/>
        </table:table-row>
        <table:table-row table:style-name="ro1">
          <table:table-cell table:style-name="ce4" table:formula="of:=[.A17]+1" office:value-type="float" office:value="62" calcext:value-type="float">
            <text:p>62</text:p>
          </table:table-cell>
          <table:table-cell table:style-name="ce4" table:formula="of:=[$Redistribution_high.N15]" office:value-type="float" office:value="0.0383166943123725" calcext:value-type="float">
            <text:p>0.038316694312373</text:p>
          </table:table-cell>
          <table:table-cell table:style-name="ce4" table:formula="of:=[$Redistribution_high.O15]" office:value-type="float" office:value="0.0298308361618695" calcext:value-type="float">
            <text:p>0.02983083616187</text:p>
          </table:table-cell>
          <table:table-cell table:style-name="ce4" table:formula="of:=[$Redistribution_high.P15]" office:value-type="float" office:value="0.0284146095106579" calcext:value-type="float">
            <text:p>0.028414609510658</text:p>
          </table:table-cell>
          <table:table-cell table:style-name="ce4" table:formula="of:=[$Redistribution_high.Q15]" office:value-type="float" office:value="0.0429762089731422" calcext:value-type="float">
            <text:p>0.042976208973142</text:p>
          </table:table-cell>
          <table:table-cell/>
          <table:table-cell table:style-name="ce4" table:formula="of:=[$Redistribution_central.N15]" office:value-type="float" office:value="0.0383638781159577" calcext:value-type="float">
            <text:p>0.038363878115958</text:p>
          </table:table-cell>
          <table:table-cell table:style-name="ce4" table:formula="of:=[$Redistribution_central.O15]" office:value-type="float" office:value="0.0298307107458833" calcext:value-type="float">
            <text:p>0.029830710745883</text:p>
          </table:table-cell>
          <table:table-cell table:style-name="ce4" table:formula="of:=[$Redistribution_central.P15]" office:value-type="float" office:value="0.0284346756444921" calcext:value-type="float">
            <text:p>0.028434675644492</text:p>
          </table:table-cell>
          <table:table-cell table:style-name="ce4" table:formula="of:=[$Redistribution_central.Q15]" office:value-type="float" office:value="0.0429760044969876" calcext:value-type="float">
            <text:p>0.042976004496988</text:p>
          </table:table-cell>
          <table:table-cell/>
          <table:table-cell table:style-name="ce4" table:formula="of:=[$redistribution_low.N15]" office:value-type="float" office:value="0.0383641927308018" calcext:value-type="float">
            <text:p>0.038364192730802</text:p>
          </table:table-cell>
          <table:table-cell table:style-name="ce4" table:formula="of:=[$redistribution_low.O15]" office:value-type="float" office:value="0.0298307107458833" calcext:value-type="float">
            <text:p>0.029830710745883</text:p>
          </table:table-cell>
          <table:table-cell table:style-name="ce4" table:formula="of:=[$redistribution_low.P15]" office:value-type="float" office:value="0.028434797907376" calcext:value-type="float">
            <text:p>0.028434797907376</text:p>
          </table:table-cell>
          <table:table-cell table:style-name="ce4" table:formula="of:=[$redistribution_low.Q15]" office:value-type="float" office:value="0.0429760044969876" calcext:value-type="float">
            <text:p>0.042976004496988</text:p>
          </table:table-cell>
          <table:table-cell table:number-columns-repeated="49"/>
        </table:table-row>
        <table:table-row table:style-name="ro1">
          <table:table-cell table:style-name="ce4" table:formula="of:=[.A18]+1" office:value-type="float" office:value="63" calcext:value-type="float">
            <text:p>63</text:p>
          </table:table-cell>
          <table:table-cell table:style-name="ce4" table:formula="of:=[$Redistribution_high.N16]" office:value-type="float" office:value="0.0410570411174346" calcext:value-type="float">
            <text:p>0.041057041117435</text:p>
          </table:table-cell>
          <table:table-cell table:style-name="ce4" table:formula="of:=[$Redistribution_high.O16]" office:value-type="float" office:value="0.031551542496986" calcext:value-type="float">
            <text:p>0.031551542496986</text:p>
          </table:table-cell>
          <table:table-cell table:style-name="ce4" table:formula="of:=[$Redistribution_high.P16]" office:value-type="float" office:value="0.030166361186549" calcext:value-type="float">
            <text:p>0.030166361186549</text:p>
          </table:table-cell>
          <table:table-cell table:style-name="ce4" table:formula="of:=[$Redistribution_high.Q16]" office:value-type="float" office:value="0.0460010208356988" calcext:value-type="float">
            <text:p>0.046001020835699</text:p>
          </table:table-cell>
          <table:table-cell/>
          <table:table-cell table:style-name="ce4" table:formula="of:=[$Redistribution_central.N16]" office:value-type="float" office:value="0.0410944543458398" calcext:value-type="float">
            <text:p>0.04109445434584</text:p>
          </table:table-cell>
          <table:table-cell table:style-name="ce4" table:formula="of:=[$Redistribution_central.O16]" office:value-type="float" office:value="0.0315435575472891" calcext:value-type="float">
            <text:p>0.031543557547289</text:p>
          </table:table-cell>
          <table:table-cell table:style-name="ce4" table:formula="of:=[$Redistribution_central.P16]" office:value-type="float" office:value="0.0301781123957825" calcext:value-type="float">
            <text:p>0.030178112395783</text:p>
          </table:table-cell>
          <table:table-cell table:style-name="ce4" table:formula="of:=[$Redistribution_central.Q16]" office:value-type="float" office:value="0.045989986426345" calcext:value-type="float">
            <text:p>0.045989986426345</text:p>
          </table:table-cell>
          <table:table-cell/>
          <table:table-cell table:style-name="ce4" table:formula="of:=[$redistribution_low.N16]" office:value-type="float" office:value="0.0410947238600688" calcext:value-type="float">
            <text:p>0.041094723860069</text:p>
          </table:table-cell>
          <table:table-cell table:style-name="ce4" table:formula="of:=[$redistribution_low.O16]" office:value-type="float" office:value="0.0315435575472891" calcext:value-type="float">
            <text:p>0.031543557547289</text:p>
          </table:table-cell>
          <table:table-cell table:style-name="ce4" table:formula="of:=[$redistribution_low.P16]" office:value-type="float" office:value="0.0301781973744893" calcext:value-type="float">
            <text:p>0.030178197374489</text:p>
          </table:table-cell>
          <table:table-cell table:style-name="ce4" table:formula="of:=[$redistribution_low.Q16]" office:value-type="float" office:value="0.045989986426345" calcext:value-type="float">
            <text:p>0.045989986426345</text:p>
          </table:table-cell>
          <table:table-cell table:number-columns-repeated="49"/>
        </table:table-row>
        <table:table-row table:style-name="ro1">
          <table:table-cell table:style-name="ce4" table:formula="of:=[.A19]+1" office:value-type="float" office:value="64" calcext:value-type="float">
            <text:p>64</text:p>
          </table:table-cell>
          <table:table-cell table:style-name="ce4" table:formula="of:=[$Redistribution_high.N17]" office:value-type="float" office:value="0.0397786819629733" calcext:value-type="float">
            <text:p>0.039778681962973</text:p>
          </table:table-cell>
          <table:table-cell table:style-name="ce4" table:formula="of:=[$Redistribution_high.O17]" office:value-type="float" office:value="0.0306828717922496" calcext:value-type="float">
            <text:p>0.03068287179225</text:p>
          </table:table-cell>
          <table:table-cell table:style-name="ce4" table:formula="of:=[$Redistribution_high.P17]" office:value-type="float" office:value="0.0306179178211086" calcext:value-type="float">
            <text:p>0.030617917821109</text:p>
          </table:table-cell>
          <table:table-cell table:style-name="ce4" table:formula="of:=[$Redistribution_high.Q17]" office:value-type="float" office:value="0.042744680940246" calcext:value-type="float">
            <text:p>0.042744680940246</text:p>
          </table:table-cell>
          <table:table-cell/>
          <table:table-cell table:style-name="ce4" table:formula="of:=[$Redistribution_central.N17]" office:value-type="float" office:value="0.0398025878834241" calcext:value-type="float">
            <text:p>0.039802587883424</text:p>
          </table:table-cell>
          <table:table-cell table:style-name="ce4" table:formula="of:=[$Redistribution_central.O17]" office:value-type="float" office:value="0.0306794223062461" calcext:value-type="float">
            <text:p>0.030679422306246</text:p>
          </table:table-cell>
          <table:table-cell table:style-name="ce4" table:formula="of:=[$Redistribution_central.P17]" office:value-type="float" office:value="0.0306244994594518" calcext:value-type="float">
            <text:p>0.030624499459452</text:p>
          </table:table-cell>
          <table:table-cell table:style-name="ce4" table:formula="of:=[$Redistribution_central.Q17]" office:value-type="float" office:value="0.0427406233358516" calcext:value-type="float">
            <text:p>0.042740623335852</text:p>
          </table:table-cell>
          <table:table-cell/>
          <table:table-cell table:style-name="ce4" table:formula="of:=[$redistribution_low.N17]" office:value-type="float" office:value="0.0398028341668479" calcext:value-type="float">
            <text:p>0.039802834166848</text:p>
          </table:table-cell>
          <table:table-cell table:style-name="ce4" table:formula="of:=[$redistribution_low.O17]" office:value-type="float" office:value="0.0306794223062461" calcext:value-type="float">
            <text:p>0.030679422306246</text:p>
          </table:table-cell>
          <table:table-cell table:style-name="ce4" table:formula="of:=[$redistribution_low.P17]" office:value-type="float" office:value="0.0306246162898209" calcext:value-type="float">
            <text:p>0.030624616289821</text:p>
          </table:table-cell>
          <table:table-cell table:style-name="ce4" table:formula="of:=[$redistribution_low.Q17]" office:value-type="float" office:value="0.0427406233358516" calcext:value-type="float">
            <text:p>0.042740623335852</text:p>
          </table:table-cell>
          <table:table-cell table:number-columns-repeated="49"/>
        </table:table-row>
        <table:table-row table:style-name="ro1">
          <table:table-cell table:style-name="ce4" table:formula="of:=[.A20]+1" office:value-type="float" office:value="65" calcext:value-type="float">
            <text:p>65</text:p>
          </table:table-cell>
          <table:table-cell table:style-name="ce4" table:formula="of:=[$Redistribution_high.N18]" office:value-type="float" office:value="0.0380239352926554" calcext:value-type="float">
            <text:p>0.038023935292655</text:p>
          </table:table-cell>
          <table:table-cell table:style-name="ce4" table:formula="of:=[$Redistribution_high.O18]" office:value-type="float" office:value="0.0272266097723741" calcext:value-type="float">
            <text:p>0.027226609772374</text:p>
          </table:table-cell>
          <table:table-cell table:style-name="ce4" table:formula="of:=[$Redistribution_high.P18]" office:value-type="float" office:value="0.0279300864490007" calcext:value-type="float">
            <text:p>0.027930086449001</text:p>
          </table:table-cell>
          <table:table-cell table:style-name="ce4" table:formula="of:=[$Redistribution_high.Q18]" office:value-type="float" office:value="0.0405603698032077" calcext:value-type="float">
            <text:p>0.040560369803208</text:p>
          </table:table-cell>
          <table:table-cell/>
          <table:table-cell table:style-name="ce4" table:formula="of:=[$Redistribution_central.N18]" office:value-type="float" office:value="0.0380041730723767" calcext:value-type="float">
            <text:p>0.038004173072377</text:p>
          </table:table-cell>
          <table:table-cell table:style-name="ce4" table:formula="of:=[$Redistribution_central.O18]" office:value-type="float" office:value="0.0271770711269189" calcext:value-type="float">
            <text:p>0.027177071126919</text:p>
          </table:table-cell>
          <table:table-cell table:style-name="ce4" table:formula="of:=[$Redistribution_central.P18]" office:value-type="float" office:value="0.0279091345279562" calcext:value-type="float">
            <text:p>0.027909134527956</text:p>
          </table:table-cell>
          <table:table-cell table:style-name="ce4" table:formula="of:=[$Redistribution_central.Q18]" office:value-type="float" office:value="0.0404946618389897" calcext:value-type="float">
            <text:p>0.04049466183899</text:p>
          </table:table-cell>
          <table:table-cell/>
          <table:table-cell table:style-name="ce4" table:formula="of:=[$redistribution_low.N18]" office:value-type="float" office:value="0.038004374031763" calcext:value-type="float">
            <text:p>0.038004374031763</text:p>
          </table:table-cell>
          <table:table-cell table:style-name="ce4" table:formula="of:=[$redistribution_low.O18]" office:value-type="float" office:value="0.0271770711269189" calcext:value-type="float">
            <text:p>0.027177071126919</text:p>
          </table:table-cell>
          <table:table-cell table:style-name="ce4" table:formula="of:=[$redistribution_low.P18]" office:value-type="float" office:value="0.0279091926750917" calcext:value-type="float">
            <text:p>0.027909192675092</text:p>
          </table:table-cell>
          <table:table-cell table:style-name="ce4" table:formula="of:=[$redistribution_low.Q18]" office:value-type="float" office:value="0.0404946618389897" calcext:value-type="float">
            <text:p>0.04049466183899</text:p>
          </table:table-cell>
          <table:table-cell table:number-columns-repeated="49"/>
        </table:table-row>
        <table:table-row table:style-name="ro1">
          <table:table-cell table:style-name="ce4" table:formula="of:=[.A21]+1" office:value-type="float" office:value="66" calcext:value-type="float">
            <text:p>66</text:p>
          </table:table-cell>
          <table:table-cell table:style-name="ce4" table:formula="of:=[$Redistribution_high.N19]" office:value-type="float" office:value="0.0407523369890086" calcext:value-type="float">
            <text:p>0.040752336989009</text:p>
          </table:table-cell>
          <table:table-cell table:style-name="ce4" table:formula="of:=[$Redistribution_high.O19]" office:value-type="float" office:value="0.0297777957395254" calcext:value-type="float">
            <text:p>0.029777795739526</text:p>
          </table:table-cell>
          <table:table-cell table:style-name="ce4" table:formula="of:=[$Redistribution_high.P19]" office:value-type="float" office:value="0.0290182517505105" calcext:value-type="float">
            <text:p>0.029018251750511</text:p>
          </table:table-cell>
          <table:table-cell table:style-name="ce4" table:formula="of:=[$Redistribution_high.Q19]" office:value-type="float" office:value="0.0452772641287016" calcext:value-type="float">
            <text:p>0.045277264128702</text:p>
          </table:table-cell>
          <table:table-cell/>
          <table:table-cell table:style-name="ce4" table:formula="of:=[$Redistribution_central.N19]" office:value-type="float" office:value="0.0397566494054706" calcext:value-type="float">
            <text:p>0.039756649405471</text:p>
          </table:table-cell>
          <table:table-cell table:style-name="ce4" table:formula="of:=[$Redistribution_central.O19]" office:value-type="float" office:value="0.0289156075912586" calcext:value-type="float">
            <text:p>0.028915607591259</text:p>
          </table:table-cell>
          <table:table-cell table:style-name="ce4" table:formula="of:=[$Redistribution_central.P19]" office:value-type="float" office:value="0.0284748120138397" calcext:value-type="float">
            <text:p>0.02847481201384</text:p>
          </table:table-cell>
          <table:table-cell table:style-name="ce4" table:formula="of:=[$Redistribution_central.Q19]" office:value-type="float" office:value="0.0438086381114551" calcext:value-type="float">
            <text:p>0.043808638111455</text:p>
          </table:table-cell>
          <table:table-cell/>
          <table:table-cell table:style-name="ce4" table:formula="of:=[$redistribution_low.N19]" office:value-type="float" office:value="0.0397569306670267" calcext:value-type="float">
            <text:p>0.039756930667027</text:p>
          </table:table-cell>
          <table:table-cell table:style-name="ce4" table:formula="of:=[$redistribution_low.O19]" office:value-type="float" office:value="0.0289156075912586" calcext:value-type="float">
            <text:p>0.028915607591259</text:p>
          </table:table-cell>
          <table:table-cell table:style-name="ce4" table:formula="of:=[$redistribution_low.P19]" office:value-type="float" office:value="0.028474933985838" calcext:value-type="float">
            <text:p>0.028474933985838</text:p>
          </table:table-cell>
          <table:table-cell table:style-name="ce4" table:formula="of:=[$redistribution_low.Q19]" office:value-type="float" office:value="0.0438086381114551" calcext:value-type="float">
            <text:p>0.043808638111455</text:p>
          </table:table-cell>
          <table:table-cell table:number-columns-repeated="49"/>
        </table:table-row>
        <table:table-row table:style-name="ro1">
          <table:table-cell table:style-name="ce4" table:formula="of:=[.A22]+1" office:value-type="float" office:value="67" calcext:value-type="float">
            <text:p>67</text:p>
          </table:table-cell>
          <table:table-cell table:style-name="ce4" table:formula="of:=[$Redistribution_high.N20]" office:value-type="float" office:value="0.0426115673687755" calcext:value-type="float">
            <text:p>0.042611567368776</text:p>
          </table:table-cell>
          <table:table-cell table:style-name="ce4" table:formula="of:=[$Redistribution_high.O20]" office:value-type="float" office:value="0.0336649537270701" calcext:value-type="float">
            <text:p>0.03366495372707</text:p>
          </table:table-cell>
          <table:table-cell table:style-name="ce4" table:formula="of:=[$Redistribution_high.P20]" office:value-type="float" office:value="0.0312353879996569" calcext:value-type="float">
            <text:p>0.031235387999657</text:p>
          </table:table-cell>
          <table:table-cell table:style-name="ce4" table:formula="of:=[$Redistribution_high.Q20]" office:value-type="float" office:value="0.0487396666143798" calcext:value-type="float">
            <text:p>0.04873966661438</text:p>
          </table:table-cell>
          <table:table-cell/>
          <table:table-cell table:style-name="ce4" table:formula="of:=[$Redistribution_central.N20]" office:value-type="float" office:value="0.0426401281538463" calcext:value-type="float">
            <text:p>0.042640128153846</text:p>
          </table:table-cell>
          <table:table-cell table:style-name="ce4" table:formula="of:=[$Redistribution_central.O20]" office:value-type="float" office:value="0.0336834249456402" calcext:value-type="float">
            <text:p>0.03368342494564</text:p>
          </table:table-cell>
          <table:table-cell table:style-name="ce4" table:formula="of:=[$Redistribution_central.P20]" office:value-type="float" office:value="0.03132644275242" calcext:value-type="float">
            <text:p>0.03132644275242</text:p>
          </table:table-cell>
          <table:table-cell table:style-name="ce4" table:formula="of:=[$Redistribution_central.Q20]" office:value-type="float" office:value="0.0486541818198203" calcext:value-type="float">
            <text:p>0.04865418181982</text:p>
          </table:table-cell>
          <table:table-cell/>
          <table:table-cell table:style-name="ce4" table:formula="of:=[$redistribution_low.N20]" office:value-type="float" office:value="0.0426438756529267" calcext:value-type="float">
            <text:p>0.042643875652927</text:p>
          </table:table-cell>
          <table:table-cell table:style-name="ce4" table:formula="of:=[$redistribution_low.O20]" office:value-type="float" office:value="0.0336834249456402" calcext:value-type="float">
            <text:p>0.03368342494564</text:p>
          </table:table-cell>
          <table:table-cell table:style-name="ce4" table:formula="of:=[$redistribution_low.P20]" office:value-type="float" office:value="0.0313290314560429" calcext:value-type="float">
            <text:p>0.031329031456043</text:p>
          </table:table-cell>
          <table:table-cell table:style-name="ce4" table:formula="of:=[$redistribution_low.Q20]" office:value-type="float" office:value="0.0486541818198203" calcext:value-type="float">
            <text:p>0.04865418181982</text:p>
          </table:table-cell>
          <table:table-cell table:number-columns-repeated="49"/>
        </table:table-row>
        <table:table-row table:style-name="ro1">
          <table:table-cell table:style-name="ce4" table:formula="of:=[.A23]+1" office:value-type="float" office:value="68" calcext:value-type="float">
            <text:p>68</text:p>
          </table:table-cell>
          <table:table-cell table:style-name="ce4" table:formula="of:=[$Redistribution_high.N21]" office:value-type="float" office:value="0.0400583918319903" calcext:value-type="float">
            <text:p>0.04005839183199</text:p>
          </table:table-cell>
          <table:table-cell table:style-name="ce4" table:formula="of:=[$Redistribution_high.O21]" office:value-type="float" office:value="0.0311612799626848" calcext:value-type="float">
            <text:p>0.031161279962685</text:p>
          </table:table-cell>
          <table:table-cell table:style-name="ce4" table:formula="of:=[$Redistribution_high.P21]" office:value-type="float" office:value="0.0300735451526603" calcext:value-type="float">
            <text:p>0.03007354515266</text:p>
          </table:table-cell>
          <table:table-cell table:style-name="ce4" table:formula="of:=[$Redistribution_high.Q21]" office:value-type="float" office:value="0.0445266980754885" calcext:value-type="float">
            <text:p>0.044526698075489</text:p>
          </table:table-cell>
          <table:table-cell/>
          <table:table-cell table:style-name="ce4" table:formula="of:=[$Redistribution_central.N21]" office:value-type="float" office:value="0.0412174292172559" calcext:value-type="float">
            <text:p>0.041217429217256</text:p>
          </table:table-cell>
          <table:table-cell table:style-name="ce4" table:formula="of:=[$Redistribution_central.O21]" office:value-type="float" office:value="0.0310242896455461" calcext:value-type="float">
            <text:p>0.031024289645546</text:p>
          </table:table-cell>
          <table:table-cell table:style-name="ce4" table:formula="of:=[$Redistribution_central.P21]" office:value-type="float" office:value="0.0303443593766581" calcext:value-type="float">
            <text:p>0.030344359376658</text:p>
          </table:table-cell>
          <table:table-cell table:style-name="ce4" table:formula="of:=[$Redistribution_central.Q21]" office:value-type="float" office:value="0.0455749712602578" calcext:value-type="float">
            <text:p>0.045574971260258</text:p>
          </table:table-cell>
          <table:table-cell/>
          <table:table-cell table:style-name="ce4" table:formula="of:=[$redistribution_low.N21]" office:value-type="float" office:value="0.0412259456548569" calcext:value-type="float">
            <text:p>0.041225945654857</text:p>
          </table:table-cell>
          <table:table-cell table:style-name="ce4" table:formula="of:=[$redistribution_low.O21]" office:value-type="float" office:value="0.0310192760371765" calcext:value-type="float">
            <text:p>0.031019276037177</text:p>
          </table:table-cell>
          <table:table-cell table:style-name="ce4" table:formula="of:=[$redistribution_low.P21]" office:value-type="float" office:value="0.0303505393092644" calcext:value-type="float">
            <text:p>0.030350539309265</text:p>
          </table:table-cell>
          <table:table-cell table:style-name="ce4" table:formula="of:=[$redistribution_low.Q21]" office:value-type="float" office:value="0.0455680269971939" calcext:value-type="float">
            <text:p>0.045568026997194</text:p>
          </table:table-cell>
          <table:table-cell table:number-columns-repeated="49"/>
        </table:table-row>
        <table:table-row table:style-name="ro1">
          <table:table-cell table:style-name="ce4" table:formula="of:=[.A24]+1" office:value-type="float" office:value="69" calcext:value-type="float">
            <text:p>69</text:p>
          </table:table-cell>
          <table:table-cell table:style-name="ce4" table:formula="of:=[$Redistribution_high.N22]" office:value-type="float" office:value="0.0422988371245145" calcext:value-type="float">
            <text:p>0.042298837124515</text:p>
          </table:table-cell>
          <table:table-cell table:style-name="ce4" table:formula="of:=[$Redistribution_high.O22]" office:value-type="float" office:value="0.0319662253066675" calcext:value-type="float">
            <text:p>0.031966225306668</text:p>
          </table:table-cell>
          <table:table-cell table:style-name="ce4" table:formula="of:=[$Redistribution_high.P22]" office:value-type="float" office:value="0.0310411258401041" calcext:value-type="float">
            <text:p>0.031041125840104</text:p>
          </table:table-cell>
          <table:table-cell table:style-name="ce4" table:formula="of:=[$Redistribution_high.Q22]" office:value-type="float" office:value="0.0470343579691438" calcext:value-type="float">
            <text:p>0.047034357969144</text:p>
          </table:table-cell>
          <table:table-cell/>
          <table:table-cell table:style-name="ce4" table:formula="of:=[$Redistribution_central.N22]" office:value-type="float" office:value="0.0429902780894679" calcext:value-type="float">
            <text:p>0.042990278089468</text:p>
          </table:table-cell>
          <table:table-cell table:style-name="ce4" table:formula="of:=[$Redistribution_central.O22]" office:value-type="float" office:value="0.0329095558343998" calcext:value-type="float">
            <text:p>0.0329095558344</text:p>
          </table:table-cell>
          <table:table-cell table:style-name="ce4" table:formula="of:=[$Redistribution_central.P22]" office:value-type="float" office:value="0.0315142007140405" calcext:value-type="float">
            <text:p>0.031514200714041</text:p>
          </table:table-cell>
          <table:table-cell table:style-name="ce4" table:formula="of:=[$Redistribution_central.Q22]" office:value-type="float" office:value="0.0482200190013547" calcext:value-type="float">
            <text:p>0.048220019001355</text:p>
          </table:table-cell>
          <table:table-cell/>
          <table:table-cell table:style-name="ce4" table:formula="of:=[$redistribution_low.N22]" office:value-type="float" office:value="0.0430343147081725" calcext:value-type="float">
            <text:p>0.043034314708173</text:p>
          </table:table-cell>
          <table:table-cell table:style-name="ce4" table:formula="of:=[$redistribution_low.O22]" office:value-type="float" office:value="0.0329335151519649" calcext:value-type="float">
            <text:p>0.032933515151965</text:p>
          </table:table-cell>
          <table:table-cell table:style-name="ce4" table:formula="of:=[$redistribution_low.P22]" office:value-type="float" office:value="0.031539858020586" calcext:value-type="float">
            <text:p>0.031539858020586</text:p>
          </table:table-cell>
          <table:table-cell table:style-name="ce4" table:formula="of:=[$redistribution_low.Q22]" office:value-type="float" office:value="0.048269815391612" calcext:value-type="float">
            <text:p>0.048269815391612</text:p>
          </table:table-cell>
          <table:table-cell table:number-columns-repeated="49"/>
        </table:table-row>
        <table:table-row table:style-name="ro1">
          <table:table-cell table:style-name="ce4" table:formula="of:=[.A25]+1" office:value-type="float" office:value="70" calcext:value-type="float">
            <text:p>70</text:p>
          </table:table-cell>
          <table:table-cell table:style-name="ce4" table:formula="of:=[$Redistribution_high.N23]" office:value-type="float" office:value="0.0387892437106313" calcext:value-type="float">
            <text:p>0.038789243710631</text:p>
          </table:table-cell>
          <table:table-cell table:style-name="ce4" table:formula="of:=[$Redistribution_high.O23]" office:value-type="float" office:value="0.0288169547072853" calcext:value-type="float">
            <text:p>0.028816954707285</text:p>
          </table:table-cell>
          <table:table-cell table:style-name="ce4" table:formula="of:=[$Redistribution_high.P23]" office:value-type="float" office:value="0.0272206264880925" calcext:value-type="float">
            <text:p>0.027220626488093</text:p>
          </table:table-cell>
          <table:table-cell table:style-name="ce4" table:formula="of:=[$Redistribution_high.Q23]" office:value-type="float" office:value="0.0448789403091829" calcext:value-type="float">
            <text:p>0.044878940309183</text:p>
          </table:table-cell>
          <table:table-cell/>
          <table:table-cell table:style-name="ce4" table:formula="of:=[$Redistribution_central.N23]" office:value-type="float" office:value="0.0404836821567131" calcext:value-type="float">
            <text:p>0.040483682156713</text:p>
          </table:table-cell>
          <table:table-cell table:style-name="ce4" table:formula="of:=[$Redistribution_central.O23]" office:value-type="float" office:value="0.0302276764322046" calcext:value-type="float">
            <text:p>0.030227676432205</text:p>
          </table:table-cell>
          <table:table-cell table:style-name="ce4" table:formula="of:=[$Redistribution_central.P23]" office:value-type="float" office:value="0.0290168287919415" calcext:value-type="float">
            <text:p>0.029016828791942</text:p>
          </table:table-cell>
          <table:table-cell table:style-name="ce4" table:formula="of:=[$Redistribution_central.Q23]" office:value-type="float" office:value="0.0462462648093603" calcext:value-type="float">
            <text:p>0.04624626480936</text:p>
          </table:table-cell>
          <table:table-cell/>
          <table:table-cell table:style-name="ce4" table:formula="of:=[$redistribution_low.N23]" office:value-type="float" office:value="0.0407306469482979" calcext:value-type="float">
            <text:p>0.040730646948298</text:p>
          </table:table-cell>
          <table:table-cell table:style-name="ce4" table:formula="of:=[$redistribution_low.O23]" office:value-type="float" office:value="0.0305099368311082" calcext:value-type="float">
            <text:p>0.030509936831108</text:p>
          </table:table-cell>
          <table:table-cell table:style-name="ce4" table:formula="of:=[$redistribution_low.P23]" office:value-type="float" office:value="0.0292167638695403" calcext:value-type="float">
            <text:p>0.02921676386954</text:p>
          </table:table-cell>
          <table:table-cell table:style-name="ce4" table:formula="of:=[$redistribution_low.Q23]" office:value-type="float" office:value="0.0466138831711772" calcext:value-type="float">
            <text:p>0.046613883171177</text:p>
          </table:table-cell>
          <table:table-cell table:number-columns-repeated="49"/>
        </table:table-row>
        <table:table-row table:style-name="ro1">
          <table:table-cell table:style-name="ce4" table:formula="of:=[.A26]+1" office:value-type="float" office:value="71" calcext:value-type="float">
            <text:p>71</text:p>
          </table:table-cell>
          <table:table-cell table:style-name="ce4" table:formula="of:=[$Redistribution_high.N24]" office:value-type="float" office:value="0.0371647336847904" calcext:value-type="float">
            <text:p>0.03716473368479</text:p>
          </table:table-cell>
          <table:table-cell table:style-name="ce4" table:formula="of:=[$Redistribution_high.O24]" office:value-type="float" office:value="0.0300716917482933" calcext:value-type="float">
            <text:p>0.030071691748293</text:p>
          </table:table-cell>
          <table:table-cell table:style-name="ce4" table:formula="of:=[$Redistribution_high.P24]" office:value-type="float" office:value="0.02626821163027" calcext:value-type="float">
            <text:p>0.02626821163027</text:p>
          </table:table-cell>
          <table:table-cell table:style-name="ce4" table:formula="of:=[$Redistribution_high.Q24]" office:value-type="float" office:value="0.0454188570691277" calcext:value-type="float">
            <text:p>0.045418857069128</text:p>
          </table:table-cell>
          <table:table-cell/>
          <table:table-cell table:style-name="ce4" table:formula="of:=[$Redistribution_central.N24]" office:value-type="float" office:value="0.038828951006672" calcext:value-type="float">
            <text:p>0.038828951006672</text:p>
          </table:table-cell>
          <table:table-cell table:style-name="ce4" table:formula="of:=[$Redistribution_central.O24]" office:value-type="float" office:value="0.028552445785888" calcext:value-type="float">
            <text:p>0.028552445785888</text:p>
          </table:table-cell>
          <table:table-cell table:style-name="ce4" table:formula="of:=[$Redistribution_central.P24]" office:value-type="float" office:value="0.0270455119444359" calcext:value-type="float">
            <text:p>0.027045511944436</text:p>
          </table:table-cell>
          <table:table-cell table:style-name="ce4" table:formula="of:=[$Redistribution_central.Q24]" office:value-type="float" office:value="0.0456596973369003" calcext:value-type="float">
            <text:p>0.0456596973369</text:p>
          </table:table-cell>
          <table:table-cell/>
          <table:table-cell table:style-name="ce4" table:formula="of:=[$redistribution_low.N24]" office:value-type="float" office:value="0.0383312724739412" calcext:value-type="float">
            <text:p>0.038331272473941</text:p>
          </table:table-cell>
          <table:table-cell table:style-name="ce4" table:formula="of:=[$redistribution_low.O24]" office:value-type="float" office:value="0.0283280801910285" calcext:value-type="float">
            <text:p>0.028328080191029</text:p>
          </table:table-cell>
          <table:table-cell table:style-name="ce4" table:formula="of:=[$redistribution_low.P24]" office:value-type="float" office:value="0.0268882027476368" calcext:value-type="float">
            <text:p>0.026888202747637</text:p>
          </table:table-cell>
          <table:table-cell table:style-name="ce4" table:formula="of:=[$redistribution_low.Q24]" office:value-type="float" office:value="0.045009558071229" calcext:value-type="float">
            <text:p>0.045009558071229</text:p>
          </table:table-cell>
          <table:table-cell table:number-columns-repeated="49"/>
        </table:table-row>
        <table:table-row table:style-name="ro1">
          <table:table-cell table:style-name="ce4" table:formula="of:=[.A27]+1" office:value-type="float" office:value="72" calcext:value-type="float">
            <text:p>72</text:p>
          </table:table-cell>
          <table:table-cell table:style-name="ce4" table:formula="of:=[$Redistribution_high.N25]" office:value-type="float" office:value="0.0358196112073523" calcext:value-type="float">
            <text:p>0.035819611207352</text:p>
          </table:table-cell>
          <table:table-cell table:style-name="ce4" table:formula="of:=[$Redistribution_high.O25]" office:value-type="float" office:value="0.0287191713966829" calcext:value-type="float">
            <text:p>0.028719171396683</text:p>
          </table:table-cell>
          <table:table-cell table:style-name="ce4" table:formula="of:=[$Redistribution_high.P25]" office:value-type="float" office:value="0.0255620053446122" calcext:value-type="float">
            <text:p>0.025562005344612</text:p>
          </table:table-cell>
          <table:table-cell table:style-name="ce4" table:formula="of:=[$Redistribution_high.Q25]" office:value-type="float" office:value="0.0431654786873343" calcext:value-type="float">
            <text:p>0.043165478687334</text:p>
          </table:table-cell>
          <table:table-cell/>
          <table:table-cell table:style-name="ce4" table:formula="of:=[$Redistribution_central.N25]" office:value-type="float" office:value="0.037889090594369" calcext:value-type="float">
            <text:p>0.037889090594369</text:p>
          </table:table-cell>
          <table:table-cell table:style-name="ce4" table:formula="of:=[$Redistribution_central.O25]" office:value-type="float" office:value="0.0295146806637399" calcext:value-type="float">
            <text:p>0.02951468066374</text:p>
          </table:table-cell>
          <table:table-cell table:style-name="ce4" table:formula="of:=[$Redistribution_central.P25]" office:value-type="float" office:value="0.0281152696033638" calcext:value-type="float">
            <text:p>0.028115269603364</text:p>
          </table:table-cell>
          <table:table-cell table:style-name="ce4" table:formula="of:=[$Redistribution_central.Q25]" office:value-type="float" office:value="0.043690430638485" calcext:value-type="float">
            <text:p>0.043690430638485</text:p>
          </table:table-cell>
          <table:table-cell/>
          <table:table-cell table:style-name="ce4" table:formula="of:=[$redistribution_low.N25]" office:value-type="float" office:value="0.0380708323027713" calcext:value-type="float">
            <text:p>0.038070832302771</text:p>
          </table:table-cell>
          <table:table-cell table:style-name="ce4" table:formula="of:=[$redistribution_low.O25]" office:value-type="float" office:value="0.0301547442636809" calcext:value-type="float">
            <text:p>0.030154744263681</text:p>
          </table:table-cell>
          <table:table-cell table:style-name="ce4" table:formula="of:=[$redistribution_low.P25]" office:value-type="float" office:value="0.0280362119402905" calcext:value-type="float">
            <text:p>0.028036211940291</text:p>
          </table:table-cell>
          <table:table-cell table:style-name="ce4" table:formula="of:=[$redistribution_low.Q25]" office:value-type="float" office:value="0.0447304591477008" calcext:value-type="float">
            <text:p>0.044730459147701</text:p>
          </table:table-cell>
          <table:table-cell table:number-columns-repeated="49"/>
        </table:table-row>
        <table:table-row table:style-name="ro1">
          <table:table-cell table:style-name="ce4" table:formula="of:=[.A28]+1" office:value-type="float" office:value="73" calcext:value-type="float">
            <text:p>73</text:p>
          </table:table-cell>
          <table:table-cell table:style-name="ce4" table:formula="of:=[$Redistribution_high.N26]" office:value-type="float" office:value="0.0406323020152299" calcext:value-type="float">
            <text:p>0.04063230201523</text:p>
          </table:table-cell>
          <table:table-cell table:style-name="ce4" table:formula="of:=[$Redistribution_high.O26]" office:value-type="float" office:value="0.0296579101473584" calcext:value-type="float">
            <text:p>0.029657910147359</text:p>
          </table:table-cell>
          <table:table-cell table:style-name="ce4" table:formula="of:=[$Redistribution_high.P26]" office:value-type="float" office:value="0.026910594891907" calcext:value-type="float">
            <text:p>0.026910594891907</text:p>
          </table:table-cell>
          <table:table-cell table:style-name="ce4" table:formula="of:=[$Redistribution_high.Q26]" office:value-type="float" office:value="0.0485873587533287" calcext:value-type="float">
            <text:p>0.048587358753329</text:p>
          </table:table-cell>
          <table:table-cell/>
          <table:table-cell table:style-name="ce4" table:formula="of:=[$Redistribution_central.N26]" office:value-type="float" office:value="0.0412291796185701" calcext:value-type="float">
            <text:p>0.04122917961857</text:p>
          </table:table-cell>
          <table:table-cell table:style-name="ce4" table:formula="of:=[$Redistribution_central.O26]" office:value-type="float" office:value="0.031072241403054" calcext:value-type="float">
            <text:p>0.031072241403054</text:p>
          </table:table-cell>
          <table:table-cell table:style-name="ce4" table:formula="of:=[$Redistribution_central.P26]" office:value-type="float" office:value="0.0294301026983015" calcext:value-type="float">
            <text:p>0.029430102698302</text:p>
          </table:table-cell>
          <table:table-cell table:style-name="ce4" table:formula="of:=[$Redistribution_central.Q26]" office:value-type="float" office:value="0.0477527253642049" calcext:value-type="float">
            <text:p>0.047752725364205</text:p>
          </table:table-cell>
          <table:table-cell/>
          <table:table-cell table:style-name="ce4" table:formula="of:=[$redistribution_low.N26]" office:value-type="float" office:value="0.0411904550931635" calcext:value-type="float">
            <text:p>0.041190455093164</text:p>
          </table:table-cell>
          <table:table-cell table:style-name="ce4" table:formula="of:=[$redistribution_low.O26]" office:value-type="float" office:value="0.0312310300192599" calcext:value-type="float">
            <text:p>0.03123103001926</text:p>
          </table:table-cell>
          <table:table-cell table:style-name="ce4" table:formula="of:=[$redistribution_low.P26]" office:value-type="float" office:value="0.0295364618134023" calcext:value-type="float">
            <text:p>0.029536461813402</text:p>
          </table:table-cell>
          <table:table-cell table:style-name="ce4" table:formula="of:=[$redistribution_low.Q26]" office:value-type="float" office:value="0.047758669646332" calcext:value-type="float">
            <text:p>0.047758669646332</text:p>
          </table:table-cell>
          <table:table-cell table:number-columns-repeated="49"/>
        </table:table-row>
        <table:table-row table:style-name="ro1">
          <table:table-cell table:style-name="ce4" table:formula="of:=[.A29]+1" office:value-type="float" office:value="74" calcext:value-type="float">
            <text:p>74</text:p>
          </table:table-cell>
          <table:table-cell table:style-name="ce4" table:formula="of:=[$Redistribution_high.N27]" office:value-type="float" office:value="0.0389284404530537" calcext:value-type="float">
            <text:p>0.038928440453054</text:p>
          </table:table-cell>
          <table:table-cell table:style-name="ce4" table:formula="of:=[$Redistribution_high.O27]" office:value-type="float" office:value="0.032209389499625" calcext:value-type="float">
            <text:p>0.032209389499625</text:p>
          </table:table-cell>
          <table:table-cell table:style-name="ce4" table:formula="of:=[$Redistribution_high.P27]" office:value-type="float" office:value="0.0291967185477831" calcext:value-type="float">
            <text:p>0.029196718547783</text:p>
          </table:table-cell>
          <table:table-cell table:style-name="ce4" table:formula="of:=[$Redistribution_high.Q27]" office:value-type="float" office:value="0.0455085030428048" calcext:value-type="float">
            <text:p>0.045508503042805</text:p>
          </table:table-cell>
          <table:table-cell/>
          <table:table-cell table:style-name="ce4" table:formula="of:=[$Redistribution_central.N27]" office:value-type="float" office:value="0.0399859535532363" calcext:value-type="float">
            <text:p>0.039985953553236</text:p>
          </table:table-cell>
          <table:table-cell table:style-name="ce4" table:formula="of:=[$Redistribution_central.O27]" office:value-type="float" office:value="0.0310362809163294" calcext:value-type="float">
            <text:p>0.03103628091633</text:p>
          </table:table-cell>
          <table:table-cell table:style-name="ce4" table:formula="of:=[$Redistribution_central.P27]" office:value-type="float" office:value="0.0290139185548545" calcext:value-type="float">
            <text:p>0.029013918554855</text:p>
          </table:table-cell>
          <table:table-cell table:style-name="ce4" table:formula="of:=[$Redistribution_central.Q27]" office:value-type="float" office:value="0.0463625274951278" calcext:value-type="float">
            <text:p>0.046362527495128</text:p>
          </table:table-cell>
          <table:table-cell/>
          <table:table-cell table:style-name="ce4" table:formula="of:=[$redistribution_low.N27]" office:value-type="float" office:value="0.0398389450894853" calcext:value-type="float">
            <text:p>0.039838945089485</text:p>
          </table:table-cell>
          <table:table-cell table:style-name="ce4" table:formula="of:=[$redistribution_low.O27]" office:value-type="float" office:value="0.0312215708836995" calcext:value-type="float">
            <text:p>0.0312215708837</text:p>
          </table:table-cell>
          <table:table-cell table:style-name="ce4" table:formula="of:=[$redistribution_low.P27]" office:value-type="float" office:value="0.0287388250891854" calcext:value-type="float">
            <text:p>0.028738825089185</text:p>
          </table:table-cell>
          <table:table-cell table:style-name="ce4" table:formula="of:=[$redistribution_low.Q27]" office:value-type="float" office:value="0.0468030126642461" calcext:value-type="float">
            <text:p>0.046803012664246</text:p>
          </table:table-cell>
          <table:table-cell table:number-columns-repeated="49"/>
        </table:table-row>
        <table:table-row table:style-name="ro1">
          <table:table-cell table:style-name="ce4" table:formula="of:=[.A30]+1" office:value-type="float" office:value="75" calcext:value-type="float">
            <text:p>75</text:p>
          </table:table-cell>
          <table:table-cell table:style-name="ce4" table:formula="of:=[$Redistribution_high.N28]" office:value-type="float" office:value="0.0390214988325858" calcext:value-type="float">
            <text:p>0.039021498832586</text:p>
          </table:table-cell>
          <table:table-cell table:style-name="ce4" table:formula="of:=[$Redistribution_high.O28]" office:value-type="float" office:value="0.03133813406528" calcext:value-type="float">
            <text:p>0.03133813406528</text:p>
          </table:table-cell>
          <table:table-cell table:style-name="ce4" table:formula="of:=[$Redistribution_high.P28]" office:value-type="float" office:value="0.0284745115442856" calcext:value-type="float">
            <text:p>0.028474511544286</text:p>
          </table:table-cell>
          <table:table-cell table:style-name="ce4" table:formula="of:=[$Redistribution_high.Q28]" office:value-type="float" office:value="0.0458010838665598" calcext:value-type="float">
            <text:p>0.04580108386656</text:p>
          </table:table-cell>
          <table:table-cell/>
          <table:table-cell table:style-name="ce4" table:formula="of:=[$Redistribution_central.N28]" office:value-type="float" office:value="0.0398796545130714" calcext:value-type="float">
            <text:p>0.039879654513071</text:p>
          </table:table-cell>
          <table:table-cell table:style-name="ce4" table:formula="of:=[$Redistribution_central.O28]" office:value-type="float" office:value="0.0321485708399627" calcext:value-type="float">
            <text:p>0.032148570839963</text:p>
          </table:table-cell>
          <table:table-cell table:style-name="ce4" table:formula="of:=[$Redistribution_central.P28]" office:value-type="float" office:value="0.0292585912445891" calcext:value-type="float">
            <text:p>0.029258591244589</text:p>
          </table:table-cell>
          <table:table-cell table:style-name="ce4" table:formula="of:=[$Redistribution_central.Q28]" office:value-type="float" office:value="0.0469687001047993" calcext:value-type="float">
            <text:p>0.046968700104799</text:p>
          </table:table-cell>
          <table:table-cell/>
          <table:table-cell table:style-name="ce4" table:formula="of:=[$redistribution_low.N28]" office:value-type="float" office:value="0.0397698565618028" calcext:value-type="float">
            <text:p>0.039769856561803</text:p>
          </table:table-cell>
          <table:table-cell table:style-name="ce4" table:formula="of:=[$redistribution_low.O28]" office:value-type="float" office:value="0.0323230662136398" calcext:value-type="float">
            <text:p>0.03232306621364</text:p>
          </table:table-cell>
          <table:table-cell table:style-name="ce4" table:formula="of:=[$redistribution_low.P28]" office:value-type="float" office:value="0.028950586185855" calcext:value-type="float">
            <text:p>0.028950586185855</text:p>
          </table:table-cell>
          <table:table-cell table:style-name="ce4" table:formula="of:=[$redistribution_low.Q28]" office:value-type="float" office:value="0.0475347066934311" calcext:value-type="float">
            <text:p>0.047534706693431</text:p>
          </table:table-cell>
          <table:table-cell table:number-columns-repeated="49"/>
        </table:table-row>
        <table:table-row table:style-name="ro1">
          <table:table-cell table:style-name="ce4" table:formula="of:=[.A31]+1" office:value-type="float" office:value="76" calcext:value-type="float">
            <text:p>76</text:p>
          </table:table-cell>
          <table:table-cell table:style-name="ce4" table:formula="of:=[$Redistribution_high.N29]" office:value-type="float" office:value="0.0383448099975094" calcext:value-type="float">
            <text:p>0.038344809997509</text:p>
          </table:table-cell>
          <table:table-cell table:style-name="ce4" table:formula="of:=[$Redistribution_high.O29]" office:value-type="float" office:value="0.0313945245192898" calcext:value-type="float">
            <text:p>0.03139452451929</text:p>
          </table:table-cell>
          <table:table-cell table:style-name="ce4" table:formula="of:=[$Redistribution_high.P29]" office:value-type="float" office:value="0.0291420080380401" calcext:value-type="float">
            <text:p>0.02914200803804</text:p>
          </table:table-cell>
          <table:table-cell table:style-name="ce4" table:formula="of:=[$Redistribution_high.Q29]" office:value-type="float" office:value="0.0440451811979112" calcext:value-type="float">
            <text:p>0.044045181197911</text:p>
          </table:table-cell>
          <table:table-cell/>
          <table:table-cell table:style-name="ce4" table:formula="of:=[$Redistribution_central.N29]" office:value-type="float" office:value="0.0392971223525366" calcext:value-type="float">
            <text:p>0.039297122352537</text:p>
          </table:table-cell>
          <table:table-cell table:style-name="ce4" table:formula="of:=[$Redistribution_central.O29]" office:value-type="float" office:value="0.032919635182479" calcext:value-type="float">
            <text:p>0.032919635182479</text:p>
          </table:table-cell>
          <table:table-cell table:style-name="ce4" table:formula="of:=[$Redistribution_central.P29]" office:value-type="float" office:value="0.0289027987342973" calcext:value-type="float">
            <text:p>0.028902798734297</text:p>
          </table:table-cell>
          <table:table-cell table:style-name="ce4" table:formula="of:=[$Redistribution_central.Q29]" office:value-type="float" office:value="0.0473029531975275" calcext:value-type="float">
            <text:p>0.047302953197528</text:p>
          </table:table-cell>
          <table:table-cell/>
          <table:table-cell table:style-name="ce4" table:formula="of:=[$redistribution_low.N29]" office:value-type="float" office:value="0.0391419913852567" calcext:value-type="float">
            <text:p>0.039141991385257</text:p>
          </table:table-cell>
          <table:table-cell table:style-name="ce4" table:formula="of:=[$redistribution_low.O29]" office:value-type="float" office:value="0.0332313020149845" calcext:value-type="float">
            <text:p>0.033231302014985</text:p>
          </table:table-cell>
          <table:table-cell table:style-name="ce4" table:formula="of:=[$redistribution_low.P29]" office:value-type="float" office:value="0.0288152597262324" calcext:value-type="float">
            <text:p>0.028815259726233</text:p>
          </table:table-cell>
          <table:table-cell table:style-name="ce4" table:formula="of:=[$redistribution_low.Q29]" office:value-type="float" office:value="0.0476578003400053" calcext:value-type="float">
            <text:p>0.047657800340005</text:p>
          </table:table-cell>
          <table:table-cell table:number-columns-repeated="49"/>
        </table:table-row>
        <table:table-row table:style-name="ro1">
          <table:table-cell table:style-name="ce4" table:formula="of:=[.A32]+1" office:value-type="float" office:value="77" calcext:value-type="float">
            <text:p>77</text:p>
          </table:table-cell>
          <table:table-cell table:style-name="ce4" table:formula="of:=[$Redistribution_high.N30]" office:value-type="float" office:value="0.0399001877001551" calcext:value-type="float">
            <text:p>0.039900187700155</text:p>
          </table:table-cell>
          <table:table-cell table:style-name="ce4" table:formula="of:=[$Redistribution_high.O30]" office:value-type="float" office:value="0.0297134064609071" calcext:value-type="float">
            <text:p>0.029713406460907</text:p>
          </table:table-cell>
          <table:table-cell table:style-name="ce4" table:formula="of:=[$Redistribution_high.P30]" office:value-type="float" office:value="0.0285917680742791" calcext:value-type="float">
            <text:p>0.028591768074279</text:p>
          </table:table-cell>
          <table:table-cell table:style-name="ce4" table:formula="of:=[$Redistribution_high.Q30]" office:value-type="float" office:value="0.0452377071963266" calcext:value-type="float">
            <text:p>0.045237707196327</text:p>
          </table:table-cell>
          <table:table-cell/>
          <table:table-cell table:style-name="ce4" table:formula="of:=[$Redistribution_central.N30]" office:value-type="float" office:value="0.0399358907454694" calcext:value-type="float">
            <text:p>0.039935890745469</text:p>
          </table:table-cell>
          <table:table-cell table:style-name="ce4" table:formula="of:=[$Redistribution_central.O30]" office:value-type="float" office:value="0.0312296663893965" calcext:value-type="float">
            <text:p>0.031229666389397</text:p>
          </table:table-cell>
          <table:table-cell table:style-name="ce4" table:formula="of:=[$Redistribution_central.P30]" office:value-type="float" office:value="0.0282971167481369" calcext:value-type="float">
            <text:p>0.028297116748137</text:p>
          </table:table-cell>
          <table:table-cell table:style-name="ce4" table:formula="of:=[$Redistribution_central.Q30]" office:value-type="float" office:value="0.0473437990156385" calcext:value-type="float">
            <text:p>0.047343799015639</text:p>
          </table:table-cell>
          <table:table-cell/>
          <table:table-cell table:style-name="ce4" table:formula="of:=[$redistribution_low.N30]" office:value-type="float" office:value="0.0403192713981176" calcext:value-type="float">
            <text:p>0.040319271398118</text:p>
          </table:table-cell>
          <table:table-cell table:style-name="ce4" table:formula="of:=[$redistribution_low.O30]" office:value-type="float" office:value="0.0321662274250983" calcext:value-type="float">
            <text:p>0.032166227425098</text:p>
          </table:table-cell>
          <table:table-cell table:style-name="ce4" table:formula="of:=[$redistribution_low.P30]" office:value-type="float" office:value="0.0281020980929978" calcext:value-type="float">
            <text:p>0.028102098092998</text:p>
          </table:table-cell>
          <table:table-cell table:style-name="ce4" table:formula="of:=[$redistribution_low.Q30]" office:value-type="float" office:value="0.0492461194256858" calcext:value-type="float">
            <text:p>0.049246119425686</text:p>
          </table:table-cell>
          <table:table-cell table:number-columns-repeated="49"/>
        </table:table-row>
        <table:table-row table:style-name="ro1">
          <table:table-cell table:style-name="ce4" table:formula="of:=[.A33]+1" office:value-type="float" office:value="78" calcext:value-type="float">
            <text:p>78</text:p>
          </table:table-cell>
          <table:table-cell table:style-name="ce4" table:formula="of:=[$Redistribution_high.N31]" office:value-type="float" office:value="0.0387222515725314" calcext:value-type="float">
            <text:p>0.038722251572532</text:p>
          </table:table-cell>
          <table:table-cell table:style-name="ce4" table:formula="of:=[$Redistribution_high.O31]" office:value-type="float" office:value="0.0304781620474585" calcext:value-type="float">
            <text:p>0.030478162047459</text:p>
          </table:table-cell>
          <table:table-cell table:style-name="ce4" table:formula="of:=[$Redistribution_high.P31]" office:value-type="float" office:value="0.0292292137179262" calcext:value-type="float">
            <text:p>0.029229213717926</text:p>
          </table:table-cell>
          <table:table-cell table:style-name="ce4" table:formula="of:=[$Redistribution_high.Q31]" office:value-type="float" office:value="0.0436099923806698" calcext:value-type="float">
            <text:p>0.04360999238067</text:p>
          </table:table-cell>
          <table:table-cell/>
          <table:table-cell table:style-name="ce4" table:formula="of:=[$Redistribution_central.N31]" office:value-type="float" office:value="0.0418075686481016" calcext:value-type="float">
            <text:p>0.041807568648102</text:p>
          </table:table-cell>
          <table:table-cell table:style-name="ce4" table:formula="of:=[$Redistribution_central.O31]" office:value-type="float" office:value="0.0367798372593018" calcext:value-type="float">
            <text:p>0.036779837259302</text:p>
          </table:table-cell>
          <table:table-cell table:style-name="ce4" table:formula="of:=[$Redistribution_central.P31]" office:value-type="float" office:value="0.0309058874641426" calcext:value-type="float">
            <text:p>0.030905887464143</text:p>
          </table:table-cell>
          <table:table-cell table:style-name="ce4" table:formula="of:=[$Redistribution_central.Q31]" office:value-type="float" office:value="0.0519118284332747" calcext:value-type="float">
            <text:p>0.051911828433275</text:p>
          </table:table-cell>
          <table:table-cell/>
          <table:table-cell table:style-name="ce4" table:formula="of:=[$redistribution_low.N31]" office:value-type="float" office:value="0.0415042140623287" calcext:value-type="float">
            <text:p>0.041504214062329</text:p>
          </table:table-cell>
          <table:table-cell table:style-name="ce4" table:formula="of:=[$redistribution_low.O31]" office:value-type="float" office:value="0.0378862842443668" calcext:value-type="float">
            <text:p>0.037886284244367</text:p>
          </table:table-cell>
          <table:table-cell table:style-name="ce4" table:formula="of:=[$redistribution_low.P31]" office:value-type="float" office:value="0.0310410478178799" calcext:value-type="float">
            <text:p>0.03104104781788</text:p>
          </table:table-cell>
          <table:table-cell table:style-name="ce4" table:formula="of:=[$redistribution_low.Q31]" office:value-type="float" office:value="0.0525595687038693" calcext:value-type="float">
            <text:p>0.052559568703869</text:p>
          </table:table-cell>
          <table:table-cell table:number-columns-repeated="49"/>
        </table:table-row>
        <table:table-row table:style-name="ro1">
          <table:table-cell table:style-name="ce4" table:formula="of:=[.A34]+1" office:value-type="float" office:value="79" calcext:value-type="float">
            <text:p>79</text:p>
          </table:table-cell>
          <table:table-cell table:style-name="ce4" table:formula="of:=[$Redistribution_high.N32]" office:value-type="float" office:value="0.0393222132221136" calcext:value-type="float">
            <text:p>0.039322213222114</text:p>
          </table:table-cell>
          <table:table-cell table:style-name="ce4" table:formula="of:=[$Redistribution_high.O32]" office:value-type="float" office:value="0.032234329658344" calcext:value-type="float">
            <text:p>0.032234329658344</text:p>
          </table:table-cell>
          <table:table-cell table:style-name="ce4" table:formula="of:=[$Redistribution_high.P32]" office:value-type="float" office:value="0.0291567642642262" calcext:value-type="float">
            <text:p>0.029156764264226</text:p>
          </table:table-cell>
          <table:table-cell table:style-name="ce4" table:formula="of:=[$Redistribution_high.Q32]" office:value-type="float" office:value="0.0461904916315851" calcext:value-type="float">
            <text:p>0.046190491631585</text:p>
          </table:table-cell>
          <table:table-cell/>
          <table:table-cell table:style-name="ce4" table:formula="of:=[$Redistribution_central.N32]" office:value-type="float" office:value="0.0394121271211894" calcext:value-type="float">
            <text:p>0.03941212712119</text:p>
          </table:table-cell>
          <table:table-cell table:style-name="ce4" table:formula="of:=[$Redistribution_central.O32]" office:value-type="float" office:value="0.0350386588937809" calcext:value-type="float">
            <text:p>0.035038658893781</text:p>
          </table:table-cell>
          <table:table-cell table:style-name="ce4" table:formula="of:=[$Redistribution_central.P32]" office:value-type="float" office:value="0.0295204599434051" calcext:value-type="float">
            <text:p>0.029520459943405</text:p>
          </table:table-cell>
          <table:table-cell table:style-name="ce4" table:formula="of:=[$Redistribution_central.Q32]" office:value-type="float" office:value="0.0487783817407038" calcext:value-type="float">
            <text:p>0.048778381740704</text:p>
          </table:table-cell>
          <table:table-cell/>
          <table:table-cell table:style-name="ce4" table:formula="of:=[$redistribution_low.N32]" office:value-type="float" office:value="0.0392765814039532" calcext:value-type="float">
            <text:p>0.039276581403953</text:p>
          </table:table-cell>
          <table:table-cell table:style-name="ce4" table:formula="of:=[$redistribution_low.O32]" office:value-type="float" office:value="0.0351886342374817" calcext:value-type="float">
            <text:p>0.035188634237482</text:p>
          </table:table-cell>
          <table:table-cell table:style-name="ce4" table:formula="of:=[$redistribution_low.P32]" office:value-type="float" office:value="0.0293747468731621" calcext:value-type="float">
            <text:p>0.029374746873162</text:p>
          </table:table-cell>
          <table:table-cell table:style-name="ce4" table:formula="of:=[$redistribution_low.Q32]" office:value-type="float" office:value="0.0491266772719589" calcext:value-type="float">
            <text:p>0.049126677271959</text:p>
          </table:table-cell>
          <table:table-cell table:number-columns-repeated="49"/>
        </table:table-row>
        <table:table-row table:style-name="ro1">
          <table:table-cell table:style-name="ce4" table:formula="of:=[.A35]+1" office:value-type="float" office:value="80" calcext:value-type="float">
            <text:p>80</text:p>
          </table:table-cell>
          <table:table-cell table:style-name="ce4" table:formula="of:=[$Redistribution_high.N33]" office:value-type="float" office:value="0.0396120894301127" calcext:value-type="float">
            <text:p>0.039612089430113</text:p>
          </table:table-cell>
          <table:table-cell table:style-name="ce4" table:formula="of:=[$Redistribution_high.O33]" office:value-type="float" office:value="0.0342020433191033" calcext:value-type="float">
            <text:p>0.034202043319103</text:p>
          </table:table-cell>
          <table:table-cell table:style-name="ce4" table:formula="of:=[$Redistribution_high.P33]" office:value-type="float" office:value="0.0304224259536848" calcext:value-type="float">
            <text:p>0.030422425953685</text:p>
          </table:table-cell>
          <table:table-cell table:style-name="ce4" table:formula="of:=[$Redistribution_high.Q33]" office:value-type="float" office:value="0.0468256748338594" calcext:value-type="float">
            <text:p>0.04682567483386</text:p>
          </table:table-cell>
          <table:table-cell/>
          <table:table-cell table:style-name="ce4" table:formula="of:=[$Redistribution_central.N33]" office:value-type="float" office:value="0.0413441314395221" calcext:value-type="float">
            <text:p>0.041344131439522</text:p>
          </table:table-cell>
          <table:table-cell table:style-name="ce4" table:formula="of:=[$Redistribution_central.O33]" office:value-type="float" office:value="0.0337529737781491" calcext:value-type="float">
            <text:p>0.033752973778149</text:p>
          </table:table-cell>
          <table:table-cell table:style-name="ce4" table:formula="of:=[$Redistribution_central.P33]" office:value-type="float" office:value="0.0296647386108691" calcext:value-type="float">
            <text:p>0.029664738610869</text:p>
          </table:table-cell>
          <table:table-cell table:style-name="ce4" table:formula="of:=[$Redistribution_central.Q33]" office:value-type="float" office:value="0.050201421063221" calcext:value-type="float">
            <text:p>0.050201421063221</text:p>
          </table:table-cell>
          <table:table-cell/>
          <table:table-cell table:style-name="ce4" table:formula="of:=[$redistribution_low.N33]" office:value-type="float" office:value="0.0416679385876213" calcext:value-type="float">
            <text:p>0.041667938587621</text:p>
          </table:table-cell>
          <table:table-cell table:style-name="ce4" table:formula="of:=[$redistribution_low.O33]" office:value-type="float" office:value="0.0352482290493756" calcext:value-type="float">
            <text:p>0.035248229049376</text:p>
          </table:table-cell>
          <table:table-cell table:style-name="ce4" table:formula="of:=[$redistribution_low.P33]" office:value-type="float" office:value="0.0296559990829496" calcext:value-type="float">
            <text:p>0.02965599908295</text:p>
          </table:table-cell>
          <table:table-cell table:style-name="ce4" table:formula="of:=[$redistribution_low.Q33]" office:value-type="float" office:value="0.0523878701044906" calcext:value-type="float">
            <text:p>0.052387870104491</text:p>
          </table:table-cell>
          <table:table-cell table:number-columns-repeated="49"/>
        </table:table-row>
        <table:table-row table:style-name="ro1">
          <table:table-cell table:style-name="ce4" table:formula="of:=[.A36]+1" office:value-type="float" office:value="81" calcext:value-type="float">
            <text:p>81</text:p>
          </table:table-cell>
          <table:table-cell table:style-name="ce4" table:formula="of:=[$Redistribution_high.N34]" office:value-type="float" office:value="0.0393271817288192" calcext:value-type="float">
            <text:p>0.039327181728819</text:p>
          </table:table-cell>
          <table:table-cell table:style-name="ce4" table:formula="of:=[$Redistribution_high.O34]" office:value-type="float" office:value="0.0310174715016296" calcext:value-type="float">
            <text:p>0.03101747150163</text:p>
          </table:table-cell>
          <table:table-cell table:style-name="ce4" table:formula="of:=[$Redistribution_high.P34]" office:value-type="float" office:value="0.028380915995564" calcext:value-type="float">
            <text:p>0.028380915995564</text:p>
          </table:table-cell>
          <table:table-cell table:style-name="ce4" table:formula="of:=[$Redistribution_high.Q34]" office:value-type="float" office:value="0.0460646665895294" calcext:value-type="float">
            <text:p>0.04606466658953</text:p>
          </table:table-cell>
          <table:table-cell/>
          <table:table-cell table:style-name="ce4" table:formula="of:=[$Redistribution_central.N34]" office:value-type="float" office:value="0.0432969420234883" calcext:value-type="float">
            <text:p>0.043296942023488</text:p>
          </table:table-cell>
          <table:table-cell table:style-name="ce4" table:formula="of:=[$Redistribution_central.O34]" office:value-type="float" office:value="0.0353384163347885" calcext:value-type="float">
            <text:p>0.035338416334789</text:p>
          </table:table-cell>
          <table:table-cell table:style-name="ce4" table:formula="of:=[$Redistribution_central.P34]" office:value-type="float" office:value="0.0311703650911879" calcext:value-type="float">
            <text:p>0.031170365091188</text:p>
          </table:table-cell>
          <table:table-cell table:style-name="ce4" table:formula="of:=[$Redistribution_central.Q34]" office:value-type="float" office:value="0.0524556184501924" calcext:value-type="float">
            <text:p>0.052455618450192</text:p>
          </table:table-cell>
          <table:table-cell/>
          <table:table-cell table:style-name="ce4" table:formula="of:=[$redistribution_low.N34]" office:value-type="float" office:value="0.0427557253947685" calcext:value-type="float">
            <text:p>0.042755725394769</text:p>
          </table:table-cell>
          <table:table-cell table:style-name="ce4" table:formula="of:=[$redistribution_low.O34]" office:value-type="float" office:value="0.0356567008718575" calcext:value-type="float">
            <text:p>0.035656700871858</text:p>
          </table:table-cell>
          <table:table-cell table:style-name="ce4" table:formula="of:=[$redistribution_low.P34]" office:value-type="float" office:value="0.0303788670707776" calcext:value-type="float">
            <text:p>0.030378867070778</text:p>
          </table:table-cell>
          <table:table-cell table:style-name="ce4" table:formula="of:=[$redistribution_low.Q34]" office:value-type="float" office:value="0.0533434928945006" calcext:value-type="float">
            <text:p>0.053343492894501</text:p>
          </table:table-cell>
          <table:table-cell table:number-columns-repeated="49"/>
        </table:table-row>
        <table:table-row table:style-name="ro1">
          <table:table-cell table:style-name="ce4" table:formula="of:=[.A37]+1" office:value-type="float" office:value="82" calcext:value-type="float">
            <text:p>82</text:p>
          </table:table-cell>
          <table:table-cell table:style-name="ce4" table:formula="of:=[$Redistribution_high.N35]" office:value-type="float" office:value="0.0408832034643432" calcext:value-type="float">
            <text:p>0.040883203464343</text:p>
          </table:table-cell>
          <table:table-cell table:style-name="ce4" table:formula="of:=[$Redistribution_high.O35]" office:value-type="float" office:value="0.0362425764173136" calcext:value-type="float">
            <text:p>0.036242576417314</text:p>
          </table:table-cell>
          <table:table-cell table:style-name="ce4" table:formula="of:=[$Redistribution_high.P35]" office:value-type="float" office:value="0.0312504810978207" calcext:value-type="float">
            <text:p>0.031250481097821</text:p>
          </table:table-cell>
          <table:table-cell table:style-name="ce4" table:formula="of:=[$Redistribution_high.Q35]" office:value-type="float" office:value="0.0494108669861444" calcext:value-type="float">
            <text:p>0.049410866986144</text:p>
          </table:table-cell>
          <table:table-cell/>
          <table:table-cell table:style-name="ce4" table:formula="of:=[$Redistribution_central.N35]" office:value-type="float" office:value="0.0405045377815935" calcext:value-type="float">
            <text:p>0.040504537781594</text:p>
          </table:table-cell>
          <table:table-cell table:style-name="ce4" table:formula="of:=[$Redistribution_central.O35]" office:value-type="float" office:value="0.0359596128339684" calcext:value-type="float">
            <text:p>0.035959612833968</text:p>
          </table:table-cell>
          <table:table-cell table:style-name="ce4" table:formula="of:=[$Redistribution_central.P35]" office:value-type="float" office:value="0.0299832028342166" calcext:value-type="float">
            <text:p>0.029983202834217</text:p>
          </table:table-cell>
          <table:table-cell table:style-name="ce4" table:formula="of:=[$Redistribution_central.Q35]" office:value-type="float" office:value="0.0507507523889168" calcext:value-type="float">
            <text:p>0.050750752388917</text:p>
          </table:table-cell>
          <table:table-cell/>
          <table:table-cell table:style-name="ce4" table:formula="of:=[$redistribution_low.N35]" office:value-type="float" office:value="0.0404888115208972" calcext:value-type="float">
            <text:p>0.040488811520897</text:p>
          </table:table-cell>
          <table:table-cell table:style-name="ce4" table:formula="of:=[$redistribution_low.O35]" office:value-type="float" office:value="0.0365142544204337" calcext:value-type="float">
            <text:p>0.036514254420434</text:p>
          </table:table-cell>
          <table:table-cell table:style-name="ce4" table:formula="of:=[$redistribution_low.P35]" office:value-type="float" office:value="0.0297976853180763" calcext:value-type="float">
            <text:p>0.029797685318076</text:p>
          </table:table-cell>
          <table:table-cell table:style-name="ce4" table:formula="of:=[$redistribution_low.Q35]" office:value-type="float" office:value="0.0517778771453733" calcext:value-type="float">
            <text:p>0.051777877145373</text:p>
          </table:table-cell>
          <table:table-cell table:number-columns-repeated="49"/>
        </table:table-row>
        <table:table-row table:style-name="ro1">
          <table:table-cell table:style-name="ce4" table:formula="of:=[.A38]+1" office:value-type="float" office:value="83" calcext:value-type="float">
            <text:p>83</text:p>
          </table:table-cell>
          <table:table-cell table:style-name="ce4" table:formula="of:=[$Redistribution_high.N36]" office:value-type="float" office:value="0.038830764181609" calcext:value-type="float">
            <text:p>0.038830764181609</text:p>
          </table:table-cell>
          <table:table-cell table:style-name="ce4" table:formula="of:=[$Redistribution_high.O36]" office:value-type="float" office:value="0.0358447651673966" calcext:value-type="float">
            <text:p>0.035844765167397</text:p>
          </table:table-cell>
          <table:table-cell table:style-name="ce4" table:formula="of:=[$Redistribution_high.P36]" office:value-type="float" office:value="0.0297939825915518" calcext:value-type="float">
            <text:p>0.029793982591552</text:p>
          </table:table-cell>
          <table:table-cell table:style-name="ce4" table:formula="of:=[$Redistribution_high.Q36]" office:value-type="float" office:value="0.0481798707070944" calcext:value-type="float">
            <text:p>0.048179870707095</text:p>
          </table:table-cell>
          <table:table-cell/>
          <table:table-cell table:style-name="ce4" table:formula="of:=[$Redistribution_central.N36]" office:value-type="float" office:value="0.0420550167622166" calcext:value-type="float">
            <text:p>0.042055016762217</text:p>
          </table:table-cell>
          <table:table-cell table:style-name="ce4" table:formula="of:=[$Redistribution_central.O36]" office:value-type="float" office:value="0.0387035057856038" calcext:value-type="float">
            <text:p>0.038703505785604</text:p>
          </table:table-cell>
          <table:table-cell table:style-name="ce4" table:formula="of:=[$Redistribution_central.P36]" office:value-type="float" office:value="0.0320830097489977" calcext:value-type="float">
            <text:p>0.032083009748998</text:p>
          </table:table-cell>
          <table:table-cell table:style-name="ce4" table:formula="of:=[$Redistribution_central.Q36]" office:value-type="float" office:value="0.0526908082763427" calcext:value-type="float">
            <text:p>0.052690808276343</text:p>
          </table:table-cell>
          <table:table-cell/>
          <table:table-cell table:style-name="ce4" table:formula="of:=[$redistribution_low.N36]" office:value-type="float" office:value="0.0379762750173886" calcext:value-type="float">
            <text:p>0.037976275017389</text:p>
          </table:table-cell>
          <table:table-cell table:style-name="ce4" table:formula="of:=[$redistribution_low.O36]" office:value-type="float" office:value="0.0345423329034487" calcext:value-type="float">
            <text:p>0.034542332903449</text:p>
          </table:table-cell>
          <table:table-cell table:style-name="ce4" table:formula="of:=[$redistribution_low.P36]" office:value-type="float" office:value="0.028432093435785" calcext:value-type="float">
            <text:p>0.028432093435785</text:p>
          </table:table-cell>
          <table:table-cell table:style-name="ce4" table:formula="of:=[$redistribution_low.Q36]" office:value-type="float" office:value="0.0481152500485023" calcext:value-type="float">
            <text:p>0.048115250048502</text:p>
          </table:table-cell>
          <table:table-cell table:number-columns-repeated="49"/>
        </table:table-row>
        <table:table-row table:style-name="ro1">
          <table:table-cell table:style-name="ce4" table:formula="of:=[.A39]+1" office:value-type="float" office:value="84" calcext:value-type="float">
            <text:p>84</text:p>
          </table:table-cell>
          <table:table-cell table:style-name="ce4" table:formula="of:=[$Redistribution_high.N37]" office:value-type="float" office:value="0.0393719686758709" calcext:value-type="float">
            <text:p>0.039371968675871</text:p>
          </table:table-cell>
          <table:table-cell table:style-name="ce4" table:formula="of:=[$Redistribution_high.O37]" office:value-type="float" office:value="0.0334079615702915" calcext:value-type="float">
            <text:p>0.033407961570292</text:p>
          </table:table-cell>
          <table:table-cell table:style-name="ce4" table:formula="of:=[$Redistribution_high.P37]" office:value-type="float" office:value="0.0293686375883802" calcext:value-type="float">
            <text:p>0.02936863758838</text:p>
          </table:table-cell>
          <table:table-cell table:style-name="ce4" table:formula="of:=[$Redistribution_high.Q37]" office:value-type="float" office:value="0.047241231493822" calcext:value-type="float">
            <text:p>0.047241231493822</text:p>
          </table:table-cell>
          <table:table-cell/>
          <table:table-cell table:style-name="ce4" table:formula="of:=[$Redistribution_central.N37]" office:value-type="float" office:value="0.0413202670718066" calcext:value-type="float">
            <text:p>0.041320267071807</text:p>
          </table:table-cell>
          <table:table-cell table:style-name="ce4" table:formula="of:=[$Redistribution_central.O37]" office:value-type="float" office:value="0.0378501761695792" calcext:value-type="float">
            <text:p>0.037850176169579</text:p>
          </table:table-cell>
          <table:table-cell table:style-name="ce4" table:formula="of:=[$Redistribution_central.P37]" office:value-type="float" office:value="0.0307537284582726" calcext:value-type="float">
            <text:p>0.030753728458273</text:p>
          </table:table-cell>
          <table:table-cell table:style-name="ce4" table:formula="of:=[$Redistribution_central.Q37]" office:value-type="float" office:value="0.0526827403710265" calcext:value-type="float">
            <text:p>0.052682740371027</text:p>
          </table:table-cell>
          <table:table-cell/>
          <table:table-cell table:style-name="ce4" table:formula="of:=[$redistribution_low.N37]" office:value-type="float" office:value="0.0396405091333569" calcext:value-type="float">
            <text:p>0.039640509133357</text:p>
          </table:table-cell>
          <table:table-cell table:style-name="ce4" table:formula="of:=[$redistribution_low.O37]" office:value-type="float" office:value="0.0381593012753406" calcext:value-type="float">
            <text:p>0.038159301275341</text:p>
          </table:table-cell>
          <table:table-cell table:style-name="ce4" table:formula="of:=[$redistribution_low.P37]" office:value-type="float" office:value="0.0309882135854531" calcext:value-type="float">
            <text:p>0.030988213585453</text:p>
          </table:table-cell>
          <table:table-cell table:style-name="ce4" table:formula="of:=[$redistribution_low.Q37]" office:value-type="float" office:value="0.0503204117227146" calcext:value-type="float">
            <text:p>0.050320411722715</text:p>
          </table:table-cell>
          <table:table-cell table:number-columns-repeated="49"/>
        </table:table-row>
        <table:table-row table:style-name="ro1">
          <table:table-cell table:style-name="ce4" table:formula="of:=[.A40]+1" office:value-type="float" office:value="85" calcext:value-type="float">
            <text:p>85</text:p>
          </table:table-cell>
          <table:table-cell table:style-name="ce4" table:formula="of:=[$Redistribution_high.N38]" office:value-type="float" office:value="0.0422633153459215" calcext:value-type="float">
            <text:p>0.042263315345922</text:p>
          </table:table-cell>
          <table:table-cell table:style-name="ce4" table:formula="of:=[$Redistribution_high.O38]" office:value-type="float" office:value="0.0366296309363604" calcext:value-type="float">
            <text:p>0.036629630936361</text:p>
          </table:table-cell>
          <table:table-cell table:style-name="ce4" table:formula="of:=[$Redistribution_high.P38]" office:value-type="float" office:value="0.0300193289044623" calcext:value-type="float">
            <text:p>0.030019328904462</text:p>
          </table:table-cell>
          <table:table-cell table:style-name="ce4" table:formula="of:=[$Redistribution_high.Q38]" office:value-type="float" office:value="0.0533861883506792" calcext:value-type="float">
            <text:p>0.053386188350679</text:p>
          </table:table-cell>
          <table:table-cell/>
          <table:table-cell table:style-name="ce4" table:formula="of:=[$Redistribution_central.N38]" office:value-type="float" office:value="0.0431072858281798" calcext:value-type="float">
            <text:p>0.04310728582818</text:p>
          </table:table-cell>
          <table:table-cell table:style-name="ce4" table:formula="of:=[$Redistribution_central.O38]" office:value-type="float" office:value="0.0354312152323887" calcext:value-type="float">
            <text:p>0.035431215232389</text:p>
          </table:table-cell>
          <table:table-cell table:style-name="ce4" table:formula="of:=[$Redistribution_central.P38]" office:value-type="float" office:value="0.0297898148358264" calcext:value-type="float">
            <text:p>0.029789814835826</text:p>
          </table:table-cell>
          <table:table-cell table:style-name="ce4" table:formula="of:=[$Redistribution_central.Q38]" office:value-type="float" office:value="0.0540526340707476" calcext:value-type="float">
            <text:p>0.054052634070748</text:p>
          </table:table-cell>
          <table:table-cell/>
          <table:table-cell table:style-name="ce4" table:formula="of:=[$redistribution_low.N38]" office:value-type="float" office:value="0.0389687268424691" calcext:value-type="float">
            <text:p>0.038968726842469</text:p>
          </table:table-cell>
          <table:table-cell table:style-name="ce4" table:formula="of:=[$redistribution_low.O38]" office:value-type="float" office:value="0.0362045078043007" calcext:value-type="float">
            <text:p>0.036204507804301</text:p>
          </table:table-cell>
          <table:table-cell table:style-name="ce4" table:formula="of:=[$redistribution_low.P38]" office:value-type="float" office:value="0.0293064124238055" calcext:value-type="float">
            <text:p>0.029306412423806</text:p>
          </table:table-cell>
          <table:table-cell table:style-name="ce4" table:formula="of:=[$redistribution_low.Q38]" office:value-type="float" office:value="0.0497897835707504" calcext:value-type="float">
            <text:p>0.04978978357075</text:p>
          </table:table-cell>
          <table:table-cell table:number-columns-repeated="49"/>
        </table:table-row>
        <table:table-row table:style-name="ro1">
          <table:table-cell table:style-name="ce4" table:formula="of:=[.A41]+1" office:value-type="float" office:value="86" calcext:value-type="float">
            <text:p>86</text:p>
          </table:table-cell>
          <table:table-cell table:style-name="ce4" table:formula="of:=[$Redistribution_high.N39]" office:value-type="float" office:value="0.0398720619987297" calcext:value-type="float">
            <text:p>0.03987206199873</text:p>
          </table:table-cell>
          <table:table-cell table:style-name="ce4" table:formula="of:=[$Redistribution_high.O39]" office:value-type="float" office:value="0.0365648484462944" calcext:value-type="float">
            <text:p>0.036564848446295</text:p>
          </table:table-cell>
          <table:table-cell table:style-name="ce4" table:formula="of:=[$Redistribution_high.P39]" office:value-type="float" office:value="0.0297555953838777" calcext:value-type="float">
            <text:p>0.029755595383878</text:p>
          </table:table-cell>
          <table:table-cell table:style-name="ce4" table:formula="of:=[$Redistribution_high.Q39]" office:value-type="float" office:value="0.0504546691650368" calcext:value-type="float">
            <text:p>0.050454669165037</text:p>
          </table:table-cell>
          <table:table-cell/>
          <table:table-cell table:style-name="ce4" table:formula="of:=[$Redistribution_central.N39]" office:value-type="float" office:value="0.040134907603081" calcext:value-type="float">
            <text:p>0.040134907603081</text:p>
          </table:table-cell>
          <table:table-cell table:style-name="ce4" table:formula="of:=[$Redistribution_central.O39]" office:value-type="float" office:value="0.0367785324032565" calcext:value-type="float">
            <text:p>0.036778532403257</text:p>
          </table:table-cell>
          <table:table-cell table:style-name="ce4" table:formula="of:=[$Redistribution_central.P39]" office:value-type="float" office:value="0.0300552202734498" calcext:value-type="float">
            <text:p>0.03005522027345</text:p>
          </table:table-cell>
          <table:table-cell table:style-name="ce4" table:formula="of:=[$Redistribution_central.Q39]" office:value-type="float" office:value="0.0509577769324539" calcext:value-type="float">
            <text:p>0.050957776932454</text:p>
          </table:table-cell>
          <table:table-cell/>
          <table:table-cell table:style-name="ce4" table:formula="of:=[$redistribution_low.N39]" office:value-type="float" office:value="0.0374550726578466" calcext:value-type="float">
            <text:p>0.037455072657847</text:p>
          </table:table-cell>
          <table:table-cell table:style-name="ce4" table:formula="of:=[$redistribution_low.O39]" office:value-type="float" office:value="0.0347463051384747" calcext:value-type="float">
            <text:p>0.034746305138475</text:p>
          </table:table-cell>
          <table:table-cell table:style-name="ce4" table:formula="of:=[$redistribution_low.P39]" office:value-type="float" office:value="0.028030968169527" calcext:value-type="float">
            <text:p>0.028030968169527</text:p>
          </table:table-cell>
          <table:table-cell table:style-name="ce4" table:formula="of:=[$redistribution_low.Q39]" office:value-type="float" office:value="0.0480882344694467" calcext:value-type="float">
            <text:p>0.048088234469447</text:p>
          </table:table-cell>
          <table:table-cell table:number-columns-repeated="49"/>
        </table:table-row>
        <table:table-row table:style-name="ro1">
          <table:table-cell table:style-name="ce4" table:formula="of:=[.A42]+1" office:value-type="float" office:value="87" calcext:value-type="float">
            <text:p>87</text:p>
          </table:table-cell>
          <table:table-cell table:style-name="ce4" table:formula="of:=[$Redistribution_high.N40]" office:value-type="float" office:value="0.0393898357159478" calcext:value-type="float">
            <text:p>0.039389835715948</text:p>
          </table:table-cell>
          <table:table-cell table:style-name="ce4" table:formula="of:=[$Redistribution_high.O40]" office:value-type="float" office:value="0.0344887703660644" calcext:value-type="float">
            <text:p>0.034488770366065</text:p>
          </table:table-cell>
          <table:table-cell table:style-name="ce4" table:formula="of:=[$Redistribution_high.P40]" office:value-type="float" office:value="0.0295818135574132" calcext:value-type="float">
            <text:p>0.029581813557413</text:p>
          </table:table-cell>
          <table:table-cell table:style-name="ce4" table:formula="of:=[$Redistribution_high.Q40]" office:value-type="float" office:value="0.0479755573403508" calcext:value-type="float">
            <text:p>0.047975557340351</text:p>
          </table:table-cell>
          <table:table-cell/>
          <table:table-cell table:style-name="ce4" table:formula="of:=[$Redistribution_central.N40]" office:value-type="float" office:value="0.0380955673361987" calcext:value-type="float">
            <text:p>0.038095567336199</text:p>
          </table:table-cell>
          <table:table-cell table:style-name="ce4" table:formula="of:=[$Redistribution_central.O40]" office:value-type="float" office:value="0.036738747982463" calcext:value-type="float">
            <text:p>0.036738747982463</text:p>
          </table:table-cell>
          <table:table-cell table:style-name="ce4" table:formula="of:=[$Redistribution_central.P40]" office:value-type="float" office:value="0.0307073939945087" calcext:value-type="float">
            <text:p>0.030707393994509</text:p>
          </table:table-cell>
          <table:table-cell table:style-name="ce4" table:formula="of:=[$Redistribution_central.Q40]" office:value-type="float" office:value="0.0471529920208236" calcext:value-type="float">
            <text:p>0.047152992020824</text:p>
          </table:table-cell>
          <table:table-cell/>
          <table:table-cell table:style-name="ce4" table:formula="of:=[$redistribution_low.N40]" office:value-type="float" office:value="0.0402998617832498" calcext:value-type="float">
            <text:p>0.04029986178325</text:p>
          </table:table-cell>
          <table:table-cell table:style-name="ce4" table:formula="of:=[$redistribution_low.O40]" office:value-type="float" office:value="0.0360514412543449" calcext:value-type="float">
            <text:p>0.036051441254345</text:p>
          </table:table-cell>
          <table:table-cell table:style-name="ce4" table:formula="of:=[$redistribution_low.P40]" office:value-type="float" office:value="0.0291631530019292" calcext:value-type="float">
            <text:p>0.029163153001929</text:p>
          </table:table-cell>
          <table:table-cell table:style-name="ce4" table:formula="of:=[$redistribution_low.Q40]" office:value-type="float" office:value="0.0520705046232488" calcext:value-type="float">
            <text:p>0.052070504623249</text:p>
          </table:table-cell>
          <table:table-cell table:number-columns-repeated="49"/>
        </table:table-row>
        <table:table-row table:style-name="ro1">
          <table:table-cell table:style-name="ce4" table:formula="of:=[.A43]+1" office:value-type="float" office:value="88" calcext:value-type="float">
            <text:p>88</text:p>
          </table:table-cell>
          <table:table-cell table:style-name="ce4" table:formula="of:=[$Redistribution_high.N41]" office:value-type="float" office:value="0.0401460492295238" calcext:value-type="float">
            <text:p>0.040146049229524</text:p>
          </table:table-cell>
          <table:table-cell table:style-name="ce4" table:formula="of:=[$Redistribution_high.O41]" office:value-type="float" office:value="0.0346754604956738" calcext:value-type="float">
            <text:p>0.034675460495674</text:p>
          </table:table-cell>
          <table:table-cell table:style-name="ce4" table:formula="of:=[$Redistribution_high.P41]" office:value-type="float" office:value="0.0301192511493971" calcext:value-type="float">
            <text:p>0.030119251149397</text:p>
          </table:table-cell>
          <table:table-cell table:style-name="ce4" table:formula="of:=[$Redistribution_high.Q41]" office:value-type="float" office:value="0.0484983690387695" calcext:value-type="float">
            <text:p>0.04849836903877</text:p>
          </table:table-cell>
          <table:table-cell/>
          <table:table-cell table:style-name="ce4" table:formula="of:=[$Redistribution_central.N41]" office:value-type="float" office:value="0.0384132576409618" calcext:value-type="float">
            <text:p>0.038413257640962</text:p>
          </table:table-cell>
          <table:table-cell table:style-name="ce4" table:formula="of:=[$Redistribution_central.O41]" office:value-type="float" office:value="0.0364050944711692" calcext:value-type="float">
            <text:p>0.036405094471169</text:p>
          </table:table-cell>
          <table:table-cell table:style-name="ce4" table:formula="of:=[$Redistribution_central.P41]" office:value-type="float" office:value="0.0308358096256148" calcext:value-type="float">
            <text:p>0.030835809625615</text:p>
          </table:table-cell>
          <table:table-cell table:style-name="ce4" table:formula="of:=[$Redistribution_central.Q41]" office:value-type="float" office:value="0.047093097600338" calcext:value-type="float">
            <text:p>0.047093097600338</text:p>
          </table:table-cell>
          <table:table-cell/>
          <table:table-cell table:style-name="ce4" table:formula="of:=[$redistribution_low.N41]" office:value-type="float" office:value="0.0399991553565313" calcext:value-type="float">
            <text:p>0.039999155356531</text:p>
          </table:table-cell>
          <table:table-cell table:style-name="ce4" table:formula="of:=[$redistribution_low.O41]" office:value-type="float" office:value="0.0345926523053727" calcext:value-type="float">
            <text:p>0.034592652305373</text:p>
          </table:table-cell>
          <table:table-cell table:style-name="ce4" table:formula="of:=[$redistribution_low.P41]" office:value-type="float" office:value="0.0293691990539197" calcext:value-type="float">
            <text:p>0.02936919905392</text:p>
          </table:table-cell>
          <table:table-cell table:style-name="ce4" table:formula="of:=[$redistribution_low.Q41]" office:value-type="float" office:value="0.0498540911167655" calcext:value-type="float">
            <text:p>0.049854091116766</text:p>
          </table:table-cell>
          <table:table-cell table:number-columns-repeated="49"/>
        </table:table-row>
        <table:table-row table:style-name="ro1">
          <table:table-cell table:style-name="ce4" table:formula="of:=[.A44]+1" office:value-type="float" office:value="89" calcext:value-type="float">
            <text:p>89</text:p>
          </table:table-cell>
          <table:table-cell table:style-name="ce4" table:formula="of:=[$Redistribution_high.N42]" office:value-type="float" office:value="0.0382199227279563" calcext:value-type="float">
            <text:p>0.038219922727956</text:p>
          </table:table-cell>
          <table:table-cell table:style-name="ce4" table:formula="of:=[$Redistribution_high.O42]" office:value-type="float" office:value="0.0339288456048135" calcext:value-type="float">
            <text:p>0.033928845604814</text:p>
          </table:table-cell>
          <table:table-cell table:style-name="ce4" table:formula="of:=[$Redistribution_high.P42]" office:value-type="float" office:value="0.0287621489435225" calcext:value-type="float">
            <text:p>0.028762148943523</text:p>
          </table:table-cell>
          <table:table-cell table:style-name="ce4" table:formula="of:=[$Redistribution_high.Q42]" office:value-type="float" office:value="0.0468444009561419" calcext:value-type="float">
            <text:p>0.046844400956142</text:p>
          </table:table-cell>
          <table:table-cell/>
          <table:table-cell table:style-name="ce4" table:formula="of:=[$Redistribution_central.N42]" office:value-type="float" office:value="0.0398093629191238" calcext:value-type="float">
            <text:p>0.039809362919124</text:p>
          </table:table-cell>
          <table:table-cell table:style-name="ce4" table:formula="of:=[$Redistribution_central.O42]" office:value-type="float" office:value="0.0353369477301475" calcext:value-type="float">
            <text:p>0.035336947730148</text:p>
          </table:table-cell>
          <table:table-cell table:style-name="ce4" table:formula="of:=[$Redistribution_central.P42]" office:value-type="float" office:value="0.0295136885861934" calcext:value-type="float">
            <text:p>0.029513688586194</text:p>
          </table:table-cell>
          <table:table-cell table:style-name="ce4" table:formula="of:=[$Redistribution_central.Q42]" office:value-type="float" office:value="0.0497332155616302" calcext:value-type="float">
            <text:p>0.04973321556163</text:p>
          </table:table-cell>
          <table:table-cell/>
          <table:table-cell table:style-name="ce4" table:formula="of:=[$redistribution_low.N42]" office:value-type="float" office:value="0.0411490251650713" calcext:value-type="float">
            <text:p>0.041149025165071</text:p>
          </table:table-cell>
          <table:table-cell table:style-name="ce4" table:formula="of:=[$redistribution_low.O42]" office:value-type="float" office:value="0.0345995694711867" calcext:value-type="float">
            <text:p>0.034599569471187</text:p>
          </table:table-cell>
          <table:table-cell table:style-name="ce4" table:formula="of:=[$redistribution_low.P42]" office:value-type="float" office:value="0.0290928626134538" calcext:value-type="float">
            <text:p>0.029092862613454</text:p>
          </table:table-cell>
          <table:table-cell table:style-name="ce4" table:formula="of:=[$redistribution_low.Q42]" office:value-type="float" office:value="0.0519260103839564" calcext:value-type="float">
            <text:p>0.051926010383956</text:p>
          </table:table-cell>
          <table:table-cell table:number-columns-repeated="49"/>
        </table:table-row>
        <table:table-row table:style-name="ro1">
          <table:table-cell table:style-name="ce4" table:formula="of:=[.A45]+1" office:value-type="float" office:value="90" calcext:value-type="float">
            <text:p>90</text:p>
          </table:table-cell>
          <table:table-cell table:style-name="ce4" table:formula="of:=[$Redistribution_high.N43]" office:value-type="float" office:value="0.0364098522225565" calcext:value-type="float">
            <text:p>0.036409852222557</text:p>
          </table:table-cell>
          <table:table-cell table:style-name="ce4" table:formula="of:=[$Redistribution_high.O43]" office:value-type="float" office:value="0.0319130528850973" calcext:value-type="float">
            <text:p>0.031913052885097</text:p>
          </table:table-cell>
          <table:table-cell table:style-name="ce4" table:formula="of:=[$Redistribution_high.P43]" office:value-type="float" office:value="0.0273265435818108" calcext:value-type="float">
            <text:p>0.027326543581811</text:p>
          </table:table-cell>
          <table:table-cell table:style-name="ce4" table:formula="of:=[$Redistribution_high.Q43]" office:value-type="float" office:value="0.0445668923103648" calcext:value-type="float">
            <text:p>0.044566892310365</text:p>
          </table:table-cell>
          <table:table-cell/>
          <table:table-cell table:style-name="ce4" table:formula="of:=[$Redistribution_central.N43]" office:value-type="float" office:value="0.0398147866084408" calcext:value-type="float">
            <text:p>0.039814786608441</text:p>
          </table:table-cell>
          <table:table-cell table:style-name="ce4" table:formula="of:=[$Redistribution_central.O43]" office:value-type="float" office:value="0.0364458640109092" calcext:value-type="float">
            <text:p>0.036445864010909</text:p>
          </table:table-cell>
          <table:table-cell table:style-name="ce4" table:formula="of:=[$Redistribution_central.P43]" office:value-type="float" office:value="0.0303419176538706" calcext:value-type="float">
            <text:p>0.030341917653871</text:p>
          </table:table-cell>
          <table:table-cell table:style-name="ce4" table:formula="of:=[$Redistribution_central.Q43]" office:value-type="float" office:value="0.049707867116544" calcext:value-type="float">
            <text:p>0.049707867116544</text:p>
          </table:table-cell>
          <table:table-cell/>
          <table:table-cell table:style-name="ce4" table:formula="of:=[$redistribution_low.N43]" office:value-type="float" office:value="0.0392470496268222" calcext:value-type="float">
            <text:p>0.039247049626822</text:p>
          </table:table-cell>
          <table:table-cell table:style-name="ce4" table:formula="of:=[$redistribution_low.O43]" office:value-type="float" office:value="0.0361333178494123" calcext:value-type="float">
            <text:p>0.036133317849412</text:p>
          </table:table-cell>
          <table:table-cell table:style-name="ce4" table:formula="of:=[$redistribution_low.P43]" office:value-type="float" office:value="0.0306182430260438" calcext:value-type="float">
            <text:p>0.030618243026044</text:p>
          </table:table-cell>
          <table:table-cell table:style-name="ce4" table:formula="of:=[$redistribution_low.Q43]" office:value-type="float" office:value="0.0485519175648194" calcext:value-type="float">
            <text:p>0.04855191756482</text:p>
          </table:table-cell>
          <table:table-cell table:number-columns-repeated="49"/>
        </table:table-row>
        <table:table-row table:style-name="ro1">
          <table:table-cell table:style-name="ce4" table:formula="of:=[.A46]+1" office:value-type="float" office:value="91" calcext:value-type="float">
            <text:p>91</text:p>
          </table:table-cell>
          <table:table-cell table:style-name="ce4" table:formula="of:=[$Redistribution_high.N44]" office:value-type="float" office:value="0.0413443385859571" calcext:value-type="float">
            <text:p>0.041344338585957</text:p>
          </table:table-cell>
          <table:table-cell table:style-name="ce4" table:formula="of:=[$Redistribution_high.O44]" office:value-type="float" office:value="0.0373104384479948" calcext:value-type="float">
            <text:p>0.037310438447995</text:p>
          </table:table-cell>
          <table:table-cell table:style-name="ce4" table:formula="of:=[$Redistribution_high.P44]" office:value-type="float" office:value="0.0312779618941412" calcext:value-type="float">
            <text:p>0.031277961894141</text:p>
          </table:table-cell>
          <table:table-cell table:style-name="ce4" table:formula="of:=[$Redistribution_high.Q44]" office:value-type="float" office:value="0.0513132385566146" calcext:value-type="float">
            <text:p>0.051313238556615</text:p>
          </table:table-cell>
          <table:table-cell/>
          <table:table-cell table:style-name="ce4" table:formula="of:=[$Redistribution_central.N44]" office:value-type="float" office:value="0.0386685288015503" calcext:value-type="float">
            <text:p>0.03866852880155</text:p>
          </table:table-cell>
          <table:table-cell table:style-name="ce4" table:formula="of:=[$Redistribution_central.O44]" office:value-type="float" office:value="0.034242988785503" calcext:value-type="float">
            <text:p>0.034242988785503</text:p>
          </table:table-cell>
          <table:table-cell table:style-name="ce4" table:formula="of:=[$Redistribution_central.P44]" office:value-type="float" office:value="0.0279614756374187" calcext:value-type="float">
            <text:p>0.027961475637419</text:p>
          </table:table-cell>
          <table:table-cell table:style-name="ce4" table:formula="of:=[$Redistribution_central.Q44]" office:value-type="float" office:value="0.049315880936243" calcext:value-type="float">
            <text:p>0.049315880936243</text:p>
          </table:table-cell>
          <table:table-cell/>
          <table:table-cell table:style-name="ce4" table:formula="of:=[$redistribution_low.N44]" office:value-type="float" office:value="0.0368910495050967" calcext:value-type="float">
            <text:p>0.036891049505097</text:p>
          </table:table-cell>
          <table:table-cell table:style-name="ce4" table:formula="of:=[$redistribution_low.O44]" office:value-type="float" office:value="0.0346231622817951" calcext:value-type="float">
            <text:p>0.034623162281795</text:p>
          </table:table-cell>
          <table:table-cell table:style-name="ce4" table:formula="of:=[$redistribution_low.P44]" office:value-type="float" office:value="0.0296770008859439" calcext:value-type="float">
            <text:p>0.029677000885944</text:p>
          </table:table-cell>
          <table:table-cell table:style-name="ce4" table:formula="of:=[$redistribution_low.Q44]" office:value-type="float" office:value="0.0449697139062513" calcext:value-type="float">
            <text:p>0.044969713906251</text:p>
          </table:table-cell>
          <table:table-cell table:number-columns-repeated="49"/>
        </table:table-row>
        <table:table-row table:style-name="ro1">
          <table:table-cell table:style-name="ce4" table:formula="of:=[.A47]+1" office:value-type="float" office:value="92" calcext:value-type="float">
            <text:p>92</text:p>
          </table:table-cell>
          <table:table-cell table:style-name="ce4" table:formula="of:=[$Redistribution_high.N45]" office:value-type="float" office:value="0.0374520310893079" calcext:value-type="float">
            <text:p>0.037452031089308</text:p>
          </table:table-cell>
          <table:table-cell table:style-name="ce4" table:formula="of:=[$Redistribution_high.O45]" office:value-type="float" office:value="0.0348415804617344" calcext:value-type="float">
            <text:p>0.034841580461734</text:p>
          </table:table-cell>
          <table:table-cell table:style-name="ce4" table:formula="of:=[$Redistribution_high.P45]" office:value-type="float" office:value="0.0288668649269797" calcext:value-type="float">
            <text:p>0.02886686492698</text:p>
          </table:table-cell>
          <table:table-cell table:style-name="ce4" table:formula="of:=[$Redistribution_high.Q45]" office:value-type="float" office:value="0.0467481531103155" calcext:value-type="float">
            <text:p>0.046748153110316</text:p>
          </table:table-cell>
          <table:table-cell/>
          <table:table-cell table:style-name="ce4" table:formula="of:=[$Redistribution_central.N45]" office:value-type="float" office:value="0.0393586918364946" calcext:value-type="float">
            <text:p>0.039358691836495</text:p>
          </table:table-cell>
          <table:table-cell table:style-name="ce4" table:formula="of:=[$Redistribution_central.O45]" office:value-type="float" office:value="0.0355384766781606" calcext:value-type="float">
            <text:p>0.035538476678161</text:p>
          </table:table-cell>
          <table:table-cell table:style-name="ce4" table:formula="of:=[$Redistribution_central.P45]" office:value-type="float" office:value="0.029696076267483" calcext:value-type="float">
            <text:p>0.029696076267483</text:p>
          </table:table-cell>
          <table:table-cell table:style-name="ce4" table:formula="of:=[$Redistribution_central.Q45]" office:value-type="float" office:value="0.049162968856756" calcext:value-type="float">
            <text:p>0.049162968856756</text:p>
          </table:table-cell>
          <table:table-cell/>
          <table:table-cell table:style-name="ce4" table:formula="of:=[$redistribution_low.N45]" office:value-type="float" office:value="0.036500101086914" calcext:value-type="float">
            <text:p>0.036500101086914</text:p>
          </table:table-cell>
          <table:table-cell table:style-name="ce4" table:formula="of:=[$redistribution_low.O45]" office:value-type="float" office:value="0.0327083062369785" calcext:value-type="float">
            <text:p>0.032708306236979</text:p>
          </table:table-cell>
          <table:table-cell table:style-name="ce4" table:formula="of:=[$redistribution_low.P45]" office:value-type="float" office:value="0.0288906387643779" calcext:value-type="float">
            <text:p>0.028890638764378</text:p>
          </table:table-cell>
          <table:table-cell table:style-name="ce4" table:formula="of:=[$redistribution_low.Q45]" office:value-type="float" office:value="0.0437068943574281" calcext:value-type="float">
            <text:p>0.043706894357428</text:p>
          </table:table-cell>
          <table:table-cell table:number-columns-repeated="49"/>
        </table:table-row>
        <table:table-row table:style-name="ro1">
          <table:table-cell table:style-name="ce4" table:formula="of:=[.A48]+1" office:value-type="float" office:value="93" calcext:value-type="float">
            <text:p>93</text:p>
          </table:table-cell>
          <table:table-cell table:style-name="ce4" table:formula="of:=[$Redistribution_high.N46]" office:value-type="float" office:value="0.0384235578250794" calcext:value-type="float">
            <text:p>0.038423557825079</text:p>
          </table:table-cell>
          <table:table-cell table:style-name="ce4" table:formula="of:=[$Redistribution_high.O46]" office:value-type="float" office:value="0.0346147147933674" calcext:value-type="float">
            <text:p>0.034614714793367</text:p>
          </table:table-cell>
          <table:table-cell table:style-name="ce4" table:formula="of:=[$Redistribution_high.P46]" office:value-type="float" office:value="0.0289349056762639" calcext:value-type="float">
            <text:p>0.028934905676264</text:p>
          </table:table-cell>
          <table:table-cell table:style-name="ce4" table:formula="of:=[$Redistribution_high.Q46]" office:value-type="float" office:value="0.0477775341589905" calcext:value-type="float">
            <text:p>0.047777534158991</text:p>
          </table:table-cell>
          <table:table-cell/>
          <table:table-cell table:style-name="ce4" table:formula="of:=[$Redistribution_central.N46]" office:value-type="float" office:value="0.0376509905528462" calcext:value-type="float">
            <text:p>0.037650990552846</text:p>
          </table:table-cell>
          <table:table-cell table:style-name="ce4" table:formula="of:=[$Redistribution_central.O46]" office:value-type="float" office:value="0.0340628747966247" calcext:value-type="float">
            <text:p>0.034062874796625</text:p>
          </table:table-cell>
          <table:table-cell table:style-name="ce4" table:formula="of:=[$Redistribution_central.P46]" office:value-type="float" office:value="0.0288645349847231" calcext:value-type="float">
            <text:p>0.028864534984723</text:p>
          </table:table-cell>
          <table:table-cell table:style-name="ce4" table:formula="of:=[$Redistribution_central.Q46]" office:value-type="float" office:value="0.0463083121737577" calcext:value-type="float">
            <text:p>0.046308312173758</text:p>
          </table:table-cell>
          <table:table-cell/>
          <table:table-cell table:style-name="ce4" table:formula="of:=[$redistribution_low.N46]" office:value-type="float" office:value="0.0387129523691782" calcext:value-type="float">
            <text:p>0.038712952369178</text:p>
          </table:table-cell>
          <table:table-cell table:style-name="ce4" table:formula="of:=[$redistribution_low.O46]" office:value-type="float" office:value="0.0354701571020628" calcext:value-type="float">
            <text:p>0.035470157102063</text:p>
          </table:table-cell>
          <table:table-cell table:style-name="ce4" table:formula="of:=[$redistribution_low.P46]" office:value-type="float" office:value="0.0293904846177634" calcext:value-type="float">
            <text:p>0.029390484617763</text:p>
          </table:table-cell>
          <table:table-cell table:style-name="ce4" table:formula="of:=[$redistribution_low.Q46]" office:value-type="float" office:value="0.0488414143797556" calcext:value-type="float">
            <text:p>0.048841414379756</text:p>
          </table:table-cell>
          <table:table-cell table:number-columns-repeated="49"/>
        </table:table-row>
        <table:table-row table:style-name="ro1">
          <table:table-cell table:style-name="ce4" table:formula="of:=[.A49]+1" office:value-type="float" office:value="94" calcext:value-type="float">
            <text:p>94</text:p>
          </table:table-cell>
          <table:table-cell table:style-name="ce4" table:formula="of:=[$Redistribution_high.N47]" office:value-type="float" office:value="0.0377166628152676" calcext:value-type="float">
            <text:p>0.037716662815268</text:p>
          </table:table-cell>
          <table:table-cell table:style-name="ce4" table:formula="of:=[$Redistribution_high.O47]" office:value-type="float" office:value="0.0366175780381822" calcext:value-type="float">
            <text:p>0.036617578038182</text:p>
          </table:table-cell>
          <table:table-cell table:style-name="ce4" table:formula="of:=[$Redistribution_high.P47]" office:value-type="float" office:value="0.0294467987707412" calcext:value-type="float">
            <text:p>0.029446798770741</text:p>
          </table:table-cell>
          <table:table-cell table:style-name="ce4" table:formula="of:=[$Redistribution_high.Q47]" office:value-type="float" office:value="0.0480407366906785" calcext:value-type="float">
            <text:p>0.048040736690679</text:p>
          </table:table-cell>
          <table:table-cell/>
          <table:table-cell table:style-name="ce4" table:formula="of:=[$Redistribution_central.N47]" office:value-type="float" office:value="0.0404625099664728" calcext:value-type="float">
            <text:p>0.040462509966473</text:p>
          </table:table-cell>
          <table:table-cell table:style-name="ce4" table:formula="of:=[$Redistribution_central.O47]" office:value-type="float" office:value="0.0375410269937428" calcext:value-type="float">
            <text:p>0.037541026993743</text:p>
          </table:table-cell>
          <table:table-cell table:style-name="ce4" table:formula="of:=[$Redistribution_central.P47]" office:value-type="float" office:value="0.0301483075019967" calcext:value-type="float">
            <text:p>0.030148307501997</text:p>
          </table:table-cell>
          <table:table-cell table:style-name="ce4" table:formula="of:=[$Redistribution_central.Q47]" office:value-type="float" office:value="0.051966385943085" calcext:value-type="float">
            <text:p>0.051966385943085</text:p>
          </table:table-cell>
          <table:table-cell/>
          <table:table-cell table:style-name="ce4" table:formula="of:=[$redistribution_low.N47]" office:value-type="float" office:value="0.0377725014837021" calcext:value-type="float">
            <text:p>0.037772501483702</text:p>
          </table:table-cell>
          <table:table-cell table:style-name="ce4" table:formula="of:=[$redistribution_low.O47]" office:value-type="float" office:value="0.0340455529931761" calcext:value-type="float">
            <text:p>0.034045552993176</text:p>
          </table:table-cell>
          <table:table-cell table:style-name="ce4" table:formula="of:=[$redistribution_low.P47]" office:value-type="float" office:value="0.0277609304374628" calcext:value-type="float">
            <text:p>0.027760930437463</text:p>
          </table:table-cell>
          <table:table-cell table:style-name="ce4" table:formula="of:=[$redistribution_low.Q47]" office:value-type="float" office:value="0.0487083560330068" calcext:value-type="float">
            <text:p>0.048708356033007</text:p>
          </table:table-cell>
          <table:table-cell table:number-columns-repeated="49"/>
        </table:table-row>
        <table:table-row table:style-name="ro1">
          <table:table-cell table:style-name="ce4" table:formula="of:=[.A50]+1" office:value-type="float" office:value="95" calcext:value-type="float">
            <text:p>95</text:p>
          </table:table-cell>
          <table:table-cell table:style-name="ce4" table:formula="of:=[$Redistribution_high.N48]" office:value-type="float" office:value="0.0366090158262782" calcext:value-type="float">
            <text:p>0.036609015826278</text:p>
          </table:table-cell>
          <table:table-cell table:style-name="ce4" table:formula="of:=[$Redistribution_high.O48]" office:value-type="float" office:value="0.0374671347253589" calcext:value-type="float">
            <text:p>0.037467134725359</text:p>
          </table:table-cell>
          <table:table-cell table:style-name="ce4" table:formula="of:=[$Redistribution_high.P48]" office:value-type="float" office:value="0.0290399509174495" calcext:value-type="float">
            <text:p>0.02903995091745</text:p>
          </table:table-cell>
          <table:table-cell table:style-name="ce4" table:formula="of:=[$Redistribution_high.Q48]" office:value-type="float" office:value="0.0478931849138578" calcext:value-type="float">
            <text:p>0.047893184913858</text:p>
          </table:table-cell>
          <table:table-cell/>
          <table:table-cell table:style-name="ce4" table:formula="of:=[$Redistribution_central.N48]" office:value-type="float" office:value="0.0401913757452143" calcext:value-type="float">
            <text:p>0.040191375745214</text:p>
          </table:table-cell>
          <table:table-cell table:style-name="ce4" table:formula="of:=[$Redistribution_central.O48]" office:value-type="float" office:value="0.0372258446565677" calcext:value-type="float">
            <text:p>0.037225844656568</text:p>
          </table:table-cell>
          <table:table-cell table:style-name="ce4" table:formula="of:=[$Redistribution_central.P48]" office:value-type="float" office:value="0.0297985574834358" calcext:value-type="float">
            <text:p>0.029798557483436</text:p>
          </table:table-cell>
          <table:table-cell table:style-name="ce4" table:formula="of:=[$Redistribution_central.Q48]" office:value-type="float" office:value="0.0518378837971157" calcext:value-type="float">
            <text:p>0.051837883797116</text:p>
          </table:table-cell>
          <table:table-cell/>
          <table:table-cell table:style-name="ce4" table:formula="of:=[$redistribution_low.N48]" office:value-type="float" office:value="0.0399605913692704" calcext:value-type="float">
            <text:p>0.039960591369271</text:p>
          </table:table-cell>
          <table:table-cell table:style-name="ce4" table:formula="of:=[$redistribution_low.O48]" office:value-type="float" office:value="0.0388788591747735" calcext:value-type="float">
            <text:p>0.038878859174774</text:p>
          </table:table-cell>
          <table:table-cell table:style-name="ce4" table:formula="of:=[$redistribution_low.P48]" office:value-type="float" office:value="0.0310602162031396" calcext:value-type="float">
            <text:p>0.03106021620314</text:p>
          </table:table-cell>
          <table:table-cell table:style-name="ce4" table:formula="of:=[$redistribution_low.Q48]" office:value-type="float" office:value="0.0518757124060563" calcext:value-type="float">
            <text:p>0.051875712406056</text:p>
          </table:table-cell>
          <table:table-cell table:number-columns-repeated="49"/>
        </table:table-row>
        <table:table-row table:style-name="ro1">
          <table:table-cell table:style-name="ce4" table:formula="of:=[.A51]+1" office:value-type="float" office:value="96" calcext:value-type="float">
            <text:p>96</text:p>
          </table:table-cell>
          <table:table-cell table:style-name="ce4" table:formula="of:=[$Redistribution_high.N49]" office:value-type="float" office:value="0.0403609255349398" calcext:value-type="float">
            <text:p>0.04036092553494</text:p>
          </table:table-cell>
          <table:table-cell table:style-name="ce4" table:formula="of:=[$Redistribution_high.O49]" office:value-type="float" office:value="0.0375453757545896" calcext:value-type="float">
            <text:p>0.03754537575459</text:p>
          </table:table-cell>
          <table:table-cell table:style-name="ce4" table:formula="of:=[$Redistribution_high.P49]" office:value-type="float" office:value="0.0308906634209837" calcext:value-type="float">
            <text:p>0.030890663420984</text:p>
          </table:table-cell>
          <table:table-cell table:style-name="ce4" table:formula="of:=[$Redistribution_high.Q49]" office:value-type="float" office:value="0.0507193490306259" calcext:value-type="float">
            <text:p>0.050719349030626</text:p>
          </table:table-cell>
          <table:table-cell/>
          <table:table-cell table:style-name="ce4" table:formula="of:=[$Redistribution_central.N49]" office:value-type="float" office:value="0.0348913860194998" calcext:value-type="float">
            <text:p>0.0348913860195</text:p>
          </table:table-cell>
          <table:table-cell table:style-name="ce4" table:formula="of:=[$Redistribution_central.O49]" office:value-type="float" office:value="0.0320376561799742" calcext:value-type="float">
            <text:p>0.032037656179974</text:p>
          </table:table-cell>
          <table:table-cell table:style-name="ce4" table:formula="of:=[$Redistribution_central.P49]" office:value-type="float" office:value="0.0265125425931834" calcext:value-type="float">
            <text:p>0.026512542593183</text:p>
          </table:table-cell>
          <table:table-cell table:style-name="ce4" table:formula="of:=[$Redistribution_central.Q49]" office:value-type="float" office:value="0.0438140889985682" calcext:value-type="float">
            <text:p>0.043814088998568</text:p>
          </table:table-cell>
          <table:table-cell/>
          <table:table-cell table:style-name="ce4" table:formula="of:=[$redistribution_low.N49]" office:value-type="float" office:value="0.0378646180990073" calcext:value-type="float">
            <text:p>0.037864618099007</text:p>
          </table:table-cell>
          <table:table-cell table:style-name="ce4" table:formula="of:=[$redistribution_low.O49]" office:value-type="float" office:value="0.0379504564852882" calcext:value-type="float">
            <text:p>0.037950456485288</text:p>
          </table:table-cell>
          <table:table-cell table:style-name="ce4" table:formula="of:=[$redistribution_low.P49]" office:value-type="float" office:value="0.029387771111542" calcext:value-type="float">
            <text:p>0.029387771111542</text:p>
          </table:table-cell>
          <table:table-cell table:style-name="ce4" table:formula="of:=[$redistribution_low.Q49]" office:value-type="float" office:value="0.0503250316621254" calcext:value-type="float">
            <text:p>0.050325031662125</text:p>
          </table:table-cell>
          <table:table-cell table:number-columns-repeated="49"/>
        </table:table-row>
        <table:table-row table:style-name="ro1">
          <table:table-cell table:style-name="ce4" table:formula="of:=[.A52]+1" office:value-type="float" office:value="97" calcext:value-type="float">
            <text:p>97</text:p>
          </table:table-cell>
          <table:table-cell table:style-name="ce4" table:formula="of:=[$Redistribution_high.N50]" office:value-type="float" office:value="0.0405315312558633" calcext:value-type="float">
            <text:p>0.040531531255863</text:p>
          </table:table-cell>
          <table:table-cell table:style-name="ce4" table:formula="of:=[$Redistribution_high.O50]" office:value-type="float" office:value="0.0395194184632755" calcext:value-type="float">
            <text:p>0.039519418463276</text:p>
          </table:table-cell>
          <table:table-cell table:style-name="ce4" table:formula="of:=[$Redistribution_high.P50]" office:value-type="float" office:value="0.0312376806666668" calcext:value-type="float">
            <text:p>0.031237680666667</text:p>
          </table:table-cell>
          <table:table-cell table:style-name="ce4" table:formula="of:=[$Redistribution_high.Q50]" office:value-type="float" office:value="0.0522485732979954" calcext:value-type="float">
            <text:p>0.052248573297996</text:p>
          </table:table-cell>
          <table:table-cell/>
          <table:table-cell table:style-name="ce4" table:formula="of:=[$Redistribution_central.N50]" office:value-type="float" office:value="0.0381060098978716" calcext:value-type="float">
            <text:p>0.038106009897872</text:p>
          </table:table-cell>
          <table:table-cell table:style-name="ce4" table:formula="of:=[$Redistribution_central.O50]" office:value-type="float" office:value="0.0349711262307598" calcext:value-type="float">
            <text:p>0.03497112623076</text:p>
          </table:table-cell>
          <table:table-cell table:style-name="ce4" table:formula="of:=[$Redistribution_central.P50]" office:value-type="float" office:value="0.0289719711801322" calcext:value-type="float">
            <text:p>0.028971971180132</text:p>
          </table:table-cell>
          <table:table-cell table:style-name="ce4" table:formula="of:=[$Redistribution_central.Q50]" office:value-type="float" office:value="0.0477937985411883" calcext:value-type="float">
            <text:p>0.047793798541188</text:p>
          </table:table-cell>
          <table:table-cell/>
          <table:table-cell table:style-name="ce4" table:formula="of:=[$redistribution_low.N50]" office:value-type="float" office:value="0.0379420090760805" calcext:value-type="float">
            <text:p>0.037942009076081</text:p>
          </table:table-cell>
          <table:table-cell table:style-name="ce4" table:formula="of:=[$redistribution_low.O50]" office:value-type="float" office:value="0.0376311190619094" calcext:value-type="float">
            <text:p>0.037631119061909</text:p>
          </table:table-cell>
          <table:table-cell table:style-name="ce4" table:formula="of:=[$redistribution_low.P50]" office:value-type="float" office:value="0.0298177919578885" calcext:value-type="float">
            <text:p>0.029817791957889</text:p>
          </table:table-cell>
          <table:table-cell table:style-name="ce4" table:formula="of:=[$redistribution_low.Q50]" office:value-type="float" office:value="0.0494844165853421" calcext:value-type="float">
            <text:p>0.049484416585342</text:p>
          </table:table-cell>
          <table:table-cell table:number-columns-repeated="49"/>
        </table:table-row>
        <table:table-row table:style-name="ro1">
          <table:table-cell table:style-name="ce4" table:formula="of:=[.A53]+1" office:value-type="float" office:value="98" calcext:value-type="float">
            <text:p>98</text:p>
          </table:table-cell>
          <table:table-cell table:style-name="ce4" table:formula="of:=[$Redistribution_high.N51]" office:value-type="float" office:value="0.0376255024240454" calcext:value-type="float">
            <text:p>0.037625502424045</text:p>
          </table:table-cell>
          <table:table-cell table:style-name="ce4" table:formula="of:=[$Redistribution_high.O51]" office:value-type="float" office:value="0.0388134698331046" calcext:value-type="float">
            <text:p>0.038813469833105</text:p>
          </table:table-cell>
          <table:table-cell table:style-name="ce4" table:formula="of:=[$Redistribution_high.P51]" office:value-type="float" office:value="0.030281950780395" calcext:value-type="float">
            <text:p>0.030281950780395</text:p>
          </table:table-cell>
          <table:table-cell table:style-name="ce4" table:formula="of:=[$Redistribution_high.Q51]" office:value-type="float" office:value="0.0489192235247631" calcext:value-type="float">
            <text:p>0.048919223524763</text:p>
          </table:table-cell>
          <table:table-cell/>
          <table:table-cell table:style-name="ce4" table:formula="of:=[$Redistribution_central.N51]" office:value-type="float" office:value="0.0393919948248827" calcext:value-type="float">
            <text:p>0.039391994824883</text:p>
          </table:table-cell>
          <table:table-cell table:style-name="ce4" table:formula="of:=[$Redistribution_central.O51]" office:value-type="float" office:value="0.0374402330276536" calcext:value-type="float">
            <text:p>0.037440233027654</text:p>
          </table:table-cell>
          <table:table-cell table:style-name="ce4" table:formula="of:=[$Redistribution_central.P51]" office:value-type="float" office:value="0.0308415830393015" calcext:value-type="float">
            <text:p>0.030841583039302</text:p>
          </table:table-cell>
          <table:table-cell table:style-name="ce4" table:formula="of:=[$Redistribution_central.Q51]" office:value-type="float" office:value="0.0495340587731112" calcext:value-type="float">
            <text:p>0.049534058773111</text:p>
          </table:table-cell>
          <table:table-cell/>
          <table:table-cell table:style-name="ce4" table:formula="of:=[$redistribution_low.N51]" office:value-type="float" office:value="0.0386614122993718" calcext:value-type="float">
            <text:p>0.038661412299372</text:p>
          </table:table-cell>
          <table:table-cell table:style-name="ce4" table:formula="of:=[$redistribution_low.O51]" office:value-type="float" office:value="0.0387785462235997" calcext:value-type="float">
            <text:p>0.0387785462236</text:p>
          </table:table-cell>
          <table:table-cell table:style-name="ce4" table:formula="of:=[$redistribution_low.P51]" office:value-type="float" office:value="0.0309883195994339" calcext:value-type="float">
            <text:p>0.030988319599434</text:p>
          </table:table-cell>
          <table:table-cell table:style-name="ce4" table:formula="of:=[$redistribution_low.Q51]" office:value-type="float" office:value="0.0501402994823266" calcext:value-type="float">
            <text:p>0.050140299482327</text:p>
          </table:table-cell>
          <table:table-cell table:number-columns-repeated="49"/>
        </table:table-row>
        <table:table-row table:style-name="ro1">
          <table:table-cell table:style-name="ce4" table:formula="of:=[.A54]+1" office:value-type="float" office:value="99" calcext:value-type="float">
            <text:p>99</text:p>
          </table:table-cell>
          <table:table-cell table:style-name="ce4" table:formula="of:=[$Redistribution_high.N52]" office:value-type="float" office:value="0.0393633860528872" calcext:value-type="float">
            <text:p>0.039363386052887</text:p>
          </table:table-cell>
          <table:table-cell table:style-name="ce4" table:formula="of:=[$Redistribution_high.O52]" office:value-type="float" office:value="0.0371304387824085" calcext:value-type="float">
            <text:p>0.037130438782409</text:p>
          </table:table-cell>
          <table:table-cell table:style-name="ce4" table:formula="of:=[$Redistribution_high.P52]" office:value-type="float" office:value="0.0305954795427676" calcext:value-type="float">
            <text:p>0.030595479542768</text:p>
          </table:table-cell>
          <table:table-cell table:style-name="ce4" table:formula="of:=[$Redistribution_high.Q52]" office:value-type="float" office:value="0.0493312723336369" calcext:value-type="float">
            <text:p>0.049331272333637</text:p>
          </table:table-cell>
          <table:table-cell/>
          <table:table-cell table:style-name="ce4" table:formula="of:=[$Redistribution_central.N52]" office:value-type="float" office:value="0.0336617199992302" calcext:value-type="float">
            <text:p>0.03366171999923</text:p>
          </table:table-cell>
          <table:table-cell table:style-name="ce4" table:formula="of:=[$Redistribution_central.O52]" office:value-type="float" office:value="0.0307925311779566" calcext:value-type="float">
            <text:p>0.030792531177957</text:p>
          </table:table-cell>
          <table:table-cell table:style-name="ce4" table:formula="of:=[$Redistribution_central.P52]" office:value-type="float" office:value="0.0272607016054409" calcext:value-type="float">
            <text:p>0.027260701605441</text:p>
          </table:table-cell>
          <table:table-cell table:style-name="ce4" table:formula="of:=[$Redistribution_central.Q52]" office:value-type="float" office:value="0.0398773473816649" calcext:value-type="float">
            <text:p>0.039877347381665</text:p>
          </table:table-cell>
          <table:table-cell/>
          <table:table-cell table:style-name="ce4" table:formula="of:=[$redistribution_low.N52]" office:value-type="float" office:value="0.0422268392159275" calcext:value-type="float">
            <text:p>0.042226839215928</text:p>
          </table:table-cell>
          <table:table-cell table:style-name="ce4" table:formula="of:=[$redistribution_low.O52]" office:value-type="float" office:value="0.0404010113075559" calcext:value-type="float">
            <text:p>0.040401011307556</text:p>
          </table:table-cell>
          <table:table-cell table:style-name="ce4" table:formula="of:=[$redistribution_low.P52]" office:value-type="float" office:value="0.0321145805864572" calcext:value-type="float">
            <text:p>0.032114580586457</text:p>
          </table:table-cell>
          <table:table-cell table:style-name="ce4" table:formula="of:=[$redistribution_low.Q52]" office:value-type="float" office:value="0.0555217089401727" calcext:value-type="float">
            <text:p>0.055521708940173</text:p>
          </table:table-cell>
          <table:table-cell table:number-columns-repeated="49"/>
        </table:table-row>
        <table:table-row table:style-name="ro1">
          <table:table-cell table:style-name="ce4" table:formula="of:=[.A55]+1" office:value-type="float" office:value="100" calcext:value-type="float">
            <text:p>100</text:p>
          </table:table-cell>
          <table:table-cell table:style-name="ce4" table:formula="of:=[$Redistribution_high.N53]" office:value-type="float" office:value="0.0368632349042575" calcext:value-type="float">
            <text:p>0.036863234904258</text:p>
          </table:table-cell>
          <table:table-cell table:style-name="ce4" table:formula="of:=[$Redistribution_high.O53]" office:value-type="float" office:value="0.0370066126117478" calcext:value-type="float">
            <text:p>0.037006612611748</text:p>
          </table:table-cell>
          <table:table-cell table:style-name="ce4" table:formula="of:=[$Redistribution_high.P53]" office:value-type="float" office:value="0.029336010123751" calcext:value-type="float">
            <text:p>0.029336010123751</text:p>
          </table:table-cell>
          <table:table-cell table:style-name="ce4" table:formula="of:=[$Redistribution_high.Q53]" office:value-type="float" office:value="0.0473820826387712" calcext:value-type="float">
            <text:p>0.047382082638771</text:p>
          </table:table-cell>
          <table:table-cell/>
          <table:table-cell table:style-name="ce4" table:formula="of:=[$Redistribution_central.N53]" office:value-type="float" office:value="0.0353119799065916" calcext:value-type="float">
            <text:p>0.035311979906592</text:p>
          </table:table-cell>
          <table:table-cell table:style-name="ce4" table:formula="of:=[$Redistribution_central.O53]" office:value-type="float" office:value="0.0343583236854261" calcext:value-type="float">
            <text:p>0.034358323685426</text:p>
          </table:table-cell>
          <table:table-cell table:style-name="ce4" table:formula="of:=[$Redistribution_central.P53]" office:value-type="float" office:value="0.0294945865806512" calcext:value-type="float">
            <text:p>0.029494586580651</text:p>
          </table:table-cell>
          <table:table-cell table:style-name="ce4" table:formula="of:=[$Redistribution_central.Q53]" office:value-type="float" office:value="0.04255790972865" calcext:value-type="float">
            <text:p>0.04255790972865</text:p>
          </table:table-cell>
          <table:table-cell/>
          <table:table-cell table:style-name="ce4" table:formula="of:=[$redistribution_low.N53]" office:value-type="float" office:value="0.0403325328986518" calcext:value-type="float">
            <text:p>0.040332532898652</text:p>
          </table:table-cell>
          <table:table-cell table:style-name="ce4" table:formula="of:=[$redistribution_low.O53]" office:value-type="float" office:value="0.0411843345866133" calcext:value-type="float">
            <text:p>0.041184334586613</text:p>
          </table:table-cell>
          <table:table-cell table:style-name="ce4" table:formula="of:=[$redistribution_low.P53]" office:value-type="float" office:value="0.0319348172032397" calcext:value-type="float">
            <text:p>0.03193481720324</text:p>
          </table:table-cell>
          <table:table-cell table:style-name="ce4" table:formula="of:=[$redistribution_low.Q53]" office:value-type="float" office:value="0.0535098541079769" calcext:value-type="float">
            <text:p>0.053509854107977</text:p>
          </table:table-cell>
          <table:table-cell table:number-columns-repeated="49"/>
        </table:table-row>
        <table:table-row table:style-name="ro1">
          <table:table-cell table:style-name="ce4" table:formula="of:=[.A56]+1" office:value-type="float" office:value="101" calcext:value-type="float">
            <text:p>101</text:p>
          </table:table-cell>
          <table:table-cell table:style-name="ce4" table:formula="of:=[$Redistribution_high.N54]" office:value-type="float" office:value="0.0390547108938703" calcext:value-type="float">
            <text:p>0.03905471089387</text:p>
          </table:table-cell>
          <table:table-cell table:style-name="ce4" table:formula="of:=[$Redistribution_high.O54]" office:value-type="float" office:value="0.0383849729518491" calcext:value-type="float">
            <text:p>0.038384972951849</text:p>
          </table:table-cell>
          <table:table-cell table:style-name="ce4" table:formula="of:=[$Redistribution_high.P54]" office:value-type="float" office:value="0.0308165048577872" calcext:value-type="float">
            <text:p>0.030816504857787</text:p>
          </table:table-cell>
          <table:table-cell table:style-name="ce4" table:formula="of:=[$Redistribution_high.Q54]" office:value-type="float" office:value="0.0497645892802733" calcext:value-type="float">
            <text:p>0.049764589280273</text:p>
          </table:table-cell>
          <table:table-cell/>
          <table:table-cell table:style-name="ce4" table:formula="of:=[$Redistribution_central.N54]" office:value-type="float" office:value="0.0378318636176841" calcext:value-type="float">
            <text:p>0.037831863617684</text:p>
          </table:table-cell>
          <table:table-cell table:style-name="ce4" table:formula="of:=[$Redistribution_central.O54]" office:value-type="float" office:value="0.033013867038598" calcext:value-type="float">
            <text:p>0.033013867038598</text:p>
          </table:table-cell>
          <table:table-cell table:style-name="ce4" table:formula="of:=[$Redistribution_central.P54]" office:value-type="float" office:value="0.0285309613157479" calcext:value-type="float">
            <text:p>0.028530961315748</text:p>
          </table:table-cell>
          <table:table-cell table:style-name="ce4" table:formula="of:=[$Redistribution_central.Q54]" office:value-type="float" office:value="0.0461025357230518" calcext:value-type="float">
            <text:p>0.046102535723052</text:p>
          </table:table-cell>
          <table:table-cell/>
          <table:table-cell table:style-name="ce4" table:formula="of:=[$redistribution_low.N54]" office:value-type="float" office:value="0.038713969441412" calcext:value-type="float">
            <text:p>0.038713969441412</text:p>
          </table:table-cell>
          <table:table-cell table:style-name="ce4" table:formula="of:=[$redistribution_low.O54]" office:value-type="float" office:value="0.0346002665021629" calcext:value-type="float">
            <text:p>0.034600266502163</text:p>
          </table:table-cell>
          <table:table-cell table:style-name="ce4" table:formula="of:=[$redistribution_low.P54]" office:value-type="float" office:value="0.0292073499595484" calcext:value-type="float">
            <text:p>0.029207349959548</text:p>
          </table:table-cell>
          <table:table-cell table:style-name="ce4" table:formula="of:=[$redistribution_low.Q54]" office:value-type="float" office:value="0.0487535710406266" calcext:value-type="float">
            <text:p>0.048753571040627</text:p>
          </table:table-cell>
          <table:table-cell table:number-columns-repeated="49"/>
        </table:table-row>
        <table:table-row table:style-name="ro1">
          <table:table-cell table:style-name="ce4" table:formula="of:=[.A57]+1" office:value-type="float" office:value="102" calcext:value-type="float">
            <text:p>102</text:p>
          </table:table-cell>
          <table:table-cell table:style-name="ce4" table:formula="of:=[$Redistribution_high.N55]" office:value-type="float" office:value="0.0387295016455475" calcext:value-type="float">
            <text:p>0.038729501645548</text:p>
          </table:table-cell>
          <table:table-cell table:style-name="ce4" table:formula="of:=[$Redistribution_high.O55]" office:value-type="float" office:value="0.0370879786433336" calcext:value-type="float">
            <text:p>0.037087978643334</text:p>
          </table:table-cell>
          <table:table-cell table:style-name="ce4" table:formula="of:=[$Redistribution_high.P55]" office:value-type="float" office:value="0.0296357962973602" calcext:value-type="float">
            <text:p>0.02963579629736</text:p>
          </table:table-cell>
          <table:table-cell table:style-name="ce4" table:formula="of:=[$Redistribution_high.Q55]" office:value-type="float" office:value="0.0498557186733102" calcext:value-type="float">
            <text:p>0.04985571867331</text:p>
          </table:table-cell>
          <table:table-cell/>
          <table:table-cell table:style-name="ce4" table:formula="of:=[$Redistribution_central.N55]" office:value-type="float" office:value="0.0364064942112299" calcext:value-type="float">
            <text:p>0.03640649421123</text:p>
          </table:table-cell>
          <table:table-cell table:style-name="ce4" table:formula="of:=[$Redistribution_central.O55]" office:value-type="float" office:value="0.03487399828385" calcext:value-type="float">
            <text:p>0.03487399828385</text:p>
          </table:table-cell>
          <table:table-cell table:style-name="ce4" table:formula="of:=[$Redistribution_central.P55]" office:value-type="float" office:value="0.029204832626042" calcext:value-type="float">
            <text:p>0.029204832626042</text:p>
          </table:table-cell>
          <table:table-cell table:style-name="ce4" table:formula="of:=[$Redistribution_central.Q55]" office:value-type="float" office:value="0.045059213803735" calcext:value-type="float">
            <text:p>0.045059213803735</text:p>
          </table:table-cell>
          <table:table-cell/>
          <table:table-cell table:style-name="ce4" table:formula="of:=[$redistribution_low.N55]" office:value-type="float" office:value="0.0393518285925354" calcext:value-type="float">
            <text:p>0.039351828592536</text:p>
          </table:table-cell>
          <table:table-cell table:style-name="ce4" table:formula="of:=[$redistribution_low.O55]" office:value-type="float" office:value="0.0380532175427378" calcext:value-type="float">
            <text:p>0.038053217542738</text:p>
          </table:table-cell>
          <table:table-cell table:style-name="ce4" table:formula="of:=[$redistribution_low.P55]" office:value-type="float" office:value="0.0297967724086872" calcext:value-type="float">
            <text:p>0.029796772408687</text:p>
          </table:table-cell>
          <table:table-cell table:style-name="ce4" table:formula="of:=[$redistribution_low.Q55]" office:value-type="float" office:value="0.0525038697803158" calcext:value-type="float">
            <text:p>0.052503869780316</text:p>
          </table:table-cell>
          <table:table-cell table:number-columns-repeated="49"/>
        </table:table-row>
        <table:table-row table:style-name="ro1">
          <table:table-cell table:style-name="ce4" table:formula="of:=[.A58]+1" office:value-type="float" office:value="103" calcext:value-type="float">
            <text:p>103</text:p>
          </table:table-cell>
          <table:table-cell table:style-name="ce4" table:formula="of:=[$Redistribution_high.N56]" office:value-type="float" office:value="0.0387401622647418" calcext:value-type="float">
            <text:p>0.038740162264742</text:p>
          </table:table-cell>
          <table:table-cell table:style-name="ce4" table:formula="of:=[$Redistribution_high.O56]" office:value-type="float" office:value="0.0373849710576419" calcext:value-type="float">
            <text:p>0.037384971057642</text:p>
          </table:table-cell>
          <table:table-cell table:style-name="ce4" table:formula="of:=[$Redistribution_high.P56]" office:value-type="float" office:value="0.0305341795332004" calcext:value-type="float">
            <text:p>0.0305341795332</text:p>
          </table:table-cell>
          <table:table-cell table:style-name="ce4" table:formula="of:=[$Redistribution_high.Q56]" office:value-type="float" office:value="0.0489557763818124" calcext:value-type="float">
            <text:p>0.048955776381812</text:p>
          </table:table-cell>
          <table:table-cell/>
          <table:table-cell table:style-name="ce4" table:formula="of:=[$Redistribution_central.N56]" office:value-type="float" office:value="0.0394860748669914" calcext:value-type="float">
            <text:p>0.039486074866991</text:p>
          </table:table-cell>
          <table:table-cell table:style-name="ce4" table:formula="of:=[$Redistribution_central.O56]" office:value-type="float" office:value="0.0378157954316987" calcext:value-type="float">
            <text:p>0.037815795431699</text:p>
          </table:table-cell>
          <table:table-cell table:style-name="ce4" table:formula="of:=[$Redistribution_central.P56]" office:value-type="float" office:value="0.0304969183029855" calcext:value-type="float">
            <text:p>0.030496918302986</text:p>
          </table:table-cell>
          <table:table-cell table:style-name="ce4" table:formula="of:=[$Redistribution_central.Q56]" office:value-type="float" office:value="0.050641079311183" calcext:value-type="float">
            <text:p>0.050641079311183</text:p>
          </table:table-cell>
          <table:table-cell/>
          <table:table-cell table:style-name="ce4" table:formula="of:=[$redistribution_low.N56]" office:value-type="float" office:value="0.0406688232638656" calcext:value-type="float">
            <text:p>0.040668823263866</text:p>
          </table:table-cell>
          <table:table-cell table:style-name="ce4" table:formula="of:=[$redistribution_low.O56]" office:value-type="float" office:value="0.0427328764905002" calcext:value-type="float">
            <text:p>0.0427328764905</text:p>
          </table:table-cell>
          <table:table-cell table:style-name="ce4" table:formula="of:=[$redistribution_low.P56]" office:value-type="float" office:value="0.0329873669842812" calcext:value-type="float">
            <text:p>0.032987366984281</text:p>
          </table:table-cell>
          <table:table-cell table:style-name="ce4" table:formula="of:=[$redistribution_low.Q56]" office:value-type="float" office:value="0.0541468951382492" calcext:value-type="float">
            <text:p>0.054146895138249</text:p>
          </table:table-cell>
          <table:table-cell table:number-columns-repeated="49"/>
        </table:table-row>
        <table:table-row table:style-name="ro1">
          <table:table-cell table:style-name="ce4" table:formula="of:=[.A59]+1" office:value-type="float" office:value="104" calcext:value-type="float">
            <text:p>104</text:p>
          </table:table-cell>
          <table:table-cell table:style-name="ce4" table:formula="of:=[$Redistribution_high.N57]" office:value-type="float" office:value="0.0369544579167432" calcext:value-type="float">
            <text:p>0.036954457916743</text:p>
          </table:table-cell>
          <table:table-cell table:style-name="ce4" table:formula="of:=[$Redistribution_high.O57]" office:value-type="float" office:value="0.0375609843465187" calcext:value-type="float">
            <text:p>0.037560984346519</text:p>
          </table:table-cell>
          <table:table-cell table:style-name="ce4" table:formula="of:=[$Redistribution_high.P57]" office:value-type="float" office:value="0.0311657830723524" calcext:value-type="float">
            <text:p>0.031165783072353</text:p>
          </table:table-cell>
          <table:table-cell table:style-name="ce4" table:formula="of:=[$Redistribution_high.Q57]" office:value-type="float" office:value="0.0456680357831198" calcext:value-type="float">
            <text:p>0.04566803578312</text:p>
          </table:table-cell>
          <table:table-cell/>
          <table:table-cell table:style-name="ce4" table:formula="of:=[$Redistribution_central.N57]" office:value-type="float" office:value="0.04026020498224" calcext:value-type="float">
            <text:p>0.04026020498224</text:p>
          </table:table-cell>
          <table:table-cell table:style-name="ce4" table:formula="of:=[$Redistribution_central.O57]" office:value-type="float" office:value="0.0378353328616341" calcext:value-type="float">
            <text:p>0.037835332861634</text:p>
          </table:table-cell>
          <table:table-cell table:style-name="ce4" table:formula="of:=[$Redistribution_central.P57]" office:value-type="float" office:value="0.0302686878120767" calcext:value-type="float">
            <text:p>0.030268687812077</text:p>
          </table:table-cell>
          <table:table-cell table:style-name="ce4" table:formula="of:=[$Redistribution_central.Q57]" office:value-type="float" office:value="0.0521378687877985" calcext:value-type="float">
            <text:p>0.052137868787799</text:p>
          </table:table-cell>
          <table:table-cell/>
          <table:table-cell table:style-name="ce4" table:formula="of:=[$redistribution_low.N57]" office:value-type="float" office:value="0.0382418886437163" calcext:value-type="float">
            <text:p>0.038241888643716</text:p>
          </table:table-cell>
          <table:table-cell table:style-name="ce4" table:formula="of:=[$redistribution_low.O57]" office:value-type="float" office:value="0.0400920968736428" calcext:value-type="float">
            <text:p>0.040092096873643</text:p>
          </table:table-cell>
          <table:table-cell table:style-name="ce4" table:formula="of:=[$redistribution_low.P57]" office:value-type="float" office:value="0.030327969944513" calcext:value-type="float">
            <text:p>0.030327969944513</text:p>
          </table:table-cell>
          <table:table-cell table:style-name="ce4" table:formula="of:=[$redistribution_low.Q57]" office:value-type="float" office:value="0.0519064506194341" calcext:value-type="float">
            <text:p>0.051906450619434</text:p>
          </table:table-cell>
          <table:table-cell table:number-columns-repeated="49"/>
        </table:table-row>
        <table:table-row table:style-name="ro1">
          <table:table-cell table:style-name="ce4" table:formula="of:=[.A60]+1" office:value-type="float" office:value="105" calcext:value-type="float">
            <text:p>105</text:p>
          </table:table-cell>
          <table:table-cell table:style-name="ce4" table:formula="of:=[$Redistribution_high.N58]" office:value-type="float" office:value="0.0375126528839193" calcext:value-type="float">
            <text:p>0.037512652883919</text:p>
          </table:table-cell>
          <table:table-cell table:style-name="ce4" table:formula="of:=[$Redistribution_high.O58]" office:value-type="float" office:value="0.0393443378626466" calcext:value-type="float">
            <text:p>0.039344337862647</text:p>
          </table:table-cell>
          <table:table-cell table:style-name="ce4" table:formula="of:=[$Redistribution_high.P58]" office:value-type="float" office:value="0.0303963207365106" calcext:value-type="float">
            <text:p>0.030396320736511</text:p>
          </table:table-cell>
          <table:table-cell table:style-name="ce4" table:formula="of:=[$Redistribution_high.Q58]" office:value-type="float" office:value="0.0491624363604288" calcext:value-type="float">
            <text:p>0.049162436360429</text:p>
          </table:table-cell>
          <table:table-cell/>
          <table:table-cell table:style-name="ce4" table:formula="of:=[$Redistribution_central.N58]" office:value-type="float" office:value="0.0357021200451121" calcext:value-type="float">
            <text:p>0.035702120045112</text:p>
          </table:table-cell>
          <table:table-cell table:style-name="ce4" table:formula="of:=[$Redistribution_central.O58]" office:value-type="float" office:value="0.0324150902348811" calcext:value-type="float">
            <text:p>0.032415090234881</text:p>
          </table:table-cell>
          <table:table-cell table:style-name="ce4" table:formula="of:=[$Redistribution_central.P58]" office:value-type="float" office:value="0.0272524087399777" calcext:value-type="float">
            <text:p>0.027252408739978</text:p>
          </table:table-cell>
          <table:table-cell table:style-name="ce4" table:formula="of:=[$Redistribution_central.Q58]" office:value-type="float" office:value="0.0443484180440792" calcext:value-type="float">
            <text:p>0.044348418044079</text:p>
          </table:table-cell>
          <table:table-cell/>
          <table:table-cell table:style-name="ce4" table:formula="of:=[$redistribution_low.N58]" office:value-type="float" office:value="0.0396302685487404" calcext:value-type="float">
            <text:p>0.03963026854874</text:p>
          </table:table-cell>
          <table:table-cell table:style-name="ce4" table:formula="of:=[$redistribution_low.O58]" office:value-type="float" office:value="0.0420359875902216" calcext:value-type="float">
            <text:p>0.042035987590222</text:p>
          </table:table-cell>
          <table:table-cell table:style-name="ce4" table:formula="of:=[$redistribution_low.P58]" office:value-type="float" office:value="0.0318612109028344" calcext:value-type="float">
            <text:p>0.031861210902835</text:p>
          </table:table-cell>
          <table:table-cell table:style-name="ce4" table:formula="of:=[$redistribution_low.Q58]" office:value-type="float" office:value="0.0534808151095292" calcext:value-type="float">
            <text:p>0.053480815109529</text:p>
          </table:table-cell>
          <table:table-cell table:number-columns-repeated="49"/>
        </table:table-row>
        <table:table-row table:style-name="ro1">
          <table:table-cell table:style-name="ce4" table:formula="of:=[.A61]+1" office:value-type="float" office:value="106" calcext:value-type="float">
            <text:p>106</text:p>
          </table:table-cell>
          <table:table-cell table:style-name="ce4" table:formula="of:=[$Redistribution_high.N59]" office:value-type="float" office:value="0.0382260646826201" calcext:value-type="float">
            <text:p>0.03822606468262</text:p>
          </table:table-cell>
          <table:table-cell table:style-name="ce4" table:formula="of:=[$Redistribution_high.O59]" office:value-type="float" office:value="0.0382864677986618" calcext:value-type="float">
            <text:p>0.038286467798662</text:p>
          </table:table-cell>
          <table:table-cell table:style-name="ce4" table:formula="of:=[$Redistribution_high.P59]" office:value-type="float" office:value="0.0293546036638259" calcext:value-type="float">
            <text:p>0.029354603663826</text:p>
          </table:table-cell>
          <table:table-cell table:style-name="ce4" table:formula="of:=[$Redistribution_high.Q59]" office:value-type="float" office:value="0.0506434011821277" calcext:value-type="float">
            <text:p>0.050643401182128</text:p>
          </table:table-cell>
          <table:table-cell/>
          <table:table-cell table:style-name="ce4" table:formula="of:=[$Redistribution_central.N59]" office:value-type="float" office:value="0.0337833257687727" calcext:value-type="float">
            <text:p>0.033783325768773</text:p>
          </table:table-cell>
          <table:table-cell table:style-name="ce4" table:formula="of:=[$Redistribution_central.O59]" office:value-type="float" office:value="0.0331777380909988" calcext:value-type="float">
            <text:p>0.033177738090999</text:p>
          </table:table-cell>
          <table:table-cell table:style-name="ce4" table:formula="of:=[$Redistribution_central.P59]" office:value-type="float" office:value="0.0271202632306793" calcext:value-type="float">
            <text:p>0.027120263230679</text:p>
          </table:table-cell>
          <table:table-cell table:style-name="ce4" table:formula="of:=[$Redistribution_central.Q59]" office:value-type="float" office:value="0.0425899078962205" calcext:value-type="float">
            <text:p>0.042589907896221</text:p>
          </table:table-cell>
          <table:table-cell/>
          <table:table-cell table:style-name="ce4" table:formula="of:=[$redistribution_low.N59]" office:value-type="float" office:value="0.0378262732701595" calcext:value-type="float">
            <text:p>0.03782627327016</text:p>
          </table:table-cell>
          <table:table-cell table:style-name="ce4" table:formula="of:=[$redistribution_low.O59]" office:value-type="float" office:value="0.0396443618351577" calcext:value-type="float">
            <text:p>0.039644361835158</text:p>
          </table:table-cell>
          <table:table-cell table:style-name="ce4" table:formula="of:=[$redistribution_low.P59]" office:value-type="float" office:value="0.0307249773771389" calcext:value-type="float">
            <text:p>0.030724977377139</text:p>
          </table:table-cell>
          <table:table-cell table:style-name="ce4" table:formula="of:=[$redistribution_low.Q59]" office:value-type="float" office:value="0.0502886975346109" calcext:value-type="float">
            <text:p>0.050288697534611</text:p>
          </table:table-cell>
          <table:table-cell table:number-columns-repeated="49"/>
        </table:table-row>
        <table:table-row table:style-name="ro1">
          <table:table-cell table:style-name="ce4" table:formula="of:=[.A62]+1" office:value-type="float" office:value="107" calcext:value-type="float">
            <text:p>107</text:p>
          </table:table-cell>
          <table:table-cell table:style-name="ce4" table:formula="of:=[$Redistribution_high.N60]" office:value-type="float" office:value="0.0372825637680608" calcext:value-type="float">
            <text:p>0.037282563768061</text:p>
          </table:table-cell>
          <table:table-cell table:style-name="ce4" table:formula="of:=[$Redistribution_high.O60]" office:value-type="float" office:value="0.0383313797340801" calcext:value-type="float">
            <text:p>0.03833137973408</text:p>
          </table:table-cell>
          <table:table-cell table:style-name="ce4" table:formula="of:=[$Redistribution_high.P60]" office:value-type="float" office:value="0.0291999834796316" calcext:value-type="float">
            <text:p>0.029199983479632</text:p>
          </table:table-cell>
          <table:table-cell table:style-name="ce4" table:formula="of:=[$Redistribution_high.Q60]" office:value-type="float" office:value="0.0495920443787458" calcext:value-type="float">
            <text:p>0.049592044378746</text:p>
          </table:table-cell>
          <table:table-cell/>
          <table:table-cell table:style-name="ce4" table:formula="of:=[$Redistribution_central.N60]" office:value-type="float" office:value="0.0336702481122425" calcext:value-type="float">
            <text:p>0.033670248112243</text:p>
          </table:table-cell>
          <table:table-cell table:style-name="ce4" table:formula="of:=[$Redistribution_central.O60]" office:value-type="float" office:value="0.0325689736707039" calcext:value-type="float">
            <text:p>0.032568973670704</text:p>
          </table:table-cell>
          <table:table-cell table:style-name="ce4" table:formula="of:=[$Redistribution_central.P60]" office:value-type="float" office:value="0.0257624676737021" calcext:value-type="float">
            <text:p>0.025762467673702</text:p>
          </table:table-cell>
          <table:table-cell table:style-name="ce4" table:formula="of:=[$Redistribution_central.Q60]" office:value-type="float" office:value="0.0437264922089774" calcext:value-type="float">
            <text:p>0.043726492208977</text:p>
          </table:table-cell>
          <table:table-cell/>
          <table:table-cell table:style-name="ce4" table:formula="of:=[$redistribution_low.N60]" office:value-type="float" office:value="0.0384259467936083" calcext:value-type="float">
            <text:p>0.038425946793608</text:p>
          </table:table-cell>
          <table:table-cell table:style-name="ce4" table:formula="of:=[$redistribution_low.O60]" office:value-type="float" office:value="0.0411391330789172" calcext:value-type="float">
            <text:p>0.041139133078917</text:p>
          </table:table-cell>
          <table:table-cell table:style-name="ce4" table:formula="of:=[$redistribution_low.P60]" office:value-type="float" office:value="0.0317470219426105" calcext:value-type="float">
            <text:p>0.031747021942611</text:p>
          </table:table-cell>
          <table:table-cell table:style-name="ce4" table:formula="of:=[$redistribution_low.Q60]" office:value-type="float" office:value="0.0511553809031842" calcext:value-type="float">
            <text:p>0.051155380903184</text:p>
          </table:table-cell>
          <table:table-cell table:number-columns-repeated="49"/>
        </table:table-row>
        <table:table-row table:style-name="ro1">
          <table:table-cell table:style-name="ce4" table:formula="of:=[.A63]+1" office:value-type="float" office:value="108" calcext:value-type="float">
            <text:p>108</text:p>
          </table:table-cell>
          <table:table-cell table:style-name="ce4" table:formula="of:=[$Redistribution_high.N61]" office:value-type="float" office:value="0.0360648611157912" calcext:value-type="float">
            <text:p>0.036064861115791</text:p>
          </table:table-cell>
          <table:table-cell table:style-name="ce4" table:formula="of:=[$Redistribution_high.O61]" office:value-type="float" office:value="0.0369060608061382" calcext:value-type="float">
            <text:p>0.036906060806138</text:p>
          </table:table-cell>
          <table:table-cell table:style-name="ce4" table:formula="of:=[$Redistribution_high.P61]" office:value-type="float" office:value="0.0281036671936724" calcext:value-type="float">
            <text:p>0.028103667193673</text:p>
          </table:table-cell>
          <table:table-cell table:style-name="ce4" table:formula="of:=[$Redistribution_high.Q61]" office:value-type="float" office:value="0.0480507168265666" calcext:value-type="float">
            <text:p>0.048050716826567</text:p>
          </table:table-cell>
          <table:table-cell/>
          <table:table-cell table:style-name="ce4" table:formula="of:=[$Redistribution_central.N61]" office:value-type="float" office:value="0.0349199252547125" calcext:value-type="float">
            <text:p>0.034919925254713</text:p>
          </table:table-cell>
          <table:table-cell table:style-name="ce4" table:formula="of:=[$Redistribution_central.O61]" office:value-type="float" office:value="0.034162492585893" calcext:value-type="float">
            <text:p>0.034162492585893</text:p>
          </table:table-cell>
          <table:table-cell table:style-name="ce4" table:formula="of:=[$Redistribution_central.P61]" office:value-type="float" office:value="0.0269439909356446" calcext:value-type="float">
            <text:p>0.026943990935645</text:p>
          </table:table-cell>
          <table:table-cell table:style-name="ce4" table:formula="of:=[$Redistribution_central.Q61]" office:value-type="float" office:value="0.0455205259783027" calcext:value-type="float">
            <text:p>0.045520525978303</text:p>
          </table:table-cell>
          <table:table-cell/>
          <table:table-cell table:style-name="ce4" table:formula="of:=[$redistribution_low.N61]" office:value-type="float" office:value="0.0394843207817342" calcext:value-type="float">
            <text:p>0.039484320781734</text:p>
          </table:table-cell>
          <table:table-cell table:style-name="ce4" table:formula="of:=[$redistribution_low.O61]" office:value-type="float" office:value="0.0431943962774068" calcext:value-type="float">
            <text:p>0.043194396277407</text:p>
          </table:table-cell>
          <table:table-cell table:style-name="ce4" table:formula="of:=[$redistribution_low.P61]" office:value-type="float" office:value="0.0328705351503871" calcext:value-type="float">
            <text:p>0.032870535150387</text:p>
          </table:table-cell>
          <table:table-cell table:style-name="ce4" table:formula="of:=[$redistribution_low.Q61]" office:value-type="float" office:value="0.0529330936495266" calcext:value-type="float">
            <text:p>0.052933093649527</text:p>
          </table:table-cell>
          <table:table-cell table:number-columns-repeated="49"/>
        </table:table-row>
        <table:table-row table:style-name="ro1">
          <table:table-cell table:style-name="ce4" table:formula="of:=[.A64]+1" office:value-type="float" office:value="109" calcext:value-type="float">
            <text:p>109</text:p>
          </table:table-cell>
          <table:table-cell table:style-name="ce4" table:formula="of:=[$Redistribution_high.N62]" office:value-type="float" office:value="0.0380249556319131" calcext:value-type="float">
            <text:p>0.038024955631913</text:p>
          </table:table-cell>
          <table:table-cell table:style-name="ce4" table:formula="of:=[$Redistribution_high.O62]" office:value-type="float" office:value="0.0397121601912311" calcext:value-type="float">
            <text:p>0.039712160191231</text:p>
          </table:table-cell>
          <table:table-cell table:style-name="ce4" table:formula="of:=[$Redistribution_high.P62]" office:value-type="float" office:value="0.030979591251477" calcext:value-type="float">
            <text:p>0.030979591251477</text:p>
          </table:table-cell>
          <table:table-cell table:style-name="ce4" table:formula="of:=[$Redistribution_high.Q62]" office:value-type="float" office:value="0.049433761527701" calcext:value-type="float">
            <text:p>0.049433761527701</text:p>
          </table:table-cell>
          <table:table-cell/>
          <table:table-cell table:style-name="ce4" table:formula="of:=[$Redistribution_central.N62]" office:value-type="float" office:value="0.0335575574451412" calcext:value-type="float">
            <text:p>0.033557557445141</text:p>
          </table:table-cell>
          <table:table-cell table:style-name="ce4" table:formula="of:=[$Redistribution_central.O62]" office:value-type="float" office:value="0.0337132212348508" calcext:value-type="float">
            <text:p>0.033713221234851</text:p>
          </table:table-cell>
          <table:table-cell table:style-name="ce4" table:formula="of:=[$Redistribution_central.P62]" office:value-type="float" office:value="0.025320898483678" calcext:value-type="float">
            <text:p>0.025320898483678</text:p>
          </table:table-cell>
          <table:table-cell table:style-name="ce4" table:formula="of:=[$Redistribution_central.Q62]" office:value-type="float" office:value="0.0452814244479299" calcext:value-type="float">
            <text:p>0.04528142444793</text:p>
          </table:table-cell>
          <table:table-cell/>
          <table:table-cell table:style-name="ce4" table:formula="of:=[$redistribution_low.N62]" office:value-type="float" office:value="0.0397657897125664" calcext:value-type="float">
            <text:p>0.039765789712566</text:p>
          </table:table-cell>
          <table:table-cell table:style-name="ce4" table:formula="of:=[$redistribution_low.O62]" office:value-type="float" office:value="0.0389169933995378" calcext:value-type="float">
            <text:p>0.038916993399538</text:p>
          </table:table-cell>
          <table:table-cell table:style-name="ce4" table:formula="of:=[$redistribution_low.P62]" office:value-type="float" office:value="0.0320368061086803" calcext:value-type="float">
            <text:p>0.03203680610868</text:p>
          </table:table-cell>
          <table:table-cell table:style-name="ce4" table:formula="of:=[$redistribution_low.Q62]" office:value-type="float" office:value="0.0503485489778853" calcext:value-type="float">
            <text:p>0.050348548977885</text:p>
          </table:table-cell>
          <table:table-cell table:number-columns-repeated="49"/>
        </table:table-row>
        <table:table-row table:style-name="ro1">
          <table:table-cell table:style-name="ce4" table:formula="of:=[.A65]+1" office:value-type="float" office:value="110" calcext:value-type="float">
            <text:p>110</text:p>
          </table:table-cell>
          <table:table-cell table:style-name="ce4" table:formula="of:=[$Redistribution_high.N63]" office:value-type="float" office:value="0.0347576164278905" calcext:value-type="float">
            <text:p>0.034757616427891</text:p>
          </table:table-cell>
          <table:table-cell table:style-name="ce4" table:formula="of:=[$Redistribution_high.O63]" office:value-type="float" office:value="0.036706979303319" calcext:value-type="float">
            <text:p>0.036706979303319</text:p>
          </table:table-cell>
          <table:table-cell table:style-name="ce4" table:formula="of:=[$Redistribution_high.P63]" office:value-type="float" office:value="0.0285792984914976" calcext:value-type="float">
            <text:p>0.028579298491498</text:p>
          </table:table-cell>
          <table:table-cell table:style-name="ce4" table:formula="of:=[$Redistribution_high.Q63]" office:value-type="float" office:value="0.0453503017759024" calcext:value-type="float">
            <text:p>0.045350301775902</text:p>
          </table:table-cell>
          <table:table-cell/>
          <table:table-cell table:style-name="ce4" table:formula="of:=[$Redistribution_central.N63]" office:value-type="float" office:value="0.0385671863986918" calcext:value-type="float">
            <text:p>0.038567186398692</text:p>
          </table:table-cell>
          <table:table-cell table:style-name="ce4" table:formula="of:=[$Redistribution_central.O63]" office:value-type="float" office:value="0.0367298148751391" calcext:value-type="float">
            <text:p>0.036729814875139</text:p>
          </table:table-cell>
          <table:table-cell table:style-name="ce4" table:formula="of:=[$Redistribution_central.P63]" office:value-type="float" office:value="0.028873869446273" calcext:value-type="float">
            <text:p>0.028873869446273</text:p>
          </table:table-cell>
          <table:table-cell table:style-name="ce4" table:formula="of:=[$Redistribution_central.Q63]" office:value-type="float" office:value="0.0504833819228791" calcext:value-type="float">
            <text:p>0.050483381922879</text:p>
          </table:table-cell>
          <table:table-cell/>
          <table:table-cell table:style-name="ce4" table:formula="of:=[$redistribution_low.N63]" office:value-type="float" office:value="0.039189446969694" calcext:value-type="float">
            <text:p>0.039189446969694</text:p>
          </table:table-cell>
          <table:table-cell table:style-name="ce4" table:formula="of:=[$redistribution_low.O63]" office:value-type="float" office:value="0.0387668979335165" calcext:value-type="float">
            <text:p>0.038766897933517</text:p>
          </table:table-cell>
          <table:table-cell table:style-name="ce4" table:formula="of:=[$redistribution_low.P63]" office:value-type="float" office:value="0.0310452522706177" calcext:value-type="float">
            <text:p>0.031045252270618</text:p>
          </table:table-cell>
          <table:table-cell table:style-name="ce4" table:formula="of:=[$redistribution_low.Q63]" office:value-type="float" office:value="0.0511653368030203" calcext:value-type="float">
            <text:p>0.05116533680302</text:p>
          </table:table-cell>
          <table:table-cell table:number-columns-repeated="49"/>
        </table:table-row>
        <table:table-row table:style-name="ro1">
          <table:table-cell table:style-name="ce4" table:formula="of:=[.A66]+1" office:value-type="float" office:value="111" calcext:value-type="float">
            <text:p>111</text:p>
          </table:table-cell>
          <table:table-cell table:style-name="ce4" table:formula="of:=[$Redistribution_high.N64]" office:value-type="float" office:value="0.0327317872972821" calcext:value-type="float">
            <text:p>0.032731787297282</text:p>
          </table:table-cell>
          <table:table-cell table:style-name="ce4" table:formula="of:=[$Redistribution_high.O64]" office:value-type="float" office:value="0.0365449017705283" calcext:value-type="float">
            <text:p>0.036544901770528</text:p>
          </table:table-cell>
          <table:table-cell table:style-name="ce4" table:formula="of:=[$Redistribution_high.P64]" office:value-type="float" office:value="0.0275200479745263" calcext:value-type="float">
            <text:p>0.027520047974526</text:p>
          </table:table-cell>
          <table:table-cell table:style-name="ce4" table:formula="of:=[$Redistribution_high.Q64]" office:value-type="float" office:value="0.0438305142260591" calcext:value-type="float">
            <text:p>0.043830514226059</text:p>
          </table:table-cell>
          <table:table-cell/>
          <table:table-cell table:style-name="ce4" table:formula="of:=[$Redistribution_central.N64]" office:value-type="float" office:value="0.0337146967108334" calcext:value-type="float">
            <text:p>0.033714696710834</text:p>
          </table:table-cell>
          <table:table-cell table:style-name="ce4" table:formula="of:=[$Redistribution_central.O64]" office:value-type="float" office:value="0.0348725772862497" calcext:value-type="float">
            <text:p>0.03487257728625</text:p>
          </table:table-cell>
          <table:table-cell table:style-name="ce4" table:formula="of:=[$Redistribution_central.P64]" office:value-type="float" office:value="0.0262217179554296" calcext:value-type="float">
            <text:p>0.02622171795543</text:p>
          </table:table-cell>
          <table:table-cell table:style-name="ce4" table:formula="of:=[$Redistribution_central.Q64]" office:value-type="float" office:value="0.0454844555059735" calcext:value-type="float">
            <text:p>0.045484455505974</text:p>
          </table:table-cell>
          <table:table-cell/>
          <table:table-cell table:style-name="ce4" table:formula="of:=[$redistribution_low.N64]" office:value-type="float" office:value="0.0396113433636343" calcext:value-type="float">
            <text:p>0.039611343363634</text:p>
          </table:table-cell>
          <table:table-cell table:style-name="ce4" table:formula="of:=[$redistribution_low.O64]" office:value-type="float" office:value="0.0414580757295776" calcext:value-type="float">
            <text:p>0.041458075729578</text:p>
          </table:table-cell>
          <table:table-cell table:style-name="ce4" table:formula="of:=[$redistribution_low.P64]" office:value-type="float" office:value="0.0322735402691192" calcext:value-type="float">
            <text:p>0.032273540269119</text:p>
          </table:table-cell>
          <table:table-cell table:style-name="ce4" table:formula="of:=[$redistribution_low.Q64]" office:value-type="float" office:value="0.052569544229028" calcext:value-type="float">
            <text:p>0.052569544229028</text:p>
          </table:table-cell>
          <table:table-cell table:number-columns-repeated="49"/>
        </table:table-row>
        <table:table-row table:style-name="ro1">
          <table:table-cell table:style-name="ce4" table:formula="of:=[.A67]+1" office:value-type="float" office:value="112" calcext:value-type="float">
            <text:p>112</text:p>
          </table:table-cell>
          <table:table-cell table:style-name="ce4" table:formula="of:=[$Redistribution_high.N65]" office:value-type="float" office:value="0.0357398581921817" calcext:value-type="float">
            <text:p>0.035739858192182</text:p>
          </table:table-cell>
          <table:table-cell table:style-name="ce4" table:formula="of:=[$Redistribution_high.O65]" office:value-type="float" office:value="0.0401711936530007" calcext:value-type="float">
            <text:p>0.040171193653001</text:p>
          </table:table-cell>
          <table:table-cell table:style-name="ce4" table:formula="of:=[$Redistribution_high.P65]" office:value-type="float" office:value="0.0303757626655617" calcext:value-type="float">
            <text:p>0.030375762665562</text:p>
          </table:table-cell>
          <table:table-cell table:style-name="ce4" table:formula="of:=[$Redistribution_high.Q65]" office:value-type="float" office:value="0.0476473972113362" calcext:value-type="float">
            <text:p>0.047647397211336</text:p>
          </table:table-cell>
          <table:table-cell/>
          <table:table-cell table:style-name="ce4" table:formula="of:=[$Redistribution_central.N65]" office:value-type="float" office:value="0.0343487093735813" calcext:value-type="float">
            <text:p>0.034348709373581</text:p>
          </table:table-cell>
          <table:table-cell table:style-name="ce4" table:formula="of:=[$Redistribution_central.O65]" office:value-type="float" office:value="0.0332470492472213" calcext:value-type="float">
            <text:p>0.033247049247221</text:p>
          </table:table-cell>
          <table:table-cell table:style-name="ce4" table:formula="of:=[$Redistribution_central.P65]" office:value-type="float" office:value="0.0267857046869961" calcext:value-type="float">
            <text:p>0.026785704686996</text:p>
          </table:table-cell>
          <table:table-cell table:style-name="ce4" table:formula="of:=[$Redistribution_central.Q65]" office:value-type="float" office:value="0.0440924206518791" calcext:value-type="float">
            <text:p>0.044092420651879</text:p>
          </table:table-cell>
          <table:table-cell/>
          <table:table-cell table:style-name="ce4" table:formula="of:=[$redistribution_low.N65]" office:value-type="float" office:value="0.0374269763922294" calcext:value-type="float">
            <text:p>0.037426976392229</text:p>
          </table:table-cell>
          <table:table-cell table:style-name="ce4" table:formula="of:=[$redistribution_low.O65]" office:value-type="float" office:value="0.0404424396651843" calcext:value-type="float">
            <text:p>0.040442439665184</text:p>
          </table:table-cell>
          <table:table-cell table:style-name="ce4" table:formula="of:=[$redistribution_low.P65]" office:value-type="float" office:value="0.0314204888445841" calcext:value-type="float">
            <text:p>0.031420488844584</text:p>
          </table:table-cell>
          <table:table-cell table:style-name="ce4" table:formula="of:=[$redistribution_low.Q65]" office:value-type="float" office:value="0.0493925466986456" calcext:value-type="float">
            <text:p>0.049392546698646</text:p>
          </table:table-cell>
          <table:table-cell table:number-columns-repeated="49"/>
        </table:table-row>
        <table:table-row table:style-name="ro1">
          <table:table-cell table:style-name="ce4" table:formula="of:=[.A68]+1" office:value-type="float" office:value="113" calcext:value-type="float">
            <text:p>113</text:p>
          </table:table-cell>
          <table:table-cell table:style-name="ce4" table:formula="of:=[$Redistribution_high.N66]" office:value-type="float" office:value="0.0341832481690442" calcext:value-type="float">
            <text:p>0.034183248169044</text:p>
          </table:table-cell>
          <table:table-cell table:style-name="ce4" table:formula="of:=[$Redistribution_high.O66]" office:value-type="float" office:value="0.039339717965752" calcext:value-type="float">
            <text:p>0.039339717965752</text:p>
          </table:table-cell>
          <table:table-cell table:style-name="ce4" table:formula="of:=[$Redistribution_high.P66]" office:value-type="float" office:value="0.0297159428728704" calcext:value-type="float">
            <text:p>0.02971594287287</text:p>
          </table:table-cell>
          <table:table-cell table:style-name="ce4" table:formula="of:=[$Redistribution_high.Q66]" office:value-type="float" office:value="0.0454738109100282" calcext:value-type="float">
            <text:p>0.045473810910028</text:p>
          </table:table-cell>
          <table:table-cell/>
          <table:table-cell table:style-name="ce4" table:formula="of:=[$Redistribution_central.N66]" office:value-type="float" office:value="0.030696897849594" calcext:value-type="float">
            <text:p>0.030696897849594</text:p>
          </table:table-cell>
          <table:table-cell table:style-name="ce4" table:formula="of:=[$Redistribution_central.O66]" office:value-type="float" office:value="0.0327298544070419" calcext:value-type="float">
            <text:p>0.032729854407042</text:p>
          </table:table-cell>
          <table:table-cell table:style-name="ce4" table:formula="of:=[$Redistribution_central.P66]" office:value-type="float" office:value="0.0249471247360538" calcext:value-type="float">
            <text:p>0.024947124736054</text:p>
          </table:table-cell>
          <table:table-cell table:style-name="ce4" table:formula="of:=[$Redistribution_central.Q66]" office:value-type="float" office:value="0.0408135029026135" calcext:value-type="float">
            <text:p>0.040813502902614</text:p>
          </table:table-cell>
          <table:table-cell/>
          <table:table-cell table:style-name="ce4" table:formula="of:=[$redistribution_low.N66]" office:value-type="float" office:value="0.0402595248456893" calcext:value-type="float">
            <text:p>0.040259524845689</text:p>
          </table:table-cell>
          <table:table-cell table:style-name="ce4" table:formula="of:=[$redistribution_low.O66]" office:value-type="float" office:value="0.0399017849119423" calcext:value-type="float">
            <text:p>0.039901784911942</text:p>
          </table:table-cell>
          <table:table-cell table:style-name="ce4" table:formula="of:=[$redistribution_low.P66]" office:value-type="float" office:value="0.0311303771570619" calcext:value-type="float">
            <text:p>0.031130377157062</text:p>
          </table:table-cell>
          <table:table-cell table:style-name="ce4" table:formula="of:=[$redistribution_low.Q66]" office:value-type="float" office:value="0.0536555893806842" calcext:value-type="float">
            <text:p>0.053655589380684</text:p>
          </table:table-cell>
          <table:table-cell table:number-columns-repeated="49"/>
        </table:table-row>
        <table:table-row table:style-name="ro1">
          <table:table-cell table:style-name="ce4" table:formula="of:=[.A69]+1" office:value-type="float" office:value="114" calcext:value-type="float">
            <text:p>114</text:p>
          </table:table-cell>
          <table:table-cell table:style-name="ce4" table:formula="of:=[$Redistribution_high.N67]" office:value-type="float" office:value="0.036142577547853" calcext:value-type="float">
            <text:p>0.036142577547853</text:p>
          </table:table-cell>
          <table:table-cell table:style-name="ce4" table:formula="of:=[$Redistribution_high.O67]" office:value-type="float" office:value="0.0384326982048563" calcext:value-type="float">
            <text:p>0.038432698204856</text:p>
          </table:table-cell>
          <table:table-cell table:style-name="ce4" table:formula="of:=[$Redistribution_high.P67]" office:value-type="float" office:value="0.030237221306708" calcext:value-type="float">
            <text:p>0.030237221306708</text:p>
          </table:table-cell>
          <table:table-cell table:style-name="ce4" table:formula="of:=[$Redistribution_high.Q67]" office:value-type="float" office:value="0.0467382769562946" calcext:value-type="float">
            <text:p>0.046738276956295</text:p>
          </table:table-cell>
          <table:table-cell/>
          <table:table-cell table:style-name="ce4" table:formula="of:=[$Redistribution_central.N67]" office:value-type="float" office:value="0.0334413718944563" calcext:value-type="float">
            <text:p>0.033441371894456</text:p>
          </table:table-cell>
          <table:table-cell table:style-name="ce4" table:formula="of:=[$Redistribution_central.O67]" office:value-type="float" office:value="0.0356856001904184" calcext:value-type="float">
            <text:p>0.035685600190419</text:p>
          </table:table-cell>
          <table:table-cell table:style-name="ce4" table:formula="of:=[$Redistribution_central.P67]" office:value-type="float" office:value="0.026780113164434" calcext:value-type="float">
            <text:p>0.026780113164434</text:p>
          </table:table-cell>
          <table:table-cell table:style-name="ce4" table:formula="of:=[$Redistribution_central.Q67]" office:value-type="float" office:value="0.0451284055494429" calcext:value-type="float">
            <text:p>0.045128405549443</text:p>
          </table:table-cell>
          <table:table-cell/>
          <table:table-cell table:style-name="ce4" table:formula="of:=[$redistribution_low.N67]" office:value-type="float" office:value="0.0390915631791784" calcext:value-type="float">
            <text:p>0.039091563179178</text:p>
          </table:table-cell>
          <table:table-cell table:style-name="ce4" table:formula="of:=[$redistribution_low.O67]" office:value-type="float" office:value="0.0406605470480952" calcext:value-type="float">
            <text:p>0.040660547048095</text:p>
          </table:table-cell>
          <table:table-cell table:style-name="ce4" table:formula="of:=[$redistribution_low.P67]" office:value-type="float" office:value="0.0323315501465289" calcext:value-type="float">
            <text:p>0.032331550146529</text:p>
          </table:table-cell>
          <table:table-cell table:style-name="ce4" table:formula="of:=[$redistribution_low.Q67]" office:value-type="float" office:value="0.0509836112850068" calcext:value-type="float">
            <text:p>0.050983611285007</text:p>
          </table:table-cell>
          <table:table-cell table:number-columns-repeated="49"/>
        </table:table-row>
        <table:table-row table:style-name="ro1">
          <table:table-cell table:style-name="ce4" table:formula="of:=[.A70]+1" office:value-type="float" office:value="115" calcext:value-type="float">
            <text:p>115</text:p>
          </table:table-cell>
          <table:table-cell table:style-name="ce4" table:formula="of:=[$Redistribution_high.N68]" office:value-type="float" office:value="0.036353771184367" calcext:value-type="float">
            <text:p>0.036353771184367</text:p>
          </table:table-cell>
          <table:table-cell table:style-name="ce4" table:formula="of:=[$Redistribution_high.O68]" office:value-type="float" office:value="0.0384241112913448" calcext:value-type="float">
            <text:p>0.038424111291345</text:p>
          </table:table-cell>
          <table:table-cell table:style-name="ce4" table:formula="of:=[$Redistribution_high.P68]" office:value-type="float" office:value="0.0303711696069156" calcext:value-type="float">
            <text:p>0.030371169606916</text:p>
          </table:table-cell>
          <table:table-cell table:style-name="ce4" table:formula="of:=[$Redistribution_high.Q68]" office:value-type="float" office:value="0.0467867784765468" calcext:value-type="float">
            <text:p>0.046786778476547</text:p>
          </table:table-cell>
          <table:table-cell/>
          <table:table-cell table:style-name="ce4" table:formula="of:=[$Redistribution_central.N68]" office:value-type="float" office:value="0.0333495133288494" calcext:value-type="float">
            <text:p>0.033349513328849</text:p>
          </table:table-cell>
          <table:table-cell table:style-name="ce4" table:formula="of:=[$Redistribution_central.O68]" office:value-type="float" office:value="0.0347410882797306" calcext:value-type="float">
            <text:p>0.034741088279731</text:p>
          </table:table-cell>
          <table:table-cell table:style-name="ce4" table:formula="of:=[$Redistribution_central.P68]" office:value-type="float" office:value="0.0269658354006249" calcext:value-type="float">
            <text:p>0.026965835400625</text:p>
          </table:table-cell>
          <table:table-cell table:style-name="ce4" table:formula="of:=[$Redistribution_central.Q68]" office:value-type="float" office:value="0.0437900081622773" calcext:value-type="float">
            <text:p>0.043790008162277</text:p>
          </table:table-cell>
          <table:table-cell/>
          <table:table-cell table:style-name="ce4" table:formula="of:=[$redistribution_low.N68]" office:value-type="float" office:value="0.0349581939547899" calcext:value-type="float">
            <text:p>0.03495819395479</text:p>
          </table:table-cell>
          <table:table-cell table:style-name="ce4" table:formula="of:=[$redistribution_low.O68]" office:value-type="float" office:value="0.0421558653733969" calcext:value-type="float">
            <text:p>0.042155865373397</text:p>
          </table:table-cell>
          <table:table-cell table:style-name="ce4" table:formula="of:=[$redistribution_low.P68]" office:value-type="float" office:value="0.0316617731572151" calcext:value-type="float">
            <text:p>0.031661773157215</text:p>
          </table:table-cell>
          <table:table-cell table:style-name="ce4" table:formula="of:=[$redistribution_low.Q68]" office:value-type="float" office:value="0.04702261200991" calcext:value-type="float">
            <text:p>0.04702261200991</text:p>
          </table:table-cell>
          <table:table-cell table:number-columns-repeated="49"/>
        </table:table-row>
        <table:table-row table:style-name="ro1">
          <table:table-cell table:style-name="ce4" table:formula="of:=[.A71]+1" office:value-type="float" office:value="116" calcext:value-type="float">
            <text:p>116</text:p>
          </table:table-cell>
          <table:table-cell table:style-name="ce4" table:formula="of:=[$Redistribution_high.N69]" office:value-type="float" office:value="0.0360659633456702" calcext:value-type="float">
            <text:p>0.03606596334567</text:p>
          </table:table-cell>
          <table:table-cell table:style-name="ce4" table:formula="of:=[$Redistribution_high.O69]" office:value-type="float" office:value="0.0381886569967328" calcext:value-type="float">
            <text:p>0.038188656996733</text:p>
          </table:table-cell>
          <table:table-cell table:style-name="ce4" table:formula="of:=[$Redistribution_high.P69]" office:value-type="float" office:value="0.0296157549183819" calcext:value-type="float">
            <text:p>0.029615754918382</text:p>
          </table:table-cell>
          <table:table-cell table:style-name="ce4" table:formula="of:=[$Redistribution_high.Q69]" office:value-type="float" office:value="0.047228408707459" calcext:value-type="float">
            <text:p>0.047228408707459</text:p>
          </table:table-cell>
          <table:table-cell/>
          <table:table-cell table:style-name="ce4" table:formula="of:=[$Redistribution_central.N69]" office:value-type="float" office:value="0.0332683412144503" calcext:value-type="float">
            <text:p>0.03326834121445</text:p>
          </table:table-cell>
          <table:table-cell table:style-name="ce4" table:formula="of:=[$Redistribution_central.O69]" office:value-type="float" office:value="0.0363327122037554" calcext:value-type="float">
            <text:p>0.036332712203756</text:p>
          </table:table-cell>
          <table:table-cell table:style-name="ce4" table:formula="of:=[$Redistribution_central.P69]" office:value-type="float" office:value="0.0280521446398666" calcext:value-type="float">
            <text:p>0.028052144639867</text:p>
          </table:table-cell>
          <table:table-cell table:style-name="ce4" table:formula="of:=[$Redistribution_central.Q69]" office:value-type="float" office:value="0.0437229892263547" calcext:value-type="float">
            <text:p>0.043722989226355</text:p>
          </table:table-cell>
          <table:table-cell/>
          <table:table-cell table:style-name="ce4" table:formula="of:=[$redistribution_low.N69]" office:value-type="float" office:value="0.037255259505442" calcext:value-type="float">
            <text:p>0.037255259505442</text:p>
          </table:table-cell>
          <table:table-cell table:style-name="ce4" table:formula="of:=[$redistribution_low.O69]" office:value-type="float" office:value="0.041353542370164" calcext:value-type="float">
            <text:p>0.041353542370164</text:p>
          </table:table-cell>
          <table:table-cell table:style-name="ce4" table:formula="of:=[$redistribution_low.P69]" office:value-type="float" office:value="0.0332345649789" calcext:value-type="float">
            <text:p>0.0332345649789</text:p>
          </table:table-cell>
          <table:table-cell table:style-name="ce4" table:formula="of:=[$redistribution_low.Q69]" office:value-type="float" office:value="0.04745672121589" calcext:value-type="float">
            <text:p>0.04745672121589</text:p>
          </table:table-cell>
          <table:table-cell table:number-columns-repeated="49"/>
        </table:table-row>
        <table:table-row table:style-name="ro1">
          <table:table-cell table:style-name="ce4" table:formula="of:=[.A72]+1" office:value-type="float" office:value="117" calcext:value-type="float">
            <text:p>117</text:p>
          </table:table-cell>
          <table:table-cell table:style-name="ce4" table:formula="of:=[$Redistribution_high.N70]" office:value-type="float" office:value="0.0351693938446087" calcext:value-type="float">
            <text:p>0.035169393844609</text:p>
          </table:table-cell>
          <table:table-cell table:style-name="ce4" table:formula="of:=[$Redistribution_high.O70]" office:value-type="float" office:value="0.0409076063590448" calcext:value-type="float">
            <text:p>0.040907606359045</text:p>
          </table:table-cell>
          <table:table-cell table:style-name="ce4" table:formula="of:=[$Redistribution_high.P70]" office:value-type="float" office:value="0.0299244173930077" calcext:value-type="float">
            <text:p>0.029924417393008</text:p>
          </table:table-cell>
          <table:table-cell table:style-name="ce4" table:formula="of:=[$Redistribution_high.Q70]" office:value-type="float" office:value="0.0481211680390036" calcext:value-type="float">
            <text:p>0.048121168039004</text:p>
          </table:table-cell>
          <table:table-cell/>
          <table:table-cell table:style-name="ce4" table:formula="of:=[$Redistribution_central.N70]" office:value-type="float" office:value="0.0319041245196405" calcext:value-type="float">
            <text:p>0.031904124519641</text:p>
          </table:table-cell>
          <table:table-cell table:style-name="ce4" table:formula="of:=[$Redistribution_central.O70]" office:value-type="float" office:value="0.0340574477015098" calcext:value-type="float">
            <text:p>0.03405744770151</text:p>
          </table:table-cell>
          <table:table-cell table:style-name="ce4" table:formula="of:=[$Redistribution_central.P70]" office:value-type="float" office:value="0.0273487746488083" calcext:value-type="float">
            <text:p>0.027348774648808</text:p>
          </table:table-cell>
          <table:table-cell table:style-name="ce4" table:formula="of:=[$Redistribution_central.Q70]" office:value-type="float" office:value="0.0404881254911613" calcext:value-type="float">
            <text:p>0.040488125491161</text:p>
          </table:table-cell>
          <table:table-cell/>
          <table:table-cell table:style-name="ce4" table:formula="of:=[$redistribution_low.N70]" office:value-type="float" office:value="0.0383786208664291" calcext:value-type="float">
            <text:p>0.038378620866429</text:p>
          </table:table-cell>
          <table:table-cell table:style-name="ce4" table:formula="of:=[$redistribution_low.O70]" office:value-type="float" office:value="0.0444221372148827" calcext:value-type="float">
            <text:p>0.044422137214883</text:p>
          </table:table-cell>
          <table:table-cell table:style-name="ce4" table:formula="of:=[$redistribution_low.P70]" office:value-type="float" office:value="0.0342207601026168" calcext:value-type="float">
            <text:p>0.034220760102617</text:p>
          </table:table-cell>
          <table:table-cell table:style-name="ce4" table:formula="of:=[$redistribution_low.Q70]" office:value-type="float" office:value="0.0505927443846793" calcext:value-type="float">
            <text:p>0.050592744384679</text:p>
          </table:table-cell>
          <table:table-cell table:number-columns-repeated="49"/>
        </table:table-row>
        <table:table-row table:style-name="ro1">
          <table:table-cell table:style-name="ce4" table:formula="of:=[.A73]+1" office:value-type="float" office:value="118" calcext:value-type="float">
            <text:p>118</text:p>
          </table:table-cell>
          <table:table-cell table:style-name="ce4" table:formula="of:=[$Redistribution_high.N71]" office:value-type="float" office:value="0.0344577298278102" calcext:value-type="float">
            <text:p>0.03445772982781</text:p>
          </table:table-cell>
          <table:table-cell table:style-name="ce4" table:formula="of:=[$Redistribution_high.O71]" office:value-type="float" office:value="0.0376943363787282" calcext:value-type="float">
            <text:p>0.037694336378728</text:p>
          </table:table-cell>
          <table:table-cell table:style-name="ce4" table:formula="of:=[$Redistribution_high.P71]" office:value-type="float" office:value="0.0296832593559284" calcext:value-type="float">
            <text:p>0.029683259355928</text:p>
          </table:table-cell>
          <table:table-cell table:style-name="ce4" table:formula="of:=[$Redistribution_high.Q71]" office:value-type="float" office:value="0.0443668645669514" calcext:value-type="float">
            <text:p>0.044366864566952</text:p>
          </table:table-cell>
          <table:table-cell/>
          <table:table-cell table:style-name="ce4" table:formula="of:=[$Redistribution_central.N71]" office:value-type="float" office:value="0.0342636649926274" calcext:value-type="float">
            <text:p>0.034263664992627</text:p>
          </table:table-cell>
          <table:table-cell table:style-name="ce4" table:formula="of:=[$Redistribution_central.O71]" office:value-type="float" office:value="0.0342990530463858" calcext:value-type="float">
            <text:p>0.034299053046386</text:p>
          </table:table-cell>
          <table:table-cell table:style-name="ce4" table:formula="of:=[$Redistribution_central.P71]" office:value-type="float" office:value="0.0286738768733488" calcext:value-type="float">
            <text:p>0.028673876873349</text:p>
          </table:table-cell>
          <table:table-cell table:style-name="ce4" table:formula="of:=[$Redistribution_central.Q71]" office:value-type="float" office:value="0.0423271220917463" calcext:value-type="float">
            <text:p>0.042327122091746</text:p>
          </table:table-cell>
          <table:table-cell/>
          <table:table-cell table:style-name="ce4" table:formula="of:=[$redistribution_low.N71]" office:value-type="float" office:value="0.0363840595641487" calcext:value-type="float">
            <text:p>0.036384059564149</text:p>
          </table:table-cell>
          <table:table-cell table:style-name="ce4" table:formula="of:=[$redistribution_low.O71]" office:value-type="float" office:value="0.0409385814669473" calcext:value-type="float">
            <text:p>0.040938581466947</text:p>
          </table:table-cell>
          <table:table-cell table:style-name="ce4" table:formula="of:=[$redistribution_low.P71]" office:value-type="float" office:value="0.0312526308872334" calcext:value-type="float">
            <text:p>0.031252630887233</text:p>
          </table:table-cell>
          <table:table-cell table:style-name="ce4" table:formula="of:=[$redistribution_low.Q71]" office:value-type="float" office:value="0.0487354455971082" calcext:value-type="float">
            <text:p>0.048735445597108</text:p>
          </table:table-cell>
          <table:table-cell table:number-columns-repeated="49"/>
        </table:table-row>
        <table:table-row table:style-name="ro1">
          <table:table-cell table:style-name="ce4" table:formula="of:=[.A74]+1" office:value-type="float" office:value="119" calcext:value-type="float">
            <text:p>119</text:p>
          </table:table-cell>
          <table:table-cell table:style-name="ce4" table:formula="of:=[$Redistribution_high.N72]" office:value-type="float" office:value="0.0382849429954598" calcext:value-type="float">
            <text:p>0.03828494299546</text:p>
          </table:table-cell>
          <table:table-cell table:style-name="ce4" table:formula="of:=[$Redistribution_high.O72]" office:value-type="float" office:value="0.0443620731102533" calcext:value-type="float">
            <text:p>0.044362073110253</text:p>
          </table:table-cell>
          <table:table-cell table:style-name="ce4" table:formula="of:=[$Redistribution_high.P72]" office:value-type="float" office:value="0.0337463537654567" calcext:value-type="float">
            <text:p>0.033746353765457</text:p>
          </table:table-cell>
          <table:table-cell table:style-name="ce4" table:formula="of:=[$Redistribution_high.Q72]" office:value-type="float" office:value="0.0506954599652994" calcext:value-type="float">
            <text:p>0.050695459965299</text:p>
          </table:table-cell>
          <table:table-cell/>
          <table:table-cell table:style-name="ce4" table:formula="of:=[$Redistribution_central.N72]" office:value-type="float" office:value="0.0328180357120071" calcext:value-type="float">
            <text:p>0.032818035712007</text:p>
          </table:table-cell>
          <table:table-cell table:style-name="ce4" table:formula="of:=[$Redistribution_central.O72]" office:value-type="float" office:value="0.0342264445498559" calcext:value-type="float">
            <text:p>0.034226444549856</text:p>
          </table:table-cell>
          <table:table-cell table:style-name="ce4" table:formula="of:=[$Redistribution_central.P72]" office:value-type="float" office:value="0.0283965060145577" calcext:value-type="float">
            <text:p>0.028396506014558</text:p>
          </table:table-cell>
          <table:table-cell table:style-name="ce4" table:formula="of:=[$Redistribution_central.Q72]" office:value-type="float" office:value="0.0405279022153624" calcext:value-type="float">
            <text:p>0.040527902215362</text:p>
          </table:table-cell>
          <table:table-cell/>
          <table:table-cell table:style-name="ce4" table:formula="of:=[$redistribution_low.N72]" office:value-type="float" office:value="0.0351239219356844" calcext:value-type="float">
            <text:p>0.035123921935685</text:p>
          </table:table-cell>
          <table:table-cell table:style-name="ce4" table:formula="of:=[$redistribution_low.O72]" office:value-type="float" office:value="0.0406866634223836" calcext:value-type="float">
            <text:p>0.040686663422384</text:p>
          </table:table-cell>
          <table:table-cell table:style-name="ce4" table:formula="of:=[$redistribution_low.P72]" office:value-type="float" office:value="0.0300316401214757" calcext:value-type="float">
            <text:p>0.030031640121476</text:p>
          </table:table-cell>
          <table:table-cell table:style-name="ce4" table:formula="of:=[$redistribution_low.Q72]" office:value-type="float" office:value="0.0484781142104949" calcext:value-type="float">
            <text:p>0.048478114210495</text:p>
          </table:table-cell>
          <table:table-cell table:number-columns-repeated="49"/>
        </table:table-row>
        <table:table-row table:style-name="ro1">
          <table:table-cell table:style-name="ce4" table:formula="of:=[.A75]+1" office:value-type="float" office:value="120" calcext:value-type="float">
            <text:p>120</text:p>
          </table:table-cell>
          <table:table-cell table:style-name="ce4" table:formula="of:=[$Redistribution_high.N73]" office:value-type="float" office:value="0.034605403372123" calcext:value-type="float">
            <text:p>0.034605403372123</text:p>
          </table:table-cell>
          <table:table-cell table:style-name="ce4" table:formula="of:=[$Redistribution_high.O73]" office:value-type="float" office:value="0.039191711129805" calcext:value-type="float">
            <text:p>0.039191711129805</text:p>
          </table:table-cell>
          <table:table-cell table:style-name="ce4" table:formula="of:=[$Redistribution_high.P73]" office:value-type="float" office:value="0.0296877624042253" calcext:value-type="float">
            <text:p>0.029687762404225</text:p>
          </table:table-cell>
          <table:table-cell table:style-name="ce4" table:formula="of:=[$Redistribution_high.Q73]" office:value-type="float" office:value="0.0461209964300812" calcext:value-type="float">
            <text:p>0.046120996430081</text:p>
          </table:table-cell>
          <table:table-cell/>
          <table:table-cell table:style-name="ce4" table:formula="of:=[$Redistribution_central.N73]" office:value-type="float" office:value="0.0340045044294039" calcext:value-type="float">
            <text:p>0.034004504429404</text:p>
          </table:table-cell>
          <table:table-cell table:style-name="ce4" table:formula="of:=[$Redistribution_central.O73]" office:value-type="float" office:value="0.0386515357574987" calcext:value-type="float">
            <text:p>0.038651535757499</text:p>
          </table:table-cell>
          <table:table-cell table:style-name="ce4" table:formula="of:=[$Redistribution_central.P73]" office:value-type="float" office:value="0.0293814259789976" calcext:value-type="float">
            <text:p>0.029381425978998</text:p>
          </table:table-cell>
          <table:table-cell table:style-name="ce4" table:formula="of:=[$Redistribution_central.Q73]" office:value-type="float" office:value="0.0452085384459696" calcext:value-type="float">
            <text:p>0.04520853844597</text:p>
          </table:table-cell>
          <table:table-cell/>
          <table:table-cell table:style-name="ce4" table:formula="of:=[$redistribution_low.N73]" office:value-type="float" office:value="0.0376527814030159" calcext:value-type="float">
            <text:p>0.037652781403016</text:p>
          </table:table-cell>
          <table:table-cell table:style-name="ce4" table:formula="of:=[$redistribution_low.O73]" office:value-type="float" office:value="0.0454486280464817" calcext:value-type="float">
            <text:p>0.045448628046482</text:p>
          </table:table-cell>
          <table:table-cell table:style-name="ce4" table:formula="of:=[$redistribution_low.P73]" office:value-type="float" office:value="0.0321425606101133" calcext:value-type="float">
            <text:p>0.032142560610113</text:p>
          </table:table-cell>
          <table:table-cell table:style-name="ce4" table:formula="of:=[$redistribution_low.Q73]" office:value-type="float" office:value="0.0538526588005612" calcext:value-type="float">
            <text:p>0.053852658800561</text:p>
          </table:table-cell>
          <table:table-cell table:number-columns-repeated="49"/>
        </table:table-row>
        <table:table-row table:style-name="ro1">
          <table:table-cell table:style-name="ce4" table:formula="of:=[.A76]+1" office:value-type="float" office:value="121" calcext:value-type="float">
            <text:p>121</text:p>
          </table:table-cell>
          <table:table-cell table:style-name="ce4" table:formula="of:=[$Redistribution_high.N74]" office:value-type="float" office:value="0.0341895950169425" calcext:value-type="float">
            <text:p>0.034189595016943</text:p>
          </table:table-cell>
          <table:table-cell table:style-name="ce4" table:formula="of:=[$Redistribution_high.O74]" office:value-type="float" office:value="0.0373618009820061" calcext:value-type="float">
            <text:p>0.037361800982006</text:p>
          </table:table-cell>
          <table:table-cell table:style-name="ce4" table:formula="of:=[$Redistribution_high.P74]" office:value-type="float" office:value="0.0285372683325492" calcext:value-type="float">
            <text:p>0.028537268332549</text:p>
          </table:table-cell>
          <table:table-cell table:style-name="ce4" table:formula="of:=[$Redistribution_high.Q74]" office:value-type="float" office:value="0.0452665208066449" calcext:value-type="float">
            <text:p>0.045266520806645</text:p>
          </table:table-cell>
          <table:table-cell/>
          <table:table-cell table:style-name="ce4" table:formula="of:=[$Redistribution_central.N74]" office:value-type="float" office:value="0.0296555364426362" calcext:value-type="float">
            <text:p>0.029655536442636</text:p>
          </table:table-cell>
          <table:table-cell table:style-name="ce4" table:formula="of:=[$Redistribution_central.O74]" office:value-type="float" office:value="0.0351980694120391" calcext:value-type="float">
            <text:p>0.035198069412039</text:p>
          </table:table-cell>
          <table:table-cell table:style-name="ce4" table:formula="of:=[$Redistribution_central.P74]" office:value-type="float" office:value="0.0259089424342874" calcext:value-type="float">
            <text:p>0.025908942434287</text:p>
          </table:table-cell>
          <table:table-cell table:style-name="ce4" table:formula="of:=[$Redistribution_central.Q74]" office:value-type="float" office:value="0.040415184354053" calcext:value-type="float">
            <text:p>0.040415184354053</text:p>
          </table:table-cell>
          <table:table-cell/>
          <table:table-cell table:style-name="ce4" table:formula="of:=[$redistribution_low.N74]" office:value-type="float" office:value="0.0400599542854516" calcext:value-type="float">
            <text:p>0.040059954285452</text:p>
          </table:table-cell>
          <table:table-cell table:style-name="ce4" table:formula="of:=[$redistribution_low.O74]" office:value-type="float" office:value="0.0498637078035742" calcext:value-type="float">
            <text:p>0.049863707803574</text:p>
          </table:table-cell>
          <table:table-cell table:style-name="ce4" table:formula="of:=[$redistribution_low.P74]" office:value-type="float" office:value="0.0349405279837315" calcext:value-type="float">
            <text:p>0.034940527983732</text:p>
          </table:table-cell>
          <table:table-cell table:style-name="ce4" table:formula="of:=[$redistribution_low.Q74]" office:value-type="float" office:value="0.0575685851505655" calcext:value-type="float">
            <text:p>0.057568585150566</text:p>
          </table:table-cell>
          <table:table-cell table:number-columns-repeated="49"/>
        </table:table-row>
        <table:table-row table:style-name="ro1">
          <table:table-cell table:style-name="ce4" table:formula="of:=[.A77]+1" office:value-type="float" office:value="122" calcext:value-type="float">
            <text:p>122</text:p>
          </table:table-cell>
          <table:table-cell table:style-name="ce4" table:formula="of:=[$Redistribution_high.N75]" office:value-type="float" office:value="0.0387620577814555" calcext:value-type="float">
            <text:p>0.038762057781456</text:p>
          </table:table-cell>
          <table:table-cell table:style-name="ce4" table:formula="of:=[$Redistribution_high.O75]" office:value-type="float" office:value="0.0416163483413647" calcext:value-type="float">
            <text:p>0.041616348341365</text:p>
          </table:table-cell>
          <table:table-cell table:style-name="ce4" table:formula="of:=[$Redistribution_high.P75]" office:value-type="float" office:value="0.0319888231752988" calcext:value-type="float">
            <text:p>0.031988823175299</text:p>
          </table:table-cell>
          <table:table-cell table:style-name="ce4" table:formula="of:=[$Redistribution_high.Q75]" office:value-type="float" office:value="0.0511683938896322" calcext:value-type="float">
            <text:p>0.051168393889632</text:p>
          </table:table-cell>
          <table:table-cell/>
          <table:table-cell table:style-name="ce4" table:formula="of:=[$Redistribution_central.N75]" office:value-type="float" office:value="0.0311042711898384" calcext:value-type="float">
            <text:p>0.031104271189838</text:p>
          </table:table-cell>
          <table:table-cell table:style-name="ce4" table:formula="of:=[$Redistribution_central.O75]" office:value-type="float" office:value="0.0362023213358687" calcext:value-type="float">
            <text:p>0.036202321335869</text:p>
          </table:table-cell>
          <table:table-cell table:style-name="ce4" table:formula="of:=[$Redistribution_central.P75]" office:value-type="float" office:value="0.026573896286136" calcext:value-type="float">
            <text:p>0.026573896286136</text:p>
          </table:table-cell>
          <table:table-cell table:style-name="ce4" table:formula="of:=[$Redistribution_central.Q75]" office:value-type="float" office:value="0.042621232342991" calcext:value-type="float">
            <text:p>0.042621232342991</text:p>
          </table:table-cell>
          <table:table-cell/>
          <table:table-cell table:style-name="ce4" table:formula="of:=[$redistribution_low.N75]" office:value-type="float" office:value="0.0416150918862587" calcext:value-type="float">
            <text:p>0.041615091886259</text:p>
          </table:table-cell>
          <table:table-cell table:style-name="ce4" table:formula="of:=[$redistribution_low.O75]" office:value-type="float" office:value="0.0477380718487099" calcext:value-type="float">
            <text:p>0.04773807184871</text:p>
          </table:table-cell>
          <table:table-cell table:style-name="ce4" table:formula="of:=[$redistribution_low.P75]" office:value-type="float" office:value="0.0350007124561823" calcext:value-type="float">
            <text:p>0.035000712456182</text:p>
          </table:table-cell>
          <table:table-cell table:style-name="ce4" table:formula="of:=[$redistribution_low.Q75]" office:value-type="float" office:value="0.0580738435286099" calcext:value-type="float">
            <text:p>0.05807384352861</text:p>
          </table:table-cell>
          <table:table-cell table:number-columns-repeated="49"/>
        </table:table-row>
        <table:table-row table:style-name="ro1">
          <table:table-cell table:style-name="ce4" table:formula="of:=[.A78]+1" office:value-type="float" office:value="123" calcext:value-type="float">
            <text:p>123</text:p>
          </table:table-cell>
          <table:table-cell table:style-name="ce4" table:formula="of:=[$Redistribution_high.N76]" office:value-type="float" office:value="0.0344071814512916" calcext:value-type="float">
            <text:p>0.034407181451292</text:p>
          </table:table-cell>
          <table:table-cell table:style-name="ce4" table:formula="of:=[$Redistribution_high.O76]" office:value-type="float" office:value="0.0406457656459387" calcext:value-type="float">
            <text:p>0.040645765645939</text:p>
          </table:table-cell>
          <table:table-cell table:style-name="ce4" table:formula="of:=[$Redistribution_high.P76]" office:value-type="float" office:value="0.0303744737352965" calcext:value-type="float">
            <text:p>0.030374473735297</text:p>
          </table:table-cell>
          <table:table-cell table:style-name="ce4" table:formula="of:=[$Redistribution_high.Q76]" office:value-type="float" office:value="0.0463066397486026" calcext:value-type="float">
            <text:p>0.046306639748603</text:p>
          </table:table-cell>
          <table:table-cell/>
          <table:table-cell table:style-name="ce4" table:formula="of:=[$Redistribution_central.N76]" office:value-type="float" office:value="0.0303338599071846" calcext:value-type="float">
            <text:p>0.030333859907185</text:p>
          </table:table-cell>
          <table:table-cell table:style-name="ce4" table:formula="of:=[$Redistribution_central.O76]" office:value-type="float" office:value="0.0354728381757178" calcext:value-type="float">
            <text:p>0.035472838175718</text:p>
          </table:table-cell>
          <table:table-cell table:style-name="ce4" table:formula="of:=[$Redistribution_central.P76]" office:value-type="float" office:value="0.0260377788387671" calcext:value-type="float">
            <text:p>0.026037778838767</text:p>
          </table:table-cell>
          <table:table-cell table:style-name="ce4" table:formula="of:=[$Redistribution_central.Q76]" office:value-type="float" office:value="0.041509876284501" calcext:value-type="float">
            <text:p>0.041509876284501</text:p>
          </table:table-cell>
          <table:table-cell/>
          <table:table-cell table:style-name="ce4" table:formula="of:=[$redistribution_low.N76]" office:value-type="float" office:value="0.0403860806658199" calcext:value-type="float">
            <text:p>0.04038608066582</text:p>
          </table:table-cell>
          <table:table-cell table:style-name="ce4" table:formula="of:=[$redistribution_low.O76]" office:value-type="float" office:value="0.0419811374707582" calcext:value-type="float">
            <text:p>0.041981137470758</text:p>
          </table:table-cell>
          <table:table-cell table:style-name="ce4" table:formula="of:=[$redistribution_low.P76]" office:value-type="float" office:value="0.035049991312257" calcext:value-type="float">
            <text:p>0.035049991312257</text:p>
          </table:table-cell>
          <table:table-cell table:style-name="ce4" table:formula="of:=[$redistribution_low.Q76]" office:value-type="float" office:value="0.0504458884348366" calcext:value-type="float">
            <text:p>0.050445888434837</text:p>
          </table:table-cell>
          <table:table-cell table:number-columns-repeated="49"/>
        </table:table-row>
        <table:table-row table:style-name="ro1">
          <table:table-cell table:style-name="ce4" table:formula="of:=[.A79]+1" office:value-type="float" office:value="124" calcext:value-type="float">
            <text:p>124</text:p>
          </table:table-cell>
          <table:table-cell table:style-name="ce4" table:formula="of:=[$Redistribution_high.N77]" office:value-type="float" office:value="0.0357969581494302" calcext:value-type="float">
            <text:p>0.03579695814943</text:p>
          </table:table-cell>
          <table:table-cell table:style-name="ce4" table:formula="of:=[$Redistribution_high.O77]" office:value-type="float" office:value="0.0408566359974641" calcext:value-type="float">
            <text:p>0.040856635997464</text:p>
          </table:table-cell>
          <table:table-cell table:style-name="ce4" table:formula="of:=[$Redistribution_high.P77]" office:value-type="float" office:value="0.0307277709723184" calcext:value-type="float">
            <text:p>0.030727770972319</text:p>
          </table:table-cell>
          <table:table-cell table:style-name="ce4" table:formula="of:=[$Redistribution_high.Q77]" office:value-type="float" office:value="0.0479973866080642" calcext:value-type="float">
            <text:p>0.047997386608064</text:p>
          </table:table-cell>
          <table:table-cell/>
          <table:table-cell table:style-name="ce4" table:formula="of:=[$Redistribution_central.N77]" office:value-type="float" office:value="0.033189325007614" calcext:value-type="float">
            <text:p>0.033189325007614</text:p>
          </table:table-cell>
          <table:table-cell table:style-name="ce4" table:formula="of:=[$Redistribution_central.O77]" office:value-type="float" office:value="0.0385757280412504" calcext:value-type="float">
            <text:p>0.03857572804125</text:p>
          </table:table-cell>
          <table:table-cell table:style-name="ce4" table:formula="of:=[$Redistribution_central.P77]" office:value-type="float" office:value="0.029256524457626" calcext:value-type="float">
            <text:p>0.029256524457626</text:p>
          </table:table-cell>
          <table:table-cell table:style-name="ce4" table:formula="of:=[$Redistribution_central.Q77]" office:value-type="float" office:value="0.0440904405693152" calcext:value-type="float">
            <text:p>0.044090440569315</text:p>
          </table:table-cell>
          <table:table-cell/>
          <table:table-cell table:style-name="ce4" table:formula="of:=[$redistribution_low.N77]" office:value-type="float" office:value="0.0381115595908879" calcext:value-type="float">
            <text:p>0.038111559590888</text:p>
          </table:table-cell>
          <table:table-cell table:style-name="ce4" table:formula="of:=[$redistribution_low.O77]" office:value-type="float" office:value="0.0418772924058678" calcext:value-type="float">
            <text:p>0.041877292405868</text:p>
          </table:table-cell>
          <table:table-cell table:style-name="ce4" table:formula="of:=[$redistribution_low.P77]" office:value-type="float" office:value="0.0323917607482691" calcext:value-type="float">
            <text:p>0.032391760748269</text:p>
          </table:table-cell>
          <table:table-cell table:style-name="ce4" table:formula="of:=[$redistribution_low.Q77]" office:value-type="float" office:value="0.0510338512360733" calcext:value-type="float">
            <text:p>0.051033851236073</text:p>
          </table:table-cell>
          <table:table-cell table:number-columns-repeated="49"/>
        </table:table-row>
        <table:table-row table:style-name="ro1">
          <table:table-cell table:style-name="ce4" table:formula="of:=[.A80]+1" office:value-type="float" office:value="125" calcext:value-type="float">
            <text:p>125</text:p>
          </table:table-cell>
          <table:table-cell table:style-name="ce4" table:formula="of:=[$Redistribution_high.N78]" office:value-type="float" office:value="0.0317730780888693" calcext:value-type="float">
            <text:p>0.031773078088869</text:p>
          </table:table-cell>
          <table:table-cell table:style-name="ce4" table:formula="of:=[$Redistribution_high.O78]" office:value-type="float" office:value="0.0379171283589122" calcext:value-type="float">
            <text:p>0.037917128358912</text:p>
          </table:table-cell>
          <table:table-cell table:style-name="ce4" table:formula="of:=[$Redistribution_high.P78]" office:value-type="float" office:value="0.0280438454156893" calcext:value-type="float">
            <text:p>0.028043845415689</text:p>
          </table:table-cell>
          <table:table-cell table:style-name="ce4" table:formula="of:=[$Redistribution_high.Q78]" office:value-type="float" office:value="0.0431013756625111" calcext:value-type="float">
            <text:p>0.043101375662511</text:p>
          </table:table-cell>
          <table:table-cell/>
          <table:table-cell table:style-name="ce4" table:formula="of:=[$Redistribution_central.N78]" office:value-type="float" office:value="0.0353109058968047" calcext:value-type="float">
            <text:p>0.035310905896805</text:p>
          </table:table-cell>
          <table:table-cell table:style-name="ce4" table:formula="of:=[$Redistribution_central.O78]" office:value-type="float" office:value="0.0396037212571489" calcext:value-type="float">
            <text:p>0.039603721257149</text:p>
          </table:table-cell>
          <table:table-cell table:style-name="ce4" table:formula="of:=[$Redistribution_central.P78]" office:value-type="float" office:value="0.0302535332866796" calcext:value-type="float">
            <text:p>0.03025353328668</text:p>
          </table:table-cell>
          <table:table-cell table:style-name="ce4" table:formula="of:=[$Redistribution_central.Q78]" office:value-type="float" office:value="0.0466609693973126" calcext:value-type="float">
            <text:p>0.046660969397313</text:p>
          </table:table-cell>
          <table:table-cell/>
          <table:table-cell table:style-name="ce4" table:formula="of:=[$redistribution_low.N78]" office:value-type="float" office:value="0.04081365110442" calcext:value-type="float">
            <text:p>0.04081365110442</text:p>
          </table:table-cell>
          <table:table-cell table:style-name="ce4" table:formula="of:=[$redistribution_low.O78]" office:value-type="float" office:value="0.0462492916756554" calcext:value-type="float">
            <text:p>0.046249291675656</text:p>
          </table:table-cell>
          <table:table-cell table:style-name="ce4" table:formula="of:=[$redistribution_low.P78]" office:value-type="float" office:value="0.036555776855937" calcext:value-type="float">
            <text:p>0.036555776855937</text:p>
          </table:table-cell>
          <table:table-cell table:style-name="ce4" table:formula="of:=[$redistribution_low.Q78]" office:value-type="float" office:value="0.0529563483730921" calcext:value-type="float">
            <text:p>0.052956348373092</text:p>
          </table:table-cell>
          <table:table-cell table:number-columns-repeated="49"/>
        </table:table-row>
        <table:table-row table:style-name="ro1">
          <table:table-cell table:style-name="ce4" table:formula="of:=[.A81]+1" office:value-type="float" office:value="126" calcext:value-type="float">
            <text:p>126</text:p>
          </table:table-cell>
          <table:table-cell table:style-name="ce4" table:formula="of:=[$Redistribution_high.N79]" office:value-type="float" office:value="0.0327791782973778" calcext:value-type="float">
            <text:p>0.032779178297378</text:p>
          </table:table-cell>
          <table:table-cell table:style-name="ce4" table:formula="of:=[$Redistribution_high.O79]" office:value-type="float" office:value="0.0402847155229533" calcext:value-type="float">
            <text:p>0.040284715522953</text:p>
          </table:table-cell>
          <table:table-cell table:style-name="ce4" table:formula="of:=[$Redistribution_high.P79]" office:value-type="float" office:value="0.0294859419649105" calcext:value-type="float">
            <text:p>0.029485941964911</text:p>
          </table:table-cell>
          <table:table-cell table:style-name="ce4" table:formula="of:=[$Redistribution_high.Q79]" office:value-type="float" office:value="0.0448730332505368" calcext:value-type="float">
            <text:p>0.044873033250537</text:p>
          </table:table-cell>
          <table:table-cell/>
          <table:table-cell table:style-name="ce4" table:formula="of:=[$Redistribution_central.N79]" office:value-type="float" office:value="0.0406801118951318" calcext:value-type="float">
            <text:p>0.040680111895132</text:p>
          </table:table-cell>
          <table:table-cell table:style-name="ce4" table:formula="of:=[$Redistribution_central.O79]" office:value-type="float" office:value="0.0503169600153182" calcext:value-type="float">
            <text:p>0.050316960015318</text:p>
          </table:table-cell>
          <table:table-cell table:style-name="ce4" table:formula="of:=[$Redistribution_central.P79]" office:value-type="float" office:value="0.0364116589083309" calcext:value-type="float">
            <text:p>0.036411658908331</text:p>
          </table:table-cell>
          <table:table-cell table:style-name="ce4" table:formula="of:=[$Redistribution_central.Q79]" office:value-type="float" office:value="0.0562886278367992" calcext:value-type="float">
            <text:p>0.056288627836799</text:p>
          </table:table-cell>
          <table:table-cell/>
          <table:table-cell table:style-name="ce4" table:formula="of:=[$redistribution_low.N79]" office:value-type="float" office:value="0.0428746434190483" calcext:value-type="float">
            <text:p>0.042874643419048</text:p>
          </table:table-cell>
          <table:table-cell table:style-name="ce4" table:formula="of:=[$redistribution_low.O79]" office:value-type="float" office:value="0.0521997248050193" calcext:value-type="float">
            <text:p>0.052199724805019</text:p>
          </table:table-cell>
          <table:table-cell table:style-name="ce4" table:formula="of:=[$redistribution_low.P79]" office:value-type="float" office:value="0.0371985723151785" calcext:value-type="float">
            <text:p>0.037198572315179</text:p>
          </table:table-cell>
          <table:table-cell table:style-name="ce4" table:formula="of:=[$redistribution_low.Q79]" office:value-type="float" office:value="0.0612493942184252" calcext:value-type="float">
            <text:p>0.061249394218425</text:p>
          </table:table-cell>
          <table:table-cell table:number-columns-repeated="49"/>
        </table:table-row>
        <table:table-row table:style-name="ro1">
          <table:table-cell table:style-name="ce4" table:formula="of:=[.A82]+1" office:value-type="float" office:value="127" calcext:value-type="float">
            <text:p>127</text:p>
          </table:table-cell>
          <table:table-cell table:style-name="ce4" table:formula="of:=[$Redistribution_high.N80]" office:value-type="float" office:value="0.0335459745192198" calcext:value-type="float">
            <text:p>0.03354597451922</text:p>
          </table:table-cell>
          <table:table-cell table:style-name="ce4" table:formula="of:=[$Redistribution_high.O80]" office:value-type="float" office:value="0.0419820554573804" calcext:value-type="float">
            <text:p>0.041982055457381</text:p>
          </table:table-cell>
          <table:table-cell table:style-name="ce4" table:formula="of:=[$Redistribution_high.P80]" office:value-type="float" office:value="0.0309913460800191" calcext:value-type="float">
            <text:p>0.030991346080019</text:p>
          </table:table-cell>
          <table:table-cell table:style-name="ce4" table:formula="of:=[$Redistribution_high.Q80]" office:value-type="float" office:value="0.0454890625237836" calcext:value-type="float">
            <text:p>0.045489062523784</text:p>
          </table:table-cell>
          <table:table-cell/>
          <table:table-cell table:style-name="ce4" table:formula="of:=[$Redistribution_central.N80]" office:value-type="float" office:value="0.0362749188740397" calcext:value-type="float">
            <text:p>0.03627491887404</text:p>
          </table:table-cell>
          <table:table-cell table:style-name="ce4" table:formula="of:=[$Redistribution_central.O80]" office:value-type="float" office:value="0.0398911777466625" calcext:value-type="float">
            <text:p>0.039891177746663</text:p>
          </table:table-cell>
          <table:table-cell table:style-name="ce4" table:formula="of:=[$Redistribution_central.P80]" office:value-type="float" office:value="0.0300213352072254" calcext:value-type="float">
            <text:p>0.030021335207226</text:p>
          </table:table-cell>
          <table:table-cell table:style-name="ce4" table:formula="of:=[$Redistribution_central.Q80]" office:value-type="float" office:value="0.0487580512722946" calcext:value-type="float">
            <text:p>0.048758051272295</text:p>
          </table:table-cell>
          <table:table-cell/>
          <table:table-cell table:style-name="ce4" table:formula="of:=[$redistribution_low.N80]" office:value-type="float" office:value="0.0414328972402394" calcext:value-type="float">
            <text:p>0.04143289724024</text:p>
          </table:table-cell>
          <table:table-cell table:style-name="ce4" table:formula="of:=[$redistribution_low.O80]" office:value-type="float" office:value="0.0525979449692215" calcext:value-type="float">
            <text:p>0.052597944969222</text:p>
          </table:table-cell>
          <table:table-cell table:style-name="ce4" table:formula="of:=[$redistribution_low.P80]" office:value-type="float" office:value="0.03708673525751" calcext:value-type="float">
            <text:p>0.03708673525751</text:p>
          </table:table-cell>
          <table:table-cell table:style-name="ce4" table:formula="of:=[$redistribution_low.Q80]" office:value-type="float" office:value="0.0593732030381572" calcext:value-type="float">
            <text:p>0.059373203038157</text:p>
          </table:table-cell>
          <table:table-cell table:number-columns-repeated="49"/>
        </table:table-row>
        <table:table-row table:style-name="ro1">
          <table:table-cell table:style-name="ce4" table:formula="of:=[.A83]+1" office:value-type="float" office:value="128" calcext:value-type="float">
            <text:p>128</text:p>
          </table:table-cell>
          <table:table-cell table:style-name="ce4" table:formula="of:=[$Redistribution_high.N81]" office:value-type="float" office:value="0.0367991137623477" calcext:value-type="float">
            <text:p>0.036799113762348</text:p>
          </table:table-cell>
          <table:table-cell table:style-name="ce4" table:formula="of:=[$Redistribution_high.O81]" office:value-type="float" office:value="0.0449947006781149" calcext:value-type="float">
            <text:p>0.044994700678115</text:p>
          </table:table-cell>
          <table:table-cell table:style-name="ce4" table:formula="of:=[$Redistribution_high.P81]" office:value-type="float" office:value="0.033096910286091" calcext:value-type="float">
            <text:p>0.033096910286091</text:p>
          </table:table-cell>
          <table:table-cell table:style-name="ce4" table:formula="of:=[$Redistribution_high.Q81]" office:value-type="float" office:value="0.050218535896206" calcext:value-type="float">
            <text:p>0.050218535896206</text:p>
          </table:table-cell>
          <table:table-cell/>
          <table:table-cell table:style-name="ce4" table:formula="of:=[$Redistribution_central.N81]" office:value-type="float" office:value="0.0372259040545275" calcext:value-type="float">
            <text:p>0.037225904054528</text:p>
          </table:table-cell>
          <table:table-cell table:style-name="ce4" table:formula="of:=[$Redistribution_central.O81]" office:value-type="float" office:value="0.0414019285285442" calcext:value-type="float">
            <text:p>0.041401928528544</text:p>
          </table:table-cell>
          <table:table-cell table:style-name="ce4" table:formula="of:=[$Redistribution_central.P81]" office:value-type="float" office:value="0.0332023310799934" calcext:value-type="float">
            <text:p>0.033202331079993</text:p>
          </table:table-cell>
          <table:table-cell table:style-name="ce4" table:formula="of:=[$Redistribution_central.Q81]" office:value-type="float" office:value="0.047064190038599" calcext:value-type="float">
            <text:p>0.047064190038599</text:p>
          </table:table-cell>
          <table:table-cell/>
          <table:table-cell table:style-name="ce4" table:formula="of:=[$redistribution_low.N81]" office:value-type="float" office:value="0.0431366812136576" calcext:value-type="float">
            <text:p>0.043136681213658</text:p>
          </table:table-cell>
          <table:table-cell table:style-name="ce4" table:formula="of:=[$redistribution_low.O81]" office:value-type="float" office:value="0.0522723391222898" calcext:value-type="float">
            <text:p>0.05227233912229</text:p>
          </table:table-cell>
          <table:table-cell table:style-name="ce4" table:formula="of:=[$redistribution_low.P81]" office:value-type="float" office:value="0.0374198125082053" calcext:value-type="float">
            <text:p>0.037419812508205</text:p>
          </table:table-cell>
          <table:table-cell table:style-name="ce4" table:formula="of:=[$redistribution_low.Q81]" office:value-type="float" office:value="0.0612340044754178" calcext:value-type="float">
            <text:p>0.061234004475418</text:p>
          </table:table-cell>
          <table:table-cell table:number-columns-repeated="49"/>
        </table:table-row>
        <table:table-row table:style-name="ro1">
          <table:table-cell table:style-name="ce4" table:formula="of:=[.A84]+1" office:value-type="float" office:value="129" calcext:value-type="float">
            <text:p>129</text:p>
          </table:table-cell>
          <table:table-cell table:style-name="ce4" table:formula="of:=[$Redistribution_high.N82]" office:value-type="float" office:value="0.0286277884217027" calcext:value-type="float">
            <text:p>0.028627788421703</text:p>
          </table:table-cell>
          <table:table-cell table:style-name="ce4" table:formula="of:=[$Redistribution_high.O82]" office:value-type="float" office:value="0.0348216471656083" calcext:value-type="float">
            <text:p>0.034821647165608</text:p>
          </table:table-cell>
          <table:table-cell table:style-name="ce4" table:formula="of:=[$Redistribution_high.P82]" office:value-type="float" office:value="0.027145138283607" calcext:value-type="float">
            <text:p>0.027145138283607</text:p>
          </table:table-cell>
          <table:table-cell table:style-name="ce4" table:formula="of:=[$Redistribution_high.Q82]" office:value-type="float" office:value="0.036827788476914" calcext:value-type="float">
            <text:p>0.036827788476914</text:p>
          </table:table-cell>
          <table:table-cell/>
          <table:table-cell table:style-name="ce4" table:formula="of:=[$Redistribution_central.N82]" office:value-type="float" office:value="0.0357931395117883" calcext:value-type="float">
            <text:p>0.035793139511788</text:p>
          </table:table-cell>
          <table:table-cell table:style-name="ce4" table:formula="of:=[$Redistribution_central.O82]" office:value-type="float" office:value="0.0382764387256982" calcext:value-type="float">
            <text:p>0.038276438725698</text:p>
          </table:table-cell>
          <table:table-cell table:style-name="ce4" table:formula="of:=[$Redistribution_central.P82]" office:value-type="float" office:value="0.0305547780383814" calcext:value-type="float">
            <text:p>0.030554778038382</text:p>
          </table:table-cell>
          <table:table-cell table:style-name="ce4" table:formula="of:=[$Redistribution_central.Q82]" office:value-type="float" office:value="0.0456164385766085" calcext:value-type="float">
            <text:p>0.045616438576609</text:p>
          </table:table-cell>
          <table:table-cell/>
          <table:table-cell table:style-name="ce4" table:formula="of:=[$redistribution_low.N82]" office:value-type="float" office:value="0.0411765219952282" calcext:value-type="float">
            <text:p>0.041176521995228</text:p>
          </table:table-cell>
          <table:table-cell table:style-name="ce4" table:formula="of:=[$redistribution_low.O82]" office:value-type="float" office:value="0.047073245753346" calcext:value-type="float">
            <text:p>0.047073245753346</text:p>
          </table:table-cell>
          <table:table-cell table:style-name="ce4" table:formula="of:=[$redistribution_low.P82]" office:value-type="float" office:value="0.0353539140794125" calcext:value-type="float">
            <text:p>0.035353914079413</text:p>
          </table:table-cell>
          <table:table-cell table:style-name="ce4" table:formula="of:=[$redistribution_low.Q82]" office:value-type="float" office:value="0.0562405373999366" calcext:value-type="float">
            <text:p>0.056240537399937</text:p>
          </table:table-cell>
          <table:table-cell table:number-columns-repeated="49"/>
        </table:table-row>
        <table:table-row table:style-name="ro1">
          <table:table-cell table:style-name="ce4" table:formula="of:=[.A85]+1" office:value-type="float" office:value="130" calcext:value-type="float">
            <text:p>130</text:p>
          </table:table-cell>
          <table:table-cell table:style-name="ce4" table:formula="of:=[$Redistribution_high.N83]" office:value-type="float" office:value="0.0367286983609865" calcext:value-type="float">
            <text:p>0.036728698360987</text:p>
          </table:table-cell>
          <table:table-cell table:style-name="ce4" table:formula="of:=[$Redistribution_high.O83]" office:value-type="float" office:value="0.0433363384081126" calcext:value-type="float">
            <text:p>0.043336338408113</text:p>
          </table:table-cell>
          <table:table-cell table:style-name="ce4" table:formula="of:=[$Redistribution_high.P83]" office:value-type="float" office:value="0.0331675692430155" calcext:value-type="float">
            <text:p>0.033167569243016</text:p>
          </table:table-cell>
          <table:table-cell table:style-name="ce4" table:formula="of:=[$Redistribution_high.Q83]" office:value-type="float" office:value="0.0482931988576624" calcext:value-type="float">
            <text:p>0.048293198857662</text:p>
          </table:table-cell>
          <table:table-cell/>
          <table:table-cell table:style-name="ce4" table:formula="of:=[$Redistribution_central.N83]" office:value-type="float" office:value="0.0442435627289471" calcext:value-type="float">
            <text:p>0.044243562728947</text:p>
          </table:table-cell>
          <table:table-cell table:style-name="ce4" table:formula="of:=[$Redistribution_central.O83]" office:value-type="float" office:value="0.0477489861666586" calcext:value-type="float">
            <text:p>0.047748986166659</text:p>
          </table:table-cell>
          <table:table-cell table:style-name="ce4" table:formula="of:=[$Redistribution_central.P83]" office:value-type="float" office:value="0.0378569254273842" calcext:value-type="float">
            <text:p>0.037856925427384</text:p>
          </table:table-cell>
          <table:table-cell table:style-name="ce4" table:formula="of:=[$Redistribution_central.Q83]" office:value-type="float" office:value="0.0568629236141074" calcext:value-type="float">
            <text:p>0.056862923614107</text:p>
          </table:table-cell>
          <table:table-cell/>
          <table:table-cell table:style-name="ce4" table:formula="of:=[$redistribution_low.N83]" office:value-type="float" office:value="0.038625785943439" calcext:value-type="float">
            <text:p>0.038625785943439</text:p>
          </table:table-cell>
          <table:table-cell table:style-name="ce4" table:formula="of:=[$redistribution_low.O83]" office:value-type="float" office:value="0.0450823065070452" calcext:value-type="float">
            <text:p>0.045082306507045</text:p>
          </table:table-cell>
          <table:table-cell table:style-name="ce4" table:formula="of:=[$redistribution_low.P83]" office:value-type="float" office:value="0.0348170111237613" calcext:value-type="float">
            <text:p>0.034817011123761</text:p>
          </table:table-cell>
          <table:table-cell table:style-name="ce4" table:formula="of:=[$redistribution_low.Q83]" office:value-type="float" office:value="0.0511457682471509" calcext:value-type="float">
            <text:p>0.051145768247151</text:p>
          </table:table-cell>
          <table:table-cell table:number-columns-repeated="49"/>
        </table:table-row>
        <table:table-row table:style-name="ro1">
          <table:table-cell table:style-name="ce4" table:formula="of:=[.A86]+1" office:value-type="float" office:value="131" calcext:value-type="float">
            <text:p>131</text:p>
          </table:table-cell>
          <table:table-cell table:style-name="ce4" table:formula="of:=[$Redistribution_high.N84]" office:value-type="float" office:value="0.0373800900218081" calcext:value-type="float">
            <text:p>0.037380090021808</text:p>
          </table:table-cell>
          <table:table-cell table:style-name="ce4" table:formula="of:=[$Redistribution_high.O84]" office:value-type="float" office:value="0.0449456871384017" calcext:value-type="float">
            <text:p>0.044945687138402</text:p>
          </table:table-cell>
          <table:table-cell table:style-name="ce4" table:formula="of:=[$Redistribution_high.P84]" office:value-type="float" office:value="0.0334135310531926" calcext:value-type="float">
            <text:p>0.033413531053193</text:p>
          </table:table-cell>
          <table:table-cell table:style-name="ce4" table:formula="of:=[$Redistribution_high.Q84]" office:value-type="float" office:value="0.0504920391570904" calcext:value-type="float">
            <text:p>0.050492039157091</text:p>
          </table:table-cell>
          <table:table-cell/>
          <table:table-cell table:style-name="ce4" table:formula="of:=[$Redistribution_central.N84]" office:value-type="float" office:value="0.0336704533026443" calcext:value-type="float">
            <text:p>0.033670453302644</text:p>
          </table:table-cell>
          <table:table-cell table:style-name="ce4" table:formula="of:=[$Redistribution_central.O84]" office:value-type="float" office:value="0.0357018885315243" calcext:value-type="float">
            <text:p>0.035701888531524</text:p>
          </table:table-cell>
          <table:table-cell table:style-name="ce4" table:formula="of:=[$Redistribution_central.P84]" office:value-type="float" office:value="0.0308323173012524" calcext:value-type="float">
            <text:p>0.030832317301252</text:p>
          </table:table-cell>
          <table:table-cell table:style-name="ce4" table:formula="of:=[$Redistribution_central.Q84]" office:value-type="float" office:value="0.0397494385735072" calcext:value-type="float">
            <text:p>0.039749438573507</text:p>
          </table:table-cell>
          <table:table-cell/>
          <table:table-cell table:style-name="ce4" table:formula="of:=[$redistribution_low.N84]" office:value-type="float" office:value="0.0361274331442165" calcext:value-type="float">
            <text:p>0.036127433144217</text:p>
          </table:table-cell>
          <table:table-cell table:style-name="ce4" table:formula="of:=[$redistribution_low.O84]" office:value-type="float" office:value="0.0455167383446078" calcext:value-type="float">
            <text:p>0.045516738344608</text:p>
          </table:table-cell>
          <table:table-cell table:style-name="ce4" table:formula="of:=[$redistribution_low.P84]" office:value-type="float" office:value="0.0338165643896777" calcext:value-type="float">
            <text:p>0.033816564389678</text:p>
          </table:table-cell>
          <table:table-cell table:style-name="ce4" table:formula="of:=[$redistribution_low.Q84]" office:value-type="float" office:value="0.0491268972295247" calcext:value-type="float">
            <text:p>0.049126897229525</text:p>
          </table:table-cell>
          <table:table-cell table:number-columns-repeated="49"/>
        </table:table-row>
        <table:table-row table:style-name="ro1">
          <table:table-cell table:style-name="ce4" table:formula="of:=[.A87]+1" office:value-type="float" office:value="132" calcext:value-type="float">
            <text:p>132</text:p>
          </table:table-cell>
          <table:table-cell table:style-name="ce4" table:formula="of:=[$Redistribution_high.N85]" office:value-type="float" office:value="0.0377848267397987" calcext:value-type="float">
            <text:p>0.037784826739799</text:p>
          </table:table-cell>
          <table:table-cell table:style-name="ce4" table:formula="of:=[$Redistribution_high.O85]" office:value-type="float" office:value="0.0434125510942612" calcext:value-type="float">
            <text:p>0.043412551094261</text:p>
          </table:table-cell>
          <table:table-cell table:style-name="ce4" table:formula="of:=[$Redistribution_high.P85]" office:value-type="float" office:value="0.0336024756025685" calcext:value-type="float">
            <text:p>0.033602475602569</text:p>
          </table:table-cell>
          <table:table-cell table:style-name="ce4" table:formula="of:=[$Redistribution_high.Q85]" office:value-type="float" office:value="0.0492219591703994" calcext:value-type="float">
            <text:p>0.049221959170399</text:p>
          </table:table-cell>
          <table:table-cell/>
          <table:table-cell table:style-name="ce4" table:formula="of:=[$Redistribution_central.N85]" office:value-type="float" office:value="0.0356775324307935" calcext:value-type="float">
            <text:p>0.035677532430794</text:p>
          </table:table-cell>
          <table:table-cell table:style-name="ce4" table:formula="of:=[$Redistribution_central.O85]" office:value-type="float" office:value="0.0407763829429487" calcext:value-type="float">
            <text:p>0.040776382942949</text:p>
          </table:table-cell>
          <table:table-cell table:style-name="ce4" table:formula="of:=[$Redistribution_central.P85]" office:value-type="float" office:value="0.0325064614455494" calcext:value-type="float">
            <text:p>0.03250646144555</text:p>
          </table:table-cell>
          <table:table-cell table:style-name="ce4" table:formula="of:=[$Redistribution_central.Q85]" office:value-type="float" office:value="0.0452058096305194" calcext:value-type="float">
            <text:p>0.045205809630519</text:p>
          </table:table-cell>
          <table:table-cell/>
          <table:table-cell table:style-name="ce4" table:formula="of:=[$redistribution_low.N85]" office:value-type="float" office:value="0.0344968616516941" calcext:value-type="float">
            <text:p>0.034496861651694</text:p>
          </table:table-cell>
          <table:table-cell table:style-name="ce4" table:formula="of:=[$redistribution_low.O85]" office:value-type="float" office:value="0.0427753813009618" calcext:value-type="float">
            <text:p>0.042775381300962</text:p>
          </table:table-cell>
          <table:table-cell table:style-name="ce4" table:formula="of:=[$redistribution_low.P85]" office:value-type="float" office:value="0.0322577810799539" calcext:value-type="float">
            <text:p>0.032257781079954</text:p>
          </table:table-cell>
          <table:table-cell table:style-name="ce4" table:formula="of:=[$redistribution_low.Q85]" office:value-type="float" office:value="0.0462413727401328" calcext:value-type="float">
            <text:p>0.046241372740133</text:p>
          </table:table-cell>
          <table:table-cell table:number-columns-repeated="49"/>
        </table:table-row>
        <table:table-row table:style-name="ro1">
          <table:table-cell table:style-name="ce4" table:formula="of:=[.A88]+1" office:value-type="float" office:value="133" calcext:value-type="float">
            <text:p>133</text:p>
          </table:table-cell>
          <table:table-cell table:style-name="ce4" table:formula="of:=[$Redistribution_high.N86]" office:value-type="float" office:value="0.0409825903152703" calcext:value-type="float">
            <text:p>0.04098259031527</text:p>
          </table:table-cell>
          <table:table-cell table:style-name="ce4" table:formula="of:=[$Redistribution_high.O86]" office:value-type="float" office:value="0.0476233700948396" calcext:value-type="float">
            <text:p>0.04762337009484</text:p>
          </table:table-cell>
          <table:table-cell table:style-name="ce4" table:formula="of:=[$Redistribution_high.P86]" office:value-type="float" office:value="0.0365355394764195" calcext:value-type="float">
            <text:p>0.03653553947642</text:p>
          </table:table-cell>
          <table:table-cell table:style-name="ce4" table:formula="of:=[$Redistribution_high.Q86]" office:value-type="float" office:value="0.053774135968765" calcext:value-type="float">
            <text:p>0.053774135968765</text:p>
          </table:table-cell>
          <table:table-cell/>
          <table:table-cell table:style-name="ce4" table:formula="of:=[$Redistribution_central.N86]" office:value-type="float" office:value="0.0361341095840608" calcext:value-type="float">
            <text:p>0.036134109584061</text:p>
          </table:table-cell>
          <table:table-cell table:style-name="ce4" table:formula="of:=[$Redistribution_central.O86]" office:value-type="float" office:value="0.0400831448911841" calcext:value-type="float">
            <text:p>0.040083144891184</text:p>
          </table:table-cell>
          <table:table-cell table:style-name="ce4" table:formula="of:=[$Redistribution_central.P86]" office:value-type="float" office:value="0.0322925679449708" calcext:value-type="float">
            <text:p>0.032292567944971</text:p>
          </table:table-cell>
          <table:table-cell table:style-name="ce4" table:formula="of:=[$Redistribution_central.Q86]" office:value-type="float" office:value="0.0455168911617493" calcext:value-type="float">
            <text:p>0.045516891161749</text:p>
          </table:table-cell>
          <table:table-cell/>
          <table:table-cell table:style-name="ce4" table:formula="of:=[$redistribution_low.N86]" office:value-type="float" office:value="0.0358251254291414" calcext:value-type="float">
            <text:p>0.035825125429142</text:p>
          </table:table-cell>
          <table:table-cell table:style-name="ce4" table:formula="of:=[$redistribution_low.O86]" office:value-type="float" office:value="0.0418589363465503" calcext:value-type="float">
            <text:p>0.04185893634655</text:p>
          </table:table-cell>
          <table:table-cell table:style-name="ce4" table:formula="of:=[$redistribution_low.P86]" office:value-type="float" office:value="0.0328413115978495" calcext:value-type="float">
            <text:p>0.03284131159785</text:p>
          </table:table-cell>
          <table:table-cell table:style-name="ce4" table:formula="of:=[$redistribution_low.Q86]" office:value-type="float" office:value="0.046500508233585" calcext:value-type="float">
            <text:p>0.046500508233585</text:p>
          </table:table-cell>
          <table:table-cell table:number-columns-repeated="49"/>
        </table:table-row>
        <table:table-row table:style-name="ro1">
          <table:table-cell table:style-name="ce4" table:formula="of:=[.A89]+1" office:value-type="float" office:value="134" calcext:value-type="float">
            <text:p>134</text:p>
          </table:table-cell>
          <table:table-cell table:style-name="ce4" table:formula="of:=[$Redistribution_high.N87]" office:value-type="float" office:value="0.0407261976766214" calcext:value-type="float">
            <text:p>0.040726197676621</text:p>
          </table:table-cell>
          <table:table-cell table:style-name="ce4" table:formula="of:=[$Redistribution_high.O87]" office:value-type="float" office:value="0.0488205035571754" calcext:value-type="float">
            <text:p>0.048820503557175</text:p>
          </table:table-cell>
          <table:table-cell table:style-name="ce4" table:formula="of:=[$Redistribution_high.P87]" office:value-type="float" office:value="0.0374903710987459" calcext:value-type="float">
            <text:p>0.037490371098746</text:p>
          </table:table-cell>
          <table:table-cell table:style-name="ce4" table:formula="of:=[$Redistribution_high.Q87]" office:value-type="float" office:value="0.0533312964782518" calcext:value-type="float">
            <text:p>0.053331296478252</text:p>
          </table:table-cell>
          <table:table-cell/>
          <table:table-cell table:style-name="ce4" table:formula="of:=[$Redistribution_central.N87]" office:value-type="float" office:value="0.0360570428261506" calcext:value-type="float">
            <text:p>0.036057042826151</text:p>
          </table:table-cell>
          <table:table-cell table:style-name="ce4" table:formula="of:=[$Redistribution_central.O87]" office:value-type="float" office:value="0.0424297706602655" calcext:value-type="float">
            <text:p>0.042429770660266</text:p>
          </table:table-cell>
          <table:table-cell table:style-name="ce4" table:formula="of:=[$Redistribution_central.P87]" office:value-type="float" office:value="0.0332138897035608" calcext:value-type="float">
            <text:p>0.033213889703561</text:p>
          </table:table-cell>
          <table:table-cell table:style-name="ce4" table:formula="of:=[$Redistribution_central.Q87]" office:value-type="float" office:value="0.0463971131461503" calcext:value-type="float">
            <text:p>0.04639711314615</text:p>
          </table:table-cell>
          <table:table-cell/>
          <table:table-cell table:style-name="ce4" table:formula="of:=[$redistribution_low.N87]" office:value-type="float" office:value="0.0388766700214099" calcext:value-type="float">
            <text:p>0.03887667002141</text:p>
          </table:table-cell>
          <table:table-cell table:style-name="ce4" table:formula="of:=[$redistribution_low.O87]" office:value-type="float" office:value="0.0455286647530467" calcext:value-type="float">
            <text:p>0.045528664753047</text:p>
          </table:table-cell>
          <table:table-cell table:style-name="ce4" table:formula="of:=[$redistribution_low.P87]" office:value-type="float" office:value="0.035679344120836" calcext:value-type="float">
            <text:p>0.035679344120836</text:p>
          </table:table-cell>
          <table:table-cell table:style-name="ce4" table:formula="of:=[$redistribution_low.Q87]" office:value-type="float" office:value="0.0505907112308713" calcext:value-type="float">
            <text:p>0.050590711230871</text:p>
          </table:table-cell>
          <table:table-cell table:number-columns-repeated="49"/>
        </table:table-row>
        <table:table-row table:style-name="ro1">
          <table:table-cell table:style-name="ce4" table:formula="of:=[.A90]+1" office:value-type="float" office:value="135" calcext:value-type="float">
            <text:p>135</text:p>
          </table:table-cell>
          <table:table-cell table:style-name="ce4" table:formula="of:=[$Redistribution_high.N88]" office:value-type="float" office:value="0.0446459586547269" calcext:value-type="float">
            <text:p>0.044645958654727</text:p>
          </table:table-cell>
          <table:table-cell table:style-name="ce4" table:formula="of:=[$Redistribution_high.O88]" office:value-type="float" office:value="0.0541984225787864" calcext:value-type="float">
            <text:p>0.054198422578787</text:p>
          </table:table-cell>
          <table:table-cell table:style-name="ce4" table:formula="of:=[$Redistribution_high.P88]" office:value-type="float" office:value="0.0413018527118809" calcext:value-type="float">
            <text:p>0.041301852711881</text:p>
          </table:table-cell>
          <table:table-cell table:style-name="ce4" table:formula="of:=[$Redistribution_high.Q88]" office:value-type="float" office:value="0.0588277300535539" calcext:value-type="float">
            <text:p>0.058827730053554</text:p>
          </table:table-cell>
          <table:table-cell/>
          <table:table-cell table:style-name="ce4" table:formula="of:=[$Redistribution_central.N88]" office:value-type="float" office:value="0.039154338597024" calcext:value-type="float">
            <text:p>0.039154338597024</text:p>
          </table:table-cell>
          <table:table-cell table:style-name="ce4" table:formula="of:=[$Redistribution_central.O88]" office:value-type="float" office:value="0.0447015407021546" calcext:value-type="float">
            <text:p>0.044701540702155</text:p>
          </table:table-cell>
          <table:table-cell table:style-name="ce4" table:formula="of:=[$Redistribution_central.P88]" office:value-type="float" office:value="0.036496552820867" calcext:value-type="float">
            <text:p>0.036496552820867</text:p>
          </table:table-cell>
          <table:table-cell table:style-name="ce4" table:formula="of:=[$Redistribution_central.Q88]" office:value-type="float" office:value="0.0484204623095397" calcext:value-type="float">
            <text:p>0.04842046230954</text:p>
          </table:table-cell>
          <table:table-cell/>
          <table:table-cell table:style-name="ce4" table:formula="of:=[$redistribution_low.N88]" office:value-type="float" office:value="0.0407219816161193" calcext:value-type="float">
            <text:p>0.040721981616119</text:p>
          </table:table-cell>
          <table:table-cell table:style-name="ce4" table:formula="of:=[$redistribution_low.O88]" office:value-type="float" office:value="0.0487786592649886" calcext:value-type="float">
            <text:p>0.048778659264989</text:p>
          </table:table-cell>
          <table:table-cell table:style-name="ce4" table:formula="of:=[$redistribution_low.P88]" office:value-type="float" office:value="0.036125810792695" calcext:value-type="float">
            <text:p>0.036125810792695</text:p>
          </table:table-cell>
          <table:table-cell table:style-name="ce4" table:formula="of:=[$redistribution_low.Q88]" office:value-type="float" office:value="0.0560361989192499" calcext:value-type="float">
            <text:p>0.05603619891925</text:p>
          </table:table-cell>
          <table:table-cell table:number-columns-repeated="49"/>
        </table:table-row>
        <table:table-row table:style-name="ro1">
          <table:table-cell table:style-name="ce4" table:formula="of:=[.A91]+1" office:value-type="float" office:value="136" calcext:value-type="float">
            <text:p>136</text:p>
          </table:table-cell>
          <table:table-cell table:style-name="ce4" table:formula="of:=[$Redistribution_high.N89]" office:value-type="float" office:value="0.0375797365490848" calcext:value-type="float">
            <text:p>0.037579736549085</text:p>
          </table:table-cell>
          <table:table-cell table:style-name="ce4" table:formula="of:=[$Redistribution_high.O89]" office:value-type="float" office:value="0.0451582415514438" calcext:value-type="float">
            <text:p>0.045158241551444</text:p>
          </table:table-cell>
          <table:table-cell table:style-name="ce4" table:formula="of:=[$Redistribution_high.P89]" office:value-type="float" office:value="0.0341828867947481" calcext:value-type="float">
            <text:p>0.034182886794748</text:p>
          </table:table-cell>
          <table:table-cell table:style-name="ce4" table:formula="of:=[$Redistribution_high.Q89]" office:value-type="float" office:value="0.0499288298751893" calcext:value-type="float">
            <text:p>0.049928829875189</text:p>
          </table:table-cell>
          <table:table-cell/>
          <table:table-cell table:style-name="ce4" table:formula="of:=[$Redistribution_central.N89]" office:value-type="float" office:value="0.0344780749158508" calcext:value-type="float">
            <text:p>0.034478074915851</text:p>
          </table:table-cell>
          <table:table-cell table:style-name="ce4" table:formula="of:=[$Redistribution_central.O89]" office:value-type="float" office:value="0.0386231054035323" calcext:value-type="float">
            <text:p>0.038623105403532</text:p>
          </table:table-cell>
          <table:table-cell table:style-name="ce4" table:formula="of:=[$Redistribution_central.P89]" office:value-type="float" office:value="0.0324207040430144" calcext:value-type="float">
            <text:p>0.032420704043014</text:p>
          </table:table-cell>
          <table:table-cell table:style-name="ce4" table:formula="of:=[$Redistribution_central.Q89]" office:value-type="float" office:value="0.0415088738331632" calcext:value-type="float">
            <text:p>0.041508873833163</text:p>
          </table:table-cell>
          <table:table-cell/>
          <table:table-cell table:style-name="ce4" table:formula="of:=[$redistribution_low.N89]" office:value-type="float" office:value="0.0410936191455708" calcext:value-type="float">
            <text:p>0.041093619145571</text:p>
          </table:table-cell>
          <table:table-cell table:style-name="ce4" table:formula="of:=[$redistribution_low.O89]" office:value-type="float" office:value="0.0507385392149757" calcext:value-type="float">
            <text:p>0.050738539214976</text:p>
          </table:table-cell>
          <table:table-cell table:style-name="ce4" table:formula="of:=[$redistribution_low.P89]" office:value-type="float" office:value="0.0375833823001696" calcext:value-type="float">
            <text:p>0.03758338230017</text:p>
          </table:table-cell>
          <table:table-cell table:style-name="ce4" table:formula="of:=[$redistribution_low.Q89]" office:value-type="float" office:value="0.0562690088968514" calcext:value-type="float">
            <text:p>0.056269008896851</text:p>
          </table:table-cell>
          <table:table-cell table:number-columns-repeated="49"/>
        </table:table-row>
        <table:table-row table:style-name="ro1">
          <table:table-cell table:style-name="ce4" table:formula="of:=[.A92]+1" office:value-type="float" office:value="137" calcext:value-type="float">
            <text:p>137</text:p>
          </table:table-cell>
          <table:table-cell table:style-name="ce4" table:formula="of:=[$Redistribution_high.N90]" office:value-type="float" office:value="0.0398183436454168" calcext:value-type="float">
            <text:p>0.039818343645417</text:p>
          </table:table-cell>
          <table:table-cell table:style-name="ce4" table:formula="of:=[$Redistribution_high.O90]" office:value-type="float" office:value="0.047233723111867" calcext:value-type="float">
            <text:p>0.047233723111867</text:p>
          </table:table-cell>
          <table:table-cell table:style-name="ce4" table:formula="of:=[$Redistribution_high.P90]" office:value-type="float" office:value="0.0353955501961819" calcext:value-type="float">
            <text:p>0.035395550196182</text:p>
          </table:table-cell>
          <table:table-cell table:style-name="ce4" table:formula="of:=[$Redistribution_high.Q90]" office:value-type="float" office:value="0.0534457677051893" calcext:value-type="float">
            <text:p>0.053445767705189</text:p>
          </table:table-cell>
          <table:table-cell/>
          <table:table-cell table:style-name="ce4" table:formula="of:=[$Redistribution_central.N90]" office:value-type="float" office:value="0.0266567636416609" calcext:value-type="float">
            <text:p>0.026656763641661</text:p>
          </table:table-cell>
          <table:table-cell table:style-name="ce4" table:formula="of:=[$Redistribution_central.O90]" office:value-type="float" office:value="0.0304974033399932" calcext:value-type="float">
            <text:p>0.030497403339993</text:p>
          </table:table-cell>
          <table:table-cell table:style-name="ce4" table:formula="of:=[$Redistribution_central.P90]" office:value-type="float" office:value="0.0243181423782419" calcext:value-type="float">
            <text:p>0.024318142378242</text:p>
          </table:table-cell>
          <table:table-cell table:style-name="ce4" table:formula="of:=[$Redistribution_central.Q90]" office:value-type="float" office:value="0.0338088311089718" calcext:value-type="float">
            <text:p>0.033808831108972</text:p>
          </table:table-cell>
          <table:table-cell/>
          <table:table-cell table:style-name="ce4" table:formula="of:=[$redistribution_low.N90]" office:value-type="float" office:value="0.0377678997993906" calcext:value-type="float">
            <text:p>0.037767899799391</text:p>
          </table:table-cell>
          <table:table-cell table:style-name="ce4" table:formula="of:=[$redistribution_low.O90]" office:value-type="float" office:value="0.0443685500740314" calcext:value-type="float">
            <text:p>0.044368550074031</text:p>
          </table:table-cell>
          <table:table-cell table:style-name="ce4" table:formula="of:=[$redistribution_low.P90]" office:value-type="float" office:value="0.0337509816508195" calcext:value-type="float">
            <text:p>0.03375098165082</text:p>
          </table:table-cell>
          <table:table-cell table:style-name="ce4" table:formula="of:=[$redistribution_low.Q90]" office:value-type="float" office:value="0.0506479335728436" calcext:value-type="float">
            <text:p>0.050647933572844</text:p>
          </table:table-cell>
          <table:table-cell table:number-columns-repeated="49"/>
        </table:table-row>
        <table:table-row table:style-name="ro1">
          <table:table-cell table:style-name="ce4" table:formula="of:=[.A93]+1" office:value-type="float" office:value="138" calcext:value-type="float">
            <text:p>138</text:p>
          </table:table-cell>
          <table:table-cell table:style-name="ce4" table:formula="of:=[$Redistribution_high.N91]" office:value-type="float" office:value="0.0372668768621378" calcext:value-type="float">
            <text:p>0.037266876862138</text:p>
          </table:table-cell>
          <table:table-cell table:style-name="ce4" table:formula="of:=[$Redistribution_high.O91]" office:value-type="float" office:value="0.0460730774194102" calcext:value-type="float">
            <text:p>0.04607307741941</text:p>
          </table:table-cell>
          <table:table-cell table:style-name="ce4" table:formula="of:=[$Redistribution_high.P91]" office:value-type="float" office:value="0.0338745969661595" calcext:value-type="float">
            <text:p>0.03387459696616</text:p>
          </table:table-cell>
          <table:table-cell table:style-name="ce4" table:formula="of:=[$Redistribution_high.Q91]" office:value-type="float" office:value="0.050889060257451" calcext:value-type="float">
            <text:p>0.050889060257451</text:p>
          </table:table-cell>
          <table:table-cell/>
          <table:table-cell table:style-name="ce4" table:formula="of:=[$Redistribution_central.N91]" office:value-type="float" office:value="0.0285955696926899" calcext:value-type="float">
            <text:p>0.02859556969269</text:p>
          </table:table-cell>
          <table:table-cell table:style-name="ce4" table:formula="of:=[$Redistribution_central.O91]" office:value-type="float" office:value="0.0324834713250905" calcext:value-type="float">
            <text:p>0.032483471325091</text:p>
          </table:table-cell>
          <table:table-cell table:style-name="ce4" table:formula="of:=[$Redistribution_central.P91]" office:value-type="float" office:value="0.0266182825448778" calcext:value-type="float">
            <text:p>0.026618282544878</text:p>
          </table:table-cell>
          <table:table-cell table:style-name="ce4" table:formula="of:=[$Redistribution_central.Q91]" office:value-type="float" office:value="0.0353013526634472" calcext:value-type="float">
            <text:p>0.035301352663447</text:p>
          </table:table-cell>
          <table:table-cell/>
          <table:table-cell table:style-name="ce4" table:formula="of:=[$redistribution_low.N91]" office:value-type="float" office:value="0.036301764590045" calcext:value-type="float">
            <text:p>0.036301764590045</text:p>
          </table:table-cell>
          <table:table-cell table:style-name="ce4" table:formula="of:=[$redistribution_low.O91]" office:value-type="float" office:value="0.0404647108239274" calcext:value-type="float">
            <text:p>0.040464710823927</text:p>
          </table:table-cell>
          <table:table-cell table:style-name="ce4" table:formula="of:=[$redistribution_low.P91]" office:value-type="float" office:value="0.0326706912694243" calcext:value-type="float">
            <text:p>0.032670691269424</text:p>
          </table:table-cell>
          <table:table-cell table:style-name="ce4" table:formula="of:=[$redistribution_low.Q91]" office:value-type="float" office:value="0.0461750733101037" calcext:value-type="float">
            <text:p>0.046175073310104</text:p>
          </table:table-cell>
          <table:table-cell table:number-columns-repeated="49"/>
        </table:table-row>
        <table:table-row table:style-name="ro1">
          <table:table-cell table:style-name="ce4" table:formula="of:=[.A94]+1" office:value-type="float" office:value="139" calcext:value-type="float">
            <text:p>139</text:p>
          </table:table-cell>
          <table:table-cell table:style-name="ce4" table:formula="of:=[$Redistribution_high.N92]" office:value-type="float" office:value="0.0364906963457535" calcext:value-type="float">
            <text:p>0.036490696345754</text:p>
          </table:table-cell>
          <table:table-cell table:style-name="ce4" table:formula="of:=[$Redistribution_high.O92]" office:value-type="float" office:value="0.0438332898271487" calcext:value-type="float">
            <text:p>0.043833289827149</text:p>
          </table:table-cell>
          <table:table-cell table:style-name="ce4" table:formula="of:=[$Redistribution_high.P92]" office:value-type="float" office:value="0.0324105121046337" calcext:value-type="float">
            <text:p>0.032410512104634</text:p>
          </table:table-cell>
          <table:table-cell table:style-name="ce4" table:formula="of:=[$Redistribution_high.Q92]" office:value-type="float" office:value="0.0496540113537318" calcext:value-type="float">
            <text:p>0.049654011353732</text:p>
          </table:table-cell>
          <table:table-cell/>
          <table:table-cell table:style-name="ce4" table:formula="of:=[$Redistribution_central.N92]" office:value-type="float" office:value="0.0314603750599094" calcext:value-type="float">
            <text:p>0.03146037505991</text:p>
          </table:table-cell>
          <table:table-cell table:style-name="ce4" table:formula="of:=[$Redistribution_central.O92]" office:value-type="float" office:value="0.0322048713016305" calcext:value-type="float">
            <text:p>0.032204871301631</text:p>
          </table:table-cell>
          <table:table-cell table:style-name="ce4" table:formula="of:=[$Redistribution_central.P92]" office:value-type="float" office:value="0.0280451402410343" calcext:value-type="float">
            <text:p>0.028045140241034</text:p>
          </table:table-cell>
          <table:table-cell table:style-name="ce4" table:formula="of:=[$Redistribution_central.Q92]" office:value-type="float" office:value="0.03717631109187" calcext:value-type="float">
            <text:p>0.03717631109187</text:p>
          </table:table-cell>
          <table:table-cell/>
          <table:table-cell table:style-name="ce4" table:formula="of:=[$redistribution_low.N92]" office:value-type="float" office:value="0.0374638721722797" calcext:value-type="float">
            <text:p>0.03746387217228</text:p>
          </table:table-cell>
          <table:table-cell table:style-name="ce4" table:formula="of:=[$redistribution_low.O92]" office:value-type="float" office:value="0.0417914460817515" calcext:value-type="float">
            <text:p>0.041791446081752</text:p>
          </table:table-cell>
          <table:table-cell table:style-name="ce4" table:formula="of:=[$redistribution_low.P92]" office:value-type="float" office:value="0.0329909492095231" calcext:value-type="float">
            <text:p>0.032990949209523</text:p>
          </table:table-cell>
          <table:table-cell table:style-name="ce4" table:formula="of:=[$redistribution_low.Q92]" office:value-type="float" office:value="0.0489270212450442" calcext:value-type="float">
            <text:p>0.048927021245044</text:p>
          </table:table-cell>
          <table:table-cell table:number-columns-repeated="49"/>
        </table:table-row>
        <table:table-row table:style-name="ro1">
          <table:table-cell table:style-name="ce4" table:formula="of:=[.A95]+1" office:value-type="float" office:value="140" calcext:value-type="float">
            <text:p>140</text:p>
          </table:table-cell>
          <table:table-cell table:style-name="ce4" table:formula="of:=[$Redistribution_high.N93]" office:value-type="float" office:value="0.0342057332299094" calcext:value-type="float">
            <text:p>0.03420573322991</text:p>
          </table:table-cell>
          <table:table-cell table:style-name="ce4" table:formula="of:=[$Redistribution_high.O93]" office:value-type="float" office:value="0.0406134979428484" calcext:value-type="float">
            <text:p>0.040613497942848</text:p>
          </table:table-cell>
          <table:table-cell table:style-name="ce4" table:formula="of:=[$Redistribution_high.P93]" office:value-type="float" office:value="0.0318333701285" calcext:value-type="float">
            <text:p>0.0318333701285</text:p>
          </table:table-cell>
          <table:table-cell table:style-name="ce4" table:formula="of:=[$Redistribution_high.Q93]" office:value-type="float" office:value="0.0440001386447385" calcext:value-type="float">
            <text:p>0.044000138644739</text:p>
          </table:table-cell>
          <table:table-cell/>
          <table:table-cell table:style-name="ce4" table:formula="of:=[$Redistribution_central.N93]" office:value-type="float" office:value="0.0362526599706209" calcext:value-type="float">
            <text:p>0.036252659970621</text:p>
          </table:table-cell>
          <table:table-cell table:style-name="ce4" table:formula="of:=[$Redistribution_central.O93]" office:value-type="float" office:value="0.0370183808518786" calcext:value-type="float">
            <text:p>0.037018380851879</text:p>
          </table:table-cell>
          <table:table-cell table:style-name="ce4" table:formula="of:=[$Redistribution_central.P93]" office:value-type="float" office:value="0.031915815355415" calcext:value-type="float">
            <text:p>0.031915815355415</text:p>
          </table:table-cell>
          <table:table-cell table:style-name="ce4" table:formula="of:=[$Redistribution_central.Q93]" office:value-type="float" office:value="0.0433509701388966" calcext:value-type="float">
            <text:p>0.043350970138897</text:p>
          </table:table-cell>
          <table:table-cell/>
          <table:table-cell table:style-name="ce4" table:formula="of:=[$redistribution_low.N93]" office:value-type="float" office:value="0.0394952408282311" calcext:value-type="float">
            <text:p>0.039495240828231</text:p>
          </table:table-cell>
          <table:table-cell table:style-name="ce4" table:formula="of:=[$redistribution_low.O93]" office:value-type="float" office:value="0.0532881177825569" calcext:value-type="float">
            <text:p>0.053288117782557</text:p>
          </table:table-cell>
          <table:table-cell table:style-name="ce4" table:formula="of:=[$redistribution_low.P93]" office:value-type="float" office:value="0.0362755333204565" calcext:value-type="float">
            <text:p>0.036275533320457</text:p>
          </table:table-cell>
          <table:table-cell table:style-name="ce4" table:formula="of:=[$redistribution_low.Q93]" office:value-type="float" office:value="0.0583482965343712" calcext:value-type="float">
            <text:p>0.058348296534371</text:p>
          </table:table-cell>
          <table:table-cell table:number-columns-repeated="49"/>
        </table:table-row>
        <table:table-row table:style-name="ro1">
          <table:table-cell table:style-name="ce4" table:formula="of:=[.A96]+1" office:value-type="float" office:value="141" calcext:value-type="float">
            <text:p>141</text:p>
          </table:table-cell>
          <table:table-cell table:style-name="ce4" table:formula="of:=[$Redistribution_high.N94]" office:value-type="float" office:value="0.0364787443769461" calcext:value-type="float">
            <text:p>0.036478744376946</text:p>
          </table:table-cell>
          <table:table-cell table:style-name="ce4" table:formula="of:=[$Redistribution_high.O94]" office:value-type="float" office:value="0.0413321229379723" calcext:value-type="float">
            <text:p>0.041332122937972</text:p>
          </table:table-cell>
          <table:table-cell table:style-name="ce4" table:formula="of:=[$Redistribution_high.P94]" office:value-type="float" office:value="0.0331246459972608" calcext:value-type="float">
            <text:p>0.033124645997261</text:p>
          </table:table-cell>
          <table:table-cell table:style-name="ce4" table:formula="of:=[$Redistribution_high.Q94]" office:value-type="float" office:value="0.0461042371748071" calcext:value-type="float">
            <text:p>0.046104237174807</text:p>
          </table:table-cell>
          <table:table-cell/>
          <table:table-cell table:style-name="ce4" table:formula="of:=[$Redistribution_central.N94]" office:value-type="float" office:value="0.0370274386644645" calcext:value-type="float">
            <text:p>0.037027438664465</text:p>
          </table:table-cell>
          <table:table-cell table:style-name="ce4" table:formula="of:=[$Redistribution_central.O94]" office:value-type="float" office:value="0.0423206472671143" calcext:value-type="float">
            <text:p>0.042320647267114</text:p>
          </table:table-cell>
          <table:table-cell table:style-name="ce4" table:formula="of:=[$Redistribution_central.P94]" office:value-type="float" office:value="0.0337349813198539" calcext:value-type="float">
            <text:p>0.033734981319854</text:p>
          </table:table-cell>
          <table:table-cell table:style-name="ce4" table:formula="of:=[$Redistribution_central.Q94]" office:value-type="float" office:value="0.0470474417038086" calcext:value-type="float">
            <text:p>0.047047441703809</text:p>
          </table:table-cell>
          <table:table-cell/>
          <table:table-cell table:style-name="ce4" table:formula="of:=[$redistribution_low.N94]" office:value-type="float" office:value="0.0422060214587731" calcext:value-type="float">
            <text:p>0.042206021458773</text:p>
          </table:table-cell>
          <table:table-cell table:style-name="ce4" table:formula="of:=[$redistribution_low.O94]" office:value-type="float" office:value="0.0500089187408072" calcext:value-type="float">
            <text:p>0.050008918740807</text:p>
          </table:table-cell>
          <table:table-cell table:style-name="ce4" table:formula="of:=[$redistribution_low.P94]" office:value-type="float" office:value="0.0379660178724015" calcext:value-type="float">
            <text:p>0.037966017872402</text:p>
          </table:table-cell>
          <table:table-cell table:style-name="ce4" table:formula="of:=[$redistribution_low.Q94]" office:value-type="float" office:value="0.0567490109921394" calcext:value-type="float">
            <text:p>0.056749010992139</text:p>
          </table:table-cell>
          <table:table-cell table:number-columns-repeated="49"/>
        </table:table-row>
        <table:table-row table:style-name="ro1">
          <table:table-cell table:style-name="ce4" table:formula="of:=[.A97]+1" office:value-type="float" office:value="142" calcext:value-type="float">
            <text:p>142</text:p>
          </table:table-cell>
          <table:table-cell table:style-name="ce4" table:formula="of:=[$Redistribution_high.N95]" office:value-type="float" office:value="0.0343706226084905" calcext:value-type="float">
            <text:p>0.034370622608491</text:p>
          </table:table-cell>
          <table:table-cell table:style-name="ce4" table:formula="of:=[$Redistribution_high.O95]" office:value-type="float" office:value="0.0420716783197369" calcext:value-type="float">
            <text:p>0.042071678319737</text:p>
          </table:table-cell>
          <table:table-cell table:style-name="ce4" table:formula="of:=[$Redistribution_high.P95]" office:value-type="float" office:value="0.0317573146665987" calcext:value-type="float">
            <text:p>0.031757314666599</text:p>
          </table:table-cell>
          <table:table-cell table:style-name="ce4" table:formula="of:=[$Redistribution_high.Q95]" office:value-type="float" office:value="0.0457903263980047" calcext:value-type="float">
            <text:p>0.045790326398005</text:p>
          </table:table-cell>
          <table:table-cell/>
          <table:table-cell table:style-name="ce4" table:formula="of:=[$Redistribution_central.N95]" office:value-type="float" office:value="0.0345155684027695" calcext:value-type="float">
            <text:p>0.03451556840277</text:p>
          </table:table-cell>
          <table:table-cell table:style-name="ce4" table:formula="of:=[$Redistribution_central.O95]" office:value-type="float" office:value="0.0379355524645071" calcext:value-type="float">
            <text:p>0.037935552464507</text:p>
          </table:table-cell>
          <table:table-cell table:style-name="ce4" table:formula="of:=[$Redistribution_central.P95]" office:value-type="float" office:value="0.0315248687500809" calcext:value-type="float">
            <text:p>0.031524868750081</text:p>
          </table:table-cell>
          <table:table-cell table:style-name="ce4" table:formula="of:=[$Redistribution_central.Q95]" office:value-type="float" office:value="0.0422853972208413" calcext:value-type="float">
            <text:p>0.042285397220841</text:p>
          </table:table-cell>
          <table:table-cell/>
          <table:table-cell table:style-name="ce4" table:formula="of:=[$redistribution_low.N95]" office:value-type="float" office:value="0.041579231310023" calcext:value-type="float">
            <text:p>0.041579231310023</text:p>
          </table:table-cell>
          <table:table-cell table:style-name="ce4" table:formula="of:=[$redistribution_low.O95]" office:value-type="float" office:value="0.0520382246529143" calcext:value-type="float">
            <text:p>0.052038224652914</text:p>
          </table:table-cell>
          <table:table-cell table:style-name="ce4" table:formula="of:=[$redistribution_low.P95]" office:value-type="float" office:value="0.0376812220649891" calcext:value-type="float">
            <text:p>0.037681222064989</text:p>
          </table:table-cell>
          <table:table-cell table:style-name="ce4" table:formula="of:=[$redistribution_low.Q95]" office:value-type="float" office:value="0.0581418389434869" calcext:value-type="float">
            <text:p>0.058141838943487</text:p>
          </table:table-cell>
          <table:table-cell table:number-columns-repeated="49"/>
        </table:table-row>
        <table:table-row table:style-name="ro1">
          <table:table-cell table:style-name="ce4" table:formula="of:=[.A98]+1" office:value-type="float" office:value="143" calcext:value-type="float">
            <text:p>143</text:p>
          </table:table-cell>
          <table:table-cell table:style-name="ce4" table:formula="of:=[$Redistribution_high.N96]" office:value-type="float" office:value="0.0335460528917732" calcext:value-type="float">
            <text:p>0.033546052891773</text:p>
          </table:table-cell>
          <table:table-cell table:style-name="ce4" table:formula="of:=[$Redistribution_high.O96]" office:value-type="float" office:value="0.0411189511735127" calcext:value-type="float">
            <text:p>0.041118951173513</text:p>
          </table:table-cell>
          <table:table-cell table:style-name="ce4" table:formula="of:=[$Redistribution_high.P96]" office:value-type="float" office:value="0.0311066436712396" calcext:value-type="float">
            <text:p>0.03110664367124</text:p>
          </table:table-cell>
          <table:table-cell table:style-name="ce4" table:formula="of:=[$Redistribution_high.Q96]" office:value-type="float" office:value="0.0446029926475337" calcext:value-type="float">
            <text:p>0.044602992647534</text:p>
          </table:table-cell>
          <table:table-cell/>
          <table:table-cell table:style-name="ce4" table:formula="of:=[$Redistribution_central.N96]" office:value-type="float" office:value="0.0352107264340575" calcext:value-type="float">
            <text:p>0.035210726434058</text:p>
          </table:table-cell>
          <table:table-cell table:style-name="ce4" table:formula="of:=[$Redistribution_central.O96]" office:value-type="float" office:value="0.0418048074165212" calcext:value-type="float">
            <text:p>0.041804807416521</text:p>
          </table:table-cell>
          <table:table-cell table:style-name="ce4" table:formula="of:=[$Redistribution_central.P96]" office:value-type="float" office:value="0.0329656402143278" calcext:value-type="float">
            <text:p>0.032965640214328</text:p>
          </table:table-cell>
          <table:table-cell table:style-name="ce4" table:formula="of:=[$Redistribution_central.Q96]" office:value-type="float" office:value="0.0450544393579056" calcext:value-type="float">
            <text:p>0.045054439357906</text:p>
          </table:table-cell>
          <table:table-cell/>
          <table:table-cell table:style-name="ce4" table:formula="of:=[$redistribution_low.N96]" office:value-type="float" office:value="0.0402722696431346" calcext:value-type="float">
            <text:p>0.040272269643135</text:p>
          </table:table-cell>
          <table:table-cell table:style-name="ce4" table:formula="of:=[$redistribution_low.O96]" office:value-type="float" office:value="0.0534323975455059" calcext:value-type="float">
            <text:p>0.053432397545506</text:p>
          </table:table-cell>
          <table:table-cell table:style-name="ce4" table:formula="of:=[$redistribution_low.P96]" office:value-type="float" office:value="0.0369502451894191" calcext:value-type="float">
            <text:p>0.036950245189419</text:p>
          </table:table-cell>
          <table:table-cell table:style-name="ce4" table:formula="of:=[$redistribution_low.Q96]" office:value-type="float" office:value="0.0586633457602308" calcext:value-type="float">
            <text:p>0.058663345760231</text:p>
          </table:table-cell>
          <table:table-cell table:number-columns-repeated="49"/>
        </table:table-row>
        <table:table-row table:style-name="ro1">
          <table:table-cell table:style-name="ce4" table:formula="of:=[.A99]+1" office:value-type="float" office:value="144" calcext:value-type="float">
            <text:p>144</text:p>
          </table:table-cell>
          <table:table-cell table:style-name="ce4" table:formula="of:=[$Redistribution_high.N97]" office:value-type="float" office:value="0.031721987426124" calcext:value-type="float">
            <text:p>0.031721987426124</text:p>
          </table:table-cell>
          <table:table-cell table:style-name="ce4" table:formula="of:=[$Redistribution_high.O97]" office:value-type="float" office:value="0.0377495648756166" calcext:value-type="float">
            <text:p>0.037749564875617</text:p>
          </table:table-cell>
          <table:table-cell table:style-name="ce4" table:formula="of:=[$Redistribution_high.P97]" office:value-type="float" office:value="0.0291472347138098" calcext:value-type="float">
            <text:p>0.02914723471381</text:p>
          </table:table-cell>
          <table:table-cell table:style-name="ce4" table:formula="of:=[$Redistribution_high.Q97]" office:value-type="float" office:value="0.0414905896255142" calcext:value-type="float">
            <text:p>0.041490589625514</text:p>
          </table:table-cell>
          <table:table-cell/>
          <table:table-cell table:style-name="ce4" table:formula="of:=[$Redistribution_central.N97]" office:value-type="float" office:value="0.0406688966572124" calcext:value-type="float">
            <text:p>0.040668896657213</text:p>
          </table:table-cell>
          <table:table-cell table:style-name="ce4" table:formula="of:=[$Redistribution_central.O97]" office:value-type="float" office:value="0.0436706923238328" calcext:value-type="float">
            <text:p>0.043670692323833</text:p>
          </table:table-cell>
          <table:table-cell table:style-name="ce4" table:formula="of:=[$Redistribution_central.P97]" office:value-type="float" office:value="0.0350403404720557" calcext:value-type="float">
            <text:p>0.035040340472056</text:p>
          </table:table-cell>
          <table:table-cell table:style-name="ce4" table:formula="of:=[$Redistribution_central.Q97]" office:value-type="float" office:value="0.0519100926879273" calcext:value-type="float">
            <text:p>0.051910092687927</text:p>
          </table:table-cell>
          <table:table-cell/>
          <table:table-cell table:style-name="ce4" table:formula="of:=[$redistribution_low.N97]" office:value-type="float" office:value="0.0361963991315153" calcext:value-type="float">
            <text:p>0.036196399131515</text:p>
          </table:table-cell>
          <table:table-cell table:style-name="ce4" table:formula="of:=[$redistribution_low.O97]" office:value-type="float" office:value="0.043471253347772" calcext:value-type="float">
            <text:p>0.043471253347772</text:p>
          </table:table-cell>
          <table:table-cell table:style-name="ce4" table:formula="of:=[$redistribution_low.P97]" office:value-type="float" office:value="0.0310297162254848" calcext:value-type="float">
            <text:p>0.031029716225485</text:p>
          </table:table-cell>
          <table:table-cell table:style-name="ce4" table:formula="of:=[$redistribution_low.Q97]" office:value-type="float" office:value="0.0516855228734648" calcext:value-type="float">
            <text:p>0.051685522873465</text:p>
          </table:table-cell>
          <table:table-cell table:number-columns-repeated="49"/>
        </table:table-row>
        <table:table-row table:style-name="ro1">
          <table:table-cell table:style-name="ce4" table:formula="of:=[.A100]+1" office:value-type="float" office:value="145" calcext:value-type="float">
            <text:p>145</text:p>
          </table:table-cell>
          <table:table-cell table:style-name="ce4" table:formula="of:=[$Redistribution_high.N98]" office:value-type="float" office:value="0.0366986389832589" calcext:value-type="float">
            <text:p>0.036698638983259</text:p>
          </table:table-cell>
          <table:table-cell table:style-name="ce4" table:formula="of:=[$Redistribution_high.O98]" office:value-type="float" office:value="0.0415703921166511" calcext:value-type="float">
            <text:p>0.041570392116651</text:p>
          </table:table-cell>
          <table:table-cell table:style-name="ce4" table:formula="of:=[$Redistribution_high.P98]" office:value-type="float" office:value="0.0322910917514241" calcext:value-type="float">
            <text:p>0.032291091751424</text:p>
          </table:table-cell>
          <table:table-cell table:style-name="ce4" table:formula="of:=[$Redistribution_high.Q98]" office:value-type="float" office:value="0.0481394034905691" calcext:value-type="float">
            <text:p>0.048139403490569</text:p>
          </table:table-cell>
          <table:table-cell/>
          <table:table-cell table:style-name="ce4" table:formula="of:=[$Redistribution_central.N98]" office:value-type="float" office:value="0.041071589178017" calcext:value-type="float">
            <text:p>0.041071589178017</text:p>
          </table:table-cell>
          <table:table-cell table:style-name="ce4" table:formula="of:=[$Redistribution_central.O98]" office:value-type="float" office:value="0.0451652066083073" calcext:value-type="float">
            <text:p>0.045165206608307</text:p>
          </table:table-cell>
          <table:table-cell table:style-name="ce4" table:formula="of:=[$Redistribution_central.P98]" office:value-type="float" office:value="0.0357830813060518" calcext:value-type="float">
            <text:p>0.035783081306052</text:p>
          </table:table-cell>
          <table:table-cell table:style-name="ce4" table:formula="of:=[$Redistribution_central.Q98]" office:value-type="float" office:value="0.052974016873104" calcext:value-type="float">
            <text:p>0.052974016873104</text:p>
          </table:table-cell>
          <table:table-cell/>
          <table:table-cell table:style-name="ce4" table:formula="of:=[$redistribution_low.N98]" office:value-type="float" office:value="0.0410708517138316" calcext:value-type="float">
            <text:p>0.041070851713832</text:p>
          </table:table-cell>
          <table:table-cell table:style-name="ce4" table:formula="of:=[$redistribution_low.O98]" office:value-type="float" office:value="0.0429752279636342" calcext:value-type="float">
            <text:p>0.042975227963634</text:p>
          </table:table-cell>
          <table:table-cell table:style-name="ce4" table:formula="of:=[$redistribution_low.P98]" office:value-type="float" office:value="0.0357316801876705" calcext:value-type="float">
            <text:p>0.035731680187671</text:p>
          </table:table-cell>
          <table:table-cell table:style-name="ce4" table:formula="of:=[$redistribution_low.Q98]" office:value-type="float" office:value="0.0514297381782539" calcext:value-type="float">
            <text:p>0.051429738178254</text:p>
          </table:table-cell>
          <table:table-cell table:number-columns-repeated="49"/>
        </table:table-row>
        <table:table-row table:style-name="ro1">
          <table:table-cell table:style-name="ce4" table:formula="of:=[.A101]+1" office:value-type="float" office:value="146" calcext:value-type="float">
            <text:p>146</text:p>
          </table:table-cell>
          <table:table-cell table:style-name="ce4" table:formula="of:=[$Redistribution_high.N99]" office:value-type="float" office:value="0.033554245686644" calcext:value-type="float">
            <text:p>0.033554245686644</text:p>
          </table:table-cell>
          <table:table-cell table:style-name="ce4" table:formula="of:=[$Redistribution_high.O99]" office:value-type="float" office:value="0.0381104169137291" calcext:value-type="float">
            <text:p>0.038110416913729</text:p>
          </table:table-cell>
          <table:table-cell table:style-name="ce4" table:formula="of:=[$Redistribution_high.P99]" office:value-type="float" office:value="0.0317297084155723" calcext:value-type="float">
            <text:p>0.031729708415572</text:p>
          </table:table-cell>
          <table:table-cell table:style-name="ce4" table:formula="of:=[$Redistribution_high.Q99]" office:value-type="float" office:value="0.0407987925741181" calcext:value-type="float">
            <text:p>0.040798792574118</text:p>
          </table:table-cell>
          <table:table-cell/>
          <table:table-cell table:style-name="ce4" table:formula="of:=[$Redistribution_central.N99]" office:value-type="float" office:value="0.0380385055481533" calcext:value-type="float">
            <text:p>0.038038505548153</text:p>
          </table:table-cell>
          <table:table-cell table:style-name="ce4" table:formula="of:=[$Redistribution_central.O99]" office:value-type="float" office:value="0.0453405536642466" calcext:value-type="float">
            <text:p>0.045340553664247</text:p>
          </table:table-cell>
          <table:table-cell table:style-name="ce4" table:formula="of:=[$Redistribution_central.P99]" office:value-type="float" office:value="0.0333327699643869" calcext:value-type="float">
            <text:p>0.033332769964387</text:p>
          </table:table-cell>
          <table:table-cell table:style-name="ce4" table:formula="of:=[$Redistribution_central.Q99]" office:value-type="float" office:value="0.0522011789987987" calcext:value-type="float">
            <text:p>0.052201178998799</text:p>
          </table:table-cell>
          <table:table-cell/>
          <table:table-cell table:style-name="ce4" table:formula="of:=[$redistribution_low.N99]" office:value-type="float" office:value="0.0353929895779263" calcext:value-type="float">
            <text:p>0.035392989577926</text:p>
          </table:table-cell>
          <table:table-cell table:style-name="ce4" table:formula="of:=[$redistribution_low.O99]" office:value-type="float" office:value="0.0342849936189381" calcext:value-type="float">
            <text:p>0.034284993618938</text:p>
          </table:table-cell>
          <table:table-cell table:style-name="ce4" table:formula="of:=[$redistribution_low.P99]" office:value-type="float" office:value="0.0315910975919813" calcext:value-type="float">
            <text:p>0.031591097591981</text:p>
          </table:table-cell>
          <table:table-cell table:style-name="ce4" table:formula="of:=[$redistribution_low.Q99]" office:value-type="float" office:value="0.040315292834282" calcext:value-type="float">
            <text:p>0.040315292834282</text:p>
          </table:table-cell>
          <table:table-cell table:number-columns-repeated="49"/>
        </table:table-row>
        <table:table-row table:style-name="ro1">
          <table:table-cell table:style-name="ce4" table:formula="of:=[.A102]+1" office:value-type="float" office:value="147" calcext:value-type="float">
            <text:p>147</text:p>
          </table:table-cell>
          <table:table-cell table:style-name="ce4" table:formula="of:=[$Redistribution_high.N100]" office:value-type="float" office:value="0.0459974050665377" calcext:value-type="float">
            <text:p>0.045997405066538</text:p>
          </table:table-cell>
          <table:table-cell table:style-name="ce4" table:formula="of:=[$Redistribution_high.O100]" office:value-type="float" office:value="0.0574776378540413" calcext:value-type="float">
            <text:p>0.057477637854041</text:p>
          </table:table-cell>
          <table:table-cell table:style-name="ce4" table:formula="of:=[$Redistribution_high.P100]" office:value-type="float" office:value="0.0434799619651001" calcext:value-type="float">
            <text:p>0.0434799619651</text:p>
          </table:table-cell>
          <table:table-cell table:style-name="ce4" table:formula="of:=[$Redistribution_high.Q100]" office:value-type="float" office:value="0.0611770656463161" calcext:value-type="float">
            <text:p>0.061177065646316</text:p>
          </table:table-cell>
          <table:table-cell/>
          <table:table-cell table:style-name="ce4" table:formula="of:=[$Redistribution_central.N100]" office:value-type="float" office:value="0.0334693005664072" calcext:value-type="float">
            <text:p>0.033469300566407</text:p>
          </table:table-cell>
          <table:table-cell table:style-name="ce4" table:formula="of:=[$Redistribution_central.O100]" office:value-type="float" office:value="0.0401542256530838" calcext:value-type="float">
            <text:p>0.040154225653084</text:p>
          </table:table-cell>
          <table:table-cell table:style-name="ce4" table:formula="of:=[$Redistribution_central.P100]" office:value-type="float" office:value="0.0289619671511578" calcext:value-type="float">
            <text:p>0.028961967151158</text:p>
          </table:table-cell>
          <table:table-cell table:style-name="ce4" table:formula="of:=[$Redistribution_central.Q100]" office:value-type="float" office:value="0.0467777403896607" calcext:value-type="float">
            <text:p>0.046777740389661</text:p>
          </table:table-cell>
          <table:table-cell/>
          <table:table-cell table:style-name="ce4" table:formula="of:=[$redistribution_low.N100]" office:value-type="float" office:value="0.0385660310784306" calcext:value-type="float">
            <text:p>0.038566031078431</text:p>
          </table:table-cell>
          <table:table-cell table:style-name="ce4" table:formula="of:=[$redistribution_low.O100]" office:value-type="float" office:value="0.0474996483830193" calcext:value-type="float">
            <text:p>0.047499648383019</text:p>
          </table:table-cell>
          <table:table-cell table:style-name="ce4" table:formula="of:=[$redistribution_low.P100]" office:value-type="float" office:value="0.0353426367411786" calcext:value-type="float">
            <text:p>0.035342636741179</text:p>
          </table:table-cell>
          <table:table-cell table:style-name="ce4" table:formula="of:=[$redistribution_low.Q100]" office:value-type="float" office:value="0.0525190044679078" calcext:value-type="float">
            <text:p>0.052519004467908</text:p>
          </table:table-cell>
          <table:table-cell table:number-columns-repeated="49"/>
        </table:table-row>
        <table:table-row table:style-name="ro1">
          <table:table-cell table:style-name="ce4" table:formula="of:=[.A103]+1" office:value-type="float" office:value="148" calcext:value-type="float">
            <text:p>148</text:p>
          </table:table-cell>
          <table:table-cell table:style-name="ce4" table:formula="of:=[$Redistribution_high.N101]" office:value-type="float" office:value="0.0433032519797853" calcext:value-type="float">
            <text:p>0.043303251979785</text:p>
          </table:table-cell>
          <table:table-cell table:style-name="ce4" table:formula="of:=[$Redistribution_high.O101]" office:value-type="float" office:value="0.0582671409872091" calcext:value-type="float">
            <text:p>0.058267140987209</text:p>
          </table:table-cell>
          <table:table-cell table:style-name="ce4" table:formula="of:=[$Redistribution_high.P101]" office:value-type="float" office:value="0.0409697914562177" calcext:value-type="float">
            <text:p>0.040969791456218</text:p>
          </table:table-cell>
          <table:table-cell table:style-name="ce4" table:formula="of:=[$Redistribution_high.Q101]" office:value-type="float" office:value="0.0617483408445946" calcext:value-type="float">
            <text:p>0.061748340844595</text:p>
          </table:table-cell>
          <table:table-cell/>
          <table:table-cell table:style-name="ce4" table:formula="of:=[$Redistribution_central.N101]" office:value-type="float" office:value="0.0346694178247097" calcext:value-type="float">
            <text:p>0.03466941782471</text:p>
          </table:table-cell>
          <table:table-cell table:style-name="ce4" table:formula="of:=[$Redistribution_central.O101]" office:value-type="float" office:value="0.0405134594942363" calcext:value-type="float">
            <text:p>0.040513459494236</text:p>
          </table:table-cell>
          <table:table-cell table:style-name="ce4" table:formula="of:=[$Redistribution_central.P101]" office:value-type="float" office:value="0.0302101164036807" calcext:value-type="float">
            <text:p>0.030210116403681</text:p>
          </table:table-cell>
          <table:table-cell table:style-name="ce4" table:formula="of:=[$Redistribution_central.Q101]" office:value-type="float" office:value="0.0470669054509177" calcext:value-type="float">
            <text:p>0.047066905450918</text:p>
          </table:table-cell>
          <table:table-cell/>
          <table:table-cell table:style-name="ce4" table:formula="of:=[$redistribution_low.N101]" office:value-type="float" office:value="0.0323573870818726" calcext:value-type="float">
            <text:p>0.032357387081873</text:p>
          </table:table-cell>
          <table:table-cell table:style-name="ce4" table:formula="of:=[$redistribution_low.O101]" office:value-type="float" office:value="0.0384466964109387" calcext:value-type="float">
            <text:p>0.038446696410939</text:p>
          </table:table-cell>
          <table:table-cell table:style-name="ce4" table:formula="of:=[$redistribution_low.P101]" office:value-type="float" office:value="0.0306407113050372" calcext:value-type="float">
            <text:p>0.030640711305037</text:p>
          </table:table-cell>
          <table:table-cell table:style-name="ce4" table:formula="of:=[$redistribution_low.Q101]" office:value-type="float" office:value="0.0411166331860605" calcext:value-type="float">
            <text:p>0.041116633186061</text:p>
          </table:table-cell>
          <table:table-cell table:number-columns-repeated="49"/>
        </table:table-row>
        <table:table-row table:style-name="ro1">
          <table:table-cell table:style-name="ce4" table:formula="of:=[.A104]+1" office:value-type="float" office:value="149" calcext:value-type="float">
            <text:p>149</text:p>
          </table:table-cell>
          <table:table-cell table:style-name="ce4" table:formula="of:=[$Redistribution_high.N102]" office:value-type="float" office:value="0.0458322147917086" calcext:value-type="float">
            <text:p>0.045832214791709</text:p>
          </table:table-cell>
          <table:table-cell table:style-name="ce4" table:formula="of:=[$Redistribution_high.O102]" office:value-type="float" office:value="0.0589812210693716" calcext:value-type="float">
            <text:p>0.058981221069372</text:p>
          </table:table-cell>
          <table:table-cell table:style-name="ce4" table:formula="of:=[$Redistribution_high.P102]" office:value-type="float" office:value="0.0437828879357534" calcext:value-type="float">
            <text:p>0.043782887935754</text:p>
          </table:table-cell>
          <table:table-cell table:style-name="ce4" table:formula="of:=[$Redistribution_high.Q102]" office:value-type="float" office:value="0.0619884123392749" calcext:value-type="float">
            <text:p>0.061988412339275</text:p>
          </table:table-cell>
          <table:table-cell/>
          <table:table-cell table:style-name="ce4" table:formula="of:=[$Redistribution_central.N102]" office:value-type="float" office:value="0.036839632142179" calcext:value-type="float">
            <text:p>0.036839632142179</text:p>
          </table:table-cell>
          <table:table-cell table:style-name="ce4" table:formula="of:=[$Redistribution_central.O102]" office:value-type="float" office:value="0.0421400530327852" calcext:value-type="float">
            <text:p>0.042140053032785</text:p>
          </table:table-cell>
          <table:table-cell table:style-name="ce4" table:formula="of:=[$Redistribution_central.P102]" office:value-type="float" office:value="0.031039502257458" calcext:value-type="float">
            <text:p>0.031039502257458</text:p>
          </table:table-cell>
          <table:table-cell table:style-name="ce4" table:formula="of:=[$Redistribution_central.Q102]" office:value-type="float" office:value="0.0508163513149016" calcext:value-type="float">
            <text:p>0.050816351314902</text:p>
          </table:table-cell>
          <table:table-cell/>
          <table:table-cell table:style-name="ce4" table:formula="of:=[$redistribution_low.N102]" office:value-type="float" office:value="0.0362289064782911" calcext:value-type="float">
            <text:p>0.036228906478291</text:p>
          </table:table-cell>
          <table:table-cell table:style-name="ce4" table:formula="of:=[$redistribution_low.O102]" office:value-type="float" office:value="0.041578261200584" calcext:value-type="float">
            <text:p>0.041578261200584</text:p>
          </table:table-cell>
          <table:table-cell table:style-name="ce4" table:formula="of:=[$redistribution_low.P102]" office:value-type="float" office:value="0.0326352575473757" calcext:value-type="float">
            <text:p>0.032635257547376</text:p>
          </table:table-cell>
          <table:table-cell table:style-name="ce4" table:formula="of:=[$redistribution_low.Q102]" office:value-type="float" office:value="0.0473541657405682" calcext:value-type="float">
            <text:p>0.047354165740568</text:p>
          </table:table-cell>
          <table:table-cell table:number-columns-repeated="49"/>
        </table:table-row>
        <table:table-row table:style-name="ro1">
          <table:table-cell table:style-name="ce4" table:formula="of:=[.A105]+1" office:value-type="float" office:value="150" calcext:value-type="float">
            <text:p>150</text:p>
          </table:table-cell>
          <table:table-cell table:style-name="ce4" table:formula="of:=[$Redistribution_high.N103]" office:value-type="float" office:value="0.0405903933265867" calcext:value-type="float">
            <text:p>0.040590393326587</text:p>
          </table:table-cell>
          <table:table-cell table:style-name="ce4" table:formula="of:=[$Redistribution_high.O103]" office:value-type="float" office:value="0.0526205340044312" calcext:value-type="float">
            <text:p>0.052620534004431</text:p>
          </table:table-cell>
          <table:table-cell table:style-name="ce4" table:formula="of:=[$Redistribution_high.P103]" office:value-type="float" office:value="0.0395305535340323" calcext:value-type="float">
            <text:p>0.039530553534032</text:p>
          </table:table-cell>
          <table:table-cell table:style-name="ce4" table:formula="of:=[$Redistribution_high.Q103]" office:value-type="float" office:value="0.0541854248496585" calcext:value-type="float">
            <text:p>0.054185424849659</text:p>
          </table:table-cell>
          <table:table-cell/>
          <table:table-cell table:style-name="ce4" table:formula="of:=[$Redistribution_central.N103]" office:value-type="float" office:value="0.0360827298809084" calcext:value-type="float">
            <text:p>0.036082729880908</text:p>
          </table:table-cell>
          <table:table-cell table:style-name="ce4" table:formula="of:=[$Redistribution_central.O103]" office:value-type="float" office:value="0.0449801388911217" calcext:value-type="float">
            <text:p>0.044980138891122</text:p>
          </table:table-cell>
          <table:table-cell table:style-name="ce4" table:formula="of:=[$Redistribution_central.P103]" office:value-type="float" office:value="0.0315366734211668" calcext:value-type="float">
            <text:p>0.031536673421167</text:p>
          </table:table-cell>
          <table:table-cell table:style-name="ce4" table:formula="of:=[$Redistribution_central.Q103]" office:value-type="float" office:value="0.0517981879585241" calcext:value-type="float">
            <text:p>0.051798187958524</text:p>
          </table:table-cell>
          <table:table-cell/>
          <table:table-cell table:style-name="ce4" table:formula="of:=[$redistribution_low.N103]" office:value-type="float" office:value="0.0396308112063154" calcext:value-type="float">
            <text:p>0.039630811206315</text:p>
          </table:table-cell>
          <table:table-cell table:style-name="ce4" table:formula="of:=[$redistribution_low.O103]" office:value-type="float" office:value="0.0440999076368914" calcext:value-type="float">
            <text:p>0.044099907636892</text:p>
          </table:table-cell>
          <table:table-cell table:style-name="ce4" table:formula="of:=[$redistribution_low.P103]" office:value-type="float" office:value="0.0329870432232549" calcext:value-type="float">
            <text:p>0.032987043223255</text:p>
          </table:table-cell>
          <table:table-cell table:style-name="ce4" table:formula="of:=[$redistribution_low.Q103]" office:value-type="float" office:value="0.0549438962595397" calcext:value-type="float">
            <text:p>0.05494389625954</text:p>
          </table:table-cell>
          <table:table-cell table:number-columns-repeated="49"/>
        </table:table-row>
        <table:table-row table:style-name="ro1">
          <table:table-cell table:style-name="ce4" table:formula="of:=[.A106]+1" office:value-type="float" office:value="151" calcext:value-type="float">
            <text:p>151</text:p>
          </table:table-cell>
          <table:table-cell table:style-name="ce4" table:formula="of:=[$Redistribution_high.N104]" office:value-type="float" office:value="0.0371098588719509" calcext:value-type="float">
            <text:p>0.037109858871951</text:p>
          </table:table-cell>
          <table:table-cell table:style-name="ce4" table:formula="of:=[$Redistribution_high.O104]" office:value-type="float" office:value="0.0456009271381991" calcext:value-type="float">
            <text:p>0.045600927138199</text:p>
          </table:table-cell>
          <table:table-cell table:style-name="ce4" table:formula="of:=[$Redistribution_high.P104]" office:value-type="float" office:value="0.0368391695381663" calcext:value-type="float">
            <text:p>0.036839169538166</text:p>
          </table:table-cell>
          <table:table-cell table:style-name="ce4" table:formula="of:=[$Redistribution_high.Q104]" office:value-type="float" office:value="0.0459883056822442" calcext:value-type="float">
            <text:p>0.045988305682244</text:p>
          </table:table-cell>
          <table:table-cell/>
          <table:table-cell table:style-name="ce4" table:formula="of:=[$Redistribution_central.N104]" office:value-type="float" office:value="0.0344219343572638" calcext:value-type="float">
            <text:p>0.034421934357264</text:p>
          </table:table-cell>
          <table:table-cell table:style-name="ce4" table:formula="of:=[$Redistribution_central.O104]" office:value-type="float" office:value="0.040691730204382" calcext:value-type="float">
            <text:p>0.040691730204382</text:p>
          </table:table-cell>
          <table:table-cell table:style-name="ce4" table:formula="of:=[$Redistribution_central.P104]" office:value-type="float" office:value="0.0302204681801038" calcext:value-type="float">
            <text:p>0.030220468180104</text:p>
          </table:table-cell>
          <table:table-cell table:style-name="ce4" table:formula="of:=[$Redistribution_central.Q104]" office:value-type="float" office:value="0.0469743024587709" calcext:value-type="float">
            <text:p>0.046974302458771</text:p>
          </table:table-cell>
          <table:table-cell/>
          <table:table-cell table:style-name="ce4" table:formula="of:=[$redistribution_low.N104]" office:value-type="float" office:value="0.0426624312579982" calcext:value-type="float">
            <text:p>0.042662431257998</text:p>
          </table:table-cell>
          <table:table-cell table:style-name="ce4" table:formula="of:=[$redistribution_low.O104]" office:value-type="float" office:value="0.0480839763496358" calcext:value-type="float">
            <text:p>0.048083976349636</text:p>
          </table:table-cell>
          <table:table-cell table:style-name="ce4" table:formula="of:=[$redistribution_low.P104]" office:value-type="float" office:value="0.0362793689205115" calcext:value-type="float">
            <text:p>0.036279368920512</text:p>
          </table:table-cell>
          <table:table-cell table:style-name="ce4" table:formula="of:=[$redistribution_low.Q104]" office:value-type="float" office:value="0.0586371323509723" calcext:value-type="float">
            <text:p>0.058637132350972</text:p>
          </table:table-cell>
          <table:table-cell table:number-columns-repeated="49"/>
        </table:table-row>
        <table:table-row table:style-name="ro1">
          <table:table-cell table:style-name="ce4" table:formula="of:=[.A107]+1" office:value-type="float" office:value="152" calcext:value-type="float">
            <text:p>152</text:p>
          </table:table-cell>
          <table:table-cell table:style-name="ce4" table:formula="of:=[$Redistribution_high.N105]" office:value-type="float" office:value="0.0367188393641238" calcext:value-type="float">
            <text:p>0.036718839364124</text:p>
          </table:table-cell>
          <table:table-cell table:style-name="ce4" table:formula="of:=[$Redistribution_high.O105]" office:value-type="float" office:value="0.0455154605276881" calcext:value-type="float">
            <text:p>0.045515460527688</text:p>
          </table:table-cell>
          <table:table-cell table:style-name="ce4" table:formula="of:=[$Redistribution_high.P105]" office:value-type="float" office:value="0.0360383564060259" calcext:value-type="float">
            <text:p>0.036038356406026</text:p>
          </table:table-cell>
          <table:table-cell table:style-name="ce4" table:formula="of:=[$Redistribution_high.Q105]" office:value-type="float" office:value="0.0465548060552943" calcext:value-type="float">
            <text:p>0.046554806055294</text:p>
          </table:table-cell>
          <table:table-cell/>
          <table:table-cell table:style-name="ce4" table:formula="of:=[$Redistribution_central.N105]" office:value-type="float" office:value="0.0342498034802405" calcext:value-type="float">
            <text:p>0.034249803480241</text:p>
          </table:table-cell>
          <table:table-cell table:style-name="ce4" table:formula="of:=[$Redistribution_central.O105]" office:value-type="float" office:value="0.0396264428734441" calcext:value-type="float">
            <text:p>0.039626442873444</text:p>
          </table:table-cell>
          <table:table-cell table:style-name="ce4" table:formula="of:=[$Redistribution_central.P105]" office:value-type="float" office:value="0.0297686712850546" calcext:value-type="float">
            <text:p>0.029768671285055</text:p>
          </table:table-cell>
          <table:table-cell table:style-name="ce4" table:formula="of:=[$Redistribution_central.Q105]" office:value-type="float" office:value="0.046392256370567" calcext:value-type="float">
            <text:p>0.046392256370567</text:p>
          </table:table-cell>
          <table:table-cell/>
          <table:table-cell table:style-name="ce4" table:formula="of:=[$redistribution_low.N105]" office:value-type="float" office:value="0.0374341528042108" calcext:value-type="float">
            <text:p>0.037434152804211</text:p>
          </table:table-cell>
          <table:table-cell table:style-name="ce4" table:formula="of:=[$redistribution_low.O105]" office:value-type="float" office:value="0.0400423581366008" calcext:value-type="float">
            <text:p>0.040042358136601</text:p>
          </table:table-cell>
          <table:table-cell table:style-name="ce4" table:formula="of:=[$redistribution_low.P105]" office:value-type="float" office:value="0.0309210453891362" calcext:value-type="float">
            <text:p>0.030921045389136</text:p>
          </table:table-cell>
          <table:table-cell table:style-name="ce4" table:formula="of:=[$redistribution_low.Q105]" office:value-type="float" office:value="0.0511608579774242" calcext:value-type="float">
            <text:p>0.051160857977424</text:p>
          </table:table-cell>
          <table:table-cell table:number-columns-repeated="49"/>
        </table:table-row>
        <table:table-row table:style-name="ro1" table:number-rows-repeated="10484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ottom 10% share yearly" table:style-name="ta8">
        <table:table-column table:style-name="co5" table:number-columns-repeated="5" table:default-cell-style-name="ce3"/>
        <table:table-column table:style-name="co1" table:number-columns-repeated="59" table:default-cell-style-name="Default"/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9"/>
        </table:table-row>
        <table:table-row table:style-name="ro4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number-columns-repeated="4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2" table:formula="of:=[$'Bottom 10% share'.C4]" office:value-type="percentage" office:value="0.0261696348" calcext:value-type="percentage">
            <text:p>2.62%</text:p>
          </table:table-cell>
          <table:table-cell table:style-name="ce12" table:formula="of:=[$'Bottom 10% share'.D4]" office:value-type="percentage" office:value="0.0269383028" calcext:value-type="percentage">
            <text:p>2.69%</text:p>
          </table:table-cell>
          <table:table-cell table:style-name="ce12" table:formula="of:=[$'Bottom 10% share'.E4]" office:value-type="percentage" office:value="0.0291823056" calcext:value-type="percentage">
            <text:p>2.92%</text:p>
          </table:table-cell>
          <table:table-cell table:style-name="ce12" table:formula="of:=[$'Bottom 10% share'.B4]" office:value-type="percentage" office:value="0.0326108691" calcext:value-type="percentage">
            <text:p>3.26%</text:p>
          </table:table-cell>
          <table:table-cell table:style-name="ce3" office:value-type="float" office:value="2014" calcext:value-type="float">
            <text:p>2014</text:p>
          </table:table-cell>
          <table:table-cell table:style-name="ce12" table:formula="of:=[.B4]" office:value-type="percentage" office:value="0.0261696348" calcext:value-type="percentage">
            <text:p>2.62%</text:p>
          </table:table-cell>
          <table:table-cell table:style-name="ce12" table:formula="of:=[.C4]" office:value-type="percentage" office:value="0.0269383028" calcext:value-type="percentage">
            <text:p>2.69%</text:p>
          </table:table-cell>
          <table:table-cell table:style-name="ce12" table:formula="of:=[.D4]" office:value-type="percentage" office:value="0.0291823056" calcext:value-type="percentage">
            <text:p>2.92%</text:p>
          </table:table-cell>
          <table:table-cell table:style-name="ce12" table:formula="of:=[.E4]" office:value-type="percentage" office:value="0.0326108691" calcext:value-type="percentage">
            <text:p>3.26%</text:p>
          </table:table-cell>
          <table:table-cell table:style-name="ce3" office:value-type="float" office:value="2014" calcext:value-type="float">
            <text:p>2014</text:p>
          </table:table-cell>
          <table:table-cell table:style-name="ce12" table:formula="of:=[.G4]" office:value-type="percentage" office:value="0.0261696348" calcext:value-type="percentage">
            <text:p>2.62%</text:p>
          </table:table-cell>
          <table:table-cell table:style-name="ce12" table:formula="of:=[.H4]" office:value-type="percentage" office:value="0.0269383028" calcext:value-type="percentage">
            <text:p>2.69%</text:p>
          </table:table-cell>
          <table:table-cell table:style-name="ce12" table:formula="of:=[.I4]" office:value-type="percentage" office:value="0.0291823056" calcext:value-type="percentage">
            <text:p>2.92%</text:p>
          </table:table-cell>
          <table:table-cell table:style-name="ce12" table:formula="of:=[.J4]" office:value-type="percentage" office:value="0.0326108691" calcext:value-type="percentage">
            <text:p>3.26%</text:p>
          </table:table-cell>
          <table:table-cell table:number-columns-repeated="4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style-name="ce12" table:formula="of:=AVERAGE([$'Bottom 10% share'.C5:.C8])" office:value-type="percentage" office:value="0.0273455141011252" calcext:value-type="percentage">
            <text:p>2.73%</text:p>
          </table:table-cell>
          <table:table-cell table:style-name="ce12" table:formula="of:=AVERAGE([$'Bottom 10% share'.D5:.D8])" office:value-type="percentage" office:value="0.0259882639504588" calcext:value-type="percentage">
            <text:p>2.60%</text:p>
          </table:table-cell>
          <table:table-cell table:style-name="ce12" table:formula="of:=AVERAGE([$'Bottom 10% share'.E5:.E8])" office:value-type="percentage" office:value="0.0389018246572676" calcext:value-type="percentage">
            <text:p>3.89%</text:p>
          </table:table-cell>
          <table:table-cell table:style-name="ce12" table:formula="of:=AVERAGE([$'Bottom 10% share'.B5:.B8])" office:value-type="percentage" office:value="0.0347604658990485" calcext:value-type="percentage">
            <text:p>3.48%</text:p>
          </table:table-cell>
          <table:table-cell table:style-name="ce3" table:formula="of:=[.F4]+1" office:value-type="float" office:value="2015" calcext:value-type="float">
            <text:p>2015</text:p>
          </table:table-cell>
          <table:table-cell table:style-name="ce12" table:formula="of:=AVERAGE([$'Bottom 10% share'.H5:.H8])" office:value-type="percentage" office:value="0.0273455141011252" calcext:value-type="percentage">
            <text:p>2.73%</text:p>
          </table:table-cell>
          <table:table-cell table:style-name="ce12" table:formula="of:=AVERAGE([$'Bottom 10% share'.I5:.I8])" office:value-type="percentage" office:value="0.0259881983883702" calcext:value-type="percentage">
            <text:p>2.60%</text:p>
          </table:table-cell>
          <table:table-cell table:style-name="ce12" table:formula="of:=AVERAGE([$'Bottom 10% share'.J5:.J8])" office:value-type="percentage" office:value="0.0389018246572676" calcext:value-type="percentage">
            <text:p>3.89%</text:p>
          </table:table-cell>
          <table:table-cell table:style-name="ce12" table:formula="of:=AVERAGE([$'Bottom 10% share'.G5:.G8])" office:value-type="percentage" office:value="0.0347602239178575" calcext:value-type="percentage">
            <text:p>3.48%</text:p>
          </table:table-cell>
          <table:table-cell table:style-name="ce3" table:formula="of:=[.K4]+1" office:value-type="float" office:value="2015" calcext:value-type="float">
            <text:p>2015</text:p>
          </table:table-cell>
          <table:table-cell table:style-name="ce12" table:formula="of:=AVERAGE([$'Bottom 10% share'.M5:.M8])" office:value-type="percentage" office:value="0.0273455141011252" calcext:value-type="percentage">
            <text:p>2.73%</text:p>
          </table:table-cell>
          <table:table-cell table:style-name="ce12" table:formula="of:=AVERAGE([$'Bottom 10% share'.N5:.N8])" office:value-type="percentage" office:value="0.0259882639504588" calcext:value-type="percentage">
            <text:p>2.60%</text:p>
          </table:table-cell>
          <table:table-cell table:style-name="ce12" table:formula="of:=AVERAGE([$'Bottom 10% share'.O5:.O8])" office:value-type="percentage" office:value="0.0389018246572676" calcext:value-type="percentage">
            <text:p>3.89%</text:p>
          </table:table-cell>
          <table:table-cell table:style-name="ce12" table:formula="of:=AVERAGE([$'Bottom 10% share'.L5:.L8])" office:value-type="percentage" office:value="0.0347604658990485" calcext:value-type="percentage">
            <text:p>3.48%</text:p>
          </table:table-cell>
          <table:table-cell table:number-columns-repeated="4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style-name="ce12" table:formula="of:=AVERAGE([$'Bottom 10% share'.C9:.C12])" office:value-type="percentage" office:value="0.0282478964387704" calcext:value-type="percentage">
            <text:p>2.82%</text:p>
          </table:table-cell>
          <table:table-cell table:style-name="ce12" table:formula="of:=AVERAGE([$'Bottom 10% share'.D9:.D12])" office:value-type="percentage" office:value="0.027473680179879" calcext:value-type="percentage">
            <text:p>2.75%</text:p>
          </table:table-cell>
          <table:table-cell table:style-name="ce12" table:formula="of:=AVERAGE([$'Bottom 10% share'.E9:.E12])" office:value-type="percentage" office:value="0.0408566213350865" calcext:value-type="percentage">
            <text:p>4.09%</text:p>
          </table:table-cell>
          <table:table-cell table:style-name="ce12" table:formula="of:=AVERAGE([$'Bottom 10% share'.B9:.B12])" office:value-type="percentage" office:value="0.0370352972538665" calcext:value-type="percentage">
            <text:p>3.70%</text:p>
          </table:table-cell>
          <table:table-cell table:style-name="ce3" table:formula="of:=[.F5]+1" office:value-type="float" office:value="2016" calcext:value-type="float">
            <text:p>2016</text:p>
          </table:table-cell>
          <table:table-cell table:style-name="ce12" table:formula="of:=AVERAGE([$'Bottom 10% share'.H9:.H12])" office:value-type="percentage" office:value="0.0282564344878865" calcext:value-type="percentage">
            <text:p>2.83%</text:p>
          </table:table-cell>
          <table:table-cell table:style-name="ce12" table:formula="of:=AVERAGE([$'Bottom 10% share'.I9:.I12])" office:value-type="percentage" office:value="0.0274657791619457" calcext:value-type="percentage">
            <text:p>2.75%</text:p>
          </table:table-cell>
          <table:table-cell table:style-name="ce12" table:formula="of:=AVERAGE([$'Bottom 10% share'.J9:.J12])" office:value-type="percentage" office:value="0.040869755037014" calcext:value-type="percentage">
            <text:p>4.09%</text:p>
          </table:table-cell>
          <table:table-cell table:style-name="ce12" table:formula="of:=AVERAGE([$'Bottom 10% share'.G9:.G12])" office:value-type="percentage" office:value="0.0370315109469701" calcext:value-type="percentage">
            <text:p>3.70%</text:p>
          </table:table-cell>
          <table:table-cell table:style-name="ce3" table:formula="of:=[.K5]+1" office:value-type="float" office:value="2016" calcext:value-type="float">
            <text:p>2016</text:p>
          </table:table-cell>
          <table:table-cell table:style-name="ce12" table:formula="of:=AVERAGE([$'Bottom 10% share'.M9:.M12])" office:value-type="percentage" office:value="0.0282478964387704" calcext:value-type="percentage">
            <text:p>2.82%</text:p>
          </table:table-cell>
          <table:table-cell table:style-name="ce12" table:formula="of:=AVERAGE([$'Bottom 10% share'.N9:.N12])" office:value-type="percentage" office:value="0.027473680179879" calcext:value-type="percentage">
            <text:p>2.75%</text:p>
          </table:table-cell>
          <table:table-cell table:style-name="ce12" table:formula="of:=AVERAGE([$'Bottom 10% share'.O9:.O12])" office:value-type="percentage" office:value="0.0408566213350865" calcext:value-type="percentage">
            <text:p>4.09%</text:p>
          </table:table-cell>
          <table:table-cell table:style-name="ce12" table:formula="of:=AVERAGE([$'Bottom 10% share'.L9:.L12])" office:value-type="percentage" office:value="0.0370352972538665" calcext:value-type="percentage">
            <text:p>3.70%</text:p>
          </table:table-cell>
          <table:table-cell table:number-columns-repeated="4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style-name="ce12" table:formula="of:=AVERAGE([$'Bottom 10% share'.C13:.C16])" office:value-type="percentage" office:value="0.0284227946502931" calcext:value-type="percentage">
            <text:p>2.84%</text:p>
          </table:table-cell>
          <table:table-cell table:style-name="ce12" table:formula="of:=AVERAGE([$'Bottom 10% share'.D13:.D16])" office:value-type="percentage" office:value="0.0279546293824703" calcext:value-type="percentage">
            <text:p>2.80%</text:p>
          </table:table-cell>
          <table:table-cell table:style-name="ce12" table:formula="of:=AVERAGE([$'Bottom 10% share'.E13:.E16])" office:value-type="percentage" office:value="0.0410369551323607" calcext:value-type="percentage">
            <text:p>4.10%</text:p>
          </table:table-cell>
          <table:table-cell table:style-name="ce12" table:formula="of:=AVERAGE([$'Bottom 10% share'.B13:.B16])" office:value-type="percentage" office:value="0.0374318498681028" calcext:value-type="percentage">
            <text:p>3.74%</text:p>
          </table:table-cell>
          <table:table-cell table:style-name="ce3" table:formula="of:=[.F6]+1" office:value-type="float" office:value="2017" calcext:value-type="float">
            <text:p>2017</text:p>
          </table:table-cell>
          <table:table-cell table:style-name="ce12" table:formula="of:=AVERAGE([$'Bottom 10% share'.H13:.H16])" office:value-type="percentage" office:value="0.0285859196656487" calcext:value-type="percentage">
            <text:p>2.86%</text:p>
          </table:table-cell>
          <table:table-cell table:style-name="ce12" table:formula="of:=AVERAGE([$'Bottom 10% share'.I13:.I16])" office:value-type="percentage" office:value="0.0280668279403028" calcext:value-type="percentage">
            <text:p>2.81%</text:p>
          </table:table-cell>
          <table:table-cell table:style-name="ce12" table:formula="of:=AVERAGE([$'Bottom 10% share'.J13:.J16])" office:value-type="percentage" office:value="0.0412212822751047" calcext:value-type="percentage">
            <text:p>4.12%</text:p>
          </table:table-cell>
          <table:table-cell table:style-name="ce12" table:formula="of:=AVERAGE([$'Bottom 10% share'.G13:.G16])" office:value-type="percentage" office:value="0.0375617961647203" calcext:value-type="percentage">
            <text:p>3.76%</text:p>
          </table:table-cell>
          <table:table-cell table:style-name="ce3" table:formula="of:=[.K6]+1" office:value-type="float" office:value="2017" calcext:value-type="float">
            <text:p>2017</text:p>
          </table:table-cell>
          <table:table-cell table:style-name="ce12" table:formula="of:=AVERAGE([$'Bottom 10% share'.M13:.M16])" office:value-type="percentage" office:value="0.0285859196656487" calcext:value-type="percentage">
            <text:p>2.86%</text:p>
          </table:table-cell>
          <table:table-cell table:style-name="ce12" table:formula="of:=AVERAGE([$'Bottom 10% share'.N13:.N16])" office:value-type="percentage" office:value="0.0280668934143921" calcext:value-type="percentage">
            <text:p>2.81%</text:p>
          </table:table-cell>
          <table:table-cell table:style-name="ce12" table:formula="of:=AVERAGE([$'Bottom 10% share'.O13:.O16])" office:value-type="percentage" office:value="0.0412212822751047" calcext:value-type="percentage">
            <text:p>4.12%</text:p>
          </table:table-cell>
          <table:table-cell table:style-name="ce12" table:formula="of:=AVERAGE([$'Bottom 10% share'.L13:.L16])" office:value-type="percentage" office:value="0.037562057259058" calcext:value-type="percentage">
            <text:p>3.76%</text:p>
          </table:table-cell>
          <table:table-cell table:number-columns-repeated="4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style-name="ce12" table:formula="of:=AVERAGE([$'Bottom 10% share'.C17:.C20])" office:value-type="percentage" office:value="0.0300702541852949" calcext:value-type="percentage">
            <text:p>3.01%</text:p>
          </table:table-cell>
          <table:table-cell table:style-name="ce12" table:formula="of:=AVERAGE([$'Bottom 10% share'.D17:.D20])" office:value-type="percentage" office:value="0.0292223588316073" calcext:value-type="percentage">
            <text:p>2.92%</text:p>
          </table:table-cell>
          <table:table-cell table:style-name="ce12" table:formula="of:=AVERAGE([$'Bottom 10% share'.E17:.E20])" office:value-type="percentage" office:value="0.0434218218992384" calcext:value-type="percentage">
            <text:p>4.34%</text:p>
          </table:table-cell>
          <table:table-cell table:style-name="ce12" table:formula="of:=AVERAGE([$'Bottom 10% share'.B17:.B20])" office:value-type="percentage" office:value="0.0393143569005748" calcext:value-type="percentage">
            <text:p>3.93%</text:p>
          </table:table-cell>
          <table:table-cell table:style-name="ce3" table:formula="of:=[.F7]+1" office:value-type="float" office:value="2018" calcext:value-type="float">
            <text:p>2018</text:p>
          </table:table-cell>
          <table:table-cell table:style-name="ce12" table:formula="of:=AVERAGE([$'Bottom 10% share'.H17:.H20])" office:value-type="percentage" office:value="0.0300673642223733" calcext:value-type="percentage">
            <text:p>3.01%</text:p>
          </table:table-cell>
          <table:table-cell table:style-name="ce12" table:formula="of:=AVERAGE([$'Bottom 10% share'.I17:.I20])" office:value-type="percentage" office:value="0.0292353491481982" calcext:value-type="percentage">
            <text:p>2.92%</text:p>
          </table:table-cell>
          <table:table-cell table:style-name="ce12" table:formula="of:=AVERAGE([$'Bottom 10% share'.J17:.J20])" office:value-type="percentage" office:value="0.0434179979464282" calcext:value-type="percentage">
            <text:p>4.34%</text:p>
          </table:table-cell>
          <table:table-cell table:style-name="ce12" table:formula="of:=AVERAGE([$'Bottom 10% share'.G17:.G20])" office:value-type="percentage" office:value="0.0393521008000899" calcext:value-type="percentage">
            <text:p>3.94%</text:p>
          </table:table-cell>
          <table:table-cell table:style-name="ce3" table:formula="of:=[.K7]+1" office:value-type="float" office:value="2018" calcext:value-type="float">
            <text:p>2018</text:p>
          </table:table-cell>
          <table:table-cell table:style-name="ce12" table:formula="of:=AVERAGE([$'Bottom 10% share'.M17:.M20])" office:value-type="percentage" office:value="0.0300673642223733" calcext:value-type="percentage">
            <text:p>3.01%</text:p>
          </table:table-cell>
          <table:table-cell table:style-name="ce12" table:formula="of:=AVERAGE([$'Bottom 10% share'.N17:.N20])" office:value-type="percentage" office:value="0.0292354451890725" calcext:value-type="percentage">
            <text:p>2.92%</text:p>
          </table:table-cell>
          <table:table-cell table:style-name="ce12" table:formula="of:=AVERAGE([$'Bottom 10% share'.O17:.O20])" office:value-type="percentage" office:value="0.0434179979464282" calcext:value-type="percentage">
            <text:p>4.34%</text:p>
          </table:table-cell>
          <table:table-cell table:style-name="ce12" table:formula="of:=AVERAGE([$'Bottom 10% share'.L17:.L20])" office:value-type="percentage" office:value="0.0393523745655236" calcext:value-type="percentage">
            <text:p>3.94%</text:p>
          </table:table-cell>
          <table:table-cell table:number-columns-repeated="4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style-name="ce12" table:formula="of:=AVERAGE([$'Bottom 10% share'.C21:.C24])" office:value-type="percentage" office:value="0.0304576598004136" calcext:value-type="percentage">
            <text:p>3.05%</text:p>
          </table:table-cell>
          <table:table-cell table:style-name="ce12" table:formula="of:=AVERAGE([$'Bottom 10% share'.D21:.D24])" office:value-type="percentage" office:value="0.0295643178379571" calcext:value-type="percentage">
            <text:p>2.96%</text:p>
          </table:table-cell>
          <table:table-cell table:style-name="ce12" table:formula="of:=AVERAGE([$'Bottom 10% share'.E21:.E24])" office:value-type="percentage" office:value="0.0447759996554444" calcext:value-type="percentage">
            <text:p>4.48%</text:p>
          </table:table-cell>
          <table:table-cell table:style-name="ce12" table:formula="of:=AVERAGE([$'Bottom 10% share'.B21:.B24])" office:value-type="percentage" office:value="0.0403615578706074" calcext:value-type="percentage">
            <text:p>4.04%</text:p>
          </table:table-cell>
          <table:table-cell table:style-name="ce3" table:formula="of:=[.F8]+1" office:value-type="float" office:value="2019" calcext:value-type="float">
            <text:p>2019</text:p>
          </table:table-cell>
          <table:table-cell table:style-name="ce12" table:formula="of:=AVERAGE([$'Bottom 10% share'.H21:.H24])" office:value-type="percentage" office:value="0.0302000983273409" calcext:value-type="percentage">
            <text:p>3.02%</text:p>
          </table:table-cell>
          <table:table-cell table:style-name="ce12" table:formula="of:=AVERAGE([$'Bottom 10% share'.I21:.I24])" office:value-type="percentage" office:value="0.0295136871677185" calcext:value-type="percentage">
            <text:p>2.95%</text:p>
          </table:table-cell>
          <table:table-cell table:style-name="ce12" table:formula="of:=AVERAGE([$'Bottom 10% share'.J21:.J24])" office:value-type="percentage" office:value="0.0446331132576307" calcext:value-type="percentage">
            <text:p>4.46%</text:p>
          </table:table-cell>
          <table:table-cell table:style-name="ce12" table:formula="of:=AVERAGE([$'Bottom 10% share'.G21:.G24])" office:value-type="percentage" office:value="0.0404045949622374" calcext:value-type="percentage">
            <text:p>4.04%</text:p>
          </table:table-cell>
          <table:table-cell table:style-name="ce3" table:formula="of:=[.K8]+1" office:value-type="float" office:value="2019" calcext:value-type="float">
            <text:p>2019</text:p>
          </table:table-cell>
          <table:table-cell table:style-name="ce12" table:formula="of:=AVERAGE([$'Bottom 10% share'.M21:.M24])" office:value-type="percentage" office:value="0.0301988449252485" calcext:value-type="percentage">
            <text:p>3.02%</text:p>
          </table:table-cell>
          <table:table-cell table:style-name="ce12" table:formula="of:=AVERAGE([$'Bottom 10% share'.N21:.N24])" office:value-type="percentage" office:value="0.0295159243565593" calcext:value-type="percentage">
            <text:p>2.95%</text:p>
          </table:table-cell>
          <table:table-cell table:style-name="ce12" table:formula="of:=AVERAGE([$'Bottom 10% share'.O21:.O24])" office:value-type="percentage" office:value="0.0446313771918648" calcext:value-type="percentage">
            <text:p>4.46%</text:p>
          </table:table-cell>
          <table:table-cell table:style-name="ce12" table:formula="of:=AVERAGE([$'Bottom 10% share'.L21:.L24])" office:value-type="percentage" office:value="0.0404077815016433" calcext:value-type="percentage">
            <text:p>4.04%</text:p>
          </table:table-cell>
          <table:table-cell table:number-columns-repeated="4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style-name="ce12" table:formula="of:=AVERAGE([$'Bottom 10% share'.C25:.C28])" office:value-type="percentage" office:value="0.0298935107897323" calcext:value-type="percentage">
            <text:p>2.99%</text:p>
          </table:table-cell>
          <table:table-cell table:style-name="ce12" table:formula="of:=AVERAGE([$'Bottom 10% share'.D25:.D28])" office:value-type="percentage" office:value="0.0275229923257697" calcext:value-type="percentage">
            <text:p>2.75%</text:p>
          </table:table-cell>
          <table:table-cell table:style-name="ce12" table:formula="of:=AVERAGE([$'Bottom 10% share'.E25:.E28])" office:value-type="percentage" office:value="0.0451244085086972" calcext:value-type="percentage">
            <text:p>4.51%</text:p>
          </table:table-cell>
          <table:table-cell table:style-name="ce12" table:formula="of:=AVERAGE([$'Bottom 10% share'.B25:.B28])" office:value-type="percentage" office:value="0.0385181064318221" calcext:value-type="percentage">
            <text:p>3.85%</text:p>
          </table:table-cell>
          <table:table-cell table:style-name="ce3" table:formula="of:=[.F9]+1" office:value-type="float" office:value="2020" calcext:value-type="float">
            <text:p>2020</text:p>
          </table:table-cell>
          <table:table-cell table:style-name="ce12" table:formula="of:=AVERAGE([$'Bottom 10% share'.H25:.H28])" office:value-type="percentage" office:value="0.0303010896790581" calcext:value-type="percentage">
            <text:p>3.03%</text:p>
          </table:table-cell>
          <table:table-cell table:style-name="ce12" table:formula="of:=AVERAGE([$'Bottom 10% share'.I25:.I28])" office:value-type="percentage" office:value="0.0289229527634454" calcext:value-type="percentage">
            <text:p>2.89%</text:p>
          </table:table-cell>
          <table:table-cell table:style-name="ce12" table:formula="of:=AVERAGE([$'Bottom 10% share'.J25:.J28])" office:value-type="percentage" office:value="0.0459541029465251" calcext:value-type="percentage">
            <text:p>4.60%</text:p>
          </table:table-cell>
          <table:table-cell table:style-name="ce12" table:formula="of:=AVERAGE([$'Bottom 10% share'.G25:.G28])" office:value-type="percentage" office:value="0.0400480004618055" calcext:value-type="percentage">
            <text:p>4.00%</text:p>
          </table:table-cell>
          <table:table-cell table:style-name="ce3" table:formula="of:=[.K9]+1" office:value-type="float" office:value="2020" calcext:value-type="float">
            <text:p>2020</text:p>
          </table:table-cell>
          <table:table-cell table:style-name="ce12" table:formula="of:=AVERAGE([$'Bottom 10% share'.M25:.M28])" office:value-type="percentage" office:value="0.0304815691094456" calcext:value-type="percentage">
            <text:p>3.05%</text:p>
          </table:table-cell>
          <table:table-cell table:style-name="ce12" table:formula="of:=AVERAGE([$'Bottom 10% share'.N25:.N28])" office:value-type="percentage" office:value="0.0289202591445134" calcext:value-type="percentage">
            <text:p>2.89%</text:p>
          </table:table-cell>
          <table:table-cell table:style-name="ce12" table:formula="of:=AVERAGE([$'Bottom 10% share'.O25:.O28])" office:value-type="percentage" office:value="0.0461559289454297" calcext:value-type="percentage">
            <text:p>4.62%</text:p>
          </table:table-cell>
          <table:table-cell table:style-name="ce12" table:formula="of:=AVERAGE([$'Bottom 10% share'.L25:.L28])" office:value-type="percentage" office:value="0.0400417666082957" calcext:value-type="percentage">
            <text:p>4.00%</text:p>
          </table:table-cell>
          <table:table-cell table:number-columns-repeated="4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style-name="ce12" table:formula="of:=AVERAGE([$'Bottom 10% share'.C29:.C32])" office:value-type="percentage" office:value="0.0311499895578883" calcext:value-type="percentage">
            <text:p>3.11%</text:p>
          </table:table-cell>
          <table:table-cell table:style-name="ce12" table:formula="of:=AVERAGE([$'Bottom 10% share'.D29:.D32])" office:value-type="percentage" office:value="0.028430958255504" calcext:value-type="percentage">
            <text:p>2.84%</text:p>
          </table:table-cell>
          <table:table-cell table:style-name="ce12" table:formula="of:=AVERAGE([$'Bottom 10% share'.E29:.E32])" office:value-type="percentage" office:value="0.0459855317151511" calcext:value-type="percentage">
            <text:p>4.60%</text:p>
          </table:table-cell>
          <table:table-cell table:style-name="ce12" table:formula="of:=AVERAGE([$'Bottom 10% share'.B29:.B32])" office:value-type="percentage" office:value="0.0392317628245947" calcext:value-type="percentage">
            <text:p>3.92%</text:p>
          </table:table-cell>
          <table:table-cell table:style-name="ce3" table:formula="of:=[.F10]+1" office:value-type="float" office:value="2021" calcext:value-type="float">
            <text:p>2021</text:p>
          </table:table-cell>
          <table:table-cell table:style-name="ce12" table:formula="of:=AVERAGE([$'Bottom 10% share'.H29:.H32])" office:value-type="percentage" office:value="0.0317941820854563" calcext:value-type="percentage">
            <text:p>3.18%</text:p>
          </table:table-cell>
          <table:table-cell table:style-name="ce12" table:formula="of:=AVERAGE([$'Bottom 10% share'.I29:.I32])" office:value-type="percentage" office:value="0.0291513528080106" calcext:value-type="percentage">
            <text:p>2.92%</text:p>
          </table:table-cell>
          <table:table-cell table:style-name="ce12" table:formula="of:=AVERAGE([$'Bottom 10% share'.J29:.J32])" office:value-type="percentage" office:value="0.0470967265404149" calcext:value-type="percentage">
            <text:p>4.71%</text:p>
          </table:table-cell>
          <table:table-cell table:style-name="ce12" table:formula="of:=AVERAGE([$'Bottom 10% share'.G29:.G32])" office:value-type="percentage" office:value="0.0400979775093536" calcext:value-type="percentage">
            <text:p>4.01%</text:p>
          </table:table-cell>
          <table:table-cell table:style-name="ce3" table:formula="of:=[.K10]+1" office:value-type="float" office:value="2021" calcext:value-type="float">
            <text:p>2021</text:p>
          </table:table-cell>
          <table:table-cell table:style-name="ce12" table:formula="of:=AVERAGE([$'Bottom 10% share'.M29:.M32])" office:value-type="percentage" office:value="0.0320017422828959" calcext:value-type="percentage">
            <text:p>3.20%</text:p>
          </table:table-cell>
          <table:table-cell table:style-name="ce12" table:formula="of:=AVERAGE([$'Bottom 10% share'.N29:.N32])" office:value-type="percentage" office:value="0.0290102832036688" calcext:value-type="percentage">
            <text:p>2.90%</text:p>
          </table:table-cell>
          <table:table-cell table:style-name="ce12" table:formula="of:=AVERAGE([$'Bottom 10% share'.O29:.O32])" office:value-type="percentage" office:value="0.0474385473360036" calcext:value-type="percentage">
            <text:p>4.74%</text:p>
          </table:table-cell>
          <table:table-cell table:style-name="ce12" table:formula="of:=AVERAGE([$'Bottom 10% share'.L29:.L32])" office:value-type="percentage" office:value="0.0399853120324271" calcext:value-type="percentage">
            <text:p>4.00%</text:p>
          </table:table-cell>
          <table:table-cell table:number-columns-repeated="4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style-name="ce12" table:formula="of:=AVERAGE([$'Bottom 10% share'.C33:.C36])" office:value-type="percentage" office:value="0.0316569853714532" calcext:value-type="percentage">
            <text:p>3.17%</text:p>
          </table:table-cell>
          <table:table-cell table:style-name="ce12" table:formula="of:=AVERAGE([$'Bottom 10% share'.D33:.D36])" office:value-type="percentage" office:value="0.0293500430025291" calcext:value-type="percentage">
            <text:p>2.94%</text:p>
          </table:table-cell>
          <table:table-cell table:style-name="ce12" table:formula="of:=AVERAGE([$'Bottom 10% share'.E33:.E36])" office:value-type="percentage" office:value="0.0454659665106103" calcext:value-type="percentage">
            <text:p>4.55%</text:p>
          </table:table-cell>
          <table:table-cell table:style-name="ce12" table:formula="of:=AVERAGE([$'Bottom 10% share'.B33:.B36])" office:value-type="percentage" office:value="0.0393891854812282" calcext:value-type="percentage">
            <text:p>3.94%</text:p>
          </table:table-cell>
          <table:table-cell table:style-name="ce3" table:formula="of:=[.F11]+1" office:value-type="float" office:value="2022" calcext:value-type="float">
            <text:p>2022</text:p>
          </table:table-cell>
          <table:table-cell table:style-name="ce12" table:formula="of:=AVERAGE([$'Bottom 10% share'.H33:.H36])" office:value-type="percentage" office:value="0.0342002840801571" calcext:value-type="percentage">
            <text:p>3.42%</text:p>
          </table:table-cell>
          <table:table-cell table:style-name="ce12" table:formula="of:=AVERAGE([$'Bottom 10% share'.I33:.I36])" office:value-type="percentage" office:value="0.0295970506916384" calcext:value-type="percentage">
            <text:p>2.96%</text:p>
          </table:table-cell>
          <table:table-cell table:style-name="ce12" table:formula="of:=AVERAGE([$'Bottom 10% share'.J33:.J36])" office:value-type="percentage" office:value="0.0495588575632095" calcext:value-type="percentage">
            <text:p>4.96%</text:p>
          </table:table-cell>
          <table:table-cell table:style-name="ce12" table:formula="of:=AVERAGE([$'Bottom 10% share'.G33:.G36])" office:value-type="percentage" office:value="0.0406249294885706" calcext:value-type="percentage">
            <text:p>4.06%</text:p>
          </table:table-cell>
          <table:table-cell table:style-name="ce3" table:formula="of:=[.K11]+1" office:value-type="float" office:value="2022" calcext:value-type="float">
            <text:p>2022</text:p>
          </table:table-cell>
          <table:table-cell table:style-name="ce12" table:formula="of:=AVERAGE([$'Bottom 10% share'.M33:.M36])" office:value-type="percentage" office:value="0.0351223437390806" calcext:value-type="percentage">
            <text:p>3.51%</text:p>
          </table:table-cell>
          <table:table-cell table:style-name="ce12" table:formula="of:=AVERAGE([$'Bottom 10% share'.N33:.N36])" office:value-type="percentage" office:value="0.0295434729667473" calcext:value-type="percentage">
            <text:p>2.95%</text:p>
          </table:table-cell>
          <table:table-cell table:style-name="ce12" table:formula="of:=AVERAGE([$'Bottom 10% share'.O33:.O36])" office:value-type="percentage" office:value="0.0508300588765011" calcext:value-type="percentage">
            <text:p>5.08%</text:p>
          </table:table-cell>
          <table:table-cell table:style-name="ce12" table:formula="of:=AVERAGE([$'Bottom 10% share'.L33:.L36])" office:value-type="percentage" office:value="0.0406920013630052" calcext:value-type="percentage">
            <text:p>4.07%</text:p>
          </table:table-cell>
          <table:table-cell table:number-columns-repeated="4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style-name="ce12" table:formula="of:=AVERAGE([$'Bottom 10% share'.C37:.C40])" office:value-type="percentage" office:value="0.0341281936641578" calcext:value-type="percentage">
            <text:p>3.41%</text:p>
          </table:table-cell>
          <table:table-cell table:style-name="ce12" table:formula="of:=AVERAGE([$'Bottom 10% share'.D37:.D40])" office:value-type="percentage" office:value="0.0296985043183292" calcext:value-type="percentage">
            <text:p>2.97%</text:p>
          </table:table-cell>
          <table:table-cell table:style-name="ce12" table:formula="of:=AVERAGE([$'Bottom 10% share'.E37:.E40])" office:value-type="percentage" office:value="0.0477241589441476" calcext:value-type="percentage">
            <text:p>4.77%</text:p>
          </table:table-cell>
          <table:table-cell table:style-name="ce12" table:formula="of:=AVERAGE([$'Bottom 10% share'.B37:.B40])" office:value-type="percentage" office:value="0.0396032795126606" calcext:value-type="percentage">
            <text:p>3.96%</text:p>
          </table:table-cell>
          <table:table-cell table:style-name="ce3" table:formula="of:=[.F12]+1" office:value-type="float" office:value="2023" calcext:value-type="float">
            <text:p>2023</text:p>
          </table:table-cell>
          <table:table-cell table:style-name="ce12" table:formula="of:=AVERAGE([$'Bottom 10% share'.H37:.H40])" office:value-type="percentage" office:value="0.036962927780985" calcext:value-type="percentage">
            <text:p>3.70%</text:p>
          </table:table-cell>
          <table:table-cell table:style-name="ce12" table:formula="of:=AVERAGE([$'Bottom 10% share'.I37:.I40])" office:value-type="percentage" office:value="0.0309975765331687" calcext:value-type="percentage">
            <text:p>3.10%</text:p>
          </table:table-cell>
          <table:table-cell table:style-name="ce12" table:formula="of:=AVERAGE([$'Bottom 10% share'.J37:.J40])" office:value-type="percentage" office:value="0.0521449798716196" calcext:value-type="percentage">
            <text:p>5.21%</text:p>
          </table:table-cell>
          <table:table-cell table:style-name="ce12" table:formula="of:=AVERAGE([$'Bottom 10% share'.G37:.G40])" office:value-type="percentage" office:value="0.0417941909097762" calcext:value-type="percentage">
            <text:p>4.18%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12" table:formula="of:=AVERAGE([$'Bottom 10% share'.M37:.M40])" office:value-type="percentage" office:value="0.0362181473677701" calcext:value-type="percentage">
            <text:p>3.62%</text:p>
          </table:table-cell>
          <table:table-cell table:style-name="ce12" table:formula="of:=AVERAGE([$'Bottom 10% share'.N37:.N40])" office:value-type="percentage" office:value="0.029899214852523" calcext:value-type="percentage">
            <text:p>2.99%</text:p>
          </table:table-cell>
          <table:table-cell table:style-name="ce12" table:formula="of:=AVERAGE([$'Bottom 10% share'.O37:.O40])" office:value-type="percentage" office:value="0.0508892579527727" calcext:value-type="percentage">
            <text:p>5.09%</text:p>
          </table:table-cell>
          <table:table-cell table:style-name="ce12" table:formula="of:=AVERAGE([$'Bottom 10% share'.L37:.L40])" office:value-type="percentage" office:value="0.0402153302666028" calcext:value-type="percentage">
            <text:p>4.02%</text:p>
          </table:table-cell>
          <table:table-cell table:number-columns-repeated="49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style-name="ce12" table:formula="of:=AVERAGE([$'Bottom 10% share'.C41:.C44])" office:value-type="percentage" office:value="0.0355896775610983" calcext:value-type="percentage">
            <text:p>3.56%</text:p>
          </table:table-cell>
          <table:table-cell table:style-name="ce12" table:formula="of:=AVERAGE([$'Bottom 10% share'.D41:.D44])" office:value-type="percentage" office:value="0.0298689972487876" calcext:value-type="percentage">
            <text:p>2.99%</text:p>
          </table:table-cell>
          <table:table-cell table:style-name="ce12" table:formula="of:=AVERAGE([$'Bottom 10% share'.E41:.E44])" office:value-type="percentage" office:value="0.0500786959737091" calcext:value-type="percentage">
            <text:p>5.01%</text:p>
          </table:table-cell>
          <table:table-cell table:style-name="ce12" table:formula="of:=AVERAGE([$'Bottom 10% share'.B41:.B44])" office:value-type="percentage" office:value="0.0404178155725307" calcext:value-type="percentage">
            <text:p>4.04%</text:p>
          </table:table-cell>
          <table:table-cell table:style-name="ce3" table:formula="of:=[.F13]+1" office:value-type="float" office:value="2024" calcext:value-type="float">
            <text:p>2024</text:p>
          </table:table-cell>
          <table:table-cell table:style-name="ce12" table:formula="of:=AVERAGE([$'Bottom 10% share'.H41:.H44])" office:value-type="percentage" office:value="0.0363383975223194" calcext:value-type="percentage">
            <text:p>3.63%</text:p>
          </table:table-cell>
          <table:table-cell table:style-name="ce12" table:formula="of:=AVERAGE([$'Bottom 10% share'.I41:.I44])" office:value-type="percentage" office:value="0.0303470596823499" calcext:value-type="percentage">
            <text:p>3.03%</text:p>
          </table:table-cell>
          <table:table-cell table:style-name="ce12" table:formula="of:=AVERAGE([$'Bottom 10% share'.J41:.J44])" office:value-type="percentage" office:value="0.0498141251560908" calcext:value-type="percentage">
            <text:p>4.98%</text:p>
          </table:table-cell>
          <table:table-cell table:style-name="ce12" table:formula="of:=AVERAGE([$'Bottom 10% share'.G41:.G44])" office:value-type="percentage" office:value="0.0399377546021053" calcext:value-type="percentage">
            <text:p>3.99%</text:p>
          </table:table-cell>
          <table:table-cell table:style-name="ce3" table:formula="of:=[.K13]+1" office:value-type="float" office:value="2024" calcext:value-type="float">
            <text:p>2024</text:p>
          </table:table-cell>
          <table:table-cell table:style-name="ce12" table:formula="of:=AVERAGE([$'Bottom 10% share'.M41:.M44])" office:value-type="percentage" office:value="0.0353987266256233" calcext:value-type="percentage">
            <text:p>3.54%</text:p>
          </table:table-cell>
          <table:table-cell table:style-name="ce12" table:formula="of:=AVERAGE([$'Bottom 10% share'.N41:.N44])" office:value-type="percentage" office:value="0.0289674331622954" calcext:value-type="percentage">
            <text:p>2.90%</text:p>
          </table:table-cell>
          <table:table-cell table:style-name="ce12" table:formula="of:=AVERAGE([$'Bottom 10% share'.O41:.O44])" office:value-type="percentage" office:value="0.0499506534450528" calcext:value-type="percentage">
            <text:p>5.00%</text:p>
          </table:table-cell>
          <table:table-cell table:style-name="ce12" table:formula="of:=AVERAGE([$'Bottom 10% share'.L41:.L44])" office:value-type="percentage" office:value="0.0391807041600242" calcext:value-type="percentage">
            <text:p>3.92%</text:p>
          </table:table-cell>
          <table:table-cell table:number-columns-repeated="4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style-name="ce12" table:formula="of:=AVERAGE([$'Bottom 10% share'.C45:.C48])" office:value-type="percentage" office:value="0.03449847934991" calcext:value-type="percentage">
            <text:p>3.45%</text:p>
          </table:table-cell>
          <table:table-cell table:style-name="ce12" table:formula="of:=AVERAGE([$'Bottom 10% share'.D45:.D48])" office:value-type="percentage" office:value="0.0290583798366135" calcext:value-type="percentage">
            <text:p>2.91%</text:p>
          </table:table-cell>
          <table:table-cell table:style-name="ce12" table:formula="of:=AVERAGE([$'Bottom 10% share'.E45:.E48])" office:value-type="percentage" office:value="0.0473681712333592" calcext:value-type="percentage">
            <text:p>4.74%</text:p>
          </table:table-cell>
          <table:table-cell table:style-name="ce12" table:formula="of:=AVERAGE([$'Bottom 10% share'.B45:.B48])" office:value-type="percentage" office:value="0.0383565361564444" calcext:value-type="percentage">
            <text:p>3.84%</text:p>
          </table:table-cell>
          <table:table-cell table:style-name="ce3" table:formula="of:=[.F14]+1" office:value-type="float" office:value="2025" calcext:value-type="float">
            <text:p>2025</text:p>
          </table:table-cell>
          <table:table-cell table:style-name="ce12" table:formula="of:=AVERAGE([$'Bottom 10% share'.H45:.H48])" office:value-type="percentage" office:value="0.0353910693011801" calcext:value-type="percentage">
            <text:p>3.54%</text:p>
          </table:table-cell>
          <table:table-cell table:style-name="ce12" table:formula="of:=AVERAGE([$'Bottom 10% share'.I45:.I48])" office:value-type="percentage" office:value="0.0293782895362414" calcext:value-type="percentage">
            <text:p>2.94%</text:p>
          </table:table-cell>
          <table:table-cell table:style-name="ce12" table:formula="of:=AVERAGE([$'Bottom 10% share'.J45:.J48])" office:value-type="percentage" office:value="0.0494799831177933" calcext:value-type="percentage">
            <text:p>4.95%</text:p>
          </table:table-cell>
          <table:table-cell table:style-name="ce12" table:formula="of:=AVERAGE([$'Bottom 10% share'.G45:.G48])" office:value-type="percentage" office:value="0.0394128425414024" calcext:value-type="percentage">
            <text:p>3.94%</text:p>
          </table:table-cell>
          <table:table-cell table:style-name="ce3" table:formula="of:=[.K14]+1" office:value-type="float" office:value="2025" calcext:value-type="float">
            <text:p>2025</text:p>
          </table:table-cell>
          <table:table-cell table:style-name="ce12" table:formula="of:=AVERAGE([$'Bottom 10% share'.M45:.M48])" office:value-type="percentage" office:value="0.0345160889598432" calcext:value-type="percentage">
            <text:p>3.45%</text:p>
          </table:table-cell>
          <table:table-cell table:style-name="ce12" table:formula="of:=AVERAGE([$'Bottom 10% share'.N45:.N48])" office:value-type="percentage" office:value="0.0295696863224548" calcext:value-type="percentage">
            <text:p>2.96%</text:p>
          </table:table-cell>
          <table:table-cell table:style-name="ce12" table:formula="of:=AVERAGE([$'Bottom 10% share'.O45:.O48])" office:value-type="percentage" office:value="0.0472886340531138" calcext:value-type="percentage">
            <text:p>4.73%</text:p>
          </table:table-cell>
          <table:table-cell table:style-name="ce12" table:formula="of:=AVERAGE([$'Bottom 10% share'.L45:.L48])" office:value-type="percentage" office:value="0.0384468063459761" calcext:value-type="percentage">
            <text:p>3.84%</text:p>
          </table:table-cell>
          <table:table-cell table:number-columns-repeated="4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style-name="ce12" table:formula="of:=AVERAGE([$'Bottom 10% share'.C49:.C52])" office:value-type="percentage" office:value="0.0365612008278745" calcext:value-type="percentage">
            <text:p>3.66%</text:p>
          </table:table-cell>
          <table:table-cell table:style-name="ce12" table:formula="of:=AVERAGE([$'Bottom 10% share'.D49:.D52])" office:value-type="percentage" office:value="0.0295780796963596" calcext:value-type="percentage">
            <text:p>2.96%</text:p>
          </table:table-cell>
          <table:table-cell table:style-name="ce12" table:formula="of:=AVERAGE([$'Bottom 10% share'.E49:.E52])" office:value-type="percentage" office:value="0.0486077011985382" calcext:value-type="percentage">
            <text:p>4.86%</text:p>
          </table:table-cell>
          <table:table-cell table:style-name="ce12" table:formula="of:=AVERAGE([$'Bottom 10% share'.B49:.B52])" office:value-type="percentage" office:value="0.0382775405003912" calcext:value-type="percentage">
            <text:p>3.83%</text:p>
          </table:table-cell>
          <table:table-cell table:style-name="ce3" table:formula="of:=[.F15]+1" office:value-type="float" office:value="2026" calcext:value-type="float">
            <text:p>2026</text:p>
          </table:table-cell>
          <table:table-cell table:style-name="ce12" table:formula="of:=AVERAGE([$'Bottom 10% share'.H49:.H52])" office:value-type="percentage" office:value="0.0352168506567273" calcext:value-type="percentage">
            <text:p>3.52%</text:p>
          </table:table-cell>
          <table:table-cell table:style-name="ce12" table:formula="of:=AVERAGE([$'Bottom 10% share'.I49:.I52])" office:value-type="percentage" office:value="0.0288309856408347" calcext:value-type="percentage">
            <text:p>2.88%</text:p>
          </table:table-cell>
          <table:table-cell table:style-name="ce12" table:formula="of:=AVERAGE([$'Bottom 10% share'.J49:.J52])" office:value-type="percentage" office:value="0.0484816677281316" calcext:value-type="percentage">
            <text:p>4.85%</text:p>
          </table:table-cell>
          <table:table-cell table:style-name="ce12" table:formula="of:=AVERAGE([$'Bottom 10% share'.G49:.G52])" office:value-type="percentage" office:value="0.0382990655710083" calcext:value-type="percentage">
            <text:p>3.83%</text:p>
          </table:table-cell>
          <table:table-cell table:style-name="ce3" table:formula="of:=[.K15]+1" office:value-type="float" office:value="2026" calcext:value-type="float">
            <text:p>2026</text:p>
          </table:table-cell>
          <table:table-cell table:style-name="ce12" table:formula="of:=AVERAGE([$'Bottom 10% share'.M49:.M52])" office:value-type="percentage" office:value="0.0365862564388251" calcext:value-type="percentage">
            <text:p>3.66%</text:p>
          </table:table-cell>
          <table:table-cell table:style-name="ce12" table:formula="of:=AVERAGE([$'Bottom 10% share'.N49:.N52])" office:value-type="percentage" office:value="0.029399850592477" calcext:value-type="percentage">
            <text:p>2.94%</text:p>
          </table:table-cell>
          <table:table-cell table:style-name="ce12" table:formula="of:=AVERAGE([$'Bottom 10% share'.O49:.O52])" office:value-type="percentage" office:value="0.049937628620236" calcext:value-type="percentage">
            <text:p>4.99%</text:p>
          </table:table-cell>
          <table:table-cell table:style-name="ce12" table:formula="of:=AVERAGE([$'Bottom 10% share'.L49:.L52])" office:value-type="percentage" office:value="0.0385776658302895" calcext:value-type="percentage">
            <text:p>3.86%</text:p>
          </table:table-cell>
          <table:table-cell table:number-columns-repeated="4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style-name="ce12" table:formula="of:=AVERAGE([$'Bottom 10% share'.C53:.C56])" office:value-type="percentage" office:value="0.0381174849226341" calcext:value-type="percentage">
            <text:p>3.81%</text:p>
          </table:table-cell>
          <table:table-cell table:style-name="ce12" table:formula="of:=AVERAGE([$'Bottom 10% share'.D53:.D56])" office:value-type="percentage" office:value="0.0303627802783951" calcext:value-type="percentage">
            <text:p>3.04%</text:p>
          </table:table-cell>
          <table:table-cell table:style-name="ce12" table:formula="of:=AVERAGE([$'Bottom 10% share'.E53:.E56])" office:value-type="percentage" office:value="0.0494702879487917" calcext:value-type="percentage">
            <text:p>4.95%</text:p>
          </table:table-cell>
          <table:table-cell table:style-name="ce12" table:formula="of:=AVERAGE([$'Bottom 10% share'.B53:.B56])" office:value-type="percentage" office:value="0.0385959136592633" calcext:value-type="percentage">
            <text:p>3.86%</text:p>
          </table:table-cell>
          <table:table-cell table:style-name="ce3" table:formula="of:=[.F16]+1" office:value-type="float" office:value="2027" calcext:value-type="float">
            <text:p>2027</text:p>
          </table:table-cell>
          <table:table-cell table:style-name="ce12" table:formula="of:=AVERAGE([$'Bottom 10% share'.H53:.H56])" office:value-type="percentage" office:value="0.034390553530449" calcext:value-type="percentage">
            <text:p>3.44%</text:p>
          </table:table-cell>
          <table:table-cell table:style-name="ce12" table:formula="of:=AVERAGE([$'Bottom 10% share'.I53:.I56])" office:value-type="percentage" office:value="0.0291422106013815" calcext:value-type="percentage">
            <text:p>2.91%</text:p>
          </table:table-cell>
          <table:table-cell table:style-name="ce12" table:formula="of:=AVERAGE([$'Bottom 10% share'.J53:.J56])" office:value-type="percentage" office:value="0.0449407786061536" calcext:value-type="percentage">
            <text:p>4.49%</text:p>
          </table:table-cell>
          <table:table-cell table:style-name="ce12" table:formula="of:=AVERAGE([$'Bottom 10% share'.G53:.G56])" office:value-type="percentage" office:value="0.036617926157144" calcext:value-type="percentage">
            <text:p>3.66%</text:p>
          </table:table-cell>
          <table:table-cell table:style-name="ce3" table:formula="of:=[.K16]+1" office:value-type="float" office:value="2027" calcext:value-type="float">
            <text:p>2027</text:p>
          </table:table-cell>
          <table:table-cell table:style-name="ce12" table:formula="of:=AVERAGE([$'Bottom 10% share'.M53:.M56])" office:value-type="percentage" office:value="0.0394987527949196" calcext:value-type="percentage">
            <text:p>3.95%</text:p>
          </table:table-cell>
          <table:table-cell table:style-name="ce12" table:formula="of:=AVERAGE([$'Bottom 10% share'.N53:.N56])" office:value-type="percentage" office:value="0.0312138773367548" calcext:value-type="percentage">
            <text:p>3.12%</text:p>
          </table:table-cell>
          <table:table-cell table:style-name="ce12" table:formula="of:=AVERAGE([$'Bottom 10% share'.O53:.O56])" office:value-type="percentage" office:value="0.0521640697789545" calcext:value-type="percentage">
            <text:p>5.22%</text:p>
          </table:table-cell>
          <table:table-cell table:style-name="ce12" table:formula="of:=AVERAGE([$'Bottom 10% share'.L53:.L56])" office:value-type="percentage" office:value="0.0397906983725079" calcext:value-type="percentage">
            <text:p>3.98%</text:p>
          </table:table-cell>
          <table:table-cell table:number-columns-repeated="4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style-name="ce12" table:formula="of:=AVERAGE([$'Bottom 10% share'.C57:.C60])" office:value-type="percentage" office:value="0.0376047267498358" calcext:value-type="percentage">
            <text:p>3.76%</text:p>
          </table:table-cell>
          <table:table-cell table:style-name="ce12" table:formula="of:=AVERAGE([$'Bottom 10% share'.D57:.D60])" office:value-type="percentage" office:value="0.0305380659401751" calcext:value-type="percentage">
            <text:p>3.05%</text:p>
          </table:table-cell>
          <table:table-cell table:style-name="ce12" table:formula="of:=AVERAGE([$'Bottom 10% share'.E57:.E60])" office:value-type="percentage" office:value="0.0485610300296289" calcext:value-type="percentage">
            <text:p>4.86%</text:p>
          </table:table-cell>
          <table:table-cell table:style-name="ce12" table:formula="of:=AVERAGE([$'Bottom 10% share'.B57:.B60])" office:value-type="percentage" office:value="0.0383697081802257" calcext:value-type="percentage">
            <text:p>3.84%</text:p>
          </table:table-cell>
          <table:table-cell table:style-name="ce3" table:formula="of:=[.F17]+1" office:value-type="float" office:value="2028" calcext:value-type="float">
            <text:p>2028</text:p>
          </table:table-cell>
          <table:table-cell table:style-name="ce12" table:formula="of:=AVERAGE([$'Bottom 10% share'.H57:.H60])" office:value-type="percentage" office:value="0.0358847484039452" calcext:value-type="percentage">
            <text:p>3.59%</text:p>
          </table:table-cell>
          <table:table-cell table:style-name="ce12" table:formula="of:=AVERAGE([$'Bottom 10% share'.I57:.I60])" office:value-type="percentage" office:value="0.029625350014213" calcext:value-type="percentage">
            <text:p>2.96%</text:p>
          </table:table-cell>
          <table:table-cell table:style-name="ce12" table:formula="of:=AVERAGE([$'Bottom 10% share'.J57:.J60])" office:value-type="percentage" office:value="0.0484851744064421" calcext:value-type="percentage">
            <text:p>4.85%</text:p>
          </table:table-cell>
          <table:table-cell table:style-name="ce12" table:formula="of:=AVERAGE([$'Bottom 10% share'.G57:.G60])" office:value-type="percentage" office:value="0.0384961594195363" calcext:value-type="percentage">
            <text:p>3.85%</text:p>
          </table:table-cell>
          <table:table-cell table:style-name="ce3" table:formula="of:=[.K17]+1" office:value-type="float" office:value="2028" calcext:value-type="float">
            <text:p>2028</text:p>
          </table:table-cell>
          <table:table-cell table:style-name="ce12" table:formula="of:=AVERAGE([$'Bottom 10% share'.M57:.M60])" office:value-type="percentage" office:value="0.0388696143522609" calcext:value-type="percentage">
            <text:p>3.89%</text:p>
          </table:table-cell>
          <table:table-cell table:style-name="ce12" table:formula="of:=AVERAGE([$'Bottom 10% share'.N57:.N60])" office:value-type="percentage" office:value="0.0305798648242575" calcext:value-type="percentage">
            <text:p>3.06%</text:p>
          </table:table-cell>
          <table:table-cell table:style-name="ce12" table:formula="of:=AVERAGE([$'Bottom 10% share'.O57:.O60])" office:value-type="percentage" office:value="0.0518276966446564" calcext:value-type="percentage">
            <text:p>5.18%</text:p>
          </table:table-cell>
          <table:table-cell table:style-name="ce12" table:formula="of:=AVERAGE([$'Bottom 10% share'.L57:.L60])" office:value-type="percentage" office:value="0.0392441274853823" calcext:value-type="percentage">
            <text:p>3.92%</text:p>
          </table:table-cell>
          <table:table-cell table:number-columns-repeated="4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style-name="ce12" table:formula="of:=AVERAGE([$'Bottom 10% share'.C61:.C64])" office:value-type="percentage" office:value="0.0382170615503817" calcext:value-type="percentage">
            <text:p>3.82%</text:p>
          </table:table-cell>
          <table:table-cell table:style-name="ce12" table:formula="of:=AVERAGE([$'Bottom 10% share'.D61:.D64])" office:value-type="percentage" office:value="0.0292636437684101" calcext:value-type="percentage">
            <text:p>2.93%</text:p>
          </table:table-cell>
          <table:table-cell table:style-name="ce12" table:formula="of:=AVERAGE([$'Bottom 10% share'.E61:.E64])" office:value-type="percentage" office:value="0.0493621496869672" calcext:value-type="percentage">
            <text:p>4.94%</text:p>
          </table:table-cell>
          <table:table-cell table:style-name="ce12" table:formula="of:=AVERAGE([$'Bottom 10% share'.B61:.B64])" office:value-type="percentage" office:value="0.0372715356125978" calcext:value-type="percentage">
            <text:p>3.73%</text:p>
          </table:table-cell>
          <table:table-cell table:style-name="ce3" table:formula="of:=[.F18]+1" office:value-type="float" office:value="2029" calcext:value-type="float">
            <text:p>2029</text:p>
          </table:table-cell>
          <table:table-cell table:style-name="ce12" table:formula="of:=AVERAGE([$'Bottom 10% share'.H61:.H64])" office:value-type="percentage" office:value="0.0330810736456192" calcext:value-type="percentage">
            <text:p>3.31%</text:p>
          </table:table-cell>
          <table:table-cell table:style-name="ce12" table:formula="of:=AVERAGE([$'Bottom 10% share'.I61:.I64])" office:value-type="percentage" office:value="0.0267697826450009" calcext:value-type="percentage">
            <text:p>2.68%</text:p>
          </table:table-cell>
          <table:table-cell table:style-name="ce12" table:formula="of:=AVERAGE([$'Bottom 10% share'.J61:.J64])" office:value-type="percentage" office:value="0.044046336031895" calcext:value-type="percentage">
            <text:p>4.40%</text:p>
          </table:table-cell>
          <table:table-cell table:style-name="ce12" table:formula="of:=AVERAGE([$'Bottom 10% share'.G61:.G64])" office:value-type="percentage" office:value="0.0345189047952099" calcext:value-type="percentage">
            <text:p>3.45%</text:p>
          </table:table-cell>
          <table:table-cell table:style-name="ce3" table:formula="of:=[.K18]+1" office:value-type="float" office:value="2029" calcext:value-type="float">
            <text:p>2029</text:p>
          </table:table-cell>
          <table:table-cell table:style-name="ce12" table:formula="of:=AVERAGE([$'Bottom 10% share'.M61:.M64])" office:value-type="percentage" office:value="0.0415034696954258" calcext:value-type="percentage">
            <text:p>4.15%</text:p>
          </table:table-cell>
          <table:table-cell table:style-name="ce12" table:formula="of:=AVERAGE([$'Bottom 10% share'.N61:.N64])" office:value-type="percentage" office:value="0.0318009363432427" calcext:value-type="percentage">
            <text:p>3.18%</text:p>
          </table:table-cell>
          <table:table-cell table:style-name="ce12" table:formula="of:=AVERAGE([$'Bottom 10% share'.O61:.O64])" office:value-type="percentage" office:value="0.0519644967992127" calcext:value-type="percentage">
            <text:p>5.20%</text:p>
          </table:table-cell>
          <table:table-cell table:style-name="ce12" table:formula="of:=AVERAGE([$'Bottom 10% share'.L61:.L64])" office:value-type="percentage" office:value="0.0388417023485606" calcext:value-type="percentage">
            <text:p>3.88%</text:p>
          </table:table-cell>
          <table:table-cell table:number-columns-repeated="4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style-name="ce12" table:formula="of:=AVERAGE([$'Bottom 10% share'.C65:.C68])" office:value-type="percentage" office:value="0.0382838087295198" calcext:value-type="percentage">
            <text:p>3.83%</text:p>
          </table:table-cell>
          <table:table-cell table:style-name="ce12" table:formula="of:=AVERAGE([$'Bottom 10% share'.D65:.D68])" office:value-type="percentage" office:value="0.0293636750957657" calcext:value-type="percentage">
            <text:p>2.94%</text:p>
          </table:table-cell>
          <table:table-cell table:style-name="ce12" table:formula="of:=AVERAGE([$'Bottom 10% share'.E65:.E68])" office:value-type="percentage" office:value="0.0465654936852497" calcext:value-type="percentage">
            <text:p>4.66%</text:p>
          </table:table-cell>
          <table:table-cell table:style-name="ce12" table:formula="of:=AVERAGE([$'Bottom 10% share'.B65:.B68])" office:value-type="percentage" office:value="0.0353135543873168" calcext:value-type="percentage">
            <text:p>3.53%</text:p>
          </table:table-cell>
          <table:table-cell table:style-name="ce3" table:formula="of:=[.F19]+1" office:value-type="float" office:value="2030" calcext:value-type="float">
            <text:p>2030</text:p>
          </table:table-cell>
          <table:table-cell table:style-name="ce12" table:formula="of:=AVERAGE([$'Bottom 10% share'.H65:.H68])" office:value-type="percentage" office:value="0.0346406656608652" calcext:value-type="percentage">
            <text:p>3.46%</text:p>
          </table:table-cell>
          <table:table-cell table:style-name="ce12" table:formula="of:=AVERAGE([$'Bottom 10% share'.I65:.I68])" office:value-type="percentage" office:value="0.0268005476430942" calcext:value-type="percentage">
            <text:p>2.68%</text:p>
          </table:table-cell>
          <table:table-cell table:style-name="ce12" table:formula="of:=AVERAGE([$'Bottom 10% share'.J65:.J68])" office:value-type="percentage" office:value="0.0463354206321654" calcext:value-type="percentage">
            <text:p>4.63%</text:p>
          </table:table-cell>
          <table:table-cell table:style-name="ce12" table:formula="of:=AVERAGE([$'Bottom 10% share'.G65:.G68])" office:value-type="percentage" office:value="0.0350470374820619" calcext:value-type="percentage">
            <text:p>3.50%</text:p>
          </table:table-cell>
          <table:table-cell table:style-name="ce3" table:formula="of:=[.K19]+1" office:value-type="float" office:value="2030" calcext:value-type="float">
            <text:p>2030</text:p>
          </table:table-cell>
          <table:table-cell table:style-name="ce12" table:formula="of:=AVERAGE([$'Bottom 10% share'.M65:.M68])" office:value-type="percentage" office:value="0.039896101681954" calcext:value-type="percentage">
            <text:p>3.99%</text:p>
          </table:table-cell>
          <table:table-cell table:style-name="ce12" table:formula="of:=AVERAGE([$'Bottom 10% share'.N65:.N68])" office:value-type="percentage" office:value="0.0316940218732503" calcext:value-type="percentage">
            <text:p>3.17%</text:p>
          </table:table-cell>
          <table:table-cell table:style-name="ce12" table:formula="of:=AVERAGE([$'Bottom 10% share'.O65:.O68])" office:value-type="percentage" office:value="0.0508689941771448" calcext:value-type="percentage">
            <text:p>5.09%</text:p>
          </table:table-cell>
          <table:table-cell table:style-name="ce12" table:formula="of:=AVERAGE([$'Bottom 10% share'.L65:.L68])" office:value-type="percentage" office:value="0.038998389109531" calcext:value-type="percentage">
            <text:p>3.90%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style-name="ce12" table:formula="of:=AVERAGE([$'Bottom 10% share'.C69:.C72])" office:value-type="percentage" office:value="0.0385962961146715" calcext:value-type="percentage">
            <text:p>3.86%</text:p>
          </table:table-cell>
          <table:table-cell table:style-name="ce12" table:formula="of:=AVERAGE([$'Bottom 10% share'.D69:.D72])" office:value-type="percentage" office:value="0.029985022176219" calcext:value-type="percentage">
            <text:p>3.00%</text:p>
          </table:table-cell>
          <table:table-cell table:style-name="ce12" table:formula="of:=AVERAGE([$'Bottom 10% share'.E69:.E72])" office:value-type="percentage" office:value="0.0465568187625822" calcext:value-type="percentage">
            <text:p>4.66%</text:p>
          </table:table-cell>
          <table:table-cell table:style-name="ce12" table:formula="of:=AVERAGE([$'Bottom 10% share'.B69:.B72])" office:value-type="percentage" office:value="0.0356863900617336" calcext:value-type="percentage">
            <text:p>3.57%</text:p>
          </table:table-cell>
          <table:table-cell table:style-name="ce3" table:formula="of:=[.F20]+1" office:value-type="float" office:value="2031" calcext:value-type="float">
            <text:p>2031</text:p>
          </table:table-cell>
          <table:table-cell table:style-name="ce12" table:formula="of:=AVERAGE([$'Bottom 10% share'.H69:.H72])" office:value-type="percentage" office:value="0.0348723137702366" calcext:value-type="percentage">
            <text:p>3.49%</text:p>
          </table:table-cell>
          <table:table-cell table:style-name="ce12" table:formula="of:=AVERAGE([$'Bottom 10% share'.I69:.I72])" office:value-type="percentage" office:value="0.0266863044852448" calcext:value-type="percentage">
            <text:p>2.67%</text:p>
          </table:table-cell>
          <table:table-cell table:style-name="ce12" table:formula="of:=AVERAGE([$'Bottom 10% share'.J69:.J72])" office:value-type="percentage" office:value="0.0433637264601721" calcext:value-type="percentage">
            <text:p>4.34%</text:p>
          </table:table-cell>
          <table:table-cell table:style-name="ce12" table:formula="of:=AVERAGE([$'Bottom 10% share'.G69:.G72])" office:value-type="percentage" office:value="0.0326890310718375" calcext:value-type="percentage">
            <text:p>3.27%</text:p>
          </table:table-cell>
          <table:table-cell table:style-name="ce3" table:formula="of:=[.K20]+1" office:value-type="float" office:value="2031" calcext:value-type="float">
            <text:p>2031</text:p>
          </table:table-cell>
          <table:table-cell table:style-name="ce12" table:formula="of:=AVERAGE([$'Bottom 10% share'.M69:.M72])" office:value-type="percentage" office:value="0.0410179349258996" calcext:value-type="percentage">
            <text:p>4.10%</text:p>
          </table:table-cell>
          <table:table-cell table:style-name="ce12" table:formula="of:=AVERAGE([$'Bottom 10% share'.N69:.N72])" office:value-type="percentage" office:value="0.0320895663599265" calcext:value-type="percentage">
            <text:p>3.21%</text:p>
          </table:table-cell>
          <table:table-cell table:style-name="ce12" table:formula="of:=AVERAGE([$'Bottom 10% share'.O69:.O72])" office:value-type="percentage" office:value="0.0497796334728727" calcext:value-type="percentage">
            <text:p>4.98%</text:p>
          </table:table-cell>
          <table:table-cell table:style-name="ce12" table:formula="of:=AVERAGE([$'Bottom 10% share'.L69:.L72])" office:value-type="percentage" office:value="0.0378911353712749" calcext:value-type="percentage">
            <text:p>3.79%</text:p>
          </table:table-cell>
          <table:table-cell table:number-columns-repeated="4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style-name="ce12" table:formula="of:=AVERAGE([$'Bottom 10% share'.C73:.C76])" office:value-type="percentage" office:value="0.0405389317444578" calcext:value-type="percentage">
            <text:p>4.05%</text:p>
          </table:table-cell>
          <table:table-cell table:style-name="ce12" table:formula="of:=AVERAGE([$'Bottom 10% share'.D73:.D76])" office:value-type="percentage" office:value="0.0307604482296545" calcext:value-type="percentage">
            <text:p>3.08%</text:p>
          </table:table-cell>
          <table:table-cell table:style-name="ce12" table:formula="of:=AVERAGE([$'Bottom 10% share'.E73:.E76])" office:value-type="percentage" office:value="0.0473261222503339" calcext:value-type="percentage">
            <text:p>4.73%</text:p>
          </table:table-cell>
          <table:table-cell table:style-name="ce12" table:formula="of:=AVERAGE([$'Bottom 10% share'.B73:.B76])" office:value-type="percentage" office:value="0.0356293675100005" calcext:value-type="percentage">
            <text:p>3.56%</text:p>
          </table:table-cell>
          <table:table-cell table:style-name="ce3" table:formula="of:=[.F21]+1" office:value-type="float" office:value="2032" calcext:value-type="float">
            <text:p>2032</text:p>
          </table:table-cell>
          <table:table-cell table:style-name="ce12" table:formula="of:=AVERAGE([$'Bottom 10% share'.H73:.H76])" office:value-type="percentage" office:value="0.0353086202638126" calcext:value-type="percentage">
            <text:p>3.53%</text:p>
          </table:table-cell>
          <table:table-cell table:style-name="ce12" table:formula="of:=AVERAGE([$'Bottom 10% share'.I73:.I76])" office:value-type="percentage" office:value="0.0284501458789281" calcext:value-type="percentage">
            <text:p>2.85%</text:p>
          </table:table-cell>
          <table:table-cell table:style-name="ce12" table:formula="of:=AVERAGE([$'Bottom 10% share'.J73:.J76])" office:value-type="percentage" office:value="0.0421379220610599" calcext:value-type="percentage">
            <text:p>4.21%</text:p>
          </table:table-cell>
          <table:table-cell table:style-name="ce12" table:formula="of:=AVERAGE([$'Bottom 10% share'.G73:.G76])" office:value-type="percentage" office:value="0.0332475824134197" calcext:value-type="percentage">
            <text:p>3.32%</text:p>
          </table:table-cell>
          <table:table-cell table:style-name="ce3" table:formula="of:=[.K21]+1" office:value-type="float" office:value="2032" calcext:value-type="float">
            <text:p>2032</text:p>
          </table:table-cell>
          <table:table-cell table:style-name="ce12" table:formula="of:=AVERAGE([$'Bottom 10% share'.M73:.M76])" office:value-type="percentage" office:value="0.0428740025376738" calcext:value-type="percentage">
            <text:p>4.29%</text:p>
          </table:table-cell>
          <table:table-cell table:style-name="ce12" table:formula="of:=AVERAGE([$'Bottom 10% share'.N73:.N76])" office:value-type="percentage" office:value="0.0319118979303598" calcext:value-type="percentage">
            <text:p>3.19%</text:p>
          </table:table-cell>
          <table:table-cell table:style-name="ce12" table:formula="of:=AVERAGE([$'Bottom 10% share'.O73:.O76])" office:value-type="percentage" office:value="0.0504147407482109" calcext:value-type="percentage">
            <text:p>5.04%</text:p>
          </table:table-cell>
          <table:table-cell table:style-name="ce12" table:formula="of:=AVERAGE([$'Bottom 10% share'.L73:.L76])" office:value-type="percentage" office:value="0.0368848459423195" calcext:value-type="percentage">
            <text:p>3.69%</text:p>
          </table:table-cell>
          <table:table-cell table:number-columns-repeated="4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style-name="ce12" table:formula="of:=AVERAGE([$'Bottom 10% share'.C77:.C80])" office:value-type="percentage" office:value="0.0401201377416934" calcext:value-type="percentage">
            <text:p>4.01%</text:p>
          </table:table-cell>
          <table:table-cell table:style-name="ce12" table:formula="of:=AVERAGE([$'Bottom 10% share'.D77:.D80])" office:value-type="percentage" office:value="0.0304070840538657" calcext:value-type="percentage">
            <text:p>3.04%</text:p>
          </table:table-cell>
          <table:table-cell table:style-name="ce12" table:formula="of:=AVERAGE([$'Bottom 10% share'.E77:.E80])" office:value-type="percentage" office:value="0.047684735263236" calcext:value-type="percentage">
            <text:p>4.77%</text:p>
          </table:table-cell>
          <table:table-cell table:style-name="ce12" table:formula="of:=AVERAGE([$'Bottom 10% share'.B77:.B80])" office:value-type="percentage" office:value="0.03578894809978" calcext:value-type="percentage">
            <text:p>3.58%</text:p>
          </table:table-cell>
          <table:table-cell table:style-name="ce3" table:formula="of:=[.F22]+1" office:value-type="float" office:value="2033" calcext:value-type="float">
            <text:p>2033</text:p>
          </table:table-cell>
          <table:table-cell table:style-name="ce12" table:formula="of:=AVERAGE([$'Bottom 10% share'.H77:.H80])" office:value-type="percentage" office:value="0.036362239241219" calcext:value-type="percentage">
            <text:p>3.64%</text:p>
          </table:table-cell>
          <table:table-cell table:style-name="ce12" table:formula="of:=AVERAGE([$'Bottom 10% share'.I77:.I80])" office:value-type="percentage" office:value="0.0269442855042041" calcext:value-type="percentage">
            <text:p>2.69%</text:p>
          </table:table-cell>
          <table:table-cell table:style-name="ce12" table:formula="of:=AVERAGE([$'Bottom 10% share'.J77:.J80])" office:value-type="percentage" office:value="0.0421591833877151" calcext:value-type="percentage">
            <text:p>4.22%</text:p>
          </table:table-cell>
          <table:table-cell table:style-name="ce12" table:formula="of:=AVERAGE([$'Bottom 10% share'.G77:.G80])" office:value-type="percentage" office:value="0.0310707481368183" calcext:value-type="percentage">
            <text:p>3.11%</text:p>
          </table:table-cell>
          <table:table-cell table:style-name="ce3" table:formula="of:=[.K22]+1" office:value-type="float" office:value="2033" calcext:value-type="float">
            <text:p>2033</text:p>
          </table:table-cell>
          <table:table-cell table:style-name="ce12" table:formula="of:=AVERAGE([$'Bottom 10% share'.M77:.M80])" office:value-type="percentage" office:value="0.0453650523822275" calcext:value-type="percentage">
            <text:p>4.54%</text:p>
          </table:table-cell>
          <table:table-cell table:style-name="ce12" table:formula="of:=AVERAGE([$'Bottom 10% share'.N77:.N80])" office:value-type="percentage" office:value="0.03434574812511" calcext:value-type="percentage">
            <text:p>3.43%</text:p>
          </table:table-cell>
          <table:table-cell table:style-name="ce12" table:formula="of:=AVERAGE([$'Bottom 10% share'.O77:.O80])" office:value-type="percentage" office:value="0.0542805420875213" calcext:value-type="percentage">
            <text:p>5.43%</text:p>
          </table:table-cell>
          <table:table-cell table:style-name="ce12" table:formula="of:=AVERAGE([$'Bottom 10% share'.L77:.L80])" office:value-type="percentage" office:value="0.0400431716071045" calcext:value-type="percentage">
            <text:p>4.00%</text:p>
          </table:table-cell>
          <table:table-cell table:number-columns-repeated="4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style-name="ce12" table:formula="of:=AVERAGE([$'Bottom 10% share'.C81:.C84])" office:value-type="percentage" office:value="0.0412946500043402" calcext:value-type="percentage">
            <text:p>4.13%</text:p>
          </table:table-cell>
          <table:table-cell table:style-name="ce12" table:formula="of:=AVERAGE([$'Bottom 10% share'.D81:.D84])" office:value-type="percentage" office:value="0.0304045109366775" calcext:value-type="percentage">
            <text:p>3.04%</text:p>
          </table:table-cell>
          <table:table-cell table:style-name="ce12" table:formula="of:=AVERAGE([$'Bottom 10% share'.E81:.E84])" office:value-type="percentage" office:value="0.0459205018332594" calcext:value-type="percentage">
            <text:p>4.59%</text:p>
          </table:table-cell>
          <table:table-cell table:style-name="ce12" table:formula="of:=AVERAGE([$'Bottom 10% share'.B81:.B84])" office:value-type="percentage" office:value="0.0337243361669536" calcext:value-type="percentage">
            <text:p>3.37%</text:p>
          </table:table-cell>
          <table:table-cell table:style-name="ce3" table:formula="of:=[.F23]+1" office:value-type="float" office:value="2034" calcext:value-type="float">
            <text:p>2034</text:p>
          </table:table-cell>
          <table:table-cell table:style-name="ce12" table:formula="of:=AVERAGE([$'Bottom 10% share'.H81:.H84])" office:value-type="percentage" office:value="0.0428034468869184" calcext:value-type="percentage">
            <text:p>4.28%</text:p>
          </table:table-cell>
          <table:table-cell table:style-name="ce12" table:formula="of:=AVERAGE([$'Bottom 10% share'.I81:.I84])" office:value-type="percentage" office:value="0.0324722146205573" calcext:value-type="percentage">
            <text:p>3.25%</text:p>
          </table:table-cell>
          <table:table-cell table:style-name="ce12" table:formula="of:=AVERAGE([$'Bottom 10% share'.J81:.J84])" office:value-type="percentage" office:value="0.0496929596362514" calcext:value-type="percentage">
            <text:p>4.97%</text:p>
          </table:table-cell>
          <table:table-cell table:style-name="ce12" table:formula="of:=AVERAGE([$'Bottom 10% share'.G81:.G84])" office:value-type="percentage" office:value="0.0373729601801259" calcext:value-type="percentage">
            <text:p>3.74%</text:p>
          </table:table-cell>
          <table:table-cell table:style-name="ce3" table:formula="of:=[.K23]+1" office:value-type="float" office:value="2034" calcext:value-type="float">
            <text:p>2034</text:p>
          </table:table-cell>
          <table:table-cell table:style-name="ce12" table:formula="of:=AVERAGE([$'Bottom 10% share'.M81:.M84])" office:value-type="percentage" office:value="0.0508298251430465" calcext:value-type="percentage">
            <text:p>5.08%</text:p>
          </table:table-cell>
          <table:table-cell table:style-name="ce12" table:formula="of:=AVERAGE([$'Bottom 10% share'.N81:.N84])" office:value-type="percentage" office:value="0.0370652242342077" calcext:value-type="percentage">
            <text:p>3.71%</text:p>
          </table:table-cell>
          <table:table-cell table:style-name="ce12" table:formula="of:=AVERAGE([$'Bottom 10% share'.O81:.O84])" office:value-type="percentage" office:value="0.0587032375262731" calcext:value-type="percentage">
            <text:p>5.87%</text:p>
          </table:table-cell>
          <table:table-cell table:style-name="ce12" table:formula="of:=AVERAGE([$'Bottom 10% share'.L81:.L84])" office:value-type="percentage" office:value="0.0420644682443413" calcext:value-type="percentage">
            <text:p>4.21%</text:p>
          </table:table-cell>
          <table:table-cell table:number-columns-repeated="4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style-name="ce12" table:formula="of:=AVERAGE([$'Bottom 10% share'.C85:.C88])" office:value-type="percentage" office:value="0.041629055951596" calcext:value-type="percentage">
            <text:p>4.16%</text:p>
          </table:table-cell>
          <table:table-cell table:style-name="ce12" table:formula="of:=AVERAGE([$'Bottom 10% share'.D85:.D88])" office:value-type="percentage" office:value="0.0318321785455959" calcext:value-type="percentage">
            <text:p>3.18%</text:p>
          </table:table-cell>
          <table:table-cell table:style-name="ce12" table:formula="of:=AVERAGE([$'Bottom 10% share'.E85:.E88])" office:value-type="percentage" office:value="0.0462087464155166" calcext:value-type="percentage">
            <text:p>4.62%</text:p>
          </table:table-cell>
          <table:table-cell table:style-name="ce12" table:formula="of:=AVERAGE([$'Bottom 10% share'.B85:.B88])" office:value-type="percentage" office:value="0.035130350886074" calcext:value-type="percentage">
            <text:p>3.51%</text:p>
          </table:table-cell>
          <table:table-cell table:style-name="ce3" table:formula="of:=[.F24]+1" office:value-type="float" office:value="2035" calcext:value-type="float">
            <text:p>2035</text:p>
          </table:table-cell>
          <table:table-cell table:style-name="ce12" table:formula="of:=AVERAGE([$'Bottom 10% share'.H85:.H88])" office:value-type="percentage" office:value="0.0406259240917074" calcext:value-type="percentage">
            <text:p>4.06%</text:p>
          </table:table-cell>
          <table:table-cell table:style-name="ce12" table:formula="of:=AVERAGE([$'Bottom 10% share'.I85:.I88])" office:value-type="percentage" office:value="0.0329376205531419" calcext:value-type="percentage">
            <text:p>3.29%</text:p>
          </table:table-cell>
          <table:table-cell table:style-name="ce12" table:formula="of:=AVERAGE([$'Bottom 10% share'.J85:.J88])" office:value-type="percentage" office:value="0.0468586525986856" calcext:value-type="percentage">
            <text:p>4.69%</text:p>
          </table:table-cell>
          <table:table-cell table:style-name="ce12" table:formula="of:=AVERAGE([$'Bottom 10% share'.G85:.G88])" office:value-type="percentage" office:value="0.0373461719935433" calcext:value-type="percentage">
            <text:p>3.73%</text:p>
          </table:table-cell>
          <table:table-cell table:style-name="ce3" table:formula="of:=[.K24]+1" office:value-type="float" office:value="2035" calcext:value-type="float">
            <text:p>2035</text:p>
          </table:table-cell>
          <table:table-cell table:style-name="ce12" table:formula="of:=AVERAGE([$'Bottom 10% share'.M85:.M88])" office:value-type="percentage" office:value="0.0451119179764902" calcext:value-type="percentage">
            <text:p>4.51%</text:p>
          </table:table-cell>
          <table:table-cell table:style-name="ce12" table:formula="of:=AVERAGE([$'Bottom 10% share'.N85:.N88])" office:value-type="percentage" office:value="0.0340613176682014" calcext:value-type="percentage">
            <text:p>3.41%</text:p>
          </table:table-cell>
          <table:table-cell table:style-name="ce12" table:formula="of:=AVERAGE([$'Bottom 10% share'.O85:.O88])" office:value-type="percentage" office:value="0.0506886439041862" calcext:value-type="percentage">
            <text:p>5.07%</text:p>
          </table:table-cell>
          <table:table-cell table:style-name="ce12" table:formula="of:=AVERAGE([$'Bottom 10% share'.L85:.L88])" office:value-type="percentage" office:value="0.0376066506836445" calcext:value-type="percentage">
            <text:p>3.76%</text:p>
          </table:table-cell>
          <table:table-cell table:number-columns-repeated="4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style-name="ce12" table:formula="of:=AVERAGE([$'Bottom 10% share'.C89:.C92])" office:value-type="percentage" office:value="0.0489501344455613" calcext:value-type="percentage">
            <text:p>4.90%</text:p>
          </table:table-cell>
          <table:table-cell table:style-name="ce12" table:formula="of:=AVERAGE([$'Bottom 10% share'.D89:.D92])" office:value-type="percentage" office:value="0.0373776625204486" calcext:value-type="percentage">
            <text:p>3.74%</text:p>
          </table:table-cell>
          <table:table-cell table:style-name="ce12" table:formula="of:=AVERAGE([$'Bottom 10% share'.E89:.E92])" office:value-type="percentage" office:value="0.05396549809394" calcext:value-type="percentage">
            <text:p>5.40%</text:p>
          </table:table-cell>
          <table:table-cell table:style-name="ce12" table:formula="of:=AVERAGE([$'Bottom 10% share'.B89:.B92])" office:value-type="percentage" office:value="0.0409836207989258" calcext:value-type="percentage">
            <text:p>4.10%</text:p>
          </table:table-cell>
          <table:table-cell table:style-name="ce3" table:formula="of:=[.F25]+1" office:value-type="float" office:value="2036" calcext:value-type="float">
            <text:p>2036</text:p>
          </table:table-cell>
          <table:table-cell table:style-name="ce12" table:formula="of:=AVERAGE([$'Bottom 10% share'.H89:.H92])" office:value-type="percentage" office:value="0.0414593904142842" calcext:value-type="percentage">
            <text:p>4.15%</text:p>
          </table:table-cell>
          <table:table-cell table:style-name="ce12" table:formula="of:=AVERAGE([$'Bottom 10% share'.I89:.I92])" office:value-type="percentage" office:value="0.0336059286281033" calcext:value-type="percentage">
            <text:p>3.36%</text:p>
          </table:table-cell>
          <table:table-cell table:style-name="ce12" table:formula="of:=AVERAGE([$'Bottom 10% share'.J89:.J92])" office:value-type="percentage" office:value="0.0454608351126506" calcext:value-type="percentage">
            <text:p>4.55%</text:p>
          </table:table-cell>
          <table:table-cell table:style-name="ce12" table:formula="of:=AVERAGE([$'Bottom 10% share'.G89:.G92])" office:value-type="percentage" office:value="0.0364558914807716" calcext:value-type="percentage">
            <text:p>3.65%</text:p>
          </table:table-cell>
          <table:table-cell table:style-name="ce3" table:formula="of:=[.K25]+1" office:value-type="float" office:value="2036" calcext:value-type="float">
            <text:p>2036</text:p>
          </table:table-cell>
          <table:table-cell table:style-name="ce12" table:formula="of:=AVERAGE([$'Bottom 10% share'.M89:.M92])" office:value-type="percentage" office:value="0.0467261998948903" calcext:value-type="percentage">
            <text:p>4.67%</text:p>
          </table:table-cell>
          <table:table-cell table:style-name="ce12" table:formula="of:=AVERAGE([$'Bottom 10% share'.N89:.N92])" office:value-type="percentage" office:value="0.0355574622028875" calcext:value-type="percentage">
            <text:p>3.56%</text:p>
          </table:table-cell>
          <table:table-cell table:style-name="ce12" table:formula="of:=AVERAGE([$'Bottom 10% share'.O89:.O92])" office:value-type="percentage" office:value="0.0523491068201394" calcext:value-type="percentage">
            <text:p>5.23%</text:p>
          </table:table-cell>
          <table:table-cell table:style-name="ce12" table:formula="of:=AVERAGE([$'Bottom 10% share'.L89:.L92])" office:value-type="percentage" office:value="0.0391293490530604" calcext:value-type="percentage">
            <text:p>3.91%</text:p>
          </table:table-cell>
          <table:table-cell table:number-columns-repeated="4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style-name="ce12" table:formula="of:=AVERAGE([$'Bottom 10% share'.C93:.C96])" office:value-type="percentage" office:value="0.0444383970753186" calcext:value-type="percentage">
            <text:p>4.44%</text:p>
          </table:table-cell>
          <table:table-cell table:style-name="ce12" table:formula="of:=AVERAGE([$'Bottom 10% share'.D93:.D96])" office:value-type="percentage" office:value="0.0333785073488688" calcext:value-type="percentage">
            <text:p>3.34%</text:p>
          </table:table-cell>
          <table:table-cell table:style-name="ce12" table:formula="of:=AVERAGE([$'Bottom 10% share'.E93:.E96])" office:value-type="percentage" office:value="0.0494972444902776" calcext:value-type="percentage">
            <text:p>4.95%</text:p>
          </table:table-cell>
          <table:table-cell table:style-name="ce12" table:formula="of:=AVERAGE([$'Bottom 10% share'.B93:.B96])" office:value-type="percentage" office:value="0.0369454125208044" calcext:value-type="percentage">
            <text:p>3.69%</text:p>
          </table:table-cell>
          <table:table-cell table:style-name="ce3" table:formula="of:=[.F26]+1" office:value-type="float" office:value="2037" calcext:value-type="float">
            <text:p>2037</text:p>
          </table:table-cell>
          <table:table-cell table:style-name="ce12" table:formula="of:=AVERAGE([$'Bottom 10% share'.H93:.H96])" office:value-type="percentage" office:value="0.0330510317046482" calcext:value-type="percentage">
            <text:p>3.31%</text:p>
          </table:table-cell>
          <table:table-cell table:style-name="ce12" table:formula="of:=AVERAGE([$'Bottom 10% share'.I93:.I96])" office:value-type="percentage" office:value="0.0277243451298922" calcext:value-type="percentage">
            <text:p>2.77%</text:p>
          </table:table-cell>
          <table:table-cell table:style-name="ce12" table:formula="of:=AVERAGE([$'Bottom 10% share'.J93:.J96])" office:value-type="percentage" office:value="0.0374093662507964" calcext:value-type="percentage">
            <text:p>3.74%</text:p>
          </table:table-cell>
          <table:table-cell table:style-name="ce12" table:formula="of:=AVERAGE([$'Bottom 10% share'.G93:.G96])" office:value-type="percentage" office:value="0.0307413420912203" calcext:value-type="percentage">
            <text:p>3.07%</text:p>
          </table:table-cell>
          <table:table-cell table:style-name="ce3" table:formula="of:=[.K26]+1" office:value-type="float" office:value="2037" calcext:value-type="float">
            <text:p>2037</text:p>
          </table:table-cell>
          <table:table-cell table:style-name="ce12" table:formula="of:=AVERAGE([$'Bottom 10% share'.M93:.M96])" office:value-type="percentage" office:value="0.0449782061905668" calcext:value-type="percentage">
            <text:p>4.50%</text:p>
          </table:table-cell>
          <table:table-cell table:style-name="ce12" table:formula="of:=AVERAGE([$'Bottom 10% share'.N93:.N96])" office:value-type="percentage" office:value="0.0339220388625558" calcext:value-type="percentage">
            <text:p>3.39%</text:p>
          </table:table-cell>
          <table:table-cell table:style-name="ce12" table:formula="of:=AVERAGE([$'Bottom 10% share'.O93:.O96])" office:value-type="percentage" office:value="0.0510245811655907" calcext:value-type="percentage">
            <text:p>5.10%</text:p>
          </table:table-cell>
          <table:table-cell table:style-name="ce12" table:formula="of:=AVERAGE([$'Bottom 10% share'.L93:.L96])" office:value-type="percentage" office:value="0.0377571943474866" calcext:value-type="percentage">
            <text:p>3.78%</text:p>
          </table:table-cell>
          <table:table-cell table:number-columns-repeated="4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style-name="ce12" table:formula="of:=AVERAGE([$'Bottom 10% share'.C97:.C100])" office:value-type="percentage" office:value="0.0405680793267096" calcext:value-type="percentage">
            <text:p>4.06%</text:p>
          </table:table-cell>
          <table:table-cell table:style-name="ce12" table:formula="of:=AVERAGE([$'Bottom 10% share'.D97:.D100])" office:value-type="percentage" office:value="0.0312839597622272" calcext:value-type="percentage">
            <text:p>3.13%</text:p>
          </table:table-cell>
          <table:table-cell table:style-name="ce12" table:formula="of:=AVERAGE([$'Bottom 10% share'.E97:.E100])" office:value-type="percentage" office:value="0.0444970364614649" calcext:value-type="percentage">
            <text:p>4.45%</text:p>
          </table:table-cell>
          <table:table-cell table:style-name="ce12" table:formula="of:=AVERAGE([$'Bottom 10% share'.B97:.B100])" office:value-type="percentage" office:value="0.0340293518258334" calcext:value-type="percentage">
            <text:p>3.40%</text:p>
          </table:table-cell>
          <table:table-cell table:style-name="ce3" table:formula="of:=[.F27]+1" office:value-type="float" office:value="2038" calcext:value-type="float">
            <text:p>2038</text:p>
          </table:table-cell>
          <table:table-cell table:style-name="ce12" table:formula="of:=AVERAGE([$'Bottom 10% share'.H97:.H100])" office:value-type="percentage" office:value="0.0414329248679938" calcext:value-type="percentage">
            <text:p>4.14%</text:p>
          </table:table-cell>
          <table:table-cell table:style-name="ce12" table:formula="of:=AVERAGE([$'Bottom 10% share'.I97:.I100])" office:value-type="percentage" office:value="0.0333164576890796" calcext:value-type="percentage">
            <text:p>3.33%</text:p>
          </table:table-cell>
          <table:table-cell table:style-name="ce12" table:formula="of:=AVERAGE([$'Bottom 10% share'.J97:.J100])" office:value-type="percentage" office:value="0.0465743427426207" calcext:value-type="percentage">
            <text:p>4.66%</text:p>
          </table:table-cell>
          <table:table-cell table:style-name="ce12" table:formula="of:=AVERAGE([$'Bottom 10% share'.G97:.G100])" office:value-type="percentage" office:value="0.036855657539626" calcext:value-type="percentage">
            <text:p>3.69%</text:p>
          </table:table-cell>
          <table:table-cell table:style-name="ce3" table:formula="of:=[.K27]+1" office:value-type="float" office:value="2038" calcext:value-type="float">
            <text:p>2038</text:p>
          </table:table-cell>
          <table:table-cell table:style-name="ce12" table:formula="of:=AVERAGE([$'Bottom 10% share'.M97:.M100])" office:value-type="percentage" office:value="0.0497376985717498" calcext:value-type="percentage">
            <text:p>4.97%</text:p>
          </table:table-cell>
          <table:table-cell table:style-name="ce12" table:formula="of:=AVERAGE([$'Bottom 10% share'.N97:.N100])" office:value-type="percentage" office:value="0.0359068003380736" calcext:value-type="percentage">
            <text:p>3.59%</text:p>
          </table:table-cell>
          <table:table-cell table:style-name="ce12" table:formula="of:=AVERAGE([$'Bottom 10% share'.O97:.O100])" office:value-type="percentage" office:value="0.0563099296423305" calcext:value-type="percentage">
            <text:p>5.63%</text:p>
          </table:table-cell>
          <table:table-cell table:style-name="ce12" table:formula="of:=AVERAGE([$'Bottom 10% share'.L97:.L100])" office:value-type="percentage" office:value="0.0400634803858615" calcext:value-type="percentage">
            <text:p>4.01%</text:p>
          </table:table-cell>
          <table:table-cell table:number-columns-repeated="4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style-name="ce12" table:formula="of:=AVERAGE([$'Bottom 10% share'.C101:.C104])" office:value-type="percentage" office:value="0.0488563969679077" calcext:value-type="percentage">
            <text:p>4.89%</text:p>
          </table:table-cell>
          <table:table-cell table:style-name="ce12" table:formula="of:=AVERAGE([$'Bottom 10% share'.D101:.D104])" office:value-type="percentage" office:value="0.0371176383970786" calcext:value-type="percentage">
            <text:p>3.71%</text:p>
          </table:table-cell>
          <table:table-cell table:style-name="ce12" table:formula="of:=AVERAGE([$'Bottom 10% share'.E101:.E104])" office:value-type="percentage" office:value="0.0529659006388995" calcext:value-type="percentage">
            <text:p>5.30%</text:p>
          </table:table-cell>
          <table:table-cell table:style-name="ce12" table:formula="of:=AVERAGE([$'Bottom 10% share'.B101:.B104])" office:value-type="percentage" office:value="0.0398883854290565" calcext:value-type="percentage">
            <text:p>3.99%</text:p>
          </table:table-cell>
          <table:table-cell table:style-name="ce3" table:formula="of:=[.F28]+1" office:value-type="float" office:value="2039" calcext:value-type="float">
            <text:p>2039</text:p>
          </table:table-cell>
          <table:table-cell table:style-name="ce12" table:formula="of:=AVERAGE([$'Bottom 10% share'.H101:.H104])" office:value-type="percentage" office:value="0.0427933613549685" calcext:value-type="percentage">
            <text:p>4.28%</text:p>
          </table:table-cell>
          <table:table-cell table:style-name="ce12" table:formula="of:=AVERAGE([$'Bottom 10% share'.I101:.I104])" office:value-type="percentage" office:value="0.0320719837063193" calcext:value-type="percentage">
            <text:p>3.21%</text:p>
          </table:table-cell>
          <table:table-cell table:style-name="ce12" table:formula="of:=AVERAGE([$'Bottom 10% share'.J101:.J104])" office:value-type="percentage" office:value="0.0497549604281203" calcext:value-type="percentage">
            <text:p>4.98%</text:p>
          </table:table-cell>
          <table:table-cell table:style-name="ce12" table:formula="of:=AVERAGE([$'Bottom 10% share'.G101:.G104])" office:value-type="percentage" office:value="0.0368122032793218" calcext:value-type="percentage">
            <text:p>3.68%</text:p>
          </table:table-cell>
          <table:table-cell table:style-name="ce3" table:formula="of:=[.K28]+1" office:value-type="float" office:value="2039" calcext:value-type="float">
            <text:p>2039</text:p>
          </table:table-cell>
          <table:table-cell table:style-name="ce12" table:formula="of:=AVERAGE([$'Bottom 10% share'.M101:.M104])" office:value-type="percentage" office:value="0.0408016415941326" calcext:value-type="percentage">
            <text:p>4.08%</text:p>
          </table:table-cell>
          <table:table-cell table:style-name="ce12" table:formula="of:=AVERAGE([$'Bottom 10% share'.N101:.N104])" office:value-type="percentage" office:value="0.0333265314564669" calcext:value-type="percentage">
            <text:p>3.33%</text:p>
          </table:table-cell>
          <table:table-cell table:style-name="ce12" table:formula="of:=AVERAGE([$'Bottom 10% share'.O101:.O104])" office:value-type="percentage" office:value="0.0463451671666261" calcext:value-type="percentage">
            <text:p>4.63%</text:p>
          </table:table-cell>
          <table:table-cell table:style-name="ce12" table:formula="of:=AVERAGE([$'Bottom 10% share'.L101:.L104])" office:value-type="percentage" office:value="0.0368468148630153" calcext:value-type="percentage">
            <text:p>3.68%</text:p>
          </table:table-cell>
          <table:table-cell table:number-columns-repeated="4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style-name="ce12" table:formula="of:=AVERAGE([$'Bottom 10% share'.C105:.C108])" office:value-type="percentage" office:value="0.0506795356849225" calcext:value-type="percentage">
            <text:p>5.07%</text:p>
          </table:table-cell>
          <table:table-cell table:style-name="ce12" table:formula="of:=AVERAGE([$'Bottom 10% share'.D105:.D108])" office:value-type="percentage" office:value="0.0390477418534945" calcext:value-type="percentage">
            <text:p>3.90%</text:p>
          </table:table-cell>
          <table:table-cell table:style-name="ce12" table:formula="of:=AVERAGE([$'Bottom 10% share'.E105:.E108])" office:value-type="percentage" office:value="0.052179237231618" calcext:value-type="percentage">
            <text:p>5.22%</text:p>
          </table:table-cell>
          <table:table-cell table:style-name="ce12" table:formula="of:=AVERAGE([$'Bottom 10% share'.B105:.B108])" office:value-type="percentage" office:value="0.0400628265885925" calcext:value-type="percentage">
            <text:p>4.01%</text:p>
          </table:table-cell>
          <table:table-cell table:style-name="ce3" table:formula="of:=[.F29]+1" office:value-type="float" office:value="2040" calcext:value-type="float">
            <text:p>2040</text:p>
          </table:table-cell>
          <table:table-cell table:style-name="ce12" table:formula="of:=AVERAGE([$'Bottom 10% share'.H105:.H108])" office:value-type="percentage" office:value="0.0418595912504332" calcext:value-type="percentage">
            <text:p>4.19%</text:p>
          </table:table-cell>
          <table:table-cell table:style-name="ce12" table:formula="of:=AVERAGE([$'Bottom 10% share'.I105:.I108])" office:value-type="percentage" office:value="0.0306413287859458" calcext:value-type="percentage">
            <text:p>3.06%</text:p>
          </table:table-cell>
          <table:table-cell table:style-name="ce12" table:formula="of:=AVERAGE([$'Bottom 10% share'.J105:.J108])" office:value-type="percentage" office:value="0.0489952745256909" calcext:value-type="percentage">
            <text:p>4.90%</text:p>
          </table:table-cell>
          <table:table-cell table:style-name="ce12" table:formula="of:=AVERAGE([$'Bottom 10% share'.G105:.G108])" office:value-type="percentage" office:value="0.0353985249651479" calcext:value-type="percentage">
            <text:p>3.54%</text:p>
          </table:table-cell>
          <table:table-cell table:style-name="ce3" table:formula="of:=[.K29]+1" office:value-type="float" office:value="2040" calcext:value-type="float">
            <text:p>2040</text:p>
          </table:table-cell>
          <table:table-cell table:style-name="ce12" table:formula="of:=AVERAGE([$'Bottom 10% share'.M105:.M108])" office:value-type="percentage" office:value="0.043451125830928" calcext:value-type="percentage">
            <text:p>4.35%</text:p>
          </table:table-cell>
          <table:table-cell table:style-name="ce12" table:formula="of:=AVERAGE([$'Bottom 10% share'.N105:.N108])" office:value-type="percentage" office:value="0.0332056787700696" calcext:value-type="percentage">
            <text:p>3.32%</text:p>
          </table:table-cell>
          <table:table-cell table:style-name="ce12" table:formula="of:=AVERAGE([$'Bottom 10% share'.O105:.O108])" office:value-type="percentage" office:value="0.0530240130821261" calcext:value-type="percentage">
            <text:p>5.30%</text:p>
          </table:table-cell>
          <table:table-cell table:style-name="ce12" table:formula="of:=AVERAGE([$'Bottom 10% share'.L105:.L108])" office:value-type="percentage" office:value="0.0389890754367039" calcext:value-type="percentage">
            <text:p>3.90%</text:p>
          </table:table-cell>
          <table:table-cell table:number-columns-repeated="49"/>
        </table:table-row>
        <table:table-row table:style-name="ro1">
          <table:table-cell>
            <draw:frame table:end-cell-address="'Bottom 10% share yearly'.D61" table:end-x="149.47pt" table:end-y="10.15pt" draw:z-index="1" draw:name="Chart 4" draw:style-name="gr1" draw:text-style-name="P1" svg:width="642.39pt" svg:height="445.69pt" svg:x="2.13pt" svg:y="14.51pt">
              <draw:object draw:notify-on-update-of-ranges="'Bottom 10% share yearly'.B3:'Bottom 10% share yearly'.B3 'Bottom 10% share yearly'.B4:'Bottom 10% share yearly'.B30 'Bottom 10% share yearly'.C3:'Bottom 10% share yearly'.C3 'Bottom 10% share yearly'.C4:'Bottom 10% share yearly'.C30 'Bottom 10% share yearly'.D3:'Bottom 10% share yearly'.D3 'Bottom 10% share yearly'.D4:'Bottom 10% share yearly'.D30 'Bottom 10% share yearly'.E3:'Bottom 10% share yearly'.E3 'Bottom 10% share yearly'.E4:'Bottom 10% share yearly'.E30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3"/>
          <table:table-cell>
            <draw:frame table:end-cell-address="'Bottom 10% share yearly'.M61" table:end-x="52.98pt" table:end-y="2.15pt" draw:z-index="0" draw:name="Chart 2" draw:style-name="gr1" draw:text-style-name="P1" svg:width="619.4pt" svg:height="445.69pt" svg:x="32.63pt" svg:y="6.52pt">
              <draw:object draw:notify-on-update-of-ranges="'Bottom 10% share yearly'.F4:'Bottom 10% share yearly'.F30 'Bottom 10% share yearly'.G3:'Bottom 10% share yearly'.G3 'Bottom 10% share yearly'.G4:'Bottom 10% share yearly'.G30 'Bottom 10% share yearly'.F4:'Bottom 10% share yearly'.F30 'Bottom 10% share yearly'.H3:'Bottom 10% share yearly'.H3 'Bottom 10% share yearly'.H4:'Bottom 10% share yearly'.H30 'Bottom 10% share yearly'.F4:'Bottom 10% share yearly'.F30 'Bottom 10% share yearly'.I3:'Bottom 10% share yearly'.I3 'Bottom 10% share yearly'.I4:'Bottom 10% share yearly'.I30 'Bottom 10% share yearly'.F4:'Bottom 10% share yearly'.F30 'Bottom 10% share yearly'.J3:'Bottom 10% share yearly'.J3 'Bottom 10% share yearly'.J4:'Bottom 10% share yearly'.J30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9"/>
          <table:table-cell>
            <draw:frame table:end-cell-address="'Bottom 10% share yearly'.X61" table:end-x="56.49pt" table:end-y="10.15pt" draw:z-index="2" draw:name="Chart 5" draw:style-name="gr1" draw:text-style-name="P1" svg:width="612.37pt" svg:height="445.69pt" svg:x="2.13pt" svg:y="14.51pt">
              <draw:object draw:notify-on-update-of-ranges="'Bottom 10% share yearly'.L3:'Bottom 10% share yearly'.L3 'Bottom 10% share yearly'.L4:'Bottom 10% share yearly'.L30 'Bottom 10% share yearly'.M3:'Bottom 10% share yearly'.M3 'Bottom 10% share yearly'.M4:'Bottom 10% share yearly'.M30 'Bottom 10% share yearly'.N3:'Bottom 10% share yearly'.N3 'Bottom 10% share yearly'.N4:'Bottom 10% share yearly'.N30 'Bottom 10% share yearly'.O3:'Bottom 10% share yearly'.O3 'Bottom 10% share yearly'.O4:'Bottom 10% share yearly'.O30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49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distribution_low" table:style-name="ta9">
        <office:forms form:automatic-focus="false" form:apply-design-mode="false"/>
        <table:table-column table:style-name="co8" table:number-columns-repeated="6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Gini sedlac. all income</text:p>
          </table:table-cell>
          <table:table-cell office:value-type="string" calcext:value-type="string">
            <text:p>Gini sedlac. labour income</text:p>
          </table:table-cell>
          <table:table-cell office:value-type="string" calcext:value-type="string">
            <text:p>Gini sedlac. labour and pension income</text:p>
          </table:table-cell>
          <table:table-cell office:value-type="string" calcext:value-type="string">
            <text:p>Gini sedlac. labour and family benefits income</text:p>
          </table:table-cell>
          <table:table-cell office:value-type="string" calcext:value-type="string">
            <text:p>Decile ratio. all income</text:p>
          </table:table-cell>
          <table:table-cell office:value-type="string" calcext:value-type="string">
            <text:p>Decile ratio. labour income</text:p>
          </table:table-cell>
          <table:table-cell office:value-type="string" calcext:value-type="string">
            <text:p>Decile ratio. labour and pension income</text:p>
          </table:table-cell>
          <table:table-cell office:value-type="string" calcext:value-type="string">
            <text:p>Decile ratio. labour and familiy benefits income</text:p>
          </table:table-cell>
          <table:table-cell office:value-type="string" calcext:value-type="string">
            <text:p>Top 10%. share of all income</text:p>
          </table:table-cell>
          <table:table-cell office:value-type="string" calcext:value-type="string">
            <text:p>Top 10%. share of labour income</text:p>
          </table:table-cell>
          <table:table-cell office:value-type="string" calcext:value-type="string">
            <text:p>Top 10%. share of labour and pension income</text:p>
          </table:table-cell>
          <table:table-cell office:value-type="string" calcext:value-type="string">
            <text:p>Top 10%. share of labour and familiy benefits income</text:p>
          </table:table-cell>
          <table:table-cell office:value-type="string" calcext:value-type="string">
            <text:p>Bottom 10%. share of all income</text:p>
          </table:table-cell>
          <table:table-cell office:value-type="string" calcext:value-type="string">
            <text:p>Bottom 10%. share of labour income</text:p>
          </table:table-cell>
          <table:table-cell office:value-type="string" calcext:value-type="string">
            <text:p>Bottom 10%. share of labour and pension income</text:p>
          </table:table-cell>
          <table:table-cell office:value-type="string" calcext:value-type="string">
            <text:p>Bottom 10%. share of labour and familiy benefits income</text:p>
          </table:table-cell>
          <table:table-cell table:number-columns-repeated="4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.394829149499279</text:p>
          </table:table-cell>
          <table:table-cell office:value-type="float" office:value="0.466282652786579" calcext:value-type="float">
            <text:p>0.466282652786579</text:p>
          </table:table-cell>
          <table:table-cell office:value-type="float" office:value="0.412046768215565" calcext:value-type="float">
            <text:p>0.412046768215565</text:p>
          </table:table-cell>
          <table:table-cell office:value-type="float" office:value="0.447665883522789" calcext:value-type="float">
            <text:p>0.447665883522789</text:p>
          </table:table-cell>
          <table:table-cell office:value-type="float" office:value="7.0923860719901" calcext:value-type="float">
            <text:p>7.0923860719901</text:p>
          </table:table-cell>
          <table:table-cell office:value-type="float" office:value="12.1618714542567" calcext:value-type="float">
            <text:p>12.1618714542567</text:p>
          </table:table-cell>
          <table:table-cell office:value-type="float" office:value="8.73890491888313" calcext:value-type="float">
            <text:p>8.73890491888313</text:p>
          </table:table-cell>
          <table:table-cell office:value-type="float" office:value="9.76705046711961" calcext:value-type="float">
            <text:p>9.76705046711961</text:p>
          </table:table-cell>
          <table:table-cell office:value-type="float" office:value="0.229886950479951" calcext:value-type="float">
            <text:p>0.229886950479951</text:p>
          </table:table-cell>
          <table:table-cell office:value-type="float" office:value="0.260532889905575" calcext:value-type="float">
            <text:p>0.260532889905575</text:p>
          </table:table-cell>
          <table:table-cell office:value-type="float" office:value="0.238964160144433" calcext:value-type="float">
            <text:p>0.238964160144433</text:p>
          </table:table-cell>
          <table:table-cell office:value-type="float" office:value="0.24755411999774" calcext:value-type="float">
            <text:p>0.24755411999774</text:p>
          </table:table-cell>
          <table:table-cell office:value-type="float" office:value="0.0314869324702347" calcext:value-type="float">
            <text:p>0.031486932470235</text:p>
          </table:table-cell>
          <table:table-cell office:value-type="float" office:value="0.0262172747434197" calcext:value-type="float">
            <text:p>0.02621727474342</text:p>
          </table:table-cell>
          <table:table-cell office:value-type="float" office:value="0.0236978525400559" calcext:value-type="float">
            <text:p>0.023697852540056</text:p>
          </table:table-cell>
          <table:table-cell office:value-type="float" office:value="0.0362960895108972" calcext:value-type="float">
            <text:p>0.036296089510897</text:p>
          </table:table-cell>
          <table:table-cell table:number-columns-repeated="4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.393157569038148</text:p>
          </table:table-cell>
          <table:table-cell office:value-type="float" office:value="0.439887321730189" calcext:value-type="float">
            <text:p>0.439887321730189</text:p>
          </table:table-cell>
          <table:table-cell office:value-type="float" office:value="0.405637610793011" calcext:value-type="float">
            <text:p>0.405637610793011</text:p>
          </table:table-cell>
          <table:table-cell office:value-type="float" office:value="0.432382476944565" calcext:value-type="float">
            <text:p>0.432382476944565</text:p>
          </table:table-cell>
          <table:table-cell office:value-type="float" office:value="6.91100011310985" calcext:value-type="float">
            <text:p>6.91100011310985</text:p>
          </table:table-cell>
          <table:table-cell office:value-type="float" office:value="10.1040302715419" calcext:value-type="float">
            <text:p>10.1040302715419</text:p>
          </table:table-cell>
          <table:table-cell office:value-type="float" office:value="8.02536002247353" calcext:value-type="float">
            <text:p>8.02536002247353</text:p>
          </table:table-cell>
          <table:table-cell office:value-type="float" office:value="8.61104036442593" calcext:value-type="float">
            <text:p>8.61104036442593</text:p>
          </table:table-cell>
          <table:table-cell office:value-type="float" office:value="0.22966609522748" calcext:value-type="float">
            <text:p>0.22966609522748</text:p>
          </table:table-cell>
          <table:table-cell office:value-type="float" office:value="0.252561243120454" calcext:value-type="float">
            <text:p>0.252561243120454</text:p>
          </table:table-cell>
          <table:table-cell office:value-type="float" office:value="0.236342825717694" calcext:value-type="float">
            <text:p>0.236342825717694</text:p>
          </table:table-cell>
          <table:table-cell office:value-type="float" office:value="0.243010199235155" calcext:value-type="float">
            <text:p>0.243010199235155</text:p>
          </table:table-cell>
          <table:table-cell office:value-type="float" office:value="0.0342368816999756" calcext:value-type="float">
            <text:p>0.034236881699976</text:p>
          </table:table-cell>
          <table:table-cell office:value-type="float" office:value="0.0282245464696407" calcext:value-type="float">
            <text:p>0.028224546469641</text:p>
          </table:table-cell>
          <table:table-cell office:value-type="float" office:value="0.0257265697541221" calcext:value-type="float">
            <text:p>0.025726569754122</text:p>
          </table:table-cell>
          <table:table-cell office:value-type="float" office:value="0.039520313948544" calcext:value-type="float">
            <text:p>0.039520313948544</text:p>
          </table:table-cell>
          <table:table-cell table:number-columns-repeated="4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4529501220737" calcext:value-type="float">
            <text:p>0.394529501220737</text:p>
          </table:table-cell>
          <table:table-cell office:value-type="float" office:value="0.440790510485428" calcext:value-type="float">
            <text:p>0.440790510485428</text:p>
          </table:table-cell>
          <table:table-cell office:value-type="float" office:value="0.409770398483221" calcext:value-type="float">
            <text:p>0.409770398483221</text:p>
          </table:table-cell>
          <table:table-cell office:value-type="float" office:value="0.428339853189208" calcext:value-type="float">
            <text:p>0.428339853189208</text:p>
          </table:table-cell>
          <table:table-cell office:value-type="float" office:value="6.82085139165125" calcext:value-type="float">
            <text:p>6.82085139165125</text:p>
          </table:table-cell>
          <table:table-cell office:value-type="float" office:value="10.3336073830865" calcext:value-type="float">
            <text:p>10.3336073830865</text:p>
          </table:table-cell>
          <table:table-cell office:value-type="float" office:value="8.13447255622663" calcext:value-type="float">
            <text:p>8.13447255622663</text:p>
          </table:table-cell>
          <table:table-cell office:value-type="float" office:value="8.5822595740985" calcext:value-type="float">
            <text:p>8.5822595740985</text:p>
          </table:table-cell>
          <table:table-cell office:value-type="float" office:value="0.231206906128275" calcext:value-type="float">
            <text:p>0.231206906128275</text:p>
          </table:table-cell>
          <table:table-cell office:value-type="float" office:value="0.255221729600004" calcext:value-type="float">
            <text:p>0.255221729600004</text:p>
          </table:table-cell>
          <table:table-cell office:value-type="float" office:value="0.239080851156172" calcext:value-type="float">
            <text:p>0.239080851156172</text:p>
          </table:table-cell>
          <table:table-cell office:value-type="float" office:value="0.244177799878335" calcext:value-type="float">
            <text:p>0.244177799878335</text:p>
          </table:table-cell>
          <table:table-cell office:value-type="float" office:value="0.0370621664042102" calcext:value-type="float">
            <text:p>0.03706216640421</text:p>
          </table:table-cell>
          <table:table-cell office:value-type="float" office:value="0.0266383087031445" calcext:value-type="float">
            <text:p>0.026638308703145</text:p>
          </table:table-cell>
          <table:table-cell office:value-type="float" office:value="0.0271180622391379" calcext:value-type="float">
            <text:p>0.027118062239138</text:p>
          </table:table-cell>
          <table:table-cell office:value-type="float" office:value="0.0397244730695759" calcext:value-type="float">
            <text:p>0.039724473069576</text:p>
          </table:table-cell>
          <table:table-cell table:number-columns-repeated="4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7372693965062" calcext:value-type="float">
            <text:p>0.397372693965062</text:p>
          </table:table-cell>
          <table:table-cell office:value-type="float" office:value="0.444477793559299" calcext:value-type="float">
            <text:p>0.444477793559299</text:p>
          </table:table-cell>
          <table:table-cell office:value-type="float" office:value="0.411578390415805" calcext:value-type="float">
            <text:p>0.411578390415805</text:p>
          </table:table-cell>
          <table:table-cell office:value-type="float" office:value="0.430039259328648" calcext:value-type="float">
            <text:p>0.430039259328648</text:p>
          </table:table-cell>
          <table:table-cell office:value-type="float" office:value="7.0252624171211" calcext:value-type="float">
            <text:p>7.0252624171211</text:p>
          </table:table-cell>
          <table:table-cell office:value-type="float" office:value="10.9173825227836" calcext:value-type="float">
            <text:p>10.9173825227836</text:p>
          </table:table-cell>
          <table:table-cell office:value-type="float" office:value="8.58647365915595" calcext:value-type="float">
            <text:p>8.58647365915595</text:p>
          </table:table-cell>
          <table:table-cell office:value-type="float" office:value="8.62819126499786" calcext:value-type="float">
            <text:p>8.62819126499786</text:p>
          </table:table-cell>
          <table:table-cell office:value-type="float" office:value="0.231242661618502" calcext:value-type="float">
            <text:p>0.231242661618502</text:p>
          </table:table-cell>
          <table:table-cell office:value-type="float" office:value="0.253808374722502" calcext:value-type="float">
            <text:p>0.253808374722502</text:p>
          </table:table-cell>
          <table:table-cell office:value-type="float" office:value="0.238124621802409" calcext:value-type="float">
            <text:p>0.238124621802409</text:p>
          </table:table-cell>
          <table:table-cell office:value-type="float" office:value="0.244023657469362" calcext:value-type="float">
            <text:p>0.244023657469362</text:p>
          </table:table-cell>
          <table:table-cell office:value-type="float" office:value="0.0362558830217735" calcext:value-type="float">
            <text:p>0.036255883021774</text:p>
          </table:table-cell>
          <table:table-cell office:value-type="float" office:value="0.0283019264882958" calcext:value-type="float">
            <text:p>0.028301926488296</text:p>
          </table:table-cell>
          <table:table-cell office:value-type="float" office:value="0.0274105712685193" calcext:value-type="float">
            <text:p>0.027410571268519</text:p>
          </table:table-cell>
          <table:table-cell office:value-type="float" office:value="0.040066422100053" calcext:value-type="float">
            <text:p>0.040066422100053</text:p>
          </table:table-cell>
          <table:table-cell table:number-columns-repeated="4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95848389476074" calcext:value-type="float">
            <text:p>0.395848389476074</text:p>
          </table:table-cell>
          <table:table-cell office:value-type="float" office:value="0.447780011039773" calcext:value-type="float">
            <text:p>0.447780011039773</text:p>
          </table:table-cell>
          <table:table-cell office:value-type="float" office:value="0.41123178112034" calcext:value-type="float">
            <text:p>0.41123178112034</text:p>
          </table:table-cell>
          <table:table-cell office:value-type="float" office:value="0.432106918255695" calcext:value-type="float">
            <text:p>0.432106918255695</text:p>
          </table:table-cell>
          <table:table-cell office:value-type="float" office:value="6.82346426700662" calcext:value-type="float">
            <text:p>6.82346426700662</text:p>
          </table:table-cell>
          <table:table-cell office:value-type="float" office:value="10.5798339261181" calcext:value-type="float">
            <text:p>10.5798339261181</text:p>
          </table:table-cell>
          <table:table-cell office:value-type="float" office:value="8.35516312473845" calcext:value-type="float">
            <text:p>8.35516312473845</text:p>
          </table:table-cell>
          <table:table-cell office:value-type="float" office:value="8.33499996701815" calcext:value-type="float">
            <text:p>8.33499996701815</text:p>
          </table:table-cell>
          <table:table-cell office:value-type="float" office:value="0.227902261601381" calcext:value-type="float">
            <text:p>0.227902261601381</text:p>
          </table:table-cell>
          <table:table-cell office:value-type="float" office:value="0.254380507260335" calcext:value-type="float">
            <text:p>0.254380507260335</text:p>
          </table:table-cell>
          <table:table-cell office:value-type="float" office:value="0.23557228851528" calcext:value-type="float">
            <text:p>0.23557228851528</text:p>
          </table:table-cell>
          <table:table-cell office:value-type="float" office:value="0.24352156920915" calcext:value-type="float">
            <text:p>0.24352156920915</text:p>
          </table:table-cell>
          <table:table-cell office:value-type="float" office:value="0.0365985623930953" calcext:value-type="float">
            <text:p>0.036598562393095</text:p>
          </table:table-cell>
          <table:table-cell office:value-type="float" office:value="0.027451229099207" calcext:value-type="float">
            <text:p>0.027451229099207</text:p>
          </table:table-cell>
          <table:table-cell office:value-type="float" office:value="0.0277913408192783" calcext:value-type="float">
            <text:p>0.027791340819278</text:p>
          </table:table-cell>
          <table:table-cell office:value-type="float" office:value="0.0390120892161255" calcext:value-type="float">
            <text:p>0.039012089216126</text:p>
          </table:table-cell>
          <table:table-cell table:number-columns-repeated="4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96071614267121" calcext:value-type="float">
            <text:p>0.396071614267121</text:p>
          </table:table-cell>
          <table:table-cell office:value-type="float" office:value="0.447665534865733" calcext:value-type="float">
            <text:p>0.447665534865733</text:p>
          </table:table-cell>
          <table:table-cell office:value-type="float" office:value="0.411745796093998" calcext:value-type="float">
            <text:p>0.411745796093998</text:p>
          </table:table-cell>
          <table:table-cell office:value-type="float" office:value="0.432486802555759" calcext:value-type="float">
            <text:p>0.432486802555759</text:p>
          </table:table-cell>
          <table:table-cell office:value-type="float" office:value="7.00798510068107" calcext:value-type="float">
            <text:p>7.00798510068107</text:p>
          </table:table-cell>
          <table:table-cell office:value-type="float" office:value="10.9579572375581" calcext:value-type="float">
            <text:p>10.9579572375581</text:p>
          </table:table-cell>
          <table:table-cell office:value-type="float" office:value="8.24048956106532" calcext:value-type="float">
            <text:p>8.24048956106532</text:p>
          </table:table-cell>
          <table:table-cell office:value-type="float" office:value="8.6414606344514" calcext:value-type="float">
            <text:p>8.6414606344514</text:p>
          </table:table-cell>
          <table:table-cell office:value-type="float" office:value="0.227589209750674" calcext:value-type="float">
            <text:p>0.227589209750674</text:p>
          </table:table-cell>
          <table:table-cell office:value-type="float" office:value="0.253065014104874" calcext:value-type="float">
            <text:p>0.253065014104874</text:p>
          </table:table-cell>
          <table:table-cell office:value-type="float" office:value="0.235934910182795" calcext:value-type="float">
            <text:p>0.235934910182795</text:p>
          </table:table-cell>
          <table:table-cell office:value-type="float" office:value="0.24116923962364" calcext:value-type="float">
            <text:p>0.24116923962364</text:p>
          </table:table-cell>
          <table:table-cell office:value-type="float" office:value="0.0376366877162085" calcext:value-type="float">
            <text:p>0.037636687716209</text:p>
          </table:table-cell>
          <table:table-cell office:value-type="float" office:value="0.0283797235779626" calcext:value-type="float">
            <text:p>0.028379723577963</text:p>
          </table:table-cell>
          <table:table-cell office:value-type="float" office:value="0.0272549174018734" calcext:value-type="float">
            <text:p>0.027254917401874</text:p>
          </table:table-cell>
          <table:table-cell office:value-type="float" office:value="0.0421231886318773" calcext:value-type="float">
            <text:p>0.042123188631877</text:p>
          </table:table-cell>
          <table:table-cell table:number-columns-repeated="4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8082424360662" calcext:value-type="float">
            <text:p>0.398082424360662</text:p>
          </table:table-cell>
          <table:table-cell office:value-type="float" office:value="0.44576901458806" calcext:value-type="float">
            <text:p>0.44576901458806</text:p>
          </table:table-cell>
          <table:table-cell office:value-type="float" office:value="0.412510550207171" calcext:value-type="float">
            <text:p>0.412510550207171</text:p>
          </table:table-cell>
          <table:table-cell office:value-type="float" office:value="0.431384164642211" calcext:value-type="float">
            <text:p>0.431384164642211</text:p>
          </table:table-cell>
          <table:table-cell office:value-type="float" office:value="6.93667265027827" calcext:value-type="float">
            <text:p>6.93667265027827</text:p>
          </table:table-cell>
          <table:table-cell office:value-type="float" office:value="10.7403039901541" calcext:value-type="float">
            <text:p>10.7403039901541</text:p>
          </table:table-cell>
          <table:table-cell office:value-type="float" office:value="8.38351482476948" calcext:value-type="float">
            <text:p>8.38351482476948</text:p>
          </table:table-cell>
          <table:table-cell office:value-type="float" office:value="8.34848648757415" calcext:value-type="float">
            <text:p>8.34848648757415</text:p>
          </table:table-cell>
          <table:table-cell office:value-type="float" office:value="0.231764503408718" calcext:value-type="float">
            <text:p>0.231764503408718</text:p>
          </table:table-cell>
          <table:table-cell office:value-type="float" office:value="0.255732236630272" calcext:value-type="float">
            <text:p>0.255732236630272</text:p>
          </table:table-cell>
          <table:table-cell office:value-type="float" office:value="0.239401076241102" calcext:value-type="float">
            <text:p>0.239401076241102</text:p>
          </table:table-cell>
          <table:table-cell office:value-type="float" office:value="0.24504008497243" calcext:value-type="float">
            <text:p>0.24504008497243</text:p>
          </table:table-cell>
          <table:table-cell office:value-type="float" office:value="0.037833306178476" calcext:value-type="float">
            <text:p>0.037833306178476</text:p>
          </table:table-cell>
          <table:table-cell office:value-type="float" office:value="0.0291869608081643" calcext:value-type="float">
            <text:p>0.029186960808164</text:p>
          </table:table-cell>
          <table:table-cell office:value-type="float" office:value="0.0280831647904374" calcext:value-type="float">
            <text:p>0.028083164790437</text:p>
          </table:table-cell>
          <table:table-cell office:value-type="float" office:value="0.0419204998863615" calcext:value-type="float">
            <text:p>0.041920499886362</text:p>
          </table:table-cell>
          <table:table-cell table:number-columns-repeated="4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9248623964416" calcext:value-type="float">
            <text:p>0.389248623964416</text:p>
          </table:table-cell>
          <table:table-cell office:value-type="float" office:value="0.444524072658265" calcext:value-type="float">
            <text:p>0.444524072658265</text:p>
          </table:table-cell>
          <table:table-cell office:value-type="float" office:value="0.407065680052525" calcext:value-type="float">
            <text:p>0.407065680052525</text:p>
          </table:table-cell>
          <table:table-cell office:value-type="float" office:value="0.425383338196076" calcext:value-type="float">
            <text:p>0.425383338196076</text:p>
          </table:table-cell>
          <table:table-cell office:value-type="float" office:value="6.79423420080898" calcext:value-type="float">
            <text:p>6.79423420080898</text:p>
          </table:table-cell>
          <table:table-cell office:value-type="float" office:value="10.4794955915701" calcext:value-type="float">
            <text:p>10.4794955915701</text:p>
          </table:table-cell>
          <table:table-cell office:value-type="float" office:value="8.2262121465483" calcext:value-type="float">
            <text:p>8.2262121465483</text:p>
          </table:table-cell>
          <table:table-cell office:value-type="float" office:value="8.35110855525472" calcext:value-type="float">
            <text:p>8.35110855525472</text:p>
          </table:table-cell>
          <table:table-cell office:value-type="float" office:value="0.218416930648925" calcext:value-type="float">
            <text:p>0.218416930648925</text:p>
          </table:table-cell>
          <table:table-cell office:value-type="float" office:value="0.242581594500521" calcext:value-type="float">
            <text:p>0.242581594500521</text:p>
          </table:table-cell>
          <table:table-cell office:value-type="float" office:value="0.228765106941891" calcext:value-type="float">
            <text:p>0.228765106941891</text:p>
          </table:table-cell>
          <table:table-cell office:value-type="float" office:value="0.227877460173397" calcext:value-type="float">
            <text:p>0.227877460173397</text:p>
          </table:table-cell>
          <table:table-cell office:value-type="float" office:value="0.0360726327276863" calcext:value-type="float">
            <text:p>0.036072632727686</text:p>
          </table:table-cell>
          <table:table-cell office:value-type="float" office:value="0.0279736722697479" calcext:value-type="float">
            <text:p>0.027973672269748</text:p>
          </table:table-cell>
          <table:table-cell office:value-type="float" office:value="0.0267652977079268" calcext:value-type="float">
            <text:p>0.026765297707927</text:p>
          </table:table-cell>
          <table:table-cell office:value-type="float" office:value="0.0403707076059815" calcext:value-type="float">
            <text:p>0.040370707605982</text:p>
          </table:table-cell>
          <table:table-cell table:number-columns-repeated="4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91646107378517" calcext:value-type="float">
            <text:p>0.391646107378517</text:p>
          </table:table-cell>
          <table:table-cell office:value-type="float" office:value="0.449107433628061" calcext:value-type="float">
            <text:p>0.449107433628061</text:p>
          </table:table-cell>
          <table:table-cell office:value-type="float" office:value="0.412215557928702" calcext:value-type="float">
            <text:p>0.412215557928702</text:p>
          </table:table-cell>
          <table:table-cell office:value-type="float" office:value="0.427111975429666" calcext:value-type="float">
            <text:p>0.427111975429666</text:p>
          </table:table-cell>
          <table:table-cell office:value-type="float" office:value="6.7782188153541" calcext:value-type="float">
            <text:p>6.7782188153541</text:p>
          </table:table-cell>
          <table:table-cell office:value-type="float" office:value="10.6930591301617" calcext:value-type="float">
            <text:p>10.6930591301617</text:p>
          </table:table-cell>
          <table:table-cell office:value-type="float" office:value="8.58505718412281" calcext:value-type="float">
            <text:p>8.58505718412281</text:p>
          </table:table-cell>
          <table:table-cell office:value-type="float" office:value="8.17834686908246" calcext:value-type="float">
            <text:p>8.17834686908246</text:p>
          </table:table-cell>
          <table:table-cell office:value-type="float" office:value="0.220967404565259" calcext:value-type="float">
            <text:p>0.220967404565259</text:p>
          </table:table-cell>
          <table:table-cell office:value-type="float" office:value="0.250064685559205" calcext:value-type="float">
            <text:p>0.250064685559205</text:p>
          </table:table-cell>
          <table:table-cell office:value-type="float" office:value="0.233220720257388" calcext:value-type="float">
            <text:p>0.233220720257388</text:p>
          </table:table-cell>
          <table:table-cell office:value-type="float" office:value="0.23267763697946" calcext:value-type="float">
            <text:p>0.23267763697946</text:p>
          </table:table-cell>
          <table:table-cell office:value-type="float" office:value="0.0374073076358418" calcext:value-type="float">
            <text:p>0.037407307635842</text:p>
          </table:table-cell>
          <table:table-cell office:value-type="float" office:value="0.0276131258161958" calcext:value-type="float">
            <text:p>0.027613125816196</text:p>
          </table:table-cell>
          <table:table-cell office:value-type="float" office:value="0.0273122969551569" calcext:value-type="float">
            <text:p>0.027312296955157</text:p>
          </table:table-cell>
          <table:table-cell office:value-type="float" office:value="0.0409512978682364" calcext:value-type="float">
            <text:p>0.040951297868236</text:p>
          </table:table-cell>
          <table:table-cell table:number-columns-repeated="4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9669264361503" calcext:value-type="float">
            <text:p>0.389669264361503</text:p>
          </table:table-cell>
          <table:table-cell office:value-type="float" office:value="0.449902283746158" calcext:value-type="float">
            <text:p>0.449902283746158</text:p>
          </table:table-cell>
          <table:table-cell office:value-type="float" office:value="0.408302191967954" calcext:value-type="float">
            <text:p>0.408302191967954</text:p>
          </table:table-cell>
          <table:table-cell office:value-type="float" office:value="0.430055658720093" calcext:value-type="float">
            <text:p>0.430055658720093</text:p>
          </table:table-cell>
          <table:table-cell office:value-type="float" office:value="6.73814157631832" calcext:value-type="float">
            <text:p>6.73814157631832</text:p>
          </table:table-cell>
          <table:table-cell office:value-type="float" office:value="10.9590768714902" calcext:value-type="float">
            <text:p>10.9590768714902</text:p>
          </table:table-cell>
          <table:table-cell office:value-type="float" office:value="8.33511223491455" calcext:value-type="float">
            <text:p>8.33511223491455</text:p>
          </table:table-cell>
          <table:table-cell office:value-type="float" office:value="8.51587700922006" calcext:value-type="float">
            <text:p>8.51587700922006</text:p>
          </table:table-cell>
          <table:table-cell office:value-type="float" office:value="0.221660237156326" calcext:value-type="float">
            <text:p>0.221660237156326</text:p>
          </table:table-cell>
          <table:table-cell office:value-type="float" office:value="0.247795754945018" calcext:value-type="float">
            <text:p>0.247795754945018</text:p>
          </table:table-cell>
          <table:table-cell office:value-type="float" office:value="0.232156819570514" calcext:value-type="float">
            <text:p>0.232156819570514</text:p>
          </table:table-cell>
          <table:table-cell office:value-type="float" office:value="0.232705685980026" calcext:value-type="float">
            <text:p>0.232705685980026</text:p>
          </table:table-cell>
          <table:table-cell office:value-type="float" office:value="0.0367252146722621" calcext:value-type="float">
            <text:p>0.036725214672262</text:p>
          </table:table-cell>
          <table:table-cell office:value-type="float" office:value="0.0281532790904709" calcext:value-type="float">
            <text:p>0.028153279090471</text:p>
          </table:table-cell>
          <table:table-cell office:value-type="float" office:value="0.0272258114608684" calcext:value-type="float">
            <text:p>0.027225811460868</text:p>
          </table:table-cell>
          <table:table-cell office:value-type="float" office:value="0.0408866568865591" calcext:value-type="float">
            <text:p>0.040886656886559</text:p>
          </table:table-cell>
          <table:table-cell table:number-columns-repeated="4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2670467966737" calcext:value-type="float">
            <text:p>0.392670467966737</text:p>
          </table:table-cell>
          <table:table-cell office:value-type="float" office:value="0.449654289343474" calcext:value-type="float">
            <text:p>0.449654289343474</text:p>
          </table:table-cell>
          <table:table-cell office:value-type="float" office:value="0.409369816775679" calcext:value-type="float">
            <text:p>0.409369816775679</text:p>
          </table:table-cell>
          <table:table-cell office:value-type="float" office:value="0.431887742090315" calcext:value-type="float">
            <text:p>0.431887742090315</text:p>
          </table:table-cell>
          <table:table-cell office:value-type="float" office:value="6.93557763959061" calcext:value-type="float">
            <text:p>6.93557763959061</text:p>
          </table:table-cell>
          <table:table-cell office:value-type="float" office:value="11.1027164211028" calcext:value-type="float">
            <text:p>11.1027164211028</text:p>
          </table:table-cell>
          <table:table-cell office:value-type="float" office:value="8.4818175243642" calcext:value-type="float">
            <text:p>8.4818175243642</text:p>
          </table:table-cell>
          <table:table-cell office:value-type="float" office:value="8.79223611923619" calcext:value-type="float">
            <text:p>8.79223611923619</text:p>
          </table:table-cell>
          <table:table-cell office:value-type="float" office:value="0.219461560233738" calcext:value-type="float">
            <text:p>0.219461560233738</text:p>
          </table:table-cell>
          <table:table-cell office:value-type="float" office:value="0.246693380195833" calcext:value-type="float">
            <text:p>0.246693380195833</text:p>
          </table:table-cell>
          <table:table-cell office:value-type="float" office:value="0.229195348381324" calcext:value-type="float">
            <text:p>0.229195348381324</text:p>
          </table:table-cell>
          <table:table-cell office:value-type="float" office:value="0.232800348367151" calcext:value-type="float">
            <text:p>0.232800348367151</text:p>
          </table:table-cell>
          <table:table-cell office:value-type="float" office:value="0.0374291730096226" calcext:value-type="float">
            <text:p>0.037429173009623</text:p>
          </table:table-cell>
          <table:table-cell office:value-type="float" office:value="0.0278747930289618" calcext:value-type="float">
            <text:p>0.027874793028962</text:p>
          </table:table-cell>
          <table:table-cell office:value-type="float" office:value="0.028238092208123" calcext:value-type="float">
            <text:p>0.028238092208123</text:p>
          </table:table-cell>
          <table:table-cell office:value-type="float" office:value="0.0400811618036327" calcext:value-type="float">
            <text:p>0.040081161803633</text:p>
          </table:table-cell>
          <table:table-cell table:number-columns-repeated="4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5384900615621" calcext:value-type="float">
            <text:p>0.385384900615621</text:p>
          </table:table-cell>
          <table:table-cell office:value-type="float" office:value="0.44426056398056" calcext:value-type="float">
            <text:p>0.44426056398056</text:p>
          </table:table-cell>
          <table:table-cell office:value-type="float" office:value="0.403572405134326" calcext:value-type="float">
            <text:p>0.403572405134326</text:p>
          </table:table-cell>
          <table:table-cell office:value-type="float" office:value="0.424933117914491" calcext:value-type="float">
            <text:p>0.424933117914491</text:p>
          </table:table-cell>
          <table:table-cell office:value-type="float" office:value="6.7023202494047" calcext:value-type="float">
            <text:p>6.7023202494047</text:p>
          </table:table-cell>
          <table:table-cell office:value-type="float" office:value="10.8220442498022" calcext:value-type="float">
            <text:p>10.8220442498022</text:p>
          </table:table-cell>
          <table:table-cell office:value-type="float" office:value="8.14198043292218" calcext:value-type="float">
            <text:p>8.14198043292218</text:p>
          </table:table-cell>
          <table:table-cell office:value-type="float" office:value="8.38624112578008" calcext:value-type="float">
            <text:p>8.38624112578008</text:p>
          </table:table-cell>
          <table:table-cell office:value-type="float" office:value="0.215715960991314" calcext:value-type="float">
            <text:p>0.215715960991314</text:p>
          </table:table-cell>
          <table:table-cell office:value-type="float" office:value="0.240083903280004" calcext:value-type="float">
            <text:p>0.240083903280004</text:p>
          </table:table-cell>
          <table:table-cell office:value-type="float" office:value="0.225756830122803" calcext:value-type="float">
            <text:p>0.225756830122803</text:p>
          </table:table-cell>
          <table:table-cell office:value-type="float" office:value="0.225757965789712" calcext:value-type="float">
            <text:p>0.225757965789712</text:p>
          </table:table-cell>
          <table:table-cell office:value-type="float" office:value="0.0386865337185056" calcext:value-type="float">
            <text:p>0.038686533718506</text:p>
          </table:table-cell>
          <table:table-cell office:value-type="float" office:value="0.0307024807269663" calcext:value-type="float">
            <text:p>0.030702480726966</text:p>
          </table:table-cell>
          <table:table-cell office:value-type="float" office:value="0.0294913730334202" calcext:value-type="float">
            <text:p>0.02949137303342</text:p>
          </table:table-cell>
          <table:table-cell office:value-type="float" office:value="0.0429660125419904" calcext:value-type="float">
            <text:p>0.042966012541991</text:p>
          </table:table-cell>
          <table:table-cell table:number-columns-repeated="4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7540925015562" calcext:value-type="float">
            <text:p>0.387540925015562</text:p>
          </table:table-cell>
          <table:table-cell office:value-type="float" office:value="0.447967411994538" calcext:value-type="float">
            <text:p>0.447967411994538</text:p>
          </table:table-cell>
          <table:table-cell office:value-type="float" office:value="0.408055262950284" calcext:value-type="float">
            <text:p>0.408055262950284</text:p>
          </table:table-cell>
          <table:table-cell office:value-type="float" office:value="0.423697664126009" calcext:value-type="float">
            <text:p>0.423697664126009</text:p>
          </table:table-cell>
          <table:table-cell office:value-type="float" office:value="6.71383964192703" calcext:value-type="float">
            <text:p>6.71383964192703</text:p>
          </table:table-cell>
          <table:table-cell office:value-type="float" office:value="11.0486950189488" calcext:value-type="float">
            <text:p>11.0486950189488</text:p>
          </table:table-cell>
          <table:table-cell office:value-type="float" office:value="8.45311559579104" calcext:value-type="float">
            <text:p>8.45311559579104</text:p>
          </table:table-cell>
          <table:table-cell office:value-type="float" office:value="8.36333015505328" calcext:value-type="float">
            <text:p>8.36333015505328</text:p>
          </table:table-cell>
          <table:table-cell office:value-type="float" office:value="0.215063713961914" calcext:value-type="float">
            <text:p>0.215063713961914</text:p>
          </table:table-cell>
          <table:table-cell office:value-type="float" office:value="0.241611301163229" calcext:value-type="float">
            <text:p>0.241611301163229</text:p>
          </table:table-cell>
          <table:table-cell office:value-type="float" office:value="0.226786893894232" calcext:value-type="float">
            <text:p>0.226786893894232</text:p>
          </table:table-cell>
          <table:table-cell office:value-type="float" office:value="0.225126449757351" calcext:value-type="float">
            <text:p>0.225126449757351</text:p>
          </table:table-cell>
          <table:table-cell office:value-type="float" office:value="0.038147747504376" calcext:value-type="float">
            <text:p>0.038147747504376</text:p>
          </table:table-cell>
          <table:table-cell office:value-type="float" office:value="0.0282157662900745" calcext:value-type="float">
            <text:p>0.028215766290075</text:p>
          </table:table-cell>
          <table:table-cell office:value-type="float" office:value="0.0277041691846038" calcext:value-type="float">
            <text:p>0.027704169184604</text:p>
          </table:table-cell>
          <table:table-cell office:value-type="float" office:value="0.0419653775265288" calcext:value-type="float">
            <text:p>0.041965377526529</text:p>
          </table:table-cell>
          <table:table-cell table:number-columns-repeated="4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6532270009701" calcext:value-type="float">
            <text:p>0.386532270009701</text:p>
          </table:table-cell>
          <table:table-cell office:value-type="float" office:value="0.44597139394117" calcext:value-type="float">
            <text:p>0.44597139394117</text:p>
          </table:table-cell>
          <table:table-cell office:value-type="float" office:value="0.405004020959847" calcext:value-type="float">
            <text:p>0.405004020959847</text:p>
          </table:table-cell>
          <table:table-cell office:value-type="float" office:value="0.426530953530431" calcext:value-type="float">
            <text:p>0.426530953530431</text:p>
          </table:table-cell>
          <table:table-cell office:value-type="float" office:value="6.72411364251241" calcext:value-type="float">
            <text:p>6.72411364251241</text:p>
          </table:table-cell>
          <table:table-cell office:value-type="float" office:value="10.9734232229348" calcext:value-type="float">
            <text:p>10.9734232229348</text:p>
          </table:table-cell>
          <table:table-cell office:value-type="float" office:value="8.38869489743043" calcext:value-type="float">
            <text:p>8.38869489743043</text:p>
          </table:table-cell>
          <table:table-cell office:value-type="float" office:value="8.41324499902241" calcext:value-type="float">
            <text:p>8.41324499902241</text:p>
          </table:table-cell>
          <table:table-cell office:value-type="float" office:value="0.216679254602449" calcext:value-type="float">
            <text:p>0.216679254602449</text:p>
          </table:table-cell>
          <table:table-cell office:value-type="float" office:value="0.244388522623214" calcext:value-type="float">
            <text:p>0.244388522623214</text:p>
          </table:table-cell>
          <table:table-cell office:value-type="float" office:value="0.226849156298028" calcext:value-type="float">
            <text:p>0.226849156298028</text:p>
          </table:table-cell>
          <table:table-cell office:value-type="float" office:value="0.229791943747005" calcext:value-type="float">
            <text:p>0.229791943747005</text:p>
          </table:table-cell>
          <table:table-cell office:value-type="float" office:value="0.0383641927308018" calcext:value-type="float">
            <text:p>0.038364192730802</text:p>
          </table:table-cell>
          <table:table-cell office:value-type="float" office:value="0.0298307107458833" calcext:value-type="float">
            <text:p>0.029830710745883</text:p>
          </table:table-cell>
          <table:table-cell office:value-type="float" office:value="0.028434797907376" calcext:value-type="float">
            <text:p>0.028434797907376</text:p>
          </table:table-cell>
          <table:table-cell office:value-type="float" office:value="0.0429760044969876" calcext:value-type="float">
            <text:p>0.042976004496988</text:p>
          </table:table-cell>
          <table:table-cell table:number-columns-repeated="4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1826766395092" calcext:value-type="float">
            <text:p>0.391826766395092</text:p>
          </table:table-cell>
          <table:table-cell office:value-type="float" office:value="0.450374310698588" calcext:value-type="float">
            <text:p>0.450374310698588</text:p>
          </table:table-cell>
          <table:table-cell office:value-type="float" office:value="0.409235861916356" calcext:value-type="float">
            <text:p>0.409235861916356</text:p>
          </table:table-cell>
          <table:table-cell office:value-type="float" office:value="0.430584842753871" calcext:value-type="float">
            <text:p>0.430584842753871</text:p>
          </table:table-cell>
          <table:table-cell office:value-type="float" office:value="6.6202661959238" calcext:value-type="float">
            <text:p>6.6202661959238</text:p>
          </table:table-cell>
          <table:table-cell office:value-type="float" office:value="10.7645806976214" calcext:value-type="float">
            <text:p>10.7645806976214</text:p>
          </table:table-cell>
          <table:table-cell office:value-type="float" office:value="8.0707147290608" calcext:value-type="float">
            <text:p>8.0707147290608</text:p>
          </table:table-cell>
          <table:table-cell office:value-type="float" office:value="8.34006663261015" calcext:value-type="float">
            <text:p>8.34006663261015</text:p>
          </table:table-cell>
          <table:table-cell office:value-type="float" office:value="0.221288203549907" calcext:value-type="float">
            <text:p>0.221288203549907</text:p>
          </table:table-cell>
          <table:table-cell office:value-type="float" office:value="0.248913861117309" calcext:value-type="float">
            <text:p>0.248913861117309</text:p>
          </table:table-cell>
          <table:table-cell office:value-type="float" office:value="0.231309304277067" calcext:value-type="float">
            <text:p>0.231309304277067</text:p>
          </table:table-cell>
          <table:table-cell office:value-type="float" office:value="0.234565472069506" calcext:value-type="float">
            <text:p>0.234565472069506</text:p>
          </table:table-cell>
          <table:table-cell office:value-type="float" office:value="0.0410947238600688" calcext:value-type="float">
            <text:p>0.041094723860069</text:p>
          </table:table-cell>
          <table:table-cell office:value-type="float" office:value="0.0315435575472891" calcext:value-type="float">
            <text:p>0.031543557547289</text:p>
          </table:table-cell>
          <table:table-cell office:value-type="float" office:value="0.0301781973744893" calcext:value-type="float">
            <text:p>0.030178197374489</text:p>
          </table:table-cell>
          <table:table-cell office:value-type="float" office:value="0.045989986426345" calcext:value-type="float">
            <text:p>0.045989986426345</text:p>
          </table:table-cell>
          <table:table-cell table:number-columns-repeated="4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5135887955774" calcext:value-type="float">
            <text:p>0.395135887955774</text:p>
          </table:table-cell>
          <table:table-cell office:value-type="float" office:value="0.449928069148251" calcext:value-type="float">
            <text:p>0.449928069148251</text:p>
          </table:table-cell>
          <table:table-cell office:value-type="float" office:value="0.411896942297329" calcext:value-type="float">
            <text:p>0.411896942297329</text:p>
          </table:table-cell>
          <table:table-cell office:value-type="float" office:value="0.431713971975781" calcext:value-type="float">
            <text:p>0.431713971975781</text:p>
          </table:table-cell>
          <table:table-cell office:value-type="float" office:value="6.67165818173508" calcext:value-type="float">
            <text:p>6.67165818173508</text:p>
          </table:table-cell>
          <table:table-cell office:value-type="float" office:value="10.5798988598906" calcext:value-type="float">
            <text:p>10.5798988598906</text:p>
          </table:table-cell>
          <table:table-cell office:value-type="float" office:value="8.32022115080975" calcext:value-type="float">
            <text:p>8.32022115080975</text:p>
          </table:table-cell>
          <table:table-cell office:value-type="float" office:value="8.51048960699445" calcext:value-type="float">
            <text:p>8.51048960699445</text:p>
          </table:table-cell>
          <table:table-cell office:value-type="float" office:value="0.223924932947645" calcext:value-type="float">
            <text:p>0.223924932947645</text:p>
          </table:table-cell>
          <table:table-cell office:value-type="float" office:value="0.257016630760354" calcext:value-type="float">
            <text:p>0.257016630760354</text:p>
          </table:table-cell>
          <table:table-cell office:value-type="float" office:value="0.233608266216948" calcext:value-type="float">
            <text:p>0.233608266216948</text:p>
          </table:table-cell>
          <table:table-cell office:value-type="float" office:value="0.243009697507572" calcext:value-type="float">
            <text:p>0.243009697507572</text:p>
          </table:table-cell>
          <table:table-cell office:value-type="float" office:value="0.0398028341668479" calcext:value-type="float">
            <text:p>0.039802834166848</text:p>
          </table:table-cell>
          <table:table-cell office:value-type="float" office:value="0.0306794223062461" calcext:value-type="float">
            <text:p>0.030679422306246</text:p>
          </table:table-cell>
          <table:table-cell office:value-type="float" office:value="0.0306246162898209" calcext:value-type="float">
            <text:p>0.030624616289821</text:p>
          </table:table-cell>
          <table:table-cell office:value-type="float" office:value="0.0427406233358516" calcext:value-type="float">
            <text:p>0.042740623335852</text:p>
          </table:table-cell>
          <table:table-cell table:number-columns-repeated="4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857624923739" calcext:value-type="float">
            <text:p>0.38857624923739</text:p>
          </table:table-cell>
          <table:table-cell office:value-type="float" office:value="0.449323159441545" calcext:value-type="float">
            <text:p>0.449323159441545</text:p>
          </table:table-cell>
          <table:table-cell office:value-type="float" office:value="0.408824687830831" calcext:value-type="float">
            <text:p>0.408824687830831</text:p>
          </table:table-cell>
          <table:table-cell office:value-type="float" office:value="0.426551601373064" calcext:value-type="float">
            <text:p>0.426551601373064</text:p>
          </table:table-cell>
          <table:table-cell office:value-type="float" office:value="6.40787877024842" calcext:value-type="float">
            <text:p>6.40787877024842</text:p>
          </table:table-cell>
          <table:table-cell office:value-type="float" office:value="10.8025450902205" calcext:value-type="float">
            <text:p>10.8025450902205</text:p>
          </table:table-cell>
          <table:table-cell office:value-type="float" office:value="8.12528346295415" calcext:value-type="float">
            <text:p>8.12528346295415</text:p>
          </table:table-cell>
          <table:table-cell office:value-type="float" office:value="8.26602765016178" calcext:value-type="float">
            <text:p>8.26602765016178</text:p>
          </table:table-cell>
          <table:table-cell office:value-type="float" office:value="0.218665866932248" calcext:value-type="float">
            <text:p>0.218665866932248</text:p>
          </table:table-cell>
          <table:table-cell office:value-type="float" office:value="0.25390853793185" calcext:value-type="float">
            <text:p>0.25390853793185</text:p>
          </table:table-cell>
          <table:table-cell office:value-type="float" office:value="0.230640070549478" calcext:value-type="float">
            <text:p>0.230640070549478</text:p>
          </table:table-cell>
          <table:table-cell office:value-type="float" office:value="0.236581012648191" calcext:value-type="float">
            <text:p>0.236581012648191</text:p>
          </table:table-cell>
          <table:table-cell office:value-type="float" office:value="0.038004374031763" calcext:value-type="float">
            <text:p>0.038004374031763</text:p>
          </table:table-cell>
          <table:table-cell office:value-type="float" office:value="0.0271770711269189" calcext:value-type="float">
            <text:p>0.027177071126919</text:p>
          </table:table-cell>
          <table:table-cell office:value-type="float" office:value="0.0279091926750917" calcext:value-type="float">
            <text:p>0.027909192675092</text:p>
          </table:table-cell>
          <table:table-cell office:value-type="float" office:value="0.0404946618389897" calcext:value-type="float">
            <text:p>0.04049466183899</text:p>
          </table:table-cell>
          <table:table-cell table:number-columns-repeated="4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91041473080991" calcext:value-type="float">
            <text:p>0.391041473080991</text:p>
          </table:table-cell>
          <table:table-cell office:value-type="float" office:value="0.449220751585329" calcext:value-type="float">
            <text:p>0.449220751585329</text:p>
          </table:table-cell>
          <table:table-cell office:value-type="float" office:value="0.410929891068611" calcext:value-type="float">
            <text:p>0.410929891068611</text:p>
          </table:table-cell>
          <table:table-cell office:value-type="float" office:value="0.428212322223749" calcext:value-type="float">
            <text:p>0.428212322223749</text:p>
          </table:table-cell>
          <table:table-cell office:value-type="float" office:value="6.46270104400766" calcext:value-type="float">
            <text:p>6.46270104400766</text:p>
          </table:table-cell>
          <table:table-cell office:value-type="float" office:value="10.7410024264972" calcext:value-type="float">
            <text:p>10.7410024264972</text:p>
          </table:table-cell>
          <table:table-cell office:value-type="float" office:value="8.09091024631904" calcext:value-type="float">
            <text:p>8.09091024631904</text:p>
          </table:table-cell>
          <table:table-cell office:value-type="float" office:value="8.21125660114151" calcext:value-type="float">
            <text:p>8.21125660114151</text:p>
          </table:table-cell>
          <table:table-cell office:value-type="float" office:value="0.222926366228093" calcext:value-type="float">
            <text:p>0.222926366228093</text:p>
          </table:table-cell>
          <table:table-cell office:value-type="float" office:value="0.257674670926406" calcext:value-type="float">
            <text:p>0.257674670926406</text:p>
          </table:table-cell>
          <table:table-cell office:value-type="float" office:value="0.233928477588275" calcext:value-type="float">
            <text:p>0.233928477588275</text:p>
          </table:table-cell>
          <table:table-cell office:value-type="float" office:value="0.24164536009079" calcext:value-type="float">
            <text:p>0.24164536009079</text:p>
          </table:table-cell>
          <table:table-cell office:value-type="float" office:value="0.0397569306670267" calcext:value-type="float">
            <text:p>0.039756930667027</text:p>
          </table:table-cell>
          <table:table-cell office:value-type="float" office:value="0.0289156075912586" calcext:value-type="float">
            <text:p>0.028915607591259</text:p>
          </table:table-cell>
          <table:table-cell office:value-type="float" office:value="0.028474933985838" calcext:value-type="float">
            <text:p>0.028474933985838</text:p>
          </table:table-cell>
          <table:table-cell office:value-type="float" office:value="0.0438086381114551" calcext:value-type="float">
            <text:p>0.043808638111455</text:p>
          </table:table-cell>
          <table:table-cell table:number-columns-repeated="4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86258787730772" calcext:value-type="float">
            <text:p>0.386258787730772</text:p>
          </table:table-cell>
          <table:table-cell office:value-type="float" office:value="0.448899608556009" calcext:value-type="float">
            <text:p>0.448899608556009</text:p>
          </table:table-cell>
          <table:table-cell office:value-type="float" office:value="0.406050854772329" calcext:value-type="float">
            <text:p>0.406050854772329</text:p>
          </table:table-cell>
          <table:table-cell office:value-type="float" office:value="0.427006671670346" calcext:value-type="float">
            <text:p>0.427006671670346</text:p>
          </table:table-cell>
          <table:table-cell office:value-type="float" office:value="6.42505690412445" calcext:value-type="float">
            <text:p>6.42505690412445</text:p>
          </table:table-cell>
          <table:table-cell office:value-type="float" office:value="11.1680389509794" calcext:value-type="float">
            <text:p>11.1680389509794</text:p>
          </table:table-cell>
          <table:table-cell office:value-type="float" office:value="7.8868783928209" calcext:value-type="float">
            <text:p>7.8868783928209</text:p>
          </table:table-cell>
          <table:table-cell office:value-type="float" office:value="8.21286362251144" calcext:value-type="float">
            <text:p>8.21286362251144</text:p>
          </table:table-cell>
          <table:table-cell office:value-type="float" office:value="0.218511664257845" calcext:value-type="float">
            <text:p>0.218511664257845</text:p>
          </table:table-cell>
          <table:table-cell office:value-type="float" office:value="0.245847003173272" calcext:value-type="float">
            <text:p>0.245847003173272</text:p>
          </table:table-cell>
          <table:table-cell office:value-type="float" office:value="0.22920050440032" calcext:value-type="float">
            <text:p>0.22920050440032</text:p>
          </table:table-cell>
          <table:table-cell office:value-type="float" office:value="0.230527347190681" calcext:value-type="float">
            <text:p>0.230527347190681</text:p>
          </table:table-cell>
          <table:table-cell office:value-type="float" office:value="0.0426438756529267" calcext:value-type="float">
            <text:p>0.042643875652927</text:p>
          </table:table-cell>
          <table:table-cell office:value-type="float" office:value="0.0336834249456402" calcext:value-type="float">
            <text:p>0.03368342494564</text:p>
          </table:table-cell>
          <table:table-cell office:value-type="float" office:value="0.0313290314560429" calcext:value-type="float">
            <text:p>0.031329031456043</text:p>
          </table:table-cell>
          <table:table-cell office:value-type="float" office:value="0.0486541818198203" calcext:value-type="float">
            <text:p>0.04865418181982</text:p>
          </table:table-cell>
          <table:table-cell table:number-columns-repeated="4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5399420312542" calcext:value-type="float">
            <text:p>0.385399420312542</text:p>
          </table:table-cell>
          <table:table-cell office:value-type="float" office:value="0.448925179265198" calcext:value-type="float">
            <text:p>0.448925179265198</text:p>
          </table:table-cell>
          <table:table-cell office:value-type="float" office:value="0.406551311896715" calcext:value-type="float">
            <text:p>0.406551311896715</text:p>
          </table:table-cell>
          <table:table-cell office:value-type="float" office:value="0.424036942452132" calcext:value-type="float">
            <text:p>0.424036942452132</text:p>
          </table:table-cell>
          <table:table-cell office:value-type="float" office:value="6.46697401862644" calcext:value-type="float">
            <text:p>6.46697401862644</text:p>
          </table:table-cell>
          <table:table-cell office:value-type="float" office:value="11.178779479305" calcext:value-type="float">
            <text:p>11.178779479305</text:p>
          </table:table-cell>
          <table:table-cell office:value-type="float" office:value="8.16346572181485" calcext:value-type="float">
            <text:p>8.16346572181485</text:p>
          </table:table-cell>
          <table:table-cell office:value-type="float" office:value="8.07913803651587" calcext:value-type="float">
            <text:p>8.07913803651587</text:p>
          </table:table-cell>
          <table:table-cell office:value-type="float" office:value="0.218989741151593" calcext:value-type="float">
            <text:p>0.218989741151593</text:p>
          </table:table-cell>
          <table:table-cell office:value-type="float" office:value="0.248753503535854" calcext:value-type="float">
            <text:p>0.248753503535854</text:p>
          </table:table-cell>
          <table:table-cell office:value-type="float" office:value="0.23031945589058" calcext:value-type="float">
            <text:p>0.23031945589058</text:p>
          </table:table-cell>
          <table:table-cell office:value-type="float" office:value="0.232334413305221" calcext:value-type="float">
            <text:p>0.232334413305221</text:p>
          </table:table-cell>
          <table:table-cell office:value-type="float" office:value="0.0412259456548569" calcext:value-type="float">
            <text:p>0.041225945654857</text:p>
          </table:table-cell>
          <table:table-cell office:value-type="float" office:value="0.0310192760371765" calcext:value-type="float">
            <text:p>0.031019276037177</text:p>
          </table:table-cell>
          <table:table-cell office:value-type="float" office:value="0.0303505393092644" calcext:value-type="float">
            <text:p>0.030350539309265</text:p>
          </table:table-cell>
          <table:table-cell office:value-type="float" office:value="0.0455680269971939" calcext:value-type="float">
            <text:p>0.045568026997194</text:p>
          </table:table-cell>
          <table:table-cell table:number-columns-repeated="4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83986274499032" calcext:value-type="float">
            <text:p>0.383986274499032</text:p>
          </table:table-cell>
          <table:table-cell office:value-type="float" office:value="0.448366697545083" calcext:value-type="float">
            <text:p>0.448366697545083</text:p>
          </table:table-cell>
          <table:table-cell office:value-type="float" office:value="0.404822231736482" calcext:value-type="float">
            <text:p>0.404822231736482</text:p>
          </table:table-cell>
          <table:table-cell office:value-type="float" office:value="0.424497538248276" calcext:value-type="float">
            <text:p>0.424497538248276</text:p>
          </table:table-cell>
          <table:table-cell office:value-type="float" office:value="6.28287472558922" calcext:value-type="float">
            <text:p>6.28287472558922</text:p>
          </table:table-cell>
          <table:table-cell office:value-type="float" office:value="11.0037646476313" calcext:value-type="float">
            <text:p>11.0037646476313</text:p>
          </table:table-cell>
          <table:table-cell office:value-type="float" office:value="8.21950939430869" calcext:value-type="float">
            <text:p>8.21950939430869</text:p>
          </table:table-cell>
          <table:table-cell office:value-type="float" office:value="8.18267956299143" calcext:value-type="float">
            <text:p>8.18267956299143</text:p>
          </table:table-cell>
          <table:table-cell office:value-type="float" office:value="0.216682170264812" calcext:value-type="float">
            <text:p>0.216682170264812</text:p>
          </table:table-cell>
          <table:table-cell office:value-type="float" office:value="0.24856974015847" calcext:value-type="float">
            <text:p>0.24856974015847</text:p>
          </table:table-cell>
          <table:table-cell office:value-type="float" office:value="0.228808184320808" calcext:value-type="float">
            <text:p>0.228808184320808</text:p>
          </table:table-cell>
          <table:table-cell office:value-type="float" office:value="0.230879671729951" calcext:value-type="float">
            <text:p>0.230879671729951</text:p>
          </table:table-cell>
          <table:table-cell office:value-type="float" office:value="0.0430343147081725" calcext:value-type="float">
            <text:p>0.043034314708173</text:p>
          </table:table-cell>
          <table:table-cell office:value-type="float" office:value="0.0329335151519649" calcext:value-type="float">
            <text:p>0.032933515151965</text:p>
          </table:table-cell>
          <table:table-cell office:value-type="float" office:value="0.031539858020586" calcext:value-type="float">
            <text:p>0.031539858020586</text:p>
          </table:table-cell>
          <table:table-cell office:value-type="float" office:value="0.048269815391612" calcext:value-type="float">
            <text:p>0.048269815391612</text:p>
          </table:table-cell>
          <table:table-cell table:number-columns-repeated="4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93384669172015" calcext:value-type="float">
            <text:p>0.393384669172015</text:p>
          </table:table-cell>
          <table:table-cell office:value-type="float" office:value="0.455528711934174" calcext:value-type="float">
            <text:p>0.455528711934174</text:p>
          </table:table-cell>
          <table:table-cell office:value-type="float" office:value="0.408349691079395" calcext:value-type="float">
            <text:p>0.408349691079395</text:p>
          </table:table-cell>
          <table:table-cell office:value-type="float" office:value="0.438774403379976" calcext:value-type="float">
            <text:p>0.438774403379976</text:p>
          </table:table-cell>
          <table:table-cell office:value-type="float" office:value="7.13749829976719" calcext:value-type="float">
            <text:p>7.13749829976719</text:p>
          </table:table-cell>
          <table:table-cell office:value-type="float" office:value="12.4231640242204" calcext:value-type="float">
            <text:p>12.4231640242204</text:p>
          </table:table-cell>
          <table:table-cell office:value-type="float" office:value="8.89534881142877" calcext:value-type="float">
            <text:p>8.89534881142877</text:p>
          </table:table-cell>
          <table:table-cell office:value-type="float" office:value="9.23897541925691" calcext:value-type="float">
            <text:p>9.23897541925691</text:p>
          </table:table-cell>
          <table:table-cell office:value-type="float" office:value="0.219013436273322" calcext:value-type="float">
            <text:p>0.219013436273322</text:p>
          </table:table-cell>
          <table:table-cell office:value-type="float" office:value="0.246816937414125" calcext:value-type="float">
            <text:p>0.246816937414125</text:p>
          </table:table-cell>
          <table:table-cell office:value-type="float" office:value="0.229148975836415" calcext:value-type="float">
            <text:p>0.229148975836415</text:p>
          </table:table-cell>
          <table:table-cell office:value-type="float" office:value="0.231469991282454" calcext:value-type="float">
            <text:p>0.231469991282454</text:p>
          </table:table-cell>
          <table:table-cell office:value-type="float" office:value="0.0407306469482979" calcext:value-type="float">
            <text:p>0.040730646948298</text:p>
          </table:table-cell>
          <table:table-cell office:value-type="float" office:value="0.0305099368311082" calcext:value-type="float">
            <text:p>0.030509936831108</text:p>
          </table:table-cell>
          <table:table-cell office:value-type="float" office:value="0.0292167638695403" calcext:value-type="float">
            <text:p>0.02921676386954</text:p>
          </table:table-cell>
          <table:table-cell office:value-type="float" office:value="0.0466138831711772" calcext:value-type="float">
            <text:p>0.046613883171177</text:p>
          </table:table-cell>
          <table:table-cell table:number-columns-repeated="4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86752316079412" calcext:value-type="float">
            <text:p>0.386752316079412</text:p>
          </table:table-cell>
          <table:table-cell office:value-type="float" office:value="0.457788788934235" calcext:value-type="float">
            <text:p>0.457788788934235</text:p>
          </table:table-cell>
          <table:table-cell office:value-type="float" office:value="0.403510848891168" calcext:value-type="float">
            <text:p>0.403510848891168</text:p>
          </table:table-cell>
          <table:table-cell office:value-type="float" office:value="0.439000609743899" calcext:value-type="float">
            <text:p>0.439000609743899</text:p>
          </table:table-cell>
          <table:table-cell office:value-type="float" office:value="7.34362507976433" calcext:value-type="float">
            <text:p>7.34362507976433</text:p>
          </table:table-cell>
          <table:table-cell office:value-type="float" office:value="12.800278805516" calcext:value-type="float">
            <text:p>12.800278805516</text:p>
          </table:table-cell>
          <table:table-cell office:value-type="float" office:value="9.37613255648784" calcext:value-type="float">
            <text:p>9.37613255648784</text:p>
          </table:table-cell>
          <table:table-cell office:value-type="float" office:value="9.89383569981435" calcext:value-type="float">
            <text:p>9.89383569981435</text:p>
          </table:table-cell>
          <table:table-cell office:value-type="float" office:value="0.215773748213525" calcext:value-type="float">
            <text:p>0.215773748213525</text:p>
          </table:table-cell>
          <table:table-cell office:value-type="float" office:value="0.23751536555955" calcext:value-type="float">
            <text:p>0.23751536555955</text:p>
          </table:table-cell>
          <table:table-cell office:value-type="float" office:value="0.227289975725632" calcext:value-type="float">
            <text:p>0.227289975725632</text:p>
          </table:table-cell>
          <table:table-cell office:value-type="float" office:value="0.219857435168706" calcext:value-type="float">
            <text:p>0.219857435168706</text:p>
          </table:table-cell>
          <table:table-cell office:value-type="float" office:value="0.0383312724739412" calcext:value-type="float">
            <text:p>0.038331272473941</text:p>
          </table:table-cell>
          <table:table-cell office:value-type="float" office:value="0.0283280801910285" calcext:value-type="float">
            <text:p>0.028328080191029</text:p>
          </table:table-cell>
          <table:table-cell office:value-type="float" office:value="0.0268882027476368" calcext:value-type="float">
            <text:p>0.026888202747637</text:p>
          </table:table-cell>
          <table:table-cell office:value-type="float" office:value="0.045009558071229" calcext:value-type="float">
            <text:p>0.045009558071229</text:p>
          </table:table-cell>
          <table:table-cell table:number-columns-repeated="4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88616125174193" calcext:value-type="float">
            <text:p>0.388616125174193</text:p>
          </table:table-cell>
          <table:table-cell office:value-type="float" office:value="0.459824525024476" calcext:value-type="float">
            <text:p>0.459824525024476</text:p>
          </table:table-cell>
          <table:table-cell office:value-type="float" office:value="0.407788824861139" calcext:value-type="float">
            <text:p>0.407788824861139</text:p>
          </table:table-cell>
          <table:table-cell office:value-type="float" office:value="0.435036307946957" calcext:value-type="float">
            <text:p>0.435036307946957</text:p>
          </table:table-cell>
          <table:table-cell office:value-type="float" office:value="7.25974542377208" calcext:value-type="float">
            <text:p>7.25974542377208</text:p>
          </table:table-cell>
          <table:table-cell office:value-type="float" office:value="12.3409374732724" calcext:value-type="float">
            <text:p>12.3409374732724</text:p>
          </table:table-cell>
          <table:table-cell office:value-type="float" office:value="9.24226909899516" calcext:value-type="float">
            <text:p>9.24226909899516</text:p>
          </table:table-cell>
          <table:table-cell office:value-type="float" office:value="9.22727587872769" calcext:value-type="float">
            <text:p>9.22727587872769</text:p>
          </table:table-cell>
          <table:table-cell office:value-type="float" office:value="0.216424767010422" calcext:value-type="float">
            <text:p>0.216424767010422</text:p>
          </table:table-cell>
          <table:table-cell office:value-type="float" office:value="0.235720147231893" calcext:value-type="float">
            <text:p>0.235720147231893</text:p>
          </table:table-cell>
          <table:table-cell office:value-type="float" office:value="0.227866648125098" calcext:value-type="float">
            <text:p>0.227866648125098</text:p>
          </table:table-cell>
          <table:table-cell office:value-type="float" office:value="0.218340150710116" calcext:value-type="float">
            <text:p>0.218340150710116</text:p>
          </table:table-cell>
          <table:table-cell office:value-type="float" office:value="0.0380708323027713" calcext:value-type="float">
            <text:p>0.038070832302771</text:p>
          </table:table-cell>
          <table:table-cell office:value-type="float" office:value="0.0301547442636809" calcext:value-type="float">
            <text:p>0.030154744263681</text:p>
          </table:table-cell>
          <table:table-cell office:value-type="float" office:value="0.0280362119402905" calcext:value-type="float">
            <text:p>0.028036211940291</text:p>
          </table:table-cell>
          <table:table-cell office:value-type="float" office:value="0.0447304591477008" calcext:value-type="float">
            <text:p>0.044730459147701</text:p>
          </table:table-cell>
          <table:table-cell table:number-columns-repeated="4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6546434520924" calcext:value-type="float">
            <text:p>0.386546434520924</text:p>
          </table:table-cell>
          <table:table-cell office:value-type="float" office:value="0.462308280932466" calcext:value-type="float">
            <text:p>0.462308280932466</text:p>
          </table:table-cell>
          <table:table-cell office:value-type="float" office:value="0.410231042140601" calcext:value-type="float">
            <text:p>0.410231042140601</text:p>
          </table:table-cell>
          <table:table-cell office:value-type="float" office:value="0.433435822990339" calcext:value-type="float">
            <text:p>0.433435822990339</text:p>
          </table:table-cell>
          <table:table-cell office:value-type="float" office:value="6.6191740047024" calcext:value-type="float">
            <text:p>6.6191740047024</text:p>
          </table:table-cell>
          <table:table-cell office:value-type="float" office:value="12.3004761442" calcext:value-type="float">
            <text:p>12.3004761442</text:p>
          </table:table-cell>
          <table:table-cell office:value-type="float" office:value="8.95048959325541" calcext:value-type="float">
            <text:p>8.95048959325541</text:p>
          </table:table-cell>
          <table:table-cell office:value-type="float" office:value="8.57504134112171" calcext:value-type="float">
            <text:p>8.57504134112171</text:p>
          </table:table-cell>
          <table:table-cell office:value-type="float" office:value="0.21768528698486" calcext:value-type="float">
            <text:p>0.21768528698486</text:p>
          </table:table-cell>
          <table:table-cell office:value-type="float" office:value="0.249954408513203" calcext:value-type="float">
            <text:p>0.249954408513203</text:p>
          </table:table-cell>
          <table:table-cell office:value-type="float" office:value="0.231380160123441" calcext:value-type="float">
            <text:p>0.231380160123441</text:p>
          </table:table-cell>
          <table:table-cell office:value-type="float" office:value="0.228783545019203" calcext:value-type="float">
            <text:p>0.228783545019203</text:p>
          </table:table-cell>
          <table:table-cell office:value-type="float" office:value="0.0411904550931635" calcext:value-type="float">
            <text:p>0.041190455093164</text:p>
          </table:table-cell>
          <table:table-cell office:value-type="float" office:value="0.0312310300192599" calcext:value-type="float">
            <text:p>0.03123103001926</text:p>
          </table:table-cell>
          <table:table-cell office:value-type="float" office:value="0.0295364618134023" calcext:value-type="float">
            <text:p>0.029536461813402</text:p>
          </table:table-cell>
          <table:table-cell office:value-type="float" office:value="0.047758669646332" calcext:value-type="float">
            <text:p>0.047758669646332</text:p>
          </table:table-cell>
          <table:table-cell table:number-columns-repeated="4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93088012623067" calcext:value-type="float">
            <text:p>0.393088012623067</text:p>
          </table:table-cell>
          <table:table-cell table:style-name="ce24" office:value-type="float" office:value="0.46490144214186" calcext:value-type="float">
            <text:p>0.46490144214186</text:p>
          </table:table-cell>
          <table:table-cell office:value-type="float" office:value="0.411424093663451" calcext:value-type="float">
            <text:p>0.411424093663451</text:p>
          </table:table-cell>
          <table:table-cell office:value-type="float" office:value="0.442787611339344" calcext:value-type="float">
            <text:p>0.442787611339344</text:p>
          </table:table-cell>
          <table:table-cell office:value-type="float" office:value="6.78358766464483" calcext:value-type="float">
            <text:p>6.78358766464483</text:p>
          </table:table-cell>
          <table:table-cell office:value-type="float" office:value="11.5801061384987" calcext:value-type="float">
            <text:p>11.5801061384987</text:p>
          </table:table-cell>
          <table:table-cell office:value-type="float" office:value="8.61291022781071" calcext:value-type="float">
            <text:p>8.61291022781071</text:p>
          </table:table-cell>
          <table:table-cell office:value-type="float" office:value="9.07243076710446" calcext:value-type="float">
            <text:p>9.07243076710446</text:p>
          </table:table-cell>
          <table:table-cell office:value-type="float" office:value="0.221313999176932" calcext:value-type="float">
            <text:p>0.221313999176932</text:p>
          </table:table-cell>
          <table:table-cell office:value-type="float" office:value="0.249521453257874" calcext:value-type="float">
            <text:p>0.249521453257874</text:p>
          </table:table-cell>
          <table:table-cell office:value-type="float" office:value="0.232144920422357" calcext:value-type="float">
            <text:p>0.232144920422357</text:p>
          </table:table-cell>
          <table:table-cell office:value-type="float" office:value="0.233005503791598" calcext:value-type="float">
            <text:p>0.233005503791598</text:p>
          </table:table-cell>
          <table:table-cell office:value-type="float" office:value="0.0398389450894853" calcext:value-type="float">
            <text:p>0.039838945089485</text:p>
          </table:table-cell>
          <table:table-cell office:value-type="float" office:value="0.0312215708836995" calcext:value-type="float">
            <text:p>0.0312215708837</text:p>
          </table:table-cell>
          <table:table-cell office:value-type="float" office:value="0.0287388250891854" calcext:value-type="float">
            <text:p>0.028738825089185</text:p>
          </table:table-cell>
          <table:table-cell office:value-type="float" office:value="0.0468030126642461" calcext:value-type="float">
            <text:p>0.046803012664246</text:p>
          </table:table-cell>
          <table:table-cell table:number-columns-repeated="4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7025723143895" calcext:value-type="float">
            <text:p>0.387025723143895</text:p>
          </table:table-cell>
          <table:table-cell office:value-type="float" office:value="0.45692053411067" calcext:value-type="float">
            <text:p>0.45692053411067</text:p>
          </table:table-cell>
          <table:table-cell office:value-type="float" office:value="0.404722168737932" calcext:value-type="float">
            <text:p>0.404722168737932</text:p>
          </table:table-cell>
          <table:table-cell office:value-type="float" office:value="0.436681741310552" calcext:value-type="float">
            <text:p>0.436681741310552</text:p>
          </table:table-cell>
          <table:table-cell office:value-type="float" office:value="6.82031132211869" calcext:value-type="float">
            <text:p>6.82031132211869</text:p>
          </table:table-cell>
          <table:table-cell office:value-type="float" office:value="11.2777365892345" calcext:value-type="float">
            <text:p>11.2777365892345</text:p>
          </table:table-cell>
          <table:table-cell office:value-type="float" office:value="8.44767733988712" calcext:value-type="float">
            <text:p>8.44767733988712</text:p>
          </table:table-cell>
          <table:table-cell office:value-type="float" office:value="9.15967839952836" calcext:value-type="float">
            <text:p>9.15967839952836</text:p>
          </table:table-cell>
          <table:table-cell office:value-type="float" office:value="0.219323223745159" calcext:value-type="float">
            <text:p>0.219323223745159</text:p>
          </table:table-cell>
          <table:table-cell office:value-type="float" office:value="0.244078531898885" calcext:value-type="float">
            <text:p>0.244078531898885</text:p>
          </table:table-cell>
          <table:table-cell office:value-type="float" office:value="0.229566237843677" calcext:value-type="float">
            <text:p>0.229566237843677</text:p>
          </table:table-cell>
          <table:table-cell office:value-type="float" office:value="0.228548883532907" calcext:value-type="float">
            <text:p>0.228548883532907</text:p>
          </table:table-cell>
          <table:table-cell office:value-type="float" office:value="0.0397698565618028" calcext:value-type="float">
            <text:p>0.039769856561803</text:p>
          </table:table-cell>
          <table:table-cell office:value-type="float" office:value="0.0323230662136398" calcext:value-type="float">
            <text:p>0.03232306621364</text:p>
          </table:table-cell>
          <table:table-cell office:value-type="float" office:value="0.028950586185855" calcext:value-type="float">
            <text:p>0.028950586185855</text:p>
          </table:table-cell>
          <table:table-cell office:value-type="float" office:value="0.0475347066934311" calcext:value-type="float">
            <text:p>0.047534706693431</text:p>
          </table:table-cell>
          <table:table-cell table:number-columns-repeated="4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9233823242425" calcext:value-type="float">
            <text:p>0.389233823242425</text:p>
          </table:table-cell>
          <table:table-cell office:value-type="float" office:value="0.459620009636851" calcext:value-type="float">
            <text:p>0.459620009636851</text:p>
          </table:table-cell>
          <table:table-cell office:value-type="float" office:value="0.407369152862079" calcext:value-type="float">
            <text:p>0.407369152862079</text:p>
          </table:table-cell>
          <table:table-cell office:value-type="float" office:value="0.439284307954679" calcext:value-type="float">
            <text:p>0.439284307954679</text:p>
          </table:table-cell>
          <table:table-cell office:value-type="float" office:value="7.25581194876257" calcext:value-type="float">
            <text:p>7.25581194876257</text:p>
          </table:table-cell>
          <table:table-cell office:value-type="float" office:value="11.6887895982066" calcext:value-type="float">
            <text:p>11.6887895982066</text:p>
          </table:table-cell>
          <table:table-cell office:value-type="float" office:value="8.96779621968596" calcext:value-type="float">
            <text:p>8.96779621968596</text:p>
          </table:table-cell>
          <table:table-cell office:value-type="float" office:value="9.33823697685365" calcext:value-type="float">
            <text:p>9.33823697685365</text:p>
          </table:table-cell>
          <table:table-cell office:value-type="float" office:value="0.222384889324478" calcext:value-type="float">
            <text:p>0.222384889324478</text:p>
          </table:table-cell>
          <table:table-cell office:value-type="float" office:value="0.249673712802984" calcext:value-type="float">
            <text:p>0.249673712802984</text:p>
          </table:table-cell>
          <table:table-cell office:value-type="float" office:value="0.233310995943079" calcext:value-type="float">
            <text:p>0.233310995943079</text:p>
          </table:table-cell>
          <table:table-cell office:value-type="float" office:value="0.233003255443932" calcext:value-type="float">
            <text:p>0.233003255443932</text:p>
          </table:table-cell>
          <table:table-cell office:value-type="float" office:value="0.0391419913852567" calcext:value-type="float">
            <text:p>0.039141991385257</text:p>
          </table:table-cell>
          <table:table-cell office:value-type="float" office:value="0.0332313020149845" calcext:value-type="float">
            <text:p>0.033231302014985</text:p>
          </table:table-cell>
          <table:table-cell office:value-type="float" office:value="0.0288152597262324" calcext:value-type="float">
            <text:p>0.028815259726233</text:p>
          </table:table-cell>
          <table:table-cell office:value-type="float" office:value="0.0476578003400053" calcext:value-type="float">
            <text:p>0.047657800340005</text:p>
          </table:table-cell>
          <table:table-cell table:number-columns-repeated="4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84674601078974" calcext:value-type="float">
            <text:p>0.384674601078974</text:p>
          </table:table-cell>
          <table:table-cell office:value-type="float" office:value="0.46158799211789" calcext:value-type="float">
            <text:p>0.46158799211789</text:p>
          </table:table-cell>
          <table:table-cell office:value-type="float" office:value="0.407125304763853" calcext:value-type="float">
            <text:p>0.407125304763853</text:p>
          </table:table-cell>
          <table:table-cell office:value-type="float" office:value="0.43244082534133" calcext:value-type="float">
            <text:p>0.43244082534133</text:p>
          </table:table-cell>
          <table:table-cell office:value-type="float" office:value="6.61321373966621" calcext:value-type="float">
            <text:p>6.61321373966621</text:p>
          </table:table-cell>
          <table:table-cell office:value-type="float" office:value="11.4361298209567" calcext:value-type="float">
            <text:p>11.4361298209567</text:p>
          </table:table-cell>
          <table:table-cell office:value-type="float" office:value="8.46371182983656" calcext:value-type="float">
            <text:p>8.46371182983656</text:p>
          </table:table-cell>
          <table:table-cell office:value-type="float" office:value="8.49947600796563" calcext:value-type="float">
            <text:p>8.49947600796563</text:p>
          </table:table-cell>
          <table:table-cell office:value-type="float" office:value="0.213649335530523" calcext:value-type="float">
            <text:p>0.213649335530523</text:p>
          </table:table-cell>
          <table:table-cell office:value-type="float" office:value="0.240418097915569" calcext:value-type="float">
            <text:p>0.240418097915569</text:p>
          </table:table-cell>
          <table:table-cell office:value-type="float" office:value="0.227296073022164" calcext:value-type="float">
            <text:p>0.227296073022164</text:p>
          </table:table-cell>
          <table:table-cell office:value-type="float" office:value="0.219822908457646" calcext:value-type="float">
            <text:p>0.219822908457646</text:p>
          </table:table-cell>
          <table:table-cell office:value-type="float" office:value="0.0403192713981176" calcext:value-type="float">
            <text:p>0.040319271398118</text:p>
          </table:table-cell>
          <table:table-cell office:value-type="float" office:value="0.0321662274250983" calcext:value-type="float">
            <text:p>0.032166227425098</text:p>
          </table:table-cell>
          <table:table-cell office:value-type="float" office:value="0.0281020980929978" calcext:value-type="float">
            <text:p>0.028102098092998</text:p>
          </table:table-cell>
          <table:table-cell office:value-type="float" office:value="0.0492461194256858" calcext:value-type="float">
            <text:p>0.049246119425686</text:p>
          </table:table-cell>
          <table:table-cell table:number-columns-repeated="4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9286875930344" calcext:value-type="float">
            <text:p>0.39286875930344</text:p>
          </table:table-cell>
          <table:table-cell office:value-type="float" office:value="0.470076458654025" calcext:value-type="float">
            <text:p>0.470076458654025</text:p>
          </table:table-cell>
          <table:table-cell office:value-type="float" office:value="0.412034404051861" calcext:value-type="float">
            <text:p>0.412034404051861</text:p>
          </table:table-cell>
          <table:table-cell office:value-type="float" office:value="0.446413609566693" calcext:value-type="float">
            <text:p>0.446413609566693</text:p>
          </table:table-cell>
          <table:table-cell office:value-type="float" office:value="7.14321420433525" calcext:value-type="float">
            <text:p>7.14321420433525</text:p>
          </table:table-cell>
          <table:table-cell office:value-type="float" office:value="11.5562369921334" calcext:value-type="float">
            <text:p>11.5562369921334</text:p>
          </table:table-cell>
          <table:table-cell office:value-type="float" office:value="8.72443956535515" calcext:value-type="float">
            <text:p>8.72443956535515</text:p>
          </table:table-cell>
          <table:table-cell office:value-type="float" office:value="8.99527246079664" calcext:value-type="float">
            <text:p>8.99527246079664</text:p>
          </table:table-cell>
          <table:table-cell office:value-type="float" office:value="0.22118608224014" calcext:value-type="float">
            <text:p>0.22118608224014</text:p>
          </table:table-cell>
          <table:table-cell office:value-type="float" office:value="0.247147357082457" calcext:value-type="float">
            <text:p>0.247147357082457</text:p>
          </table:table-cell>
          <table:table-cell office:value-type="float" office:value="0.232070466543878" calcext:value-type="float">
            <text:p>0.232070466543878</text:p>
          </table:table-cell>
          <table:table-cell office:value-type="float" office:value="0.230375539963876" calcext:value-type="float">
            <text:p>0.230375539963876</text:p>
          </table:table-cell>
          <table:table-cell office:value-type="float" office:value="0.0415042140623287" calcext:value-type="float">
            <text:p>0.041504214062329</text:p>
          </table:table-cell>
          <table:table-cell office:value-type="float" office:value="0.0378862842443668" calcext:value-type="float">
            <text:p>0.037886284244367</text:p>
          </table:table-cell>
          <table:table-cell office:value-type="float" office:value="0.0310410478178799" calcext:value-type="float">
            <text:p>0.03104104781788</text:p>
          </table:table-cell>
          <table:table-cell office:value-type="float" office:value="0.0525595687038693" calcext:value-type="float">
            <text:p>0.052559568703869</text:p>
          </table:table-cell>
          <table:table-cell table:number-columns-repeated="4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90661914652592" calcext:value-type="float">
            <text:p>0.390661914652592</text:p>
          </table:table-cell>
          <table:table-cell office:value-type="float" office:value="0.461272154004032" calcext:value-type="float">
            <text:p>0.461272154004032</text:p>
          </table:table-cell>
          <table:table-cell office:value-type="float" office:value="0.408095817433562" calcext:value-type="float">
            <text:p>0.408095817433562</text:p>
          </table:table-cell>
          <table:table-cell office:value-type="float" office:value="0.441579802989008" calcext:value-type="float">
            <text:p>0.441579802989008</text:p>
          </table:table-cell>
          <table:table-cell office:value-type="float" office:value="6.652616279387" calcext:value-type="float">
            <text:p>6.652616279387</text:p>
          </table:table-cell>
          <table:table-cell office:value-type="float" office:value="11.4955462435213" calcext:value-type="float">
            <text:p>11.4955462435213</text:p>
          </table:table-cell>
          <table:table-cell office:value-type="float" office:value="8.45341896190893" calcext:value-type="float">
            <text:p>8.45341896190893</text:p>
          </table:table-cell>
          <table:table-cell office:value-type="float" office:value="9.2057851063619" calcext:value-type="float">
            <text:p>9.2057851063619</text:p>
          </table:table-cell>
          <table:table-cell office:value-type="float" office:value="0.223443362056751" calcext:value-type="float">
            <text:p>0.223443362056751</text:p>
          </table:table-cell>
          <table:table-cell office:value-type="float" office:value="0.2438748617244" calcext:value-type="float">
            <text:p>0.2438748617244</text:p>
          </table:table-cell>
          <table:table-cell office:value-type="float" office:value="0.233880701748438" calcext:value-type="float">
            <text:p>0.233880701748438</text:p>
          </table:table-cell>
          <table:table-cell office:value-type="float" office:value="0.228140462700348" calcext:value-type="float">
            <text:p>0.228140462700348</text:p>
          </table:table-cell>
          <table:table-cell office:value-type="float" office:value="0.0392765814039532" calcext:value-type="float">
            <text:p>0.039276581403953</text:p>
          </table:table-cell>
          <table:table-cell office:value-type="float" office:value="0.0351886342374817" calcext:value-type="float">
            <text:p>0.035188634237482</text:p>
          </table:table-cell>
          <table:table-cell office:value-type="float" office:value="0.0293747468731621" calcext:value-type="float">
            <text:p>0.029374746873162</text:p>
          </table:table-cell>
          <table:table-cell office:value-type="float" office:value="0.0491266772719589" calcext:value-type="float">
            <text:p>0.049126677271959</text:p>
          </table:table-cell>
          <table:table-cell table:number-columns-repeated="4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89783308617529" calcext:value-type="float">
            <text:p>0.389783308617529</text:p>
          </table:table-cell>
          <table:table-cell office:value-type="float" office:value="0.460389981814211" calcext:value-type="float">
            <text:p>0.460389981814211</text:p>
          </table:table-cell>
          <table:table-cell office:value-type="float" office:value="0.406821275816614" calcext:value-type="float">
            <text:p>0.406821275816614</text:p>
          </table:table-cell>
          <table:table-cell office:value-type="float" office:value="0.439955746203951" calcext:value-type="float">
            <text:p>0.439955746203951</text:p>
          </table:table-cell>
          <table:table-cell office:value-type="float" office:value="6.69682069071395" calcext:value-type="float">
            <text:p>6.69682069071395</text:p>
          </table:table-cell>
          <table:table-cell office:value-type="float" office:value="11.2384479711237" calcext:value-type="float">
            <text:p>11.2384479711237</text:p>
          </table:table-cell>
          <table:table-cell office:value-type="float" office:value="8.40185685549694" calcext:value-type="float">
            <text:p>8.40185685549694</text:p>
          </table:table-cell>
          <table:table-cell office:value-type="float" office:value="8.93852523766417" calcext:value-type="float">
            <text:p>8.93852523766417</text:p>
          </table:table-cell>
          <table:table-cell office:value-type="float" office:value="0.218829778363582" calcext:value-type="float">
            <text:p>0.218829778363582</text:p>
          </table:table-cell>
          <table:table-cell office:value-type="float" office:value="0.24137746239714" calcext:value-type="float">
            <text:p>0.24137746239714</text:p>
          </table:table-cell>
          <table:table-cell office:value-type="float" office:value="0.229249925180894" calcext:value-type="float">
            <text:p>0.229249925180894</text:p>
          </table:table-cell>
          <table:table-cell office:value-type="float" office:value="0.225382123285567" calcext:value-type="float">
            <text:p>0.225382123285567</text:p>
          </table:table-cell>
          <table:table-cell office:value-type="float" office:value="0.0416679385876213" calcext:value-type="float">
            <text:p>0.041667938587621</text:p>
          </table:table-cell>
          <table:table-cell office:value-type="float" office:value="0.0352482290493756" calcext:value-type="float">
            <text:p>0.035248229049376</text:p>
          </table:table-cell>
          <table:table-cell office:value-type="float" office:value="0.0296559990829496" calcext:value-type="float">
            <text:p>0.02965599908295</text:p>
          </table:table-cell>
          <table:table-cell office:value-type="float" office:value="0.0523878701044906" calcext:value-type="float">
            <text:p>0.052387870104491</text:p>
          </table:table-cell>
          <table:table-cell table:number-columns-repeated="4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87481721765683" calcext:value-type="float">
            <text:p>0.387481721765683</text:p>
          </table:table-cell>
          <table:table-cell office:value-type="float" office:value="0.466148767749163" calcext:value-type="float">
            <text:p>0.466148767749163</text:p>
          </table:table-cell>
          <table:table-cell office:value-type="float" office:value="0.411359759231271" calcext:value-type="float">
            <text:p>0.411359759231271</text:p>
          </table:table-cell>
          <table:table-cell office:value-type="float" office:value="0.433829273369955" calcext:value-type="float">
            <text:p>0.433829273369955</text:p>
          </table:table-cell>
          <table:table-cell office:value-type="float" office:value="6.51790165659954" calcext:value-type="float">
            <text:p>6.51790165659954</text:p>
          </table:table-cell>
          <table:table-cell office:value-type="float" office:value="11.7676012820075" calcext:value-type="float">
            <text:p>11.7676012820075</text:p>
          </table:table-cell>
          <table:table-cell office:value-type="float" office:value="8.46691502086634" calcext:value-type="float">
            <text:p>8.46691502086634</text:p>
          </table:table-cell>
          <table:table-cell office:value-type="float" office:value="8.59163567265282" calcext:value-type="float">
            <text:p>8.59163567265282</text:p>
          </table:table-cell>
          <table:table-cell office:value-type="float" office:value="0.216639900927553" calcext:value-type="float">
            <text:p>0.216639900927553</text:p>
          </table:table-cell>
          <table:table-cell office:value-type="float" office:value="0.242051522953869" calcext:value-type="float">
            <text:p>0.242051522953869</text:p>
          </table:table-cell>
          <table:table-cell office:value-type="float" office:value="0.23026916224995" calcext:value-type="float">
            <text:p>0.23026916224995</text:p>
          </table:table-cell>
          <table:table-cell office:value-type="float" office:value="0.221041146167415" calcext:value-type="float">
            <text:p>0.221041146167415</text:p>
          </table:table-cell>
          <table:table-cell office:value-type="float" office:value="0.0427557253947685" calcext:value-type="float">
            <text:p>0.042755725394769</text:p>
          </table:table-cell>
          <table:table-cell office:value-type="float" office:value="0.0356567008718575" calcext:value-type="float">
            <text:p>0.035656700871858</text:p>
          </table:table-cell>
          <table:table-cell office:value-type="float" office:value="0.0303788670707776" calcext:value-type="float">
            <text:p>0.030378867070778</text:p>
          </table:table-cell>
          <table:table-cell office:value-type="float" office:value="0.0533434928945006" calcext:value-type="float">
            <text:p>0.053343492894501</text:p>
          </table:table-cell>
          <table:table-cell table:number-columns-repeated="4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87351552140744" calcext:value-type="float">
            <text:p>0.387351552140744</text:p>
          </table:table-cell>
          <table:table-cell office:value-type="float" office:value="0.460933817799441" calcext:value-type="float">
            <text:p>0.460933817799441</text:p>
          </table:table-cell>
          <table:table-cell office:value-type="float" office:value="0.404552616348766" calcext:value-type="float">
            <text:p>0.404552616348766</text:p>
          </table:table-cell>
          <table:table-cell office:value-type="float" office:value="0.438763136658069" calcext:value-type="float">
            <text:p>0.438763136658069</text:p>
          </table:table-cell>
          <table:table-cell office:value-type="float" office:value="6.95452143918061" calcext:value-type="float">
            <text:p>6.95452143918061</text:p>
          </table:table-cell>
          <table:table-cell office:value-type="float" office:value="12.1974739920536" calcext:value-type="float">
            <text:p>12.1974739920536</text:p>
          </table:table-cell>
          <table:table-cell office:value-type="float" office:value="8.57689554121001" calcext:value-type="float">
            <text:p>8.57689554121001</text:p>
          </table:table-cell>
          <table:table-cell office:value-type="float" office:value="9.32151337826145" calcext:value-type="float">
            <text:p>9.32151337826145</text:p>
          </table:table-cell>
          <table:table-cell office:value-type="float" office:value="0.216925095977343" calcext:value-type="float">
            <text:p>0.216925095977343</text:p>
          </table:table-cell>
          <table:table-cell office:value-type="float" office:value="0.233762506258035" calcext:value-type="float">
            <text:p>0.233762506258035</text:p>
          </table:table-cell>
          <table:table-cell office:value-type="float" office:value="0.227117819614394" calcext:value-type="float">
            <text:p>0.227117819614394</text:p>
          </table:table-cell>
          <table:table-cell office:value-type="float" office:value="0.21834916285928" calcext:value-type="float">
            <text:p>0.21834916285928</text:p>
          </table:table-cell>
          <table:table-cell office:value-type="float" office:value="0.0404888115208972" calcext:value-type="float">
            <text:p>0.040488811520897</text:p>
          </table:table-cell>
          <table:table-cell office:value-type="float" office:value="0.0365142544204337" calcext:value-type="float">
            <text:p>0.036514254420434</text:p>
          </table:table-cell>
          <table:table-cell office:value-type="float" office:value="0.0297976853180763" calcext:value-type="float">
            <text:p>0.029797685318076</text:p>
          </table:table-cell>
          <table:table-cell office:value-type="float" office:value="0.0517778771453733" calcext:value-type="float">
            <text:p>0.051777877145373</text:p>
          </table:table-cell>
          <table:table-cell table:number-columns-repeated="4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9061264611673" calcext:value-type="float">
            <text:p>0.39061264611673</text:p>
          </table:table-cell>
          <table:table-cell office:value-type="float" office:value="0.464919652986834" calcext:value-type="float">
            <text:p>0.464919652986834</text:p>
          </table:table-cell>
          <table:table-cell office:value-type="float" office:value="0.406369925821128" calcext:value-type="float">
            <text:p>0.406369925821128</text:p>
          </table:table-cell>
          <table:table-cell office:value-type="float" office:value="0.444148190510794" calcext:value-type="float">
            <text:p>0.444148190510794</text:p>
          </table:table-cell>
          <table:table-cell office:value-type="float" office:value="7.24669197762221" calcext:value-type="float">
            <text:p>7.24669197762221</text:p>
          </table:table-cell>
          <table:table-cell office:value-type="float" office:value="12.1582891684209" calcext:value-type="float">
            <text:p>12.1582891684209</text:p>
          </table:table-cell>
          <table:table-cell office:value-type="float" office:value="8.59039734319834" calcext:value-type="float">
            <text:p>8.59039734319834</text:p>
          </table:table-cell>
          <table:table-cell office:value-type="float" office:value="9.70556367192297" calcext:value-type="float">
            <text:p>9.70556367192297</text:p>
          </table:table-cell>
          <table:table-cell office:value-type="float" office:value="0.218821202864777" calcext:value-type="float">
            <text:p>0.218821202864777</text:p>
          </table:table-cell>
          <table:table-cell office:value-type="float" office:value="0.244800798567864" calcext:value-type="float">
            <text:p>0.244800798567864</text:p>
          </table:table-cell>
          <table:table-cell office:value-type="float" office:value="0.228615915345208" calcext:value-type="float">
            <text:p>0.228615915345208</text:p>
          </table:table-cell>
          <table:table-cell office:value-type="float" office:value="0.229465973853088" calcext:value-type="float">
            <text:p>0.229465973853088</text:p>
          </table:table-cell>
          <table:table-cell office:value-type="float" office:value="0.0379762750173886" calcext:value-type="float">
            <text:p>0.037976275017389</text:p>
          </table:table-cell>
          <table:table-cell office:value-type="float" office:value="0.0345423329034487" calcext:value-type="float">
            <text:p>0.034542332903449</text:p>
          </table:table-cell>
          <table:table-cell office:value-type="float" office:value="0.028432093435785" calcext:value-type="float">
            <text:p>0.028432093435785</text:p>
          </table:table-cell>
          <table:table-cell office:value-type="float" office:value="0.0481152500485023" calcext:value-type="float">
            <text:p>0.048115250048502</text:p>
          </table:table-cell>
          <table:table-cell table:number-columns-repeated="4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84444410983218" calcext:value-type="float">
            <text:p>0.384444410983218</text:p>
          </table:table-cell>
          <table:table-cell office:value-type="float" office:value="0.460756218358022" calcext:value-type="float">
            <text:p>0.460756218358022</text:p>
          </table:table-cell>
          <table:table-cell office:value-type="float" office:value="0.399018716182638" calcext:value-type="float">
            <text:p>0.399018716182638</text:p>
          </table:table-cell>
          <table:table-cell office:value-type="float" office:value="0.440524758793396" calcext:value-type="float">
            <text:p>0.440524758793396</text:p>
          </table:table-cell>
          <table:table-cell office:value-type="float" office:value="7.1355664222061" calcext:value-type="float">
            <text:p>7.1355664222061</text:p>
          </table:table-cell>
          <table:table-cell office:value-type="float" office:value="11.7945824403525" calcext:value-type="float">
            <text:p>11.7945824403525</text:p>
          </table:table-cell>
          <table:table-cell office:value-type="float" office:value="8.62843289635697" calcext:value-type="float">
            <text:p>8.62843289635697</text:p>
          </table:table-cell>
          <table:table-cell office:value-type="float" office:value="9.53705041934031" calcext:value-type="float">
            <text:p>9.53705041934031</text:p>
          </table:table-cell>
          <table:table-cell office:value-type="float" office:value="0.213789316315346" calcext:value-type="float">
            <text:p>0.213789316315346</text:p>
          </table:table-cell>
          <table:table-cell office:value-type="float" office:value="0.24016302588416" calcext:value-type="float">
            <text:p>0.24016302588416</text:p>
          </table:table-cell>
          <table:table-cell office:value-type="float" office:value="0.223215204511309" calcext:value-type="float">
            <text:p>0.223215204511309</text:p>
          </table:table-cell>
          <table:table-cell office:value-type="float" office:value="0.225391997131035" calcext:value-type="float">
            <text:p>0.225391997131035</text:p>
          </table:table-cell>
          <table:table-cell office:value-type="float" office:value="0.0396405091333569" calcext:value-type="float">
            <text:p>0.039640509133357</text:p>
          </table:table-cell>
          <table:table-cell office:value-type="float" office:value="0.0381593012753406" calcext:value-type="float">
            <text:p>0.038159301275341</text:p>
          </table:table-cell>
          <table:table-cell office:value-type="float" office:value="0.0309882135854531" calcext:value-type="float">
            <text:p>0.030988213585453</text:p>
          </table:table-cell>
          <table:table-cell office:value-type="float" office:value="0.0503204117227146" calcext:value-type="float">
            <text:p>0.050320411722715</text:p>
          </table:table-cell>
          <table:table-cell table:number-columns-repeated="4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1182169549612" calcext:value-type="float">
            <text:p>0.381182169549612</text:p>
          </table:table-cell>
          <table:table-cell office:value-type="float" office:value="0.462018679801546" calcext:value-type="float">
            <text:p>0.462018679801546</text:p>
          </table:table-cell>
          <table:table-cell office:value-type="float" office:value="0.401361572761665" calcext:value-type="float">
            <text:p>0.401361572761665</text:p>
          </table:table-cell>
          <table:table-cell office:value-type="float" office:value="0.434792355170084" calcext:value-type="float">
            <text:p>0.434792355170084</text:p>
          </table:table-cell>
          <table:table-cell office:value-type="float" office:value="6.81141550594696" calcext:value-type="float">
            <text:p>6.81141550594696</text:p>
          </table:table-cell>
          <table:table-cell office:value-type="float" office:value="11.9788595493788" calcext:value-type="float">
            <text:p>11.9788595493788</text:p>
          </table:table-cell>
          <table:table-cell office:value-type="float" office:value="8.55408836691398" calcext:value-type="float">
            <text:p>8.55408836691398</text:p>
          </table:table-cell>
          <table:table-cell office:value-type="float" office:value="9.17160449413355" calcext:value-type="float">
            <text:p>9.17160449413355</text:p>
          </table:table-cell>
          <table:table-cell office:value-type="float" office:value="0.213754559679866" calcext:value-type="float">
            <text:p>0.213754559679866</text:p>
          </table:table-cell>
          <table:table-cell office:value-type="float" office:value="0.242736251234928" calcext:value-type="float">
            <text:p>0.242736251234928</text:p>
          </table:table-cell>
          <table:table-cell office:value-type="float" office:value="0.225456967319481" calcext:value-type="float">
            <text:p>0.225456967319481</text:p>
          </table:table-cell>
          <table:table-cell office:value-type="float" office:value="0.224331213938093" calcext:value-type="float">
            <text:p>0.224331213938093</text:p>
          </table:table-cell>
          <table:table-cell office:value-type="float" office:value="0.0389687268424691" calcext:value-type="float">
            <text:p>0.038968726842469</text:p>
          </table:table-cell>
          <table:table-cell office:value-type="float" office:value="0.0362045078043007" calcext:value-type="float">
            <text:p>0.036204507804301</text:p>
          </table:table-cell>
          <table:table-cell office:value-type="float" office:value="0.0293064124238055" calcext:value-type="float">
            <text:p>0.029306412423806</text:p>
          </table:table-cell>
          <table:table-cell office:value-type="float" office:value="0.0497897835707504" calcext:value-type="float">
            <text:p>0.04978978357075</text:p>
          </table:table-cell>
          <table:table-cell table:number-columns-repeated="4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8671338438013" calcext:value-type="float">
            <text:p>0.38671338438013</text:p>
          </table:table-cell>
          <table:table-cell office:value-type="float" office:value="0.464200648794476" calcext:value-type="float">
            <text:p>0.464200648794476</text:p>
          </table:table-cell>
          <table:table-cell office:value-type="float" office:value="0.402089247225912" calcext:value-type="float">
            <text:p>0.402089247225912</text:p>
          </table:table-cell>
          <table:table-cell office:value-type="float" office:value="0.443079222612408" calcext:value-type="float">
            <text:p>0.443079222612408</text:p>
          </table:table-cell>
          <table:table-cell office:value-type="float" office:value="7.27863654146607" calcext:value-type="float">
            <text:p>7.27863654146607</text:p>
          </table:table-cell>
          <table:table-cell office:value-type="float" office:value="11.854543283042" calcext:value-type="float">
            <text:p>11.854543283042</text:p>
          </table:table-cell>
          <table:table-cell office:value-type="float" office:value="8.65013545616997" calcext:value-type="float">
            <text:p>8.65013545616997</text:p>
          </table:table-cell>
          <table:table-cell office:value-type="float" office:value="9.61545061325429" calcext:value-type="float">
            <text:p>9.61545061325429</text:p>
          </table:table-cell>
          <table:table-cell office:value-type="float" office:value="0.220907213449727" calcext:value-type="float">
            <text:p>0.220907213449727</text:p>
          </table:table-cell>
          <table:table-cell office:value-type="float" office:value="0.250120392084729" calcext:value-type="float">
            <text:p>0.250120392084729</text:p>
          </table:table-cell>
          <table:table-cell office:value-type="float" office:value="0.230484363340591" calcext:value-type="float">
            <text:p>0.230484363340591</text:p>
          </table:table-cell>
          <table:table-cell office:value-type="float" office:value="0.23495661853393" calcext:value-type="float">
            <text:p>0.23495661853393</text:p>
          </table:table-cell>
          <table:table-cell office:value-type="float" office:value="0.0374550726578466" calcext:value-type="float">
            <text:p>0.037455072657847</text:p>
          </table:table-cell>
          <table:table-cell office:value-type="float" office:value="0.0347463051384747" calcext:value-type="float">
            <text:p>0.034746305138475</text:p>
          </table:table-cell>
          <table:table-cell office:value-type="float" office:value="0.028030968169527" calcext:value-type="float">
            <text:p>0.028030968169527</text:p>
          </table:table-cell>
          <table:table-cell office:value-type="float" office:value="0.0480882344694467" calcext:value-type="float">
            <text:p>0.048088234469447</text:p>
          </table:table-cell>
          <table:table-cell table:number-columns-repeated="4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83857242446158" calcext:value-type="float">
            <text:p>0.383857242446158</text:p>
          </table:table-cell>
          <table:table-cell office:value-type="float" office:value="0.461024444411802" calcext:value-type="float">
            <text:p>0.461024444411802</text:p>
          </table:table-cell>
          <table:table-cell office:value-type="float" office:value="0.399167112713786" calcext:value-type="float">
            <text:p>0.399167112713786</text:p>
          </table:table-cell>
          <table:table-cell office:value-type="float" office:value="0.439495943178019" calcext:value-type="float">
            <text:p>0.439495943178019</text:p>
          </table:table-cell>
          <table:table-cell office:value-type="float" office:value="6.96175341795621" calcext:value-type="float">
            <text:p>6.96175341795621</text:p>
          </table:table-cell>
          <table:table-cell office:value-type="float" office:value="11.8815662563658" calcext:value-type="float">
            <text:p>11.8815662563658</text:p>
          </table:table-cell>
          <table:table-cell office:value-type="float" office:value="8.25254973122442" calcext:value-type="float">
            <text:p>8.25254973122442</text:p>
          </table:table-cell>
          <table:table-cell office:value-type="float" office:value="9.39076337579735" calcext:value-type="float">
            <text:p>9.39076337579735</text:p>
          </table:table-cell>
          <table:table-cell office:value-type="float" office:value="0.21585667963929" calcext:value-type="float">
            <text:p>0.21585667963929</text:p>
          </table:table-cell>
          <table:table-cell office:value-type="float" office:value="0.238482135800103" calcext:value-type="float">
            <text:p>0.238482135800103</text:p>
          </table:table-cell>
          <table:table-cell office:value-type="float" office:value="0.225389762038065" calcext:value-type="float">
            <text:p>0.225389762038065</text:p>
          </table:table-cell>
          <table:table-cell office:value-type="float" office:value="0.223583029274831" calcext:value-type="float">
            <text:p>0.223583029274831</text:p>
          </table:table-cell>
          <table:table-cell office:value-type="float" office:value="0.0402998617832498" calcext:value-type="float">
            <text:p>0.04029986178325</text:p>
          </table:table-cell>
          <table:table-cell office:value-type="float" office:value="0.0360514412543449" calcext:value-type="float">
            <text:p>0.036051441254345</text:p>
          </table:table-cell>
          <table:table-cell office:value-type="float" office:value="0.0291631530019292" calcext:value-type="float">
            <text:p>0.029163153001929</text:p>
          </table:table-cell>
          <table:table-cell office:value-type="float" office:value="0.0520705046232488" calcext:value-type="float">
            <text:p>0.052070504623249</text:p>
          </table:table-cell>
          <table:table-cell table:number-columns-repeated="4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8178646058028" calcext:value-type="float">
            <text:p>0.38178646058028</text:p>
          </table:table-cell>
          <table:table-cell office:value-type="float" office:value="0.45819727456462" calcext:value-type="float">
            <text:p>0.45819727456462</text:p>
          </table:table-cell>
          <table:table-cell office:value-type="float" office:value="0.397043994100677" calcext:value-type="float">
            <text:p>0.397043994100677</text:p>
          </table:table-cell>
          <table:table-cell office:value-type="float" office:value="0.436489737385261" calcext:value-type="float">
            <text:p>0.436489737385261</text:p>
          </table:table-cell>
          <table:table-cell office:value-type="float" office:value="6.68231528142611" calcext:value-type="float">
            <text:p>6.68231528142611</text:p>
          </table:table-cell>
          <table:table-cell office:value-type="float" office:value="11.3999826902895" calcext:value-type="float">
            <text:p>11.3999826902895</text:p>
          </table:table-cell>
          <table:table-cell office:value-type="float" office:value="7.89556537165086" calcext:value-type="float">
            <text:p>7.89556537165086</text:p>
          </table:table-cell>
          <table:table-cell office:value-type="float" office:value="9.25061740140449" calcext:value-type="float">
            <text:p>9.25061740140449</text:p>
          </table:table-cell>
          <table:table-cell office:value-type="float" office:value="0.213045113892867" calcext:value-type="float">
            <text:p>0.213045113892867</text:p>
          </table:table-cell>
          <table:table-cell office:value-type="float" office:value="0.233765318102987" calcext:value-type="float">
            <text:p>0.233765318102987</text:p>
          </table:table-cell>
          <table:table-cell office:value-type="float" office:value="0.22214489578963" calcext:value-type="float">
            <text:p>0.22214489578963</text:p>
          </table:table-cell>
          <table:table-cell office:value-type="float" office:value="0.219735344546165" calcext:value-type="float">
            <text:p>0.219735344546165</text:p>
          </table:table-cell>
          <table:table-cell office:value-type="float" office:value="0.0399991553565313" calcext:value-type="float">
            <text:p>0.039999155356531</text:p>
          </table:table-cell>
          <table:table-cell office:value-type="float" office:value="0.0345926523053727" calcext:value-type="float">
            <text:p>0.034592652305373</text:p>
          </table:table-cell>
          <table:table-cell office:value-type="float" office:value="0.0293691990539197" calcext:value-type="float">
            <text:p>0.02936919905392</text:p>
          </table:table-cell>
          <table:table-cell office:value-type="float" office:value="0.0498540911167655" calcext:value-type="float">
            <text:p>0.049854091116766</text:p>
          </table:table-cell>
          <table:table-cell table:number-columns-repeated="4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6338452050335" calcext:value-type="float">
            <text:p>0.376338452050335</text:p>
          </table:table-cell>
          <table:table-cell office:value-type="float" office:value="0.454397576859777" calcext:value-type="float">
            <text:p>0.454397576859777</text:p>
          </table:table-cell>
          <table:table-cell office:value-type="float" office:value="0.393979825290584" calcext:value-type="float">
            <text:p>0.393979825290584</text:p>
          </table:table-cell>
          <table:table-cell office:value-type="float" office:value="0.430504814465004" calcext:value-type="float">
            <text:p>0.430504814465004</text:p>
          </table:table-cell>
          <table:table-cell office:value-type="float" office:value="6.66915096029613" calcext:value-type="float">
            <text:p>6.66915096029613</text:p>
          </table:table-cell>
          <table:table-cell office:value-type="float" office:value="11.5717461263759" calcext:value-type="float">
            <text:p>11.5717461263759</text:p>
          </table:table-cell>
          <table:table-cell office:value-type="float" office:value="8.11830763372154" calcext:value-type="float">
            <text:p>8.11830763372154</text:p>
          </table:table-cell>
          <table:table-cell office:value-type="float" office:value="9.10410924875477" calcext:value-type="float">
            <text:p>9.10410924875477</text:p>
          </table:table-cell>
          <table:table-cell office:value-type="float" office:value="0.213492372816322" calcext:value-type="float">
            <text:p>0.213492372816322</text:p>
          </table:table-cell>
          <table:table-cell office:value-type="float" office:value="0.237914781044721" calcext:value-type="float">
            <text:p>0.237914781044721</text:p>
          </table:table-cell>
          <table:table-cell office:value-type="float" office:value="0.225081590166869" calcext:value-type="float">
            <text:p>0.225081590166869</text:p>
          </table:table-cell>
          <table:table-cell office:value-type="float" office:value="0.219886102324562" calcext:value-type="float">
            <text:p>0.219886102324562</text:p>
          </table:table-cell>
          <table:table-cell office:value-type="float" office:value="0.0411490251650713" calcext:value-type="float">
            <text:p>0.041149025165071</text:p>
          </table:table-cell>
          <table:table-cell office:value-type="float" office:value="0.0345995694711867" calcext:value-type="float">
            <text:p>0.034599569471187</text:p>
          </table:table-cell>
          <table:table-cell office:value-type="float" office:value="0.0290928626134538" calcext:value-type="float">
            <text:p>0.029092862613454</text:p>
          </table:table-cell>
          <table:table-cell office:value-type="float" office:value="0.0519260103839564" calcext:value-type="float">
            <text:p>0.051926010383956</text:p>
          </table:table-cell>
          <table:table-cell table:number-columns-repeated="4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85289426921891" calcext:value-type="float">
            <text:p>0.385289426921891</text:p>
          </table:table-cell>
          <table:table-cell office:value-type="float" office:value="0.460479478818359" calcext:value-type="float">
            <text:p>0.460479478818359</text:p>
          </table:table-cell>
          <table:table-cell office:value-type="float" office:value="0.39893567404874" calcext:value-type="float">
            <text:p>0.39893567404874</text:p>
          </table:table-cell>
          <table:table-cell office:value-type="float" office:value="0.441658132507028" calcext:value-type="float">
            <text:p>0.441658132507028</text:p>
          </table:table-cell>
          <table:table-cell office:value-type="float" office:value="6.98128917384647" calcext:value-type="float">
            <text:p>6.98128917384647</text:p>
          </table:table-cell>
          <table:table-cell office:value-type="float" office:value="12.0073943952281" calcext:value-type="float">
            <text:p>12.0073943952281</text:p>
          </table:table-cell>
          <table:table-cell office:value-type="float" office:value="8.30011806084719" calcext:value-type="float">
            <text:p>8.30011806084719</text:p>
          </table:table-cell>
          <table:table-cell office:value-type="float" office:value="9.45854142812422" calcext:value-type="float">
            <text:p>9.45854142812422</text:p>
          </table:table-cell>
          <table:table-cell office:value-type="float" office:value="0.221123317061114" calcext:value-type="float">
            <text:p>0.221123317061114</text:p>
          </table:table-cell>
          <table:table-cell office:value-type="float" office:value="0.250745645596447" calcext:value-type="float">
            <text:p>0.250745645596447</text:p>
          </table:table-cell>
          <table:table-cell office:value-type="float" office:value="0.230377181615021" calcext:value-type="float">
            <text:p>0.230377181615021</text:p>
          </table:table-cell>
          <table:table-cell office:value-type="float" office:value="0.235868516685432" calcext:value-type="float">
            <text:p>0.235868516685432</text:p>
          </table:table-cell>
          <table:table-cell office:value-type="float" office:value="0.0392470496268222" calcext:value-type="float">
            <text:p>0.039247049626822</text:p>
          </table:table-cell>
          <table:table-cell office:value-type="float" office:value="0.0361333178494123" calcext:value-type="float">
            <text:p>0.036133317849412</text:p>
          </table:table-cell>
          <table:table-cell office:value-type="float" office:value="0.0306182430260438" calcext:value-type="float">
            <text:p>0.030618243026044</text:p>
          </table:table-cell>
          <table:table-cell office:value-type="float" office:value="0.0485519175648194" calcext:value-type="float">
            <text:p>0.04855191756482</text:p>
          </table:table-cell>
          <table:table-cell table:number-columns-repeated="4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88027739129546" calcext:value-type="float">
            <text:p>0.388027739129546</text:p>
          </table:table-cell>
          <table:table-cell office:value-type="float" office:value="0.463540205028956" calcext:value-type="float">
            <text:p>0.463540205028956</text:p>
          </table:table-cell>
          <table:table-cell office:value-type="float" office:value="0.401220916827808" calcext:value-type="float">
            <text:p>0.401220916827808</text:p>
          </table:table-cell>
          <table:table-cell office:value-type="float" office:value="0.445688567973926" calcext:value-type="float">
            <text:p>0.445688567973926</text:p>
          </table:table-cell>
          <table:table-cell office:value-type="float" office:value="7.02549482639404" calcext:value-type="float">
            <text:p>7.02549482639404</text:p>
          </table:table-cell>
          <table:table-cell office:value-type="float" office:value="11.4518191709742" calcext:value-type="float">
            <text:p>11.4518191709742</text:p>
          </table:table-cell>
          <table:table-cell office:value-type="float" office:value="8.39631345578656" calcext:value-type="float">
            <text:p>8.39631345578656</text:p>
          </table:table-cell>
          <table:table-cell office:value-type="float" office:value="9.43922706433779" calcext:value-type="float">
            <text:p>9.43922706433779</text:p>
          </table:table-cell>
          <table:table-cell office:value-type="float" office:value="0.223774299320768" calcext:value-type="float">
            <text:p>0.223774299320768</text:p>
          </table:table-cell>
          <table:table-cell office:value-type="float" office:value="0.254245081704853" calcext:value-type="float">
            <text:p>0.254245081704853</text:p>
          </table:table-cell>
          <table:table-cell office:value-type="float" office:value="0.232617847765379" calcext:value-type="float">
            <text:p>0.232617847765379</text:p>
          </table:table-cell>
          <table:table-cell office:value-type="float" office:value="0.240010260875898" calcext:value-type="float">
            <text:p>0.240010260875898</text:p>
          </table:table-cell>
          <table:table-cell office:value-type="float" office:value="0.0368910495050967" calcext:value-type="float">
            <text:p>0.036891049505097</text:p>
          </table:table-cell>
          <table:table-cell office:value-type="float" office:value="0.0346231622817951" calcext:value-type="float">
            <text:p>0.034623162281795</text:p>
          </table:table-cell>
          <table:table-cell office:value-type="float" office:value="0.0296770008859439" calcext:value-type="float">
            <text:p>0.029677000885944</text:p>
          </table:table-cell>
          <table:table-cell office:value-type="float" office:value="0.0449697139062513" calcext:value-type="float">
            <text:p>0.044969713906251</text:p>
          </table:table-cell>
          <table:table-cell table:number-columns-repeated="4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90420963816594" calcext:value-type="float">
            <text:p>0.390420963816594</text:p>
          </table:table-cell>
          <table:table-cell office:value-type="float" office:value="0.467959222155283" calcext:value-type="float">
            <text:p>0.467959222155283</text:p>
          </table:table-cell>
          <table:table-cell office:value-type="float" office:value="0.404113763922262" calcext:value-type="float">
            <text:p>0.404113763922262</text:p>
          </table:table-cell>
          <table:table-cell office:value-type="float" office:value="0.450809116725414" calcext:value-type="float">
            <text:p>0.450809116725414</text:p>
          </table:table-cell>
          <table:table-cell office:value-type="float" office:value="6.98133565618918" calcext:value-type="float">
            <text:p>6.98133565618918</text:p>
          </table:table-cell>
          <table:table-cell office:value-type="float" office:value="11.899218227177" calcext:value-type="float">
            <text:p>11.899218227177</text:p>
          </table:table-cell>
          <table:table-cell office:value-type="float" office:value="8.3611960451703" calcext:value-type="float">
            <text:p>8.3611960451703</text:p>
          </table:table-cell>
          <table:table-cell office:value-type="float" office:value="9.74446813281885" calcext:value-type="float">
            <text:p>9.74446813281885</text:p>
          </table:table-cell>
          <table:table-cell office:value-type="float" office:value="0.228049000195059" calcext:value-type="float">
            <text:p>0.228049000195059</text:p>
          </table:table-cell>
          <table:table-cell office:value-type="float" office:value="0.262054873253402" calcext:value-type="float">
            <text:p>0.262054873253402</text:p>
          </table:table-cell>
          <table:table-cell office:value-type="float" office:value="0.236924032196949" calcext:value-type="float">
            <text:p>0.236924032196949</text:p>
          </table:table-cell>
          <table:table-cell office:value-type="float" office:value="0.247594019428763" calcext:value-type="float">
            <text:p>0.247594019428763</text:p>
          </table:table-cell>
          <table:table-cell office:value-type="float" office:value="0.036500101086914" calcext:value-type="float">
            <text:p>0.036500101086914</text:p>
          </table:table-cell>
          <table:table-cell office:value-type="float" office:value="0.0327083062369785" calcext:value-type="float">
            <text:p>0.032708306236979</text:p>
          </table:table-cell>
          <table:table-cell office:value-type="float" office:value="0.0288906387643779" calcext:value-type="float">
            <text:p>0.028890638764378</text:p>
          </table:table-cell>
          <table:table-cell office:value-type="float" office:value="0.0437068943574281" calcext:value-type="float">
            <text:p>0.043706894357428</text:p>
          </table:table-cell>
          <table:table-cell table:number-columns-repeated="4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85917261494474" calcext:value-type="float">
            <text:p>0.385917261494474</text:p>
          </table:table-cell>
          <table:table-cell office:value-type="float" office:value="0.470028905657089" calcext:value-type="float">
            <text:p>0.470028905657089</text:p>
          </table:table-cell>
          <table:table-cell office:value-type="float" office:value="0.403490412412309" calcext:value-type="float">
            <text:p>0.403490412412309</text:p>
          </table:table-cell>
          <table:table-cell office:value-type="float" office:value="0.446370841995338" calcext:value-type="float">
            <text:p>0.446370841995338</text:p>
          </table:table-cell>
          <table:table-cell office:value-type="float" office:value="6.80695953220784" calcext:value-type="float">
            <text:p>6.80695953220784</text:p>
          </table:table-cell>
          <table:table-cell office:value-type="float" office:value="11.9746118451656" calcext:value-type="float">
            <text:p>11.9746118451656</text:p>
          </table:table-cell>
          <table:table-cell office:value-type="float" office:value="8.25462148712006" calcext:value-type="float">
            <text:p>8.25462148712006</text:p>
          </table:table-cell>
          <table:table-cell office:value-type="float" office:value="9.08238727994207" calcext:value-type="float">
            <text:p>9.08238727994207</text:p>
          </table:table-cell>
          <table:table-cell office:value-type="float" office:value="0.227816403605144" calcext:value-type="float">
            <text:p>0.227816403605144</text:p>
          </table:table-cell>
          <table:table-cell office:value-type="float" office:value="0.2592428491225" calcext:value-type="float">
            <text:p>0.2592428491225</text:p>
          </table:table-cell>
          <table:table-cell office:value-type="float" office:value="0.239337168494915" calcext:value-type="float">
            <text:p>0.239337168494915</text:p>
          </table:table-cell>
          <table:table-cell office:value-type="float" office:value="0.24076435317715" calcext:value-type="float">
            <text:p>0.24076435317715</text:p>
          </table:table-cell>
          <table:table-cell office:value-type="float" office:value="0.0387129523691782" calcext:value-type="float">
            <text:p>0.038712952369178</text:p>
          </table:table-cell>
          <table:table-cell office:value-type="float" office:value="0.0354701571020628" calcext:value-type="float">
            <text:p>0.035470157102063</text:p>
          </table:table-cell>
          <table:table-cell office:value-type="float" office:value="0.0293904846177634" calcext:value-type="float">
            <text:p>0.029390484617763</text:p>
          </table:table-cell>
          <table:table-cell office:value-type="float" office:value="0.0488414143797556" calcext:value-type="float">
            <text:p>0.048841414379756</text:p>
          </table:table-cell>
          <table:table-cell table:number-columns-repeated="4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93967211540815" calcext:value-type="float">
            <text:p>0.393967211540815</text:p>
          </table:table-cell>
          <table:table-cell office:value-type="float" office:value="0.473032290931582" calcext:value-type="float">
            <text:p>0.473032290931582</text:p>
          </table:table-cell>
          <table:table-cell office:value-type="float" office:value="0.406549482290707" calcext:value-type="float">
            <text:p>0.406549482290707</text:p>
          </table:table-cell>
          <table:table-cell office:value-type="float" office:value="0.457076596509166" calcext:value-type="float">
            <text:p>0.457076596509166</text:p>
          </table:table-cell>
          <table:table-cell office:value-type="float" office:value="6.96175616320389" calcext:value-type="float">
            <text:p>6.96175616320389</text:p>
          </table:table-cell>
          <table:table-cell office:value-type="float" office:value="12.4872613427462" calcext:value-type="float">
            <text:p>12.4872613427462</text:p>
          </table:table-cell>
          <table:table-cell office:value-type="float" office:value="8.15612866891176" calcext:value-type="float">
            <text:p>8.15612866891176</text:p>
          </table:table-cell>
          <table:table-cell office:value-type="float" office:value="10.0394953468931" calcext:value-type="float">
            <text:p>10.0394953468931</text:p>
          </table:table-cell>
          <table:table-cell office:value-type="float" office:value="0.245586165484512" calcext:value-type="float">
            <text:p>0.245586165484512</text:p>
          </table:table-cell>
          <table:table-cell office:value-type="float" office:value="0.289846920478135" calcext:value-type="float">
            <text:p>0.289846920478135</text:p>
          </table:table-cell>
          <table:table-cell office:value-type="float" office:value="0.255300915561382" calcext:value-type="float">
            <text:p>0.255300915561382</text:p>
          </table:table-cell>
          <table:table-cell office:value-type="float" office:value="0.273300789049555" calcext:value-type="float">
            <text:p>0.273300789049555</text:p>
          </table:table-cell>
          <table:table-cell office:value-type="float" office:value="0.0377725014837021" calcext:value-type="float">
            <text:p>0.037772501483702</text:p>
          </table:table-cell>
          <table:table-cell office:value-type="float" office:value="0.0340455529931761" calcext:value-type="float">
            <text:p>0.034045552993176</text:p>
          </table:table-cell>
          <table:table-cell office:value-type="float" office:value="0.0277609304374628" calcext:value-type="float">
            <text:p>0.027760930437463</text:p>
          </table:table-cell>
          <table:table-cell office:value-type="float" office:value="0.0487083560330068" calcext:value-type="float">
            <text:p>0.048708356033007</text:p>
          </table:table-cell>
          <table:table-cell table:number-columns-repeated="4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90305328803913" calcext:value-type="float">
            <text:p>0.390305328803913</text:p>
          </table:table-cell>
          <table:table-cell office:value-type="float" office:value="0.472524568049719" calcext:value-type="float">
            <text:p>0.472524568049719</text:p>
          </table:table-cell>
          <table:table-cell office:value-type="float" office:value="0.402987925930104" calcext:value-type="float">
            <text:p>0.402987925930104</text:p>
          </table:table-cell>
          <table:table-cell office:value-type="float" office:value="0.455559374739652" calcext:value-type="float">
            <text:p>0.455559374739652</text:p>
          </table:table-cell>
          <table:table-cell office:value-type="float" office:value="6.95248782082774" calcext:value-type="float">
            <text:p>6.95248782082774</text:p>
          </table:table-cell>
          <table:table-cell office:value-type="float" office:value="11.4153808309053" calcext:value-type="float">
            <text:p>11.4153808309053</text:p>
          </table:table-cell>
          <table:table-cell office:value-type="float" office:value="8.25196264489905" calcext:value-type="float">
            <text:p>8.25196264489905</text:p>
          </table:table-cell>
          <table:table-cell office:value-type="float" office:value="9.5352410333775" calcext:value-type="float">
            <text:p>9.5352410333775</text:p>
          </table:table-cell>
          <table:table-cell office:value-type="float" office:value="0.233155403931742" calcext:value-type="float">
            <text:p>0.233155403931742</text:p>
          </table:table-cell>
          <table:table-cell office:value-type="float" office:value="0.27331447842274" calcext:value-type="float">
            <text:p>0.27331447842274</text:p>
          </table:table-cell>
          <table:table-cell office:value-type="float" office:value="0.242201425113548" calcext:value-type="float">
            <text:p>0.242201425113548</text:p>
          </table:table-cell>
          <table:table-cell office:value-type="float" office:value="0.257905650043664" calcext:value-type="float">
            <text:p>0.257905650043664</text:p>
          </table:table-cell>
          <table:table-cell office:value-type="float" office:value="0.0399605913692704" calcext:value-type="float">
            <text:p>0.039960591369271</text:p>
          </table:table-cell>
          <table:table-cell office:value-type="float" office:value="0.0388788591747735" calcext:value-type="float">
            <text:p>0.038878859174774</text:p>
          </table:table-cell>
          <table:table-cell office:value-type="float" office:value="0.0310602162031396" calcext:value-type="float">
            <text:p>0.03106021620314</text:p>
          </table:table-cell>
          <table:table-cell office:value-type="float" office:value="0.0518757124060563" calcext:value-type="float">
            <text:p>0.051875712406056</text:p>
          </table:table-cell>
          <table:table-cell table:number-columns-repeated="4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95510587807452" calcext:value-type="float">
            <text:p>0.395510587807452</text:p>
          </table:table-cell>
          <table:table-cell office:value-type="float" office:value="0.480154554192619" calcext:value-type="float">
            <text:p>0.480154554192619</text:p>
          </table:table-cell>
          <table:table-cell office:value-type="float" office:value="0.40768605376871" calcext:value-type="float">
            <text:p>0.40768605376871</text:p>
          </table:table-cell>
          <table:table-cell office:value-type="float" office:value="0.464567310129046" calcext:value-type="float">
            <text:p>0.464567310129046</text:p>
          </table:table-cell>
          <table:table-cell office:value-type="float" office:value="7.27389966660645" calcext:value-type="float">
            <text:p>7.27389966660645</text:p>
          </table:table-cell>
          <table:table-cell office:value-type="float" office:value="12.7292673891988" calcext:value-type="float">
            <text:p>12.7292673891988</text:p>
          </table:table-cell>
          <table:table-cell office:value-type="float" office:value="8.62581528777706" calcext:value-type="float">
            <text:p>8.62581528777706</text:p>
          </table:table-cell>
          <table:table-cell office:value-type="float" office:value="10.2882902092108" calcext:value-type="float">
            <text:p>10.2882902092108</text:p>
          </table:table-cell>
          <table:table-cell office:value-type="float" office:value="0.240018731656953" calcext:value-type="float">
            <text:p>0.240018731656953</text:p>
          </table:table-cell>
          <table:table-cell office:value-type="float" office:value="0.283228788917531" calcext:value-type="float">
            <text:p>0.283228788917531</text:p>
          </table:table-cell>
          <table:table-cell office:value-type="float" office:value="0.248886616822325" calcext:value-type="float">
            <text:p>0.248886616822325</text:p>
          </table:table-cell>
          <table:table-cell office:value-type="float" office:value="0.267949529265817" calcext:value-type="float">
            <text:p>0.267949529265817</text:p>
          </table:table-cell>
          <table:table-cell office:value-type="float" office:value="0.0378646180990073" calcext:value-type="float">
            <text:p>0.037864618099007</text:p>
          </table:table-cell>
          <table:table-cell office:value-type="float" office:value="0.0379504564852882" calcext:value-type="float">
            <text:p>0.037950456485288</text:p>
          </table:table-cell>
          <table:table-cell office:value-type="float" office:value="0.029387771111542" calcext:value-type="float">
            <text:p>0.029387771111542</text:p>
          </table:table-cell>
          <table:table-cell office:value-type="float" office:value="0.0503250316621254" calcext:value-type="float">
            <text:p>0.050325031662125</text:p>
          </table:table-cell>
          <table:table-cell table:number-columns-repeated="4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85120875888506" calcext:value-type="float">
            <text:p>0.385120875888506</text:p>
          </table:table-cell>
          <table:table-cell office:value-type="float" office:value="0.471910992864052" calcext:value-type="float">
            <text:p>0.471910992864052</text:p>
          </table:table-cell>
          <table:table-cell office:value-type="float" office:value="0.399824366352096" calcext:value-type="float">
            <text:p>0.399824366352096</text:p>
          </table:table-cell>
          <table:table-cell office:value-type="float" office:value="0.451807544701509" calcext:value-type="float">
            <text:p>0.451807544701509</text:p>
          </table:table-cell>
          <table:table-cell office:value-type="float" office:value="6.90572296695612" calcext:value-type="float">
            <text:p>6.90572296695612</text:p>
          </table:table-cell>
          <table:table-cell office:value-type="float" office:value="12.0559265189935" calcext:value-type="float">
            <text:p>12.0559265189935</text:p>
          </table:table-cell>
          <table:table-cell office:value-type="float" office:value="8.42924443380969" calcext:value-type="float">
            <text:p>8.42924443380969</text:p>
          </table:table-cell>
          <table:table-cell office:value-type="float" office:value="9.44521871771929" calcext:value-type="float">
            <text:p>9.44521871771929</text:p>
          </table:table-cell>
          <table:table-cell office:value-type="float" office:value="0.233586895788683" calcext:value-type="float">
            <text:p>0.233586895788683</text:p>
          </table:table-cell>
          <table:table-cell office:value-type="float" office:value="0.267656952983215" calcext:value-type="float">
            <text:p>0.267656952983215</text:p>
          </table:table-cell>
          <table:table-cell office:value-type="float" office:value="0.24410993495249" calcext:value-type="float">
            <text:p>0.24410993495249</text:p>
          </table:table-cell>
          <table:table-cell office:value-type="float" office:value="0.25009868836676" calcext:value-type="float">
            <text:p>0.25009868836676</text:p>
          </table:table-cell>
          <table:table-cell office:value-type="float" office:value="0.0379420090760805" calcext:value-type="float">
            <text:p>0.037942009076081</text:p>
          </table:table-cell>
          <table:table-cell office:value-type="float" office:value="0.0376311190619094" calcext:value-type="float">
            <text:p>0.037631119061909</text:p>
          </table:table-cell>
          <table:table-cell office:value-type="float" office:value="0.0298177919578885" calcext:value-type="float">
            <text:p>0.029817791957889</text:p>
          </table:table-cell>
          <table:table-cell office:value-type="float" office:value="0.0494844165853421" calcext:value-type="float">
            <text:p>0.049484416585342</text:p>
          </table:table-cell>
          <table:table-cell table:number-columns-repeated="4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83027932415787" calcext:value-type="float">
            <text:p>0.383027932415787</text:p>
          </table:table-cell>
          <table:table-cell office:value-type="float" office:value="0.465224599438359" calcext:value-type="float">
            <text:p>0.465224599438359</text:p>
          </table:table-cell>
          <table:table-cell office:value-type="float" office:value="0.394881552427919" calcext:value-type="float">
            <text:p>0.394881552427919</text:p>
          </table:table-cell>
          <table:table-cell office:value-type="float" office:value="0.44992279759882" calcext:value-type="float">
            <text:p>0.44992279759882</text:p>
          </table:table-cell>
          <table:table-cell office:value-type="float" office:value="6.79480154907736" calcext:value-type="float">
            <text:p>6.79480154907736</text:p>
          </table:table-cell>
          <table:table-cell office:value-type="float" office:value="10.6526435820912" calcext:value-type="float">
            <text:p>10.6526435820912</text:p>
          </table:table-cell>
          <table:table-cell office:value-type="float" office:value="8.09266395966399" calcext:value-type="float">
            <text:p>8.09266395966399</text:p>
          </table:table-cell>
          <table:table-cell office:value-type="float" office:value="9.48235050980415" calcext:value-type="float">
            <text:p>9.48235050980415</text:p>
          </table:table-cell>
          <table:table-cell office:value-type="float" office:value="0.230833805499765" calcext:value-type="float">
            <text:p>0.230833805499765</text:p>
          </table:table-cell>
          <table:table-cell office:value-type="float" office:value="0.259880086600525" calcext:value-type="float">
            <text:p>0.259880086600525</text:p>
          </table:table-cell>
          <table:table-cell office:value-type="float" office:value="0.238854494755433" calcext:value-type="float">
            <text:p>0.238854494755433</text:p>
          </table:table-cell>
          <table:table-cell office:value-type="float" office:value="0.246503690084582" calcext:value-type="float">
            <text:p>0.246503690084582</text:p>
          </table:table-cell>
          <table:table-cell office:value-type="float" office:value="0.0386614122993718" calcext:value-type="float">
            <text:p>0.038661412299372</text:p>
          </table:table-cell>
          <table:table-cell office:value-type="float" office:value="0.0387785462235997" calcext:value-type="float">
            <text:p>0.0387785462236</text:p>
          </table:table-cell>
          <table:table-cell office:value-type="float" office:value="0.0309883195994339" calcext:value-type="float">
            <text:p>0.030988319599434</text:p>
          </table:table-cell>
          <table:table-cell office:value-type="float" office:value="0.0501402994823266" calcext:value-type="float">
            <text:p>0.050140299482327</text:p>
          </table:table-cell>
          <table:table-cell table:number-columns-repeated="4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82856186054196" calcext:value-type="float">
            <text:p>0.382856186054196</text:p>
          </table:table-cell>
          <table:table-cell office:value-type="float" office:value="0.465594526332442" calcext:value-type="float">
            <text:p>0.465594526332442</text:p>
          </table:table-cell>
          <table:table-cell office:value-type="float" office:value="0.394210848731996" calcext:value-type="float">
            <text:p>0.394210848731996</text:p>
          </table:table-cell>
          <table:table-cell office:value-type="float" office:value="0.450387999297488" calcext:value-type="float">
            <text:p>0.450387999297488</text:p>
          </table:table-cell>
          <table:table-cell office:value-type="float" office:value="6.82143496969493" calcext:value-type="float">
            <text:p>6.82143496969493</text:p>
          </table:table-cell>
          <table:table-cell office:value-type="float" office:value="10.8561652250976" calcext:value-type="float">
            <text:p>10.8561652250976</text:p>
          </table:table-cell>
          <table:table-cell office:value-type="float" office:value="8.01767184536556" calcext:value-type="float">
            <text:p>8.01767184536556</text:p>
          </table:table-cell>
          <table:table-cell office:value-type="float" office:value="8.86181913597178" calcext:value-type="float">
            <text:p>8.86181913597178</text:p>
          </table:table-cell>
          <table:table-cell office:value-type="float" office:value="0.229940083247466" calcext:value-type="float">
            <text:p>0.229940083247466</text:p>
          </table:table-cell>
          <table:table-cell office:value-type="float" office:value="0.26245110477088" calcext:value-type="float">
            <text:p>0.26245110477088</text:p>
          </table:table-cell>
          <table:table-cell office:value-type="float" office:value="0.238247398977072" calcext:value-type="float">
            <text:p>0.238247398977072</text:p>
          </table:table-cell>
          <table:table-cell office:value-type="float" office:value="0.248367631122637" calcext:value-type="float">
            <text:p>0.248367631122637</text:p>
          </table:table-cell>
          <table:table-cell office:value-type="float" office:value="0.0422268392159275" calcext:value-type="float">
            <text:p>0.042226839215928</text:p>
          </table:table-cell>
          <table:table-cell office:value-type="float" office:value="0.0404010113075559" calcext:value-type="float">
            <text:p>0.040401011307556</text:p>
          </table:table-cell>
          <table:table-cell office:value-type="float" office:value="0.0321145805864572" calcext:value-type="float">
            <text:p>0.032114580586457</text:p>
          </table:table-cell>
          <table:table-cell office:value-type="float" office:value="0.0555217089401727" calcext:value-type="float">
            <text:p>0.055521708940173</text:p>
          </table:table-cell>
          <table:table-cell table:number-columns-repeated="4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85230721115924" calcext:value-type="float">
            <text:p>0.385230721115924</text:p>
          </table:table-cell>
          <table:table-cell office:value-type="float" office:value="0.467041221340834" calcext:value-type="float">
            <text:p>0.467041221340834</text:p>
          </table:table-cell>
          <table:table-cell office:value-type="float" office:value="0.396313386401326" calcext:value-type="float">
            <text:p>0.396313386401326</text:p>
          </table:table-cell>
          <table:table-cell office:value-type="float" office:value="0.452079953080125" calcext:value-type="float">
            <text:p>0.452079953080125</text:p>
          </table:table-cell>
          <table:table-cell office:value-type="float" office:value="6.78072295129809" calcext:value-type="float">
            <text:p>6.78072295129809</text:p>
          </table:table-cell>
          <table:table-cell office:value-type="float" office:value="11.1146818911431" calcext:value-type="float">
            <text:p>11.1146818911431</text:p>
          </table:table-cell>
          <table:table-cell office:value-type="float" office:value="7.8911966965148" calcext:value-type="float">
            <text:p>7.8911966965148</text:p>
          </table:table-cell>
          <table:table-cell office:value-type="float" office:value="9.7933564978344" calcext:value-type="float">
            <text:p>9.7933564978344</text:p>
          </table:table-cell>
          <table:table-cell office:value-type="float" office:value="0.232028924877847" calcext:value-type="float">
            <text:p>0.232028924877847</text:p>
          </table:table-cell>
          <table:table-cell office:value-type="float" office:value="0.264173278166792" calcext:value-type="float">
            <text:p>0.264173278166792</text:p>
          </table:table-cell>
          <table:table-cell office:value-type="float" office:value="0.240040163715048" calcext:value-type="float">
            <text:p>0.240040163715048</text:p>
          </table:table-cell>
          <table:table-cell office:value-type="float" office:value="0.250742150266611" calcext:value-type="float">
            <text:p>0.250742150266611</text:p>
          </table:table-cell>
          <table:table-cell office:value-type="float" office:value="0.0403325328986518" calcext:value-type="float">
            <text:p>0.040332532898652</text:p>
          </table:table-cell>
          <table:table-cell office:value-type="float" office:value="0.0411843345866133" calcext:value-type="float">
            <text:p>0.041184334586613</text:p>
          </table:table-cell>
          <table:table-cell office:value-type="float" office:value="0.0319348172032397" calcext:value-type="float">
            <text:p>0.03193481720324</text:p>
          </table:table-cell>
          <table:table-cell office:value-type="float" office:value="0.0535098541079769" calcext:value-type="float">
            <text:p>0.053509854107977</text:p>
          </table:table-cell>
          <table:table-cell table:number-columns-repeated="4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82080442772478" calcext:value-type="float">
            <text:p>0.382080442772478</text:p>
          </table:table-cell>
          <table:table-cell office:value-type="float" office:value="0.46000861182037" calcext:value-type="float">
            <text:p>0.46000861182037</text:p>
          </table:table-cell>
          <table:table-cell office:value-type="float" office:value="0.393389045822048" calcext:value-type="float">
            <text:p>0.393389045822048</text:p>
          </table:table-cell>
          <table:table-cell office:value-type="float" office:value="0.443591505435565" calcext:value-type="float">
            <text:p>0.443591505435565</text:p>
          </table:table-cell>
          <table:table-cell office:value-type="float" office:value="6.4490201871019" calcext:value-type="float">
            <text:p>6.4490201871019</text:p>
          </table:table-cell>
          <table:table-cell office:value-type="float" office:value="9.94965216078003" calcext:value-type="float">
            <text:p>9.94965216078003</text:p>
          </table:table-cell>
          <table:table-cell office:value-type="float" office:value="7.53708401982903" calcext:value-type="float">
            <text:p>7.53708401982903</text:p>
          </table:table-cell>
          <table:table-cell office:value-type="float" office:value="8.3780641664957" calcext:value-type="float">
            <text:p>8.3780641664957</text:p>
          </table:table-cell>
          <table:table-cell office:value-type="float" office:value="0.237176839004239" calcext:value-type="float">
            <text:p>0.237176839004239</text:p>
          </table:table-cell>
          <table:table-cell office:value-type="float" office:value="0.275609235432153" calcext:value-type="float">
            <text:p>0.275609235432153</text:p>
          </table:table-cell>
          <table:table-cell office:value-type="float" office:value="0.247367768196295" calcext:value-type="float">
            <text:p>0.247367768196295</text:p>
          </table:table-cell>
          <table:table-cell office:value-type="float" office:value="0.258305213398895" calcext:value-type="float">
            <text:p>0.258305213398895</text:p>
          </table:table-cell>
          <table:table-cell office:value-type="float" office:value="0.038713969441412" calcext:value-type="float">
            <text:p>0.038713969441412</text:p>
          </table:table-cell>
          <table:table-cell office:value-type="float" office:value="0.0346002665021629" calcext:value-type="float">
            <text:p>0.034600266502163</text:p>
          </table:table-cell>
          <table:table-cell office:value-type="float" office:value="0.0292073499595484" calcext:value-type="float">
            <text:p>0.029207349959548</text:p>
          </table:table-cell>
          <table:table-cell office:value-type="float" office:value="0.0487535710406266" calcext:value-type="float">
            <text:p>0.048753571040627</text:p>
          </table:table-cell>
          <table:table-cell table:number-columns-repeated="4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82510909698423" calcext:value-type="float">
            <text:p>0.382510909698423</text:p>
          </table:table-cell>
          <table:table-cell office:value-type="float" office:value="0.464993810895443" calcext:value-type="float">
            <text:p>0.464993810895443</text:p>
          </table:table-cell>
          <table:table-cell office:value-type="float" office:value="0.393187709190125" calcext:value-type="float">
            <text:p>0.393187709190125</text:p>
          </table:table-cell>
          <table:table-cell office:value-type="float" office:value="0.452143877295186" calcext:value-type="float">
            <text:p>0.452143877295186</text:p>
          </table:table-cell>
          <table:table-cell office:value-type="float" office:value="6.62920579611112" calcext:value-type="float">
            <text:p>6.62920579611112</text:p>
          </table:table-cell>
          <table:table-cell office:value-type="float" office:value="10.8251192675563" calcext:value-type="float">
            <text:p>10.8251192675563</text:p>
          </table:table-cell>
          <table:table-cell office:value-type="float" office:value="7.6118785196469" calcext:value-type="float">
            <text:p>7.6118785196469</text:p>
          </table:table-cell>
          <table:table-cell office:value-type="float" office:value="9.62961270816536" calcext:value-type="float">
            <text:p>9.62961270816536</text:p>
          </table:table-cell>
          <table:table-cell office:value-type="float" office:value="0.23506707021865" calcext:value-type="float">
            <text:p>0.23506707021865</text:p>
          </table:table-cell>
          <table:table-cell office:value-type="float" office:value="0.268550276049627" calcext:value-type="float">
            <text:p>0.268550276049627</text:p>
          </table:table-cell>
          <table:table-cell office:value-type="float" office:value="0.243108686744274" calcext:value-type="float">
            <text:p>0.243108686744274</text:p>
          </table:table-cell>
          <table:table-cell office:value-type="float" office:value="0.254723364965344" calcext:value-type="float">
            <text:p>0.254723364965344</text:p>
          </table:table-cell>
          <table:table-cell office:value-type="float" office:value="0.0393518285925354" calcext:value-type="float">
            <text:p>0.039351828592536</text:p>
          </table:table-cell>
          <table:table-cell office:value-type="float" office:value="0.0380532175427378" calcext:value-type="float">
            <text:p>0.038053217542738</text:p>
          </table:table-cell>
          <table:table-cell office:value-type="float" office:value="0.0297967724086872" calcext:value-type="float">
            <text:p>0.029796772408687</text:p>
          </table:table-cell>
          <table:table-cell office:value-type="float" office:value="0.0525038697803158" calcext:value-type="float">
            <text:p>0.052503869780316</text:p>
          </table:table-cell>
          <table:table-cell table:number-columns-repeated="4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86460957197887" calcext:value-type="float">
            <text:p>0.386460957197887</text:p>
          </table:table-cell>
          <table:table-cell office:value-type="float" office:value="0.46826618005984" calcext:value-type="float">
            <text:p>0.46826618005984</text:p>
          </table:table-cell>
          <table:table-cell office:value-type="float" office:value="0.39761594413935" calcext:value-type="float">
            <text:p>0.39761594413935</text:p>
          </table:table-cell>
          <table:table-cell office:value-type="float" office:value="0.45544109300027" calcext:value-type="float">
            <text:p>0.45544109300027</text:p>
          </table:table-cell>
          <table:table-cell office:value-type="float" office:value="6.69348334892081" calcext:value-type="float">
            <text:p>6.69348334892081</text:p>
          </table:table-cell>
          <table:table-cell office:value-type="float" office:value="10.7959509867173" calcext:value-type="float">
            <text:p>10.7959509867173</text:p>
          </table:table-cell>
          <table:table-cell office:value-type="float" office:value="7.66739784630172" calcext:value-type="float">
            <text:p>7.66739784630172</text:p>
          </table:table-cell>
          <table:table-cell office:value-type="float" office:value="9.69542769389303" calcext:value-type="float">
            <text:p>9.69542769389303</text:p>
          </table:table-cell>
          <table:table-cell office:value-type="float" office:value="0.24007651748261" calcext:value-type="float">
            <text:p>0.24007651748261</text:p>
          </table:table-cell>
          <table:table-cell office:value-type="float" office:value="0.275327040024965" calcext:value-type="float">
            <text:p>0.275327040024965</text:p>
          </table:table-cell>
          <table:table-cell office:value-type="float" office:value="0.248005654888961" calcext:value-type="float">
            <text:p>0.248005654888961</text:p>
          </table:table-cell>
          <table:table-cell office:value-type="float" office:value="0.26169850598364" calcext:value-type="float">
            <text:p>0.26169850598364</text:p>
          </table:table-cell>
          <table:table-cell office:value-type="float" office:value="0.0406688232638656" calcext:value-type="float">
            <text:p>0.040668823263866</text:p>
          </table:table-cell>
          <table:table-cell office:value-type="float" office:value="0.0427328764905002" calcext:value-type="float">
            <text:p>0.0427328764905</text:p>
          </table:table-cell>
          <table:table-cell office:value-type="float" office:value="0.0329873669842812" calcext:value-type="float">
            <text:p>0.032987366984281</text:p>
          </table:table-cell>
          <table:table-cell office:value-type="float" office:value="0.0541468951382492" calcext:value-type="float">
            <text:p>0.054146895138249</text:p>
          </table:table-cell>
          <table:table-cell table:number-columns-repeated="4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77341754739969" calcext:value-type="float">
            <text:p>0.377341754739969</text:p>
          </table:table-cell>
          <table:table-cell office:value-type="float" office:value="0.455156310000993" calcext:value-type="float">
            <text:p>0.455156310000993</text:p>
          </table:table-cell>
          <table:table-cell office:value-type="float" office:value="0.387067141324004" calcext:value-type="float">
            <text:p>0.387067141324004</text:p>
          </table:table-cell>
          <table:table-cell office:value-type="float" office:value="0.442951660759339" calcext:value-type="float">
            <text:p>0.442951660759339</text:p>
          </table:table-cell>
          <table:table-cell office:value-type="float" office:value="6.7825654609161" calcext:value-type="float">
            <text:p>6.7825654609161</text:p>
          </table:table-cell>
          <table:table-cell office:value-type="float" office:value="9.9454483469372" calcext:value-type="float">
            <text:p>9.9454483469372</text:p>
          </table:table-cell>
          <table:table-cell office:value-type="float" office:value="7.44695673657654" calcext:value-type="float">
            <text:p>7.44695673657654</text:p>
          </table:table-cell>
          <table:table-cell office:value-type="float" office:value="9.20499923604795" calcext:value-type="float">
            <text:p>9.20499923604795</text:p>
          </table:table-cell>
          <table:table-cell office:value-type="float" office:value="0.234837885784871" calcext:value-type="float">
            <text:p>0.234837885784871</text:p>
          </table:table-cell>
          <table:table-cell office:value-type="float" office:value="0.266163873865166" calcext:value-type="float">
            <text:p>0.266163873865166</text:p>
          </table:table-cell>
          <table:table-cell office:value-type="float" office:value="0.242703702398213" calcext:value-type="float">
            <text:p>0.242703702398213</text:p>
          </table:table-cell>
          <table:table-cell office:value-type="float" office:value="0.252750096721956" calcext:value-type="float">
            <text:p>0.252750096721956</text:p>
          </table:table-cell>
          <table:table-cell office:value-type="float" office:value="0.0382418886437163" calcext:value-type="float">
            <text:p>0.038241888643716</text:p>
          </table:table-cell>
          <table:table-cell office:value-type="float" office:value="0.0400920968736428" calcext:value-type="float">
            <text:p>0.040092096873643</text:p>
          </table:table-cell>
          <table:table-cell office:value-type="float" office:value="0.030327969944513" calcext:value-type="float">
            <text:p>0.030327969944513</text:p>
          </table:table-cell>
          <table:table-cell office:value-type="float" office:value="0.0519064506194341" calcext:value-type="float">
            <text:p>0.051906450619434</text:p>
          </table:table-cell>
          <table:table-cell table:number-columns-repeated="4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73819677507736" calcext:value-type="float">
            <text:p>0.373819677507736</text:p>
          </table:table-cell>
          <table:table-cell office:value-type="float" office:value="0.461444582942972" calcext:value-type="float">
            <text:p>0.461444582942972</text:p>
          </table:table-cell>
          <table:table-cell office:value-type="float" office:value="0.387503278443356" calcext:value-type="float">
            <text:p>0.387503278443356</text:p>
          </table:table-cell>
          <table:table-cell office:value-type="float" office:value="0.442606149180418" calcext:value-type="float">
            <text:p>0.442606149180418</text:p>
          </table:table-cell>
          <table:table-cell office:value-type="float" office:value="6.26820324778446" calcext:value-type="float">
            <text:p>6.26820324778446</text:p>
          </table:table-cell>
          <table:table-cell office:value-type="float" office:value="9.75856517884664" calcext:value-type="float">
            <text:p>9.75856517884664</text:p>
          </table:table-cell>
          <table:table-cell office:value-type="float" office:value="6.97664263302041" calcext:value-type="float">
            <text:p>6.97664263302041</text:p>
          </table:table-cell>
          <table:table-cell office:value-type="float" office:value="8.82386746660931" calcext:value-type="float">
            <text:p>8.82386746660931</text:p>
          </table:table-cell>
          <table:table-cell office:value-type="float" office:value="0.234883076285167" calcext:value-type="float">
            <text:p>0.234883076285167</text:p>
          </table:table-cell>
          <table:table-cell office:value-type="float" office:value="0.27499197400072" calcext:value-type="float">
            <text:p>0.27499197400072</text:p>
          </table:table-cell>
          <table:table-cell office:value-type="float" office:value="0.24475327628169" calcext:value-type="float">
            <text:p>0.24475327628169</text:p>
          </table:table-cell>
          <table:table-cell office:value-type="float" office:value="0.257752509160373" calcext:value-type="float">
            <text:p>0.257752509160373</text:p>
          </table:table-cell>
          <table:table-cell office:value-type="float" office:value="0.0396302685487404" calcext:value-type="float">
            <text:p>0.03963026854874</text:p>
          </table:table-cell>
          <table:table-cell office:value-type="float" office:value="0.0420359875902216" calcext:value-type="float">
            <text:p>0.042035987590222</text:p>
          </table:table-cell>
          <table:table-cell office:value-type="float" office:value="0.0318612109028344" calcext:value-type="float">
            <text:p>0.031861210902835</text:p>
          </table:table-cell>
          <table:table-cell office:value-type="float" office:value="0.0534808151095292" calcext:value-type="float">
            <text:p>0.053480815109529</text:p>
          </table:table-cell>
          <table:table-cell table:number-columns-repeated="4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85352158119217" calcext:value-type="float">
            <text:p>0.385352158119217</text:p>
          </table:table-cell>
          <table:table-cell office:value-type="float" office:value="0.465937634505668" calcext:value-type="float">
            <text:p>0.465937634505668</text:p>
          </table:table-cell>
          <table:table-cell office:value-type="float" office:value="0.394464644432923" calcext:value-type="float">
            <text:p>0.394464644432923</text:p>
          </table:table-cell>
          <table:table-cell office:value-type="float" office:value="0.453452826353285" calcext:value-type="float">
            <text:p>0.453452826353285</text:p>
          </table:table-cell>
          <table:table-cell office:value-type="float" office:value="6.66371823392427" calcext:value-type="float">
            <text:p>6.66371823392427</text:p>
          </table:table-cell>
          <table:table-cell office:value-type="float" office:value="10.4373363192899" calcext:value-type="float">
            <text:p>10.4373363192899</text:p>
          </table:table-cell>
          <table:table-cell office:value-type="float" office:value="7.32973479014497" calcext:value-type="float">
            <text:p>7.32973479014497</text:p>
          </table:table-cell>
          <table:table-cell office:value-type="float" office:value="9.5214362806439" calcext:value-type="float">
            <text:p>9.5214362806439</text:p>
          </table:table-cell>
          <table:table-cell office:value-type="float" office:value="0.244446827220606" calcext:value-type="float">
            <text:p>0.244446827220606</text:p>
          </table:table-cell>
          <table:table-cell office:value-type="float" office:value="0.285026393106117" calcext:value-type="float">
            <text:p>0.285026393106117</text:p>
          </table:table-cell>
          <table:table-cell office:value-type="float" office:value="0.252055407311867" calcext:value-type="float">
            <text:p>0.252055407311867</text:p>
          </table:table-cell>
          <table:table-cell office:value-type="float" office:value="0.271626559068207" calcext:value-type="float">
            <text:p>0.271626559068207</text:p>
          </table:table-cell>
          <table:table-cell office:value-type="float" office:value="0.0378262732701595" calcext:value-type="float">
            <text:p>0.03782627327016</text:p>
          </table:table-cell>
          <table:table-cell office:value-type="float" office:value="0.0396443618351577" calcext:value-type="float">
            <text:p>0.039644361835158</text:p>
          </table:table-cell>
          <table:table-cell office:value-type="float" office:value="0.0307249773771389" calcext:value-type="float">
            <text:p>0.030724977377139</text:p>
          </table:table-cell>
          <table:table-cell office:value-type="float" office:value="0.0502886975346109" calcext:value-type="float">
            <text:p>0.050288697534611</text:p>
          </table:table-cell>
          <table:table-cell table:number-columns-repeated="4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80984740546417" calcext:value-type="float">
            <text:p>0.380984740546417</text:p>
          </table:table-cell>
          <table:table-cell office:value-type="float" office:value="0.456937168082745" calcext:value-type="float">
            <text:p>0.456937168082745</text:p>
          </table:table-cell>
          <table:table-cell office:value-type="float" office:value="0.388551611022427" calcext:value-type="float">
            <text:p>0.388551611022427</text:p>
          </table:table-cell>
          <table:table-cell office:value-type="float" office:value="0.446927427448112" calcext:value-type="float">
            <text:p>0.446927427448112</text:p>
          </table:table-cell>
          <table:table-cell office:value-type="float" office:value="6.82886554501242" calcext:value-type="float">
            <text:p>6.82886554501242</text:p>
          </table:table-cell>
          <table:table-cell office:value-type="float" office:value="10.0637575657287" calcext:value-type="float">
            <text:p>10.0637575657287</text:p>
          </table:table-cell>
          <table:table-cell office:value-type="float" office:value="7.46677541597842" calcext:value-type="float">
            <text:p>7.46677541597842</text:p>
          </table:table-cell>
          <table:table-cell office:value-type="float" office:value="9.62822968106118" calcext:value-type="float">
            <text:p>9.62822968106118</text:p>
          </table:table-cell>
          <table:table-cell office:value-type="float" office:value="0.23785711731084" calcext:value-type="float">
            <text:p>0.23785711731084</text:p>
          </table:table-cell>
          <table:table-cell office:value-type="float" office:value="0.269579113216823" calcext:value-type="float">
            <text:p>0.269579113216823</text:p>
          </table:table-cell>
          <table:table-cell office:value-type="float" office:value="0.24459069625731" calcext:value-type="float">
            <text:p>0.24459069625731</text:p>
          </table:table-cell>
          <table:table-cell office:value-type="float" office:value="0.258005105948331" calcext:value-type="float">
            <text:p>0.258005105948331</text:p>
          </table:table-cell>
          <table:table-cell office:value-type="float" office:value="0.0384259467936083" calcext:value-type="float">
            <text:p>0.038425946793608</text:p>
          </table:table-cell>
          <table:table-cell office:value-type="float" office:value="0.0411391330789172" calcext:value-type="float">
            <text:p>0.041139133078917</text:p>
          </table:table-cell>
          <table:table-cell office:value-type="float" office:value="0.0317470219426105" calcext:value-type="float">
            <text:p>0.031747021942611</text:p>
          </table:table-cell>
          <table:table-cell office:value-type="float" office:value="0.0511553809031842" calcext:value-type="float">
            <text:p>0.051155380903184</text:p>
          </table:table-cell>
          <table:table-cell table:number-columns-repeated="4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75410252526129" calcext:value-type="float">
            <text:p>0.375410252526129</text:p>
          </table:table-cell>
          <table:table-cell office:value-type="float" office:value="0.449581803566193" calcext:value-type="float">
            <text:p>0.449581803566193</text:p>
          </table:table-cell>
          <table:table-cell office:value-type="float" office:value="0.384296454007778" calcext:value-type="float">
            <text:p>0.384296454007778</text:p>
          </table:table-cell>
          <table:table-cell office:value-type="float" office:value="0.44022399418219" calcext:value-type="float">
            <text:p>0.44022399418219</text:p>
          </table:table-cell>
          <table:table-cell office:value-type="float" office:value="6.25137532439161" calcext:value-type="float">
            <text:p>6.25137532439161</text:p>
          </table:table-cell>
          <table:table-cell office:value-type="float" office:value="9.46524237582901" calcext:value-type="float">
            <text:p>9.46524237582901</text:p>
          </table:table-cell>
          <table:table-cell office:value-type="float" office:value="6.90348857714717" calcext:value-type="float">
            <text:p>6.90348857714717</text:p>
          </table:table-cell>
          <table:table-cell office:value-type="float" office:value="8.85900062982145" calcext:value-type="float">
            <text:p>8.85900062982145</text:p>
          </table:table-cell>
          <table:table-cell office:value-type="float" office:value="0.240020946726843" calcext:value-type="float">
            <text:p>0.240020946726843</text:p>
          </table:table-cell>
          <table:table-cell office:value-type="float" office:value="0.275200035011137" calcext:value-type="float">
            <text:p>0.275200035011137</text:p>
          </table:table-cell>
          <table:table-cell office:value-type="float" office:value="0.246743215337893" calcext:value-type="float">
            <text:p>0.246743215337893</text:p>
          </table:table-cell>
          <table:table-cell office:value-type="float" office:value="0.263674994172682" calcext:value-type="float">
            <text:p>0.263674994172682</text:p>
          </table:table-cell>
          <table:table-cell office:value-type="float" office:value="0.0394843207817342" calcext:value-type="float">
            <text:p>0.039484320781734</text:p>
          </table:table-cell>
          <table:table-cell office:value-type="float" office:value="0.0431943962774068" calcext:value-type="float">
            <text:p>0.043194396277407</text:p>
          </table:table-cell>
          <table:table-cell office:value-type="float" office:value="0.0328705351503871" calcext:value-type="float">
            <text:p>0.032870535150387</text:p>
          </table:table-cell>
          <table:table-cell office:value-type="float" office:value="0.0529330936495266" calcext:value-type="float">
            <text:p>0.052933093649527</text:p>
          </table:table-cell>
          <table:table-cell table:number-columns-repeated="4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71940804627377" calcext:value-type="float">
            <text:p>0.371940804627377</text:p>
          </table:table-cell>
          <table:table-cell office:value-type="float" office:value="0.451259739085474" calcext:value-type="float">
            <text:p>0.451259739085474</text:p>
          </table:table-cell>
          <table:table-cell office:value-type="float" office:value="0.38327538518942" calcext:value-type="float">
            <text:p>0.38327538518942</text:p>
          </table:table-cell>
          <table:table-cell office:value-type="float" office:value="0.437640495491742" calcext:value-type="float">
            <text:p>0.437640495491742</text:p>
          </table:table-cell>
          <table:table-cell office:value-type="float" office:value="6.51776863143138" calcext:value-type="float">
            <text:p>6.51776863143138</text:p>
          </table:table-cell>
          <table:table-cell office:value-type="float" office:value="10.2558251558361" calcext:value-type="float">
            <text:p>10.2558251558361</text:p>
          </table:table-cell>
          <table:table-cell office:value-type="float" office:value="7.2246264106499" calcext:value-type="float">
            <text:p>7.2246264106499</text:p>
          </table:table-cell>
          <table:table-cell office:value-type="float" office:value="8.93563868862807" calcext:value-type="float">
            <text:p>8.93563868862807</text:p>
          </table:table-cell>
          <table:table-cell office:value-type="float" office:value="0.235078165737485" calcext:value-type="float">
            <text:p>0.235078165737485</text:p>
          </table:table-cell>
          <table:table-cell office:value-type="float" office:value="0.279504103446354" calcext:value-type="float">
            <text:p>0.279504103446354</text:p>
          </table:table-cell>
          <table:table-cell office:value-type="float" office:value="0.243076922290443" calcext:value-type="float">
            <text:p>0.243076922290443</text:p>
          </table:table-cell>
          <table:table-cell office:value-type="float" office:value="0.265496901549823" calcext:value-type="float">
            <text:p>0.265496901549823</text:p>
          </table:table-cell>
          <table:table-cell office:value-type="float" office:value="0.0397657897125664" calcext:value-type="float">
            <text:p>0.039765789712566</text:p>
          </table:table-cell>
          <table:table-cell office:value-type="float" office:value="0.0389169933995378" calcext:value-type="float">
            <text:p>0.038916993399538</text:p>
          </table:table-cell>
          <table:table-cell office:value-type="float" office:value="0.0320368061086803" calcext:value-type="float">
            <text:p>0.03203680610868</text:p>
          </table:table-cell>
          <table:table-cell office:value-type="float" office:value="0.0503485489778853" calcext:value-type="float">
            <text:p>0.050348548977885</text:p>
          </table:table-cell>
          <table:table-cell table:number-columns-repeated="4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76083996998593" calcext:value-type="float">
            <text:p>0.376083996998593</text:p>
          </table:table-cell>
          <table:table-cell office:value-type="float" office:value="0.446512736992656" calcext:value-type="float">
            <text:p>0.446512736992656</text:p>
          </table:table-cell>
          <table:table-cell office:value-type="float" office:value="0.383068749605972" calcext:value-type="float">
            <text:p>0.383068749605972</text:p>
          </table:table-cell>
          <table:table-cell office:value-type="float" office:value="0.438033868331406" calcext:value-type="float">
            <text:p>0.438033868331406</text:p>
          </table:table-cell>
          <table:table-cell office:value-type="float" office:value="6.56266875975501" calcext:value-type="float">
            <text:p>6.56266875975501</text:p>
          </table:table-cell>
          <table:table-cell office:value-type="float" office:value="10.0183603642604" calcext:value-type="float">
            <text:p>10.0183603642604</text:p>
          </table:table-cell>
          <table:table-cell office:value-type="float" office:value="7.1582157616787" calcext:value-type="float">
            <text:p>7.1582157616787</text:p>
          </table:table-cell>
          <table:table-cell office:value-type="float" office:value="9.46489752698147" calcext:value-type="float">
            <text:p>9.46489752698147</text:p>
          </table:table-cell>
          <table:table-cell office:value-type="float" office:value="0.234497073255736" calcext:value-type="float">
            <text:p>0.234497073255736</text:p>
          </table:table-cell>
          <table:table-cell office:value-type="float" office:value="0.27479117341228" calcext:value-type="float">
            <text:p>0.27479117341228</text:p>
          </table:table-cell>
          <table:table-cell office:value-type="float" office:value="0.241214548409352" calcext:value-type="float">
            <text:p>0.241214548409352</text:p>
          </table:table-cell>
          <table:table-cell office:value-type="float" office:value="0.26283017980857" calcext:value-type="float">
            <text:p>0.26283017980857</text:p>
          </table:table-cell>
          <table:table-cell office:value-type="float" office:value="0.039189446969694" calcext:value-type="float">
            <text:p>0.039189446969694</text:p>
          </table:table-cell>
          <table:table-cell office:value-type="float" office:value="0.0387668979335165" calcext:value-type="float">
            <text:p>0.038766897933517</text:p>
          </table:table-cell>
          <table:table-cell office:value-type="float" office:value="0.0310452522706177" calcext:value-type="float">
            <text:p>0.031045252270618</text:p>
          </table:table-cell>
          <table:table-cell office:value-type="float" office:value="0.0511653368030203" calcext:value-type="float">
            <text:p>0.05116533680302</text:p>
          </table:table-cell>
          <table:table-cell table:number-columns-repeated="4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678545821316" calcext:value-type="float">
            <text:p>0.3678545821316</text:p>
          </table:table-cell>
          <table:table-cell office:value-type="float" office:value="0.443427240008202" calcext:value-type="float">
            <text:p>0.443427240008202</text:p>
          </table:table-cell>
          <table:table-cell office:value-type="float" office:value="0.376496608815298" calcext:value-type="float">
            <text:p>0.376496608815298</text:p>
          </table:table-cell>
          <table:table-cell office:value-type="float" office:value="0.430642931634798" calcext:value-type="float">
            <text:p>0.430642931634798</text:p>
          </table:table-cell>
          <table:table-cell office:value-type="float" office:value="6.2996366674259" calcext:value-type="float">
            <text:p>6.2996366674259</text:p>
          </table:table-cell>
          <table:table-cell office:value-type="float" office:value="10.1588579744466" calcext:value-type="float">
            <text:p>10.1588579744466</text:p>
          </table:table-cell>
          <table:table-cell office:value-type="float" office:value="6.87941755472453" calcext:value-type="float">
            <text:p>6.87941755472453</text:p>
          </table:table-cell>
          <table:table-cell office:value-type="float" office:value="9.19408266171895" calcext:value-type="float">
            <text:p>9.19408266171895</text:p>
          </table:table-cell>
          <table:table-cell office:value-type="float" office:value="0.23290859836701" calcext:value-type="float">
            <text:p>0.23290859836701</text:p>
          </table:table-cell>
          <table:table-cell office:value-type="float" office:value="0.264100790396509" calcext:value-type="float">
            <text:p>0.264100790396509</text:p>
          </table:table-cell>
          <table:table-cell office:value-type="float" office:value="0.238829382126465" calcext:value-type="float">
            <text:p>0.238829382126465</text:p>
          </table:table-cell>
          <table:table-cell office:value-type="float" office:value="0.253872678068347" calcext:value-type="float">
            <text:p>0.253872678068347</text:p>
          </table:table-cell>
          <table:table-cell office:value-type="float" office:value="0.0396113433636343" calcext:value-type="float">
            <text:p>0.039611343363634</text:p>
          </table:table-cell>
          <table:table-cell office:value-type="float" office:value="0.0414580757295776" calcext:value-type="float">
            <text:p>0.041458075729578</text:p>
          </table:table-cell>
          <table:table-cell office:value-type="float" office:value="0.0322735402691192" calcext:value-type="float">
            <text:p>0.032273540269119</text:p>
          </table:table-cell>
          <table:table-cell office:value-type="float" office:value="0.052569544229028" calcext:value-type="float">
            <text:p>0.052569544229028</text:p>
          </table:table-cell>
          <table:table-cell table:number-columns-repeated="4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76538020558321" calcext:value-type="float">
            <text:p>0.376538020558321</text:p>
          </table:table-cell>
          <table:table-cell office:value-type="float" office:value="0.450570934743401" calcext:value-type="float">
            <text:p>0.450570934743401</text:p>
          </table:table-cell>
          <table:table-cell office:value-type="float" office:value="0.381985383151718" calcext:value-type="float">
            <text:p>0.381985383151718</text:p>
          </table:table-cell>
          <table:table-cell office:value-type="float" office:value="0.443145491722831" calcext:value-type="float">
            <text:p>0.443145491722831</text:p>
          </table:table-cell>
          <table:table-cell office:value-type="float" office:value="6.38712857305972" calcext:value-type="float">
            <text:p>6.38712857305972</text:p>
          </table:table-cell>
          <table:table-cell office:value-type="float" office:value="9.95015088225541" calcext:value-type="float">
            <text:p>9.95015088225541</text:p>
          </table:table-cell>
          <table:table-cell office:value-type="float" office:value="6.9363844683937" calcext:value-type="float">
            <text:p>6.9363844683937</text:p>
          </table:table-cell>
          <table:table-cell office:value-type="float" office:value="9.83206189166913" calcext:value-type="float">
            <text:p>9.83206189166913</text:p>
          </table:table-cell>
          <table:table-cell office:value-type="float" office:value="0.237273307817625" calcext:value-type="float">
            <text:p>0.237273307817625</text:p>
          </table:table-cell>
          <table:table-cell office:value-type="float" office:value="0.277006388987356" calcext:value-type="float">
            <text:p>0.277006388987356</text:p>
          </table:table-cell>
          <table:table-cell office:value-type="float" office:value="0.242687704777859" calcext:value-type="float">
            <text:p>0.242687704777859</text:p>
          </table:table-cell>
          <table:table-cell office:value-type="float" office:value="0.267483453411127" calcext:value-type="float">
            <text:p>0.267483453411127</text:p>
          </table:table-cell>
          <table:table-cell office:value-type="float" office:value="0.0374269763922294" calcext:value-type="float">
            <text:p>0.037426976392229</text:p>
          </table:table-cell>
          <table:table-cell office:value-type="float" office:value="0.0404424396651843" calcext:value-type="float">
            <text:p>0.040442439665184</text:p>
          </table:table-cell>
          <table:table-cell office:value-type="float" office:value="0.0314204888445841" calcext:value-type="float">
            <text:p>0.031420488844584</text:p>
          </table:table-cell>
          <table:table-cell office:value-type="float" office:value="0.0493925466986456" calcext:value-type="float">
            <text:p>0.049392546698646</text:p>
          </table:table-cell>
          <table:table-cell table:number-columns-repeated="4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75038988631712" calcext:value-type="float">
            <text:p>0.375038988631712</text:p>
          </table:table-cell>
          <table:table-cell office:value-type="float" office:value="0.451993090483605" calcext:value-type="float">
            <text:p>0.451993090483605</text:p>
          </table:table-cell>
          <table:table-cell office:value-type="float" office:value="0.384335748975985" calcext:value-type="float">
            <text:p>0.384335748975985</text:p>
          </table:table-cell>
          <table:table-cell office:value-type="float" office:value="0.437785537637384" calcext:value-type="float">
            <text:p>0.437785537637384</text:p>
          </table:table-cell>
          <table:table-cell office:value-type="float" office:value="6.37190828500913" calcext:value-type="float">
            <text:p>6.37190828500913</text:p>
          </table:table-cell>
          <table:table-cell office:value-type="float" office:value="11.2122385256519" calcext:value-type="float">
            <text:p>11.2122385256519</text:p>
          </table:table-cell>
          <table:table-cell office:value-type="float" office:value="6.76014373033397" calcext:value-type="float">
            <text:p>6.76014373033397</text:p>
          </table:table-cell>
          <table:table-cell office:value-type="float" office:value="8.97188294551186" calcext:value-type="float">
            <text:p>8.97188294551186</text:p>
          </table:table-cell>
          <table:table-cell office:value-type="float" office:value="0.241555268910191" calcext:value-type="float">
            <text:p>0.241555268910191</text:p>
          </table:table-cell>
          <table:table-cell office:value-type="float" office:value="0.281967468747422" calcext:value-type="float">
            <text:p>0.281967468747422</text:p>
          </table:table-cell>
          <table:table-cell office:value-type="float" office:value="0.248406392656703" calcext:value-type="float">
            <text:p>0.248406392656703</text:p>
          </table:table-cell>
          <table:table-cell office:value-type="float" office:value="0.269940001842129" calcext:value-type="float">
            <text:p>0.269940001842129</text:p>
          </table:table-cell>
          <table:table-cell office:value-type="float" office:value="0.0402595248456893" calcext:value-type="float">
            <text:p>0.040259524845689</text:p>
          </table:table-cell>
          <table:table-cell office:value-type="float" office:value="0.0399017849119423" calcext:value-type="float">
            <text:p>0.039901784911942</text:p>
          </table:table-cell>
          <table:table-cell office:value-type="float" office:value="0.0311303771570619" calcext:value-type="float">
            <text:p>0.031130377157062</text:p>
          </table:table-cell>
          <table:table-cell office:value-type="float" office:value="0.0536555893806842" calcext:value-type="float">
            <text:p>0.053655589380684</text:p>
          </table:table-cell>
          <table:table-cell table:number-columns-repeated="4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79765262603212" calcext:value-type="float">
            <text:p>0.379765262603212</text:p>
          </table:table-cell>
          <table:table-cell office:value-type="float" office:value="0.456719615873627" calcext:value-type="float">
            <text:p>0.456719615873627</text:p>
          </table:table-cell>
          <table:table-cell office:value-type="float" office:value="0.387131475167575" calcext:value-type="float">
            <text:p>0.387131475167575</text:p>
          </table:table-cell>
          <table:table-cell office:value-type="float" office:value="0.446383084968769" calcext:value-type="float">
            <text:p>0.446383084968769</text:p>
          </table:table-cell>
          <table:table-cell office:value-type="float" office:value="6.4789733750305" calcext:value-type="float">
            <text:p>6.4789733750305</text:p>
          </table:table-cell>
          <table:table-cell office:value-type="float" office:value="11.6363651017493" calcext:value-type="float">
            <text:p>11.6363651017493</text:p>
          </table:table-cell>
          <table:table-cell office:value-type="float" office:value="7.11754429161411" calcext:value-type="float">
            <text:p>7.11754429161411</text:p>
          </table:table-cell>
          <table:table-cell office:value-type="float" office:value="10.376231936784" calcext:value-type="float">
            <text:p>10.376231936784</text:p>
          </table:table-cell>
          <table:table-cell office:value-type="float" office:value="0.249528152980624" calcext:value-type="float">
            <text:p>0.249528152980624</text:p>
          </table:table-cell>
          <table:table-cell office:value-type="float" office:value="0.292557508051468" calcext:value-type="float">
            <text:p>0.292557508051468</text:p>
          </table:table-cell>
          <table:table-cell office:value-type="float" office:value="0.254868151902643" calcext:value-type="float">
            <text:p>0.254868151902643</text:p>
          </table:table-cell>
          <table:table-cell office:value-type="float" office:value="0.282954289352421" calcext:value-type="float">
            <text:p>0.282954289352421</text:p>
          </table:table-cell>
          <table:table-cell office:value-type="float" office:value="0.0390915631791784" calcext:value-type="float">
            <text:p>0.039091563179178</text:p>
          </table:table-cell>
          <table:table-cell office:value-type="float" office:value="0.0406605470480952" calcext:value-type="float">
            <text:p>0.040660547048095</text:p>
          </table:table-cell>
          <table:table-cell office:value-type="float" office:value="0.0323315501465289" calcext:value-type="float">
            <text:p>0.032331550146529</text:p>
          </table:table-cell>
          <table:table-cell office:value-type="float" office:value="0.0509836112850068" calcext:value-type="float">
            <text:p>0.050983611285007</text:p>
          </table:table-cell>
          <table:table-cell table:number-columns-repeated="4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76301753686925" calcext:value-type="float">
            <text:p>0.376301753686925</text:p>
          </table:table-cell>
          <table:table-cell office:value-type="float" office:value="0.448894028273542" calcext:value-type="float">
            <text:p>0.448894028273542</text:p>
          </table:table-cell>
          <table:table-cell office:value-type="float" office:value="0.379966139865736" calcext:value-type="float">
            <text:p>0.379966139865736</text:p>
          </table:table-cell>
          <table:table-cell office:value-type="float" office:value="0.443575091676568" calcext:value-type="float">
            <text:p>0.443575091676568</text:p>
          </table:table-cell>
          <table:table-cell office:value-type="float" office:value="6.69623501207155" calcext:value-type="float">
            <text:p>6.69623501207155</text:p>
          </table:table-cell>
          <table:table-cell office:value-type="float" office:value="10.3279564443385" calcext:value-type="float">
            <text:p>10.3279564443385</text:p>
          </table:table-cell>
          <table:table-cell office:value-type="float" office:value="7.05221622419112" calcext:value-type="float">
            <text:p>7.05221622419112</text:p>
          </table:table-cell>
          <table:table-cell office:value-type="float" office:value="10.4251888669857" calcext:value-type="float">
            <text:p>10.4251888669857</text:p>
          </table:table-cell>
          <table:table-cell office:value-type="float" office:value="0.228301058116624" calcext:value-type="float">
            <text:p>0.228301058116624</text:p>
          </table:table-cell>
          <table:table-cell office:value-type="float" office:value="0.266815784368138" calcext:value-type="float">
            <text:p>0.266815784368138</text:p>
          </table:table-cell>
          <table:table-cell office:value-type="float" office:value="0.232776565936922" calcext:value-type="float">
            <text:p>0.232776565936922</text:p>
          </table:table-cell>
          <table:table-cell office:value-type="float" office:value="0.258754848564921" calcext:value-type="float">
            <text:p>0.258754848564921</text:p>
          </table:table-cell>
          <table:table-cell office:value-type="float" office:value="0.0349581939547899" calcext:value-type="float">
            <text:p>0.03495819395479</text:p>
          </table:table-cell>
          <table:table-cell office:value-type="float" office:value="0.0421558653733969" calcext:value-type="float">
            <text:p>0.042155865373397</text:p>
          </table:table-cell>
          <table:table-cell office:value-type="float" office:value="0.0316617731572151" calcext:value-type="float">
            <text:p>0.031661773157215</text:p>
          </table:table-cell>
          <table:table-cell office:value-type="float" office:value="0.04702261200991" calcext:value-type="float">
            <text:p>0.04702261200991</text:p>
          </table:table-cell>
          <table:table-cell table:number-columns-repeated="4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74912957634719" calcext:value-type="float">
            <text:p>0.374912957634719</text:p>
          </table:table-cell>
          <table:table-cell office:value-type="float" office:value="0.442737865178214" calcext:value-type="float">
            <text:p>0.442737865178214</text:p>
          </table:table-cell>
          <table:table-cell office:value-type="float" office:value="0.379765128415419" calcext:value-type="float">
            <text:p>0.379765128415419</text:p>
          </table:table-cell>
          <table:table-cell office:value-type="float" office:value="0.436598856891588" calcext:value-type="float">
            <text:p>0.436598856891588</text:p>
          </table:table-cell>
          <table:table-cell office:value-type="float" office:value="6.63204826797131" calcext:value-type="float">
            <text:p>6.63204826797131</text:p>
          </table:table-cell>
          <table:table-cell office:value-type="float" office:value="9.99874948021337" calcext:value-type="float">
            <text:p>9.99874948021337</text:p>
          </table:table-cell>
          <table:table-cell office:value-type="float" office:value="6.92169551424597" calcext:value-type="float">
            <text:p>6.92169551424597</text:p>
          </table:table-cell>
          <table:table-cell office:value-type="float" office:value="9.91600240812816" calcext:value-type="float">
            <text:p>9.91600240812816</text:p>
          </table:table-cell>
          <table:table-cell office:value-type="float" office:value="0.238478135002945" calcext:value-type="float">
            <text:p>0.238478135002945</text:p>
          </table:table-cell>
          <table:table-cell office:value-type="float" office:value="0.272128695580349" calcext:value-type="float">
            <text:p>0.272128695580349</text:p>
          </table:table-cell>
          <table:table-cell office:value-type="float" office:value="0.242916052762169" calcext:value-type="float">
            <text:p>0.242916052762169</text:p>
          </table:table-cell>
          <table:table-cell office:value-type="float" office:value="0.264298199827961" calcext:value-type="float">
            <text:p>0.264298199827961</text:p>
          </table:table-cell>
          <table:table-cell office:value-type="float" office:value="0.037255259505442" calcext:value-type="float">
            <text:p>0.037255259505442</text:p>
          </table:table-cell>
          <table:table-cell office:value-type="float" office:value="0.041353542370164" calcext:value-type="float">
            <text:p>0.041353542370164</text:p>
          </table:table-cell>
          <table:table-cell office:value-type="float" office:value="0.0332345649789" calcext:value-type="float">
            <text:p>0.0332345649789</text:p>
          </table:table-cell>
          <table:table-cell office:value-type="float" office:value="0.04745672121589" calcext:value-type="float">
            <text:p>0.04745672121589</text:p>
          </table:table-cell>
          <table:table-cell table:number-columns-repeated="4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70246124727" calcext:value-type="float">
            <text:p>0.370246124727</text:p>
          </table:table-cell>
          <table:table-cell office:value-type="float" office:value="0.443299454674346" calcext:value-type="float">
            <text:p>0.443299454674346</text:p>
          </table:table-cell>
          <table:table-cell office:value-type="float" office:value="0.376019426409809" calcext:value-type="float">
            <text:p>0.376019426409809</text:p>
          </table:table-cell>
          <table:table-cell office:value-type="float" office:value="0.436543484101632" calcext:value-type="float">
            <text:p>0.436543484101632</text:p>
          </table:table-cell>
          <table:table-cell office:value-type="float" office:value="6.33744488038672" calcext:value-type="float">
            <text:p>6.33744488038672</text:p>
          </table:table-cell>
          <table:table-cell office:value-type="float" office:value="9.96805872450792" calcext:value-type="float">
            <text:p>9.96805872450792</text:p>
          </table:table-cell>
          <table:table-cell office:value-type="float" office:value="6.53703616478724" calcext:value-type="float">
            <text:p>6.53703616478724</text:p>
          </table:table-cell>
          <table:table-cell office:value-type="float" office:value="9.61052176702169" calcext:value-type="float">
            <text:p>9.61052176702169</text:p>
          </table:table-cell>
          <table:table-cell office:value-type="float" office:value="0.237988622239888" calcext:value-type="float">
            <text:p>0.237988622239888</text:p>
          </table:table-cell>
          <table:table-cell office:value-type="float" office:value="0.277993391171004" calcext:value-type="float">
            <text:p>0.277993391171004</text:p>
          </table:table-cell>
          <table:table-cell office:value-type="float" office:value="0.243391183970144" calcext:value-type="float">
            <text:p>0.243391183970144</text:p>
          </table:table-cell>
          <table:table-cell office:value-type="float" office:value="0.268318682575095" calcext:value-type="float">
            <text:p>0.268318682575095</text:p>
          </table:table-cell>
          <table:table-cell office:value-type="float" office:value="0.0383786208664291" calcext:value-type="float">
            <text:p>0.038378620866429</text:p>
          </table:table-cell>
          <table:table-cell office:value-type="float" office:value="0.0444221372148827" calcext:value-type="float">
            <text:p>0.044422137214883</text:p>
          </table:table-cell>
          <table:table-cell office:value-type="float" office:value="0.0342207601026168" calcext:value-type="float">
            <text:p>0.034220760102617</text:p>
          </table:table-cell>
          <table:table-cell office:value-type="float" office:value="0.0505927443846793" calcext:value-type="float">
            <text:p>0.050592744384679</text:p>
          </table:table-cell>
          <table:table-cell table:number-columns-repeated="4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74491609371462" calcext:value-type="float">
            <text:p>0.374491609371462</text:p>
          </table:table-cell>
          <table:table-cell office:value-type="float" office:value="0.447707199857544" calcext:value-type="float">
            <text:p>0.447707199857544</text:p>
          </table:table-cell>
          <table:table-cell office:value-type="float" office:value="0.379456331436989" calcext:value-type="float">
            <text:p>0.379456331436989</text:p>
          </table:table-cell>
          <table:table-cell office:value-type="float" office:value="0.442692462527523" calcext:value-type="float">
            <text:p>0.442692462527523</text:p>
          </table:table-cell>
          <table:table-cell office:value-type="float" office:value="6.80686082772139" calcext:value-type="float">
            <text:p>6.80686082772139</text:p>
          </table:table-cell>
          <table:table-cell office:value-type="float" office:value="10.2859371687626" calcext:value-type="float">
            <text:p>10.2859371687626</text:p>
          </table:table-cell>
          <table:table-cell office:value-type="float" office:value="7.1836799346984" calcext:value-type="float">
            <text:p>7.1836799346984</text:p>
          </table:table-cell>
          <table:table-cell office:value-type="float" office:value="10.1344956983409" calcext:value-type="float">
            <text:p>10.1344956983409</text:p>
          </table:table-cell>
          <table:table-cell office:value-type="float" office:value="0.240798716305891" calcext:value-type="float">
            <text:p>0.240798716305891</text:p>
          </table:table-cell>
          <table:table-cell office:value-type="float" office:value="0.290584253880122" calcext:value-type="float">
            <text:p>0.290584253880122</text:p>
          </table:table-cell>
          <table:table-cell office:value-type="float" office:value="0.245044486772769" calcext:value-type="float">
            <text:p>0.245044486772769</text:p>
          </table:table-cell>
          <table:table-cell office:value-type="float" office:value="0.282683719396437" calcext:value-type="float">
            <text:p>0.282683719396437</text:p>
          </table:table-cell>
          <table:table-cell office:value-type="float" office:value="0.0363840595641487" calcext:value-type="float">
            <text:p>0.036384059564149</text:p>
          </table:table-cell>
          <table:table-cell office:value-type="float" office:value="0.0409385814669473" calcext:value-type="float">
            <text:p>0.040938581466947</text:p>
          </table:table-cell>
          <table:table-cell office:value-type="float" office:value="0.0312526308872334" calcext:value-type="float">
            <text:p>0.031252630887233</text:p>
          </table:table-cell>
          <table:table-cell office:value-type="float" office:value="0.0487354455971082" calcext:value-type="float">
            <text:p>0.048735445597108</text:p>
          </table:table-cell>
          <table:table-cell table:number-columns-repeated="4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77642610139479" calcext:value-type="float">
            <text:p>0.377642610139479</text:p>
          </table:table-cell>
          <table:table-cell office:value-type="float" office:value="0.451598998397303" calcext:value-type="float">
            <text:p>0.451598998397303</text:p>
          </table:table-cell>
          <table:table-cell office:value-type="float" office:value="0.381603309641312" calcext:value-type="float">
            <text:p>0.381603309641312</text:p>
          </table:table-cell>
          <table:table-cell office:value-type="float" office:value="0.447580896699389" calcext:value-type="float">
            <text:p>0.447580896699389</text:p>
          </table:table-cell>
          <table:table-cell office:value-type="float" office:value="6.38275852647397" calcext:value-type="float">
            <text:p>6.38275852647397</text:p>
          </table:table-cell>
          <table:table-cell office:value-type="float" office:value="10.1777839924375" calcext:value-type="float">
            <text:p>10.1777839924375</text:p>
          </table:table-cell>
          <table:table-cell office:value-type="float" office:value="6.80290873173178" calcext:value-type="float">
            <text:p>6.80290873173178</text:p>
          </table:table-cell>
          <table:table-cell office:value-type="float" office:value="9.99422157497455" calcext:value-type="float">
            <text:p>9.99422157497455</text:p>
          </table:table-cell>
          <table:table-cell office:value-type="float" office:value="0.236056786340904" calcext:value-type="float">
            <text:p>0.236056786340904</text:p>
          </table:table-cell>
          <table:table-cell office:value-type="float" office:value="0.271528730056049" calcext:value-type="float">
            <text:p>0.271528730056049</text:p>
          </table:table-cell>
          <table:table-cell office:value-type="float" office:value="0.239295254696624" calcext:value-type="float">
            <text:p>0.239295254696624</text:p>
          </table:table-cell>
          <table:table-cell office:value-type="float" office:value="0.265749155840292" calcext:value-type="float">
            <text:p>0.265749155840292</text:p>
          </table:table-cell>
          <table:table-cell office:value-type="float" office:value="0.0351239219356844" calcext:value-type="float">
            <text:p>0.035123921935685</text:p>
          </table:table-cell>
          <table:table-cell office:value-type="float" office:value="0.0406866634223836" calcext:value-type="float">
            <text:p>0.040686663422384</text:p>
          </table:table-cell>
          <table:table-cell office:value-type="float" office:value="0.0300316401214757" calcext:value-type="float">
            <text:p>0.030031640121476</text:p>
          </table:table-cell>
          <table:table-cell office:value-type="float" office:value="0.0484781142104949" calcext:value-type="float">
            <text:p>0.048478114210495</text:p>
          </table:table-cell>
          <table:table-cell table:number-columns-repeated="4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79989923645879" calcext:value-type="float">
            <text:p>0.379989923645879</text:p>
          </table:table-cell>
          <table:table-cell office:value-type="float" office:value="0.449093054260104" calcext:value-type="float">
            <text:p>0.449093054260104</text:p>
          </table:table-cell>
          <table:table-cell office:value-type="float" office:value="0.383628108009794" calcext:value-type="float">
            <text:p>0.383628108009794</text:p>
          </table:table-cell>
          <table:table-cell office:value-type="float" office:value="0.445874615994118" calcext:value-type="float">
            <text:p>0.445874615994118</text:p>
          </table:table-cell>
          <table:table-cell office:value-type="float" office:value="6.96397830464578" calcext:value-type="float">
            <text:p>6.96397830464578</text:p>
          </table:table-cell>
          <table:table-cell office:value-type="float" office:value="10.4463857060304" calcext:value-type="float">
            <text:p>10.4463857060304</text:p>
          </table:table-cell>
          <table:table-cell office:value-type="float" office:value="7.16929709576291" calcext:value-type="float">
            <text:p>7.16929709576291</text:p>
          </table:table-cell>
          <table:table-cell office:value-type="float" office:value="10.2363393352441" calcext:value-type="float">
            <text:p>10.2363393352441</text:p>
          </table:table-cell>
          <table:table-cell office:value-type="float" office:value="0.237437340224267" calcext:value-type="float">
            <text:p>0.237437340224267</text:p>
          </table:table-cell>
          <table:table-cell office:value-type="float" office:value="0.279057753478296" calcext:value-type="float">
            <text:p>0.279057753478296</text:p>
          </table:table-cell>
          <table:table-cell office:value-type="float" office:value="0.240718267391694" calcext:value-type="float">
            <text:p>0.240718267391694</text:p>
          </table:table-cell>
          <table:table-cell office:value-type="float" office:value="0.272983896137742" calcext:value-type="float">
            <text:p>0.272983896137742</text:p>
          </table:table-cell>
          <table:table-cell office:value-type="float" office:value="0.0376527814030159" calcext:value-type="float">
            <text:p>0.037652781403016</text:p>
          </table:table-cell>
          <table:table-cell office:value-type="float" office:value="0.0454486280464817" calcext:value-type="float">
            <text:p>0.045448628046482</text:p>
          </table:table-cell>
          <table:table-cell office:value-type="float" office:value="0.0321425606101133" calcext:value-type="float">
            <text:p>0.032142560610113</text:p>
          </table:table-cell>
          <table:table-cell office:value-type="float" office:value="0.0538526588005612" calcext:value-type="float">
            <text:p>0.053852658800561</text:p>
          </table:table-cell>
          <table:table-cell table:number-columns-repeated="4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79799087765679" calcext:value-type="float">
            <text:p>0.379799087765679</text:p>
          </table:table-cell>
          <table:table-cell office:value-type="float" office:value="0.45138121689213" calcext:value-type="float">
            <text:p>0.45138121689213</text:p>
          </table:table-cell>
          <table:table-cell office:value-type="float" office:value="0.383957525055198" calcext:value-type="float">
            <text:p>0.383957525055198</text:p>
          </table:table-cell>
          <table:table-cell office:value-type="float" office:value="0.4476834033667" calcext:value-type="float">
            <text:p>0.4476834033667</text:p>
          </table:table-cell>
          <table:table-cell office:value-type="float" office:value="6.53917261560963" calcext:value-type="float">
            <text:p>6.53917261560963</text:p>
          </table:table-cell>
          <table:table-cell office:value-type="float" office:value="10.3948618145527" calcext:value-type="float">
            <text:p>10.3948618145527</text:p>
          </table:table-cell>
          <table:table-cell office:value-type="float" office:value="6.97600042989" calcext:value-type="float">
            <text:p>6.97600042989</text:p>
          </table:table-cell>
          <table:table-cell office:value-type="float" office:value="9.9967155014591" calcext:value-type="float">
            <text:p>9.9967155014591</text:p>
          </table:table-cell>
          <table:table-cell office:value-type="float" office:value="0.229446888895744" calcext:value-type="float">
            <text:p>0.229446888895744</text:p>
          </table:table-cell>
          <table:table-cell office:value-type="float" office:value="0.268603806040241" calcext:value-type="float">
            <text:p>0.268603806040241</text:p>
          </table:table-cell>
          <table:table-cell office:value-type="float" office:value="0.233092780067735" calcext:value-type="float">
            <text:p>0.233092780067735</text:p>
          </table:table-cell>
          <table:table-cell office:value-type="float" office:value="0.261943699893464" calcext:value-type="float">
            <text:p>0.261943699893464</text:p>
          </table:table-cell>
          <table:table-cell office:value-type="float" office:value="0.0400599542854516" calcext:value-type="float">
            <text:p>0.040059954285452</text:p>
          </table:table-cell>
          <table:table-cell office:value-type="float" office:value="0.0498637078035742" calcext:value-type="float">
            <text:p>0.049863707803574</text:p>
          </table:table-cell>
          <table:table-cell office:value-type="float" office:value="0.0349405279837315" calcext:value-type="float">
            <text:p>0.034940527983732</text:p>
          </table:table-cell>
          <table:table-cell office:value-type="float" office:value="0.0575685851505655" calcext:value-type="float">
            <text:p>0.057568585150566</text:p>
          </table:table-cell>
          <table:table-cell table:number-columns-repeated="4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81801314075603" calcext:value-type="float">
            <text:p>0.381801314075603</text:p>
          </table:table-cell>
          <table:table-cell office:value-type="float" office:value="0.458681504346904" calcext:value-type="float">
            <text:p>0.458681504346904</text:p>
          </table:table-cell>
          <table:table-cell office:value-type="float" office:value="0.385588084432257" calcext:value-type="float">
            <text:p>0.385588084432257</text:p>
          </table:table-cell>
          <table:table-cell office:value-type="float" office:value="0.454508491032965" calcext:value-type="float">
            <text:p>0.454508491032965</text:p>
          </table:table-cell>
          <table:table-cell office:value-type="float" office:value="6.79302892591549" calcext:value-type="float">
            <text:p>6.79302892591549</text:p>
          </table:table-cell>
          <table:table-cell office:value-type="float" office:value="10.9092100338209" calcext:value-type="float">
            <text:p>10.9092100338209</text:p>
          </table:table-cell>
          <table:table-cell office:value-type="float" office:value="7.10304161326236" calcext:value-type="float">
            <text:p>7.10304161326236</text:p>
          </table:table-cell>
          <table:table-cell office:value-type="float" office:value="10.5321107002485" calcext:value-type="float">
            <text:p>10.5321107002485</text:p>
          </table:table-cell>
          <table:table-cell office:value-type="float" office:value="0.230168589884403" calcext:value-type="float">
            <text:p>0.230168589884403</text:p>
          </table:table-cell>
          <table:table-cell office:value-type="float" office:value="0.26558024267266" calcext:value-type="float">
            <text:p>0.26558024267266</text:p>
          </table:table-cell>
          <table:table-cell office:value-type="float" office:value="0.233355167134756" calcext:value-type="float">
            <text:p>0.233355167134756</text:p>
          </table:table-cell>
          <table:table-cell office:value-type="float" office:value="0.259768440042504" calcext:value-type="float">
            <text:p>0.259768440042504</text:p>
          </table:table-cell>
          <table:table-cell office:value-type="float" office:value="0.0416150918862587" calcext:value-type="float">
            <text:p>0.041615091886259</text:p>
          </table:table-cell>
          <table:table-cell office:value-type="float" office:value="0.0477380718487099" calcext:value-type="float">
            <text:p>0.04773807184871</text:p>
          </table:table-cell>
          <table:table-cell office:value-type="float" office:value="0.0350007124561823" calcext:value-type="float">
            <text:p>0.035000712456182</text:p>
          </table:table-cell>
          <table:table-cell office:value-type="float" office:value="0.0580738435286099" calcext:value-type="float">
            <text:p>0.05807384352861</text:p>
          </table:table-cell>
          <table:table-cell table:number-columns-repeated="4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73486056424708" calcext:value-type="float">
            <text:p>0.373486056424708</text:p>
          </table:table-cell>
          <table:table-cell office:value-type="float" office:value="0.439752927443934" calcext:value-type="float">
            <text:p>0.439752927443934</text:p>
          </table:table-cell>
          <table:table-cell office:value-type="float" office:value="0.377800295504835" calcext:value-type="float">
            <text:p>0.377800295504835</text:p>
          </table:table-cell>
          <table:table-cell office:value-type="float" office:value="0.435996804650576" calcext:value-type="float">
            <text:p>0.435996804650576</text:p>
          </table:table-cell>
          <table:table-cell office:value-type="float" office:value="6.47897337503054" calcext:value-type="float">
            <text:p>6.47897337503054</text:p>
          </table:table-cell>
          <table:table-cell office:value-type="float" office:value="10.0465886437011" calcext:value-type="float">
            <text:p>10.0465886437011</text:p>
          </table:table-cell>
          <table:table-cell office:value-type="float" office:value="6.9253636945291" calcext:value-type="float">
            <text:p>6.9253636945291</text:p>
          </table:table-cell>
          <table:table-cell office:value-type="float" office:value="9.99104934441294" calcext:value-type="float">
            <text:p>9.99104934441294</text:p>
          </table:table-cell>
          <table:table-cell office:value-type="float" office:value="0.229157340918879" calcext:value-type="float">
            <text:p>0.229157340918879</text:p>
          </table:table-cell>
          <table:table-cell office:value-type="float" office:value="0.255671049219003" calcext:value-type="float">
            <text:p>0.255671049219003</text:p>
          </table:table-cell>
          <table:table-cell office:value-type="float" office:value="0.232489652586296" calcext:value-type="float">
            <text:p>0.232489652586296</text:p>
          </table:table-cell>
          <table:table-cell office:value-type="float" office:value="0.249753499282266" calcext:value-type="float">
            <text:p>0.249753499282266</text:p>
          </table:table-cell>
          <table:table-cell office:value-type="float" office:value="0.0403860806658199" calcext:value-type="float">
            <text:p>0.04038608066582</text:p>
          </table:table-cell>
          <table:table-cell office:value-type="float" office:value="0.0419811374707582" calcext:value-type="float">
            <text:p>0.041981137470758</text:p>
          </table:table-cell>
          <table:table-cell office:value-type="float" office:value="0.035049991312257" calcext:value-type="float">
            <text:p>0.035049991312257</text:p>
          </table:table-cell>
          <table:table-cell office:value-type="float" office:value="0.0504458884348366" calcext:value-type="float">
            <text:p>0.050445888434837</text:p>
          </table:table-cell>
          <table:table-cell table:number-columns-repeated="4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74460844964008" calcext:value-type="float">
            <text:p>0.374460844964008</text:p>
          </table:table-cell>
          <table:table-cell office:value-type="float" office:value="0.443278944604497" calcext:value-type="float">
            <text:p>0.443278944604497</text:p>
          </table:table-cell>
          <table:table-cell office:value-type="float" office:value="0.378423744440086" calcext:value-type="float">
            <text:p>0.378423744440086</text:p>
          </table:table-cell>
          <table:table-cell office:value-type="float" office:value="0.436946728640523" calcext:value-type="float">
            <text:p>0.436946728640523</text:p>
          </table:table-cell>
          <table:table-cell office:value-type="float" office:value="6.54479389692417" calcext:value-type="float">
            <text:p>6.54479389692417</text:p>
          </table:table-cell>
          <table:table-cell office:value-type="float" office:value="10.2265566944823" calcext:value-type="float">
            <text:p>10.2265566944823</text:p>
          </table:table-cell>
          <table:table-cell office:value-type="float" office:value="7.10685388502626" calcext:value-type="float">
            <text:p>7.10685388502626</text:p>
          </table:table-cell>
          <table:table-cell office:value-type="float" office:value="9.56763617901856" calcext:value-type="float">
            <text:p>9.56763617901856</text:p>
          </table:table-cell>
          <table:table-cell office:value-type="float" office:value="0.233698376071403" calcext:value-type="float">
            <text:p>0.233698376071403</text:p>
          </table:table-cell>
          <table:table-cell office:value-type="float" office:value="0.269061004958141" calcext:value-type="float">
            <text:p>0.269061004958141</text:p>
          </table:table-cell>
          <table:table-cell office:value-type="float" office:value="0.237078279848637" calcext:value-type="float">
            <text:p>0.237078279848637</text:p>
          </table:table-cell>
          <table:table-cell office:value-type="float" office:value="0.262780365172331" calcext:value-type="float">
            <text:p>0.262780365172331</text:p>
          </table:table-cell>
          <table:table-cell office:value-type="float" office:value="0.0381115595908879" calcext:value-type="float">
            <text:p>0.038111559590888</text:p>
          </table:table-cell>
          <table:table-cell office:value-type="float" office:value="0.0418772924058678" calcext:value-type="float">
            <text:p>0.041877292405868</text:p>
          </table:table-cell>
          <table:table-cell office:value-type="float" office:value="0.0323917607482691" calcext:value-type="float">
            <text:p>0.032391760748269</text:p>
          </table:table-cell>
          <table:table-cell office:value-type="float" office:value="0.0510338512360733" calcext:value-type="float">
            <text:p>0.051033851236073</text:p>
          </table:table-cell>
          <table:table-cell table:number-columns-repeated="4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71001819331109" calcext:value-type="float">
            <text:p>0.371001819331109</text:p>
          </table:table-cell>
          <table:table-cell office:value-type="float" office:value="0.435847015403625" calcext:value-type="float">
            <text:p>0.435847015403625</text:p>
          </table:table-cell>
          <table:table-cell office:value-type="float" office:value="0.374796325725192" calcext:value-type="float">
            <text:p>0.374796325725192</text:p>
          </table:table-cell>
          <table:table-cell office:value-type="float" office:value="0.430964182818435" calcext:value-type="float">
            <text:p>0.430964182818435</text:p>
          </table:table-cell>
          <table:table-cell office:value-type="float" office:value="6.47897337503055" calcext:value-type="float">
            <text:p>6.47897337503055</text:p>
          </table:table-cell>
          <table:table-cell office:value-type="float" office:value="9.34645177972234" calcext:value-type="float">
            <text:p>9.34645177972234</text:p>
          </table:table-cell>
          <table:table-cell office:value-type="float" office:value="6.92056558590175" calcext:value-type="float">
            <text:p>6.92056558590175</text:p>
          </table:table-cell>
          <table:table-cell office:value-type="float" office:value="8.8741596148339" calcext:value-type="float">
            <text:p>8.8741596148339</text:p>
          </table:table-cell>
          <table:table-cell office:value-type="float" office:value="0.228111431021138" calcext:value-type="float">
            <text:p>0.228111431021138</text:p>
          </table:table-cell>
          <table:table-cell office:value-type="float" office:value="0.254356552803726" calcext:value-type="float">
            <text:p>0.254356552803726</text:p>
          </table:table-cell>
          <table:table-cell office:value-type="float" office:value="0.23156099650286" calcext:value-type="float">
            <text:p>0.23156099650286</text:p>
          </table:table-cell>
          <table:table-cell office:value-type="float" office:value="0.248189744038164" calcext:value-type="float">
            <text:p>0.248189744038164</text:p>
          </table:table-cell>
          <table:table-cell office:value-type="float" office:value="0.04081365110442" calcext:value-type="float">
            <text:p>0.04081365110442</text:p>
          </table:table-cell>
          <table:table-cell office:value-type="float" office:value="0.0462492916756554" calcext:value-type="float">
            <text:p>0.046249291675656</text:p>
          </table:table-cell>
          <table:table-cell office:value-type="float" office:value="0.036555776855937" calcext:value-type="float">
            <text:p>0.036555776855937</text:p>
          </table:table-cell>
          <table:table-cell office:value-type="float" office:value="0.0529563483730921" calcext:value-type="float">
            <text:p>0.052956348373092</text:p>
          </table:table-cell>
          <table:table-cell table:number-columns-repeated="4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7573232646061" calcext:value-type="float">
            <text:p>0.37573232646061</text:p>
          </table:table-cell>
          <table:table-cell office:value-type="float" office:value="0.450636726225532" calcext:value-type="float">
            <text:p>0.450636726225532</text:p>
          </table:table-cell>
          <table:table-cell office:value-type="float" office:value="0.378841449140633" calcext:value-type="float">
            <text:p>0.378841449140633</text:p>
          </table:table-cell>
          <table:table-cell office:value-type="float" office:value="0.445996895238027" calcext:value-type="float">
            <text:p>0.445996895238027</text:p>
          </table:table-cell>
          <table:table-cell office:value-type="float" office:value="6.52144273203685" calcext:value-type="float">
            <text:p>6.52144273203685</text:p>
          </table:table-cell>
          <table:table-cell office:value-type="float" office:value="10.8461140243776" calcext:value-type="float">
            <text:p>10.8461140243776</text:p>
          </table:table-cell>
          <table:table-cell office:value-type="float" office:value="7.10793011645479" calcext:value-type="float">
            <text:p>7.10793011645479</text:p>
          </table:table-cell>
          <table:table-cell office:value-type="float" office:value="10.5356366057667" calcext:value-type="float">
            <text:p>10.5356366057667</text:p>
          </table:table-cell>
          <table:table-cell office:value-type="float" office:value="0.231792523159098" calcext:value-type="float">
            <text:p>0.231792523159098</text:p>
          </table:table-cell>
          <table:table-cell office:value-type="float" office:value="0.262424654659595" calcext:value-type="float">
            <text:p>0.262424654659595</text:p>
          </table:table-cell>
          <table:table-cell office:value-type="float" office:value="0.234575985113558" calcext:value-type="float">
            <text:p>0.234575985113558</text:p>
          </table:table-cell>
          <table:table-cell office:value-type="float" office:value="0.257307656012807" calcext:value-type="float">
            <text:p>0.257307656012807</text:p>
          </table:table-cell>
          <table:table-cell office:value-type="float" office:value="0.0428746434190483" calcext:value-type="float">
            <text:p>0.042874643419048</text:p>
          </table:table-cell>
          <table:table-cell office:value-type="float" office:value="0.0521997248050193" calcext:value-type="float">
            <text:p>0.052199724805019</text:p>
          </table:table-cell>
          <table:table-cell office:value-type="float" office:value="0.0371985723151785" calcext:value-type="float">
            <text:p>0.037198572315179</text:p>
          </table:table-cell>
          <table:table-cell office:value-type="float" office:value="0.0612493942184252" calcext:value-type="float">
            <text:p>0.061249394218425</text:p>
          </table:table-cell>
          <table:table-cell table:number-columns-repeated="4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78979425585094" calcext:value-type="float">
            <text:p>0.378979425585094</text:p>
          </table:table-cell>
          <table:table-cell office:value-type="float" office:value="0.450650083032928" calcext:value-type="float">
            <text:p>0.450650083032928</text:p>
          </table:table-cell>
          <table:table-cell office:value-type="float" office:value="0.381221161643606" calcext:value-type="float">
            <text:p>0.381221161643606</text:p>
          </table:table-cell>
          <table:table-cell office:value-type="float" office:value="0.448803205415479" calcext:value-type="float">
            <text:p>0.448803205415479</text:p>
          </table:table-cell>
          <table:table-cell office:value-type="float" office:value="6.35767316732358" calcext:value-type="float">
            <text:p>6.35767316732358</text:p>
          </table:table-cell>
          <table:table-cell office:value-type="float" office:value="10.016333540941" calcext:value-type="float">
            <text:p>10.016333540941</text:p>
          </table:table-cell>
          <table:table-cell office:value-type="float" office:value="6.47682915188571" calcext:value-type="float">
            <text:p>6.47682915188571</text:p>
          </table:table-cell>
          <table:table-cell office:value-type="float" office:value="9.80063515024393" calcext:value-type="float">
            <text:p>9.80063515024393</text:p>
          </table:table-cell>
          <table:table-cell office:value-type="float" office:value="0.227014909609801" calcext:value-type="float">
            <text:p>0.227014909609801</text:p>
          </table:table-cell>
          <table:table-cell office:value-type="float" office:value="0.266112774808175" calcext:value-type="float">
            <text:p>0.266112774808175</text:p>
          </table:table-cell>
          <table:table-cell office:value-type="float" office:value="0.229920035687965" calcext:value-type="float">
            <text:p>0.229920035687965</text:p>
          </table:table-cell>
          <table:table-cell office:value-type="float" office:value="0.260632435849617" calcext:value-type="float">
            <text:p>0.260632435849617</text:p>
          </table:table-cell>
          <table:table-cell office:value-type="float" office:value="0.0414328972402394" calcext:value-type="float">
            <text:p>0.04143289724024</text:p>
          </table:table-cell>
          <table:table-cell office:value-type="float" office:value="0.0525979449692215" calcext:value-type="float">
            <text:p>0.052597944969222</text:p>
          </table:table-cell>
          <table:table-cell office:value-type="float" office:value="0.03708673525751" calcext:value-type="float">
            <text:p>0.03708673525751</text:p>
          </table:table-cell>
          <table:table-cell office:value-type="float" office:value="0.0593732030381572" calcext:value-type="float">
            <text:p>0.059373203038157</text:p>
          </table:table-cell>
          <table:table-cell table:number-columns-repeated="4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76813980952499" calcext:value-type="float">
            <text:p>0.376813980952499</text:p>
          </table:table-cell>
          <table:table-cell office:value-type="float" office:value="0.447846317484756" calcext:value-type="float">
            <text:p>0.447846317484756</text:p>
          </table:table-cell>
          <table:table-cell office:value-type="float" office:value="0.379323878215967" calcext:value-type="float">
            <text:p>0.379323878215967</text:p>
          </table:table-cell>
          <table:table-cell office:value-type="float" office:value="0.445877543425434" calcext:value-type="float">
            <text:p>0.445877543425434</text:p>
          </table:table-cell>
          <table:table-cell office:value-type="float" office:value="6.42221259914002" calcext:value-type="float">
            <text:p>6.42221259914002</text:p>
          </table:table-cell>
          <table:table-cell office:value-type="float" office:value="9.83677277963747" calcext:value-type="float">
            <text:p>9.83677277963747</text:p>
          </table:table-cell>
          <table:table-cell office:value-type="float" office:value="6.5666556898087" calcext:value-type="float">
            <text:p>6.5666556898087</text:p>
          </table:table-cell>
          <table:table-cell office:value-type="float" office:value="9.3658069223672" calcext:value-type="float">
            <text:p>9.3658069223672</text:p>
          </table:table-cell>
          <table:table-cell office:value-type="float" office:value="0.226852277667486" calcext:value-type="float">
            <text:p>0.226852277667486</text:p>
          </table:table-cell>
          <table:table-cell office:value-type="float" office:value="0.264164117441304" calcext:value-type="float">
            <text:p>0.264164117441304</text:p>
          </table:table-cell>
          <table:table-cell office:value-type="float" office:value="0.229052897138832" calcext:value-type="float">
            <text:p>0.229052897138832</text:p>
          </table:table-cell>
          <table:table-cell office:value-type="float" office:value="0.260091436841714" calcext:value-type="float">
            <text:p>0.260091436841714</text:p>
          </table:table-cell>
          <table:table-cell office:value-type="float" office:value="0.0431366812136576" calcext:value-type="float">
            <text:p>0.043136681213658</text:p>
          </table:table-cell>
          <table:table-cell office:value-type="float" office:value="0.0522723391222898" calcext:value-type="float">
            <text:p>0.05227233912229</text:p>
          </table:table-cell>
          <table:table-cell office:value-type="float" office:value="0.0374198125082053" calcext:value-type="float">
            <text:p>0.037419812508205</text:p>
          </table:table-cell>
          <table:table-cell office:value-type="float" office:value="0.0612340044754178" calcext:value-type="float">
            <text:p>0.061234004475418</text:p>
          </table:table-cell>
          <table:table-cell table:number-columns-repeated="4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81643815145873" calcext:value-type="float">
            <text:p>0.381643815145873</text:p>
          </table:table-cell>
          <table:table-cell office:value-type="float" office:value="0.453905828227812" calcext:value-type="float">
            <text:p>0.453905828227812</text:p>
          </table:table-cell>
          <table:table-cell office:value-type="float" office:value="0.38492044010243" calcext:value-type="float">
            <text:p>0.38492044010243</text:p>
          </table:table-cell>
          <table:table-cell office:value-type="float" office:value="0.449073050740292" calcext:value-type="float">
            <text:p>0.449073050740292</text:p>
          </table:table-cell>
          <table:table-cell office:value-type="float" office:value="6.46701437153075" calcext:value-type="float">
            <text:p>6.46701437153075</text:p>
          </table:table-cell>
          <table:table-cell office:value-type="float" office:value="10.9915794361206" calcext:value-type="float">
            <text:p>10.9915794361206</text:p>
          </table:table-cell>
          <table:table-cell office:value-type="float" office:value="6.75180857073964" calcext:value-type="float">
            <text:p>6.75180857073964</text:p>
          </table:table-cell>
          <table:table-cell office:value-type="float" office:value="10.6042651942029" calcext:value-type="float">
            <text:p>10.6042651942029</text:p>
          </table:table-cell>
          <table:table-cell office:value-type="float" office:value="0.23162192570962" calcext:value-type="float">
            <text:p>0.23162192570962</text:p>
          </table:table-cell>
          <table:table-cell office:value-type="float" office:value="0.278066631045677" calcext:value-type="float">
            <text:p>0.278066631045677</text:p>
          </table:table-cell>
          <table:table-cell office:value-type="float" office:value="0.23461333489426" calcext:value-type="float">
            <text:p>0.23461333489426</text:p>
          </table:table-cell>
          <table:table-cell office:value-type="float" office:value="0.272350905010619" calcext:value-type="float">
            <text:p>0.272350905010619</text:p>
          </table:table-cell>
          <table:table-cell office:value-type="float" office:value="0.0411765219952282" calcext:value-type="float">
            <text:p>0.041176521995228</text:p>
          </table:table-cell>
          <table:table-cell office:value-type="float" office:value="0.047073245753346" calcext:value-type="float">
            <text:p>0.047073245753346</text:p>
          </table:table-cell>
          <table:table-cell office:value-type="float" office:value="0.0353539140794125" calcext:value-type="float">
            <text:p>0.035353914079413</text:p>
          </table:table-cell>
          <table:table-cell office:value-type="float" office:value="0.0562405373999366" calcext:value-type="float">
            <text:p>0.056240537399937</text:p>
          </table:table-cell>
          <table:table-cell table:number-columns-repeated="4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77239655503116" calcext:value-type="float">
            <text:p>0.377239655503116</text:p>
          </table:table-cell>
          <table:table-cell office:value-type="float" office:value="0.446224255707134" calcext:value-type="float">
            <text:p>0.446224255707134</text:p>
          </table:table-cell>
          <table:table-cell office:value-type="float" office:value="0.379507037702184" calcext:value-type="float">
            <text:p>0.379507037702184</text:p>
          </table:table-cell>
          <table:table-cell office:value-type="float" office:value="0.444787019199825" calcext:value-type="float">
            <text:p>0.444787019199825</text:p>
          </table:table-cell>
          <table:table-cell office:value-type="float" office:value="6.68124141755776" calcext:value-type="float">
            <text:p>6.68124141755776</text:p>
          </table:table-cell>
          <table:table-cell office:value-type="float" office:value="10.2576653469134" calcext:value-type="float">
            <text:p>10.2576653469134</text:p>
          </table:table-cell>
          <table:table-cell office:value-type="float" office:value="6.82614619013132" calcext:value-type="float">
            <text:p>6.82614619013132</text:p>
          </table:table-cell>
          <table:table-cell office:value-type="float" office:value="9.88258484171176" calcext:value-type="float">
            <text:p>9.88258484171176</text:p>
          </table:table-cell>
          <table:table-cell office:value-type="float" office:value="0.229344060611677" calcext:value-type="float">
            <text:p>0.229344060611677</text:p>
          </table:table-cell>
          <table:table-cell office:value-type="float" office:value="0.267766750137903" calcext:value-type="float">
            <text:p>0.267766750137903</text:p>
          </table:table-cell>
          <table:table-cell office:value-type="float" office:value="0.231627422369501" calcext:value-type="float">
            <text:p>0.231627422369501</text:p>
          </table:table-cell>
          <table:table-cell office:value-type="float" office:value="0.263458284355234" calcext:value-type="float">
            <text:p>0.263458284355234</text:p>
          </table:table-cell>
          <table:table-cell office:value-type="float" office:value="0.038625785943439" calcext:value-type="float">
            <text:p>0.038625785943439</text:p>
          </table:table-cell>
          <table:table-cell office:value-type="float" office:value="0.0450823065070452" calcext:value-type="float">
            <text:p>0.045082306507045</text:p>
          </table:table-cell>
          <table:table-cell office:value-type="float" office:value="0.0348170111237613" calcext:value-type="float">
            <text:p>0.034817011123761</text:p>
          </table:table-cell>
          <table:table-cell office:value-type="float" office:value="0.0511457682471509" calcext:value-type="float">
            <text:p>0.051145768247151</text:p>
          </table:table-cell>
          <table:table-cell table:number-columns-repeated="4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75928533888105" calcext:value-type="float">
            <text:p>0.375928533888105</text:p>
          </table:table-cell>
          <table:table-cell office:value-type="float" office:value="0.444878723156432" calcext:value-type="float">
            <text:p>0.444878723156432</text:p>
          </table:table-cell>
          <table:table-cell office:value-type="float" office:value="0.378103738817957" calcext:value-type="float">
            <text:p>0.378103738817957</text:p>
          </table:table-cell>
          <table:table-cell office:value-type="float" office:value="0.443599774120655" calcext:value-type="float">
            <text:p>0.443599774120655</text:p>
          </table:table-cell>
          <table:table-cell office:value-type="float" office:value="6.61238451145584" calcext:value-type="float">
            <text:p>6.61238451145584</text:p>
          </table:table-cell>
          <table:table-cell office:value-type="float" office:value="10.0620834885404" calcext:value-type="float">
            <text:p>10.0620834885404</text:p>
          </table:table-cell>
          <table:table-cell office:value-type="float" office:value="6.97489205207133" calcext:value-type="float">
            <text:p>6.97489205207133</text:p>
          </table:table-cell>
          <table:table-cell office:value-type="float" office:value="10.0042721361648" calcext:value-type="float">
            <text:p>10.0042721361648</text:p>
          </table:table-cell>
          <table:table-cell office:value-type="float" office:value="0.227372401563811" calcext:value-type="float">
            <text:p>0.227372401563811</text:p>
          </table:table-cell>
          <table:table-cell office:value-type="float" office:value="0.266531001297471" calcext:value-type="float">
            <text:p>0.266531001297471</text:p>
          </table:table-cell>
          <table:table-cell office:value-type="float" office:value="0.229449466503021" calcext:value-type="float">
            <text:p>0.229449466503021</text:p>
          </table:table-cell>
          <table:table-cell office:value-type="float" office:value="0.262588525871787" calcext:value-type="float">
            <text:p>0.262588525871787</text:p>
          </table:table-cell>
          <table:table-cell office:value-type="float" office:value="0.0361274331442165" calcext:value-type="float">
            <text:p>0.036127433144217</text:p>
          </table:table-cell>
          <table:table-cell office:value-type="float" office:value="0.0455167383446078" calcext:value-type="float">
            <text:p>0.045516738344608</text:p>
          </table:table-cell>
          <table:table-cell office:value-type="float" office:value="0.0338165643896777" calcext:value-type="float">
            <text:p>0.033816564389678</text:p>
          </table:table-cell>
          <table:table-cell office:value-type="float" office:value="0.0491268972295247" calcext:value-type="float">
            <text:p>0.049126897229525</text:p>
          </table:table-cell>
          <table:table-cell table:number-columns-repeated="4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76203156971857" calcext:value-type="float">
            <text:p>0.376203156971857</text:p>
          </table:table-cell>
          <table:table-cell office:value-type="float" office:value="0.448632023340385" calcext:value-type="float">
            <text:p>0.448632023340385</text:p>
          </table:table-cell>
          <table:table-cell office:value-type="float" office:value="0.377951914285752" calcext:value-type="float">
            <text:p>0.377951914285752</text:p>
          </table:table-cell>
          <table:table-cell office:value-type="float" office:value="0.446535776954254" calcext:value-type="float">
            <text:p>0.446535776954254</text:p>
          </table:table-cell>
          <table:table-cell office:value-type="float" office:value="6.61457836814958" calcext:value-type="float">
            <text:p>6.61457836814958</text:p>
          </table:table-cell>
          <table:table-cell office:value-type="float" office:value="10.8373166698125" calcext:value-type="float">
            <text:p>10.8373166698125</text:p>
          </table:table-cell>
          <table:table-cell office:value-type="float" office:value="6.77427437984375" calcext:value-type="float">
            <text:p>6.77427437984375</text:p>
          </table:table-cell>
          <table:table-cell office:value-type="float" office:value="10.2167969604287" calcext:value-type="float">
            <text:p>10.2167969604287</text:p>
          </table:table-cell>
          <table:table-cell office:value-type="float" office:value="0.22763311047139" calcext:value-type="float">
            <text:p>0.22763311047139</text:p>
          </table:table-cell>
          <table:table-cell office:value-type="float" office:value="0.273716200593985" calcext:value-type="float">
            <text:p>0.273716200593985</text:p>
          </table:table-cell>
          <table:table-cell office:value-type="float" office:value="0.229546816077183" calcext:value-type="float">
            <text:p>0.229546816077183</text:p>
          </table:table-cell>
          <table:table-cell office:value-type="float" office:value="0.270048630411361" calcext:value-type="float">
            <text:p>0.270048630411361</text:p>
          </table:table-cell>
          <table:table-cell office:value-type="float" office:value="0.0344968616516941" calcext:value-type="float">
            <text:p>0.034496861651694</text:p>
          </table:table-cell>
          <table:table-cell office:value-type="float" office:value="0.0427753813009618" calcext:value-type="float">
            <text:p>0.042775381300962</text:p>
          </table:table-cell>
          <table:table-cell office:value-type="float" office:value="0.0322577810799539" calcext:value-type="float">
            <text:p>0.032257781079954</text:p>
          </table:table-cell>
          <table:table-cell office:value-type="float" office:value="0.0462413727401328" calcext:value-type="float">
            <text:p>0.046241372740133</text:p>
          </table:table-cell>
          <table:table-cell table:number-columns-repeated="4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76425130766859" calcext:value-type="float">
            <text:p>0.376425130766859</text:p>
          </table:table-cell>
          <table:table-cell office:value-type="float" office:value="0.44782389368389" calcext:value-type="float">
            <text:p>0.44782389368389</text:p>
          </table:table-cell>
          <table:table-cell office:value-type="float" office:value="0.378844190637508" calcext:value-type="float">
            <text:p>0.378844190637508</text:p>
          </table:table-cell>
          <table:table-cell office:value-type="float" office:value="0.444786519079625" calcext:value-type="float">
            <text:p>0.444786519079625</text:p>
          </table:table-cell>
          <table:table-cell office:value-type="float" office:value="6.46365595316444" calcext:value-type="float">
            <text:p>6.46365595316444</text:p>
          </table:table-cell>
          <table:table-cell office:value-type="float" office:value="10.6268339815024" calcext:value-type="float">
            <text:p>10.6268339815024</text:p>
          </table:table-cell>
          <table:table-cell office:value-type="float" office:value="6.66122451235687" calcext:value-type="float">
            <text:p>6.66122451235687</text:p>
          </table:table-cell>
          <table:table-cell office:value-type="float" office:value="9.74999843461943" calcext:value-type="float">
            <text:p>9.74999843461943</text:p>
          </table:table-cell>
          <table:table-cell office:value-type="float" office:value="0.232366363390174" calcext:value-type="float">
            <text:p>0.232366363390174</text:p>
          </table:table-cell>
          <table:table-cell office:value-type="float" office:value="0.287493535094418" calcext:value-type="float">
            <text:p>0.287493535094418</text:p>
          </table:table-cell>
          <table:table-cell office:value-type="float" office:value="0.234625697984268" calcext:value-type="float">
            <text:p>0.234625697984268</text:p>
          </table:table-cell>
          <table:table-cell office:value-type="float" office:value="0.283070603844614" calcext:value-type="float">
            <text:p>0.283070603844614</text:p>
          </table:table-cell>
          <table:table-cell office:value-type="float" office:value="0.0358251254291414" calcext:value-type="float">
            <text:p>0.035825125429142</text:p>
          </table:table-cell>
          <table:table-cell office:value-type="float" office:value="0.0418589363465503" calcext:value-type="float">
            <text:p>0.04185893634655</text:p>
          </table:table-cell>
          <table:table-cell office:value-type="float" office:value="0.0328413115978495" calcext:value-type="float">
            <text:p>0.03284131159785</text:p>
          </table:table-cell>
          <table:table-cell office:value-type="float" office:value="0.046500508233585" calcext:value-type="float">
            <text:p>0.046500508233585</text:p>
          </table:table-cell>
          <table:table-cell table:number-columns-repeated="4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75536913834662" calcext:value-type="float">
            <text:p>0.375536913834662</text:p>
          </table:table-cell>
          <table:table-cell office:value-type="float" office:value="0.449790776511737" calcext:value-type="float">
            <text:p>0.449790776511737</text:p>
          </table:table-cell>
          <table:table-cell office:value-type="float" office:value="0.377497316483177" calcext:value-type="float">
            <text:p>0.377497316483177</text:p>
          </table:table-cell>
          <table:table-cell office:value-type="float" office:value="0.447688795700258" calcext:value-type="float">
            <text:p>0.447688795700258</text:p>
          </table:table-cell>
          <table:table-cell office:value-type="float" office:value="6.61690242237848" calcext:value-type="float">
            <text:p>6.61690242237848</text:p>
          </table:table-cell>
          <table:table-cell office:value-type="float" office:value="9.9398538506379" calcext:value-type="float">
            <text:p>9.9398538506379</text:p>
          </table:table-cell>
          <table:table-cell office:value-type="float" office:value="6.64066975334157" calcext:value-type="float">
            <text:p>6.64066975334157</text:p>
          </table:table-cell>
          <table:table-cell office:value-type="float" office:value="9.9398538506379" calcext:value-type="float">
            <text:p>9.9398538506379</text:p>
          </table:table-cell>
          <table:table-cell office:value-type="float" office:value="0.241085965221756" calcext:value-type="float">
            <text:p>0.241085965221756</text:p>
          </table:table-cell>
          <table:table-cell office:value-type="float" office:value="0.299279158462439" calcext:value-type="float">
            <text:p>0.299279158462439</text:p>
          </table:table-cell>
          <table:table-cell office:value-type="float" office:value="0.243014057293742" calcext:value-type="float">
            <text:p>0.243014057293742</text:p>
          </table:table-cell>
          <table:table-cell office:value-type="float" office:value="0.295433563059069" calcext:value-type="float">
            <text:p>0.295433563059069</text:p>
          </table:table-cell>
          <table:table-cell office:value-type="float" office:value="0.0388766700214099" calcext:value-type="float">
            <text:p>0.03887667002141</text:p>
          </table:table-cell>
          <table:table-cell office:value-type="float" office:value="0.0455286647530467" calcext:value-type="float">
            <text:p>0.045528664753047</text:p>
          </table:table-cell>
          <table:table-cell office:value-type="float" office:value="0.035679344120836" calcext:value-type="float">
            <text:p>0.035679344120836</text:p>
          </table:table-cell>
          <table:table-cell office:value-type="float" office:value="0.0505907112308713" calcext:value-type="float">
            <text:p>0.050590711230871</text:p>
          </table:table-cell>
          <table:table-cell table:number-columns-repeated="4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7730880335052" calcext:value-type="float">
            <text:p>0.37730880335052</text:p>
          </table:table-cell>
          <table:table-cell office:value-type="float" office:value="0.447827930090473" calcext:value-type="float">
            <text:p>0.447827930090473</text:p>
          </table:table-cell>
          <table:table-cell office:value-type="float" office:value="0.379443758836846" calcext:value-type="float">
            <text:p>0.379443758836846</text:p>
          </table:table-cell>
          <table:table-cell office:value-type="float" office:value="0.445538741429406" calcext:value-type="float">
            <text:p>0.445538741429406</text:p>
          </table:table-cell>
          <table:table-cell office:value-type="float" office:value="6.54353122505365" calcext:value-type="float">
            <text:p>6.54353122505365</text:p>
          </table:table-cell>
          <table:table-cell office:value-type="float" office:value="9.84840982206715" calcext:value-type="float">
            <text:p>9.84840982206715</text:p>
          </table:table-cell>
          <table:table-cell office:value-type="float" office:value="6.63182789403217" calcext:value-type="float">
            <text:p>6.63182789403217</text:p>
          </table:table-cell>
          <table:table-cell office:value-type="float" office:value="9.47851310634858" calcext:value-type="float">
            <text:p>9.47851310634858</text:p>
          </table:table-cell>
          <table:table-cell office:value-type="float" office:value="0.249216108653526" calcext:value-type="float">
            <text:p>0.249216108653526</text:p>
          </table:table-cell>
          <table:table-cell office:value-type="float" office:value="0.32023871914948" calcext:value-type="float">
            <text:p>0.32023871914948</text:p>
          </table:table-cell>
          <table:table-cell office:value-type="float" office:value="0.251464489339213" calcext:value-type="float">
            <text:p>0.251464489339213</text:p>
          </table:table-cell>
          <table:table-cell office:value-type="float" office:value="0.315611724418502" calcext:value-type="float">
            <text:p>0.315611724418502</text:p>
          </table:table-cell>
          <table:table-cell office:value-type="float" office:value="0.0407219816161193" calcext:value-type="float">
            <text:p>0.040721981616119</text:p>
          </table:table-cell>
          <table:table-cell office:value-type="float" office:value="0.0487786592649886" calcext:value-type="float">
            <text:p>0.048778659264989</text:p>
          </table:table-cell>
          <table:table-cell office:value-type="float" office:value="0.036125810792695" calcext:value-type="float">
            <text:p>0.036125810792695</text:p>
          </table:table-cell>
          <table:table-cell office:value-type="float" office:value="0.0560361989192499" calcext:value-type="float">
            <text:p>0.05603619891925</text:p>
          </table:table-cell>
          <table:table-cell table:number-columns-repeated="4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74646737273558" calcext:value-type="float">
            <text:p>0.374646737273558</text:p>
          </table:table-cell>
          <table:table-cell office:value-type="float" office:value="0.447922628608029" calcext:value-type="float">
            <text:p>0.447922628608029</text:p>
          </table:table-cell>
          <table:table-cell office:value-type="float" office:value="0.376967602703846" calcext:value-type="float">
            <text:p>0.376967602703846</text:p>
          </table:table-cell>
          <table:table-cell office:value-type="float" office:value="0.445347029982207" calcext:value-type="float">
            <text:p>0.445347029982207</text:p>
          </table:table-cell>
          <table:table-cell office:value-type="float" office:value="6.41429047310434" calcext:value-type="float">
            <text:p>6.41429047310434</text:p>
          </table:table-cell>
          <table:table-cell office:value-type="float" office:value="9.41227370423873" calcext:value-type="float">
            <text:p>9.41227370423873</text:p>
          </table:table-cell>
          <table:table-cell office:value-type="float" office:value="6.51955010110294" calcext:value-type="float">
            <text:p>6.51955010110294</text:p>
          </table:table-cell>
          <table:table-cell office:value-type="float" office:value="9.29072710749317" calcext:value-type="float">
            <text:p>9.29072710749317</text:p>
          </table:table-cell>
          <table:table-cell office:value-type="float" office:value="0.245281578103046" calcext:value-type="float">
            <text:p>0.245281578103046</text:p>
          </table:table-cell>
          <table:table-cell office:value-type="float" office:value="0.310448447605696" calcext:value-type="float">
            <text:p>0.310448447605696</text:p>
          </table:table-cell>
          <table:table-cell office:value-type="float" office:value="0.247661403582444" calcext:value-type="float">
            <text:p>0.247661403582444</text:p>
          </table:table-cell>
          <table:table-cell office:value-type="float" office:value="0.305583145380527" calcext:value-type="float">
            <text:p>0.305583145380527</text:p>
          </table:table-cell>
          <table:table-cell office:value-type="float" office:value="0.0410936191455708" calcext:value-type="float">
            <text:p>0.041093619145571</text:p>
          </table:table-cell>
          <table:table-cell office:value-type="float" office:value="0.0507385392149757" calcext:value-type="float">
            <text:p>0.050738539214976</text:p>
          </table:table-cell>
          <table:table-cell office:value-type="float" office:value="0.0375833823001696" calcext:value-type="float">
            <text:p>0.03758338230017</text:p>
          </table:table-cell>
          <table:table-cell office:value-type="float" office:value="0.0562690088968514" calcext:value-type="float">
            <text:p>0.056269008896851</text:p>
          </table:table-cell>
          <table:table-cell table:number-columns-repeated="4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76639142668483" calcext:value-type="float">
            <text:p>0.376639142668483</text:p>
          </table:table-cell>
          <table:table-cell office:value-type="float" office:value="0.447281403549013" calcext:value-type="float">
            <text:p>0.447281403549013</text:p>
          </table:table-cell>
          <table:table-cell office:value-type="float" office:value="0.379439293450073" calcext:value-type="float">
            <text:p>0.379439293450073</text:p>
          </table:table-cell>
          <table:table-cell office:value-type="float" office:value="0.448157342258773" calcext:value-type="float">
            <text:p>0.448157342258773</text:p>
          </table:table-cell>
          <table:table-cell office:value-type="float" office:value="6.50058225476905" calcext:value-type="float">
            <text:p>6.50058225476905</text:p>
          </table:table-cell>
          <table:table-cell office:value-type="float" office:value="9.35545205959582" calcext:value-type="float">
            <text:p>9.35545205959582</text:p>
          </table:table-cell>
          <table:table-cell office:value-type="float" office:value="6.62222283034728" calcext:value-type="float">
            <text:p>6.62222283034728</text:p>
          </table:table-cell>
          <table:table-cell office:value-type="float" office:value="9.6580480425143" calcext:value-type="float">
            <text:p>9.6580480425143</text:p>
          </table:table-cell>
          <table:table-cell office:value-type="float" office:value="0.250450363771265" calcext:value-type="float">
            <text:p>0.250450363771265</text:p>
          </table:table-cell>
          <table:table-cell office:value-type="float" office:value="0.314712455004576" calcext:value-type="float">
            <text:p>0.314712455004576</text:p>
          </table:table-cell>
          <table:table-cell office:value-type="float" office:value="0.253385865273658" calcext:value-type="float">
            <text:p>0.253385865273658</text:p>
          </table:table-cell>
          <table:table-cell office:value-type="float" office:value="0.308846707991833" calcext:value-type="float">
            <text:p>0.308846707991833</text:p>
          </table:table-cell>
          <table:table-cell office:value-type="float" office:value="0.0377678997993906" calcext:value-type="float">
            <text:p>0.037767899799391</text:p>
          </table:table-cell>
          <table:table-cell office:value-type="float" office:value="0.0443685500740314" calcext:value-type="float">
            <text:p>0.044368550074031</text:p>
          </table:table-cell>
          <table:table-cell office:value-type="float" office:value="0.0337509816508195" calcext:value-type="float">
            <text:p>0.03375098165082</text:p>
          </table:table-cell>
          <table:table-cell office:value-type="float" office:value="0.0506479335728436" calcext:value-type="float">
            <text:p>0.050647933572844</text:p>
          </table:table-cell>
          <table:table-cell table:number-columns-repeated="4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79101941527247" calcext:value-type="float">
            <text:p>0.379101941527247</text:p>
          </table:table-cell>
          <table:table-cell office:value-type="float" office:value="0.448287404885985" calcext:value-type="float">
            <text:p>0.448287404885985</text:p>
          </table:table-cell>
          <table:table-cell office:value-type="float" office:value="0.380897718067662" calcext:value-type="float">
            <text:p>0.380897718067662</text:p>
          </table:table-cell>
          <table:table-cell office:value-type="float" office:value="0.446971202352008" calcext:value-type="float">
            <text:p>0.446971202352008</text:p>
          </table:table-cell>
          <table:table-cell office:value-type="float" office:value="6.62047123416142" calcext:value-type="float">
            <text:p>6.62047123416142</text:p>
          </table:table-cell>
          <table:table-cell office:value-type="float" office:value="10.1998783455725" calcext:value-type="float">
            <text:p>10.1998783455725</text:p>
          </table:table-cell>
          <table:table-cell office:value-type="float" office:value="6.65652691991226" calcext:value-type="float">
            <text:p>6.65652691991226</text:p>
          </table:table-cell>
          <table:table-cell office:value-type="float" office:value="10.1998783455725" calcext:value-type="float">
            <text:p>10.1998783455725</text:p>
          </table:table-cell>
          <table:table-cell office:value-type="float" office:value="0.253154544406474" calcext:value-type="float">
            <text:p>0.253154544406474</text:p>
          </table:table-cell>
          <table:table-cell office:value-type="float" office:value="0.327087456748083" calcext:value-type="float">
            <text:p>0.327087456748083</text:p>
          </table:table-cell>
          <table:table-cell office:value-type="float" office:value="0.255119049455787" calcext:value-type="float">
            <text:p>0.255119049455787</text:p>
          </table:table-cell>
          <table:table-cell office:value-type="float" office:value="0.323071431306226" calcext:value-type="float">
            <text:p>0.323071431306226</text:p>
          </table:table-cell>
          <table:table-cell office:value-type="float" office:value="0.036301764590045" calcext:value-type="float">
            <text:p>0.036301764590045</text:p>
          </table:table-cell>
          <table:table-cell office:value-type="float" office:value="0.0404647108239274" calcext:value-type="float">
            <text:p>0.040464710823927</text:p>
          </table:table-cell>
          <table:table-cell office:value-type="float" office:value="0.0326706912694243" calcext:value-type="float">
            <text:p>0.032670691269424</text:p>
          </table:table-cell>
          <table:table-cell office:value-type="float" office:value="0.0461750733101037" calcext:value-type="float">
            <text:p>0.046175073310104</text:p>
          </table:table-cell>
          <table:table-cell table:number-columns-repeated="4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83639115868565" calcext:value-type="float">
            <text:p>0.383639115868565</text:p>
          </table:table-cell>
          <table:table-cell office:value-type="float" office:value="0.455742913301685" calcext:value-type="float">
            <text:p>0.455742913301685</text:p>
          </table:table-cell>
          <table:table-cell office:value-type="float" office:value="0.385779122055758" calcext:value-type="float">
            <text:p>0.385779122055758</text:p>
          </table:table-cell>
          <table:table-cell office:value-type="float" office:value="0.455902358076707" calcext:value-type="float">
            <text:p>0.455902358076707</text:p>
          </table:table-cell>
          <table:table-cell office:value-type="float" office:value="6.07432620605134" calcext:value-type="float">
            <text:p>6.07432620605134</text:p>
          </table:table-cell>
          <table:table-cell office:value-type="float" office:value="10.7249811779584" calcext:value-type="float">
            <text:p>10.7249811779584</text:p>
          </table:table-cell>
          <table:table-cell office:value-type="float" office:value="6.28153633598671" calcext:value-type="float">
            <text:p>6.28153633598671</text:p>
          </table:table-cell>
          <table:table-cell office:value-type="float" office:value="10.9887828985832" calcext:value-type="float">
            <text:p>10.9887828985832</text:p>
          </table:table-cell>
          <table:table-cell office:value-type="float" office:value="0.258649844526481" calcext:value-type="float">
            <text:p>0.258649844526481</text:p>
          </table:table-cell>
          <table:table-cell office:value-type="float" office:value="0.334433745515812" calcext:value-type="float">
            <text:p>0.334433745515812</text:p>
          </table:table-cell>
          <table:table-cell office:value-type="float" office:value="0.2609093173646" calcext:value-type="float">
            <text:p>0.2609093173646</text:p>
          </table:table-cell>
          <table:table-cell office:value-type="float" office:value="0.329749283538142" calcext:value-type="float">
            <text:p>0.329749283538142</text:p>
          </table:table-cell>
          <table:table-cell office:value-type="float" office:value="0.0374638721722797" calcext:value-type="float">
            <text:p>0.03746387217228</text:p>
          </table:table-cell>
          <table:table-cell office:value-type="float" office:value="0.0417914460817515" calcext:value-type="float">
            <text:p>0.041791446081752</text:p>
          </table:table-cell>
          <table:table-cell office:value-type="float" office:value="0.0329909492095231" calcext:value-type="float">
            <text:p>0.032990949209523</text:p>
          </table:table-cell>
          <table:table-cell office:value-type="float" office:value="0.0489270212450442" calcext:value-type="float">
            <text:p>0.048927021245044</text:p>
          </table:table-cell>
          <table:table-cell table:number-columns-repeated="4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76703012379522" calcext:value-type="float">
            <text:p>0.376703012379522</text:p>
          </table:table-cell>
          <table:table-cell office:value-type="float" office:value="0.449450612793625" calcext:value-type="float">
            <text:p>0.449450612793625</text:p>
          </table:table-cell>
          <table:table-cell office:value-type="float" office:value="0.37766343119696" calcext:value-type="float">
            <text:p>0.37766343119696</text:p>
          </table:table-cell>
          <table:table-cell office:value-type="float" office:value="0.454016579123904" calcext:value-type="float">
            <text:p>0.454016579123904</text:p>
          </table:table-cell>
          <table:table-cell office:value-type="float" office:value="6.43127060860722" calcext:value-type="float">
            <text:p>6.43127060860722</text:p>
          </table:table-cell>
          <table:table-cell office:value-type="float" office:value="9.45719061192134" calcext:value-type="float">
            <text:p>9.45719061192134</text:p>
          </table:table-cell>
          <table:table-cell office:value-type="float" office:value="6.46325432700866" calcext:value-type="float">
            <text:p>6.46325432700866</text:p>
          </table:table-cell>
          <table:table-cell office:value-type="float" office:value="10.7051129121144" calcext:value-type="float">
            <text:p>10.7051129121144</text:p>
          </table:table-cell>
          <table:table-cell office:value-type="float" office:value="0.255246994577921" calcext:value-type="float">
            <text:p>0.255246994577921</text:p>
          </table:table-cell>
          <table:table-cell office:value-type="float" office:value="0.322797165348802" calcext:value-type="float">
            <text:p>0.322797165348802</text:p>
          </table:table-cell>
          <table:table-cell office:value-type="float" office:value="0.257434446267474" calcext:value-type="float">
            <text:p>0.257434446267474</text:p>
          </table:table-cell>
          <table:table-cell office:value-type="float" office:value="0.318298285190807" calcext:value-type="float">
            <text:p>0.318298285190807</text:p>
          </table:table-cell>
          <table:table-cell office:value-type="float" office:value="0.0394952408282311" calcext:value-type="float">
            <text:p>0.039495240828231</text:p>
          </table:table-cell>
          <table:table-cell office:value-type="float" office:value="0.0532881177825569" calcext:value-type="float">
            <text:p>0.053288117782557</text:p>
          </table:table-cell>
          <table:table-cell office:value-type="float" office:value="0.0362755333204565" calcext:value-type="float">
            <text:p>0.036275533320457</text:p>
          </table:table-cell>
          <table:table-cell office:value-type="float" office:value="0.0583482965343712" calcext:value-type="float">
            <text:p>0.058348296534371</text:p>
          </table:table-cell>
          <table:table-cell table:number-columns-repeated="4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70797256602053" calcext:value-type="float">
            <text:p>0.370797256602053</text:p>
          </table:table-cell>
          <table:table-cell office:value-type="float" office:value="0.442851757507571" calcext:value-type="float">
            <text:p>0.442851757507571</text:p>
          </table:table-cell>
          <table:table-cell office:value-type="float" office:value="0.372235640877294" calcext:value-type="float">
            <text:p>0.372235640877294</text:p>
          </table:table-cell>
          <table:table-cell office:value-type="float" office:value="0.446829204922896" calcext:value-type="float">
            <text:p>0.446829204922896</text:p>
          </table:table-cell>
          <table:table-cell office:value-type="float" office:value="5.95293551485092" calcext:value-type="float">
            <text:p>5.95293551485092</text:p>
          </table:table-cell>
          <table:table-cell office:value-type="float" office:value="10.205693483295" calcext:value-type="float">
            <text:p>10.205693483295</text:p>
          </table:table-cell>
          <table:table-cell office:value-type="float" office:value="5.97492254057629" calcext:value-type="float">
            <text:p>5.97492254057629</text:p>
          </table:table-cell>
          <table:table-cell office:value-type="float" office:value="10.9871880859769" calcext:value-type="float">
            <text:p>10.9871880859769</text:p>
          </table:table-cell>
          <table:table-cell office:value-type="float" office:value="0.249110744523196" calcext:value-type="float">
            <text:p>0.249110744523196</text:p>
          </table:table-cell>
          <table:table-cell office:value-type="float" office:value="0.316301913587426" calcext:value-type="float">
            <text:p>0.316301913587426</text:p>
          </table:table-cell>
          <table:table-cell office:value-type="float" office:value="0.251217226907258" calcext:value-type="float">
            <text:p>0.251217226907258</text:p>
          </table:table-cell>
          <table:table-cell office:value-type="float" office:value="0.312004592395545" calcext:value-type="float">
            <text:p>0.312004592395545</text:p>
          </table:table-cell>
          <table:table-cell office:value-type="float" office:value="0.0422060214587731" calcext:value-type="float">
            <text:p>0.042206021458773</text:p>
          </table:table-cell>
          <table:table-cell office:value-type="float" office:value="0.0500089187408072" calcext:value-type="float">
            <text:p>0.050008918740807</text:p>
          </table:table-cell>
          <table:table-cell office:value-type="float" office:value="0.0379660178724015" calcext:value-type="float">
            <text:p>0.037966017872402</text:p>
          </table:table-cell>
          <table:table-cell office:value-type="float" office:value="0.0567490109921394" calcext:value-type="float">
            <text:p>0.056749010992139</text:p>
          </table:table-cell>
          <table:table-cell table:number-columns-repeated="4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76888589089162" calcext:value-type="float">
            <text:p>0.376888589089162</text:p>
          </table:table-cell>
          <table:table-cell office:value-type="float" office:value="0.447837760340481" calcext:value-type="float">
            <text:p>0.447837760340481</text:p>
          </table:table-cell>
          <table:table-cell office:value-type="float" office:value="0.378376674885644" calcext:value-type="float">
            <text:p>0.378376674885644</text:p>
          </table:table-cell>
          <table:table-cell office:value-type="float" office:value="0.449538881718551" calcext:value-type="float">
            <text:p>0.449538881718551</text:p>
          </table:table-cell>
          <table:table-cell office:value-type="float" office:value="6.2837297271872" calcext:value-type="float">
            <text:p>6.2837297271872</text:p>
          </table:table-cell>
          <table:table-cell office:value-type="float" office:value="11.0173877806429" calcext:value-type="float">
            <text:p>11.0173877806429</text:p>
          </table:table-cell>
          <table:table-cell office:value-type="float" office:value="6.2837297271872" calcext:value-type="float">
            <text:p>6.2837297271872</text:p>
          </table:table-cell>
          <table:table-cell office:value-type="float" office:value="11.0218899868528" calcext:value-type="float">
            <text:p>11.0218899868528</text:p>
          </table:table-cell>
          <table:table-cell office:value-type="float" office:value="0.252461617756027" calcext:value-type="float">
            <text:p>0.252461617756027</text:p>
          </table:table-cell>
          <table:table-cell office:value-type="float" office:value="0.323414033431714" calcext:value-type="float">
            <text:p>0.323414033431714</text:p>
          </table:table-cell>
          <table:table-cell office:value-type="float" office:value="0.25454642137481" calcext:value-type="float">
            <text:p>0.25454642137481</text:p>
          </table:table-cell>
          <table:table-cell office:value-type="float" office:value="0.319150079736731" calcext:value-type="float">
            <text:p>0.319150079736731</text:p>
          </table:table-cell>
          <table:table-cell office:value-type="float" office:value="0.041579231310023" calcext:value-type="float">
            <text:p>0.041579231310023</text:p>
          </table:table-cell>
          <table:table-cell office:value-type="float" office:value="0.0520382246529143" calcext:value-type="float">
            <text:p>0.052038224652914</text:p>
          </table:table-cell>
          <table:table-cell office:value-type="float" office:value="0.0376812220649891" calcext:value-type="float">
            <text:p>0.037681222064989</text:p>
          </table:table-cell>
          <table:table-cell office:value-type="float" office:value="0.0581418389434869" calcext:value-type="float">
            <text:p>0.058141838943487</text:p>
          </table:table-cell>
          <table:table-cell table:number-columns-repeated="4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79720082075753" calcext:value-type="float">
            <text:p>0.379720082075753</text:p>
          </table:table-cell>
          <table:table-cell office:value-type="float" office:value="0.456868923358223" calcext:value-type="float">
            <text:p>0.456868923358223</text:p>
          </table:table-cell>
          <table:table-cell office:value-type="float" office:value="0.381533410927173" calcext:value-type="float">
            <text:p>0.381533410927173</text:p>
          </table:table-cell>
          <table:table-cell office:value-type="float" office:value="0.45813631300882" calcext:value-type="float">
            <text:p>0.45813631300882</text:p>
          </table:table-cell>
          <table:table-cell office:value-type="float" office:value="6.35398587719476" calcext:value-type="float">
            <text:p>6.35398587719476</text:p>
          </table:table-cell>
          <table:table-cell office:value-type="float" office:value="10.8908122036791" calcext:value-type="float">
            <text:p>10.8908122036791</text:p>
          </table:table-cell>
          <table:table-cell office:value-type="float" office:value="6.4511837512592" calcext:value-type="float">
            <text:p>6.4511837512592</text:p>
          </table:table-cell>
          <table:table-cell office:value-type="float" office:value="11.0432236595173" calcext:value-type="float">
            <text:p>11.0432236595173</text:p>
          </table:table-cell>
          <table:table-cell office:value-type="float" office:value="0.259496867203484" calcext:value-type="float">
            <text:p>0.259496867203484</text:p>
          </table:table-cell>
          <table:table-cell office:value-type="float" office:value="0.342319392740682" calcext:value-type="float">
            <text:p>0.342319392740682</text:p>
          </table:table-cell>
          <table:table-cell office:value-type="float" office:value="0.261398644792142" calcext:value-type="float">
            <text:p>0.261398644792142</text:p>
          </table:table-cell>
          <table:table-cell office:value-type="float" office:value="0.338182377785342" calcext:value-type="float">
            <text:p>0.338182377785342</text:p>
          </table:table-cell>
          <table:table-cell office:value-type="float" office:value="0.0402722696431346" calcext:value-type="float">
            <text:p>0.040272269643135</text:p>
          </table:table-cell>
          <table:table-cell office:value-type="float" office:value="0.0534323975455059" calcext:value-type="float">
            <text:p>0.053432397545506</text:p>
          </table:table-cell>
          <table:table-cell office:value-type="float" office:value="0.0369502451894191" calcext:value-type="float">
            <text:p>0.036950245189419</text:p>
          </table:table-cell>
          <table:table-cell office:value-type="float" office:value="0.0586633457602308" calcext:value-type="float">
            <text:p>0.058663345760231</text:p>
          </table:table-cell>
          <table:table-cell table:number-columns-repeated="4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7886295303236" calcext:value-type="float">
            <text:p>0.37886295303236</text:p>
          </table:table-cell>
          <table:table-cell office:value-type="float" office:value="0.437957778716928" calcext:value-type="float">
            <text:p>0.437957778716928</text:p>
          </table:table-cell>
          <table:table-cell office:value-type="float" office:value="0.379309602817456" calcext:value-type="float">
            <text:p>0.379309602817456</text:p>
          </table:table-cell>
          <table:table-cell office:value-type="float" office:value="0.441891649077171" calcext:value-type="float">
            <text:p>0.441891649077171</text:p>
          </table:table-cell>
          <table:table-cell office:value-type="float" office:value="6.2130000051221" calcext:value-type="float">
            <text:p>6.2130000051221</text:p>
          </table:table-cell>
          <table:table-cell office:value-type="float" office:value="10.6037835332362" calcext:value-type="float">
            <text:p>10.6037835332362</text:p>
          </table:table-cell>
          <table:table-cell office:value-type="float" office:value="6.21674773538834" calcext:value-type="float">
            <text:p>6.21674773538834</text:p>
          </table:table-cell>
          <table:table-cell office:value-type="float" office:value="10.5501015953556" calcext:value-type="float">
            <text:p>10.5501015953556</text:p>
          </table:table-cell>
          <table:table-cell office:value-type="float" office:value="0.259037013224679" calcext:value-type="float">
            <text:p>0.259037013224679</text:p>
          </table:table-cell>
          <table:table-cell office:value-type="float" office:value="0.32568014368511" calcext:value-type="float">
            <text:p>0.32568014368511</text:p>
          </table:table-cell>
          <table:table-cell office:value-type="float" office:value="0.261318707092125" calcext:value-type="float">
            <text:p>0.261318707092125</text:p>
          </table:table-cell>
          <table:table-cell office:value-type="float" office:value="0.32107378985732" calcext:value-type="float">
            <text:p>0.32107378985732</text:p>
          </table:table-cell>
          <table:table-cell office:value-type="float" office:value="0.0361963991315153" calcext:value-type="float">
            <text:p>0.036196399131515</text:p>
          </table:table-cell>
          <table:table-cell office:value-type="float" office:value="0.043471253347772" calcext:value-type="float">
            <text:p>0.043471253347772</text:p>
          </table:table-cell>
          <table:table-cell office:value-type="float" office:value="0.0310297162254848" calcext:value-type="float">
            <text:p>0.031029716225485</text:p>
          </table:table-cell>
          <table:table-cell office:value-type="float" office:value="0.0516855228734648" calcext:value-type="float">
            <text:p>0.051685522873465</text:p>
          </table:table-cell>
          <table:table-cell table:number-columns-repeated="4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72911337929372" calcext:value-type="float">
            <text:p>0.372911337929372</text:p>
          </table:table-cell>
          <table:table-cell office:value-type="float" office:value="0.431476356828822" calcext:value-type="float">
            <text:p>0.431476356828822</text:p>
          </table:table-cell>
          <table:table-cell office:value-type="float" office:value="0.374784238822415" calcext:value-type="float">
            <text:p>0.374784238822415</text:p>
          </table:table-cell>
          <table:table-cell office:value-type="float" office:value="0.433998096932933" calcext:value-type="float">
            <text:p>0.433998096932933</text:p>
          </table:table-cell>
          <table:table-cell office:value-type="float" office:value="6.04491999901604" calcext:value-type="float">
            <text:p>6.04491999901604</text:p>
          </table:table-cell>
          <table:table-cell office:value-type="float" office:value="8.73180229696785" calcext:value-type="float">
            <text:p>8.73180229696785</text:p>
          </table:table-cell>
          <table:table-cell office:value-type="float" office:value="6.08544161426778" calcext:value-type="float">
            <text:p>6.08544161426778</text:p>
          </table:table-cell>
          <table:table-cell office:value-type="float" office:value="8.88803195363825" calcext:value-type="float">
            <text:p>8.88803195363825</text:p>
          </table:table-cell>
          <table:table-cell office:value-type="float" office:value="0.248415881504202" calcext:value-type="float">
            <text:p>0.248415881504202</text:p>
          </table:table-cell>
          <table:table-cell office:value-type="float" office:value="0.329339517685016" calcext:value-type="float">
            <text:p>0.329339517685016</text:p>
          </table:table-cell>
          <table:table-cell office:value-type="float" office:value="0.251662172981116" calcext:value-type="float">
            <text:p>0.251662172981116</text:p>
          </table:table-cell>
          <table:table-cell office:value-type="float" office:value="0.322514222581423" calcext:value-type="float">
            <text:p>0.322514222581423</text:p>
          </table:table-cell>
          <table:table-cell office:value-type="float" office:value="0.0410708517138316" calcext:value-type="float">
            <text:p>0.041070851713832</text:p>
          </table:table-cell>
          <table:table-cell office:value-type="float" office:value="0.0429752279636342" calcext:value-type="float">
            <text:p>0.042975227963634</text:p>
          </table:table-cell>
          <table:table-cell office:value-type="float" office:value="0.0357316801876705" calcext:value-type="float">
            <text:p>0.035731680187671</text:p>
          </table:table-cell>
          <table:table-cell office:value-type="float" office:value="0.0514297381782539" calcext:value-type="float">
            <text:p>0.051429738178254</text:p>
          </table:table-cell>
          <table:table-cell table:number-columns-repeated="4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8655170458418" calcext:value-type="float">
            <text:p>0.38655170458418</text:p>
          </table:table-cell>
          <table:table-cell office:value-type="float" office:value="0.442147568796906" calcext:value-type="float">
            <text:p>0.442147568796906</text:p>
          </table:table-cell>
          <table:table-cell office:value-type="float" office:value="0.388734847824337" calcext:value-type="float">
            <text:p>0.388734847824337</text:p>
          </table:table-cell>
          <table:table-cell office:value-type="float" office:value="0.446896674778982" calcext:value-type="float">
            <text:p>0.446896674778982</text:p>
          </table:table-cell>
          <table:table-cell office:value-type="float" office:value="6.39578098600879" calcext:value-type="float">
            <text:p>6.39578098600879</text:p>
          </table:table-cell>
          <table:table-cell office:value-type="float" office:value="10.2444670776441" calcext:value-type="float">
            <text:p>10.2444670776441</text:p>
          </table:table-cell>
          <table:table-cell office:value-type="float" office:value="6.45949786922041" calcext:value-type="float">
            <text:p>6.45949786922041</text:p>
          </table:table-cell>
          <table:table-cell office:value-type="float" office:value="11.2428665478624" calcext:value-type="float">
            <text:p>11.2428665478624</text:p>
          </table:table-cell>
          <table:table-cell office:value-type="float" office:value="0.266343095081874" calcext:value-type="float">
            <text:p>0.266343095081874</text:p>
          </table:table-cell>
          <table:table-cell office:value-type="float" office:value="0.356778916710475" calcext:value-type="float">
            <text:p>0.356778916710475</text:p>
          </table:table-cell>
          <table:table-cell office:value-type="float" office:value="0.268778203177859" calcext:value-type="float">
            <text:p>0.268778203177859</text:p>
          </table:table-cell>
          <table:table-cell office:value-type="float" office:value="0.351632303121322" calcext:value-type="float">
            <text:p>0.351632303121322</text:p>
          </table:table-cell>
          <table:table-cell office:value-type="float" office:value="0.0353929895779263" calcext:value-type="float">
            <text:p>0.035392989577926</text:p>
          </table:table-cell>
          <table:table-cell office:value-type="float" office:value="0.0342849936189381" calcext:value-type="float">
            <text:p>0.034284993618938</text:p>
          </table:table-cell>
          <table:table-cell office:value-type="float" office:value="0.0315910975919813" calcext:value-type="float">
            <text:p>0.031591097591981</text:p>
          </table:table-cell>
          <table:table-cell office:value-type="float" office:value="0.040315292834282" calcext:value-type="float">
            <text:p>0.040315292834282</text:p>
          </table:table-cell>
          <table:table-cell table:number-columns-repeated="4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8328939202529" calcext:value-type="float">
            <text:p>0.38328939202529</text:p>
          </table:table-cell>
          <table:table-cell office:value-type="float" office:value="0.440432896721969" calcext:value-type="float">
            <text:p>0.440432896721969</text:p>
          </table:table-cell>
          <table:table-cell office:value-type="float" office:value="0.384434444341873" calcext:value-type="float">
            <text:p>0.384434444341873</text:p>
          </table:table-cell>
          <table:table-cell office:value-type="float" office:value="0.447330655923548" calcext:value-type="float">
            <text:p>0.447330655923548</text:p>
          </table:table-cell>
          <table:table-cell office:value-type="float" office:value="5.82839467893644" calcext:value-type="float">
            <text:p>5.82839467893644</text:p>
          </table:table-cell>
          <table:table-cell office:value-type="float" office:value="9.61727595786389" calcext:value-type="float">
            <text:p>9.61727595786389</text:p>
          </table:table-cell>
          <table:table-cell office:value-type="float" office:value="5.95545507090143" calcext:value-type="float">
            <text:p>5.95545507090143</text:p>
          </table:table-cell>
          <table:table-cell office:value-type="float" office:value="10.9877381975296" calcext:value-type="float">
            <text:p>10.9877381975296</text:p>
          </table:table-cell>
          <table:table-cell office:value-type="float" office:value="0.261520134866148" calcext:value-type="float">
            <text:p>0.261520134866148</text:p>
          </table:table-cell>
          <table:table-cell office:value-type="float" office:value="0.354743468596538" calcext:value-type="float">
            <text:p>0.354743468596538</text:p>
          </table:table-cell>
          <table:table-cell office:value-type="float" office:value="0.263721523252018" calcext:value-type="float">
            <text:p>0.263721523252018</text:p>
          </table:table-cell>
          <table:table-cell office:value-type="float" office:value="0.349998338523495" calcext:value-type="float">
            <text:p>0.349998338523495</text:p>
          </table:table-cell>
          <table:table-cell office:value-type="float" office:value="0.0385660310784306" calcext:value-type="float">
            <text:p>0.038566031078431</text:p>
          </table:table-cell>
          <table:table-cell office:value-type="float" office:value="0.0474996483830193" calcext:value-type="float">
            <text:p>0.047499648383019</text:p>
          </table:table-cell>
          <table:table-cell office:value-type="float" office:value="0.0353426367411786" calcext:value-type="float">
            <text:p>0.035342636741179</text:p>
          </table:table-cell>
          <table:table-cell office:value-type="float" office:value="0.0525190044679078" calcext:value-type="float">
            <text:p>0.052519004467908</text:p>
          </table:table-cell>
          <table:table-cell table:number-columns-repeated="4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82300731258373" calcext:value-type="float">
            <text:p>0.382300731258373</text:p>
          </table:table-cell>
          <table:table-cell office:value-type="float" office:value="0.441726180182067" calcext:value-type="float">
            <text:p>0.441726180182067</text:p>
          </table:table-cell>
          <table:table-cell office:value-type="float" office:value="0.383991931390574" calcext:value-type="float">
            <text:p>0.383991931390574</text:p>
          </table:table-cell>
          <table:table-cell office:value-type="float" office:value="0.44797692594995" calcext:value-type="float">
            <text:p>0.44797692594995</text:p>
          </table:table-cell>
          <table:table-cell office:value-type="float" office:value="5.81115453091903" calcext:value-type="float">
            <text:p>5.81115453091903</text:p>
          </table:table-cell>
          <table:table-cell office:value-type="float" office:value="10.5332492394919" calcext:value-type="float">
            <text:p>10.5332492394919</text:p>
          </table:table-cell>
          <table:table-cell office:value-type="float" office:value="6.22821911954911" calcext:value-type="float">
            <text:p>6.22821911954911</text:p>
          </table:table-cell>
          <table:table-cell office:value-type="float" office:value="11.100817916454" calcext:value-type="float">
            <text:p>11.100817916454</text:p>
          </table:table-cell>
          <table:table-cell office:value-type="float" office:value="0.265154002880935" calcext:value-type="float">
            <text:p>0.265154002880935</text:p>
          </table:table-cell>
          <table:table-cell office:value-type="float" office:value="0.358910514605528" calcext:value-type="float">
            <text:p>0.358910514605528</text:p>
          </table:table-cell>
          <table:table-cell office:value-type="float" office:value="0.267323798777145" calcext:value-type="float">
            <text:p>0.267323798777145</text:p>
          </table:table-cell>
          <table:table-cell office:value-type="float" office:value="0.354221540848399" calcext:value-type="float">
            <text:p>0.354221540848399</text:p>
          </table:table-cell>
          <table:table-cell office:value-type="float" office:value="0.0323573870818726" calcext:value-type="float">
            <text:p>0.032357387081873</text:p>
          </table:table-cell>
          <table:table-cell office:value-type="float" office:value="0.0384466964109387" calcext:value-type="float">
            <text:p>0.038446696410939</text:p>
          </table:table-cell>
          <table:table-cell office:value-type="float" office:value="0.0306407113050372" calcext:value-type="float">
            <text:p>0.030640711305037</text:p>
          </table:table-cell>
          <table:table-cell office:value-type="float" office:value="0.0411166331860605" calcext:value-type="float">
            <text:p>0.041116633186061</text:p>
          </table:table-cell>
          <table:table-cell table:number-columns-repeated="4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81029508487027" calcext:value-type="float">
            <text:p>0.381029508487027</text:p>
          </table:table-cell>
          <table:table-cell office:value-type="float" office:value="0.445737599613596" calcext:value-type="float">
            <text:p>0.445737599613596</text:p>
          </table:table-cell>
          <table:table-cell office:value-type="float" office:value="0.383593162941463" calcext:value-type="float">
            <text:p>0.383593162941463</text:p>
          </table:table-cell>
          <table:table-cell office:value-type="float" office:value="0.453471728958224" calcext:value-type="float">
            <text:p>0.453471728958224</text:p>
          </table:table-cell>
          <table:table-cell office:value-type="float" office:value="5.82172801575603" calcext:value-type="float">
            <text:p>5.82172801575603</text:p>
          </table:table-cell>
          <table:table-cell office:value-type="float" office:value="10.2878677187946" calcext:value-type="float">
            <text:p>10.2878677187946</text:p>
          </table:table-cell>
          <table:table-cell office:value-type="float" office:value="6.23619082294371" calcext:value-type="float">
            <text:p>6.23619082294371</text:p>
          </table:table-cell>
          <table:table-cell office:value-type="float" office:value="11.0409005659433" calcext:value-type="float">
            <text:p>11.0409005659433</text:p>
          </table:table-cell>
          <table:table-cell office:value-type="float" office:value="0.266524372263055" calcext:value-type="float">
            <text:p>0.266524372263055</text:p>
          </table:table-cell>
          <table:table-cell office:value-type="float" office:value="0.371354203251689" calcext:value-type="float">
            <text:p>0.371354203251689</text:p>
          </table:table-cell>
          <table:table-cell office:value-type="float" office:value="0.269454748279738" calcext:value-type="float">
            <text:p>0.269454748279738</text:p>
          </table:table-cell>
          <table:table-cell office:value-type="float" office:value="0.364713407099566" calcext:value-type="float">
            <text:p>0.364713407099566</text:p>
          </table:table-cell>
          <table:table-cell office:value-type="float" office:value="0.0362289064782911" calcext:value-type="float">
            <text:p>0.036228906478291</text:p>
          </table:table-cell>
          <table:table-cell office:value-type="float" office:value="0.041578261200584" calcext:value-type="float">
            <text:p>0.041578261200584</text:p>
          </table:table-cell>
          <table:table-cell office:value-type="float" office:value="0.0326352575473757" calcext:value-type="float">
            <text:p>0.032635257547376</text:p>
          </table:table-cell>
          <table:table-cell office:value-type="float" office:value="0.0473541657405682" calcext:value-type="float">
            <text:p>0.047354165740568</text:p>
          </table:table-cell>
          <table:table-cell table:number-columns-repeated="4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78078614537237" calcext:value-type="float">
            <text:p>0.378078614537237</text:p>
          </table:table-cell>
          <table:table-cell office:value-type="float" office:value="0.445209221014566" calcext:value-type="float">
            <text:p>0.445209221014566</text:p>
          </table:table-cell>
          <table:table-cell office:value-type="float" office:value="0.380313075120748" calcext:value-type="float">
            <text:p>0.380313075120748</text:p>
          </table:table-cell>
          <table:table-cell office:value-type="float" office:value="0.452790260028144" calcext:value-type="float">
            <text:p>0.452790260028144</text:p>
          </table:table-cell>
          <table:table-cell office:value-type="float" office:value="6.11272306525164" calcext:value-type="float">
            <text:p>6.11272306525164</text:p>
          </table:table-cell>
          <table:table-cell office:value-type="float" office:value="10.5595520724947" calcext:value-type="float">
            <text:p>10.5595520724947</text:p>
          </table:table-cell>
          <table:table-cell office:value-type="float" office:value="6.14751783224527" calcext:value-type="float">
            <text:p>6.14751783224527</text:p>
          </table:table-cell>
          <table:table-cell office:value-type="float" office:value="11.2533355400325" calcext:value-type="float">
            <text:p>11.2533355400325</text:p>
          </table:table-cell>
          <table:table-cell office:value-type="float" office:value="0.255565515046678" calcext:value-type="float">
            <text:p>0.255565515046678</text:p>
          </table:table-cell>
          <table:table-cell office:value-type="float" office:value="0.355737500725909" calcext:value-type="float">
            <text:p>0.355737500725909</text:p>
          </table:table-cell>
          <table:table-cell office:value-type="float" office:value="0.258003671554902" calcext:value-type="float">
            <text:p>0.258003671554902</text:p>
          </table:table-cell>
          <table:table-cell office:value-type="float" office:value="0.350184831069894" calcext:value-type="float">
            <text:p>0.350184831069894</text:p>
          </table:table-cell>
          <table:table-cell office:value-type="float" office:value="0.0396308112063154" calcext:value-type="float">
            <text:p>0.039630811206315</text:p>
          </table:table-cell>
          <table:table-cell office:value-type="float" office:value="0.0440999076368914" calcext:value-type="float">
            <text:p>0.044099907636892</text:p>
          </table:table-cell>
          <table:table-cell office:value-type="float" office:value="0.0329870432232549" calcext:value-type="float">
            <text:p>0.032987043223255</text:p>
          </table:table-cell>
          <table:table-cell office:value-type="float" office:value="0.0549438962595397" calcext:value-type="float">
            <text:p>0.05494389625954</text:p>
          </table:table-cell>
          <table:table-cell table:number-columns-repeated="4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77902782067882" calcext:value-type="float">
            <text:p>0.377902782067882</text:p>
          </table:table-cell>
          <table:table-cell office:value-type="float" office:value="0.438773239020632" calcext:value-type="float">
            <text:p>0.438773239020632</text:p>
          </table:table-cell>
          <table:table-cell office:value-type="float" office:value="0.379925433897455" calcext:value-type="float">
            <text:p>0.379925433897455</text:p>
          </table:table-cell>
          <table:table-cell office:value-type="float" office:value="0.447416061010983" calcext:value-type="float">
            <text:p>0.447416061010983</text:p>
          </table:table-cell>
          <table:table-cell office:value-type="float" office:value="5.88448087823798" calcext:value-type="float">
            <text:p>5.88448087823798</text:p>
          </table:table-cell>
          <table:table-cell office:value-type="float" office:value="10.1957166996322" calcext:value-type="float">
            <text:p>10.1957166996322</text:p>
          </table:table-cell>
          <table:table-cell office:value-type="float" office:value="6.01057960008928" calcext:value-type="float">
            <text:p>6.01057960008928</text:p>
          </table:table-cell>
          <table:table-cell office:value-type="float" office:value="11.0109144709589" calcext:value-type="float">
            <text:p>11.0109144709589</text:p>
          </table:table-cell>
          <table:table-cell office:value-type="float" office:value="0.247310851169504" calcext:value-type="float">
            <text:p>0.247310851169504</text:p>
          </table:table-cell>
          <table:table-cell office:value-type="float" office:value="0.334378701083153" calcext:value-type="float">
            <text:p>0.334378701083153</text:p>
          </table:table-cell>
          <table:table-cell office:value-type="float" office:value="0.249385344550515" calcext:value-type="float">
            <text:p>0.249385344550515</text:p>
          </table:table-cell>
          <table:table-cell office:value-type="float" office:value="0.329731454184032" calcext:value-type="float">
            <text:p>0.329731454184032</text:p>
          </table:table-cell>
          <table:table-cell office:value-type="float" office:value="0.0426624312579982" calcext:value-type="float">
            <text:p>0.042662431257998</text:p>
          </table:table-cell>
          <table:table-cell office:value-type="float" office:value="0.0480839763496358" calcext:value-type="float">
            <text:p>0.048083976349636</text:p>
          </table:table-cell>
          <table:table-cell office:value-type="float" office:value="0.0362793689205115" calcext:value-type="float">
            <text:p>0.036279368920512</text:p>
          </table:table-cell>
          <table:table-cell office:value-type="float" office:value="0.0586371323509723" calcext:value-type="float">
            <text:p>0.058637132350972</text:p>
          </table:table-cell>
          <table:table-cell table:number-columns-repeated="4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67615606184218" calcext:value-type="float">
            <text:p>0.367615606184218</text:p>
          </table:table-cell>
          <table:table-cell office:value-type="float" office:value="0.414352873060161" calcext:value-type="float">
            <text:p>0.414352873060161</text:p>
          </table:table-cell>
          <table:table-cell office:value-type="float" office:value="0.369700768431903" calcext:value-type="float">
            <text:p>0.369700768431903</text:p>
          </table:table-cell>
          <table:table-cell office:value-type="float" office:value="0.423925754701165" calcext:value-type="float">
            <text:p>0.423925754701165</text:p>
          </table:table-cell>
          <table:table-cell office:value-type="float" office:value="5.88102288012612" calcext:value-type="float">
            <text:p>5.88102288012612</text:p>
          </table:table-cell>
          <table:table-cell office:value-type="float" office:value="9.56987589566353" calcext:value-type="float">
            <text:p>9.56987589566353</text:p>
          </table:table-cell>
          <table:table-cell office:value-type="float" office:value="6.24527029737451" calcext:value-type="float">
            <text:p>6.24527029737451</text:p>
          </table:table-cell>
          <table:table-cell office:value-type="float" office:value="10.3314667562103" calcext:value-type="float">
            <text:p>10.3314667562103</text:p>
          </table:table-cell>
          <table:table-cell office:value-type="float" office:value="0.241361220904318" calcext:value-type="float">
            <text:p>0.241361220904318</text:p>
          </table:table-cell>
          <table:table-cell office:value-type="float" office:value="0.320730679546259" calcext:value-type="float">
            <text:p>0.320730679546259</text:p>
          </table:table-cell>
          <table:table-cell office:value-type="float" office:value="0.243385147723302" calcext:value-type="float">
            <text:p>0.243385147723302</text:p>
          </table:table-cell>
          <table:table-cell office:value-type="float" office:value="0.316143802618599" calcext:value-type="float">
            <text:p>0.316143802618599</text:p>
          </table:table-cell>
          <table:table-cell office:value-type="float" office:value="0.0374341528042108" calcext:value-type="float">
            <text:p>0.037434152804211</text:p>
          </table:table-cell>
          <table:table-cell office:value-type="float" office:value="0.0400423581366008" calcext:value-type="float">
            <text:p>0.040042358136601</text:p>
          </table:table-cell>
          <table:table-cell office:value-type="float" office:value="0.0309210453891362" calcext:value-type="float">
            <text:p>0.030921045389136</text:p>
          </table:table-cell>
          <table:table-cell office:value-type="float" office:value="0.0511608579774242" calcext:value-type="float">
            <text:p>0.051160857977424</text:p>
          </table:table-cell>
          <table:table-cell table:number-columns-repeated="47"/>
        </table:table-row>
      </table:table>
      <table:table table:name="Redistribution_central" table:style-name="ta10">
        <office:forms form:automatic-focus="false" form:apply-design-mode="false"/>
        <table:table-column table:style-name="co8" table:number-columns-repeated="6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Gini sedlac. all income</text:p>
          </table:table-cell>
          <table:table-cell office:value-type="string" calcext:value-type="string">
            <text:p>Gini sedlac. labour income</text:p>
          </table:table-cell>
          <table:table-cell office:value-type="string" calcext:value-type="string">
            <text:p>Gini sedlac. labour and pension income</text:p>
          </table:table-cell>
          <table:table-cell office:value-type="string" calcext:value-type="string">
            <text:p>Gini sedlac. labour and family benefits income</text:p>
          </table:table-cell>
          <table:table-cell office:value-type="string" calcext:value-type="string">
            <text:p>Decile ratio. all income</text:p>
          </table:table-cell>
          <table:table-cell office:value-type="string" calcext:value-type="string">
            <text:p>Decile ratio. labour income</text:p>
          </table:table-cell>
          <table:table-cell office:value-type="string" calcext:value-type="string">
            <text:p>Decile ratio. labour and pension income</text:p>
          </table:table-cell>
          <table:table-cell office:value-type="string" calcext:value-type="string">
            <text:p>Decile ratio. labour and familiy benefits income</text:p>
          </table:table-cell>
          <table:table-cell office:value-type="string" calcext:value-type="string">
            <text:p>Top 10%. share of all income</text:p>
          </table:table-cell>
          <table:table-cell office:value-type="string" calcext:value-type="string">
            <text:p>Top 10%. share of labour income</text:p>
          </table:table-cell>
          <table:table-cell office:value-type="string" calcext:value-type="string">
            <text:p>Top 10%. share of labour and pension income</text:p>
          </table:table-cell>
          <table:table-cell office:value-type="string" calcext:value-type="string">
            <text:p>Top 10%. share of labour and familiy benefits income</text:p>
          </table:table-cell>
          <table:table-cell office:value-type="string" calcext:value-type="string">
            <text:p>Bottom 10%. share of all income</text:p>
          </table:table-cell>
          <table:table-cell office:value-type="string" calcext:value-type="string">
            <text:p>Bottom 10%. share of labour income</text:p>
          </table:table-cell>
          <table:table-cell office:value-type="string" calcext:value-type="string">
            <text:p>Bottom 10%. share of labour and pension income</text:p>
          </table:table-cell>
          <table:table-cell office:value-type="string" calcext:value-type="string">
            <text:p>Bottom 10%. share of labour and familiy benefits income</text:p>
          </table:table-cell>
          <table:table-cell table:number-columns-repeated="4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.394829149499279</text:p>
          </table:table-cell>
          <table:table-cell office:value-type="float" office:value="0.466282652786579" calcext:value-type="float">
            <text:p>0.466282652786579</text:p>
          </table:table-cell>
          <table:table-cell office:value-type="float" office:value="0.412046768215565" calcext:value-type="float">
            <text:p>0.412046768215565</text:p>
          </table:table-cell>
          <table:table-cell office:value-type="float" office:value="0.447665883522789" calcext:value-type="float">
            <text:p>0.447665883522789</text:p>
          </table:table-cell>
          <table:table-cell office:value-type="float" office:value="7.0923860719901" calcext:value-type="float">
            <text:p>7.0923860719901</text:p>
          </table:table-cell>
          <table:table-cell office:value-type="float" office:value="12.1618714542567" calcext:value-type="float">
            <text:p>12.1618714542567</text:p>
          </table:table-cell>
          <table:table-cell office:value-type="float" office:value="8.73890491888313" calcext:value-type="float">
            <text:p>8.73890491888313</text:p>
          </table:table-cell>
          <table:table-cell office:value-type="float" office:value="9.76705046711961" calcext:value-type="float">
            <text:p>9.76705046711961</text:p>
          </table:table-cell>
          <table:table-cell office:value-type="float" office:value="0.229886950479951" calcext:value-type="float">
            <text:p>0.229886950479951</text:p>
          </table:table-cell>
          <table:table-cell office:value-type="float" office:value="0.260532889905575" calcext:value-type="float">
            <text:p>0.260532889905575</text:p>
          </table:table-cell>
          <table:table-cell office:value-type="float" office:value="0.238964160144433" calcext:value-type="float">
            <text:p>0.238964160144433</text:p>
          </table:table-cell>
          <table:table-cell office:value-type="float" office:value="0.24755411999774" calcext:value-type="float">
            <text:p>0.24755411999774</text:p>
          </table:table-cell>
          <table:table-cell office:value-type="float" office:value="0.0314869324702347" calcext:value-type="float">
            <text:p>0.031486932470235</text:p>
          </table:table-cell>
          <table:table-cell office:value-type="float" office:value="0.0262172747434197" calcext:value-type="float">
            <text:p>0.02621727474342</text:p>
          </table:table-cell>
          <table:table-cell office:value-type="float" office:value="0.0236978525400559" calcext:value-type="float">
            <text:p>0.023697852540056</text:p>
          </table:table-cell>
          <table:table-cell office:value-type="float" office:value="0.0362960895108972" calcext:value-type="float">
            <text:p>0.036296089510897</text:p>
          </table:table-cell>
          <table:table-cell table:number-columns-repeated="4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.393157569038148</text:p>
          </table:table-cell>
          <table:table-cell office:value-type="float" office:value="0.439887321730189" calcext:value-type="float">
            <text:p>0.439887321730189</text:p>
          </table:table-cell>
          <table:table-cell office:value-type="float" office:value="0.405637610793011" calcext:value-type="float">
            <text:p>0.405637610793011</text:p>
          </table:table-cell>
          <table:table-cell office:value-type="float" office:value="0.432382476944565" calcext:value-type="float">
            <text:p>0.432382476944565</text:p>
          </table:table-cell>
          <table:table-cell office:value-type="float" office:value="6.91100011310985" calcext:value-type="float">
            <text:p>6.91100011310985</text:p>
          </table:table-cell>
          <table:table-cell office:value-type="float" office:value="10.1040302715419" calcext:value-type="float">
            <text:p>10.1040302715419</text:p>
          </table:table-cell>
          <table:table-cell office:value-type="float" office:value="8.02536002247353" calcext:value-type="float">
            <text:p>8.02536002247353</text:p>
          </table:table-cell>
          <table:table-cell office:value-type="float" office:value="8.61104036442593" calcext:value-type="float">
            <text:p>8.61104036442593</text:p>
          </table:table-cell>
          <table:table-cell office:value-type="float" office:value="0.22966609522748" calcext:value-type="float">
            <text:p>0.22966609522748</text:p>
          </table:table-cell>
          <table:table-cell office:value-type="float" office:value="0.252561243120454" calcext:value-type="float">
            <text:p>0.252561243120454</text:p>
          </table:table-cell>
          <table:table-cell office:value-type="float" office:value="0.236342825717694" calcext:value-type="float">
            <text:p>0.236342825717694</text:p>
          </table:table-cell>
          <table:table-cell office:value-type="float" office:value="0.243010199235155" calcext:value-type="float">
            <text:p>0.243010199235155</text:p>
          </table:table-cell>
          <table:table-cell office:value-type="float" office:value="0.0342368816999756" calcext:value-type="float">
            <text:p>0.034236881699976</text:p>
          </table:table-cell>
          <table:table-cell office:value-type="float" office:value="0.0282245464696407" calcext:value-type="float">
            <text:p>0.028224546469641</text:p>
          </table:table-cell>
          <table:table-cell office:value-type="float" office:value="0.0257265697541221" calcext:value-type="float">
            <text:p>0.025726569754122</text:p>
          </table:table-cell>
          <table:table-cell office:value-type="float" office:value="0.039520313948544" calcext:value-type="float">
            <text:p>0.039520313948544</text:p>
          </table:table-cell>
          <table:table-cell table:number-columns-repeated="4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4529501220737" calcext:value-type="float">
            <text:p>0.394529501220737</text:p>
          </table:table-cell>
          <table:table-cell office:value-type="float" office:value="0.440790510485428" calcext:value-type="float">
            <text:p>0.440790510485428</text:p>
          </table:table-cell>
          <table:table-cell office:value-type="float" office:value="0.409770398483221" calcext:value-type="float">
            <text:p>0.409770398483221</text:p>
          </table:table-cell>
          <table:table-cell office:value-type="float" office:value="0.428339853189208" calcext:value-type="float">
            <text:p>0.428339853189208</text:p>
          </table:table-cell>
          <table:table-cell office:value-type="float" office:value="6.82085139165125" calcext:value-type="float">
            <text:p>6.82085139165125</text:p>
          </table:table-cell>
          <table:table-cell office:value-type="float" office:value="10.3336073830865" calcext:value-type="float">
            <text:p>10.3336073830865</text:p>
          </table:table-cell>
          <table:table-cell office:value-type="float" office:value="8.13447255622663" calcext:value-type="float">
            <text:p>8.13447255622663</text:p>
          </table:table-cell>
          <table:table-cell office:value-type="float" office:value="8.5822595740985" calcext:value-type="float">
            <text:p>8.5822595740985</text:p>
          </table:table-cell>
          <table:table-cell office:value-type="float" office:value="0.231206906128275" calcext:value-type="float">
            <text:p>0.231206906128275</text:p>
          </table:table-cell>
          <table:table-cell office:value-type="float" office:value="0.255221729600004" calcext:value-type="float">
            <text:p>0.255221729600004</text:p>
          </table:table-cell>
          <table:table-cell office:value-type="float" office:value="0.239080851156172" calcext:value-type="float">
            <text:p>0.239080851156172</text:p>
          </table:table-cell>
          <table:table-cell office:value-type="float" office:value="0.244177799878335" calcext:value-type="float">
            <text:p>0.244177799878335</text:p>
          </table:table-cell>
          <table:table-cell office:value-type="float" office:value="0.0370621664042102" calcext:value-type="float">
            <text:p>0.03706216640421</text:p>
          </table:table-cell>
          <table:table-cell office:value-type="float" office:value="0.0266383087031445" calcext:value-type="float">
            <text:p>0.026638308703145</text:p>
          </table:table-cell>
          <table:table-cell office:value-type="float" office:value="0.0271180622391379" calcext:value-type="float">
            <text:p>0.027118062239138</text:p>
          </table:table-cell>
          <table:table-cell office:value-type="float" office:value="0.0397244730695759" calcext:value-type="float">
            <text:p>0.039724473069576</text:p>
          </table:table-cell>
          <table:table-cell table:number-columns-repeated="4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7367420211989" calcext:value-type="float">
            <text:p>0.397367420211989</text:p>
          </table:table-cell>
          <table:table-cell office:value-type="float" office:value="0.444477793559299" calcext:value-type="float">
            <text:p>0.444477793559299</text:p>
          </table:table-cell>
          <table:table-cell office:value-type="float" office:value="0.411571910593428" calcext:value-type="float">
            <text:p>0.411571910593428</text:p>
          </table:table-cell>
          <table:table-cell office:value-type="float" office:value="0.430039259328648" calcext:value-type="float">
            <text:p>0.430039259328648</text:p>
          </table:table-cell>
          <table:table-cell office:value-type="float" office:value="7.0252624171211" calcext:value-type="float">
            <text:p>7.0252624171211</text:p>
          </table:table-cell>
          <table:table-cell office:value-type="float" office:value="10.9173825227836" calcext:value-type="float">
            <text:p>10.9173825227836</text:p>
          </table:table-cell>
          <table:table-cell office:value-type="float" office:value="8.58647365915595" calcext:value-type="float">
            <text:p>8.58647365915595</text:p>
          </table:table-cell>
          <table:table-cell office:value-type="float" office:value="8.62819126499786" calcext:value-type="float">
            <text:p>8.62819126499786</text:p>
          </table:table-cell>
          <table:table-cell office:value-type="float" office:value="0.231238918610371" calcext:value-type="float">
            <text:p>0.231238918610371</text:p>
          </table:table-cell>
          <table:table-cell office:value-type="float" office:value="0.253808374722502" calcext:value-type="float">
            <text:p>0.253808374722502</text:p>
          </table:table-cell>
          <table:table-cell office:value-type="float" office:value="0.238120195920098" calcext:value-type="float">
            <text:p>0.238120195920098</text:p>
          </table:table-cell>
          <table:table-cell office:value-type="float" office:value="0.244023657469362" calcext:value-type="float">
            <text:p>0.244023657469362</text:p>
          </table:table-cell>
          <table:table-cell office:value-type="float" office:value="0.0362549150970094" calcext:value-type="float">
            <text:p>0.036254915097009</text:p>
          </table:table-cell>
          <table:table-cell office:value-type="float" office:value="0.0283019264882958" calcext:value-type="float">
            <text:p>0.028301926488296</text:p>
          </table:table-cell>
          <table:table-cell office:value-type="float" office:value="0.0274103090201651" calcext:value-type="float">
            <text:p>0.027410309020165</text:p>
          </table:table-cell>
          <table:table-cell office:value-type="float" office:value="0.040066422100053" calcext:value-type="float">
            <text:p>0.040066422100053</text:p>
          </table:table-cell>
          <table:table-cell table:number-columns-repeated="4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95846685031861" calcext:value-type="float">
            <text:p>0.395846685031861</text:p>
          </table:table-cell>
          <table:table-cell office:value-type="float" office:value="0.447780011039773" calcext:value-type="float">
            <text:p>0.447780011039773</text:p>
          </table:table-cell>
          <table:table-cell office:value-type="float" office:value="0.411230235193949" calcext:value-type="float">
            <text:p>0.411230235193949</text:p>
          </table:table-cell>
          <table:table-cell office:value-type="float" office:value="0.432106918255695" calcext:value-type="float">
            <text:p>0.432106918255695</text:p>
          </table:table-cell>
          <table:table-cell office:value-type="float" office:value="6.82322919563561" calcext:value-type="float">
            <text:p>6.82322919563561</text:p>
          </table:table-cell>
          <table:table-cell office:value-type="float" office:value="10.5798339261181" calcext:value-type="float">
            <text:p>10.5798339261181</text:p>
          </table:table-cell>
          <table:table-cell office:value-type="float" office:value="8.35559748541925" calcext:value-type="float">
            <text:p>8.35559748541925</text:p>
          </table:table-cell>
          <table:table-cell office:value-type="float" office:value="8.33499996701815" calcext:value-type="float">
            <text:p>8.33499996701815</text:p>
          </table:table-cell>
          <table:table-cell office:value-type="float" office:value="0.227901305192654" calcext:value-type="float">
            <text:p>0.227901305192654</text:p>
          </table:table-cell>
          <table:table-cell office:value-type="float" office:value="0.254380507260335" calcext:value-type="float">
            <text:p>0.254380507260335</text:p>
          </table:table-cell>
          <table:table-cell office:value-type="float" office:value="0.235571383495061" calcext:value-type="float">
            <text:p>0.235571383495061</text:p>
          </table:table-cell>
          <table:table-cell office:value-type="float" office:value="0.24352156920915" calcext:value-type="float">
            <text:p>0.24352156920915</text:p>
          </table:table-cell>
          <table:table-cell office:value-type="float" office:value="0.0365987227469221" calcext:value-type="float">
            <text:p>0.036598722746922</text:p>
          </table:table-cell>
          <table:table-cell office:value-type="float" office:value="0.027451229099207" calcext:value-type="float">
            <text:p>0.027451229099207</text:p>
          </table:table-cell>
          <table:table-cell office:value-type="float" office:value="0.0277914105754976" calcext:value-type="float">
            <text:p>0.027791410575498</text:p>
          </table:table-cell>
          <table:table-cell office:value-type="float" office:value="0.0390120892161255" calcext:value-type="float">
            <text:p>0.039012089216126</text:p>
          </table:table-cell>
          <table:table-cell table:number-columns-repeated="4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96067902603136" calcext:value-type="float">
            <text:p>0.396067902603136</text:p>
          </table:table-cell>
          <table:table-cell office:value-type="float" office:value="0.447665534865733" calcext:value-type="float">
            <text:p>0.447665534865733</text:p>
          </table:table-cell>
          <table:table-cell office:value-type="float" office:value="0.41174186502998" calcext:value-type="float">
            <text:p>0.41174186502998</text:p>
          </table:table-cell>
          <table:table-cell office:value-type="float" office:value="0.432486802555759" calcext:value-type="float">
            <text:p>0.432486802555759</text:p>
          </table:table-cell>
          <table:table-cell office:value-type="float" office:value="7.00798510068107" calcext:value-type="float">
            <text:p>7.00798510068107</text:p>
          </table:table-cell>
          <table:table-cell office:value-type="float" office:value="10.9579572375581" calcext:value-type="float">
            <text:p>10.9579572375581</text:p>
          </table:table-cell>
          <table:table-cell office:value-type="float" office:value="8.24059271716524" calcext:value-type="float">
            <text:p>8.24059271716524</text:p>
          </table:table-cell>
          <table:table-cell office:value-type="float" office:value="8.6414606344514" calcext:value-type="float">
            <text:p>8.6414606344514</text:p>
          </table:table-cell>
          <table:table-cell office:value-type="float" office:value="0.227587301213749" calcext:value-type="float">
            <text:p>0.227587301213749</text:p>
          </table:table-cell>
          <table:table-cell office:value-type="float" office:value="0.253065014104874" calcext:value-type="float">
            <text:p>0.253065014104874</text:p>
          </table:table-cell>
          <table:table-cell office:value-type="float" office:value="0.235932837585999" calcext:value-type="float">
            <text:p>0.235932837585999</text:p>
          </table:table-cell>
          <table:table-cell office:value-type="float" office:value="0.24116923962364" calcext:value-type="float">
            <text:p>0.24116923962364</text:p>
          </table:table-cell>
          <table:table-cell office:value-type="float" office:value="0.0376365286305652" calcext:value-type="float">
            <text:p>0.037636528630565</text:p>
          </table:table-cell>
          <table:table-cell office:value-type="float" office:value="0.0283797235779626" calcext:value-type="float">
            <text:p>0.028379723577963</text:p>
          </table:table-cell>
          <table:table-cell office:value-type="float" office:value="0.0272548695156941" calcext:value-type="float">
            <text:p>0.027254869515694</text:p>
          </table:table-cell>
          <table:table-cell office:value-type="float" office:value="0.0421231886318773" calcext:value-type="float">
            <text:p>0.042123188631877</text:p>
          </table:table-cell>
          <table:table-cell table:number-columns-repeated="4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8081773715662" calcext:value-type="float">
            <text:p>0.398081773715662</text:p>
          </table:table-cell>
          <table:table-cell office:value-type="float" office:value="0.44576901458806" calcext:value-type="float">
            <text:p>0.44576901458806</text:p>
          </table:table-cell>
          <table:table-cell office:value-type="float" office:value="0.412509768903499" calcext:value-type="float">
            <text:p>0.412509768903499</text:p>
          </table:table-cell>
          <table:table-cell office:value-type="float" office:value="0.431384164642211" calcext:value-type="float">
            <text:p>0.431384164642211</text:p>
          </table:table-cell>
          <table:table-cell office:value-type="float" office:value="6.93705748298752" calcext:value-type="float">
            <text:p>6.93705748298752</text:p>
          </table:table-cell>
          <table:table-cell office:value-type="float" office:value="10.7403039901541" calcext:value-type="float">
            <text:p>10.7403039901541</text:p>
          </table:table-cell>
          <table:table-cell office:value-type="float" office:value="8.38361473616823" calcext:value-type="float">
            <text:p>8.38361473616823</text:p>
          </table:table-cell>
          <table:table-cell office:value-type="float" office:value="8.34848648757415" calcext:value-type="float">
            <text:p>8.34848648757415</text:p>
          </table:table-cell>
          <table:table-cell office:value-type="float" office:value="0.23176359907091" calcext:value-type="float">
            <text:p>0.23176359907091</text:p>
          </table:table-cell>
          <table:table-cell office:value-type="float" office:value="0.255732236630272" calcext:value-type="float">
            <text:p>0.255732236630272</text:p>
          </table:table-cell>
          <table:table-cell office:value-type="float" office:value="0.239400078624581" calcext:value-type="float">
            <text:p>0.239400078624581</text:p>
          </table:table-cell>
          <table:table-cell office:value-type="float" office:value="0.24504008497243" calcext:value-type="float">
            <text:p>0.24504008497243</text:p>
          </table:table-cell>
          <table:table-cell office:value-type="float" office:value="0.0378331931338803" calcext:value-type="float">
            <text:p>0.03783319313388</text:p>
          </table:table-cell>
          <table:table-cell office:value-type="float" office:value="0.0291869608081643" calcext:value-type="float">
            <text:p>0.029186960808164</text:p>
          </table:table-cell>
          <table:table-cell office:value-type="float" office:value="0.0280831290751954" calcext:value-type="float">
            <text:p>0.028083129075196</text:p>
          </table:table-cell>
          <table:table-cell office:value-type="float" office:value="0.0419204998863615" calcext:value-type="float">
            <text:p>0.041920499886362</text:p>
          </table:table-cell>
          <table:table-cell table:number-columns-repeated="4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9247915488912" calcext:value-type="float">
            <text:p>0.389247915488912</text:p>
          </table:table-cell>
          <table:table-cell office:value-type="float" office:value="0.444524072658265" calcext:value-type="float">
            <text:p>0.444524072658265</text:p>
          </table:table-cell>
          <table:table-cell office:value-type="float" office:value="0.407064790983859" calcext:value-type="float">
            <text:p>0.407064790983859</text:p>
          </table:table-cell>
          <table:table-cell office:value-type="float" office:value="0.425383338196076" calcext:value-type="float">
            <text:p>0.425383338196076</text:p>
          </table:table-cell>
          <table:table-cell office:value-type="float" office:value="6.79395270882676" calcext:value-type="float">
            <text:p>6.79395270882676</text:p>
          </table:table-cell>
          <table:table-cell office:value-type="float" office:value="10.4794955915701" calcext:value-type="float">
            <text:p>10.4794955915701</text:p>
          </table:table-cell>
          <table:table-cell office:value-type="float" office:value="8.2262121465483" calcext:value-type="float">
            <text:p>8.2262121465483</text:p>
          </table:table-cell>
          <table:table-cell office:value-type="float" office:value="8.35110855525472" calcext:value-type="float">
            <text:p>8.35110855525472</text:p>
          </table:table-cell>
          <table:table-cell office:value-type="float" office:value="0.218415913150575" calcext:value-type="float">
            <text:p>0.218415913150575</text:p>
          </table:table-cell>
          <table:table-cell office:value-type="float" office:value="0.242581594500521" calcext:value-type="float">
            <text:p>0.242581594500521</text:p>
          </table:table-cell>
          <table:table-cell office:value-type="float" office:value="0.228763874656105" calcext:value-type="float">
            <text:p>0.228763874656105</text:p>
          </table:table-cell>
          <table:table-cell office:value-type="float" office:value="0.227877460173397" calcext:value-type="float">
            <text:p>0.227877460173397</text:p>
          </table:table-cell>
          <table:table-cell office:value-type="float" office:value="0.036057599276513" calcext:value-type="float">
            <text:p>0.036057599276513</text:p>
          </table:table-cell>
          <table:table-cell office:value-type="float" office:value="0.0280078244662119" calcext:value-type="float">
            <text:p>0.028007824466212</text:p>
          </table:table-cell>
          <table:table-cell office:value-type="float" office:value="0.0267337074813959" calcext:value-type="float">
            <text:p>0.026733707481396</text:p>
          </table:table-cell>
          <table:table-cell office:value-type="float" office:value="0.0404232424136916" calcext:value-type="float">
            <text:p>0.040423242413692</text:p>
          </table:table-cell>
          <table:table-cell table:number-columns-repeated="4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91644336337795" calcext:value-type="float">
            <text:p>0.391644336337795</text:p>
          </table:table-cell>
          <table:table-cell office:value-type="float" office:value="0.449107433628061" calcext:value-type="float">
            <text:p>0.449107433628061</text:p>
          </table:table-cell>
          <table:table-cell office:value-type="float" office:value="0.412213495382206" calcext:value-type="float">
            <text:p>0.412213495382206</text:p>
          </table:table-cell>
          <table:table-cell office:value-type="float" office:value="0.427111975429666" calcext:value-type="float">
            <text:p>0.427111975429666</text:p>
          </table:table-cell>
          <table:table-cell office:value-type="float" office:value="6.77746002291332" calcext:value-type="float">
            <text:p>6.77746002291332</text:p>
          </table:table-cell>
          <table:table-cell office:value-type="float" office:value="10.6930591301617" calcext:value-type="float">
            <text:p>10.6930591301617</text:p>
          </table:table-cell>
          <table:table-cell office:value-type="float" office:value="8.58505718412281" calcext:value-type="float">
            <text:p>8.58505718412281</text:p>
          </table:table-cell>
          <table:table-cell office:value-type="float" office:value="8.17834686908246" calcext:value-type="float">
            <text:p>8.17834686908246</text:p>
          </table:table-cell>
          <table:table-cell office:value-type="float" office:value="0.220966004118251" calcext:value-type="float">
            <text:p>0.220966004118251</text:p>
          </table:table-cell>
          <table:table-cell office:value-type="float" office:value="0.250064685559205" calcext:value-type="float">
            <text:p>0.250064685559205</text:p>
          </table:table-cell>
          <table:table-cell office:value-type="float" office:value="0.233218975582598" calcext:value-type="float">
            <text:p>0.233218975582598</text:p>
          </table:table-cell>
          <table:table-cell office:value-type="float" office:value="0.23267763697946" calcext:value-type="float">
            <text:p>0.23267763697946</text:p>
          </table:table-cell>
          <table:table-cell office:value-type="float" office:value="0.0374070584771887" calcext:value-type="float">
            <text:p>0.037407058477189</text:p>
          </table:table-cell>
          <table:table-cell office:value-type="float" office:value="0.0276131258161958" calcext:value-type="float">
            <text:p>0.027613125816196</text:p>
          </table:table-cell>
          <table:table-cell office:value-type="float" office:value="0.0273122535501753" calcext:value-type="float">
            <text:p>0.027312253550175</text:p>
          </table:table-cell>
          <table:table-cell office:value-type="float" office:value="0.0409512978682364" calcext:value-type="float">
            <text:p>0.040951297868236</text:p>
          </table:table-cell>
          <table:table-cell table:number-columns-repeated="4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9668118769449" calcext:value-type="float">
            <text:p>0.389668118769449</text:p>
          </table:table-cell>
          <table:table-cell office:value-type="float" office:value="0.449902283746158" calcext:value-type="float">
            <text:p>0.449902283746158</text:p>
          </table:table-cell>
          <table:table-cell office:value-type="float" office:value="0.408300765454684" calcext:value-type="float">
            <text:p>0.408300765454684</text:p>
          </table:table-cell>
          <table:table-cell office:value-type="float" office:value="0.430055658720093" calcext:value-type="float">
            <text:p>0.430055658720093</text:p>
          </table:table-cell>
          <table:table-cell office:value-type="float" office:value="6.73814157631832" calcext:value-type="float">
            <text:p>6.73814157631832</text:p>
          </table:table-cell>
          <table:table-cell office:value-type="float" office:value="10.9590768714902" calcext:value-type="float">
            <text:p>10.9590768714902</text:p>
          </table:table-cell>
          <table:table-cell office:value-type="float" office:value="8.33511223491455" calcext:value-type="float">
            <text:p>8.33511223491455</text:p>
          </table:table-cell>
          <table:table-cell office:value-type="float" office:value="8.51587700922006" calcext:value-type="float">
            <text:p>8.51587700922006</text:p>
          </table:table-cell>
          <table:table-cell office:value-type="float" office:value="0.221658838041635" calcext:value-type="float">
            <text:p>0.221658838041635</text:p>
          </table:table-cell>
          <table:table-cell office:value-type="float" office:value="0.247795754945018" calcext:value-type="float">
            <text:p>0.247795754945018</text:p>
          </table:table-cell>
          <table:table-cell office:value-type="float" office:value="0.232155116477041" calcext:value-type="float">
            <text:p>0.232155116477041</text:p>
          </table:table-cell>
          <table:table-cell office:value-type="float" office:value="0.232705685980026" calcext:value-type="float">
            <text:p>0.232705685980026</text:p>
          </table:table-cell>
          <table:table-cell office:value-type="float" office:value="0.036724930008887" calcext:value-type="float">
            <text:p>0.036724930008887</text:p>
          </table:table-cell>
          <table:table-cell office:value-type="float" office:value="0.0281532790904709" calcext:value-type="float">
            <text:p>0.028153279090471</text:p>
          </table:table-cell>
          <table:table-cell office:value-type="float" office:value="0.0272257280342732" calcext:value-type="float">
            <text:p>0.027225728034273</text:p>
          </table:table-cell>
          <table:table-cell office:value-type="float" office:value="0.0408866568865591" calcext:value-type="float">
            <text:p>0.040886656886559</text:p>
          </table:table-cell>
          <table:table-cell table:number-columns-repeated="4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2668508823209" calcext:value-type="float">
            <text:p>0.392668508823209</text:p>
          </table:table-cell>
          <table:table-cell office:value-type="float" office:value="0.449654289343474" calcext:value-type="float">
            <text:p>0.449654289343474</text:p>
          </table:table-cell>
          <table:table-cell office:value-type="float" office:value="0.409367618681894" calcext:value-type="float">
            <text:p>0.409367618681894</text:p>
          </table:table-cell>
          <table:table-cell office:value-type="float" office:value="0.431887742090315" calcext:value-type="float">
            <text:p>0.431887742090315</text:p>
          </table:table-cell>
          <table:table-cell office:value-type="float" office:value="6.93560437109322" calcext:value-type="float">
            <text:p>6.93560437109322</text:p>
          </table:table-cell>
          <table:table-cell office:value-type="float" office:value="11.1027164211028" calcext:value-type="float">
            <text:p>11.1027164211028</text:p>
          </table:table-cell>
          <table:table-cell office:value-type="float" office:value="8.4818175243642" calcext:value-type="float">
            <text:p>8.4818175243642</text:p>
          </table:table-cell>
          <table:table-cell office:value-type="float" office:value="8.79223611923619" calcext:value-type="float">
            <text:p>8.79223611923619</text:p>
          </table:table-cell>
          <table:table-cell office:value-type="float" office:value="0.219459968444854" calcext:value-type="float">
            <text:p>0.219459968444854</text:p>
          </table:table-cell>
          <table:table-cell office:value-type="float" office:value="0.246693380195833" calcext:value-type="float">
            <text:p>0.246693380195833</text:p>
          </table:table-cell>
          <table:table-cell office:value-type="float" office:value="0.22919347750676" calcext:value-type="float">
            <text:p>0.22919347750676</text:p>
          </table:table-cell>
          <table:table-cell office:value-type="float" office:value="0.232800348367151" calcext:value-type="float">
            <text:p>0.232800348367151</text:p>
          </table:table-cell>
          <table:table-cell office:value-type="float" office:value="0.0374289546217007" calcext:value-type="float">
            <text:p>0.037428954621701</text:p>
          </table:table-cell>
          <table:table-cell office:value-type="float" office:value="0.0278747930289618" calcext:value-type="float">
            <text:p>0.027874793028962</text:p>
          </table:table-cell>
          <table:table-cell office:value-type="float" office:value="0.0282380608057171" calcext:value-type="float">
            <text:p>0.028238060805717</text:p>
          </table:table-cell>
          <table:table-cell office:value-type="float" office:value="0.0400811618036327" calcext:value-type="float">
            <text:p>0.040081161803633</text:p>
          </table:table-cell>
          <table:table-cell table:number-columns-repeated="4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5383773516262" calcext:value-type="float">
            <text:p>0.385383773516262</text:p>
          </table:table-cell>
          <table:table-cell office:value-type="float" office:value="0.44426056398056" calcext:value-type="float">
            <text:p>0.44426056398056</text:p>
          </table:table-cell>
          <table:table-cell office:value-type="float" office:value="0.403571041125695" calcext:value-type="float">
            <text:p>0.403571041125695</text:p>
          </table:table-cell>
          <table:table-cell office:value-type="float" office:value="0.424933117914491" calcext:value-type="float">
            <text:p>0.424933117914491</text:p>
          </table:table-cell>
          <table:table-cell office:value-type="float" office:value="6.7023202494047" calcext:value-type="float">
            <text:p>6.7023202494047</text:p>
          </table:table-cell>
          <table:table-cell office:value-type="float" office:value="10.8220442498022" calcext:value-type="float">
            <text:p>10.8220442498022</text:p>
          </table:table-cell>
          <table:table-cell office:value-type="float" office:value="8.14209874866788" calcext:value-type="float">
            <text:p>8.14209874866788</text:p>
          </table:table-cell>
          <table:table-cell office:value-type="float" office:value="8.38624112578008" calcext:value-type="float">
            <text:p>8.38624112578008</text:p>
          </table:table-cell>
          <table:table-cell office:value-type="float" office:value="0.215714546744915" calcext:value-type="float">
            <text:p>0.215714546744915</text:p>
          </table:table-cell>
          <table:table-cell office:value-type="float" office:value="0.240083903280004" calcext:value-type="float">
            <text:p>0.240083903280004</text:p>
          </table:table-cell>
          <table:table-cell office:value-type="float" office:value="0.225755129292487" calcext:value-type="float">
            <text:p>0.225755129292487</text:p>
          </table:table-cell>
          <table:table-cell office:value-type="float" office:value="0.225757965789712" calcext:value-type="float">
            <text:p>0.225757965789712</text:p>
          </table:table-cell>
          <table:table-cell office:value-type="float" office:value="0.0386862415511047" calcext:value-type="float">
            <text:p>0.038686241551105</text:p>
          </table:table-cell>
          <table:table-cell office:value-type="float" office:value="0.0307024807269663" calcext:value-type="float">
            <text:p>0.030702480726966</text:p>
          </table:table-cell>
          <table:table-cell office:value-type="float" office:value="0.0294912693710455" calcext:value-type="float">
            <text:p>0.029491269371046</text:p>
          </table:table-cell>
          <table:table-cell office:value-type="float" office:value="0.0429660125419904" calcext:value-type="float">
            <text:p>0.042966012541991</text:p>
          </table:table-cell>
          <table:table-cell table:number-columns-repeated="4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7538995469171" calcext:value-type="float">
            <text:p>0.387538995469171</text:p>
          </table:table-cell>
          <table:table-cell office:value-type="float" office:value="0.447967411994538" calcext:value-type="float">
            <text:p>0.447967411994538</text:p>
          </table:table-cell>
          <table:table-cell office:value-type="float" office:value="0.408053112354723" calcext:value-type="float">
            <text:p>0.408053112354723</text:p>
          </table:table-cell>
          <table:table-cell office:value-type="float" office:value="0.423697664126009" calcext:value-type="float">
            <text:p>0.423697664126009</text:p>
          </table:table-cell>
          <table:table-cell office:value-type="float" office:value="6.71383964192703" calcext:value-type="float">
            <text:p>6.71383964192703</text:p>
          </table:table-cell>
          <table:table-cell office:value-type="float" office:value="11.0486950189488" calcext:value-type="float">
            <text:p>11.0486950189488</text:p>
          </table:table-cell>
          <table:table-cell office:value-type="float" office:value="8.4530214163333" calcext:value-type="float">
            <text:p>8.4530214163333</text:p>
          </table:table-cell>
          <table:table-cell office:value-type="float" office:value="8.36333015505328" calcext:value-type="float">
            <text:p>8.36333015505328</text:p>
          </table:table-cell>
          <table:table-cell office:value-type="float" office:value="0.215062195162174" calcext:value-type="float">
            <text:p>0.215062195162174</text:p>
          </table:table-cell>
          <table:table-cell office:value-type="float" office:value="0.241611301163229" calcext:value-type="float">
            <text:p>0.241611301163229</text:p>
          </table:table-cell>
          <table:table-cell office:value-type="float" office:value="0.226785046498748" calcext:value-type="float">
            <text:p>0.226785046498748</text:p>
          </table:table-cell>
          <table:table-cell office:value-type="float" office:value="0.225126449757351" calcext:value-type="float">
            <text:p>0.225126449757351</text:p>
          </table:table-cell>
          <table:table-cell office:value-type="float" office:value="0.0381474828551382" calcext:value-type="float">
            <text:p>0.038147482855138</text:p>
          </table:table-cell>
          <table:table-cell office:value-type="float" office:value="0.0282157662900745" calcext:value-type="float">
            <text:p>0.028215766290075</text:p>
          </table:table-cell>
          <table:table-cell office:value-type="float" office:value="0.0277041090930663" calcext:value-type="float">
            <text:p>0.027704109093066</text:p>
          </table:table-cell>
          <table:table-cell office:value-type="float" office:value="0.0419653775265288" calcext:value-type="float">
            <text:p>0.041965377526529</text:p>
          </table:table-cell>
          <table:table-cell table:number-columns-repeated="4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6530669550119" calcext:value-type="float">
            <text:p>0.386530669550119</text:p>
          </table:table-cell>
          <table:table-cell office:value-type="float" office:value="0.44597139394117" calcext:value-type="float">
            <text:p>0.44597139394117</text:p>
          </table:table-cell>
          <table:table-cell office:value-type="float" office:value="0.405002156029961" calcext:value-type="float">
            <text:p>0.405002156029961</text:p>
          </table:table-cell>
          <table:table-cell office:value-type="float" office:value="0.426530953530431" calcext:value-type="float">
            <text:p>0.426530953530431</text:p>
          </table:table-cell>
          <table:table-cell office:value-type="float" office:value="6.72411364251241" calcext:value-type="float">
            <text:p>6.72411364251241</text:p>
          </table:table-cell>
          <table:table-cell office:value-type="float" office:value="10.9734232229348" calcext:value-type="float">
            <text:p>10.9734232229348</text:p>
          </table:table-cell>
          <table:table-cell office:value-type="float" office:value="8.38869489743043" calcext:value-type="float">
            <text:p>8.38869489743043</text:p>
          </table:table-cell>
          <table:table-cell office:value-type="float" office:value="8.41324499902241" calcext:value-type="float">
            <text:p>8.41324499902241</text:p>
          </table:table-cell>
          <table:table-cell office:value-type="float" office:value="0.216677502637031" calcext:value-type="float">
            <text:p>0.216677502637031</text:p>
          </table:table-cell>
          <table:table-cell office:value-type="float" office:value="0.244388522623214" calcext:value-type="float">
            <text:p>0.244388522623214</text:p>
          </table:table-cell>
          <table:table-cell office:value-type="float" office:value="0.226847109978344" calcext:value-type="float">
            <text:p>0.226847109978344</text:p>
          </table:table-cell>
          <table:table-cell office:value-type="float" office:value="0.229791943747005" calcext:value-type="float">
            <text:p>0.229791943747005</text:p>
          </table:table-cell>
          <table:table-cell office:value-type="float" office:value="0.0383638781159577" calcext:value-type="float">
            <text:p>0.038363878115958</text:p>
          </table:table-cell>
          <table:table-cell office:value-type="float" office:value="0.0298307107458833" calcext:value-type="float">
            <text:p>0.029830710745883</text:p>
          </table:table-cell>
          <table:table-cell office:value-type="float" office:value="0.0284346756444921" calcext:value-type="float">
            <text:p>0.028434675644492</text:p>
          </table:table-cell>
          <table:table-cell office:value-type="float" office:value="0.0429760044969876" calcext:value-type="float">
            <text:p>0.042976004496988</text:p>
          </table:table-cell>
          <table:table-cell table:number-columns-repeated="4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182694635348" calcext:value-type="float">
            <text:p>0.39182694635348</text:p>
          </table:table-cell>
          <table:table-cell office:value-type="float" office:value="0.450374310698588" calcext:value-type="float">
            <text:p>0.450374310698588</text:p>
          </table:table-cell>
          <table:table-cell office:value-type="float" office:value="0.409235807688587" calcext:value-type="float">
            <text:p>0.409235807688587</text:p>
          </table:table-cell>
          <table:table-cell office:value-type="float" office:value="0.430584842753871" calcext:value-type="float">
            <text:p>0.430584842753871</text:p>
          </table:table-cell>
          <table:table-cell office:value-type="float" office:value="6.62099992775077" calcext:value-type="float">
            <text:p>6.62099992775077</text:p>
          </table:table-cell>
          <table:table-cell office:value-type="float" office:value="10.7645806976214" calcext:value-type="float">
            <text:p>10.7645806976214</text:p>
          </table:table-cell>
          <table:table-cell office:value-type="float" office:value="8.07116165837165" calcext:value-type="float">
            <text:p>8.07116165837165</text:p>
          </table:table-cell>
          <table:table-cell office:value-type="float" office:value="8.34006663261015" calcext:value-type="float">
            <text:p>8.34006663261015</text:p>
          </table:table-cell>
          <table:table-cell office:value-type="float" office:value="0.221287353900357" calcext:value-type="float">
            <text:p>0.221287353900357</text:p>
          </table:table-cell>
          <table:table-cell office:value-type="float" office:value="0.2489144718451" calcext:value-type="float">
            <text:p>0.2489144718451</text:p>
          </table:table-cell>
          <table:table-cell office:value-type="float" office:value="0.231308235555035" calcext:value-type="float">
            <text:p>0.231308235555035</text:p>
          </table:table-cell>
          <table:table-cell office:value-type="float" office:value="0.234566047596414" calcext:value-type="float">
            <text:p>0.234566047596414</text:p>
          </table:table-cell>
          <table:table-cell office:value-type="float" office:value="0.0410944543458398" calcext:value-type="float">
            <text:p>0.04109445434584</text:p>
          </table:table-cell>
          <table:table-cell office:value-type="float" office:value="0.0315435575472891" calcext:value-type="float">
            <text:p>0.031543557547289</text:p>
          </table:table-cell>
          <table:table-cell office:value-type="float" office:value="0.0301781123957825" calcext:value-type="float">
            <text:p>0.030178112395783</text:p>
          </table:table-cell>
          <table:table-cell office:value-type="float" office:value="0.045989986426345" calcext:value-type="float">
            <text:p>0.045989986426345</text:p>
          </table:table-cell>
          <table:table-cell table:number-columns-repeated="4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5137281980723" calcext:value-type="float">
            <text:p>0.395137281980723</text:p>
          </table:table-cell>
          <table:table-cell office:value-type="float" office:value="0.449928069148251" calcext:value-type="float">
            <text:p>0.449928069148251</text:p>
          </table:table-cell>
          <table:table-cell office:value-type="float" office:value="0.411898110875933" calcext:value-type="float">
            <text:p>0.411898110875933</text:p>
          </table:table-cell>
          <table:table-cell office:value-type="float" office:value="0.431713971975781" calcext:value-type="float">
            <text:p>0.431713971975781</text:p>
          </table:table-cell>
          <table:table-cell office:value-type="float" office:value="6.67165818173508" calcext:value-type="float">
            <text:p>6.67165818173508</text:p>
          </table:table-cell>
          <table:table-cell office:value-type="float" office:value="10.5798988598906" calcext:value-type="float">
            <text:p>10.5798988598906</text:p>
          </table:table-cell>
          <table:table-cell office:value-type="float" office:value="8.32022115080975" calcext:value-type="float">
            <text:p>8.32022115080975</text:p>
          </table:table-cell>
          <table:table-cell office:value-type="float" office:value="8.51048960699445" calcext:value-type="float">
            <text:p>8.51048960699445</text:p>
          </table:table-cell>
          <table:table-cell office:value-type="float" office:value="0.223923902258726" calcext:value-type="float">
            <text:p>0.223923902258726</text:p>
          </table:table-cell>
          <table:table-cell office:value-type="float" office:value="0.257016630760354" calcext:value-type="float">
            <text:p>0.257016630760354</text:p>
          </table:table-cell>
          <table:table-cell office:value-type="float" office:value="0.23360704298957" calcext:value-type="float">
            <text:p>0.23360704298957</text:p>
          </table:table-cell>
          <table:table-cell office:value-type="float" office:value="0.243009697507572" calcext:value-type="float">
            <text:p>0.243009697507572</text:p>
          </table:table-cell>
          <table:table-cell office:value-type="float" office:value="0.0398025878834241" calcext:value-type="float">
            <text:p>0.039802587883424</text:p>
          </table:table-cell>
          <table:table-cell office:value-type="float" office:value="0.0306794223062461" calcext:value-type="float">
            <text:p>0.030679422306246</text:p>
          </table:table-cell>
          <table:table-cell office:value-type="float" office:value="0.0306244994594518" calcext:value-type="float">
            <text:p>0.030624499459452</text:p>
          </table:table-cell>
          <table:table-cell office:value-type="float" office:value="0.0427406233358516" calcext:value-type="float">
            <text:p>0.042740623335852</text:p>
          </table:table-cell>
          <table:table-cell table:number-columns-repeated="4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8577634007929" calcext:value-type="float">
            <text:p>0.388577634007929</text:p>
          </table:table-cell>
          <table:table-cell office:value-type="float" office:value="0.449323159441545" calcext:value-type="float">
            <text:p>0.449323159441545</text:p>
          </table:table-cell>
          <table:table-cell office:value-type="float" office:value="0.408825843114314" calcext:value-type="float">
            <text:p>0.408825843114314</text:p>
          </table:table-cell>
          <table:table-cell office:value-type="float" office:value="0.426551601373064" calcext:value-type="float">
            <text:p>0.426551601373064</text:p>
          </table:table-cell>
          <table:table-cell office:value-type="float" office:value="6.40787877024842" calcext:value-type="float">
            <text:p>6.40787877024842</text:p>
          </table:table-cell>
          <table:table-cell office:value-type="float" office:value="10.8025450902205" calcext:value-type="float">
            <text:p>10.8025450902205</text:p>
          </table:table-cell>
          <table:table-cell office:value-type="float" office:value="8.12513645107177" calcext:value-type="float">
            <text:p>8.12513645107177</text:p>
          </table:table-cell>
          <table:table-cell office:value-type="float" office:value="8.26602765016178" calcext:value-type="float">
            <text:p>8.26602765016178</text:p>
          </table:table-cell>
          <table:table-cell office:value-type="float" office:value="0.218664912818428" calcext:value-type="float">
            <text:p>0.218664912818428</text:p>
          </table:table-cell>
          <table:table-cell office:value-type="float" office:value="0.25390853793185" calcext:value-type="float">
            <text:p>0.25390853793185</text:p>
          </table:table-cell>
          <table:table-cell office:value-type="float" office:value="0.230638881619654" calcext:value-type="float">
            <text:p>0.230638881619654</text:p>
          </table:table-cell>
          <table:table-cell office:value-type="float" office:value="0.23658101264819" calcext:value-type="float">
            <text:p>0.23658101264819</text:p>
          </table:table-cell>
          <table:table-cell office:value-type="float" office:value="0.0380041730723767" calcext:value-type="float">
            <text:p>0.038004173072377</text:p>
          </table:table-cell>
          <table:table-cell office:value-type="float" office:value="0.0271770711269189" calcext:value-type="float">
            <text:p>0.027177071126919</text:p>
          </table:table-cell>
          <table:table-cell office:value-type="float" office:value="0.0279091345279562" calcext:value-type="float">
            <text:p>0.027909134527956</text:p>
          </table:table-cell>
          <table:table-cell office:value-type="float" office:value="0.0404946618389897" calcext:value-type="float">
            <text:p>0.04049466183899</text:p>
          </table:table-cell>
          <table:table-cell table:number-columns-repeated="4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91043027962818" calcext:value-type="float">
            <text:p>0.391043027962818</text:p>
          </table:table-cell>
          <table:table-cell office:value-type="float" office:value="0.449220751585329" calcext:value-type="float">
            <text:p>0.449220751585329</text:p>
          </table:table-cell>
          <table:table-cell office:value-type="float" office:value="0.410931164091992" calcext:value-type="float">
            <text:p>0.410931164091992</text:p>
          </table:table-cell>
          <table:table-cell office:value-type="float" office:value="0.428212322223749" calcext:value-type="float">
            <text:p>0.428212322223749</text:p>
          </table:table-cell>
          <table:table-cell office:value-type="float" office:value="6.46302270188947" calcext:value-type="float">
            <text:p>6.46302270188947</text:p>
          </table:table-cell>
          <table:table-cell office:value-type="float" office:value="10.7410024264972" calcext:value-type="float">
            <text:p>10.7410024264972</text:p>
          </table:table-cell>
          <table:table-cell office:value-type="float" office:value="8.09171563868796" calcext:value-type="float">
            <text:p>8.09171563868796</text:p>
          </table:table-cell>
          <table:table-cell office:value-type="float" office:value="8.21125660114151" calcext:value-type="float">
            <text:p>8.21125660114151</text:p>
          </table:table-cell>
          <table:table-cell office:value-type="float" office:value="0.222811966608714" calcext:value-type="float">
            <text:p>0.222811966608714</text:p>
          </table:table-cell>
          <table:table-cell office:value-type="float" office:value="0.257252790685039" calcext:value-type="float">
            <text:p>0.257252790685039</text:p>
          </table:table-cell>
          <table:table-cell office:value-type="float" office:value="0.23380825527258" calcext:value-type="float">
            <text:p>0.23380825527258</text:p>
          </table:table-cell>
          <table:table-cell office:value-type="float" office:value="0.24124975579767" calcext:value-type="float">
            <text:p>0.24124975579767</text:p>
          </table:table-cell>
          <table:table-cell office:value-type="float" office:value="0.0397566494054706" calcext:value-type="float">
            <text:p>0.039756649405471</text:p>
          </table:table-cell>
          <table:table-cell office:value-type="float" office:value="0.0289156075912586" calcext:value-type="float">
            <text:p>0.028915607591259</text:p>
          </table:table-cell>
          <table:table-cell office:value-type="float" office:value="0.0284748120138397" calcext:value-type="float">
            <text:p>0.02847481201384</text:p>
          </table:table-cell>
          <table:table-cell office:value-type="float" office:value="0.0438086381114551" calcext:value-type="float">
            <text:p>0.043808638111455</text:p>
          </table:table-cell>
          <table:table-cell table:number-columns-repeated="4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86221672948595" calcext:value-type="float">
            <text:p>0.386221672948595</text:p>
          </table:table-cell>
          <table:table-cell office:value-type="float" office:value="0.448899608556009" calcext:value-type="float">
            <text:p>0.448899608556009</text:p>
          </table:table-cell>
          <table:table-cell office:value-type="float" office:value="0.406011125365094" calcext:value-type="float">
            <text:p>0.406011125365094</text:p>
          </table:table-cell>
          <table:table-cell office:value-type="float" office:value="0.427006671670346" calcext:value-type="float">
            <text:p>0.427006671670346</text:p>
          </table:table-cell>
          <table:table-cell office:value-type="float" office:value="6.42546742337523" calcext:value-type="float">
            <text:p>6.42546742337523</text:p>
          </table:table-cell>
          <table:table-cell office:value-type="float" office:value="11.1680389509794" calcext:value-type="float">
            <text:p>11.1680389509794</text:p>
          </table:table-cell>
          <table:table-cell office:value-type="float" office:value="7.8868783928209" calcext:value-type="float">
            <text:p>7.8868783928209</text:p>
          </table:table-cell>
          <table:table-cell office:value-type="float" office:value="8.21286362251144" calcext:value-type="float">
            <text:p>8.21286362251144</text:p>
          </table:table-cell>
          <table:table-cell office:value-type="float" office:value="0.218563406194902" calcext:value-type="float">
            <text:p>0.218563406194902</text:p>
          </table:table-cell>
          <table:table-cell office:value-type="float" office:value="0.245892522623788" calcext:value-type="float">
            <text:p>0.245892522623788</text:p>
          </table:table-cell>
          <table:table-cell office:value-type="float" office:value="0.229253512102493" calcext:value-type="float">
            <text:p>0.229253512102493</text:p>
          </table:table-cell>
          <table:table-cell office:value-type="float" office:value="0.230570027090223" calcext:value-type="float">
            <text:p>0.230570027090223</text:p>
          </table:table-cell>
          <table:table-cell office:value-type="float" office:value="0.0426401281538463" calcext:value-type="float">
            <text:p>0.042640128153846</text:p>
          </table:table-cell>
          <table:table-cell office:value-type="float" office:value="0.0336834249456402" calcext:value-type="float">
            <text:p>0.03368342494564</text:p>
          </table:table-cell>
          <table:table-cell office:value-type="float" office:value="0.03132644275242" calcext:value-type="float">
            <text:p>0.03132644275242</text:p>
          </table:table-cell>
          <table:table-cell office:value-type="float" office:value="0.0486541818198203" calcext:value-type="float">
            <text:p>0.04865418181982</text:p>
          </table:table-cell>
          <table:table-cell table:number-columns-repeated="4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5426318561225" calcext:value-type="float">
            <text:p>0.385426318561225</text:p>
          </table:table-cell>
          <table:table-cell office:value-type="float" office:value="0.44924587100256" calcext:value-type="float">
            <text:p>0.44924587100256</text:p>
          </table:table-cell>
          <table:table-cell office:value-type="float" office:value="0.406570206517598" calcext:value-type="float">
            <text:p>0.406570206517598</text:p>
          </table:table-cell>
          <table:table-cell office:value-type="float" office:value="0.424367105557794" calcext:value-type="float">
            <text:p>0.424367105557794</text:p>
          </table:table-cell>
          <table:table-cell office:value-type="float" office:value="6.46630993212065" calcext:value-type="float">
            <text:p>6.46630993212065</text:p>
          </table:table-cell>
          <table:table-cell office:value-type="float" office:value="11.2358854629284" calcext:value-type="float">
            <text:p>11.2358854629284</text:p>
          </table:table-cell>
          <table:table-cell office:value-type="float" office:value="8.16318524194837" calcext:value-type="float">
            <text:p>8.16318524194837</text:p>
          </table:table-cell>
          <table:table-cell office:value-type="float" office:value="8.11859384976029" calcext:value-type="float">
            <text:p>8.11859384976029</text:p>
          </table:table-cell>
          <table:table-cell office:value-type="float" office:value="0.218995094406218" calcext:value-type="float">
            <text:p>0.218995094406218</text:p>
          </table:table-cell>
          <table:table-cell office:value-type="float" office:value="0.248782209812289" calcext:value-type="float">
            <text:p>0.248782209812289</text:p>
          </table:table-cell>
          <table:table-cell office:value-type="float" office:value="0.230322207564458" calcext:value-type="float">
            <text:p>0.230322207564458</text:p>
          </table:table-cell>
          <table:table-cell office:value-type="float" office:value="0.232358652335064" calcext:value-type="float">
            <text:p>0.232358652335064</text:p>
          </table:table-cell>
          <table:table-cell office:value-type="float" office:value="0.0412174292172559" calcext:value-type="float">
            <text:p>0.041217429217256</text:p>
          </table:table-cell>
          <table:table-cell office:value-type="float" office:value="0.0310242896455461" calcext:value-type="float">
            <text:p>0.031024289645546</text:p>
          </table:table-cell>
          <table:table-cell office:value-type="float" office:value="0.0303443593766581" calcext:value-type="float">
            <text:p>0.030344359376658</text:p>
          </table:table-cell>
          <table:table-cell office:value-type="float" office:value="0.0455749712602578" calcext:value-type="float">
            <text:p>0.045574971260258</text:p>
          </table:table-cell>
          <table:table-cell table:number-columns-repeated="4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83974159427054" calcext:value-type="float">
            <text:p>0.383974159427054</text:p>
          </table:table-cell>
          <table:table-cell office:value-type="float" office:value="0.44736770752209" calcext:value-type="float">
            <text:p>0.44736770752209</text:p>
          </table:table-cell>
          <table:table-cell office:value-type="float" office:value="0.404867710816176" calcext:value-type="float">
            <text:p>0.404867710816176</text:p>
          </table:table-cell>
          <table:table-cell office:value-type="float" office:value="0.423422983339775" calcext:value-type="float">
            <text:p>0.423422983339775</text:p>
          </table:table-cell>
          <table:table-cell office:value-type="float" office:value="6.3083069955294" calcext:value-type="float">
            <text:p>6.3083069955294</text:p>
          </table:table-cell>
          <table:table-cell office:value-type="float" office:value="10.9780812570424" calcext:value-type="float">
            <text:p>10.9780812570424</text:p>
          </table:table-cell>
          <table:table-cell office:value-type="float" office:value="8.23844466090808" calcext:value-type="float">
            <text:p>8.23844466090808</text:p>
          </table:table-cell>
          <table:table-cell office:value-type="float" office:value="8.11270591393154" calcext:value-type="float">
            <text:p>8.11270591393154</text:p>
          </table:table-cell>
          <table:table-cell office:value-type="float" office:value="0.216468895573789" calcext:value-type="float">
            <text:p>0.216468895573789</text:p>
          </table:table-cell>
          <table:table-cell office:value-type="float" office:value="0.247482942416388" calcext:value-type="float">
            <text:p>0.247482942416388</text:p>
          </table:table-cell>
          <table:table-cell office:value-type="float" office:value="0.228561013155507" calcext:value-type="float">
            <text:p>0.228561013155507</text:p>
          </table:table-cell>
          <table:table-cell office:value-type="float" office:value="0.229901847878011" calcext:value-type="float">
            <text:p>0.229901847878011</text:p>
          </table:table-cell>
          <table:table-cell office:value-type="float" office:value="0.0429902780894679" calcext:value-type="float">
            <text:p>0.042990278089468</text:p>
          </table:table-cell>
          <table:table-cell office:value-type="float" office:value="0.0329095558343998" calcext:value-type="float">
            <text:p>0.0329095558344</text:p>
          </table:table-cell>
          <table:table-cell office:value-type="float" office:value="0.0315142007140405" calcext:value-type="float">
            <text:p>0.031514200714041</text:p>
          </table:table-cell>
          <table:table-cell office:value-type="float" office:value="0.0482200190013547" calcext:value-type="float">
            <text:p>0.048220019001355</text:p>
          </table:table-cell>
          <table:table-cell table:number-columns-repeated="4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9430749945447" calcext:value-type="float">
            <text:p>0.39430749945447</text:p>
          </table:table-cell>
          <table:table-cell office:value-type="float" office:value="0.456281920053398" calcext:value-type="float">
            <text:p>0.456281920053398</text:p>
          </table:table-cell>
          <table:table-cell office:value-type="float" office:value="0.409180944870687" calcext:value-type="float">
            <text:p>0.409180944870687</text:p>
          </table:table-cell>
          <table:table-cell office:value-type="float" office:value="0.439742768037608" calcext:value-type="float">
            <text:p>0.439742768037608</text:p>
          </table:table-cell>
          <table:table-cell office:value-type="float" office:value="7.1506227431603" calcext:value-type="float">
            <text:p>7.1506227431603</text:p>
          </table:table-cell>
          <table:table-cell office:value-type="float" office:value="12.4072100624285" calcext:value-type="float">
            <text:p>12.4072100624285</text:p>
          </table:table-cell>
          <table:table-cell office:value-type="float" office:value="8.89952057105834" calcext:value-type="float">
            <text:p>8.89952057105834</text:p>
          </table:table-cell>
          <table:table-cell office:value-type="float" office:value="9.20173920420899" calcext:value-type="float">
            <text:p>9.20173920420899</text:p>
          </table:table-cell>
          <table:table-cell office:value-type="float" office:value="0.219276053552915" calcext:value-type="float">
            <text:p>0.219276053552915</text:p>
          </table:table-cell>
          <table:table-cell office:value-type="float" office:value="0.248093051851112" calcext:value-type="float">
            <text:p>0.248093051851112</text:p>
          </table:table-cell>
          <table:table-cell office:value-type="float" office:value="0.229365149978647" calcext:value-type="float">
            <text:p>0.229365149978647</text:p>
          </table:table-cell>
          <table:table-cell office:value-type="float" office:value="0.232775541676979" calcext:value-type="float">
            <text:p>0.232775541676979</text:p>
          </table:table-cell>
          <table:table-cell office:value-type="float" office:value="0.0404836821567131" calcext:value-type="float">
            <text:p>0.040483682156713</text:p>
          </table:table-cell>
          <table:table-cell office:value-type="float" office:value="0.0302276764322046" calcext:value-type="float">
            <text:p>0.030227676432205</text:p>
          </table:table-cell>
          <table:table-cell office:value-type="float" office:value="0.0290168287919415" calcext:value-type="float">
            <text:p>0.029016828791942</text:p>
          </table:table-cell>
          <table:table-cell office:value-type="float" office:value="0.0462462648093603" calcext:value-type="float">
            <text:p>0.04624626480936</text:p>
          </table:table-cell>
          <table:table-cell table:number-columns-repeated="4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87640731321403" calcext:value-type="float">
            <text:p>0.387640731321403</text:p>
          </table:table-cell>
          <table:table-cell office:value-type="float" office:value="0.457967576513025" calcext:value-type="float">
            <text:p>0.457967576513025</text:p>
          </table:table-cell>
          <table:table-cell office:value-type="float" office:value="0.404108580966729" calcext:value-type="float">
            <text:p>0.404108580966729</text:p>
          </table:table-cell>
          <table:table-cell office:value-type="float" office:value="0.439758174768645" calcext:value-type="float">
            <text:p>0.439758174768645</text:p>
          </table:table-cell>
          <table:table-cell office:value-type="float" office:value="7.3869662064775" calcext:value-type="float">
            <text:p>7.3869662064775</text:p>
          </table:table-cell>
          <table:table-cell office:value-type="float" office:value="12.809537475002" calcext:value-type="float">
            <text:p>12.809537475002</text:p>
          </table:table-cell>
          <table:table-cell office:value-type="float" office:value="9.33332539348079" calcext:value-type="float">
            <text:p>9.33332539348079</text:p>
          </table:table-cell>
          <table:table-cell office:value-type="float" office:value="10.0216240919664" calcext:value-type="float">
            <text:p>10.0216240919664</text:p>
          </table:table-cell>
          <table:table-cell office:value-type="float" office:value="0.217896030575072" calcext:value-type="float">
            <text:p>0.217896030575072</text:p>
          </table:table-cell>
          <table:table-cell office:value-type="float" office:value="0.239888177029944" calcext:value-type="float">
            <text:p>0.239888177029944</text:p>
          </table:table-cell>
          <table:table-cell office:value-type="float" office:value="0.229289094122282" calcext:value-type="float">
            <text:p>0.229289094122282</text:p>
          </table:table-cell>
          <table:table-cell office:value-type="float" office:value="0.222470983276513" calcext:value-type="float">
            <text:p>0.222470983276513</text:p>
          </table:table-cell>
          <table:table-cell office:value-type="float" office:value="0.038828951006672" calcext:value-type="float">
            <text:p>0.038828951006672</text:p>
          </table:table-cell>
          <table:table-cell office:value-type="float" office:value="0.028552445785888" calcext:value-type="float">
            <text:p>0.028552445785888</text:p>
          </table:table-cell>
          <table:table-cell office:value-type="float" office:value="0.0270455119444359" calcext:value-type="float">
            <text:p>0.027045511944436</text:p>
          </table:table-cell>
          <table:table-cell office:value-type="float" office:value="0.0456596973369003" calcext:value-type="float">
            <text:p>0.0456596973369</text:p>
          </table:table-cell>
          <table:table-cell table:number-columns-repeated="4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89582725699054" calcext:value-type="float">
            <text:p>0.389582725699054</text:p>
          </table:table-cell>
          <table:table-cell office:value-type="float" office:value="0.460021417512193" calcext:value-type="float">
            <text:p>0.460021417512193</text:p>
          </table:table-cell>
          <table:table-cell office:value-type="float" office:value="0.408481022036973" calcext:value-type="float">
            <text:p>0.408481022036973</text:p>
          </table:table-cell>
          <table:table-cell office:value-type="float" office:value="0.43578454616907" calcext:value-type="float">
            <text:p>0.43578454616907</text:p>
          </table:table-cell>
          <table:table-cell office:value-type="float" office:value="7.23029447223926" calcext:value-type="float">
            <text:p>7.23029447223926</text:p>
          </table:table-cell>
          <table:table-cell office:value-type="float" office:value="12.3441483693838" calcext:value-type="float">
            <text:p>12.3441483693838</text:p>
          </table:table-cell>
          <table:table-cell office:value-type="float" office:value="9.18398533690113" calcext:value-type="float">
            <text:p>9.18398533690113</text:p>
          </table:table-cell>
          <table:table-cell office:value-type="float" office:value="9.28603249433896" calcext:value-type="float">
            <text:p>9.28603249433896</text:p>
          </table:table-cell>
          <table:table-cell office:value-type="float" office:value="0.220110447914797" calcext:value-type="float">
            <text:p>0.220110447914797</text:p>
          </table:table-cell>
          <table:table-cell office:value-type="float" office:value="0.240664223769435" calcext:value-type="float">
            <text:p>0.240664223769435</text:p>
          </table:table-cell>
          <table:table-cell office:value-type="float" office:value="0.231524586434062" calcext:value-type="float">
            <text:p>0.231524586434062</text:p>
          </table:table-cell>
          <table:table-cell office:value-type="float" office:value="0.223330500337509" calcext:value-type="float">
            <text:p>0.223330500337509</text:p>
          </table:table-cell>
          <table:table-cell office:value-type="float" office:value="0.037889090594369" calcext:value-type="float">
            <text:p>0.037889090594369</text:p>
          </table:table-cell>
          <table:table-cell office:value-type="float" office:value="0.0295146806637399" calcext:value-type="float">
            <text:p>0.02951468066374</text:p>
          </table:table-cell>
          <table:table-cell office:value-type="float" office:value="0.0281152696033638" calcext:value-type="float">
            <text:p>0.028115269603364</text:p>
          </table:table-cell>
          <table:table-cell office:value-type="float" office:value="0.043690430638485" calcext:value-type="float">
            <text:p>0.043690430638485</text:p>
          </table:table-cell>
          <table:table-cell table:number-columns-repeated="4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760751516702" calcext:value-type="float">
            <text:p>0.38760751516702</text:p>
          </table:table-cell>
          <table:table-cell office:value-type="float" office:value="0.462032384539221" calcext:value-type="float">
            <text:p>0.462032384539221</text:p>
          </table:table-cell>
          <table:table-cell office:value-type="float" office:value="0.410968955844356" calcext:value-type="float">
            <text:p>0.410968955844356</text:p>
          </table:table-cell>
          <table:table-cell office:value-type="float" office:value="0.434187767926415" calcext:value-type="float">
            <text:p>0.434187767926415</text:p>
          </table:table-cell>
          <table:table-cell office:value-type="float" office:value="6.65327432188054" calcext:value-type="float">
            <text:p>6.65327432188054</text:p>
          </table:table-cell>
          <table:table-cell office:value-type="float" office:value="12.2454054047298" calcext:value-type="float">
            <text:p>12.2454054047298</text:p>
          </table:table-cell>
          <table:table-cell office:value-type="float" office:value="8.9399953154612" calcext:value-type="float">
            <text:p>8.9399953154612</text:p>
          </table:table-cell>
          <table:table-cell office:value-type="float" office:value="8.6115326915145" calcext:value-type="float">
            <text:p>8.6115326915145</text:p>
          </table:table-cell>
          <table:table-cell office:value-type="float" office:value="0.219391274450286" calcext:value-type="float">
            <text:p>0.219391274450286</text:p>
          </table:table-cell>
          <table:table-cell office:value-type="float" office:value="0.252495545442954" calcext:value-type="float">
            <text:p>0.252495545442954</text:p>
          </table:table-cell>
          <table:table-cell office:value-type="float" office:value="0.232946737652786" calcext:value-type="float">
            <text:p>0.232946737652786</text:p>
          </table:table-cell>
          <table:table-cell office:value-type="float" office:value="0.231549012130809" calcext:value-type="float">
            <text:p>0.231549012130809</text:p>
          </table:table-cell>
          <table:table-cell office:value-type="float" office:value="0.0412291796185701" calcext:value-type="float">
            <text:p>0.04122917961857</text:p>
          </table:table-cell>
          <table:table-cell office:value-type="float" office:value="0.031072241403054" calcext:value-type="float">
            <text:p>0.031072241403054</text:p>
          </table:table-cell>
          <table:table-cell office:value-type="float" office:value="0.0294301026983015" calcext:value-type="float">
            <text:p>0.029430102698302</text:p>
          </table:table-cell>
          <table:table-cell office:value-type="float" office:value="0.0477527253642049" calcext:value-type="float">
            <text:p>0.047752725364205</text:p>
          </table:table-cell>
          <table:table-cell table:number-columns-repeated="4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94111997940266" calcext:value-type="float">
            <text:p>0.394111997940266</text:p>
          </table:table-cell>
          <table:table-cell office:value-type="float" office:value="0.464245228835726" calcext:value-type="float">
            <text:p>0.464245228835726</text:p>
          </table:table-cell>
          <table:table-cell office:value-type="float" office:value="0.411992355866553" calcext:value-type="float">
            <text:p>0.411992355866553</text:p>
          </table:table-cell>
          <table:table-cell office:value-type="float" office:value="0.443431736531326" calcext:value-type="float">
            <text:p>0.443431736531326</text:p>
          </table:table-cell>
          <table:table-cell office:value-type="float" office:value="6.82460890466249" calcext:value-type="float">
            <text:p>6.82460890466249</text:p>
          </table:table-cell>
          <table:table-cell office:value-type="float" office:value="11.4476326530468" calcext:value-type="float">
            <text:p>11.4476326530468</text:p>
          </table:table-cell>
          <table:table-cell office:value-type="float" office:value="8.6266262031922" calcext:value-type="float">
            <text:p>8.6266262031922</text:p>
          </table:table-cell>
          <table:table-cell office:value-type="float" office:value="9.13070828215709" calcext:value-type="float">
            <text:p>9.13070828215709</text:p>
          </table:table-cell>
          <table:table-cell office:value-type="float" office:value="0.221921624708331" calcext:value-type="float">
            <text:p>0.221921624708331</text:p>
          </table:table-cell>
          <table:table-cell office:value-type="float" office:value="0.249397758538205" calcext:value-type="float">
            <text:p>0.249397758538205</text:p>
          </table:table-cell>
          <table:table-cell office:value-type="float" office:value="0.232467576695471" calcext:value-type="float">
            <text:p>0.232467576695471</text:p>
          </table:table-cell>
          <table:table-cell office:value-type="float" office:value="0.23346060874349" calcext:value-type="float">
            <text:p>0.23346060874349</text:p>
          </table:table-cell>
          <table:table-cell office:value-type="float" office:value="0.0399859535532363" calcext:value-type="float">
            <text:p>0.039985953553236</text:p>
          </table:table-cell>
          <table:table-cell office:value-type="float" office:value="0.0310362809163294" calcext:value-type="float">
            <text:p>0.03103628091633</text:p>
          </table:table-cell>
          <table:table-cell office:value-type="float" office:value="0.0290139185548545" calcext:value-type="float">
            <text:p>0.029013918554855</text:p>
          </table:table-cell>
          <table:table-cell office:value-type="float" office:value="0.0463625274951278" calcext:value-type="float">
            <text:p>0.046362527495128</text:p>
          </table:table-cell>
          <table:table-cell table:number-columns-repeated="4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8721624632247" calcext:value-type="float">
            <text:p>0.388721624632247</text:p>
          </table:table-cell>
          <table:table-cell office:value-type="float" office:value="0.456881380495388" calcext:value-type="float">
            <text:p>0.456881380495388</text:p>
          </table:table-cell>
          <table:table-cell office:value-type="float" office:value="0.405721428085587" calcext:value-type="float">
            <text:p>0.405721428085587</text:p>
          </table:table-cell>
          <table:table-cell office:value-type="float" office:value="0.437671570038366" calcext:value-type="float">
            <text:p>0.437671570038366</text:p>
          </table:table-cell>
          <table:table-cell office:value-type="float" office:value="6.89872890487778" calcext:value-type="float">
            <text:p>6.89872890487778</text:p>
          </table:table-cell>
          <table:table-cell office:value-type="float" office:value="11.2725415090466" calcext:value-type="float">
            <text:p>11.2725415090466</text:p>
          </table:table-cell>
          <table:table-cell office:value-type="float" office:value="8.41985244713737" calcext:value-type="float">
            <text:p>8.41985244713737</text:p>
          </table:table-cell>
          <table:table-cell office:value-type="float" office:value="9.17553901041064" calcext:value-type="float">
            <text:p>9.17553901041064</text:p>
          </table:table-cell>
          <table:table-cell office:value-type="float" office:value="0.219728483300944" calcext:value-type="float">
            <text:p>0.219728483300944</text:p>
          </table:table-cell>
          <table:table-cell office:value-type="float" office:value="0.243605265604903" calcext:value-type="float">
            <text:p>0.243605265604903</text:p>
          </table:table-cell>
          <table:table-cell office:value-type="float" office:value="0.229518787657491" calcext:value-type="float">
            <text:p>0.229518787657491</text:p>
          </table:table-cell>
          <table:table-cell office:value-type="float" office:value="0.228935737726022" calcext:value-type="float">
            <text:p>0.228935737726022</text:p>
          </table:table-cell>
          <table:table-cell office:value-type="float" office:value="0.0398796545130714" calcext:value-type="float">
            <text:p>0.039879654513071</text:p>
          </table:table-cell>
          <table:table-cell office:value-type="float" office:value="0.0321485708399627" calcext:value-type="float">
            <text:p>0.032148570839963</text:p>
          </table:table-cell>
          <table:table-cell office:value-type="float" office:value="0.0292585912445891" calcext:value-type="float">
            <text:p>0.029258591244589</text:p>
          </table:table-cell>
          <table:table-cell office:value-type="float" office:value="0.0469687001047993" calcext:value-type="float">
            <text:p>0.046968700104799</text:p>
          </table:table-cell>
          <table:table-cell table:number-columns-repeated="4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9097871589386" calcext:value-type="float">
            <text:p>0.39097871589386</text:p>
          </table:table-cell>
          <table:table-cell office:value-type="float" office:value="0.460263033722282" calcext:value-type="float">
            <text:p>0.460263033722282</text:p>
          </table:table-cell>
          <table:table-cell office:value-type="float" office:value="0.408121028919807" calcext:value-type="float">
            <text:p>0.408121028919807</text:p>
          </table:table-cell>
          <table:table-cell office:value-type="float" office:value="0.441723782636363" calcext:value-type="float">
            <text:p>0.441723782636363</text:p>
          </table:table-cell>
          <table:table-cell office:value-type="float" office:value="7.28682106042583" calcext:value-type="float">
            <text:p>7.28682106042583</text:p>
          </table:table-cell>
          <table:table-cell office:value-type="float" office:value="11.7735549662814" calcext:value-type="float">
            <text:p>11.7735549662814</text:p>
          </table:table-cell>
          <table:table-cell office:value-type="float" office:value="8.90645266053958" calcext:value-type="float">
            <text:p>8.90645266053958</text:p>
          </table:table-cell>
          <table:table-cell office:value-type="float" office:value="9.53650320668976" calcext:value-type="float">
            <text:p>9.53650320668976</text:p>
          </table:table-cell>
          <table:table-cell office:value-type="float" office:value="0.222322310156114" calcext:value-type="float">
            <text:p>0.222322310156114</text:p>
          </table:table-cell>
          <table:table-cell office:value-type="float" office:value="0.250634958347934" calcext:value-type="float">
            <text:p>0.250634958347934</text:p>
          </table:table-cell>
          <table:table-cell office:value-type="float" office:value="0.232638619659765" calcext:value-type="float">
            <text:p>0.232638619659765</text:p>
          </table:table-cell>
          <table:table-cell office:value-type="float" office:value="0.234987216460647" calcext:value-type="float">
            <text:p>0.234987216460647</text:p>
          </table:table-cell>
          <table:table-cell office:value-type="float" office:value="0.0392971223525366" calcext:value-type="float">
            <text:p>0.039297122352537</text:p>
          </table:table-cell>
          <table:table-cell office:value-type="float" office:value="0.032919635182479" calcext:value-type="float">
            <text:p>0.032919635182479</text:p>
          </table:table-cell>
          <table:table-cell office:value-type="float" office:value="0.0289027987342973" calcext:value-type="float">
            <text:p>0.028902798734297</text:p>
          </table:table-cell>
          <table:table-cell office:value-type="float" office:value="0.0473029531975275" calcext:value-type="float">
            <text:p>0.047302953197528</text:p>
          </table:table-cell>
          <table:table-cell table:number-columns-repeated="4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88880325732845" calcext:value-type="float">
            <text:p>0.388880325732845</text:p>
          </table:table-cell>
          <table:table-cell office:value-type="float" office:value="0.462298203761505" calcext:value-type="float">
            <text:p>0.462298203761505</text:p>
          </table:table-cell>
          <table:table-cell office:value-type="float" office:value="0.410352535714343" calcext:value-type="float">
            <text:p>0.410352535714343</text:p>
          </table:table-cell>
          <table:table-cell office:value-type="float" office:value="0.435175535900332" calcext:value-type="float">
            <text:p>0.435175535900332</text:p>
          </table:table-cell>
          <table:table-cell office:value-type="float" office:value="6.77806391736861" calcext:value-type="float">
            <text:p>6.77806391736861</text:p>
          </table:table-cell>
          <table:table-cell office:value-type="float" office:value="11.7117705544071" calcext:value-type="float">
            <text:p>11.7117705544071</text:p>
          </table:table-cell>
          <table:table-cell office:value-type="float" office:value="8.51399896492617" calcext:value-type="float">
            <text:p>8.51399896492617</text:p>
          </table:table-cell>
          <table:table-cell office:value-type="float" office:value="8.64799056854622" calcext:value-type="float">
            <text:p>8.64799056854622</text:p>
          </table:table-cell>
          <table:table-cell office:value-type="float" office:value="0.217933473184794" calcext:value-type="float">
            <text:p>0.217933473184794</text:p>
          </table:table-cell>
          <table:table-cell office:value-type="float" office:value="0.247699352239203" calcext:value-type="float">
            <text:p>0.247699352239203</text:p>
          </table:table-cell>
          <table:table-cell office:value-type="float" office:value="0.231013541412126" calcext:value-type="float">
            <text:p>0.231013541412126</text:p>
          </table:table-cell>
          <table:table-cell office:value-type="float" office:value="0.228000955292851" calcext:value-type="float">
            <text:p>0.228000955292851</text:p>
          </table:table-cell>
          <table:table-cell office:value-type="float" office:value="0.0399358907454694" calcext:value-type="float">
            <text:p>0.039935890745469</text:p>
          </table:table-cell>
          <table:table-cell office:value-type="float" office:value="0.0312296663893965" calcext:value-type="float">
            <text:p>0.031229666389397</text:p>
          </table:table-cell>
          <table:table-cell office:value-type="float" office:value="0.0282971167481369" calcext:value-type="float">
            <text:p>0.028297116748137</text:p>
          </table:table-cell>
          <table:table-cell office:value-type="float" office:value="0.0473437990156385" calcext:value-type="float">
            <text:p>0.047343799015639</text:p>
          </table:table-cell>
          <table:table-cell table:number-columns-repeated="4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9518419539524" calcext:value-type="float">
            <text:p>0.39518419539524</text:p>
          </table:table-cell>
          <table:table-cell office:value-type="float" office:value="0.466347248666526" calcext:value-type="float">
            <text:p>0.466347248666526</text:p>
          </table:table-cell>
          <table:table-cell office:value-type="float" office:value="0.413327135974874" calcext:value-type="float">
            <text:p>0.413327135974874</text:p>
          </table:table-cell>
          <table:table-cell office:value-type="float" office:value="0.444591773268561" calcext:value-type="float">
            <text:p>0.444591773268561</text:p>
          </table:table-cell>
          <table:table-cell office:value-type="float" office:value="7.16913213408203" calcext:value-type="float">
            <text:p>7.16913213408203</text:p>
          </table:table-cell>
          <table:table-cell office:value-type="float" office:value="11.5579948920617" calcext:value-type="float">
            <text:p>11.5579948920617</text:p>
          </table:table-cell>
          <table:table-cell office:value-type="float" office:value="8.73043495763545" calcext:value-type="float">
            <text:p>8.73043495763545</text:p>
          </table:table-cell>
          <table:table-cell office:value-type="float" office:value="9.0744589749691" calcext:value-type="float">
            <text:p>9.0744589749691</text:p>
          </table:table-cell>
          <table:table-cell office:value-type="float" office:value="0.224958705168526" calcext:value-type="float">
            <text:p>0.224958705168526</text:p>
          </table:table-cell>
          <table:table-cell office:value-type="float" office:value="0.253875238448775" calcext:value-type="float">
            <text:p>0.253875238448775</text:p>
          </table:table-cell>
          <table:table-cell office:value-type="float" office:value="0.235307094153527" calcext:value-type="float">
            <text:p>0.235307094153527</text:p>
          </table:table-cell>
          <table:table-cell office:value-type="float" office:value="0.238002435887501" calcext:value-type="float">
            <text:p>0.238002435887501</text:p>
          </table:table-cell>
          <table:table-cell office:value-type="float" office:value="0.0418075686481016" calcext:value-type="float">
            <text:p>0.041807568648102</text:p>
          </table:table-cell>
          <table:table-cell office:value-type="float" office:value="0.0367798372593018" calcext:value-type="float">
            <text:p>0.036779837259302</text:p>
          </table:table-cell>
          <table:table-cell office:value-type="float" office:value="0.0309058874641426" calcext:value-type="float">
            <text:p>0.030905887464143</text:p>
          </table:table-cell>
          <table:table-cell office:value-type="float" office:value="0.0519118284332747" calcext:value-type="float">
            <text:p>0.051911828433275</text:p>
          </table:table-cell>
          <table:table-cell table:number-columns-repeated="4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9253743408664" calcext:value-type="float">
            <text:p>0.39253743408664</text:p>
          </table:table-cell>
          <table:table-cell office:value-type="float" office:value="0.461244897565863" calcext:value-type="float">
            <text:p>0.461244897565863</text:p>
          </table:table-cell>
          <table:table-cell office:value-type="float" office:value="0.409063207465265" calcext:value-type="float">
            <text:p>0.409063207465265</text:p>
          </table:table-cell>
          <table:table-cell office:value-type="float" office:value="0.443344410057849" calcext:value-type="float">
            <text:p>0.443344410057849</text:p>
          </table:table-cell>
          <table:table-cell office:value-type="float" office:value="6.74199556269731" calcext:value-type="float">
            <text:p>6.74199556269731</text:p>
          </table:table-cell>
          <table:table-cell office:value-type="float" office:value="11.5830606709311" calcext:value-type="float">
            <text:p>11.5830606709311</text:p>
          </table:table-cell>
          <table:table-cell office:value-type="float" office:value="8.42871712233535" calcext:value-type="float">
            <text:p>8.42871712233535</text:p>
          </table:table-cell>
          <table:table-cell office:value-type="float" office:value="9.43464948426753" calcext:value-type="float">
            <text:p>9.43464948426753</text:p>
          </table:table-cell>
          <table:table-cell office:value-type="float" office:value="0.222909640721114" calcext:value-type="float">
            <text:p>0.222909640721114</text:p>
          </table:table-cell>
          <table:table-cell office:value-type="float" office:value="0.248448986690023" calcext:value-type="float">
            <text:p>0.248448986690023</text:p>
          </table:table-cell>
          <table:table-cell office:value-type="float" office:value="0.232698236826508" calcext:value-type="float">
            <text:p>0.232698236826508</text:p>
          </table:table-cell>
          <table:table-cell office:value-type="float" office:value="0.233583350994519" calcext:value-type="float">
            <text:p>0.233583350994519</text:p>
          </table:table-cell>
          <table:table-cell office:value-type="float" office:value="0.0394121271211894" calcext:value-type="float">
            <text:p>0.03941212712119</text:p>
          </table:table-cell>
          <table:table-cell office:value-type="float" office:value="0.0350386588937809" calcext:value-type="float">
            <text:p>0.035038658893781</text:p>
          </table:table-cell>
          <table:table-cell office:value-type="float" office:value="0.0295204599434051" calcext:value-type="float">
            <text:p>0.029520459943405</text:p>
          </table:table-cell>
          <table:table-cell office:value-type="float" office:value="0.0487783817407038" calcext:value-type="float">
            <text:p>0.048778381740704</text:p>
          </table:table-cell>
          <table:table-cell table:number-columns-repeated="4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92504340512075" calcext:value-type="float">
            <text:p>0.392504340512075</text:p>
          </table:table-cell>
          <table:table-cell office:value-type="float" office:value="0.46295810277153" calcext:value-type="float">
            <text:p>0.46295810277153</text:p>
          </table:table-cell>
          <table:table-cell office:value-type="float" office:value="0.408486198067328" calcext:value-type="float">
            <text:p>0.408486198067328</text:p>
          </table:table-cell>
          <table:table-cell office:value-type="float" office:value="0.44457758555055" calcext:value-type="float">
            <text:p>0.44457758555055</text:p>
          </table:table-cell>
          <table:table-cell office:value-type="float" office:value="6.81272724535133" calcext:value-type="float">
            <text:p>6.81272724535133</text:p>
          </table:table-cell>
          <table:table-cell office:value-type="float" office:value="11.3504990925332" calcext:value-type="float">
            <text:p>11.3504990925332</text:p>
          </table:table-cell>
          <table:table-cell office:value-type="float" office:value="8.44781852923742" calcext:value-type="float">
            <text:p>8.44781852923742</text:p>
          </table:table-cell>
          <table:table-cell office:value-type="float" office:value="9.39999754723718" calcext:value-type="float">
            <text:p>9.39999754723718</text:p>
          </table:table-cell>
          <table:table-cell office:value-type="float" office:value="0.221006289274816" calcext:value-type="float">
            <text:p>0.221006289274816</text:p>
          </table:table-cell>
          <table:table-cell office:value-type="float" office:value="0.248145542668397" calcext:value-type="float">
            <text:p>0.248145542668397</text:p>
          </table:table-cell>
          <table:table-cell office:value-type="float" office:value="0.230754735133196" calcext:value-type="float">
            <text:p>0.230754735133196</text:p>
          </table:table-cell>
          <table:table-cell office:value-type="float" office:value="0.233160270620361" calcext:value-type="float">
            <text:p>0.233160270620361</text:p>
          </table:table-cell>
          <table:table-cell office:value-type="float" office:value="0.0413441314395221" calcext:value-type="float">
            <text:p>0.041344131439522</text:p>
          </table:table-cell>
          <table:table-cell office:value-type="float" office:value="0.0337529737781491" calcext:value-type="float">
            <text:p>0.033752973778149</text:p>
          </table:table-cell>
          <table:table-cell office:value-type="float" office:value="0.0296647386108691" calcext:value-type="float">
            <text:p>0.029664738610869</text:p>
          </table:table-cell>
          <table:table-cell office:value-type="float" office:value="0.050201421063221" calcext:value-type="float">
            <text:p>0.050201421063221</text:p>
          </table:table-cell>
          <table:table-cell table:number-columns-repeated="4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87417137875522" calcext:value-type="float">
            <text:p>0.387417137875522</text:p>
          </table:table-cell>
          <table:table-cell office:value-type="float" office:value="0.461811308220373" calcext:value-type="float">
            <text:p>0.461811308220373</text:p>
          </table:table-cell>
          <table:table-cell office:value-type="float" office:value="0.409846897939515" calcext:value-type="float">
            <text:p>0.409846897939515</text:p>
          </table:table-cell>
          <table:table-cell office:value-type="float" office:value="0.432044490929095" calcext:value-type="float">
            <text:p>0.432044490929095</text:p>
          </table:table-cell>
          <table:table-cell office:value-type="float" office:value="6.54741190931596" calcext:value-type="float">
            <text:p>6.54741190931596</text:p>
          </table:table-cell>
          <table:table-cell office:value-type="float" office:value="11.2682068776169" calcext:value-type="float">
            <text:p>11.2682068776169</text:p>
          </table:table-cell>
          <table:table-cell office:value-type="float" office:value="8.46205590316614" calcext:value-type="float">
            <text:p>8.46205590316614</text:p>
          </table:table-cell>
          <table:table-cell office:value-type="float" office:value="8.46999080878566" calcext:value-type="float">
            <text:p>8.46999080878566</text:p>
          </table:table-cell>
          <table:table-cell office:value-type="float" office:value="0.215175761015553" calcext:value-type="float">
            <text:p>0.215175761015553</text:p>
          </table:table-cell>
          <table:table-cell office:value-type="float" office:value="0.240307262752305" calcext:value-type="float">
            <text:p>0.240307262752305</text:p>
          </table:table-cell>
          <table:table-cell office:value-type="float" office:value="0.227746655593299" calcext:value-type="float">
            <text:p>0.227746655593299</text:p>
          </table:table-cell>
          <table:table-cell office:value-type="float" office:value="0.221220183771897" calcext:value-type="float">
            <text:p>0.221220183771897</text:p>
          </table:table-cell>
          <table:table-cell office:value-type="float" office:value="0.0432969420234883" calcext:value-type="float">
            <text:p>0.043296942023488</text:p>
          </table:table-cell>
          <table:table-cell office:value-type="float" office:value="0.0353384163347885" calcext:value-type="float">
            <text:p>0.035338416334789</text:p>
          </table:table-cell>
          <table:table-cell office:value-type="float" office:value="0.0311703650911879" calcext:value-type="float">
            <text:p>0.031170365091188</text:p>
          </table:table-cell>
          <table:table-cell office:value-type="float" office:value="0.0524556184501924" calcext:value-type="float">
            <text:p>0.052455618450192</text:p>
          </table:table-cell>
          <table:table-cell table:number-columns-repeated="4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90897565906633" calcext:value-type="float">
            <text:p>0.390897565906633</text:p>
          </table:table-cell>
          <table:table-cell office:value-type="float" office:value="0.461626293228352" calcext:value-type="float">
            <text:p>0.461626293228352</text:p>
          </table:table-cell>
          <table:table-cell office:value-type="float" office:value="0.407037635640508" calcext:value-type="float">
            <text:p>0.407037635640508</text:p>
          </table:table-cell>
          <table:table-cell office:value-type="float" office:value="0.441642048777209" calcext:value-type="float">
            <text:p>0.441642048777209</text:p>
          </table:table-cell>
          <table:table-cell office:value-type="float" office:value="6.87463498681854" calcext:value-type="float">
            <text:p>6.87463498681854</text:p>
          </table:table-cell>
          <table:table-cell office:value-type="float" office:value="12.0711372711564" calcext:value-type="float">
            <text:p>12.0711372711564</text:p>
          </table:table-cell>
          <table:table-cell office:value-type="float" office:value="8.41432236745954" calcext:value-type="float">
            <text:p>8.41432236745954</text:p>
          </table:table-cell>
          <table:table-cell office:value-type="float" office:value="9.46868729426633" calcext:value-type="float">
            <text:p>9.46868729426633</text:p>
          </table:table-cell>
          <table:table-cell office:value-type="float" office:value="0.215947935103923" calcext:value-type="float">
            <text:p>0.215947935103923</text:p>
          </table:table-cell>
          <table:table-cell office:value-type="float" office:value="0.239417873226387" calcext:value-type="float">
            <text:p>0.239417873226387</text:p>
          </table:table-cell>
          <table:table-cell office:value-type="float" office:value="0.225351445559425" calcext:value-type="float">
            <text:p>0.225351445559425</text:p>
          </table:table-cell>
          <table:table-cell office:value-type="float" office:value="0.225032860051758" calcext:value-type="float">
            <text:p>0.225032860051758</text:p>
          </table:table-cell>
          <table:table-cell office:value-type="float" office:value="0.0405045377815935" calcext:value-type="float">
            <text:p>0.040504537781594</text:p>
          </table:table-cell>
          <table:table-cell office:value-type="float" office:value="0.0359596128339684" calcext:value-type="float">
            <text:p>0.035959612833968</text:p>
          </table:table-cell>
          <table:table-cell office:value-type="float" office:value="0.0299832028342166" calcext:value-type="float">
            <text:p>0.029983202834217</text:p>
          </table:table-cell>
          <table:table-cell office:value-type="float" office:value="0.0507507523889168" calcext:value-type="float">
            <text:p>0.050750752388917</text:p>
          </table:table-cell>
          <table:table-cell table:number-columns-repeated="4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92008764350846" calcext:value-type="float">
            <text:p>0.392008764350846</text:p>
          </table:table-cell>
          <table:table-cell office:value-type="float" office:value="0.463629064751129" calcext:value-type="float">
            <text:p>0.463629064751129</text:p>
          </table:table-cell>
          <table:table-cell office:value-type="float" office:value="0.40754057353953" calcext:value-type="float">
            <text:p>0.40754057353953</text:p>
          </table:table-cell>
          <table:table-cell office:value-type="float" office:value="0.442022339569881" calcext:value-type="float">
            <text:p>0.442022339569881</text:p>
          </table:table-cell>
          <table:table-cell office:value-type="float" office:value="7.13568377137868" calcext:value-type="float">
            <text:p>7.13568377137868</text:p>
          </table:table-cell>
          <table:table-cell office:value-type="float" office:value="11.9502469371178" calcext:value-type="float">
            <text:p>11.9502469371178</text:p>
          </table:table-cell>
          <table:table-cell office:value-type="float" office:value="8.60320406694714" calcext:value-type="float">
            <text:p>8.60320406694714</text:p>
          </table:table-cell>
          <table:table-cell office:value-type="float" office:value="9.36099875414826" calcext:value-type="float">
            <text:p>9.36099875414826</text:p>
          </table:table-cell>
          <table:table-cell office:value-type="float" office:value="0.218929352280766" calcext:value-type="float">
            <text:p>0.218929352280766</text:p>
          </table:table-cell>
          <table:table-cell office:value-type="float" office:value="0.242607452667145" calcext:value-type="float">
            <text:p>0.242607452667145</text:p>
          </table:table-cell>
          <table:table-cell office:value-type="float" office:value="0.227937057572364" calcext:value-type="float">
            <text:p>0.227937057572364</text:p>
          </table:table-cell>
          <table:table-cell office:value-type="float" office:value="0.228793414352011" calcext:value-type="float">
            <text:p>0.228793414352011</text:p>
          </table:table-cell>
          <table:table-cell office:value-type="float" office:value="0.0420550167622166" calcext:value-type="float">
            <text:p>0.042055016762217</text:p>
          </table:table-cell>
          <table:table-cell office:value-type="float" office:value="0.0387035057856038" calcext:value-type="float">
            <text:p>0.038703505785604</text:p>
          </table:table-cell>
          <table:table-cell office:value-type="float" office:value="0.0320830097489977" calcext:value-type="float">
            <text:p>0.032083009748998</text:p>
          </table:table-cell>
          <table:table-cell office:value-type="float" office:value="0.0526908082763427" calcext:value-type="float">
            <text:p>0.052690808276343</text:p>
          </table:table-cell>
          <table:table-cell table:number-columns-repeated="4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91063941634178" calcext:value-type="float">
            <text:p>0.391063941634178</text:p>
          </table:table-cell>
          <table:table-cell office:value-type="float" office:value="0.465014315866171" calcext:value-type="float">
            <text:p>0.465014315866171</text:p>
          </table:table-cell>
          <table:table-cell office:value-type="float" office:value="0.406831488789518" calcext:value-type="float">
            <text:p>0.406831488789518</text:p>
          </table:table-cell>
          <table:table-cell office:value-type="float" office:value="0.444226772851421" calcext:value-type="float">
            <text:p>0.444226772851421</text:p>
          </table:table-cell>
          <table:table-cell office:value-type="float" office:value="7.01055740752397" calcext:value-type="float">
            <text:p>7.01055740752397</text:p>
          </table:table-cell>
          <table:table-cell office:value-type="float" office:value="12.1330105115893" calcext:value-type="float">
            <text:p>12.1330105115893</text:p>
          </table:table-cell>
          <table:table-cell office:value-type="float" office:value="8.65291906184049" calcext:value-type="float">
            <text:p>8.65291906184049</text:p>
          </table:table-cell>
          <table:table-cell office:value-type="float" office:value="9.30383444082379" calcext:value-type="float">
            <text:p>9.30383444082379</text:p>
          </table:table-cell>
          <table:table-cell office:value-type="float" office:value="0.222776916089881" calcext:value-type="float">
            <text:p>0.222776916089881</text:p>
          </table:table-cell>
          <table:table-cell office:value-type="float" office:value="0.252220852861322" calcext:value-type="float">
            <text:p>0.252220852861322</text:p>
          </table:table-cell>
          <table:table-cell office:value-type="float" office:value="0.232550823413058" calcext:value-type="float">
            <text:p>0.232550823413058</text:p>
          </table:table-cell>
          <table:table-cell office:value-type="float" office:value="0.236909290489429" calcext:value-type="float">
            <text:p>0.236909290489429</text:p>
          </table:table-cell>
          <table:table-cell office:value-type="float" office:value="0.0413202670718066" calcext:value-type="float">
            <text:p>0.041320267071807</text:p>
          </table:table-cell>
          <table:table-cell office:value-type="float" office:value="0.0378501761695792" calcext:value-type="float">
            <text:p>0.037850176169579</text:p>
          </table:table-cell>
          <table:table-cell office:value-type="float" office:value="0.0307537284582726" calcext:value-type="float">
            <text:p>0.030753728458273</text:p>
          </table:table-cell>
          <table:table-cell office:value-type="float" office:value="0.0526827403710265" calcext:value-type="float">
            <text:p>0.052682740371027</text:p>
          </table:table-cell>
          <table:table-cell table:number-columns-repeated="4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0130367514122" calcext:value-type="float">
            <text:p>0.380130367514122</text:p>
          </table:table-cell>
          <table:table-cell office:value-type="float" office:value="0.457124075084411" calcext:value-type="float">
            <text:p>0.457124075084411</text:p>
          </table:table-cell>
          <table:table-cell office:value-type="float" office:value="0.399353516098177" calcext:value-type="float">
            <text:p>0.399353516098177</text:p>
          </table:table-cell>
          <table:table-cell office:value-type="float" office:value="0.429704382006143" calcext:value-type="float">
            <text:p>0.429704382006143</text:p>
          </table:table-cell>
          <table:table-cell office:value-type="float" office:value="6.7380365548872" calcext:value-type="float">
            <text:p>6.7380365548872</text:p>
          </table:table-cell>
          <table:table-cell office:value-type="float" office:value="12.2100223263213" calcext:value-type="float">
            <text:p>12.2100223263213</text:p>
          </table:table-cell>
          <table:table-cell office:value-type="float" office:value="8.53824200115379" calcext:value-type="float">
            <text:p>8.53824200115379</text:p>
          </table:table-cell>
          <table:table-cell office:value-type="float" office:value="8.71531905918845" calcext:value-type="float">
            <text:p>8.71531905918845</text:p>
          </table:table-cell>
          <table:table-cell office:value-type="float" office:value="0.214377833194273" calcext:value-type="float">
            <text:p>0.214377833194273</text:p>
          </table:table-cell>
          <table:table-cell office:value-type="float" office:value="0.242221757841321" calcext:value-type="float">
            <text:p>0.242221757841321</text:p>
          </table:table-cell>
          <table:table-cell office:value-type="float" office:value="0.22564836624664" calcext:value-type="float">
            <text:p>0.22564836624664</text:p>
          </table:table-cell>
          <table:table-cell office:value-type="float" office:value="0.224938305696497" calcext:value-type="float">
            <text:p>0.224938305696497</text:p>
          </table:table-cell>
          <table:table-cell office:value-type="float" office:value="0.0431072858281798" calcext:value-type="float">
            <text:p>0.04310728582818</text:p>
          </table:table-cell>
          <table:table-cell office:value-type="float" office:value="0.0354312152323887" calcext:value-type="float">
            <text:p>0.035431215232389</text:p>
          </table:table-cell>
          <table:table-cell office:value-type="float" office:value="0.0297898148358264" calcext:value-type="float">
            <text:p>0.029789814835826</text:p>
          </table:table-cell>
          <table:table-cell office:value-type="float" office:value="0.0540526340707476" calcext:value-type="float">
            <text:p>0.054052634070748</text:p>
          </table:table-cell>
          <table:table-cell table:number-columns-repeated="4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84329862323393" calcext:value-type="float">
            <text:p>0.384329862323393</text:p>
          </table:table-cell>
          <table:table-cell office:value-type="float" office:value="0.460609181620401" calcext:value-type="float">
            <text:p>0.460609181620401</text:p>
          </table:table-cell>
          <table:table-cell office:value-type="float" office:value="0.398870471854777" calcext:value-type="float">
            <text:p>0.398870471854777</text:p>
          </table:table-cell>
          <table:table-cell office:value-type="float" office:value="0.442781020412054" calcext:value-type="float">
            <text:p>0.442781020412054</text:p>
          </table:table-cell>
          <table:table-cell office:value-type="float" office:value="6.7871352167909" calcext:value-type="float">
            <text:p>6.7871352167909</text:p>
          </table:table-cell>
          <table:table-cell office:value-type="float" office:value="11.6583188749733" calcext:value-type="float">
            <text:p>11.6583188749733</text:p>
          </table:table-cell>
          <table:table-cell office:value-type="float" office:value="8.21278113160103" calcext:value-type="float">
            <text:p>8.21278113160103</text:p>
          </table:table-cell>
          <table:table-cell office:value-type="float" office:value="9.40840861559822" calcext:value-type="float">
            <text:p>9.40840861559822</text:p>
          </table:table-cell>
          <table:table-cell office:value-type="float" office:value="0.216406142712286" calcext:value-type="float">
            <text:p>0.216406142712286</text:p>
          </table:table-cell>
          <table:table-cell office:value-type="float" office:value="0.245160633577168" calcext:value-type="float">
            <text:p>0.245160633577168</text:p>
          </table:table-cell>
          <table:table-cell office:value-type="float" office:value="0.225369119750149" calcext:value-type="float">
            <text:p>0.225369119750149</text:p>
          </table:table-cell>
          <table:table-cell office:value-type="float" office:value="0.231072354724494" calcext:value-type="float">
            <text:p>0.231072354724494</text:p>
          </table:table-cell>
          <table:table-cell office:value-type="float" office:value="0.040134907603081" calcext:value-type="float">
            <text:p>0.040134907603081</text:p>
          </table:table-cell>
          <table:table-cell office:value-type="float" office:value="0.0367785324032565" calcext:value-type="float">
            <text:p>0.036778532403257</text:p>
          </table:table-cell>
          <table:table-cell office:value-type="float" office:value="0.0300552202734498" calcext:value-type="float">
            <text:p>0.03005522027345</text:p>
          </table:table-cell>
          <table:table-cell office:value-type="float" office:value="0.0509577769324539" calcext:value-type="float">
            <text:p>0.050957776932454</text:p>
          </table:table-cell>
          <table:table-cell table:number-columns-repeated="4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85170452266544" calcext:value-type="float">
            <text:p>0.385170452266544</text:p>
          </table:table-cell>
          <table:table-cell office:value-type="float" office:value="0.461291705014522" calcext:value-type="float">
            <text:p>0.461291705014522</text:p>
          </table:table-cell>
          <table:table-cell office:value-type="float" office:value="0.399397297617229" calcext:value-type="float">
            <text:p>0.399397297617229</text:p>
          </table:table-cell>
          <table:table-cell office:value-type="float" office:value="0.442543226464323" calcext:value-type="float">
            <text:p>0.442543226464323</text:p>
          </table:table-cell>
          <table:table-cell office:value-type="float" office:value="6.93354674001664" calcext:value-type="float">
            <text:p>6.93354674001664</text:p>
          </table:table-cell>
          <table:table-cell office:value-type="float" office:value="11.3002394881159" calcext:value-type="float">
            <text:p>11.3002394881159</text:p>
          </table:table-cell>
          <table:table-cell office:value-type="float" office:value="8.26222208952823" calcext:value-type="float">
            <text:p>8.26222208952823</text:p>
          </table:table-cell>
          <table:table-cell office:value-type="float" office:value="9.20641818483558" calcext:value-type="float">
            <text:p>9.20641818483558</text:p>
          </table:table-cell>
          <table:table-cell office:value-type="float" office:value="0.21460447055226" calcext:value-type="float">
            <text:p>0.21460447055226</text:p>
          </table:table-cell>
          <table:table-cell office:value-type="float" office:value="0.241644134872328" calcext:value-type="float">
            <text:p>0.241644134872328</text:p>
          </table:table-cell>
          <table:table-cell office:value-type="float" office:value="0.223394821569829" calcext:value-type="float">
            <text:p>0.223394821569829</text:p>
          </table:table-cell>
          <table:table-cell office:value-type="float" office:value="0.227797738255731" calcext:value-type="float">
            <text:p>0.227797738255731</text:p>
          </table:table-cell>
          <table:table-cell office:value-type="float" office:value="0.0380955673361987" calcext:value-type="float">
            <text:p>0.038095567336199</text:p>
          </table:table-cell>
          <table:table-cell office:value-type="float" office:value="0.036738747982463" calcext:value-type="float">
            <text:p>0.036738747982463</text:p>
          </table:table-cell>
          <table:table-cell office:value-type="float" office:value="0.0307073939945087" calcext:value-type="float">
            <text:p>0.030707393994509</text:p>
          </table:table-cell>
          <table:table-cell office:value-type="float" office:value="0.0471529920208236" calcext:value-type="float">
            <text:p>0.047152992020824</text:p>
          </table:table-cell>
          <table:table-cell table:number-columns-repeated="4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84633945476272" calcext:value-type="float">
            <text:p>0.384633945476272</text:p>
          </table:table-cell>
          <table:table-cell office:value-type="float" office:value="0.453433009508412" calcext:value-type="float">
            <text:p>0.453433009508412</text:p>
          </table:table-cell>
          <table:table-cell office:value-type="float" office:value="0.398441386775829" calcext:value-type="float">
            <text:p>0.398441386775829</text:p>
          </table:table-cell>
          <table:table-cell office:value-type="float" office:value="0.435833266736402" calcext:value-type="float">
            <text:p>0.435833266736402</text:p>
          </table:table-cell>
          <table:table-cell office:value-type="float" office:value="6.67581887605798" calcext:value-type="float">
            <text:p>6.67581887605798</text:p>
          </table:table-cell>
          <table:table-cell office:value-type="float" office:value="10.7458473082995" calcext:value-type="float">
            <text:p>10.7458473082995</text:p>
          </table:table-cell>
          <table:table-cell office:value-type="float" office:value="7.76457249099973" calcext:value-type="float">
            <text:p>7.76457249099973</text:p>
          </table:table-cell>
          <table:table-cell office:value-type="float" office:value="8.83736618972684" calcext:value-type="float">
            <text:p>8.83736618972684</text:p>
          </table:table-cell>
          <table:table-cell office:value-type="float" office:value="0.219007469756963" calcext:value-type="float">
            <text:p>0.219007469756963</text:p>
          </table:table-cell>
          <table:table-cell office:value-type="float" office:value="0.242849691910639" calcext:value-type="float">
            <text:p>0.242849691910639</text:p>
          </table:table-cell>
          <table:table-cell office:value-type="float" office:value="0.22767489686127" calcext:value-type="float">
            <text:p>0.22767489686127</text:p>
          </table:table-cell>
          <table:table-cell office:value-type="float" office:value="0.229435058230497" calcext:value-type="float">
            <text:p>0.229435058230497</text:p>
          </table:table-cell>
          <table:table-cell office:value-type="float" office:value="0.0384132576409618" calcext:value-type="float">
            <text:p>0.038413257640962</text:p>
          </table:table-cell>
          <table:table-cell office:value-type="float" office:value="0.0364050944711692" calcext:value-type="float">
            <text:p>0.036405094471169</text:p>
          </table:table-cell>
          <table:table-cell office:value-type="float" office:value="0.0308358096256148" calcext:value-type="float">
            <text:p>0.030835809625615</text:p>
          </table:table-cell>
          <table:table-cell office:value-type="float" office:value="0.047093097600338" calcext:value-type="float">
            <text:p>0.047093097600338</text:p>
          </table:table-cell>
          <table:table-cell table:number-columns-repeated="4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81995601742968" calcext:value-type="float">
            <text:p>0.381995601742968</text:p>
          </table:table-cell>
          <table:table-cell office:value-type="float" office:value="0.46137705582059" calcext:value-type="float">
            <text:p>0.46137705582059</text:p>
          </table:table-cell>
          <table:table-cell office:value-type="float" office:value="0.399990378361914" calcext:value-type="float">
            <text:p>0.399990378361914</text:p>
          </table:table-cell>
          <table:table-cell office:value-type="float" office:value="0.436638986285342" calcext:value-type="float">
            <text:p>0.436638986285342</text:p>
          </table:table-cell>
          <table:table-cell office:value-type="float" office:value="6.39556707323154" calcext:value-type="float">
            <text:p>6.39556707323154</text:p>
          </table:table-cell>
          <table:table-cell office:value-type="float" office:value="11.2913968388725" calcext:value-type="float">
            <text:p>11.2913968388725</text:p>
          </table:table-cell>
          <table:table-cell office:value-type="float" office:value="7.96503433745203" calcext:value-type="float">
            <text:p>7.96503433745203</text:p>
          </table:table-cell>
          <table:table-cell office:value-type="float" office:value="8.83442761327859" calcext:value-type="float">
            <text:p>8.83442761327859</text:p>
          </table:table-cell>
          <table:table-cell office:value-type="float" office:value="0.214686276153731" calcext:value-type="float">
            <text:p>0.214686276153731</text:p>
          </table:table-cell>
          <table:table-cell office:value-type="float" office:value="0.241441607195501" calcext:value-type="float">
            <text:p>0.241441607195501</text:p>
          </table:table-cell>
          <table:table-cell office:value-type="float" office:value="0.225522024268169" calcext:value-type="float">
            <text:p>0.225522024268169</text:p>
          </table:table-cell>
          <table:table-cell office:value-type="float" office:value="0.224768839511847" calcext:value-type="float">
            <text:p>0.224768839511847</text:p>
          </table:table-cell>
          <table:table-cell office:value-type="float" office:value="0.0398093629191238" calcext:value-type="float">
            <text:p>0.039809362919124</text:p>
          </table:table-cell>
          <table:table-cell office:value-type="float" office:value="0.0353369477301475" calcext:value-type="float">
            <text:p>0.035336947730148</text:p>
          </table:table-cell>
          <table:table-cell office:value-type="float" office:value="0.0295136885861934" calcext:value-type="float">
            <text:p>0.029513688586194</text:p>
          </table:table-cell>
          <table:table-cell office:value-type="float" office:value="0.0497332155616302" calcext:value-type="float">
            <text:p>0.04973321556163</text:p>
          </table:table-cell>
          <table:table-cell table:number-columns-repeated="4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84066745987973" calcext:value-type="float">
            <text:p>0.384066745987973</text:p>
          </table:table-cell>
          <table:table-cell office:value-type="float" office:value="0.456329372602985" calcext:value-type="float">
            <text:p>0.456329372602985</text:p>
          </table:table-cell>
          <table:table-cell office:value-type="float" office:value="0.399587133373843" calcext:value-type="float">
            <text:p>0.399587133373843</text:p>
          </table:table-cell>
          <table:table-cell office:value-type="float" office:value="0.43445135973691" calcext:value-type="float">
            <text:p>0.43445135973691</text:p>
          </table:table-cell>
          <table:table-cell office:value-type="float" office:value="6.78754574356095" calcext:value-type="float">
            <text:p>6.78754574356095</text:p>
          </table:table-cell>
          <table:table-cell office:value-type="float" office:value="10.8793389089491" calcext:value-type="float">
            <text:p>10.8793389089491</text:p>
          </table:table-cell>
          <table:table-cell office:value-type="float" office:value="8.17016996278971" calcext:value-type="float">
            <text:p>8.17016996278971</text:p>
          </table:table-cell>
          <table:table-cell office:value-type="float" office:value="8.82996887210491" calcext:value-type="float">
            <text:p>8.82996887210491</text:p>
          </table:table-cell>
          <table:table-cell office:value-type="float" office:value="0.214218595367157" calcext:value-type="float">
            <text:p>0.214218595367157</text:p>
          </table:table-cell>
          <table:table-cell office:value-type="float" office:value="0.237539903748677" calcext:value-type="float">
            <text:p>0.237539903748677</text:p>
          </table:table-cell>
          <table:table-cell office:value-type="float" office:value="0.223085113236986" calcext:value-type="float">
            <text:p>0.223085113236986</text:p>
          </table:table-cell>
          <table:table-cell office:value-type="float" office:value="0.223972411485213" calcext:value-type="float">
            <text:p>0.223972411485213</text:p>
          </table:table-cell>
          <table:table-cell office:value-type="float" office:value="0.0398147866084408" calcext:value-type="float">
            <text:p>0.039814786608441</text:p>
          </table:table-cell>
          <table:table-cell office:value-type="float" office:value="0.0364458640109092" calcext:value-type="float">
            <text:p>0.036445864010909</text:p>
          </table:table-cell>
          <table:table-cell office:value-type="float" office:value="0.0303419176538706" calcext:value-type="float">
            <text:p>0.030341917653871</text:p>
          </table:table-cell>
          <table:table-cell office:value-type="float" office:value="0.049707867116544" calcext:value-type="float">
            <text:p>0.049707867116544</text:p>
          </table:table-cell>
          <table:table-cell table:number-columns-repeated="4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90144786162849" calcext:value-type="float">
            <text:p>0.390144786162849</text:p>
          </table:table-cell>
          <table:table-cell office:value-type="float" office:value="0.464192913227514" calcext:value-type="float">
            <text:p>0.464192913227514</text:p>
          </table:table-cell>
          <table:table-cell office:value-type="float" office:value="0.403732125926046" calcext:value-type="float">
            <text:p>0.403732125926046</text:p>
          </table:table-cell>
          <table:table-cell office:value-type="float" office:value="0.447091252278374" calcext:value-type="float">
            <text:p>0.447091252278374</text:p>
          </table:table-cell>
          <table:table-cell office:value-type="float" office:value="7.03858587611551" calcext:value-type="float">
            <text:p>7.03858587611551</text:p>
          </table:table-cell>
          <table:table-cell office:value-type="float" office:value="11.7633509004473" calcext:value-type="float">
            <text:p>11.7633509004473</text:p>
          </table:table-cell>
          <table:table-cell office:value-type="float" office:value="8.49282005623764" calcext:value-type="float">
            <text:p>8.49282005623764</text:p>
          </table:table-cell>
          <table:table-cell office:value-type="float" office:value="9.79822124511473" calcext:value-type="float">
            <text:p>9.79822124511473</text:p>
          </table:table-cell>
          <table:table-cell office:value-type="float" office:value="0.221098923256458" calcext:value-type="float">
            <text:p>0.221098923256458</text:p>
          </table:table-cell>
          <table:table-cell office:value-type="float" office:value="0.246791361456504" calcext:value-type="float">
            <text:p>0.246791361456504</text:p>
          </table:table-cell>
          <table:table-cell office:value-type="float" office:value="0.230066913819656" calcext:value-type="float">
            <text:p>0.230066913819656</text:p>
          </table:table-cell>
          <table:table-cell office:value-type="float" office:value="0.232933161606351" calcext:value-type="float">
            <text:p>0.232933161606351</text:p>
          </table:table-cell>
          <table:table-cell office:value-type="float" office:value="0.0386685288015503" calcext:value-type="float">
            <text:p>0.03866852880155</text:p>
          </table:table-cell>
          <table:table-cell office:value-type="float" office:value="0.034242988785503" calcext:value-type="float">
            <text:p>0.034242988785503</text:p>
          </table:table-cell>
          <table:table-cell office:value-type="float" office:value="0.0279614756374187" calcext:value-type="float">
            <text:p>0.027961475637419</text:p>
          </table:table-cell>
          <table:table-cell office:value-type="float" office:value="0.049315880936243" calcext:value-type="float">
            <text:p>0.049315880936243</text:p>
          </table:table-cell>
          <table:table-cell table:number-columns-repeated="4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95112005628661" calcext:value-type="float">
            <text:p>0.395112005628661</text:p>
          </table:table-cell>
          <table:table-cell office:value-type="float" office:value="0.469848788549457" calcext:value-type="float">
            <text:p>0.469848788549457</text:p>
          </table:table-cell>
          <table:table-cell office:value-type="float" office:value="0.409073147795207" calcext:value-type="float">
            <text:p>0.409073147795207</text:p>
          </table:table-cell>
          <table:table-cell office:value-type="float" office:value="0.453252290007748" calcext:value-type="float">
            <text:p>0.453252290007748</text:p>
          </table:table-cell>
          <table:table-cell office:value-type="float" office:value="7.10165321760556" calcext:value-type="float">
            <text:p>7.10165321760556</text:p>
          </table:table-cell>
          <table:table-cell office:value-type="float" office:value="11.4740051510112" calcext:value-type="float">
            <text:p>11.4740051510112</text:p>
          </table:table-cell>
          <table:table-cell office:value-type="float" office:value="8.56322568932182" calcext:value-type="float">
            <text:p>8.56322568932182</text:p>
          </table:table-cell>
          <table:table-cell office:value-type="float" office:value="9.67460861618807" calcext:value-type="float">
            <text:p>9.67460861618807</text:p>
          </table:table-cell>
          <table:table-cell office:value-type="float" office:value="0.22878836112272" calcext:value-type="float">
            <text:p>0.22878836112272</text:p>
          </table:table-cell>
          <table:table-cell office:value-type="float" office:value="0.259416506226594" calcext:value-type="float">
            <text:p>0.259416506226594</text:p>
          </table:table-cell>
          <table:table-cell office:value-type="float" office:value="0.238176895215524" calcext:value-type="float">
            <text:p>0.238176895215524</text:p>
          </table:table-cell>
          <table:table-cell office:value-type="float" office:value="0.244647137300515" calcext:value-type="float">
            <text:p>0.244647137300515</text:p>
          </table:table-cell>
          <table:table-cell office:value-type="float" office:value="0.0393586918364946" calcext:value-type="float">
            <text:p>0.039358691836495</text:p>
          </table:table-cell>
          <table:table-cell office:value-type="float" office:value="0.0355384766781606" calcext:value-type="float">
            <text:p>0.035538476678161</text:p>
          </table:table-cell>
          <table:table-cell office:value-type="float" office:value="0.029696076267483" calcext:value-type="float">
            <text:p>0.029696076267483</text:p>
          </table:table-cell>
          <table:table-cell office:value-type="float" office:value="0.049162968856756" calcext:value-type="float">
            <text:p>0.049162968856756</text:p>
          </table:table-cell>
          <table:table-cell table:number-columns-repeated="4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89656788674191" calcext:value-type="float">
            <text:p>0.389656788674191</text:p>
          </table:table-cell>
          <table:table-cell office:value-type="float" office:value="0.465910428811787" calcext:value-type="float">
            <text:p>0.465910428811787</text:p>
          </table:table-cell>
          <table:table-cell office:value-type="float" office:value="0.405401826325581" calcext:value-type="float">
            <text:p>0.405401826325581</text:p>
          </table:table-cell>
          <table:table-cell office:value-type="float" office:value="0.442740341045509" calcext:value-type="float">
            <text:p>0.442740341045509</text:p>
          </table:table-cell>
          <table:table-cell office:value-type="float" office:value="6.71567033608812" calcext:value-type="float">
            <text:p>6.71567033608812</text:p>
          </table:table-cell>
          <table:table-cell office:value-type="float" office:value="11.264749465176" calcext:value-type="float">
            <text:p>11.264749465176</text:p>
          </table:table-cell>
          <table:table-cell office:value-type="float" office:value="8.29028884455911" calcext:value-type="float">
            <text:p>8.29028884455911</text:p>
          </table:table-cell>
          <table:table-cell office:value-type="float" office:value="9.14723042309957" calcext:value-type="float">
            <text:p>9.14723042309957</text:p>
          </table:table-cell>
          <table:table-cell office:value-type="float" office:value="0.226335175973421" calcext:value-type="float">
            <text:p>0.226335175973421</text:p>
          </table:table-cell>
          <table:table-cell office:value-type="float" office:value="0.261203264110417" calcext:value-type="float">
            <text:p>0.261203264110417</text:p>
          </table:table-cell>
          <table:table-cell office:value-type="float" office:value="0.23702707520095" calcext:value-type="float">
            <text:p>0.23702707520095</text:p>
          </table:table-cell>
          <table:table-cell office:value-type="float" office:value="0.244334252449754" calcext:value-type="float">
            <text:p>0.244334252449754</text:p>
          </table:table-cell>
          <table:table-cell office:value-type="float" office:value="0.0376509905528462" calcext:value-type="float">
            <text:p>0.037650990552846</text:p>
          </table:table-cell>
          <table:table-cell office:value-type="float" office:value="0.0340628747966247" calcext:value-type="float">
            <text:p>0.034062874796625</text:p>
          </table:table-cell>
          <table:table-cell office:value-type="float" office:value="0.0288645349847231" calcext:value-type="float">
            <text:p>0.028864534984723</text:p>
          </table:table-cell>
          <table:table-cell office:value-type="float" office:value="0.0463083121737577" calcext:value-type="float">
            <text:p>0.046308312173758</text:p>
          </table:table-cell>
          <table:table-cell table:number-columns-repeated="4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95411472196663" calcext:value-type="float">
            <text:p>0.395411472196663</text:p>
          </table:table-cell>
          <table:table-cell office:value-type="float" office:value="0.465939018929437" calcext:value-type="float">
            <text:p>0.465939018929437</text:p>
          </table:table-cell>
          <table:table-cell office:value-type="float" office:value="0.407306777155709" calcext:value-type="float">
            <text:p>0.407306777155709</text:p>
          </table:table-cell>
          <table:table-cell office:value-type="float" office:value="0.448748071540672" calcext:value-type="float">
            <text:p>0.448748071540672</text:p>
          </table:table-cell>
          <table:table-cell office:value-type="float" office:value="7.10393192008943" calcext:value-type="float">
            <text:p>7.10393192008943</text:p>
          </table:table-cell>
          <table:table-cell office:value-type="float" office:value="11.282822986474" calcext:value-type="float">
            <text:p>11.282822986474</text:p>
          </table:table-cell>
          <table:table-cell office:value-type="float" office:value="8.02841975155324" calcext:value-type="float">
            <text:p>8.02841975155324</text:p>
          </table:table-cell>
          <table:table-cell office:value-type="float" office:value="9.49484657835193" calcext:value-type="float">
            <text:p>9.49484657835193</text:p>
          </table:table-cell>
          <table:table-cell office:value-type="float" office:value="0.233655607059504" calcext:value-type="float">
            <text:p>0.233655607059504</text:p>
          </table:table-cell>
          <table:table-cell office:value-type="float" office:value="0.264533156700678" calcext:value-type="float">
            <text:p>0.264533156700678</text:p>
          </table:table-cell>
          <table:table-cell office:value-type="float" office:value="0.241894204820593" calcext:value-type="float">
            <text:p>0.241894204820593</text:p>
          </table:table-cell>
          <table:table-cell office:value-type="float" office:value="0.251618212275683" calcext:value-type="float">
            <text:p>0.251618212275683</text:p>
          </table:table-cell>
          <table:table-cell office:value-type="float" office:value="0.0404625099664728" calcext:value-type="float">
            <text:p>0.040462509966473</text:p>
          </table:table-cell>
          <table:table-cell office:value-type="float" office:value="0.0375410269937428" calcext:value-type="float">
            <text:p>0.037541026993743</text:p>
          </table:table-cell>
          <table:table-cell office:value-type="float" office:value="0.0301483075019967" calcext:value-type="float">
            <text:p>0.030148307501997</text:p>
          </table:table-cell>
          <table:table-cell office:value-type="float" office:value="0.051966385943085" calcext:value-type="float">
            <text:p>0.051966385943085</text:p>
          </table:table-cell>
          <table:table-cell table:number-columns-repeated="4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9512684358789" calcext:value-type="float">
            <text:p>0.39512684358789</text:p>
          </table:table-cell>
          <table:table-cell office:value-type="float" office:value="0.469609153474431" calcext:value-type="float">
            <text:p>0.469609153474431</text:p>
          </table:table-cell>
          <table:table-cell office:value-type="float" office:value="0.408551129274894" calcext:value-type="float">
            <text:p>0.408551129274894</text:p>
          </table:table-cell>
          <table:table-cell office:value-type="float" office:value="0.452444649589243" calcext:value-type="float">
            <text:p>0.452444649589243</text:p>
          </table:table-cell>
          <table:table-cell office:value-type="float" office:value="7.25206135409478" calcext:value-type="float">
            <text:p>7.25206135409478</text:p>
          </table:table-cell>
          <table:table-cell office:value-type="float" office:value="12.068290478583" calcext:value-type="float">
            <text:p>12.068290478583</text:p>
          </table:table-cell>
          <table:table-cell office:value-type="float" office:value="8.75013891984171" calcext:value-type="float">
            <text:p>8.75013891984171</text:p>
          </table:table-cell>
          <table:table-cell office:value-type="float" office:value="10.1240788663938" calcext:value-type="float">
            <text:p>10.1240788663938</text:p>
          </table:table-cell>
          <table:table-cell office:value-type="float" office:value="0.237384647508893" calcext:value-type="float">
            <text:p>0.237384647508893</text:p>
          </table:table-cell>
          <table:table-cell office:value-type="float" office:value="0.271740580122252" calcext:value-type="float">
            <text:p>0.271740580122252</text:p>
          </table:table-cell>
          <table:table-cell office:value-type="float" office:value="0.245868446309921" calcext:value-type="float">
            <text:p>0.245868446309921</text:p>
          </table:table-cell>
          <table:table-cell office:value-type="float" office:value="0.258222930161299" calcext:value-type="float">
            <text:p>0.258222930161299</text:p>
          </table:table-cell>
          <table:table-cell office:value-type="float" office:value="0.0401913757452143" calcext:value-type="float">
            <text:p>0.040191375745214</text:p>
          </table:table-cell>
          <table:table-cell office:value-type="float" office:value="0.0372258446565677" calcext:value-type="float">
            <text:p>0.037225844656568</text:p>
          </table:table-cell>
          <table:table-cell office:value-type="float" office:value="0.0297985574834358" calcext:value-type="float">
            <text:p>0.029798557483436</text:p>
          </table:table-cell>
          <table:table-cell office:value-type="float" office:value="0.0518378837971157" calcext:value-type="float">
            <text:p>0.051837883797116</text:p>
          </table:table-cell>
          <table:table-cell table:number-columns-repeated="4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94443791399782" calcext:value-type="float">
            <text:p>0.394443791399782</text:p>
          </table:table-cell>
          <table:table-cell office:value-type="float" office:value="0.468453810393034" calcext:value-type="float">
            <text:p>0.468453810393034</text:p>
          </table:table-cell>
          <table:table-cell office:value-type="float" office:value="0.405667791529841" calcext:value-type="float">
            <text:p>0.405667791529841</text:p>
          </table:table-cell>
          <table:table-cell office:value-type="float" office:value="0.453440417286125" calcext:value-type="float">
            <text:p>0.453440417286125</text:p>
          </table:table-cell>
          <table:table-cell office:value-type="float" office:value="7.30155486120993" calcext:value-type="float">
            <text:p>7.30155486120993</text:p>
          </table:table-cell>
          <table:table-cell office:value-type="float" office:value="11.8034259329204" calcext:value-type="float">
            <text:p>11.8034259329204</text:p>
          </table:table-cell>
          <table:table-cell office:value-type="float" office:value="8.41833596231324" calcext:value-type="float">
            <text:p>8.41833596231324</text:p>
          </table:table-cell>
          <table:table-cell office:value-type="float" office:value="10.2571758555727" calcext:value-type="float">
            <text:p>10.2571758555727</text:p>
          </table:table-cell>
          <table:table-cell office:value-type="float" office:value="0.235331375044047" calcext:value-type="float">
            <text:p>0.235331375044047</text:p>
          </table:table-cell>
          <table:table-cell office:value-type="float" office:value="0.272410858188872" calcext:value-type="float">
            <text:p>0.272410858188872</text:p>
          </table:table-cell>
          <table:table-cell office:value-type="float" office:value="0.243477671576751" calcext:value-type="float">
            <text:p>0.243477671576751</text:p>
          </table:table-cell>
          <table:table-cell office:value-type="float" office:value="0.259310468447735" calcext:value-type="float">
            <text:p>0.259310468447735</text:p>
          </table:table-cell>
          <table:table-cell office:value-type="float" office:value="0.0348913860194998" calcext:value-type="float">
            <text:p>0.0348913860195</text:p>
          </table:table-cell>
          <table:table-cell office:value-type="float" office:value="0.0320376561799742" calcext:value-type="float">
            <text:p>0.032037656179974</text:p>
          </table:table-cell>
          <table:table-cell office:value-type="float" office:value="0.0265125425931834" calcext:value-type="float">
            <text:p>0.026512542593183</text:p>
          </table:table-cell>
          <table:table-cell office:value-type="float" office:value="0.0438140889985682" calcext:value-type="float">
            <text:p>0.043814088998568</text:p>
          </table:table-cell>
          <table:table-cell table:number-columns-repeated="4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88604928429639" calcext:value-type="float">
            <text:p>0.388604928429639</text:p>
          </table:table-cell>
          <table:table-cell office:value-type="float" office:value="0.468463409272201" calcext:value-type="float">
            <text:p>0.468463409272201</text:p>
          </table:table-cell>
          <table:table-cell office:value-type="float" office:value="0.403903962049282" calcext:value-type="float">
            <text:p>0.403903962049282</text:p>
          </table:table-cell>
          <table:table-cell office:value-type="float" office:value="0.44737609308899" calcext:value-type="float">
            <text:p>0.44737609308899</text:p>
          </table:table-cell>
          <table:table-cell office:value-type="float" office:value="7.22258742275125" calcext:value-type="float">
            <text:p>7.22258742275125</text:p>
          </table:table-cell>
          <table:table-cell office:value-type="float" office:value="11.3456114208463" calcext:value-type="float">
            <text:p>11.3456114208463</text:p>
          </table:table-cell>
          <table:table-cell office:value-type="float" office:value="8.81632315186429" calcext:value-type="float">
            <text:p>8.81632315186429</text:p>
          </table:table-cell>
          <table:table-cell office:value-type="float" office:value="9.25067549339234" calcext:value-type="float">
            <text:p>9.25067549339234</text:p>
          </table:table-cell>
          <table:table-cell office:value-type="float" office:value="0.233251107929191" calcext:value-type="float">
            <text:p>0.233251107929191</text:p>
          </table:table-cell>
          <table:table-cell office:value-type="float" office:value="0.266552406267767" calcext:value-type="float">
            <text:p>0.266552406267767</text:p>
          </table:table-cell>
          <table:table-cell office:value-type="float" office:value="0.243424273829654" calcext:value-type="float">
            <text:p>0.243424273829654</text:p>
          </table:table-cell>
          <table:table-cell office:value-type="float" office:value="0.250452326103189" calcext:value-type="float">
            <text:p>0.250452326103189</text:p>
          </table:table-cell>
          <table:table-cell office:value-type="float" office:value="0.0381060098978716" calcext:value-type="float">
            <text:p>0.038106009897872</text:p>
          </table:table-cell>
          <table:table-cell office:value-type="float" office:value="0.0349711262307598" calcext:value-type="float">
            <text:p>0.03497112623076</text:p>
          </table:table-cell>
          <table:table-cell office:value-type="float" office:value="0.0289719711801322" calcext:value-type="float">
            <text:p>0.028971971180132</text:p>
          </table:table-cell>
          <table:table-cell office:value-type="float" office:value="0.0477937985411883" calcext:value-type="float">
            <text:p>0.047793798541188</text:p>
          </table:table-cell>
          <table:table-cell table:number-columns-repeated="4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88031146978903" calcext:value-type="float">
            <text:p>0.388031146978903</text:p>
          </table:table-cell>
          <table:table-cell office:value-type="float" office:value="0.458885612616762" calcext:value-type="float">
            <text:p>0.458885612616762</text:p>
          </table:table-cell>
          <table:table-cell office:value-type="float" office:value="0.39899423733019" calcext:value-type="float">
            <text:p>0.39899423733019</text:p>
          </table:table-cell>
          <table:table-cell office:value-type="float" office:value="0.443978125401369" calcext:value-type="float">
            <text:p>0.443978125401369</text:p>
          </table:table-cell>
          <table:table-cell office:value-type="float" office:value="7.33198755149953" calcext:value-type="float">
            <text:p>7.33198755149953</text:p>
          </table:table-cell>
          <table:table-cell office:value-type="float" office:value="10.1794771201109" calcext:value-type="float">
            <text:p>10.1794771201109</text:p>
          </table:table-cell>
          <table:table-cell office:value-type="float" office:value="8.08287586702411" calcext:value-type="float">
            <text:p>8.08287586702411</text:p>
          </table:table-cell>
          <table:table-cell office:value-type="float" office:value="9.09348098720529" calcext:value-type="float">
            <text:p>9.09348098720529</text:p>
          </table:table-cell>
          <table:table-cell office:value-type="float" office:value="0.236129784972068" calcext:value-type="float">
            <text:p>0.236129784972068</text:p>
          </table:table-cell>
          <table:table-cell office:value-type="float" office:value="0.265703701280073" calcext:value-type="float">
            <text:p>0.265703701280073</text:p>
          </table:table-cell>
          <table:table-cell office:value-type="float" office:value="0.243591884815817" calcext:value-type="float">
            <text:p>0.243591884815817</text:p>
          </table:table-cell>
          <table:table-cell office:value-type="float" office:value="0.253911648899935" calcext:value-type="float">
            <text:p>0.253911648899935</text:p>
          </table:table-cell>
          <table:table-cell office:value-type="float" office:value="0.0393919948248827" calcext:value-type="float">
            <text:p>0.039391994824883</text:p>
          </table:table-cell>
          <table:table-cell office:value-type="float" office:value="0.0374402330276536" calcext:value-type="float">
            <text:p>0.037440233027654</text:p>
          </table:table-cell>
          <table:table-cell office:value-type="float" office:value="0.0308415830393015" calcext:value-type="float">
            <text:p>0.030841583039302</text:p>
          </table:table-cell>
          <table:table-cell office:value-type="float" office:value="0.0495340587731112" calcext:value-type="float">
            <text:p>0.049534058773111</text:p>
          </table:table-cell>
          <table:table-cell table:number-columns-repeated="4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9154952817923" calcext:value-type="float">
            <text:p>0.39154952817923</text:p>
          </table:table-cell>
          <table:table-cell office:value-type="float" office:value="0.460251450849557" calcext:value-type="float">
            <text:p>0.460251450849557</text:p>
          </table:table-cell>
          <table:table-cell office:value-type="float" office:value="0.403135315048235" calcext:value-type="float">
            <text:p>0.403135315048235</text:p>
          </table:table-cell>
          <table:table-cell office:value-type="float" office:value="0.445448377417665" calcext:value-type="float">
            <text:p>0.445448377417665</text:p>
          </table:table-cell>
          <table:table-cell office:value-type="float" office:value="7.20319564861134" calcext:value-type="float">
            <text:p>7.20319564861134</text:p>
          </table:table-cell>
          <table:table-cell office:value-type="float" office:value="10.5251846015179" calcext:value-type="float">
            <text:p>10.5251846015179</text:p>
          </table:table-cell>
          <table:table-cell office:value-type="float" office:value="8.02841975155324" calcext:value-type="float">
            <text:p>8.02841975155324</text:p>
          </table:table-cell>
          <table:table-cell office:value-type="float" office:value="9.29352180125911" calcext:value-type="float">
            <text:p>9.29352180125911</text:p>
          </table:table-cell>
          <table:table-cell office:value-type="float" office:value="0.238912742651726" calcext:value-type="float">
            <text:p>0.238912742651726</text:p>
          </table:table-cell>
          <table:table-cell office:value-type="float" office:value="0.270498048955747" calcext:value-type="float">
            <text:p>0.270498048955747</text:p>
          </table:table-cell>
          <table:table-cell office:value-type="float" office:value="0.24635770976102" calcext:value-type="float">
            <text:p>0.24635770976102</text:p>
          </table:table-cell>
          <table:table-cell office:value-type="float" office:value="0.258700641770874" calcext:value-type="float">
            <text:p>0.258700641770874</text:p>
          </table:table-cell>
          <table:table-cell office:value-type="float" office:value="0.0336617199992302" calcext:value-type="float">
            <text:p>0.03366171999923</text:p>
          </table:table-cell>
          <table:table-cell office:value-type="float" office:value="0.0307925311779566" calcext:value-type="float">
            <text:p>0.030792531177957</text:p>
          </table:table-cell>
          <table:table-cell office:value-type="float" office:value="0.0272607016054409" calcext:value-type="float">
            <text:p>0.027260701605441</text:p>
          </table:table-cell>
          <table:table-cell office:value-type="float" office:value="0.0398773473816649" calcext:value-type="float">
            <text:p>0.039877347381665</text:p>
          </table:table-cell>
          <table:table-cell table:number-columns-repeated="4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91772529682971" calcext:value-type="float">
            <text:p>0.391772529682971</text:p>
          </table:table-cell>
          <table:table-cell office:value-type="float" office:value="0.461992551439518" calcext:value-type="float">
            <text:p>0.461992551439518</text:p>
          </table:table-cell>
          <table:table-cell office:value-type="float" office:value="0.401662115918884" calcext:value-type="float">
            <text:p>0.401662115918884</text:p>
          </table:table-cell>
          <table:table-cell office:value-type="float" office:value="0.450948805612544" calcext:value-type="float">
            <text:p>0.450948805612544</text:p>
          </table:table-cell>
          <table:table-cell office:value-type="float" office:value="6.84713422572321" calcext:value-type="float">
            <text:p>6.84713422572321</text:p>
          </table:table-cell>
          <table:table-cell office:value-type="float" office:value="10.2937391121709" calcext:value-type="float">
            <text:p>10.2937391121709</text:p>
          </table:table-cell>
          <table:table-cell office:value-type="float" office:value="7.64886660005636" calcext:value-type="float">
            <text:p>7.64886660005636</text:p>
          </table:table-cell>
          <table:table-cell office:value-type="float" office:value="9.34837902802794" calcext:value-type="float">
            <text:p>9.34837902802794</text:p>
          </table:table-cell>
          <table:table-cell office:value-type="float" office:value="0.237254451367676" calcext:value-type="float">
            <text:p>0.237254451367676</text:p>
          </table:table-cell>
          <table:table-cell office:value-type="float" office:value="0.272237449559011" calcext:value-type="float">
            <text:p>0.272237449559011</text:p>
          </table:table-cell>
          <table:table-cell office:value-type="float" office:value="0.244530565288479" calcext:value-type="float">
            <text:p>0.244530565288479</text:p>
          </table:table-cell>
          <table:table-cell office:value-type="float" office:value="0.260530278198648" calcext:value-type="float">
            <text:p>0.260530278198648</text:p>
          </table:table-cell>
          <table:table-cell office:value-type="float" office:value="0.0353119799065916" calcext:value-type="float">
            <text:p>0.035311979906592</text:p>
          </table:table-cell>
          <table:table-cell office:value-type="float" office:value="0.0343583236854261" calcext:value-type="float">
            <text:p>0.034358323685426</text:p>
          </table:table-cell>
          <table:table-cell office:value-type="float" office:value="0.0294945865806512" calcext:value-type="float">
            <text:p>0.029494586580651</text:p>
          </table:table-cell>
          <table:table-cell office:value-type="float" office:value="0.04255790972865" calcext:value-type="float">
            <text:p>0.04255790972865</text:p>
          </table:table-cell>
          <table:table-cell table:number-columns-repeated="4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87988294530578" calcext:value-type="float">
            <text:p>0.387988294530578</text:p>
          </table:table-cell>
          <table:table-cell office:value-type="float" office:value="0.462029161138077" calcext:value-type="float">
            <text:p>0.462029161138077</text:p>
          </table:table-cell>
          <table:table-cell office:value-type="float" office:value="0.40127605668912" calcext:value-type="float">
            <text:p>0.40127605668912</text:p>
          </table:table-cell>
          <table:table-cell office:value-type="float" office:value="0.443903875635575" calcext:value-type="float">
            <text:p>0.443903875635575</text:p>
          </table:table-cell>
          <table:table-cell office:value-type="float" office:value="6.90161719133793" calcext:value-type="float">
            <text:p>6.90161719133793</text:p>
          </table:table-cell>
          <table:table-cell office:value-type="float" office:value="11.0272199827831" calcext:value-type="float">
            <text:p>11.0272199827831</text:p>
          </table:table-cell>
          <table:table-cell office:value-type="float" office:value="7.79172218041872" calcext:value-type="float">
            <text:p>7.79172218041872</text:p>
          </table:table-cell>
          <table:table-cell office:value-type="float" office:value="9.30634557123112" calcext:value-type="float">
            <text:p>9.30634557123112</text:p>
          </table:table-cell>
          <table:table-cell office:value-type="float" office:value="0.240248530699855" calcext:value-type="float">
            <text:p>0.240248530699855</text:p>
          </table:table-cell>
          <table:table-cell office:value-type="float" office:value="0.277844798652568" calcext:value-type="float">
            <text:p>0.277844798652568</text:p>
          </table:table-cell>
          <table:table-cell office:value-type="float" office:value="0.249726775689492" calcext:value-type="float">
            <text:p>0.249726775689492</text:p>
          </table:table-cell>
          <table:table-cell office:value-type="float" office:value="0.262729706727982" calcext:value-type="float">
            <text:p>0.262729706727982</text:p>
          </table:table-cell>
          <table:table-cell office:value-type="float" office:value="0.0378318636176841" calcext:value-type="float">
            <text:p>0.037831863617684</text:p>
          </table:table-cell>
          <table:table-cell office:value-type="float" office:value="0.033013867038598" calcext:value-type="float">
            <text:p>0.033013867038598</text:p>
          </table:table-cell>
          <table:table-cell office:value-type="float" office:value="0.0285309613157479" calcext:value-type="float">
            <text:p>0.028530961315748</text:p>
          </table:table-cell>
          <table:table-cell office:value-type="float" office:value="0.0461025357230518" calcext:value-type="float">
            <text:p>0.046102535723052</text:p>
          </table:table-cell>
          <table:table-cell table:number-columns-repeated="4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92806937445227" calcext:value-type="float">
            <text:p>0.392806937445227</text:p>
          </table:table-cell>
          <table:table-cell office:value-type="float" office:value="0.463536878960266" calcext:value-type="float">
            <text:p>0.463536878960266</text:p>
          </table:table-cell>
          <table:table-cell office:value-type="float" office:value="0.403473560316527" calcext:value-type="float">
            <text:p>0.403473560316527</text:p>
          </table:table-cell>
          <table:table-cell office:value-type="float" office:value="0.448883587084491" calcext:value-type="float">
            <text:p>0.448883587084491</text:p>
          </table:table-cell>
          <table:table-cell office:value-type="float" office:value="6.77985818158278" calcext:value-type="float">
            <text:p>6.77985818158278</text:p>
          </table:table-cell>
          <table:table-cell office:value-type="float" office:value="11.2064570636726" calcext:value-type="float">
            <text:p>11.2064570636726</text:p>
          </table:table-cell>
          <table:table-cell office:value-type="float" office:value="7.73619987337235" calcext:value-type="float">
            <text:p>7.73619987337235</text:p>
          </table:table-cell>
          <table:table-cell office:value-type="float" office:value="9.41477729138043" calcext:value-type="float">
            <text:p>9.41477729138043</text:p>
          </table:table-cell>
          <table:table-cell office:value-type="float" office:value="0.233039512761609" calcext:value-type="float">
            <text:p>0.233039512761609</text:p>
          </table:table-cell>
          <table:table-cell office:value-type="float" office:value="0.26145915974381" calcext:value-type="float">
            <text:p>0.26145915974381</text:p>
          </table:table-cell>
          <table:table-cell office:value-type="float" office:value="0.239853355177208" calcext:value-type="float">
            <text:p>0.239853355177208</text:p>
          </table:table-cell>
          <table:table-cell office:value-type="float" office:value="0.250714289121617" calcext:value-type="float">
            <text:p>0.250714289121617</text:p>
          </table:table-cell>
          <table:table-cell office:value-type="float" office:value="0.0364064942112299" calcext:value-type="float">
            <text:p>0.03640649421123</text:p>
          </table:table-cell>
          <table:table-cell office:value-type="float" office:value="0.03487399828385" calcext:value-type="float">
            <text:p>0.03487399828385</text:p>
          </table:table-cell>
          <table:table-cell office:value-type="float" office:value="0.029204832626042" calcext:value-type="float">
            <text:p>0.029204832626042</text:p>
          </table:table-cell>
          <table:table-cell office:value-type="float" office:value="0.045059213803735" calcext:value-type="float">
            <text:p>0.045059213803735</text:p>
          </table:table-cell>
          <table:table-cell table:number-columns-repeated="4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94617982035399" calcext:value-type="float">
            <text:p>0.394617982035399</text:p>
          </table:table-cell>
          <table:table-cell office:value-type="float" office:value="0.46618969925334" calcext:value-type="float">
            <text:p>0.46618969925334</text:p>
          </table:table-cell>
          <table:table-cell office:value-type="float" office:value="0.404722198181692" calcext:value-type="float">
            <text:p>0.404722198181692</text:p>
          </table:table-cell>
          <table:table-cell office:value-type="float" office:value="0.453210006193071" calcext:value-type="float">
            <text:p>0.453210006193071</text:p>
          </table:table-cell>
          <table:table-cell office:value-type="float" office:value="7.09951337553582" calcext:value-type="float">
            <text:p>7.09951337553582</text:p>
          </table:table-cell>
          <table:table-cell office:value-type="float" office:value="11.0024095781086" calcext:value-type="float">
            <text:p>11.0024095781086</text:p>
          </table:table-cell>
          <table:table-cell office:value-type="float" office:value="7.99287409747724" calcext:value-type="float">
            <text:p>7.99287409747724</text:p>
          </table:table-cell>
          <table:table-cell office:value-type="float" office:value="9.38562677487728" calcext:value-type="float">
            <text:p>9.38562677487728</text:p>
          </table:table-cell>
          <table:table-cell office:value-type="float" office:value="0.237137410848377" calcext:value-type="float">
            <text:p>0.237137410848377</text:p>
          </table:table-cell>
          <table:table-cell office:value-type="float" office:value="0.268658024287544" calcext:value-type="float">
            <text:p>0.268658024287544</text:p>
          </table:table-cell>
          <table:table-cell office:value-type="float" office:value="0.244000643481785" calcext:value-type="float">
            <text:p>0.244000643481785</text:p>
          </table:table-cell>
          <table:table-cell office:value-type="float" office:value="0.257623931568663" calcext:value-type="float">
            <text:p>0.257623931568663</text:p>
          </table:table-cell>
          <table:table-cell office:value-type="float" office:value="0.0394860748669914" calcext:value-type="float">
            <text:p>0.039486074866991</text:p>
          </table:table-cell>
          <table:table-cell office:value-type="float" office:value="0.0378157954316987" calcext:value-type="float">
            <text:p>0.037815795431699</text:p>
          </table:table-cell>
          <table:table-cell office:value-type="float" office:value="0.0304969183029855" calcext:value-type="float">
            <text:p>0.030496918302986</text:p>
          </table:table-cell>
          <table:table-cell office:value-type="float" office:value="0.050641079311183" calcext:value-type="float">
            <text:p>0.050641079311183</text:p>
          </table:table-cell>
          <table:table-cell table:number-columns-repeated="4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93466453783494" calcext:value-type="float">
            <text:p>0.393466453783494</text:p>
          </table:table-cell>
          <table:table-cell office:value-type="float" office:value="0.470330772759831" calcext:value-type="float">
            <text:p>0.470330772759831</text:p>
          </table:table-cell>
          <table:table-cell office:value-type="float" office:value="0.404163727055741" calcext:value-type="float">
            <text:p>0.404163727055741</text:p>
          </table:table-cell>
          <table:table-cell office:value-type="float" office:value="0.455253225288971" calcext:value-type="float">
            <text:p>0.455253225288971</text:p>
          </table:table-cell>
          <table:table-cell office:value-type="float" office:value="7.00901935152738" calcext:value-type="float">
            <text:p>7.00901935152738</text:p>
          </table:table-cell>
          <table:table-cell office:value-type="float" office:value="12.2318657332764" calcext:value-type="float">
            <text:p>12.2318657332764</text:p>
          </table:table-cell>
          <table:table-cell office:value-type="float" office:value="8.15732198680744" calcext:value-type="float">
            <text:p>8.15732198680744</text:p>
          </table:table-cell>
          <table:table-cell office:value-type="float" office:value="10.231728553454" calcext:value-type="float">
            <text:p>10.231728553454</text:p>
          </table:table-cell>
          <table:table-cell office:value-type="float" office:value="0.237456182701367" calcext:value-type="float">
            <text:p>0.237456182701367</text:p>
          </table:table-cell>
          <table:table-cell office:value-type="float" office:value="0.268734830496957" calcext:value-type="float">
            <text:p>0.268734830496957</text:p>
          </table:table-cell>
          <table:table-cell office:value-type="float" office:value="0.2450018496643" calcext:value-type="float">
            <text:p>0.2450018496643</text:p>
          </table:table-cell>
          <table:table-cell office:value-type="float" office:value="0.25660528979779" calcext:value-type="float">
            <text:p>0.25660528979779</text:p>
          </table:table-cell>
          <table:table-cell office:value-type="float" office:value="0.04026020498224" calcext:value-type="float">
            <text:p>0.04026020498224</text:p>
          </table:table-cell>
          <table:table-cell office:value-type="float" office:value="0.0378353328616341" calcext:value-type="float">
            <text:p>0.037835332861634</text:p>
          </table:table-cell>
          <table:table-cell office:value-type="float" office:value="0.0302686878120767" calcext:value-type="float">
            <text:p>0.030268687812077</text:p>
          </table:table-cell>
          <table:table-cell office:value-type="float" office:value="0.0521378687877985" calcext:value-type="float">
            <text:p>0.052137868787799</text:p>
          </table:table-cell>
          <table:table-cell table:number-columns-repeated="4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89631605568266" calcext:value-type="float">
            <text:p>0.389631605568266</text:p>
          </table:table-cell>
          <table:table-cell office:value-type="float" office:value="0.460757165363404" calcext:value-type="float">
            <text:p>0.460757165363404</text:p>
          </table:table-cell>
          <table:table-cell office:value-type="float" office:value="0.403308606024663" calcext:value-type="float">
            <text:p>0.403308606024663</text:p>
          </table:table-cell>
          <table:table-cell office:value-type="float" office:value="0.442284261168909" calcext:value-type="float">
            <text:p>0.442284261168909</text:p>
          </table:table-cell>
          <table:table-cell office:value-type="float" office:value="6.67699172374807" calcext:value-type="float">
            <text:p>6.67699172374807</text:p>
          </table:table-cell>
          <table:table-cell office:value-type="float" office:value="10.8015931682002" calcext:value-type="float">
            <text:p>10.8015931682002</text:p>
          </table:table-cell>
          <table:table-cell office:value-type="float" office:value="7.90475316820785" calcext:value-type="float">
            <text:p>7.90475316820785</text:p>
          </table:table-cell>
          <table:table-cell office:value-type="float" office:value="9.14639170942572" calcext:value-type="float">
            <text:p>9.14639170942572</text:p>
          </table:table-cell>
          <table:table-cell office:value-type="float" office:value="0.233858959117443" calcext:value-type="float">
            <text:p>0.233858959117443</text:p>
          </table:table-cell>
          <table:table-cell office:value-type="float" office:value="0.26400952293655" calcext:value-type="float">
            <text:p>0.26400952293655</text:p>
          </table:table-cell>
          <table:table-cell office:value-type="float" office:value="0.24256806588762" calcext:value-type="float">
            <text:p>0.24256806588762</text:p>
          </table:table-cell>
          <table:table-cell office:value-type="float" office:value="0.25032168906627" calcext:value-type="float">
            <text:p>0.25032168906627</text:p>
          </table:table-cell>
          <table:table-cell office:value-type="float" office:value="0.0357021200451121" calcext:value-type="float">
            <text:p>0.035702120045112</text:p>
          </table:table-cell>
          <table:table-cell office:value-type="float" office:value="0.0324150902348811" calcext:value-type="float">
            <text:p>0.032415090234881</text:p>
          </table:table-cell>
          <table:table-cell office:value-type="float" office:value="0.0272524087399777" calcext:value-type="float">
            <text:p>0.027252408739978</text:p>
          </table:table-cell>
          <table:table-cell office:value-type="float" office:value="0.0443484180440792" calcext:value-type="float">
            <text:p>0.044348418044079</text:p>
          </table:table-cell>
          <table:table-cell table:number-columns-repeated="4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93035577055347" calcext:value-type="float">
            <text:p>0.393035577055347</text:p>
          </table:table-cell>
          <table:table-cell office:value-type="float" office:value="0.459870758415776" calcext:value-type="float">
            <text:p>0.459870758415776</text:p>
          </table:table-cell>
          <table:table-cell office:value-type="float" office:value="0.403287513376502" calcext:value-type="float">
            <text:p>0.403287513376502</text:p>
          </table:table-cell>
          <table:table-cell office:value-type="float" office:value="0.445812558034438" calcext:value-type="float">
            <text:p>0.445812558034438</text:p>
          </table:table-cell>
          <table:table-cell office:value-type="float" office:value="6.97528742494413" calcext:value-type="float">
            <text:p>6.97528742494413</text:p>
          </table:table-cell>
          <table:table-cell office:value-type="float" office:value="10.5936511044337" calcext:value-type="float">
            <text:p>10.5936511044337</text:p>
          </table:table-cell>
          <table:table-cell office:value-type="float" office:value="8.02510964204189" calcext:value-type="float">
            <text:p>8.02510964204189</text:p>
          </table:table-cell>
          <table:table-cell office:value-type="float" office:value="9.47672887494911" calcext:value-type="float">
            <text:p>9.47672887494911</text:p>
          </table:table-cell>
          <table:table-cell office:value-type="float" office:value="0.22775506925659" calcext:value-type="float">
            <text:p>0.22775506925659</text:p>
          </table:table-cell>
          <table:table-cell office:value-type="float" office:value="0.251320646969443" calcext:value-type="float">
            <text:p>0.251320646969443</text:p>
          </table:table-cell>
          <table:table-cell office:value-type="float" office:value="0.233994043317296" calcext:value-type="float">
            <text:p>0.233994043317296</text:p>
          </table:table-cell>
          <table:table-cell office:value-type="float" office:value="0.241620571310818" calcext:value-type="float">
            <text:p>0.241620571310818</text:p>
          </table:table-cell>
          <table:table-cell office:value-type="float" office:value="0.0337833257687727" calcext:value-type="float">
            <text:p>0.033783325768773</text:p>
          </table:table-cell>
          <table:table-cell office:value-type="float" office:value="0.0331777380909988" calcext:value-type="float">
            <text:p>0.033177738090999</text:p>
          </table:table-cell>
          <table:table-cell office:value-type="float" office:value="0.0271202632306793" calcext:value-type="float">
            <text:p>0.027120263230679</text:p>
          </table:table-cell>
          <table:table-cell office:value-type="float" office:value="0.0425899078962205" calcext:value-type="float">
            <text:p>0.042589907896221</text:p>
          </table:table-cell>
          <table:table-cell table:number-columns-repeated="4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91069701516607" calcext:value-type="float">
            <text:p>0.391069701516607</text:p>
          </table:table-cell>
          <table:table-cell office:value-type="float" office:value="0.461825514640097" calcext:value-type="float">
            <text:p>0.461825514640097</text:p>
          </table:table-cell>
          <table:table-cell office:value-type="float" office:value="0.402025842993694" calcext:value-type="float">
            <text:p>0.402025842993694</text:p>
          </table:table-cell>
          <table:table-cell office:value-type="float" office:value="0.448110841927241" calcext:value-type="float">
            <text:p>0.448110841927241</text:p>
          </table:table-cell>
          <table:table-cell office:value-type="float" office:value="6.83777370527265" calcext:value-type="float">
            <text:p>6.83777370527265</text:p>
          </table:table-cell>
          <table:table-cell office:value-type="float" office:value="10.9688788023327" calcext:value-type="float">
            <text:p>10.9688788023327</text:p>
          </table:table-cell>
          <table:table-cell office:value-type="float" office:value="7.95831154807732" calcext:value-type="float">
            <text:p>7.95831154807732</text:p>
          </table:table-cell>
          <table:table-cell office:value-type="float" office:value="9.79152937710199" calcext:value-type="float">
            <text:p>9.79152937710199</text:p>
          </table:table-cell>
          <table:table-cell office:value-type="float" office:value="0.226589992280988" calcext:value-type="float">
            <text:p>0.226589992280988</text:p>
          </table:table-cell>
          <table:table-cell office:value-type="float" office:value="0.251627182092586" calcext:value-type="float">
            <text:p>0.251627182092586</text:p>
          </table:table-cell>
          <table:table-cell office:value-type="float" office:value="0.23327936810366" calcext:value-type="float">
            <text:p>0.23327936810366</text:p>
          </table:table-cell>
          <table:table-cell office:value-type="float" office:value="0.241189264310208" calcext:value-type="float">
            <text:p>0.241189264310208</text:p>
          </table:table-cell>
          <table:table-cell office:value-type="float" office:value="0.0336702481122425" calcext:value-type="float">
            <text:p>0.033670248112243</text:p>
          </table:table-cell>
          <table:table-cell office:value-type="float" office:value="0.0325689736707039" calcext:value-type="float">
            <text:p>0.032568973670704</text:p>
          </table:table-cell>
          <table:table-cell office:value-type="float" office:value="0.0257624676737021" calcext:value-type="float">
            <text:p>0.025762467673702</text:p>
          </table:table-cell>
          <table:table-cell office:value-type="float" office:value="0.0437264922089774" calcext:value-type="float">
            <text:p>0.043726492208977</text:p>
          </table:table-cell>
          <table:table-cell table:number-columns-repeated="4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89961827194267" calcext:value-type="float">
            <text:p>0.389961827194267</text:p>
          </table:table-cell>
          <table:table-cell office:value-type="float" office:value="0.462181176912488" calcext:value-type="float">
            <text:p>0.462181176912488</text:p>
          </table:table-cell>
          <table:table-cell office:value-type="float" office:value="0.399661173021472" calcext:value-type="float">
            <text:p>0.399661173021472</text:p>
          </table:table-cell>
          <table:table-cell office:value-type="float" office:value="0.451208145488204" calcext:value-type="float">
            <text:p>0.451208145488204</text:p>
          </table:table-cell>
          <table:table-cell office:value-type="float" office:value="6.62355456503235" calcext:value-type="float">
            <text:p>6.62355456503235</text:p>
          </table:table-cell>
          <table:table-cell office:value-type="float" office:value="11.432073463351" calcext:value-type="float">
            <text:p>11.432073463351</text:p>
          </table:table-cell>
          <table:table-cell office:value-type="float" office:value="7.57778033669923" calcext:value-type="float">
            <text:p>7.57778033669923</text:p>
          </table:table-cell>
          <table:table-cell office:value-type="float" office:value="9.89055621641751" calcext:value-type="float">
            <text:p>9.89055621641751</text:p>
          </table:table-cell>
          <table:table-cell office:value-type="float" office:value="0.225822472764624" calcext:value-type="float">
            <text:p>0.225822472764624</text:p>
          </table:table-cell>
          <table:table-cell office:value-type="float" office:value="0.251333446810659" calcext:value-type="float">
            <text:p>0.251333446810659</text:p>
          </table:table-cell>
          <table:table-cell office:value-type="float" office:value="0.232779558848311" calcext:value-type="float">
            <text:p>0.232779558848311</text:p>
          </table:table-cell>
          <table:table-cell office:value-type="float" office:value="0.24034048843743" calcext:value-type="float">
            <text:p>0.24034048843743</text:p>
          </table:table-cell>
          <table:table-cell office:value-type="float" office:value="0.0349199252547125" calcext:value-type="float">
            <text:p>0.034919925254713</text:p>
          </table:table-cell>
          <table:table-cell office:value-type="float" office:value="0.034162492585893" calcext:value-type="float">
            <text:p>0.034162492585893</text:p>
          </table:table-cell>
          <table:table-cell office:value-type="float" office:value="0.0269439909356446" calcext:value-type="float">
            <text:p>0.026943990935645</text:p>
          </table:table-cell>
          <table:table-cell office:value-type="float" office:value="0.0455205259783027" calcext:value-type="float">
            <text:p>0.045520525978303</text:p>
          </table:table-cell>
          <table:table-cell table:number-columns-repeated="4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95255774772416" calcext:value-type="float">
            <text:p>0.395255774772416</text:p>
          </table:table-cell>
          <table:table-cell office:value-type="float" office:value="0.471980711317976" calcext:value-type="float">
            <text:p>0.471980711317976</text:p>
          </table:table-cell>
          <table:table-cell office:value-type="float" office:value="0.405071208369035" calcext:value-type="float">
            <text:p>0.405071208369035</text:p>
          </table:table-cell>
          <table:table-cell office:value-type="float" office:value="0.459336516317077" calcext:value-type="float">
            <text:p>0.459336516317077</text:p>
          </table:table-cell>
          <table:table-cell office:value-type="float" office:value="7.02397677445964" calcext:value-type="float">
            <text:p>7.02397677445964</text:p>
          </table:table-cell>
          <table:table-cell office:value-type="float" office:value="12.0628218311431" calcext:value-type="float">
            <text:p>12.0628218311431</text:p>
          </table:table-cell>
          <table:table-cell office:value-type="float" office:value="8.36669973943766" calcext:value-type="float">
            <text:p>8.36669973943766</text:p>
          </table:table-cell>
          <table:table-cell office:value-type="float" office:value="9.78297781559714" calcext:value-type="float">
            <text:p>9.78297781559714</text:p>
          </table:table-cell>
          <table:table-cell office:value-type="float" office:value="0.224187794246606" calcext:value-type="float">
            <text:p>0.224187794246606</text:p>
          </table:table-cell>
          <table:table-cell office:value-type="float" office:value="0.257757046060386" calcext:value-type="float">
            <text:p>0.257757046060386</text:p>
          </table:table-cell>
          <table:table-cell office:value-type="float" office:value="0.232401658033825" calcext:value-type="float">
            <text:p>0.232401658033825</text:p>
          </table:table-cell>
          <table:table-cell office:value-type="float" office:value="0.244481846100967" calcext:value-type="float">
            <text:p>0.244481846100967</text:p>
          </table:table-cell>
          <table:table-cell office:value-type="float" office:value="0.0335575574451412" calcext:value-type="float">
            <text:p>0.033557557445141</text:p>
          </table:table-cell>
          <table:table-cell office:value-type="float" office:value="0.0337132212348508" calcext:value-type="float">
            <text:p>0.033713221234851</text:p>
          </table:table-cell>
          <table:table-cell office:value-type="float" office:value="0.025320898483678" calcext:value-type="float">
            <text:p>0.025320898483678</text:p>
          </table:table-cell>
          <table:table-cell office:value-type="float" office:value="0.0452814244479299" calcext:value-type="float">
            <text:p>0.04528142444793</text:p>
          </table:table-cell>
          <table:table-cell table:number-columns-repeated="4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94890516036718" calcext:value-type="float">
            <text:p>0.394890516036718</text:p>
          </table:table-cell>
          <table:table-cell office:value-type="float" office:value="0.46696516707524" calcext:value-type="float">
            <text:p>0.46696516707524</text:p>
          </table:table-cell>
          <table:table-cell office:value-type="float" office:value="0.403394765605391" calcext:value-type="float">
            <text:p>0.403394765605391</text:p>
          </table:table-cell>
          <table:table-cell office:value-type="float" office:value="0.45648036662092" calcext:value-type="float">
            <text:p>0.45648036662092</text:p>
          </table:table-cell>
          <table:table-cell office:value-type="float" office:value="6.9098886429018" calcext:value-type="float">
            <text:p>6.9098886429018</text:p>
          </table:table-cell>
          <table:table-cell office:value-type="float" office:value="11.6871311554805" calcext:value-type="float">
            <text:p>11.6871311554805</text:p>
          </table:table-cell>
          <table:table-cell office:value-type="float" office:value="7.83717954121401" calcext:value-type="float">
            <text:p>7.83717954121401</text:p>
          </table:table-cell>
          <table:table-cell office:value-type="float" office:value="9.85978083492004" calcext:value-type="float">
            <text:p>9.85978083492004</text:p>
          </table:table-cell>
          <table:table-cell office:value-type="float" office:value="0.230040154376044" calcext:value-type="float">
            <text:p>0.230040154376044</text:p>
          </table:table-cell>
          <table:table-cell office:value-type="float" office:value="0.261894945742425" calcext:value-type="float">
            <text:p>0.261894945742425</text:p>
          </table:table-cell>
          <table:table-cell office:value-type="float" office:value="0.236517340700922" calcext:value-type="float">
            <text:p>0.236517340700922</text:p>
          </table:table-cell>
          <table:table-cell office:value-type="float" office:value="0.251488968889276" calcext:value-type="float">
            <text:p>0.251488968889276</text:p>
          </table:table-cell>
          <table:table-cell office:value-type="float" office:value="0.0385671863986918" calcext:value-type="float">
            <text:p>0.038567186398692</text:p>
          </table:table-cell>
          <table:table-cell office:value-type="float" office:value="0.0367298148751391" calcext:value-type="float">
            <text:p>0.036729814875139</text:p>
          </table:table-cell>
          <table:table-cell office:value-type="float" office:value="0.028873869446273" calcext:value-type="float">
            <text:p>0.028873869446273</text:p>
          </table:table-cell>
          <table:table-cell office:value-type="float" office:value="0.0504833819228791" calcext:value-type="float">
            <text:p>0.050483381922879</text:p>
          </table:table-cell>
          <table:table-cell table:number-columns-repeated="4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95192646571174" calcext:value-type="float">
            <text:p>0.395192646571174</text:p>
          </table:table-cell>
          <table:table-cell office:value-type="float" office:value="0.470908271578092" calcext:value-type="float">
            <text:p>0.470908271578092</text:p>
          </table:table-cell>
          <table:table-cell office:value-type="float" office:value="0.404559878667422" calcext:value-type="float">
            <text:p>0.404559878667422</text:p>
          </table:table-cell>
          <table:table-cell office:value-type="float" office:value="0.459234354235936" calcext:value-type="float">
            <text:p>0.459234354235936</text:p>
          </table:table-cell>
          <table:table-cell office:value-type="float" office:value="6.57380480344187" calcext:value-type="float">
            <text:p>6.57380480344187</text:p>
          </table:table-cell>
          <table:table-cell office:value-type="float" office:value="11.7520749621362" calcext:value-type="float">
            <text:p>11.7520749621362</text:p>
          </table:table-cell>
          <table:table-cell office:value-type="float" office:value="7.34672860142749" calcext:value-type="float">
            <text:p>7.34672860142749</text:p>
          </table:table-cell>
          <table:table-cell office:value-type="float" office:value="10.3064690316394" calcext:value-type="float">
            <text:p>10.3064690316394</text:p>
          </table:table-cell>
          <table:table-cell office:value-type="float" office:value="0.23146559461207" calcext:value-type="float">
            <text:p>0.23146559461207</text:p>
          </table:table-cell>
          <table:table-cell office:value-type="float" office:value="0.262762832103742" calcext:value-type="float">
            <text:p>0.262762832103742</text:p>
          </table:table-cell>
          <table:table-cell office:value-type="float" office:value="0.237486058216744" calcext:value-type="float">
            <text:p>0.237486058216744</text:p>
          </table:table-cell>
          <table:table-cell office:value-type="float" office:value="0.25304564542535" calcext:value-type="float">
            <text:p>0.25304564542535</text:p>
          </table:table-cell>
          <table:table-cell office:value-type="float" office:value="0.0337146967108334" calcext:value-type="float">
            <text:p>0.033714696710834</text:p>
          </table:table-cell>
          <table:table-cell office:value-type="float" office:value="0.0348725772862497" calcext:value-type="float">
            <text:p>0.03487257728625</text:p>
          </table:table-cell>
          <table:table-cell office:value-type="float" office:value="0.0262217179554296" calcext:value-type="float">
            <text:p>0.02622171795543</text:p>
          </table:table-cell>
          <table:table-cell office:value-type="float" office:value="0.0454844555059735" calcext:value-type="float">
            <text:p>0.045484455505974</text:p>
          </table:table-cell>
          <table:table-cell table:number-columns-repeated="4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96675468818913" calcext:value-type="float">
            <text:p>0.396675468818913</text:p>
          </table:table-cell>
          <table:table-cell office:value-type="float" office:value="0.474662154011439" calcext:value-type="float">
            <text:p>0.474662154011439</text:p>
          </table:table-cell>
          <table:table-cell office:value-type="float" office:value="0.404883635253536" calcext:value-type="float">
            <text:p>0.404883635253536</text:p>
          </table:table-cell>
          <table:table-cell office:value-type="float" office:value="0.464300461612154" calcext:value-type="float">
            <text:p>0.464300461612154</text:p>
          </table:table-cell>
          <table:table-cell office:value-type="float" office:value="6.90283189939528" calcext:value-type="float">
            <text:p>6.90283189939528</text:p>
          </table:table-cell>
          <table:table-cell office:value-type="float" office:value="11.4833212406461" calcext:value-type="float">
            <text:p>11.4833212406461</text:p>
          </table:table-cell>
          <table:table-cell office:value-type="float" office:value="7.44235802215442" calcext:value-type="float">
            <text:p>7.44235802215442</text:p>
          </table:table-cell>
          <table:table-cell office:value-type="float" office:value="10.2444039476114" calcext:value-type="float">
            <text:p>10.2444039476114</text:p>
          </table:table-cell>
          <table:table-cell office:value-type="float" office:value="0.234137629186603" calcext:value-type="float">
            <text:p>0.234137629186603</text:p>
          </table:table-cell>
          <table:table-cell office:value-type="float" office:value="0.268911130782461" calcext:value-type="float">
            <text:p>0.268911130782461</text:p>
          </table:table-cell>
          <table:table-cell office:value-type="float" office:value="0.240144906706339" calcext:value-type="float">
            <text:p>0.240144906706339</text:p>
          </table:table-cell>
          <table:table-cell office:value-type="float" office:value="0.259051851251836" calcext:value-type="float">
            <text:p>0.259051851251836</text:p>
          </table:table-cell>
          <table:table-cell office:value-type="float" office:value="0.0343487093735813" calcext:value-type="float">
            <text:p>0.034348709373581</text:p>
          </table:table-cell>
          <table:table-cell office:value-type="float" office:value="0.0332470492472213" calcext:value-type="float">
            <text:p>0.033247049247221</text:p>
          </table:table-cell>
          <table:table-cell office:value-type="float" office:value="0.0267857046869961" calcext:value-type="float">
            <text:p>0.026785704686996</text:p>
          </table:table-cell>
          <table:table-cell office:value-type="float" office:value="0.0440924206518791" calcext:value-type="float">
            <text:p>0.044092420651879</text:p>
          </table:table-cell>
          <table:table-cell table:number-columns-repeated="4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90433792309261" calcext:value-type="float">
            <text:p>0.390433792309261</text:p>
          </table:table-cell>
          <table:table-cell office:value-type="float" office:value="0.467817423358322" calcext:value-type="float">
            <text:p>0.467817423358322</text:p>
          </table:table-cell>
          <table:table-cell office:value-type="float" office:value="0.399796013321918" calcext:value-type="float">
            <text:p>0.399796013321918</text:p>
          </table:table-cell>
          <table:table-cell office:value-type="float" office:value="0.456208735954841" calcext:value-type="float">
            <text:p>0.456208735954841</text:p>
          </table:table-cell>
          <table:table-cell office:value-type="float" office:value="6.49037892819248" calcext:value-type="float">
            <text:p>6.49037892819248</text:p>
          </table:table-cell>
          <table:table-cell office:value-type="float" office:value="11.6727985104388" calcext:value-type="float">
            <text:p>11.6727985104388</text:p>
          </table:table-cell>
          <table:table-cell office:value-type="float" office:value="7.42725827900316" calcext:value-type="float">
            <text:p>7.42725827900316</text:p>
          </table:table-cell>
          <table:table-cell office:value-type="float" office:value="10.0707628615987" calcext:value-type="float">
            <text:p>10.0707628615987</text:p>
          </table:table-cell>
          <table:table-cell office:value-type="float" office:value="0.240247941769109" calcext:value-type="float">
            <text:p>0.240247941769109</text:p>
          </table:table-cell>
          <table:table-cell office:value-type="float" office:value="0.281180450731198" calcext:value-type="float">
            <text:p>0.281180450731198</text:p>
          </table:table-cell>
          <table:table-cell office:value-type="float" office:value="0.24754294932888" calcext:value-type="float">
            <text:p>0.24754294932888</text:p>
          </table:table-cell>
          <table:table-cell office:value-type="float" office:value="0.269029824630224" calcext:value-type="float">
            <text:p>0.269029824630224</text:p>
          </table:table-cell>
          <table:table-cell office:value-type="float" office:value="0.030696897849594" calcext:value-type="float">
            <text:p>0.030696897849594</text:p>
          </table:table-cell>
          <table:table-cell office:value-type="float" office:value="0.0327298544070419" calcext:value-type="float">
            <text:p>0.032729854407042</text:p>
          </table:table-cell>
          <table:table-cell office:value-type="float" office:value="0.0249471247360538" calcext:value-type="float">
            <text:p>0.024947124736054</text:p>
          </table:table-cell>
          <table:table-cell office:value-type="float" office:value="0.0408135029026135" calcext:value-type="float">
            <text:p>0.040813502902614</text:p>
          </table:table-cell>
          <table:table-cell table:number-columns-repeated="4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91044241740785" calcext:value-type="float">
            <text:p>0.391044241740785</text:p>
          </table:table-cell>
          <table:table-cell office:value-type="float" office:value="0.466710089131586" calcext:value-type="float">
            <text:p>0.466710089131586</text:p>
          </table:table-cell>
          <table:table-cell office:value-type="float" office:value="0.398412384779059" calcext:value-type="float">
            <text:p>0.398412384779059</text:p>
          </table:table-cell>
          <table:table-cell office:value-type="float" office:value="0.458349322851776" calcext:value-type="float">
            <text:p>0.458349322851776</text:p>
          </table:table-cell>
          <table:table-cell office:value-type="float" office:value="6.84914359617843" calcext:value-type="float">
            <text:p>6.84914359617843</text:p>
          </table:table-cell>
          <table:table-cell office:value-type="float" office:value="11.0796338404698" calcext:value-type="float">
            <text:p>11.0796338404698</text:p>
          </table:table-cell>
          <table:table-cell office:value-type="float" office:value="7.43133734173228" calcext:value-type="float">
            <text:p>7.43133734173228</text:p>
          </table:table-cell>
          <table:table-cell office:value-type="float" office:value="10.8374406755399" calcext:value-type="float">
            <text:p>10.8374406755399</text:p>
          </table:table-cell>
          <table:table-cell office:value-type="float" office:value="0.236853935492323" calcext:value-type="float">
            <text:p>0.236853935492323</text:p>
          </table:table-cell>
          <table:table-cell office:value-type="float" office:value="0.278102094673696" calcext:value-type="float">
            <text:p>0.278102094673696</text:p>
          </table:table-cell>
          <table:table-cell office:value-type="float" office:value="0.24229063866061" calcext:value-type="float">
            <text:p>0.24229063866061</text:p>
          </table:table-cell>
          <table:table-cell office:value-type="float" office:value="0.268971903290319" calcext:value-type="float">
            <text:p>0.268971903290319</text:p>
          </table:table-cell>
          <table:table-cell office:value-type="float" office:value="0.0334413718944563" calcext:value-type="float">
            <text:p>0.033441371894456</text:p>
          </table:table-cell>
          <table:table-cell office:value-type="float" office:value="0.0356856001904184" calcext:value-type="float">
            <text:p>0.035685600190419</text:p>
          </table:table-cell>
          <table:table-cell office:value-type="float" office:value="0.026780113164434" calcext:value-type="float">
            <text:p>0.026780113164434</text:p>
          </table:table-cell>
          <table:table-cell office:value-type="float" office:value="0.0451284055494429" calcext:value-type="float">
            <text:p>0.045128405549443</text:p>
          </table:table-cell>
          <table:table-cell table:number-columns-repeated="4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88174453140906" calcext:value-type="float">
            <text:p>0.388174453140906</text:p>
          </table:table-cell>
          <table:table-cell office:value-type="float" office:value="0.460700963814376" calcext:value-type="float">
            <text:p>0.460700963814376</text:p>
          </table:table-cell>
          <table:table-cell office:value-type="float" office:value="0.395963141216061" calcext:value-type="float">
            <text:p>0.395963141216061</text:p>
          </table:table-cell>
          <table:table-cell office:value-type="float" office:value="0.453134468908796" calcext:value-type="float">
            <text:p>0.453134468908796</text:p>
          </table:table-cell>
          <table:table-cell office:value-type="float" office:value="6.70000116747851" calcext:value-type="float">
            <text:p>6.70000116747851</text:p>
          </table:table-cell>
          <table:table-cell office:value-type="float" office:value="10.7341775667492" calcext:value-type="float">
            <text:p>10.7341775667492</text:p>
          </table:table-cell>
          <table:table-cell office:value-type="float" office:value="7.17604874532471" calcext:value-type="float">
            <text:p>7.17604874532471</text:p>
          </table:table-cell>
          <table:table-cell office:value-type="float" office:value="9.75566008305319" calcext:value-type="float">
            <text:p>9.75566008305319</text:p>
          </table:table-cell>
          <table:table-cell office:value-type="float" office:value="0.234598701638286" calcext:value-type="float">
            <text:p>0.234598701638286</text:p>
          </table:table-cell>
          <table:table-cell office:value-type="float" office:value="0.271614832402602" calcext:value-type="float">
            <text:p>0.271614832402602</text:p>
          </table:table-cell>
          <table:table-cell office:value-type="float" office:value="0.239995176269869" calcext:value-type="float">
            <text:p>0.239995176269869</text:p>
          </table:table-cell>
          <table:table-cell office:value-type="float" office:value="0.262707227231601" calcext:value-type="float">
            <text:p>0.262707227231601</text:p>
          </table:table-cell>
          <table:table-cell office:value-type="float" office:value="0.0333495133288494" calcext:value-type="float">
            <text:p>0.033349513328849</text:p>
          </table:table-cell>
          <table:table-cell office:value-type="float" office:value="0.0347410882797306" calcext:value-type="float">
            <text:p>0.034741088279731</text:p>
          </table:table-cell>
          <table:table-cell office:value-type="float" office:value="0.0269658354006249" calcext:value-type="float">
            <text:p>0.026965835400625</text:p>
          </table:table-cell>
          <table:table-cell office:value-type="float" office:value="0.0437900081622773" calcext:value-type="float">
            <text:p>0.043790008162277</text:p>
          </table:table-cell>
          <table:table-cell table:number-columns-repeated="4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94569608819016" calcext:value-type="float">
            <text:p>0.394569608819016</text:p>
          </table:table-cell>
          <table:table-cell office:value-type="float" office:value="0.469041894445783" calcext:value-type="float">
            <text:p>0.469041894445783</text:p>
          </table:table-cell>
          <table:table-cell office:value-type="float" office:value="0.400341966395873" calcext:value-type="float">
            <text:p>0.400341966395873</text:p>
          </table:table-cell>
          <table:table-cell office:value-type="float" office:value="0.463601298904146" calcext:value-type="float">
            <text:p>0.463601298904146</text:p>
          </table:table-cell>
          <table:table-cell office:value-type="float" office:value="6.63611281922828" calcext:value-type="float">
            <text:p>6.63611281922828</text:p>
          </table:table-cell>
          <table:table-cell office:value-type="float" office:value="11.3298510289372" calcext:value-type="float">
            <text:p>11.3298510289372</text:p>
          </table:table-cell>
          <table:table-cell office:value-type="float" office:value="7.15891904067018" calcext:value-type="float">
            <text:p>7.15891904067018</text:p>
          </table:table-cell>
          <table:table-cell office:value-type="float" office:value="10.6461805428237" calcext:value-type="float">
            <text:p>10.6461805428237</text:p>
          </table:table-cell>
          <table:table-cell office:value-type="float" office:value="0.243161495849028" calcext:value-type="float">
            <text:p>0.243161495849028</text:p>
          </table:table-cell>
          <table:table-cell office:value-type="float" office:value="0.283989256791379" calcext:value-type="float">
            <text:p>0.283989256791379</text:p>
          </table:table-cell>
          <table:table-cell office:value-type="float" office:value="0.248060468965205" calcext:value-type="float">
            <text:p>0.248060468965205</text:p>
          </table:table-cell>
          <table:table-cell office:value-type="float" office:value="0.275778862585422" calcext:value-type="float">
            <text:p>0.275778862585422</text:p>
          </table:table-cell>
          <table:table-cell office:value-type="float" office:value="0.0332683412144503" calcext:value-type="float">
            <text:p>0.03326834121445</text:p>
          </table:table-cell>
          <table:table-cell office:value-type="float" office:value="0.0363327122037554" calcext:value-type="float">
            <text:p>0.036332712203756</text:p>
          </table:table-cell>
          <table:table-cell office:value-type="float" office:value="0.0280521446398666" calcext:value-type="float">
            <text:p>0.028052144639867</text:p>
          </table:table-cell>
          <table:table-cell office:value-type="float" office:value="0.0437229892263547" calcext:value-type="float">
            <text:p>0.043722989226355</text:p>
          </table:table-cell>
          <table:table-cell table:number-columns-repeated="4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90655574311626" calcext:value-type="float">
            <text:p>0.390655574311626</text:p>
          </table:table-cell>
          <table:table-cell office:value-type="float" office:value="0.462117363145737" calcext:value-type="float">
            <text:p>0.462117363145737</text:p>
          </table:table-cell>
          <table:table-cell office:value-type="float" office:value="0.397594937586831" calcext:value-type="float">
            <text:p>0.397594937586831</text:p>
          </table:table-cell>
          <table:table-cell office:value-type="float" office:value="0.451837645338058" calcext:value-type="float">
            <text:p>0.451837645338058</text:p>
          </table:table-cell>
          <table:table-cell office:value-type="float" office:value="6.53949979024143" calcext:value-type="float">
            <text:p>6.53949979024143</text:p>
          </table:table-cell>
          <table:table-cell office:value-type="float" office:value="10.2063503239465" calcext:value-type="float">
            <text:p>10.2063503239465</text:p>
          </table:table-cell>
          <table:table-cell office:value-type="float" office:value="7.15425618071786" calcext:value-type="float">
            <text:p>7.15425618071786</text:p>
          </table:table-cell>
          <table:table-cell office:value-type="float" office:value="9.19195752078971" calcext:value-type="float">
            <text:p>9.19195752078971</text:p>
          </table:table-cell>
          <table:table-cell office:value-type="float" office:value="0.235742994452012" calcext:value-type="float">
            <text:p>0.235742994452012</text:p>
          </table:table-cell>
          <table:table-cell office:value-type="float" office:value="0.273455214336094" calcext:value-type="float">
            <text:p>0.273455214336094</text:p>
          </table:table-cell>
          <table:table-cell office:value-type="float" office:value="0.240875360519047" calcext:value-type="float">
            <text:p>0.240875360519047</text:p>
          </table:table-cell>
          <table:table-cell office:value-type="float" office:value="0.264963418215988" calcext:value-type="float">
            <text:p>0.264963418215988</text:p>
          </table:table-cell>
          <table:table-cell office:value-type="float" office:value="0.0319041245196405" calcext:value-type="float">
            <text:p>0.031904124519641</text:p>
          </table:table-cell>
          <table:table-cell office:value-type="float" office:value="0.0340574477015098" calcext:value-type="float">
            <text:p>0.03405744770151</text:p>
          </table:table-cell>
          <table:table-cell office:value-type="float" office:value="0.0273487746488083" calcext:value-type="float">
            <text:p>0.027348774648808</text:p>
          </table:table-cell>
          <table:table-cell office:value-type="float" office:value="0.0404881254911613" calcext:value-type="float">
            <text:p>0.040488125491161</text:p>
          </table:table-cell>
          <table:table-cell table:number-columns-repeated="4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91372297434015" calcext:value-type="float">
            <text:p>0.391372297434015</text:p>
          </table:table-cell>
          <table:table-cell office:value-type="float" office:value="0.457511076594468" calcext:value-type="float">
            <text:p>0.457511076594468</text:p>
          </table:table-cell>
          <table:table-cell office:value-type="float" office:value="0.396041270991973" calcext:value-type="float">
            <text:p>0.396041270991973</text:p>
          </table:table-cell>
          <table:table-cell office:value-type="float" office:value="0.450719555533186" calcext:value-type="float">
            <text:p>0.450719555533186</text:p>
          </table:table-cell>
          <table:table-cell office:value-type="float" office:value="6.89827765922976" calcext:value-type="float">
            <text:p>6.89827765922976</text:p>
          </table:table-cell>
          <table:table-cell office:value-type="float" office:value="11.5119322647205" calcext:value-type="float">
            <text:p>11.5119322647205</text:p>
          </table:table-cell>
          <table:table-cell office:value-type="float" office:value="7.34002902015533" calcext:value-type="float">
            <text:p>7.34002902015533</text:p>
          </table:table-cell>
          <table:table-cell office:value-type="float" office:value="10.7029007187027" calcext:value-type="float">
            <text:p>10.7029007187027</text:p>
          </table:table-cell>
          <table:table-cell office:value-type="float" office:value="0.232409340516505" calcext:value-type="float">
            <text:p>0.232409340516505</text:p>
          </table:table-cell>
          <table:table-cell office:value-type="float" office:value="0.275786414527717" calcext:value-type="float">
            <text:p>0.275786414527717</text:p>
          </table:table-cell>
          <table:table-cell office:value-type="float" office:value="0.235878349278716" calcext:value-type="float">
            <text:p>0.235878349278716</text:p>
          </table:table-cell>
          <table:table-cell office:value-type="float" office:value="0.269875751552674" calcext:value-type="float">
            <text:p>0.269875751552674</text:p>
          </table:table-cell>
          <table:table-cell office:value-type="float" office:value="0.0342636649926274" calcext:value-type="float">
            <text:p>0.034263664992627</text:p>
          </table:table-cell>
          <table:table-cell office:value-type="float" office:value="0.0342990530463858" calcext:value-type="float">
            <text:p>0.034299053046386</text:p>
          </table:table-cell>
          <table:table-cell office:value-type="float" office:value="0.0286738768733488" calcext:value-type="float">
            <text:p>0.028673876873349</text:p>
          </table:table-cell>
          <table:table-cell office:value-type="float" office:value="0.0423271220917463" calcext:value-type="float">
            <text:p>0.042327122091746</text:p>
          </table:table-cell>
          <table:table-cell table:number-columns-repeated="4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95868245760192" calcext:value-type="float">
            <text:p>0.395868245760192</text:p>
          </table:table-cell>
          <table:table-cell office:value-type="float" office:value="0.462499174022909" calcext:value-type="float">
            <text:p>0.462499174022909</text:p>
          </table:table-cell>
          <table:table-cell office:value-type="float" office:value="0.40006255762871" calcext:value-type="float">
            <text:p>0.40006255762871</text:p>
          </table:table-cell>
          <table:table-cell office:value-type="float" office:value="0.457351237378902" calcext:value-type="float">
            <text:p>0.457351237378902</text:p>
          </table:table-cell>
          <table:table-cell office:value-type="float" office:value="7.00028019595466" calcext:value-type="float">
            <text:p>7.00028019595466</text:p>
          </table:table-cell>
          <table:table-cell office:value-type="float" office:value="11.5432494540058" calcext:value-type="float">
            <text:p>11.5432494540058</text:p>
          </table:table-cell>
          <table:table-cell office:value-type="float" office:value="7.43322367780686" calcext:value-type="float">
            <text:p>7.43322367780686</text:p>
          </table:table-cell>
          <table:table-cell office:value-type="float" office:value="11.4379710839442" calcext:value-type="float">
            <text:p>11.4379710839442</text:p>
          </table:table-cell>
          <table:table-cell office:value-type="float" office:value="0.248305332620425" calcext:value-type="float">
            <text:p>0.248305332620425</text:p>
          </table:table-cell>
          <table:table-cell office:value-type="float" office:value="0.303098598307229" calcext:value-type="float">
            <text:p>0.303098598307229</text:p>
          </table:table-cell>
          <table:table-cell office:value-type="float" office:value="0.251898135355157" calcext:value-type="float">
            <text:p>0.251898135355157</text:p>
          </table:table-cell>
          <table:table-cell office:value-type="float" office:value="0.296823442283917" calcext:value-type="float">
            <text:p>0.296823442283917</text:p>
          </table:table-cell>
          <table:table-cell office:value-type="float" office:value="0.0328180357120071" calcext:value-type="float">
            <text:p>0.032818035712007</text:p>
          </table:table-cell>
          <table:table-cell office:value-type="float" office:value="0.0342264445498559" calcext:value-type="float">
            <text:p>0.034226444549856</text:p>
          </table:table-cell>
          <table:table-cell office:value-type="float" office:value="0.0283965060145577" calcext:value-type="float">
            <text:p>0.028396506014558</text:p>
          </table:table-cell>
          <table:table-cell office:value-type="float" office:value="0.0405279022153624" calcext:value-type="float">
            <text:p>0.040527902215362</text:p>
          </table:table-cell>
          <table:table-cell table:number-columns-repeated="4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92342246619432" calcext:value-type="float">
            <text:p>0.392342246619432</text:p>
          </table:table-cell>
          <table:table-cell office:value-type="float" office:value="0.455196969819969" calcext:value-type="float">
            <text:p>0.455196969819969</text:p>
          </table:table-cell>
          <table:table-cell office:value-type="float" office:value="0.39564456662419" calcext:value-type="float">
            <text:p>0.39564456662419</text:p>
          </table:table-cell>
          <table:table-cell office:value-type="float" office:value="0.451729885381109" calcext:value-type="float">
            <text:p>0.451729885381109</text:p>
          </table:table-cell>
          <table:table-cell office:value-type="float" office:value="6.7755538381308" calcext:value-type="float">
            <text:p>6.7755538381308</text:p>
          </table:table-cell>
          <table:table-cell office:value-type="float" office:value="10.9563652701032" calcext:value-type="float">
            <text:p>10.9563652701032</text:p>
          </table:table-cell>
          <table:table-cell office:value-type="float" office:value="7.22821290664092" calcext:value-type="float">
            <text:p>7.22821290664092</text:p>
          </table:table-cell>
          <table:table-cell office:value-type="float" office:value="10.6054943254672" calcext:value-type="float">
            <text:p>10.6054943254672</text:p>
          </table:table-cell>
          <table:table-cell office:value-type="float" office:value="0.247389618710954" calcext:value-type="float">
            <text:p>0.247389618710954</text:p>
          </table:table-cell>
          <table:table-cell office:value-type="float" office:value="0.294784413837627" calcext:value-type="float">
            <text:p>0.294784413837627</text:p>
          </table:table-cell>
          <table:table-cell office:value-type="float" office:value="0.250380469210797" calcext:value-type="float">
            <text:p>0.250380469210797</text:p>
          </table:table-cell>
          <table:table-cell office:value-type="float" office:value="0.289651250073727" calcext:value-type="float">
            <text:p>0.289651250073727</text:p>
          </table:table-cell>
          <table:table-cell office:value-type="float" office:value="0.0340045044294039" calcext:value-type="float">
            <text:p>0.034004504429404</text:p>
          </table:table-cell>
          <table:table-cell office:value-type="float" office:value="0.0386515357574987" calcext:value-type="float">
            <text:p>0.038651535757499</text:p>
          </table:table-cell>
          <table:table-cell office:value-type="float" office:value="0.0293814259789976" calcext:value-type="float">
            <text:p>0.029381425978998</text:p>
          </table:table-cell>
          <table:table-cell office:value-type="float" office:value="0.0452085384459696" calcext:value-type="float">
            <text:p>0.04520853844597</text:p>
          </table:table-cell>
          <table:table-cell table:number-columns-repeated="4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93741086521219" calcext:value-type="float">
            <text:p>0.393741086521219</text:p>
          </table:table-cell>
          <table:table-cell office:value-type="float" office:value="0.455794050352918" calcext:value-type="float">
            <text:p>0.455794050352918</text:p>
          </table:table-cell>
          <table:table-cell office:value-type="float" office:value="0.398148429112065" calcext:value-type="float">
            <text:p>0.398148429112065</text:p>
          </table:table-cell>
          <table:table-cell office:value-type="float" office:value="0.450823636916554" calcext:value-type="float">
            <text:p>0.450823636916554</text:p>
          </table:table-cell>
          <table:table-cell office:value-type="float" office:value="6.786714784886" calcext:value-type="float">
            <text:p>6.786714784886</text:p>
          </table:table-cell>
          <table:table-cell office:value-type="float" office:value="10.9917762228944" calcext:value-type="float">
            <text:p>10.9917762228944</text:p>
          </table:table-cell>
          <table:table-cell office:value-type="float" office:value="7.53162655369777" calcext:value-type="float">
            <text:p>7.53162655369777</text:p>
          </table:table-cell>
          <table:table-cell office:value-type="float" office:value="10.4933160363513" calcext:value-type="float">
            <text:p>10.4933160363513</text:p>
          </table:table-cell>
          <table:table-cell office:value-type="float" office:value="0.242180994619583" calcext:value-type="float">
            <text:p>0.242180994619583</text:p>
          </table:table-cell>
          <table:table-cell office:value-type="float" office:value="0.288918438332922" calcext:value-type="float">
            <text:p>0.288918438332922</text:p>
          </table:table-cell>
          <table:table-cell office:value-type="float" office:value="0.24617958759238" calcext:value-type="float">
            <text:p>0.24617958759238</text:p>
          </table:table-cell>
          <table:table-cell office:value-type="float" office:value="0.28211562342578" calcext:value-type="float">
            <text:p>0.28211562342578</text:p>
          </table:table-cell>
          <table:table-cell office:value-type="float" office:value="0.0296555364426362" calcext:value-type="float">
            <text:p>0.029655536442636</text:p>
          </table:table-cell>
          <table:table-cell office:value-type="float" office:value="0.0351980694120391" calcext:value-type="float">
            <text:p>0.035198069412039</text:p>
          </table:table-cell>
          <table:table-cell office:value-type="float" office:value="0.0259089424342874" calcext:value-type="float">
            <text:p>0.025908942434287</text:p>
          </table:table-cell>
          <table:table-cell office:value-type="float" office:value="0.040415184354053" calcext:value-type="float">
            <text:p>0.040415184354053</text:p>
          </table:table-cell>
          <table:table-cell table:number-columns-repeated="4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9108832188668" calcext:value-type="float">
            <text:p>0.39108832188668</text:p>
          </table:table-cell>
          <table:table-cell office:value-type="float" office:value="0.453793085325387" calcext:value-type="float">
            <text:p>0.453793085325387</text:p>
          </table:table-cell>
          <table:table-cell office:value-type="float" office:value="0.394054898474466" calcext:value-type="float">
            <text:p>0.394054898474466</text:p>
          </table:table-cell>
          <table:table-cell office:value-type="float" office:value="0.451986501398418" calcext:value-type="float">
            <text:p>0.451986501398418</text:p>
          </table:table-cell>
          <table:table-cell office:value-type="float" office:value="6.81932458042643" calcext:value-type="float">
            <text:p>6.81932458042643</text:p>
          </table:table-cell>
          <table:table-cell office:value-type="float" office:value="10.9877199804608" calcext:value-type="float">
            <text:p>10.9877199804608</text:p>
          </table:table-cell>
          <table:table-cell office:value-type="float" office:value="7.33399611265202" calcext:value-type="float">
            <text:p>7.33399611265202</text:p>
          </table:table-cell>
          <table:table-cell office:value-type="float" office:value="10.6635539955455" calcext:value-type="float">
            <text:p>10.6635539955455</text:p>
          </table:table-cell>
          <table:table-cell office:value-type="float" office:value="0.241244477140373" calcext:value-type="float">
            <text:p>0.241244477140373</text:p>
          </table:table-cell>
          <table:table-cell office:value-type="float" office:value="0.287276969636198" calcext:value-type="float">
            <text:p>0.287276969636198</text:p>
          </table:table-cell>
          <table:table-cell office:value-type="float" office:value="0.244180076621212" calcext:value-type="float">
            <text:p>0.244180076621212</text:p>
          </table:table-cell>
          <table:table-cell office:value-type="float" office:value="0.28226085463519" calcext:value-type="float">
            <text:p>0.28226085463519</text:p>
          </table:table-cell>
          <table:table-cell office:value-type="float" office:value="0.0311042711898384" calcext:value-type="float">
            <text:p>0.031104271189838</text:p>
          </table:table-cell>
          <table:table-cell office:value-type="float" office:value="0.0362023213358687" calcext:value-type="float">
            <text:p>0.036202321335869</text:p>
          </table:table-cell>
          <table:table-cell office:value-type="float" office:value="0.026573896286136" calcext:value-type="float">
            <text:p>0.026573896286136</text:p>
          </table:table-cell>
          <table:table-cell office:value-type="float" office:value="0.042621232342991" calcext:value-type="float">
            <text:p>0.042621232342991</text:p>
          </table:table-cell>
          <table:table-cell table:number-columns-repeated="4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92737235402798" calcext:value-type="float">
            <text:p>0.392737235402798</text:p>
          </table:table-cell>
          <table:table-cell office:value-type="float" office:value="0.452071074921461" calcext:value-type="float">
            <text:p>0.452071074921461</text:p>
          </table:table-cell>
          <table:table-cell office:value-type="float" office:value="0.395867154264437" calcext:value-type="float">
            <text:p>0.395867154264437</text:p>
          </table:table-cell>
          <table:table-cell office:value-type="float" office:value="0.44902790559611" calcext:value-type="float">
            <text:p>0.44902790559611</text:p>
          </table:table-cell>
          <table:table-cell office:value-type="float" office:value="6.92818927157295" calcext:value-type="float">
            <text:p>6.92818927157295</text:p>
          </table:table-cell>
          <table:table-cell office:value-type="float" office:value="10.5943670013849" calcext:value-type="float">
            <text:p>10.5943670013849</text:p>
          </table:table-cell>
          <table:table-cell office:value-type="float" office:value="7.3755794139418" calcext:value-type="float">
            <text:p>7.3755794139418</text:p>
          </table:table-cell>
          <table:table-cell office:value-type="float" office:value="9.85479869869767" calcext:value-type="float">
            <text:p>9.85479869869767</text:p>
          </table:table-cell>
          <table:table-cell office:value-type="float" office:value="0.237157648266437" calcext:value-type="float">
            <text:p>0.237157648266437</text:p>
          </table:table-cell>
          <table:table-cell office:value-type="float" office:value="0.274732856481672" calcext:value-type="float">
            <text:p>0.274732856481672</text:p>
          </table:table-cell>
          <table:table-cell office:value-type="float" office:value="0.239715237600054" calcext:value-type="float">
            <text:p>0.239715237600054</text:p>
          </table:table-cell>
          <table:table-cell office:value-type="float" office:value="0.270519830972331" calcext:value-type="float">
            <text:p>0.270519830972331</text:p>
          </table:table-cell>
          <table:table-cell office:value-type="float" office:value="0.0303338599071846" calcext:value-type="float">
            <text:p>0.030333859907185</text:p>
          </table:table-cell>
          <table:table-cell office:value-type="float" office:value="0.0354728381757178" calcext:value-type="float">
            <text:p>0.035472838175718</text:p>
          </table:table-cell>
          <table:table-cell office:value-type="float" office:value="0.0260377788387671" calcext:value-type="float">
            <text:p>0.026037778838767</text:p>
          </table:table-cell>
          <table:table-cell office:value-type="float" office:value="0.041509876284501" calcext:value-type="float">
            <text:p>0.041509876284501</text:p>
          </table:table-cell>
          <table:table-cell table:number-columns-repeated="4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89093383571913" calcext:value-type="float">
            <text:p>0.389093383571913</text:p>
          </table:table-cell>
          <table:table-cell office:value-type="float" office:value="0.441105548207924" calcext:value-type="float">
            <text:p>0.441105548207924</text:p>
          </table:table-cell>
          <table:table-cell office:value-type="float" office:value="0.392188737250042" calcext:value-type="float">
            <text:p>0.392188737250042</text:p>
          </table:table-cell>
          <table:table-cell office:value-type="float" office:value="0.438148263743872" calcext:value-type="float">
            <text:p>0.438148263743872</text:p>
          </table:table-cell>
          <table:table-cell office:value-type="float" office:value="6.70397303006373" calcext:value-type="float">
            <text:p>6.70397303006373</text:p>
          </table:table-cell>
          <table:table-cell office:value-type="float" office:value="9.42782819076795" calcext:value-type="float">
            <text:p>9.42782819076795</text:p>
          </table:table-cell>
          <table:table-cell office:value-type="float" office:value="6.97422051955611" calcext:value-type="float">
            <text:p>6.97422051955611</text:p>
          </table:table-cell>
          <table:table-cell office:value-type="float" office:value="9.07814489372043" calcext:value-type="float">
            <text:p>9.07814489372043</text:p>
          </table:table-cell>
          <table:table-cell office:value-type="float" office:value="0.242557223815615" calcext:value-type="float">
            <text:p>0.242557223815615</text:p>
          </table:table-cell>
          <table:table-cell office:value-type="float" office:value="0.281198925685251" calcext:value-type="float">
            <text:p>0.281198925685251</text:p>
          </table:table-cell>
          <table:table-cell office:value-type="float" office:value="0.245336285764529" calcext:value-type="float">
            <text:p>0.245336285764529</text:p>
          </table:table-cell>
          <table:table-cell office:value-type="float" office:value="0.276613141369592" calcext:value-type="float">
            <text:p>0.276613141369592</text:p>
          </table:table-cell>
          <table:table-cell office:value-type="float" office:value="0.033189325007614" calcext:value-type="float">
            <text:p>0.033189325007614</text:p>
          </table:table-cell>
          <table:table-cell office:value-type="float" office:value="0.0385757280412504" calcext:value-type="float">
            <text:p>0.03857572804125</text:p>
          </table:table-cell>
          <table:table-cell office:value-type="float" office:value="0.029256524457626" calcext:value-type="float">
            <text:p>0.029256524457626</text:p>
          </table:table-cell>
          <table:table-cell office:value-type="float" office:value="0.0440904405693152" calcext:value-type="float">
            <text:p>0.044090440569315</text:p>
          </table:table-cell>
          <table:table-cell table:number-columns-repeated="4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84044186644087" calcext:value-type="float">
            <text:p>0.384044186644087</text:p>
          </table:table-cell>
          <table:table-cell office:value-type="float" office:value="0.440963516678888" calcext:value-type="float">
            <text:p>0.440963516678888</text:p>
          </table:table-cell>
          <table:table-cell office:value-type="float" office:value="0.388391970183186" calcext:value-type="float">
            <text:p>0.388391970183186</text:p>
          </table:table-cell>
          <table:table-cell office:value-type="float" office:value="0.437257098472161" calcext:value-type="float">
            <text:p>0.437257098472161</text:p>
          </table:table-cell>
          <table:table-cell office:value-type="float" office:value="6.1761283170345" calcext:value-type="float">
            <text:p>6.1761283170345</text:p>
          </table:table-cell>
          <table:table-cell office:value-type="float" office:value="8.68984340315211" calcext:value-type="float">
            <text:p>8.68984340315211</text:p>
          </table:table-cell>
          <table:table-cell office:value-type="float" office:value="6.43158460428825" calcext:value-type="float">
            <text:p>6.43158460428825</text:p>
          </table:table-cell>
          <table:table-cell office:value-type="float" office:value="7.89452322481858" calcext:value-type="float">
            <text:p>7.89452322481858</text:p>
          </table:table-cell>
          <table:table-cell office:value-type="float" office:value="0.253894611852432" calcext:value-type="float">
            <text:p>0.253894611852432</text:p>
          </table:table-cell>
          <table:table-cell office:value-type="float" office:value="0.297608590516339" calcext:value-type="float">
            <text:p>0.297608590516339</text:p>
          </table:table-cell>
          <table:table-cell office:value-type="float" office:value="0.257884070762712" calcext:value-type="float">
            <text:p>0.257884070762712</text:p>
          </table:table-cell>
          <table:table-cell office:value-type="float" office:value="0.290973853406839" calcext:value-type="float">
            <text:p>0.290973853406839</text:p>
          </table:table-cell>
          <table:table-cell office:value-type="float" office:value="0.0353109058968047" calcext:value-type="float">
            <text:p>0.035310905896805</text:p>
          </table:table-cell>
          <table:table-cell office:value-type="float" office:value="0.0396037212571489" calcext:value-type="float">
            <text:p>0.039603721257149</text:p>
          </table:table-cell>
          <table:table-cell office:value-type="float" office:value="0.0302535332866796" calcext:value-type="float">
            <text:p>0.03025353328668</text:p>
          </table:table-cell>
          <table:table-cell office:value-type="float" office:value="0.0466609693973126" calcext:value-type="float">
            <text:p>0.046660969397313</text:p>
          </table:table-cell>
          <table:table-cell table:number-columns-repeated="4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92399627704451" calcext:value-type="float">
            <text:p>0.392399627704451</text:p>
          </table:table-cell>
          <table:table-cell office:value-type="float" office:value="0.452734431003506" calcext:value-type="float">
            <text:p>0.452734431003506</text:p>
          </table:table-cell>
          <table:table-cell office:value-type="float" office:value="0.39527903801647" calcext:value-type="float">
            <text:p>0.39527903801647</text:p>
          </table:table-cell>
          <table:table-cell office:value-type="float" office:value="0.450682042175468" calcext:value-type="float">
            <text:p>0.450682042175468</text:p>
          </table:table-cell>
          <table:table-cell office:value-type="float" office:value="6.40319989872989" calcext:value-type="float">
            <text:p>6.40319989872989</text:p>
          </table:table-cell>
          <table:table-cell office:value-type="float" office:value="9.17912423212071" calcext:value-type="float">
            <text:p>9.17912423212071</text:p>
          </table:table-cell>
          <table:table-cell office:value-type="float" office:value="6.68654068116508" calcext:value-type="float">
            <text:p>6.68654068116508</text:p>
          </table:table-cell>
          <table:table-cell office:value-type="float" office:value="8.84807251407893" calcext:value-type="float">
            <text:p>8.84807251407893</text:p>
          </table:table-cell>
          <table:table-cell office:value-type="float" office:value="0.25553816203147" calcext:value-type="float">
            <text:p>0.25553816203147</text:p>
          </table:table-cell>
          <table:table-cell office:value-type="float" office:value="0.297094554224301" calcext:value-type="float">
            <text:p>0.297094554224301</text:p>
          </table:table-cell>
          <table:table-cell office:value-type="float" office:value="0.2581735881468" calcext:value-type="float">
            <text:p>0.2581735881468</text:p>
          </table:table-cell>
          <table:table-cell office:value-type="float" office:value="0.292710360993583" calcext:value-type="float">
            <text:p>0.292710360993583</text:p>
          </table:table-cell>
          <table:table-cell office:value-type="float" office:value="0.0406801118951318" calcext:value-type="float">
            <text:p>0.040680111895132</text:p>
          </table:table-cell>
          <table:table-cell office:value-type="float" office:value="0.0503169600153182" calcext:value-type="float">
            <text:p>0.050316960015318</text:p>
          </table:table-cell>
          <table:table-cell office:value-type="float" office:value="0.0364116589083309" calcext:value-type="float">
            <text:p>0.036411658908331</text:p>
          </table:table-cell>
          <table:table-cell office:value-type="float" office:value="0.0562886278367992" calcext:value-type="float">
            <text:p>0.056288627836799</text:p>
          </table:table-cell>
          <table:table-cell table:number-columns-repeated="4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403023392209931" calcext:value-type="float">
            <text:p>0.403023392209931</text:p>
          </table:table-cell>
          <table:table-cell office:value-type="float" office:value="0.462648684997215" calcext:value-type="float">
            <text:p>0.462648684997215</text:p>
          </table:table-cell>
          <table:table-cell office:value-type="float" office:value="0.405816989362343" calcext:value-type="float">
            <text:p>0.405816989362343</text:p>
          </table:table-cell>
          <table:table-cell office:value-type="float" office:value="0.460365756278882" calcext:value-type="float">
            <text:p>0.460365756278882</text:p>
          </table:table-cell>
          <table:table-cell office:value-type="float" office:value="6.97668606002892" calcext:value-type="float">
            <text:p>6.97668606002892</text:p>
          </table:table-cell>
          <table:table-cell office:value-type="float" office:value="10.2096686579182" calcext:value-type="float">
            <text:p>10.2096686579182</text:p>
          </table:table-cell>
          <table:table-cell office:value-type="float" office:value="7.05097080958883" calcext:value-type="float">
            <text:p>7.05097080958883</text:p>
          </table:table-cell>
          <table:table-cell office:value-type="float" office:value="9.64543731571575" calcext:value-type="float">
            <text:p>9.64543731571575</text:p>
          </table:table-cell>
          <table:table-cell office:value-type="float" office:value="0.271458203670482" calcext:value-type="float">
            <text:p>0.271458203670482</text:p>
          </table:table-cell>
          <table:table-cell office:value-type="float" office:value="0.320556812548705" calcext:value-type="float">
            <text:p>0.320556812548705</text:p>
          </table:table-cell>
          <table:table-cell office:value-type="float" office:value="0.274389050430491" calcext:value-type="float">
            <text:p>0.274389050430491</text:p>
          </table:table-cell>
          <table:table-cell office:value-type="float" office:value="0.315623816216489" calcext:value-type="float">
            <text:p>0.315623816216489</text:p>
          </table:table-cell>
          <table:table-cell office:value-type="float" office:value="0.0362749188740397" calcext:value-type="float">
            <text:p>0.03627491887404</text:p>
          </table:table-cell>
          <table:table-cell office:value-type="float" office:value="0.0398911777466625" calcext:value-type="float">
            <text:p>0.039891177746663</text:p>
          </table:table-cell>
          <table:table-cell office:value-type="float" office:value="0.0300213352072254" calcext:value-type="float">
            <text:p>0.030021335207226</text:p>
          </table:table-cell>
          <table:table-cell office:value-type="float" office:value="0.0487580512722946" calcext:value-type="float">
            <text:p>0.048758051272295</text:p>
          </table:table-cell>
          <table:table-cell table:number-columns-repeated="4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93707744141949" calcext:value-type="float">
            <text:p>0.393707744141949</text:p>
          </table:table-cell>
          <table:table-cell office:value-type="float" office:value="0.449252062917168" calcext:value-type="float">
            <text:p>0.449252062917168</text:p>
          </table:table-cell>
          <table:table-cell office:value-type="float" office:value="0.396301810902353" calcext:value-type="float">
            <text:p>0.396301810902353</text:p>
          </table:table-cell>
          <table:table-cell office:value-type="float" office:value="0.446531681910435" calcext:value-type="float">
            <text:p>0.446531681910435</text:p>
          </table:table-cell>
          <table:table-cell office:value-type="float" office:value="6.70797503570869" calcext:value-type="float">
            <text:p>6.70797503570869</text:p>
          </table:table-cell>
          <table:table-cell office:value-type="float" office:value="9.20660062414721" calcext:value-type="float">
            <text:p>9.20660062414721</text:p>
          </table:table-cell>
          <table:table-cell office:value-type="float" office:value="6.81830339826637" calcext:value-type="float">
            <text:p>6.81830339826637</text:p>
          </table:table-cell>
          <table:table-cell office:value-type="float" office:value="8.8516191086291" calcext:value-type="float">
            <text:p>8.8516191086291</text:p>
          </table:table-cell>
          <table:table-cell office:value-type="float" office:value="0.266102216110197" calcext:value-type="float">
            <text:p>0.266102216110197</text:p>
          </table:table-cell>
          <table:table-cell office:value-type="float" office:value="0.314163746886465" calcext:value-type="float">
            <text:p>0.314163746886465</text:p>
          </table:table-cell>
          <table:table-cell office:value-type="float" office:value="0.268694131477719" calcext:value-type="float">
            <text:p>0.268694131477719</text:p>
          </table:table-cell>
          <table:table-cell office:value-type="float" office:value="0.309817011724754" calcext:value-type="float">
            <text:p>0.309817011724754</text:p>
          </table:table-cell>
          <table:table-cell office:value-type="float" office:value="0.0372259040545275" calcext:value-type="float">
            <text:p>0.037225904054528</text:p>
          </table:table-cell>
          <table:table-cell office:value-type="float" office:value="0.0414019285285442" calcext:value-type="float">
            <text:p>0.041401928528544</text:p>
          </table:table-cell>
          <table:table-cell office:value-type="float" office:value="0.0332023310799934" calcext:value-type="float">
            <text:p>0.033202331079993</text:p>
          </table:table-cell>
          <table:table-cell office:value-type="float" office:value="0.047064190038599" calcext:value-type="float">
            <text:p>0.047064190038599</text:p>
          </table:table-cell>
          <table:table-cell table:number-columns-repeated="4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97115188981319" calcext:value-type="float">
            <text:p>0.397115188981319</text:p>
          </table:table-cell>
          <table:table-cell office:value-type="float" office:value="0.451599191734804" calcext:value-type="float">
            <text:p>0.451599191734804</text:p>
          </table:table-cell>
          <table:table-cell office:value-type="float" office:value="0.400860494067386" calcext:value-type="float">
            <text:p>0.400860494067386</text:p>
          </table:table-cell>
          <table:table-cell office:value-type="float" office:value="0.447248259446347" calcext:value-type="float">
            <text:p>0.447248259446347</text:p>
          </table:table-cell>
          <table:table-cell office:value-type="float" office:value="6.44802283984041" calcext:value-type="float">
            <text:p>6.44802283984041</text:p>
          </table:table-cell>
          <table:table-cell office:value-type="float" office:value="9.38831838548928" calcext:value-type="float">
            <text:p>9.38831838548928</text:p>
          </table:table-cell>
          <table:table-cell office:value-type="float" office:value="6.84682029337616" calcext:value-type="float">
            <text:p>6.84682029337616</text:p>
          </table:table-cell>
          <table:table-cell office:value-type="float" office:value="9.1184557668957" calcext:value-type="float">
            <text:p>9.1184557668957</text:p>
          </table:table-cell>
          <table:table-cell office:value-type="float" office:value="0.259563715690082" calcext:value-type="float">
            <text:p>0.259563715690082</text:p>
          </table:table-cell>
          <table:table-cell office:value-type="float" office:value="0.304519817636035" calcext:value-type="float">
            <text:p>0.304519817636035</text:p>
          </table:table-cell>
          <table:table-cell office:value-type="float" office:value="0.263438132971878" calcext:value-type="float">
            <text:p>0.263438132971878</text:p>
          </table:table-cell>
          <table:table-cell office:value-type="float" office:value="0.298112223649824" calcext:value-type="float">
            <text:p>0.298112223649824</text:p>
          </table:table-cell>
          <table:table-cell office:value-type="float" office:value="0.0357931395117883" calcext:value-type="float">
            <text:p>0.035793139511788</text:p>
          </table:table-cell>
          <table:table-cell office:value-type="float" office:value="0.0382764387256982" calcext:value-type="float">
            <text:p>0.038276438725698</text:p>
          </table:table-cell>
          <table:table-cell office:value-type="float" office:value="0.0305547780383814" calcext:value-type="float">
            <text:p>0.030554778038382</text:p>
          </table:table-cell>
          <table:table-cell office:value-type="float" office:value="0.0456164385766085" calcext:value-type="float">
            <text:p>0.045616438576609</text:p>
          </table:table-cell>
          <table:table-cell table:number-columns-repeated="4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89422721087867" calcext:value-type="float">
            <text:p>0.389422721087867</text:p>
          </table:table-cell>
          <table:table-cell office:value-type="float" office:value="0.436706208873772" calcext:value-type="float">
            <text:p>0.436706208873772</text:p>
          </table:table-cell>
          <table:table-cell office:value-type="float" office:value="0.392436098926316" calcext:value-type="float">
            <text:p>0.392436098926316</text:p>
          </table:table-cell>
          <table:table-cell office:value-type="float" office:value="0.433653226811485" calcext:value-type="float">
            <text:p>0.433653226811485</text:p>
          </table:table-cell>
          <table:table-cell office:value-type="float" office:value="6.71595401223259" calcext:value-type="float">
            <text:p>6.71595401223259</text:p>
          </table:table-cell>
          <table:table-cell office:value-type="float" office:value="9.31540789769655" calcext:value-type="float">
            <text:p>9.31540789769655</text:p>
          </table:table-cell>
          <table:table-cell office:value-type="float" office:value="6.74086941788397" calcext:value-type="float">
            <text:p>6.74086941788397</text:p>
          </table:table-cell>
          <table:table-cell office:value-type="float" office:value="8.43268459131209" calcext:value-type="float">
            <text:p>8.43268459131209</text:p>
          </table:table-cell>
          <table:table-cell office:value-type="float" office:value="0.250084386424342" calcext:value-type="float">
            <text:p>0.250084386424342</text:p>
          </table:table-cell>
          <table:table-cell office:value-type="float" office:value="0.288571161652528" calcext:value-type="float">
            <text:p>0.288571161652528</text:p>
          </table:table-cell>
          <table:table-cell office:value-type="float" office:value="0.253091505949748" calcext:value-type="float">
            <text:p>0.253091505949748</text:p>
          </table:table-cell>
          <table:table-cell office:value-type="float" office:value="0.283589621070369" calcext:value-type="float">
            <text:p>0.283589621070369</text:p>
          </table:table-cell>
          <table:table-cell office:value-type="float" office:value="0.0442435627289471" calcext:value-type="float">
            <text:p>0.044243562728947</text:p>
          </table:table-cell>
          <table:table-cell office:value-type="float" office:value="0.0477489861666586" calcext:value-type="float">
            <text:p>0.047748986166659</text:p>
          </table:table-cell>
          <table:table-cell office:value-type="float" office:value="0.0378569254273842" calcext:value-type="float">
            <text:p>0.037856925427384</text:p>
          </table:table-cell>
          <table:table-cell office:value-type="float" office:value="0.0568629236141074" calcext:value-type="float">
            <text:p>0.056862923614107</text:p>
          </table:table-cell>
          <table:table-cell table:number-columns-repeated="4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935964395213" calcext:value-type="float">
            <text:p>0.3935964395213</text:p>
          </table:table-cell>
          <table:table-cell office:value-type="float" office:value="0.443701420491909" calcext:value-type="float">
            <text:p>0.443701420491909</text:p>
          </table:table-cell>
          <table:table-cell office:value-type="float" office:value="0.397055875235904" calcext:value-type="float">
            <text:p>0.397055875235904</text:p>
          </table:table-cell>
          <table:table-cell office:value-type="float" office:value="0.440303779777836" calcext:value-type="float">
            <text:p>0.440303779777836</text:p>
          </table:table-cell>
          <table:table-cell office:value-type="float" office:value="6.57018962459949" calcext:value-type="float">
            <text:p>6.57018962459949</text:p>
          </table:table-cell>
          <table:table-cell office:value-type="float" office:value="9.98225416949665" calcext:value-type="float">
            <text:p>9.98225416949665</text:p>
          </table:table-cell>
          <table:table-cell office:value-type="float" office:value="7.0828905789741" calcext:value-type="float">
            <text:p>7.0828905789741</text:p>
          </table:table-cell>
          <table:table-cell office:value-type="float" office:value="9.12601797251946" calcext:value-type="float">
            <text:p>9.12601797251946</text:p>
          </table:table-cell>
          <table:table-cell office:value-type="float" office:value="0.260214987688333" calcext:value-type="float">
            <text:p>0.260214987688333</text:p>
          </table:table-cell>
          <table:table-cell office:value-type="float" office:value="0.307146953582656" calcext:value-type="float">
            <text:p>0.307146953582656</text:p>
          </table:table-cell>
          <table:table-cell office:value-type="float" office:value="0.263639097772484" calcext:value-type="float">
            <text:p>0.263639097772484</text:p>
          </table:table-cell>
          <table:table-cell office:value-type="float" office:value="0.301332891564075" calcext:value-type="float">
            <text:p>0.301332891564075</text:p>
          </table:table-cell>
          <table:table-cell office:value-type="float" office:value="0.0336704533026443" calcext:value-type="float">
            <text:p>0.033670453302644</text:p>
          </table:table-cell>
          <table:table-cell office:value-type="float" office:value="0.0357018885315243" calcext:value-type="float">
            <text:p>0.035701888531524</text:p>
          </table:table-cell>
          <table:table-cell office:value-type="float" office:value="0.0308323173012524" calcext:value-type="float">
            <text:p>0.030832317301252</text:p>
          </table:table-cell>
          <table:table-cell office:value-type="float" office:value="0.0397494385735072" calcext:value-type="float">
            <text:p>0.039749438573507</text:p>
          </table:table-cell>
          <table:table-cell table:number-columns-repeated="4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9194872815104" calcext:value-type="float">
            <text:p>0.39194872815104</text:p>
          </table:table-cell>
          <table:table-cell office:value-type="float" office:value="0.447151411879651" calcext:value-type="float">
            <text:p>0.447151411879651</text:p>
          </table:table-cell>
          <table:table-cell office:value-type="float" office:value="0.395245859800308" calcext:value-type="float">
            <text:p>0.395245859800308</text:p>
          </table:table-cell>
          <table:table-cell office:value-type="float" office:value="0.443151898731999" calcext:value-type="float">
            <text:p>0.443151898731999</text:p>
          </table:table-cell>
          <table:table-cell office:value-type="float" office:value="6.6538403108826" calcext:value-type="float">
            <text:p>6.6538403108826</text:p>
          </table:table-cell>
          <table:table-cell office:value-type="float" office:value="10.5707611401679" calcext:value-type="float">
            <text:p>10.5707611401679</text:p>
          </table:table-cell>
          <table:table-cell office:value-type="float" office:value="6.97914226693454" calcext:value-type="float">
            <text:p>6.97914226693454</text:p>
          </table:table-cell>
          <table:table-cell office:value-type="float" office:value="9.49434415038779" calcext:value-type="float">
            <text:p>9.49434415038779</text:p>
          </table:table-cell>
          <table:table-cell office:value-type="float" office:value="0.25387784136743" calcext:value-type="float">
            <text:p>0.25387784136743</text:p>
          </table:table-cell>
          <table:table-cell office:value-type="float" office:value="0.306222709929509" calcext:value-type="float">
            <text:p>0.306222709929509</text:p>
          </table:table-cell>
          <table:table-cell office:value-type="float" office:value="0.257122555117377" calcext:value-type="float">
            <text:p>0.257122555117377</text:p>
          </table:table-cell>
          <table:table-cell office:value-type="float" office:value="0.30064526186611" calcext:value-type="float">
            <text:p>0.30064526186611</text:p>
          </table:table-cell>
          <table:table-cell office:value-type="float" office:value="0.0356775324307935" calcext:value-type="float">
            <text:p>0.035677532430794</text:p>
          </table:table-cell>
          <table:table-cell office:value-type="float" office:value="0.0407763829429487" calcext:value-type="float">
            <text:p>0.040776382942949</text:p>
          </table:table-cell>
          <table:table-cell office:value-type="float" office:value="0.0325064614455494" calcext:value-type="float">
            <text:p>0.03250646144555</text:p>
          </table:table-cell>
          <table:table-cell office:value-type="float" office:value="0.0452058096305194" calcext:value-type="float">
            <text:p>0.045205809630519</text:p>
          </table:table-cell>
          <table:table-cell table:number-columns-repeated="4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83812616864473" calcext:value-type="float">
            <text:p>0.383812616864473</text:p>
          </table:table-cell>
          <table:table-cell office:value-type="float" office:value="0.43877472782209" calcext:value-type="float">
            <text:p>0.43877472782209</text:p>
          </table:table-cell>
          <table:table-cell office:value-type="float" office:value="0.387358325097885" calcext:value-type="float">
            <text:p>0.387358325097885</text:p>
          </table:table-cell>
          <table:table-cell office:value-type="float" office:value="0.434513173843915" calcext:value-type="float">
            <text:p>0.434513173843915</text:p>
          </table:table-cell>
          <table:table-cell office:value-type="float" office:value="6.58723303213834" calcext:value-type="float">
            <text:p>6.58723303213834</text:p>
          </table:table-cell>
          <table:table-cell office:value-type="float" office:value="9.67390080405273" calcext:value-type="float">
            <text:p>9.67390080405273</text:p>
          </table:table-cell>
          <table:table-cell office:value-type="float" office:value="6.76958025900931" calcext:value-type="float">
            <text:p>6.76958025900931</text:p>
          </table:table-cell>
          <table:table-cell office:value-type="float" office:value="9.20107008320981" calcext:value-type="float">
            <text:p>9.20107008320981</text:p>
          </table:table-cell>
          <table:table-cell office:value-type="float" office:value="0.252998580636848" calcext:value-type="float">
            <text:p>0.252998580636848</text:p>
          </table:table-cell>
          <table:table-cell office:value-type="float" office:value="0.302384475096203" calcext:value-type="float">
            <text:p>0.302384475096203</text:p>
          </table:table-cell>
          <table:table-cell office:value-type="float" office:value="0.256536324067499" calcext:value-type="float">
            <text:p>0.256536324067499</text:p>
          </table:table-cell>
          <table:table-cell office:value-type="float" office:value="0.296324075408637" calcext:value-type="float">
            <text:p>0.296324075408637</text:p>
          </table:table-cell>
          <table:table-cell office:value-type="float" office:value="0.0361341095840608" calcext:value-type="float">
            <text:p>0.036134109584061</text:p>
          </table:table-cell>
          <table:table-cell office:value-type="float" office:value="0.0400831448911841" calcext:value-type="float">
            <text:p>0.040083144891184</text:p>
          </table:table-cell>
          <table:table-cell office:value-type="float" office:value="0.0322925679449708" calcext:value-type="float">
            <text:p>0.032292567944971</text:p>
          </table:table-cell>
          <table:table-cell office:value-type="float" office:value="0.0455168911617493" calcext:value-type="float">
            <text:p>0.045516891161749</text:p>
          </table:table-cell>
          <table:table-cell table:number-columns-repeated="4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88899618059752" calcext:value-type="float">
            <text:p>0.388899618059752</text:p>
          </table:table-cell>
          <table:table-cell office:value-type="float" office:value="0.440654523910976" calcext:value-type="float">
            <text:p>0.440654523910976</text:p>
          </table:table-cell>
          <table:table-cell office:value-type="float" office:value="0.391934651458209" calcext:value-type="float">
            <text:p>0.391934651458209</text:p>
          </table:table-cell>
          <table:table-cell office:value-type="float" office:value="0.438053786456092" calcext:value-type="float">
            <text:p>0.438053786456092</text:p>
          </table:table-cell>
          <table:table-cell office:value-type="float" office:value="6.51003266648641" calcext:value-type="float">
            <text:p>6.51003266648641</text:p>
          </table:table-cell>
          <table:table-cell office:value-type="float" office:value="10.0310440665862" calcext:value-type="float">
            <text:p>10.0310440665862</text:p>
          </table:table-cell>
          <table:table-cell office:value-type="float" office:value="6.82964691615625" calcext:value-type="float">
            <text:p>6.82964691615625</text:p>
          </table:table-cell>
          <table:table-cell office:value-type="float" office:value="9.97969936989059" calcext:value-type="float">
            <text:p>9.97969936989059</text:p>
          </table:table-cell>
          <table:table-cell office:value-type="float" office:value="0.254590436867483" calcext:value-type="float">
            <text:p>0.254590436867483</text:p>
          </table:table-cell>
          <table:table-cell office:value-type="float" office:value="0.302911256695718" calcext:value-type="float">
            <text:p>0.302911256695718</text:p>
          </table:table-cell>
          <table:table-cell office:value-type="float" office:value="0.257775110061838" calcext:value-type="float">
            <text:p>0.257775110061838</text:p>
          </table:table-cell>
          <table:table-cell office:value-type="float" office:value="0.297476299975792" calcext:value-type="float">
            <text:p>0.297476299975792</text:p>
          </table:table-cell>
          <table:table-cell office:value-type="float" office:value="0.0360570428261506" calcext:value-type="float">
            <text:p>0.036057042826151</text:p>
          </table:table-cell>
          <table:table-cell office:value-type="float" office:value="0.0424297706602655" calcext:value-type="float">
            <text:p>0.042429770660266</text:p>
          </table:table-cell>
          <table:table-cell office:value-type="float" office:value="0.0332138897035608" calcext:value-type="float">
            <text:p>0.033213889703561</text:p>
          </table:table-cell>
          <table:table-cell office:value-type="float" office:value="0.0463971131461503" calcext:value-type="float">
            <text:p>0.04639711314615</text:p>
          </table:table-cell>
          <table:table-cell table:number-columns-repeated="4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83765620640982" calcext:value-type="float">
            <text:p>0.383765620640982</text:p>
          </table:table-cell>
          <table:table-cell office:value-type="float" office:value="0.435665827318394" calcext:value-type="float">
            <text:p>0.435665827318394</text:p>
          </table:table-cell>
          <table:table-cell office:value-type="float" office:value="0.386636396272918" calcext:value-type="float">
            <text:p>0.386636396272918</text:p>
          </table:table-cell>
          <table:table-cell office:value-type="float" office:value="0.432887726098413" calcext:value-type="float">
            <text:p>0.432887726098413</text:p>
          </table:table-cell>
          <table:table-cell office:value-type="float" office:value="6.18107981786367" calcext:value-type="float">
            <text:p>6.18107981786367</text:p>
          </table:table-cell>
          <table:table-cell office:value-type="float" office:value="8.80555525481405" calcext:value-type="float">
            <text:p>8.80555525481405</text:p>
          </table:table-cell>
          <table:table-cell office:value-type="float" office:value="6.41599642855622" calcext:value-type="float">
            <text:p>6.41599642855622</text:p>
          </table:table-cell>
          <table:table-cell office:value-type="float" office:value="8.56117432833288" calcext:value-type="float">
            <text:p>8.56117432833288</text:p>
          </table:table-cell>
          <table:table-cell office:value-type="float" office:value="0.249142993441032" calcext:value-type="float">
            <text:p>0.249142993441032</text:p>
          </table:table-cell>
          <table:table-cell office:value-type="float" office:value="0.296379216902113" calcext:value-type="float">
            <text:p>0.296379216902113</text:p>
          </table:table-cell>
          <table:table-cell office:value-type="float" office:value="0.252030053486822" calcext:value-type="float">
            <text:p>0.252030053486822</text:p>
          </table:table-cell>
          <table:table-cell office:value-type="float" office:value="0.291460460935459" calcext:value-type="float">
            <text:p>0.291460460935459</text:p>
          </table:table-cell>
          <table:table-cell office:value-type="float" office:value="0.039154338597024" calcext:value-type="float">
            <text:p>0.039154338597024</text:p>
          </table:table-cell>
          <table:table-cell office:value-type="float" office:value="0.0447015407021546" calcext:value-type="float">
            <text:p>0.044701540702155</text:p>
          </table:table-cell>
          <table:table-cell office:value-type="float" office:value="0.036496552820867" calcext:value-type="float">
            <text:p>0.036496552820867</text:p>
          </table:table-cell>
          <table:table-cell office:value-type="float" office:value="0.0484204623095397" calcext:value-type="float">
            <text:p>0.04842046230954</text:p>
          </table:table-cell>
          <table:table-cell table:number-columns-repeated="4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88762328253318" calcext:value-type="float">
            <text:p>0.388762328253318</text:p>
          </table:table-cell>
          <table:table-cell office:value-type="float" office:value="0.433220842852155" calcext:value-type="float">
            <text:p>0.433220842852155</text:p>
          </table:table-cell>
          <table:table-cell office:value-type="float" office:value="0.391345002231564" calcext:value-type="float">
            <text:p>0.391345002231564</text:p>
          </table:table-cell>
          <table:table-cell office:value-type="float" office:value="0.431522174185633" calcext:value-type="float">
            <text:p>0.431522174185633</text:p>
          </table:table-cell>
          <table:table-cell office:value-type="float" office:value="6.30472873825391" calcext:value-type="float">
            <text:p>6.30472873825391</text:p>
          </table:table-cell>
          <table:table-cell office:value-type="float" office:value="9.84411062549578" calcext:value-type="float">
            <text:p>9.84411062549578</text:p>
          </table:table-cell>
          <table:table-cell office:value-type="float" office:value="6.5655828887194" calcext:value-type="float">
            <text:p>6.5655828887194</text:p>
          </table:table-cell>
          <table:table-cell office:value-type="float" office:value="9.88919433642183" calcext:value-type="float">
            <text:p>9.88919433642183</text:p>
          </table:table-cell>
          <table:table-cell office:value-type="float" office:value="0.250600050496349" calcext:value-type="float">
            <text:p>0.250600050496349</text:p>
          </table:table-cell>
          <table:table-cell office:value-type="float" office:value="0.291550379843828" calcext:value-type="float">
            <text:p>0.291550379843828</text:p>
          </table:table-cell>
          <table:table-cell office:value-type="float" office:value="0.253186536821747" calcext:value-type="float">
            <text:p>0.253186536821747</text:p>
          </table:table-cell>
          <table:table-cell office:value-type="float" office:value="0.287243611962753" calcext:value-type="float">
            <text:p>0.287243611962753</text:p>
          </table:table-cell>
          <table:table-cell office:value-type="float" office:value="0.0344780749158508" calcext:value-type="float">
            <text:p>0.034478074915851</text:p>
          </table:table-cell>
          <table:table-cell office:value-type="float" office:value="0.0386231054035323" calcext:value-type="float">
            <text:p>0.038623105403532</text:p>
          </table:table-cell>
          <table:table-cell office:value-type="float" office:value="0.0324207040430144" calcext:value-type="float">
            <text:p>0.032420704043014</text:p>
          </table:table-cell>
          <table:table-cell office:value-type="float" office:value="0.0415088738331632" calcext:value-type="float">
            <text:p>0.041508873833163</text:p>
          </table:table-cell>
          <table:table-cell table:number-columns-repeated="4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84939528260233" calcext:value-type="float">
            <text:p>0.384939528260233</text:p>
          </table:table-cell>
          <table:table-cell office:value-type="float" office:value="0.435916602833634" calcext:value-type="float">
            <text:p>0.435916602833634</text:p>
          </table:table-cell>
          <table:table-cell office:value-type="float" office:value="0.388081364239901" calcext:value-type="float">
            <text:p>0.388081364239901</text:p>
          </table:table-cell>
          <table:table-cell office:value-type="float" office:value="0.433266970759036" calcext:value-type="float">
            <text:p>0.433266970759036</text:p>
          </table:table-cell>
          <table:table-cell office:value-type="float" office:value="6.54640155834615" calcext:value-type="float">
            <text:p>6.54640155834615</text:p>
          </table:table-cell>
          <table:table-cell office:value-type="float" office:value="10.5954312684901" calcext:value-type="float">
            <text:p>10.5954312684901</text:p>
          </table:table-cell>
          <table:table-cell office:value-type="float" office:value="6.9318743217351" calcext:value-type="float">
            <text:p>6.9318743217351</text:p>
          </table:table-cell>
          <table:table-cell office:value-type="float" office:value="10.4257742563366" calcext:value-type="float">
            <text:p>10.4257742563366</text:p>
          </table:table-cell>
          <table:table-cell office:value-type="float" office:value="0.237425953984485" calcext:value-type="float">
            <text:p>0.237425953984485</text:p>
          </table:table-cell>
          <table:table-cell office:value-type="float" office:value="0.283198382203635" calcext:value-type="float">
            <text:p>0.283198382203635</text:p>
          </table:table-cell>
          <table:table-cell office:value-type="float" office:value="0.240380156552697" calcext:value-type="float">
            <text:p>0.240380156552697</text:p>
          </table:table-cell>
          <table:table-cell office:value-type="float" office:value="0.278112506600418" calcext:value-type="float">
            <text:p>0.278112506600418</text:p>
          </table:table-cell>
          <table:table-cell office:value-type="float" office:value="0.0266567636416609" calcext:value-type="float">
            <text:p>0.026656763641661</text:p>
          </table:table-cell>
          <table:table-cell office:value-type="float" office:value="0.0304974033399932" calcext:value-type="float">
            <text:p>0.030497403339993</text:p>
          </table:table-cell>
          <table:table-cell office:value-type="float" office:value="0.0243181423782419" calcext:value-type="float">
            <text:p>0.024318142378242</text:p>
          </table:table-cell>
          <table:table-cell office:value-type="float" office:value="0.0338088311089718" calcext:value-type="float">
            <text:p>0.033808831108972</text:p>
          </table:table-cell>
          <table:table-cell table:number-columns-repeated="4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93118572255031" calcext:value-type="float">
            <text:p>0.393118572255031</text:p>
          </table:table-cell>
          <table:table-cell office:value-type="float" office:value="0.441686105554872" calcext:value-type="float">
            <text:p>0.441686105554872</text:p>
          </table:table-cell>
          <table:table-cell office:value-type="float" office:value="0.395457995463348" calcext:value-type="float">
            <text:p>0.395457995463348</text:p>
          </table:table-cell>
          <table:table-cell office:value-type="float" office:value="0.440742204299321" calcext:value-type="float">
            <text:p>0.440742204299321</text:p>
          </table:table-cell>
          <table:table-cell office:value-type="float" office:value="6.64195199863893" calcext:value-type="float">
            <text:p>6.64195199863893</text:p>
          </table:table-cell>
          <table:table-cell office:value-type="float" office:value="9.66948111021683" calcext:value-type="float">
            <text:p>9.66948111021683</text:p>
          </table:table-cell>
          <table:table-cell office:value-type="float" office:value="6.80770009669449" calcext:value-type="float">
            <text:p>6.80770009669449</text:p>
          </table:table-cell>
          <table:table-cell office:value-type="float" office:value="9.65499826853915" calcext:value-type="float">
            <text:p>9.65499826853915</text:p>
          </table:table-cell>
          <table:table-cell office:value-type="float" office:value="0.256519231370834" calcext:value-type="float">
            <text:p>0.256519231370834</text:p>
          </table:table-cell>
          <table:table-cell office:value-type="float" office:value="0.304793847834512" calcext:value-type="float">
            <text:p>0.304793847834512</text:p>
          </table:table-cell>
          <table:table-cell office:value-type="float" office:value="0.258771886126977" calcext:value-type="float">
            <text:p>0.258771886126977</text:p>
          </table:table-cell>
          <table:table-cell office:value-type="float" office:value="0.300915733901413" calcext:value-type="float">
            <text:p>0.300915733901413</text:p>
          </table:table-cell>
          <table:table-cell office:value-type="float" office:value="0.0285955696926899" calcext:value-type="float">
            <text:p>0.02859556969269</text:p>
          </table:table-cell>
          <table:table-cell office:value-type="float" office:value="0.0324834713250905" calcext:value-type="float">
            <text:p>0.032483471325091</text:p>
          </table:table-cell>
          <table:table-cell office:value-type="float" office:value="0.0266182825448778" calcext:value-type="float">
            <text:p>0.026618282544878</text:p>
          </table:table-cell>
          <table:table-cell office:value-type="float" office:value="0.0353013526634472" calcext:value-type="float">
            <text:p>0.035301352663447</text:p>
          </table:table-cell>
          <table:table-cell table:number-columns-repeated="4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87258837622701" calcext:value-type="float">
            <text:p>0.387258837622701</text:p>
          </table:table-cell>
          <table:table-cell office:value-type="float" office:value="0.437300954395701" calcext:value-type="float">
            <text:p>0.437300954395701</text:p>
          </table:table-cell>
          <table:table-cell office:value-type="float" office:value="0.390032674854788" calcext:value-type="float">
            <text:p>0.390032674854788</text:p>
          </table:table-cell>
          <table:table-cell office:value-type="float" office:value="0.438536904016905" calcext:value-type="float">
            <text:p>0.438536904016905</text:p>
          </table:table-cell>
          <table:table-cell office:value-type="float" office:value="6.4838041344059" calcext:value-type="float">
            <text:p>6.4838041344059</text:p>
          </table:table-cell>
          <table:table-cell office:value-type="float" office:value="9.75621501653436" calcext:value-type="float">
            <text:p>9.75621501653436</text:p>
          </table:table-cell>
          <table:table-cell office:value-type="float" office:value="6.65760097604893" calcext:value-type="float">
            <text:p>6.65760097604893</text:p>
          </table:table-cell>
          <table:table-cell office:value-type="float" office:value="10.8035630578461" calcext:value-type="float">
            <text:p>10.8035630578461</text:p>
          </table:table-cell>
          <table:table-cell office:value-type="float" office:value="0.26021781397384" calcext:value-type="float">
            <text:p>0.26021781397384</text:p>
          </table:table-cell>
          <table:table-cell office:value-type="float" office:value="0.314761674405496" calcext:value-type="float">
            <text:p>0.314761674405496</text:p>
          </table:table-cell>
          <table:table-cell office:value-type="float" office:value="0.26274976030984" calcext:value-type="float">
            <text:p>0.26274976030984</text:p>
          </table:table-cell>
          <table:table-cell office:value-type="float" office:value="0.310298907210745" calcext:value-type="float">
            <text:p>0.310298907210745</text:p>
          </table:table-cell>
          <table:table-cell office:value-type="float" office:value="0.0314603750599094" calcext:value-type="float">
            <text:p>0.03146037505991</text:p>
          </table:table-cell>
          <table:table-cell office:value-type="float" office:value="0.0322048713016305" calcext:value-type="float">
            <text:p>0.032204871301631</text:p>
          </table:table-cell>
          <table:table-cell office:value-type="float" office:value="0.0280451402410343" calcext:value-type="float">
            <text:p>0.028045140241034</text:p>
          </table:table-cell>
          <table:table-cell office:value-type="float" office:value="0.03717631109187" calcext:value-type="float">
            <text:p>0.03717631109187</text:p>
          </table:table-cell>
          <table:table-cell table:number-columns-repeated="4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92020781253474" calcext:value-type="float">
            <text:p>0.392020781253474</text:p>
          </table:table-cell>
          <table:table-cell office:value-type="float" office:value="0.440221007238266" calcext:value-type="float">
            <text:p>0.440221007238266</text:p>
          </table:table-cell>
          <table:table-cell office:value-type="float" office:value="0.394277420224325" calcext:value-type="float">
            <text:p>0.394277420224325</text:p>
          </table:table-cell>
          <table:table-cell office:value-type="float" office:value="0.439505492055045" calcext:value-type="float">
            <text:p>0.439505492055045</text:p>
          </table:table-cell>
          <table:table-cell office:value-type="float" office:value="7.0271335433671" calcext:value-type="float">
            <text:p>7.0271335433671</text:p>
          </table:table-cell>
          <table:table-cell office:value-type="float" office:value="9.79598481620823" calcext:value-type="float">
            <text:p>9.79598481620823</text:p>
          </table:table-cell>
          <table:table-cell office:value-type="float" office:value="7.10711102569256" calcext:value-type="float">
            <text:p>7.10711102569256</text:p>
          </table:table-cell>
          <table:table-cell office:value-type="float" office:value="9.52506508999977" calcext:value-type="float">
            <text:p>9.52506508999977</text:p>
          </table:table-cell>
          <table:table-cell office:value-type="float" office:value="0.274169309587241" calcext:value-type="float">
            <text:p>0.274169309587241</text:p>
          </table:table-cell>
          <table:table-cell office:value-type="float" office:value="0.342920452986832" calcext:value-type="float">
            <text:p>0.342920452986832</text:p>
          </table:table-cell>
          <table:table-cell office:value-type="float" office:value="0.276447837529611" calcext:value-type="float">
            <text:p>0.276447837529611</text:p>
          </table:table-cell>
          <table:table-cell office:value-type="float" office:value="0.338758283824289" calcext:value-type="float">
            <text:p>0.338758283824289</text:p>
          </table:table-cell>
          <table:table-cell office:value-type="float" office:value="0.0362526599706209" calcext:value-type="float">
            <text:p>0.036252659970621</text:p>
          </table:table-cell>
          <table:table-cell office:value-type="float" office:value="0.0370183808518786" calcext:value-type="float">
            <text:p>0.037018380851879</text:p>
          </table:table-cell>
          <table:table-cell office:value-type="float" office:value="0.031915815355415" calcext:value-type="float">
            <text:p>0.031915815355415</text:p>
          </table:table-cell>
          <table:table-cell office:value-type="float" office:value="0.0433509701388966" calcext:value-type="float">
            <text:p>0.043350970138897</text:p>
          </table:table-cell>
          <table:table-cell table:number-columns-repeated="4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84696882352225" calcext:value-type="float">
            <text:p>0.384696882352225</text:p>
          </table:table-cell>
          <table:table-cell office:value-type="float" office:value="0.434709962433604" calcext:value-type="float">
            <text:p>0.434709962433604</text:p>
          </table:table-cell>
          <table:table-cell office:value-type="float" office:value="0.387311288864177" calcext:value-type="float">
            <text:p>0.387311288864177</text:p>
          </table:table-cell>
          <table:table-cell office:value-type="float" office:value="0.431866463306961" calcext:value-type="float">
            <text:p>0.431866463306961</text:p>
          </table:table-cell>
          <table:table-cell office:value-type="float" office:value="6.32077841899465" calcext:value-type="float">
            <text:p>6.32077841899465</text:p>
          </table:table-cell>
          <table:table-cell office:value-type="float" office:value="9.38399331939995" calcext:value-type="float">
            <text:p>9.38399331939995</text:p>
          </table:table-cell>
          <table:table-cell office:value-type="float" office:value="6.6924895762957" calcext:value-type="float">
            <text:p>6.6924895762957</text:p>
          </table:table-cell>
          <table:table-cell office:value-type="float" office:value="8.91414028197547" calcext:value-type="float">
            <text:p>8.91414028197547</text:p>
          </table:table-cell>
          <table:table-cell office:value-type="float" office:value="0.251656722074287" calcext:value-type="float">
            <text:p>0.251656722074287</text:p>
          </table:table-cell>
          <table:table-cell office:value-type="float" office:value="0.309748926604128" calcext:value-type="float">
            <text:p>0.309748926604128</text:p>
          </table:table-cell>
          <table:table-cell office:value-type="float" office:value="0.25423519533798" calcext:value-type="float">
            <text:p>0.25423519533798</text:p>
          </table:table-cell>
          <table:table-cell office:value-type="float" office:value="0.305122561104657" calcext:value-type="float">
            <text:p>0.305122561104657</text:p>
          </table:table-cell>
          <table:table-cell office:value-type="float" office:value="0.0370274386644645" calcext:value-type="float">
            <text:p>0.037027438664465</text:p>
          </table:table-cell>
          <table:table-cell office:value-type="float" office:value="0.0423206472671143" calcext:value-type="float">
            <text:p>0.042320647267114</text:p>
          </table:table-cell>
          <table:table-cell office:value-type="float" office:value="0.0337349813198539" calcext:value-type="float">
            <text:p>0.033734981319854</text:p>
          </table:table-cell>
          <table:table-cell office:value-type="float" office:value="0.0470474417038086" calcext:value-type="float">
            <text:p>0.047047441703809</text:p>
          </table:table-cell>
          <table:table-cell table:number-columns-repeated="4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83688613620025" calcext:value-type="float">
            <text:p>0.383688613620025</text:p>
          </table:table-cell>
          <table:table-cell office:value-type="float" office:value="0.436515519402127" calcext:value-type="float">
            <text:p>0.436515519402127</text:p>
          </table:table-cell>
          <table:table-cell office:value-type="float" office:value="0.385559876139225" calcext:value-type="float">
            <text:p>0.385559876139225</text:p>
          </table:table-cell>
          <table:table-cell office:value-type="float" office:value="0.43322006284968" calcext:value-type="float">
            <text:p>0.43322006284968</text:p>
          </table:table-cell>
          <table:table-cell office:value-type="float" office:value="6.06278805215009" calcext:value-type="float">
            <text:p>6.06278805215009</text:p>
          </table:table-cell>
          <table:table-cell office:value-type="float" office:value="9.21009385430467" calcext:value-type="float">
            <text:p>9.21009385430467</text:p>
          </table:table-cell>
          <table:table-cell office:value-type="float" office:value="6.44670078743406" calcext:value-type="float">
            <text:p>6.44670078743406</text:p>
          </table:table-cell>
          <table:table-cell office:value-type="float" office:value="9.13067259587845" calcext:value-type="float">
            <text:p>9.13067259587845</text:p>
          </table:table-cell>
          <table:table-cell office:value-type="float" office:value="0.252260188853243" calcext:value-type="float">
            <text:p>0.252260188853243</text:p>
          </table:table-cell>
          <table:table-cell office:value-type="float" office:value="0.311623015819636" calcext:value-type="float">
            <text:p>0.311623015819636</text:p>
          </table:table-cell>
          <table:table-cell office:value-type="float" office:value="0.254079168307738" calcext:value-type="float">
            <text:p>0.254079168307738</text:p>
          </table:table-cell>
          <table:table-cell office:value-type="float" office:value="0.30832632430209" calcext:value-type="float">
            <text:p>0.30832632430209</text:p>
          </table:table-cell>
          <table:table-cell office:value-type="float" office:value="0.0345155684027695" calcext:value-type="float">
            <text:p>0.03451556840277</text:p>
          </table:table-cell>
          <table:table-cell office:value-type="float" office:value="0.0379355524645071" calcext:value-type="float">
            <text:p>0.037935552464507</text:p>
          </table:table-cell>
          <table:table-cell office:value-type="float" office:value="0.0315248687500809" calcext:value-type="float">
            <text:p>0.031524868750081</text:p>
          </table:table-cell>
          <table:table-cell office:value-type="float" office:value="0.0422853972208413" calcext:value-type="float">
            <text:p>0.042285397220841</text:p>
          </table:table-cell>
          <table:table-cell table:number-columns-repeated="4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91474345757157" calcext:value-type="float">
            <text:p>0.391474345757157</text:p>
          </table:table-cell>
          <table:table-cell office:value-type="float" office:value="0.442291545452907" calcext:value-type="float">
            <text:p>0.442291545452907</text:p>
          </table:table-cell>
          <table:table-cell office:value-type="float" office:value="0.393463358313186" calcext:value-type="float">
            <text:p>0.393463358313186</text:p>
          </table:table-cell>
          <table:table-cell office:value-type="float" office:value="0.442598146157553" calcext:value-type="float">
            <text:p>0.442598146157553</text:p>
          </table:table-cell>
          <table:table-cell office:value-type="float" office:value="7.05845433675975" calcext:value-type="float">
            <text:p>7.05845433675975</text:p>
          </table:table-cell>
          <table:table-cell office:value-type="float" office:value="10.1396652637471" calcext:value-type="float">
            <text:p>10.1396652637471</text:p>
          </table:table-cell>
          <table:table-cell office:value-type="float" office:value="7.18562057607075" calcext:value-type="float">
            <text:p>7.18562057607075</text:p>
          </table:table-cell>
          <table:table-cell office:value-type="float" office:value="10.0486690734034" calcext:value-type="float">
            <text:p>10.0486690734034</text:p>
          </table:table-cell>
          <table:table-cell office:value-type="float" office:value="0.255958349731349" calcext:value-type="float">
            <text:p>0.255958349731349</text:p>
          </table:table-cell>
          <table:table-cell office:value-type="float" office:value="0.323457530880233" calcext:value-type="float">
            <text:p>0.323457530880233</text:p>
          </table:table-cell>
          <table:table-cell office:value-type="float" office:value="0.257908174736357" calcext:value-type="float">
            <text:p>0.257908174736357</text:p>
          </table:table-cell>
          <table:table-cell office:value-type="float" office:value="0.319815691389844" calcext:value-type="float">
            <text:p>0.319815691389844</text:p>
          </table:table-cell>
          <table:table-cell office:value-type="float" office:value="0.0352107264340575" calcext:value-type="float">
            <text:p>0.035210726434058</text:p>
          </table:table-cell>
          <table:table-cell office:value-type="float" office:value="0.0418048074165212" calcext:value-type="float">
            <text:p>0.041804807416521</text:p>
          </table:table-cell>
          <table:table-cell office:value-type="float" office:value="0.0329656402143278" calcext:value-type="float">
            <text:p>0.032965640214328</text:p>
          </table:table-cell>
          <table:table-cell office:value-type="float" office:value="0.0450544393579056" calcext:value-type="float">
            <text:p>0.045054439357906</text:p>
          </table:table-cell>
          <table:table-cell table:number-columns-repeated="4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8108949279547" calcext:value-type="float">
            <text:p>0.38108949279547</text:p>
          </table:table-cell>
          <table:table-cell office:value-type="float" office:value="0.425861725653854" calcext:value-type="float">
            <text:p>0.425861725653854</text:p>
          </table:table-cell>
          <table:table-cell office:value-type="float" office:value="0.383229825093612" calcext:value-type="float">
            <text:p>0.383229825093612</text:p>
          </table:table-cell>
          <table:table-cell office:value-type="float" office:value="0.42717092359627" calcext:value-type="float">
            <text:p>0.42717092359627</text:p>
          </table:table-cell>
          <table:table-cell office:value-type="float" office:value="6.06125574871054" calcext:value-type="float">
            <text:p>6.06125574871054</text:p>
          </table:table-cell>
          <table:table-cell office:value-type="float" office:value="9.4031575073059" calcext:value-type="float">
            <text:p>9.4031575073059</text:p>
          </table:table-cell>
          <table:table-cell office:value-type="float" office:value="6.24042648379137" calcext:value-type="float">
            <text:p>6.24042648379137</text:p>
          </table:table-cell>
          <table:table-cell office:value-type="float" office:value="9.39914865440498" calcext:value-type="float">
            <text:p>9.39914865440498</text:p>
          </table:table-cell>
          <table:table-cell office:value-type="float" office:value="0.242711548335677" calcext:value-type="float">
            <text:p>0.242711548335677</text:p>
          </table:table-cell>
          <table:table-cell office:value-type="float" office:value="0.299964118776914" calcext:value-type="float">
            <text:p>0.299964118776914</text:p>
          </table:table-cell>
          <table:table-cell office:value-type="float" office:value="0.244596930378879" calcext:value-type="float">
            <text:p>0.244596930378879</text:p>
          </table:table-cell>
          <table:table-cell office:value-type="float" office:value="0.296545689574369" calcext:value-type="float">
            <text:p>0.296545689574369</text:p>
          </table:table-cell>
          <table:table-cell office:value-type="float" office:value="0.0406688966572124" calcext:value-type="float">
            <text:p>0.040668896657213</text:p>
          </table:table-cell>
          <table:table-cell office:value-type="float" office:value="0.0436706923238328" calcext:value-type="float">
            <text:p>0.043670692323833</text:p>
          </table:table-cell>
          <table:table-cell office:value-type="float" office:value="0.0350403404720557" calcext:value-type="float">
            <text:p>0.035040340472056</text:p>
          </table:table-cell>
          <table:table-cell office:value-type="float" office:value="0.0519100926879273" calcext:value-type="float">
            <text:p>0.051910092687927</text:p>
          </table:table-cell>
          <table:table-cell table:number-columns-repeated="4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83297002530334" calcext:value-type="float">
            <text:p>0.383297002530334</text:p>
          </table:table-cell>
          <table:table-cell office:value-type="float" office:value="0.427221631606213" calcext:value-type="float">
            <text:p>0.427221631606213</text:p>
          </table:table-cell>
          <table:table-cell office:value-type="float" office:value="0.38590651702328" calcext:value-type="float">
            <text:p>0.38590651702328</text:p>
          </table:table-cell>
          <table:table-cell office:value-type="float" office:value="0.430044356525907" calcext:value-type="float">
            <text:p>0.430044356525907</text:p>
          </table:table-cell>
          <table:table-cell office:value-type="float" office:value="6.53720178506611" calcext:value-type="float">
            <text:p>6.53720178506611</text:p>
          </table:table-cell>
          <table:table-cell office:value-type="float" office:value="9.50078468944727" calcext:value-type="float">
            <text:p>9.50078468944727</text:p>
          </table:table-cell>
          <table:table-cell office:value-type="float" office:value="6.56905483255855" calcext:value-type="float">
            <text:p>6.56905483255855</text:p>
          </table:table-cell>
          <table:table-cell office:value-type="float" office:value="9.89353465021594" calcext:value-type="float">
            <text:p>9.89353465021594</text:p>
          </table:table-cell>
          <table:table-cell office:value-type="float" office:value="0.252214826605317" calcext:value-type="float">
            <text:p>0.252214826605317</text:p>
          </table:table-cell>
          <table:table-cell office:value-type="float" office:value="0.327509521254518" calcext:value-type="float">
            <text:p>0.327509521254518</text:p>
          </table:table-cell>
          <table:table-cell office:value-type="float" office:value="0.254771444775464" calcext:value-type="float">
            <text:p>0.254771444775464</text:p>
          </table:table-cell>
          <table:table-cell office:value-type="float" office:value="0.322579703933724" calcext:value-type="float">
            <text:p>0.322579703933724</text:p>
          </table:table-cell>
          <table:table-cell office:value-type="float" office:value="0.041071589178017" calcext:value-type="float">
            <text:p>0.041071589178017</text:p>
          </table:table-cell>
          <table:table-cell office:value-type="float" office:value="0.0451652066083073" calcext:value-type="float">
            <text:p>0.045165206608307</text:p>
          </table:table-cell>
          <table:table-cell office:value-type="float" office:value="0.0357830813060518" calcext:value-type="float">
            <text:p>0.035783081306052</text:p>
          </table:table-cell>
          <table:table-cell office:value-type="float" office:value="0.052974016873104" calcext:value-type="float">
            <text:p>0.052974016873104</text:p>
          </table:table-cell>
          <table:table-cell table:number-columns-repeated="4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90124200055112" calcext:value-type="float">
            <text:p>0.390124200055112</text:p>
          </table:table-cell>
          <table:table-cell office:value-type="float" office:value="0.434431756827559" calcext:value-type="float">
            <text:p>0.434431756827559</text:p>
          </table:table-cell>
          <table:table-cell office:value-type="float" office:value="0.391847477107339" calcext:value-type="float">
            <text:p>0.391847477107339</text:p>
          </table:table-cell>
          <table:table-cell office:value-type="float" office:value="0.435539930131041" calcext:value-type="float">
            <text:p>0.435539930131041</text:p>
          </table:table-cell>
          <table:table-cell office:value-type="float" office:value="6.62443615016804" calcext:value-type="float">
            <text:p>6.62443615016804</text:p>
          </table:table-cell>
          <table:table-cell office:value-type="float" office:value="9.25921223476832" calcext:value-type="float">
            <text:p>9.25921223476832</text:p>
          </table:table-cell>
          <table:table-cell office:value-type="float" office:value="6.64375663684458" calcext:value-type="float">
            <text:p>6.64375663684458</text:p>
          </table:table-cell>
          <table:table-cell office:value-type="float" office:value="9.82196710315833" calcext:value-type="float">
            <text:p>9.82196710315833</text:p>
          </table:table-cell>
          <table:table-cell office:value-type="float" office:value="0.253429551837716" calcext:value-type="float">
            <text:p>0.253429551837716</text:p>
          </table:table-cell>
          <table:table-cell office:value-type="float" office:value="0.328036522473605" calcext:value-type="float">
            <text:p>0.328036522473605</text:p>
          </table:table-cell>
          <table:table-cell office:value-type="float" office:value="0.255801822095864" calcext:value-type="float">
            <text:p>0.255801822095864</text:p>
          </table:table-cell>
          <table:table-cell office:value-type="float" office:value="0.323499652173884" calcext:value-type="float">
            <text:p>0.323499652173884</text:p>
          </table:table-cell>
          <table:table-cell office:value-type="float" office:value="0.0380385055481533" calcext:value-type="float">
            <text:p>0.038038505548153</text:p>
          </table:table-cell>
          <table:table-cell office:value-type="float" office:value="0.0453405536642466" calcext:value-type="float">
            <text:p>0.045340553664247</text:p>
          </table:table-cell>
          <table:table-cell office:value-type="float" office:value="0.0333327699643869" calcext:value-type="float">
            <text:p>0.033332769964387</text:p>
          </table:table-cell>
          <table:table-cell office:value-type="float" office:value="0.0522011789987987" calcext:value-type="float">
            <text:p>0.052201178998799</text:p>
          </table:table-cell>
          <table:table-cell table:number-columns-repeated="4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92510991174344" calcext:value-type="float">
            <text:p>0.392510991174344</text:p>
          </table:table-cell>
          <table:table-cell office:value-type="float" office:value="0.438955551689112" calcext:value-type="float">
            <text:p>0.438955551689112</text:p>
          </table:table-cell>
          <table:table-cell office:value-type="float" office:value="0.394013904397264" calcext:value-type="float">
            <text:p>0.394013904397264</text:p>
          </table:table-cell>
          <table:table-cell office:value-type="float" office:value="0.439054153308759" calcext:value-type="float">
            <text:p>0.439054153308759</text:p>
          </table:table-cell>
          <table:table-cell office:value-type="float" office:value="6.26649319984816" calcext:value-type="float">
            <text:p>6.26649319984816</text:p>
          </table:table-cell>
          <table:table-cell office:value-type="float" office:value="9.20879166291022" calcext:value-type="float">
            <text:p>9.20879166291022</text:p>
          </table:table-cell>
          <table:table-cell office:value-type="float" office:value="6.29131495341441" calcext:value-type="float">
            <text:p>6.29131495341441</text:p>
          </table:table-cell>
          <table:table-cell office:value-type="float" office:value="9.57765265154531" calcext:value-type="float">
            <text:p>9.57765265154531</text:p>
          </table:table-cell>
          <table:table-cell office:value-type="float" office:value="0.259133897247277" calcext:value-type="float">
            <text:p>0.259133897247277</text:p>
          </table:table-cell>
          <table:table-cell office:value-type="float" office:value="0.337933254431079" calcext:value-type="float">
            <text:p>0.337933254431079</text:p>
          </table:table-cell>
          <table:table-cell office:value-type="float" office:value="0.26141486929739" calcext:value-type="float">
            <text:p>0.26141486929739</text:p>
          </table:table-cell>
          <table:table-cell office:value-type="float" office:value="0.333511116422621" calcext:value-type="float">
            <text:p>0.333511116422621</text:p>
          </table:table-cell>
          <table:table-cell office:value-type="float" office:value="0.0334693005664072" calcext:value-type="float">
            <text:p>0.033469300566407</text:p>
          </table:table-cell>
          <table:table-cell office:value-type="float" office:value="0.0401542256530838" calcext:value-type="float">
            <text:p>0.040154225653084</text:p>
          </table:table-cell>
          <table:table-cell office:value-type="float" office:value="0.0289619671511578" calcext:value-type="float">
            <text:p>0.028961967151158</text:p>
          </table:table-cell>
          <table:table-cell office:value-type="float" office:value="0.0467777403896607" calcext:value-type="float">
            <text:p>0.046777740389661</text:p>
          </table:table-cell>
          <table:table-cell table:number-columns-repeated="4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79783762240308" calcext:value-type="float">
            <text:p>0.379783762240308</text:p>
          </table:table-cell>
          <table:table-cell office:value-type="float" office:value="0.413025649940956" calcext:value-type="float">
            <text:p>0.413025649940956</text:p>
          </table:table-cell>
          <table:table-cell office:value-type="float" office:value="0.382229522165183" calcext:value-type="float">
            <text:p>0.382229522165183</text:p>
          </table:table-cell>
          <table:table-cell office:value-type="float" office:value="0.411443331936293" calcext:value-type="float">
            <text:p>0.411443331936293</text:p>
          </table:table-cell>
          <table:table-cell office:value-type="float" office:value="5.74278447766281" calcext:value-type="float">
            <text:p>5.74278447766281</text:p>
          </table:table-cell>
          <table:table-cell office:value-type="float" office:value="8.59195571766969" calcext:value-type="float">
            <text:p>8.59195571766969</text:p>
          </table:table-cell>
          <table:table-cell office:value-type="float" office:value="5.7925993123866" calcext:value-type="float">
            <text:p>5.7925993123866</text:p>
          </table:table-cell>
          <table:table-cell office:value-type="float" office:value="8.59195571766969" calcext:value-type="float">
            <text:p>8.59195571766969</text:p>
          </table:table-cell>
          <table:table-cell office:value-type="float" office:value="0.23848644031052" calcext:value-type="float">
            <text:p>0.23848644031052</text:p>
          </table:table-cell>
          <table:table-cell office:value-type="float" office:value="0.291640148929805" calcext:value-type="float">
            <text:p>0.291640148929805</text:p>
          </table:table-cell>
          <table:table-cell office:value-type="float" office:value="0.240562401344398" calcext:value-type="float">
            <text:p>0.240562401344398</text:p>
          </table:table-cell>
          <table:table-cell office:value-type="float" office:value="0.287872574351191" calcext:value-type="float">
            <text:p>0.287872574351191</text:p>
          </table:table-cell>
          <table:table-cell office:value-type="float" office:value="0.0346694178247097" calcext:value-type="float">
            <text:p>0.03466941782471</text:p>
          </table:table-cell>
          <table:table-cell office:value-type="float" office:value="0.0405134594942363" calcext:value-type="float">
            <text:p>0.040513459494236</text:p>
          </table:table-cell>
          <table:table-cell office:value-type="float" office:value="0.0302101164036807" calcext:value-type="float">
            <text:p>0.030210116403681</text:p>
          </table:table-cell>
          <table:table-cell office:value-type="float" office:value="0.0470669054509177" calcext:value-type="float">
            <text:p>0.047066905450918</text:p>
          </table:table-cell>
          <table:table-cell table:number-columns-repeated="4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7744080457496" calcext:value-type="float">
            <text:p>0.37744080457496</text:p>
          </table:table-cell>
          <table:table-cell office:value-type="float" office:value="0.419232779110181" calcext:value-type="float">
            <text:p>0.419232779110181</text:p>
          </table:table-cell>
          <table:table-cell office:value-type="float" office:value="0.380072498428072" calcext:value-type="float">
            <text:p>0.380072498428072</text:p>
          </table:table-cell>
          <table:table-cell office:value-type="float" office:value="0.41783838940827" calcext:value-type="float">
            <text:p>0.41783838940827</text:p>
          </table:table-cell>
          <table:table-cell office:value-type="float" office:value="5.79263957854324" calcext:value-type="float">
            <text:p>5.79263957854324</text:p>
          </table:table-cell>
          <table:table-cell office:value-type="float" office:value="8.56866867478372" calcext:value-type="float">
            <text:p>8.56866867478372</text:p>
          </table:table-cell>
          <table:table-cell office:value-type="float" office:value="5.8527995014447" calcext:value-type="float">
            <text:p>5.8527995014447</text:p>
          </table:table-cell>
          <table:table-cell office:value-type="float" office:value="8.61908824759477" calcext:value-type="float">
            <text:p>8.61908824759477</text:p>
          </table:table-cell>
          <table:table-cell office:value-type="float" office:value="0.246674158902" calcext:value-type="float">
            <text:p>0.246674158902</text:p>
          </table:table-cell>
          <table:table-cell office:value-type="float" office:value="0.307437123311918" calcext:value-type="float">
            <text:p>0.307437123311918</text:p>
          </table:table-cell>
          <table:table-cell office:value-type="float" office:value="0.249349748810575" calcext:value-type="float">
            <text:p>0.249349748810575</text:p>
          </table:table-cell>
          <table:table-cell office:value-type="float" office:value="0.302405392284407" calcext:value-type="float">
            <text:p>0.302405392284407</text:p>
          </table:table-cell>
          <table:table-cell office:value-type="float" office:value="0.036839632142179" calcext:value-type="float">
            <text:p>0.036839632142179</text:p>
          </table:table-cell>
          <table:table-cell office:value-type="float" office:value="0.0421400530327852" calcext:value-type="float">
            <text:p>0.042140053032785</text:p>
          </table:table-cell>
          <table:table-cell office:value-type="float" office:value="0.031039502257458" calcext:value-type="float">
            <text:p>0.031039502257458</text:p>
          </table:table-cell>
          <table:table-cell office:value-type="float" office:value="0.0508163513149016" calcext:value-type="float">
            <text:p>0.050816351314902</text:p>
          </table:table-cell>
          <table:table-cell table:number-columns-repeated="4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854387118101" calcext:value-type="float">
            <text:p>0.3854387118101</text:p>
          </table:table-cell>
          <table:table-cell office:value-type="float" office:value="0.426272932870303" calcext:value-type="float">
            <text:p>0.426272932870303</text:p>
          </table:table-cell>
          <table:table-cell office:value-type="float" office:value="0.386725763229182" calcext:value-type="float">
            <text:p>0.386725763229182</text:p>
          </table:table-cell>
          <table:table-cell office:value-type="float" office:value="0.428634177015013" calcext:value-type="float">
            <text:p>0.428634177015013</text:p>
          </table:table-cell>
          <table:table-cell office:value-type="float" office:value="5.97005885335789" calcext:value-type="float">
            <text:p>5.97005885335789</text:p>
          </table:table-cell>
          <table:table-cell office:value-type="float" office:value="9.12496713541" calcext:value-type="float">
            <text:p>9.12496713541</text:p>
          </table:table-cell>
          <table:table-cell office:value-type="float" office:value="5.8932853769855" calcext:value-type="float">
            <text:p>5.8932853769855</text:p>
          </table:table-cell>
          <table:table-cell office:value-type="float" office:value="9.55179959368472" calcext:value-type="float">
            <text:p>9.55179959368472</text:p>
          </table:table-cell>
          <table:table-cell office:value-type="float" office:value="0.248512252830122" calcext:value-type="float">
            <text:p>0.248512252830122</text:p>
          </table:table-cell>
          <table:table-cell office:value-type="float" office:value="0.305415604623711" calcext:value-type="float">
            <text:p>0.305415604623711</text:p>
          </table:table-cell>
          <table:table-cell office:value-type="float" office:value="0.250392848019193" calcext:value-type="float">
            <text:p>0.250392848019193</text:p>
          </table:table-cell>
          <table:table-cell office:value-type="float" office:value="0.301902584940352" calcext:value-type="float">
            <text:p>0.301902584940352</text:p>
          </table:table-cell>
          <table:table-cell office:value-type="float" office:value="0.0360827298809084" calcext:value-type="float">
            <text:p>0.036082729880908</text:p>
          </table:table-cell>
          <table:table-cell office:value-type="float" office:value="0.0449801388911217" calcext:value-type="float">
            <text:p>0.044980138891122</text:p>
          </table:table-cell>
          <table:table-cell office:value-type="float" office:value="0.0315366734211668" calcext:value-type="float">
            <text:p>0.031536673421167</text:p>
          </table:table-cell>
          <table:table-cell office:value-type="float" office:value="0.0517981879585241" calcext:value-type="float">
            <text:p>0.051798187958524</text:p>
          </table:table-cell>
          <table:table-cell table:number-columns-repeated="4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85268424917353" calcext:value-type="float">
            <text:p>0.385268424917353</text:p>
          </table:table-cell>
          <table:table-cell office:value-type="float" office:value="0.420978301189017" calcext:value-type="float">
            <text:p>0.420978301189017</text:p>
          </table:table-cell>
          <table:table-cell office:value-type="float" office:value="0.38689227343653" calcext:value-type="float">
            <text:p>0.38689227343653</text:p>
          </table:table-cell>
          <table:table-cell office:value-type="float" office:value="0.421094435238722" calcext:value-type="float">
            <text:p>0.421094435238722</text:p>
          </table:table-cell>
          <table:table-cell office:value-type="float" office:value="6.03572199749918" calcext:value-type="float">
            <text:p>6.03572199749918</text:p>
          </table:table-cell>
          <table:table-cell office:value-type="float" office:value="8.99114087532533" calcext:value-type="float">
            <text:p>8.99114087532533</text:p>
          </table:table-cell>
          <table:table-cell office:value-type="float" office:value="6.09459743781353" calcext:value-type="float">
            <text:p>6.09459743781353</text:p>
          </table:table-cell>
          <table:table-cell office:value-type="float" office:value="9.22087191822858" calcext:value-type="float">
            <text:p>9.22087191822858</text:p>
          </table:table-cell>
          <table:table-cell office:value-type="float" office:value="0.258509948077263" calcext:value-type="float">
            <text:p>0.258509948077263</text:p>
          </table:table-cell>
          <table:table-cell office:value-type="float" office:value="0.331670462102129" calcext:value-type="float">
            <text:p>0.331670462102129</text:p>
          </table:table-cell>
          <table:table-cell office:value-type="float" office:value="0.260247936361313" calcext:value-type="float">
            <text:p>0.260247936361313</text:p>
          </table:table-cell>
          <table:table-cell office:value-type="float" office:value="0.328309877132041" calcext:value-type="float">
            <text:p>0.328309877132041</text:p>
          </table:table-cell>
          <table:table-cell office:value-type="float" office:value="0.0344219343572638" calcext:value-type="float">
            <text:p>0.034421934357264</text:p>
          </table:table-cell>
          <table:table-cell office:value-type="float" office:value="0.040691730204382" calcext:value-type="float">
            <text:p>0.040691730204382</text:p>
          </table:table-cell>
          <table:table-cell office:value-type="float" office:value="0.0302204681801038" calcext:value-type="float">
            <text:p>0.030220468180104</text:p>
          </table:table-cell>
          <table:table-cell office:value-type="float" office:value="0.0469743024587709" calcext:value-type="float">
            <text:p>0.046974302458771</text:p>
          </table:table-cell>
          <table:table-cell table:number-columns-repeated="4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80257262896434" calcext:value-type="float">
            <text:p>0.380257262896434</text:p>
          </table:table-cell>
          <table:table-cell office:value-type="float" office:value="0.413523956718721" calcext:value-type="float">
            <text:p>0.413523956718721</text:p>
          </table:table-cell>
          <table:table-cell office:value-type="float" office:value="0.382081471053986" calcext:value-type="float">
            <text:p>0.382081471053986</text:p>
          </table:table-cell>
          <table:table-cell office:value-type="float" office:value="0.41424551094981" calcext:value-type="float">
            <text:p>0.41424551094981</text:p>
          </table:table-cell>
          <table:table-cell office:value-type="float" office:value="5.63213639510586" calcext:value-type="float">
            <text:p>5.63213639510586</text:p>
          </table:table-cell>
          <table:table-cell office:value-type="float" office:value="8.16323997016609" calcext:value-type="float">
            <text:p>8.16323997016609</text:p>
          </table:table-cell>
          <table:table-cell office:value-type="float" office:value="5.66077039115947" calcext:value-type="float">
            <text:p>5.66077039115947</text:p>
          </table:table-cell>
          <table:table-cell office:value-type="float" office:value="8.06293600454422" calcext:value-type="float">
            <text:p>8.06293600454422</text:p>
          </table:table-cell>
          <table:table-cell office:value-type="float" office:value="0.251708528439228" calcext:value-type="float">
            <text:p>0.251708528439228</text:p>
          </table:table-cell>
          <table:table-cell office:value-type="float" office:value="0.312442238635658" calcext:value-type="float">
            <text:p>0.312442238635658</text:p>
          </table:table-cell>
          <table:table-cell office:value-type="float" office:value="0.25323434867903" calcext:value-type="float">
            <text:p>0.25323434867903</text:p>
          </table:table-cell>
          <table:table-cell office:value-type="float" office:value="0.309567302798955" calcext:value-type="float">
            <text:p>0.309567302798955</text:p>
          </table:table-cell>
          <table:table-cell office:value-type="float" office:value="0.0342498034802405" calcext:value-type="float">
            <text:p>0.034249803480241</text:p>
          </table:table-cell>
          <table:table-cell office:value-type="float" office:value="0.0396264428734441" calcext:value-type="float">
            <text:p>0.039626442873444</text:p>
          </table:table-cell>
          <table:table-cell office:value-type="float" office:value="0.0297686712850546" calcext:value-type="float">
            <text:p>0.029768671285055</text:p>
          </table:table-cell>
          <table:table-cell office:value-type="float" office:value="0.046392256370567" calcext:value-type="float">
            <text:p>0.046392256370567</text:p>
          </table:table-cell>
          <table:table-cell table:number-columns-repeated="47"/>
        </table:table-row>
      </table:table>
      <table:table table:name="Redistribution_high" table:style-name="ta11">
        <office:forms form:automatic-focus="false" form:apply-design-mode="false"/>
        <table:table-column table:style-name="co8" table:number-columns-repeated="6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Gini sedlac. all income</text:p>
          </table:table-cell>
          <table:table-cell office:value-type="string" calcext:value-type="string">
            <text:p>Gini sedlac. labour income</text:p>
          </table:table-cell>
          <table:table-cell office:value-type="string" calcext:value-type="string">
            <text:p>Gini sedlac. labour and pension income</text:p>
          </table:table-cell>
          <table:table-cell office:value-type="string" calcext:value-type="string">
            <text:p>Gini sedlac. labour and family benefits income</text:p>
          </table:table-cell>
          <table:table-cell office:value-type="string" calcext:value-type="string">
            <text:p>Decile ratio. all income</text:p>
          </table:table-cell>
          <table:table-cell office:value-type="string" calcext:value-type="string">
            <text:p>Decile ratio. labour income</text:p>
          </table:table-cell>
          <table:table-cell office:value-type="string" calcext:value-type="string">
            <text:p>Decile ratio. labour and pension income</text:p>
          </table:table-cell>
          <table:table-cell office:value-type="string" calcext:value-type="string">
            <text:p>Decile ratio. labour and familiy benefits income</text:p>
          </table:table-cell>
          <table:table-cell office:value-type="string" calcext:value-type="string">
            <text:p>Top 10%. share of all income</text:p>
          </table:table-cell>
          <table:table-cell office:value-type="string" calcext:value-type="string">
            <text:p>Top 10%. share of labour income</text:p>
          </table:table-cell>
          <table:table-cell office:value-type="string" calcext:value-type="string">
            <text:p>Top 10%. share of labour and pension income</text:p>
          </table:table-cell>
          <table:table-cell office:value-type="string" calcext:value-type="string">
            <text:p>Top 10%. share of labour and familiy benefits income</text:p>
          </table:table-cell>
          <table:table-cell office:value-type="string" calcext:value-type="string">
            <text:p>Bottom 10%. share of all income</text:p>
          </table:table-cell>
          <table:table-cell office:value-type="string" calcext:value-type="string">
            <text:p>Bottom 10%. share of labour income</text:p>
          </table:table-cell>
          <table:table-cell office:value-type="string" calcext:value-type="string">
            <text:p>Bottom 10%. share of labour and pension income</text:p>
          </table:table-cell>
          <table:table-cell office:value-type="string" calcext:value-type="string">
            <text:p>Bottom 10%. share of labour and familiy benefits income</text:p>
          </table:table-cell>
          <table:table-cell table:number-columns-repeated="4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.394829149499279</text:p>
          </table:table-cell>
          <table:table-cell office:value-type="float" office:value="0.466282652786579" calcext:value-type="float">
            <text:p>0.466282652786579</text:p>
          </table:table-cell>
          <table:table-cell office:value-type="float" office:value="0.412046768215565" calcext:value-type="float">
            <text:p>0.412046768215565</text:p>
          </table:table-cell>
          <table:table-cell office:value-type="float" office:value="0.447665883522789" calcext:value-type="float">
            <text:p>0.447665883522789</text:p>
          </table:table-cell>
          <table:table-cell office:value-type="float" office:value="7.0923860719901" calcext:value-type="float">
            <text:p>7.0923860719901</text:p>
          </table:table-cell>
          <table:table-cell office:value-type="float" office:value="12.1618714542567" calcext:value-type="float">
            <text:p>12.1618714542567</text:p>
          </table:table-cell>
          <table:table-cell office:value-type="float" office:value="8.73890491888313" calcext:value-type="float">
            <text:p>8.73890491888313</text:p>
          </table:table-cell>
          <table:table-cell office:value-type="float" office:value="9.76705046711961" calcext:value-type="float">
            <text:p>9.76705046711961</text:p>
          </table:table-cell>
          <table:table-cell office:value-type="float" office:value="0.229886950479951" calcext:value-type="float">
            <text:p>0.229886950479951</text:p>
          </table:table-cell>
          <table:table-cell office:value-type="float" office:value="0.260532889905575" calcext:value-type="float">
            <text:p>0.260532889905575</text:p>
          </table:table-cell>
          <table:table-cell office:value-type="float" office:value="0.238964160144433" calcext:value-type="float">
            <text:p>0.238964160144433</text:p>
          </table:table-cell>
          <table:table-cell office:value-type="float" office:value="0.24755411999774" calcext:value-type="float">
            <text:p>0.24755411999774</text:p>
          </table:table-cell>
          <table:table-cell office:value-type="float" office:value="0.0314869324702347" calcext:value-type="float">
            <text:p>0.031486932470235</text:p>
          </table:table-cell>
          <table:table-cell office:value-type="float" office:value="0.0262172747434197" calcext:value-type="float">
            <text:p>0.02621727474342</text:p>
          </table:table-cell>
          <table:table-cell office:value-type="float" office:value="0.0236978525400559" calcext:value-type="float">
            <text:p>0.023697852540056</text:p>
          </table:table-cell>
          <table:table-cell office:value-type="float" office:value="0.0362960895108972" calcext:value-type="float">
            <text:p>0.036296089510897</text:p>
          </table:table-cell>
          <table:table-cell table:number-columns-repeated="4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.393157569038148</text:p>
          </table:table-cell>
          <table:table-cell office:value-type="float" office:value="0.439887321730189" calcext:value-type="float">
            <text:p>0.439887321730189</text:p>
          </table:table-cell>
          <table:table-cell office:value-type="float" office:value="0.405637610793011" calcext:value-type="float">
            <text:p>0.405637610793011</text:p>
          </table:table-cell>
          <table:table-cell office:value-type="float" office:value="0.432382476944565" calcext:value-type="float">
            <text:p>0.432382476944565</text:p>
          </table:table-cell>
          <table:table-cell office:value-type="float" office:value="6.91100011310985" calcext:value-type="float">
            <text:p>6.91100011310985</text:p>
          </table:table-cell>
          <table:table-cell office:value-type="float" office:value="10.1040302715419" calcext:value-type="float">
            <text:p>10.1040302715419</text:p>
          </table:table-cell>
          <table:table-cell office:value-type="float" office:value="8.02536002247353" calcext:value-type="float">
            <text:p>8.02536002247353</text:p>
          </table:table-cell>
          <table:table-cell office:value-type="float" office:value="8.61104036442593" calcext:value-type="float">
            <text:p>8.61104036442593</text:p>
          </table:table-cell>
          <table:table-cell office:value-type="float" office:value="0.22966609522748" calcext:value-type="float">
            <text:p>0.22966609522748</text:p>
          </table:table-cell>
          <table:table-cell office:value-type="float" office:value="0.252561243120454" calcext:value-type="float">
            <text:p>0.252561243120454</text:p>
          </table:table-cell>
          <table:table-cell office:value-type="float" office:value="0.236342825717694" calcext:value-type="float">
            <text:p>0.236342825717694</text:p>
          </table:table-cell>
          <table:table-cell office:value-type="float" office:value="0.243010199235155" calcext:value-type="float">
            <text:p>0.243010199235155</text:p>
          </table:table-cell>
          <table:table-cell office:value-type="float" office:value="0.0342368816999756" calcext:value-type="float">
            <text:p>0.034236881699976</text:p>
          </table:table-cell>
          <table:table-cell office:value-type="float" office:value="0.0282245464696407" calcext:value-type="float">
            <text:p>0.028224546469641</text:p>
          </table:table-cell>
          <table:table-cell office:value-type="float" office:value="0.0257265697541221" calcext:value-type="float">
            <text:p>0.025726569754122</text:p>
          </table:table-cell>
          <table:table-cell office:value-type="float" office:value="0.039520313948544" calcext:value-type="float">
            <text:p>0.039520313948544</text:p>
          </table:table-cell>
          <table:table-cell table:number-columns-repeated="4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4529501220737" calcext:value-type="float">
            <text:p>0.394529501220737</text:p>
          </table:table-cell>
          <table:table-cell office:value-type="float" office:value="0.440790510485428" calcext:value-type="float">
            <text:p>0.440790510485428</text:p>
          </table:table-cell>
          <table:table-cell office:value-type="float" office:value="0.409770398483221" calcext:value-type="float">
            <text:p>0.409770398483221</text:p>
          </table:table-cell>
          <table:table-cell office:value-type="float" office:value="0.428339853189208" calcext:value-type="float">
            <text:p>0.428339853189208</text:p>
          </table:table-cell>
          <table:table-cell office:value-type="float" office:value="6.82085139165125" calcext:value-type="float">
            <text:p>6.82085139165125</text:p>
          </table:table-cell>
          <table:table-cell office:value-type="float" office:value="10.3336073830865" calcext:value-type="float">
            <text:p>10.3336073830865</text:p>
          </table:table-cell>
          <table:table-cell office:value-type="float" office:value="8.13447255622663" calcext:value-type="float">
            <text:p>8.13447255622663</text:p>
          </table:table-cell>
          <table:table-cell office:value-type="float" office:value="8.5822595740985" calcext:value-type="float">
            <text:p>8.5822595740985</text:p>
          </table:table-cell>
          <table:table-cell office:value-type="float" office:value="0.231206906128275" calcext:value-type="float">
            <text:p>0.231206906128275</text:p>
          </table:table-cell>
          <table:table-cell office:value-type="float" office:value="0.255221729600004" calcext:value-type="float">
            <text:p>0.255221729600004</text:p>
          </table:table-cell>
          <table:table-cell office:value-type="float" office:value="0.239080851156172" calcext:value-type="float">
            <text:p>0.239080851156172</text:p>
          </table:table-cell>
          <table:table-cell office:value-type="float" office:value="0.244177799878335" calcext:value-type="float">
            <text:p>0.244177799878335</text:p>
          </table:table-cell>
          <table:table-cell office:value-type="float" office:value="0.0370621664042102" calcext:value-type="float">
            <text:p>0.03706216640421</text:p>
          </table:table-cell>
          <table:table-cell office:value-type="float" office:value="0.0266383087031445" calcext:value-type="float">
            <text:p>0.026638308703145</text:p>
          </table:table-cell>
          <table:table-cell office:value-type="float" office:value="0.0271180622391379" calcext:value-type="float">
            <text:p>0.027118062239138</text:p>
          </table:table-cell>
          <table:table-cell office:value-type="float" office:value="0.0397244730695759" calcext:value-type="float">
            <text:p>0.039724473069576</text:p>
          </table:table-cell>
          <table:table-cell table:number-columns-repeated="4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7372693965062" calcext:value-type="float">
            <text:p>0.397372693965062</text:p>
          </table:table-cell>
          <table:table-cell office:value-type="float" office:value="0.444477793559299" calcext:value-type="float">
            <text:p>0.444477793559299</text:p>
          </table:table-cell>
          <table:table-cell office:value-type="float" office:value="0.411578390415805" calcext:value-type="float">
            <text:p>0.411578390415805</text:p>
          </table:table-cell>
          <table:table-cell office:value-type="float" office:value="0.430039259328648" calcext:value-type="float">
            <text:p>0.430039259328648</text:p>
          </table:table-cell>
          <table:table-cell office:value-type="float" office:value="7.0252624171211" calcext:value-type="float">
            <text:p>7.0252624171211</text:p>
          </table:table-cell>
          <table:table-cell office:value-type="float" office:value="10.9173825227836" calcext:value-type="float">
            <text:p>10.9173825227836</text:p>
          </table:table-cell>
          <table:table-cell office:value-type="float" office:value="8.58647365915595" calcext:value-type="float">
            <text:p>8.58647365915595</text:p>
          </table:table-cell>
          <table:table-cell office:value-type="float" office:value="8.62819126499786" calcext:value-type="float">
            <text:p>8.62819126499786</text:p>
          </table:table-cell>
          <table:table-cell office:value-type="float" office:value="0.231242661618502" calcext:value-type="float">
            <text:p>0.231242661618502</text:p>
          </table:table-cell>
          <table:table-cell office:value-type="float" office:value="0.253808374722502" calcext:value-type="float">
            <text:p>0.253808374722502</text:p>
          </table:table-cell>
          <table:table-cell office:value-type="float" office:value="0.238124621802409" calcext:value-type="float">
            <text:p>0.238124621802409</text:p>
          </table:table-cell>
          <table:table-cell office:value-type="float" office:value="0.244023657469362" calcext:value-type="float">
            <text:p>0.244023657469362</text:p>
          </table:table-cell>
          <table:table-cell office:value-type="float" office:value="0.0362558830217735" calcext:value-type="float">
            <text:p>0.036255883021774</text:p>
          </table:table-cell>
          <table:table-cell office:value-type="float" office:value="0.0283019264882958" calcext:value-type="float">
            <text:p>0.028301926488296</text:p>
          </table:table-cell>
          <table:table-cell office:value-type="float" office:value="0.0274105712685193" calcext:value-type="float">
            <text:p>0.027410571268519</text:p>
          </table:table-cell>
          <table:table-cell office:value-type="float" office:value="0.040066422100053" calcext:value-type="float">
            <text:p>0.040066422100053</text:p>
          </table:table-cell>
          <table:table-cell table:number-columns-repeated="4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95848389476074" calcext:value-type="float">
            <text:p>0.395848389476074</text:p>
          </table:table-cell>
          <table:table-cell office:value-type="float" office:value="0.447780011039773" calcext:value-type="float">
            <text:p>0.447780011039773</text:p>
          </table:table-cell>
          <table:table-cell office:value-type="float" office:value="0.41123178112034" calcext:value-type="float">
            <text:p>0.41123178112034</text:p>
          </table:table-cell>
          <table:table-cell office:value-type="float" office:value="0.432106918255695" calcext:value-type="float">
            <text:p>0.432106918255695</text:p>
          </table:table-cell>
          <table:table-cell office:value-type="float" office:value="6.82346426700662" calcext:value-type="float">
            <text:p>6.82346426700662</text:p>
          </table:table-cell>
          <table:table-cell office:value-type="float" office:value="10.5798339261181" calcext:value-type="float">
            <text:p>10.5798339261181</text:p>
          </table:table-cell>
          <table:table-cell office:value-type="float" office:value="8.35516312473845" calcext:value-type="float">
            <text:p>8.35516312473845</text:p>
          </table:table-cell>
          <table:table-cell office:value-type="float" office:value="8.33499996701815" calcext:value-type="float">
            <text:p>8.33499996701815</text:p>
          </table:table-cell>
          <table:table-cell office:value-type="float" office:value="0.227902261601381" calcext:value-type="float">
            <text:p>0.227902261601381</text:p>
          </table:table-cell>
          <table:table-cell office:value-type="float" office:value="0.254380507260335" calcext:value-type="float">
            <text:p>0.254380507260335</text:p>
          </table:table-cell>
          <table:table-cell office:value-type="float" office:value="0.23557228851528" calcext:value-type="float">
            <text:p>0.23557228851528</text:p>
          </table:table-cell>
          <table:table-cell office:value-type="float" office:value="0.24352156920915" calcext:value-type="float">
            <text:p>0.24352156920915</text:p>
          </table:table-cell>
          <table:table-cell office:value-type="float" office:value="0.0365985623930953" calcext:value-type="float">
            <text:p>0.036598562393095</text:p>
          </table:table-cell>
          <table:table-cell office:value-type="float" office:value="0.027451229099207" calcext:value-type="float">
            <text:p>0.027451229099207</text:p>
          </table:table-cell>
          <table:table-cell office:value-type="float" office:value="0.0277913408192783" calcext:value-type="float">
            <text:p>0.027791340819278</text:p>
          </table:table-cell>
          <table:table-cell office:value-type="float" office:value="0.0390120892161255" calcext:value-type="float">
            <text:p>0.039012089216126</text:p>
          </table:table-cell>
          <table:table-cell table:number-columns-repeated="4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96071614267121" calcext:value-type="float">
            <text:p>0.396071614267121</text:p>
          </table:table-cell>
          <table:table-cell office:value-type="float" office:value="0.447665534865733" calcext:value-type="float">
            <text:p>0.447665534865733</text:p>
          </table:table-cell>
          <table:table-cell office:value-type="float" office:value="0.411745796093998" calcext:value-type="float">
            <text:p>0.411745796093998</text:p>
          </table:table-cell>
          <table:table-cell office:value-type="float" office:value="0.432486802555759" calcext:value-type="float">
            <text:p>0.432486802555759</text:p>
          </table:table-cell>
          <table:table-cell office:value-type="float" office:value="7.00798510068107" calcext:value-type="float">
            <text:p>7.00798510068107</text:p>
          </table:table-cell>
          <table:table-cell office:value-type="float" office:value="10.9579572375581" calcext:value-type="float">
            <text:p>10.9579572375581</text:p>
          </table:table-cell>
          <table:table-cell office:value-type="float" office:value="8.24048956106532" calcext:value-type="float">
            <text:p>8.24048956106532</text:p>
          </table:table-cell>
          <table:table-cell office:value-type="float" office:value="8.6414606344514" calcext:value-type="float">
            <text:p>8.6414606344514</text:p>
          </table:table-cell>
          <table:table-cell office:value-type="float" office:value="0.227589209750674" calcext:value-type="float">
            <text:p>0.227589209750674</text:p>
          </table:table-cell>
          <table:table-cell office:value-type="float" office:value="0.253065014104874" calcext:value-type="float">
            <text:p>0.253065014104874</text:p>
          </table:table-cell>
          <table:table-cell office:value-type="float" office:value="0.235934910182795" calcext:value-type="float">
            <text:p>0.235934910182795</text:p>
          </table:table-cell>
          <table:table-cell office:value-type="float" office:value="0.24116923962364" calcext:value-type="float">
            <text:p>0.24116923962364</text:p>
          </table:table-cell>
          <table:table-cell office:value-type="float" office:value="0.0376366877162085" calcext:value-type="float">
            <text:p>0.037636687716209</text:p>
          </table:table-cell>
          <table:table-cell office:value-type="float" office:value="0.0283797235779626" calcext:value-type="float">
            <text:p>0.028379723577963</text:p>
          </table:table-cell>
          <table:table-cell office:value-type="float" office:value="0.0272549174018734" calcext:value-type="float">
            <text:p>0.027254917401874</text:p>
          </table:table-cell>
          <table:table-cell office:value-type="float" office:value="0.0421231886318773" calcext:value-type="float">
            <text:p>0.042123188631877</text:p>
          </table:table-cell>
          <table:table-cell table:number-columns-repeated="4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8082424360662" calcext:value-type="float">
            <text:p>0.398082424360662</text:p>
          </table:table-cell>
          <table:table-cell office:value-type="float" office:value="0.44576901458806" calcext:value-type="float">
            <text:p>0.44576901458806</text:p>
          </table:table-cell>
          <table:table-cell office:value-type="float" office:value="0.412510550207171" calcext:value-type="float">
            <text:p>0.412510550207171</text:p>
          </table:table-cell>
          <table:table-cell office:value-type="float" office:value="0.431384164642211" calcext:value-type="float">
            <text:p>0.431384164642211</text:p>
          </table:table-cell>
          <table:table-cell office:value-type="float" office:value="6.93667265027827" calcext:value-type="float">
            <text:p>6.93667265027827</text:p>
          </table:table-cell>
          <table:table-cell office:value-type="float" office:value="10.7403039901541" calcext:value-type="float">
            <text:p>10.7403039901541</text:p>
          </table:table-cell>
          <table:table-cell office:value-type="float" office:value="8.38351482476948" calcext:value-type="float">
            <text:p>8.38351482476948</text:p>
          </table:table-cell>
          <table:table-cell office:value-type="float" office:value="8.34848648757415" calcext:value-type="float">
            <text:p>8.34848648757415</text:p>
          </table:table-cell>
          <table:table-cell office:value-type="float" office:value="0.231764503408718" calcext:value-type="float">
            <text:p>0.231764503408718</text:p>
          </table:table-cell>
          <table:table-cell office:value-type="float" office:value="0.255732236630272" calcext:value-type="float">
            <text:p>0.255732236630272</text:p>
          </table:table-cell>
          <table:table-cell office:value-type="float" office:value="0.239401076241102" calcext:value-type="float">
            <text:p>0.239401076241102</text:p>
          </table:table-cell>
          <table:table-cell office:value-type="float" office:value="0.24504008497243" calcext:value-type="float">
            <text:p>0.24504008497243</text:p>
          </table:table-cell>
          <table:table-cell office:value-type="float" office:value="0.037833306178476" calcext:value-type="float">
            <text:p>0.037833306178476</text:p>
          </table:table-cell>
          <table:table-cell office:value-type="float" office:value="0.0291869608081643" calcext:value-type="float">
            <text:p>0.029186960808164</text:p>
          </table:table-cell>
          <table:table-cell office:value-type="float" office:value="0.0280831647904374" calcext:value-type="float">
            <text:p>0.028083164790437</text:p>
          </table:table-cell>
          <table:table-cell office:value-type="float" office:value="0.0419204998863615" calcext:value-type="float">
            <text:p>0.041920499886362</text:p>
          </table:table-cell>
          <table:table-cell table:number-columns-repeated="4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9248623964416" calcext:value-type="float">
            <text:p>0.389248623964416</text:p>
          </table:table-cell>
          <table:table-cell office:value-type="float" office:value="0.444524072658265" calcext:value-type="float">
            <text:p>0.444524072658265</text:p>
          </table:table-cell>
          <table:table-cell office:value-type="float" office:value="0.407065680052525" calcext:value-type="float">
            <text:p>0.407065680052525</text:p>
          </table:table-cell>
          <table:table-cell office:value-type="float" office:value="0.425383338196076" calcext:value-type="float">
            <text:p>0.425383338196076</text:p>
          </table:table-cell>
          <table:table-cell office:value-type="float" office:value="6.79423420080898" calcext:value-type="float">
            <text:p>6.79423420080898</text:p>
          </table:table-cell>
          <table:table-cell office:value-type="float" office:value="10.4794955915701" calcext:value-type="float">
            <text:p>10.4794955915701</text:p>
          </table:table-cell>
          <table:table-cell office:value-type="float" office:value="8.2262121465483" calcext:value-type="float">
            <text:p>8.2262121465483</text:p>
          </table:table-cell>
          <table:table-cell office:value-type="float" office:value="8.35110855525472" calcext:value-type="float">
            <text:p>8.35110855525472</text:p>
          </table:table-cell>
          <table:table-cell office:value-type="float" office:value="0.218416930648925" calcext:value-type="float">
            <text:p>0.218416930648925</text:p>
          </table:table-cell>
          <table:table-cell office:value-type="float" office:value="0.242581594500521" calcext:value-type="float">
            <text:p>0.242581594500521</text:p>
          </table:table-cell>
          <table:table-cell office:value-type="float" office:value="0.228765106941891" calcext:value-type="float">
            <text:p>0.228765106941891</text:p>
          </table:table-cell>
          <table:table-cell office:value-type="float" office:value="0.227877460173397" calcext:value-type="float">
            <text:p>0.227877460173397</text:p>
          </table:table-cell>
          <table:table-cell office:value-type="float" office:value="0.0360726327276863" calcext:value-type="float">
            <text:p>0.036072632727686</text:p>
          </table:table-cell>
          <table:table-cell office:value-type="float" office:value="0.0279736722697479" calcext:value-type="float">
            <text:p>0.027973672269748</text:p>
          </table:table-cell>
          <table:table-cell office:value-type="float" office:value="0.0267652977079268" calcext:value-type="float">
            <text:p>0.026765297707927</text:p>
          </table:table-cell>
          <table:table-cell office:value-type="float" office:value="0.0403707076059815" calcext:value-type="float">
            <text:p>0.040370707605982</text:p>
          </table:table-cell>
          <table:table-cell table:number-columns-repeated="4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91646107378517" calcext:value-type="float">
            <text:p>0.391646107378517</text:p>
          </table:table-cell>
          <table:table-cell office:value-type="float" office:value="0.449107433628061" calcext:value-type="float">
            <text:p>0.449107433628061</text:p>
          </table:table-cell>
          <table:table-cell office:value-type="float" office:value="0.412215557928702" calcext:value-type="float">
            <text:p>0.412215557928702</text:p>
          </table:table-cell>
          <table:table-cell office:value-type="float" office:value="0.427111975429666" calcext:value-type="float">
            <text:p>0.427111975429666</text:p>
          </table:table-cell>
          <table:table-cell office:value-type="float" office:value="6.7782188153541" calcext:value-type="float">
            <text:p>6.7782188153541</text:p>
          </table:table-cell>
          <table:table-cell office:value-type="float" office:value="10.6930591301617" calcext:value-type="float">
            <text:p>10.6930591301617</text:p>
          </table:table-cell>
          <table:table-cell office:value-type="float" office:value="8.58505718412281" calcext:value-type="float">
            <text:p>8.58505718412281</text:p>
          </table:table-cell>
          <table:table-cell office:value-type="float" office:value="8.17834686908246" calcext:value-type="float">
            <text:p>8.17834686908246</text:p>
          </table:table-cell>
          <table:table-cell office:value-type="float" office:value="0.220967404565259" calcext:value-type="float">
            <text:p>0.220967404565259</text:p>
          </table:table-cell>
          <table:table-cell office:value-type="float" office:value="0.250064685559205" calcext:value-type="float">
            <text:p>0.250064685559205</text:p>
          </table:table-cell>
          <table:table-cell office:value-type="float" office:value="0.233220720257388" calcext:value-type="float">
            <text:p>0.233220720257388</text:p>
          </table:table-cell>
          <table:table-cell office:value-type="float" office:value="0.23267763697946" calcext:value-type="float">
            <text:p>0.23267763697946</text:p>
          </table:table-cell>
          <table:table-cell office:value-type="float" office:value="0.0374073076358418" calcext:value-type="float">
            <text:p>0.037407307635842</text:p>
          </table:table-cell>
          <table:table-cell office:value-type="float" office:value="0.0276131258161958" calcext:value-type="float">
            <text:p>0.027613125816196</text:p>
          </table:table-cell>
          <table:table-cell office:value-type="float" office:value="0.0273122969551569" calcext:value-type="float">
            <text:p>0.027312296955157</text:p>
          </table:table-cell>
          <table:table-cell office:value-type="float" office:value="0.0409512978682364" calcext:value-type="float">
            <text:p>0.040951297868236</text:p>
          </table:table-cell>
          <table:table-cell table:number-columns-repeated="4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9669264361503" calcext:value-type="float">
            <text:p>0.389669264361503</text:p>
          </table:table-cell>
          <table:table-cell office:value-type="float" office:value="0.449902283746158" calcext:value-type="float">
            <text:p>0.449902283746158</text:p>
          </table:table-cell>
          <table:table-cell office:value-type="float" office:value="0.408302191967954" calcext:value-type="float">
            <text:p>0.408302191967954</text:p>
          </table:table-cell>
          <table:table-cell office:value-type="float" office:value="0.430055658720093" calcext:value-type="float">
            <text:p>0.430055658720093</text:p>
          </table:table-cell>
          <table:table-cell office:value-type="float" office:value="6.73814157631832" calcext:value-type="float">
            <text:p>6.73814157631832</text:p>
          </table:table-cell>
          <table:table-cell office:value-type="float" office:value="10.9590768714902" calcext:value-type="float">
            <text:p>10.9590768714902</text:p>
          </table:table-cell>
          <table:table-cell office:value-type="float" office:value="8.33511223491455" calcext:value-type="float">
            <text:p>8.33511223491455</text:p>
          </table:table-cell>
          <table:table-cell office:value-type="float" office:value="8.51587700922006" calcext:value-type="float">
            <text:p>8.51587700922006</text:p>
          </table:table-cell>
          <table:table-cell office:value-type="float" office:value="0.221660237156326" calcext:value-type="float">
            <text:p>0.221660237156326</text:p>
          </table:table-cell>
          <table:table-cell office:value-type="float" office:value="0.247795754945018" calcext:value-type="float">
            <text:p>0.247795754945018</text:p>
          </table:table-cell>
          <table:table-cell office:value-type="float" office:value="0.232156819570514" calcext:value-type="float">
            <text:p>0.232156819570514</text:p>
          </table:table-cell>
          <table:table-cell office:value-type="float" office:value="0.232705685980026" calcext:value-type="float">
            <text:p>0.232705685980026</text:p>
          </table:table-cell>
          <table:table-cell office:value-type="float" office:value="0.0367252146722621" calcext:value-type="float">
            <text:p>0.036725214672262</text:p>
          </table:table-cell>
          <table:table-cell office:value-type="float" office:value="0.0281532790904709" calcext:value-type="float">
            <text:p>0.028153279090471</text:p>
          </table:table-cell>
          <table:table-cell office:value-type="float" office:value="0.0272258114608684" calcext:value-type="float">
            <text:p>0.027225811460868</text:p>
          </table:table-cell>
          <table:table-cell office:value-type="float" office:value="0.0408866568865591" calcext:value-type="float">
            <text:p>0.040886656886559</text:p>
          </table:table-cell>
          <table:table-cell table:number-columns-repeated="4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2670467966734" calcext:value-type="float">
            <text:p>0.392670467966734</text:p>
          </table:table-cell>
          <table:table-cell office:value-type="float" office:value="0.449654289343474" calcext:value-type="float">
            <text:p>0.449654289343474</text:p>
          </table:table-cell>
          <table:table-cell office:value-type="float" office:value="0.409369816775687" calcext:value-type="float">
            <text:p>0.409369816775687</text:p>
          </table:table-cell>
          <table:table-cell office:value-type="float" office:value="0.431887742090315" calcext:value-type="float">
            <text:p>0.431887742090315</text:p>
          </table:table-cell>
          <table:table-cell office:value-type="float" office:value="6.93557763959061" calcext:value-type="float">
            <text:p>6.93557763959061</text:p>
          </table:table-cell>
          <table:table-cell office:value-type="float" office:value="11.1027164211028" calcext:value-type="float">
            <text:p>11.1027164211028</text:p>
          </table:table-cell>
          <table:table-cell office:value-type="float" office:value="8.4818175243642" calcext:value-type="float">
            <text:p>8.4818175243642</text:p>
          </table:table-cell>
          <table:table-cell office:value-type="float" office:value="8.79223611923619" calcext:value-type="float">
            <text:p>8.79223611923619</text:p>
          </table:table-cell>
          <table:table-cell office:value-type="float" office:value="0.219461560233738" calcext:value-type="float">
            <text:p>0.219461560233738</text:p>
          </table:table-cell>
          <table:table-cell office:value-type="float" office:value="0.246693380195833" calcext:value-type="float">
            <text:p>0.246693380195833</text:p>
          </table:table-cell>
          <table:table-cell office:value-type="float" office:value="0.229195348381324" calcext:value-type="float">
            <text:p>0.229195348381324</text:p>
          </table:table-cell>
          <table:table-cell office:value-type="float" office:value="0.232800348367151" calcext:value-type="float">
            <text:p>0.232800348367151</text:p>
          </table:table-cell>
          <table:table-cell office:value-type="float" office:value="0.0374291730096226" calcext:value-type="float">
            <text:p>0.037429173009623</text:p>
          </table:table-cell>
          <table:table-cell office:value-type="float" office:value="0.0278747930289618" calcext:value-type="float">
            <text:p>0.027874793028962</text:p>
          </table:table-cell>
          <table:table-cell office:value-type="float" office:value="0.028238092208123" calcext:value-type="float">
            <text:p>0.028238092208123</text:p>
          </table:table-cell>
          <table:table-cell office:value-type="float" office:value="0.0400811618036327" calcext:value-type="float">
            <text:p>0.040081161803633</text:p>
          </table:table-cell>
          <table:table-cell table:number-columns-repeated="4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5388214966338" calcext:value-type="float">
            <text:p>0.385388214966338</text:p>
          </table:table-cell>
          <table:table-cell office:value-type="float" office:value="0.44426056398056" calcext:value-type="float">
            <text:p>0.44426056398056</text:p>
          </table:table-cell>
          <table:table-cell office:value-type="float" office:value="0.403576275522189" calcext:value-type="float">
            <text:p>0.403576275522189</text:p>
          </table:table-cell>
          <table:table-cell office:value-type="float" office:value="0.424933117914491" calcext:value-type="float">
            <text:p>0.424933117914491</text:p>
          </table:table-cell>
          <table:table-cell office:value-type="float" office:value="6.70242234901208" calcext:value-type="float">
            <text:p>6.70242234901208</text:p>
          </table:table-cell>
          <table:table-cell office:value-type="float" office:value="10.8220442498022" calcext:value-type="float">
            <text:p>10.8220442498022</text:p>
          </table:table-cell>
          <table:table-cell office:value-type="float" office:value="8.1417292880796" calcext:value-type="float">
            <text:p>8.1417292880796</text:p>
          </table:table-cell>
          <table:table-cell office:value-type="float" office:value="8.38624112578008" calcext:value-type="float">
            <text:p>8.38624112578008</text:p>
          </table:table-cell>
          <table:table-cell office:value-type="float" office:value="0.215717465280784" calcext:value-type="float">
            <text:p>0.215717465280784</text:p>
          </table:table-cell>
          <table:table-cell office:value-type="float" office:value="0.240083903280004" calcext:value-type="float">
            <text:p>0.240083903280004</text:p>
          </table:table-cell>
          <table:table-cell office:value-type="float" office:value="0.225758978516072" calcext:value-type="float">
            <text:p>0.225758978516072</text:p>
          </table:table-cell>
          <table:table-cell office:value-type="float" office:value="0.225757965789712" calcext:value-type="float">
            <text:p>0.225757965789712</text:p>
          </table:table-cell>
          <table:table-cell office:value-type="float" office:value="0.0381657041546846" calcext:value-type="float">
            <text:p>0.038165704154685</text:p>
          </table:table-cell>
          <table:table-cell office:value-type="float" office:value="0.0300499806655441" calcext:value-type="float">
            <text:p>0.030049980665544</text:p>
          </table:table-cell>
          <table:table-cell office:value-type="float" office:value="0.0290423169057329" calcext:value-type="float">
            <text:p>0.029042316905733</text:p>
          </table:table-cell>
          <table:table-cell office:value-type="float" office:value="0.0422287039710145" calcext:value-type="float">
            <text:p>0.042228703971015</text:p>
          </table:table-cell>
          <table:table-cell table:number-columns-repeated="4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7292260717154" calcext:value-type="float">
            <text:p>0.387292260717154</text:p>
          </table:table-cell>
          <table:table-cell office:value-type="float" office:value="0.447967411994538" calcext:value-type="float">
            <text:p>0.447967411994538</text:p>
          </table:table-cell>
          <table:table-cell office:value-type="float" office:value="0.407778400243126" calcext:value-type="float">
            <text:p>0.407778400243126</text:p>
          </table:table-cell>
          <table:table-cell office:value-type="float" office:value="0.423697657987318" calcext:value-type="float">
            <text:p>0.423697657987318</text:p>
          </table:table-cell>
          <table:table-cell office:value-type="float" office:value="6.73952689372704" calcext:value-type="float">
            <text:p>6.73952689372704</text:p>
          </table:table-cell>
          <table:table-cell office:value-type="float" office:value="11.0486950189488" calcext:value-type="float">
            <text:p>11.0486950189488</text:p>
          </table:table-cell>
          <table:table-cell office:value-type="float" office:value="8.48433906613527" calcext:value-type="float">
            <text:p>8.48433906613527</text:p>
          </table:table-cell>
          <table:table-cell office:value-type="float" office:value="8.36333015505328" calcext:value-type="float">
            <text:p>8.36333015505328</text:p>
          </table:table-cell>
          <table:table-cell office:value-type="float" office:value="0.21469941358974" calcext:value-type="float">
            <text:p>0.21469941358974</text:p>
          </table:table-cell>
          <table:table-cell office:value-type="float" office:value="0.240367482653626" calcext:value-type="float">
            <text:p>0.240367482653626</text:p>
          </table:table-cell>
          <table:table-cell office:value-type="float" office:value="0.226367617061032" calcext:value-type="float">
            <text:p>0.226367617061032</text:p>
          </table:table-cell>
          <table:table-cell office:value-type="float" office:value="0.223967352881521" calcext:value-type="float">
            <text:p>0.223967352881521</text:p>
          </table:table-cell>
          <table:table-cell office:value-type="float" office:value="0.038105010209519" calcext:value-type="float">
            <text:p>0.038105010209519</text:p>
          </table:table-cell>
          <table:table-cell office:value-type="float" office:value="0.0282157662900745" calcext:value-type="float">
            <text:p>0.028215766290075</text:p>
          </table:table-cell>
          <table:table-cell office:value-type="float" office:value="0.0276905468081139" calcext:value-type="float">
            <text:p>0.027690546808114</text:p>
          </table:table-cell>
          <table:table-cell office:value-type="float" office:value="0.0419653768478667" calcext:value-type="float">
            <text:p>0.041965376847867</text:p>
          </table:table-cell>
          <table:table-cell table:number-columns-repeated="4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6344904803074" calcext:value-type="float">
            <text:p>0.386344904803074</text:p>
          </table:table-cell>
          <table:table-cell office:value-type="float" office:value="0.445971424422438" calcext:value-type="float">
            <text:p>0.445971424422438</text:p>
          </table:table-cell>
          <table:table-cell office:value-type="float" office:value="0.404780911854947" calcext:value-type="float">
            <text:p>0.404780911854947</text:p>
          </table:table-cell>
          <table:table-cell office:value-type="float" office:value="0.426530982988073" calcext:value-type="float">
            <text:p>0.426530982988073</text:p>
          </table:table-cell>
          <table:table-cell office:value-type="float" office:value="6.72411364251241" calcext:value-type="float">
            <text:p>6.72411364251241</text:p>
          </table:table-cell>
          <table:table-cell office:value-type="float" office:value="10.9734232229348" calcext:value-type="float">
            <text:p>10.9734232229348</text:p>
          </table:table-cell>
          <table:table-cell office:value-type="float" office:value="8.38259631737776" calcext:value-type="float">
            <text:p>8.38259631737776</text:p>
          </table:table-cell>
          <table:table-cell office:value-type="float" office:value="8.41324499902241" calcext:value-type="float">
            <text:p>8.41324499902241</text:p>
          </table:table-cell>
          <table:table-cell office:value-type="float" office:value="0.21697392208733" calcext:value-type="float">
            <text:p>0.21697392208733</text:p>
          </table:table-cell>
          <table:table-cell office:value-type="float" office:value="0.244468434162918" calcext:value-type="float">
            <text:p>0.244468434162918</text:p>
          </table:table-cell>
          <table:table-cell office:value-type="float" office:value="0.227127349795665" calcext:value-type="float">
            <text:p>0.227127349795665</text:p>
          </table:table-cell>
          <table:table-cell office:value-type="float" office:value="0.229867011943498" calcext:value-type="float">
            <text:p>0.229867011943498</text:p>
          </table:table-cell>
          <table:table-cell office:value-type="float" office:value="0.0383166943123725" calcext:value-type="float">
            <text:p>0.038316694312373</text:p>
          </table:table-cell>
          <table:table-cell office:value-type="float" office:value="0.0298308361618695" calcext:value-type="float">
            <text:p>0.02983083616187</text:p>
          </table:table-cell>
          <table:table-cell office:value-type="float" office:value="0.0284146095106579" calcext:value-type="float">
            <text:p>0.028414609510658</text:p>
          </table:table-cell>
          <table:table-cell office:value-type="float" office:value="0.0429762089731422" calcext:value-type="float">
            <text:p>0.042976208973142</text:p>
          </table:table-cell>
          <table:table-cell table:number-columns-repeated="4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171301404451" calcext:value-type="float">
            <text:p>0.39171301404451</text:p>
          </table:table-cell>
          <table:table-cell office:value-type="float" office:value="0.450472638715452" calcext:value-type="float">
            <text:p>0.450472638715452</text:p>
          </table:table-cell>
          <table:table-cell office:value-type="float" office:value="0.409090977136757" calcext:value-type="float">
            <text:p>0.409090977136757</text:p>
          </table:table-cell>
          <table:table-cell office:value-type="float" office:value="0.430680735174615" calcext:value-type="float">
            <text:p>0.430680735174615</text:p>
          </table:table-cell>
          <table:table-cell office:value-type="float" office:value="6.6365557382522" calcext:value-type="float">
            <text:p>6.6365557382522</text:p>
          </table:table-cell>
          <table:table-cell office:value-type="float" office:value="10.7785171913554" calcext:value-type="float">
            <text:p>10.7785171913554</text:p>
          </table:table-cell>
          <table:table-cell office:value-type="float" office:value="8.08489198215483" calcext:value-type="float">
            <text:p>8.08489198215483</text:p>
          </table:table-cell>
          <table:table-cell office:value-type="float" office:value="8.34359955419757" calcext:value-type="float">
            <text:p>8.34359955419757</text:p>
          </table:table-cell>
          <table:table-cell office:value-type="float" office:value="0.220521461505657" calcext:value-type="float">
            <text:p>0.220521461505657</text:p>
          </table:table-cell>
          <table:table-cell office:value-type="float" office:value="0.247625044534158" calcext:value-type="float">
            <text:p>0.247625044534158</text:p>
          </table:table-cell>
          <table:table-cell office:value-type="float" office:value="0.230482414244216" calcext:value-type="float">
            <text:p>0.230482414244216</text:p>
          </table:table-cell>
          <table:table-cell office:value-type="float" office:value="0.233347786179486" calcext:value-type="float">
            <text:p>0.233347786179486</text:p>
          </table:table-cell>
          <table:table-cell office:value-type="float" office:value="0.0410570411174346" calcext:value-type="float">
            <text:p>0.041057041117435</text:p>
          </table:table-cell>
          <table:table-cell office:value-type="float" office:value="0.031551542496986" calcext:value-type="float">
            <text:p>0.031551542496986</text:p>
          </table:table-cell>
          <table:table-cell office:value-type="float" office:value="0.030166361186549" calcext:value-type="float">
            <text:p>0.030166361186549</text:p>
          </table:table-cell>
          <table:table-cell office:value-type="float" office:value="0.0460010208356988" calcext:value-type="float">
            <text:p>0.046001020835699</text:p>
          </table:table-cell>
          <table:table-cell table:number-columns-repeated="4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5026258905913" calcext:value-type="float">
            <text:p>0.395026258905913</text:p>
          </table:table-cell>
          <table:table-cell office:value-type="float" office:value="0.449294983798395" calcext:value-type="float">
            <text:p>0.449294983798395</text:p>
          </table:table-cell>
          <table:table-cell office:value-type="float" office:value="0.411743323201703" calcext:value-type="float">
            <text:p>0.411743323201703</text:p>
          </table:table-cell>
          <table:table-cell office:value-type="float" office:value="0.431071635832062" calcext:value-type="float">
            <text:p>0.431071635832062</text:p>
          </table:table-cell>
          <table:table-cell office:value-type="float" office:value="6.68964508460618" calcext:value-type="float">
            <text:p>6.68964508460618</text:p>
          </table:table-cell>
          <table:table-cell office:value-type="float" office:value="10.5304181801866" calcext:value-type="float">
            <text:p>10.5304181801866</text:p>
          </table:table-cell>
          <table:table-cell office:value-type="float" office:value="8.34272469226364" calcext:value-type="float">
            <text:p>8.34272469226364</text:p>
          </table:table-cell>
          <table:table-cell office:value-type="float" office:value="8.44398487543016" calcext:value-type="float">
            <text:p>8.44398487543016</text:p>
          </table:table-cell>
          <table:table-cell office:value-type="float" office:value="0.225386600429924" calcext:value-type="float">
            <text:p>0.225386600429924</text:p>
          </table:table-cell>
          <table:table-cell office:value-type="float" office:value="0.253686350903823" calcext:value-type="float">
            <text:p>0.253686350903823</text:p>
          </table:table-cell>
          <table:table-cell office:value-type="float" office:value="0.235115944110088" calcext:value-type="float">
            <text:p>0.235115944110088</text:p>
          </table:table-cell>
          <table:table-cell office:value-type="float" office:value="0.239857344393277" calcext:value-type="float">
            <text:p>0.239857344393277</text:p>
          </table:table-cell>
          <table:table-cell office:value-type="float" office:value="0.0397786819629733" calcext:value-type="float">
            <text:p>0.039778681962973</text:p>
          </table:table-cell>
          <table:table-cell office:value-type="float" office:value="0.0306828717922496" calcext:value-type="float">
            <text:p>0.03068287179225</text:p>
          </table:table-cell>
          <table:table-cell office:value-type="float" office:value="0.0306179178211086" calcext:value-type="float">
            <text:p>0.030617917821109</text:p>
          </table:table-cell>
          <table:table-cell office:value-type="float" office:value="0.042744680940246" calcext:value-type="float">
            <text:p>0.042744680940246</text:p>
          </table:table-cell>
          <table:table-cell table:number-columns-repeated="4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8885284372851" calcext:value-type="float">
            <text:p>0.388885284372851</text:p>
          </table:table-cell>
          <table:table-cell office:value-type="float" office:value="0.449253237274949" calcext:value-type="float">
            <text:p>0.449253237274949</text:p>
          </table:table-cell>
          <table:table-cell office:value-type="float" office:value="0.40911474489784" calcext:value-type="float">
            <text:p>0.40911474489784</text:p>
          </table:table-cell>
          <table:table-cell office:value-type="float" office:value="0.426471622620782" calcext:value-type="float">
            <text:p>0.426471622620782</text:p>
          </table:table-cell>
          <table:table-cell office:value-type="float" office:value="6.45014184015616" calcext:value-type="float">
            <text:p>6.45014184015616</text:p>
          </table:table-cell>
          <table:table-cell office:value-type="float" office:value="10.7566811891214" calcext:value-type="float">
            <text:p>10.7566811891214</text:p>
          </table:table-cell>
          <table:table-cell office:value-type="float" office:value="8.15627013442882" calcext:value-type="float">
            <text:p>8.15627013442882</text:p>
          </table:table-cell>
          <table:table-cell office:value-type="float" office:value="8.26522383147104" calcext:value-type="float">
            <text:p>8.26522383147104</text:p>
          </table:table-cell>
          <table:table-cell office:value-type="float" office:value="0.218386139976913" calcext:value-type="float">
            <text:p>0.218386139976913</text:p>
          </table:table-cell>
          <table:table-cell office:value-type="float" office:value="0.248406507158634" calcext:value-type="float">
            <text:p>0.248406507158634</text:p>
          </table:table-cell>
          <table:table-cell office:value-type="float" office:value="0.230314064339949" calcext:value-type="float">
            <text:p>0.230314064339949</text:p>
          </table:table-cell>
          <table:table-cell office:value-type="float" office:value="0.231471216109594" calcext:value-type="float">
            <text:p>0.231471216109594</text:p>
          </table:table-cell>
          <table:table-cell office:value-type="float" office:value="0.0380239352926554" calcext:value-type="float">
            <text:p>0.038023935292655</text:p>
          </table:table-cell>
          <table:table-cell office:value-type="float" office:value="0.0272266097723741" calcext:value-type="float">
            <text:p>0.027226609772374</text:p>
          </table:table-cell>
          <table:table-cell office:value-type="float" office:value="0.0279300864490007" calcext:value-type="float">
            <text:p>0.027930086449001</text:p>
          </table:table-cell>
          <table:table-cell office:value-type="float" office:value="0.0405603698032077" calcext:value-type="float">
            <text:p>0.040560369803208</text:p>
          </table:table-cell>
          <table:table-cell table:number-columns-repeated="4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90822291219253" calcext:value-type="float">
            <text:p>0.390822291219253</text:p>
          </table:table-cell>
          <table:table-cell office:value-type="float" office:value="0.448496851962635" calcext:value-type="float">
            <text:p>0.448496851962635</text:p>
          </table:table-cell>
          <table:table-cell office:value-type="float" office:value="0.410632589147358" calcext:value-type="float">
            <text:p>0.410632589147358</text:p>
          </table:table-cell>
          <table:table-cell office:value-type="float" office:value="0.427556801678014" calcext:value-type="float">
            <text:p>0.427556801678014</text:p>
          </table:table-cell>
          <table:table-cell office:value-type="float" office:value="6.51915465013057" calcext:value-type="float">
            <text:p>6.51915465013057</text:p>
          </table:table-cell>
          <table:table-cell office:value-type="float" office:value="10.7371290632428" calcext:value-type="float">
            <text:p>10.7371290632428</text:p>
          </table:table-cell>
          <table:table-cell office:value-type="float" office:value="8.1123052429201" calcext:value-type="float">
            <text:p>8.1123052429201</text:p>
          </table:table-cell>
          <table:table-cell office:value-type="float" office:value="8.20054140190768" calcext:value-type="float">
            <text:p>8.20054140190768</text:p>
          </table:table-cell>
          <table:table-cell office:value-type="float" office:value="0.225415271585385" calcext:value-type="float">
            <text:p>0.225415271585385</text:p>
          </table:table-cell>
          <table:table-cell office:value-type="float" office:value="0.255426322003132" calcext:value-type="float">
            <text:p>0.255426322003132</text:p>
          </table:table-cell>
          <table:table-cell office:value-type="float" office:value="0.236473275578023" calcext:value-type="float">
            <text:p>0.236473275578023</text:p>
          </table:table-cell>
          <table:table-cell office:value-type="float" office:value="0.239599681001662" calcext:value-type="float">
            <text:p>0.239599681001662</text:p>
          </table:table-cell>
          <table:table-cell office:value-type="float" office:value="0.0407523369890086" calcext:value-type="float">
            <text:p>0.040752336989009</text:p>
          </table:table-cell>
          <table:table-cell office:value-type="float" office:value="0.0297777957395254" calcext:value-type="float">
            <text:p>0.029777795739526</text:p>
          </table:table-cell>
          <table:table-cell office:value-type="float" office:value="0.0290182517505105" calcext:value-type="float">
            <text:p>0.029018251750511</text:p>
          </table:table-cell>
          <table:table-cell office:value-type="float" office:value="0.0452772641287016" calcext:value-type="float">
            <text:p>0.045277264128702</text:p>
          </table:table-cell>
          <table:table-cell table:number-columns-repeated="4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86893243846193" calcext:value-type="float">
            <text:p>0.386893243846193</text:p>
          </table:table-cell>
          <table:table-cell office:value-type="float" office:value="0.448863115557893" calcext:value-type="float">
            <text:p>0.448863115557893</text:p>
          </table:table-cell>
          <table:table-cell office:value-type="float" office:value="0.406497353805729" calcext:value-type="float">
            <text:p>0.406497353805729</text:p>
          </table:table-cell>
          <table:table-cell office:value-type="float" office:value="0.427197647220556" calcext:value-type="float">
            <text:p>0.427197647220556</text:p>
          </table:table-cell>
          <table:table-cell office:value-type="float" office:value="6.44990271610822" calcext:value-type="float">
            <text:p>6.44990271610822</text:p>
          </table:table-cell>
          <table:table-cell office:value-type="float" office:value="11.1676723562264" calcext:value-type="float">
            <text:p>11.1676723562264</text:p>
          </table:table-cell>
          <table:table-cell office:value-type="float" office:value="7.89028415783823" calcext:value-type="float">
            <text:p>7.89028415783823</text:p>
          </table:table-cell>
          <table:table-cell office:value-type="float" office:value="8.22733424822335" calcext:value-type="float">
            <text:p>8.22733424822335</text:p>
          </table:table-cell>
          <table:table-cell office:value-type="float" office:value="0.218996791960512" calcext:value-type="float">
            <text:p>0.218996791960512</text:p>
          </table:table-cell>
          <table:table-cell office:value-type="float" office:value="0.244587981749203" calcext:value-type="float">
            <text:p>0.244587981749203</text:p>
          </table:table-cell>
          <table:table-cell office:value-type="float" office:value="0.229616789062768" calcext:value-type="float">
            <text:p>0.229616789062768</text:p>
          </table:table-cell>
          <table:table-cell office:value-type="float" office:value="0.229446958208804" calcext:value-type="float">
            <text:p>0.229446958208804</text:p>
          </table:table-cell>
          <table:table-cell office:value-type="float" office:value="0.0426115673687755" calcext:value-type="float">
            <text:p>0.042611567368776</text:p>
          </table:table-cell>
          <table:table-cell office:value-type="float" office:value="0.0336649537270701" calcext:value-type="float">
            <text:p>0.03366495372707</text:p>
          </table:table-cell>
          <table:table-cell office:value-type="float" office:value="0.0312353879996569" calcext:value-type="float">
            <text:p>0.031235387999657</text:p>
          </table:table-cell>
          <table:table-cell office:value-type="float" office:value="0.0487396666143798" calcext:value-type="float">
            <text:p>0.04873966661438</text:p>
          </table:table-cell>
          <table:table-cell table:number-columns-repeated="4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5090461328167" calcext:value-type="float">
            <text:p>0.385090461328167</text:p>
          </table:table-cell>
          <table:table-cell office:value-type="float" office:value="0.448437442419921" calcext:value-type="float">
            <text:p>0.448437442419921</text:p>
          </table:table-cell>
          <table:table-cell office:value-type="float" office:value="0.406258107348863" calcext:value-type="float">
            <text:p>0.406258107348863</text:p>
          </table:table-cell>
          <table:table-cell office:value-type="float" office:value="0.422621725773644" calcext:value-type="float">
            <text:p>0.422621725773644</text:p>
          </table:table-cell>
          <table:table-cell office:value-type="float" office:value="6.47699230431849" calcext:value-type="float">
            <text:p>6.47699230431849</text:p>
          </table:table-cell>
          <table:table-cell office:value-type="float" office:value="10.6987873731822" calcext:value-type="float">
            <text:p>10.6987873731822</text:p>
          </table:table-cell>
          <table:table-cell office:value-type="float" office:value="8.09090501453631" calcext:value-type="float">
            <text:p>8.09090501453631</text:p>
          </table:table-cell>
          <table:table-cell office:value-type="float" office:value="7.77820275583795" calcext:value-type="float">
            <text:p>7.77820275583795</text:p>
          </table:table-cell>
          <table:table-cell office:value-type="float" office:value="0.217770889390888" calcext:value-type="float">
            <text:p>0.217770889390888</text:p>
          </table:table-cell>
          <table:table-cell office:value-type="float" office:value="0.243054042586454" calcext:value-type="float">
            <text:p>0.243054042586454</text:p>
          </table:table-cell>
          <table:table-cell office:value-type="float" office:value="0.228945328539092" calcext:value-type="float">
            <text:p>0.228945328539092</text:p>
          </table:table-cell>
          <table:table-cell office:value-type="float" office:value="0.227089367063907" calcext:value-type="float">
            <text:p>0.227089367063907</text:p>
          </table:table-cell>
          <table:table-cell office:value-type="float" office:value="0.0400583918319903" calcext:value-type="float">
            <text:p>0.04005839183199</text:p>
          </table:table-cell>
          <table:table-cell office:value-type="float" office:value="0.0311612799626848" calcext:value-type="float">
            <text:p>0.031161279962685</text:p>
          </table:table-cell>
          <table:table-cell office:value-type="float" office:value="0.0300735451526603" calcext:value-type="float">
            <text:p>0.03007354515266</text:p>
          </table:table-cell>
          <table:table-cell office:value-type="float" office:value="0.0445266980754885" calcext:value-type="float">
            <text:p>0.044526698075489</text:p>
          </table:table-cell>
          <table:table-cell table:number-columns-repeated="4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86357074031403" calcext:value-type="float">
            <text:p>0.386357074031403</text:p>
          </table:table-cell>
          <table:table-cell office:value-type="float" office:value="0.451007515370216" calcext:value-type="float">
            <text:p>0.451007515370216</text:p>
          </table:table-cell>
          <table:table-cell office:value-type="float" office:value="0.406013100098632" calcext:value-type="float">
            <text:p>0.406013100098632</text:p>
          </table:table-cell>
          <table:table-cell office:value-type="float" office:value="0.427676166781792" calcext:value-type="float">
            <text:p>0.427676166781792</text:p>
          </table:table-cell>
          <table:table-cell office:value-type="float" office:value="6.3263204811388" calcext:value-type="float">
            <text:p>6.3263204811388</text:p>
          </table:table-cell>
          <table:table-cell office:value-type="float" office:value="10.6012811354376" calcext:value-type="float">
            <text:p>10.6012811354376</text:p>
          </table:table-cell>
          <table:table-cell office:value-type="float" office:value="8.20252208267719" calcext:value-type="float">
            <text:p>8.20252208267719</text:p>
          </table:table-cell>
          <table:table-cell office:value-type="float" office:value="8.55254784182058" calcext:value-type="float">
            <text:p>8.55254784182058</text:p>
          </table:table-cell>
          <table:table-cell office:value-type="float" office:value="0.216816318723726" calcext:value-type="float">
            <text:p>0.216816318723726</text:p>
          </table:table-cell>
          <table:table-cell office:value-type="float" office:value="0.242979679177292" calcext:value-type="float">
            <text:p>0.242979679177292</text:p>
          </table:table-cell>
          <table:table-cell office:value-type="float" office:value="0.228656165123879" calcext:value-type="float">
            <text:p>0.228656165123879</text:p>
          </table:table-cell>
          <table:table-cell office:value-type="float" office:value="0.226066420569053" calcext:value-type="float">
            <text:p>0.226066420569053</text:p>
          </table:table-cell>
          <table:table-cell office:value-type="float" office:value="0.0422988371245145" calcext:value-type="float">
            <text:p>0.042298837124515</text:p>
          </table:table-cell>
          <table:table-cell office:value-type="float" office:value="0.0319662253066675" calcext:value-type="float">
            <text:p>0.031966225306668</text:p>
          </table:table-cell>
          <table:table-cell office:value-type="float" office:value="0.0310411258401041" calcext:value-type="float">
            <text:p>0.031041125840104</text:p>
          </table:table-cell>
          <table:table-cell office:value-type="float" office:value="0.0470343579691438" calcext:value-type="float">
            <text:p>0.047034357969144</text:p>
          </table:table-cell>
          <table:table-cell table:number-columns-repeated="4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00236297613162" calcext:value-type="float">
            <text:p>0.400236297613162</text:p>
          </table:table-cell>
          <table:table-cell office:value-type="float" office:value="0.459817967414612" calcext:value-type="float">
            <text:p>0.459817967414612</text:p>
          </table:table-cell>
          <table:table-cell office:value-type="float" office:value="0.413699618292994" calcext:value-type="float">
            <text:p>0.413699618292994</text:p>
          </table:table-cell>
          <table:table-cell office:value-type="float" office:value="0.445163418440654" calcext:value-type="float">
            <text:p>0.445163418440654</text:p>
          </table:table-cell>
          <table:table-cell office:value-type="float" office:value="7.39726792447934" calcext:value-type="float">
            <text:p>7.39726792447934</text:p>
          </table:table-cell>
          <table:table-cell office:value-type="float" office:value="11.9501210421565" calcext:value-type="float">
            <text:p>11.9501210421565</text:p>
          </table:table-cell>
          <table:table-cell office:value-type="float" office:value="8.95732099670312" calcext:value-type="float">
            <text:p>8.95732099670312</text:p>
          </table:table-cell>
          <table:table-cell office:value-type="float" office:value="9.66902088503477" calcext:value-type="float">
            <text:p>9.66902088503477</text:p>
          </table:table-cell>
          <table:table-cell office:value-type="float" office:value="0.226779189209761" calcext:value-type="float">
            <text:p>0.226779189209761</text:p>
          </table:table-cell>
          <table:table-cell office:value-type="float" office:value="0.259078672633376" calcext:value-type="float">
            <text:p>0.259078672633376</text:p>
          </table:table-cell>
          <table:table-cell office:value-type="float" office:value="0.237176829408004" calcext:value-type="float">
            <text:p>0.237176829408004</text:p>
          </table:table-cell>
          <table:table-cell office:value-type="float" office:value="0.243211365901752" calcext:value-type="float">
            <text:p>0.243211365901752</text:p>
          </table:table-cell>
          <table:table-cell office:value-type="float" office:value="0.0387892437106313" calcext:value-type="float">
            <text:p>0.038789243710631</text:p>
          </table:table-cell>
          <table:table-cell office:value-type="float" office:value="0.0288169547072853" calcext:value-type="float">
            <text:p>0.028816954707285</text:p>
          </table:table-cell>
          <table:table-cell office:value-type="float" office:value="0.0272206264880925" calcext:value-type="float">
            <text:p>0.027220626488093</text:p>
          </table:table-cell>
          <table:table-cell office:value-type="float" office:value="0.0448789403091829" calcext:value-type="float">
            <text:p>0.044878940309183</text:p>
          </table:table-cell>
          <table:table-cell table:number-columns-repeated="4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01126507514477" calcext:value-type="float">
            <text:p>0.401126507514477</text:p>
          </table:table-cell>
          <table:table-cell office:value-type="float" office:value="0.470425001147133" calcext:value-type="float">
            <text:p>0.470425001147133</text:p>
          </table:table-cell>
          <table:table-cell office:value-type="float" office:value="0.417119890658443" calcext:value-type="float">
            <text:p>0.417119890658443</text:p>
          </table:table-cell>
          <table:table-cell office:value-type="float" office:value="0.451348588522625" calcext:value-type="float">
            <text:p>0.451348588522625</text:p>
          </table:table-cell>
          <table:table-cell office:value-type="float" office:value="7.5623429932697" calcext:value-type="float">
            <text:p>7.5623429932697</text:p>
          </table:table-cell>
          <table:table-cell office:value-type="float" office:value="12.4997355947187" calcext:value-type="float">
            <text:p>12.4997355947187</text:p>
          </table:table-cell>
          <table:table-cell office:value-type="float" office:value="9.48791025720506" calcext:value-type="float">
            <text:p>9.48791025720506</text:p>
          </table:table-cell>
          <table:table-cell office:value-type="float" office:value="10.0654276233953" calcext:value-type="float">
            <text:p>10.0654276233953</text:p>
          </table:table-cell>
          <table:table-cell office:value-type="float" office:value="0.222053640985705" calcext:value-type="float">
            <text:p>0.222053640985705</text:p>
          </table:table-cell>
          <table:table-cell office:value-type="float" office:value="0.245943322941172" calcext:value-type="float">
            <text:p>0.245943322941172</text:p>
          </table:table-cell>
          <table:table-cell office:value-type="float" office:value="0.233630231808032" calcext:value-type="float">
            <text:p>0.233630231808032</text:p>
          </table:table-cell>
          <table:table-cell office:value-type="float" office:value="0.228476645660285" calcext:value-type="float">
            <text:p>0.228476645660285</text:p>
          </table:table-cell>
          <table:table-cell office:value-type="float" office:value="0.0371647336847904" calcext:value-type="float">
            <text:p>0.03716473368479</text:p>
          </table:table-cell>
          <table:table-cell office:value-type="float" office:value="0.0300716917482933" calcext:value-type="float">
            <text:p>0.030071691748293</text:p>
          </table:table-cell>
          <table:table-cell office:value-type="float" office:value="0.02626821163027" calcext:value-type="float">
            <text:p>0.02626821163027</text:p>
          </table:table-cell>
          <table:table-cell office:value-type="float" office:value="0.0454188570691277" calcext:value-type="float">
            <text:p>0.045418857069128</text:p>
          </table:table-cell>
          <table:table-cell table:number-columns-repeated="4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98642444830537" calcext:value-type="float">
            <text:p>0.398642444830537</text:p>
          </table:table-cell>
          <table:table-cell office:value-type="float" office:value="0.468622613636427" calcext:value-type="float">
            <text:p>0.468622613636427</text:p>
          </table:table-cell>
          <table:table-cell office:value-type="float" office:value="0.41631160633097" calcext:value-type="float">
            <text:p>0.41631160633097</text:p>
          </table:table-cell>
          <table:table-cell office:value-type="float" office:value="0.446277404217847" calcext:value-type="float">
            <text:p>0.446277404217847</text:p>
          </table:table-cell>
          <table:table-cell office:value-type="float" office:value="7.65380264799958" calcext:value-type="float">
            <text:p>7.65380264799958</text:p>
          </table:table-cell>
          <table:table-cell office:value-type="float" office:value="12.2812066079223" calcext:value-type="float">
            <text:p>12.2812066079223</text:p>
          </table:table-cell>
          <table:table-cell office:value-type="float" office:value="9.47375004992268" calcext:value-type="float">
            <text:p>9.47375004992268</text:p>
          </table:table-cell>
          <table:table-cell office:value-type="float" office:value="9.42232115535134" calcext:value-type="float">
            <text:p>9.42232115535134</text:p>
          </table:table-cell>
          <table:table-cell office:value-type="float" office:value="0.218450279405493" calcext:value-type="float">
            <text:p>0.218450279405493</text:p>
          </table:table-cell>
          <table:table-cell office:value-type="float" office:value="0.241910504604201" calcext:value-type="float">
            <text:p>0.241910504604201</text:p>
          </table:table-cell>
          <table:table-cell office:value-type="float" office:value="0.229747071791712" calcext:value-type="float">
            <text:p>0.229747071791712</text:p>
          </table:table-cell>
          <table:table-cell office:value-type="float" office:value="0.224899537782404" calcext:value-type="float">
            <text:p>0.224899537782404</text:p>
          </table:table-cell>
          <table:table-cell office:value-type="float" office:value="0.0358196112073523" calcext:value-type="float">
            <text:p>0.035819611207352</text:p>
          </table:table-cell>
          <table:table-cell office:value-type="float" office:value="0.0287191713966829" calcext:value-type="float">
            <text:p>0.028719171396683</text:p>
          </table:table-cell>
          <table:table-cell office:value-type="float" office:value="0.0255620053446122" calcext:value-type="float">
            <text:p>0.025562005344612</text:p>
          </table:table-cell>
          <table:table-cell office:value-type="float" office:value="0.0431654786873343" calcext:value-type="float">
            <text:p>0.043165478687334</text:p>
          </table:table-cell>
          <table:table-cell table:number-columns-repeated="4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94488447234308" calcext:value-type="float">
            <text:p>0.394488447234308</text:p>
          </table:table-cell>
          <table:table-cell office:value-type="float" office:value="0.469958245986989" calcext:value-type="float">
            <text:p>0.469958245986989</text:p>
          </table:table-cell>
          <table:table-cell office:value-type="float" office:value="0.417108792762031" calcext:value-type="float">
            <text:p>0.417108792762031</text:p>
          </table:table-cell>
          <table:table-cell office:value-type="float" office:value="0.44275963519812" calcext:value-type="float">
            <text:p>0.44275963519812</text:p>
          </table:table-cell>
          <table:table-cell office:value-type="float" office:value="7.0205858909437" calcext:value-type="float">
            <text:p>7.0205858909437</text:p>
          </table:table-cell>
          <table:table-cell office:value-type="float" office:value="13.2019786912981" calcext:value-type="float">
            <text:p>13.2019786912981</text:p>
          </table:table-cell>
          <table:table-cell office:value-type="float" office:value="9.47816782141277" calcext:value-type="float">
            <text:p>9.47816782141277</text:p>
          </table:table-cell>
          <table:table-cell office:value-type="float" office:value="8.92165638012603" calcext:value-type="float">
            <text:p>8.92165638012603</text:p>
          </table:table-cell>
          <table:table-cell office:value-type="float" office:value="0.218829937357358" calcext:value-type="float">
            <text:p>0.218829937357358</text:p>
          </table:table-cell>
          <table:table-cell office:value-type="float" office:value="0.24940305996914" calcext:value-type="float">
            <text:p>0.24940305996914</text:p>
          </table:table-cell>
          <table:table-cell office:value-type="float" office:value="0.232566219163256" calcext:value-type="float">
            <text:p>0.232566219163256</text:p>
          </table:table-cell>
          <table:table-cell office:value-type="float" office:value="0.228834120699619" calcext:value-type="float">
            <text:p>0.228834120699619</text:p>
          </table:table-cell>
          <table:table-cell office:value-type="float" office:value="0.0406323020152299" calcext:value-type="float">
            <text:p>0.04063230201523</text:p>
          </table:table-cell>
          <table:table-cell office:value-type="float" office:value="0.0296579101473584" calcext:value-type="float">
            <text:p>0.029657910147359</text:p>
          </table:table-cell>
          <table:table-cell office:value-type="float" office:value="0.026910594891907" calcext:value-type="float">
            <text:p>0.026910594891907</text:p>
          </table:table-cell>
          <table:table-cell office:value-type="float" office:value="0.0485873587533287" calcext:value-type="float">
            <text:p>0.048587358753329</text:p>
          </table:table-cell>
          <table:table-cell table:number-columns-repeated="4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0166108545028" calcext:value-type="float">
            <text:p>0.40166108545028</text:p>
          </table:table-cell>
          <table:table-cell office:value-type="float" office:value="0.474930800834563" calcext:value-type="float">
            <text:p>0.474930800834563</text:p>
          </table:table-cell>
          <table:table-cell office:value-type="float" office:value="0.419846931241429" calcext:value-type="float">
            <text:p>0.419846931241429</text:p>
          </table:table-cell>
          <table:table-cell office:value-type="float" office:value="0.455041670956908" calcext:value-type="float">
            <text:p>0.455041670956908</text:p>
          </table:table-cell>
          <table:table-cell office:value-type="float" office:value="7.22584981397779" calcext:value-type="float">
            <text:p>7.22584981397779</text:p>
          </table:table-cell>
          <table:table-cell office:value-type="float" office:value="12.1019987125846" calcext:value-type="float">
            <text:p>12.1019987125846</text:p>
          </table:table-cell>
          <table:table-cell office:value-type="float" office:value="8.93853254166596" calcext:value-type="float">
            <text:p>8.93853254166596</text:p>
          </table:table-cell>
          <table:table-cell office:value-type="float" office:value="9.87431147087233" calcext:value-type="float">
            <text:p>9.87431147087233</text:p>
          </table:table-cell>
          <table:table-cell office:value-type="float" office:value="0.221710830543484" calcext:value-type="float">
            <text:p>0.221710830543484</text:p>
          </table:table-cell>
          <table:table-cell office:value-type="float" office:value="0.253482811582062" calcext:value-type="float">
            <text:p>0.253482811582062</text:p>
          </table:table-cell>
          <table:table-cell office:value-type="float" office:value="0.231979139246187" calcext:value-type="float">
            <text:p>0.231979139246187</text:p>
          </table:table-cell>
          <table:table-cell office:value-type="float" office:value="0.237937154001042" calcext:value-type="float">
            <text:p>0.237937154001042</text:p>
          </table:table-cell>
          <table:table-cell office:value-type="float" office:value="0.0389284404530537" calcext:value-type="float">
            <text:p>0.038928440453054</text:p>
          </table:table-cell>
          <table:table-cell office:value-type="float" office:value="0.032209389499625" calcext:value-type="float">
            <text:p>0.032209389499625</text:p>
          </table:table-cell>
          <table:table-cell office:value-type="float" office:value="0.0291967185477831" calcext:value-type="float">
            <text:p>0.029196718547783</text:p>
          </table:table-cell>
          <table:table-cell office:value-type="float" office:value="0.0455085030428048" calcext:value-type="float">
            <text:p>0.045508503042805</text:p>
          </table:table-cell>
          <table:table-cell table:number-columns-repeated="4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00986560726126" calcext:value-type="float">
            <text:p>0.400986560726126</text:p>
          </table:table-cell>
          <table:table-cell office:value-type="float" office:value="0.468208147345516" calcext:value-type="float">
            <text:p>0.468208147345516</text:p>
          </table:table-cell>
          <table:table-cell office:value-type="float" office:value="0.417499063698477" calcext:value-type="float">
            <text:p>0.417499063698477</text:p>
          </table:table-cell>
          <table:table-cell office:value-type="float" office:value="0.449991596846195" calcext:value-type="float">
            <text:p>0.449991596846195</text:p>
          </table:table-cell>
          <table:table-cell office:value-type="float" office:value="7.19143994640672" calcext:value-type="float">
            <text:p>7.19143994640672</text:p>
          </table:table-cell>
          <table:table-cell office:value-type="float" office:value="11.7669898460336" calcext:value-type="float">
            <text:p>11.7669898460336</text:p>
          </table:table-cell>
          <table:table-cell office:value-type="float" office:value="8.67525930731546" calcext:value-type="float">
            <text:p>8.67525930731546</text:p>
          </table:table-cell>
          <table:table-cell office:value-type="float" office:value="9.53016784925044" calcext:value-type="float">
            <text:p>9.53016784925044</text:p>
          </table:table-cell>
          <table:table-cell office:value-type="float" office:value="0.222298982744198" calcext:value-type="float">
            <text:p>0.222298982744198</text:p>
          </table:table-cell>
          <table:table-cell office:value-type="float" office:value="0.252955340743994" calcext:value-type="float">
            <text:p>0.252955340743994</text:p>
          </table:table-cell>
          <table:table-cell office:value-type="float" office:value="0.23224215272648" calcext:value-type="float">
            <text:p>0.23224215272648</text:p>
          </table:table-cell>
          <table:table-cell office:value-type="float" office:value="0.237929886359853" calcext:value-type="float">
            <text:p>0.237929886359853</text:p>
          </table:table-cell>
          <table:table-cell office:value-type="float" office:value="0.0390214988325858" calcext:value-type="float">
            <text:p>0.039021498832586</text:p>
          </table:table-cell>
          <table:table-cell office:value-type="float" office:value="0.03133813406528" calcext:value-type="float">
            <text:p>0.03133813406528</text:p>
          </table:table-cell>
          <table:table-cell office:value-type="float" office:value="0.0284745115442856" calcext:value-type="float">
            <text:p>0.028474511544286</text:p>
          </table:table-cell>
          <table:table-cell office:value-type="float" office:value="0.0458010838665598" calcext:value-type="float">
            <text:p>0.04580108386656</text:p>
          </table:table-cell>
          <table:table-cell table:number-columns-repeated="4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00541505648612" calcext:value-type="float">
            <text:p>0.400541505648612</text:p>
          </table:table-cell>
          <table:table-cell office:value-type="float" office:value="0.470233089731718" calcext:value-type="float">
            <text:p>0.470233089731718</text:p>
          </table:table-cell>
          <table:table-cell office:value-type="float" office:value="0.416682519925164" calcext:value-type="float">
            <text:p>0.416682519925164</text:p>
          </table:table-cell>
          <table:table-cell office:value-type="float" office:value="0.451899479111481" calcext:value-type="float">
            <text:p>0.451899479111481</text:p>
          </table:table-cell>
          <table:table-cell office:value-type="float" office:value="7.15711016487989" calcext:value-type="float">
            <text:p>7.15711016487989</text:p>
          </table:table-cell>
          <table:table-cell office:value-type="float" office:value="11.1321107352224" calcext:value-type="float">
            <text:p>11.1321107352224</text:p>
          </table:table-cell>
          <table:table-cell office:value-type="float" office:value="8.8059697532112" calcext:value-type="float">
            <text:p>8.8059697532112</text:p>
          </table:table-cell>
          <table:table-cell office:value-type="float" office:value="9.32724180575304" calcext:value-type="float">
            <text:p>9.32724180575304</text:p>
          </table:table-cell>
          <table:table-cell office:value-type="float" office:value="0.223144841475141" calcext:value-type="float">
            <text:p>0.223144841475141</text:p>
          </table:table-cell>
          <table:table-cell office:value-type="float" office:value="0.255043628191784" calcext:value-type="float">
            <text:p>0.255043628191784</text:p>
          </table:table-cell>
          <table:table-cell office:value-type="float" office:value="0.232869093581425" calcext:value-type="float">
            <text:p>0.232869093581425</text:p>
          </table:table-cell>
          <table:table-cell office:value-type="float" office:value="0.240252031211825" calcext:value-type="float">
            <text:p>0.240252031211825</text:p>
          </table:table-cell>
          <table:table-cell office:value-type="float" office:value="0.0383448099975094" calcext:value-type="float">
            <text:p>0.038344809997509</text:p>
          </table:table-cell>
          <table:table-cell office:value-type="float" office:value="0.0313945245192898" calcext:value-type="float">
            <text:p>0.03139452451929</text:p>
          </table:table-cell>
          <table:table-cell office:value-type="float" office:value="0.0291420080380401" calcext:value-type="float">
            <text:p>0.02914200803804</text:p>
          </table:table-cell>
          <table:table-cell office:value-type="float" office:value="0.0440451811979112" calcext:value-type="float">
            <text:p>0.044045181197911</text:p>
          </table:table-cell>
          <table:table-cell table:number-columns-repeated="4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9640964610194" calcext:value-type="float">
            <text:p>0.39640964610194</text:p>
          </table:table-cell>
          <table:table-cell office:value-type="float" office:value="0.462408690922408" calcext:value-type="float">
            <text:p>0.462408690922408</text:p>
          </table:table-cell>
          <table:table-cell office:value-type="float" office:value="0.415385349260154" calcext:value-type="float">
            <text:p>0.415385349260154</text:p>
          </table:table-cell>
          <table:table-cell office:value-type="float" office:value="0.439283260654048" calcext:value-type="float">
            <text:p>0.439283260654048</text:p>
          </table:table-cell>
          <table:table-cell office:value-type="float" office:value="6.9129255901643" calcext:value-type="float">
            <text:p>6.9129255901643</text:p>
          </table:table-cell>
          <table:table-cell office:value-type="float" office:value="11.3686061404328" calcext:value-type="float">
            <text:p>11.3686061404328</text:p>
          </table:table-cell>
          <table:table-cell office:value-type="float" office:value="8.53153628165923" calcext:value-type="float">
            <text:p>8.53153628165923</text:p>
          </table:table-cell>
          <table:table-cell office:value-type="float" office:value="8.87405477352234" calcext:value-type="float">
            <text:p>8.87405477352234</text:p>
          </table:table-cell>
          <table:table-cell office:value-type="float" office:value="0.228713250805339" calcext:value-type="float">
            <text:p>0.228713250805339</text:p>
          </table:table-cell>
          <table:table-cell office:value-type="float" office:value="0.263611812491601" calcext:value-type="float">
            <text:p>0.263611812491601</text:p>
          </table:table-cell>
          <table:table-cell office:value-type="float" office:value="0.24114131862645" calcext:value-type="float">
            <text:p>0.24114131862645</text:p>
          </table:table-cell>
          <table:table-cell office:value-type="float" office:value="0.244864009058736" calcext:value-type="float">
            <text:p>0.244864009058736</text:p>
          </table:table-cell>
          <table:table-cell office:value-type="float" office:value="0.0399001877001551" calcext:value-type="float">
            <text:p>0.039900187700155</text:p>
          </table:table-cell>
          <table:table-cell office:value-type="float" office:value="0.0297134064609071" calcext:value-type="float">
            <text:p>0.029713406460907</text:p>
          </table:table-cell>
          <table:table-cell office:value-type="float" office:value="0.0285917680742791" calcext:value-type="float">
            <text:p>0.028591768074279</text:p>
          </table:table-cell>
          <table:table-cell office:value-type="float" office:value="0.0452377071963266" calcext:value-type="float">
            <text:p>0.045237707196327</text:p>
          </table:table-cell>
          <table:table-cell table:number-columns-repeated="4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04756408256746" calcext:value-type="float">
            <text:p>0.404756408256746</text:p>
          </table:table-cell>
          <table:table-cell office:value-type="float" office:value="0.474702241642089" calcext:value-type="float">
            <text:p>0.474702241642089</text:p>
          </table:table-cell>
          <table:table-cell office:value-type="float" office:value="0.420184290992347" calcext:value-type="float">
            <text:p>0.420184290992347</text:p>
          </table:table-cell>
          <table:table-cell office:value-type="float" office:value="0.458825052871741" calcext:value-type="float">
            <text:p>0.458825052871741</text:p>
          </table:table-cell>
          <table:table-cell office:value-type="float" office:value="7.23623432095176" calcext:value-type="float">
            <text:p>7.23623432095176</text:p>
          </table:table-cell>
          <table:table-cell office:value-type="float" office:value="11.7159556946365" calcext:value-type="float">
            <text:p>11.7159556946365</text:p>
          </table:table-cell>
          <table:table-cell office:value-type="float" office:value="8.96285823043493" calcext:value-type="float">
            <text:p>8.96285823043493</text:p>
          </table:table-cell>
          <table:table-cell office:value-type="float" office:value="9.68505410029286" calcext:value-type="float">
            <text:p>9.68505410029286</text:p>
          </table:table-cell>
          <table:table-cell office:value-type="float" office:value="0.232238278500522" calcext:value-type="float">
            <text:p>0.232238278500522</text:p>
          </table:table-cell>
          <table:table-cell office:value-type="float" office:value="0.267125773031576" calcext:value-type="float">
            <text:p>0.267125773031576</text:p>
          </table:table-cell>
          <table:table-cell office:value-type="float" office:value="0.241894677085588" calcext:value-type="float">
            <text:p>0.241894677085588</text:p>
          </table:table-cell>
          <table:table-cell office:value-type="float" office:value="0.252296325400881" calcext:value-type="float">
            <text:p>0.252296325400881</text:p>
          </table:table-cell>
          <table:table-cell office:value-type="float" office:value="0.0387222515725314" calcext:value-type="float">
            <text:p>0.038722251572532</text:p>
          </table:table-cell>
          <table:table-cell office:value-type="float" office:value="0.0304781620474585" calcext:value-type="float">
            <text:p>0.030478162047459</text:p>
          </table:table-cell>
          <table:table-cell office:value-type="float" office:value="0.0292292137179262" calcext:value-type="float">
            <text:p>0.029229213717926</text:p>
          </table:table-cell>
          <table:table-cell office:value-type="float" office:value="0.0436099923806698" calcext:value-type="float">
            <text:p>0.04360999238067</text:p>
          </table:table-cell>
          <table:table-cell table:number-columns-repeated="4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0285813265794" calcext:value-type="float">
            <text:p>0.40285813265794</text:p>
          </table:table-cell>
          <table:table-cell office:value-type="float" office:value="0.472977528451614" calcext:value-type="float">
            <text:p>0.472977528451614</text:p>
          </table:table-cell>
          <table:table-cell office:value-type="float" office:value="0.418072536914049" calcext:value-type="float">
            <text:p>0.418072536914049</text:p>
          </table:table-cell>
          <table:table-cell office:value-type="float" office:value="0.458024242676685" calcext:value-type="float">
            <text:p>0.458024242676685</text:p>
          </table:table-cell>
          <table:table-cell office:value-type="float" office:value="7.25728421665406" calcext:value-type="float">
            <text:p>7.25728421665406</text:p>
          </table:table-cell>
          <table:table-cell office:value-type="float" office:value="11.9418955194054" calcext:value-type="float">
            <text:p>11.9418955194054</text:p>
          </table:table-cell>
          <table:table-cell office:value-type="float" office:value="8.94574864103598" calcext:value-type="float">
            <text:p>8.94574864103598</text:p>
          </table:table-cell>
          <table:table-cell office:value-type="float" office:value="10.0902193085713" calcext:value-type="float">
            <text:p>10.0902193085713</text:p>
          </table:table-cell>
          <table:table-cell office:value-type="float" office:value="0.228905501414254" calcext:value-type="float">
            <text:p>0.228905501414254</text:p>
          </table:table-cell>
          <table:table-cell office:value-type="float" office:value="0.271204995126892" calcext:value-type="float">
            <text:p>0.271204995126892</text:p>
          </table:table-cell>
          <table:table-cell office:value-type="float" office:value="0.238354493085504" calcext:value-type="float">
            <text:p>0.238354493085504</text:p>
          </table:table-cell>
          <table:table-cell office:value-type="float" office:value="0.256266201669051" calcext:value-type="float">
            <text:p>0.256266201669051</text:p>
          </table:table-cell>
          <table:table-cell office:value-type="float" office:value="0.0393222132221136" calcext:value-type="float">
            <text:p>0.039322213222114</text:p>
          </table:table-cell>
          <table:table-cell office:value-type="float" office:value="0.032234329658344" calcext:value-type="float">
            <text:p>0.032234329658344</text:p>
          </table:table-cell>
          <table:table-cell office:value-type="float" office:value="0.0291567642642262" calcext:value-type="float">
            <text:p>0.029156764264226</text:p>
          </table:table-cell>
          <table:table-cell office:value-type="float" office:value="0.0461904916315851" calcext:value-type="float">
            <text:p>0.046190491631585</text:p>
          </table:table-cell>
          <table:table-cell table:number-columns-repeated="4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99409519421108" calcext:value-type="float">
            <text:p>0.399409519421108</text:p>
          </table:table-cell>
          <table:table-cell office:value-type="float" office:value="0.474003099953837" calcext:value-type="float">
            <text:p>0.474003099953837</text:p>
          </table:table-cell>
          <table:table-cell office:value-type="float" office:value="0.41532756867118" calcext:value-type="float">
            <text:p>0.41532756867118</text:p>
          </table:table-cell>
          <table:table-cell office:value-type="float" office:value="0.453647160964118" calcext:value-type="float">
            <text:p>0.453647160964118</text:p>
          </table:table-cell>
          <table:table-cell office:value-type="float" office:value="7.06402517858454" calcext:value-type="float">
            <text:p>7.06402517858454</text:p>
          </table:table-cell>
          <table:table-cell office:value-type="float" office:value="12.1280389891846" calcext:value-type="float">
            <text:p>12.1280389891846</text:p>
          </table:table-cell>
          <table:table-cell office:value-type="float" office:value="8.71392893697772" calcext:value-type="float">
            <text:p>8.71392893697772</text:p>
          </table:table-cell>
          <table:table-cell office:value-type="float" office:value="9.54403131925979" calcext:value-type="float">
            <text:p>9.54403131925979</text:p>
          </table:table-cell>
          <table:table-cell office:value-type="float" office:value="0.23631633107059" calcext:value-type="float">
            <text:p>0.23631633107059</text:p>
          </table:table-cell>
          <table:table-cell office:value-type="float" office:value="0.277004559544076" calcext:value-type="float">
            <text:p>0.277004559544076</text:p>
          </table:table-cell>
          <table:table-cell office:value-type="float" office:value="0.246029550066055" calcext:value-type="float">
            <text:p>0.246029550066055</text:p>
          </table:table-cell>
          <table:table-cell office:value-type="float" office:value="0.261734931791153" calcext:value-type="float">
            <text:p>0.261734931791153</text:p>
          </table:table-cell>
          <table:table-cell office:value-type="float" office:value="0.0396120894301127" calcext:value-type="float">
            <text:p>0.039612089430113</text:p>
          </table:table-cell>
          <table:table-cell office:value-type="float" office:value="0.0342020433191033" calcext:value-type="float">
            <text:p>0.034202043319103</text:p>
          </table:table-cell>
          <table:table-cell office:value-type="float" office:value="0.0304224259536848" calcext:value-type="float">
            <text:p>0.030422425953685</text:p>
          </table:table-cell>
          <table:table-cell office:value-type="float" office:value="0.0468256748338594" calcext:value-type="float">
            <text:p>0.04682567483386</text:p>
          </table:table-cell>
          <table:table-cell table:number-columns-repeated="4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5949131773324" calcext:value-type="float">
            <text:p>0.395949131773324</text:p>
          </table:table-cell>
          <table:table-cell office:value-type="float" office:value="0.471167302338466" calcext:value-type="float">
            <text:p>0.471167302338466</text:p>
          </table:table-cell>
          <table:table-cell office:value-type="float" office:value="0.415323504759382" calcext:value-type="float">
            <text:p>0.415323504759382</text:p>
          </table:table-cell>
          <table:table-cell office:value-type="float" office:value="0.44662919119364" calcext:value-type="float">
            <text:p>0.44662919119364</text:p>
          </table:table-cell>
          <table:table-cell office:value-type="float" office:value="6.84498069408414" calcext:value-type="float">
            <text:p>6.84498069408414</text:p>
          </table:table-cell>
          <table:table-cell office:value-type="float" office:value="12.2442476719334" calcext:value-type="float">
            <text:p>12.2442476719334</text:p>
          </table:table-cell>
          <table:table-cell office:value-type="float" office:value="8.38882340483717" calcext:value-type="float">
            <text:p>8.38882340483717</text:p>
          </table:table-cell>
          <table:table-cell office:value-type="float" office:value="9.19210583350853" calcext:value-type="float">
            <text:p>9.19210583350853</text:p>
          </table:table-cell>
          <table:table-cell office:value-type="float" office:value="0.228595798874345" calcext:value-type="float">
            <text:p>0.228595798874345</text:p>
          </table:table-cell>
          <table:table-cell office:value-type="float" office:value="0.270709019489785" calcext:value-type="float">
            <text:p>0.270709019489785</text:p>
          </table:table-cell>
          <table:table-cell office:value-type="float" office:value="0.240693797164244" calcext:value-type="float">
            <text:p>0.240693797164244</text:p>
          </table:table-cell>
          <table:table-cell office:value-type="float" office:value="0.251776739234527" calcext:value-type="float">
            <text:p>0.251776739234527</text:p>
          </table:table-cell>
          <table:table-cell office:value-type="float" office:value="0.0393271817288192" calcext:value-type="float">
            <text:p>0.039327181728819</text:p>
          </table:table-cell>
          <table:table-cell office:value-type="float" office:value="0.0310174715016296" calcext:value-type="float">
            <text:p>0.03101747150163</text:p>
          </table:table-cell>
          <table:table-cell office:value-type="float" office:value="0.028380915995564" calcext:value-type="float">
            <text:p>0.028380915995564</text:p>
          </table:table-cell>
          <table:table-cell office:value-type="float" office:value="0.0460646665895294" calcext:value-type="float">
            <text:p>0.04606466658953</text:p>
          </table:table-cell>
          <table:table-cell table:number-columns-repeated="4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99395868267307" calcext:value-type="float">
            <text:p>0.399395868267307</text:p>
          </table:table-cell>
          <table:table-cell office:value-type="float" office:value="0.470282344951577" calcext:value-type="float">
            <text:p>0.470282344951577</text:p>
          </table:table-cell>
          <table:table-cell office:value-type="float" office:value="0.412769923933946" calcext:value-type="float">
            <text:p>0.412769923933946</text:p>
          </table:table-cell>
          <table:table-cell office:value-type="float" office:value="0.454202501133407" calcext:value-type="float">
            <text:p>0.454202501133407</text:p>
          </table:table-cell>
          <table:table-cell office:value-type="float" office:value="7.23727580660817" calcext:value-type="float">
            <text:p>7.23727580660817</text:p>
          </table:table-cell>
          <table:table-cell office:value-type="float" office:value="11.5906186992127" calcext:value-type="float">
            <text:p>11.5906186992127</text:p>
          </table:table-cell>
          <table:table-cell office:value-type="float" office:value="8.20156906765473" calcext:value-type="float">
            <text:p>8.20156906765473</text:p>
          </table:table-cell>
          <table:table-cell office:value-type="float" office:value="9.53606379138873" calcext:value-type="float">
            <text:p>9.53606379138873</text:p>
          </table:table-cell>
          <table:table-cell office:value-type="float" office:value="0.233099781773258" calcext:value-type="float">
            <text:p>0.233099781773258</text:p>
          </table:table-cell>
          <table:table-cell office:value-type="float" office:value="0.270697348792804" calcext:value-type="float">
            <text:p>0.270697348792804</text:p>
          </table:table-cell>
          <table:table-cell office:value-type="float" office:value="0.24221428436943" calcext:value-type="float">
            <text:p>0.24221428436943</text:p>
          </table:table-cell>
          <table:table-cell office:value-type="float" office:value="0.256496507565475" calcext:value-type="float">
            <text:p>0.256496507565475</text:p>
          </table:table-cell>
          <table:table-cell office:value-type="float" office:value="0.0408832034643432" calcext:value-type="float">
            <text:p>0.040883203464343</text:p>
          </table:table-cell>
          <table:table-cell office:value-type="float" office:value="0.0362425764173136" calcext:value-type="float">
            <text:p>0.036242576417314</text:p>
          </table:table-cell>
          <table:table-cell office:value-type="float" office:value="0.0312504810978207" calcext:value-type="float">
            <text:p>0.031250481097821</text:p>
          </table:table-cell>
          <table:table-cell office:value-type="float" office:value="0.0494108669861444" calcext:value-type="float">
            <text:p>0.049410866986144</text:p>
          </table:table-cell>
          <table:table-cell table:number-columns-repeated="4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99092525830043" calcext:value-type="float">
            <text:p>0.399092525830043</text:p>
          </table:table-cell>
          <table:table-cell office:value-type="float" office:value="0.475107660983227" calcext:value-type="float">
            <text:p>0.475107660983227</text:p>
          </table:table-cell>
          <table:table-cell office:value-type="float" office:value="0.413547016366202" calcext:value-type="float">
            <text:p>0.413547016366202</text:p>
          </table:table-cell>
          <table:table-cell office:value-type="float" office:value="0.457186256967702" calcext:value-type="float">
            <text:p>0.457186256967702</text:p>
          </table:table-cell>
          <table:table-cell office:value-type="float" office:value="7.05225174297986" calcext:value-type="float">
            <text:p>7.05225174297986</text:p>
          </table:table-cell>
          <table:table-cell office:value-type="float" office:value="12.1095343548386" calcext:value-type="float">
            <text:p>12.1095343548386</text:p>
          </table:table-cell>
          <table:table-cell office:value-type="float" office:value="8.40241358718001" calcext:value-type="float">
            <text:p>8.40241358718001</text:p>
          </table:table-cell>
          <table:table-cell office:value-type="float" office:value="9.72071602166905" calcext:value-type="float">
            <text:p>9.72071602166905</text:p>
          </table:table-cell>
          <table:table-cell office:value-type="float" office:value="0.231075244822909" calcext:value-type="float">
            <text:p>0.231075244822909</text:p>
          </table:table-cell>
          <table:table-cell office:value-type="float" office:value="0.274948266823738" calcext:value-type="float">
            <text:p>0.274948266823738</text:p>
          </table:table-cell>
          <table:table-cell office:value-type="float" office:value="0.239761990890816" calcext:value-type="float">
            <text:p>0.239761990890816</text:p>
          </table:table-cell>
          <table:table-cell office:value-type="float" office:value="0.261013093505527" calcext:value-type="float">
            <text:p>0.261013093505527</text:p>
          </table:table-cell>
          <table:table-cell office:value-type="float" office:value="0.038830764181609" calcext:value-type="float">
            <text:p>0.038830764181609</text:p>
          </table:table-cell>
          <table:table-cell office:value-type="float" office:value="0.0358447651673966" calcext:value-type="float">
            <text:p>0.035844765167397</text:p>
          </table:table-cell>
          <table:table-cell office:value-type="float" office:value="0.0297939825915518" calcext:value-type="float">
            <text:p>0.029793982591552</text:p>
          </table:table-cell>
          <table:table-cell office:value-type="float" office:value="0.0481798707070944" calcext:value-type="float">
            <text:p>0.048179870707095</text:p>
          </table:table-cell>
          <table:table-cell table:number-columns-repeated="4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999266833651" calcext:value-type="float">
            <text:p>0.3999266833651</text:p>
          </table:table-cell>
          <table:table-cell office:value-type="float" office:value="0.473207888949869" calcext:value-type="float">
            <text:p>0.473207888949869</text:p>
          </table:table-cell>
          <table:table-cell office:value-type="float" office:value="0.41391433502204" calcext:value-type="float">
            <text:p>0.41391433502204</text:p>
          </table:table-cell>
          <table:table-cell office:value-type="float" office:value="0.456502670087224" calcext:value-type="float">
            <text:p>0.456502670087224</text:p>
          </table:table-cell>
          <table:table-cell office:value-type="float" office:value="7.06497475226171" calcext:value-type="float">
            <text:p>7.06497475226171</text:p>
          </table:table-cell>
          <table:table-cell office:value-type="float" office:value="12.6040009155358" calcext:value-type="float">
            <text:p>12.6040009155358</text:p>
          </table:table-cell>
          <table:table-cell office:value-type="float" office:value="8.3768920110809" calcext:value-type="float">
            <text:p>8.3768920110809</text:p>
          </table:table-cell>
          <table:table-cell office:value-type="float" office:value="10.1394239289482" calcext:value-type="float">
            <text:p>10.1394239289482</text:p>
          </table:table-cell>
          <table:table-cell office:value-type="float" office:value="0.228856768043551" calcext:value-type="float">
            <text:p>0.228856768043551</text:p>
          </table:table-cell>
          <table:table-cell office:value-type="float" office:value="0.271770953826516" calcext:value-type="float">
            <text:p>0.271770953826516</text:p>
          </table:table-cell>
          <table:table-cell office:value-type="float" office:value="0.237731064119045" calcext:value-type="float">
            <text:p>0.237731064119045</text:p>
          </table:table-cell>
          <table:table-cell office:value-type="float" office:value="0.257527394915657" calcext:value-type="float">
            <text:p>0.257527394915657</text:p>
          </table:table-cell>
          <table:table-cell office:value-type="float" office:value="0.0393719686758709" calcext:value-type="float">
            <text:p>0.039371968675871</text:p>
          </table:table-cell>
          <table:table-cell office:value-type="float" office:value="0.0334079615702915" calcext:value-type="float">
            <text:p>0.033407961570292</text:p>
          </table:table-cell>
          <table:table-cell office:value-type="float" office:value="0.0293686375883802" calcext:value-type="float">
            <text:p>0.02936863758838</text:p>
          </table:table-cell>
          <table:table-cell office:value-type="float" office:value="0.047241231493822" calcext:value-type="float">
            <text:p>0.047241231493822</text:p>
          </table:table-cell>
          <table:table-cell table:number-columns-repeated="4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98704406126603" calcext:value-type="float">
            <text:p>0.398704406126603</text:p>
          </table:table-cell>
          <table:table-cell office:value-type="float" office:value="0.476754492612267" calcext:value-type="float">
            <text:p>0.476754492612267</text:p>
          </table:table-cell>
          <table:table-cell office:value-type="float" office:value="0.416674605583892" calcext:value-type="float">
            <text:p>0.416674605583892</text:p>
          </table:table-cell>
          <table:table-cell office:value-type="float" office:value="0.453317321613" calcext:value-type="float">
            <text:p>0.453317321613</text:p>
          </table:table-cell>
          <table:table-cell office:value-type="float" office:value="6.78719532861463" calcext:value-type="float">
            <text:p>6.78719532861463</text:p>
          </table:table-cell>
          <table:table-cell office:value-type="float" office:value="13.0399018938152" calcext:value-type="float">
            <text:p>13.0399018938152</text:p>
          </table:table-cell>
          <table:table-cell office:value-type="float" office:value="8.38120614124139" calcext:value-type="float">
            <text:p>8.38120614124139</text:p>
          </table:table-cell>
          <table:table-cell office:value-type="float" office:value="9.5515845922666" calcext:value-type="float">
            <text:p>9.5515845922666</text:p>
          </table:table-cell>
          <table:table-cell office:value-type="float" office:value="0.234109966266789" calcext:value-type="float">
            <text:p>0.234109966266789</text:p>
          </table:table-cell>
          <table:table-cell office:value-type="float" office:value="0.283434514784751" calcext:value-type="float">
            <text:p>0.283434514784751</text:p>
          </table:table-cell>
          <table:table-cell office:value-type="float" office:value="0.245249828125828" calcext:value-type="float">
            <text:p>0.245249828125828</text:p>
          </table:table-cell>
          <table:table-cell office:value-type="float" office:value="0.265374383963566" calcext:value-type="float">
            <text:p>0.265374383963566</text:p>
          </table:table-cell>
          <table:table-cell office:value-type="float" office:value="0.0422633153459215" calcext:value-type="float">
            <text:p>0.042263315345922</text:p>
          </table:table-cell>
          <table:table-cell office:value-type="float" office:value="0.0366296309363604" calcext:value-type="float">
            <text:p>0.036629630936361</text:p>
          </table:table-cell>
          <table:table-cell office:value-type="float" office:value="0.0300193289044623" calcext:value-type="float">
            <text:p>0.030019328904462</text:p>
          </table:table-cell>
          <table:table-cell office:value-type="float" office:value="0.0533861883506792" calcext:value-type="float">
            <text:p>0.053386188350679</text:p>
          </table:table-cell>
          <table:table-cell table:number-columns-repeated="4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98205720273483" calcext:value-type="float">
            <text:p>0.398205720273483</text:p>
          </table:table-cell>
          <table:table-cell office:value-type="float" office:value="0.468309852086732" calcext:value-type="float">
            <text:p>0.468309852086732</text:p>
          </table:table-cell>
          <table:table-cell office:value-type="float" office:value="0.411107829443641" calcext:value-type="float">
            <text:p>0.411107829443641</text:p>
          </table:table-cell>
          <table:table-cell office:value-type="float" office:value="0.452448782111531" calcext:value-type="float">
            <text:p>0.452448782111531</text:p>
          </table:table-cell>
          <table:table-cell office:value-type="float" office:value="6.77859433697016" calcext:value-type="float">
            <text:p>6.77859433697016</text:p>
          </table:table-cell>
          <table:table-cell office:value-type="float" office:value="11.6831323836729" calcext:value-type="float">
            <text:p>11.6831323836729</text:p>
          </table:table-cell>
          <table:table-cell office:value-type="float" office:value="8.0275572259583" calcext:value-type="float">
            <text:p>8.0275572259583</text:p>
          </table:table-cell>
          <table:table-cell office:value-type="float" office:value="9.58769751674089" calcext:value-type="float">
            <text:p>9.58769751674089</text:p>
          </table:table-cell>
          <table:table-cell office:value-type="float" office:value="0.242761757302449" calcext:value-type="float">
            <text:p>0.242761757302449</text:p>
          </table:table-cell>
          <table:table-cell office:value-type="float" office:value="0.280053723420034" calcext:value-type="float">
            <text:p>0.280053723420034</text:p>
          </table:table-cell>
          <table:table-cell office:value-type="float" office:value="0.251720064003412" calcext:value-type="float">
            <text:p>0.251720064003412</text:p>
          </table:table-cell>
          <table:table-cell office:value-type="float" office:value="0.266034506615069" calcext:value-type="float">
            <text:p>0.266034506615069</text:p>
          </table:table-cell>
          <table:table-cell office:value-type="float" office:value="0.0398720619987297" calcext:value-type="float">
            <text:p>0.03987206199873</text:p>
          </table:table-cell>
          <table:table-cell office:value-type="float" office:value="0.0365648484462944" calcext:value-type="float">
            <text:p>0.036564848446295</text:p>
          </table:table-cell>
          <table:table-cell office:value-type="float" office:value="0.0297555953838777" calcext:value-type="float">
            <text:p>0.029755595383878</text:p>
          </table:table-cell>
          <table:table-cell office:value-type="float" office:value="0.0504546691650368" calcext:value-type="float">
            <text:p>0.050454669165037</text:p>
          </table:table-cell>
          <table:table-cell table:number-columns-repeated="4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98822817016767" calcext:value-type="float">
            <text:p>0.398822817016767</text:p>
          </table:table-cell>
          <table:table-cell office:value-type="float" office:value="0.469482072039538" calcext:value-type="float">
            <text:p>0.469482072039538</text:p>
          </table:table-cell>
          <table:table-cell office:value-type="float" office:value="0.411244630465794" calcext:value-type="float">
            <text:p>0.411244630465794</text:p>
          </table:table-cell>
          <table:table-cell office:value-type="float" office:value="0.454093365650885" calcext:value-type="float">
            <text:p>0.454093365650885</text:p>
          </table:table-cell>
          <table:table-cell office:value-type="float" office:value="6.79893782283597" calcext:value-type="float">
            <text:p>6.79893782283597</text:p>
          </table:table-cell>
          <table:table-cell office:value-type="float" office:value="12.1360013298181" calcext:value-type="float">
            <text:p>12.1360013298181</text:p>
          </table:table-cell>
          <table:table-cell office:value-type="float" office:value="7.98765001229068" calcext:value-type="float">
            <text:p>7.98765001229068</text:p>
          </table:table-cell>
          <table:table-cell office:value-type="float" office:value="10.0013304100636" calcext:value-type="float">
            <text:p>10.0013304100636</text:p>
          </table:table-cell>
          <table:table-cell office:value-type="float" office:value="0.239542149680124" calcext:value-type="float">
            <text:p>0.239542149680124</text:p>
          </table:table-cell>
          <table:table-cell office:value-type="float" office:value="0.285661020263018" calcext:value-type="float">
            <text:p>0.285661020263018</text:p>
          </table:table-cell>
          <table:table-cell office:value-type="float" office:value="0.248149381513986" calcext:value-type="float">
            <text:p>0.248149381513986</text:p>
          </table:table-cell>
          <table:table-cell office:value-type="float" office:value="0.271792860196726" calcext:value-type="float">
            <text:p>0.271792860196726</text:p>
          </table:table-cell>
          <table:table-cell office:value-type="float" office:value="0.0393898357159478" calcext:value-type="float">
            <text:p>0.039389835715948</text:p>
          </table:table-cell>
          <table:table-cell office:value-type="float" office:value="0.0344887703660644" calcext:value-type="float">
            <text:p>0.034488770366065</text:p>
          </table:table-cell>
          <table:table-cell office:value-type="float" office:value="0.0295818135574132" calcext:value-type="float">
            <text:p>0.029581813557413</text:p>
          </table:table-cell>
          <table:table-cell office:value-type="float" office:value="0.0479755573403508" calcext:value-type="float">
            <text:p>0.047975557340351</text:p>
          </table:table-cell>
          <table:table-cell table:number-columns-repeated="4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03646606057295" calcext:value-type="float">
            <text:p>0.403646606057295</text:p>
          </table:table-cell>
          <table:table-cell office:value-type="float" office:value="0.468265495965421" calcext:value-type="float">
            <text:p>0.468265495965421</text:p>
          </table:table-cell>
          <table:table-cell office:value-type="float" office:value="0.415255889189733" calcext:value-type="float">
            <text:p>0.415255889189733</text:p>
          </table:table-cell>
          <table:table-cell office:value-type="float" office:value="0.454399856937546" calcext:value-type="float">
            <text:p>0.454399856937546</text:p>
          </table:table-cell>
          <table:table-cell office:value-type="float" office:value="6.9921973804791" calcext:value-type="float">
            <text:p>6.9921973804791</text:p>
          </table:table-cell>
          <table:table-cell office:value-type="float" office:value="12.1220831097763" calcext:value-type="float">
            <text:p>12.1220831097763</text:p>
          </table:table-cell>
          <table:table-cell office:value-type="float" office:value="8.19797718072103" calcext:value-type="float">
            <text:p>8.19797718072103</text:p>
          </table:table-cell>
          <table:table-cell office:value-type="float" office:value="10.1646444802374" calcext:value-type="float">
            <text:p>10.1646444802374</text:p>
          </table:table-cell>
          <table:table-cell office:value-type="float" office:value="0.239182888077656" calcext:value-type="float">
            <text:p>0.239182888077656</text:p>
          </table:table-cell>
          <table:table-cell office:value-type="float" office:value="0.282261077310212" calcext:value-type="float">
            <text:p>0.282261077310212</text:p>
          </table:table-cell>
          <table:table-cell office:value-type="float" office:value="0.247208560679506" calcext:value-type="float">
            <text:p>0.247208560679506</text:p>
          </table:table-cell>
          <table:table-cell office:value-type="float" office:value="0.269438488293038" calcext:value-type="float">
            <text:p>0.269438488293038</text:p>
          </table:table-cell>
          <table:table-cell office:value-type="float" office:value="0.0401460492295238" calcext:value-type="float">
            <text:p>0.040146049229524</text:p>
          </table:table-cell>
          <table:table-cell office:value-type="float" office:value="0.0346754604956738" calcext:value-type="float">
            <text:p>0.034675460495674</text:p>
          </table:table-cell>
          <table:table-cell office:value-type="float" office:value="0.0301192511493971" calcext:value-type="float">
            <text:p>0.030119251149397</text:p>
          </table:table-cell>
          <table:table-cell office:value-type="float" office:value="0.0484983690387695" calcext:value-type="float">
            <text:p>0.04849836903877</text:p>
          </table:table-cell>
          <table:table-cell table:number-columns-repeated="4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00389416669919" calcext:value-type="float">
            <text:p>0.400389416669919</text:p>
          </table:table-cell>
          <table:table-cell office:value-type="float" office:value="0.475128009654953" calcext:value-type="float">
            <text:p>0.475128009654953</text:p>
          </table:table-cell>
          <table:table-cell office:value-type="float" office:value="0.416239318516954" calcext:value-type="float">
            <text:p>0.416239318516954</text:p>
          </table:table-cell>
          <table:table-cell office:value-type="float" office:value="0.453345852457683" calcext:value-type="float">
            <text:p>0.453345852457683</text:p>
          </table:table-cell>
          <table:table-cell office:value-type="float" office:value="6.70952582613591" calcext:value-type="float">
            <text:p>6.70952582613591</text:p>
          </table:table-cell>
          <table:table-cell office:value-type="float" office:value="13.0995838470317" calcext:value-type="float">
            <text:p>13.0995838470317</text:p>
          </table:table-cell>
          <table:table-cell office:value-type="float" office:value="8.2282803992121" calcext:value-type="float">
            <text:p>8.2282803992121</text:p>
          </table:table-cell>
          <table:table-cell office:value-type="float" office:value="9.57650224916844" calcext:value-type="float">
            <text:p>9.57650224916844</text:p>
          </table:table-cell>
          <table:table-cell office:value-type="float" office:value="0.240522916805435" calcext:value-type="float">
            <text:p>0.240522916805435</text:p>
          </table:table-cell>
          <table:table-cell office:value-type="float" office:value="0.287660142132453" calcext:value-type="float">
            <text:p>0.287660142132453</text:p>
          </table:table-cell>
          <table:table-cell office:value-type="float" office:value="0.250908499907941" calcext:value-type="float">
            <text:p>0.250908499907941</text:p>
          </table:table-cell>
          <table:table-cell office:value-type="float" office:value="0.271025123329255" calcext:value-type="float">
            <text:p>0.271025123329255</text:p>
          </table:table-cell>
          <table:table-cell office:value-type="float" office:value="0.0382199227279563" calcext:value-type="float">
            <text:p>0.038219922727956</text:p>
          </table:table-cell>
          <table:table-cell office:value-type="float" office:value="0.0339288456048135" calcext:value-type="float">
            <text:p>0.033928845604814</text:p>
          </table:table-cell>
          <table:table-cell office:value-type="float" office:value="0.0287621489435225" calcext:value-type="float">
            <text:p>0.028762148943523</text:p>
          </table:table-cell>
          <table:table-cell office:value-type="float" office:value="0.0468444009561419" calcext:value-type="float">
            <text:p>0.046844400956142</text:p>
          </table:table-cell>
          <table:table-cell table:number-columns-repeated="4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03154149742197" calcext:value-type="float">
            <text:p>0.403154149742197</text:p>
          </table:table-cell>
          <table:table-cell office:value-type="float" office:value="0.469967501337859" calcext:value-type="float">
            <text:p>0.469967501337859</text:p>
          </table:table-cell>
          <table:table-cell office:value-type="float" office:value="0.414139550759267" calcext:value-type="float">
            <text:p>0.414139550759267</text:p>
          </table:table-cell>
          <table:table-cell office:value-type="float" office:value="0.457961702414427" calcext:value-type="float">
            <text:p>0.457961702414427</text:p>
          </table:table-cell>
          <table:table-cell office:value-type="float" office:value="7.39681755770773" calcext:value-type="float">
            <text:p>7.39681755770773</text:p>
          </table:table-cell>
          <table:table-cell office:value-type="float" office:value="13.6703304260717" calcext:value-type="float">
            <text:p>13.6703304260717</text:p>
          </table:table-cell>
          <table:table-cell office:value-type="float" office:value="8.75792234807073" calcext:value-type="float">
            <text:p>8.75792234807073</text:p>
          </table:table-cell>
          <table:table-cell office:value-type="float" office:value="11.7184568866956" calcext:value-type="float">
            <text:p>11.7184568866956</text:p>
          </table:table-cell>
          <table:table-cell office:value-type="float" office:value="0.237306386546216" calcext:value-type="float">
            <text:p>0.237306386546216</text:p>
          </table:table-cell>
          <table:table-cell office:value-type="float" office:value="0.279889100739187" calcext:value-type="float">
            <text:p>0.279889100739187</text:p>
          </table:table-cell>
          <table:table-cell office:value-type="float" office:value="0.245346988876952" calcext:value-type="float">
            <text:p>0.245346988876952</text:p>
          </table:table-cell>
          <table:table-cell office:value-type="float" office:value="0.266897139664945" calcext:value-type="float">
            <text:p>0.266897139664945</text:p>
          </table:table-cell>
          <table:table-cell office:value-type="float" office:value="0.0364098522225565" calcext:value-type="float">
            <text:p>0.036409852222557</text:p>
          </table:table-cell>
          <table:table-cell office:value-type="float" office:value="0.0319130528850973" calcext:value-type="float">
            <text:p>0.031913052885097</text:p>
          </table:table-cell>
          <table:table-cell office:value-type="float" office:value="0.0273265435818108" calcext:value-type="float">
            <text:p>0.027326543581811</text:p>
          </table:table-cell>
          <table:table-cell office:value-type="float" office:value="0.0445668923103648" calcext:value-type="float">
            <text:p>0.044566892310365</text:p>
          </table:table-cell>
          <table:table-cell table:number-columns-repeated="4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98551313695445" calcext:value-type="float">
            <text:p>0.398551313695445</text:p>
          </table:table-cell>
          <table:table-cell office:value-type="float" office:value="0.467024842820908" calcext:value-type="float">
            <text:p>0.467024842820908</text:p>
          </table:table-cell>
          <table:table-cell office:value-type="float" office:value="0.411213596038868" calcext:value-type="float">
            <text:p>0.411213596038868</text:p>
          </table:table-cell>
          <table:table-cell office:value-type="float" office:value="0.453526661494208" calcext:value-type="float">
            <text:p>0.453526661494208</text:p>
          </table:table-cell>
          <table:table-cell office:value-type="float" office:value="7.17305765336807" calcext:value-type="float">
            <text:p>7.17305765336807</text:p>
          </table:table-cell>
          <table:table-cell office:value-type="float" office:value="12.2805579711847" calcext:value-type="float">
            <text:p>12.2805579711847</text:p>
          </table:table-cell>
          <table:table-cell office:value-type="float" office:value="8.57416691329941" calcext:value-type="float">
            <text:p>8.57416691329941</text:p>
          </table:table-cell>
          <table:table-cell office:value-type="float" office:value="10.2169346514477" calcext:value-type="float">
            <text:p>10.2169346514477</text:p>
          </table:table-cell>
          <table:table-cell office:value-type="float" office:value="0.234535188309263" calcext:value-type="float">
            <text:p>0.234535188309263</text:p>
          </table:table-cell>
          <table:table-cell office:value-type="float" office:value="0.276951773797365" calcext:value-type="float">
            <text:p>0.276951773797365</text:p>
          </table:table-cell>
          <table:table-cell office:value-type="float" office:value="0.242769367380878" calcext:value-type="float">
            <text:p>0.242769367380878</text:p>
          </table:table-cell>
          <table:table-cell office:value-type="float" office:value="0.263613254013402" calcext:value-type="float">
            <text:p>0.263613254013402</text:p>
          </table:table-cell>
          <table:table-cell office:value-type="float" office:value="0.0413443385859571" calcext:value-type="float">
            <text:p>0.041344338585957</text:p>
          </table:table-cell>
          <table:table-cell office:value-type="float" office:value="0.0373104384479948" calcext:value-type="float">
            <text:p>0.037310438447995</text:p>
          </table:table-cell>
          <table:table-cell office:value-type="float" office:value="0.0312779618941412" calcext:value-type="float">
            <text:p>0.031277961894141</text:p>
          </table:table-cell>
          <table:table-cell office:value-type="float" office:value="0.0513132385566146" calcext:value-type="float">
            <text:p>0.051313238556615</text:p>
          </table:table-cell>
          <table:table-cell table:number-columns-repeated="4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99325765360119" calcext:value-type="float">
            <text:p>0.399325765360119</text:p>
          </table:table-cell>
          <table:table-cell office:value-type="float" office:value="0.466922406666288" calcext:value-type="float">
            <text:p>0.466922406666288</text:p>
          </table:table-cell>
          <table:table-cell office:value-type="float" office:value="0.411721391547146" calcext:value-type="float">
            <text:p>0.411721391547146</text:p>
          </table:table-cell>
          <table:table-cell office:value-type="float" office:value="0.453482241845142" calcext:value-type="float">
            <text:p>0.453482241845142</text:p>
          </table:table-cell>
          <table:table-cell office:value-type="float" office:value="7.31446239459046" calcext:value-type="float">
            <text:p>7.31446239459046</text:p>
          </table:table-cell>
          <table:table-cell office:value-type="float" office:value="11.5161452908217" calcext:value-type="float">
            <text:p>11.5161452908217</text:p>
          </table:table-cell>
          <table:table-cell office:value-type="float" office:value="9.06494198005151" calcext:value-type="float">
            <text:p>9.06494198005151</text:p>
          </table:table-cell>
          <table:table-cell office:value-type="float" office:value="9.97865733035749" calcext:value-type="float">
            <text:p>9.97865733035749</text:p>
          </table:table-cell>
          <table:table-cell office:value-type="float" office:value="0.231253513446017" calcext:value-type="float">
            <text:p>0.231253513446017</text:p>
          </table:table-cell>
          <table:table-cell office:value-type="float" office:value="0.269784082686432" calcext:value-type="float">
            <text:p>0.269784082686432</text:p>
          </table:table-cell>
          <table:table-cell office:value-type="float" office:value="0.239262303663087" calcext:value-type="float">
            <text:p>0.239262303663087</text:p>
          </table:table-cell>
          <table:table-cell office:value-type="float" office:value="0.256961335765586" calcext:value-type="float">
            <text:p>0.256961335765586</text:p>
          </table:table-cell>
          <table:table-cell office:value-type="float" office:value="0.0374520310893079" calcext:value-type="float">
            <text:p>0.037452031089308</text:p>
          </table:table-cell>
          <table:table-cell office:value-type="float" office:value="0.0348415804617344" calcext:value-type="float">
            <text:p>0.034841580461734</text:p>
          </table:table-cell>
          <table:table-cell office:value-type="float" office:value="0.0288668649269797" calcext:value-type="float">
            <text:p>0.02886686492698</text:p>
          </table:table-cell>
          <table:table-cell office:value-type="float" office:value="0.0467481531103155" calcext:value-type="float">
            <text:p>0.046748153110316</text:p>
          </table:table-cell>
          <table:table-cell table:number-columns-repeated="4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97098459445813" calcext:value-type="float">
            <text:p>0.397098459445813</text:p>
          </table:table-cell>
          <table:table-cell office:value-type="float" office:value="0.470758016210226" calcext:value-type="float">
            <text:p>0.470758016210226</text:p>
          </table:table-cell>
          <table:table-cell office:value-type="float" office:value="0.413003246875786" calcext:value-type="float">
            <text:p>0.413003246875786</text:p>
          </table:table-cell>
          <table:table-cell office:value-type="float" office:value="0.450431181496197" calcext:value-type="float">
            <text:p>0.450431181496197</text:p>
          </table:table-cell>
          <table:table-cell office:value-type="float" office:value="7.04408675379316" calcext:value-type="float">
            <text:p>7.04408675379316</text:p>
          </table:table-cell>
          <table:table-cell office:value-type="float" office:value="11.8668754463933" calcext:value-type="float">
            <text:p>11.8668754463933</text:p>
          </table:table-cell>
          <table:table-cell office:value-type="float" office:value="8.88755213063108" calcext:value-type="float">
            <text:p>8.88755213063108</text:p>
          </table:table-cell>
          <table:table-cell office:value-type="float" office:value="9.73934825233375" calcext:value-type="float">
            <text:p>9.73934825233375</text:p>
          </table:table-cell>
          <table:table-cell office:value-type="float" office:value="0.231710756540888" calcext:value-type="float">
            <text:p>0.231710756540888</text:p>
          </table:table-cell>
          <table:table-cell office:value-type="float" office:value="0.27262597698767" calcext:value-type="float">
            <text:p>0.27262597698767</text:p>
          </table:table-cell>
          <table:table-cell office:value-type="float" office:value="0.241620995957229" calcext:value-type="float">
            <text:p>0.241620995957229</text:p>
          </table:table-cell>
          <table:table-cell office:value-type="float" office:value="0.256722774656115" calcext:value-type="float">
            <text:p>0.256722774656115</text:p>
          </table:table-cell>
          <table:table-cell office:value-type="float" office:value="0.0384235578250794" calcext:value-type="float">
            <text:p>0.038423557825079</text:p>
          </table:table-cell>
          <table:table-cell office:value-type="float" office:value="0.0346147147933674" calcext:value-type="float">
            <text:p>0.034614714793367</text:p>
          </table:table-cell>
          <table:table-cell office:value-type="float" office:value="0.0289349056762639" calcext:value-type="float">
            <text:p>0.028934905676264</text:p>
          </table:table-cell>
          <table:table-cell office:value-type="float" office:value="0.0477775341589905" calcext:value-type="float">
            <text:p>0.047777534158991</text:p>
          </table:table-cell>
          <table:table-cell table:number-columns-repeated="4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02834141618756" calcext:value-type="float">
            <text:p>0.402834141618756</text:p>
          </table:table-cell>
          <table:table-cell office:value-type="float" office:value="0.473395879609791" calcext:value-type="float">
            <text:p>0.473395879609791</text:p>
          </table:table-cell>
          <table:table-cell office:value-type="float" office:value="0.415010499799753" calcext:value-type="float">
            <text:p>0.415010499799753</text:p>
          </table:table-cell>
          <table:table-cell office:value-type="float" office:value="0.460559228767689" calcext:value-type="float">
            <text:p>0.460559228767689</text:p>
          </table:table-cell>
          <table:table-cell office:value-type="float" office:value="7.32940641573358" calcext:value-type="float">
            <text:p>7.32940641573358</text:p>
          </table:table-cell>
          <table:table-cell office:value-type="float" office:value="12.1284545898221" calcext:value-type="float">
            <text:p>12.1284545898221</text:p>
          </table:table-cell>
          <table:table-cell office:value-type="float" office:value="8.3524338888398" calcext:value-type="float">
            <text:p>8.3524338888398</text:p>
          </table:table-cell>
          <table:table-cell office:value-type="float" office:value="10.3889670278914" calcext:value-type="float">
            <text:p>10.3889670278914</text:p>
          </table:table-cell>
          <table:table-cell office:value-type="float" office:value="0.239075785618487" calcext:value-type="float">
            <text:p>0.239075785618487</text:p>
          </table:table-cell>
          <table:table-cell office:value-type="float" office:value="0.28177261600473" calcext:value-type="float">
            <text:p>0.28177261600473</text:p>
          </table:table-cell>
          <table:table-cell office:value-type="float" office:value="0.246900239850261" calcext:value-type="float">
            <text:p>0.246900239850261</text:p>
          </table:table-cell>
          <table:table-cell office:value-type="float" office:value="0.269091215689367" calcext:value-type="float">
            <text:p>0.269091215689367</text:p>
          </table:table-cell>
          <table:table-cell office:value-type="float" office:value="0.0377166628152676" calcext:value-type="float">
            <text:p>0.037716662815268</text:p>
          </table:table-cell>
          <table:table-cell office:value-type="float" office:value="0.0366175780381822" calcext:value-type="float">
            <text:p>0.036617578038182</text:p>
          </table:table-cell>
          <table:table-cell office:value-type="float" office:value="0.0294467987707412" calcext:value-type="float">
            <text:p>0.029446798770741</text:p>
          </table:table-cell>
          <table:table-cell office:value-type="float" office:value="0.0480407366906785" calcext:value-type="float">
            <text:p>0.048040736690679</text:p>
          </table:table-cell>
          <table:table-cell table:number-columns-repeated="4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96473048206518" calcext:value-type="float">
            <text:p>0.396473048206518</text:p>
          </table:table-cell>
          <table:table-cell office:value-type="float" office:value="0.463899553155042" calcext:value-type="float">
            <text:p>0.463899553155042</text:p>
          </table:table-cell>
          <table:table-cell office:value-type="float" office:value="0.406513503489506" calcext:value-type="float">
            <text:p>0.406513503489506</text:p>
          </table:table-cell>
          <table:table-cell office:value-type="float" office:value="0.451623072700247" calcext:value-type="float">
            <text:p>0.451623072700247</text:p>
          </table:table-cell>
          <table:table-cell office:value-type="float" office:value="7.29801572348273" calcext:value-type="float">
            <text:p>7.29801572348273</text:p>
          </table:table-cell>
          <table:table-cell office:value-type="float" office:value="11.8812846855341" calcext:value-type="float">
            <text:p>11.8812846855341</text:p>
          </table:table-cell>
          <table:table-cell office:value-type="float" office:value="8.20794062060522" calcext:value-type="float">
            <text:p>8.20794062060522</text:p>
          </table:table-cell>
          <table:table-cell office:value-type="float" office:value="11.0263691263115" calcext:value-type="float">
            <text:p>11.0263691263115</text:p>
          </table:table-cell>
          <table:table-cell office:value-type="float" office:value="0.237656570078963" calcext:value-type="float">
            <text:p>0.237656570078963</text:p>
          </table:table-cell>
          <table:table-cell office:value-type="float" office:value="0.28043991927888" calcext:value-type="float">
            <text:p>0.28043991927888</text:p>
          </table:table-cell>
          <table:table-cell office:value-type="float" office:value="0.244993571188231" calcext:value-type="float">
            <text:p>0.244993571188231</text:p>
          </table:table-cell>
          <table:table-cell office:value-type="float" office:value="0.268473747064248" calcext:value-type="float">
            <text:p>0.268473747064248</text:p>
          </table:table-cell>
          <table:table-cell office:value-type="float" office:value="0.0366090158262782" calcext:value-type="float">
            <text:p>0.036609015826278</text:p>
          </table:table-cell>
          <table:table-cell office:value-type="float" office:value="0.0374671347253589" calcext:value-type="float">
            <text:p>0.037467134725359</text:p>
          </table:table-cell>
          <table:table-cell office:value-type="float" office:value="0.0290399509174495" calcext:value-type="float">
            <text:p>0.02903995091745</text:p>
          </table:table-cell>
          <table:table-cell office:value-type="float" office:value="0.0478931849138578" calcext:value-type="float">
            <text:p>0.047893184913858</text:p>
          </table:table-cell>
          <table:table-cell table:number-columns-repeated="4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91321908460852" calcext:value-type="float">
            <text:p>0.391321908460852</text:p>
          </table:table-cell>
          <table:table-cell office:value-type="float" office:value="0.459353728496349" calcext:value-type="float">
            <text:p>0.459353728496349</text:p>
          </table:table-cell>
          <table:table-cell office:value-type="float" office:value="0.401644886834791" calcext:value-type="float">
            <text:p>0.401644886834791</text:p>
          </table:table-cell>
          <table:table-cell office:value-type="float" office:value="0.447089169750069" calcext:value-type="float">
            <text:p>0.447089169750069</text:p>
          </table:table-cell>
          <table:table-cell office:value-type="float" office:value="7.08721544614671" calcext:value-type="float">
            <text:p>7.08721544614671</text:p>
          </table:table-cell>
          <table:table-cell office:value-type="float" office:value="11.4908938225371" calcext:value-type="float">
            <text:p>11.4908938225371</text:p>
          </table:table-cell>
          <table:table-cell office:value-type="float" office:value="8.09858843269993" calcext:value-type="float">
            <text:p>8.09858843269993</text:p>
          </table:table-cell>
          <table:table-cell office:value-type="float" office:value="9.99186986908407" calcext:value-type="float">
            <text:p>9.99186986908407</text:p>
          </table:table-cell>
          <table:table-cell office:value-type="float" office:value="0.232311332404315" calcext:value-type="float">
            <text:p>0.232311332404315</text:p>
          </table:table-cell>
          <table:table-cell office:value-type="float" office:value="0.269159392838847" calcext:value-type="float">
            <text:p>0.269159392838847</text:p>
          </table:table-cell>
          <table:table-cell office:value-type="float" office:value="0.239516303780259" calcext:value-type="float">
            <text:p>0.239516303780259</text:p>
          </table:table-cell>
          <table:table-cell office:value-type="float" office:value="0.257646724704446" calcext:value-type="float">
            <text:p>0.257646724704446</text:p>
          </table:table-cell>
          <table:table-cell office:value-type="float" office:value="0.0403609255349398" calcext:value-type="float">
            <text:p>0.04036092553494</text:p>
          </table:table-cell>
          <table:table-cell office:value-type="float" office:value="0.0375453757545896" calcext:value-type="float">
            <text:p>0.03754537575459</text:p>
          </table:table-cell>
          <table:table-cell office:value-type="float" office:value="0.0308906634209837" calcext:value-type="float">
            <text:p>0.030890663420984</text:p>
          </table:table-cell>
          <table:table-cell office:value-type="float" office:value="0.0507193490306259" calcext:value-type="float">
            <text:p>0.050719349030626</text:p>
          </table:table-cell>
          <table:table-cell table:number-columns-repeated="4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88539528127258" calcext:value-type="float">
            <text:p>0.388539528127258</text:p>
          </table:table-cell>
          <table:table-cell office:value-type="float" office:value="0.460365930022975" calcext:value-type="float">
            <text:p>0.460365930022975</text:p>
          </table:table-cell>
          <table:table-cell office:value-type="float" office:value="0.402900008409392" calcext:value-type="float">
            <text:p>0.402900008409392</text:p>
          </table:table-cell>
          <table:table-cell office:value-type="float" office:value="0.441661033674621" calcext:value-type="float">
            <text:p>0.441661033674621</text:p>
          </table:table-cell>
          <table:table-cell office:value-type="float" office:value="6.48435796069052" calcext:value-type="float">
            <text:p>6.48435796069052</text:p>
          </table:table-cell>
          <table:table-cell office:value-type="float" office:value="10.9365340350146" calcext:value-type="float">
            <text:p>10.9365340350146</text:p>
          </table:table-cell>
          <table:table-cell office:value-type="float" office:value="8.11210944760674" calcext:value-type="float">
            <text:p>8.11210944760674</text:p>
          </table:table-cell>
          <table:table-cell office:value-type="float" office:value="9.43120060416466" calcext:value-type="float">
            <text:p>9.43120060416466</text:p>
          </table:table-cell>
          <table:table-cell office:value-type="float" office:value="0.230025834251719" calcext:value-type="float">
            <text:p>0.230025834251719</text:p>
          </table:table-cell>
          <table:table-cell office:value-type="float" office:value="0.267754264694328" calcext:value-type="float">
            <text:p>0.267754264694328</text:p>
          </table:table-cell>
          <table:table-cell office:value-type="float" office:value="0.238732968254016" calcext:value-type="float">
            <text:p>0.238732968254016</text:p>
          </table:table-cell>
          <table:table-cell office:value-type="float" office:value="0.253929830205247" calcext:value-type="float">
            <text:p>0.253929830205247</text:p>
          </table:table-cell>
          <table:table-cell office:value-type="float" office:value="0.0405315312558633" calcext:value-type="float">
            <text:p>0.040531531255863</text:p>
          </table:table-cell>
          <table:table-cell office:value-type="float" office:value="0.0395194184632755" calcext:value-type="float">
            <text:p>0.039519418463276</text:p>
          </table:table-cell>
          <table:table-cell office:value-type="float" office:value="0.0312376806666668" calcext:value-type="float">
            <text:p>0.031237680666667</text:p>
          </table:table-cell>
          <table:table-cell office:value-type="float" office:value="0.0522485732979954" calcext:value-type="float">
            <text:p>0.052248573297996</text:p>
          </table:table-cell>
          <table:table-cell table:number-columns-repeated="4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94662922449512" calcext:value-type="float">
            <text:p>0.394662922449512</text:p>
          </table:table-cell>
          <table:table-cell office:value-type="float" office:value="0.465547920198092" calcext:value-type="float">
            <text:p>0.465547920198092</text:p>
          </table:table-cell>
          <table:table-cell office:value-type="float" office:value="0.40507703759965" calcext:value-type="float">
            <text:p>0.40507703759965</text:p>
          </table:table-cell>
          <table:table-cell office:value-type="float" office:value="0.452314130422599" calcext:value-type="float">
            <text:p>0.452314130422599</text:p>
          </table:table-cell>
          <table:table-cell office:value-type="float" office:value="7.11383272643321" calcext:value-type="float">
            <text:p>7.11383272643321</text:p>
          </table:table-cell>
          <table:table-cell office:value-type="float" office:value="11.7686405115573" calcext:value-type="float">
            <text:p>11.7686405115573</text:p>
          </table:table-cell>
          <table:table-cell office:value-type="float" office:value="8.22353082000342" calcext:value-type="float">
            <text:p>8.22353082000342</text:p>
          </table:table-cell>
          <table:table-cell office:value-type="float" office:value="10.0211046495079" calcext:value-type="float">
            <text:p>10.0211046495079</text:p>
          </table:table-cell>
          <table:table-cell office:value-type="float" office:value="0.238533590179906" calcext:value-type="float">
            <text:p>0.238533590179906</text:p>
          </table:table-cell>
          <table:table-cell office:value-type="float" office:value="0.279052903674083" calcext:value-type="float">
            <text:p>0.279052903674083</text:p>
          </table:table-cell>
          <table:table-cell office:value-type="float" office:value="0.245222395415397" calcext:value-type="float">
            <text:p>0.245222395415397</text:p>
          </table:table-cell>
          <table:table-cell office:value-type="float" office:value="0.268235660802271" calcext:value-type="float">
            <text:p>0.268235660802271</text:p>
          </table:table-cell>
          <table:table-cell office:value-type="float" office:value="0.0376255024240454" calcext:value-type="float">
            <text:p>0.037625502424045</text:p>
          </table:table-cell>
          <table:table-cell office:value-type="float" office:value="0.0388134698331046" calcext:value-type="float">
            <text:p>0.038813469833105</text:p>
          </table:table-cell>
          <table:table-cell office:value-type="float" office:value="0.030281950780395" calcext:value-type="float">
            <text:p>0.030281950780395</text:p>
          </table:table-cell>
          <table:table-cell office:value-type="float" office:value="0.0489192235247631" calcext:value-type="float">
            <text:p>0.048919223524763</text:p>
          </table:table-cell>
          <table:table-cell table:number-columns-repeated="4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95687753759" calcext:value-type="float">
            <text:p>0.395687753759</text:p>
          </table:table-cell>
          <table:table-cell office:value-type="float" office:value="0.464429306914342" calcext:value-type="float">
            <text:p>0.464429306914342</text:p>
          </table:table-cell>
          <table:table-cell office:value-type="float" office:value="0.405866646165995" calcext:value-type="float">
            <text:p>0.405866646165995</text:p>
          </table:table-cell>
          <table:table-cell office:value-type="float" office:value="0.45313872339658" calcext:value-type="float">
            <text:p>0.45313872339658</text:p>
          </table:table-cell>
          <table:table-cell office:value-type="float" office:value="6.81592777159556" calcext:value-type="float">
            <text:p>6.81592777159556</text:p>
          </table:table-cell>
          <table:table-cell office:value-type="float" office:value="11.2515489739179" calcext:value-type="float">
            <text:p>11.2515489739179</text:p>
          </table:table-cell>
          <table:table-cell office:value-type="float" office:value="8.06959479262184" calcext:value-type="float">
            <text:p>8.06959479262184</text:p>
          </table:table-cell>
          <table:table-cell office:value-type="float" office:value="9.99556043944023" calcext:value-type="float">
            <text:p>9.99556043944023</text:p>
          </table:table-cell>
          <table:table-cell office:value-type="float" office:value="0.242562704331613" calcext:value-type="float">
            <text:p>0.242562704331613</text:p>
          </table:table-cell>
          <table:table-cell office:value-type="float" office:value="0.284843520054354" calcext:value-type="float">
            <text:p>0.284843520054354</text:p>
          </table:table-cell>
          <table:table-cell office:value-type="float" office:value="0.249253481000119" calcext:value-type="float">
            <text:p>0.249253481000119</text:p>
          </table:table-cell>
          <table:table-cell office:value-type="float" office:value="0.27398613867646" calcext:value-type="float">
            <text:p>0.27398613867646</text:p>
          </table:table-cell>
          <table:table-cell office:value-type="float" office:value="0.0393633860528872" calcext:value-type="float">
            <text:p>0.039363386052887</text:p>
          </table:table-cell>
          <table:table-cell office:value-type="float" office:value="0.0371304387824085" calcext:value-type="float">
            <text:p>0.037130438782409</text:p>
          </table:table-cell>
          <table:table-cell office:value-type="float" office:value="0.0305954795427676" calcext:value-type="float">
            <text:p>0.030595479542768</text:p>
          </table:table-cell>
          <table:table-cell office:value-type="float" office:value="0.0493312723336369" calcext:value-type="float">
            <text:p>0.049331272333637</text:p>
          </table:table-cell>
          <table:table-cell table:number-columns-repeated="4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93722107509895" calcext:value-type="float">
            <text:p>0.393722107509895</text:p>
          </table:table-cell>
          <table:table-cell office:value-type="float" office:value="0.462013806660776" calcext:value-type="float">
            <text:p>0.462013806660776</text:p>
          </table:table-cell>
          <table:table-cell office:value-type="float" office:value="0.403786568259321" calcext:value-type="float">
            <text:p>0.403786568259321</text:p>
          </table:table-cell>
          <table:table-cell office:value-type="float" office:value="0.448582978118009" calcext:value-type="float">
            <text:p>0.448582978118009</text:p>
          </table:table-cell>
          <table:table-cell office:value-type="float" office:value="6.92135100510274" calcext:value-type="float">
            <text:p>6.92135100510274</text:p>
          </table:table-cell>
          <table:table-cell office:value-type="float" office:value="11.7190105438307" calcext:value-type="float">
            <text:p>11.7190105438307</text:p>
          </table:table-cell>
          <table:table-cell office:value-type="float" office:value="8.10911030764373" calcext:value-type="float">
            <text:p>8.10911030764373</text:p>
          </table:table-cell>
          <table:table-cell office:value-type="float" office:value="10.0386792397716" calcext:value-type="float">
            <text:p>10.0386792397716</text:p>
          </table:table-cell>
          <table:table-cell office:value-type="float" office:value="0.242427471656347" calcext:value-type="float">
            <text:p>0.242427471656347</text:p>
          </table:table-cell>
          <table:table-cell office:value-type="float" office:value="0.283883839613045" calcext:value-type="float">
            <text:p>0.283883839613045</text:p>
          </table:table-cell>
          <table:table-cell office:value-type="float" office:value="0.249504293547722" calcext:value-type="float">
            <text:p>0.249504293547722</text:p>
          </table:table-cell>
          <table:table-cell office:value-type="float" office:value="0.272455214205821" calcext:value-type="float">
            <text:p>0.272455214205821</text:p>
          </table:table-cell>
          <table:table-cell office:value-type="float" office:value="0.0368632349042575" calcext:value-type="float">
            <text:p>0.036863234904258</text:p>
          </table:table-cell>
          <table:table-cell office:value-type="float" office:value="0.0370066126117478" calcext:value-type="float">
            <text:p>0.037006612611748</text:p>
          </table:table-cell>
          <table:table-cell office:value-type="float" office:value="0.029336010123751" calcext:value-type="float">
            <text:p>0.029336010123751</text:p>
          </table:table-cell>
          <table:table-cell office:value-type="float" office:value="0.0473820826387712" calcext:value-type="float">
            <text:p>0.047382082638771</text:p>
          </table:table-cell>
          <table:table-cell table:number-columns-repeated="4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8937178358141" calcext:value-type="float">
            <text:p>0.38937178358141</text:p>
          </table:table-cell>
          <table:table-cell office:value-type="float" office:value="0.456869675198916" calcext:value-type="float">
            <text:p>0.456869675198916</text:p>
          </table:table-cell>
          <table:table-cell office:value-type="float" office:value="0.402545586231718" calcext:value-type="float">
            <text:p>0.402545586231718</text:p>
          </table:table-cell>
          <table:table-cell office:value-type="float" office:value="0.44112858374434" calcext:value-type="float">
            <text:p>0.44112858374434</text:p>
          </table:table-cell>
          <table:table-cell office:value-type="float" office:value="6.46115305262396" calcext:value-type="float">
            <text:p>6.46115305262396</text:p>
          </table:table-cell>
          <table:table-cell office:value-type="float" office:value="10.9902499339048" calcext:value-type="float">
            <text:p>10.9902499339048</text:p>
          </table:table-cell>
          <table:table-cell office:value-type="float" office:value="7.74855091164988" calcext:value-type="float">
            <text:p>7.74855091164988</text:p>
          </table:table-cell>
          <table:table-cell office:value-type="float" office:value="9.10895839914332" calcext:value-type="float">
            <text:p>9.10895839914332</text:p>
          </table:table-cell>
          <table:table-cell office:value-type="float" office:value="0.23566834536811" calcext:value-type="float">
            <text:p>0.23566834536811</text:p>
          </table:table-cell>
          <table:table-cell office:value-type="float" office:value="0.275974578939095" calcext:value-type="float">
            <text:p>0.275974578939095</text:p>
          </table:table-cell>
          <table:table-cell office:value-type="float" office:value="0.244409809732612" calcext:value-type="float">
            <text:p>0.244409809732612</text:p>
          </table:table-cell>
          <table:table-cell office:value-type="float" office:value="0.261875629657155" calcext:value-type="float">
            <text:p>0.261875629657155</text:p>
          </table:table-cell>
          <table:table-cell office:value-type="float" office:value="0.0390547108938703" calcext:value-type="float">
            <text:p>0.03905471089387</text:p>
          </table:table-cell>
          <table:table-cell office:value-type="float" office:value="0.0383849729518491" calcext:value-type="float">
            <text:p>0.038384972951849</text:p>
          </table:table-cell>
          <table:table-cell office:value-type="float" office:value="0.0308165048577872" calcext:value-type="float">
            <text:p>0.030816504857787</text:p>
          </table:table-cell>
          <table:table-cell office:value-type="float" office:value="0.0497645892802733" calcext:value-type="float">
            <text:p>0.049764589280273</text:p>
          </table:table-cell>
          <table:table-cell table:number-columns-repeated="4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96997729313343" calcext:value-type="float">
            <text:p>0.396997729313343</text:p>
          </table:table-cell>
          <table:table-cell office:value-type="float" office:value="0.464710457775528" calcext:value-type="float">
            <text:p>0.464710457775528</text:p>
          </table:table-cell>
          <table:table-cell office:value-type="float" office:value="0.405832152823615" calcext:value-type="float">
            <text:p>0.405832152823615</text:p>
          </table:table-cell>
          <table:table-cell office:value-type="float" office:value="0.453925514323747" calcext:value-type="float">
            <text:p>0.453925514323747</text:p>
          </table:table-cell>
          <table:table-cell office:value-type="float" office:value="6.8593451403054" calcext:value-type="float">
            <text:p>6.8593451403054</text:p>
          </table:table-cell>
          <table:table-cell office:value-type="float" office:value="11.2863518267199" calcext:value-type="float">
            <text:p>11.2863518267199</text:p>
          </table:table-cell>
          <table:table-cell office:value-type="float" office:value="7.86975464084823" calcext:value-type="float">
            <text:p>7.86975464084823</text:p>
          </table:table-cell>
          <table:table-cell office:value-type="float" office:value="10.1339028689293" calcext:value-type="float">
            <text:p>10.1339028689293</text:p>
          </table:table-cell>
          <table:table-cell office:value-type="float" office:value="0.23712064105878" calcext:value-type="float">
            <text:p>0.23712064105878</text:p>
          </table:table-cell>
          <table:table-cell office:value-type="float" office:value="0.278326026471618" calcext:value-type="float">
            <text:p>0.278326026471618</text:p>
          </table:table-cell>
          <table:table-cell office:value-type="float" office:value="0.243731521287022" calcext:value-type="float">
            <text:p>0.243731521287022</text:p>
          </table:table-cell>
          <table:table-cell office:value-type="float" office:value="0.267485980748865" calcext:value-type="float">
            <text:p>0.267485980748865</text:p>
          </table:table-cell>
          <table:table-cell office:value-type="float" office:value="0.0387295016455475" calcext:value-type="float">
            <text:p>0.038729501645548</text:p>
          </table:table-cell>
          <table:table-cell office:value-type="float" office:value="0.0370879786433336" calcext:value-type="float">
            <text:p>0.037087978643334</text:p>
          </table:table-cell>
          <table:table-cell office:value-type="float" office:value="0.0296357962973602" calcext:value-type="float">
            <text:p>0.02963579629736</text:p>
          </table:table-cell>
          <table:table-cell office:value-type="float" office:value="0.0498557186733102" calcext:value-type="float">
            <text:p>0.04985571867331</text:p>
          </table:table-cell>
          <table:table-cell table:number-columns-repeated="4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93032786381412" calcext:value-type="float">
            <text:p>0.393032786381412</text:p>
          </table:table-cell>
          <table:table-cell office:value-type="float" office:value="0.464584268513312" calcext:value-type="float">
            <text:p>0.464584268513312</text:p>
          </table:table-cell>
          <table:table-cell office:value-type="float" office:value="0.402431760071263" calcext:value-type="float">
            <text:p>0.402431760071263</text:p>
          </table:table-cell>
          <table:table-cell office:value-type="float" office:value="0.452092051863335" calcext:value-type="float">
            <text:p>0.452092051863335</text:p>
          </table:table-cell>
          <table:table-cell office:value-type="float" office:value="6.61643915465799" calcext:value-type="float">
            <text:p>6.61643915465799</text:p>
          </table:table-cell>
          <table:table-cell office:value-type="float" office:value="11.0562716500052" calcext:value-type="float">
            <text:p>11.0562716500052</text:p>
          </table:table-cell>
          <table:table-cell office:value-type="float" office:value="7.86035014536495" calcext:value-type="float">
            <text:p>7.86035014536495</text:p>
          </table:table-cell>
          <table:table-cell office:value-type="float" office:value="10.083950370697" calcext:value-type="float">
            <text:p>10.083950370697</text:p>
          </table:table-cell>
          <table:table-cell office:value-type="float" office:value="0.238478215725453" calcext:value-type="float">
            <text:p>0.238478215725453</text:p>
          </table:table-cell>
          <table:table-cell office:value-type="float" office:value="0.280444265598426" calcext:value-type="float">
            <text:p>0.280444265598426</text:p>
          </table:table-cell>
          <table:table-cell office:value-type="float" office:value="0.244789185425738" calcext:value-type="float">
            <text:p>0.244789185425738</text:p>
          </table:table-cell>
          <table:table-cell office:value-type="float" office:value="0.270025698344137" calcext:value-type="float">
            <text:p>0.270025698344137</text:p>
          </table:table-cell>
          <table:table-cell office:value-type="float" office:value="0.0387401622647418" calcext:value-type="float">
            <text:p>0.038740162264742</text:p>
          </table:table-cell>
          <table:table-cell office:value-type="float" office:value="0.0373849710576419" calcext:value-type="float">
            <text:p>0.037384971057642</text:p>
          </table:table-cell>
          <table:table-cell office:value-type="float" office:value="0.0305341795332004" calcext:value-type="float">
            <text:p>0.0305341795332</text:p>
          </table:table-cell>
          <table:table-cell office:value-type="float" office:value="0.0489557763818124" calcext:value-type="float">
            <text:p>0.048955776381812</text:p>
          </table:table-cell>
          <table:table-cell table:number-columns-repeated="4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91144422391444" calcext:value-type="float">
            <text:p>0.391144422391444</text:p>
          </table:table-cell>
          <table:table-cell office:value-type="float" office:value="0.454674720625142" calcext:value-type="float">
            <text:p>0.454674720625142</text:p>
          </table:table-cell>
          <table:table-cell office:value-type="float" office:value="0.399599399344297" calcext:value-type="float">
            <text:p>0.399599399344297</text:p>
          </table:table-cell>
          <table:table-cell office:value-type="float" office:value="0.4457544362538" calcext:value-type="float">
            <text:p>0.4457544362538</text:p>
          </table:table-cell>
          <table:table-cell office:value-type="float" office:value="6.62583239289144" calcext:value-type="float">
            <text:p>6.62583239289144</text:p>
          </table:table-cell>
          <table:table-cell office:value-type="float" office:value="9.94364824974627" calcext:value-type="float">
            <text:p>9.94364824974627</text:p>
          </table:table-cell>
          <table:table-cell office:value-type="float" office:value="7.42455158119638" calcext:value-type="float">
            <text:p>7.42455158119638</text:p>
          </table:table-cell>
          <table:table-cell office:value-type="float" office:value="9.49099193269884" calcext:value-type="float">
            <text:p>9.49099193269884</text:p>
          </table:table-cell>
          <table:table-cell office:value-type="float" office:value="0.231545282987099" calcext:value-type="float">
            <text:p>0.231545282987099</text:p>
          </table:table-cell>
          <table:table-cell office:value-type="float" office:value="0.268623235728546" calcext:value-type="float">
            <text:p>0.268623235728546</text:p>
          </table:table-cell>
          <table:table-cell office:value-type="float" office:value="0.23673774925986" calcext:value-type="float">
            <text:p>0.23673774925986</text:p>
          </table:table-cell>
          <table:table-cell office:value-type="float" office:value="0.260167793057732" calcext:value-type="float">
            <text:p>0.260167793057732</text:p>
          </table:table-cell>
          <table:table-cell office:value-type="float" office:value="0.0369544579167432" calcext:value-type="float">
            <text:p>0.036954457916743</text:p>
          </table:table-cell>
          <table:table-cell office:value-type="float" office:value="0.0375609843465187" calcext:value-type="float">
            <text:p>0.037560984346519</text:p>
          </table:table-cell>
          <table:table-cell office:value-type="float" office:value="0.0311657830723524" calcext:value-type="float">
            <text:p>0.031165783072353</text:p>
          </table:table-cell>
          <table:table-cell office:value-type="float" office:value="0.0456680357831198" calcext:value-type="float">
            <text:p>0.04566803578312</text:p>
          </table:table-cell>
          <table:table-cell table:number-columns-repeated="4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86382675360435" calcext:value-type="float">
            <text:p>0.386382675360435</text:p>
          </table:table-cell>
          <table:table-cell office:value-type="float" office:value="0.450098129001947" calcext:value-type="float">
            <text:p>0.450098129001947</text:p>
          </table:table-cell>
          <table:table-cell office:value-type="float" office:value="0.396275223745108" calcext:value-type="float">
            <text:p>0.396275223745108</text:p>
          </table:table-cell>
          <table:table-cell office:value-type="float" office:value="0.438028838095428" calcext:value-type="float">
            <text:p>0.438028838095428</text:p>
          </table:table-cell>
          <table:table-cell office:value-type="float" office:value="6.49596653240978" calcext:value-type="float">
            <text:p>6.49596653240978</text:p>
          </table:table-cell>
          <table:table-cell office:value-type="float" office:value="10.5047005434171" calcext:value-type="float">
            <text:p>10.5047005434171</text:p>
          </table:table-cell>
          <table:table-cell office:value-type="float" office:value="7.52177892405985" calcext:value-type="float">
            <text:p>7.52177892405985</text:p>
          </table:table-cell>
          <table:table-cell office:value-type="float" office:value="9.55537048080269" calcext:value-type="float">
            <text:p>9.55537048080269</text:p>
          </table:table-cell>
          <table:table-cell office:value-type="float" office:value="0.231317732665246" calcext:value-type="float">
            <text:p>0.231317732665246</text:p>
          </table:table-cell>
          <table:table-cell office:value-type="float" office:value="0.269649855696966" calcext:value-type="float">
            <text:p>0.269649855696966</text:p>
          </table:table-cell>
          <table:table-cell office:value-type="float" office:value="0.237965922376844" calcext:value-type="float">
            <text:p>0.237965922376844</text:p>
          </table:table-cell>
          <table:table-cell office:value-type="float" office:value="0.258870841712845" calcext:value-type="float">
            <text:p>0.258870841712845</text:p>
          </table:table-cell>
          <table:table-cell office:value-type="float" office:value="0.0375126528839193" calcext:value-type="float">
            <text:p>0.037512652883919</text:p>
          </table:table-cell>
          <table:table-cell office:value-type="float" office:value="0.0393443378626466" calcext:value-type="float">
            <text:p>0.039344337862647</text:p>
          </table:table-cell>
          <table:table-cell office:value-type="float" office:value="0.0303963207365106" calcext:value-type="float">
            <text:p>0.030396320736511</text:p>
          </table:table-cell>
          <table:table-cell office:value-type="float" office:value="0.0491624363604288" calcext:value-type="float">
            <text:p>0.049162436360429</text:p>
          </table:table-cell>
          <table:table-cell table:number-columns-repeated="4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92081339235148" calcext:value-type="float">
            <text:p>0.392081339235148</text:p>
          </table:table-cell>
          <table:table-cell office:value-type="float" office:value="0.453097228033699" calcext:value-type="float">
            <text:p>0.453097228033699</text:p>
          </table:table-cell>
          <table:table-cell office:value-type="float" office:value="0.398604925690764" calcext:value-type="float">
            <text:p>0.398604925690764</text:p>
          </table:table-cell>
          <table:table-cell office:value-type="float" office:value="0.444601507584291" calcext:value-type="float">
            <text:p>0.444601507584291</text:p>
          </table:table-cell>
          <table:table-cell office:value-type="float" office:value="6.84129172382393" calcext:value-type="float">
            <text:p>6.84129172382393</text:p>
          </table:table-cell>
          <table:table-cell office:value-type="float" office:value="10.710443915632" calcext:value-type="float">
            <text:p>10.710443915632</text:p>
          </table:table-cell>
          <table:table-cell office:value-type="float" office:value="7.48016840287165" calcext:value-type="float">
            <text:p>7.48016840287165</text:p>
          </table:table-cell>
          <table:table-cell office:value-type="float" office:value="9.83832846720934" calcext:value-type="float">
            <text:p>9.83832846720934</text:p>
          </table:table-cell>
          <table:table-cell office:value-type="float" office:value="0.232714647496039" calcext:value-type="float">
            <text:p>0.232714647496039</text:p>
          </table:table-cell>
          <table:table-cell office:value-type="float" office:value="0.265931105209123" calcext:value-type="float">
            <text:p>0.265931105209123</text:p>
          </table:table-cell>
          <table:table-cell office:value-type="float" office:value="0.23834716001696" calcext:value-type="float">
            <text:p>0.23834716001696</text:p>
          </table:table-cell>
          <table:table-cell office:value-type="float" office:value="0.256966165146254" calcext:value-type="float">
            <text:p>0.256966165146254</text:p>
          </table:table-cell>
          <table:table-cell office:value-type="float" office:value="0.0382260646826201" calcext:value-type="float">
            <text:p>0.03822606468262</text:p>
          </table:table-cell>
          <table:table-cell office:value-type="float" office:value="0.0382864677986618" calcext:value-type="float">
            <text:p>0.038286467798662</text:p>
          </table:table-cell>
          <table:table-cell office:value-type="float" office:value="0.0293546036638259" calcext:value-type="float">
            <text:p>0.029354603663826</text:p>
          </table:table-cell>
          <table:table-cell office:value-type="float" office:value="0.0506434011821277" calcext:value-type="float">
            <text:p>0.050643401182128</text:p>
          </table:table-cell>
          <table:table-cell table:number-columns-repeated="4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96464252494125" calcext:value-type="float">
            <text:p>0.396464252494125</text:p>
          </table:table-cell>
          <table:table-cell office:value-type="float" office:value="0.46074835053847" calcext:value-type="float">
            <text:p>0.46074835053847</text:p>
          </table:table-cell>
          <table:table-cell office:value-type="float" office:value="0.402873776108067" calcext:value-type="float">
            <text:p>0.402873776108067</text:p>
          </table:table-cell>
          <table:table-cell office:value-type="float" office:value="0.45377983368082" calcext:value-type="float">
            <text:p>0.45377983368082</text:p>
          </table:table-cell>
          <table:table-cell office:value-type="float" office:value="7.32508698992474" calcext:value-type="float">
            <text:p>7.32508698992474</text:p>
          </table:table-cell>
          <table:table-cell office:value-type="float" office:value="11.0836374346568" calcext:value-type="float">
            <text:p>11.0836374346568</text:p>
          </table:table-cell>
          <table:table-cell office:value-type="float" office:value="8.43168160876412" calcext:value-type="float">
            <text:p>8.43168160876412</text:p>
          </table:table-cell>
          <table:table-cell office:value-type="float" office:value="10.5222088659115" calcext:value-type="float">
            <text:p>10.5222088659115</text:p>
          </table:table-cell>
          <table:table-cell office:value-type="float" office:value="0.23611737218096" calcext:value-type="float">
            <text:p>0.23611737218096</text:p>
          </table:table-cell>
          <table:table-cell office:value-type="float" office:value="0.273311704081558" calcext:value-type="float">
            <text:p>0.273311704081558</text:p>
          </table:table-cell>
          <table:table-cell office:value-type="float" office:value="0.241737866789231" calcext:value-type="float">
            <text:p>0.241737866789231</text:p>
          </table:table-cell>
          <table:table-cell office:value-type="float" office:value="0.26422212349382" calcext:value-type="float">
            <text:p>0.26422212349382</text:p>
          </table:table-cell>
          <table:table-cell office:value-type="float" office:value="0.0372825637680608" calcext:value-type="float">
            <text:p>0.037282563768061</text:p>
          </table:table-cell>
          <table:table-cell office:value-type="float" office:value="0.0383313797340801" calcext:value-type="float">
            <text:p>0.03833137973408</text:p>
          </table:table-cell>
          <table:table-cell office:value-type="float" office:value="0.0291999834796316" calcext:value-type="float">
            <text:p>0.029199983479632</text:p>
          </table:table-cell>
          <table:table-cell office:value-type="float" office:value="0.0495920443787458" calcext:value-type="float">
            <text:p>0.049592044378746</text:p>
          </table:table-cell>
          <table:table-cell table:number-columns-repeated="4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8775804685563" calcext:value-type="float">
            <text:p>0.38775804685563</text:p>
          </table:table-cell>
          <table:table-cell office:value-type="float" office:value="0.447020469004364" calcext:value-type="float">
            <text:p>0.447020469004364</text:p>
          </table:table-cell>
          <table:table-cell office:value-type="float" office:value="0.392723123703902" calcext:value-type="float">
            <text:p>0.392723123703902</text:p>
          </table:table-cell>
          <table:table-cell office:value-type="float" office:value="0.441642338508192" calcext:value-type="float">
            <text:p>0.441642338508192</text:p>
          </table:table-cell>
          <table:table-cell office:value-type="float" office:value="7.02336941529701" calcext:value-type="float">
            <text:p>7.02336941529701</text:p>
          </table:table-cell>
          <table:table-cell office:value-type="float" office:value="10.4707263355879" calcext:value-type="float">
            <text:p>10.4707263355879</text:p>
          </table:table-cell>
          <table:table-cell office:value-type="float" office:value="7.49471189725005" calcext:value-type="float">
            <text:p>7.49471189725005</text:p>
          </table:table-cell>
          <table:table-cell office:value-type="float" office:value="9.89192922098745" calcext:value-type="float">
            <text:p>9.89192922098745</text:p>
          </table:table-cell>
          <table:table-cell office:value-type="float" office:value="0.239829442912167" calcext:value-type="float">
            <text:p>0.239829442912167</text:p>
          </table:table-cell>
          <table:table-cell office:value-type="float" office:value="0.280322407281536" calcext:value-type="float">
            <text:p>0.280322407281536</text:p>
          </table:table-cell>
          <table:table-cell office:value-type="float" office:value="0.245525942447932" calcext:value-type="float">
            <text:p>0.245525942447932</text:p>
          </table:table-cell>
          <table:table-cell office:value-type="float" office:value="0.270980227748113" calcext:value-type="float">
            <text:p>0.270980227748113</text:p>
          </table:table-cell>
          <table:table-cell office:value-type="float" office:value="0.0360648611157912" calcext:value-type="float">
            <text:p>0.036064861115791</text:p>
          </table:table-cell>
          <table:table-cell office:value-type="float" office:value="0.0369060608061382" calcext:value-type="float">
            <text:p>0.036906060806138</text:p>
          </table:table-cell>
          <table:table-cell office:value-type="float" office:value="0.0281036671936724" calcext:value-type="float">
            <text:p>0.028103667193673</text:p>
          </table:table-cell>
          <table:table-cell office:value-type="float" office:value="0.0480507168265666" calcext:value-type="float">
            <text:p>0.048050716826567</text:p>
          </table:table-cell>
          <table:table-cell table:number-columns-repeated="4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82463508870282" calcext:value-type="float">
            <text:p>0.382463508870282</text:p>
          </table:table-cell>
          <table:table-cell office:value-type="float" office:value="0.447677957839513" calcext:value-type="float">
            <text:p>0.447677957839513</text:p>
          </table:table-cell>
          <table:table-cell office:value-type="float" office:value="0.391888951370278" calcext:value-type="float">
            <text:p>0.391888951370278</text:p>
          </table:table-cell>
          <table:table-cell office:value-type="float" office:value="0.434890740908755" calcext:value-type="float">
            <text:p>0.434890740908755</text:p>
          </table:table-cell>
          <table:table-cell office:value-type="float" office:value="6.71008165104132" calcext:value-type="float">
            <text:p>6.71008165104132</text:p>
          </table:table-cell>
          <table:table-cell office:value-type="float" office:value="10.6885545761204" calcext:value-type="float">
            <text:p>10.6885545761204</text:p>
          </table:table-cell>
          <table:table-cell office:value-type="float" office:value="7.84589313262586" calcext:value-type="float">
            <text:p>7.84589313262586</text:p>
          </table:table-cell>
          <table:table-cell office:value-type="float" office:value="9.18787416914295" calcext:value-type="float">
            <text:p>9.18787416914295</text:p>
          </table:table-cell>
          <table:table-cell office:value-type="float" office:value="0.234273540904339" calcext:value-type="float">
            <text:p>0.234273540904339</text:p>
          </table:table-cell>
          <table:table-cell office:value-type="float" office:value="0.275864916248262" calcext:value-type="float">
            <text:p>0.275864916248262</text:p>
          </table:table-cell>
          <table:table-cell office:value-type="float" office:value="0.24083841779605" calcext:value-type="float">
            <text:p>0.24083841779605</text:p>
          </table:table-cell>
          <table:table-cell office:value-type="float" office:value="0.265129569174595" calcext:value-type="float">
            <text:p>0.265129569174595</text:p>
          </table:table-cell>
          <table:table-cell office:value-type="float" office:value="0.0380249556319131" calcext:value-type="float">
            <text:p>0.038024955631913</text:p>
          </table:table-cell>
          <table:table-cell office:value-type="float" office:value="0.0397121601912311" calcext:value-type="float">
            <text:p>0.039712160191231</text:p>
          </table:table-cell>
          <table:table-cell office:value-type="float" office:value="0.030979591251477" calcext:value-type="float">
            <text:p>0.030979591251477</text:p>
          </table:table-cell>
          <table:table-cell office:value-type="float" office:value="0.049433761527701" calcext:value-type="float">
            <text:p>0.049433761527701</text:p>
          </table:table-cell>
          <table:table-cell table:number-columns-repeated="4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92174971594917" calcext:value-type="float">
            <text:p>0.392174971594917</text:p>
          </table:table-cell>
          <table:table-cell office:value-type="float" office:value="0.450029965388803" calcext:value-type="float">
            <text:p>0.450029965388803</text:p>
          </table:table-cell>
          <table:table-cell office:value-type="float" office:value="0.397806411468112" calcext:value-type="float">
            <text:p>0.397806411468112</text:p>
          </table:table-cell>
          <table:table-cell office:value-type="float" office:value="0.442710969526283" calcext:value-type="float">
            <text:p>0.442710969526283</text:p>
          </table:table-cell>
          <table:table-cell office:value-type="float" office:value="7.16738819054415" calcext:value-type="float">
            <text:p>7.16738819054415</text:p>
          </table:table-cell>
          <table:table-cell office:value-type="float" office:value="11.6026803106785" calcext:value-type="float">
            <text:p>11.6026803106785</text:p>
          </table:table-cell>
          <table:table-cell office:value-type="float" office:value="8.04222381935223" calcext:value-type="float">
            <text:p>8.04222381935223</text:p>
          </table:table-cell>
          <table:table-cell office:value-type="float" office:value="10.2322634606312" calcext:value-type="float">
            <text:p>10.2322634606312</text:p>
          </table:table-cell>
          <table:table-cell office:value-type="float" office:value="0.238793392257771" calcext:value-type="float">
            <text:p>0.238793392257771</text:p>
          </table:table-cell>
          <table:table-cell office:value-type="float" office:value="0.273178438947334" calcext:value-type="float">
            <text:p>0.273178438947334</text:p>
          </table:table-cell>
          <table:table-cell office:value-type="float" office:value="0.243738091585247" calcext:value-type="float">
            <text:p>0.243738091585247</text:p>
          </table:table-cell>
          <table:table-cell office:value-type="float" office:value="0.265214705912103" calcext:value-type="float">
            <text:p>0.265214705912103</text:p>
          </table:table-cell>
          <table:table-cell office:value-type="float" office:value="0.0347576164278905" calcext:value-type="float">
            <text:p>0.034757616427891</text:p>
          </table:table-cell>
          <table:table-cell office:value-type="float" office:value="0.036706979303319" calcext:value-type="float">
            <text:p>0.036706979303319</text:p>
          </table:table-cell>
          <table:table-cell office:value-type="float" office:value="0.0285792984914976" calcext:value-type="float">
            <text:p>0.028579298491498</text:p>
          </table:table-cell>
          <table:table-cell office:value-type="float" office:value="0.0453503017759024" calcext:value-type="float">
            <text:p>0.045350301775902</text:p>
          </table:table-cell>
          <table:table-cell table:number-columns-repeated="4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87534951515378" calcext:value-type="float">
            <text:p>0.387534951515378</text:p>
          </table:table-cell>
          <table:table-cell office:value-type="float" office:value="0.449990186676334" calcext:value-type="float">
            <text:p>0.449990186676334</text:p>
          </table:table-cell>
          <table:table-cell office:value-type="float" office:value="0.39358882269957" calcext:value-type="float">
            <text:p>0.39358882269957</text:p>
          </table:table-cell>
          <table:table-cell office:value-type="float" office:value="0.44196632699804" calcext:value-type="float">
            <text:p>0.44196632699804</text:p>
          </table:table-cell>
          <table:table-cell office:value-type="float" office:value="6.94716280664652" calcext:value-type="float">
            <text:p>6.94716280664652</text:p>
          </table:table-cell>
          <table:table-cell office:value-type="float" office:value="10.1569210586712" calcext:value-type="float">
            <text:p>10.1569210586712</text:p>
          </table:table-cell>
          <table:table-cell office:value-type="float" office:value="7.58655923376795" calcext:value-type="float">
            <text:p>7.58655923376795</text:p>
          </table:table-cell>
          <table:table-cell office:value-type="float" office:value="9.74529431644633" calcext:value-type="float">
            <text:p>9.74529431644633</text:p>
          </table:table-cell>
          <table:table-cell office:value-type="float" office:value="0.228053339797452" calcext:value-type="float">
            <text:p>0.228053339797452</text:p>
          </table:table-cell>
          <table:table-cell office:value-type="float" office:value="0.261134546861785" calcext:value-type="float">
            <text:p>0.261134546861785</text:p>
          </table:table-cell>
          <table:table-cell office:value-type="float" office:value="0.233010668451184" calcext:value-type="float">
            <text:p>0.233010668451184</text:p>
          </table:table-cell>
          <table:table-cell office:value-type="float" office:value="0.2530737188884" calcext:value-type="float">
            <text:p>0.2530737188884</text:p>
          </table:table-cell>
          <table:table-cell office:value-type="float" office:value="0.0327317872972821" calcext:value-type="float">
            <text:p>0.032731787297282</text:p>
          </table:table-cell>
          <table:table-cell office:value-type="float" office:value="0.0365449017705283" calcext:value-type="float">
            <text:p>0.036544901770528</text:p>
          </table:table-cell>
          <table:table-cell office:value-type="float" office:value="0.0275200479745263" calcext:value-type="float">
            <text:p>0.027520047974526</text:p>
          </table:table-cell>
          <table:table-cell office:value-type="float" office:value="0.0438305142260591" calcext:value-type="float">
            <text:p>0.043830514226059</text:p>
          </table:table-cell>
          <table:table-cell table:number-columns-repeated="4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87909485116656" calcext:value-type="float">
            <text:p>0.387909485116656</text:p>
          </table:table-cell>
          <table:table-cell office:value-type="float" office:value="0.450858399497599" calcext:value-type="float">
            <text:p>0.450858399497599</text:p>
          </table:table-cell>
          <table:table-cell office:value-type="float" office:value="0.393435010764355" calcext:value-type="float">
            <text:p>0.393435010764355</text:p>
          </table:table-cell>
          <table:table-cell office:value-type="float" office:value="0.443886101638047" calcext:value-type="float">
            <text:p>0.443886101638047</text:p>
          </table:table-cell>
          <table:table-cell office:value-type="float" office:value="7.13695033827283" calcext:value-type="float">
            <text:p>7.13695033827283</text:p>
          </table:table-cell>
          <table:table-cell office:value-type="float" office:value="10.0977939694147" calcext:value-type="float">
            <text:p>10.0977939694147</text:p>
          </table:table-cell>
          <table:table-cell office:value-type="float" office:value="7.6324671337994" calcext:value-type="float">
            <text:p>7.6324671337994</text:p>
          </table:table-cell>
          <table:table-cell office:value-type="float" office:value="9.62746872293824" calcext:value-type="float">
            <text:p>9.62746872293824</text:p>
          </table:table-cell>
          <table:table-cell office:value-type="float" office:value="0.23000754339958" calcext:value-type="float">
            <text:p>0.23000754339958</text:p>
          </table:table-cell>
          <table:table-cell office:value-type="float" office:value="0.26691181098928" calcext:value-type="float">
            <text:p>0.26691181098928</text:p>
          </table:table-cell>
          <table:table-cell office:value-type="float" office:value="0.235017868312707" calcext:value-type="float">
            <text:p>0.235017868312707</text:p>
          </table:table-cell>
          <table:table-cell office:value-type="float" office:value="0.258663590845808" calcext:value-type="float">
            <text:p>0.258663590845808</text:p>
          </table:table-cell>
          <table:table-cell office:value-type="float" office:value="0.0357398581921817" calcext:value-type="float">
            <text:p>0.035739858192182</text:p>
          </table:table-cell>
          <table:table-cell office:value-type="float" office:value="0.0401711936530007" calcext:value-type="float">
            <text:p>0.040171193653001</text:p>
          </table:table-cell>
          <table:table-cell office:value-type="float" office:value="0.0303757626655617" calcext:value-type="float">
            <text:p>0.030375762665562</text:p>
          </table:table-cell>
          <table:table-cell office:value-type="float" office:value="0.0476473972113362" calcext:value-type="float">
            <text:p>0.047647397211336</text:p>
          </table:table-cell>
          <table:table-cell table:number-columns-repeated="4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80264641565233" calcext:value-type="float">
            <text:p>0.380264641565233</text:p>
          </table:table-cell>
          <table:table-cell office:value-type="float" office:value="0.442884382425127" calcext:value-type="float">
            <text:p>0.442884382425127</text:p>
          </table:table-cell>
          <table:table-cell office:value-type="float" office:value="0.38822756615375" calcext:value-type="float">
            <text:p>0.38822756615375</text:p>
          </table:table-cell>
          <table:table-cell office:value-type="float" office:value="0.432683109894507" calcext:value-type="float">
            <text:p>0.432683109894507</text:p>
          </table:table-cell>
          <table:table-cell office:value-type="float" office:value="6.41458014377199" calcext:value-type="float">
            <text:p>6.41458014377199</text:p>
          </table:table-cell>
          <table:table-cell office:value-type="float" office:value="10.3879426424558" calcext:value-type="float">
            <text:p>10.3879426424558</text:p>
          </table:table-cell>
          <table:table-cell office:value-type="float" office:value="7.16324701082795" calcext:value-type="float">
            <text:p>7.16324701082795</text:p>
          </table:table-cell>
          <table:table-cell office:value-type="float" office:value="9.23944163187947" calcext:value-type="float">
            <text:p>9.23944163187947</text:p>
          </table:table-cell>
          <table:table-cell office:value-type="float" office:value="0.238611493686494" calcext:value-type="float">
            <text:p>0.238611493686494</text:p>
          </table:table-cell>
          <table:table-cell office:value-type="float" office:value="0.276809356815575" calcext:value-type="float">
            <text:p>0.276809356815575</text:p>
          </table:table-cell>
          <table:table-cell office:value-type="float" office:value="0.24469522001933" calcext:value-type="float">
            <text:p>0.24469522001933</text:p>
          </table:table-cell>
          <table:table-cell office:value-type="float" office:value="0.266825339410046" calcext:value-type="float">
            <text:p>0.266825339410046</text:p>
          </table:table-cell>
          <table:table-cell office:value-type="float" office:value="0.0341832481690442" calcext:value-type="float">
            <text:p>0.034183248169044</text:p>
          </table:table-cell>
          <table:table-cell office:value-type="float" office:value="0.039339717965752" calcext:value-type="float">
            <text:p>0.039339717965752</text:p>
          </table:table-cell>
          <table:table-cell office:value-type="float" office:value="0.0297159428728704" calcext:value-type="float">
            <text:p>0.02971594287287</text:p>
          </table:table-cell>
          <table:table-cell office:value-type="float" office:value="0.0454738109100282" calcext:value-type="float">
            <text:p>0.045473810910028</text:p>
          </table:table-cell>
          <table:table-cell table:number-columns-repeated="4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89053299245941" calcext:value-type="float">
            <text:p>0.389053299245941</text:p>
          </table:table-cell>
          <table:table-cell office:value-type="float" office:value="0.445645746884063" calcext:value-type="float">
            <text:p>0.445645746884063</text:p>
          </table:table-cell>
          <table:table-cell office:value-type="float" office:value="0.393485792852337" calcext:value-type="float">
            <text:p>0.393485792852337</text:p>
          </table:table-cell>
          <table:table-cell office:value-type="float" office:value="0.440617924855233" calcext:value-type="float">
            <text:p>0.440617924855233</text:p>
          </table:table-cell>
          <table:table-cell office:value-type="float" office:value="6.98351168244396" calcext:value-type="float">
            <text:p>6.98351168244396</text:p>
          </table:table-cell>
          <table:table-cell office:value-type="float" office:value="11.1706449736504" calcext:value-type="float">
            <text:p>11.1706449736504</text:p>
          </table:table-cell>
          <table:table-cell office:value-type="float" office:value="7.41032084650733" calcext:value-type="float">
            <text:p>7.41032084650733</text:p>
          </table:table-cell>
          <table:table-cell office:value-type="float" office:value="10.7115124965089" calcext:value-type="float">
            <text:p>10.7115124965089</text:p>
          </table:table-cell>
          <table:table-cell office:value-type="float" office:value="0.244817690304391" calcext:value-type="float">
            <text:p>0.244817690304391</text:p>
          </table:table-cell>
          <table:table-cell office:value-type="float" office:value="0.285843859397104" calcext:value-type="float">
            <text:p>0.285843859397104</text:p>
          </table:table-cell>
          <table:table-cell office:value-type="float" office:value="0.249247308254687" calcext:value-type="float">
            <text:p>0.249247308254687</text:p>
          </table:table-cell>
          <table:table-cell office:value-type="float" office:value="0.278521606121365" calcext:value-type="float">
            <text:p>0.278521606121365</text:p>
          </table:table-cell>
          <table:table-cell office:value-type="float" office:value="0.036142577547853" calcext:value-type="float">
            <text:p>0.036142577547853</text:p>
          </table:table-cell>
          <table:table-cell office:value-type="float" office:value="0.0384326982048563" calcext:value-type="float">
            <text:p>0.038432698204856</text:p>
          </table:table-cell>
          <table:table-cell office:value-type="float" office:value="0.030237221306708" calcext:value-type="float">
            <text:p>0.030237221306708</text:p>
          </table:table-cell>
          <table:table-cell office:value-type="float" office:value="0.0467382769562946" calcext:value-type="float">
            <text:p>0.046738276956295</text:p>
          </table:table-cell>
          <table:table-cell table:number-columns-repeated="4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8745461828663" calcext:value-type="float">
            <text:p>0.38745461828663</text:p>
          </table:table-cell>
          <table:table-cell office:value-type="float" office:value="0.44685716783418" calcext:value-type="float">
            <text:p>0.44685716783418</text:p>
          </table:table-cell>
          <table:table-cell office:value-type="float" office:value="0.393667394159476" calcext:value-type="float">
            <text:p>0.393667394159476</text:p>
          </table:table-cell>
          <table:table-cell office:value-type="float" office:value="0.438714291583093" calcext:value-type="float">
            <text:p>0.438714291583093</text:p>
          </table:table-cell>
          <table:table-cell office:value-type="float" office:value="6.69157578274562" calcext:value-type="float">
            <text:p>6.69157578274562</text:p>
          </table:table-cell>
          <table:table-cell office:value-type="float" office:value="10.4739035372735" calcext:value-type="float">
            <text:p>10.4739035372735</text:p>
          </table:table-cell>
          <table:table-cell office:value-type="float" office:value="7.19870172399488" calcext:value-type="float">
            <text:p>7.19870172399488</text:p>
          </table:table-cell>
          <table:table-cell office:value-type="float" office:value="9.82594798070712" calcext:value-type="float">
            <text:p>9.82594798070712</text:p>
          </table:table-cell>
          <table:table-cell office:value-type="float" office:value="0.240698527998812" calcext:value-type="float">
            <text:p>0.240698527998812</text:p>
          </table:table-cell>
          <table:table-cell office:value-type="float" office:value="0.277488678188421" calcext:value-type="float">
            <text:p>0.277488678188421</text:p>
          </table:table-cell>
          <table:table-cell office:value-type="float" office:value="0.244998734207514" calcext:value-type="float">
            <text:p>0.244998734207514</text:p>
          </table:table-cell>
          <table:table-cell office:value-type="float" office:value="0.270519192278659" calcext:value-type="float">
            <text:p>0.270519192278659</text:p>
          </table:table-cell>
          <table:table-cell office:value-type="float" office:value="0.036353771184367" calcext:value-type="float">
            <text:p>0.036353771184367</text:p>
          </table:table-cell>
          <table:table-cell office:value-type="float" office:value="0.0384241112913448" calcext:value-type="float">
            <text:p>0.038424111291345</text:p>
          </table:table-cell>
          <table:table-cell office:value-type="float" office:value="0.0303711696069156" calcext:value-type="float">
            <text:p>0.030371169606916</text:p>
          </table:table-cell>
          <table:table-cell office:value-type="float" office:value="0.0467867784765468" calcext:value-type="float">
            <text:p>0.046786778476547</text:p>
          </table:table-cell>
          <table:table-cell table:number-columns-repeated="4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88716647351045" calcext:value-type="float">
            <text:p>0.388716647351045</text:p>
          </table:table-cell>
          <table:table-cell office:value-type="float" office:value="0.448166608882891" calcext:value-type="float">
            <text:p>0.448166608882891</text:p>
          </table:table-cell>
          <table:table-cell office:value-type="float" office:value="0.394485670037867" calcext:value-type="float">
            <text:p>0.394485670037867</text:p>
          </table:table-cell>
          <table:table-cell office:value-type="float" office:value="0.440537161257756" calcext:value-type="float">
            <text:p>0.440537161257756</text:p>
          </table:table-cell>
          <table:table-cell office:value-type="float" office:value="6.8779784129323" calcext:value-type="float">
            <text:p>6.8779784129323</text:p>
          </table:table-cell>
          <table:table-cell office:value-type="float" office:value="11.4475801238183" calcext:value-type="float">
            <text:p>11.4475801238183</text:p>
          </table:table-cell>
          <table:table-cell office:value-type="float" office:value="7.3235978850514" calcext:value-type="float">
            <text:p>7.3235978850514</text:p>
          </table:table-cell>
          <table:table-cell office:value-type="float" office:value="10.5601400437256" calcext:value-type="float">
            <text:p>10.5601400437256</text:p>
          </table:table-cell>
          <table:table-cell office:value-type="float" office:value="0.242998427389708" calcext:value-type="float">
            <text:p>0.242998427389708</text:p>
          </table:table-cell>
          <table:table-cell office:value-type="float" office:value="0.282403138983256" calcext:value-type="float">
            <text:p>0.282403138983256</text:p>
          </table:table-cell>
          <table:table-cell office:value-type="float" office:value="0.247535558497025" calcext:value-type="float">
            <text:p>0.247535558497025</text:p>
          </table:table-cell>
          <table:table-cell office:value-type="float" office:value="0.274969074022198" calcext:value-type="float">
            <text:p>0.274969074022198</text:p>
          </table:table-cell>
          <table:table-cell office:value-type="float" office:value="0.0360659633456702" calcext:value-type="float">
            <text:p>0.03606596334567</text:p>
          </table:table-cell>
          <table:table-cell office:value-type="float" office:value="0.0381886569967328" calcext:value-type="float">
            <text:p>0.038188656996733</text:p>
          </table:table-cell>
          <table:table-cell office:value-type="float" office:value="0.0296157549183819" calcext:value-type="float">
            <text:p>0.029615754918382</text:p>
          </table:table-cell>
          <table:table-cell office:value-type="float" office:value="0.047228408707459" calcext:value-type="float">
            <text:p>0.047228408707459</text:p>
          </table:table-cell>
          <table:table-cell table:number-columns-repeated="4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85151465268716" calcext:value-type="float">
            <text:p>0.385151465268716</text:p>
          </table:table-cell>
          <table:table-cell office:value-type="float" office:value="0.439145502806005" calcext:value-type="float">
            <text:p>0.439145502806005</text:p>
          </table:table-cell>
          <table:table-cell office:value-type="float" office:value="0.38972823639896" calcext:value-type="float">
            <text:p>0.38972823639896</text:p>
          </table:table-cell>
          <table:table-cell office:value-type="float" office:value="0.433261371676656" calcext:value-type="float">
            <text:p>0.433261371676656</text:p>
          </table:table-cell>
          <table:table-cell office:value-type="float" office:value="6.44614898356123" calcext:value-type="float">
            <text:p>6.44614898356123</text:p>
          </table:table-cell>
          <table:table-cell office:value-type="float" office:value="9.57432598226587" calcext:value-type="float">
            <text:p>9.57432598226587</text:p>
          </table:table-cell>
          <table:table-cell office:value-type="float" office:value="6.75668678597126" calcext:value-type="float">
            <text:p>6.75668678597126</text:p>
          </table:table-cell>
          <table:table-cell office:value-type="float" office:value="9.1553346415602" calcext:value-type="float">
            <text:p>9.1553346415602</text:p>
          </table:table-cell>
          <table:table-cell office:value-type="float" office:value="0.232393147624568" calcext:value-type="float">
            <text:p>0.232393147624568</text:p>
          </table:table-cell>
          <table:table-cell office:value-type="float" office:value="0.266516383101172" calcext:value-type="float">
            <text:p>0.266516383101172</text:p>
          </table:table-cell>
          <table:table-cell office:value-type="float" office:value="0.237309015375507" calcext:value-type="float">
            <text:p>0.237309015375507</text:p>
          </table:table-cell>
          <table:table-cell office:value-type="float" office:value="0.258578167517949" calcext:value-type="float">
            <text:p>0.258578167517949</text:p>
          </table:table-cell>
          <table:table-cell office:value-type="float" office:value="0.0351693938446087" calcext:value-type="float">
            <text:p>0.035169393844609</text:p>
          </table:table-cell>
          <table:table-cell office:value-type="float" office:value="0.0409076063590448" calcext:value-type="float">
            <text:p>0.040907606359045</text:p>
          </table:table-cell>
          <table:table-cell office:value-type="float" office:value="0.0299244173930077" calcext:value-type="float">
            <text:p>0.029924417393008</text:p>
          </table:table-cell>
          <table:table-cell office:value-type="float" office:value="0.0481211680390036" calcext:value-type="float">
            <text:p>0.048121168039004</text:p>
          </table:table-cell>
          <table:table-cell table:number-columns-repeated="4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84468706473544" calcext:value-type="float">
            <text:p>0.384468706473544</text:p>
          </table:table-cell>
          <table:table-cell office:value-type="float" office:value="0.440983244818814" calcext:value-type="float">
            <text:p>0.440983244818814</text:p>
          </table:table-cell>
          <table:table-cell office:value-type="float" office:value="0.388910302171936" calcext:value-type="float">
            <text:p>0.388910302171936</text:p>
          </table:table-cell>
          <table:table-cell office:value-type="float" office:value="0.434884385456665" calcext:value-type="float">
            <text:p>0.434884385456665</text:p>
          </table:table-cell>
          <table:table-cell office:value-type="float" office:value="6.43082825394976" calcext:value-type="float">
            <text:p>6.43082825394976</text:p>
          </table:table-cell>
          <table:table-cell office:value-type="float" office:value="9.54039936429616" calcext:value-type="float">
            <text:p>9.54039936429616</text:p>
          </table:table-cell>
          <table:table-cell office:value-type="float" office:value="6.73017492152252" calcext:value-type="float">
            <text:p>6.73017492152252</text:p>
          </table:table-cell>
          <table:table-cell office:value-type="float" office:value="9.09906876919172" calcext:value-type="float">
            <text:p>9.09906876919172</text:p>
          </table:table-cell>
          <table:table-cell office:value-type="float" office:value="0.230156485193109" calcext:value-type="float">
            <text:p>0.230156485193109</text:p>
          </table:table-cell>
          <table:table-cell office:value-type="float" office:value="0.263521441105696" calcext:value-type="float">
            <text:p>0.263521441105696</text:p>
          </table:table-cell>
          <table:table-cell office:value-type="float" office:value="0.233950057565772" calcext:value-type="float">
            <text:p>0.233950057565772</text:p>
          </table:table-cell>
          <table:table-cell office:value-type="float" office:value="0.257384107271987" calcext:value-type="float">
            <text:p>0.257384107271987</text:p>
          </table:table-cell>
          <table:table-cell office:value-type="float" office:value="0.0344577298278102" calcext:value-type="float">
            <text:p>0.03445772982781</text:p>
          </table:table-cell>
          <table:table-cell office:value-type="float" office:value="0.0376943363787282" calcext:value-type="float">
            <text:p>0.037694336378728</text:p>
          </table:table-cell>
          <table:table-cell office:value-type="float" office:value="0.0296832593559284" calcext:value-type="float">
            <text:p>0.029683259355928</text:p>
          </table:table-cell>
          <table:table-cell office:value-type="float" office:value="0.0443668645669514" calcext:value-type="float">
            <text:p>0.044366864566952</text:p>
          </table:table-cell>
          <table:table-cell table:number-columns-repeated="4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3514759800117" calcext:value-type="float">
            <text:p>0.383514759800117</text:p>
          </table:table-cell>
          <table:table-cell office:value-type="float" office:value="0.441152500004277" calcext:value-type="float">
            <text:p>0.441152500004277</text:p>
          </table:table-cell>
          <table:table-cell office:value-type="float" office:value="0.387633835101165" calcext:value-type="float">
            <text:p>0.387633835101165</text:p>
          </table:table-cell>
          <table:table-cell office:value-type="float" office:value="0.436052889358377" calcext:value-type="float">
            <text:p>0.436052889358377</text:p>
          </table:table-cell>
          <table:table-cell office:value-type="float" office:value="6.34561147325093" calcext:value-type="float">
            <text:p>6.34561147325093</text:p>
          </table:table-cell>
          <table:table-cell office:value-type="float" office:value="9.39414839491202" calcext:value-type="float">
            <text:p>9.39414839491202</text:p>
          </table:table-cell>
          <table:table-cell office:value-type="float" office:value="6.70842322558535" calcext:value-type="float">
            <text:p>6.70842322558535</text:p>
          </table:table-cell>
          <table:table-cell office:value-type="float" office:value="8.99165939878396" calcext:value-type="float">
            <text:p>8.99165939878396</text:p>
          </table:table-cell>
          <table:table-cell office:value-type="float" office:value="0.234352729376858" calcext:value-type="float">
            <text:p>0.234352729376858</text:p>
          </table:table-cell>
          <table:table-cell office:value-type="float" office:value="0.273501299699555" calcext:value-type="float">
            <text:p>0.273501299699555</text:p>
          </table:table-cell>
          <table:table-cell office:value-type="float" office:value="0.237831740831323" calcext:value-type="float">
            <text:p>0.237831740831323</text:p>
          </table:table-cell>
          <table:table-cell office:value-type="float" office:value="0.267724655877848" calcext:value-type="float">
            <text:p>0.267724655877848</text:p>
          </table:table-cell>
          <table:table-cell office:value-type="float" office:value="0.0382849429954598" calcext:value-type="float">
            <text:p>0.03828494299546</text:p>
          </table:table-cell>
          <table:table-cell office:value-type="float" office:value="0.0443620731102533" calcext:value-type="float">
            <text:p>0.044362073110253</text:p>
          </table:table-cell>
          <table:table-cell office:value-type="float" office:value="0.0337463537654567" calcext:value-type="float">
            <text:p>0.033746353765457</text:p>
          </table:table-cell>
          <table:table-cell office:value-type="float" office:value="0.0506954599652994" calcext:value-type="float">
            <text:p>0.050695459965299</text:p>
          </table:table-cell>
          <table:table-cell table:number-columns-repeated="4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89003943740149" calcext:value-type="float">
            <text:p>0.389003943740149</text:p>
          </table:table-cell>
          <table:table-cell office:value-type="float" office:value="0.44500583966806" calcext:value-type="float">
            <text:p>0.44500583966806</text:p>
          </table:table-cell>
          <table:table-cell office:value-type="float" office:value="0.393124327140845" calcext:value-type="float">
            <text:p>0.393124327140845</text:p>
          </table:table-cell>
          <table:table-cell office:value-type="float" office:value="0.439325621730712" calcext:value-type="float">
            <text:p>0.439325621730712</text:p>
          </table:table-cell>
          <table:table-cell office:value-type="float" office:value="6.58563792991909" calcext:value-type="float">
            <text:p>6.58563792991909</text:p>
          </table:table-cell>
          <table:table-cell office:value-type="float" office:value="11.2367325673681" calcext:value-type="float">
            <text:p>11.2367325673681</text:p>
          </table:table-cell>
          <table:table-cell office:value-type="float" office:value="7.16279516431754" calcext:value-type="float">
            <text:p>7.16279516431754</text:p>
          </table:table-cell>
          <table:table-cell office:value-type="float" office:value="9.73057256781539" calcext:value-type="float">
            <text:p>9.73057256781539</text:p>
          </table:table-cell>
          <table:table-cell office:value-type="float" office:value="0.228990974333358" calcext:value-type="float">
            <text:p>0.228990974333358</text:p>
          </table:table-cell>
          <table:table-cell office:value-type="float" office:value="0.262808352668142" calcext:value-type="float">
            <text:p>0.262808352668142</text:p>
          </table:table-cell>
          <table:table-cell office:value-type="float" office:value="0.232530905074787" calcext:value-type="float">
            <text:p>0.232530905074787</text:p>
          </table:table-cell>
          <table:table-cell office:value-type="float" office:value="0.257003524984511" calcext:value-type="float">
            <text:p>0.257003524984511</text:p>
          </table:table-cell>
          <table:table-cell office:value-type="float" office:value="0.034605403372123" calcext:value-type="float">
            <text:p>0.034605403372123</text:p>
          </table:table-cell>
          <table:table-cell office:value-type="float" office:value="0.039191711129805" calcext:value-type="float">
            <text:p>0.039191711129805</text:p>
          </table:table-cell>
          <table:table-cell office:value-type="float" office:value="0.0296877624042253" calcext:value-type="float">
            <text:p>0.029687762404225</text:p>
          </table:table-cell>
          <table:table-cell office:value-type="float" office:value="0.0461209964300812" calcext:value-type="float">
            <text:p>0.046120996430081</text:p>
          </table:table-cell>
          <table:table-cell table:number-columns-repeated="4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87582026188015" calcext:value-type="float">
            <text:p>0.387582026188015</text:p>
          </table:table-cell>
          <table:table-cell office:value-type="float" office:value="0.435948633062968" calcext:value-type="float">
            <text:p>0.435948633062968</text:p>
          </table:table-cell>
          <table:table-cell office:value-type="float" office:value="0.392099452887538" calcext:value-type="float">
            <text:p>0.392099452887538</text:p>
          </table:table-cell>
          <table:table-cell office:value-type="float" office:value="0.430404779771647" calcext:value-type="float">
            <text:p>0.430404779771647</text:p>
          </table:table-cell>
          <table:table-cell office:value-type="float" office:value="6.82256985890148" calcext:value-type="float">
            <text:p>6.82256985890148</text:p>
          </table:table-cell>
          <table:table-cell office:value-type="float" office:value="9.81192783977831" calcext:value-type="float">
            <text:p>9.81192783977831</text:p>
          </table:table-cell>
          <table:table-cell office:value-type="float" office:value="7.11720768487937" calcext:value-type="float">
            <text:p>7.11720768487937</text:p>
          </table:table-cell>
          <table:table-cell office:value-type="float" office:value="9.44822958454066" calcext:value-type="float">
            <text:p>9.44822958454066</text:p>
          </table:table-cell>
          <table:table-cell office:value-type="float" office:value="0.235846834407216" calcext:value-type="float">
            <text:p>0.235846834407216</text:p>
          </table:table-cell>
          <table:table-cell office:value-type="float" office:value="0.268910469380525" calcext:value-type="float">
            <text:p>0.268910469380525</text:p>
          </table:table-cell>
          <table:table-cell office:value-type="float" office:value="0.240075068075753" calcext:value-type="float">
            <text:p>0.240075068075753</text:p>
          </table:table-cell>
          <table:table-cell office:value-type="float" office:value="0.262104095767076" calcext:value-type="float">
            <text:p>0.262104095767076</text:p>
          </table:table-cell>
          <table:table-cell office:value-type="float" office:value="0.0341895950169425" calcext:value-type="float">
            <text:p>0.034189595016943</text:p>
          </table:table-cell>
          <table:table-cell office:value-type="float" office:value="0.0373618009820061" calcext:value-type="float">
            <text:p>0.037361800982006</text:p>
          </table:table-cell>
          <table:table-cell office:value-type="float" office:value="0.0285372683325492" calcext:value-type="float">
            <text:p>0.028537268332549</text:p>
          </table:table-cell>
          <table:table-cell office:value-type="float" office:value="0.0452665208066449" calcext:value-type="float">
            <text:p>0.045266520806645</text:p>
          </table:table-cell>
          <table:table-cell table:number-columns-repeated="4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92637851055218" calcext:value-type="float">
            <text:p>0.392637851055218</text:p>
          </table:table-cell>
          <table:table-cell office:value-type="float" office:value="0.433918096389807" calcext:value-type="float">
            <text:p>0.433918096389807</text:p>
          </table:table-cell>
          <table:table-cell office:value-type="float" office:value="0.395597869546634" calcext:value-type="float">
            <text:p>0.395597869546634</text:p>
          </table:table-cell>
          <table:table-cell office:value-type="float" office:value="0.43001599965786" calcext:value-type="float">
            <text:p>0.43001599965786</text:p>
          </table:table-cell>
          <table:table-cell office:value-type="float" office:value="7.08133472428639" calcext:value-type="float">
            <text:p>7.08133472428639</text:p>
          </table:table-cell>
          <table:table-cell office:value-type="float" office:value="10.4955587565085" calcext:value-type="float">
            <text:p>10.4955587565085</text:p>
          </table:table-cell>
          <table:table-cell office:value-type="float" office:value="7.12835156625536" calcext:value-type="float">
            <text:p>7.12835156625536</text:p>
          </table:table-cell>
          <table:table-cell office:value-type="float" office:value="9.40336000403304" calcext:value-type="float">
            <text:p>9.40336000403304</text:p>
          </table:table-cell>
          <table:table-cell office:value-type="float" office:value="0.24409887469239" calcext:value-type="float">
            <text:p>0.24409887469239</text:p>
          </table:table-cell>
          <table:table-cell office:value-type="float" office:value="0.282209124119267" calcext:value-type="float">
            <text:p>0.282209124119267</text:p>
          </table:table-cell>
          <table:table-cell office:value-type="float" office:value="0.247208280480132" calcext:value-type="float">
            <text:p>0.247208280480132</text:p>
          </table:table-cell>
          <table:table-cell office:value-type="float" office:value="0.277114216971397" calcext:value-type="float">
            <text:p>0.277114216971397</text:p>
          </table:table-cell>
          <table:table-cell office:value-type="float" office:value="0.0387620577814555" calcext:value-type="float">
            <text:p>0.038762057781456</text:p>
          </table:table-cell>
          <table:table-cell office:value-type="float" office:value="0.0416163483413647" calcext:value-type="float">
            <text:p>0.041616348341365</text:p>
          </table:table-cell>
          <table:table-cell office:value-type="float" office:value="0.0319888231752988" calcext:value-type="float">
            <text:p>0.031988823175299</text:p>
          </table:table-cell>
          <table:table-cell office:value-type="float" office:value="0.0511683938896322" calcext:value-type="float">
            <text:p>0.051168393889632</text:p>
          </table:table-cell>
          <table:table-cell table:number-columns-repeated="4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95924693069327" calcext:value-type="float">
            <text:p>0.395924693069327</text:p>
          </table:table-cell>
          <table:table-cell office:value-type="float" office:value="0.440850369192567" calcext:value-type="float">
            <text:p>0.440850369192567</text:p>
          </table:table-cell>
          <table:table-cell office:value-type="float" office:value="0.398958297442821" calcext:value-type="float">
            <text:p>0.398958297442821</text:p>
          </table:table-cell>
          <table:table-cell office:value-type="float" office:value="0.437668906160735" calcext:value-type="float">
            <text:p>0.437668906160735</text:p>
          </table:table-cell>
          <table:table-cell office:value-type="float" office:value="6.64099801325303" calcext:value-type="float">
            <text:p>6.64099801325303</text:p>
          </table:table-cell>
          <table:table-cell office:value-type="float" office:value="10.2477076790895" calcext:value-type="float">
            <text:p>10.2477076790895</text:p>
          </table:table-cell>
          <table:table-cell office:value-type="float" office:value="7.16083729487608" calcext:value-type="float">
            <text:p>7.16083729487608</text:p>
          </table:table-cell>
          <table:table-cell office:value-type="float" office:value="9.59432864336044" calcext:value-type="float">
            <text:p>9.59432864336044</text:p>
          </table:table-cell>
          <table:table-cell office:value-type="float" office:value="0.252855818362854" calcext:value-type="float">
            <text:p>0.252855818362854</text:p>
          </table:table-cell>
          <table:table-cell office:value-type="float" office:value="0.292217354787746" calcext:value-type="float">
            <text:p>0.292217354787746</text:p>
          </table:table-cell>
          <table:table-cell office:value-type="float" office:value="0.25595848958895" calcext:value-type="float">
            <text:p>0.25595848958895</text:p>
          </table:table-cell>
          <table:table-cell office:value-type="float" office:value="0.287090088910749" calcext:value-type="float">
            <text:p>0.287090088910749</text:p>
          </table:table-cell>
          <table:table-cell office:value-type="float" office:value="0.0344071814512916" calcext:value-type="float">
            <text:p>0.034407181451292</text:p>
          </table:table-cell>
          <table:table-cell office:value-type="float" office:value="0.0406457656459387" calcext:value-type="float">
            <text:p>0.040645765645939</text:p>
          </table:table-cell>
          <table:table-cell office:value-type="float" office:value="0.0303744737352965" calcext:value-type="float">
            <text:p>0.030374473735297</text:p>
          </table:table-cell>
          <table:table-cell office:value-type="float" office:value="0.0463066397486026" calcext:value-type="float">
            <text:p>0.046306639748603</text:p>
          </table:table-cell>
          <table:table-cell table:number-columns-repeated="4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95947302218088" calcext:value-type="float">
            <text:p>0.395947302218088</text:p>
          </table:table-cell>
          <table:table-cell office:value-type="float" office:value="0.438772599048095" calcext:value-type="float">
            <text:p>0.438772599048095</text:p>
          </table:table-cell>
          <table:table-cell office:value-type="float" office:value="0.398761124778681" calcext:value-type="float">
            <text:p>0.398761124778681</text:p>
          </table:table-cell>
          <table:table-cell office:value-type="float" office:value="0.435850608141169" calcext:value-type="float">
            <text:p>0.435850608141169</text:p>
          </table:table-cell>
          <table:table-cell office:value-type="float" office:value="6.70699549264125" calcext:value-type="float">
            <text:p>6.70699549264125</text:p>
          </table:table-cell>
          <table:table-cell office:value-type="float" office:value="9.58702670300355" calcext:value-type="float">
            <text:p>9.58702670300355</text:p>
          </table:table-cell>
          <table:table-cell office:value-type="float" office:value="6.85390882609774" calcext:value-type="float">
            <text:p>6.85390882609774</text:p>
          </table:table-cell>
          <table:table-cell office:value-type="float" office:value="9.47159791539002" calcext:value-type="float">
            <text:p>9.47159791539002</text:p>
          </table:table-cell>
          <table:table-cell office:value-type="float" office:value="0.262832592315069" calcext:value-type="float">
            <text:p>0.262832592315069</text:p>
          </table:table-cell>
          <table:table-cell office:value-type="float" office:value="0.304159613847691" calcext:value-type="float">
            <text:p>0.304159613847691</text:p>
          </table:table-cell>
          <table:table-cell office:value-type="float" office:value="0.265745648856086" calcext:value-type="float">
            <text:p>0.265745648856086</text:p>
          </table:table-cell>
          <table:table-cell office:value-type="float" office:value="0.299360366239909" calcext:value-type="float">
            <text:p>0.299360366239909</text:p>
          </table:table-cell>
          <table:table-cell office:value-type="float" office:value="0.0357969581494302" calcext:value-type="float">
            <text:p>0.03579695814943</text:p>
          </table:table-cell>
          <table:table-cell office:value-type="float" office:value="0.0408566359974641" calcext:value-type="float">
            <text:p>0.040856635997464</text:p>
          </table:table-cell>
          <table:table-cell office:value-type="float" office:value="0.0307277709723184" calcext:value-type="float">
            <text:p>0.030727770972319</text:p>
          </table:table-cell>
          <table:table-cell office:value-type="float" office:value="0.0479973866080642" calcext:value-type="float">
            <text:p>0.047997386608064</text:p>
          </table:table-cell>
          <table:table-cell table:number-columns-repeated="4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95053024115493" calcext:value-type="float">
            <text:p>0.395053024115493</text:p>
          </table:table-cell>
          <table:table-cell office:value-type="float" office:value="0.435991006171738" calcext:value-type="float">
            <text:p>0.435991006171738</text:p>
          </table:table-cell>
          <table:table-cell office:value-type="float" office:value="0.397725200341705" calcext:value-type="float">
            <text:p>0.397725200341705</text:p>
          </table:table-cell>
          <table:table-cell office:value-type="float" office:value="0.432877407012425" calcext:value-type="float">
            <text:p>0.432877407012425</text:p>
          </table:table-cell>
          <table:table-cell office:value-type="float" office:value="6.05297981777178" calcext:value-type="float">
            <text:p>6.05297981777178</text:p>
          </table:table-cell>
          <table:table-cell office:value-type="float" office:value="8.79784328585979" calcext:value-type="float">
            <text:p>8.79784328585979</text:p>
          </table:table-cell>
          <table:table-cell office:value-type="float" office:value="6.28659024564677" calcext:value-type="float">
            <text:p>6.28659024564677</text:p>
          </table:table-cell>
          <table:table-cell office:value-type="float" office:value="8.78250286682816" calcext:value-type="float">
            <text:p>8.78250286682816</text:p>
          </table:table-cell>
          <table:table-cell office:value-type="float" office:value="0.263007446402971" calcext:value-type="float">
            <text:p>0.263007446402971</text:p>
          </table:table-cell>
          <table:table-cell office:value-type="float" office:value="0.308578873555768" calcext:value-type="float">
            <text:p>0.308578873555768</text:p>
          </table:table-cell>
          <table:table-cell office:value-type="float" office:value="0.266061873820343" calcext:value-type="float">
            <text:p>0.266061873820343</text:p>
          </table:table-cell>
          <table:table-cell office:value-type="float" office:value="0.303504379201524" calcext:value-type="float">
            <text:p>0.303504379201524</text:p>
          </table:table-cell>
          <table:table-cell office:value-type="float" office:value="0.0317730780888693" calcext:value-type="float">
            <text:p>0.031773078088869</text:p>
          </table:table-cell>
          <table:table-cell office:value-type="float" office:value="0.0379171283589122" calcext:value-type="float">
            <text:p>0.037917128358912</text:p>
          </table:table-cell>
          <table:table-cell office:value-type="float" office:value="0.0280438454156893" calcext:value-type="float">
            <text:p>0.028043845415689</text:p>
          </table:table-cell>
          <table:table-cell office:value-type="float" office:value="0.0431013756625111" calcext:value-type="float">
            <text:p>0.043101375662511</text:p>
          </table:table-cell>
          <table:table-cell table:number-columns-repeated="4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97679619109511" calcext:value-type="float">
            <text:p>0.397679619109511</text:p>
          </table:table-cell>
          <table:table-cell office:value-type="float" office:value="0.441154813235761" calcext:value-type="float">
            <text:p>0.441154813235761</text:p>
          </table:table-cell>
          <table:table-cell office:value-type="float" office:value="0.400243372714173" calcext:value-type="float">
            <text:p>0.400243372714173</text:p>
          </table:table-cell>
          <table:table-cell office:value-type="float" office:value="0.438045206376239" calcext:value-type="float">
            <text:p>0.438045206376239</text:p>
          </table:table-cell>
          <table:table-cell office:value-type="float" office:value="6.74895041329373" calcext:value-type="float">
            <text:p>6.74895041329373</text:p>
          </table:table-cell>
          <table:table-cell office:value-type="float" office:value="9.37775451545114" calcext:value-type="float">
            <text:p>9.37775451545114</text:p>
          </table:table-cell>
          <table:table-cell office:value-type="float" office:value="6.99579702482733" calcext:value-type="float">
            <text:p>6.99579702482733</text:p>
          </table:table-cell>
          <table:table-cell office:value-type="float" office:value="9.19791150287859" calcext:value-type="float">
            <text:p>9.19791150287859</text:p>
          </table:table-cell>
          <table:table-cell office:value-type="float" office:value="0.257269256290445" calcext:value-type="float">
            <text:p>0.257269256290445</text:p>
          </table:table-cell>
          <table:table-cell office:value-type="float" office:value="0.302108886398463" calcext:value-type="float">
            <text:p>0.302108886398463</text:p>
          </table:table-cell>
          <table:table-cell office:value-type="float" office:value="0.259979472670683" calcext:value-type="float">
            <text:p>0.259979472670683</text:p>
          </table:table-cell>
          <table:table-cell office:value-type="float" office:value="0.297568517459758" calcext:value-type="float">
            <text:p>0.297568517459758</text:p>
          </table:table-cell>
          <table:table-cell office:value-type="float" office:value="0.0327791782973778" calcext:value-type="float">
            <text:p>0.032779178297378</text:p>
          </table:table-cell>
          <table:table-cell office:value-type="float" office:value="0.0402847155229533" calcext:value-type="float">
            <text:p>0.040284715522953</text:p>
          </table:table-cell>
          <table:table-cell office:value-type="float" office:value="0.0294859419649105" calcext:value-type="float">
            <text:p>0.029485941964911</text:p>
          </table:table-cell>
          <table:table-cell office:value-type="float" office:value="0.0448730332505368" calcext:value-type="float">
            <text:p>0.044873033250537</text:p>
          </table:table-cell>
          <table:table-cell table:number-columns-repeated="4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98693383547748" calcext:value-type="float">
            <text:p>0.398693383547748</text:p>
          </table:table-cell>
          <table:table-cell office:value-type="float" office:value="0.441593324149192" calcext:value-type="float">
            <text:p>0.441593324149192</text:p>
          </table:table-cell>
          <table:table-cell office:value-type="float" office:value="0.399638601418378" calcext:value-type="float">
            <text:p>0.399638601418378</text:p>
          </table:table-cell>
          <table:table-cell office:value-type="float" office:value="0.441402305880675" calcext:value-type="float">
            <text:p>0.441402305880675</text:p>
          </table:table-cell>
          <table:table-cell office:value-type="float" office:value="6.91760703627506" calcext:value-type="float">
            <text:p>6.91760703627506</text:p>
          </table:table-cell>
          <table:table-cell office:value-type="float" office:value="10.1670980190499" calcext:value-type="float">
            <text:p>10.1670980190499</text:p>
          </table:table-cell>
          <table:table-cell office:value-type="float" office:value="7.18225490995198" calcext:value-type="float">
            <text:p>7.18225490995198</text:p>
          </table:table-cell>
          <table:table-cell office:value-type="float" office:value="9.47608895427438" calcext:value-type="float">
            <text:p>9.47608895427438</text:p>
          </table:table-cell>
          <table:table-cell office:value-type="float" office:value="0.257612514826474" calcext:value-type="float">
            <text:p>0.257612514826474</text:p>
          </table:table-cell>
          <table:table-cell office:value-type="float" office:value="0.307155108344018" calcext:value-type="float">
            <text:p>0.307155108344018</text:p>
          </table:table-cell>
          <table:table-cell office:value-type="float" office:value="0.26035424090503" calcext:value-type="float">
            <text:p>0.26035424090503</text:p>
          </table:table-cell>
          <table:table-cell office:value-type="float" office:value="0.302508672341971" calcext:value-type="float">
            <text:p>0.302508672341971</text:p>
          </table:table-cell>
          <table:table-cell office:value-type="float" office:value="0.0335459745192198" calcext:value-type="float">
            <text:p>0.03354597451922</text:p>
          </table:table-cell>
          <table:table-cell office:value-type="float" office:value="0.0419820554573804" calcext:value-type="float">
            <text:p>0.041982055457381</text:p>
          </table:table-cell>
          <table:table-cell office:value-type="float" office:value="0.0309913460800191" calcext:value-type="float">
            <text:p>0.030991346080019</text:p>
          </table:table-cell>
          <table:table-cell office:value-type="float" office:value="0.0454890625237836" calcext:value-type="float">
            <text:p>0.045489062523784</text:p>
          </table:table-cell>
          <table:table-cell table:number-columns-repeated="4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8754770894106" calcext:value-type="float">
            <text:p>0.38754770894106</text:p>
          </table:table-cell>
          <table:table-cell office:value-type="float" office:value="0.427124058222435" calcext:value-type="float">
            <text:p>0.427124058222435</text:p>
          </table:table-cell>
          <table:table-cell office:value-type="float" office:value="0.389196006704014" calcext:value-type="float">
            <text:p>0.389196006704014</text:p>
          </table:table-cell>
          <table:table-cell office:value-type="float" office:value="0.425417198019747" calcext:value-type="float">
            <text:p>0.425417198019747</text:p>
          </table:table-cell>
          <table:table-cell office:value-type="float" office:value="6.70032434106089" calcext:value-type="float">
            <text:p>6.70032434106089</text:p>
          </table:table-cell>
          <table:table-cell office:value-type="float" office:value="9.25678182989632" calcext:value-type="float">
            <text:p>9.25678182989632</text:p>
          </table:table-cell>
          <table:table-cell office:value-type="float" office:value="6.72898775190692" calcext:value-type="float">
            <text:p>6.72898775190692</text:p>
          </table:table-cell>
          <table:table-cell office:value-type="float" office:value="8.97094277986834" calcext:value-type="float">
            <text:p>8.97094277986834</text:p>
          </table:table-cell>
          <table:table-cell office:value-type="float" office:value="0.2498157291461" calcext:value-type="float">
            <text:p>0.2498157291461</text:p>
          </table:table-cell>
          <table:table-cell office:value-type="float" office:value="0.294976410492587" calcext:value-type="float">
            <text:p>0.294976410492587</text:p>
          </table:table-cell>
          <table:table-cell office:value-type="float" office:value="0.251572968583809" calcext:value-type="float">
            <text:p>0.251572968583809</text:p>
          </table:table-cell>
          <table:table-cell office:value-type="float" office:value="0.292005527421598" calcext:value-type="float">
            <text:p>0.292005527421598</text:p>
          </table:table-cell>
          <table:table-cell office:value-type="float" office:value="0.0367991137623477" calcext:value-type="float">
            <text:p>0.036799113762348</text:p>
          </table:table-cell>
          <table:table-cell office:value-type="float" office:value="0.0449947006781149" calcext:value-type="float">
            <text:p>0.044994700678115</text:p>
          </table:table-cell>
          <table:table-cell office:value-type="float" office:value="0.033096910286091" calcext:value-type="float">
            <text:p>0.033096910286091</text:p>
          </table:table-cell>
          <table:table-cell office:value-type="float" office:value="0.050218535896206" calcext:value-type="float">
            <text:p>0.050218535896206</text:p>
          </table:table-cell>
          <table:table-cell table:number-columns-repeated="4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89446057120587" calcext:value-type="float">
            <text:p>0.389446057120587</text:p>
          </table:table-cell>
          <table:table-cell office:value-type="float" office:value="0.423665330580161" calcext:value-type="float">
            <text:p>0.423665330580161</text:p>
          </table:table-cell>
          <table:table-cell office:value-type="float" office:value="0.390366078144079" calcext:value-type="float">
            <text:p>0.390366078144079</text:p>
          </table:table-cell>
          <table:table-cell office:value-type="float" office:value="0.423742336874714" calcext:value-type="float">
            <text:p>0.423742336874714</text:p>
          </table:table-cell>
          <table:table-cell office:value-type="float" office:value="6.16597785478882" calcext:value-type="float">
            <text:p>6.16597785478882</text:p>
          </table:table-cell>
          <table:table-cell office:value-type="float" office:value="8.946635742278" calcext:value-type="float">
            <text:p>8.946635742278</text:p>
          </table:table-cell>
          <table:table-cell office:value-type="float" office:value="6.67076236111022" calcext:value-type="float">
            <text:p>6.67076236111022</text:p>
          </table:table-cell>
          <table:table-cell office:value-type="float" office:value="8.95202901867887" calcext:value-type="float">
            <text:p>8.95202901867887</text:p>
          </table:table-cell>
          <table:table-cell office:value-type="float" office:value="0.248502466439367" calcext:value-type="float">
            <text:p>0.248502466439367</text:p>
          </table:table-cell>
          <table:table-cell office:value-type="float" office:value="0.294505847385883" calcext:value-type="float">
            <text:p>0.294505847385883</text:p>
          </table:table-cell>
          <table:table-cell office:value-type="float" office:value="0.251222992499928" calcext:value-type="float">
            <text:p>0.251222992499928</text:p>
          </table:table-cell>
          <table:table-cell office:value-type="float" office:value="0.289940128341779" calcext:value-type="float">
            <text:p>0.289940128341779</text:p>
          </table:table-cell>
          <table:table-cell office:value-type="float" office:value="0.0286277884217027" calcext:value-type="float">
            <text:p>0.028627788421703</text:p>
          </table:table-cell>
          <table:table-cell office:value-type="float" office:value="0.0348216471656083" calcext:value-type="float">
            <text:p>0.034821647165608</text:p>
          </table:table-cell>
          <table:table-cell office:value-type="float" office:value="0.027145138283607" calcext:value-type="float">
            <text:p>0.027145138283607</text:p>
          </table:table-cell>
          <table:table-cell office:value-type="float" office:value="0.036827788476914" calcext:value-type="float">
            <text:p>0.036827788476914</text:p>
          </table:table-cell>
          <table:table-cell table:number-columns-repeated="4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87197899115753" calcext:value-type="float">
            <text:p>0.387197899115753</text:p>
          </table:table-cell>
          <table:table-cell office:value-type="float" office:value="0.423553133064171" calcext:value-type="float">
            <text:p>0.423553133064171</text:p>
          </table:table-cell>
          <table:table-cell office:value-type="float" office:value="0.387735048070307" calcext:value-type="float">
            <text:p>0.387735048070307</text:p>
          </table:table-cell>
          <table:table-cell office:value-type="float" office:value="0.426028495758725" calcext:value-type="float">
            <text:p>0.426028495758725</text:p>
          </table:table-cell>
          <table:table-cell office:value-type="float" office:value="6.32974951847417" calcext:value-type="float">
            <text:p>6.32974951847417</text:p>
          </table:table-cell>
          <table:table-cell office:value-type="float" office:value="9.09009663289348" calcext:value-type="float">
            <text:p>9.09009663289348</text:p>
          </table:table-cell>
          <table:table-cell office:value-type="float" office:value="6.49241423135784" calcext:value-type="float">
            <text:p>6.49241423135784</text:p>
          </table:table-cell>
          <table:table-cell office:value-type="float" office:value="9.31732950417107" calcext:value-type="float">
            <text:p>9.31732950417107</text:p>
          </table:table-cell>
          <table:table-cell office:value-type="float" office:value="0.244952522340638" calcext:value-type="float">
            <text:p>0.244952522340638</text:p>
          </table:table-cell>
          <table:table-cell office:value-type="float" office:value="0.290837892486814" calcext:value-type="float">
            <text:p>0.290837892486814</text:p>
          </table:table-cell>
          <table:table-cell office:value-type="float" office:value="0.247196837212364" calcext:value-type="float">
            <text:p>0.247196837212364</text:p>
          </table:table-cell>
          <table:table-cell office:value-type="float" office:value="0.287068122827613" calcext:value-type="float">
            <text:p>0.287068122827613</text:p>
          </table:table-cell>
          <table:table-cell office:value-type="float" office:value="0.0367286983609865" calcext:value-type="float">
            <text:p>0.036728698360987</text:p>
          </table:table-cell>
          <table:table-cell office:value-type="float" office:value="0.0433363384081126" calcext:value-type="float">
            <text:p>0.043336338408113</text:p>
          </table:table-cell>
          <table:table-cell office:value-type="float" office:value="0.0331675692430155" calcext:value-type="float">
            <text:p>0.033167569243016</text:p>
          </table:table-cell>
          <table:table-cell office:value-type="float" office:value="0.0482931988576624" calcext:value-type="float">
            <text:p>0.048293198857662</text:p>
          </table:table-cell>
          <table:table-cell table:number-columns-repeated="4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83910842398413" calcext:value-type="float">
            <text:p>0.383910842398413</text:p>
          </table:table-cell>
          <table:table-cell office:value-type="float" office:value="0.419598140667843" calcext:value-type="float">
            <text:p>0.419598140667843</text:p>
          </table:table-cell>
          <table:table-cell office:value-type="float" office:value="0.384562443888821" calcext:value-type="float">
            <text:p>0.384562443888821</text:p>
          </table:table-cell>
          <table:table-cell office:value-type="float" office:value="0.420104430873857" calcext:value-type="float">
            <text:p>0.420104430873857</text:p>
          </table:table-cell>
          <table:table-cell office:value-type="float" office:value="6.60980041953023" calcext:value-type="float">
            <text:p>6.60980041953023</text:p>
          </table:table-cell>
          <table:table-cell office:value-type="float" office:value="9.07004290188814" calcext:value-type="float">
            <text:p>9.07004290188814</text:p>
          </table:table-cell>
          <table:table-cell office:value-type="float" office:value="6.72137398976194" calcext:value-type="float">
            <text:p>6.72137398976194</text:p>
          </table:table-cell>
          <table:table-cell office:value-type="float" office:value="9.04782887054836" calcext:value-type="float">
            <text:p>9.04782887054836</text:p>
          </table:table-cell>
          <table:table-cell office:value-type="float" office:value="0.248875188633374" calcext:value-type="float">
            <text:p>0.248875188633374</text:p>
          </table:table-cell>
          <table:table-cell office:value-type="float" office:value="0.302903629121415" calcext:value-type="float">
            <text:p>0.302903629121415</text:p>
          </table:table-cell>
          <table:table-cell office:value-type="float" office:value="0.251123927527754" calcext:value-type="float">
            <text:p>0.251123927527754</text:p>
          </table:table-cell>
          <table:table-cell office:value-type="float" office:value="0.299012648249618" calcext:value-type="float">
            <text:p>0.299012648249618</text:p>
          </table:table-cell>
          <table:table-cell office:value-type="float" office:value="0.0373800900218081" calcext:value-type="float">
            <text:p>0.037380090021808</text:p>
          </table:table-cell>
          <table:table-cell office:value-type="float" office:value="0.0449456871384017" calcext:value-type="float">
            <text:p>0.044945687138402</text:p>
          </table:table-cell>
          <table:table-cell office:value-type="float" office:value="0.0334135310531926" calcext:value-type="float">
            <text:p>0.033413531053193</text:p>
          </table:table-cell>
          <table:table-cell office:value-type="float" office:value="0.0504920391570904" calcext:value-type="float">
            <text:p>0.050492039157091</text:p>
          </table:table-cell>
          <table:table-cell table:number-columns-repeated="4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83817155922183" calcext:value-type="float">
            <text:p>0.383817155922183</text:p>
          </table:table-cell>
          <table:table-cell office:value-type="float" office:value="0.40909542471013" calcext:value-type="float">
            <text:p>0.40909542471013</text:p>
          </table:table-cell>
          <table:table-cell office:value-type="float" office:value="0.383446966578173" calcext:value-type="float">
            <text:p>0.383446966578173</text:p>
          </table:table-cell>
          <table:table-cell office:value-type="float" office:value="0.411351213988926" calcext:value-type="float">
            <text:p>0.411351213988926</text:p>
          </table:table-cell>
          <table:table-cell office:value-type="float" office:value="6.15835609998985" calcext:value-type="float">
            <text:p>6.15835609998985</text:p>
          </table:table-cell>
          <table:table-cell office:value-type="float" office:value="8.76683382641711" calcext:value-type="float">
            <text:p>8.76683382641711</text:p>
          </table:table-cell>
          <table:table-cell office:value-type="float" office:value="6.20682989784986" calcext:value-type="float">
            <text:p>6.20682989784986</text:p>
          </table:table-cell>
          <table:table-cell office:value-type="float" office:value="9.26799923967033" calcext:value-type="float">
            <text:p>9.26799923967033</text:p>
          </table:table-cell>
          <table:table-cell office:value-type="float" office:value="0.239107766919894" calcext:value-type="float">
            <text:p>0.239107766919894</text:p>
          </table:table-cell>
          <table:table-cell office:value-type="float" office:value="0.286982062467199" calcext:value-type="float">
            <text:p>0.286982062467199</text:p>
          </table:table-cell>
          <table:table-cell office:value-type="float" office:value="0.240866619412175" calcext:value-type="float">
            <text:p>0.240866619412175</text:p>
          </table:table-cell>
          <table:table-cell office:value-type="float" office:value="0.284023112934353" calcext:value-type="float">
            <text:p>0.284023112934353</text:p>
          </table:table-cell>
          <table:table-cell office:value-type="float" office:value="0.0377848267397987" calcext:value-type="float">
            <text:p>0.037784826739799</text:p>
          </table:table-cell>
          <table:table-cell office:value-type="float" office:value="0.0434125510942612" calcext:value-type="float">
            <text:p>0.043412551094261</text:p>
          </table:table-cell>
          <table:table-cell office:value-type="float" office:value="0.0336024756025685" calcext:value-type="float">
            <text:p>0.033602475602569</text:p>
          </table:table-cell>
          <table:table-cell office:value-type="float" office:value="0.0492219591703994" calcext:value-type="float">
            <text:p>0.049221959170399</text:p>
          </table:table-cell>
          <table:table-cell table:number-columns-repeated="4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83220040313197" calcext:value-type="float">
            <text:p>0.383220040313197</text:p>
          </table:table-cell>
          <table:table-cell office:value-type="float" office:value="0.414094271244868" calcext:value-type="float">
            <text:p>0.414094271244868</text:p>
          </table:table-cell>
          <table:table-cell office:value-type="float" office:value="0.385246096160164" calcext:value-type="float">
            <text:p>0.385246096160164</text:p>
          </table:table-cell>
          <table:table-cell office:value-type="float" office:value="0.416547292162187" calcext:value-type="float">
            <text:p>0.416547292162187</text:p>
          </table:table-cell>
          <table:table-cell office:value-type="float" office:value="6.07762507719839" calcext:value-type="float">
            <text:p>6.07762507719839</text:p>
          </table:table-cell>
          <table:table-cell office:value-type="float" office:value="9.075874304469" calcext:value-type="float">
            <text:p>9.075874304469</text:p>
          </table:table-cell>
          <table:table-cell office:value-type="float" office:value="6.2721679957507" calcext:value-type="float">
            <text:p>6.2721679957507</text:p>
          </table:table-cell>
          <table:table-cell office:value-type="float" office:value="9.43029610027738" calcext:value-type="float">
            <text:p>9.43029610027738</text:p>
          </table:table-cell>
          <table:table-cell office:value-type="float" office:value="0.245574290658612" calcext:value-type="float">
            <text:p>0.245574290658612</text:p>
          </table:table-cell>
          <table:table-cell office:value-type="float" office:value="0.300683916780082" calcext:value-type="float">
            <text:p>0.300683916780082</text:p>
          </table:table-cell>
          <table:table-cell office:value-type="float" office:value="0.2478624362815" calcext:value-type="float">
            <text:p>0.2478624362815</text:p>
          </table:table-cell>
          <table:table-cell office:value-type="float" office:value="0.296759208412021" calcext:value-type="float">
            <text:p>0.296759208412021</text:p>
          </table:table-cell>
          <table:table-cell office:value-type="float" office:value="0.0409825903152703" calcext:value-type="float">
            <text:p>0.04098259031527</text:p>
          </table:table-cell>
          <table:table-cell office:value-type="float" office:value="0.0476233700948396" calcext:value-type="float">
            <text:p>0.04762337009484</text:p>
          </table:table-cell>
          <table:table-cell office:value-type="float" office:value="0.0365355394764195" calcext:value-type="float">
            <text:p>0.03653553947642</text:p>
          </table:table-cell>
          <table:table-cell office:value-type="float" office:value="0.053774135968765" calcext:value-type="float">
            <text:p>0.053774135968765</text:p>
          </table:table-cell>
          <table:table-cell table:number-columns-repeated="4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82428319150283" calcext:value-type="float">
            <text:p>0.382428319150283</text:p>
          </table:table-cell>
          <table:table-cell office:value-type="float" office:value="0.407080995167037" calcext:value-type="float">
            <text:p>0.407080995167037</text:p>
          </table:table-cell>
          <table:table-cell office:value-type="float" office:value="0.383595572023869" calcext:value-type="float">
            <text:p>0.383595572023869</text:p>
          </table:table-cell>
          <table:table-cell office:value-type="float" office:value="0.409112908112081" calcext:value-type="float">
            <text:p>0.409112908112081</text:p>
          </table:table-cell>
          <table:table-cell office:value-type="float" office:value="6.10772834336433" calcext:value-type="float">
            <text:p>6.10772834336433</text:p>
          </table:table-cell>
          <table:table-cell office:value-type="float" office:value="8.49138828478565" calcext:value-type="float">
            <text:p>8.49138828478565</text:p>
          </table:table-cell>
          <table:table-cell office:value-type="float" office:value="6.28570943862456" calcext:value-type="float">
            <text:p>6.28570943862456</text:p>
          </table:table-cell>
          <table:table-cell office:value-type="float" office:value="8.44028670502739" calcext:value-type="float">
            <text:p>8.44028670502739</text:p>
          </table:table-cell>
          <table:table-cell office:value-type="float" office:value="0.244668427243172" calcext:value-type="float">
            <text:p>0.244668427243172</text:p>
          </table:table-cell>
          <table:table-cell office:value-type="float" office:value="0.29661805805223" calcext:value-type="float">
            <text:p>0.29661805805223</text:p>
          </table:table-cell>
          <table:table-cell office:value-type="float" office:value="0.246078374389138" calcext:value-type="float">
            <text:p>0.246078374389138</text:p>
          </table:table-cell>
          <table:table-cell office:value-type="float" office:value="0.294203438019437" calcext:value-type="float">
            <text:p>0.294203438019437</text:p>
          </table:table-cell>
          <table:table-cell office:value-type="float" office:value="0.0407261976766214" calcext:value-type="float">
            <text:p>0.040726197676621</text:p>
          </table:table-cell>
          <table:table-cell office:value-type="float" office:value="0.0488205035571754" calcext:value-type="float">
            <text:p>0.048820503557175</text:p>
          </table:table-cell>
          <table:table-cell office:value-type="float" office:value="0.0374903710987459" calcext:value-type="float">
            <text:p>0.037490371098746</text:p>
          </table:table-cell>
          <table:table-cell office:value-type="float" office:value="0.0533312964782518" calcext:value-type="float">
            <text:p>0.053331296478252</text:p>
          </table:table-cell>
          <table:table-cell table:number-columns-repeated="4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83388392754233" calcext:value-type="float">
            <text:p>0.383388392754233</text:p>
          </table:table-cell>
          <table:table-cell office:value-type="float" office:value="0.405932210845424" calcext:value-type="float">
            <text:p>0.405932210845424</text:p>
          </table:table-cell>
          <table:table-cell office:value-type="float" office:value="0.384933394939055" calcext:value-type="float">
            <text:p>0.384933394939055</text:p>
          </table:table-cell>
          <table:table-cell office:value-type="float" office:value="0.407389594790527" calcext:value-type="float">
            <text:p>0.407389594790527</text:p>
          </table:table-cell>
          <table:table-cell office:value-type="float" office:value="6.05325489055564" calcext:value-type="float">
            <text:p>6.05325489055564</text:p>
          </table:table-cell>
          <table:table-cell office:value-type="float" office:value="8.67793037448933" calcext:value-type="float">
            <text:p>8.67793037448933</text:p>
          </table:table-cell>
          <table:table-cell office:value-type="float" office:value="6.22533596066759" calcext:value-type="float">
            <text:p>6.22533596066759</text:p>
          </table:table-cell>
          <table:table-cell office:value-type="float" office:value="8.73292309443436" calcext:value-type="float">
            <text:p>8.73292309443436</text:p>
          </table:table-cell>
          <table:table-cell office:value-type="float" office:value="0.247306217430608" calcext:value-type="float">
            <text:p>0.247306217430608</text:p>
          </table:table-cell>
          <table:table-cell office:value-type="float" office:value="0.30120112005004" calcext:value-type="float">
            <text:p>0.30120112005004</text:p>
          </table:table-cell>
          <table:table-cell office:value-type="float" office:value="0.248796886352241" calcext:value-type="float">
            <text:p>0.248796886352241</text:p>
          </table:table-cell>
          <table:table-cell office:value-type="float" office:value="0.298646647593252" calcext:value-type="float">
            <text:p>0.298646647593252</text:p>
          </table:table-cell>
          <table:table-cell office:value-type="float" office:value="0.0446459586547269" calcext:value-type="float">
            <text:p>0.044645958654727</text:p>
          </table:table-cell>
          <table:table-cell office:value-type="float" office:value="0.0541984225787864" calcext:value-type="float">
            <text:p>0.054198422578787</text:p>
          </table:table-cell>
          <table:table-cell office:value-type="float" office:value="0.0413018527118809" calcext:value-type="float">
            <text:p>0.041301852711881</text:p>
          </table:table-cell>
          <table:table-cell office:value-type="float" office:value="0.0588277300535539" calcext:value-type="float">
            <text:p>0.058827730053554</text:p>
          </table:table-cell>
          <table:table-cell table:number-columns-repeated="4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787963842737" calcext:value-type="float">
            <text:p>0.3787963842737</text:p>
          </table:table-cell>
          <table:table-cell office:value-type="float" office:value="0.406719939933022" calcext:value-type="float">
            <text:p>0.406719939933022</text:p>
          </table:table-cell>
          <table:table-cell office:value-type="float" office:value="0.380682845056105" calcext:value-type="float">
            <text:p>0.380682845056105</text:p>
          </table:table-cell>
          <table:table-cell office:value-type="float" office:value="0.407043403479329" calcext:value-type="float">
            <text:p>0.407043403479329</text:p>
          </table:table-cell>
          <table:table-cell office:value-type="float" office:value="6.04235988243716" calcext:value-type="float">
            <text:p>6.04235988243716</text:p>
          </table:table-cell>
          <table:table-cell office:value-type="float" office:value="8.02280583537178" calcext:value-type="float">
            <text:p>8.02280583537178</text:p>
          </table:table-cell>
          <table:table-cell office:value-type="float" office:value="6.19389734974519" calcext:value-type="float">
            <text:p>6.19389734974519</text:p>
          </table:table-cell>
          <table:table-cell office:value-type="float" office:value="7.93351863462458" calcext:value-type="float">
            <text:p>7.93351863462458</text:p>
          </table:table-cell>
          <table:table-cell office:value-type="float" office:value="0.240180502105049" calcext:value-type="float">
            <text:p>0.240180502105049</text:p>
          </table:table-cell>
          <table:table-cell office:value-type="float" office:value="0.285431179655333" calcext:value-type="float">
            <text:p>0.285431179655333</text:p>
          </table:table-cell>
          <table:table-cell office:value-type="float" office:value="0.24198096296557" calcext:value-type="float">
            <text:p>0.24198096296557</text:p>
          </table:table-cell>
          <table:table-cell office:value-type="float" office:value="0.282378995097998" calcext:value-type="float">
            <text:p>0.282378995097998</text:p>
          </table:table-cell>
          <table:table-cell office:value-type="float" office:value="0.0375797365490848" calcext:value-type="float">
            <text:p>0.037579736549085</text:p>
          </table:table-cell>
          <table:table-cell office:value-type="float" office:value="0.0451582415514438" calcext:value-type="float">
            <text:p>0.045158241551444</text:p>
          </table:table-cell>
          <table:table-cell office:value-type="float" office:value="0.0341828867947481" calcext:value-type="float">
            <text:p>0.034182886794748</text:p>
          </table:table-cell>
          <table:table-cell office:value-type="float" office:value="0.0499288298751893" calcext:value-type="float">
            <text:p>0.049928829875189</text:p>
          </table:table-cell>
          <table:table-cell table:number-columns-repeated="4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79190962306804" calcext:value-type="float">
            <text:p>0.379190962306804</text:p>
          </table:table-cell>
          <table:table-cell office:value-type="float" office:value="0.40454651447101" calcext:value-type="float">
            <text:p>0.40454651447101</text:p>
          </table:table-cell>
          <table:table-cell office:value-type="float" office:value="0.381546503772567" calcext:value-type="float">
            <text:p>0.381546503772567</text:p>
          </table:table-cell>
          <table:table-cell office:value-type="float" office:value="0.403967713305921" calcext:value-type="float">
            <text:p>0.403967713305921</text:p>
          </table:table-cell>
          <table:table-cell office:value-type="float" office:value="5.75686504438809" calcext:value-type="float">
            <text:p>5.75686504438809</text:p>
          </table:table-cell>
          <table:table-cell office:value-type="float" office:value="8.37078850834589" calcext:value-type="float">
            <text:p>8.37078850834589</text:p>
          </table:table-cell>
          <table:table-cell office:value-type="float" office:value="6.02283196117743" calcext:value-type="float">
            <text:p>6.02283196117743</text:p>
          </table:table-cell>
          <table:table-cell office:value-type="float" office:value="8.33910340773399" calcext:value-type="float">
            <text:p>8.33910340773399</text:p>
          </table:table-cell>
          <table:table-cell office:value-type="float" office:value="0.24502761298994" calcext:value-type="float">
            <text:p>0.24502761298994</text:p>
          </table:table-cell>
          <table:table-cell office:value-type="float" office:value="0.285449763137774" calcext:value-type="float">
            <text:p>0.285449763137774</text:p>
          </table:table-cell>
          <table:table-cell office:value-type="float" office:value="0.247416482254823" calcext:value-type="float">
            <text:p>0.247416482254823</text:p>
          </table:table-cell>
          <table:table-cell office:value-type="float" office:value="0.281480628153979" calcext:value-type="float">
            <text:p>0.281480628153979</text:p>
          </table:table-cell>
          <table:table-cell office:value-type="float" office:value="0.0398183436454168" calcext:value-type="float">
            <text:p>0.039818343645417</text:p>
          </table:table-cell>
          <table:table-cell office:value-type="float" office:value="0.047233723111867" calcext:value-type="float">
            <text:p>0.047233723111867</text:p>
          </table:table-cell>
          <table:table-cell office:value-type="float" office:value="0.0353955501961819" calcext:value-type="float">
            <text:p>0.035395550196182</text:p>
          </table:table-cell>
          <table:table-cell office:value-type="float" office:value="0.0534457677051893" calcext:value-type="float">
            <text:p>0.053445767705189</text:p>
          </table:table-cell>
          <table:table-cell table:number-columns-repeated="4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77045510760652" calcext:value-type="float">
            <text:p>0.377045510760652</text:p>
          </table:table-cell>
          <table:table-cell office:value-type="float" office:value="0.402729962790466" calcext:value-type="float">
            <text:p>0.402729962790466</text:p>
          </table:table-cell>
          <table:table-cell office:value-type="float" office:value="0.378629463379393" calcext:value-type="float">
            <text:p>0.378629463379393</text:p>
          </table:table-cell>
          <table:table-cell office:value-type="float" office:value="0.403395868064717" calcext:value-type="float">
            <text:p>0.403395868064717</text:p>
          </table:table-cell>
          <table:table-cell office:value-type="float" office:value="5.62447413436617" calcext:value-type="float">
            <text:p>5.62447413436617</text:p>
          </table:table-cell>
          <table:table-cell office:value-type="float" office:value="8.43989262063096" calcext:value-type="float">
            <text:p>8.43989262063096</text:p>
          </table:table-cell>
          <table:table-cell office:value-type="float" office:value="5.78177111339408" calcext:value-type="float">
            <text:p>5.78177111339408</text:p>
          </table:table-cell>
          <table:table-cell office:value-type="float" office:value="8.51571618027843" calcext:value-type="float">
            <text:p>8.51571618027843</text:p>
          </table:table-cell>
          <table:table-cell office:value-type="float" office:value="0.244829359134963" calcext:value-type="float">
            <text:p>0.244829359134963</text:p>
          </table:table-cell>
          <table:table-cell office:value-type="float" office:value="0.293499904854075" calcext:value-type="float">
            <text:p>0.293499904854075</text:p>
          </table:table-cell>
          <table:table-cell office:value-type="float" office:value="0.246406606284989" calcext:value-type="float">
            <text:p>0.246406606284989</text:p>
          </table:table-cell>
          <table:table-cell office:value-type="float" office:value="0.290773387996332" calcext:value-type="float">
            <text:p>0.290773387996332</text:p>
          </table:table-cell>
          <table:table-cell office:value-type="float" office:value="0.0372668768621378" calcext:value-type="float">
            <text:p>0.037266876862138</text:p>
          </table:table-cell>
          <table:table-cell office:value-type="float" office:value="0.0460730774194102" calcext:value-type="float">
            <text:p>0.04607307741941</text:p>
          </table:table-cell>
          <table:table-cell office:value-type="float" office:value="0.0338745969661595" calcext:value-type="float">
            <text:p>0.03387459696616</text:p>
          </table:table-cell>
          <table:table-cell office:value-type="float" office:value="0.050889060257451" calcext:value-type="float">
            <text:p>0.050889060257451</text:p>
          </table:table-cell>
          <table:table-cell table:number-columns-repeated="4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79200389795423" calcext:value-type="float">
            <text:p>0.379200389795423</text:p>
          </table:table-cell>
          <table:table-cell office:value-type="float" office:value="0.406159813016806" calcext:value-type="float">
            <text:p>0.406159813016806</text:p>
          </table:table-cell>
          <table:table-cell office:value-type="float" office:value="0.38091301236803" calcext:value-type="float">
            <text:p>0.38091301236803</text:p>
          </table:table-cell>
          <table:table-cell office:value-type="float" office:value="0.406800424205237" calcext:value-type="float">
            <text:p>0.406800424205237</text:p>
          </table:table-cell>
          <table:table-cell office:value-type="float" office:value="5.44347998103171" calcext:value-type="float">
            <text:p>5.44347998103171</text:p>
          </table:table-cell>
          <table:table-cell office:value-type="float" office:value="9.39520697991448" calcext:value-type="float">
            <text:p>9.39520697991448</text:p>
          </table:table-cell>
          <table:table-cell office:value-type="float" office:value="5.49448036786457" calcext:value-type="float">
            <text:p>5.49448036786457</text:p>
          </table:table-cell>
          <table:table-cell office:value-type="float" office:value="9.57492732663876" calcext:value-type="float">
            <text:p>9.57492732663876</text:p>
          </table:table-cell>
          <table:table-cell office:value-type="float" office:value="0.246069292867041" calcext:value-type="float">
            <text:p>0.246069292867041</text:p>
          </table:table-cell>
          <table:table-cell office:value-type="float" office:value="0.303446102132493" calcext:value-type="float">
            <text:p>0.303446102132493</text:p>
          </table:table-cell>
          <table:table-cell office:value-type="float" office:value="0.247615733138574" calcext:value-type="float">
            <text:p>0.247615733138574</text:p>
          </table:table-cell>
          <table:table-cell office:value-type="float" office:value="0.3006973863754" calcext:value-type="float">
            <text:p>0.3006973863754</text:p>
          </table:table-cell>
          <table:table-cell office:value-type="float" office:value="0.0364906963457535" calcext:value-type="float">
            <text:p>0.036490696345754</text:p>
          </table:table-cell>
          <table:table-cell office:value-type="float" office:value="0.0438332898271487" calcext:value-type="float">
            <text:p>0.043833289827149</text:p>
          </table:table-cell>
          <table:table-cell office:value-type="float" office:value="0.0324105121046337" calcext:value-type="float">
            <text:p>0.032410512104634</text:p>
          </table:table-cell>
          <table:table-cell office:value-type="float" office:value="0.0496540113537318" calcext:value-type="float">
            <text:p>0.049654011353732</text:p>
          </table:table-cell>
          <table:table-cell table:number-columns-repeated="4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79380279776278" calcext:value-type="float">
            <text:p>0.379380279776278</text:p>
          </table:table-cell>
          <table:table-cell office:value-type="float" office:value="0.403507938555918" calcext:value-type="float">
            <text:p>0.403507938555918</text:p>
          </table:table-cell>
          <table:table-cell office:value-type="float" office:value="0.381020557289032" calcext:value-type="float">
            <text:p>0.381020557289032</text:p>
          </table:table-cell>
          <table:table-cell office:value-type="float" office:value="0.404462039936086" calcext:value-type="float">
            <text:p>0.404462039936086</text:p>
          </table:table-cell>
          <table:table-cell office:value-type="float" office:value="5.44709494073588" calcext:value-type="float">
            <text:p>5.44709494073588</text:p>
          </table:table-cell>
          <table:table-cell office:value-type="float" office:value="8.08398662386853" calcext:value-type="float">
            <text:p>8.08398662386853</text:p>
          </table:table-cell>
          <table:table-cell office:value-type="float" office:value="5.52573877842416" calcext:value-type="float">
            <text:p>5.52573877842416</text:p>
          </table:table-cell>
          <table:table-cell office:value-type="float" office:value="8.23494212071526" calcext:value-type="float">
            <text:p>8.23494212071526</text:p>
          </table:table-cell>
          <table:table-cell office:value-type="float" office:value="0.246957167569477" calcext:value-type="float">
            <text:p>0.246957167569477</text:p>
          </table:table-cell>
          <table:table-cell office:value-type="float" office:value="0.30323927368668" calcext:value-type="float">
            <text:p>0.30323927368668</text:p>
          </table:table-cell>
          <table:table-cell office:value-type="float" office:value="0.248472132186994" calcext:value-type="float">
            <text:p>0.248472132186994</text:p>
          </table:table-cell>
          <table:table-cell office:value-type="float" office:value="0.300543927348389" calcext:value-type="float">
            <text:p>0.300543927348389</text:p>
          </table:table-cell>
          <table:table-cell office:value-type="float" office:value="0.0342057332299094" calcext:value-type="float">
            <text:p>0.03420573322991</text:p>
          </table:table-cell>
          <table:table-cell office:value-type="float" office:value="0.0406134979428484" calcext:value-type="float">
            <text:p>0.040613497942848</text:p>
          </table:table-cell>
          <table:table-cell office:value-type="float" office:value="0.0318333701285" calcext:value-type="float">
            <text:p>0.0318333701285</text:p>
          </table:table-cell>
          <table:table-cell office:value-type="float" office:value="0.0440001386447385" calcext:value-type="float">
            <text:p>0.044000138644739</text:p>
          </table:table-cell>
          <table:table-cell table:number-columns-repeated="4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75374377219366" calcext:value-type="float">
            <text:p>0.375374377219366</text:p>
          </table:table-cell>
          <table:table-cell office:value-type="float" office:value="0.40019409389215" calcext:value-type="float">
            <text:p>0.40019409389215</text:p>
          </table:table-cell>
          <table:table-cell office:value-type="float" office:value="0.377657571116977" calcext:value-type="float">
            <text:p>0.377657571116977</text:p>
          </table:table-cell>
          <table:table-cell office:value-type="float" office:value="0.400113969748593" calcext:value-type="float">
            <text:p>0.400113969748593</text:p>
          </table:table-cell>
          <table:table-cell office:value-type="float" office:value="5.41608845042687" calcext:value-type="float">
            <text:p>5.41608845042687</text:p>
          </table:table-cell>
          <table:table-cell office:value-type="float" office:value="8.2674657145127" calcext:value-type="float">
            <text:p>8.2674657145127</text:p>
          </table:table-cell>
          <table:table-cell office:value-type="float" office:value="5.63131095260938" calcext:value-type="float">
            <text:p>5.63131095260938</text:p>
          </table:table-cell>
          <table:table-cell office:value-type="float" office:value="8.25026322417039" calcext:value-type="float">
            <text:p>8.25026322417039</text:p>
          </table:table-cell>
          <table:table-cell office:value-type="float" office:value="0.237463666974761" calcext:value-type="float">
            <text:p>0.237463666974761</text:p>
          </table:table-cell>
          <table:table-cell office:value-type="float" office:value="0.294752698579234" calcext:value-type="float">
            <text:p>0.294752698579234</text:p>
          </table:table-cell>
          <table:table-cell office:value-type="float" office:value="0.239518552335953" calcext:value-type="float">
            <text:p>0.239518552335953</text:p>
          </table:table-cell>
          <table:table-cell office:value-type="float" office:value="0.291084312247694" calcext:value-type="float">
            <text:p>0.291084312247694</text:p>
          </table:table-cell>
          <table:table-cell office:value-type="float" office:value="0.0364787443769461" calcext:value-type="float">
            <text:p>0.036478744376946</text:p>
          </table:table-cell>
          <table:table-cell office:value-type="float" office:value="0.0413321229379723" calcext:value-type="float">
            <text:p>0.041332122937972</text:p>
          </table:table-cell>
          <table:table-cell office:value-type="float" office:value="0.0331246459972608" calcext:value-type="float">
            <text:p>0.033124645997261</text:p>
          </table:table-cell>
          <table:table-cell office:value-type="float" office:value="0.0461042371748071" calcext:value-type="float">
            <text:p>0.046104237174807</text:p>
          </table:table-cell>
          <table:table-cell table:number-columns-repeated="4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84566162692667" calcext:value-type="float">
            <text:p>0.384566162692667</text:p>
          </table:table-cell>
          <table:table-cell office:value-type="float" office:value="0.404799897119367" calcext:value-type="float">
            <text:p>0.404799897119367</text:p>
          </table:table-cell>
          <table:table-cell office:value-type="float" office:value="0.38635470671372" calcext:value-type="float">
            <text:p>0.38635470671372</text:p>
          </table:table-cell>
          <table:table-cell office:value-type="float" office:value="0.405689937849883" calcext:value-type="float">
            <text:p>0.405689937849883</text:p>
          </table:table-cell>
          <table:table-cell office:value-type="float" office:value="5.5274207652305" calcext:value-type="float">
            <text:p>5.5274207652305</text:p>
          </table:table-cell>
          <table:table-cell office:value-type="float" office:value="8.45907864479983" calcext:value-type="float">
            <text:p>8.45907864479983</text:p>
          </table:table-cell>
          <table:table-cell office:value-type="float" office:value="5.64294640753276" calcext:value-type="float">
            <text:p>5.64294640753276</text:p>
          </table:table-cell>
          <table:table-cell office:value-type="float" office:value="8.6343648609548" calcext:value-type="float">
            <text:p>8.6343648609548</text:p>
          </table:table-cell>
          <table:table-cell office:value-type="float" office:value="0.245522841985238" calcext:value-type="float">
            <text:p>0.245522841985238</text:p>
          </table:table-cell>
          <table:table-cell office:value-type="float" office:value="0.306735656065674" calcext:value-type="float">
            <text:p>0.306735656065674</text:p>
          </table:table-cell>
          <table:table-cell office:value-type="float" office:value="0.24717148587549" calcext:value-type="float">
            <text:p>0.24717148587549</text:p>
          </table:table-cell>
          <table:table-cell office:value-type="float" office:value="0.303750174115538" calcext:value-type="float">
            <text:p>0.303750174115538</text:p>
          </table:table-cell>
          <table:table-cell office:value-type="float" office:value="0.0343706226084905" calcext:value-type="float">
            <text:p>0.034370622608491</text:p>
          </table:table-cell>
          <table:table-cell office:value-type="float" office:value="0.0420716783197369" calcext:value-type="float">
            <text:p>0.042071678319737</text:p>
          </table:table-cell>
          <table:table-cell office:value-type="float" office:value="0.0317573146665987" calcext:value-type="float">
            <text:p>0.031757314666599</text:p>
          </table:table-cell>
          <table:table-cell office:value-type="float" office:value="0.0457903263980047" calcext:value-type="float">
            <text:p>0.045790326398005</text:p>
          </table:table-cell>
          <table:table-cell table:number-columns-repeated="4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88332568412065" calcext:value-type="float">
            <text:p>0.388332568412065</text:p>
          </table:table-cell>
          <table:table-cell office:value-type="float" office:value="0.410089027961848" calcext:value-type="float">
            <text:p>0.410089027961848</text:p>
          </table:table-cell>
          <table:table-cell office:value-type="float" office:value="0.39018375672493" calcext:value-type="float">
            <text:p>0.39018375672493</text:p>
          </table:table-cell>
          <table:table-cell office:value-type="float" office:value="0.410892241609716" calcext:value-type="float">
            <text:p>0.410892241609716</text:p>
          </table:table-cell>
          <table:table-cell office:value-type="float" office:value="5.6925433534274" calcext:value-type="float">
            <text:p>5.6925433534274</text:p>
          </table:table-cell>
          <table:table-cell office:value-type="float" office:value="8.12173411620585" calcext:value-type="float">
            <text:p>8.12173411620585</text:p>
          </table:table-cell>
          <table:table-cell office:value-type="float" office:value="5.82038448470624" calcext:value-type="float">
            <text:p>5.82038448470624</text:p>
          </table:table-cell>
          <table:table-cell office:value-type="float" office:value="8.3204427386002" calcext:value-type="float">
            <text:p>8.3204427386002</text:p>
          </table:table-cell>
          <table:table-cell office:value-type="float" office:value="0.250409003400595" calcext:value-type="float">
            <text:p>0.250409003400595</text:p>
          </table:table-cell>
          <table:table-cell office:value-type="float" office:value="0.314671562227336" calcext:value-type="float">
            <text:p>0.314671562227336</text:p>
          </table:table-cell>
          <table:table-cell office:value-type="float" office:value="0.252124161900801" calcext:value-type="float">
            <text:p>0.252124161900801</text:p>
          </table:table-cell>
          <table:table-cell office:value-type="float" office:value="0.31153007477985" calcext:value-type="float">
            <text:p>0.31153007477985</text:p>
          </table:table-cell>
          <table:table-cell office:value-type="float" office:value="0.0335460528917732" calcext:value-type="float">
            <text:p>0.033546052891773</text:p>
          </table:table-cell>
          <table:table-cell office:value-type="float" office:value="0.0411189511735127" calcext:value-type="float">
            <text:p>0.041118951173513</text:p>
          </table:table-cell>
          <table:table-cell office:value-type="float" office:value="0.0311066436712396" calcext:value-type="float">
            <text:p>0.03110664367124</text:p>
          </table:table-cell>
          <table:table-cell office:value-type="float" office:value="0.0446029926475337" calcext:value-type="float">
            <text:p>0.044602992647534</text:p>
          </table:table-cell>
          <table:table-cell table:number-columns-repeated="4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7963459999847" calcext:value-type="float">
            <text:p>0.37963459999847</text:p>
          </table:table-cell>
          <table:table-cell office:value-type="float" office:value="0.403897320032556" calcext:value-type="float">
            <text:p>0.403897320032556</text:p>
          </table:table-cell>
          <table:table-cell office:value-type="float" office:value="0.381172284085224" calcext:value-type="float">
            <text:p>0.381172284085224</text:p>
          </table:table-cell>
          <table:table-cell office:value-type="float" office:value="0.40537560664638" calcext:value-type="float">
            <text:p>0.40537560664638</text:p>
          </table:table-cell>
          <table:table-cell office:value-type="float" office:value="5.42489399936669" calcext:value-type="float">
            <text:p>5.42489399936669</text:p>
          </table:table-cell>
          <table:table-cell office:value-type="float" office:value="7.90490000551373" calcext:value-type="float">
            <text:p>7.90490000551373</text:p>
          </table:table-cell>
          <table:table-cell office:value-type="float" office:value="5.51096378159645" calcext:value-type="float">
            <text:p>5.51096378159645</text:p>
          </table:table-cell>
          <table:table-cell office:value-type="float" office:value="8.39274344245855" calcext:value-type="float">
            <text:p>8.39274344245855</text:p>
          </table:table-cell>
          <table:table-cell office:value-type="float" office:value="0.258184927025731" calcext:value-type="float">
            <text:p>0.258184927025731</text:p>
          </table:table-cell>
          <table:table-cell office:value-type="float" office:value="0.341803979256229" calcext:value-type="float">
            <text:p>0.341803979256229</text:p>
          </table:table-cell>
          <table:table-cell office:value-type="float" office:value="0.259718427960848" calcext:value-type="float">
            <text:p>0.259718427960848</text:p>
          </table:table-cell>
          <table:table-cell office:value-type="float" office:value="0.338818915901752" calcext:value-type="float">
            <text:p>0.338818915901752</text:p>
          </table:table-cell>
          <table:table-cell office:value-type="float" office:value="0.031721987426124" calcext:value-type="float">
            <text:p>0.031721987426124</text:p>
          </table:table-cell>
          <table:table-cell office:value-type="float" office:value="0.0377495648756166" calcext:value-type="float">
            <text:p>0.037749564875617</text:p>
          </table:table-cell>
          <table:table-cell office:value-type="float" office:value="0.0291472347138098" calcext:value-type="float">
            <text:p>0.02914723471381</text:p>
          </table:table-cell>
          <table:table-cell office:value-type="float" office:value="0.0414905896255142" calcext:value-type="float">
            <text:p>0.041490589625514</text:p>
          </table:table-cell>
          <table:table-cell table:number-columns-repeated="4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7787069717484" calcext:value-type="float">
            <text:p>0.37787069717484</text:p>
          </table:table-cell>
          <table:table-cell office:value-type="float" office:value="0.407776788514555" calcext:value-type="float">
            <text:p>0.407776788514555</text:p>
          </table:table-cell>
          <table:table-cell office:value-type="float" office:value="0.379458586457738" calcext:value-type="float">
            <text:p>0.379458586457738</text:p>
          </table:table-cell>
          <table:table-cell office:value-type="float" office:value="0.406643625015865" calcext:value-type="float">
            <text:p>0.406643625015865</text:p>
          </table:table-cell>
          <table:table-cell office:value-type="float" office:value="5.42178349646831" calcext:value-type="float">
            <text:p>5.42178349646831</text:p>
          </table:table-cell>
          <table:table-cell office:value-type="float" office:value="9.12216569339735" calcext:value-type="float">
            <text:p>9.12216569339735</text:p>
          </table:table-cell>
          <table:table-cell office:value-type="float" office:value="5.42178349646831" calcext:value-type="float">
            <text:p>5.42178349646831</text:p>
          </table:table-cell>
          <table:table-cell office:value-type="float" office:value="8.98640723654506" calcext:value-type="float">
            <text:p>8.98640723654506</text:p>
          </table:table-cell>
          <table:table-cell office:value-type="float" office:value="0.246146517012965" calcext:value-type="float">
            <text:p>0.246146517012965</text:p>
          </table:table-cell>
          <table:table-cell office:value-type="float" office:value="0.323288772586417" calcext:value-type="float">
            <text:p>0.323288772586417</text:p>
          </table:table-cell>
          <table:table-cell office:value-type="float" office:value="0.247770575754639" calcext:value-type="float">
            <text:p>0.247770575754639</text:p>
          </table:table-cell>
          <table:table-cell office:value-type="float" office:value="0.320095077002084" calcext:value-type="float">
            <text:p>0.320095077002084</text:p>
          </table:table-cell>
          <table:table-cell office:value-type="float" office:value="0.0366986389832589" calcext:value-type="float">
            <text:p>0.036698638983259</text:p>
          </table:table-cell>
          <table:table-cell office:value-type="float" office:value="0.0415703921166511" calcext:value-type="float">
            <text:p>0.041570392116651</text:p>
          </table:table-cell>
          <table:table-cell office:value-type="float" office:value="0.0322910917514241" calcext:value-type="float">
            <text:p>0.032291091751424</text:p>
          </table:table-cell>
          <table:table-cell office:value-type="float" office:value="0.0481394034905691" calcext:value-type="float">
            <text:p>0.048139403490569</text:p>
          </table:table-cell>
          <table:table-cell table:number-columns-repeated="4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76165246785816" calcext:value-type="float">
            <text:p>0.376165246785816</text:p>
          </table:table-cell>
          <table:table-cell office:value-type="float" office:value="0.394643106633406" calcext:value-type="float">
            <text:p>0.394643106633406</text:p>
          </table:table-cell>
          <table:table-cell office:value-type="float" office:value="0.37706150867993" calcext:value-type="float">
            <text:p>0.37706150867993</text:p>
          </table:table-cell>
          <table:table-cell office:value-type="float" office:value="0.395183716143732" calcext:value-type="float">
            <text:p>0.395183716143732</text:p>
          </table:table-cell>
          <table:table-cell office:value-type="float" office:value="5.08196235878433" calcext:value-type="float">
            <text:p>5.08196235878433</text:p>
          </table:table-cell>
          <table:table-cell office:value-type="float" office:value="8.26325156821508" calcext:value-type="float">
            <text:p>8.26325156821508</text:p>
          </table:table-cell>
          <table:table-cell office:value-type="float" office:value="5.20731849012153" calcext:value-type="float">
            <text:p>5.20731849012153</text:p>
          </table:table-cell>
          <table:table-cell office:value-type="float" office:value="8.33990882147998" calcext:value-type="float">
            <text:p>8.33990882147998</text:p>
          </table:table-cell>
          <table:table-cell office:value-type="float" office:value="0.250212211776459" calcext:value-type="float">
            <text:p>0.250212211776459</text:p>
          </table:table-cell>
          <table:table-cell office:value-type="float" office:value="0.315429233832178" calcext:value-type="float">
            <text:p>0.315429233832178</text:p>
          </table:table-cell>
          <table:table-cell office:value-type="float" office:value="0.251161865722716" calcext:value-type="float">
            <text:p>0.251161865722716</text:p>
          </table:table-cell>
          <table:table-cell office:value-type="float" office:value="0.313655127203917" calcext:value-type="float">
            <text:p>0.313655127203917</text:p>
          </table:table-cell>
          <table:table-cell office:value-type="float" office:value="0.033554245686644" calcext:value-type="float">
            <text:p>0.033554245686644</text:p>
          </table:table-cell>
          <table:table-cell office:value-type="float" office:value="0.0381104169137291" calcext:value-type="float">
            <text:p>0.038110416913729</text:p>
          </table:table-cell>
          <table:table-cell office:value-type="float" office:value="0.0317297084155723" calcext:value-type="float">
            <text:p>0.031729708415572</text:p>
          </table:table-cell>
          <table:table-cell office:value-type="float" office:value="0.0407987925741181" calcext:value-type="float">
            <text:p>0.040798792574118</text:p>
          </table:table-cell>
          <table:table-cell table:number-columns-repeated="4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89464847856147" calcext:value-type="float">
            <text:p>0.389464847856147</text:p>
          </table:table-cell>
          <table:table-cell office:value-type="float" office:value="0.409623149207187" calcext:value-type="float">
            <text:p>0.409623149207187</text:p>
          </table:table-cell>
          <table:table-cell office:value-type="float" office:value="0.390513277091762" calcext:value-type="float">
            <text:p>0.390513277091762</text:p>
          </table:table-cell>
          <table:table-cell office:value-type="float" office:value="0.409985048422862" calcext:value-type="float">
            <text:p>0.409985048422862</text:p>
          </table:table-cell>
          <table:table-cell office:value-type="float" office:value="5.31058834754281" calcext:value-type="float">
            <text:p>5.31058834754281</text:p>
          </table:table-cell>
          <table:table-cell office:value-type="float" office:value="8.68209287869049" calcext:value-type="float">
            <text:p>8.68209287869049</text:p>
          </table:table-cell>
          <table:table-cell office:value-type="float" office:value="5.31488220901489" calcext:value-type="float">
            <text:p>5.31488220901489</text:p>
          </table:table-cell>
          <table:table-cell office:value-type="float" office:value="8.69918956843521" calcext:value-type="float">
            <text:p>8.69918956843521</text:p>
          </table:table-cell>
          <table:table-cell office:value-type="float" office:value="0.264740210827047" calcext:value-type="float">
            <text:p>0.264740210827047</text:p>
          </table:table-cell>
          <table:table-cell office:value-type="float" office:value="0.34953053206895" calcext:value-type="float">
            <text:p>0.34953053206895</text:p>
          </table:table-cell>
          <table:table-cell office:value-type="float" office:value="0.265859651705278" calcext:value-type="float">
            <text:p>0.265859651705278</text:p>
          </table:table-cell>
          <table:table-cell office:value-type="float" office:value="0.347322190442809" calcext:value-type="float">
            <text:p>0.347322190442809</text:p>
          </table:table-cell>
          <table:table-cell office:value-type="float" office:value="0.0459974050665377" calcext:value-type="float">
            <text:p>0.045997405066538</text:p>
          </table:table-cell>
          <table:table-cell office:value-type="float" office:value="0.0574776378540413" calcext:value-type="float">
            <text:p>0.057477637854041</text:p>
          </table:table-cell>
          <table:table-cell office:value-type="float" office:value="0.0434799619651001" calcext:value-type="float">
            <text:p>0.0434799619651</text:p>
          </table:table-cell>
          <table:table-cell office:value-type="float" office:value="0.0611770656463161" calcext:value-type="float">
            <text:p>0.061177065646316</text:p>
          </table:table-cell>
          <table:table-cell table:number-columns-repeated="4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75495670265091" calcext:value-type="float">
            <text:p>0.375495670265091</text:p>
          </table:table-cell>
          <table:table-cell office:value-type="float" office:value="0.411017710507499" calcext:value-type="float">
            <text:p>0.411017710507499</text:p>
          </table:table-cell>
          <table:table-cell office:value-type="float" office:value="0.376648913849425" calcext:value-type="float">
            <text:p>0.376648913849425</text:p>
          </table:table-cell>
          <table:table-cell office:value-type="float" office:value="0.412661929703268" calcext:value-type="float">
            <text:p>0.412661929703268</text:p>
          </table:table-cell>
          <table:table-cell office:value-type="float" office:value="5.31316873522814" calcext:value-type="float">
            <text:p>5.31316873522814</text:p>
          </table:table-cell>
          <table:table-cell office:value-type="float" office:value="8.41549378960085" calcext:value-type="float">
            <text:p>8.41549378960085</text:p>
          </table:table-cell>
          <table:table-cell office:value-type="float" office:value="5.36113815762515" calcext:value-type="float">
            <text:p>5.36113815762515</text:p>
          </table:table-cell>
          <table:table-cell office:value-type="float" office:value="8.65524403429265" calcext:value-type="float">
            <text:p>8.65524403429265</text:p>
          </table:table-cell>
          <table:table-cell office:value-type="float" office:value="0.252082730753628" calcext:value-type="float">
            <text:p>0.252082730753628</text:p>
          </table:table-cell>
          <table:table-cell office:value-type="float" office:value="0.351894094874443" calcext:value-type="float">
            <text:p>0.351894094874443</text:p>
          </table:table-cell>
          <table:table-cell office:value-type="float" office:value="0.253253303951805" calcext:value-type="float">
            <text:p>0.253253303951805</text:p>
          </table:table-cell>
          <table:table-cell office:value-type="float" office:value="0.34939171004511" calcext:value-type="float">
            <text:p>0.34939171004511</text:p>
          </table:table-cell>
          <table:table-cell office:value-type="float" office:value="0.0433032519797853" calcext:value-type="float">
            <text:p>0.043303251979785</text:p>
          </table:table-cell>
          <table:table-cell office:value-type="float" office:value="0.0582671409872091" calcext:value-type="float">
            <text:p>0.058267140987209</text:p>
          </table:table-cell>
          <table:table-cell office:value-type="float" office:value="0.0409697914562177" calcext:value-type="float">
            <text:p>0.040969791456218</text:p>
          </table:table-cell>
          <table:table-cell office:value-type="float" office:value="0.0617483408445946" calcext:value-type="float">
            <text:p>0.061748340844595</text:p>
          </table:table-cell>
          <table:table-cell table:number-columns-repeated="4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72539529900394" calcext:value-type="float">
            <text:p>0.372539529900394</text:p>
          </table:table-cell>
          <table:table-cell office:value-type="float" office:value="0.38817685309185" calcext:value-type="float">
            <text:p>0.38817685309185</text:p>
          </table:table-cell>
          <table:table-cell office:value-type="float" office:value="0.373516945213195" calcext:value-type="float">
            <text:p>0.373516945213195</text:p>
          </table:table-cell>
          <table:table-cell office:value-type="float" office:value="0.384876126420643" calcext:value-type="float">
            <text:p>0.384876126420643</text:p>
          </table:table-cell>
          <table:table-cell office:value-type="float" office:value="4.87318273129056" calcext:value-type="float">
            <text:p>4.87318273129056</text:p>
          </table:table-cell>
          <table:table-cell office:value-type="float" office:value="8.33971652816185" calcext:value-type="float">
            <text:p>8.33971652816185</text:p>
          </table:table-cell>
          <table:table-cell office:value-type="float" office:value="5.05236499148428" calcext:value-type="float">
            <text:p>5.05236499148428</text:p>
          </table:table-cell>
          <table:table-cell office:value-type="float" office:value="8.10089931756049" calcext:value-type="float">
            <text:p>8.10089931756049</text:p>
          </table:table-cell>
          <table:table-cell office:value-type="float" office:value="0.247028497733805" calcext:value-type="float">
            <text:p>0.247028497733805</text:p>
          </table:table-cell>
          <table:table-cell office:value-type="float" office:value="0.32843309888254" calcext:value-type="float">
            <text:p>0.32843309888254</text:p>
          </table:table-cell>
          <table:table-cell office:value-type="float" office:value="0.248150783931092" calcext:value-type="float">
            <text:p>0.248150783931092</text:p>
          </table:table-cell>
          <table:table-cell office:value-type="float" office:value="0.326186945104472" calcext:value-type="float">
            <text:p>0.326186945104472</text:p>
          </table:table-cell>
          <table:table-cell office:value-type="float" office:value="0.0458322147917086" calcext:value-type="float">
            <text:p>0.045832214791709</text:p>
          </table:table-cell>
          <table:table-cell office:value-type="float" office:value="0.0589812210693716" calcext:value-type="float">
            <text:p>0.058981221069372</text:p>
          </table:table-cell>
          <table:table-cell office:value-type="float" office:value="0.0437828879357534" calcext:value-type="float">
            <text:p>0.043782887935754</text:p>
          </table:table-cell>
          <table:table-cell office:value-type="float" office:value="0.0619884123392749" calcext:value-type="float">
            <text:p>0.061988412339275</text:p>
          </table:table-cell>
          <table:table-cell table:number-columns-repeated="4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73238668230509" calcext:value-type="float">
            <text:p>0.373238668230509</text:p>
          </table:table-cell>
          <table:table-cell office:value-type="float" office:value="0.3872121976763" calcext:value-type="float">
            <text:p>0.3872121976763</text:p>
          </table:table-cell>
          <table:table-cell office:value-type="float" office:value="0.373975496987993" calcext:value-type="float">
            <text:p>0.373975496987993</text:p>
          </table:table-cell>
          <table:table-cell office:value-type="float" office:value="0.387995393466911" calcext:value-type="float">
            <text:p>0.387995393466911</text:p>
          </table:table-cell>
          <table:table-cell office:value-type="float" office:value="4.89418895447418" calcext:value-type="float">
            <text:p>4.89418895447418</text:p>
          </table:table-cell>
          <table:table-cell office:value-type="float" office:value="8.42650431054109" calcext:value-type="float">
            <text:p>8.42650431054109</text:p>
          </table:table-cell>
          <table:table-cell office:value-type="float" office:value="5.09496606675283" calcext:value-type="float">
            <text:p>5.09496606675283</text:p>
          </table:table-cell>
          <table:table-cell office:value-type="float" office:value="8.3634880651867" calcext:value-type="float">
            <text:p>8.3634880651867</text:p>
          </table:table-cell>
          <table:table-cell office:value-type="float" office:value="0.249468580548945" calcext:value-type="float">
            <text:p>0.249468580548945</text:p>
          </table:table-cell>
          <table:table-cell office:value-type="float" office:value="0.347230575628681" calcext:value-type="float">
            <text:p>0.347230575628681</text:p>
          </table:table-cell>
          <table:table-cell office:value-type="float" office:value="0.250164635085331" calcext:value-type="float">
            <text:p>0.250164635085331</text:p>
          </table:table-cell>
          <table:table-cell office:value-type="float" office:value="0.345765108312045" calcext:value-type="float">
            <text:p>0.345765108312045</text:p>
          </table:table-cell>
          <table:table-cell office:value-type="float" office:value="0.0405903933265867" calcext:value-type="float">
            <text:p>0.040590393326587</text:p>
          </table:table-cell>
          <table:table-cell office:value-type="float" office:value="0.0526205340044312" calcext:value-type="float">
            <text:p>0.052620534004431</text:p>
          </table:table-cell>
          <table:table-cell office:value-type="float" office:value="0.0395305535340323" calcext:value-type="float">
            <text:p>0.039530553534032</text:p>
          </table:table-cell>
          <table:table-cell office:value-type="float" office:value="0.0541854248496585" calcext:value-type="float">
            <text:p>0.054185424849659</text:p>
          </table:table-cell>
          <table:table-cell table:number-columns-repeated="4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68000463833599" calcext:value-type="float">
            <text:p>0.368000463833599</text:p>
          </table:table-cell>
          <table:table-cell office:value-type="float" office:value="0.388519325135692" calcext:value-type="float">
            <text:p>0.388519325135692</text:p>
          </table:table-cell>
          <table:table-cell office:value-type="float" office:value="0.36854293875093" calcext:value-type="float">
            <text:p>0.36854293875093</text:p>
          </table:table-cell>
          <table:table-cell office:value-type="float" office:value="0.389593917960929" calcext:value-type="float">
            <text:p>0.389593917960929</text:p>
          </table:table-cell>
          <table:table-cell office:value-type="float" office:value="4.85989746483516" calcext:value-type="float">
            <text:p>4.85989746483516</text:p>
          </table:table-cell>
          <table:table-cell office:value-type="float" office:value="7.7454354171036" calcext:value-type="float">
            <text:p>7.7454354171036</text:p>
          </table:table-cell>
          <table:table-cell office:value-type="float" office:value="5.00358039957315" calcext:value-type="float">
            <text:p>5.00358039957315</text:p>
          </table:table-cell>
          <table:table-cell office:value-type="float" office:value="7.77365892446704" calcext:value-type="float">
            <text:p>7.77365892446704</text:p>
          </table:table-cell>
          <table:table-cell office:value-type="float" office:value="0.226174142089992" calcext:value-type="float">
            <text:p>0.226174142089992</text:p>
          </table:table-cell>
          <table:table-cell office:value-type="float" office:value="0.292555438033005" calcext:value-type="float">
            <text:p>0.292555438033005</text:p>
          </table:table-cell>
          <table:table-cell office:value-type="float" office:value="0.22675666589577" calcext:value-type="float">
            <text:p>0.22675666589577</text:p>
          </table:table-cell>
          <table:table-cell office:value-type="float" office:value="0.291393106811463" calcext:value-type="float">
            <text:p>0.291393106811463</text:p>
          </table:table-cell>
          <table:table-cell office:value-type="float" office:value="0.0371098588719509" calcext:value-type="float">
            <text:p>0.037109858871951</text:p>
          </table:table-cell>
          <table:table-cell office:value-type="float" office:value="0.0456009271381991" calcext:value-type="float">
            <text:p>0.045600927138199</text:p>
          </table:table-cell>
          <table:table-cell office:value-type="float" office:value="0.0368391695381663" calcext:value-type="float">
            <text:p>0.036839169538166</text:p>
          </table:table-cell>
          <table:table-cell office:value-type="float" office:value="0.0459883056822442" calcext:value-type="float">
            <text:p>0.045988305682244</text:p>
          </table:table-cell>
          <table:table-cell table:number-columns-repeated="4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74260176298853" calcext:value-type="float">
            <text:p>0.374260176298853</text:p>
          </table:table-cell>
          <table:table-cell office:value-type="float" office:value="0.390804539454047" calcext:value-type="float">
            <text:p>0.390804539454047</text:p>
          </table:table-cell>
          <table:table-cell office:value-type="float" office:value="0.374734117967627" calcext:value-type="float">
            <text:p>0.374734117967627</text:p>
          </table:table-cell>
          <table:table-cell office:value-type="float" office:value="0.393074239241056" calcext:value-type="float">
            <text:p>0.393074239241056</text:p>
          </table:table-cell>
          <table:table-cell office:value-type="float" office:value="5.05816250535318" calcext:value-type="float">
            <text:p>5.05816250535318</text:p>
          </table:table-cell>
          <table:table-cell office:value-type="float" office:value="7.97022978690651" calcext:value-type="float">
            <text:p>7.97022978690651</text:p>
          </table:table-cell>
          <table:table-cell office:value-type="float" office:value="5.18293156867574" calcext:value-type="float">
            <text:p>5.18293156867574</text:p>
          </table:table-cell>
          <table:table-cell office:value-type="float" office:value="7.96465248422823" calcext:value-type="float">
            <text:p>7.96465248422823</text:p>
          </table:table-cell>
          <table:table-cell office:value-type="float" office:value="0.240020415818575" calcext:value-type="float">
            <text:p>0.240020415818575</text:p>
          </table:table-cell>
          <table:table-cell office:value-type="float" office:value="0.333190359373119" calcext:value-type="float">
            <text:p>0.333190359373119</text:p>
          </table:table-cell>
          <table:table-cell office:value-type="float" office:value="0.240479376768565" calcext:value-type="float">
            <text:p>0.240479376768565</text:p>
          </table:table-cell>
          <table:table-cell office:value-type="float" office:value="0.332204279491352" calcext:value-type="float">
            <text:p>0.332204279491352</text:p>
          </table:table-cell>
          <table:table-cell office:value-type="float" office:value="0.0367188393641238" calcext:value-type="float">
            <text:p>0.036718839364124</text:p>
          </table:table-cell>
          <table:table-cell office:value-type="float" office:value="0.0455154605276881" calcext:value-type="float">
            <text:p>0.045515460527688</text:p>
          </table:table-cell>
          <table:table-cell office:value-type="float" office:value="0.0360383564060259" calcext:value-type="float">
            <text:p>0.036038356406026</text:p>
          </table:table-cell>
          <table:table-cell office:value-type="float" office:value="0.0465548060552943" calcext:value-type="float">
            <text:p>0.046554806055294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9">
      <number:number number:decimal-places="1" loext:min-decimal-places="1" number:min-integer-digits="1"/>
      <number:text>%</number:text>
    </number:percentage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1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4:17:15.9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cile_20_ratio_20_yearly" style:display-name="PageStyle_Decile ratio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_20_10_25__20_share_20_yearly" style:display-name="PageStyle_Top 10% share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ttom_20_10_25__20_share_20_yearly" style:display-name="PageStyle_Bottom 10% share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ini_20_yearly" style:display-name="PageStyle_Gini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ini_20_per_20_capita" style:display-name="PageStyle_Gini per capi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ile_20_ratio" style:display-name="PageStyle_Decile rat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distribution_5f_low" style:display-name="PageStyle_redistribution_low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distribution_5f_central" style:display-name="PageStyle_Redistribution_central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ottom_20_10_25__20_share" style:display-name="PageStyle_Bottom 10% sh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distribution_5f_high" style:display-name="PageStyle_Redistribution_high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op_20_10_25__20_share" style:display-name="PageStyle_Top 10% sha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6-04T14:04:47</meta:creation-date>
    <meta:initial-creator>Leonardo Calcagno</meta:initial-creator>
    <dc:language>en-US</dc:language>
    <dc:date>2020-10-06T14:19:12.983000000</dc:date>
    <meta:editing-cycles>11</meta:editing-cycles>
    <meta:editing-duration>PT2H31M42S</meta:editing-duration>
    <meta:generator>LibreOffice/6.3.3.2$Windows_X86_64 LibreOffice_project/a64200df03143b798afd1ec74a12ab50359878ed</meta:generator>
    <dc:creator>Leonardo Calcagno</dc:creator>
    <meta:document-statistic meta:table-count="11" meta:cell-count="12563" meta:object-count="15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0.34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986cm" svg:height="17.846cm" xlink:href=".." xlink:type="simple" chart:class="chart:scatter" chart:style-name="ch1">
        <chart:subtitle svg:x="9.755cm" svg:y="0.357cm" chart:style-name="ch2">
          <text:p>sub-title</text:p>
        </chart:subtitle>
        <chart:legend svg:x="0.59cm" svg:y="13.978cm" style:legend-expansion="custom" chartooo:width="19.448cm" chartooo:height="3.439cm" style:legend-expansion-aspect-ratio="5.65513230590288" chart:style-name="ch3"/>
        <chart:plot-area chart:style-name="ch4" table:cell-range-address="'Gini yearly'.A4:'Gini yearly'.E30 'Gini yearly'.B3:'Gini yearly'.E3" chart:data-source-has-labels="row" svg:x="0.565cm" svg:y="0.222cm" svg:width="20.273cm" svg:height="13.116cm">
          <chartooo:coordinate-region svg:x="1.689cm" svg:y="0.468cm" svg:width="18.904cm" svg:height="11.61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ini yearly'.B4:'Gini yearly'.B30" chart:label-cell-address="'Gini yearly'.B3:'Gini yearly'.B3" chart:class="chart:scatter">
            <chart:domain table:cell-range-address="'Gini yearly'.A4:'Gini yearly'.A30"/>
            <chart:data-point chart:repeated="27"/>
          </chart:series>
          <chart:series chart:style-name="ch9" chart:values-cell-range-address="'Gini yearly'.C4:'Gini yearly'.C30" chart:label-cell-address="'Gini yearly'.C3:'Gini yearly'.C3" chart:class="chart:scatter">
            <chart:data-point chart:repeated="27"/>
          </chart:series>
          <chart:series chart:style-name="ch10" chart:values-cell-range-address="'Gini yearly'.D4:'Gini yearly'.D30" chart:label-cell-address="'Gini yearly'.D3:'Gini yearly'.D3" chart:class="chart:scatter">
            <chart:data-point chart:repeated="27"/>
          </chart:series>
          <chart:series chart:style-name="ch11" chart:values-cell-range-address="'Gini yearly'.E4:'Gini yearly'.E30" chart:label-cell-address="'Gini yearly'.E3:'Gini yearly'.E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Gini yearly'.B3:'Gini yearly'.B3</svg:desc>
                </draw:g>
              </table:table-cell>
              <table:table-cell office:value-type="string">
                <text:p>Labour and pension income</text:p>
                <draw:g>
                  <svg:desc>'Gini yearly'.C3:'Gini yearly'.C3</svg:desc>
                </draw:g>
              </table:table-cell>
              <table:table-cell office:value-type="string">
                <text:p>Labour income and family beenfits</text:p>
                <draw:g>
                  <svg:desc>'Gini yearly'.D3:'Gini yearly'.D3</svg:desc>
                </draw:g>
              </table:table-cell>
              <table:table-cell office:value-type="string">
                <text:p>All income</text:p>
                <draw:g>
                  <svg:desc>'Gini yearly'.E3:'Gini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A4:'Gini yearly'.A30</svg:desc>
                </draw:g>
              </table:table-cell>
              <table:table-cell office:value-type="float" office:value="0.4249406777">
                <text:p>0.4249406777</text:p>
                <draw:g>
                  <svg:desc>'Gini yearly'.B4:'Gini yearly'.B30</svg:desc>
                </draw:g>
              </table:table-cell>
              <table:table-cell office:value-type="float" office:value="0.3906811662">
                <text:p>0.3906811662</text:p>
                <draw:g>
                  <svg:desc>'Gini yearly'.C4:'Gini yearly'.C30</svg:desc>
                </draw:g>
              </table:table-cell>
              <table:table-cell office:value-type="float" office:value="0.4222738609">
                <text:p>0.4222738609</text:p>
                <draw:g>
                  <svg:desc>'Gini yearly'.D4:'Gini yearly'.D30</svg:desc>
                </draw:g>
              </table:table-cell>
              <table:table-cell office:value-type="float" office:value="0.3863343567">
                <text:p>0.3863343567</text:p>
                <draw:g>
                  <svg:desc>'Gini yearly'.E4:'Gini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6">
                <text:p>0.409756672021306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3">
                <text:p>0.394811069209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2">
                <text:p>0.40836323016112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79">
                <text:p>0.3898411843616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6737301">
                <text:p>0.4085472967373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3338373">
                <text:p>0.390258473338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172347646361">
                <text:p>0.449172347646361</text:p>
              </table:table-cell>
              <table:table-cell office:value-type="float" office:value="0.40808458477225">
                <text:p>0.40808458477225</text:p>
              </table:table-cell>
              <table:table-cell office:value-type="float" office:value="0.426534425206238">
                <text:p>0.426534425206238</text:p>
              </table:table-cell>
              <table:table-cell office:value-type="float" office:value="0.387817163370142">
                <text:p>0.387817163370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409655400176">
                <text:p>0.455409655400176</text:p>
              </table:table-cell>
              <table:table-cell office:value-type="float" office:value="0.406659564672641">
                <text:p>0.406659564672641</text:p>
              </table:table-cell>
              <table:table-cell office:value-type="float" office:value="0.434677118078775">
                <text:p>0.434677118078775</text:p>
              </table:table-cell>
              <table:table-cell office:value-type="float" office:value="0.388876278975495">
                <text:p>0.3888762789754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0855506898154">
                <text:p>0.460855506898154</text:p>
              </table:table-cell>
              <table:table-cell office:value-type="float" office:value="0.409200942179076">
                <text:p>0.409200942179076</text:p>
              </table:table-cell>
              <table:table-cell office:value-type="float" office:value="0.439253714283118">
                <text:p>0.439253714283118</text:p>
              </table:table-cell>
              <table:table-cell office:value-type="float" office:value="0.390354963408348">
                <text:p>0.3903549634083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3212113191356">
                <text:p>0.463212113191356</text:p>
              </table:table-cell>
              <table:table-cell office:value-type="float" office:value="0.410307269305452">
                <text:p>0.410307269305452</text:p>
              </table:table-cell>
              <table:table-cell office:value-type="float" office:value="0.441922326194323">
                <text:p>0.441922326194323</text:p>
              </table:table-cell>
              <table:table-cell office:value-type="float" office:value="0.3922765739317">
                <text:p>0.3922765739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3020245516506">
                <text:p>0.463020245516506</text:p>
              </table:table-cell>
              <table:table-cell office:value-type="float" office:value="0.407814148977268">
                <text:p>0.407814148977268</text:p>
              </table:table-cell>
              <table:table-cell office:value-type="float" office:value="0.439983913031901">
                <text:p>0.439983913031901</text:p>
              </table:table-cell>
              <table:table-cell office:value-type="float" office:value="0.390346852441795">
                <text:p>0.3903468524417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58114492806936">
                <text:p>0.458114492806936</text:p>
              </table:table-cell>
              <table:table-cell office:value-type="float" office:value="0.399015668086503">
                <text:p>0.399015668086503</text:p>
              </table:table-cell>
              <table:table-cell office:value-type="float" office:value="0.437715473904731">
                <text:p>0.437715473904731</text:p>
              </table:table-cell>
              <table:table-cell office:value-type="float" office:value="0.383566156895083">
                <text:p>0.3835661568950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62937032550136">
                <text:p>0.462937032550136</text:p>
              </table:table-cell>
              <table:table-cell office:value-type="float" office:value="0.403095696364253">
                <text:p>0.403095696364253</text:p>
              </table:table-cell>
              <table:table-cell office:value-type="float" office:value="0.442858472077093">
                <text:p>0.442858472077093</text:p>
              </table:table-cell>
              <table:table-cell office:value-type="float" office:value="0.387829784880613">
                <text:p>0.3878297848806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67478102902172">
                <text:p>0.467478102902172</text:p>
              </table:table-cell>
              <table:table-cell office:value-type="float" office:value="0.406731881071506">
                <text:p>0.406731881071506</text:p>
              </table:table-cell>
              <table:table-cell office:value-type="float" office:value="0.449343369865387">
                <text:p>0.449343369865387</text:p>
              </table:table-cell>
              <table:table-cell office:value-type="float" office:value="0.393659723964632">
                <text:p>0.3936597239646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62398256044509">
                <text:p>0.462398256044509</text:p>
              </table:table-cell>
              <table:table-cell office:value-type="float" office:value="0.401923907586648">
                <text:p>0.401923907586648</text:p>
              </table:table-cell>
              <table:table-cell office:value-type="float" office:value="0.446937850380142">
                <text:p>0.446937850380142</text:p>
              </table:table-cell>
              <table:table-cell office:value-type="float" office:value="0.389989533317686">
                <text:p>0.3899895333176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65521628027878">
                <text:p>0.465521628027878</text:p>
              </table:table-cell>
              <table:table-cell office:value-type="float" office:value="0.40340888556077">
                <text:p>0.40340888556077</text:p>
              </table:table-cell>
              <table:table-cell office:value-type="float" office:value="0.450312673550527">
                <text:p>0.450312673550527</text:p>
              </table:table-cell>
              <table:table-cell office:value-type="float" office:value="0.392219916948674">
                <text:p>0.3922199169486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61158653832941">
                <text:p>0.461158653832941</text:p>
              </table:table-cell>
              <table:table-cell office:value-type="float" office:value="0.402070783854083">
                <text:p>0.402070783854083</text:p>
              </table:table-cell>
              <table:table-cell office:value-type="float" office:value="0.446853951654698">
                <text:p>0.446853951654698</text:p>
              </table:table-cell>
              <table:table-cell office:value-type="float" office:value="0.390924677833622">
                <text:p>0.3909246778336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71129075995687">
                <text:p>0.471129075995687</text:p>
              </table:table-cell>
              <table:table-cell office:value-type="float" office:value="0.404477371973846">
                <text:p>0.404477371973846</text:p>
              </table:table-cell>
              <table:table-cell office:value-type="float" office:value="0.459837924696522">
                <text:p>0.459837924696522</text:p>
              </table:table-cell>
              <table:table-cell office:value-type="float" office:value="0.395503601549805">
                <text:p>0.3955036015498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66067592687517">
                <text:p>0.466067592687517</text:p>
              </table:table-cell>
              <table:table-cell office:value-type="float" office:value="0.398628376428228">
                <text:p>0.398628376428228</text:p>
              </table:table-cell>
              <table:table-cell office:value-type="float" office:value="0.45782345665489">
                <text:p>0.45782345665489</text:p>
              </table:table-cell>
              <table:table-cell office:value-type="float" office:value="0.391055524002492">
                <text:p>0.3910555240024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59331145895771">
                <text:p>0.459331145895771</text:p>
              </table:table-cell>
              <table:table-cell office:value-type="float" office:value="0.397335833207926">
                <text:p>0.397335833207926</text:p>
              </table:table-cell>
              <table:table-cell office:value-type="float" office:value="0.452909580907814">
                <text:p>0.452909580907814</text:p>
              </table:table-cell>
              <table:table-cell office:value-type="float" office:value="0.392559591031316">
                <text:p>0.392559591031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50690939701923">
                <text:p>0.450690939701923</text:p>
              </table:table-cell>
              <table:table-cell office:value-type="float" office:value="0.395064804775252">
                <text:p>0.395064804775252</text:p>
              </table:table-cell>
              <table:table-cell office:value-type="float" office:value="0.447496576913739">
                <text:p>0.447496576913739</text:p>
              </table:table-cell>
              <table:table-cell office:value-type="float" office:value="0.391665006845652">
                <text:p>0.3916650068456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51399673899194">
                <text:p>0.451399673899194</text:p>
              </table:table-cell>
              <table:table-cell office:value-type="float" office:value="0.396447452116088">
                <text:p>0.396447452116088</text:p>
              </table:table-cell>
              <table:table-cell office:value-type="float" office:value="0.448709144709236">
                <text:p>0.448709144709236</text:p>
              </table:table-cell>
              <table:table-cell office:value-type="float" office:value="0.393293737675105">
                <text:p>0.393293737675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44789558245034">
                <text:p>0.444789558245034</text:p>
              </table:table-cell>
              <table:table-cell office:value-type="float" office:value="0.396399582007478">
                <text:p>0.396399582007478</text:p>
              </table:table-cell>
              <table:table-cell office:value-type="float" office:value="0.441089291191917">
                <text:p>0.441089291191917</text:p>
              </table:table-cell>
              <table:table-cell office:value-type="float" office:value="0.393020769435381">
                <text:p>0.3930207694353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37078980475904">
                <text:p>0.437078980475904</text:p>
              </table:table-cell>
              <table:table-cell office:value-type="float" office:value="0.389318593765144">
                <text:p>0.389318593765144</text:p>
              </table:table-cell>
              <table:table-cell office:value-type="float" office:value="0.434244215146013">
                <text:p>0.434244215146013</text:p>
              </table:table-cell>
              <table:table-cell office:value-type="float" office:value="0.386310045954631">
                <text:p>0.3863100459546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38781167505618">
                <text:p>0.438781167505618</text:p>
              </table:table-cell>
              <table:table-cell office:value-type="float" office:value="0.391962363695591">
                <text:p>0.391962363695591</text:p>
              </table:table-cell>
              <table:table-cell office:value-type="float" office:value="0.438012892782577">
                <text:p>0.438012892782577</text:p>
              </table:table-cell>
              <table:table-cell office:value-type="float" office:value="0.38933442984786">
                <text:p>0.389334429847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34844688235623">
                <text:p>0.434844688235623</text:p>
              </table:table-cell>
              <table:table-cell office:value-type="float" office:value="0.38739108710255">
                <text:p>0.38739108710255</text:p>
              </table:table-cell>
              <table:table-cell office:value-type="float" office:value="0.433713898977616">
                <text:p>0.433713898977616</text:p>
              </table:table-cell>
              <table:table-cell office:value-type="float" office:value="0.385237333631219">
                <text:p>0.385237333631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2840864751596">
                <text:p>0.42840864751596</text:p>
              </table:table-cell>
              <table:table-cell office:value-type="float" office:value="0.388499355173266">
                <text:p>0.388499355173266</text:p>
              </table:table-cell>
              <table:table-cell office:value-type="float" office:value="0.4290204429755">
                <text:p>0.4290204429755</text:p>
              </table:table-cell>
              <table:table-cell office:value-type="float" office:value="0.386428989000025">
                <text:p>0.3864289890000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20001992472055">
                <text:p>0.420001992472055</text:p>
              </table:table-cell>
              <table:table-cell office:value-type="float" office:value="0.383943001536943">
                <text:p>0.383943001536943</text:p>
              </table:table-cell>
              <table:table-cell office:value-type="float" office:value="0.420453128152954">
                <text:p>0.420453128152954</text:p>
              </table:table-cell>
              <table:table-cell office:value-type="float" office:value="0.382101301049712">
                <text:p>0.3821013010497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39">
      <number:number number:decimal-places="1" loext:min-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39">
      <style:chart-properties chart:display-label="true" chart:logarithmic="false" chart:minimum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1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85cm" svg:height="15.73cm" xlink:href=".." xlink:type="simple" chart:class="chart:scatter" chart:style-name="ch1">
        <chart:subtitle svg:x="10.187cm" svg:y="0.315cm" chart:style-name="ch2">
          <text:p>sub-title</text:p>
        </chart:subtitle>
        <chart:legend chart:legend-position="bottom" svg:x="2.464cm" svg:y="14.178cm" style:legend-expansion="wide" chart:style-name="ch3"/>
        <chart:plot-area chart:style-name="ch4" table:cell-range-address="'Bottom 10% share yearly'.F4:'Bottom 10% share yearly'.J30 'Bottom 10% share yearly'.G3:'Bottom 10% share yearly'.J3" chart:data-source-has-labels="row" svg:x="0.291cm" svg:y="0.228cm" svg:width="21.352cm" svg:height="13.025cm">
          <chartooo:coordinate-region svg:x="1.508cm" svg:y="0.473cm" svg:width="19.89cm" svg:height="11.5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ottom 10% share yearly'.G4:'Bottom 10% share yearly'.G30" chart:label-cell-address="'Bottom 10% share yearly'.G3:'Bottom 10% share yearly'.G3" chart:class="chart:scatter">
            <chart:domain table:cell-range-address="'Bottom 10% share yearly'.F4:'Bottom 10% share yearly'.F30"/>
            <chart:data-point chart:repeated="27"/>
          </chart:series>
          <chart:series chart:style-name="ch9" chart:values-cell-range-address="'Bottom 10% share yearly'.H4:'Bottom 10% share yearly'.H30" chart:label-cell-address="'Bottom 10% share yearly'.H3:'Bottom 10% share yearly'.H3" chart:class="chart:scatter">
            <chart:data-point chart:repeated="27"/>
          </chart:series>
          <chart:series chart:style-name="ch10" chart:values-cell-range-address="'Bottom 10% share yearly'.I4:'Bottom 10% share yearly'.I30" chart:label-cell-address="'Bottom 10% share yearly'.I3:'Bottom 10% share yearly'.I3" chart:class="chart:scatter">
            <chart:data-point chart:repeated="27"/>
          </chart:series>
          <chart:series chart:style-name="ch11" chart:values-cell-range-address="'Bottom 10% share yearly'.J4:'Bottom 10% share yearly'.J30" chart:label-cell-address="'Bottom 10% share yearly'.J3:'Bottom 10% share yearly'.J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Bottom 10% share yearly'.G3:'Bottom 10% share yearly'.G3</svg:desc>
                </draw:g>
              </table:table-cell>
              <table:table-cell office:value-type="string">
                <text:p>Labour and pension income</text:p>
                <draw:g>
                  <svg:desc>'Bottom 10% share yearly'.H3:'Bottom 10% share yearly'.H3</svg:desc>
                </draw:g>
              </table:table-cell>
              <table:table-cell office:value-type="string">
                <text:p>Labour income and family benefits</text:p>
                <draw:g>
                  <svg:desc>'Bottom 10% share yearly'.I3:'Bottom 10% share yearly'.I3</svg:desc>
                </draw:g>
              </table:table-cell>
              <table:table-cell office:value-type="string">
                <text:p>All income</text:p>
                <draw:g>
                  <svg:desc>'Bottom 10% share yearly'.J3:'Bottom 10% share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Bottom 10% share yearly'.F4:'Bottom 10% share yearly'.F30</svg:desc>
                </draw:g>
              </table:table-cell>
              <table:table-cell office:value-type="float" office:value="0.0261696348">
                <text:p>0.0261696348</text:p>
                <draw:g>
                  <svg:desc>'Bottom 10% share yearly'.G4:'Bottom 10% share yearly'.G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H4:'Bottom 10% share yearly'.H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I4:'Bottom 10% share yearly'.I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J4:'Bottom 10% share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1983883702">
                <text:p>0.0259881983883702</text:p>
              </table:table-cell>
              <table:table-cell office:value-type="float" office:value="0.0389018246572676">
                <text:p>0.0389018246572676</text:p>
              </table:table-cell>
              <table:table-cell office:value-type="float" office:value="0.0347602239178575">
                <text:p>0.0347602239178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0282564344878865">
                <text:p>0.0282564344878865</text:p>
              </table:table-cell>
              <table:table-cell office:value-type="float" office:value="0.0274657791619457">
                <text:p>0.0274657791619457</text:p>
              </table:table-cell>
              <table:table-cell office:value-type="float" office:value="0.040869755037014">
                <text:p>0.040869755037014</text:p>
              </table:table-cell>
              <table:table-cell office:value-type="float" office:value="0.0370315109469701">
                <text:p>0.03703151094697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0285859196656487">
                <text:p>0.0285859196656487</text:p>
              </table:table-cell>
              <table:table-cell office:value-type="float" office:value="0.0280668279403028">
                <text:p>0.0280668279403028</text:p>
              </table:table-cell>
              <table:table-cell office:value-type="float" office:value="0.0412212822751047">
                <text:p>0.0412212822751047</text:p>
              </table:table-cell>
              <table:table-cell office:value-type="float" office:value="0.0375617961647203">
                <text:p>0.0375617961647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0300673642223733">
                <text:p>0.0300673642223733</text:p>
              </table:table-cell>
              <table:table-cell office:value-type="float" office:value="0.0292353491481982">
                <text:p>0.0292353491481982</text:p>
              </table:table-cell>
              <table:table-cell office:value-type="float" office:value="0.0434179979464282">
                <text:p>0.0434179979464282</text:p>
              </table:table-cell>
              <table:table-cell office:value-type="float" office:value="0.0393521008000899">
                <text:p>0.03935210080008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0302000983273409">
                <text:p>0.0302000983273409</text:p>
              </table:table-cell>
              <table:table-cell office:value-type="float" office:value="0.0295136871677185">
                <text:p>0.0295136871677185</text:p>
              </table:table-cell>
              <table:table-cell office:value-type="float" office:value="0.0446331132576307">
                <text:p>0.0446331132576307</text:p>
              </table:table-cell>
              <table:table-cell office:value-type="float" office:value="0.0404045949622374">
                <text:p>0.04040459496223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0303010896790581">
                <text:p>0.0303010896790581</text:p>
              </table:table-cell>
              <table:table-cell office:value-type="float" office:value="0.0289229527634454">
                <text:p>0.0289229527634454</text:p>
              </table:table-cell>
              <table:table-cell office:value-type="float" office:value="0.0459541029465251">
                <text:p>0.0459541029465251</text:p>
              </table:table-cell>
              <table:table-cell office:value-type="float" office:value="0.0400480004618055">
                <text:p>0.04004800046180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0317941820854563">
                <text:p>0.0317941820854563</text:p>
              </table:table-cell>
              <table:table-cell office:value-type="float" office:value="0.0291513528080106">
                <text:p>0.0291513528080106</text:p>
              </table:table-cell>
              <table:table-cell office:value-type="float" office:value="0.0470967265404149">
                <text:p>0.0470967265404149</text:p>
              </table:table-cell>
              <table:table-cell office:value-type="float" office:value="0.0400979775093536">
                <text:p>0.04009797750935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0342002840801571">
                <text:p>0.0342002840801571</text:p>
              </table:table-cell>
              <table:table-cell office:value-type="float" office:value="0.0295970506916384">
                <text:p>0.0295970506916384</text:p>
              </table:table-cell>
              <table:table-cell office:value-type="float" office:value="0.0495588575632095">
                <text:p>0.0495588575632095</text:p>
              </table:table-cell>
              <table:table-cell office:value-type="float" office:value="0.0406249294885706">
                <text:p>0.0406249294885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036962927780985">
                <text:p>0.036962927780985</text:p>
              </table:table-cell>
              <table:table-cell office:value-type="float" office:value="0.0309975765331687">
                <text:p>0.0309975765331687</text:p>
              </table:table-cell>
              <table:table-cell office:value-type="float" office:value="0.0521449798716196">
                <text:p>0.0521449798716196</text:p>
              </table:table-cell>
              <table:table-cell office:value-type="float" office:value="0.0417941909097762">
                <text:p>0.0417941909097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0363383975223194">
                <text:p>0.0363383975223194</text:p>
              </table:table-cell>
              <table:table-cell office:value-type="float" office:value="0.0303470596823499">
                <text:p>0.0303470596823499</text:p>
              </table:table-cell>
              <table:table-cell office:value-type="float" office:value="0.0498141251560908">
                <text:p>0.0498141251560908</text:p>
              </table:table-cell>
              <table:table-cell office:value-type="float" office:value="0.0399377546021053">
                <text:p>0.03993775460210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0353910693011801">
                <text:p>0.0353910693011801</text:p>
              </table:table-cell>
              <table:table-cell office:value-type="float" office:value="0.0293782895362414">
                <text:p>0.0293782895362414</text:p>
              </table:table-cell>
              <table:table-cell office:value-type="float" office:value="0.0494799831177933">
                <text:p>0.0494799831177933</text:p>
              </table:table-cell>
              <table:table-cell office:value-type="float" office:value="0.0394128425414024">
                <text:p>0.0394128425414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0352168506567273">
                <text:p>0.0352168506567273</text:p>
              </table:table-cell>
              <table:table-cell office:value-type="float" office:value="0.0288309856408347">
                <text:p>0.0288309856408347</text:p>
              </table:table-cell>
              <table:table-cell office:value-type="float" office:value="0.0484816677281316">
                <text:p>0.0484816677281316</text:p>
              </table:table-cell>
              <table:table-cell office:value-type="float" office:value="0.0382990655710083">
                <text:p>0.03829906557100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034390553530449">
                <text:p>0.034390553530449</text:p>
              </table:table-cell>
              <table:table-cell office:value-type="float" office:value="0.0291422106013815">
                <text:p>0.0291422106013815</text:p>
              </table:table-cell>
              <table:table-cell office:value-type="float" office:value="0.0449407786061536">
                <text:p>0.0449407786061536</text:p>
              </table:table-cell>
              <table:table-cell office:value-type="float" office:value="0.036617926157144">
                <text:p>0.0366179261571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0358847484039452">
                <text:p>0.0358847484039452</text:p>
              </table:table-cell>
              <table:table-cell office:value-type="float" office:value="0.029625350014213">
                <text:p>0.029625350014213</text:p>
              </table:table-cell>
              <table:table-cell office:value-type="float" office:value="0.0484851744064421">
                <text:p>0.0484851744064421</text:p>
              </table:table-cell>
              <table:table-cell office:value-type="float" office:value="0.0384961594195363">
                <text:p>0.03849615941953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0330810736456192">
                <text:p>0.0330810736456192</text:p>
              </table:table-cell>
              <table:table-cell office:value-type="float" office:value="0.0267697826450009">
                <text:p>0.0267697826450009</text:p>
              </table:table-cell>
              <table:table-cell office:value-type="float" office:value="0.044046336031895">
                <text:p>0.044046336031895</text:p>
              </table:table-cell>
              <table:table-cell office:value-type="float" office:value="0.0345189047952099">
                <text:p>0.03451890479520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0346406656608652">
                <text:p>0.0346406656608652</text:p>
              </table:table-cell>
              <table:table-cell office:value-type="float" office:value="0.0268005476430942">
                <text:p>0.0268005476430942</text:p>
              </table:table-cell>
              <table:table-cell office:value-type="float" office:value="0.0463354206321654">
                <text:p>0.0463354206321654</text:p>
              </table:table-cell>
              <table:table-cell office:value-type="float" office:value="0.0350470374820619">
                <text:p>0.03504703748206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0348723137702366">
                <text:p>0.0348723137702366</text:p>
              </table:table-cell>
              <table:table-cell office:value-type="float" office:value="0.0266863044852448">
                <text:p>0.0266863044852448</text:p>
              </table:table-cell>
              <table:table-cell office:value-type="float" office:value="0.0433637264601721">
                <text:p>0.0433637264601721</text:p>
              </table:table-cell>
              <table:table-cell office:value-type="float" office:value="0.0326890310718375">
                <text:p>0.0326890310718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0353086202638126">
                <text:p>0.0353086202638126</text:p>
              </table:table-cell>
              <table:table-cell office:value-type="float" office:value="0.0284501458789281">
                <text:p>0.0284501458789281</text:p>
              </table:table-cell>
              <table:table-cell office:value-type="float" office:value="0.0421379220610599">
                <text:p>0.0421379220610599</text:p>
              </table:table-cell>
              <table:table-cell office:value-type="float" office:value="0.0332475824134197">
                <text:p>0.03324758241341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036362239241219">
                <text:p>0.036362239241219</text:p>
              </table:table-cell>
              <table:table-cell office:value-type="float" office:value="0.0269442855042041">
                <text:p>0.0269442855042041</text:p>
              </table:table-cell>
              <table:table-cell office:value-type="float" office:value="0.0421591833877151">
                <text:p>0.0421591833877151</text:p>
              </table:table-cell>
              <table:table-cell office:value-type="float" office:value="0.0310707481368183">
                <text:p>0.03107074813681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0428034468869184">
                <text:p>0.0428034468869184</text:p>
              </table:table-cell>
              <table:table-cell office:value-type="float" office:value="0.0324722146205573">
                <text:p>0.0324722146205573</text:p>
              </table:table-cell>
              <table:table-cell office:value-type="float" office:value="0.0496929596362514">
                <text:p>0.0496929596362514</text:p>
              </table:table-cell>
              <table:table-cell office:value-type="float" office:value="0.0373729601801259">
                <text:p>0.03737296018012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0406259240917074">
                <text:p>0.0406259240917074</text:p>
              </table:table-cell>
              <table:table-cell office:value-type="float" office:value="0.0329376205531419">
                <text:p>0.0329376205531419</text:p>
              </table:table-cell>
              <table:table-cell office:value-type="float" office:value="0.0468586525986856">
                <text:p>0.0468586525986856</text:p>
              </table:table-cell>
              <table:table-cell office:value-type="float" office:value="0.0373461719935433">
                <text:p>0.03734617199354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0414593904142842">
                <text:p>0.0414593904142842</text:p>
              </table:table-cell>
              <table:table-cell office:value-type="float" office:value="0.0336059286281033">
                <text:p>0.0336059286281033</text:p>
              </table:table-cell>
              <table:table-cell office:value-type="float" office:value="0.0454608351126506">
                <text:p>0.0454608351126506</text:p>
              </table:table-cell>
              <table:table-cell office:value-type="float" office:value="0.0364558914807716">
                <text:p>0.03645589148077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0330510317046482">
                <text:p>0.0330510317046482</text:p>
              </table:table-cell>
              <table:table-cell office:value-type="float" office:value="0.0277243451298922">
                <text:p>0.0277243451298922</text:p>
              </table:table-cell>
              <table:table-cell office:value-type="float" office:value="0.0374093662507964">
                <text:p>0.0374093662507964</text:p>
              </table:table-cell>
              <table:table-cell office:value-type="float" office:value="0.0307413420912203">
                <text:p>0.03074134209122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0414329248679938">
                <text:p>0.0414329248679938</text:p>
              </table:table-cell>
              <table:table-cell office:value-type="float" office:value="0.0333164576890796">
                <text:p>0.0333164576890796</text:p>
              </table:table-cell>
              <table:table-cell office:value-type="float" office:value="0.0465743427426207">
                <text:p>0.0465743427426207</text:p>
              </table:table-cell>
              <table:table-cell office:value-type="float" office:value="0.036855657539626">
                <text:p>0.0368556575396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0427933613549685">
                <text:p>0.0427933613549685</text:p>
              </table:table-cell>
              <table:table-cell office:value-type="float" office:value="0.0320719837063193">
                <text:p>0.0320719837063193</text:p>
              </table:table-cell>
              <table:table-cell office:value-type="float" office:value="0.0497549604281203">
                <text:p>0.0497549604281203</text:p>
              </table:table-cell>
              <table:table-cell office:value-type="float" office:value="0.0368122032793218">
                <text:p>0.03681220327932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0418595912504332">
                <text:p>0.0418595912504332</text:p>
              </table:table-cell>
              <table:table-cell office:value-type="float" office:value="0.0306413287859458">
                <text:p>0.0306413287859458</text:p>
              </table:table-cell>
              <table:table-cell office:value-type="float" office:value="0.0489952745256909">
                <text:p>0.0489952745256909</text:p>
              </table:table-cell>
              <table:table-cell office:value-type="float" office:value="0.0353985249651479">
                <text:p>0.035398524965147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39">
      <number:number number:decimal-places="1" loext:min-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39">
      <style:chart-properties chart:display-label="true" chart:logarithmic="false" chart:minimum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39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2.661cm" svg:height="15.73cm" xlink:href=".." xlink:type="simple" chart:class="chart:scatter" chart:style-name="ch1">
        <chart:subtitle svg:x="10.592cm" svg:y="0.315cm" chart:style-name="ch2">
          <text:p>sub-title</text:p>
        </chart:subtitle>
        <chart:legend chart:legend-position="bottom" svg:x="2.869cm" svg:y="14.178cm" style:legend-expansion="wide" chart:style-name="ch3"/>
        <chart:plot-area chart:style-name="ch4" table:cell-range-address="'Bottom 10% share yearly'.B3:'Bottom 10% share yearly'.E30" chart:data-source-has-labels="row" svg:x="-0.406cm" svg:y="0.228cm" svg:width="22.846cm" svg:height="13.025cm">
          <chartooo:coordinate-region svg:x="1.565cm" svg:y="0.473cm" svg:width="20.63cm" svg:height="11.5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ottom 10% share yearly'.B4:'Bottom 10% share yearly'.B30" chart:label-cell-address="'Bottom 10% share yearly'.B3:'Bottom 10% share yearly'.B3" chart:class="chart:scatter">
            <chart:data-point chart:repeated="27"/>
          </chart:series>
          <chart:series chart:style-name="ch9" chart:values-cell-range-address="'Bottom 10% share yearly'.C4:'Bottom 10% share yearly'.C30" chart:label-cell-address="'Bottom 10% share yearly'.C3:'Bottom 10% share yearly'.C3" chart:class="chart:scatter">
            <chart:data-point chart:repeated="27"/>
          </chart:series>
          <chart:series chart:style-name="ch10" chart:values-cell-range-address="'Bottom 10% share yearly'.D4:'Bottom 10% share yearly'.D30" chart:label-cell-address="'Bottom 10% share yearly'.D3:'Bottom 10% share yearly'.D3" chart:class="chart:scatter">
            <chart:data-point chart:repeated="27"/>
          </chart:series>
          <chart:series chart:style-name="ch11" chart:values-cell-range-address="'Bottom 10% share yearly'.E4:'Bottom 10% share yearly'.E30" chart:label-cell-address="'Bottom 10% share yearly'.E3:'Bottom 10% share yearly'.E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our income</text:p>
                <draw:g>
                  <svg:desc>'Bottom 10% share yearly'.B3:'Bottom 10% share yearly'.B3</svg:desc>
                </draw:g>
              </table:table-cell>
              <table:table-cell office:value-type="string">
                <text:p>Labour and pension income</text:p>
                <draw:g>
                  <svg:desc>'Bottom 10% share yearly'.C3:'Bottom 10% share yearly'.C3</svg:desc>
                </draw:g>
              </table:table-cell>
              <table:table-cell office:value-type="string">
                <text:p>Labour income and family benefits</text:p>
                <draw:g>
                  <svg:desc>'Bottom 10% share yearly'.D3:'Bottom 10% share yearly'.D3</svg:desc>
                </draw:g>
              </table:table-cell>
              <table:table-cell office:value-type="string">
                <text:p>All income</text:p>
                <draw:g>
                  <svg:desc>'Bottom 10% share yearly'.E3:'Bottom 10% share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1696348">
                <text:p>0.0261696348</text:p>
                <draw:g>
                  <svg:desc>'Bottom 10% share yearly'.B4:'Bottom 10% share yearly'.B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C4:'Bottom 10% share yearly'.C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D4:'Bottom 10% share yearly'.D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E4:'Bottom 10% share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2639504588">
                <text:p>0.0259882639504588</text:p>
              </table:table-cell>
              <table:table-cell office:value-type="float" office:value="0.0389018246572676">
                <text:p>0.0389018246572676</text:p>
              </table:table-cell>
              <table:table-cell office:value-type="float" office:value="0.0347604658990485">
                <text:p>0.0347604658990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2478964387704">
                <text:p>0.0282478964387704</text:p>
              </table:table-cell>
              <table:table-cell office:value-type="float" office:value="0.027473680179879">
                <text:p>0.027473680179879</text:p>
              </table:table-cell>
              <table:table-cell office:value-type="float" office:value="0.0408566213350865">
                <text:p>0.0408566213350865</text:p>
              </table:table-cell>
              <table:table-cell office:value-type="float" office:value="0.0370352972538665">
                <text:p>0.0370352972538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4227946502931">
                <text:p>0.0284227946502931</text:p>
              </table:table-cell>
              <table:table-cell office:value-type="float" office:value="0.0279546293824703">
                <text:p>0.0279546293824703</text:p>
              </table:table-cell>
              <table:table-cell office:value-type="float" office:value="0.0410369551323607">
                <text:p>0.0410369551323607</text:p>
              </table:table-cell>
              <table:table-cell office:value-type="float" office:value="0.0374318498681028">
                <text:p>0.0374318498681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0702541852949">
                <text:p>0.0300702541852949</text:p>
              </table:table-cell>
              <table:table-cell office:value-type="float" office:value="0.0292223588316073">
                <text:p>0.0292223588316073</text:p>
              </table:table-cell>
              <table:table-cell office:value-type="float" office:value="0.0434218218992384">
                <text:p>0.0434218218992384</text:p>
              </table:table-cell>
              <table:table-cell office:value-type="float" office:value="0.0393143569005748">
                <text:p>0.0393143569005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04576598004136">
                <text:p>0.0304576598004136</text:p>
              </table:table-cell>
              <table:table-cell office:value-type="float" office:value="0.0295643178379571">
                <text:p>0.0295643178379571</text:p>
              </table:table-cell>
              <table:table-cell office:value-type="float" office:value="0.0447759996554444">
                <text:p>0.0447759996554444</text:p>
              </table:table-cell>
              <table:table-cell office:value-type="float" office:value="0.0403615578706074">
                <text:p>0.0403615578706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8935107897323">
                <text:p>0.0298935107897323</text:p>
              </table:table-cell>
              <table:table-cell office:value-type="float" office:value="0.0275229923257697">
                <text:p>0.0275229923257697</text:p>
              </table:table-cell>
              <table:table-cell office:value-type="float" office:value="0.0451244085086972">
                <text:p>0.0451244085086972</text:p>
              </table:table-cell>
              <table:table-cell office:value-type="float" office:value="0.0385181064318221">
                <text:p>0.03851810643182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11499895578883">
                <text:p>0.0311499895578883</text:p>
              </table:table-cell>
              <table:table-cell office:value-type="float" office:value="0.028430958255504">
                <text:p>0.028430958255504</text:p>
              </table:table-cell>
              <table:table-cell office:value-type="float" office:value="0.0459855317151511">
                <text:p>0.0459855317151511</text:p>
              </table:table-cell>
              <table:table-cell office:value-type="float" office:value="0.0392317628245947">
                <text:p>0.0392317628245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16569853714532">
                <text:p>0.0316569853714532</text:p>
              </table:table-cell>
              <table:table-cell office:value-type="float" office:value="0.0293500430025291">
                <text:p>0.0293500430025291</text:p>
              </table:table-cell>
              <table:table-cell office:value-type="float" office:value="0.0454659665106103">
                <text:p>0.0454659665106103</text:p>
              </table:table-cell>
              <table:table-cell office:value-type="float" office:value="0.0393891854812282">
                <text:p>0.0393891854812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41281936641578">
                <text:p>0.0341281936641578</text:p>
              </table:table-cell>
              <table:table-cell office:value-type="float" office:value="0.0296985043183292">
                <text:p>0.0296985043183292</text:p>
              </table:table-cell>
              <table:table-cell office:value-type="float" office:value="0.0477241589441476">
                <text:p>0.0477241589441476</text:p>
              </table:table-cell>
              <table:table-cell office:value-type="float" office:value="0.0396032795126606">
                <text:p>0.03960327951266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55896775610983">
                <text:p>0.0355896775610983</text:p>
              </table:table-cell>
              <table:table-cell office:value-type="float" office:value="0.0298689972487876">
                <text:p>0.0298689972487876</text:p>
              </table:table-cell>
              <table:table-cell office:value-type="float" office:value="0.0500786959737091">
                <text:p>0.0500786959737091</text:p>
              </table:table-cell>
              <table:table-cell office:value-type="float" office:value="0.0404178155725307">
                <text:p>0.04041781557253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449847934991">
                <text:p>0.03449847934991</text:p>
              </table:table-cell>
              <table:table-cell office:value-type="float" office:value="0.0290583798366135">
                <text:p>0.0290583798366135</text:p>
              </table:table-cell>
              <table:table-cell office:value-type="float" office:value="0.0473681712333592">
                <text:p>0.0473681712333592</text:p>
              </table:table-cell>
              <table:table-cell office:value-type="float" office:value="0.0383565361564444">
                <text:p>0.0383565361564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65612008278745">
                <text:p>0.0365612008278745</text:p>
              </table:table-cell>
              <table:table-cell office:value-type="float" office:value="0.0295780796963596">
                <text:p>0.0295780796963596</text:p>
              </table:table-cell>
              <table:table-cell office:value-type="float" office:value="0.0486077011985382">
                <text:p>0.0486077011985382</text:p>
              </table:table-cell>
              <table:table-cell office:value-type="float" office:value="0.0382775405003912">
                <text:p>0.03827754050039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81174849226341">
                <text:p>0.0381174849226341</text:p>
              </table:table-cell>
              <table:table-cell office:value-type="float" office:value="0.0303627802783951">
                <text:p>0.0303627802783951</text:p>
              </table:table-cell>
              <table:table-cell office:value-type="float" office:value="0.0494702879487917">
                <text:p>0.0494702879487917</text:p>
              </table:table-cell>
              <table:table-cell office:value-type="float" office:value="0.0385959136592633">
                <text:p>0.03859591365926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76047267498358">
                <text:p>0.0376047267498358</text:p>
              </table:table-cell>
              <table:table-cell office:value-type="float" office:value="0.0305380659401751">
                <text:p>0.0305380659401751</text:p>
              </table:table-cell>
              <table:table-cell office:value-type="float" office:value="0.0485610300296289">
                <text:p>0.0485610300296289</text:p>
              </table:table-cell>
              <table:table-cell office:value-type="float" office:value="0.0383697081802257">
                <text:p>0.03836970818022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82170615503817">
                <text:p>0.0382170615503817</text:p>
              </table:table-cell>
              <table:table-cell office:value-type="float" office:value="0.0292636437684101">
                <text:p>0.0292636437684101</text:p>
              </table:table-cell>
              <table:table-cell office:value-type="float" office:value="0.0493621496869672">
                <text:p>0.0493621496869672</text:p>
              </table:table-cell>
              <table:table-cell office:value-type="float" office:value="0.0372715356125978">
                <text:p>0.03727153561259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82838087295198">
                <text:p>0.0382838087295198</text:p>
              </table:table-cell>
              <table:table-cell office:value-type="float" office:value="0.0293636750957657">
                <text:p>0.0293636750957657</text:p>
              </table:table-cell>
              <table:table-cell office:value-type="float" office:value="0.0465654936852497">
                <text:p>0.0465654936852497</text:p>
              </table:table-cell>
              <table:table-cell office:value-type="float" office:value="0.0353135543873168">
                <text:p>0.03531355438731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85962961146715">
                <text:p>0.0385962961146715</text:p>
              </table:table-cell>
              <table:table-cell office:value-type="float" office:value="0.029985022176219">
                <text:p>0.029985022176219</text:p>
              </table:table-cell>
              <table:table-cell office:value-type="float" office:value="0.0465568187625822">
                <text:p>0.0465568187625822</text:p>
              </table:table-cell>
              <table:table-cell office:value-type="float" office:value="0.0356863900617336">
                <text:p>0.03568639006173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05389317444578">
                <text:p>0.0405389317444578</text:p>
              </table:table-cell>
              <table:table-cell office:value-type="float" office:value="0.0307604482296545">
                <text:p>0.0307604482296545</text:p>
              </table:table-cell>
              <table:table-cell office:value-type="float" office:value="0.0473261222503339">
                <text:p>0.0473261222503339</text:p>
              </table:table-cell>
              <table:table-cell office:value-type="float" office:value="0.0356293675100005">
                <text:p>0.0356293675100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01201377416934">
                <text:p>0.0401201377416934</text:p>
              </table:table-cell>
              <table:table-cell office:value-type="float" office:value="0.0304070840538657">
                <text:p>0.0304070840538657</text:p>
              </table:table-cell>
              <table:table-cell office:value-type="float" office:value="0.047684735263236">
                <text:p>0.047684735263236</text:p>
              </table:table-cell>
              <table:table-cell office:value-type="float" office:value="0.03578894809978">
                <text:p>0.035788948099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12946500043402">
                <text:p>0.0412946500043402</text:p>
              </table:table-cell>
              <table:table-cell office:value-type="float" office:value="0.0304045109366775">
                <text:p>0.0304045109366775</text:p>
              </table:table-cell>
              <table:table-cell office:value-type="float" office:value="0.0459205018332594">
                <text:p>0.0459205018332594</text:p>
              </table:table-cell>
              <table:table-cell office:value-type="float" office:value="0.0337243361669536">
                <text:p>0.03372433616695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1629055951596">
                <text:p>0.041629055951596</text:p>
              </table:table-cell>
              <table:table-cell office:value-type="float" office:value="0.0318321785455959">
                <text:p>0.0318321785455959</text:p>
              </table:table-cell>
              <table:table-cell office:value-type="float" office:value="0.0462087464155166">
                <text:p>0.0462087464155166</text:p>
              </table:table-cell>
              <table:table-cell office:value-type="float" office:value="0.035130350886074">
                <text:p>0.0351303508860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89501344455613">
                <text:p>0.0489501344455613</text:p>
              </table:table-cell>
              <table:table-cell office:value-type="float" office:value="0.0373776625204486">
                <text:p>0.0373776625204486</text:p>
              </table:table-cell>
              <table:table-cell office:value-type="float" office:value="0.05396549809394">
                <text:p>0.05396549809394</text:p>
              </table:table-cell>
              <table:table-cell office:value-type="float" office:value="0.0409836207989258">
                <text:p>0.04098362079892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44383970753186">
                <text:p>0.0444383970753186</text:p>
              </table:table-cell>
              <table:table-cell office:value-type="float" office:value="0.0333785073488688">
                <text:p>0.0333785073488688</text:p>
              </table:table-cell>
              <table:table-cell office:value-type="float" office:value="0.0494972444902776">
                <text:p>0.0494972444902776</text:p>
              </table:table-cell>
              <table:table-cell office:value-type="float" office:value="0.0369454125208044">
                <text:p>0.03694541252080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05680793267096">
                <text:p>0.0405680793267096</text:p>
              </table:table-cell>
              <table:table-cell office:value-type="float" office:value="0.0312839597622272">
                <text:p>0.0312839597622272</text:p>
              </table:table-cell>
              <table:table-cell office:value-type="float" office:value="0.0444970364614649">
                <text:p>0.0444970364614649</text:p>
              </table:table-cell>
              <table:table-cell office:value-type="float" office:value="0.0340293518258334">
                <text:p>0.03402935182583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88563969679077">
                <text:p>0.0488563969679077</text:p>
              </table:table-cell>
              <table:table-cell office:value-type="float" office:value="0.0371176383970786">
                <text:p>0.0371176383970786</text:p>
              </table:table-cell>
              <table:table-cell office:value-type="float" office:value="0.0529659006388995">
                <text:p>0.0529659006388995</text:p>
              </table:table-cell>
              <table:table-cell office:value-type="float" office:value="0.0398883854290565">
                <text:p>0.03988838542905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06795356849225">
                <text:p>0.0506795356849225</text:p>
              </table:table-cell>
              <table:table-cell office:value-type="float" office:value="0.0390477418534945">
                <text:p>0.0390477418534945</text:p>
              </table:table-cell>
              <table:table-cell office:value-type="float" office:value="0.052179237231618">
                <text:p>0.052179237231618</text:p>
              </table:table-cell>
              <table:table-cell office:value-type="float" office:value="0.0400628265885925">
                <text:p>0.040062826588592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39">
      <number:number number:decimal-places="1" loext:min-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39">
      <style:chart-properties chart:display-label="true" chart:logarithmic="false" chart:minimum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39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604cm" svg:height="15.73cm" xlink:href=".." xlink:type="simple" chart:class="chart:scatter" chart:style-name="ch1">
        <chart:subtitle svg:x="10.064cm" svg:y="0.315cm" chart:style-name="ch2">
          <text:p>sub-title</text:p>
        </chart:subtitle>
        <chart:legend chart:legend-position="bottom" svg:x="2.341cm" svg:y="14.178cm" style:legend-expansion="wide" chart:style-name="ch3"/>
        <chart:plot-area chart:style-name="ch4" table:cell-range-address="'Bottom 10% share yearly'.L3:'Bottom 10% share yearly'.O30" chart:data-source-has-labels="row" svg:x="-0.478cm" svg:y="0.228cm" svg:width="21.885cm" svg:height="13.025cm">
          <chartooo:coordinate-region svg:x="1.493cm" svg:y="0.473cm" svg:width="19.669cm" svg:height="11.5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ottom 10% share yearly'.L4:'Bottom 10% share yearly'.L30" chart:label-cell-address="'Bottom 10% share yearly'.L3:'Bottom 10% share yearly'.L3" chart:class="chart:scatter">
            <chart:data-point chart:repeated="27"/>
          </chart:series>
          <chart:series chart:style-name="ch9" chart:values-cell-range-address="'Bottom 10% share yearly'.M4:'Bottom 10% share yearly'.M30" chart:label-cell-address="'Bottom 10% share yearly'.M3:'Bottom 10% share yearly'.M3" chart:class="chart:scatter">
            <chart:data-point chart:repeated="27"/>
          </chart:series>
          <chart:series chart:style-name="ch10" chart:values-cell-range-address="'Bottom 10% share yearly'.N4:'Bottom 10% share yearly'.N30" chart:label-cell-address="'Bottom 10% share yearly'.N3:'Bottom 10% share yearly'.N3" chart:class="chart:scatter">
            <chart:data-point chart:repeated="27"/>
          </chart:series>
          <chart:series chart:style-name="ch11" chart:values-cell-range-address="'Bottom 10% share yearly'.O4:'Bottom 10% share yearly'.O30" chart:label-cell-address="'Bottom 10% share yearly'.O3:'Bottom 10% share yearly'.O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our income</text:p>
                <draw:g>
                  <svg:desc>'Bottom 10% share yearly'.L3:'Bottom 10% share yearly'.L3</svg:desc>
                </draw:g>
              </table:table-cell>
              <table:table-cell office:value-type="string">
                <text:p>Labour and pension income</text:p>
                <draw:g>
                  <svg:desc>'Bottom 10% share yearly'.M3:'Bottom 10% share yearly'.M3</svg:desc>
                </draw:g>
              </table:table-cell>
              <table:table-cell office:value-type="string">
                <text:p>Labour income and family benefits</text:p>
                <draw:g>
                  <svg:desc>'Bottom 10% share yearly'.N3:'Bottom 10% share yearly'.N3</svg:desc>
                </draw:g>
              </table:table-cell>
              <table:table-cell office:value-type="string">
                <text:p>All income</text:p>
                <draw:g>
                  <svg:desc>'Bottom 10% share yearly'.O3:'Bottom 10% share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1696348">
                <text:p>0.0261696348</text:p>
                <draw:g>
                  <svg:desc>'Bottom 10% share yearly'.L4:'Bottom 10% share yearly'.L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M4:'Bottom 10% share yearly'.M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N4:'Bottom 10% share yearly'.N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O4:'Bottom 10% share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2639504588">
                <text:p>0.0259882639504588</text:p>
              </table:table-cell>
              <table:table-cell office:value-type="float" office:value="0.0389018246572676">
                <text:p>0.0389018246572676</text:p>
              </table:table-cell>
              <table:table-cell office:value-type="float" office:value="0.0347604658990485">
                <text:p>0.0347604658990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2478964387704">
                <text:p>0.0282478964387704</text:p>
              </table:table-cell>
              <table:table-cell office:value-type="float" office:value="0.027473680179879">
                <text:p>0.027473680179879</text:p>
              </table:table-cell>
              <table:table-cell office:value-type="float" office:value="0.0408566213350865">
                <text:p>0.0408566213350865</text:p>
              </table:table-cell>
              <table:table-cell office:value-type="float" office:value="0.0370352972538665">
                <text:p>0.0370352972538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5859196656487">
                <text:p>0.0285859196656487</text:p>
              </table:table-cell>
              <table:table-cell office:value-type="float" office:value="0.0280668934143921">
                <text:p>0.0280668934143921</text:p>
              </table:table-cell>
              <table:table-cell office:value-type="float" office:value="0.0412212822751047">
                <text:p>0.0412212822751047</text:p>
              </table:table-cell>
              <table:table-cell office:value-type="float" office:value="0.037562057259058">
                <text:p>0.037562057259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0673642223733">
                <text:p>0.0300673642223733</text:p>
              </table:table-cell>
              <table:table-cell office:value-type="float" office:value="0.0292354451890725">
                <text:p>0.0292354451890725</text:p>
              </table:table-cell>
              <table:table-cell office:value-type="float" office:value="0.0434179979464282">
                <text:p>0.0434179979464282</text:p>
              </table:table-cell>
              <table:table-cell office:value-type="float" office:value="0.0393523745655236">
                <text:p>0.0393523745655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01988449252485">
                <text:p>0.0301988449252485</text:p>
              </table:table-cell>
              <table:table-cell office:value-type="float" office:value="0.0295159243565593">
                <text:p>0.0295159243565593</text:p>
              </table:table-cell>
              <table:table-cell office:value-type="float" office:value="0.0446313771918648">
                <text:p>0.0446313771918648</text:p>
              </table:table-cell>
              <table:table-cell office:value-type="float" office:value="0.0404077815016433">
                <text:p>0.04040778150164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04815691094456">
                <text:p>0.0304815691094456</text:p>
              </table:table-cell>
              <table:table-cell office:value-type="float" office:value="0.0289202591445134">
                <text:p>0.0289202591445134</text:p>
              </table:table-cell>
              <table:table-cell office:value-type="float" office:value="0.0461559289454297">
                <text:p>0.0461559289454297</text:p>
              </table:table-cell>
              <table:table-cell office:value-type="float" office:value="0.0400417666082957">
                <text:p>0.04004176660829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0017422828959">
                <text:p>0.0320017422828959</text:p>
              </table:table-cell>
              <table:table-cell office:value-type="float" office:value="0.0290102832036688">
                <text:p>0.0290102832036688</text:p>
              </table:table-cell>
              <table:table-cell office:value-type="float" office:value="0.0474385473360036">
                <text:p>0.0474385473360036</text:p>
              </table:table-cell>
              <table:table-cell office:value-type="float" office:value="0.0399853120324271">
                <text:p>0.03998531203242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51223437390806">
                <text:p>0.0351223437390806</text:p>
              </table:table-cell>
              <table:table-cell office:value-type="float" office:value="0.0295434729667473">
                <text:p>0.0295434729667473</text:p>
              </table:table-cell>
              <table:table-cell office:value-type="float" office:value="0.0508300588765011">
                <text:p>0.0508300588765011</text:p>
              </table:table-cell>
              <table:table-cell office:value-type="float" office:value="0.0406920013630052">
                <text:p>0.0406920013630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62181473677701">
                <text:p>0.0362181473677701</text:p>
              </table:table-cell>
              <table:table-cell office:value-type="float" office:value="0.029899214852523">
                <text:p>0.029899214852523</text:p>
              </table:table-cell>
              <table:table-cell office:value-type="float" office:value="0.0508892579527727">
                <text:p>0.0508892579527727</text:p>
              </table:table-cell>
              <table:table-cell office:value-type="float" office:value="0.0402153302666028">
                <text:p>0.04021533026660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53987266256233">
                <text:p>0.0353987266256233</text:p>
              </table:table-cell>
              <table:table-cell office:value-type="float" office:value="0.0289674331622954">
                <text:p>0.0289674331622954</text:p>
              </table:table-cell>
              <table:table-cell office:value-type="float" office:value="0.0499506534450528">
                <text:p>0.0499506534450528</text:p>
              </table:table-cell>
              <table:table-cell office:value-type="float" office:value="0.0391807041600242">
                <text:p>0.03918070416002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45160889598432">
                <text:p>0.0345160889598432</text:p>
              </table:table-cell>
              <table:table-cell office:value-type="float" office:value="0.0295696863224548">
                <text:p>0.0295696863224548</text:p>
              </table:table-cell>
              <table:table-cell office:value-type="float" office:value="0.0472886340531138">
                <text:p>0.0472886340531138</text:p>
              </table:table-cell>
              <table:table-cell office:value-type="float" office:value="0.0384468063459761">
                <text:p>0.03844680634597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65862564388251">
                <text:p>0.0365862564388251</text:p>
              </table:table-cell>
              <table:table-cell office:value-type="float" office:value="0.029399850592477">
                <text:p>0.029399850592477</text:p>
              </table:table-cell>
              <table:table-cell office:value-type="float" office:value="0.049937628620236">
                <text:p>0.049937628620236</text:p>
              </table:table-cell>
              <table:table-cell office:value-type="float" office:value="0.0385776658302895">
                <text:p>0.03857766583028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94987527949196">
                <text:p>0.0394987527949196</text:p>
              </table:table-cell>
              <table:table-cell office:value-type="float" office:value="0.0312138773367548">
                <text:p>0.0312138773367548</text:p>
              </table:table-cell>
              <table:table-cell office:value-type="float" office:value="0.0521640697789545">
                <text:p>0.0521640697789545</text:p>
              </table:table-cell>
              <table:table-cell office:value-type="float" office:value="0.0397906983725079">
                <text:p>0.03979069837250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8696143522609">
                <text:p>0.0388696143522609</text:p>
              </table:table-cell>
              <table:table-cell office:value-type="float" office:value="0.0305798648242575">
                <text:p>0.0305798648242575</text:p>
              </table:table-cell>
              <table:table-cell office:value-type="float" office:value="0.0518276966446564">
                <text:p>0.0518276966446564</text:p>
              </table:table-cell>
              <table:table-cell office:value-type="float" office:value="0.0392441274853823">
                <text:p>0.03924412748538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15034696954258">
                <text:p>0.0415034696954258</text:p>
              </table:table-cell>
              <table:table-cell office:value-type="float" office:value="0.0318009363432427">
                <text:p>0.0318009363432427</text:p>
              </table:table-cell>
              <table:table-cell office:value-type="float" office:value="0.0519644967992127">
                <text:p>0.0519644967992127</text:p>
              </table:table-cell>
              <table:table-cell office:value-type="float" office:value="0.0388417023485606">
                <text:p>0.03884170234856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9896101681954">
                <text:p>0.039896101681954</text:p>
              </table:table-cell>
              <table:table-cell office:value-type="float" office:value="0.0316940218732503">
                <text:p>0.0316940218732503</text:p>
              </table:table-cell>
              <table:table-cell office:value-type="float" office:value="0.0508689941771448">
                <text:p>0.0508689941771448</text:p>
              </table:table-cell>
              <table:table-cell office:value-type="float" office:value="0.038998389109531">
                <text:p>0.0389983891095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10179349258996">
                <text:p>0.0410179349258996</text:p>
              </table:table-cell>
              <table:table-cell office:value-type="float" office:value="0.0320895663599265">
                <text:p>0.0320895663599265</text:p>
              </table:table-cell>
              <table:table-cell office:value-type="float" office:value="0.0497796334728727">
                <text:p>0.0497796334728727</text:p>
              </table:table-cell>
              <table:table-cell office:value-type="float" office:value="0.0378911353712749">
                <text:p>0.03789113537127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28740025376738">
                <text:p>0.0428740025376738</text:p>
              </table:table-cell>
              <table:table-cell office:value-type="float" office:value="0.0319118979303598">
                <text:p>0.0319118979303598</text:p>
              </table:table-cell>
              <table:table-cell office:value-type="float" office:value="0.0504147407482109">
                <text:p>0.0504147407482109</text:p>
              </table:table-cell>
              <table:table-cell office:value-type="float" office:value="0.0368848459423195">
                <text:p>0.03688484594231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53650523822275">
                <text:p>0.0453650523822275</text:p>
              </table:table-cell>
              <table:table-cell office:value-type="float" office:value="0.03434574812511">
                <text:p>0.03434574812511</text:p>
              </table:table-cell>
              <table:table-cell office:value-type="float" office:value="0.0542805420875213">
                <text:p>0.0542805420875213</text:p>
              </table:table-cell>
              <table:table-cell office:value-type="float" office:value="0.0400431716071045">
                <text:p>0.04004317160710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08298251430465">
                <text:p>0.0508298251430465</text:p>
              </table:table-cell>
              <table:table-cell office:value-type="float" office:value="0.0370652242342077">
                <text:p>0.0370652242342077</text:p>
              </table:table-cell>
              <table:table-cell office:value-type="float" office:value="0.0587032375262731">
                <text:p>0.0587032375262731</text:p>
              </table:table-cell>
              <table:table-cell office:value-type="float" office:value="0.0420644682443413">
                <text:p>0.04206446824434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51119179764902">
                <text:p>0.0451119179764902</text:p>
              </table:table-cell>
              <table:table-cell office:value-type="float" office:value="0.0340613176682014">
                <text:p>0.0340613176682014</text:p>
              </table:table-cell>
              <table:table-cell office:value-type="float" office:value="0.0506886439041862">
                <text:p>0.0506886439041862</text:p>
              </table:table-cell>
              <table:table-cell office:value-type="float" office:value="0.0376066506836445">
                <text:p>0.03760665068364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67261998948903">
                <text:p>0.0467261998948903</text:p>
              </table:table-cell>
              <table:table-cell office:value-type="float" office:value="0.0355574622028875">
                <text:p>0.0355574622028875</text:p>
              </table:table-cell>
              <table:table-cell office:value-type="float" office:value="0.0523491068201394">
                <text:p>0.0523491068201394</text:p>
              </table:table-cell>
              <table:table-cell office:value-type="float" office:value="0.0391293490530604">
                <text:p>0.03912934905306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49782061905668">
                <text:p>0.0449782061905668</text:p>
              </table:table-cell>
              <table:table-cell office:value-type="float" office:value="0.0339220388625558">
                <text:p>0.0339220388625558</text:p>
              </table:table-cell>
              <table:table-cell office:value-type="float" office:value="0.0510245811655907">
                <text:p>0.0510245811655907</text:p>
              </table:table-cell>
              <table:table-cell office:value-type="float" office:value="0.0377571943474866">
                <text:p>0.03775719434748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97376985717498">
                <text:p>0.0497376985717498</text:p>
              </table:table-cell>
              <table:table-cell office:value-type="float" office:value="0.0359068003380736">
                <text:p>0.0359068003380736</text:p>
              </table:table-cell>
              <table:table-cell office:value-type="float" office:value="0.0563099296423305">
                <text:p>0.0563099296423305</text:p>
              </table:table-cell>
              <table:table-cell office:value-type="float" office:value="0.0400634803858615">
                <text:p>0.04006348038586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08016415941326">
                <text:p>0.0408016415941326</text:p>
              </table:table-cell>
              <table:table-cell office:value-type="float" office:value="0.0333265314564669">
                <text:p>0.0333265314564669</text:p>
              </table:table-cell>
              <table:table-cell office:value-type="float" office:value="0.0463451671666261">
                <text:p>0.0463451671666261</text:p>
              </table:table-cell>
              <table:table-cell office:value-type="float" office:value="0.0368468148630153">
                <text:p>0.03684681486301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3451125830928">
                <text:p>0.043451125830928</text:p>
              </table:table-cell>
              <table:table-cell office:value-type="float" office:value="0.0332056787700696">
                <text:p>0.0332056787700696</text:p>
              </table:table-cell>
              <table:table-cell office:value-type="float" office:value="0.0530240130821261">
                <text:p>0.0530240130821261</text:p>
              </table:table-cell>
              <table:table-cell office:value-type="float" office:value="0.0389890754367039">
                <text:p>0.038989075436703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Helvetica" style:font-style-name="Regular" fo:font-size="22pt" style:font-size-asian="14pt" style:font-size-complex="14pt"/>
    </style:style>
    <style:style style:name="ch5" style:family="chart" style:data-style-name="N0">
      <style:chart-properties chart:display-label="true" chart:logarithmic="false" chart:minimum="0.34" chart:maximum="0.48" chart:origin="0" chart:interval-major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26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amed-symbol" chart:symbol-name="x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0000" draw:fill-color="#000000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diamond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c5000b" draw:fill-color="#c5000b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arrow-up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669900" draw:fill-color="#669900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circle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99" draw:fill-color="#336699"/>
      <style:text-properties fo:color="#000000" style:text-position="0% 100%" fo:font-family="Calibri" fo:font-size="14pt" style:font-size-asian="14pt" style:font-size-complex="14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4.001cm" svg:height="19.999cm" xlink:href=".." xlink:type="simple" chart:class="chart:scatter" chart:style-name="ch1">
        <chart:legend svg:x="0.485cm" svg:y="18.118cm" style:legend-expansion="custom" chartooo:width="22.722cm" chartooo:height="1.88cm" style:legend-expansion-aspect-ratio="12.086170212766" chart:style-name="ch2"/>
        <chart:plot-area chart:style-name="ch3" table:cell-range-address="'Gini yearly'.A4:'Gini yearly'.E30 'Gini yearly'.B3:'Gini yearly'.E3" chart:data-source-has-labels="row" svg:x="0.062cm" svg:y="0.063cm" svg:width="23.921cm" svg:height="17.891cm">
          <chartooo:coordinate-region svg:x="1.927cm" svg:y="0.521cm" svg:width="21.619cm" svg:height="15.4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ini yearly'.B4:'Gini yearly'.B30" chart:label-cell-address="'Gini yearly'.B3:'Gini yearly'.B3" chart:class="chart:scatter">
            <chart:domain table:cell-range-address="'Gini yearly'.A4:'Gini yearly'.A30"/>
            <chart:data-point chart:repeated="27"/>
          </chart:series>
          <chart:series chart:style-name="ch8" chart:values-cell-range-address="'Gini yearly'.C4:'Gini yearly'.C30" chart:label-cell-address="'Gini yearly'.C3:'Gini yearly'.C3" chart:class="chart:scatter">
            <chart:data-point chart:repeated="27"/>
          </chart:series>
          <chart:series chart:style-name="ch9" chart:values-cell-range-address="'Gini yearly'.D4:'Gini yearly'.D30" chart:label-cell-address="'Gini yearly'.D3:'Gini yearly'.D3" chart:class="chart:scatter">
            <chart:data-point chart:repeated="27"/>
          </chart:series>
          <chart:series chart:style-name="ch10" chart:values-cell-range-address="'Gini yearly'.E4:'Gini yearly'.E30" chart:label-cell-address="'Gini yearly'.E3:'Gini yearly'.E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Gini yearly'.B3:'Gini yearly'.B3</svg:desc>
                </draw:g>
              </table:table-cell>
              <table:table-cell office:value-type="string">
                <text:p>Labour and pension income</text:p>
                <draw:g>
                  <svg:desc>'Gini yearly'.C3:'Gini yearly'.C3</svg:desc>
                </draw:g>
              </table:table-cell>
              <table:table-cell office:value-type="string">
                <text:p>Labour income and family beenfits</text:p>
                <draw:g>
                  <svg:desc>'Gini yearly'.D3:'Gini yearly'.D3</svg:desc>
                </draw:g>
              </table:table-cell>
              <table:table-cell office:value-type="string">
                <text:p>All income</text:p>
                <draw:g>
                  <svg:desc>'Gini yearly'.E3:'Gini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A4:'Gini yearly'.A30</svg:desc>
                </draw:g>
              </table:table-cell>
              <table:table-cell office:value-type="float" office:value="0.4249406777">
                <text:p>0.4249406777</text:p>
                <draw:g>
                  <svg:desc>'Gini yearly'.B4:'Gini yearly'.B30</svg:desc>
                </draw:g>
              </table:table-cell>
              <table:table-cell office:value-type="float" office:value="0.3906811662">
                <text:p>0.3906811662</text:p>
                <draw:g>
                  <svg:desc>'Gini yearly'.C4:'Gini yearly'.C30</svg:desc>
                </draw:g>
              </table:table-cell>
              <table:table-cell office:value-type="float" office:value="0.4222738609">
                <text:p>0.4222738609</text:p>
                <draw:g>
                  <svg:desc>'Gini yearly'.D4:'Gini yearly'.D30</svg:desc>
                </draw:g>
              </table:table-cell>
              <table:table-cell office:value-type="float" office:value="0.3863343567">
                <text:p>0.3863343567</text:p>
                <draw:g>
                  <svg:desc>'Gini yearly'.E4:'Gini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6">
                <text:p>0.409756672021306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3">
                <text:p>0.394811069209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2">
                <text:p>0.40836323016112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79">
                <text:p>0.3898411843616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6737301">
                <text:p>0.4085472967373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3338373">
                <text:p>0.390258473338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172347646361">
                <text:p>0.449172347646361</text:p>
              </table:table-cell>
              <table:table-cell office:value-type="float" office:value="0.40808458477225">
                <text:p>0.40808458477225</text:p>
              </table:table-cell>
              <table:table-cell office:value-type="float" office:value="0.426534425206238">
                <text:p>0.426534425206238</text:p>
              </table:table-cell>
              <table:table-cell office:value-type="float" office:value="0.387817163370142">
                <text:p>0.387817163370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409655400176">
                <text:p>0.455409655400176</text:p>
              </table:table-cell>
              <table:table-cell office:value-type="float" office:value="0.406659564672641">
                <text:p>0.406659564672641</text:p>
              </table:table-cell>
              <table:table-cell office:value-type="float" office:value="0.434677118078775">
                <text:p>0.434677118078775</text:p>
              </table:table-cell>
              <table:table-cell office:value-type="float" office:value="0.388876278975495">
                <text:p>0.3888762789754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0855506898154">
                <text:p>0.460855506898154</text:p>
              </table:table-cell>
              <table:table-cell office:value-type="float" office:value="0.409200942179076">
                <text:p>0.409200942179076</text:p>
              </table:table-cell>
              <table:table-cell office:value-type="float" office:value="0.439253714283118">
                <text:p>0.439253714283118</text:p>
              </table:table-cell>
              <table:table-cell office:value-type="float" office:value="0.390354963408348">
                <text:p>0.3903549634083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3212113191356">
                <text:p>0.463212113191356</text:p>
              </table:table-cell>
              <table:table-cell office:value-type="float" office:value="0.410307269305452">
                <text:p>0.410307269305452</text:p>
              </table:table-cell>
              <table:table-cell office:value-type="float" office:value="0.441922326194323">
                <text:p>0.441922326194323</text:p>
              </table:table-cell>
              <table:table-cell office:value-type="float" office:value="0.3922765739317">
                <text:p>0.3922765739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3020245516506">
                <text:p>0.463020245516506</text:p>
              </table:table-cell>
              <table:table-cell office:value-type="float" office:value="0.407814148977268">
                <text:p>0.407814148977268</text:p>
              </table:table-cell>
              <table:table-cell office:value-type="float" office:value="0.439983913031901">
                <text:p>0.439983913031901</text:p>
              </table:table-cell>
              <table:table-cell office:value-type="float" office:value="0.390346852441795">
                <text:p>0.3903468524417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58114492806936">
                <text:p>0.458114492806936</text:p>
              </table:table-cell>
              <table:table-cell office:value-type="float" office:value="0.399015668086503">
                <text:p>0.399015668086503</text:p>
              </table:table-cell>
              <table:table-cell office:value-type="float" office:value="0.437715473904731">
                <text:p>0.437715473904731</text:p>
              </table:table-cell>
              <table:table-cell office:value-type="float" office:value="0.383566156895083">
                <text:p>0.3835661568950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62937032550136">
                <text:p>0.462937032550136</text:p>
              </table:table-cell>
              <table:table-cell office:value-type="float" office:value="0.403095696364253">
                <text:p>0.403095696364253</text:p>
              </table:table-cell>
              <table:table-cell office:value-type="float" office:value="0.442858472077093">
                <text:p>0.442858472077093</text:p>
              </table:table-cell>
              <table:table-cell office:value-type="float" office:value="0.387829784880613">
                <text:p>0.3878297848806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67478102902172">
                <text:p>0.467478102902172</text:p>
              </table:table-cell>
              <table:table-cell office:value-type="float" office:value="0.406731881071506">
                <text:p>0.406731881071506</text:p>
              </table:table-cell>
              <table:table-cell office:value-type="float" office:value="0.449343369865387">
                <text:p>0.449343369865387</text:p>
              </table:table-cell>
              <table:table-cell office:value-type="float" office:value="0.393659723964632">
                <text:p>0.3936597239646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62398256044509">
                <text:p>0.462398256044509</text:p>
              </table:table-cell>
              <table:table-cell office:value-type="float" office:value="0.401923907586648">
                <text:p>0.401923907586648</text:p>
              </table:table-cell>
              <table:table-cell office:value-type="float" office:value="0.446937850380142">
                <text:p>0.446937850380142</text:p>
              </table:table-cell>
              <table:table-cell office:value-type="float" office:value="0.389989533317686">
                <text:p>0.3899895333176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65521628027878">
                <text:p>0.465521628027878</text:p>
              </table:table-cell>
              <table:table-cell office:value-type="float" office:value="0.40340888556077">
                <text:p>0.40340888556077</text:p>
              </table:table-cell>
              <table:table-cell office:value-type="float" office:value="0.450312673550527">
                <text:p>0.450312673550527</text:p>
              </table:table-cell>
              <table:table-cell office:value-type="float" office:value="0.392219916948674">
                <text:p>0.3922199169486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61158653832941">
                <text:p>0.461158653832941</text:p>
              </table:table-cell>
              <table:table-cell office:value-type="float" office:value="0.402070783854083">
                <text:p>0.402070783854083</text:p>
              </table:table-cell>
              <table:table-cell office:value-type="float" office:value="0.446853951654698">
                <text:p>0.446853951654698</text:p>
              </table:table-cell>
              <table:table-cell office:value-type="float" office:value="0.390924677833622">
                <text:p>0.3909246778336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71129075995687">
                <text:p>0.471129075995687</text:p>
              </table:table-cell>
              <table:table-cell office:value-type="float" office:value="0.404477371973846">
                <text:p>0.404477371973846</text:p>
              </table:table-cell>
              <table:table-cell office:value-type="float" office:value="0.459837924696522">
                <text:p>0.459837924696522</text:p>
              </table:table-cell>
              <table:table-cell office:value-type="float" office:value="0.395503601549805">
                <text:p>0.3955036015498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66067592687517">
                <text:p>0.466067592687517</text:p>
              </table:table-cell>
              <table:table-cell office:value-type="float" office:value="0.398628376428228">
                <text:p>0.398628376428228</text:p>
              </table:table-cell>
              <table:table-cell office:value-type="float" office:value="0.45782345665489">
                <text:p>0.45782345665489</text:p>
              </table:table-cell>
              <table:table-cell office:value-type="float" office:value="0.391055524002492">
                <text:p>0.3910555240024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59331145895771">
                <text:p>0.459331145895771</text:p>
              </table:table-cell>
              <table:table-cell office:value-type="float" office:value="0.397335833207926">
                <text:p>0.397335833207926</text:p>
              </table:table-cell>
              <table:table-cell office:value-type="float" office:value="0.452909580907814">
                <text:p>0.452909580907814</text:p>
              </table:table-cell>
              <table:table-cell office:value-type="float" office:value="0.392559591031316">
                <text:p>0.392559591031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50690939701923">
                <text:p>0.450690939701923</text:p>
              </table:table-cell>
              <table:table-cell office:value-type="float" office:value="0.395064804775252">
                <text:p>0.395064804775252</text:p>
              </table:table-cell>
              <table:table-cell office:value-type="float" office:value="0.447496576913739">
                <text:p>0.447496576913739</text:p>
              </table:table-cell>
              <table:table-cell office:value-type="float" office:value="0.391665006845652">
                <text:p>0.3916650068456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51399673899194">
                <text:p>0.451399673899194</text:p>
              </table:table-cell>
              <table:table-cell office:value-type="float" office:value="0.396447452116088">
                <text:p>0.396447452116088</text:p>
              </table:table-cell>
              <table:table-cell office:value-type="float" office:value="0.448709144709236">
                <text:p>0.448709144709236</text:p>
              </table:table-cell>
              <table:table-cell office:value-type="float" office:value="0.393293737675105">
                <text:p>0.393293737675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44789558245034">
                <text:p>0.444789558245034</text:p>
              </table:table-cell>
              <table:table-cell office:value-type="float" office:value="0.396399582007478">
                <text:p>0.396399582007478</text:p>
              </table:table-cell>
              <table:table-cell office:value-type="float" office:value="0.441089291191917">
                <text:p>0.441089291191917</text:p>
              </table:table-cell>
              <table:table-cell office:value-type="float" office:value="0.393020769435381">
                <text:p>0.3930207694353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37078980475904">
                <text:p>0.437078980475904</text:p>
              </table:table-cell>
              <table:table-cell office:value-type="float" office:value="0.389318593765144">
                <text:p>0.389318593765144</text:p>
              </table:table-cell>
              <table:table-cell office:value-type="float" office:value="0.434244215146013">
                <text:p>0.434244215146013</text:p>
              </table:table-cell>
              <table:table-cell office:value-type="float" office:value="0.386310045954631">
                <text:p>0.3863100459546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38781167505618">
                <text:p>0.438781167505618</text:p>
              </table:table-cell>
              <table:table-cell office:value-type="float" office:value="0.391962363695591">
                <text:p>0.391962363695591</text:p>
              </table:table-cell>
              <table:table-cell office:value-type="float" office:value="0.438012892782577">
                <text:p>0.438012892782577</text:p>
              </table:table-cell>
              <table:table-cell office:value-type="float" office:value="0.38933442984786">
                <text:p>0.389334429847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34844688235623">
                <text:p>0.434844688235623</text:p>
              </table:table-cell>
              <table:table-cell office:value-type="float" office:value="0.38739108710255">
                <text:p>0.38739108710255</text:p>
              </table:table-cell>
              <table:table-cell office:value-type="float" office:value="0.433713898977616">
                <text:p>0.433713898977616</text:p>
              </table:table-cell>
              <table:table-cell office:value-type="float" office:value="0.385237333631219">
                <text:p>0.385237333631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2840864751596">
                <text:p>0.42840864751596</text:p>
              </table:table-cell>
              <table:table-cell office:value-type="float" office:value="0.388499355173266">
                <text:p>0.388499355173266</text:p>
              </table:table-cell>
              <table:table-cell office:value-type="float" office:value="0.4290204429755">
                <text:p>0.4290204429755</text:p>
              </table:table-cell>
              <table:table-cell office:value-type="float" office:value="0.386428989000025">
                <text:p>0.3864289890000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20001992472055">
                <text:p>0.420001992472055</text:p>
              </table:table-cell>
              <table:table-cell office:value-type="float" office:value="0.383943001536943">
                <text:p>0.383943001536943</text:p>
              </table:table-cell>
              <table:table-cell office:value-type="float" office:value="0.420453128152954">
                <text:p>0.420453128152954</text:p>
              </table:table-cell>
              <table:table-cell office:value-type="float" office:value="0.382101301049712">
                <text:p>0.38210130104971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32pt" style:font-size-asian="14pt" style:font-size-complex="14pt"/>
    </style:style>
    <style:style style:name="ch4" style:family="chart" style:data-style-name="N0">
      <style:chart-properties chart:display-label="true" chart:logarithmic="false" chart:minimum="0.34" chart:maximum="0.48" chart:interval-major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26pt" style:font-size-asian="14pt" style:font-size-complex="14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x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0000" draw:fill-color="#000000"/>
      <style:text-properties fo:color="#000000" style:text-position="0% 100%" fo:font-family="Calibri" fo:font-size="14pt" style:font-size-asian="14pt" style:font-size-complex="14pt"/>
    </style:style>
    <style:style style:name="ch7" style:family="chart" style:data-style-name="N0">
      <style:chart-properties chart:symbol-type="named-symbol" chart:symbol-name="diamond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c5000b" draw:fill-color="#c5000b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arrow-up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669900" draw:fill-color="#669900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circle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99" draw:fill-color="#336699"/>
      <style:text-properties fo:color="#000000" style:text-position="0% 100%" fo:font-family="Calibri" fo:font-size="14pt" style:font-size-asian="14pt" style:font-size-complex="14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4.001cm" svg:height="20.001cm" xlink:href=".." xlink:type="simple" chart:class="chart:scatter" chart:style-name="ch1">
        <chart:plot-area chart:style-name="ch2" table:cell-range-address="'Gini yearly'.F4:'Gini yearly'.J30 'Gini yearly'.G3:'Gini yearly'.J3" chart:data-source-has-labels="row" svg:x="0.064cm" svg:y="0.065cm" svg:width="23.955cm" svg:height="17.911cm">
          <chartooo:coordinate-region svg:x="1.929cm" svg:y="0.523cm" svg:width="21.62cm" svg:height="16.9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Gini yearly'.G4:'Gini yearly'.G30" chart:label-cell-address="'Gini yearly'.G3:'Gini yearly'.G3" chart:class="chart:scatter">
            <chart:domain table:cell-range-address="'Gini yearly'.F4:'Gini yearly'.F30"/>
            <chart:data-point chart:repeated="27"/>
          </chart:series>
          <chart:series chart:style-name="ch7" chart:values-cell-range-address="'Gini yearly'.H4:'Gini yearly'.H30" chart:label-cell-address="'Gini yearly'.H3:'Gini yearly'.H3" chart:class="chart:scatter">
            <chart:data-point chart:repeated="27"/>
          </chart:series>
          <chart:series chart:style-name="ch8" chart:values-cell-range-address="'Gini yearly'.I4:'Gini yearly'.I30" chart:label-cell-address="'Gini yearly'.I3:'Gini yearly'.I3" chart:class="chart:scatter">
            <chart:data-point chart:repeated="27"/>
          </chart:series>
          <chart:series chart:style-name="ch9" chart:values-cell-range-address="'Gini yearly'.J4:'Gini yearly'.J30" chart:label-cell-address="'Gini yearly'.J3:'Gini yearly'.J3" chart:class="chart:scatte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Gini yearly'.G3:'Gini yearly'.G3</svg:desc>
                </draw:g>
              </table:table-cell>
              <table:table-cell office:value-type="string">
                <text:p>Labour and pension income</text:p>
                <draw:g>
                  <svg:desc>'Gini yearly'.H3:'Gini yearly'.H3</svg:desc>
                </draw:g>
              </table:table-cell>
              <table:table-cell office:value-type="string">
                <text:p>Labour income and family beenfits</text:p>
                <draw:g>
                  <svg:desc>'Gini yearly'.I3:'Gini yearly'.I3</svg:desc>
                </draw:g>
              </table:table-cell>
              <table:table-cell office:value-type="string">
                <text:p>All income</text:p>
                <draw:g>
                  <svg:desc>'Gini yearly'.J3:'Gini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F4:'Gini yearly'.F30</svg:desc>
                </draw:g>
              </table:table-cell>
              <table:table-cell office:value-type="float" office:value="0.4249406777">
                <text:p>0.4249406777</text:p>
                <draw:g>
                  <svg:desc>'Gini yearly'.G4:'Gini yearly'.G30</svg:desc>
                </draw:g>
              </table:table-cell>
              <table:table-cell office:value-type="float" office:value="0.3906811662">
                <text:p>0.3906811662</text:p>
                <draw:g>
                  <svg:desc>'Gini yearly'.H4:'Gini yearly'.H30</svg:desc>
                </draw:g>
              </table:table-cell>
              <table:table-cell office:value-type="float" office:value="0.4222738609">
                <text:p>0.4222738609</text:p>
                <draw:g>
                  <svg:desc>'Gini yearly'.I4:'Gini yearly'.I30</svg:desc>
                </draw:g>
              </table:table-cell>
              <table:table-cell office:value-type="float" office:value="0.3863343567">
                <text:p>0.3863343567</text:p>
                <draw:g>
                  <svg:desc>'Gini yearly'.J4:'Gini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82919769">
                <text:p>0.4097582919769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2228430807">
                <text:p>0.394972228430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8451868509">
                <text:p>0.410638451868509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2763017068">
                <text:p>0.394812763017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4992951665">
                <text:p>0.408364992951665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2685080595">
                <text:p>0.389842685080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8022030954">
                <text:p>0.408548022030954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962344032">
                <text:p>0.390258962344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09217471202">
                <text:p>0.44909217471202</text:p>
              </table:table-cell>
              <table:table-cell office:value-type="float" office:value="0.408089186392122">
                <text:p>0.408089186392122</text:p>
              </table:table-cell>
              <table:table-cell office:value-type="float" office:value="0.426451884429823">
                <text:p>0.426451884429823</text:p>
              </table:table-cell>
              <table:table-cell office:value-type="float" office:value="0.387818982590424">
                <text:p>0.3878189825904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377180859492">
                <text:p>0.455377180859492</text:p>
              </table:table-cell>
              <table:table-cell office:value-type="float" office:value="0.406117899142046">
                <text:p>0.406117899142046</text:p>
              </table:table-cell>
              <table:table-cell office:value-type="float" office:value="0.434327214829777">
                <text:p>0.434327214829777</text:p>
              </table:table-cell>
              <table:table-cell office:value-type="float" office:value="0.388184846231163">
                <text:p>0.388184846231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0937566705462">
                <text:p>0.460937566705462</text:p>
              </table:table-cell>
              <table:table-cell office:value-type="float" office:value="0.408436614351016">
                <text:p>0.408436614351016</text:p>
              </table:table-cell>
              <table:table-cell office:value-type="float" office:value="0.438047370898729">
                <text:p>0.438047370898729</text:p>
              </table:table-cell>
              <table:table-cell office:value-type="float" office:value="0.388973498382578">
                <text:p>0.3889734983825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3331646647539">
                <text:p>0.463331646647539</text:p>
              </table:table-cell>
              <table:table-cell office:value-type="float" office:value="0.408519200516473">
                <text:p>0.408519200516473</text:p>
              </table:table-cell>
              <table:table-cell office:value-type="float" office:value="0.440097496025245">
                <text:p>0.440097496025245</text:p>
              </table:table-cell>
              <table:table-cell office:value-type="float" office:value="0.389497145913134">
                <text:p>0.389497145913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3189614223365">
                <text:p>0.463189614223365</text:p>
              </table:table-cell>
              <table:table-cell office:value-type="float" office:value="0.405325254395951">
                <text:p>0.405325254395951</text:p>
              </table:table-cell>
              <table:table-cell office:value-type="float" office:value="0.439316339833054">
                <text:p>0.439316339833054</text:p>
              </table:table-cell>
              <table:table-cell office:value-type="float" office:value="0.387472582751594">
                <text:p>0.3874725827515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61360261893111">
                <text:p>0.461360261893111</text:p>
              </table:table-cell>
              <table:table-cell office:value-type="float" office:value="0.39991548170051">
                <text:p>0.39991548170051</text:p>
              </table:table-cell>
              <table:table-cell office:value-type="float" office:value="0.438464314586443">
                <text:p>0.438464314586443</text:p>
              </table:table-cell>
              <table:table-cell office:value-type="float" office:value="0.383384814239045">
                <text:p>0.383384814239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61594120715594">
                <text:p>0.461594120715594</text:p>
              </table:table-cell>
              <table:table-cell office:value-type="float" office:value="0.399562545022348">
                <text:p>0.399562545022348</text:p>
              </table:table-cell>
              <table:table-cell office:value-type="float" office:value="0.442165157917843">
                <text:p>0.442165157917843</text:p>
              </table:table-cell>
              <table:table-cell office:value-type="float" office:value="0.385019145479592">
                <text:p>0.3850191454795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73935079707752">
                <text:p>0.473935079707752</text:p>
              </table:table-cell>
              <table:table-cell office:value-type="float" office:value="0.405178468600458">
                <text:p>0.405178468600458</text:p>
              </table:table-cell>
              <table:table-cell office:value-type="float" office:value="0.4558935308433">
                <text:p>0.4558935308433</text:p>
              </table:table-cell>
              <table:table-cell office:value-type="float" office:value="0.391425097411663">
                <text:p>0.3914250974116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67442834993922">
                <text:p>0.467442834993922</text:p>
              </table:table-cell>
              <table:table-cell office:value-type="float" office:value="0.396307538478334">
                <text:p>0.396307538478334</text:p>
              </table:table-cell>
              <table:table-cell office:value-type="float" office:value="0.451049573669485">
                <text:p>0.451049573669485</text:p>
              </table:table-cell>
              <table:table-cell office:value-type="float" office:value="0.384058928868603">
                <text:p>0.3840589288686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62106228194162">
                <text:p>0.462106228194162</text:p>
              </table:table-cell>
              <table:table-cell office:value-type="float" office:value="0.392814960118882">
                <text:p>0.392814960118882</text:p>
              </table:table-cell>
              <table:table-cell office:value-type="float" office:value="0.44853203412259">
                <text:p>0.44853203412259</text:p>
              </table:table-cell>
              <table:table-cell office:value-type="float" office:value="0.382098516102189">
                <text:p>0.382098516102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58475297274394">
                <text:p>0.458475297274394</text:p>
              </table:table-cell>
              <table:table-cell office:value-type="float" office:value="0.388703996976621">
                <text:p>0.388703996976621</text:p>
              </table:table-cell>
              <table:table-cell office:value-type="float" office:value="0.445802599291001">
                <text:p>0.445802599291001</text:p>
              </table:table-cell>
              <table:table-cell office:value-type="float" office:value="0.378891707174875">
                <text:p>0.378891707174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47942662707433">
                <text:p>0.447942662707433</text:p>
              </table:table-cell>
              <table:table-cell office:value-type="float" office:value="0.381206531690602">
                <text:p>0.381206531690602</text:p>
              </table:table-cell>
              <table:table-cell office:value-type="float" office:value="0.437365696795194">
                <text:p>0.437365696795194</text:p>
              </table:table-cell>
              <table:table-cell office:value-type="float" office:value="0.373104351078972">
                <text:p>0.373104351078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0086149952247">
                <text:p>0.450086149952247</text:p>
              </table:table-cell>
              <table:table-cell office:value-type="float" office:value="0.382799623106179">
                <text:p>0.382799623106179</text:p>
              </table:table-cell>
              <table:table-cell office:value-type="float" office:value="0.441085642793577">
                <text:p>0.441085642793577</text:p>
              </table:table-cell>
              <table:table-cell office:value-type="float" office:value="0.376504740639142">
                <text:p>0.3765047406391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47924676797324">
                <text:p>0.447924676797324</text:p>
              </table:table-cell>
              <table:table-cell office:value-type="float" office:value="0.380176793874476">
                <text:p>0.380176793874476</text:p>
              </table:table-cell>
              <table:table-cell office:value-type="float" office:value="0.443172864830665">
                <text:p>0.443172864830665</text:p>
              </table:table-cell>
              <table:table-cell office:value-type="float" office:value="0.375592566970955">
                <text:p>0.375592566970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48273648321866">
                <text:p>0.448273648321866</text:p>
              </table:table-cell>
              <table:table-cell office:value-type="float" office:value="0.381442412358094">
                <text:p>0.381442412358094</text:p>
              </table:table-cell>
              <table:table-cell office:value-type="float" office:value="0.443783856922691">
                <text:p>0.443783856922691</text:p>
              </table:table-cell>
              <table:table-cell office:value-type="float" office:value="0.3773868258075">
                <text:p>0.37738682580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4624503553671">
                <text:p>0.44624503553671</text:p>
              </table:table-cell>
              <table:table-cell office:value-type="float" office:value="0.378545703681349">
                <text:p>0.378545703681349</text:p>
              </table:table-cell>
              <table:table-cell office:value-type="float" office:value="0.442910456724344">
                <text:p>0.442910456724344</text:p>
              </table:table-cell>
              <table:table-cell office:value-type="float" office:value="0.375631888082328">
                <text:p>0.3756318880823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48410207607941">
                <text:p>0.448410207607941</text:p>
              </table:table-cell>
              <table:table-cell office:value-type="float" office:value="0.380120782727081">
                <text:p>0.380120782727081</text:p>
              </table:table-cell>
              <table:table-cell office:value-type="float" office:value="0.445998905253757">
                <text:p>0.445998905253757</text:p>
              </table:table-cell>
              <table:table-cell office:value-type="float" office:value="0.377753790377238">
                <text:p>0.3777537903772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48341307223532">
                <text:p>0.448341307223532</text:p>
              </table:table-cell>
              <table:table-cell office:value-type="float" office:value="0.378188217165344">
                <text:p>0.378188217165344</text:p>
              </table:table-cell>
              <table:table-cell office:value-type="float" office:value="0.445840271547874">
                <text:p>0.445840271547874</text:p>
              </table:table-cell>
              <table:table-cell office:value-type="float" office:value="0.3759793963064">
                <text:p>0.37597939630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50190583632577">
                <text:p>0.450190583632577</text:p>
              </table:table-cell>
              <table:table-cell office:value-type="float" office:value="0.380944891192613">
                <text:p>0.380944891192613</text:p>
              </table:table-cell>
              <table:table-cell office:value-type="float" office:value="0.451261870452848">
                <text:p>0.451261870452848</text:p>
              </table:table-cell>
              <table:table-cell office:value-type="float" office:value="0.379020803110954">
                <text:p>0.3790208031109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46379054980801">
                <text:p>0.446379054980801</text:p>
              </table:table-cell>
              <table:table-cell office:value-type="float" office:value="0.377863832376892">
                <text:p>0.377863832376892</text:p>
              </table:table-cell>
              <table:table-cell office:value-type="float" office:value="0.449099012181859">
                <text:p>0.449099012181859</text:p>
              </table:table-cell>
              <table:table-cell office:value-type="float" office:value="0.376567220199832">
                <text:p>0.3765672201998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38945750632441">
                <text:p>0.438945750632441</text:p>
              </table:table-cell>
              <table:table-cell office:value-type="float" office:value="0.3829863655948">
                <text:p>0.3829863655948</text:p>
              </table:table-cell>
              <table:table-cell office:value-type="float" office:value="0.444050588396353">
                <text:p>0.444050588396353</text:p>
              </table:table-cell>
              <table:table-cell office:value-type="float" office:value="0.381263291449304">
                <text:p>0.3812632914493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36018233177239">
                <text:p>0.436018233177239</text:p>
              </table:table-cell>
              <table:table-cell office:value-type="float" office:value="0.378383110097892">
                <text:p>0.378383110097892</text:p>
              </table:table-cell>
              <table:table-cell office:value-type="float" office:value="0.444400951174629">
                <text:p>0.444400951174629</text:p>
              </table:table-cell>
              <table:table-cell office:value-type="float" office:value="0.376156627819091">
                <text:p>0.37615662781909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32pt" style:font-size-asian="14pt" style:font-size-complex="14pt"/>
    </style:style>
    <style:style style:name="ch4" style:family="chart" style:data-style-name="N0">
      <style:chart-properties chart:display-label="true" chart:logarithmic="false" chart:minimum="0.34" chart:maximum="0.48" chart:interval-major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26pt" style:font-size-asian="14pt" style:font-size-complex="14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x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0000" draw:fill-color="#000000"/>
      <style:text-properties fo:color="#000000" style:text-position="0% 100%" fo:font-family="Calibri" fo:font-size="14pt" style:font-size-asian="14pt" style:font-size-complex="14pt"/>
    </style:style>
    <style:style style:name="ch7" style:family="chart" style:data-style-name="N0">
      <style:chart-properties chart:symbol-type="named-symbol" chart:symbol-name="diamond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c5000b" draw:fill-color="#c5000b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arrow-up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669900" draw:fill-color="#669900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circle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99" draw:fill-color="#336699"/>
      <style:text-properties fo:color="#000000" style:text-position="0% 100%" fo:font-family="Calibri" fo:font-size="14pt" style:font-size-asian="14pt" style:font-size-complex="14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4.001cm" svg:height="20.001cm" xlink:href=".." xlink:type="simple" chart:class="chart:scatter" chart:style-name="ch1">
        <chart:plot-area chart:style-name="ch2" table:cell-range-address="'Gini yearly'.K4:'Gini yearly'.O30 'Gini yearly'.L3:'Gini yearly'.O3" chart:data-source-has-labels="row" svg:x="0.064cm" svg:y="0.065cm" svg:width="23.955cm" svg:height="17.911cm">
          <chartooo:coordinate-region svg:x="1.929cm" svg:y="0.523cm" svg:width="21.62cm" svg:height="16.9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Gini yearly'.L4:'Gini yearly'.L30" chart:label-cell-address="'Gini yearly'.L3:'Gini yearly'.L3" chart:class="chart:scatter">
            <chart:domain table:cell-range-address="'Gini yearly'.K4:'Gini yearly'.K30"/>
            <chart:data-point chart:repeated="27"/>
          </chart:series>
          <chart:series chart:style-name="ch7" chart:values-cell-range-address="'Gini yearly'.M4:'Gini yearly'.M30" chart:label-cell-address="'Gini yearly'.M3:'Gini yearly'.M3" chart:class="chart:scatter">
            <chart:data-point chart:repeated="27"/>
          </chart:series>
          <chart:series chart:style-name="ch8" chart:values-cell-range-address="'Gini yearly'.N4:'Gini yearly'.N30" chart:label-cell-address="'Gini yearly'.N3:'Gini yearly'.N3" chart:class="chart:scatter">
            <chart:data-point chart:repeated="27"/>
          </chart:series>
          <chart:series chart:style-name="ch9" chart:values-cell-range-address="'Gini yearly'.O4:'Gini yearly'.O30" chart:label-cell-address="'Gini yearly'.O3:'Gini yearly'.O3" chart:class="chart:scatte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Gini yearly'.L3:'Gini yearly'.L3</svg:desc>
                </draw:g>
              </table:table-cell>
              <table:table-cell office:value-type="string">
                <text:p>Labour and pension income</text:p>
                <draw:g>
                  <svg:desc>'Gini yearly'.M3:'Gini yearly'.M3</svg:desc>
                </draw:g>
              </table:table-cell>
              <table:table-cell office:value-type="string">
                <text:p>Labour income and family beenfits</text:p>
                <draw:g>
                  <svg:desc>'Gini yearly'.N3:'Gini yearly'.N3</svg:desc>
                </draw:g>
              </table:table-cell>
              <table:table-cell office:value-type="string">
                <text:p>All income</text:p>
                <draw:g>
                  <svg:desc>'Gini yearly'.O3:'Gini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K4:'Gini yearly'.K30</svg:desc>
                </draw:g>
              </table:table-cell>
              <table:table-cell office:value-type="float" office:value="0.4249406777">
                <text:p>0.4249406777</text:p>
                <draw:g>
                  <svg:desc>'Gini yearly'.L4:'Gini yearly'.L30</svg:desc>
                </draw:g>
              </table:table-cell>
              <table:table-cell office:value-type="float" office:value="0.3906811662">
                <text:p>0.3906811662</text:p>
                <draw:g>
                  <svg:desc>'Gini yearly'.M4:'Gini yearly'.M30</svg:desc>
                </draw:g>
              </table:table-cell>
              <table:table-cell office:value-type="float" office:value="0.4222738609">
                <text:p>0.4222738609</text:p>
                <draw:g>
                  <svg:desc>'Gini yearly'.N4:'Gini yearly'.N30</svg:desc>
                </draw:g>
              </table:table-cell>
              <table:table-cell office:value-type="float" office:value="0.3863343567">
                <text:p>0.3863343567</text:p>
                <draw:g>
                  <svg:desc>'Gini yearly'.O4:'Gini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82919769">
                <text:p>0.4097582919769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2228430807">
                <text:p>0.394972228430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8451868509">
                <text:p>0.410638451868509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2763017068">
                <text:p>0.394812763017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5960548633">
                <text:p>0.408365960548633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3513668273">
                <text:p>0.389843513668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426614732705">
                <text:p>0.448426614732705</text:p>
              </table:table-cell>
              <table:table-cell office:value-type="float" office:value="0.408348403109133">
                <text:p>0.408348403109133</text:p>
              </table:table-cell>
              <table:table-cell office:value-type="float" office:value="0.427995252995517">
                <text:p>0.427995252995517</text:p>
              </table:table-cell>
              <table:table-cell office:value-type="float" office:value="0.390094109617663">
                <text:p>0.390094109617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876266180385">
                <text:p>0.44876266180385</text:p>
              </table:table-cell>
              <table:table-cell office:value-type="float" office:value="0.408125698799947">
                <text:p>0.408125698799947</text:p>
              </table:table-cell>
              <table:table-cell office:value-type="float" office:value="0.425961949323249">
                <text:p>0.425961949323249</text:p>
              </table:table-cell>
              <table:table-cell office:value-type="float" office:value="0.387922820191616">
                <text:p>0.3879228201916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62468274392097">
                <text:p>0.462468274392097</text:p>
              </table:table-cell>
              <table:table-cell office:value-type="float" office:value="0.41328605384526">
                <text:p>0.41328605384526</text:p>
              </table:table-cell>
              <table:table-cell office:value-type="float" office:value="0.442616394490729">
                <text:p>0.442616394490729</text:p>
              </table:table-cell>
              <table:table-cell office:value-type="float" office:value="0.396590580997395">
                <text:p>0.396590580997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70832570974696">
                <text:p>0.470832570974696</text:p>
              </table:table-cell>
              <table:table-cell office:value-type="float" office:value="0.417784326906775">
                <text:p>0.417784326906775</text:p>
              </table:table-cell>
              <table:table-cell office:value-type="float" office:value="0.449923095528176">
                <text:p>0.449923095528176</text:p>
              </table:table-cell>
              <table:table-cell office:value-type="float" office:value="0.399419399764831">
                <text:p>0.399419399764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71022890242487">
                <text:p>0.471022890242487</text:p>
              </table:table-cell>
              <table:table-cell office:value-type="float" office:value="0.417242436459432">
                <text:p>0.417242436459432</text:p>
              </table:table-cell>
              <table:table-cell office:value-type="float" office:value="0.452444929291648">
                <text:p>0.452444929291648</text:p>
              </table:table-cell>
              <table:table-cell office:value-type="float" office:value="0.400858426609434">
                <text:p>0.4008584266094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72441299305785">
                <text:p>0.472441299305785</text:p>
              </table:table-cell>
              <table:table-cell office:value-type="float" office:value="0.413888695020392">
                <text:p>0.413888695020392</text:p>
              </table:table-cell>
              <table:table-cell office:value-type="float" office:value="0.453630154845493">
                <text:p>0.453630154845493</text:p>
              </table:table-cell>
              <table:table-cell office:value-type="float" office:value="0.398591052308944">
                <text:p>0.3985910523089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70702978175989">
                <text:p>0.470702978175989</text:p>
              </table:table-cell>
              <table:table-cell office:value-type="float" office:value="0.413570738670765">
                <text:p>0.413570738670765</text:p>
              </table:table-cell>
              <table:table-cell office:value-type="float" office:value="0.45356483157824">
                <text:p>0.45356483157824</text:p>
              </table:table-cell>
              <table:table-cell office:value-type="float" office:value="0.399844887368537">
                <text:p>0.3998448873685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69760690120002">
                <text:p>0.469760690120002</text:p>
              </table:table-cell>
              <table:table-cell office:value-type="float" office:value="0.413328464215559">
                <text:p>0.413328464215559</text:p>
              </table:table-cell>
              <table:table-cell office:value-type="float" office:value="0.454579114552865">
                <text:p>0.454579114552865</text:p>
              </table:table-cell>
              <table:table-cell office:value-type="float" office:value="0.40035516136692">
                <text:p>0.400355161366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66851794367852">
                <text:p>0.466851794367852</text:p>
              </table:table-cell>
              <table:table-cell office:value-type="float" office:value="0.409043034249959">
                <text:p>0.409043034249959</text:p>
              </table:table-cell>
              <table:table-cell office:value-type="float" office:value="0.452425663178551">
                <text:p>0.452425663178551</text:p>
              </table:table-cell>
              <table:table-cell office:value-type="float" office:value="0.396931889432985">
                <text:p>0.3969318894329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63089240949046">
                <text:p>0.463089240949046</text:p>
              </table:table-cell>
              <table:table-cell office:value-type="float" office:value="0.40440756510859">
                <text:p>0.40440756510859</text:p>
              </table:table-cell>
              <table:table-cell office:value-type="float" office:value="0.448924216402952">
                <text:p>0.448924216402952</text:p>
              </table:table-cell>
              <table:table-cell office:value-type="float" office:value="0.393153077961416">
                <text:p>0.3931530779614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60209780528225">
                <text:p>0.460209780528225</text:p>
              </table:table-cell>
              <table:table-cell office:value-type="float" office:value="0.402602224617723">
                <text:p>0.402602224617723</text:p>
              </table:table-cell>
              <table:table-cell office:value-type="float" office:value="0.448225146546305">
                <text:p>0.448225146546305</text:p>
              </table:table-cell>
              <table:table-cell office:value-type="float" office:value="0.392636680416902">
                <text:p>0.3926366804169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5274104414462">
                <text:p>0.45274104414462</text:p>
              </table:table-cell>
              <table:table-cell office:value-type="float" office:value="0.39761926231196">
                <text:p>0.39761926231196</text:p>
              </table:table-cell>
              <table:table-cell office:value-type="float" office:value="0.444513129467183">
                <text:p>0.444513129467183</text:p>
              </table:table-cell>
              <table:table-cell office:value-type="float" office:value="0.390671578486334">
                <text:p>0.390671578486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49639127350562">
                <text:p>0.449639127350562</text:p>
              </table:table-cell>
              <table:table-cell office:value-type="float" office:value="0.394179799075579">
                <text:p>0.394179799075579</text:p>
              </table:table-cell>
              <table:table-cell office:value-type="float" office:value="0.440863534767781">
                <text:p>0.440863534767781</text:p>
              </table:table-cell>
              <table:table-cell office:value-type="float" office:value="0.387520729274308">
                <text:p>0.3875207292743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45888476506565">
                <text:p>0.445888476506565</text:p>
              </table:table-cell>
              <table:table-cell office:value-type="float" office:value="0.392466605800857">
                <text:p>0.392466605800857</text:p>
              </table:table-cell>
              <table:table-cell office:value-type="float" office:value="0.438138121897648">
                <text:p>0.438138121897648</text:p>
              </table:table-cell>
              <table:table-cell office:value-type="float" office:value="0.386372301612212">
                <text:p>0.386372301612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41571771824289">
                <text:p>0.441571771824289</text:p>
              </table:table-cell>
              <table:table-cell office:value-type="float" office:value="0.389849175203227">
                <text:p>0.389849175203227</text:p>
              </table:table-cell>
              <table:table-cell office:value-type="float" office:value="0.435881067055602">
                <text:p>0.435881067055602</text:p>
              </table:table-cell>
              <table:table-cell office:value-type="float" office:value="0.385534718820631">
                <text:p>0.3855347188206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37372424423359">
                <text:p>0.437372424423359</text:p>
              </table:table-cell>
              <table:table-cell office:value-type="float" office:value="0.396354186163919">
                <text:p>0.396354186163919</text:p>
              </table:table-cell>
              <table:table-cell office:value-type="float" office:value="0.433485073432853">
                <text:p>0.433485073432853</text:p>
              </table:table-cell>
              <table:table-cell office:value-type="float" office:value="0.393022968132662">
                <text:p>0.3930229681326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36465800444781">
                <text:p>0.436465800444781</text:p>
              </table:table-cell>
              <table:table-cell office:value-type="float" office:value="0.396700795294567">
                <text:p>0.396700795294567</text:p>
              </table:table-cell>
              <table:table-cell office:value-type="float" office:value="0.434435529322272">
                <text:p>0.434435529322272</text:p>
              </table:table-cell>
              <table:table-cell office:value-type="float" office:value="0.394743433928453">
                <text:p>0.3947434339284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18978007255576">
                <text:p>0.418978007255576</text:p>
              </table:table-cell>
              <table:table-cell office:value-type="float" office:value="0.386527634170345">
                <text:p>0.386527634170345</text:p>
              </table:table-cell>
              <table:table-cell office:value-type="float" office:value="0.420306619374055">
                <text:p>0.420306619374055</text:p>
              </table:table-cell>
              <table:table-cell office:value-type="float" office:value="0.386092988639234">
                <text:p>0.3860929886392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08456854297588">
                <text:p>0.408456854297588</text:p>
              </table:table-cell>
              <table:table-cell office:value-type="float" office:value="0.383614477044798">
                <text:p>0.383614477044798</text:p>
              </table:table-cell>
              <table:table-cell office:value-type="float" office:value="0.410023299636031">
                <text:p>0.410023299636031</text:p>
              </table:table-cell>
              <table:table-cell office:value-type="float" office:value="0.381958284122853">
                <text:p>0.3819582841228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0423605720855">
                <text:p>0.40423605720855</text:p>
              </table:table-cell>
              <table:table-cell office:value-type="float" office:value="0.380527384202255">
                <text:p>0.380527384202255</text:p>
              </table:table-cell>
              <table:table-cell office:value-type="float" office:value="0.40465651137799">
                <text:p>0.40465651137799</text:p>
              </table:table-cell>
              <table:table-cell office:value-type="float" office:value="0.378704285659789">
                <text:p>0.378704285659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0474508475148">
                <text:p>0.40474508475148</text:p>
              </table:table-cell>
              <table:table-cell office:value-type="float" office:value="0.383842079660212">
                <text:p>0.383842079660212</text:p>
              </table:table-cell>
              <table:table-cell office:value-type="float" office:value="0.405517938963643">
                <text:p>0.405517938963643</text:p>
              </table:table-cell>
              <table:table-cell office:value-type="float" office:value="0.381976927080642">
                <text:p>0.3819769270806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05765188715662">
                <text:p>0.405765188715662</text:p>
              </table:table-cell>
              <table:table-cell office:value-type="float" office:value="0.380920571519714">
                <text:p>0.380920571519714</text:p>
              </table:table-cell>
              <table:table-cell office:value-type="float" office:value="0.406118579821432">
                <text:p>0.406118579821432</text:p>
              </table:table-cell>
              <table:table-cell office:value-type="float" office:value="0.379749115520473">
                <text:p>0.3797491155204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88678228839472">
                <text:p>0.388678228839472</text:p>
              </table:table-cell>
              <table:table-cell office:value-type="float" office:value="0.372692374729936">
                <text:p>0.372692374729936</text:p>
              </table:table-cell>
              <table:table-cell office:value-type="float" office:value="0.388884919272385">
                <text:p>0.388884919272385</text:p>
              </table:table-cell>
              <table:table-cell office:value-type="float" office:value="0.372009709565839">
                <text:p>0.37200970956583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0.25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035cm" svg:height="17.848cm" xlink:href=".." xlink:type="simple" chart:class="chart:scatter" chart:style-name="ch1">
        <chart:subtitle svg:x="9.279cm" svg:y="0.357cm" chart:style-name="ch2">
          <text:p>sub-title</text:p>
        </chart:subtitle>
        <chart:legend chart:legend-position="end" svg:x="0cm" svg:y="0cm" style:legend-expansion="high" chart:style-name="ch3"/>
        <chart:plot-area chart:style-name="ch4" table:cell-range-address="'Gini yearly'.A4:'Gini yearly'.A30 'Gini yearly'.G3:'Gini yearly'.J30" chart:data-source-has-labels="row" svg:x="0.55cm" svg:y="0.155cm" svg:width="19.418cm" svg:height="13.118cm">
          <chartooo:coordinate-region svg:x="1.674cm" svg:y="0.4cm" svg:width="18.049cm" svg:height="11.61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ini yearly'.G4:'Gini yearly'.G30" chart:label-cell-address="'Gini yearly'.G3:'Gini yearly'.G3" chart:class="chart:scatter">
            <chart:domain table:cell-range-address="'Gini yearly'.A4:'Gini yearly'.A30"/>
            <chart:data-point chart:repeated="27"/>
          </chart:series>
          <chart:series chart:style-name="ch9" chart:values-cell-range-address="'Gini yearly'.H4:'Gini yearly'.H30" chart:label-cell-address="'Gini yearly'.H3:'Gini yearly'.H3" chart:class="chart:scatter">
            <chart:data-point chart:repeated="27"/>
          </chart:series>
          <chart:series chart:style-name="ch10" chart:values-cell-range-address="'Gini yearly'.I4:'Gini yearly'.I30" chart:label-cell-address="'Gini yearly'.I3:'Gini yearly'.I3" chart:class="chart:scatter">
            <chart:data-point chart:repeated="27"/>
          </chart:series>
          <chart:series chart:style-name="ch11" chart:values-cell-range-address="'Gini yearly'.J4:'Gini yearly'.J30" chart:label-cell-address="'Gini yearly'.J3:'Gini yearly'.J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Gini yearly'.G3:'Gini yearly'.G3</svg:desc>
                </draw:g>
              </table:table-cell>
              <table:table-cell office:value-type="string">
                <text:p>Labour and pension income</text:p>
                <draw:g>
                  <svg:desc>'Gini yearly'.H3:'Gini yearly'.H3</svg:desc>
                </draw:g>
              </table:table-cell>
              <table:table-cell office:value-type="string">
                <text:p>Labour income and family beenfits</text:p>
                <draw:g>
                  <svg:desc>'Gini yearly'.I3:'Gini yearly'.I3</svg:desc>
                </draw:g>
              </table:table-cell>
              <table:table-cell office:value-type="string">
                <text:p>All income</text:p>
                <draw:g>
                  <svg:desc>'Gini yearly'.J3:'Gini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A4:'Gini yearly'.A30</svg:desc>
                </draw:g>
              </table:table-cell>
              <table:table-cell office:value-type="float" office:value="0.4249406777">
                <text:p>0.4249406777</text:p>
                <draw:g>
                  <svg:desc>'Gini yearly'.G4:'Gini yearly'.G30</svg:desc>
                </draw:g>
              </table:table-cell>
              <table:table-cell office:value-type="float" office:value="0.3906811662">
                <text:p>0.3906811662</text:p>
                <draw:g>
                  <svg:desc>'Gini yearly'.H4:'Gini yearly'.H30</svg:desc>
                </draw:g>
              </table:table-cell>
              <table:table-cell office:value-type="float" office:value="0.4222738609">
                <text:p>0.4222738609</text:p>
                <draw:g>
                  <svg:desc>'Gini yearly'.I4:'Gini yearly'.I30</svg:desc>
                </draw:g>
              </table:table-cell>
              <table:table-cell office:value-type="float" office:value="0.3863343567">
                <text:p>0.3863343567</text:p>
                <draw:g>
                  <svg:desc>'Gini yearly'.J4:'Gini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82919769">
                <text:p>0.4097582919769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2228430807">
                <text:p>0.394972228430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8451868509">
                <text:p>0.410638451868509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2763017068">
                <text:p>0.394812763017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4992951665">
                <text:p>0.408364992951665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2685080595">
                <text:p>0.389842685080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8022030954">
                <text:p>0.408548022030954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962344032">
                <text:p>0.390258962344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09217471202">
                <text:p>0.44909217471202</text:p>
              </table:table-cell>
              <table:table-cell office:value-type="float" office:value="0.408089186392122">
                <text:p>0.408089186392122</text:p>
              </table:table-cell>
              <table:table-cell office:value-type="float" office:value="0.426451884429823">
                <text:p>0.426451884429823</text:p>
              </table:table-cell>
              <table:table-cell office:value-type="float" office:value="0.387818982590424">
                <text:p>0.3878189825904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377180859492">
                <text:p>0.455377180859492</text:p>
              </table:table-cell>
              <table:table-cell office:value-type="float" office:value="0.406117899142046">
                <text:p>0.406117899142046</text:p>
              </table:table-cell>
              <table:table-cell office:value-type="float" office:value="0.434327214829777">
                <text:p>0.434327214829777</text:p>
              </table:table-cell>
              <table:table-cell office:value-type="float" office:value="0.388184846231163">
                <text:p>0.388184846231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0937566705462">
                <text:p>0.460937566705462</text:p>
              </table:table-cell>
              <table:table-cell office:value-type="float" office:value="0.408436614351016">
                <text:p>0.408436614351016</text:p>
              </table:table-cell>
              <table:table-cell office:value-type="float" office:value="0.438047370898729">
                <text:p>0.438047370898729</text:p>
              </table:table-cell>
              <table:table-cell office:value-type="float" office:value="0.388973498382578">
                <text:p>0.3889734983825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3331646647539">
                <text:p>0.463331646647539</text:p>
              </table:table-cell>
              <table:table-cell office:value-type="float" office:value="0.408519200516473">
                <text:p>0.408519200516473</text:p>
              </table:table-cell>
              <table:table-cell office:value-type="float" office:value="0.440097496025245">
                <text:p>0.440097496025245</text:p>
              </table:table-cell>
              <table:table-cell office:value-type="float" office:value="0.389497145913134">
                <text:p>0.389497145913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3189614223365">
                <text:p>0.463189614223365</text:p>
              </table:table-cell>
              <table:table-cell office:value-type="float" office:value="0.405325254395951">
                <text:p>0.405325254395951</text:p>
              </table:table-cell>
              <table:table-cell office:value-type="float" office:value="0.439316339833054">
                <text:p>0.439316339833054</text:p>
              </table:table-cell>
              <table:table-cell office:value-type="float" office:value="0.387472582751594">
                <text:p>0.3874725827515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61360261893111">
                <text:p>0.461360261893111</text:p>
              </table:table-cell>
              <table:table-cell office:value-type="float" office:value="0.39991548170051">
                <text:p>0.39991548170051</text:p>
              </table:table-cell>
              <table:table-cell office:value-type="float" office:value="0.438464314586443">
                <text:p>0.438464314586443</text:p>
              </table:table-cell>
              <table:table-cell office:value-type="float" office:value="0.383384814239045">
                <text:p>0.383384814239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61594120715594">
                <text:p>0.461594120715594</text:p>
              </table:table-cell>
              <table:table-cell office:value-type="float" office:value="0.399562545022348">
                <text:p>0.399562545022348</text:p>
              </table:table-cell>
              <table:table-cell office:value-type="float" office:value="0.442165157917843">
                <text:p>0.442165157917843</text:p>
              </table:table-cell>
              <table:table-cell office:value-type="float" office:value="0.385019145479592">
                <text:p>0.3850191454795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73935079707752">
                <text:p>0.473935079707752</text:p>
              </table:table-cell>
              <table:table-cell office:value-type="float" office:value="0.405178468600458">
                <text:p>0.405178468600458</text:p>
              </table:table-cell>
              <table:table-cell office:value-type="float" office:value="0.4558935308433">
                <text:p>0.4558935308433</text:p>
              </table:table-cell>
              <table:table-cell office:value-type="float" office:value="0.391425097411663">
                <text:p>0.3914250974116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67442834993922">
                <text:p>0.467442834993922</text:p>
              </table:table-cell>
              <table:table-cell office:value-type="float" office:value="0.396307538478334">
                <text:p>0.396307538478334</text:p>
              </table:table-cell>
              <table:table-cell office:value-type="float" office:value="0.451049573669485">
                <text:p>0.451049573669485</text:p>
              </table:table-cell>
              <table:table-cell office:value-type="float" office:value="0.384058928868603">
                <text:p>0.3840589288686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62106228194162">
                <text:p>0.462106228194162</text:p>
              </table:table-cell>
              <table:table-cell office:value-type="float" office:value="0.392814960118882">
                <text:p>0.392814960118882</text:p>
              </table:table-cell>
              <table:table-cell office:value-type="float" office:value="0.44853203412259">
                <text:p>0.44853203412259</text:p>
              </table:table-cell>
              <table:table-cell office:value-type="float" office:value="0.382098516102189">
                <text:p>0.382098516102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58475297274394">
                <text:p>0.458475297274394</text:p>
              </table:table-cell>
              <table:table-cell office:value-type="float" office:value="0.388703996976621">
                <text:p>0.388703996976621</text:p>
              </table:table-cell>
              <table:table-cell office:value-type="float" office:value="0.445802599291001">
                <text:p>0.445802599291001</text:p>
              </table:table-cell>
              <table:table-cell office:value-type="float" office:value="0.378891707174875">
                <text:p>0.378891707174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47942662707433">
                <text:p>0.447942662707433</text:p>
              </table:table-cell>
              <table:table-cell office:value-type="float" office:value="0.381206531690602">
                <text:p>0.381206531690602</text:p>
              </table:table-cell>
              <table:table-cell office:value-type="float" office:value="0.437365696795194">
                <text:p>0.437365696795194</text:p>
              </table:table-cell>
              <table:table-cell office:value-type="float" office:value="0.373104351078972">
                <text:p>0.373104351078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0086149952247">
                <text:p>0.450086149952247</text:p>
              </table:table-cell>
              <table:table-cell office:value-type="float" office:value="0.382799623106179">
                <text:p>0.382799623106179</text:p>
              </table:table-cell>
              <table:table-cell office:value-type="float" office:value="0.441085642793577">
                <text:p>0.441085642793577</text:p>
              </table:table-cell>
              <table:table-cell office:value-type="float" office:value="0.376504740639142">
                <text:p>0.3765047406391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47924676797324">
                <text:p>0.447924676797324</text:p>
              </table:table-cell>
              <table:table-cell office:value-type="float" office:value="0.380176793874476">
                <text:p>0.380176793874476</text:p>
              </table:table-cell>
              <table:table-cell office:value-type="float" office:value="0.443172864830665">
                <text:p>0.443172864830665</text:p>
              </table:table-cell>
              <table:table-cell office:value-type="float" office:value="0.375592566970955">
                <text:p>0.375592566970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48273648321866">
                <text:p>0.448273648321866</text:p>
              </table:table-cell>
              <table:table-cell office:value-type="float" office:value="0.381442412358094">
                <text:p>0.381442412358094</text:p>
              </table:table-cell>
              <table:table-cell office:value-type="float" office:value="0.443783856922691">
                <text:p>0.443783856922691</text:p>
              </table:table-cell>
              <table:table-cell office:value-type="float" office:value="0.3773868258075">
                <text:p>0.37738682580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4624503553671">
                <text:p>0.44624503553671</text:p>
              </table:table-cell>
              <table:table-cell office:value-type="float" office:value="0.378545703681349">
                <text:p>0.378545703681349</text:p>
              </table:table-cell>
              <table:table-cell office:value-type="float" office:value="0.442910456724344">
                <text:p>0.442910456724344</text:p>
              </table:table-cell>
              <table:table-cell office:value-type="float" office:value="0.375631888082328">
                <text:p>0.3756318880823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48410207607941">
                <text:p>0.448410207607941</text:p>
              </table:table-cell>
              <table:table-cell office:value-type="float" office:value="0.380120782727081">
                <text:p>0.380120782727081</text:p>
              </table:table-cell>
              <table:table-cell office:value-type="float" office:value="0.445998905253757">
                <text:p>0.445998905253757</text:p>
              </table:table-cell>
              <table:table-cell office:value-type="float" office:value="0.377753790377238">
                <text:p>0.3777537903772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48341307223532">
                <text:p>0.448341307223532</text:p>
              </table:table-cell>
              <table:table-cell office:value-type="float" office:value="0.378188217165344">
                <text:p>0.378188217165344</text:p>
              </table:table-cell>
              <table:table-cell office:value-type="float" office:value="0.445840271547874">
                <text:p>0.445840271547874</text:p>
              </table:table-cell>
              <table:table-cell office:value-type="float" office:value="0.3759793963064">
                <text:p>0.37597939630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50190583632577">
                <text:p>0.450190583632577</text:p>
              </table:table-cell>
              <table:table-cell office:value-type="float" office:value="0.380944891192613">
                <text:p>0.380944891192613</text:p>
              </table:table-cell>
              <table:table-cell office:value-type="float" office:value="0.451261870452848">
                <text:p>0.451261870452848</text:p>
              </table:table-cell>
              <table:table-cell office:value-type="float" office:value="0.379020803110954">
                <text:p>0.3790208031109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46379054980801">
                <text:p>0.446379054980801</text:p>
              </table:table-cell>
              <table:table-cell office:value-type="float" office:value="0.377863832376892">
                <text:p>0.377863832376892</text:p>
              </table:table-cell>
              <table:table-cell office:value-type="float" office:value="0.449099012181859">
                <text:p>0.449099012181859</text:p>
              </table:table-cell>
              <table:table-cell office:value-type="float" office:value="0.376567220199832">
                <text:p>0.3765672201998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38945750632441">
                <text:p>0.438945750632441</text:p>
              </table:table-cell>
              <table:table-cell office:value-type="float" office:value="0.3829863655948">
                <text:p>0.3829863655948</text:p>
              </table:table-cell>
              <table:table-cell office:value-type="float" office:value="0.444050588396353">
                <text:p>0.444050588396353</text:p>
              </table:table-cell>
              <table:table-cell office:value-type="float" office:value="0.381263291449304">
                <text:p>0.3812632914493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36018233177239">
                <text:p>0.436018233177239</text:p>
              </table:table-cell>
              <table:table-cell office:value-type="float" office:value="0.378383110097892">
                <text:p>0.378383110097892</text:p>
              </table:table-cell>
              <table:table-cell office:value-type="float" office:value="0.444400951174629">
                <text:p>0.444400951174629</text:p>
              </table:table-cell>
              <table:table-cell office:value-type="float" office:value="0.376156627819091">
                <text:p>0.3761566278190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0.25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893cm" svg:height="17.847cm" xlink:href=".." xlink:type="simple" chart:class="chart:scatter" chart:style-name="ch1">
        <chart:subtitle svg:x="9.208cm" svg:y="0.357cm" chart:style-name="ch2">
          <text:p>sub-title</text:p>
        </chart:subtitle>
        <chart:legend chart:legend-position="end" svg:x="0cm" svg:y="0cm" style:legend-expansion="high" chart:style-name="ch3"/>
        <chart:plot-area chart:style-name="ch4" table:cell-range-address="'Gini yearly'.K4:'Gini yearly'.O30 'Gini yearly'.L3:'Gini yearly'.O3" chart:data-source-has-labels="row" svg:x="0.537cm" svg:y="0.155cm" svg:width="19.29cm" svg:height="13.117cm">
          <chartooo:coordinate-region svg:x="1.661cm" svg:y="0.4cm" svg:width="17.921cm" svg:height="11.61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ini yearly'.L4:'Gini yearly'.L30" chart:label-cell-address="'Gini yearly'.L3:'Gini yearly'.L3" chart:class="chart:scatter">
            <chart:domain table:cell-range-address="'Gini yearly'.K4:'Gini yearly'.K30"/>
            <chart:data-point chart:repeated="27"/>
          </chart:series>
          <chart:series chart:style-name="ch9" chart:values-cell-range-address="'Gini yearly'.M4:'Gini yearly'.M30" chart:label-cell-address="'Gini yearly'.M3:'Gini yearly'.M3" chart:class="chart:scatter">
            <chart:data-point chart:repeated="27"/>
          </chart:series>
          <chart:series chart:style-name="ch10" chart:values-cell-range-address="'Gini yearly'.N4:'Gini yearly'.N30" chart:label-cell-address="'Gini yearly'.N3:'Gini yearly'.N3" chart:class="chart:scatter">
            <chart:data-point chart:repeated="27"/>
          </chart:series>
          <chart:series chart:style-name="ch11" chart:values-cell-range-address="'Gini yearly'.O4:'Gini yearly'.O30" chart:label-cell-address="'Gini yearly'.O3:'Gini yearly'.O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Gini yearly'.L3:'Gini yearly'.L3</svg:desc>
                </draw:g>
              </table:table-cell>
              <table:table-cell office:value-type="string">
                <text:p>Labour and pension income</text:p>
                <draw:g>
                  <svg:desc>'Gini yearly'.M3:'Gini yearly'.M3</svg:desc>
                </draw:g>
              </table:table-cell>
              <table:table-cell office:value-type="string">
                <text:p>Labour income and family beenfits</text:p>
                <draw:g>
                  <svg:desc>'Gini yearly'.N3:'Gini yearly'.N3</svg:desc>
                </draw:g>
              </table:table-cell>
              <table:table-cell office:value-type="string">
                <text:p>All income</text:p>
                <draw:g>
                  <svg:desc>'Gini yearly'.O3:'Gini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K4:'Gini yearly'.K30</svg:desc>
                </draw:g>
              </table:table-cell>
              <table:table-cell office:value-type="float" office:value="0.4249406777">
                <text:p>0.4249406777</text:p>
                <draw:g>
                  <svg:desc>'Gini yearly'.L4:'Gini yearly'.L30</svg:desc>
                </draw:g>
              </table:table-cell>
              <table:table-cell office:value-type="float" office:value="0.3906811662">
                <text:p>0.3906811662</text:p>
                <draw:g>
                  <svg:desc>'Gini yearly'.M4:'Gini yearly'.M30</svg:desc>
                </draw:g>
              </table:table-cell>
              <table:table-cell office:value-type="float" office:value="0.4222738609">
                <text:p>0.4222738609</text:p>
                <draw:g>
                  <svg:desc>'Gini yearly'.N4:'Gini yearly'.N30</svg:desc>
                </draw:g>
              </table:table-cell>
              <table:table-cell office:value-type="float" office:value="0.3863343567">
                <text:p>0.3863343567</text:p>
                <draw:g>
                  <svg:desc>'Gini yearly'.O4:'Gini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82919769">
                <text:p>0.4097582919769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2228430807">
                <text:p>0.394972228430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8451868509">
                <text:p>0.410638451868509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2763017068">
                <text:p>0.394812763017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5960548633">
                <text:p>0.408365960548633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3513668273">
                <text:p>0.389843513668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426614732705">
                <text:p>0.448426614732705</text:p>
              </table:table-cell>
              <table:table-cell office:value-type="float" office:value="0.408348403109133">
                <text:p>0.408348403109133</text:p>
              </table:table-cell>
              <table:table-cell office:value-type="float" office:value="0.427995252995517">
                <text:p>0.427995252995517</text:p>
              </table:table-cell>
              <table:table-cell office:value-type="float" office:value="0.390094109617663">
                <text:p>0.390094109617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876266180385">
                <text:p>0.44876266180385</text:p>
              </table:table-cell>
              <table:table-cell office:value-type="float" office:value="0.408125698799947">
                <text:p>0.408125698799947</text:p>
              </table:table-cell>
              <table:table-cell office:value-type="float" office:value="0.425961949323249">
                <text:p>0.425961949323249</text:p>
              </table:table-cell>
              <table:table-cell office:value-type="float" office:value="0.387922820191616">
                <text:p>0.3879228201916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62468274392097">
                <text:p>0.462468274392097</text:p>
              </table:table-cell>
              <table:table-cell office:value-type="float" office:value="0.41328605384526">
                <text:p>0.41328605384526</text:p>
              </table:table-cell>
              <table:table-cell office:value-type="float" office:value="0.442616394490729">
                <text:p>0.442616394490729</text:p>
              </table:table-cell>
              <table:table-cell office:value-type="float" office:value="0.396590580997395">
                <text:p>0.396590580997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70832570974696">
                <text:p>0.470832570974696</text:p>
              </table:table-cell>
              <table:table-cell office:value-type="float" office:value="0.417784326906775">
                <text:p>0.417784326906775</text:p>
              </table:table-cell>
              <table:table-cell office:value-type="float" office:value="0.449923095528176">
                <text:p>0.449923095528176</text:p>
              </table:table-cell>
              <table:table-cell office:value-type="float" office:value="0.399419399764831">
                <text:p>0.399419399764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71022890242487">
                <text:p>0.471022890242487</text:p>
              </table:table-cell>
              <table:table-cell office:value-type="float" office:value="0.417242436459432">
                <text:p>0.417242436459432</text:p>
              </table:table-cell>
              <table:table-cell office:value-type="float" office:value="0.452444929291648">
                <text:p>0.452444929291648</text:p>
              </table:table-cell>
              <table:table-cell office:value-type="float" office:value="0.400858426609434">
                <text:p>0.4008584266094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72441299305785">
                <text:p>0.472441299305785</text:p>
              </table:table-cell>
              <table:table-cell office:value-type="float" office:value="0.413888695020392">
                <text:p>0.413888695020392</text:p>
              </table:table-cell>
              <table:table-cell office:value-type="float" office:value="0.453630154845493">
                <text:p>0.453630154845493</text:p>
              </table:table-cell>
              <table:table-cell office:value-type="float" office:value="0.398591052308944">
                <text:p>0.3985910523089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70702978175989">
                <text:p>0.470702978175989</text:p>
              </table:table-cell>
              <table:table-cell office:value-type="float" office:value="0.413570738670765">
                <text:p>0.413570738670765</text:p>
              </table:table-cell>
              <table:table-cell office:value-type="float" office:value="0.45356483157824">
                <text:p>0.45356483157824</text:p>
              </table:table-cell>
              <table:table-cell office:value-type="float" office:value="0.399844887368537">
                <text:p>0.3998448873685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69760690120002">
                <text:p>0.469760690120002</text:p>
              </table:table-cell>
              <table:table-cell office:value-type="float" office:value="0.413328464215559">
                <text:p>0.413328464215559</text:p>
              </table:table-cell>
              <table:table-cell office:value-type="float" office:value="0.454579114552865">
                <text:p>0.454579114552865</text:p>
              </table:table-cell>
              <table:table-cell office:value-type="float" office:value="0.40035516136692">
                <text:p>0.400355161366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66851794367852">
                <text:p>0.466851794367852</text:p>
              </table:table-cell>
              <table:table-cell office:value-type="float" office:value="0.409043034249959">
                <text:p>0.409043034249959</text:p>
              </table:table-cell>
              <table:table-cell office:value-type="float" office:value="0.452425663178551">
                <text:p>0.452425663178551</text:p>
              </table:table-cell>
              <table:table-cell office:value-type="float" office:value="0.396931889432985">
                <text:p>0.3969318894329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63089240949046">
                <text:p>0.463089240949046</text:p>
              </table:table-cell>
              <table:table-cell office:value-type="float" office:value="0.40440756510859">
                <text:p>0.40440756510859</text:p>
              </table:table-cell>
              <table:table-cell office:value-type="float" office:value="0.448924216402952">
                <text:p>0.448924216402952</text:p>
              </table:table-cell>
              <table:table-cell office:value-type="float" office:value="0.393153077961416">
                <text:p>0.3931530779614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60209780528225">
                <text:p>0.460209780528225</text:p>
              </table:table-cell>
              <table:table-cell office:value-type="float" office:value="0.402602224617723">
                <text:p>0.402602224617723</text:p>
              </table:table-cell>
              <table:table-cell office:value-type="float" office:value="0.448225146546305">
                <text:p>0.448225146546305</text:p>
              </table:table-cell>
              <table:table-cell office:value-type="float" office:value="0.392636680416902">
                <text:p>0.3926366804169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5274104414462">
                <text:p>0.45274104414462</text:p>
              </table:table-cell>
              <table:table-cell office:value-type="float" office:value="0.39761926231196">
                <text:p>0.39761926231196</text:p>
              </table:table-cell>
              <table:table-cell office:value-type="float" office:value="0.444513129467183">
                <text:p>0.444513129467183</text:p>
              </table:table-cell>
              <table:table-cell office:value-type="float" office:value="0.390671578486334">
                <text:p>0.390671578486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49639127350562">
                <text:p>0.449639127350562</text:p>
              </table:table-cell>
              <table:table-cell office:value-type="float" office:value="0.394179799075579">
                <text:p>0.394179799075579</text:p>
              </table:table-cell>
              <table:table-cell office:value-type="float" office:value="0.440863534767781">
                <text:p>0.440863534767781</text:p>
              </table:table-cell>
              <table:table-cell office:value-type="float" office:value="0.387520729274308">
                <text:p>0.3875207292743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45888476506565">
                <text:p>0.445888476506565</text:p>
              </table:table-cell>
              <table:table-cell office:value-type="float" office:value="0.392466605800857">
                <text:p>0.392466605800857</text:p>
              </table:table-cell>
              <table:table-cell office:value-type="float" office:value="0.438138121897648">
                <text:p>0.438138121897648</text:p>
              </table:table-cell>
              <table:table-cell office:value-type="float" office:value="0.386372301612212">
                <text:p>0.386372301612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41571771824289">
                <text:p>0.441571771824289</text:p>
              </table:table-cell>
              <table:table-cell office:value-type="float" office:value="0.389849175203227">
                <text:p>0.389849175203227</text:p>
              </table:table-cell>
              <table:table-cell office:value-type="float" office:value="0.435881067055602">
                <text:p>0.435881067055602</text:p>
              </table:table-cell>
              <table:table-cell office:value-type="float" office:value="0.385534718820631">
                <text:p>0.3855347188206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37372424423359">
                <text:p>0.437372424423359</text:p>
              </table:table-cell>
              <table:table-cell office:value-type="float" office:value="0.396354186163919">
                <text:p>0.396354186163919</text:p>
              </table:table-cell>
              <table:table-cell office:value-type="float" office:value="0.433485073432853">
                <text:p>0.433485073432853</text:p>
              </table:table-cell>
              <table:table-cell office:value-type="float" office:value="0.393022968132662">
                <text:p>0.3930229681326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36465800444781">
                <text:p>0.436465800444781</text:p>
              </table:table-cell>
              <table:table-cell office:value-type="float" office:value="0.396700795294567">
                <text:p>0.396700795294567</text:p>
              </table:table-cell>
              <table:table-cell office:value-type="float" office:value="0.434435529322272">
                <text:p>0.434435529322272</text:p>
              </table:table-cell>
              <table:table-cell office:value-type="float" office:value="0.394743433928453">
                <text:p>0.3947434339284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18978007255576">
                <text:p>0.418978007255576</text:p>
              </table:table-cell>
              <table:table-cell office:value-type="float" office:value="0.386527634170345">
                <text:p>0.386527634170345</text:p>
              </table:table-cell>
              <table:table-cell office:value-type="float" office:value="0.420306619374055">
                <text:p>0.420306619374055</text:p>
              </table:table-cell>
              <table:table-cell office:value-type="float" office:value="0.386092988639234">
                <text:p>0.3860929886392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08456854297588">
                <text:p>0.408456854297588</text:p>
              </table:table-cell>
              <table:table-cell office:value-type="float" office:value="0.383614477044798">
                <text:p>0.383614477044798</text:p>
              </table:table-cell>
              <table:table-cell office:value-type="float" office:value="0.410023299636031">
                <text:p>0.410023299636031</text:p>
              </table:table-cell>
              <table:table-cell office:value-type="float" office:value="0.381958284122853">
                <text:p>0.3819582841228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0423605720855">
                <text:p>0.40423605720855</text:p>
              </table:table-cell>
              <table:table-cell office:value-type="float" office:value="0.380527384202255">
                <text:p>0.380527384202255</text:p>
              </table:table-cell>
              <table:table-cell office:value-type="float" office:value="0.40465651137799">
                <text:p>0.40465651137799</text:p>
              </table:table-cell>
              <table:table-cell office:value-type="float" office:value="0.378704285659789">
                <text:p>0.378704285659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0474508475148">
                <text:p>0.40474508475148</text:p>
              </table:table-cell>
              <table:table-cell office:value-type="float" office:value="0.383842079660212">
                <text:p>0.383842079660212</text:p>
              </table:table-cell>
              <table:table-cell office:value-type="float" office:value="0.405517938963643">
                <text:p>0.405517938963643</text:p>
              </table:table-cell>
              <table:table-cell office:value-type="float" office:value="0.381976927080642">
                <text:p>0.3819769270806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05765188715662">
                <text:p>0.405765188715662</text:p>
              </table:table-cell>
              <table:table-cell office:value-type="float" office:value="0.380920571519714">
                <text:p>0.380920571519714</text:p>
              </table:table-cell>
              <table:table-cell office:value-type="float" office:value="0.406118579821432">
                <text:p>0.406118579821432</text:p>
              </table:table-cell>
              <table:table-cell office:value-type="float" office:value="0.379749115520473">
                <text:p>0.3797491155204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88678228839472">
                <text:p>0.388678228839472</text:p>
              </table:table-cell>
              <table:table-cell office:value-type="float" office:value="0.372692374729936">
                <text:p>0.372692374729936</text:p>
              </table:table-cell>
              <table:table-cell office:value-type="float" office:value="0.388884919272385">
                <text:p>0.388884919272385</text:p>
              </table:table-cell>
              <table:table-cell office:value-type="float" office:value="0.372009709565839">
                <text:p>0.3720097095658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4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3.774cm" svg:height="17.917cm" xlink:href=".." xlink:type="simple" chart:class="chart:scatter" chart:style-name="ch1">
        <chart:subtitle svg:x="11.149cm" svg:y="0.359cm" chart:style-name="ch2">
          <text:p>sub-title</text:p>
        </chart:subtitle>
        <chart:legend chart:legend-position="bottom" svg:x="3.426cm" svg:y="16.365cm" style:legend-expansion="wide" chart:style-name="ch3"/>
        <chart:plot-area chart:style-name="ch4" table:cell-range-address="'Decile ratio yearly'.A4:'Decile ratio yearly'.E30 'Decile ratio yearly'.B3:'Decile ratio yearly'.E3" chart:data-source-has-labels="row" svg:x="0.38cm" svg:y="0.343cm" svg:width="23.138cm" svg:height="15.274cm">
          <chartooo:coordinate-region svg:x="1.134cm" svg:y="0.588cm" svg:width="22.139cm" svg:height="13.77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ecile ratio yearly'.B4:'Decile ratio yearly'.B30" chart:label-cell-address="'Decile ratio yearly'.B3:'Decile ratio yearly'.B3" chart:class="chart:scatter">
            <chart:domain table:cell-range-address="'Decile ratio yearly'.A4:'Decile ratio yearly'.A30"/>
            <chart:data-point chart:repeated="27"/>
          </chart:series>
          <chart:series chart:style-name="ch9" chart:values-cell-range-address="'Decile ratio yearly'.C4:'Decile ratio yearly'.C30" chart:label-cell-address="'Decile ratio yearly'.C3:'Decile ratio yearly'.C3" chart:class="chart:scatter">
            <chart:data-point chart:repeated="27"/>
          </chart:series>
          <chart:series chart:style-name="ch10" chart:values-cell-range-address="'Decile ratio yearly'.D4:'Decile ratio yearly'.D30" chart:label-cell-address="'Decile ratio yearly'.D3:'Decile ratio yearly'.D3" chart:class="chart:scatter">
            <chart:data-point chart:repeated="27"/>
          </chart:series>
          <chart:series chart:style-name="ch11" chart:values-cell-range-address="'Decile ratio yearly'.E4:'Decile ratio yearly'.E30" chart:label-cell-address="'Decile ratio yearly'.E3:'Decile ratio yearly'.E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Decile ratio yearly'.B3:'Decile ratio yearly'.B3</svg:desc>
                </draw:g>
              </table:table-cell>
              <table:table-cell office:value-type="string">
                <text:p>Labour and pension income</text:p>
                <draw:g>
                  <svg:desc>'Decile ratio yearly'.C3:'Decile ratio yearly'.C3</svg:desc>
                </draw:g>
              </table:table-cell>
              <table:table-cell office:value-type="string">
                <text:p>Labour income and family benefits</text:p>
                <draw:g>
                  <svg:desc>'Decile ratio yearly'.D3:'Decile ratio yearly'.D3</svg:desc>
                </draw:g>
              </table:table-cell>
              <table:table-cell office:value-type="string">
                <text:p>All income</text:p>
                <draw:g>
                  <svg:desc>'Decile ratio yearly'.E3:'Decile ratio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A4:'Decile ratio yearly'.A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B4:'Decile ratio yearly'.B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C4:'Decile ratio yearly'.C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D4:'Decile ratio yearly'.D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E4:'Decile ratio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1">
                <text:p>8.37130278918481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7">
                <text:p>6.96237499846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34491428039">
                <text:p>8.30134491428039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8905469373">
                <text:p>6.89058905469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592905787029">
                <text:p>8.38592905787029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59009506878">
                <text:p>6.78859009506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327634033564">
                <text:p>10.8327634033564</text:p>
              </table:table-cell>
              <table:table-cell office:value-type="float" office:value="8.32363801448288">
                <text:p>8.32363801448288</text:p>
              </table:table-cell>
              <table:table-cell office:value-type="float" office:value="8.39103989592585">
                <text:p>8.39103989592585</text:p>
              </table:table-cell>
              <table:table-cell office:value-type="float" office:value="6.69746033977446">
                <text:p>6.697460339774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0.8400674954432">
                <text:p>10.8400674954432</text:p>
              </table:table-cell>
              <table:table-cell office:value-type="float" office:value="8.06244113743086">
                <text:p>8.06244113743086</text:p>
              </table:table-cell>
              <table:table-cell office:value-type="float" office:value="8.11782555936">
                <text:p>8.11782555936</text:p>
              </table:table-cell>
              <table:table-cell office:value-type="float" office:value="6.47404787767836">
                <text:p>6.474047877678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1.8330860950588">
                <text:p>11.8330860950588</text:p>
              </table:table-cell>
              <table:table-cell office:value-type="float" office:value="9.03037584662701">
                <text:p>9.03037584662701</text:p>
              </table:table-cell>
              <table:table-cell office:value-type="float" office:value="9.42732937640049">
                <text:p>9.42732937640049</text:p>
              </table:table-cell>
              <table:table-cell office:value-type="float" office:value="7.23493351172186">
                <text:p>7.23493351172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2.0507694962847">
                <text:p>12.0507694962847</text:p>
              </table:table-cell>
              <table:table-cell office:value-type="float" office:value="8.97448235590135">
                <text:p>8.97448235590135</text:p>
              </table:table-cell>
              <table:table-cell office:value-type="float" office:value="9.41334437650046">
                <text:p>9.41334437650046</text:p>
              </table:table-cell>
              <table:table-cell office:value-type="float" office:value="7.14874645405203">
                <text:p>7.14874645405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1.7886240859148">
                <text:p>11.7886240859148</text:p>
              </table:table-cell>
              <table:table-cell office:value-type="float" office:value="8.78851802252697">
                <text:p>8.78851802252697</text:p>
              </table:table-cell>
              <table:table-cell office:value-type="float" office:value="9.54833987541159">
                <text:p>9.54833987541159</text:p>
              </table:table-cell>
              <table:table-cell office:value-type="float" office:value="7.11761732658867">
                <text:p>7.117617326588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2.1371004103801">
                <text:p>12.1371004103801</text:p>
              </table:table-cell>
              <table:table-cell office:value-type="float" office:value="8.3424245176882">
                <text:p>8.3424245176882</text:p>
              </table:table-cell>
              <table:table-cell office:value-type="float" office:value="9.64707739387863">
                <text:p>9.64707739387863</text:p>
              </table:table-cell>
              <table:table-cell office:value-type="float" office:value="7.04987074898347">
                <text:p>7.04987074898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2.2452796792706">
                <text:p>12.2452796792706</text:p>
              </table:table-cell>
              <table:table-cell office:value-type="float" office:value="8.14859764005285">
                <text:p>8.14859764005285</text:p>
              </table:table-cell>
              <table:table-cell office:value-type="float" office:value="9.82631424982713">
                <text:p>9.82631424982713</text:p>
              </table:table-cell>
              <table:table-cell office:value-type="float" office:value="6.83923121722497">
                <text:p>6.839231217224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2.6416543837774">
                <text:p>12.6416543837774</text:p>
              </table:table-cell>
              <table:table-cell office:value-type="float" office:value="8.65632791015844">
                <text:p>8.65632791015844</text:p>
              </table:table-cell>
              <table:table-cell office:value-type="float" office:value="10.3726377794173">
                <text:p>10.3726377794173</text:p>
              </table:table-cell>
              <table:table-cell office:value-type="float" office:value="7.14846585795054">
                <text:p>7.148465857950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1.8418771360716">
                <text:p>11.8418771360716</text:p>
              </table:table-cell>
              <table:table-cell office:value-type="float" office:value="8.38662876819401">
                <text:p>8.38662876819401</text:p>
              </table:table-cell>
              <table:table-cell office:value-type="float" office:value="10.2866385689052">
                <text:p>10.2866385689052</text:p>
              </table:table-cell>
              <table:table-cell office:value-type="float" office:value="7.18968108478904">
                <text:p>7.18968108478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1.4189335160801">
                <text:p>11.4189335160801</text:p>
              </table:table-cell>
              <table:table-cell office:value-type="float" office:value="8.12858634196893">
                <text:p>8.12858634196893</text:p>
              </table:table-cell>
              <table:table-cell office:value-type="float" office:value="9.87163623322109">
                <text:p>9.87163623322109</text:p>
              </table:table-cell>
              <table:table-cell office:value-type="float" office:value="6.83386736595551">
                <text:p>6.833867365955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0.819130415094">
                <text:p>10.819130415094</text:p>
              </table:table-cell>
              <table:table-cell office:value-type="float" office:value="7.72580181976486">
                <text:p>7.72580181976486</text:p>
              </table:table-cell>
              <table:table-cell office:value-type="float" office:value="9.70445089286712">
                <text:p>9.70445089286712</text:p>
              </table:table-cell>
              <table:table-cell office:value-type="float" office:value="6.64069243511969">
                <text:p>6.640692435119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10.6923770573234">
                <text:p>10.6923770573234</text:p>
              </table:table-cell>
              <table:table-cell office:value-type="float" office:value="7.73208520823642">
                <text:p>7.73208520823642</text:p>
              </table:table-cell>
              <table:table-cell office:value-type="float" office:value="9.95195925872774">
                <text:p>9.95195925872774</text:p>
              </table:table-cell>
              <table:table-cell office:value-type="float" office:value="6.92142866536386">
                <text:p>6.921428665363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10.6364874787212">
                <text:p>10.6364874787212</text:p>
              </table:table-cell>
              <table:table-cell office:value-type="float" office:value="7.77678582988636">
                <text:p>7.77678582988636</text:p>
              </table:table-cell>
              <table:table-cell office:value-type="float" office:value="9.69822516728967">
                <text:p>9.69822516728967</text:p>
              </table:table-cell>
              <table:table-cell office:value-type="float" office:value="6.99039574662621">
                <text:p>6.990395746626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10.8700178192995">
                <text:p>10.8700178192995</text:p>
              </table:table-cell>
              <table:table-cell office:value-type="float" office:value="7.27396686659539">
                <text:p>7.27396686659539</text:p>
              </table:table-cell>
              <table:table-cell office:value-type="float" office:value="10.0842605382053">
                <text:p>10.0842605382053</text:p>
              </table:table-cell>
              <table:table-cell office:value-type="float" office:value="6.74191150547347">
                <text:p>6.741911505473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9.93640157721055">
                <text:p>9.93640157721055</text:p>
              </table:table-cell>
              <table:table-cell office:value-type="float" office:value="6.83952002434917">
                <text:p>6.83952002434917</text:p>
              </table:table-cell>
              <table:table-cell office:value-type="float" office:value="9.24415884433782">
                <text:p>9.24415884433782</text:p>
              </table:table-cell>
              <table:table-cell office:value-type="float" office:value="6.45205666017025">
                <text:p>6.452056660170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10.035555244595">
                <text:p>10.035555244595</text:p>
              </table:table-cell>
              <table:table-cell office:value-type="float" office:value="7.06507634302714">
                <text:p>7.06507634302714</text:p>
              </table:table-cell>
              <table:table-cell office:value-type="float" office:value="9.47937903683104">
                <text:p>9.47937903683104</text:p>
              </table:table-cell>
              <table:table-cell office:value-type="float" office:value="6.81297452227053">
                <text:p>6.812974522270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9.39986941256429">
                <text:p>9.39986941256429</text:p>
              </table:table-cell>
              <table:table-cell office:value-type="float" office:value="6.79840748308325">
                <text:p>6.79840748308325</text:p>
              </table:table-cell>
              <table:table-cell office:value-type="float" office:value="9.10686152596237">
                <text:p>9.10686152596237</text:p>
              </table:table-cell>
              <table:table-cell office:value-type="float" office:value="6.60496540210036">
                <text:p>6.604965402100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8.96840227586918">
                <text:p>8.96840227586918</text:p>
              </table:table-cell>
              <table:table-cell office:value-type="float" office:value="6.52284512001997">
                <text:p>6.52284512001997</text:p>
              </table:table-cell>
              <table:table-cell office:value-type="float" office:value="9.14629665826716">
                <text:p>9.14629665826716</text:p>
              </table:table-cell>
              <table:table-cell office:value-type="float" office:value="6.31597097319577">
                <text:p>6.315970973195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8.56699969977894">
                <text:p>8.56699969977894</text:p>
              </table:table-cell>
              <table:table-cell office:value-type="float" office:value="6.24427768619701">
                <text:p>6.24427768619701</text:p>
              </table:table-cell>
              <table:table-cell office:value-type="float" office:value="8.63425613359093">
                <text:p>8.63425613359093</text:p>
              </table:table-cell>
              <table:table-cell office:value-type="float" office:value="6.07024204838888">
                <text:p>6.070242048388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8.57246868318997">
                <text:p>8.57246868318997</text:p>
              </table:table-cell>
              <table:table-cell office:value-type="float" office:value="5.70620555521506">
                <text:p>5.70620555521506</text:p>
              </table:table-cell>
              <table:table-cell office:value-type="float" office:value="8.66617225884161">
                <text:p>8.66617225884161</text:p>
              </table:table-cell>
              <table:table-cell office:value-type="float" office:value="5.56797852513046">
                <text:p>5.567978525130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8.18829462025803">
                <text:p>8.18829462025803</text:p>
              </table:table-cell>
              <table:table-cell office:value-type="float" office:value="5.65140140661121">
                <text:p>5.65140140661121</text:p>
              </table:table-cell>
              <table:table-cell office:value-type="float" office:value="8.39945356654598">
                <text:p>8.39945356654598</text:p>
              </table:table-cell>
              <table:table-cell office:value-type="float" office:value="5.51523664211287">
                <text:p>5.515236642112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8.62075098247595">
                <text:p>8.62075098247595</text:p>
              </table:table-cell>
              <table:table-cell office:value-type="float" office:value="5.32628058830747">
                <text:p>5.32628058830747</text:p>
              </table:table-cell>
              <table:table-cell office:value-type="float" office:value="8.67018741518822">
                <text:p>8.67018741518822</text:p>
              </table:table-cell>
              <table:table-cell office:value-type="float" office:value="5.2818757345059">
                <text:p>5.28187573450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8.12047151067826">
                <text:p>8.12047151067826</text:p>
              </table:table-cell>
              <table:table-cell office:value-type="float" office:value="5.0834607566215">
                <text:p>5.0834607566215</text:p>
              </table:table-cell>
              <table:table-cell office:value-type="float" office:value="8.05067469786061">
                <text:p>8.05067469786061</text:p>
              </table:table-cell>
              <table:table-cell office:value-type="float" office:value="4.92135791398827">
                <text:p>4.921357913988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3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769cm" svg:height="18.163cm" xlink:href=".." xlink:type="simple" chart:class="chart:scatter" chart:style-name="ch1">
        <chart:subtitle svg:x="9.146cm" svg:y="0.364cm" chart:style-name="ch2">
          <text:p>sub-title</text:p>
        </chart:subtitle>
        <chart:legend svg:x="1.151cm" svg:y="14.943cm" style:legend-expansion="custom" chartooo:width="18.16cm" chartooo:height="2.923cm" style:legend-expansion-aspect-ratio="6.21279507355457" chart:style-name="ch3"/>
        <chart:plot-area chart:style-name="ch4" table:cell-range-address="'Decile ratio yearly'.F4:'Decile ratio yearly'.J30 'Decile ratio yearly'.G3:'Decile ratio yearly'.J3" chart:data-source-has-labels="row" svg:x="0.562cm" svg:y="0.339cm" svg:width="18.948cm" svg:height="14.177cm">
          <chartooo:coordinate-region svg:x="1.316cm" svg:y="0.585cm" svg:width="17.949cm" svg:height="12.67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ecile ratio yearly'.G4:'Decile ratio yearly'.G30" chart:label-cell-address="'Decile ratio yearly'.G3:'Decile ratio yearly'.G3" chart:class="chart:scatter">
            <chart:domain table:cell-range-address="'Decile ratio yearly'.F4:'Decile ratio yearly'.F30"/>
            <chart:data-point chart:repeated="27"/>
          </chart:series>
          <chart:series chart:style-name="ch9" chart:values-cell-range-address="'Decile ratio yearly'.H4:'Decile ratio yearly'.H30" chart:label-cell-address="'Decile ratio yearly'.H3:'Decile ratio yearly'.H3" chart:class="chart:scatter">
            <chart:data-point chart:repeated="27"/>
          </chart:series>
          <chart:series chart:style-name="ch10" chart:values-cell-range-address="'Decile ratio yearly'.I4:'Decile ratio yearly'.I30" chart:label-cell-address="'Decile ratio yearly'.I3:'Decile ratio yearly'.I3" chart:class="chart:scatter">
            <chart:data-point chart:repeated="27"/>
          </chart:series>
          <chart:series chart:style-name="ch11" chart:values-cell-range-address="'Decile ratio yearly'.J4:'Decile ratio yearly'.J30" chart:label-cell-address="'Decile ratio yearly'.J3:'Decile ratio yearly'.J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Decile ratio yearly'.G3:'Decile ratio yearly'.G3</svg:desc>
                </draw:g>
              </table:table-cell>
              <table:table-cell office:value-type="string">
                <text:p>Labour and pension income</text:p>
                <draw:g>
                  <svg:desc>'Decile ratio yearly'.H3:'Decile ratio yearly'.H3</svg:desc>
                </draw:g>
              </table:table-cell>
              <table:table-cell office:value-type="string">
                <text:p>Labour income and family benefits</text:p>
                <draw:g>
                  <svg:desc>'Decile ratio yearly'.I3:'Decile ratio yearly'.I3</svg:desc>
                </draw:g>
              </table:table-cell>
              <table:table-cell office:value-type="string">
                <text:p>All income</text:p>
                <draw:g>
                  <svg:desc>'Decile ratio yearly'.J3:'Decile ratio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F4:'Decile ratio yearly'.F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G4:'Decile ratio yearly'.G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H4:'Decile ratio yearly'.H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I4:'Decile ratio yearly'.I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J4:'Decile ratio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1">
                <text:p>8.37130278918481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7">
                <text:p>6.96237499846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50427132526">
                <text:p>8.30150427132526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5612203274">
                <text:p>6.89055612203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602142301736">
                <text:p>8.38602142301736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38155493239">
                <text:p>6.78838155493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416494498489">
                <text:p>10.8416494498489</text:p>
              </table:table-cell>
              <table:table-cell office:value-type="float" office:value="8.30827478073628">
                <text:p>8.30827478073628</text:p>
              </table:table-cell>
              <table:table-cell office:value-type="float" office:value="8.40678284842007">
                <text:p>8.40678284842007</text:p>
              </table:table-cell>
              <table:table-cell office:value-type="float" office:value="6.68265284848132">
                <text:p>6.68265284848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0.9868679826564">
                <text:p>10.9868679826564</text:p>
              </table:table-cell>
              <table:table-cell office:value-type="float" office:value="8.06672893113225">
                <text:p>8.06672893113225</text:p>
              </table:table-cell>
              <table:table-cell office:value-type="float" office:value="8.20218543089375">
                <text:p>8.20218543089375</text:p>
              </table:table-cell>
              <table:table-cell office:value-type="float" office:value="6.44066970690844">
                <text:p>6.440669706908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2.1347442909642">
                <text:p>12.1347442909642</text:p>
              </table:table-cell>
              <table:table-cell office:value-type="float" office:value="8.91381899058708">
                <text:p>8.91381899058708</text:p>
              </table:table-cell>
              <table:table-cell office:value-type="float" office:value="9.15552542611147">
                <text:p>9.15552542611147</text:p>
              </table:table-cell>
              <table:table-cell office:value-type="float" office:value="7.01904760435161">
                <text:p>7.019047604351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1.6847836332761">
                <text:p>11.6847836332761</text:p>
              </table:table-cell>
              <table:table-cell office:value-type="float" office:value="8.72323165658259">
                <text:p>8.72323165658259</text:p>
              </table:table-cell>
              <table:table-cell office:value-type="float" office:value="9.113570797693">
                <text:p>9.113570797693</text:p>
              </table:table-cell>
              <table:table-cell office:value-type="float" office:value="6.91585829796166">
                <text:p>6.91585829796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1.5508313024833">
                <text:p>11.5508313024833</text:p>
              </table:table-cell>
              <table:table-cell office:value-type="float" office:value="8.5302423935336">
                <text:p>8.5302423935336</text:p>
              </table:table-cell>
              <table:table-cell office:value-type="float" office:value="9.13927414375501">
                <text:p>9.13927414375501</text:p>
              </table:table-cell>
              <table:table-cell office:value-type="float" office:value="6.87547971487482">
                <text:p>6.875479714874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1.8556503993701">
                <text:p>11.8556503993701</text:p>
              </table:table-cell>
              <table:table-cell office:value-type="float" office:value="8.53312534985333">
                <text:p>8.53312534985333</text:p>
              </table:table-cell>
              <table:table-cell office:value-type="float" office:value="9.15087782450601">
                <text:p>9.15087782450601</text:p>
              </table:table-cell>
              <table:table-cell office:value-type="float" office:value="6.89207201875929">
                <text:p>6.892072018759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1.4786069994275">
                <text:p>11.4786069994275</text:p>
              </table:table-cell>
              <table:table-cell office:value-type="float" office:value="8.19445442832069">
                <text:p>8.19445442832069</text:p>
              </table:table-cell>
              <table:table-cell office:value-type="float" office:value="9.04187801233727">
                <text:p>9.04187801233727</text:p>
              </table:table-cell>
              <table:table-cell office:value-type="float" office:value="6.78363434693818">
                <text:p>6.78363434693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1.35202294982">
                <text:p>11.35202294982</text:p>
              </table:table-cell>
              <table:table-cell office:value-type="float" office:value="8.2978125114503">
                <text:p>8.2978125114503</text:p>
              </table:table-cell>
              <table:table-cell office:value-type="float" office:value="9.28430658667158">
                <text:p>9.28430658667158</text:p>
              </table:table-cell>
              <table:table-cell office:value-type="float" office:value="6.83083797762839">
                <text:p>6.830837977628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1.6048222157884">
                <text:p>11.6048222157884</text:p>
              </table:table-cell>
              <table:table-cell office:value-type="float" office:value="8.37179586956682">
                <text:p>8.37179586956682</text:p>
              </table:table-cell>
              <table:table-cell office:value-type="float" office:value="9.75583293085451">
                <text:p>9.75583293085451</text:p>
              </table:table-cell>
              <table:table-cell office:value-type="float" office:value="7.09330461787056">
                <text:p>7.09330461787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0.5860030636615">
                <text:p>10.5860030636615</text:p>
              </table:table-cell>
              <table:table-cell office:value-type="float" office:value="8.1441213426245">
                <text:p>8.1441213426245</text:p>
              </table:table-cell>
              <table:table-cell office:value-type="float" office:value="9.24651432747117">
                <text:p>9.24651432747117</text:p>
              </table:table-cell>
              <table:table-cell office:value-type="float" office:value="7.15122621214633">
                <text:p>7.151226212146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1.3669880894602">
                <text:p>11.3669880894602</text:p>
              </table:table-cell>
              <table:table-cell office:value-type="float" office:value="7.91952953451894">
                <text:p>7.91952953451894</text:p>
              </table:table-cell>
              <table:table-cell office:value-type="float" office:value="9.5846195477357">
                <text:p>9.5846195477357</text:p>
              </table:table-cell>
              <table:table-cell office:value-type="float" office:value="6.94750202499598">
                <text:p>6.947502024995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10.9490491345794">
                <text:p>10.9490491345794</text:p>
              </table:table-cell>
              <table:table-cell office:value-type="float" office:value="7.86648867375658">
                <text:p>7.86648867375658</text:p>
              </table:table-cell>
              <table:table-cell office:value-type="float" office:value="9.57630154447358">
                <text:p>9.57630154447358</text:p>
              </table:table-cell>
              <table:table-cell office:value-type="float" office:value="6.7784018547493">
                <text:p>6.77840185474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11.7463372973515">
                <text:p>11.7463372973515</text:p>
              </table:table-cell>
              <table:table-cell office:value-type="float" office:value="7.74824147605839">
                <text:p>7.74824147605839</text:p>
              </table:table-cell>
              <table:table-cell office:value-type="float" office:value="10.048407907442">
                <text:p>10.048407907442</text:p>
              </table:table-cell>
              <table:table-cell office:value-type="float" office:value="6.85262553004965">
                <text:p>6.852625530049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11.2041152366488">
                <text:p>11.2041152366488</text:p>
              </table:table-cell>
              <table:table-cell office:value-type="float" office:value="7.29839085168258">
                <text:p>7.29839085168258</text:p>
              </table:table-cell>
              <table:table-cell office:value-type="float" office:value="10.3275110407539">
                <text:p>10.3275110407539</text:p>
              </table:table-cell>
              <table:table-cell office:value-type="float" office:value="6.66890912776943">
                <text:p>6.668909127769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11.054474328194">
                <text:p>11.054474328194</text:p>
              </table:table-cell>
              <table:table-cell office:value-type="float" office:value="7.28893044633024">
                <text:p>7.28893044633024</text:p>
              </table:table-cell>
              <table:table-cell office:value-type="float" office:value="10.4845809122259">
                <text:p>10.4845809122259</text:p>
              </table:table-cell>
              <table:table-cell office:value-type="float" office:value="6.80340287088916">
                <text:p>6.803402870889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10.500422848877">
                <text:p>10.500422848877</text:p>
              </table:table-cell>
              <table:table-cell office:value-type="float" office:value="7.30385564996193">
                <text:p>7.30385564996193</text:p>
              </table:table-cell>
              <table:table-cell office:value-type="float" office:value="10.0224534060787">
                <text:p>10.0224534060787</text:p>
              </table:table-cell>
              <table:table-cell office:value-type="float" office:value="6.80955041673728">
                <text:p>6.809550416737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9.32130922933455">
                <text:p>9.32130922933455</text:p>
              </table:table-cell>
              <table:table-cell office:value-type="float" office:value="6.74684987332713">
                <text:p>6.74684987332713</text:p>
              </table:table-cell>
              <table:table-cell office:value-type="float" office:value="8.80991304081059">
                <text:p>8.80991304081059</text:p>
              </table:table-cell>
              <table:table-cell office:value-type="float" office:value="6.5659973278755">
                <text:p>6.56599732787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9.8141853982126">
                <text:p>9.8141853982126</text:p>
              </table:table-cell>
              <table:table-cell office:value-type="float" office:value="6.91243063929219">
                <text:p>6.91243063929219</text:p>
              </table:table-cell>
              <table:table-cell office:value-type="float" office:value="9.04287562027876">
                <text:p>9.04287562027876</text:p>
              </table:table-cell>
              <table:table-cell office:value-type="float" office:value="6.59700169688877">
                <text:p>6.59700169688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9.5886526877372">
                <text:p>9.5886526877372</text:p>
              </table:table-cell>
              <table:table-cell office:value-type="float" office:value="6.6452016231103">
                <text:p>6.6452016231103</text:p>
              </table:table-cell>
              <table:table-cell office:value-type="float" office:value="9.40778452946378">
                <text:p>9.40778452946378</text:p>
              </table:table-cell>
              <table:table-cell office:value-type="float" office:value="6.39576856368558">
                <text:p>6.395768563685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9.95427805286237">
                <text:p>9.95427805286237</text:p>
              </table:table-cell>
              <table:table-cell office:value-type="float" office:value="6.87607160504277">
                <text:p>6.87607160504277</text:p>
              </table:table-cell>
              <table:table-cell office:value-type="float" office:value="10.1023501681804">
                <text:p>10.1023501681804</text:p>
              </table:table-cell>
              <table:table-cell office:value-type="float" office:value="6.67482280868952">
                <text:p>6.674822808689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9.53422748618941">
                <text:p>9.53422748618941</text:p>
              </table:table-cell>
              <table:table-cell office:value-type="float" office:value="6.64130935589797">
                <text:p>6.64130935589797</text:p>
              </table:table-cell>
              <table:table-cell office:value-type="float" office:value="9.37315765141558">
                <text:p>9.37315765141558</text:p>
              </table:table-cell>
              <table:table-cell office:value-type="float" office:value="6.37581913915376">
                <text:p>6.375819139153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9.14018607619888">
                <text:p>9.14018607619888</text:p>
              </table:table-cell>
              <table:table-cell office:value-type="float" office:value="6.32418143380103">
                <text:p>6.32418143380103</text:p>
              </table:table-cell>
              <table:table-cell office:value-type="float" office:value="9.47127753064732">
                <text:p>9.47127753064732</text:p>
              </table:table-cell>
              <table:table-cell office:value-type="float" office:value="6.29272890318628">
                <text:p>6.292728903186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8.71200416392128">
                <text:p>8.71200416392128</text:p>
              </table:table-cell>
              <table:table-cell office:value-type="float" office:value="5.8753631768508">
                <text:p>5.8753631768508</text:p>
              </table:table-cell>
              <table:table-cell office:value-type="float" office:value="8.86367394101307">
                <text:p>8.86367394101307</text:p>
              </table:table-cell>
              <table:table-cell office:value-type="float" office:value="5.85763920612654">
                <text:p>5.857639206126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3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769cm" svg:height="18.163cm" xlink:href=".." xlink:type="simple" chart:class="chart:scatter" chart:style-name="ch1">
        <chart:subtitle svg:x="9.146cm" svg:y="0.364cm" chart:style-name="ch2">
          <text:p>sub-title</text:p>
        </chart:subtitle>
        <chart:legend chart:legend-position="end" svg:x="0cm" svg:y="0cm" style:legend-expansion="high" chart:style-name="ch3"/>
        <chart:plot-area chart:style-name="ch4" table:cell-range-address="'Decile ratio yearly'.K4:'Decile ratio yearly'.O30 'Decile ratio yearly'.L3:'Decile ratio yearly'.O3" chart:data-source-has-labels="row" svg:x="0.562cm" svg:y="0.339cm" svg:width="18.948cm" svg:height="14.177cm">
          <chartooo:coordinate-region svg:x="1.316cm" svg:y="0.585cm" svg:width="17.949cm" svg:height="12.67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ecile ratio yearly'.L4:'Decile ratio yearly'.L30" chart:label-cell-address="'Decile ratio yearly'.L3:'Decile ratio yearly'.L3" chart:class="chart:scatter">
            <chart:domain table:cell-range-address="'Decile ratio yearly'.K4:'Decile ratio yearly'.K30"/>
            <chart:data-point chart:repeated="27"/>
          </chart:series>
          <chart:series chart:style-name="ch9" chart:values-cell-range-address="'Decile ratio yearly'.M4:'Decile ratio yearly'.M30" chart:label-cell-address="'Decile ratio yearly'.M3:'Decile ratio yearly'.M3" chart:class="chart:scatter">
            <chart:data-point chart:repeated="27"/>
          </chart:series>
          <chart:series chart:style-name="ch10" chart:values-cell-range-address="'Decile ratio yearly'.N4:'Decile ratio yearly'.N30" chart:label-cell-address="'Decile ratio yearly'.N3:'Decile ratio yearly'.N3" chart:class="chart:scatter">
            <chart:data-point chart:repeated="27"/>
          </chart:series>
          <chart:series chart:style-name="ch11" chart:values-cell-range-address="'Decile ratio yearly'.O4:'Decile ratio yearly'.O30" chart:label-cell-address="'Decile ratio yearly'.O3:'Decile ratio yearly'.O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Decile ratio yearly'.L3:'Decile ratio yearly'.L3</svg:desc>
                </draw:g>
              </table:table-cell>
              <table:table-cell office:value-type="string">
                <text:p>Labour and pension income</text:p>
                <draw:g>
                  <svg:desc>'Decile ratio yearly'.M3:'Decile ratio yearly'.M3</svg:desc>
                </draw:g>
              </table:table-cell>
              <table:table-cell office:value-type="string">
                <text:p>Labour income and family benefits</text:p>
                <draw:g>
                  <svg:desc>'Decile ratio yearly'.N3:'Decile ratio yearly'.N3</svg:desc>
                </draw:g>
              </table:table-cell>
              <table:table-cell office:value-type="string">
                <text:p>All income</text:p>
                <draw:g>
                  <svg:desc>'Decile ratio yearly'.O3:'Decile ratio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K4:'Decile ratio yearly'.K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L4:'Decile ratio yearly'.L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M4:'Decile ratio yearly'.M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N4:'Decile ratio yearly'.N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O4:'Decile ratio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1">
                <text:p>8.37130278918481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7">
                <text:p>6.96237499846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34491428039">
                <text:p>8.30134491428039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8905469373">
                <text:p>6.89058905469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599184408093">
                <text:p>8.38599184408093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56457016693">
                <text:p>6.788564570166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416494498489">
                <text:p>10.8416494498489</text:p>
              </table:table-cell>
              <table:table-cell office:value-type="float" office:value="8.30818659327301">
                <text:p>8.30818659327301</text:p>
              </table:table-cell>
              <table:table-cell office:value-type="float" office:value="8.40678284842007">
                <text:p>8.40678284842007</text:p>
              </table:table-cell>
              <table:table-cell office:value-type="float" office:value="6.68246941552458">
                <text:p>6.682469415524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0.9725914867505">
                <text:p>10.9725914867505</text:p>
              </table:table-cell>
              <table:table-cell office:value-type="float" office:value="8.06663445597723">
                <text:p>8.06663445597723</text:p>
              </table:table-cell>
              <table:table-cell office:value-type="float" office:value="8.19232147758265">
                <text:p>8.19232147758265</text:p>
              </table:table-cell>
              <table:table-cell office:value-type="float" office:value="6.44065268425174">
                <text:p>6.440652684251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2.14203623766">
                <text:p>12.14203623766</text:p>
              </table:table-cell>
              <table:table-cell office:value-type="float" office:value="8.93331496530511">
                <text:p>8.93331496530511</text:p>
              </table:table-cell>
              <table:table-cell office:value-type="float" office:value="9.13569164019759">
                <text:p>9.13569164019759</text:p>
              </table:table-cell>
              <table:table-cell office:value-type="float" office:value="7.00593588222321">
                <text:p>7.00593588222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1.7117771175349">
                <text:p>11.7117771175349</text:p>
              </table:table-cell>
              <table:table-cell office:value-type="float" office:value="8.7447183451598">
                <text:p>8.7447183451598</text:p>
              </table:table-cell>
              <table:table-cell office:value-type="float" office:value="9.03634687115205">
                <text:p>9.03634687115205</text:p>
              </table:table-cell>
              <table:table-cell office:value-type="float" office:value="6.86972123505712">
                <text:p>6.86972123505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1.4315902569338">
                <text:p>11.4315902569338</text:p>
              </table:table-cell>
              <table:table-cell office:value-type="float" office:value="8.51085680314939">
                <text:p>8.51085680314939</text:p>
              </table:table-cell>
              <table:table-cell office:value-type="float" office:value="8.90976470319709">
                <text:p>8.90976470319709</text:p>
              </table:table-cell>
              <table:table-cell office:value-type="float" office:value="6.7764662285256">
                <text:p>6.7764662285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1.9794867207086">
                <text:p>11.9794867207086</text:p>
              </table:table-cell>
              <table:table-cell office:value-type="float" office:value="8.56566020040792">
                <text:p>8.56566020040792</text:p>
              </table:table-cell>
              <table:table-cell office:value-type="float" office:value="9.28894078554439">
                <text:p>9.28894078554439</text:p>
              </table:table-cell>
              <table:table-cell office:value-type="float" office:value="6.96367037390211">
                <text:p>6.96367037390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1.778737944769">
                <text:p>11.778737944769</text:p>
              </table:table-cell>
              <table:table-cell office:value-type="float" office:value="8.33808473148981">
                <text:p>8.33808473148981</text:p>
              </table:table-cell>
              <table:table-cell office:value-type="float" office:value="9.35710897114742">
                <text:p>9.35710897114742</text:p>
              </table:table-cell>
              <table:table-cell office:value-type="float" office:value="6.93353018669884">
                <text:p>6.933530186698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1.7325444799388">
                <text:p>11.7325444799388</text:p>
              </table:table-cell>
              <table:table-cell office:value-type="float" office:value="8.2939837988814">
                <text:p>8.2939837988814</text:p>
              </table:table-cell>
              <table:table-cell office:value-type="float" office:value="9.43658646850891">
                <text:p>9.43658646850891</text:p>
              </table:table-cell>
              <table:table-cell office:value-type="float" office:value="6.91431765418145">
                <text:p>6.91431765418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2.151630352004">
                <text:p>12.151630352004</text:p>
              </table:table-cell>
              <table:table-cell office:value-type="float" office:value="8.32213202217698">
                <text:p>8.32213202217698</text:p>
              </table:table-cell>
              <table:table-cell office:value-type="float" office:value="9.73635346735587">
                <text:p>9.73635346735587</text:p>
              </table:table-cell>
              <table:table-cell office:value-type="float" office:value="6.99877579571148">
                <text:p>6.998775795711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1.1698543043314">
                <text:p>11.1698543043314</text:p>
              </table:table-cell>
              <table:table-cell office:value-type="float" office:value="8.10769423383851">
                <text:p>8.10769423383851</text:p>
              </table:table-cell>
              <table:table-cell office:value-type="float" office:value="9.3956862153324">
                <text:p>9.3956862153324</text:p>
              </table:table-cell>
              <table:table-cell office:value-type="float" office:value="6.82567060925663">
                <text:p>6.82567060925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0.3790426904977">
                <text:p>10.3790426904977</text:p>
              </table:table-cell>
              <table:table-cell office:value-type="float" office:value="7.56582928058855">
                <text:p>7.56582928058855</text:p>
              </table:table-cell>
              <table:table-cell office:value-type="float" office:value="9.22702595115051">
                <text:p>9.22702595115051</text:p>
              </table:table-cell>
              <table:table-cell office:value-type="float" office:value="6.63856869826248">
                <text:p>6.638568698262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9.93122535992357">
                <text:p>9.93122535992357</text:p>
              </table:table-cell>
              <table:table-cell office:value-type="float" office:value="7.16916035407274">
                <text:p>7.16916035407274</text:p>
              </table:table-cell>
              <table:table-cell office:value-type="float" office:value="9.20813351453396">
                <text:p>9.20813351453396</text:p>
              </table:table-cell>
              <table:table-cell office:value-type="float" office:value="6.50304058777819">
                <text:p>6.503040587778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10.0957985941996">
                <text:p>10.0957985941996</text:p>
              </table:table-cell>
              <table:table-cell office:value-type="float" office:value="7.04966104886171">
                <text:p>7.04966104886171</text:p>
              </table:table-cell>
              <table:table-cell office:value-type="float" office:value="9.3566701922494">
                <text:p>9.3566701922494</text:p>
              </table:table-cell>
              <table:table-cell office:value-type="float" office:value="6.441800657918">
                <text:p>6.4418006579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10.7938273879883">
                <text:p>10.7938273879883</text:p>
              </table:table-cell>
              <table:table-cell office:value-type="float" office:value="6.96289994009629">
                <text:p>6.96289994009629</text:p>
              </table:table-cell>
              <table:table-cell office:value-type="float" office:value="9.92232653935243">
                <text:p>9.92232653935243</text:p>
              </table:table-cell>
              <table:table-cell office:value-type="float" office:value="6.54479123502062">
                <text:p>6.544791235020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10.2195413979346">
                <text:p>10.2195413979346</text:p>
              </table:table-cell>
              <table:table-cell office:value-type="float" office:value="6.92323048174508">
                <text:p>6.92323048174508</text:p>
              </table:table-cell>
              <table:table-cell office:value-type="float" office:value="9.99389459389531">
                <text:p>9.99389459389531</text:p>
              </table:table-cell>
              <table:table-cell office:value-type="float" office:value="6.62276063480696">
                <text:p>6.622760634806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10.3943042966393">
                <text:p>10.3943042966393</text:p>
              </table:table-cell>
              <table:table-cell office:value-type="float" office:value="7.02781490567693">
                <text:p>7.02781490567693</text:p>
              </table:table-cell>
              <table:table-cell office:value-type="float" office:value="10.0218779312848">
                <text:p>10.0218779312848</text:p>
              </table:table-cell>
              <table:table-cell office:value-type="float" office:value="6.58899220336996">
                <text:p>6.588992203369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10.0114180311696">
                <text:p>10.0114180311696</text:p>
              </table:table-cell>
              <table:table-cell office:value-type="float" office:value="6.76799513601274">
                <text:p>6.76799513601274</text:p>
              </table:table-cell>
              <table:table-cell office:value-type="float" office:value="9.64405957330293">
                <text:p>9.64405957330293</text:p>
              </table:table-cell>
              <table:table-cell office:value-type="float" office:value="6.44507546838275">
                <text:p>6.445075468382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10.5371612353467">
                <text:p>10.5371612353467</text:p>
              </table:table-cell>
              <table:table-cell office:value-type="float" office:value="6.83178029819651">
                <text:p>6.83178029819651</text:p>
              </table:table-cell>
              <table:table-cell office:value-type="float" office:value="10.176979783127">
                <text:p>10.176979783127</text:p>
              </table:table-cell>
              <table:table-cell office:value-type="float" office:value="6.59380466717348">
                <text:p>6.593804667173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9.95684283961155">
                <text:p>9.95684283961155</text:p>
              </table:table-cell>
              <table:table-cell office:value-type="float" office:value="6.61331806520839">
                <text:p>6.61331806520839</text:p>
              </table:table-cell>
              <table:table-cell office:value-type="float" office:value="9.61477312477477">
                <text:p>9.61477312477477</text:p>
              </table:table-cell>
              <table:table-cell office:value-type="float" office:value="6.50959501842523">
                <text:p>6.509595018425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9.934375548762">
                <text:p>9.934375548762</text:p>
              </table:table-cell>
              <table:table-cell office:value-type="float" office:value="6.50588510331373">
                <text:p>6.50588510331373</text:p>
              </table:table-cell>
              <table:table-cell office:value-type="float" office:value="10.3879555496961">
                <text:p>10.3879555496961</text:p>
              </table:table-cell>
              <table:table-cell office:value-type="float" office:value="6.40666257589726">
                <text:p>6.406662575897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10.6794192502133">
                <text:p>10.6794192502133</text:p>
              </table:table-cell>
              <table:table-cell office:value-type="float" office:value="6.23164593860276">
                <text:p>6.23164593860276</text:p>
              </table:table-cell>
              <table:table-cell office:value-type="float" office:value="10.9006008319256">
                <text:p>10.9006008319256</text:p>
              </table:table-cell>
              <table:table-cell office:value-type="float" office:value="6.20091278108874">
                <text:p>6.200912781088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9.78169864299191">
                <text:p>9.78169864299191</text:p>
              </table:table-cell>
              <table:table-cell office:value-type="float" office:value="6.18215341848468">
                <text:p>6.18215341848468</text:p>
              </table:table-cell>
              <table:table-cell office:value-type="float" office:value="10.554863653871">
                <text:p>10.554863653871</text:p>
              </table:table-cell>
              <table:table-cell office:value-type="float" office:value="6.02006254872008">
                <text:p>6.020062548720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10.1532530966463">
                <text:p>10.1532530966463</text:p>
              </table:table-cell>
              <table:table-cell office:value-type="float" office:value="6.15988963816319">
                <text:p>6.15988963816319</text:p>
              </table:table-cell>
              <table:table-cell office:value-type="float" office:value="10.9091543332862">
                <text:p>10.9091543332862</text:p>
              </table:table-cell>
              <table:table-cell office:value-type="float" office:value="5.92498870984294">
                <text:p>5.9249887098429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0">
      <style:chart-properties chart:display-label="true" chart:logarithmic="false" chart:minimum="0.17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828cm" svg:height="15.201cm" xlink:href=".." xlink:type="simple" chart:class="chart:scatter" chart:style-name="ch1">
        <chart:subtitle svg:x="9.676cm" svg:y="0.305cm" chart:style-name="ch2">
          <text:p>sub-title</text:p>
        </chart:subtitle>
        <chart:legend chart:legend-position="bottom" svg:x="1.887cm" svg:y="13.649cm" style:legend-expansion="wide" chart:style-name="ch3"/>
        <chart:plot-area chart:style-name="ch4" table:cell-range-address="'Top 10% share yearly'.F4:'Top 10% share yearly'.J30 'Top 10% share yearly'.G3:'Top 10% share yearly'.J3" chart:data-source-has-labels="row" svg:x="0.419cm" svg:y="0.228cm" svg:width="20.203cm" svg:height="12.426cm">
          <chartooo:coordinate-region svg:x="1.517cm" svg:y="0.473cm" svg:width="18.86cm" svg:height="10.92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p 10% share yearly'.G4:'Top 10% share yearly'.G30" chart:label-cell-address="'Top 10% share yearly'.G3:'Top 10% share yearly'.G3" chart:class="chart:scatter">
            <chart:domain table:cell-range-address="'Top 10% share yearly'.F4:'Top 10% share yearly'.F30"/>
            <chart:data-point chart:repeated="27"/>
          </chart:series>
          <chart:series chart:style-name="ch9" chart:values-cell-range-address="'Top 10% share yearly'.H4:'Top 10% share yearly'.H30" chart:label-cell-address="'Top 10% share yearly'.H3:'Top 10% share yearly'.H3" chart:class="chart:scatter">
            <chart:data-point chart:repeated="27"/>
          </chart:series>
          <chart:series chart:style-name="ch10" chart:values-cell-range-address="'Top 10% share yearly'.I4:'Top 10% share yearly'.I30" chart:label-cell-address="'Top 10% share yearly'.I3:'Top 10% share yearly'.I3" chart:class="chart:scatter">
            <chart:data-point chart:repeated="27"/>
          </chart:series>
          <chart:series chart:style-name="ch11" chart:values-cell-range-address="'Top 10% share yearly'.J4:'Top 10% share yearly'.J30" chart:label-cell-address="'Top 10% share yearly'.J3:'Top 10% share yearly'.J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Top 10% share yearly'.G3:'Top 10% share yearly'.G3</svg:desc>
                </draw:g>
              </table:table-cell>
              <table:table-cell office:value-type="string">
                <text:p>Labour and pension income</text:p>
                <draw:g>
                  <svg:desc>'Top 10% share yearly'.H3:'Top 10% share yearly'.H3</svg:desc>
                </draw:g>
              </table:table-cell>
              <table:table-cell office:value-type="string">
                <text:p>Labour income and familly benefits</text:p>
                <draw:g>
                  <svg:desc>'Top 10% share yearly'.I3:'Top 10% share yearly'.I3</svg:desc>
                </draw:g>
              </table:table-cell>
              <table:table-cell office:value-type="string">
                <text:p>All income</text:p>
                <draw:g>
                  <svg:desc>'Top 10% share yearly'.J3:'Top 10% share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F4:'Top 10% share yearly'.F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G4:'Top 10% share yearly'.G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H4:'Top 10% share yearly'.H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I4:'Top 10% share yearly'.I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J4:'Top 10% share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47625439206508">
                <text:p>0.247625439206508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8">
                <text:p>0.238700462702808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6123906435">
                <text:p>0.237256123906435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2781021921">
                <text:p>0.229622781021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2861055626">
                <text:p>0.230832861055626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5180938829">
                <text:p>0.22012518093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749549727887">
                <text:p>0.243749549727887</text:p>
              </table:table-cell>
              <table:table-cell office:value-type="float" office:value="0.227673880331153">
                <text:p>0.227673880331153</text:p>
              </table:table-cell>
              <table:table-cell office:value-type="float" office:value="0.22881060172262">
                <text:p>0.22881060172262</text:p>
              </table:table-cell>
              <table:table-cell office:value-type="float" office:value="0.217185399611119">
                <text:p>0.2171853996111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3517620500258">
                <text:p>0.253517620500258</text:p>
              </table:table-cell>
              <table:table-cell office:value-type="float" office:value="0.231826922996074">
                <text:p>0.231826922996074</text:p>
              </table:table-cell>
              <table:table-cell office:value-type="float" office:value="0.237852623260914">
                <text:p>0.237852623260914</text:p>
              </table:table-cell>
              <table:table-cell office:value-type="float" office:value="0.220991046970193">
                <text:p>0.220991046970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46061595277433">
                <text:p>0.246061595277433</text:p>
              </table:table-cell>
              <table:table-cell office:value-type="float" office:value="0.229384366205224">
                <text:p>0.229384366205224</text:p>
              </table:table-cell>
              <table:table-cell office:value-type="float" office:value="0.229376756291641">
                <text:p>0.229376756291641</text:p>
              </table:table-cell>
              <table:table-cell office:value-type="float" office:value="0.218159018526999">
                <text:p>0.218159018526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46540698338874">
                <text:p>0.246540698338874</text:p>
              </table:table-cell>
              <table:table-cell office:value-type="float" office:value="0.231614422109953">
                <text:p>0.231614422109953</text:p>
              </table:table-cell>
              <table:table-cell office:value-type="float" office:value="0.229318964734457">
                <text:p>0.229318964734457</text:p>
              </table:table-cell>
              <table:table-cell office:value-type="float" office:value="0.220287957593589">
                <text:p>0.2202879575935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50164633931484">
                <text:p>0.250164633931484</text:p>
              </table:table-cell>
              <table:table-cell office:value-type="float" office:value="0.232914373012981">
                <text:p>0.232914373012981</text:p>
              </table:table-cell>
              <table:table-cell office:value-type="float" office:value="0.233643489658879">
                <text:p>0.233643489658879</text:p>
              </table:table-cell>
              <table:table-cell office:value-type="float" office:value="0.222031032307637">
                <text:p>0.222031032307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42619532828559">
                <text:p>0.242619532828559</text:p>
              </table:table-cell>
              <table:table-cell office:value-type="float" office:value="0.227947473464571">
                <text:p>0.227947473464571</text:p>
              </table:table-cell>
              <table:table-cell office:value-type="float" office:value="0.227051682199007">
                <text:p>0.227051682199007</text:p>
              </table:table-cell>
              <table:table-cell office:value-type="float" office:value="0.217764834418764">
                <text:p>0.2177648344187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45311844788035">
                <text:p>0.245311844788035</text:p>
              </table:table-cell>
              <table:table-cell office:value-type="float" office:value="0.226740782744919">
                <text:p>0.226740782744919</text:p>
              </table:table-cell>
              <table:table-cell office:value-type="float" office:value="0.230179422291538">
                <text:p>0.230179422291538</text:p>
              </table:table-cell>
              <table:table-cell office:value-type="float" office:value="0.217041340637175">
                <text:p>0.2170413406371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4215564107783">
                <text:p>0.24215564107783</text:p>
              </table:table-cell>
              <table:table-cell office:value-type="float" office:value="0.22658723704652">
                <text:p>0.22658723704652</text:p>
              </table:table-cell>
              <table:table-cell office:value-type="float" office:value="0.227777367708477">
                <text:p>0.227777367708477</text:p>
              </table:table-cell>
              <table:table-cell office:value-type="float" office:value="0.217252816133577">
                <text:p>0.217252816133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64223376789985">
                <text:p>0.264223376789985</text:p>
              </table:table-cell>
              <table:table-cell office:value-type="float" office:value="0.240741655386747">
                <text:p>0.240741655386747</text:p>
              </table:table-cell>
              <table:table-cell office:value-type="float" office:value="0.249705633046813">
                <text:p>0.249705633046813</text:p>
              </table:table-cell>
              <table:table-cell office:value-type="float" office:value="0.231540947916134">
                <text:p>0.2315409479161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68791253673115">
                <text:p>0.268791253673115</text:p>
              </table:table-cell>
              <table:table-cell office:value-type="float" office:value="0.244212884995811">
                <text:p>0.244212884995811</text:p>
              </table:table-cell>
              <table:table-cell office:value-type="float" office:value="0.255593771305433">
                <text:p>0.255593771305433</text:p>
              </table:table-cell>
              <table:table-cell office:value-type="float" office:value="0.235906252649258">
                <text:p>0.2359062526492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70049858060734">
                <text:p>0.270049858060734</text:p>
              </table:table-cell>
              <table:table-cell office:value-type="float" office:value="0.244527834909241">
                <text:p>0.244527834909241</text:p>
              </table:table-cell>
              <table:table-cell office:value-type="float" office:value="0.257899551404228">
                <text:p>0.257899551404228</text:p>
              </table:table-cell>
              <table:table-cell office:value-type="float" office:value="0.236919976419379">
                <text:p>0.2369199764193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58923045623884">
                <text:p>0.258923045623884</text:p>
              </table:table-cell>
              <table:table-cell office:value-type="float" office:value="0.238710831743219">
                <text:p>0.238710831743219</text:p>
              </table:table-cell>
              <table:table-cell office:value-type="float" office:value="0.247434203621272">
                <text:p>0.247434203621272</text:p>
              </table:table-cell>
              <table:table-cell office:value-type="float" office:value="0.231415050839097">
                <text:p>0.2314150508390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58437067679303">
                <text:p>0.258437067679303</text:p>
              </table:table-cell>
              <table:table-cell office:value-type="float" office:value="0.234796153949951">
                <text:p>0.234796153949951</text:p>
              </table:table-cell>
              <table:table-cell office:value-type="float" office:value="0.247339237213256">
                <text:p>0.247339237213256</text:p>
              </table:table-cell>
              <table:table-cell office:value-type="float" office:value="0.227879003999836">
                <text:p>0.2278790039998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74952127147489">
                <text:p>0.274952127147489</text:p>
              </table:table-cell>
              <table:table-cell office:value-type="float" office:value="0.242493417741424">
                <text:p>0.242493417741424</text:p>
              </table:table-cell>
              <table:table-cell office:value-type="float" office:value="0.264940201600995">
                <text:p>0.264940201600995</text:p>
              </table:table-cell>
              <table:table-cell office:value-type="float" office:value="0.23645955202158">
                <text:p>0.236459552021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84082370990605">
                <text:p>0.284082370990605</text:p>
              </table:table-cell>
              <table:table-cell office:value-type="float" office:value="0.244178078529531">
                <text:p>0.244178078529531</text:p>
              </table:table-cell>
              <table:table-cell office:value-type="float" office:value="0.2768603686595">
                <text:p>0.2768603686595</text:p>
              </table:table-cell>
              <table:table-cell office:value-type="float" office:value="0.239904790859493">
                <text:p>0.2399047908594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286428169572105">
                <text:p>0.286428169572105</text:p>
              </table:table-cell>
              <table:table-cell office:value-type="float" office:value="0.245113842756111">
                <text:p>0.245113842756111</text:p>
              </table:table-cell>
              <table:table-cell office:value-type="float" office:value="0.281136889776757">
                <text:p>0.281136889776757</text:p>
              </table:table-cell>
              <table:table-cell office:value-type="float" office:value="0.241993184684337">
                <text:p>0.2419931846843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299114720743649">
                <text:p>0.299114720743649</text:p>
              </table:table-cell>
              <table:table-cell office:value-type="float" office:value="0.258945748776133">
                <text:p>0.258945748776133</text:p>
              </table:table-cell>
              <table:table-cell office:value-type="float" office:value="0.293980292996626">
                <text:p>0.293980292996626</text:p>
              </table:table-cell>
              <table:table-cell office:value-type="float" office:value="0.2558620503425">
                <text:p>0.25586205034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303600419939421">
                <text:p>0.303600419939421</text:p>
              </table:table-cell>
              <table:table-cell office:value-type="float" office:value="0.262215717042957">
                <text:p>0.262215717042957</text:p>
              </table:table-cell>
              <table:table-cell office:value-type="float" office:value="0.298212937002256">
                <text:p>0.298212937002256</text:p>
              </table:table-cell>
              <table:table-cell office:value-type="float" office:value="0.258991326478238">
                <text:p>0.2589913264782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301974414655886">
                <text:p>0.301974414655886</text:p>
              </table:table-cell>
              <table:table-cell office:value-type="float" office:value="0.255866010683384">
                <text:p>0.255866010683384</text:p>
              </table:table-cell>
              <table:table-cell office:value-type="float" office:value="0.2964765245465">
                <text:p>0.2964765245465</text:p>
              </table:table-cell>
              <table:table-cell office:value-type="float" office:value="0.252652463078198">
                <text:p>0.2526524630781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298576071071868">
                <text:p>0.298576071071868</text:p>
              </table:table-cell>
              <table:table-cell office:value-type="float" office:value="0.253772084952815">
                <text:p>0.253772084952815</text:p>
              </table:table-cell>
              <table:table-cell office:value-type="float" office:value="0.294142689918832">
                <text:p>0.294142689918832</text:p>
              </table:table-cell>
              <table:table-cell office:value-type="float" office:value="0.251190762456377">
                <text:p>0.2511907624563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321937481572707">
                <text:p>0.321937481572707</text:p>
              </table:table-cell>
              <table:table-cell office:value-type="float" office:value="0.260667593977922">
                <text:p>0.260667593977922</text:p>
              </table:table-cell>
              <table:table-cell office:value-type="float" office:value="0.31800571515522">
                <text:p>0.31800571515522</text:p>
              </table:table-cell>
              <table:table-cell office:value-type="float" office:value="0.25851114256153">
                <text:p>0.25851114256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323360854234029">
                <text:p>0.323360854234029</text:p>
              </table:table-cell>
              <table:table-cell office:value-type="float" office:value="0.254146266636899">
                <text:p>0.254146266636899</text:p>
              </table:table-cell>
              <table:table-cell office:value-type="float" office:value="0.31903404052615">
                <text:p>0.31903404052615</text:p>
              </table:table-cell>
              <table:table-cell office:value-type="float" office:value="0.251872456006497">
                <text:p>0.2518724560064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09040834741891">
                <text:p>0.309040834741891</text:p>
              </table:table-cell>
              <table:table-cell office:value-type="float" office:value="0.250138233633869">
                <text:p>0.250138233633869</text:p>
              </table:table-cell>
              <table:table-cell office:value-type="float" office:value="0.305122607176998">
                <text:p>0.305122607176998</text:p>
              </table:table-cell>
              <table:table-cell office:value-type="float" office:value="0.248045700029976">
                <text:p>0.2480457000299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0">
      <style:chart-properties chart:display-label="true" chart:logarithmic="false" chart:minimum="0.17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497cm" svg:height="15.2cm" xlink:href=".." xlink:type="simple" chart:class="chart:scatter" chart:style-name="ch1">
        <chart:subtitle svg:x="10.01cm" svg:y="0.305cm" chart:style-name="ch2">
          <text:p>sub-title</text:p>
        </chart:subtitle>
        <chart:legend chart:legend-position="bottom" svg:x="2.221cm" svg:y="13.648cm" style:legend-expansion="wide" chart:style-name="ch3"/>
        <chart:plot-area chart:style-name="ch4" table:cell-range-address="'Top 10% share yearly'.A4:'Top 10% share yearly'.E30 'Top 10% share yearly'.B3:'Top 10% share yearly'.E3" chart:data-source-has-labels="row" svg:x="0.467cm" svg:y="0.228cm" svg:width="20.808cm" svg:height="12.425cm">
          <chartooo:coordinate-region svg:x="1.565cm" svg:y="0.473cm" svg:width="19.465cm" svg:height="10.9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p 10% share yearly'.B4:'Top 10% share yearly'.B30" chart:label-cell-address="'Top 10% share yearly'.B3:'Top 10% share yearly'.B3" chart:class="chart:scatter">
            <chart:domain table:cell-range-address="'Top 10% share yearly'.A4:'Top 10% share yearly'.A30"/>
            <chart:data-point chart:repeated="27"/>
          </chart:series>
          <chart:series chart:style-name="ch9" chart:values-cell-range-address="'Top 10% share yearly'.C4:'Top 10% share yearly'.C30" chart:label-cell-address="'Top 10% share yearly'.C3:'Top 10% share yearly'.C3" chart:class="chart:scatter">
            <chart:data-point chart:repeated="27"/>
          </chart:series>
          <chart:series chart:style-name="ch10" chart:values-cell-range-address="'Top 10% share yearly'.D4:'Top 10% share yearly'.D30" chart:label-cell-address="'Top 10% share yearly'.D3:'Top 10% share yearly'.D3" chart:class="chart:scatter">
            <chart:data-point chart:repeated="27"/>
          </chart:series>
          <chart:series chart:style-name="ch11" chart:values-cell-range-address="'Top 10% share yearly'.E4:'Top 10% share yearly'.E30" chart:label-cell-address="'Top 10% share yearly'.E3:'Top 10% share yearly'.E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Top 10% share yearly'.B3:'Top 10% share yearly'.B3</svg:desc>
                </draw:g>
              </table:table-cell>
              <table:table-cell office:value-type="string">
                <text:p>Labour and pension income</text:p>
                <draw:g>
                  <svg:desc>'Top 10% share yearly'.C3:'Top 10% share yearly'.C3</svg:desc>
                </draw:g>
              </table:table-cell>
              <table:table-cell office:value-type="string">
                <text:p>Labour income and familly benefits</text:p>
                <draw:g>
                  <svg:desc>'Top 10% share yearly'.D3:'Top 10% share yearly'.D3</svg:desc>
                </draw:g>
              </table:table-cell>
              <table:table-cell office:value-type="string">
                <text:p>All income</text:p>
                <draw:g>
                  <svg:desc>'Top 10% share yearly'.E3:'Top 10% share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A4:'Top 10% share yearly'.A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B4:'Top 10% share yearly'.B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C4:'Top 10% share yearly'.C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D4:'Top 10% share yearly'.D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E4:'Top 10% share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55531059337134">
                <text:p>0.255531059337134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8">
                <text:p>0.238700462702808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8224185397">
                <text:p>0.237258224185397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4659094819">
                <text:p>0.2296246590948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4498787779">
                <text:p>0.230834498787779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6533151062">
                <text:p>0.220126533151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136216157676">
                <text:p>0.243136216157676</text:p>
              </table:table-cell>
              <table:table-cell office:value-type="float" office:value="0.227434089904246">
                <text:p>0.227434089904246</text:p>
              </table:table-cell>
              <table:table-cell office:value-type="float" office:value="0.228235029198554">
                <text:p>0.228235029198554</text:p>
              </table:table-cell>
              <table:table-cell office:value-type="float" office:value="0.216978065615878">
                <text:p>0.2169780656158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0526790453698">
                <text:p>0.250526790453698</text:p>
              </table:table-cell>
              <table:table-cell office:value-type="float" office:value="0.232880018272707">
                <text:p>0.232880018272707</text:p>
              </table:table-cell>
              <table:table-cell office:value-type="float" office:value="0.235093799928334">
                <text:p>0.235093799928334</text:p>
              </table:table-cell>
              <table:table-cell office:value-type="float" office:value="0.222046200988184">
                <text:p>0.2220462009881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47763929334574">
                <text:p>0.247763929334574</text:p>
              </table:table-cell>
              <table:table-cell office:value-type="float" office:value="0.232102138719751">
                <text:p>0.232102138719751</text:p>
              </table:table-cell>
              <table:table-cell office:value-type="float" office:value="0.231210949798749">
                <text:p>0.231210949798749</text:p>
              </table:table-cell>
              <table:table-cell office:value-type="float" office:value="0.22085500957752">
                <text:p>0.220855009577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49437929224849">
                <text:p>0.249437929224849</text:p>
              </table:table-cell>
              <table:table-cell office:value-type="float" office:value="0.231633645731909">
                <text:p>0.231633645731909</text:p>
              </table:table-cell>
              <table:table-cell office:value-type="float" office:value="0.232400174710729">
                <text:p>0.232400174710729</text:p>
              </table:table-cell>
              <table:table-cell office:value-type="float" office:value="0.220322507512633">
                <text:p>0.2203225075126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64246552210463">
                <text:p>0.264246552210463</text:p>
              </table:table-cell>
              <table:table-cell office:value-type="float" office:value="0.238564895594742">
                <text:p>0.238564895594742</text:p>
              </table:table-cell>
              <table:table-cell office:value-type="float" office:value="0.248419641835123">
                <text:p>0.248419641835123</text:p>
              </table:table-cell>
              <table:table-cell office:value-type="float" office:value="0.228250468048814">
                <text:p>0.2282504680488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73339798662601">
                <text:p>0.273339798662601</text:p>
              </table:table-cell>
              <table:table-cell office:value-type="float" office:value="0.242174905622636">
                <text:p>0.242174905622636</text:p>
              </table:table-cell>
              <table:table-cell office:value-type="float" office:value="0.25775531802417">
                <text:p>0.25775531802417</text:p>
              </table:table-cell>
              <table:table-cell office:value-type="float" office:value="0.232271789135275">
                <text:p>0.232271789135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8023005307358">
                <text:p>0.28023005307358</text:p>
              </table:table-cell>
              <table:table-cell office:value-type="float" office:value="0.245712584440568">
                <text:p>0.245712584440568</text:p>
              </table:table-cell>
              <table:table-cell office:value-type="float" office:value="0.265182286422755">
                <text:p>0.265182286422755</text:p>
              </table:table-cell>
              <table:table-cell office:value-type="float" office:value="0.236317660323228">
                <text:p>0.2363176603232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81690523494804">
                <text:p>0.281690523494804</text:p>
              </table:table-cell>
              <table:table-cell office:value-type="float" office:value="0.246558354211319">
                <text:p>0.246558354211319</text:p>
              </table:table-cell>
              <table:table-cell office:value-type="float" office:value="0.26774350132516">
                <text:p>0.26774350132516</text:p>
              </table:table-cell>
              <table:table-cell office:value-type="float" office:value="0.237886844934643">
                <text:p>0.2378868449346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76155648739428">
                <text:p>0.276155648739428</text:p>
              </table:table-cell>
              <table:table-cell office:value-type="float" office:value="0.243194277664702">
                <text:p>0.243194277664702</text:p>
              </table:table-cell>
              <table:table-cell office:value-type="float" office:value="0.262812268293829">
                <text:p>0.262812268293829</text:p>
              </table:table-cell>
              <table:table-cell office:value-type="float" office:value="0.234924156421089">
                <text:p>0.2349241564210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75202520315403">
                <text:p>0.275202520315403</text:p>
              </table:table-cell>
              <table:table-cell office:value-type="float" office:value="0.243181287112448">
                <text:p>0.243181287112448</text:p>
              </table:table-cell>
              <table:table-cell office:value-type="float" office:value="0.263449588597106">
                <text:p>0.263449588597106</text:p>
              </table:table-cell>
              <table:table-cell office:value-type="float" office:value="0.235858365291888">
                <text:p>0.2358583652918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79657177655546">
                <text:p>0.279657177655546</text:p>
              </table:table-cell>
              <table:table-cell office:value-type="float" office:value="0.245608702498274">
                <text:p>0.245608702498274</text:p>
              </table:table-cell>
              <table:table-cell office:value-type="float" office:value="0.267960630738994">
                <text:p>0.267960630738994</text:p>
              </table:table-cell>
              <table:table-cell office:value-type="float" office:value="0.238423668452173">
                <text:p>0.2384236684521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69378975179049">
                <text:p>0.269378975179049</text:p>
              </table:table-cell>
              <table:table-cell office:value-type="float" office:value="0.238697174610724">
                <text:p>0.238697174610724</text:p>
              </table:table-cell>
              <table:table-cell office:value-type="float" office:value="0.260056730852663">
                <text:p>0.260056730852663</text:p>
              </table:table-cell>
              <table:table-cell office:value-type="float" office:value="0.232923758832336">
                <text:p>0.2329237588323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72625077334729">
                <text:p>0.272625077334729</text:p>
              </table:table-cell>
              <table:table-cell office:value-type="float" office:value="0.240778280070103">
                <text:p>0.240778280070103</text:p>
              </table:table-cell>
              <table:table-cell office:value-type="float" office:value="0.263599555430803">
                <text:p>0.263599555430803</text:p>
              </table:table-cell>
              <table:table-cell office:value-type="float" office:value="0.235237428967932">
                <text:p>0.235237428967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76763426347595">
                <text:p>0.276763426347595</text:p>
              </table:table-cell>
              <table:table-cell office:value-type="float" office:value="0.243489782698559">
                <text:p>0.243489782698559</text:p>
              </table:table-cell>
              <table:table-cell office:value-type="float" office:value="0.26863243216397">
                <text:p>0.26863243216397</text:p>
              </table:table-cell>
              <table:table-cell office:value-type="float" office:value="0.238533813847319">
                <text:p>0.2385338138473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7148556572242">
                <text:p>0.27148556572242</text:p>
              </table:table-cell>
              <table:table-cell office:value-type="float" office:value="0.239156593067407">
                <text:p>0.239156593067407</text:p>
              </table:table-cell>
              <table:table-cell office:value-type="float" office:value="0.264664001172495">
                <text:p>0.264664001172495</text:p>
              </table:table-cell>
              <table:table-cell office:value-type="float" office:value="0.234975197396061">
                <text:p>0.2349751973960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27653632523892">
                <text:p>0.27653632523892</text:p>
              </table:table-cell>
              <table:table-cell office:value-type="float" office:value="0.243943185804906">
                <text:p>0.243943185804906</text:p>
              </table:table-cell>
              <table:table-cell office:value-type="float" office:value="0.270827981658433">
                <text:p>0.270827981658433</text:p>
              </table:table-cell>
              <table:table-cell office:value-type="float" office:value="0.240448125448954">
                <text:p>0.240448125448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305500620536485">
                <text:p>0.305500620536485</text:p>
              </table:table-cell>
              <table:table-cell office:value-type="float" office:value="0.263035309063036">
                <text:p>0.263035309063036</text:p>
              </table:table-cell>
              <table:table-cell office:value-type="float" office:value="0.300735483810791">
                <text:p>0.300735483810791</text:p>
              </table:table-cell>
              <table:table-cell office:value-type="float" office:value="0.26018045245874">
                <text:p>0.260180452458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295805944871675">
                <text:p>0.295805944871675</text:p>
              </table:table-cell>
              <table:table-cell office:value-type="float" office:value="0.250279181455964">
                <text:p>0.250279181455964</text:p>
              </table:table-cell>
              <table:table-cell office:value-type="float" office:value="0.292006606710152">
                <text:p>0.292006606710152</text:p>
              </table:table-cell>
              <table:table-cell office:value-type="float" office:value="0.248036476639869">
                <text:p>0.2480364766398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296371289337388">
                <text:p>0.296371289337388</text:p>
              </table:table-cell>
              <table:table-cell office:value-type="float" office:value="0.245901079108763">
                <text:p>0.245901079108763</text:p>
              </table:table-cell>
              <table:table-cell office:value-type="float" office:value="0.293408101739766">
                <text:p>0.293408101739766</text:p>
              </table:table-cell>
              <table:table-cell office:value-type="float" office:value="0.244164175563072">
                <text:p>0.2441641755630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291956737444919">
                <text:p>0.291956737444919</text:p>
              </table:table-cell>
              <table:table-cell office:value-type="float" office:value="0.245854946160989">
                <text:p>0.245854946160989</text:p>
              </table:table-cell>
              <table:table-cell office:value-type="float" office:value="0.288832599405927">
                <text:p>0.288832599405927</text:p>
              </table:table-cell>
              <table:table-cell office:value-type="float" office:value="0.244026691774248">
                <text:p>0.2440266917742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304849797639731">
                <text:p>0.304849797639731</text:p>
              </table:table-cell>
              <table:table-cell office:value-type="float" office:value="0.246821583074809">
                <text:p>0.246821583074809</text:p>
              </table:table-cell>
              <table:table-cell office:value-type="float" office:value="0.301727122122868">
                <text:p>0.301727122122868</text:p>
              </table:table-cell>
              <table:table-cell office:value-type="float" office:value="0.245088169982518">
                <text:p>0.2450881699825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332513129435943">
                <text:p>0.332513129435943</text:p>
              </table:table-cell>
              <table:table-cell office:value-type="float" office:value="0.25612763028587">
                <text:p>0.25612763028587</text:p>
              </table:table-cell>
              <table:table-cell office:value-type="float" office:value="0.329972827637641">
                <text:p>0.329972827637641</text:p>
              </table:table-cell>
              <table:table-cell office:value-type="float" office:value="0.254820966660551">
                <text:p>0.2548209666605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30028301854667">
                <text:p>0.330028301854667</text:p>
              </table:table-cell>
              <table:table-cell office:value-type="float" office:value="0.244581347216">
                <text:p>0.244581347216</text:p>
              </table:table-cell>
              <table:table-cell office:value-type="float" office:value="0.328184217568272">
                <text:p>0.328184217568272</text:p>
              </table:table-cell>
              <table:table-cell office:value-type="float" office:value="0.243688487781592">
                <text:p>0.2436884877815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0">
      <style:chart-properties chart:display-label="true" chart:logarithmic="false" chart:minimum="0.17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439cm" svg:height="15.201cm" xlink:href=".." xlink:type="simple" chart:class="chart:scatter" chart:style-name="ch1">
        <chart:subtitle svg:x="9.481cm" svg:y="0.305cm" chart:style-name="ch2">
          <text:p>sub-title</text:p>
        </chart:subtitle>
        <chart:legend chart:legend-position="bottom" svg:x="1.692cm" svg:y="13.649cm" style:legend-expansion="wide" chart:style-name="ch3"/>
        <chart:plot-area chart:style-name="ch4" table:cell-range-address="'Top 10% share yearly'.K4:'Top 10% share yearly'.O30 'Top 10% share yearly'.L3:'Top 10% share yearly'.O3" chart:data-source-has-labels="row" svg:x="0.391cm" svg:y="0.228cm" svg:width="19.852cm" svg:height="12.426cm">
          <chartooo:coordinate-region svg:x="1.489cm" svg:y="0.473cm" svg:width="18.509cm" svg:height="10.92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p 10% share yearly'.L4:'Top 10% share yearly'.L30" chart:label-cell-address="'Top 10% share yearly'.L3:'Top 10% share yearly'.L3" chart:class="chart:scatter">
            <chart:domain table:cell-range-address="'Top 10% share yearly'.K4:'Top 10% share yearly'.K30"/>
            <chart:data-point chart:repeated="27"/>
          </chart:series>
          <chart:series chart:style-name="ch9" chart:values-cell-range-address="'Top 10% share yearly'.M4:'Top 10% share yearly'.M30" chart:label-cell-address="'Top 10% share yearly'.M3:'Top 10% share yearly'.M3" chart:class="chart:scatter">
            <chart:data-point chart:repeated="27"/>
          </chart:series>
          <chart:series chart:style-name="ch10" chart:values-cell-range-address="'Top 10% share yearly'.N4:'Top 10% share yearly'.N30" chart:label-cell-address="'Top 10% share yearly'.N3:'Top 10% share yearly'.N3" chart:class="chart:scatter">
            <chart:data-point chart:repeated="27"/>
          </chart:series>
          <chart:series chart:style-name="ch11" chart:values-cell-range-address="'Top 10% share yearly'.O4:'Top 10% share yearly'.O30" chart:label-cell-address="'Top 10% share yearly'.O3:'Top 10% share yearly'.O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Top 10% share yearly'.L3:'Top 10% share yearly'.L3</svg:desc>
                </draw:g>
              </table:table-cell>
              <table:table-cell office:value-type="string">
                <text:p>Labour and pension income</text:p>
                <draw:g>
                  <svg:desc>'Top 10% share yearly'.M3:'Top 10% share yearly'.M3</svg:desc>
                </draw:g>
              </table:table-cell>
              <table:table-cell office:value-type="string">
                <text:p>Labour income and familly benefits</text:p>
                <draw:g>
                  <svg:desc>'Top 10% share yearly'.N3:'Top 10% share yearly'.N3</svg:desc>
                </draw:g>
              </table:table-cell>
              <table:table-cell office:value-type="string">
                <text:p>All income</text:p>
                <draw:g>
                  <svg:desc>'Top 10% share yearly'.O3:'Top 10% share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K4:'Top 10% share yearly'.K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L4:'Top 10% share yearly'.L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M4:'Top 10% share yearly'.M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N4:'Top 10% share yearly'.N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O4:'Top 10% share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47625439206508">
                <text:p>0.247625439206508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8">
                <text:p>0.238700462702808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8224185397">
                <text:p>0.237258224185397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4659094819">
                <text:p>0.2296246590948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4498787779">
                <text:p>0.230834498787779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6533151062">
                <text:p>0.220126533151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749397045939">
                <text:p>0.243749397045939</text:p>
              </table:table-cell>
              <table:table-cell office:value-type="float" office:value="0.227675546148032">
                <text:p>0.227675546148032</text:p>
              </table:table-cell>
              <table:table-cell office:value-type="float" office:value="0.228810457840893">
                <text:p>0.228810457840893</text:p>
              </table:table-cell>
              <table:table-cell office:value-type="float" office:value="0.217186783276396">
                <text:p>0.217186783276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3611710697971">
                <text:p>0.253611710697971</text:p>
              </table:table-cell>
              <table:table-cell office:value-type="float" office:value="0.231844329688755">
                <text:p>0.231844329688755</text:p>
              </table:table-cell>
              <table:table-cell office:value-type="float" office:value="0.237940854359308">
                <text:p>0.237940854359308</text:p>
              </table:table-cell>
              <table:table-cell office:value-type="float" office:value="0.221007207591458">
                <text:p>0.221007207591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45413886667">
                <text:p>0.245413886667</text:p>
              </table:table-cell>
              <table:table-cell office:value-type="float" office:value="0.228891647943359">
                <text:p>0.228891647943359</text:p>
              </table:table-cell>
              <table:table-cell office:value-type="float" office:value="0.228635377871583">
                <text:p>0.228635377871583</text:p>
              </table:table-cell>
              <table:table-cell office:value-type="float" office:value="0.217614773975813">
                <text:p>0.217614773975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44818635225464">
                <text:p>0.244818635225464</text:p>
              </table:table-cell>
              <table:table-cell office:value-type="float" office:value="0.230239491628643">
                <text:p>0.230239491628643</text:p>
              </table:table-cell>
              <table:table-cell office:value-type="float" office:value="0.227169520763456">
                <text:p>0.227169520763456</text:p>
              </table:table-cell>
              <table:table-cell office:value-type="float" office:value="0.218686819229343">
                <text:p>0.218686819229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45278507381353">
                <text:p>0.245278507381353</text:p>
              </table:table-cell>
              <table:table-cell office:value-type="float" office:value="0.23163955931439">
                <text:p>0.23163955931439</text:p>
              </table:table-cell>
              <table:table-cell office:value-type="float" office:value="0.227835541641451">
                <text:p>0.227835541641451</text:p>
              </table:table-cell>
              <table:table-cell office:value-type="float" office:value="0.220165917287973">
                <text:p>0.2201659172879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40498072544227">
                <text:p>0.240498072544227</text:p>
              </table:table-cell>
              <table:table-cell office:value-type="float" office:value="0.228813205597612">
                <text:p>0.228813205597612</text:p>
              </table:table-cell>
              <table:table-cell office:value-type="float" office:value="0.223559601541338">
                <text:p>0.223559601541338</text:p>
              </table:table-cell>
              <table:table-cell office:value-type="float" office:value="0.217803994533314">
                <text:p>0.2178039945333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4287545125098">
                <text:p>0.24287545125098</text:p>
              </table:table-cell>
              <table:table-cell office:value-type="float" office:value="0.226136574302362">
                <text:p>0.226136574302362</text:p>
              </table:table-cell>
              <table:table-cell office:value-type="float" office:value="0.227065714719472">
                <text:p>0.227065714719472</text:p>
              </table:table-cell>
              <table:table-cell office:value-type="float" office:value="0.216076942271057">
                <text:p>0.216076942271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44167706612252">
                <text:p>0.244167706612252</text:p>
              </table:table-cell>
              <table:table-cell office:value-type="float" office:value="0.227555378834225">
                <text:p>0.227555378834225</text:p>
              </table:table-cell>
              <table:table-cell office:value-type="float" office:value="0.228875056108014">
                <text:p>0.228875056108014</text:p>
              </table:table-cell>
              <table:table-cell office:value-type="float" office:value="0.217858775772768">
                <text:p>0.2178587757727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71114780319194">
                <text:p>0.271114780319194</text:p>
              </table:table-cell>
              <table:table-cell office:value-type="float" office:value="0.243440885341698">
                <text:p>0.243440885341698</text:p>
              </table:table-cell>
              <table:table-cell office:value-type="float" office:value="0.254891202924783">
                <text:p>0.254891202924783</text:p>
              </table:table-cell>
              <table:table-cell office:value-type="float" office:value="0.233651743304114">
                <text:p>0.233651743304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68304233318038">
                <text:p>0.268304233318038</text:p>
              </table:table-cell>
              <table:table-cell office:value-type="float" office:value="0.24252461137683">
                <text:p>0.24252461137683</text:p>
              </table:table-cell>
              <table:table-cell office:value-type="float" office:value="0.253229884709949">
                <text:p>0.253229884709949</text:p>
              </table:table-cell>
              <table:table-cell office:value-type="float" office:value="0.233594879048217">
                <text:p>0.233594879048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70914957418384">
                <text:p>0.270914957418384</text:p>
              </table:table-cell>
              <table:table-cell office:value-type="float" office:value="0.244630568386145">
                <text:p>0.244630568386145</text:p>
              </table:table-cell>
              <table:table-cell office:value-type="float" office:value="0.256367308653622">
                <text:p>0.256367308653622</text:p>
              </table:table-cell>
              <table:table-cell office:value-type="float" office:value="0.236087337895837">
                <text:p>0.2360873378958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73940338547207">
                <text:p>0.273940338547207</text:p>
              </table:table-cell>
              <table:table-cell office:value-type="float" office:value="0.24602577056227">
                <text:p>0.24602577056227</text:p>
              </table:table-cell>
              <table:table-cell office:value-type="float" office:value="0.260033567724717">
                <text:p>0.260033567724717</text:p>
              </table:table-cell>
              <table:table-cell office:value-type="float" office:value="0.238006226650371">
                <text:p>0.2380062266503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7339902556657">
                <text:p>0.27339902556657</text:p>
              </table:table-cell>
              <table:table-cell office:value-type="float" office:value="0.242466017041038">
                <text:p>0.242466017041038</text:p>
              </table:table-cell>
              <table:table-cell office:value-type="float" office:value="0.261468688399855">
                <text:p>0.261468688399855</text:p>
              </table:table-cell>
              <table:table-cell office:value-type="float" office:value="0.235626196021768">
                <text:p>0.2356261960217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79586787538596">
                <text:p>0.279586787538596</text:p>
              </table:table-cell>
              <table:table-cell office:value-type="float" office:value="0.244684703818532">
                <text:p>0.244684703818532</text:p>
              </table:table-cell>
              <table:table-cell office:value-type="float" office:value="0.269783148292649">
                <text:p>0.269783148292649</text:p>
              </table:table-cell>
              <table:table-cell office:value-type="float" office:value="0.239164446956266">
                <text:p>0.2391644469562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78058767671881">
                <text:p>0.278058767671881</text:p>
              </table:table-cell>
              <table:table-cell office:value-type="float" office:value="0.242661744550426">
                <text:p>0.242661744550426</text:p>
              </table:table-cell>
              <table:table-cell office:value-type="float" office:value="0.270262439409946">
                <text:p>0.270262439409946</text:p>
              </table:table-cell>
              <table:table-cell office:value-type="float" office:value="0.238330564972407">
                <text:p>0.2383305649724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26722821285255">
                <text:p>0.26722821285255</text:p>
              </table:table-cell>
              <table:table-cell office:value-type="float" office:value="0.23491396679512">
                <text:p>0.23491396679512</text:p>
              </table:table-cell>
              <table:table-cell office:value-type="float" office:value="0.261112383838994">
                <text:p>0.261112383838994</text:p>
              </table:table-cell>
              <table:table-cell office:value-type="float" office:value="0.231552539980823">
                <text:p>0.2315525399808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262988746807409">
                <text:p>0.262988746807409</text:p>
              </table:table-cell>
              <table:table-cell office:value-type="float" office:value="0.233283824288255">
                <text:p>0.233283824288255</text:p>
              </table:table-cell>
              <table:table-cell office:value-type="float" office:value="0.25722755026823">
                <text:p>0.25722755026823</text:p>
              </table:table-cell>
              <table:table-cell office:value-type="float" office:value="0.23015430996536">
                <text:p>0.230154309965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269132124980589">
                <text:p>0.269132124980589</text:p>
              </table:table-cell>
              <table:table-cell office:value-type="float" office:value="0.231185780226403">
                <text:p>0.231185780226403</text:p>
              </table:table-cell>
              <table:table-cell office:value-type="float" office:value="0.264622288019839">
                <text:p>0.264622288019839</text:p>
              </table:table-cell>
              <table:table-cell office:value-type="float" office:value="0.228797666388149">
                <text:p>0.228797666388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29518190332508">
                <text:p>0.29518190332508</text:p>
              </table:table-cell>
              <table:table-cell office:value-type="float" office:value="0.239662765173602">
                <text:p>0.239662765173602</text:p>
              </table:table-cell>
              <table:table-cell office:value-type="float" office:value="0.291041130433386">
                <text:p>0.291041130433386</text:p>
              </table:table-cell>
              <table:table-cell office:value-type="float" office:value="0.237575386934212">
                <text:p>0.237575386934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321670526218542">
                <text:p>0.321670526218542</text:p>
              </table:table-cell>
              <table:table-cell office:value-type="float" office:value="0.254268908919122">
                <text:p>0.254268908919122</text:p>
              </table:table-cell>
              <table:table-cell office:value-type="float" office:value="0.316812642054182">
                <text:p>0.316812642054182</text:p>
              </table:table-cell>
              <table:table-cell office:value-type="float" office:value="0.251884082701817">
                <text:p>0.2518840827018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326208126277156">
                <text:p>0.326208126277156</text:p>
              </table:table-cell>
              <table:table-cell office:value-type="float" office:value="0.256149184835421">
                <text:p>0.256149184835421</text:p>
              </table:table-cell>
              <table:table-cell office:value-type="float" office:value="0.321908833777107">
                <text:p>0.321908833777107</text:p>
              </table:table-cell>
              <table:table-cell office:value-type="float" office:value="0.254079056015157">
                <text:p>0.2540790560151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341635511669285">
                <text:p>0.341635511669285</text:p>
              </table:table-cell>
              <table:table-cell office:value-type="float" office:value="0.26137015162578">
                <text:p>0.26137015162578</text:p>
              </table:table-cell>
              <table:table-cell office:value-type="float" office:value="0.33630466352089">
                <text:p>0.33630466352089</text:p>
              </table:table-cell>
              <table:table-cell office:value-type="float" office:value="0.258829031169226">
                <text:p>0.2588290311692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5509522991657">
                <text:p>0.35509522991657</text:p>
              </table:table-cell>
              <table:table-cell office:value-type="float" office:value="0.261041890790575">
                <text:p>0.261041890790575</text:p>
              </table:table-cell>
              <table:table-cell office:value-type="float" office:value="0.349712808300473">
                <text:p>0.349712808300473</text:p>
              </table:table-cell>
              <table:table-cell office:value-type="float" office:value="0.258638685340043">
                <text:p>0.25863868534004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